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Autres">
      <loext:graphic-properties draw:fill="none" draw:fill-color="#ffffff"/>
      <style:paragraph-properties fo:margin-left="0cm" fo:margin-right="0cm" fo:margin-top="0cm" fo:margin-bottom="0cm" style:contextual-spacing="false" fo:line-height="89%" fo:text-align="justify" style:justify-single-word="false" fo:keep-together="auto" fo:orphans="0" fo:widows="0" fo:text-indent="0.882cm" style:auto-text-indent="false" fo:background-color="transparent" fo:keep-with-next="auto" style:writing-mode="lr-tb"/>
    </style:style>
    <style:style style:name="P2" style:family="paragraph" style:parent-style-name="En-tête_20_ou_20_pied_20_de_20_page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En-tête_20_ou_20_pied_20_de_20_page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font-size="7pt" style:font-size-asian="7pt" style:font-size-complex="7pt"/>
    </style:style>
    <style:style style:name="P4" style:family="paragraph" style:parent-style-name="Heading_20_1" style:master-page-name="Converted13">
      <style:paragraph-properties style:page-number="auto"/>
    </style:style>
    <style:style style:name="P5" style:family="paragraph" style:parent-style-name="Heading_20_1" style:master-page-name="Standard">
      <style:paragraph-properties style:page-number="1"/>
    </style:style>
    <style:style style:name="P6" style:family="paragraph" style:parent-style-name="Heading_20_1" style:master-page-name="Converted7">
      <style:paragraph-properties style:page-number="52"/>
    </style:style>
    <style:style style:name="P7" style:family="paragraph" style:parent-style-name="Heading_20_1" style:master-page-name="Converted19">
      <style:paragraph-properties style:page-number="auto"/>
    </style:style>
    <style:style style:name="P8" style:family="paragraph" style:parent-style-name="Standard">
      <style:paragraph-properties fo:line-height="0.002cm" fo:orphans="0" fo:widows="0"/>
    </style:style>
    <style:style style:name="P9" style:family="paragraph" style:parent-style-name="Texte_20_du_20_corps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Texte_20_du_20_corps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Texte_20_du_20_corps">
      <style:paragraph-properties fo:break-before="page"/>
    </style:style>
    <style:style style:name="P12" style:family="paragraph" style:parent-style-name="Texte_20_du_20_corps" style:master-page-name="Converted2">
      <style:paragraph-properties style:page-number="auto"/>
    </style:style>
    <style:style style:name="P13" style:family="paragraph" style:parent-style-name="Texte_20_du_20_corps" style:master-page-name="Converted3">
      <style:paragraph-properties style:page-number="auto"/>
    </style:style>
    <style:style style:name="P14" style:family="paragraph" style:parent-style-name="Texte_20_du_20_corps" style:master-page-name="Converted4">
      <style:paragraph-properties style:page-number="auto"/>
    </style:style>
    <style:style style:name="P15" style:family="paragraph" style:parent-style-name="Texte_20_du_20_corps" style:master-page-name="Converted5">
      <style:paragraph-properties style:page-number="auto"/>
    </style:style>
    <style:style style:name="P16" style:family="paragraph" style:parent-style-name="Texte_20_du_20_corps" style:master-page-name="Converted6">
      <style:paragraph-properties style:page-number="48"/>
    </style:style>
    <style:style style:name="P17" style:family="paragraph" style:parent-style-name="Texte_20_du_20_corps" style:master-page-name="Converted10">
      <style:paragraph-properties style:page-number="auto"/>
    </style:style>
    <style:style style:name="P18" style:family="paragraph" style:parent-style-name="Texte_20_du_20_corps" style:master-page-name="Converted12">
      <style:paragraph-properties style:page-number="auto"/>
    </style:style>
    <style:style style:name="P19" style:family="paragraph" style:parent-style-name="Texte_20_du_20_corps" style:master-page-name="Converted14">
      <style:paragraph-properties style:page-number="auto"/>
    </style:style>
    <style:style style:name="P20" style:family="paragraph" style:parent-style-name="Texte_20_du_20_corps" style:master-page-name="Converted15">
      <style:paragraph-properties style:page-number="auto"/>
    </style:style>
    <style:style style:name="P21" style:family="paragraph" style:parent-style-name="Texte_20_du_20_corps" style:master-page-name="Converted17">
      <style:paragraph-properties style:page-number="auto"/>
    </style:style>
    <style:style style:name="P22" style:family="paragraph" style:parent-style-name="Texte_20_du_20_corps" style:master-page-name="Converted20">
      <style:paragraph-properties style:page-number="199"/>
    </style:style>
    <style:style style:name="P23" style:family="paragraph" style:parent-style-name="Texte_20_du_20_corps" style:master-page-name="Converted21">
      <style:paragraph-properties style:page-number="203"/>
    </style:style>
    <style:style style:name="P24" style:family="paragraph" style:parent-style-name="Texte_20_du_20_corps" style:master-page-name="Converted22">
      <style:paragraph-properties style:page-number="auto"/>
    </style:style>
    <style:style style:name="P25" style:family="paragraph" style:parent-style-name="Texte_20_du_20_corps" style:master-page-name="Converted23">
      <style:paragraph-properties style:page-number="257"/>
    </style:style>
    <style:style style:name="P26" style:family="paragraph" style:parent-style-name="Texte_20_du_20_corps" style:master-page-name="Converted24">
      <style:paragraph-properties style:page-number="263"/>
    </style:style>
    <style:style style:name="P27" style:family="paragraph" style:parent-style-name="Texte_20_du_20_corps">
      <style:text-properties officeooo:paragraph-rsid="001c42a2"/>
    </style:style>
    <style:style style:name="P28" style:family="paragraph" style:parent-style-name="Texte_20_du_20_corps">
      <style:text-properties officeooo:rsid="001c42a2" officeooo:paragraph-rsid="001c42a2"/>
    </style:style>
    <style:style style:name="P29" style:family="paragraph" style:parent-style-name="Texte_20_du_20_corps_20__28_11_29_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Texte_20_du_20_corps_20__28_11_29_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" style:family="paragraph" style:parent-style-name="Texte_20_du_20_corps_20__28_12_29_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fo:font-size="12pt" fo:letter-spacing="normal" fo:language="fr" fo:country="FR" fo:background-color="#80ffff" loext:char-shading-value="0" style:font-size-asian="12pt" style:language-asian="fr" style:country-asian="FR" style:font-size-complex="12pt" style:language-complex="fr" style:country-complex="FR" style:text-scale="100%"/>
    </style:style>
    <style:style style:name="T2" style:family="text">
      <style:text-properties fo:color="#000000" loext:opacity="100%" fo:font-size="12pt" fo:letter-spacing="normal" fo:language="fr" fo:country="FR" fo:background-color="transparent" loext:char-shading-value="0" style:font-size-asian="12pt" style:language-asian="fr" style:country-asian="FR" style:font-size-complex="12pt" style:language-complex="fr" style:country-complex="FR" style:text-scale="100%"/>
    </style:style>
    <style:style style:name="T3" style:family="text">
      <style:text-properties fo:color="#000000" loext:opacity="100%" fo:font-size="12pt" fo:letter-spacing="normal" fo:language="el" fo:country="GR" fo:background-color="transparent" loext:char-shading-value="0" style:font-size-asian="12pt" style:language-asian="el" style:country-asian="GR" style:font-size-complex="12pt" style:language-complex="el" style:country-complex="GR" style:text-scale="100%"/>
    </style:style>
    <style:style style:name="T4" style:family="text">
      <style:text-properties fo:color="#000000" loext:opacity="100%" fo:font-size="21pt" fo:letter-spacing="normal" fo:language="fr" fo:country="FR" fo:background-color="transparent" loext:char-shading-value="0" style:font-size-asian="21pt" style:language-asian="fr" style:country-asian="FR" style:font-size-complex="21pt" style:language-complex="fr" style:country-complex="FR" style:text-scale="100%"/>
    </style:style>
    <style:style style:name="T5" style:family="text">
      <style:text-properties fo:color="#000000" loext:opacity="100%" fo:font-size="21pt" fo:letter-spacing="normal" fo:language="fr" fo:country="FR" fo:background-color="#80ffff" loext:char-shading-value="0" style:font-size-asian="21pt" style:language-asian="fr" style:country-asian="FR" style:font-size-complex="21pt" style:language-complex="fr" style:country-complex="FR" style:text-scale="100%"/>
    </style:style>
    <style:style style:name="T6" style:family="text">
      <style:text-properties fo:color="#000000" loext:opacity="100%" fo:font-size="30pt" fo:letter-spacing="normal" fo:language="fr" fo:country="FR" fo:background-color="transparent" loext:char-shading-value="0" style:font-size-asian="30pt" style:language-asian="fr" style:country-asian="FR" style:font-size-complex="30pt" style:language-complex="fr" style:country-complex="FR" style:text-scale="100%"/>
    </style:style>
    <style:style style:name="T7" style:family="text">
      <style:text-properties fo:color="#000000" loext:opacity="100%" fo:font-size="30pt" fo:letter-spacing="normal" fo:language="fr" fo:country="FR" fo:background-color="#80ffff" loext:char-shading-value="0" style:font-size-asian="30pt" style:language-asian="fr" style:country-asian="FR" style:font-size-complex="30pt" style:language-complex="fr" style:country-complex="FR" style:text-scale="100%"/>
    </style:style>
    <style:style style:name="T8" style:family="text">
      <style:text-properties fo:color="#000000" loext:opacity="100%" fo:font-size="16pt" fo:letter-spacing="normal" fo:language="fr" fo:country="FR" fo:background-color="transparent" loext:char-shading-value="0" style:font-size-asian="16pt" style:language-asian="fr" style:country-asian="FR" style:font-size-complex="16pt" style:language-complex="fr" style:country-complex="FR" style:text-scale="100%"/>
    </style:style>
    <style:style style:name="T9" style:family="text">
      <style:text-properties fo:color="#000000" loext:opacity="100%" fo:font-size="16pt" fo:letter-spacing="normal" fo:language="fr" fo:country="FR" fo:background-color="#80ffff" loext:char-shading-value="0" style:font-size-asian="16pt" style:language-asian="fr" style:country-asian="FR" style:font-size-complex="16pt" style:language-complex="fr" style:country-complex="FR" style:text-scale="100%"/>
    </style:style>
    <style:style style:name="T10" style:family="text">
      <style:text-properties fo:color="#000000" loext:opacity="100%" fo:font-size="9.5pt" fo:letter-spacing="normal" fo:language="fr" fo:country="FR" fo:background-color="transparent" loext:char-shading-value="0" style:font-size-asian="9.5pt" style:language-asian="fr" style:country-asian="FR" style:font-size-complex="9.5pt" style:language-complex="fr" style:country-complex="FR" style:text-scale="100%"/>
    </style:style>
    <style:style style:name="T11" style:family="text">
      <style:text-properties fo:color="#000000" loext:opacity="100%" fo:font-size="9.5pt" fo:letter-spacing="normal" fo:language="fr" fo:country="FR" fo:background-color="#80ffff" loext:char-shading-value="0" style:font-size-asian="9.5pt" style:language-asian="fr" style:country-asian="FR" style:font-size-complex="9.5pt" style:language-complex="fr" style:country-complex="FR" style:text-scale="100%"/>
    </style:style>
    <style:style style:name="T12" style:family="text">
      <style:text-properties fo:color="#000000" loext:opacity="100%" fo:font-size="9.5pt" fo:letter-spacing="normal" fo:language="fr" fo:country="FR" fo:font-style="normal" fo:background-color="transparent" loext:char-shading-value="0" style:font-size-asian="9.5pt" style:language-asian="fr" style:country-asian="FR" style:font-style-asian="normal" style:font-size-complex="9.5pt" style:language-complex="fr" style:country-complex="FR" style:font-style-complex="normal" style:text-scale="100%"/>
    </style:style>
    <style:style style:name="T13" style:family="text">
      <style:text-properties fo:color="#000000" loext:opacity="100%" fo:font-size="9.5pt" fo:letter-spacing="normal" fo:language="fr" fo:country="FR" fo:font-style="normal" fo:background-color="#80ffff" loext:char-shading-value="0" style:font-size-asian="9.5pt" style:language-asian="fr" style:country-asian="FR" style:font-style-asian="normal" style:font-size-complex="9.5pt" style:language-complex="fr" style:country-complex="FR" style:font-style-complex="normal" style:text-scale="100%"/>
    </style:style>
    <style:style style:name="T14" style:family="text">
      <style:text-properties fo:color="#000000" loext:opacity="100%" fo:font-size="9.5pt" fo:letter-spacing="normal" fo:language="fr" fo:country="FR" fo:font-style="normal" fo:font-weight="normal" fo:background-color="#80ffff" loext:char-shading-value="0" style:font-size-asian="9.5pt" style:language-asian="fr" style:country-asian="FR" style:font-style-asian="normal" style:font-weight-asian="normal" style:font-size-complex="9.5pt" style:language-complex="fr" style:country-complex="FR" style:font-style-complex="normal" style:font-weight-complex="normal" style:text-scale="100%"/>
    </style:style>
    <style:style style:name="T15" style:family="text">
      <style:text-properties fo:color="#000000" loext:opacity="100%" fo:font-size="9.5pt" fo:letter-spacing="normal" fo:language="fr" fo:country="FR" fo:font-style="normal" fo:font-weight="normal" fo:background-color="transparent" loext:char-shading-value="0" style:font-size-asian="9.5pt" style:language-asian="fr" style:country-asian="FR" style:font-style-asian="normal" style:font-weight-asian="normal" style:font-size-complex="9.5pt" style:language-complex="fr" style:country-complex="FR" style:font-style-complex="normal" style:font-weight-complex="normal" style:text-scale="100%"/>
    </style:style>
    <style:style style:name="T16" style:family="text">
      <style:text-properties fo:color="#000000" loext:opacity="100%" fo:font-size="9.5pt" fo:letter-spacing="normal" fo:language="fr" fo:country="FR" fo:font-weight="bold" fo:background-color="transparent" loext:char-shading-value="0" style:font-size-asian="9.5pt" style:language-asian="fr" style:country-asian="FR" style:font-weight-asian="bold" style:font-size-complex="9.5pt" style:language-complex="fr" style:country-complex="FR" style:font-weight-complex="bold" style:text-scale="100%"/>
    </style:style>
    <style:style style:name="T17" style:family="text">
      <style:text-properties fo:color="#000000" loext:opacity="100%" fo:font-size="9.5pt" fo:letter-spacing="normal" fo:language="el" fo:country="GR" fo:background-color="transparent" loext:char-shading-value="0" style:font-size-asian="9.5pt" style:language-asian="el" style:country-asian="GR" style:font-size-complex="9.5pt" style:language-complex="el" style:country-complex="GR" style:text-scale="100%"/>
    </style:style>
    <style:style style:name="T18" style:family="text">
      <style:text-properties fo:color="#000000" loext:opacity="100%" fo:font-size="7pt" fo:letter-spacing="normal" fo:language="fr" fo:country="FR" fo:background-color="transparent" loext:char-shading-value="0" style:font-size-asian="7pt" style:language-asian="fr" style:country-asian="FR" style:font-size-complex="7pt" style:language-complex="fr" style:country-complex="FR" style:text-scale="100%"/>
    </style:style>
    <style:style style:name="T19" style:family="text">
      <style:text-properties fo:color="#000000" loext:opacity="100%" fo:font-size="7pt" fo:letter-spacing="normal" fo:language="fr" fo:country="FR" fo:background-color="#80ffff" loext:char-shading-value="0" style:font-size-asian="7pt" style:language-asian="fr" style:country-asian="FR" style:font-size-complex="7pt" style:language-complex="fr" style:country-complex="FR" style:text-scale="100%"/>
    </style:style>
    <style:style style:name="T20" style:family="text">
      <style:text-properties fo:color="#000000" loext:opacity="100%" fo:font-size="7pt" fo:letter-spacing="normal" fo:language="fr" fo:country="FR" fo:font-style="italic" fo:background-color="#80ffff" loext:char-shading-value="0" style:font-size-asian="7pt" style:language-asian="fr" style:country-asian="FR" style:font-style-asian="italic" style:font-size-complex="7pt" style:language-complex="fr" style:country-complex="FR" style:font-style-complex="italic" style:text-scale="100%"/>
    </style:style>
    <style:style style:name="T21" style:family="text">
      <style:text-properties fo:color="#000000" loext:opacity="100%" fo:font-size="7pt" fo:letter-spacing="normal" fo:language="fr" fo:country="FR" fo:font-style="italic" fo:background-color="transparent" loext:char-shading-value="0" style:font-size-asian="7pt" style:language-asian="fr" style:country-asian="FR" style:font-style-asian="italic" style:font-size-complex="7pt" style:language-complex="fr" style:country-complex="FR" style:font-style-complex="italic" style:text-scale="100%"/>
    </style:style>
    <style:style style:name="T22" style:family="text">
      <style:text-properties fo:color="#000000" loext:opacity="100%" fo:font-size="7pt" fo:letter-spacing="normal" fo:language="fr" fo:country="FR" fo:font-style="italic" fo:font-weight="bold" fo:background-color="transparent" loext:char-shading-value="0" style:font-size-asian="7pt" style:language-asian="fr" style:country-asian="FR" style:font-style-asian="italic" style:font-weight-asian="bold" style:font-size-complex="7pt" style:language-complex="fr" style:country-complex="FR" style:font-style-complex="italic" style:font-weight-complex="bold" style:text-scale="100%"/>
    </style:style>
    <style:style style:name="T23" style:family="text">
      <style:text-properties fo:color="#000000" loext:opacity="100%" fo:font-size="7pt" fo:letter-spacing="normal" fo:language="fr" fo:country="FR" fo:font-style="italic" fo:font-weight="bold" fo:background-color="#80ffff" loext:char-shading-value="0" style:font-size-asian="7pt" style:language-asian="fr" style:country-asian="FR" style:font-style-asian="italic" style:font-weight-asian="bold" style:font-size-complex="7pt" style:language-complex="fr" style:country-complex="FR" style:font-style-complex="italic" style:font-weight-complex="bold" style:text-scale="100%"/>
    </style:style>
    <style:style style:name="T24" style:family="text">
      <style:text-properties fo:color="#000000" loext:opacity="100%" fo:font-size="7pt" fo:letter-spacing="normal" fo:language="fr" fo:country="FR" fo:font-weight="bold" fo:background-color="transparent" loext:char-shading-value="0" style:font-size-asian="7pt" style:language-asian="fr" style:country-asian="FR" style:font-weight-asian="bold" style:font-size-complex="7pt" style:language-complex="fr" style:country-complex="FR" style:font-weight-complex="bold" style:text-scale="100%"/>
    </style:style>
    <style:style style:name="T25" style:family="text">
      <style:text-properties fo:color="#000000" loext:opacity="100%" fo:font-size="7pt" fo:letter-spacing="normal" fo:language="fr" fo:country="FR" fo:font-weight="bold" fo:background-color="#80ffff" loext:char-shading-value="0" style:font-size-asian="7pt" style:language-asian="fr" style:country-asian="FR" style:font-weight-asian="bold" style:font-size-complex="7pt" style:language-complex="fr" style:country-complex="FR" style:font-weight-complex="bold" style:text-scale="100%"/>
    </style:style>
    <style:style style:name="T26" style:family="text">
      <style:text-properties fo:color="#000000" loext:opacity="100%" fo:font-size="7pt" fo:letter-spacing="normal" fo:language="fr" fo:country="FR" style:text-underline-style="solid" style:text-underline-width="auto" style:text-underline-color="font-color" fo:background-color="transparent" loext:char-shading-value="0" style:font-size-asian="7pt" style:language-asian="fr" style:country-asian="FR" style:font-size-complex="7pt" style:language-complex="fr" style:country-complex="FR" style:text-scale="100%"/>
    </style:style>
    <style:style style:name="T27" style:family="text">
      <style:text-properties fo:color="#000000" loext:opacity="100%" fo:font-size="7pt" fo:letter-spacing="normal" fo:language="fr" fo:country="FR" style:text-underline-style="solid" style:text-underline-width="auto" style:text-underline-color="font-color" fo:background-color="#80ffff" loext:char-shading-value="0" style:font-size-asian="7pt" style:language-asian="fr" style:country-asian="FR" style:font-size-complex="7pt" style:language-complex="fr" style:country-complex="FR" style:text-scale="100%"/>
    </style:style>
    <style:style style:name="T28" style:family="text">
      <style:text-properties fo:color="#000000" loext:opacity="100%" fo:font-size="7pt" fo:letter-spacing="normal" fo:language="en" fo:country="US" fo:background-color="transparent" loext:char-shading-value="0" style:font-size-asian="7pt" style:language-asian="en" style:country-asian="US" style:font-size-complex="7pt" style:language-complex="en" style:country-complex="US" style:text-scale="100%"/>
    </style:style>
    <style:style style:name="T29" style:family="text">
      <style:text-properties fo:color="#000000" loext:opacity="100%" fo:font-size="7pt" fo:letter-spacing="normal" fo:language="en" fo:country="US" fo:background-color="#80ffff" loext:char-shading-value="0" style:font-size-asian="7pt" style:language-asian="en" style:country-asian="US" style:font-size-complex="7pt" style:language-complex="en" style:country-complex="US" style:text-scale="100%"/>
    </style:style>
    <style:style style:name="T30" style:family="text">
      <style:text-properties fo:color="#000000" loext:opacity="100%" fo:font-size="11pt" fo:letter-spacing="normal" fo:language="fr" fo:country="FR" fo:background-color="transparent" loext:char-shading-value="0" style:font-size-asian="11pt" style:language-asian="fr" style:country-asian="FR" style:font-size-complex="11pt" style:language-complex="fr" style:country-complex="FR" style:text-scale="100%"/>
    </style:style>
    <style:style style:name="T31" style:family="text">
      <style:text-properties fo:color="#000000" loext:opacity="100%" fo:font-size="11pt" fo:letter-spacing="normal" fo:language="fr" fo:country="FR" fo:background-color="#80ffff" loext:char-shading-value="0" style:font-size-asian="11pt" style:language-asian="fr" style:country-asian="FR" style:font-size-complex="11pt" style:language-complex="fr" style:country-complex="FR" style:text-scale="100%"/>
    </style:style>
    <style:style style:name="T32" style:family="text">
      <style:text-properties fo:color="#000000" loext:opacity="100%" style:font-name="Times New Roman" fo:font-size="6pt" fo:letter-spacing="normal" fo:language="fr" fo:country="FR" fo:font-weight="bold" fo:background-color="transparent" loext:char-shading-value="0" style:font-name-asian="Times New Roman1" style:font-size-asian="6pt" style:language-asian="fr" style:country-asian="FR" style:font-weight-asian="bold" style:font-name-complex="Times New Roman1" style:font-size-complex="6pt" style:language-complex="fr" style:country-complex="FR" style:font-weight-complex="bold" style:text-scale="100%"/>
    </style:style>
    <style:style style:name="T33" style:family="text">
      <style:text-properties fo:color="#000000" loext:opacity="100%" style:font-name="Times New Roman" fo:font-size="6pt" fo:letter-spacing="normal" fo:language="fr" fo:country="FR" fo:font-weight="bold" fo:background-color="#80ffff" loext:char-shading-value="0" style:font-name-asian="Times New Roman1" style:font-size-asian="6pt" style:language-asian="fr" style:country-asian="FR" style:font-weight-asian="bold" style:font-name-complex="Times New Roman1" style:font-size-complex="6pt" style:language-complex="fr" style:country-complex="FR" style:font-weight-complex="bold" style:text-scale="100%"/>
    </style:style>
    <style:style style:name="T34" style:family="text">
      <style:text-properties fo:color="#000000" loext:opacity="100%" style:font-name="Times New Roman" fo:font-size="12pt" fo:letter-spacing="normal" fo:language="fr" fo:country="FR" fo:background-color="transparent" loext:char-shading-value="0" style:font-name-asian="Times New Roman1" style:font-size-asian="12pt" style:language-asian="fr" style:country-asian="FR" style:font-name-complex="Times New Roman1" style:font-size-complex="12pt" style:language-complex="fr" style:country-complex="FR" style:text-scale="100%"/>
    </style:style>
    <style:style style:name="T35" style:family="text">
      <style:text-properties fo:color="#000000" loext:opacity="100%" style:font-name="Times New Roman" fo:font-size="12pt" fo:letter-spacing="normal" fo:language="fr" fo:country="FR" fo:background-color="#80ffff" loext:char-shading-value="0" style:font-name-asian="Times New Roman1" style:font-size-asian="12pt" style:language-asian="fr" style:country-asian="FR" style:font-name-complex="Times New Roman1" style:font-size-complex="12pt" style:language-complex="fr" style:country-complex="FR" style:text-scale="100%"/>
    </style:style>
    <style:style style:name="T36" style:family="text">
      <style:text-properties fo:color="#000000" loext:opacity="100%" style:font-name="Times New Roman" fo:font-size="8pt" fo:letter-spacing="normal" fo:language="fr" fo:country="FR" fo:font-weight="bold" fo:background-color="#80ffff" loext:char-shading-value="0" style:font-name-asian="Times New Roman1" style:font-size-asian="8pt" style:language-asian="fr" style:country-asian="FR" style:font-weight-asian="bold" style:font-name-complex="Times New Roman1" style:font-size-complex="8pt" style:language-complex="fr" style:country-complex="FR" style:font-weight-complex="bold" style:text-scale="100%"/>
    </style:style>
    <style:style style:name="T37" style:family="text">
      <style:text-properties fo:color="#000000" loext:opacity="100%" style:font-name="Times New Roman" fo:font-size="8pt" fo:letter-spacing="normal" fo:language="fr" fo:country="FR" fo:font-weight="bold" fo:background-color="transparent" loext:char-shading-value="0" style:font-name-asian="Times New Roman1" style:font-size-asian="8pt" style:language-asian="fr" style:country-asian="FR" style:font-weight-asian="bold" style:font-name-complex="Times New Roman1" style:font-size-complex="8pt" style:language-complex="fr" style:country-complex="FR" style:font-weight-complex="bold" style:text-scale="100%"/>
    </style:style>
    <style:style style:name="T38" style:family="text">
      <style:text-properties fo:color="#000000" loext:opacity="100%" style:font-name="Times New Roman" fo:font-size="8.5pt" fo:letter-spacing="normal" fo:language="fr" fo:country="FR" fo:background-color="transparent" loext:char-shading-value="0" style:font-name-asian="Times New Roman1" style:font-size-asian="8.5pt" style:language-asian="fr" style:country-asian="FR" style:font-name-complex="Times New Roman1" style:font-size-complex="8.5pt" style:language-complex="fr" style:country-complex="FR" style:text-scale="100%"/>
    </style:style>
    <style:style style:name="T39" style:family="text">
      <style:text-properties fo:color="#000000" loext:opacity="100%" fo:font-size="8.5pt" fo:letter-spacing="normal" fo:language="fr" fo:country="FR" fo:font-style="italic" fo:background-color="transparent" loext:char-shading-value="0" style:font-size-asian="8.5pt" style:language-asian="fr" style:country-asian="FR" style:font-style-asian="italic" style:font-size-complex="8.5pt" style:language-complex="fr" style:country-complex="FR" style:font-style-complex="italic" style:text-scale="100%"/>
    </style:style>
    <style:style style:name="T40" style:family="text">
      <style:text-properties fo:color="#000000" loext:opacity="100%" fo:font-size="8.5pt" fo:letter-spacing="normal" fo:language="fr" fo:country="FR" fo:font-style="italic" fo:background-color="#80ffff" loext:char-shading-value="0" style:font-size-asian="8.5pt" style:language-asian="fr" style:country-asian="FR" style:font-style-asian="italic" style:font-size-complex="8.5pt" style:language-complex="fr" style:country-complex="FR" style:font-style-complex="italic" style:text-scale="100%"/>
    </style:style>
    <style:style style:name="T41" style:family="text">
      <style:text-properties fo:color="#000000" loext:opacity="100%" fo:font-size="6pt" fo:letter-spacing="normal" fo:language="fr" fo:country="FR" fo:font-weight="normal" fo:background-color="transparent" loext:char-shading-value="0" style:font-size-asian="6pt" style:language-asian="fr" style:country-asian="FR" style:font-weight-asian="normal" style:font-size-complex="6pt" style:language-complex="fr" style:country-complex="FR" style:font-weight-complex="normal" style:text-scale="100%"/>
    </style:style>
    <style:style style:name="T42" style:family="text">
      <style:text-properties fo:color="#000000" loext:opacity="100%" fo:font-size="6pt" fo:letter-spacing="normal" fo:language="fr" fo:country="FR" fo:font-weight="normal" fo:background-color="#80ffff" loext:char-shading-value="0" style:font-size-asian="6pt" style:language-asian="fr" style:country-asian="FR" style:font-weight-asian="normal" style:font-size-complex="6pt" style:language-complex="fr" style:country-complex="FR" style:font-weight-complex="normal" style:text-scale="100%"/>
    </style:style>
    <style:style style:name="T43" style:family="text">
      <style:text-properties fo:color="#000000" loext:opacity="100%" fo:font-size="6pt" fo:letter-spacing="normal" fo:language="fr" fo:country="FR" fo:font-style="normal" fo:background-color="transparent" loext:char-shading-value="0" style:font-size-asian="6pt" style:language-asian="fr" style:country-asian="FR" style:font-style-asian="normal" style:font-size-complex="6pt" style:language-complex="fr" style:country-complex="FR" style:font-style-complex="normal" style:text-scale="100%"/>
    </style:style>
    <style:style style:name="T44" style:family="text">
      <style:text-properties fo:color="#000000" loext:opacity="100%" fo:font-size="6pt" fo:letter-spacing="normal" fo:language="fr" fo:country="FR" fo:font-style="normal" fo:background-color="#80ffff" loext:char-shading-value="0" style:font-size-asian="6pt" style:language-asian="fr" style:country-asian="FR" style:font-style-asian="normal" style:font-size-complex="6pt" style:language-complex="fr" style:country-complex="FR" style:font-style-complex="normal" style:text-scale="100%"/>
    </style:style>
    <style:style style:name="T45" style:family="text">
      <style:text-properties fo:color="#000000" loext:opacity="100%" fo:font-size="6pt" fo:letter-spacing="normal" fo:language="fr" fo:country="FR" fo:background-color="transparent" loext:char-shading-value="0" style:font-size-asian="6pt" style:language-asian="fr" style:country-asian="FR" style:font-size-complex="6pt" style:language-complex="fr" style:country-complex="FR" style:text-scale="100%"/>
    </style:style>
    <style:style style:name="T46" style:family="text">
      <style:text-properties fo:color="#000000" loext:opacity="100%" fo:font-size="6pt" fo:letter-spacing="normal" fo:language="fr" fo:country="FR" fo:background-color="#80ffff" loext:char-shading-value="0" style:font-size-asian="6pt" style:language-asian="fr" style:country-asian="FR" style:font-size-complex="6pt" style:language-complex="fr" style:country-complex="FR" style:text-scale="100%"/>
    </style:style>
    <style:style style:name="T47" style:family="text">
      <style:text-properties fo:color="#000000" loext:opacity="100%" fo:font-size="6pt" fo:letter-spacing="normal" fo:language="fr" fo:country="FR" fo:font-style="italic" fo:font-weight="bold" fo:background-color="#80ffff" loext:char-shading-value="0" style:font-size-asian="6pt" style:language-asian="fr" style:country-asian="FR" style:font-style-asian="italic" style:font-weight-asian="bold" style:font-size-complex="6pt" style:language-complex="fr" style:country-complex="FR" style:font-style-complex="italic" style:font-weight-complex="bold" style:text-scale="100%"/>
    </style:style>
    <style:style style:name="T48" style:family="text">
      <style:text-properties fo:color="#000000" loext:opacity="100%" fo:font-size="6pt" fo:letter-spacing="normal" fo:language="fr" fo:country="FR" fo:font-style="italic" fo:font-weight="bold" fo:background-color="transparent" loext:char-shading-value="0" style:font-size-asian="6pt" style:language-asian="fr" style:country-asian="FR" style:font-style-asian="italic" style:font-weight-asian="bold" style:font-size-complex="6pt" style:language-complex="fr" style:country-complex="FR" style:font-style-complex="italic" style:font-weight-complex="bold" style:text-scale="100%"/>
    </style:style>
    <style:style style:name="T49" style:family="text">
      <style:text-properties fo:color="#000000" loext:opacity="100%" fo:letter-spacing="normal" fo:language="fr" fo:country="FR" fo:background-color="transparent" loext:char-shading-value="0" style:language-asian="fr" style:country-asian="FR" style:language-complex="fr" style:country-complex="FR" style:text-scale="100%"/>
    </style:style>
    <style:style style:name="T50" style:family="text">
      <style:text-properties fo:color="#000000" loext:opacity="100%" fo:letter-spacing="normal" fo:language="fr" fo:country="FR" fo:background-color="#80ffff" loext:char-shading-value="0" style:language-asian="fr" style:country-asian="FR" style:language-complex="fr" style:country-complex="FR" style:text-scale="100%"/>
    </style:style>
    <style:style style:name="T51" style:family="text">
      <style:text-properties fo:color="#000000" loext:opacity="100%" fo:letter-spacing="normal" fo:language="fr" fo:country="FR" fo:font-style="normal" fo:background-color="transparent" loext:char-shading-value="0" style:language-asian="fr" style:country-asian="FR" style:font-style-asian="normal" style:language-complex="fr" style:country-complex="FR" style:font-style-complex="normal" style:text-scale="100%"/>
    </style:style>
    <style:style style:name="T52" style:family="text">
      <style:text-properties fo:color="#000000" loext:opacity="100%" fo:letter-spacing="normal" fo:language="fr" fo:country="FR" fo:font-style="normal" fo:background-color="#80ffff" loext:char-shading-value="0" style:language-asian="fr" style:country-asian="FR" style:font-style-asian="normal" style:language-complex="fr" style:country-complex="FR" style:font-style-complex="normal" style:text-scale="100%"/>
    </style:style>
    <style:style style:name="T53" style:family="text">
      <style:text-properties fo:color="#000000" loext:opacity="100%" fo:letter-spacing="normal" fo:language="fr" fo:country="FR" fo:font-style="italic" fo:font-weight="normal" fo:background-color="transparent" loext:char-shading-value="0" style:language-asian="fr" style:country-asian="FR" style:font-style-asian="italic" style:font-weight-asian="normal" style:language-complex="fr" style:country-complex="FR" style:font-style-complex="italic" style:font-weight-complex="normal" style:text-scale="100%"/>
    </style:style>
    <style:style style:name="T54" style:family="text">
      <style:text-properties fo:color="#000000" loext:opacity="100%" fo:letter-spacing="normal" fo:language="fr" fo:country="FR" fo:font-weight="normal" fo:background-color="transparent" loext:char-shading-value="0" style:language-asian="fr" style:country-asian="FR" style:font-weight-asian="normal" style:language-complex="fr" style:country-complex="FR" style:font-weight-complex="normal" style:text-scale="100%"/>
    </style:style>
    <style:style style:name="T55" style:family="text">
      <style:text-properties fo:color="#000000" loext:opacity="100%" fo:letter-spacing="normal" fo:language="fr" fo:country="FR" fo:font-weight="normal" fo:background-color="#80ffff" loext:char-shading-value="0" style:language-asian="fr" style:country-asian="FR" style:font-weight-asian="normal" style:language-complex="fr" style:country-complex="FR" style:font-weight-complex="normal" style:text-scale="100%"/>
    </style:style>
    <style:style style:name="T56" style:family="text">
      <style:text-properties fo:color="#000000" loext:opacity="100%" style:font-name="Arial1" fo:font-size="5pt" fo:letter-spacing="normal" fo:language="fr" fo:country="FR" fo:background-color="transparent" loext:char-shading-value="0" style:font-name-asian="Arial2" style:font-size-asian="5pt" style:language-asian="fr" style:country-asian="FR" style:font-name-complex="Arial2" style:font-size-complex="5pt" style:language-complex="fr" style:country-complex="FR" style:text-scale="100%"/>
    </style:style>
    <style:style style:name="T57" style:family="text">
      <style:text-properties fo:color="#000000" loext:opacity="100%" style:font-name="Arial1" fo:font-size="5pt" fo:letter-spacing="normal" fo:language="fr" fo:country="FR" fo:background-color="#80ffff" loext:char-shading-value="0" style:font-name-asian="Arial2" style:font-size-asian="5pt" style:language-asian="fr" style:country-asian="FR" style:font-name-complex="Arial2" style:font-size-complex="5pt" style:language-complex="fr" style:country-complex="FR" style:text-scale="100%"/>
    </style:style>
    <style:style style:name="T58" style:family="text">
      <style:text-properties fo:color="#000000" loext:opacity="100%" style:font-name="Arial1" fo:font-size="5pt" fo:letter-spacing="normal" fo:language="fr" fo:country="FR" fo:font-style="normal" fo:background-color="transparent" loext:char-shading-value="0" style:font-name-asian="Arial2" style:font-size-asian="5pt" style:language-asian="fr" style:country-asian="FR" style:font-style-asian="normal" style:font-name-complex="Arial2" style:font-size-complex="5pt" style:language-complex="fr" style:country-complex="FR" style:font-style-complex="normal" style:text-scale="100%"/>
    </style:style>
    <style:style style:name="T59" style:family="text">
      <style:text-properties fo:color="#000000" loext:opacity="100%" style:font-name="Arial1" fo:font-size="5pt" fo:letter-spacing="normal" fo:language="fr" fo:country="FR" fo:font-style="normal" fo:background-color="#80ffff" loext:char-shading-value="0" style:font-name-asian="Arial2" style:font-size-asian="5pt" style:language-asian="fr" style:country-asian="FR" style:font-style-asian="normal" style:font-name-complex="Arial2" style:font-size-complex="5pt" style:language-complex="fr" style:country-complex="FR" style:font-style-complex="normal" style:text-scale="100%"/>
    </style:style>
    <style:style style:name="T60" style:family="text">
      <style:text-properties fo:color="#000000" loext:opacity="100%" style:font-name="Arial1" fo:font-size="5pt" fo:letter-spacing="normal" fo:language="fr" fo:country="FR" style:text-underline-style="solid" style:text-underline-width="auto" style:text-underline-color="font-color" fo:background-color="transparent" loext:char-shading-value="0" style:font-name-asian="Arial2" style:font-size-asian="5pt" style:language-asian="fr" style:country-asian="FR" style:font-name-complex="Arial2" style:font-size-complex="5pt" style:language-complex="fr" style:country-complex="FR" style:text-scale="100%"/>
    </style:style>
    <style:style style:name="T61" style:family="text">
      <style:text-properties fo:color="#000000" loext:opacity="100%" style:font-name="Arial1" fo:font-size="6pt" fo:letter-spacing="normal" fo:language="fr" fo:country="FR" fo:font-style="normal" fo:font-weight="normal" fo:background-color="transparent" loext:char-shading-value="0" style:font-name-asian="Arial2" style:font-size-asian="6pt" style:language-asian="fr" style:country-asian="FR" style:font-style-asian="normal" style:font-weight-asian="normal" style:font-name-complex="Arial2" style:font-size-complex="6pt" style:language-complex="fr" style:country-complex="FR" style:font-style-complex="normal" style:font-weight-complex="normal" style:text-scale="100%"/>
    </style:style>
    <style:style style:name="T62" style:family="text">
      <style:text-properties fo:color="#000000" loext:opacity="100%" style:font-name="Arial1" fo:font-size="6pt" fo:letter-spacing="normal" fo:language="fr" fo:country="FR" fo:font-style="normal" fo:font-weight="normal" fo:background-color="#80ffff" loext:char-shading-value="0" style:font-name-asian="Arial2" style:font-size-asian="6pt" style:language-asian="fr" style:country-asian="FR" style:font-style-asian="normal" style:font-weight-asian="normal" style:font-name-complex="Arial2" style:font-size-complex="6pt" style:language-complex="fr" style:country-complex="FR" style:font-style-complex="normal" style:font-weight-complex="normal" style:text-scale="100%"/>
    </style:style>
    <style:style style:name="T63" style:family="text">
      <style:text-properties fo:color="#000000" loext:opacity="100%" style:font-name="Arial1" fo:font-size="6pt" fo:letter-spacing="normal" fo:language="fr" fo:country="FR" fo:background-color="transparent" loext:char-shading-value="0" style:font-name-asian="Arial2" style:font-size-asian="6pt" style:language-asian="fr" style:country-asian="FR" style:font-name-complex="Arial2" style:font-size-complex="6pt" style:language-complex="fr" style:country-complex="FR" style:text-scale="100%"/>
    </style:style>
    <style:style style:name="T64" style:family="text">
      <style:text-properties fo:color="#000000" loext:opacity="100%" style:font-name="Arial1" fo:font-size="6pt" fo:letter-spacing="normal" fo:language="fr" fo:country="FR" fo:background-color="#80ffff" loext:char-shading-value="0" style:font-name-asian="Arial2" style:font-size-asian="6pt" style:language-asian="fr" style:country-asian="FR" style:font-name-complex="Arial2" style:font-size-complex="6pt" style:language-complex="fr" style:country-complex="FR" style:text-scale="100%"/>
    </style:style>
    <style:style style:name="T65" style:family="text">
      <style:text-properties fo:color="#000000" loext:opacity="100%" style:font-name="Arial1" fo:font-size="6pt" fo:letter-spacing="normal" fo:language="el" fo:country="GR" fo:font-style="normal" fo:font-weight="normal" fo:background-color="transparent" loext:char-shading-value="0" style:font-name-asian="Arial2" style:font-size-asian="6pt" style:language-asian="el" style:country-asian="GR" style:font-style-asian="normal" style:font-weight-asian="normal" style:font-name-complex="Arial2" style:font-size-complex="6pt" style:language-complex="el" style:country-complex="GR" style:font-style-complex="normal" style:font-weight-complex="normal" style:text-scale="100%"/>
    </style:style>
    <style:style style:name="T66" style:family="text">
      <style:text-properties fo:color="#000000" loext:opacity="100%" style:font-name="Arial1" fo:letter-spacing="normal" fo:language="fr" fo:country="FR" fo:font-style="normal" fo:font-weight="normal" fo:background-color="transparent" loext:char-shading-value="0" style:font-name-asian="Arial2" style:language-asian="fr" style:country-asian="FR" style:font-style-asian="normal" style:font-weight-asian="normal" style:font-name-complex="Arial2" style:language-complex="fr" style:country-complex="FR" style:font-style-complex="normal" style:font-weight-complex="normal" style:text-scale="100%"/>
    </style:style>
    <style:style style:name="T67" style:family="text">
      <style:text-properties fo:color="#000000" loext:opacity="100%" style:font-name="Arial1" fo:letter-spacing="normal" fo:language="fr" fo:country="FR" fo:font-style="normal" fo:font-weight="normal" fo:background-color="#80ffff" loext:char-shading-value="0" style:font-name-asian="Arial2" style:language-asian="fr" style:country-asian="FR" style:font-style-asian="normal" style:font-weight-asian="normal" style:font-name-complex="Arial2" style:language-complex="fr" style:country-complex="FR" style:font-style-complex="normal" style:font-weight-complex="normal" style:text-scale="100%"/>
    </style:style>
    <style:style style:name="T68" style:family="text">
      <style:text-properties fo:color="#000000" loext:opacity="100%" style:font-name="Arial1" fo:letter-spacing="normal" fo:language="fr" fo:country="FR" fo:font-style="normal" fo:background-color="#80ffff" loext:char-shading-value="0" style:font-name-asian="Arial2" style:language-asian="fr" style:country-asian="FR" style:font-style-asian="normal" style:font-name-complex="Arial2" style:language-complex="fr" style:country-complex="FR" style:font-style-complex="normal" style:text-scale="100%"/>
    </style:style>
    <style:style style:name="T69" style:family="text">
      <style:text-properties fo:color="#000000" loext:opacity="100%" style:font-name="Arial1" fo:letter-spacing="normal" fo:language="fr" fo:country="FR" fo:font-style="normal" fo:background-color="transparent" loext:char-shading-value="0" style:font-name-asian="Arial2" style:language-asian="fr" style:country-asian="FR" style:font-style-asian="normal" style:font-name-complex="Arial2" style:language-complex="fr" style:country-complex="FR" style:font-style-complex="normal" style:text-scale="100%"/>
    </style:style>
    <style:style style:name="T70" style:family="text">
      <style:text-properties fo:color="#000000" loext:opacity="100%" style:font-name="Arial1" fo:letter-spacing="normal" fo:language="fr" fo:country="FR" fo:font-weight="normal" fo:background-color="#80ffff" loext:char-shading-value="0" style:font-name-asian="Arial2" style:language-asian="fr" style:country-asian="FR" style:font-weight-asian="normal" style:font-name-complex="Arial2" style:language-complex="fr" style:country-complex="FR" style:font-weight-complex="normal" style:text-scale="100%"/>
    </style:style>
    <style:style style:name="T71" style:family="text">
      <style:text-properties fo:color="#000000" loext:opacity="100%" style:font-name="Arial1" fo:letter-spacing="normal" fo:language="fr" fo:country="FR" fo:font-weight="normal" fo:background-color="transparent" loext:char-shading-value="0" style:font-name-asian="Arial2" style:language-asian="fr" style:country-asian="FR" style:font-weight-asian="normal" style:font-name-complex="Arial2" style:language-complex="fr" style:country-complex="FR" style:font-weight-complex="normal" style:text-scale="100%"/>
    </style:style>
    <style:style style:name="T72" style:family="text">
      <style:text-properties fo:color="#000000" loext:opacity="100%" style:font-name="Arial1" fo:font-size="8pt" fo:letter-spacing="normal" fo:language="fr" fo:country="FR" fo:font-style="normal" fo:font-weight="normal" fo:background-color="transparent" loext:char-shading-value="0" style:font-name-asian="Arial2" style:font-size-asian="8pt" style:language-asian="fr" style:country-asian="FR" style:font-style-asian="normal" style:font-weight-asian="normal" style:font-name-complex="Arial2" style:font-size-complex="8pt" style:language-complex="fr" style:country-complex="FR" style:font-style-complex="normal" style:font-weight-complex="normal" style:text-scale="100%"/>
    </style:style>
    <style:style style:name="T73" style:family="text">
      <style:text-properties fo:color="#000000" loext:opacity="100%" style:font-name="Arial1" fo:font-size="8pt" fo:letter-spacing="normal" fo:language="fr" fo:country="FR" fo:font-style="normal" fo:font-weight="normal" fo:background-color="#80ffff" loext:char-shading-value="0" style:font-name-asian="Arial2" style:font-size-asian="8pt" style:language-asian="fr" style:country-asian="FR" style:font-style-asian="normal" style:font-weight-asian="normal" style:font-name-complex="Arial2" style:font-size-complex="8pt" style:language-complex="fr" style:country-complex="FR" style:font-style-complex="normal" style:font-weight-complex="normal" style:text-scale="100%"/>
    </style:style>
    <style:style style:name="T74" style:family="text">
      <style:text-properties fo:color="#000000" loext:opacity="100%" style:font-name="Arial1" fo:font-size="6.5pt" fo:letter-spacing="normal" fo:language="fr" fo:country="FR" fo:font-weight="bold" fo:background-color="transparent" loext:char-shading-value="0" style:font-name-asian="Arial2" style:font-size-asian="6.5pt" style:language-asian="fr" style:country-asian="FR" style:font-weight-asian="bold" style:font-name-complex="Arial2" style:font-size-complex="6.5pt" style:language-complex="fr" style:country-complex="FR" style:font-weight-complex="bold" style:text-scale="100%"/>
    </style:style>
    <style:style style:name="T75" style:family="text">
      <style:text-properties fo:color="#000000" loext:opacity="100%" style:font-name="Arial1" fo:font-size="6.5pt" fo:letter-spacing="normal" fo:language="fr" fo:country="FR" fo:font-weight="bold" fo:background-color="#80ffff" loext:char-shading-value="0" style:font-name-asian="Arial2" style:font-size-asian="6.5pt" style:language-asian="fr" style:country-asian="FR" style:font-weight-asian="bold" style:font-name-complex="Arial2" style:font-size-complex="6.5pt" style:language-complex="fr" style:country-complex="FR" style:font-weight-complex="bold" style:text-scale="100%"/>
    </style:style>
    <style:style style:name="T76" style:family="text">
      <style:text-properties fo:color="#000000" loext:opacity="100%" style:font-name="Arial1" fo:font-size="6.5pt" fo:letter-spacing="normal" fo:language="fr" fo:country="FR" fo:font-style="normal" fo:background-color="transparent" loext:char-shading-value="0" style:font-name-asian="Arial2" style:font-size-asian="6.5pt" style:language-asian="fr" style:country-asian="FR" style:font-style-asian="normal" style:font-name-complex="Arial2" style:font-size-complex="6.5pt" style:language-complex="fr" style:country-complex="FR" style:font-style-complex="normal" style:text-scale="100%"/>
    </style:style>
    <style:style style:name="T77" style:family="text">
      <style:text-properties fo:color="#000000" loext:opacity="100%" style:font-name="Arial1" fo:font-size="6.5pt" fo:letter-spacing="normal" fo:language="fr" fo:country="FR" fo:font-style="normal" fo:background-color="#80ffff" loext:char-shading-value="0" style:font-name-asian="Arial2" style:font-size-asian="6.5pt" style:language-asian="fr" style:country-asian="FR" style:font-style-asian="normal" style:font-name-complex="Arial2" style:font-size-complex="6.5pt" style:language-complex="fr" style:country-complex="FR" style:font-style-complex="normal" style:text-scale="100%"/>
    </style:style>
    <style:style style:name="T78" style:family="text">
      <style:text-properties fo:color="#000000" loext:opacity="100%" style:font-name="Arial1" fo:font-size="7pt" fo:letter-spacing="normal" fo:language="fr" fo:country="FR" fo:font-weight="normal" fo:background-color="transparent" loext:char-shading-value="0" style:font-name-asian="Arial2" style:font-size-asian="7pt" style:language-asian="fr" style:country-asian="FR" style:font-weight-asian="normal" style:font-name-complex="Arial2" style:font-size-complex="7pt" style:language-complex="fr" style:country-complex="FR" style:font-weight-complex="normal" style:text-scale="100%"/>
    </style:style>
    <style:style style:name="T79" style:family="text">
      <style:text-properties fo:color="#000000" loext:opacity="100%" style:font-name="Arial1" fo:font-size="7pt" fo:letter-spacing="normal" fo:language="fr" fo:country="FR" fo:font-weight="normal" fo:background-color="#80ffff" loext:char-shading-value="0" style:font-name-asian="Arial2" style:font-size-asian="7pt" style:language-asian="fr" style:country-asian="FR" style:font-weight-asian="normal" style:font-name-complex="Arial2" style:font-size-complex="7pt" style:language-complex="fr" style:country-complex="FR" style:font-weight-complex="normal" style:text-scale="100%"/>
    </style:style>
    <style:style style:name="T80" style:family="text">
      <style:text-properties fo:color="#000000" loext:opacity="100%" style:font-name="Arial1" fo:font-size="7pt" fo:letter-spacing="normal" fo:language="fr" fo:country="FR" fo:font-style="normal" fo:font-weight="normal" fo:background-color="transparent" loext:char-shading-value="0" style:font-name-asian="Arial2" style:font-size-asian="7pt" style:language-asian="fr" style:country-asian="FR" style:font-style-asian="normal" style:font-weight-asian="normal" style:font-name-complex="Arial2" style:font-size-complex="7pt" style:language-complex="fr" style:country-complex="FR" style:font-style-complex="normal" style:font-weight-complex="normal" style:text-scale="100%"/>
    </style:style>
    <style:style style:name="T81" style:family="text">
      <style:text-properties fo:color="#000000" loext:opacity="100%" style:font-name="Arial1" fo:font-size="7pt" fo:letter-spacing="normal" fo:language="fr" fo:country="FR" fo:font-style="normal" fo:font-weight="normal" fo:background-color="#80ffff" loext:char-shading-value="0" style:font-name-asian="Arial2" style:font-size-asian="7pt" style:language-asian="fr" style:country-asian="FR" style:font-style-asian="normal" style:font-weight-asian="normal" style:font-name-complex="Arial2" style:font-size-complex="7pt" style:language-complex="fr" style:country-complex="FR" style:font-style-complex="normal" style:font-weight-complex="normal" style:text-scale="100%"/>
    </style:style>
    <style:style style:name="T82" style:family="text">
      <style:text-properties fo:color="#000000" loext:opacity="100%" style:font-name="Arial1" fo:font-size="7pt" fo:letter-spacing="normal" fo:language="fr" fo:country="FR" fo:font-style="normal" fo:background-color="transparent" loext:char-shading-value="0" style:font-name-asian="Arial2" style:font-size-asian="7pt" style:language-asian="fr" style:country-asian="FR" style:font-style-asian="normal" style:font-name-complex="Arial2" style:font-size-complex="7pt" style:language-complex="fr" style:country-complex="FR" style:font-style-complex="normal" style:text-scale="100%"/>
    </style:style>
    <style:style style:name="T83" style:family="text">
      <style:text-properties fo:color="#000000" loext:opacity="100%" style:font-name="Arial1" fo:font-size="7pt" fo:letter-spacing="normal" fo:language="fr" fo:country="FR" fo:font-style="normal" fo:background-color="#80ffff" loext:char-shading-value="0" style:font-name-asian="Arial2" style:font-size-asian="7pt" style:language-asian="fr" style:country-asian="FR" style:font-style-asian="normal" style:font-name-complex="Arial2" style:font-size-complex="7pt" style:language-complex="fr" style:country-complex="FR" style:font-style-complex="normal" style:text-scale="100%"/>
    </style:style>
    <style:style style:name="T84" style:family="text">
      <style:text-properties fo:color="#000000" loext:opacity="100%" style:font-name="Arial1" fo:font-size="7pt" fo:letter-spacing="normal" fo:language="fr" fo:country="FR" fo:font-weight="bold" fo:background-color="transparent" loext:char-shading-value="0" style:font-name-asian="Arial2" style:font-size-asian="7pt" style:language-asian="fr" style:country-asian="FR" style:font-weight-asian="bold" style:font-name-complex="Arial2" style:font-size-complex="7pt" style:language-complex="fr" style:country-complex="FR" style:font-weight-complex="bold" style:text-scale="100%"/>
    </style:style>
    <style:style style:name="T85" style:family="text">
      <style:text-properties fo:color="#000000" loext:opacity="100%" style:font-name="Arial1" fo:font-size="7pt" fo:letter-spacing="normal" fo:language="fr" fo:country="FR" fo:font-weight="bold" fo:background-color="#80ffff" loext:char-shading-value="0" style:font-name-asian="Arial2" style:font-size-asian="7pt" style:language-asian="fr" style:country-asian="FR" style:font-weight-asian="bold" style:font-name-complex="Arial2" style:font-size-complex="7pt" style:language-complex="fr" style:country-complex="FR" style:font-weight-complex="bold" style:text-scale="100%"/>
    </style:style>
    <style:style style:name="T86" style:family="text">
      <style:text-properties fo:color="#000000" loext:opacity="100%" style:font-name="Arial1" fo:font-size="7pt" fo:letter-spacing="normal" fo:language="fr" fo:country="FR" fo:font-style="italic" fo:background-color="#80ffff" loext:char-shading-value="0" style:font-name-asian="Arial2" style:font-size-asian="7pt" style:language-asian="fr" style:country-asian="FR" style:font-style-asian="italic" style:font-name-complex="Arial2" style:font-size-complex="7pt" style:language-complex="fr" style:country-complex="FR" style:font-style-complex="italic" style:text-scale="100%"/>
    </style:style>
    <style:style style:name="T87" style:family="text">
      <style:text-properties fo:color="#000000" loext:opacity="100%" style:font-name="Arial1" fo:font-size="7pt" fo:letter-spacing="normal" fo:language="fr" fo:country="FR" fo:font-style="italic" fo:background-color="transparent" loext:char-shading-value="0" style:font-name-asian="Arial2" style:font-size-asian="7pt" style:language-asian="fr" style:country-asian="FR" style:font-style-asian="italic" style:font-name-complex="Arial2" style:font-size-complex="7pt" style:language-complex="fr" style:country-complex="FR" style:font-style-complex="italic" style:text-scale="100%"/>
    </style:style>
    <style:style style:name="T88" style:family="text">
      <style:text-properties fo:color="#000000" loext:opacity="100%" style:font-name="Arial1" fo:font-size="7pt" fo:letter-spacing="normal" fo:language="fr" fo:country="FR" fo:font-style="italic" fo:font-weight="bold" fo:background-color="#80ffff" loext:char-shading-value="0" style:font-name-asian="Arial2" style:font-size-asian="7pt" style:language-asian="fr" style:country-asian="FR" style:font-style-asian="italic" style:font-weight-asian="bold" style:font-name-complex="Arial2" style:font-size-complex="7pt" style:language-complex="fr" style:country-complex="FR" style:font-style-complex="italic" style:font-weight-complex="bold" style:text-scale="100%"/>
    </style:style>
    <style:style style:name="T89" style:family="text">
      <style:text-properties fo:color="#000000" loext:opacity="100%" style:font-name="Arial1" fo:font-size="7pt" fo:letter-spacing="normal" fo:language="fr" fo:country="FR" fo:font-style="italic" fo:font-weight="bold" fo:background-color="transparent" loext:char-shading-value="0" style:font-name-asian="Arial2" style:font-size-asian="7pt" style:language-asian="fr" style:country-asian="FR" style:font-style-asian="italic" style:font-weight-asian="bold" style:font-name-complex="Arial2" style:font-size-complex="7pt" style:language-complex="fr" style:country-complex="FR" style:font-style-complex="italic" style:font-weight-complex="bold" style:text-scale="100%"/>
    </style:style>
    <style:style style:name="T90" style:family="text">
      <style:text-properties fo:color="#000000" loext:opacity="100%" style:font-name="Arial1" fo:font-size="7pt" fo:letter-spacing="normal" fo:language="fr" fo:country="FR" fo:background-color="transparent" loext:char-shading-value="0" style:font-name-asian="Arial2" style:font-size-asian="7pt" style:language-asian="fr" style:country-asian="FR" style:font-name-complex="Arial2" style:font-size-complex="7pt" style:language-complex="fr" style:country-complex="FR" style:text-scale="100%"/>
    </style:style>
    <style:style style:name="T91" style:family="text">
      <style:text-properties fo:color="#000000" loext:opacity="100%" style:font-name="Arial1" fo:font-size="7pt" fo:letter-spacing="normal" fo:language="el" fo:country="GR" fo:font-style="normal" fo:font-weight="normal" fo:background-color="transparent" loext:char-shading-value="0" style:font-name-asian="Arial2" style:font-size-asian="7pt" style:language-asian="el" style:country-asian="GR" style:font-style-asian="normal" style:font-weight-asian="normal" style:font-name-complex="Arial2" style:font-size-complex="7pt" style:language-complex="el" style:country-complex="GR" style:font-style-complex="normal" style:font-weight-complex="normal" style:text-scale="100%"/>
    </style:style>
    <style:style style:name="T92" style:family="text">
      <style:text-properties fo:color="#000000" loext:opacity="100%" style:text-position="sub 58%" style:font-name="Arial1" fo:font-size="5pt" fo:letter-spacing="normal" fo:language="fr" fo:country="FR" fo:background-color="#80ffff" loext:char-shading-value="0" style:font-name-asian="Arial2" style:font-size-asian="5pt" style:language-asian="fr" style:country-asian="FR" style:font-name-complex="Arial2" style:font-size-complex="5pt" style:language-complex="fr" style:country-complex="FR" style:text-scale="100%"/>
    </style:style>
    <style:style style:name="T93" style:family="text">
      <style:text-properties fo:color="#000000" loext:opacity="100%" style:text-position="sub 58%" style:font-name="Arial1" fo:font-size="5pt" fo:letter-spacing="normal" fo:language="fr" fo:country="FR" fo:font-style="normal" fo:background-color="#80ffff" loext:char-shading-value="0" style:font-name-asian="Arial2" style:font-size-asian="5pt" style:language-asian="fr" style:country-asian="FR" style:font-style-asian="normal" style:font-name-complex="Arial2" style:font-size-complex="5pt" style:language-complex="fr" style:country-complex="FR" style:font-style-complex="normal" style:text-scale="100%"/>
    </style:style>
    <style:style style:name="T94" style:family="text">
      <style:text-properties fo:color="#000000" loext:opacity="100%" style:text-position="sub 58%" style:font-name="Arial1" fo:letter-spacing="normal" fo:language="fr" fo:country="FR" fo:font-style="normal" fo:font-weight="normal" fo:background-color="#80ffff" loext:char-shading-value="0" style:font-name-asian="Arial2" style:language-asian="fr" style:country-asian="FR" style:font-style-asian="normal" style:font-weight-asian="normal" style:font-name-complex="Arial2" style:language-complex="fr" style:country-complex="FR" style:font-style-complex="normal" style:font-weight-complex="normal" style:text-scale="100%"/>
    </style:style>
    <style:style style:name="T95" style:family="text">
      <style:text-properties fo:color="#000000" loext:opacity="100%" style:text-position="sub 58%" style:font-name="Arial1" fo:letter-spacing="normal" fo:language="fr" fo:country="FR" fo:font-style="normal" fo:background-color="#80ffff" loext:char-shading-value="0" style:font-name-asian="Arial2" style:language-asian="fr" style:country-asian="FR" style:font-style-asian="normal" style:font-name-complex="Arial2" style:language-complex="fr" style:country-complex="FR" style:font-style-complex="normal" style:text-scale="100%"/>
    </style:style>
    <style:style style:name="T96" style:family="text">
      <style:text-properties fo:color="#000000" loext:opacity="100%" style:text-position="sub 58%" style:font-name="Arial1" fo:font-size="7pt" fo:letter-spacing="normal" fo:language="fr" fo:country="FR" fo:font-weight="normal" fo:background-color="#80ffff" loext:char-shading-value="0" style:font-name-asian="Arial2" style:font-size-asian="7pt" style:language-asian="fr" style:country-asian="FR" style:font-weight-asian="normal" style:font-name-complex="Arial2" style:font-size-complex="7pt" style:language-complex="fr" style:country-complex="FR" style:font-weight-complex="normal" style:text-scale="100%"/>
    </style:style>
    <style:style style:name="T97" style:family="text">
      <style:text-properties fo:color="#000000" loext:opacity="100%" style:text-position="sub 58%" style:font-name="Arial1" fo:font-size="7pt" fo:letter-spacing="normal" fo:language="fr" fo:country="FR" fo:font-style="normal" fo:font-weight="normal" fo:background-color="#80ffff" loext:char-shading-value="0" style:font-name-asian="Arial2" style:font-size-asian="7pt" style:language-asian="fr" style:country-asian="FR" style:font-style-asian="normal" style:font-weight-asian="normal" style:font-name-complex="Arial2" style:font-size-complex="7pt" style:language-complex="fr" style:country-complex="FR" style:font-style-complex="normal" style:font-weight-complex="normal" style:text-scale="100%"/>
    </style:style>
    <style:style style:name="T98" style:family="text">
      <style:text-properties fo:color="#000000" loext:opacity="100%" style:text-position="sub 58%" style:font-name="Arial1" fo:font-size="7pt" fo:letter-spacing="normal" fo:language="fr" fo:country="FR" fo:font-style="normal" fo:background-color="#80ffff" loext:char-shading-value="0" style:font-name-asian="Arial2" style:font-size-asian="7pt" style:language-asian="fr" style:country-asian="FR" style:font-style-asian="normal" style:font-name-complex="Arial2" style:font-size-complex="7pt" style:language-complex="fr" style:country-complex="FR" style:font-style-complex="normal" style:text-scale="100%"/>
    </style:style>
    <style:style style:name="T99" style:family="text">
      <style:text-properties fo:color="#000000" loext:opacity="100%" style:text-position="sub 58%" fo:font-size="7pt" fo:letter-spacing="normal" fo:language="fr" fo:country="FR" fo:background-color="#80ffff" loext:char-shading-value="0" style:font-size-asian="7pt" style:language-asian="fr" style:country-asian="FR" style:font-size-complex="7pt" style:language-complex="fr" style:country-complex="FR" style:text-scale="100%"/>
    </style:style>
    <style:style style:name="T100" style:family="text">
      <style:text-properties fo:color="#000000" loext:opacity="100%" style:text-position="sub 58%" fo:font-size="7pt" fo:letter-spacing="normal" fo:language="fr" fo:country="FR" fo:font-style="italic" fo:background-color="#80ffff" loext:char-shading-value="0" style:font-size-asian="7pt" style:language-asian="fr" style:country-asian="FR" style:font-style-asian="italic" style:font-size-complex="7pt" style:language-complex="fr" style:country-complex="FR" style:font-style-complex="italic" style:text-scale="100%"/>
    </style:style>
    <style:style style:name="T101" style:family="text">
      <style:text-properties fo:color="#000000" loext:opacity="100%" style:text-position="sub 58%" fo:font-size="7pt" fo:letter-spacing="normal" fo:language="fr" fo:country="FR" fo:font-style="italic" fo:background-color="transparent" loext:char-shading-value="0" style:font-size-asian="7pt" style:language-asian="fr" style:country-asian="FR" style:font-style-asian="italic" style:font-size-complex="7pt" style:language-complex="fr" style:country-complex="FR" style:font-style-complex="italic" style:text-scale="100%"/>
    </style:style>
    <style:style style:name="T102" style:family="text">
      <style:text-properties fo:color="#000000" loext:opacity="100%" style:text-position="sub 58%" fo:letter-spacing="normal" fo:language="fr" fo:country="FR" fo:background-color="#80ffff" loext:char-shading-value="0" style:language-asian="fr" style:country-asian="FR" style:language-complex="fr" style:country-complex="FR" style:text-scale="100%"/>
    </style:style>
    <style:style style:name="T103" style:family="text">
      <style:text-properties fo:color="#000000" loext:opacity="100%" style:text-position="super 58%" style:font-name="Arial1" fo:letter-spacing="normal" fo:language="fr" fo:country="FR" fo:font-style="normal" fo:font-weight="normal" fo:background-color="#80ffff" loext:char-shading-value="0" style:font-name-asian="Arial2" style:language-asian="fr" style:country-asian="FR" style:font-style-asian="normal" style:font-weight-asian="normal" style:font-name-complex="Arial2" style:language-complex="fr" style:country-complex="FR" style:font-style-complex="normal" style:font-weight-complex="normal" style:text-scale="100%"/>
    </style:style>
    <style:style style:name="T104" style:family="text">
      <style:text-properties fo:color="#000000" loext:opacity="100%" style:text-position="super 58%" style:font-name="Arial1" fo:letter-spacing="normal" fo:language="fr" fo:country="FR" fo:font-style="normal" fo:background-color="#80ffff" loext:char-shading-value="0" style:font-name-asian="Arial2" style:language-asian="fr" style:country-asian="FR" style:font-style-asian="normal" style:font-name-complex="Arial2" style:language-complex="fr" style:country-complex="FR" style:font-style-complex="normal" style:text-scale="100%"/>
    </style:style>
    <style:style style:name="T105" style:family="text">
      <style:text-properties fo:color="#000000" loext:opacity="100%" style:text-position="super 58%" fo:font-size="7pt" fo:letter-spacing="normal" fo:language="fr" fo:country="FR" fo:background-color="#80ffff" loext:char-shading-value="0" style:font-size-asian="7pt" style:language-asian="fr" style:country-asian="FR" style:font-size-complex="7pt" style:language-complex="fr" style:country-complex="FR" style:text-scale="100%"/>
    </style:style>
    <style:style style:name="T106" style:family="text">
      <style:text-properties fo:color="#000000" loext:opacity="100%" style:text-position="super 58%" fo:font-size="7pt" fo:letter-spacing="normal" fo:language="fr" fo:country="FR" fo:font-weight="bold" fo:background-color="#80ffff" loext:char-shading-value="0" style:font-size-asian="7pt" style:language-asian="fr" style:country-asian="FR" style:font-weight-asian="bold" style:font-size-complex="7pt" style:language-complex="fr" style:country-complex="FR" style:font-weight-complex="bold" style:text-scale="100%"/>
    </style:style>
    <style:style style:name="T107" style:family="text">
      <style:text-properties fo:color="#000000" loext:opacity="100%" style:text-position="super 58%" fo:font-size="7pt" fo:letter-spacing="normal" fo:language="fr" fo:country="FR" fo:background-color="transparent" loext:char-shading-value="0" style:font-size-asian="7pt" style:language-asian="fr" style:country-asian="FR" style:font-size-complex="7pt" style:language-complex="fr" style:country-complex="FR" style:text-scale="100%"/>
    </style:style>
    <style:style style:name="T108" style:family="text">
      <style:text-properties fo:color="#000000" loext:opacity="100%" style:text-position="super 58%" fo:font-size="7pt" fo:letter-spacing="normal" fo:language="fr" fo:country="FR" fo:font-style="italic" fo:background-color="#80ffff" loext:char-shading-value="0" style:font-size-asian="7pt" style:language-asian="fr" style:country-asian="FR" style:font-style-asian="italic" style:font-size-complex="7pt" style:language-complex="fr" style:country-complex="FR" style:font-style-complex="italic" style:text-scale="100%"/>
    </style:style>
    <style:style style:name="T109" style:family="text">
      <style:text-properties fo:color="#000000" loext:opacity="100%" style:text-position="super 58%" style:font-name="Times New Roman" fo:font-size="8pt" fo:letter-spacing="normal" fo:language="fr" fo:country="FR" fo:font-weight="bold" fo:background-color="#80ffff" loext:char-shading-value="0" style:font-name-asian="Times New Roman1" style:font-size-asian="8pt" style:language-asian="fr" style:country-asian="FR" style:font-weight-asian="bold" style:font-name-complex="Times New Roman1" style:font-size-complex="8pt" style:language-complex="fr" style:country-complex="FR" style:font-weight-complex="bold" style:text-scale="100%"/>
    </style:style>
    <style:style style:name="T110" style:family="text">
      <style:text-properties fo:color="#000000" loext:opacity="100%" fo:font-size="7.5pt" fo:letter-spacing="normal" fo:language="fr" fo:country="FR" fo:font-weight="bold" fo:background-color="transparent" loext:char-shading-value="0" style:font-size-asian="7.5pt" style:language-asian="fr" style:country-asian="FR" style:font-weight-asian="bold" style:font-size-complex="7.5pt" style:language-complex="fr" style:country-complex="FR" style:font-weight-complex="bold" style:text-scale="100%"/>
    </style:style>
    <style:style style:name="T111" style:family="text">
      <style:text-properties fo:color="#000000" loext:opacity="100%" fo:font-size="7.5pt" fo:letter-spacing="normal" fo:language="fr" fo:country="FR" fo:font-style="normal" fo:background-color="transparent" loext:char-shading-value="0" style:font-size-asian="7.5pt" style:language-asian="fr" style:country-asian="FR" style:font-style-asian="normal" style:font-size-complex="7.5pt" style:language-complex="fr" style:country-complex="FR" style:font-style-complex="normal" style:text-scale="100%"/>
    </style:style>
    <style:style style:name="T112" style:family="text">
      <style:text-properties fo:color="#000000" loext:opacity="100%" fo:font-size="8pt" fo:letter-spacing="normal" fo:language="fr" fo:country="FR" fo:font-weight="bold" fo:background-color="#80ffff" loext:char-shading-value="0" style:font-size-asian="8pt" style:language-asian="fr" style:country-asian="FR" style:font-weight-asian="bold" style:font-size-complex="8pt" style:language-complex="fr" style:country-complex="FR" style:font-weight-complex="bold" style:text-scale="100%"/>
    </style:style>
    <style:style style:name="T113" style:family="text">
      <style:text-properties fo:color="#000000" loext:opacity="100%" fo:font-size="8pt" fo:letter-spacing="normal" fo:language="fr" fo:country="FR" fo:font-weight="bold" fo:background-color="transparent" loext:char-shading-value="0" style:font-size-asian="8pt" style:language-asian="fr" style:country-asian="FR" style:font-weight-asian="bold" style:font-size-complex="8pt" style:language-complex="fr" style:country-complex="FR" style:font-weight-complex="bold" style:text-scale="100%"/>
    </style:style>
    <style:style style:name="T114" style:family="text">
      <style:text-properties fo:color="#000000" loext:opacity="100%" fo:font-size="8pt" fo:letter-spacing="normal" fo:language="fr" fo:country="FR" fo:font-style="normal" fo:background-color="transparent" loext:char-shading-value="0" style:font-size-asian="8pt" style:language-asian="fr" style:country-asian="FR" style:font-style-asian="normal" style:font-size-complex="8pt" style:language-complex="fr" style:country-complex="FR" style:font-style-complex="normal" style:text-scale="100%"/>
    </style:style>
    <style:style style:name="T115" style:family="text">
      <style:text-properties fo:color="#000000" loext:opacity="100%" fo:font-size="8pt" fo:letter-spacing="normal" fo:language="fr" fo:country="FR" fo:font-style="normal" fo:background-color="#80ffff" loext:char-shading-value="0" style:font-size-asian="8pt" style:language-asian="fr" style:country-asian="FR" style:font-style-asian="normal" style:font-size-complex="8pt" style:language-complex="fr" style:country-complex="FR" style:font-style-complex="normal" style:text-scale="100%"/>
    </style:style>
    <style:style style:name="T116" style:family="text">
      <style:text-properties fo:color="#000000" loext:opacity="100%" fo:font-size="6.5pt" fo:letter-spacing="normal" fo:language="fr" fo:country="FR" fo:font-weight="bold" fo:background-color="transparent" loext:char-shading-value="0" style:font-size-asian="6.5pt" style:language-asian="fr" style:country-asian="FR" style:font-weight-asian="bold" style:font-size-complex="6.5pt" style:language-complex="fr" style:country-complex="FR" style:font-weight-complex="bold" style:text-scale="100%"/>
    </style:style>
    <style:style style:name="T117" style:family="text">
      <style:text-properties fo:color="#000000" loext:opacity="100%" fo:font-size="6.5pt" fo:letter-spacing="normal" fo:language="fr" fo:country="FR" fo:font-weight="bold" fo:background-color="#80ffff" loext:char-shading-value="0" style:font-size-asian="6.5pt" style:language-asian="fr" style:country-asian="FR" style:font-weight-asian="bold" style:font-size-complex="6.5pt" style:language-complex="fr" style:country-complex="FR" style:font-weight-complex="bold" style:text-scale="100%"/>
    </style:style>
    <style:style style:name="T118" style:family="text">
      <style:text-properties fo:color="#000000" loext:opacity="100%" fo:font-size="4pt" fo:letter-spacing="normal" fo:language="fr" fo:country="FR" fo:background-color="transparent" loext:char-shading-value="0" style:font-size-asian="4pt" style:language-asian="fr" style:country-asian="FR" style:font-size-complex="4pt" style:language-complex="fr" style:country-complex="FR" style:text-scale="100%"/>
    </style:style>
    <style:style style:name="T119" style:family="text">
      <style:text-properties fo:color="#000000" loext:opacity="100%" style:font-name="Courier New" fo:font-size="10pt" fo:letter-spacing="normal" fo:language="fr" fo:country="FR" fo:font-weight="bold" fo:background-color="transparent" loext:char-shading-value="0" style:font-name-asian="Courier New1" style:font-size-asian="10pt" style:language-asian="fr" style:country-asian="FR" style:font-weight-asian="bold" style:font-name-complex="Courier New1" style:font-size-complex="10pt" style:language-complex="fr" style:country-complex="FR" style:font-weight-complex="bold" style:text-scale="100%"/>
    </style:style>
    <style:style style:name="T120" style:family="text">
      <style:text-properties fo:font-size="8pt" fo:font-weight="bold" style:font-size-asian="8pt" style:font-weight-asian="bold" style:font-size-complex="8pt" style:font-weight-complex="bold"/>
    </style:style>
    <style:style style:name="T121" style:family="text">
      <style:text-properties fo:font-size="8pt" fo:font-weight="bold" fo:background-color="#80ffff" loext:char-shading-value="0" style:font-size-asian="8pt" style:font-weight-asian="bold" style:font-size-complex="8pt" style:font-weight-complex="bold"/>
    </style:style>
    <style:style style:name="T122" style:family="text">
      <style:text-properties fo:font-size="21pt" style:font-size-asian="21pt" style:font-size-complex="21pt"/>
    </style:style>
    <style:style style:name="T123" style:family="text">
      <style:text-properties fo:font-size="6.5pt" style:font-size-asian="6.5pt" style:font-size-complex="6.5pt"/>
    </style:style>
    <style:style style:name="T124" style:family="text">
      <style:text-properties fo:font-variant="small-caps" fo:color="#000000" loext:opacity="100%" fo:font-size="7pt" fo:letter-spacing="normal" fo:language="fr" fo:country="FR" fo:background-color="#80ffff" loext:char-shading-value="0" style:font-size-asian="7pt" style:language-asian="fr" style:country-asian="FR" style:font-size-complex="7pt" style:language-complex="fr" style:country-complex="FR" style:text-scale="100%"/>
    </style:style>
    <style:style style:name="T125" style:family="text">
      <style:text-properties fo:font-variant="small-caps" fo:color="#000000" loext:opacity="100%" fo:font-size="8.5pt" fo:letter-spacing="normal" fo:language="fr" fo:country="FR" fo:background-color="#80ffff" loext:char-shading-value="0" style:font-size-asian="8.5pt" style:language-asian="fr" style:country-asian="FR" style:font-size-complex="8.5pt" style:language-complex="fr" style:country-complex="FR" style:text-scale="100%"/>
    </style:style>
    <style:style style:name="T126" style:family="text">
      <style:text-properties fo:font-variant="small-caps" fo:color="#000000" loext:opacity="100%" style:font-name="Times New Roman" fo:font-size="8.5pt" fo:letter-spacing="normal" fo:language="fr" fo:country="FR" fo:font-style="italic" fo:background-color="#80ffff" loext:char-shading-value="0" style:font-name-asian="Times New Roman1" style:font-size-asian="8.5pt" style:language-asian="fr" style:country-asian="FR" style:font-style-asian="italic" style:font-name-complex="Times New Roman1" style:font-size-complex="8.5pt" style:language-complex="fr" style:country-complex="FR" style:font-style-complex="italic" style:text-scale="100%"/>
    </style:style>
    <style:style style:name="T127" style:family="text">
      <style:text-properties fo:font-variant="small-caps" fo:color="#000000" loext:opacity="100%" style:font-name="Times New Roman" fo:font-size="8.5pt" fo:letter-spacing="normal" fo:language="fr" fo:country="FR" fo:background-color="#80ffff" loext:char-shading-value="0" style:font-name-asian="Times New Roman1" style:font-size-asian="8.5pt" style:language-asian="fr" style:country-asian="FR" style:font-name-complex="Times New Roman1" style:font-size-complex="8.5pt" style:language-complex="fr" style:country-complex="FR" style:text-scale="100%"/>
    </style:style>
    <style:style style:name="T128" style:family="text">
      <style:text-properties fo:font-size="7pt" style:font-size-asian="7pt" style:font-size-complex="7pt"/>
    </style:style>
    <style:style style:name="T129" style:family="text">
      <style:text-properties style:font-name="Arial1" fo:font-size="7pt" fo:font-weight="bold" fo:background-color="#80ffff" loext:char-shading-value="0" style:font-name-asian="Arial2" style:font-size-asian="7pt" style:font-weight-asian="bold" style:font-name-complex="Arial2" style:font-size-complex="7pt" style:font-weight-complex="bold"/>
    </style:style>
    <style:style style:name="T130" style:family="text">
      <style:text-properties style:font-name="Arial1" fo:font-size="7pt" fo:font-weight="bold" style:font-name-asian="Arial2" style:font-size-asian="7pt" style:font-weight-asian="bold" style:font-name-complex="Arial2" style:font-size-complex="7pt" style:font-weight-complex="bold"/>
    </style:style>
    <style:style style:name="T131" style:family="text">
      <style:text-properties style:font-name="Arial1" fo:font-size="7pt" fo:font-style="italic" fo:background-color="#80ffff" loext:char-shading-value="0" style:font-name-asian="Arial2" style:font-size-asian="7pt" style:font-style-asian="italic" style:font-name-complex="Arial2" style:font-size-complex="7pt" style:font-style-complex="italic"/>
    </style:style>
    <style:style style:name="T132" style:family="text">
      <style:text-properties style:font-name="Arial1" fo:font-size="7pt" fo:font-style="italic" fo:font-weight="bold" fo:background-color="#80ffff" loext:char-shading-value="0" style:font-name-asian="Arial2" style:font-size-asian="7pt" style:font-style-asian="italic" style:font-weight-asian="bold" style:font-name-complex="Arial2" style:font-size-complex="7pt" style:font-style-complex="italic" style:font-weight-complex="bold"/>
    </style:style>
    <style:style style:name="T133" style:family="text">
      <style:text-properties officeooo:rsid="001c42a2"/>
    </style:style>
    <style:style style:name="T134" style:family="text">
      <style:text-properties fo:letter-spacing="normal" fo:language="fr" fo:country="FR" style:font-size-asian="7pt" style:language-asian="fr" style:country-asian="FR" style:font-size-complex="7pt" style:language-complex="fr" style:country-complex="FR" style:text-scale="100%"/>
    </style:style>
    <style:style style:name="T135" style:family="text">
      <style:text-properties fo:language="fr" fo:country="FR" style:language-asian="fr" style:country-asian="FR" style:language-complex="fr" style:country-complex="F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02cm" fo:min-width="0.628cm" fo:padding-top="0cm" fo:padding-bottom="0cm" fo:padding-left="0cm" fo:padding-right="0cm" fo:wrap-option="no-wrap" fo:margin-left="0.318cm" fo:margin-right="0.318cm" fo:margin-top="0cm" fo:margin-bottom="0.6cm" style:run-through="foreground" style:wrap="non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392cm" fo:min-width="0.58cm" fo:padding-top="0cm" fo:padding-bottom="0cm" fo:padding-left="0cm" fo:padding-right="0cm" fo:wrap-option="no-wrap" fo:margin-left="0.318cm" fo:margin-right="0.318cm" fo:margin-top="0cm" fo:margin-bottom="0.141cm" style:run-through="foreground" style:wrap="non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326cm" fo:min-width="0.575cm" fo:padding-top="0cm" fo:padding-bottom="0cm" fo:padding-left="0cm" fo:padding-right="0cm" fo:wrap-option="no-wrap" fo:margin-left="0.318cm" fo:margin-right="0.318cm" fo:margin-top="0cm" fo:margin-bottom="0.706cm" style:run-through="foreground" style:wrap="non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no-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8">LIVRE PREMIER</text:span><text:span text:style-name="T19">.</text:span></text:h>
      <text:p text:style-name="Texte_20_du_20_corps"><text:span text:style-name="T19">ERE</text:span><text:span text:style-name="T18"> de la postérité d’Ené</text:span><text:span text:style-name="T19">e</text:span><text:span text:style-name="T18">, delices<text:line-break/>des Hommes &amp; des Dieux, seconde<text:line-break/>Venus, qui sous les constellations </text:span><text:span text:style-name="T21">ce</text:span><text:span text:style-name="T20">-<text:line-break/></text:span><text:span text:style-name="T18">les</text:span><text:span text:style-name="T19">t</text:span><text:span text:style-name="T18">es,</text:span><text:span text:style-name="T19">r</text:span><text:span text:style-name="T18">endez celebres la mer qui por-<text:line-break/>te des vaisseau</text:span><text:span text:style-name="T19">x</text:span><text:span text:style-name="T18">, &amp; les terres qui pro-<text:line-break/>duisent les moisson</text:span><text:span text:style-name="T19">s</text:span><text:span text:style-name="T18">, puisque c</text:span><text:span text:style-name="T19">’</text:span><text:span text:style-name="T18">est par vos</text:span><text:span text:style-name="T19">t</text:span><text:span text:style-name="T18">re di</text:span><text:span text:style-name="T19">u</text:span><text:span text:style-name="T18">in<text:line-break/>pouuoir que tous les genres d</text:span><text:span text:style-name="T19">’</text:span><text:span text:style-name="T18">Animaux sont c</text:span><text:span text:style-name="T19">o</text:span><text:span text:style-name="T18">n-<text:line-break/>ceus,</text:span><text:span text:style-name="T19">&amp;</text:span><text:span text:style-name="T18"> qu</text:span><text:span text:style-name="T19">’</text:span><text:span text:style-name="T18">en naissant ils v</text:span><text:span text:style-name="T19">o</text:span><text:span text:style-name="T18">y</text:span><text:span text:style-name="T19">e</text:span><text:span text:style-name="T18">n</text:span><text:span text:style-name="T19">tl</text:span><text:span text:style-name="T18">a lumiere du<text:line-break/>iour ; ô Deesse , les vents s</text:span><text:span text:style-name="T19">'</text:span><text:span text:style-name="T18">écartent deuant<text:line-break/>vous</text:span><text:span text:style-name="T19">,</text:span><text:span text:style-name="T18"> les nuages d</text:span><text:span text:style-name="T19">e</text:span><text:span text:style-name="T18"> l’air se dissipent en v</text:span><text:span text:style-name="T19">o</text:span><text:span text:style-name="T18">stre pre-<text:line-break/>senc</text:span><text:span text:style-name="T19">e</text:span><text:span text:style-name="T18">, vostre arriuée leur fait prendre la fuite : la<text:line-break/>terre orn</text:span><text:span text:style-name="T19">e</text:span><text:span text:style-name="T18">e d'une infinité de varie</text:span><text:span text:style-name="T19">r</text:span><text:span text:style-name="T18">ez </text:span><text:span text:style-name="T19">,</text:span><text:span text:style-name="T18"> fait naistre<text:line-break/></text:span><text:span text:style-name="T19">f</text:span><text:span text:style-name="T18">ous</text:span><text:span text:style-name="T19"> </text:span><text:span text:style-name="T18">vos pas les fleurs delici</text:span><text:span text:style-name="T19">e</text:span><text:span text:style-name="T18">uses : les plaines de la<text:line-break/>mer vous so</text:span><text:span text:style-name="T19">ut</text:span><text:span text:style-name="T18">ien</text:span><text:span text:style-name="T19">t</text:span><text:span text:style-name="T18">:&amp; le Ciel éclairé </text:span><text:span text:style-name="T19">,</text:span><text:span text:style-name="T18"> d</text:span><text:span text:style-name="T19">e</text:span><text:span text:style-name="T18">uient<text:line-break/>serein pour l'amour de vous</text:span><text:span text:style-name="T19">.</text:span></text:p>
      <text:p text:style-name="Texte_20_du_20_corps"><text:span text:style-name="T18">Si tost que vers le retour du Printemps, la beau-<text:line-break/>té des iours se </text:span><text:span text:style-name="T19">dé</text:span><text:span text:style-name="T18">couure,</text:span><text:span text:style-name="T19">&amp;</text:span><text:span text:style-name="T18"> que les douces haleines<text:line-break/>d'un </text:span><text:span text:style-name="T19">zep</text:span><text:span text:style-name="T18">hirefecond reprennent leur vigueur</text:span><text:span text:style-name="T19">,-l</text:span><text:span text:style-name="T18">es<text:line-break/>oyseaux dont les cœurs sont atteints de vos</text:span><text:span text:style-name="T19">t</text:span><text:span text:style-name="T18">re di-<text:line-break/>uin pouuoir,</text:span><text:span text:style-name="T19">e</text:span><text:span text:style-name="T18">n expriment bien les effets,</text:span><text:span text:style-name="T19">&amp;</text:span><text:span text:style-name="T18"> ils an-<text:line-break/>noncent vostre venuë.De l</text:span><text:span text:style-name="T19">àj</text:span><text:span text:style-name="T18">lesBes</text:span><text:span text:style-name="T19">t</text:span><text:span text:style-name="T18">e</text:span><text:span text:style-name="T19">s</text:span><text:span text:style-name="T18"> farouches &amp;<text:line-break/>priuées bondissent </text:span><text:span text:style-name="T19">p</text:span><text:span text:style-name="T18">army les herbages delicieux:</text:span></text:p>
      <text:p text:style-name="P13"><text:span text:style-name="T19">4</text:span><text:span text:style-name="T18"> L E L </text:span><text:span text:style-name="T19">LIVRE</text:span><text:span text:style-name="T18"> D E L V C R E C E.<text:line-break/>e</text:span><text:span text:style-name="T19">l</text:span><text:span text:style-name="T18">les passent à la nage les </text:span><text:span text:style-name="T19">sse</text:span><text:span text:style-name="T18">uues rapides </text:span><text:span text:style-name="T19">:</text:span><text:span text:style-name="T18"> &amp; cha-<text:line-break/>que chose vous suit amoureusemen</text:span><text:span text:style-name="T19">t</text:span><text:span text:style-name="T18">, emportée<text:line-break/>qu’elle est par les attraits de vostre beauté</text:span><text:span text:style-name="T19">.</text:span><text:span text:style-name="T18"> Enfi</text:span><text:span text:style-name="T19">n,<text:line-break/></text:span><text:span text:style-name="T18">soit dans le </text:span><text:span text:style-name="T19">fe</text:span><text:span text:style-name="T18">in des Mers profondes , ou </text:span><text:span text:style-name="T19">sii</text:span><text:span text:style-name="T18">r les<text:line-break/>toupeaux sourcilleux des montagnes , </text:span><text:span text:style-name="T19">s</text:span><text:span text:style-name="T18">oit dans<text:line-break/>le courant des Ri</text:span><text:span text:style-name="T19">u</text:span><text:span text:style-name="T18">ieres impetueuses, ou parini<text:line-break/>les mass</text:span><text:span text:style-name="T19">o</text:span><text:span text:style-name="T18">ns feüilluës des oyse</text:span><text:span text:style-name="T19">a</text:span><text:span text:style-name="T18">u</text:span><text:span text:style-name="T19">x</text:span><text:span text:style-name="T18"> , ou bien dans<text:line-break/>les champs verdoyants; vous versez dans le</text:span><text:span text:style-name="T19"> se</text:span><text:span text:style-name="T18">in<text:line-break/>de tous les Animaux vostre amour charmant,<text:line-break/></text:span><text:span text:style-name="T19">&amp;</text:span><text:span text:style-name="T18"> vous faites que les Efpeces font rendues p</text:span><text:span text:style-name="T19">e</text:span><text:span text:style-name="T18">r-<text:line-break/>durables par v</text:span><text:span text:style-name="T19">n</text:span><text:span text:style-name="T18"> desir extrême</text:span><text:span text:style-name="T19"> </text:span><text:span text:style-name="T18">qt</text:span><text:span text:style-name="T19">sd</text:span><text:span text:style-name="T18">les ont de<text:line-break/>s</text:span><text:span text:style-name="T19">e</text:span><text:span text:style-name="T18"> multiplier.</text:span></text:p>
      <text:p text:style-name="Texte_20_du_20_corps"><text:span text:style-name="T18">Mais dautant que vous gouuernez toute seu</text:span><text:span text:style-name="T19">l</text:span><text:span text:style-name="T18">e la<text:line-break/>Nature des choses,&amp; que s</text:span><text:span text:style-name="T19">a</text:span><text:span text:style-name="T18">ns vous,</text:span><text:span text:style-name="T19">r</text:span><text:span text:style-name="T18">ien ne paroist<text:line-break/>au iou</text:span><text:span text:style-name="T19">r,</text:span><text:span text:style-name="T18"> </text:span><text:span text:style-name="T19">&amp;</text:span><text:span text:style-name="T18"> ne deuient agreabl</text:span><text:span text:style-name="T19">e</text:span><text:span text:style-name="T18">, n</text:span><text:span text:style-name="T19">y</text:span><text:span text:style-name="T18"> ne peut estre<text:line-break/>aimé ; ie so</text:span><text:span text:style-name="T19">u</text:span><text:span text:style-name="T18">ha</text:span><text:span text:style-name="T19">i</text:span><text:span text:style-name="T18">t</text:span><text:span text:style-name="T19">t</text:span><text:span text:style-name="T18">e passionnément dlestre assisté de<text:line-break/>Vostre secours po</text:span><text:span text:style-name="T19">ur</text:span><text:span text:style-name="T18"> écrire les Vers que ie tasclieray<text:line-break/>d</text:span><text:span text:style-name="T19">éc</text:span><text:span text:style-name="T18">omposer de</text:span><text:span text:style-name="T19"> </text:span><text:span text:style-name="T18">la Na</text:span><text:span text:style-name="T19">tu</text:span><text:span text:style-name="T18">re des choses en 1 honneur<text:line-break/>de nostre Me</text:span><text:span text:style-name="T19">r</text:span><text:span text:style-name="T18">nmiu</text:span><text:span text:style-name="T19">s,</text:span><text:span text:style-name="T18"> de celu</text:span><text:span text:style-name="T19">y</text:span><text:span text:style-name="T18">-là mesme que vous<text:line-break/>auez orn</text:span><text:span text:style-name="T19">é</text:span><text:span text:style-name="T18"> de vos dons precieux , </text:span><text:span text:style-name="T19">&amp;</text:span><text:span text:style-name="T18"> que vous aue</text:span><text:span text:style-name="T19">z<text:line-break/></text:span><text:span text:style-name="T18">toujours fait exceller en tout</text:span><text:span text:style-name="T19">,</text:span><text:span text:style-name="T18"> o Deesse don-<text:line-break/>ne</text:span><text:span text:style-name="T19">z</text:span><text:span text:style-name="T18"> à ce f</text:span><text:span text:style-name="T19">uj</text:span><text:span text:style-name="T18">e</text:span><text:span text:style-name="T19">r</text:span><text:span text:style-name="T18"> à mes pa</text:span><text:span text:style-name="T19">r</text:span><text:span text:style-name="T18">oles vn </text:span><text:span text:style-name="T19">a</text:span><text:span text:style-name="T18">gréement eterne</text:span><text:span text:style-name="T19">l.<text:line-break/>&amp;</text:span><text:span text:style-name="T18"> faites cependant que les cruels tumultes qui<text:line-break/>naissent des querelles </text:span><text:span text:style-name="T19">s</text:span><text:span text:style-name="T18">'appaisent dans les eaux &amp;<text:line-break/>par toute la terre : car vous estes seule capable de<text:line-break/>consoler les Mortels par vne paix</text:span><text:span text:style-name="T19"> </text:span><text:span text:style-name="T18">tranquil</text:span><text:span text:style-name="T19">e</text:span><text:span text:style-name="T18"> </text:span><text:span text:style-name="T19">,•</text:span><text:span text:style-name="T18"> puis<text:line-break/>que Mars qui exerce les p</text:span><text:span text:style-name="T19">e</text:span><text:span text:style-name="T18">nibles métiers de la<text:line-break/>guerre,</text:span><text:span text:style-name="T19">se</text:span><text:span text:style-name="T18"> repose souuent si</text:span><text:span text:style-name="T19">i</text:span><text:span text:style-name="T18">r vostre sein,</text:span><text:span text:style-name="T19">s</text:span><text:span text:style-name="T18">urmonté<text:line-break/>qu’</text:span><text:span text:style-name="T19">il</text:span><text:span text:style-name="T18"> est par l</text:span><text:span text:style-name="T19">’Arn</text:span><text:span text:style-name="T18">our qui luy fait vne eterne</text:span><text:span text:style-name="T19">l</text:span><text:span text:style-name="T18">le<text:line-break/>playe dans le cœur</text:span><text:span text:style-name="T19">.</text:span><text:span text:style-name="T18"> Il panche fa teste en soûpirant<text:line-break/>aupre</text:span><text:span text:style-name="T19">s</text:span><text:span text:style-name="T18"> de vou</text:span><text:span text:style-name="T19">s</text:span><text:span text:style-name="T18">, &amp; sans cesse, il assouuit ses yeux<text:line-break/>auides dans la passion qu’i</text:span><text:span text:style-name="T19">l</text:span><text:span text:style-name="T18"> a toute enti</text:span><text:span text:style-name="T19">è</text:span><text:span text:style-name="T18">re de vous<text:line-break/>poss</text:span><text:span text:style-name="T19">é</text:span><text:span text:style-name="T18">de</text:span><text:span text:style-name="T19">r</text:span><text:span text:style-name="T18">, tenant son am</text:span><text:span text:style-name="T19">e</text:span><text:span text:style-name="T18"> attachée sur</text:span><text:span text:style-name="T19"> </text:span><text:span text:style-name="T18">le</text:span><text:span text:style-name="T19"> </text:span><text:span text:style-name="T18">bord</text:span><text:span text:style-name="T19"> </text:span><text:span text:style-name="T18">de<text:line-break/>vos lévres.o sa</text:span><text:span text:style-name="T19">in</text:span><text:span text:style-name="T18">te D</text:span><text:span text:style-name="T19">c</text:span><text:span text:style-name="T18">e</text:span><text:span text:style-name="T19">fft,</text:span><text:span text:style-name="T18"> quand il est sur Vos ge</text:span><text:span text:style-name="T19">-</text:span></text:p>
      <text:p text:style-name="P11"><text:span text:style-name="T18">LE L LIVRE DE LVCRE</text:span><text:span text:style-name="T19">CE</text:span><text:span text:style-name="T18">. 5<text:line-break/>noux , en l</text:span><text:span text:style-name="T19">le</text:span><text:span text:style-name="T18">str</text:span><text:span text:style-name="T19">a</text:span><text:span text:style-name="T18">ign</text:span><text:span text:style-name="T19">a</text:span><text:span text:style-name="T18">nt de vos bra</text:span><text:span text:style-name="T19">s</text:span><text:span text:style-name="T18">, rep</text:span><text:span text:style-name="T19">a</text:span><text:span text:style-name="T18">ndez fur<text:line-break/>luy de vostr</text:span><text:span text:style-name="T19">eb</text:span><text:span text:style-name="T18">elle bouche des paroles charman</text:span><text:span text:style-name="T19">-<text:line-break/></text:span><text:span text:style-name="T18">tes , &amp; demandez luy pour les Romains vne heu</text:span><text:span text:style-name="T19">-<text:line-break/></text:span><text:span text:style-name="T18">reuse paix : car</text:span><text:span text:style-name="T19">,</text:span><text:span text:style-name="T18"> ny dans vn temps si cruel à la Pa-<text:line-break/>trie, nous n’auons pas l’esprit assez libre pour phi-<text:line-break/></text:span><text:span text:style-name="T19">J</text:span><text:span text:style-name="T18">osopher, ny le rejetton fameux des illustres<text:line-break/>Me</text:span><text:span text:style-name="T19">rn</text:span><text:span text:style-name="T18">mies , ne pe</text:span><text:span text:style-name="T19">ut</text:span><text:span text:style-name="T18"> pas en vn tel rencontre man-<text:line-break/>quer au bien commun de Tous.</text:span></text:p>
      <text:p text:style-name="Texte_20_du_20_corps"><text:span text:style-name="T18">Au reste</text:span><text:span text:style-name="T19">,</text:span><text:span text:style-name="T18"> Memmius, prêtez en ma fa</text:span><text:span text:style-name="T19">n</text:span><text:span text:style-name="T18">e</text:span><text:span text:style-name="T19">ur</text:span><text:span text:style-name="T18"> to</text:span><text:span text:style-name="T19">ut</text:span><text:span text:style-name="T18">e<text:line-break/>l’attention que ie desire de vostre co</text:span><text:span text:style-name="T19">ur</text:span><text:span text:style-name="T18">toisie : &amp;<text:line-break/>pour connoistre la vraye raison , dépo</text:span><text:span text:style-name="T19">u</text:span><text:span text:style-name="T18">illez vous<text:line-break/>de toute sorte de souci</text:span><text:span text:style-name="T19">s</text:span><text:span text:style-name="T18">, &amp; ne quittez point auec<text:line-break/>mépris les p</text:span><text:span text:style-name="T19">r</text:span><text:span text:style-name="T18">e</text:span><text:span text:style-name="T19">se</text:span><text:span text:style-name="T18">ns que ie vous fais d'une affection<text:line-break/>sincer</text:span><text:span text:style-name="T19">e</text:span><text:span text:style-name="T18">, que premièrement vous ne les ayez bien<text:line-break/>compris.ear i'ay dessein de vous parler de la hau te<text:line-break/>region du Ciel &amp; de l’essence des Dieux : &amp; pour<text:line-break/>Vous découurir l’origine de toutes chose</text:span><text:span text:style-name="T19">s</text:span><text:span text:style-name="T18">, ie vous<text:line-break/>diray d’où la Nature les a pû produire </text:span><text:span text:style-name="T19">,</text:span><text:span text:style-name="T18"> d’où elle<text:line-break/>les augmente &amp; les nourrit</text:span><text:span text:style-name="T19">,</text:span><text:span text:style-name="T18"> en quoy elle se résout<text:line-break/>elle me</text:span><text:span text:style-name="T19">f</text:span><text:span text:style-name="T18">me, &amp; réduit toutes choses. C'est ce</text:span><text:span text:style-name="T19"> </text:span><text:span text:style-name="T18">que<text:line-break/>nous auons accoust</text:span><text:span text:style-name="T19">u</text:span><text:span text:style-name="T18">mé de nommer la Mati</text:span><text:span text:style-name="T19">è</text:span><text:span text:style-name="T18">r</text:span><text:span text:style-name="T19">e</text:span><text:span text:style-name="T18">,<text:line-break/>ce que nous appellons les Corps qui engendrent,<text:line-break/>&amp; les semences des choses </text:span><text:span text:style-name="T19">,</text:span><text:span text:style-name="T18"> ou autrement les pre</text:span><text:span text:style-name="T19">-<text:line-break/></text:span><text:span text:style-name="T18">miers Corps</text:span><text:span text:style-name="T19">,</text:span><text:span text:style-name="T18"> pource que toutes choses en tirent<text:line-break/>leur premiere origine</text:span><text:span text:style-name="T19">.</text:span><text:span text:style-name="T18"> Car il est necessaire que<text:line-break/>toute la Nature des Dieux existe par elle-mesme,<text:line-break/></text:span><text:span text:style-name="T19">&amp; </text:span><text:span text:style-name="T18">que d'une durée sans limites ,elle iouisse d'un<text:line-break/>souuerain repos,</text:span><text:span text:style-name="T19">e</text:span><text:span text:style-name="T18">stant sepa</text:span><text:span text:style-name="T19">i</text:span><text:span text:style-name="T18">ée &amp; fort éloignée des<text:line-break/>choses qui nous touchen</text:span><text:span text:style-name="T19">t</text:span><text:span text:style-name="T18">, &amp; qu’estant priuée<text:line-break/>de douleu</text:span><text:span text:style-name="T19">r,</text:span><text:span text:style-name="T18"> exempte de p</text:span><text:span text:style-name="T19">é</text:span><text:span text:style-name="T18">rils , pa</text:span><text:span text:style-name="T19">rm</text:span><text:span text:style-name="T18">y l</text:span><text:span text:style-name="T19">'a</text:span><text:span text:style-name="T18">bon-<text:line-break/>dance des richesses qui luy sont propre</text:span><text:span text:style-name="T19">s</text:span><text:span text:style-name="T18">, sans be</text:span><text:span text:style-name="T19">-<text:line-break/>F</text:span><text:span text:style-name="T18">oin aucun de nostre secour</text:span><text:span text:style-name="T19">s,</text:span><text:span text:style-name="T18"> elle ne se laisse point<text:line-break/>éprendre pour</text:span><text:span text:style-name="T19"> </text:span><text:span text:style-name="T18">les mer</text:span><text:span text:style-name="T19">i</text:span><text:span text:style-name="T18">tes</text:span><text:span text:style-name="T19">j</text:span><text:span text:style-name="T18">ny toucher par la colere</text:span><text:span text:style-name="T19">.</text:span></text:p>
      <text:p text:style-name="Texte_20_du_20_corps">La vie humaine estoit autresfois gisante par</text:p>
      <text:p text:style-name="P11"><text:span text:style-name="T18">6 LE I. </text:span><text:span text:style-name="T19">LlvR</text:span><text:span text:style-name="T18">E DE </text:span><text:span text:style-name="T21">L</text:span><text:span text:style-name="T20">v GREC</text:span><text:span text:style-name="T21">E</text:span><text:span text:style-name="T20">,<text:line-break/></text:span><text:span text:style-name="T21">terre aue</text:span><text:span text:style-name="T20">c</text:span><text:span text:style-name="T18"> infamie s</text:span><text:span text:style-name="T19">o</text:span><text:span text:style-name="T18">us le fardeau de l</text:span><text:span text:style-name="T19">a</text:span><text:span text:style-name="T18"> </text:span><text:span text:style-name="T21">Supersti</text:span><text:span text:style-name="T20">-<text:line-break/></text:span><text:span text:style-name="T21">tion</text:span><text:span text:style-name="T18"> qui montroit </text:span><text:span text:style-name="T19">f</text:span><text:span text:style-name="T18">a teste d’en </text:span><text:span text:style-name="T19">h</text:span><text:span text:style-name="T18">a</text:span><text:span text:style-name="T19">ut</text:span><text:span text:style-name="T18">,&amp; qui iettoit<text:line-break/>l</text:span><text:span text:style-name="T19">’</text:span><text:span text:style-name="T18">effroy dans le cœu</text:span><text:span text:style-name="T19">r</text:span><text:span text:style-name="T18"> des Mortels par l</text:span><text:span text:style-name="T19">'</text:span><text:span text:style-name="T18">horreur de<text:line-break/>ses regar</text:span><text:span text:style-name="T19">ds;</text:span><text:span text:style-name="T18">quand </text:span><text:span text:style-name="T19">v</text:span><text:span text:style-name="T18">n homme Grec fut le premier<text:line-break/>qui os</text:span><text:span text:style-name="T19">a</text:span><text:span text:style-name="T18"> l</text:span><text:span text:style-name="T19">eu</text:span><text:span text:style-name="T18">er ses yeux c</text:span><text:span text:style-name="T19">on</text:span><text:span text:style-name="T18">tr'dle, &amp; le premier qui<text:line-break/></text:span><text:span text:style-name="T21">s</text:span><text:span text:style-name="T20">’</text:span><text:span text:style-name="T21">y</text:span><text:span text:style-name="T18"> voulut oppo</text:span><text:span text:style-name="T19">fcr</text:span><text:span text:style-name="T18">, </text:span><text:span text:style-name="T19">f</text:span><text:span text:style-name="T18">ans que ny la renommée des<text:line-break/>Dieux,</text:span><text:span text:style-name="T19">n</text:span><text:span text:style-name="T18">y le br</text:span><text:span text:style-name="T19">ui</text:span><text:span text:style-name="T18">t des Tonnerre</text:span><text:span text:style-name="T19">s</text:span><text:span text:style-name="T18">, ny les murinu-<text:line-break/></text:span><text:span text:style-name="T19">res</text:span><text:span text:style-name="T18"> du Ciel fussent capables de l</text:span><text:span text:style-name="T19">ie</text:span><text:span text:style-name="T18">n dissuader </text:span><text:span text:style-name="T19">:</text:span><text:span text:style-name="T18"> mais<text:line-break/>au contrair</text:span><text:span text:style-name="T19">e,</text:span><text:span text:style-name="T18"> ils y prouoquoi</text:span><text:span text:style-name="T19">e</text:span><text:span text:style-name="T18">nt d'autant plus la<text:line-break/>vertueuse ardeur de fon courag</text:span><text:span text:style-name="T19">e</text:span><text:span text:style-name="T18">, qu</text:span><text:span text:style-name="T19">’</text:span><text:span text:style-name="T18">il es</text:span><text:span text:style-name="T19">ti</text:span><text:span text:style-name="T18">o</text:span><text:span text:style-name="T19">n</text:span><text:span text:style-name="T18"> paf-<text:line-break/>lionné d</text:span><text:span text:style-name="T19">’</text:span><text:span text:style-name="T18">estre le premier à biiler les étroites clo</text:span><text:span text:style-name="T19">-<text:line-break/></text:span><text:span text:style-name="T18">ture</text:span><text:span text:style-name="T19">s</text:span><text:span text:style-name="T18"> des portes de la Nature</text:span><text:span text:style-name="T19">.</text:span></text:p>
      <text:p text:style-name="Texte_20_du_20_corps"><text:span text:style-name="T18">Ainsi la force de</text:span><text:span text:style-name="T19"> </text:span><text:span text:style-name="T18">son esprit emporta le dessus</text:span><text:span text:style-name="T19">:<text:line-break/></text:span><text:span text:style-name="T18">&amp; </text:span><text:span text:style-name="T19">f</text:span><text:span text:style-name="T18">ess</text:span><text:span text:style-name="T19">a</text:span><text:span text:style-name="T18">nt fait pass</text:span><text:span text:style-name="T19">a</text:span><text:span text:style-name="T18">ge bien loin au delà des murs<text:line-break/>flamboya</text:span><text:span text:style-name="T19">nt</text:span><text:span text:style-name="T18"> du Monde </text:span><text:span text:style-name="T19">,</text:span><text:span text:style-name="T18"> il parcourut en son en-<text:line-break/></text:span><text:span text:style-name="T19">r</text:span><text:span text:style-name="T18">endement &amp; en son dessein </text:span><text:span text:style-name="T19">,</text:span><text:span text:style-name="T18"> toute son immense<text:line-break/>grandeur</text:span><text:span text:style-name="T19">.</text:span><text:span text:style-name="T18"> De là,</text:span><text:span text:style-name="T19">cé</text:span><text:span text:style-name="T18">t esprit victorieu</text:span><text:span text:style-name="T19">x</text:span><text:span text:style-name="T18">, nous </text:span><text:span text:style-name="T19">ar</text:span><text:span text:style-name="T18">ap-<text:line-break/>porté ce qui peut estre prod</text:span><text:span text:style-name="T19">ui</text:span><text:span text:style-name="T18">t,&amp; ce qui ne le pet</text:span><text:span text:style-name="T19">it<text:line-break/></text:span><text:span text:style-name="T18">pas estr</text:span><text:span text:style-name="T19">e,</text:span><text:span text:style-name="T18"> &amp; comme q</text:span><text:span text:style-name="T19">u</text:span><text:span text:style-name="T18">oy la puissance est limitée<text:line-break/>en chaque chose,</text:span><text:span text:style-name="T19">a</text:span><text:span text:style-name="T18">yant des bornes attestées qu’e</text:span><text:span text:style-name="T19">l</text:span><text:span text:style-name="T18">le<text:line-break/></text:span><text:span text:style-name="T19">n</text:span><text:span text:style-name="T18">e sçauroit outrepasser. De cette sort</text:span><text:span text:style-name="T19">e,</text:span><text:span text:style-name="T18"> la Stiper-<text:line-break/>stition fo</text:span><text:span text:style-name="T19">u</text:span><text:span text:style-name="T18">lée aux pieds à son tou</text:span><text:span text:style-name="T19">r</text:span><text:span text:style-name="T18"> est </text:span><text:span text:style-name="T19">enc</text:span><text:span text:style-name="T18">an tic </text:span><text:span text:style-name="T19">,</text:span><text:span text:style-name="T18"> &amp;<text:line-break/>la victoire qui nous en reste nous égale au Ci</text:span><text:span text:style-name="T19">eL<text:line-break/></text:span><text:span text:style-name="T18">I'apprehende toutesfois</text:span><text:span text:style-name="T19">,</text:span><text:span text:style-name="T18"> que</text:span><text:span text:style-name="T19"> </text:span><text:span text:style-name="T18">de ce pas, il ne vous<text:line-break/>vienne en l’esprit que vous estes dans lesEl</text:span><text:span text:style-name="T19">c</text:span><text:span text:style-name="T18">ments<text:line-break/>de l</text:span><text:span text:style-name="T19">i</text:span><text:span text:style-name="T18">mpieté,</text:span><text:span text:style-name="T19">&amp;</text:span><text:span text:style-name="T18"> que</text:span><text:span text:style-name="T19"> </text:span><text:span text:style-name="T18">vous </text:span><text:span text:style-name="T19">e</text:span><text:span text:style-name="T18">n</text:span><text:span text:style-name="T19">t</text:span><text:span text:style-name="T18">rezd</text:span><text:span text:style-name="T19">a</text:span><text:span text:style-name="T18">ns la voy</text:span><text:span text:style-name="T19"> </text:span><text:span text:style-name="T18">e du cri</text:span><text:span text:style-name="T19">-<text:line-break/></text:span><text:span text:style-name="T18">me</text:span><text:span text:style-name="T19">i</text:span><text:span text:style-name="T18">mais c’es</text:span><text:span text:style-name="T19">t</text:span><text:span text:style-name="T18"> bien</text:span><text:span text:style-name="T19"> </text:span><text:span text:style-name="T18">au contraire,</text:span><text:span text:style-name="T19">l</text:span><text:span text:style-name="T18">a Superstition qui<text:line-break/>le plus so</text:span><text:span text:style-name="T19">nn</text:span><text:span text:style-name="T18">ent est cause des crimes</text:span><text:span text:style-name="T19"> </text:span><text:span text:style-name="T18">&amp; des impietez.</text:span></text:p>
      <text:p text:style-name="Texte_20_du_20_corps"><text:span text:style-name="T18">Quand les Capitaines Grecs s'assembleren</text:span><text:span text:style-name="T19">tp</text:span><text:span text:style-name="T18">o</text:span><text:span text:style-name="T19">u</text:span><text:span text:style-name="T18">r<text:line-break/></text:span><text:span text:style-name="T19">v</text:span><text:span text:style-name="T18">ne fameuse </text:span><text:span text:style-name="T19">e</text:span><text:span text:style-name="T18">xpedition</text:span><text:span text:style-name="T19">,</text:span><text:span text:style-name="T18"> ne so</text:span><text:span text:style-name="T19">u</text:span><text:span text:style-name="T18">illerent</text:span><text:span text:style-name="T19">-</text:span><text:span text:style-name="T18">ils pas m</text:span><text:span text:style-name="T19">s-<text:line-break/>f</text:span><text:span text:style-name="T18">erableme</text:span><text:span text:style-name="T19">n</text:span><text:span text:style-name="T18">t au port d’Aulide l'autel de Diane pat<text:line-break/>le </text:span><text:span text:style-name="T19">si</text:span><text:span text:style-name="T18">in</text:span><text:span text:style-name="T19">g</text:span><text:span text:style-name="T18"> d'une fille </text:span><text:span text:style-name="T19">?</text:span><text:span text:style-name="T18"> Iphigenie sentit les atours des<text:line-break/></text:span><text:span text:style-name="T19">Vi</text:span><text:span text:style-name="T18">ctimes autour d</text:span><text:span text:style-name="T19">e</text:span><text:span text:style-name="T18"> sa </text:span><text:span text:style-name="T19">r</text:span><text:span text:style-name="T18">est</text:span><text:span text:style-name="T19">e</text:span><text:span text:style-name="T18">, qui tombaient égale</text:span><text:span text:style-name="T19">-<text:line-break/></text:span><text:span text:style-name="T18">ment de chaque costé d</text:span><text:span text:style-name="T19">o</text:span><text:span text:style-name="T18"> son visage : elle s'app</text:span><text:span text:style-name="T19">e</text:span><text:span text:style-name="T18">r</text:span><text:span text:style-name="T19">-</text:span></text:p>
      <text:p text:style-name="P11"><text:span text:style-name="T19">I.</text:span><text:span text:style-name="T18">E </text:span><text:span text:style-name="T19">L</text:span><text:span text:style-name="T18"> LIVRE D</text:span><text:span text:style-name="T19">É</text:span><text:span text:style-name="T18"> LVCRECE</text:span><text:span text:style-name="T19">.</text:span><text:span text:style-name="T18"> 7<text:line-break/>ceut de la tristesse </text:span><text:span text:style-name="T21">de</text:span><text:span text:style-name="T18"> son pere qui estoit deuant<text:line-break/>l'autel: &amp; comme les Ministres qui estoient au</text:span><text:span text:style-name="T19">-<text:line-break/></text:span><text:span text:style-name="T18">tour de </text:span><text:span text:style-name="T19">lu</text:span><text:span text:style-name="T18">y cachoient le couteau du sacrifice,<text:line-break/>tandis que le peuple versoit des larmes pour la<text:line-break/>voir en cé</text:span><text:span text:style-name="T19">t</text:span><text:span text:style-name="T18"> estat déplorable ; la crainte luy ostant<text:line-break/>la parole, elle estoit bien suppliante les genoux<text:line-break/>en terre : mais il ne seruit de rien à la pau</text:span><text:span text:style-name="T19">me<text:line-break/></text:span><text:span text:style-name="T18">aff</text:span><text:span text:style-name="T19">l</text:span><text:span text:style-name="T18">igée de qualifier en ce temps-là le Roy du<text:line-break/>nom de pere, parce que se trou</text:span><text:span text:style-name="T19">u</text:span><text:span text:style-name="T18">ant enle</text:span><text:span text:style-name="T19">u</text:span><text:span text:style-name="T18">ée parles<text:line-break/>mains deshommes,</text:span><text:span text:style-name="T19">e</text:span><text:span text:style-name="T18">lle sot conduite en tremblant<text:line-break/>au pié des Autel</text:span><text:span text:style-name="T19">s,</text:span><text:span text:style-name="T18"> non point pour estre jointe en<text:line-break/>quelque royal Hymene</text:span><text:span text:style-name="T19">e</text:span><text:span text:style-name="T18">, selon la co</text:span><text:span text:style-name="T19">u</text:span><text:span text:style-name="T18">tume qui<text:line-break/></text:span><text:span text:style-name="T21">se pratique en de telles</text:span><text:span text:style-name="T18"> sole</text:span><text:span text:style-name="T19">rn</text:span><text:span text:style-name="T18">nitez </text:span><text:span text:style-name="T19">;</text:span><text:span text:style-name="T18"> mais afin que<text:line-break/>dans vn temps propre à se marier , vne chaste<text:line-break/>hostie fust honteusement massacrée par la main<text:line-break/>de son per</text:span><text:span text:style-name="T19">e</text:span><text:span text:style-name="T18">, pour obtenir à ses vaisseaux vn heu-<text:line-break/>reux</text:span><text:span text:style-name="T19"> </text:span><text:span text:style-name="T18">retour. Tant</text:span><text:span text:style-name="T19"> </text:span><text:span text:style-name="T18">la Superstition </text:span><text:span text:style-name="T24">a </text:span><text:span text:style-name="T18">pû</text:span><text:span text:style-name="T19"> </text:span><text:span text:style-name="T18">persuader<text:line-break/>de maux </text:span><text:span text:style-name="T19">1</text:span></text:p>
      <text:p text:style-name="Texte_20_du_20_corps"><text:span text:style-name="T18">Vous mesmes qui auez esté vaincu de tout<text:line-break/>temps par les tragiques discours des Po</text:span><text:span text:style-name="T19">e</text:span><text:span text:style-name="T18">fes,<text:line-break/>lesquels donnent de </text:span><text:span text:style-name="T19">se</text:span><text:span text:style-name="T18">ffroy , vous cherchez à<text:line-break/>vous défalre de nostre opinion , s</text:span><text:span text:style-name="T19">ii</text:span><text:span text:style-name="T18">r ce que ie<text:line-break/>puis bien aussi vous feindre comme eux des songes<text:line-break/>qui soient capables de changer le raisonnable<text:line-break/>est</text:span><text:span text:style-name="T19">â</text:span><text:span text:style-name="T18">t de vostre vie , &amp; de troubler pat la crainte<text:line-break/>toutes les douceurs de vostre fortune : &amp; certes </text:span><text:span text:style-name="T24">a<text:line-break/></text:span><text:span text:style-name="T18">bon droict : car si les hommes voyoient la fin<text:line-break/>asseurée de leurs miseres , ils seroient </text:span><text:span text:style-name="T19">e</text:span><text:span text:style-name="T18">n quelque<text:line-break/>façon capables de résister aux fantaisies de la<text:line-break/>Religio</text:span><text:span text:style-name="T19">n</text:span><text:span text:style-name="T18">, </text:span><text:span text:style-name="T19">&amp;</text:span><text:span text:style-name="T18"> aux menaces des Po</text:span><text:span text:style-name="T19">e</text:span><text:span text:style-name="T18">fes. A cette<text:line-break/>heure toutefois , </text:span><text:span text:style-name="T21">il n’y </text:span><text:span text:style-name="T20">a</text:span><text:span text:style-name="T18"> plus de moyen de<text:line-break/>résister , </text:span><text:span text:style-name="T21">il n’y a</text:span><text:span text:style-name="T18"> plus de raiso</text:span><text:span text:style-name="T19">n</text:span><text:span text:style-name="T18">, pource qu</text:span><text:span text:style-name="T19">il</text:span><text:span text:style-name="T18"> faut<text:line-break/>appr</text:span><text:span text:style-name="T19">é</text:span><text:span text:style-name="T18">hender les peines eternelles dans la mort,<text:line-break/>à cause que l</text:span><text:span text:style-name="T19">’o</text:span><text:span text:style-name="T18">n ignore la nature de l</text:span><text:span text:style-name="T19">'a</text:span><text:span text:style-name="T18">me : on</text:span></text:p>
      <text:p text:style-name="P11"><text:span text:style-name="T19">S</text:span><text:span text:style-name="T18"> LE L LI</text:span><text:span text:style-name="T19">V</text:span><text:span text:style-name="T18">RE DE LvcR</text:span><text:span text:style-name="T19">E</text:span><text:span text:style-name="T18">c</text:span><text:span text:style-name="T19">E.</text:span></text:p>
      <text:p text:style-name="Texte_20_du_20_corps"><text:span text:style-name="T19">h</text:span><text:span text:style-name="T18">e sc</text:span><text:span text:style-name="T19">a</text:span><text:span text:style-name="T18">it point si elle a esté creé</text:span><text:span text:style-name="T19">e</text:span><text:span text:style-name="T18">, ou si elle s</text:span><text:span text:style-name="T19">’</text:span><text:span text:style-name="T18">in</text:span><text:span text:style-name="T19">st</text:span><text:span text:style-name="T18">-<text:line-break/>nu</text:span><text:span text:style-name="T19">ë </text:span><text:span text:style-name="T18">venant du dehors dans</text:span><text:span text:style-name="T19"> </text:span><text:span text:style-name="T18">ceux qui naissent, si<text:line-break/>elle petit auec nous quand la mort la </text:span><text:span text:style-name="T19">sé</text:span><text:span text:style-name="T18">pare : si<text:line-break/>elle</text:span><text:span text:style-name="T19"> </text:span><text:span text:style-name="T18">s</text:span><text:span text:style-name="T19">’</text:span><text:span text:style-name="T18">en va dans les tenebres de Pluton </text:span><text:span text:style-name="T19">,</text:span><text:span text:style-name="T18">&amp;les<text:line-break/>vastes marais de </text:span><text:span text:style-name="T21">fon triste Empir</text:span><text:span text:style-name="T20">e,</text:span><text:span text:style-name="T18"> ou si elle se glisse<text:line-break/>par vne puissance di</text:span><text:span text:style-name="T19">u</text:span><text:span text:style-name="T18">ine dans le corps des autres<text:line-break/>animaux , comme l’</text:span><text:span text:style-name="T19">a</text:span><text:span text:style-name="T18"> chanté nostre Enni</text:span><text:span text:style-name="T19">u</text:span><text:span text:style-name="T18">s le<text:line-break/>premier Po</text:span><text:span text:style-name="T19">e</text:span><text:span text:style-name="T18">fe ,qui de</text:span><text:span text:style-name="T19">il</text:span><text:span text:style-name="T18">a Montagne grati</text:span><text:span text:style-name="T19">c</text:span><text:span text:style-name="T18">use<text:line-break/>d’Helicon a remporté parmy les peuples d'Ital</text:span><text:span text:style-name="T19">i</text:span><text:span text:style-name="T18">e<text:line-break/>la couronne d'une branche qui ne fl</text:span><text:span text:style-name="T19">e</text:span><text:span text:style-name="T18">strif iamai</text:span><text:span text:style-name="T19">s</text:span><text:span text:style-name="T18">,<text:line-break/>comme la plus glorieuse de toutes celles où le</text:span><text:span text:style-name="T19">s<text:line-break/></text:span><text:span text:style-name="T18">hommes puissent aspire</text:span><text:span text:style-name="T19">r,</text:span><text:span text:style-name="T18"> c</text:span><text:span text:style-name="T19">p</text:span><text:span text:style-name="T18">ioy qu'Ennius </text:span><text:span text:style-name="T19">isa</text:span><text:span text:style-name="T18">ns<text:line-break/>ses vers immortels nous dépeigne vne demeure<text:line-break/></text:span><text:span text:style-name="T19">F</text:span><text:span text:style-name="T18">ur l</text:span><text:span text:style-name="T19">e</text:span><text:span text:style-name="T18">s bords d’Achero</text:span><text:span text:style-name="T19">n</text:span><text:span text:style-name="T18">, où toutesfois les ames<text:line-break/>ne pa</text:span><text:span text:style-name="T19">t</text:span><text:span text:style-name="T18">uiennent iamais non plus que les corps,<text:line-break/>mais seulement de certains fant</text:span><text:span text:style-name="T19">a</text:span><text:span text:style-name="T18">smes palissants<text:line-break/>qui </text:span><text:span text:style-name="T21">se manifestent</text:span><text:span text:style-name="T18"> d'une façon merueilleuse. Tels<text:line-break/>que cette image d’Homere qui luy apparut,<text:line-break/>comme il en fait le cont</text:span><text:span text:style-name="T19">e,</text:span><text:span text:style-name="T18"> </text:span><text:span text:style-name="T19">adi</text:span><text:span text:style-name="T18">oustant q</text:span><text:span text:style-name="T19">u'e</text:span><text:span text:style-name="T18">ll</text:span><text:span text:style-name="T19">e</text:span><text:span text:style-name="T18"> vers</text:span><text:span text:style-name="T19">a<text:line-break/></text:span><text:span text:style-name="T18">des larmes </text:span><text:span text:style-name="T19">a</text:span><text:span text:style-name="T18">mer</text:span><text:span text:style-name="T19">c</text:span><text:span text:style-name="T18">s, </text:span><text:span text:style-name="T19">&amp;</text:span><text:span text:style-name="T18"> qu’elle entreprit de luy<text:line-break/>expliquer la Nature des choses par vn grand </text:span><text:span text:style-name="T19">&amp;<text:line-break/></text:span><text:span text:style-name="T18">sublime discours</text:span><text:span text:style-name="T19">.</text:span></text:p>
      <text:p text:style-name="Texte_20_du_20_corps"><text:span text:style-name="T18">C</text:span><text:span text:style-name="T19">’</text:span><text:span text:style-name="T18">es</text:span><text:span text:style-name="T19">t</text:span><text:span text:style-name="T18"> pourquoy il nous faut non seulement<text:line-break/>bien examiner les choses de là haut,&amp; </text:span><text:span text:style-name="T19">f</text:span><text:span text:style-name="T18">ur tout<text:line-break/>de quelle façon se fait le mouuement du Soleil<text:line-break/>&amp;d</text:span><text:span text:style-name="T19">el</text:span><text:span text:style-name="T18">a Lune,&amp; par quelle vertu toutes choses<text:line-break/>s</text:span><text:span text:style-name="T19">’</text:span><text:span text:style-name="T18">engendrent icy bas , mais encore rechercher<text:line-break/>auec soin , &amp; pat </text:span><text:span text:style-name="T19">v</text:span><text:span text:style-name="T18">n raisonnement exquis d'où<text:line-break/>vient l</text:span><text:span text:style-name="T19">'</text:span><text:span text:style-name="T18">A</text:span><text:span text:style-name="T19">rn</text:span><text:span text:style-name="T18">e , &amp; en quoy consiste la nature de<text:line-break/>l</text:span><text:span text:style-name="T19">’</text:span><text:span text:style-name="T18">Esprit : quelle choie se present</text:span><text:span text:style-name="T19">a</text:span><text:span text:style-name="T18">nt à nou</text:span><text:span text:style-name="T19">s</text:span><text:span text:style-name="T18">,<text:line-break/>eff</text:span><text:span text:style-name="T19">roye</text:span><text:span text:style-name="T18"> nos entendeme</text:span><text:span text:style-name="T19">nt</text:span><text:span text:style-name="T18"> quand nous sommes<text:line-break/></text:span><text:span text:style-name="T19">c</text:span><text:span text:style-name="T18">ueillez o</text:span><text:span text:style-name="T19">u</text:span><text:span text:style-name="T18"> atteints de quelque maladie , ot</text:span><text:span text:style-name="T19">i<text:line-break/>e</text:span><text:span text:style-name="T18">nseuelis dans le sommeil , en telle sorte qu’i</text:span><text:span text:style-name="T19">l<text:line-break/></text:span><text:span text:style-name="T18">nous semble bien souuent que nous voyons</text:span></text:p>
      <text:p text:style-name="P11"><text:span text:style-name="T18">LE I. L</text:span><text:span text:style-name="T19">IVR</text:span><text:span text:style-name="T18">E </text:span><text:span text:style-name="T19">D</text:span><text:span text:style-name="T18">E LVC </text:span><text:span text:style-name="T19">RE CE?</text:span><text:span text:style-name="T18"> </text:span><text:span text:style-name="T19">9<text:line-break/></text:span><text:span text:style-name="T18">&amp; que nous entendons ceux de qui la terre en-<text:line-break/>ferm</text:span><text:span text:style-name="T19">e</text:span><text:span text:style-name="T18"> les os.</text:span></text:p>
      <text:p text:style-name="Texte_20_du_20_corps"><text:span text:style-name="T18">Mon esprit ne me trompe point quand il me<text:line-break/>persuade qu’sl est mal-aisé d</text:span><text:span text:style-name="T19">’</text:span><text:span text:style-name="T18">éclaircir en vers La-<text:line-break/>tins les recherches obscures des Grecs ; principa-<text:line-break/>lement quand il faut </text:span><text:span text:style-name="T19">vf</text:span><text:span text:style-name="T18">e</text:span><text:span text:style-name="T19">t</text:span><text:span text:style-name="T18"> </text:span><text:span text:style-name="T19">e</text:span><text:span text:style-name="T18">n beaucoup de </text:span><text:span text:style-name="T19">to</text:span><text:span text:style-name="T18">n</text:span><text:span text:style-name="T19">-<text:line-break/></text:span><text:span text:style-name="T18">contres des termes inuent</text:span><text:span text:style-name="T19">ez</text:span><text:span text:style-name="T18">, à cause de la pau</text:span><text:span text:style-name="T19">-<text:line-break/></text:span><text:span text:style-name="T18">ur</text:span><text:span text:style-name="T19">e</text:span><text:span text:style-name="T18">té de nostre Langue &amp; de la nouueauté de la<text:line-break/></text:span><text:span text:style-name="T19">rn</text:span><text:span text:style-name="T18">atiere</text:span><text:span text:style-name="T19">.</text:span><text:span text:style-name="T18"> Vostre vertu neantmoins</text:span><text:span text:style-name="T19">,</text:span><text:span text:style-name="T18"> &amp; </text:span><text:span text:style-name="T19">lle</text:span><text:span text:style-name="T18">fperance<text:line-break/>que ie conçois de louir de la douceur de vostre<text:line-break/>a</text:span><text:span text:style-name="T19">mi</text:span><text:span text:style-name="T18">tié, me persuade que ie seray capable de so</text:span><text:span text:style-name="T19">u</text:span><text:span text:style-name="T18">-<text:line-break/>tenir quelque labeur que ce soi</text:span><text:span text:style-name="T19">t</text:span><text:span text:style-name="T18">, </text:span><text:span text:style-name="T19">&amp;</text:span><text:span text:style-name="T18"> me sollicite<text:line-break/>pour cela de veiller les nuicts les plus serene</text:span><text:span text:style-name="T19">s</text:span><text:span text:style-name="T18"> d</text:span><text:span text:style-name="T19">e<text:line-break/></text:span><text:span text:style-name="T21">l</text:span><text:span text:style-name="T20">'h</text:span><text:span text:style-name="T21">yuer,</text:span><text:span text:style-name="T18"> pour chercher par quels termes choisi</text:span><text:span text:style-name="T19">*</text:span><text:span text:style-name="T18">,<text:line-break/></text:span><text:span text:style-name="T19">&amp;</text:span><text:span text:style-name="T18"> pa</text:span><text:span text:style-name="T19">t</text:span><text:span text:style-name="T18"> quel beau tour de ver</text:span><text:span text:style-name="T19">s,</text:span><text:span text:style-name="T18"> </text:span><text:span text:style-name="T19">ie</text:span><text:span text:style-name="T18"> pourray appor-<text:line-break/>ter des lumière</text:span><text:span text:style-name="T19">s</text:span><text:span text:style-name="T18"> à vostre esprit pour le rendre<text:line-break/>capable de penetrer dans l'obscurité des secrets<text:line-break/>de la Nature.</text:span></text:p>
      <text:p text:style-name="Texte_20_du_20_corps"><text:span text:style-name="T19">II </text:span><text:span text:style-name="T18">est donc necessaire de chasser cette erreur<text:line-break/>&amp; ces teneb</text:span><text:span text:style-name="T19">re</text:span><text:span text:style-name="T18">s de l</text:span><text:span text:style-name="T19">’</text:span><text:span text:style-name="T18">espri</text:span><text:span text:style-name="T19">t</text:span><text:span text:style-name="T18">, à quoy il ne</text:span><text:span text:style-name="T19"> </text:span><text:span text:style-name="T18">faut em-<text:line-break/>ployer ny les rayons du Solei</text:span><text:span text:style-name="T19">l,</text:span><text:span text:style-name="T18"> ny les traits bril-<text:line-break/>lants du Iour,</text:span><text:span text:style-name="T19">m</text:span><text:span text:style-name="T18">ais bien l</text:span><text:span text:style-name="T19">i</text:span><text:span text:style-name="T18">mage de la Nature a</text:span><text:span text:style-name="T19">u</text:span><text:span text:style-name="T18">eC<text:line-break/>la raiso seule,</text:span><text:span text:style-name="T19">d'</text:span><text:span text:style-name="T18">où nous au</text:span><text:span text:style-name="T19">t</text:span><text:span text:style-name="T18">os </text:span><text:span text:style-name="T19">d'a</text:span><text:span text:style-name="T18">bord ce Principe<text:line-break/>qu</text:span><text:span text:style-name="T19">e</text:span><text:span text:style-name="T18">nulle chose ne </text:span><text:span text:style-name="T19">f</text:span><text:span text:style-name="T18">e fait iamais de rie</text:span><text:span text:style-name="T19">.</text:span><text:span text:style-name="T18"> La crainte<text:line-break/></text:span><text:span text:style-name="T19">s’e</text:span><text:span text:style-name="T18">s</text:span><text:span text:style-name="T19">t</text:span><text:span text:style-name="T18"> tellem</text:span><text:span text:style-name="T19">è</text:span><text:span text:style-name="T18">t emparée de ll</text:span><text:span text:style-name="T19">ef</text:span><text:span text:style-name="T18">pri</text:span><text:span text:style-name="T19">r</text:span><text:span text:style-name="T18"> deto</text:span><text:span text:style-name="T19">u</text:span><text:span text:style-name="T18">s les Mo</text:span><text:span text:style-name="T19">t-<text:line-break/></text:span><text:span text:style-name="T18">tel</text:span><text:span text:style-name="T19">s</text:span><text:span text:style-name="T18">, que de plusieurs choses qui se </text:span><text:span text:style-name="T19">so</text:span><text:span text:style-name="T18">t sur la terre<text:line-break/>&amp; qui se vo</text:span><text:span text:style-name="T19">ye</text:span><text:span text:style-name="T18">t au Ciel</text:span><text:span text:style-name="T19">j</text:span><text:span text:style-name="T18">pource que les causes n</text:span><text:span text:style-name="T19">’</text:span><text:span text:style-name="T18">en<text:line-break/>peuuent estre connues on tient qu</text:span><text:span text:style-name="T19">’</text:span><text:span text:style-name="T18">elles procedet<text:line-break/></text:span><text:span text:style-name="T19">.</text:span><text:span text:style-name="T18"> d'un pouuoir diuin. Mais quand nous aurons v</text:span><text:span text:style-name="T19">st<text:line-break/></text:span><text:span text:style-name="T18">que nulle chose ne peut estre creée du ne</text:span><text:span text:style-name="T19">a</text:span><text:span text:style-name="T18">nt, q</text:span><text:span text:style-name="T19">u</text:span><text:span text:style-name="T18">i<text:line-break/>estl</text:span><text:span text:style-name="T19">’</text:span><text:span text:style-name="T18">opimon que nous suiuons , nous découur</text:span><text:span text:style-name="T19">i*<text:line-break/>i</text:span><text:span text:style-name="T18">ons nettement les</text:span><text:span text:style-name="T19"> </text:span><text:span text:style-name="T18">s</text:span><text:span text:style-name="T19">ui</text:span><text:span text:style-name="T18">ttes ,&amp; de</text:span><text:span text:style-name="T19"> </text:span><text:span text:style-name="T18">quoy &amp; com</text:span><text:span text:style-name="T19">-<text:line-break/></text:span><text:span text:style-name="T18">ment toutes choses peuuent estre formées </text:span><text:span text:style-name="T19">f</text:span><text:span text:style-name="T18">ans<text:line-break/>qu</text:span><text:span text:style-name="T19">’sl</text:span><text:span text:style-name="T18"> so</text:span><text:span text:style-name="T19">f</text:span><text:span text:style-name="T18">t befoin de recou</text:span><text:span text:style-name="T19">r</text:span><text:span text:style-name="T18">ir au minist</text:span><text:span text:style-name="T19">ete</text:span><text:span text:style-name="T18"> des</text:span></text:p>
      <text:p text:style-name="P11"><text:span text:style-name="T19">JO</text:span><text:span text:style-name="T18"> LE </text:span><text:span text:style-name="T19">I..</text:span><text:span text:style-name="T18"> </text:span><text:span text:style-name="T19">LIVR</text:span><text:span text:style-name="T18">E DE L</text:span><text:span text:style-name="T19">U</text:span><text:span text:style-name="T18">C</text:span><text:span text:style-name="T19">R</text:span><text:span text:style-name="T18">E CE</text:span><text:span text:style-name="T19">.</text:span></text:p>
      <text:p text:style-name="Texte_20_du_20_corps"><text:span text:style-name="T19">.</text:span><text:span text:style-name="T18">Dieux. Car si elles pouuoi</text:span><text:span text:style-name="T19">c</text:span><text:span text:style-name="T18">nt </text:span><text:span text:style-name="T19">L</text:span><text:span text:style-name="T18">e faire de ri</text:span><text:span text:style-name="T19">cfi<text:line-break/></text:span><text:span text:style-name="T18">toutes sortes </text:span><text:span text:style-name="T19">d'e</text:span><text:span text:style-name="T18">spece</text:span><text:span text:style-name="T19">s </text:span><text:span text:style-name="T18">pourrol</text:span><text:span text:style-name="T19">e</text:span><text:span text:style-name="T18">nt naistre de tou-<text:line-break/>tes Choses</text:span><text:span text:style-name="T19">, </text:span><text:span text:style-name="T18">&amp; n</text:span><text:span text:style-name="T19">sa</text:span><text:span text:style-name="T18">uroi</text:span><text:span text:style-name="T19">e</text:span><text:span text:style-name="T18">nt pas besoin de semence</text:span><text:span text:style-name="T19">.<text:line-break/></text:span><text:span text:style-name="T18">Les hommes pourr</text:span><text:span text:style-name="T19">a</text:span><text:span text:style-name="T18">ient</text:span><text:span text:style-name="T19"> </text:span><text:span text:style-name="T18">auoir tiré d'abord leu</text:span><text:span text:style-name="T19">r<text:line-break/>o</text:span><text:span text:style-name="T18">rigine de la me</text:span><text:span text:style-name="T19">r,</text:span><text:span text:style-name="T18"> le genre écaillé des poissons, &amp;<text:line-break/>les oyseaux seroien</text:span><text:span text:style-name="T19">t</text:span><text:span text:style-name="T18"> peut-estre </text:span><text:span text:style-name="T19">F</text:span><text:span text:style-name="T18">o</text:span><text:span text:style-name="T19">r</text:span><text:span text:style-name="T18">t</text:span><text:span text:style-name="T19">i</text:span><text:span text:style-name="T18">s de</text:span><text:span text:style-name="T19"> </text:span><text:span text:style-name="T18">la terre</text:span><text:span text:style-name="T19">:<text:line-break/></text:span><text:span text:style-name="T18">&amp;l</text:span><text:span text:style-name="T19">c</text:span><text:span text:style-name="T18">s belles sauuages &amp; priuées</text:span><text:span text:style-name="T19"> </text:span><text:span text:style-name="T18">a</text:span><text:span text:style-name="T19">u</text:span><text:span text:style-name="T18">ro</text:span><text:span text:style-name="T19">ie</text:span><text:span text:style-name="T18">nt pris leur<text:line-break/></text:span><text:span text:style-name="T19">O</text:span><text:span text:style-name="T18">rigine du Ciel</text:span><text:span text:style-name="T19">,</text:span><text:span text:style-name="T18"> Toutes les especes</text:span><text:span text:style-name="T19"> </text:span><text:span text:style-name="T18">d</text:span><text:span text:style-name="T19">’</text:span><text:span text:style-name="T18">Animaux<text:line-break/>venues d'une production incertaine,</text:span><text:span text:style-name="T19">o</text:span><text:span text:style-name="T18">ccuperoient<text:line-break/></text:span><text:span text:style-name="T19">l</text:span><text:span text:style-name="T18">es terres de</text:span><text:span text:style-name="T19">f</text:span><text:span text:style-name="T18">ertes &amp; les champs</text:span><text:span text:style-name="T19"> </text:span><text:span text:style-name="T18">cul</text:span><text:span text:style-name="T19">i</text:span><text:span text:style-name="T18">iu</text:span><text:span text:style-name="T19">e</text:span><text:span text:style-name="T18">z. Les<text:line-break/>mes</text:span><text:span text:style-name="T19">m</text:span><text:span text:style-name="T18">es fruits ne viendroient pas d'ordinaire sur<text:line-break/></text:span><text:span text:style-name="T21">les</text:span><text:span text:style-name="T18"> mesmes arbres, mais ils changeroi</text:span><text:span text:style-name="T19">e</text:span><text:span text:style-name="T18">nt</text:span><text:span text:style-name="T19">,</text:span><text:span text:style-name="T18"> &amp; tou</text:span><text:span text:style-name="T19">-<text:line-break/></text:span><text:span text:style-name="T18">te</text:span><text:span text:style-name="T19">s</text:span><text:span text:style-name="T18"> choses en po</text:span><text:span text:style-name="T19">u</text:span><text:span text:style-name="T18">rroient porter de toutes les fa-<text:line-break/>çons</text:span><text:span text:style-name="T19">.</text:span><text:span text:style-name="T18"> Car</text:span><text:span text:style-name="T19"> </text:span><text:span text:style-name="T18">si en chaque suje</text:span><text:span text:style-name="T19">t</text:span><text:span text:style-name="T18">, il n’y auoit point<text:line-break/>de propres principes pour la generation de son<text:line-break/></text:span><text:span text:style-name="T21">espece</text:span><text:span text:style-name="T20">,</text:span><text:span text:style-name="T18"> comment y pourroit-on consid</text:span><text:span text:style-name="T19">é</text:span><text:span text:style-name="T18">rer </text:span><text:span text:style-name="T19">y</text:span><text:span text:style-name="T18">ne<text:line-break/></text:span><text:span text:style-name="T19">M</text:span><text:span text:style-name="T18">er</text:span><text:span text:style-name="T19">e</text:span><text:span text:style-name="T18"> asse</text:span><text:span text:style-name="T19">u</text:span><text:span text:style-name="T18">ré</text:span><text:span text:style-name="T19">c</text:span><text:span text:style-name="T18">? Mais pource que toutes les chofes<text:line-break/></text:span><text:span text:style-name="T19">so</text:span><text:span text:style-name="T18">nt engendrées de certaines semences, d</text:span><text:span text:style-name="T19">e</text:span><text:span text:style-name="T18"> la<text:line-break/>Vient que chaq</text:span><text:span text:style-name="T19">u</text:span><text:span text:style-name="T18">echose naist &amp;parois</text:span><text:span text:style-name="T19">taui</text:span><text:span text:style-name="T18">our au<text:line-break/>lieu ou se trou</text:span><text:span text:style-name="T19">u</text:span><text:span text:style-name="T18">ent la </text:span><text:span text:style-name="T19">rn</text:span><text:span text:style-name="T18">atiere </text:span><text:span text:style-name="T19">&amp;</text:span><text:span text:style-name="T18"> les premiers<text:line-break/>corps ; C’est po</text:span><text:span text:style-name="T19">ur</text:span><text:span text:style-name="T18">qu</text:span><text:span text:style-name="T19">oy</text:span><text:span text:style-name="T18"> toutes choses ne peuuent<text:line-break/>es</text:span><text:span text:style-name="T19">t</text:span><text:span text:style-name="T18">re engendrées de toutes mdifferemment : d’au</text:span><text:span text:style-name="T19">-<text:line-break/></text:span><text:span text:style-name="T18">tant que chaque chose contient en elle vne fa</text:span><text:span text:style-name="T19">-<text:line-break/></text:span><text:span text:style-name="T18">culté singuliere</text:span><text:span text:style-name="T19">.</text:span><text:span text:style-name="T18"> Pourquoy voyons-nous la</text:span><text:span text:style-name="T19"> </text:span><text:span text:style-name="T18">rose<text:line-break/>au Printemp</text:span><text:span text:style-name="T19">s</text:span><text:span text:style-name="T18">, </text:span><text:span text:style-name="T19">&amp;</text:span><text:span text:style-name="T18"> les froments dans la saison d</text:span><text:span text:style-name="T19">u<text:line-break/></text:span><text:span text:style-name="T18">chau</text:span><text:span text:style-name="T19">d</text:span><text:span text:style-name="T18">, </text:span><text:span text:style-name="T19">&amp;</text:span><text:span text:style-name="T18"> durant l’Automn</text:span><text:span text:style-name="T19">c</text:span><text:span text:style-name="T18"> moite les raisins s'</text:span><text:span text:style-name="T19">a-<text:line-break/></text:span><text:span text:style-name="T18">mollir ? S</text:span><text:span text:style-name="T19">i</text:span><text:span text:style-name="T18"> ce n’es</text:span><text:span text:style-name="T19">t</text:span><text:span text:style-name="T18">, pource que les semences inua-<text:line-break/></text:span><text:span text:style-name="T19">f</text:span><text:span text:style-name="T18">iab</text:span><text:span text:style-name="T19">l</text:span><text:span text:style-name="T18">es des choses concourant à leur production,<text:line-break/>tout ce qui est engendré se produit quand les lai-<text:line-break/>sons propres sont v</text:span><text:span text:style-name="T19">çD</text:span><text:span text:style-name="T18">u</text:span><text:span text:style-name="T19">ës,</text:span><text:span text:style-name="T18"> &amp; que la terre nour-<text:line-break/></text:span><text:span text:style-name="T19">r</text:span><text:span text:style-name="T18">ici</text:span><text:span text:style-name="T19">e</text:span><text:span text:style-name="T18">r</text:span><text:span text:style-name="T19">c </text:span><text:span text:style-name="T18">pousse au lou</text:span><text:span text:style-name="T19">r</text:span><text:span text:style-name="T18">des créatures tendres? Que<text:line-break/>s</text:span><text:span text:style-name="T19">i</text:span><text:span text:style-name="T18"> elles </text:span><text:span text:style-name="T19">s</text:span><text:span text:style-name="T18">e faisoient du nean</text:span><text:span text:style-name="T19">t,</text:span><text:span text:style-name="T18"> elles sortiroient su</text:span><text:span text:style-name="T19">-<text:line-break/></text:span><text:span text:style-name="T18">bitement dans vn espace incertain , &amp; hors le<text:line-break/>temps de leur saison</text:span><text:span text:style-name="T19">.</text:span><text:span text:style-name="T18"> Car s</text:span><text:span text:style-name="T19">’il</text:span><text:span text:style-name="T18"> n’y auoit aucuns</text:span></text:p>
      <text:p text:style-name="P11"><text:span text:style-name="T19">LELL</text:span><text:span text:style-name="T18">I</text:span><text:span text:style-name="T19">V</text:span><text:span text:style-name="T18">R</text:span><text:span text:style-name="T19">EDEL</text:span><text:span text:style-name="T18">VCRE</text:span><text:span text:style-name="T19">CE.</text:span><text:span text:style-name="T18"> </text:span><text:span text:style-name="T19">ï</text:span><text:span text:style-name="T18">f<text:line-break/>principes qui portez à s'assembler pour la genera-<text:line-break/>tion , n</text:span><text:span text:style-name="T19">’</text:span><text:span text:style-name="T18">en pussent es</text:span><text:span text:style-name="T19">t</text:span><text:span text:style-name="T18">re e</text:span><text:span text:style-name="T19">rn</text:span><text:span text:style-name="T18">peschez par quelque<text:line-break/>temps fas</text:span><text:span text:style-name="T19">e</text:span><text:span text:style-name="T18">heu</text:span><text:span text:style-name="T19">x</text:span><text:span text:style-name="T18">, nulle espace de durée ne seroit<text:line-break/></text:span><text:span text:style-name="T19">5.</text:span><text:span text:style-name="T18"> point aussi requise à fa</text:span><text:span text:style-name="T19">i</text:span><text:span text:style-name="T18">re vn assemblage de se</text:span><text:span text:style-name="T19">-<text:line-break/></text:span><text:span text:style-name="T18">mence pour l'acroissement des choses,</text:span><text:span text:style-name="T19">fi</text:span><text:span text:style-name="T18"> elles pou-<text:line-break/>uoient croistre du neant</text:span><text:span text:style-name="T19">.</text:span><text:span text:style-name="T18"> Les jeunes gens se for</text:span><text:span text:style-name="T19">-<text:line-break/></text:span><text:span text:style-name="T18">meroient en vn instant dés leur enfance , &amp; les<text:line-break/>Arbrisseaux sortiroient brusquement de la terre:<text:line-break/>ce qui ne se fait iamai</text:span><text:span text:style-name="T19">s</text:span><text:span text:style-name="T18">, comme l’experience le<text:line-break/>. démontre assez : mais toute</text:span><text:span text:style-name="T19">s</text:span><text:span text:style-name="T18">choses croissent peu<text:line-break/>à peu d'une </text:span><text:span text:style-name="T19">f</text:span><text:span text:style-name="T18">emence certaine </text:span><text:span text:style-name="T19">•</text:span><text:span text:style-name="T18"> &amp; en croissan</text:span><text:span text:style-name="T19">t</text:span><text:span text:style-name="T18">, el-<text:line-break/>les gardent leur genre</text:span><text:span text:style-name="T19">D</text:span><text:span text:style-name="T18">e sorte, que vous pouue</text:span><text:span text:style-name="T19">z<text:line-break/></text:span><text:span text:style-name="T18">conoistre cor</text:span><text:span text:style-name="T19">n</text:span><text:span text:style-name="T18">e elles augmentent</text:span><text:span text:style-name="T19">,</text:span><text:span text:style-name="T18"> </text:span><text:span text:style-name="T19">&amp;</text:span><text:span text:style-name="T18"> comme elles<text:line-break/></text:span><text:span text:style-name="T19">F</text:span><text:span text:style-name="T18">ont nourries de leur matière propre : Adio</text:span><text:span text:style-name="T19">u</text:span><text:span text:style-name="T18">stez<text:line-break/>à cela que sans Certaines pluyes de l'année</text:span><text:span text:style-name="T19">,</text:span><text:span text:style-name="T18"> la<text:line-break/>terre ne peut produire s</text:span><text:span text:style-name="T19">e</text:span><text:span text:style-name="T18">s germes gracieux </text:span><text:span text:style-name="T19">,</text:span><text:span text:style-name="T18"> &amp;<text:line-break/>que</text:span><text:span text:style-name="T19"> </text:span><text:span text:style-name="T18">sans la nourriture, les Animaux ne peuuent<text:line-break/>ni croistre ni multiplier </text:span><text:span text:style-name="T19">;</text:span><text:span text:style-name="T18"> en telle forte qu</text:span><text:span text:style-name="T19">’</text:span><text:span text:style-name="T18">i</text:span><text:span text:style-name="T19">l</text:span><text:span text:style-name="T18"> est<text:line-break/>bien</text:span><text:span text:style-name="T19"> </text:span><text:span text:style-name="T18">plus à propos d’estimer que plusieurs corps<text:line-break/>sont communs à plusieurs chose</text:span><text:span text:style-name="T19">s</text:span><text:span text:style-name="T18">, comme nous<text:line-break/>Voyons dans les mots plusieurs lettres qui</text:span><text:span text:style-name="T19"> </text:span><text:span text:style-name="T18">en sont<text:line-break/>les elem</text:span><text:span text:style-name="T19">e</text:span><text:span text:style-name="T18">ns </text:span><text:span text:style-name="T19">,</text:span><text:span text:style-name="T18"> que de s’imaginer qu’il y en ait au-<text:line-break/>cune qui puisse exister sansprin</text:span><text:span text:style-name="T19">Gi</text:span><text:span text:style-name="T18">pes. Enfin pour</text:span><text:span text:style-name="T19">-<text:line-break/></text:span><text:span text:style-name="T18">quoy la Nature n'</text:span><text:span text:style-name="T19">at</text:span><text:span text:style-name="T18">-ell</text:span><text:span text:style-name="T19">e</text:span><text:span text:style-name="T18"> p</text:span><text:span text:style-name="T19">û</text:span><text:span text:style-name="T18"> rendre les hommes si<text:line-break/>grands qu</text:span><text:span text:style-name="T19">’</text:span><text:span text:style-name="T18">i</text:span><text:span text:style-name="T19">l</text:span><text:span text:style-name="T18">s fussent capables de passer la mer à<text:line-break/>gué ? si for</text:span><text:span text:style-name="T19">ts</text:span><text:span text:style-name="T18">, que de leurs mains ils pûssen</text:span><text:span text:style-name="T19">r</text:span><text:span text:style-name="T18"> arra-<text:line-break/>cher les montagnes </text:span><text:span text:style-name="T19">?</text:span><text:span text:style-name="T18"> </text:span><text:span text:style-name="T19">&amp;</text:span><text:span text:style-name="T18"> d'une vie si longue</text:span><text:span text:style-name="T19">,</text:span><text:span text:style-name="T18"> qu</text:span><text:span text:style-name="T19">’</text:span><text:span text:style-name="T18">i</text:span><text:span text:style-name="T19">l</text:span><text:span text:style-name="T18">s<text:line-break/>pûssent aller au de-là de plusieurs siecles</text:span><text:span text:style-name="T19">,</text:span><text:span text:style-name="T18"> si ce </text:span><text:span text:style-name="T19">n’e</text:span><text:span text:style-name="T18">s</text:span><text:span text:style-name="T19">t<text:line-break/></text:span><text:span text:style-name="T18">qu'aux choses qui doiuent es</text:span><text:span text:style-name="T19">t</text:span><text:span text:style-name="T18">re produite</text:span><text:span text:style-name="T19">s</text:span><text:span text:style-name="T18">, il y a<text:line-break/>vne certaine mati</text:span><text:span text:style-name="T19">è</text:span><text:span text:style-name="T18">re </text:span><text:span text:style-name="T19">,</text:span><text:span text:style-name="T18"> de laquelle dépend ce qui<text:line-break/>en peut es</text:span><text:span text:style-name="T19">t</text:span><text:span text:style-name="T18">re issu </text:span><text:span text:style-name="T19">?</text:span><text:span text:style-name="T18"> 11 faut donc confesser qu</text:span><text:span text:style-name="T19">’</text:span><text:span text:style-name="T18">il n</text:span><text:span text:style-name="T19">’y<text:line-break/></text:span><text:span text:style-name="T18">a</text:span><text:span text:style-name="T19"> </text:span><text:span text:style-name="T18">rien</text:span><text:span text:style-name="T19"> </text:span><text:span text:style-name="T18">qui se puisse</text:span><text:span text:style-name="T19"> </text:span><text:span text:style-name="T18">faire du nean</text:span><text:span text:style-name="T19">t,</text:span><text:span text:style-name="T18"> puisqu'une se-<text:line-break/>m</text:span><text:span text:style-name="T19">e</text:span><text:span text:style-name="T18">nc</text:span><text:span text:style-name="T19">e</text:span><text:span text:style-name="T18"> est necessaire aux choses, afin qu</text:span><text:span text:style-name="T19">’d</text:span><text:span text:style-name="T18">le</text:span><text:span text:style-name="T19">s<text:line-break/></text:span><text:span text:style-name="T18">nu</text:span><text:span text:style-name="T19">i</text:span><text:span text:style-name="T18">ss</text:span><text:span text:style-name="T19">ent</text:span><text:span text:style-name="T18"> es</text:span><text:span text:style-name="T19">tr</text:span><text:span text:style-name="T18">e produites </text:span><text:span text:style-name="T19">&amp;</text:span><text:span text:style-name="T18"> mi</text:span><text:span text:style-name="T19">f</text:span><text:span text:style-name="T18">es au iour</text:span><text:span text:style-name="T19">.</text:span></text:p>
      <text:p text:style-name="P11"><text:span text:style-name="T19">U</text:span><text:span text:style-name="T18"> LE </text:span><text:span text:style-name="T19">I.</text:span><text:span text:style-name="T18"> </text:span><text:span text:style-name="T19">LIvRE</text:span><text:span text:style-name="T18"> DE LvC</text:span><text:span text:style-name="T19">R</text:span><text:span text:style-name="T18">ECE</text:span><text:span text:style-name="T19">.’</text:span></text:p>
      <text:p text:style-name="Texte_20_du_20_corps"><text:span text:style-name="T18">Enfin puisque nous</text:span><text:span text:style-name="T19"> </text:span><text:span text:style-name="T18">voyons que</text:span><text:span text:style-name="T19"> </text:span><text:span text:style-name="T18">les</text:span><text:span text:style-name="T19"> </text:span><text:span text:style-name="T18">lieux</text:span><text:span text:style-name="T19"> </text:span><text:span text:style-name="T18">cu</text:span><text:span text:style-name="T19">lei-<text:line-break/></text:span><text:span text:style-name="T18">uez valent beaucoup mieux que ceux qui ne le<text:line-break/></text:span><text:span text:style-name="T19">f</text:span><text:span text:style-name="T18">ont pas , </text:span><text:span text:style-name="T19">&amp;</text:span><text:span text:style-name="T18"> que la main du laboureur rend la<text:line-break/>moisson beaucoup plus abondante </text:span><text:span text:style-name="T21">quelle neseroit<text:line-break/>si le champ e</text:span><text:span text:style-name="T20">ct</text:span><text:span text:style-name="T21">oit</text:span><text:span text:style-name="T20"> </text:span><text:span text:style-name="T21">néglig</text:span><text:span text:style-name="T20">e</text:span><text:span text:style-name="T21">,</text:span><text:span text:style-name="T18"> il est a</text:span><text:span text:style-name="T19">i</text:span><text:span text:style-name="T18">s</text:span><text:span text:style-name="T19">é</text:span><text:span text:style-name="T18"> d</text:span><text:span text:style-name="T19">e</text:span><text:span text:style-name="T18"> iuger qu</text:span><text:span text:style-name="T19">e</text:span><text:span text:style-name="T18"> dans </text:span><text:span text:style-name="T105">3<text:line-break/></text:span><text:span text:style-name="T18">la terre sont contenus les principes des choses<text:line-break/>que nous attirons dehors</text:span><text:span text:style-name="T19">,</text:span><text:span text:style-name="T18"> quand nous versons les<text:line-break/>guerets auec le soc en labourant la plaine. Que s’il<text:line-break/></text:span><text:span text:style-name="T19">n</text:span><text:span text:style-name="T18">'y e</text:span><text:span text:style-name="T19">h</text:span><text:span text:style-name="T18"> </text:span><text:span text:style-name="T19">a</text:span><text:span text:style-name="T18">uoit pqint du tout, vous verriez que</text:span><text:span text:style-name="T19"> </text:span><text:span text:style-name="T18">sans<text:line-break/>nos</text:span><text:span text:style-name="T19">t</text:span><text:span text:style-name="T18">re labeur toutes choses viendroient beau-<text:line-break/>coup mie</text:span><text:span text:style-name="T19">u</text:span><text:span text:style-name="T18">x </text:span><text:span text:style-name="T19">dlel</text:span><text:span text:style-name="T18">les-mesmes A q</text:span><text:span text:style-name="T19">uoy</text:span><text:span text:style-name="T18"> on peut :<text:line-break/>adiouter que la Nature dissout derechef toutes<text:line-break/>choses en ses </text:span><text:span text:style-name="T21">premiers</text:span><text:span text:style-name="T18"> corps, &amp; qu'elle n'en redu</text:span><text:span text:style-name="T19"> </text:span><text:span text:style-name="T18">jt<text:line-break/>aucune dans le neant. Ca</text:span><text:span text:style-name="T19">r</text:span><text:span text:style-name="T18"> s’il y auo</text:span><text:span text:style-name="T19">i</text:span><text:span text:style-name="T18">t quelque<text:line-break/>chose mo</text:span><text:span text:style-name="T19">t</text:span><text:span text:style-name="T18">te lle de tout poin</text:span><text:span text:style-name="T19">t,</text:span><text:span text:style-name="T18"> il n’y a rien qui ne<text:line-break/></text:span><text:span text:style-name="T24">per</text:span><text:span text:style-name="T25">ssl.</text:span><text:span text:style-name="T24">&amp; </text:span><text:span text:style-name="T18">qui ne </text:span><text:span text:style-name="T19">r'</text:span><text:span text:style-name="T18">éuano</text:span><text:span text:style-name="T19">u</text:span><text:span text:style-name="T18">is</text:span><text:span text:style-name="T19">t</text:span><text:span text:style-name="T18"> en vn insta</text:span><text:span text:style-name="T19">r</text:span><text:span text:style-name="T18"> deuant les<text:line-break/>yeux</text:span><text:span text:style-name="T19">j</text:span><text:span text:style-name="T18">pource </text:span><text:span text:style-name="T19">q</text:span><text:span text:style-name="T18">u</text:span><text:span text:style-name="T19">'</text:span><text:span text:style-name="T18">i</text:span><text:span text:style-name="T19">l</text:span><text:span text:style-name="T18"> ne </text:span><text:span text:style-name="T19">f</text:span><text:span text:style-name="T18">erait po</text:span><text:span text:style-name="T19">j</text:span><text:span text:style-name="T18">nt necessaire qu</text:span><text:span text:style-name="T19">fl</text:span><text:span text:style-name="T18"> y<text:line-break/></text:span><text:span text:style-name="T24">eust </text:span><text:span text:style-name="T18">aucune violence pour faire la separation </text:span><text:span text:style-name="T24">des<text:line-break/></text:span><text:span text:style-name="T18">parties, </text:span><text:span text:style-name="T19">&amp;</text:span><text:span text:style-name="T18"> pour en briser les liens</text:span><text:span text:style-name="T19">.</text:span><text:span text:style-name="T18"> Mais</text:span><text:span text:style-name="T19"> </text:span><text:span text:style-name="T18">de</text:span><text:span text:style-name="T19"> </text:span><text:span text:style-name="T18">ce<text:line-break/>que toutes choses sont Construites d'une semence<text:line-break/>Constante, i</text:span><text:span text:style-name="T19">u</text:span><text:span text:style-name="T18">sq</text:span><text:span text:style-name="T19">u</text:span><text:span text:style-name="T18">es à ce qu'une force </text:span><text:span text:style-name="T19">ar</text:span><text:span text:style-name="T18">riue qui fe</text:span><text:span text:style-name="T19">-<text:line-break/>c</text:span><text:span text:style-name="T18">o</text:span><text:span text:style-name="T19">ü</text:span><text:span text:style-name="T18">e</text:span><text:span text:style-name="T19"> </text:span><text:span text:style-name="T18">extérieurement</text:span><text:span text:style-name="T19">,</text:span><text:span text:style-name="T18"> </text:span><text:span text:style-name="T124">ou</text:span><text:span text:style-name="T18"> q</text:span><text:span text:style-name="T19">uip</text:span><text:span text:style-name="T18">enetrant au dedans<text:line-break/>par les petits vuid</text:span><text:span text:style-name="T19">e</text:span><text:span text:style-name="T18">s fait la dissolution </text:span><text:span text:style-name="T19">,</text:span><text:span text:style-name="T18"> la Nature<text:line-break/>ne </text:span><text:span text:style-name="T19">f</text:span><text:span text:style-name="T18">ouff</text:span><text:span text:style-name="T19">r</text:span><text:span text:style-name="T18">e point que l</text:span><text:span text:style-name="T19">'o</text:span><text:span text:style-name="T18">n en puisse venir au dernier<text:line-break/>anéantissement</text:span><text:span text:style-name="T19">.</text:span></text:p>
      <text:p text:style-name="Texte_20_du_20_corps"><text:span text:style-name="T18">Que si tout ce que, </text:span><text:span text:style-name="T19">ra</text:span><text:span text:style-name="T18">ge éloigne de nous par<text:line-break/>le vieillesse est entierement éteint par l'</text:span><text:span text:style-name="T19">a</text:span><text:span text:style-name="T18">n</text:span><text:span text:style-name="T19">é</text:span><text:span text:style-name="T18">antis</text:span><text:span text:style-name="T19">-<text:line-break/></text:span><text:span text:style-name="T18">sement de la </text:span><text:span text:style-name="T19">rn</text:span><text:span text:style-name="T18">atiere ; D</text:span><text:span text:style-name="T19">'ou</text:span><text:span text:style-name="T18"> </text:span><text:span text:style-name="T19">v</text:span><text:span text:style-name="T18">ient que dans tous<text:line-break/>les genre</text:span><text:span text:style-name="T19">s</text:span><text:span text:style-name="T18">, </text:span><text:span text:style-name="T21">l</text:span><text:span text:style-name="T20">'</text:span><text:span text:style-name="T21">admirable</text:span><text:span text:style-name="T18"> V </text:span><text:span text:style-name="T19">e</text:span><text:span text:style-name="T18">nus ramèin</text:span><text:span text:style-name="T19">c</text:span><text:span text:style-name="T18"> à la lu</text:span><text:span text:style-name="T19">-<text:line-break/></text:span><text:span text:style-name="T18">mi</text:span><text:span text:style-name="T19">c</text:span><text:span text:style-name="T18">re</text:span><text:span text:style-name="T19"> </text:span><text:span text:style-name="T18">toutes les es</text:span><text:span text:style-name="T19">p</text:span><text:span text:style-name="T18">eces d'animaux</text:span><text:span text:style-name="T19">,</text:span><text:span text:style-name="T18"> &amp; que la terre<text:line-break/>m</text:span><text:span text:style-name="T19">er</text:span><text:span text:style-name="T18">e de la diuer</text:span><text:span text:style-name="T19">si</text:span><text:span text:style-name="T18">té les nourrit &amp; les augmente,<text:line-break/>donnant à toutes leur aliment </text:span><text:span text:style-name="T19">sal</text:span><text:span text:style-name="T18">on leur Nature</text:span><text:span text:style-name="T19">?<text:line-break/>Dlou</text:span><text:span text:style-name="T18"> vient q</text:span><text:span text:style-name="T19">i</text:span><text:span text:style-name="T18">ie les sources </text:span><text:span text:style-name="T19">p</text:span><text:span text:style-name="T18">e</text:span><text:span text:style-name="T19">t</text:span><text:span text:style-name="T18">ennes maintien</text:span><text:span text:style-name="T19">-<text:line-break/>D</text:span><text:span text:style-name="T18">ent en estat la</text:span><text:span text:style-name="T19"> </text:span><text:span text:style-name="T18">m</text:span><text:span text:style-name="T19">er</text:span><text:span text:style-name="T18"> </text:span><text:span text:style-name="T19">&amp;</text:span><text:span text:style-name="T18"> le</text:span><text:span text:style-name="T19">s</text:span><text:span text:style-name="T18"> </text:span><text:span text:style-name="T19">fleu</text:span><text:span text:style-name="T18">ue</text:span><text:span text:style-name="T19">s</text:span><text:span text:style-name="T18"> de long co</text:span><text:span text:style-name="T19">ur</text:span><text:span text:style-name="T18">s</text:span><text:span text:style-name="T19">î</text:span></text:p>
      <text:p text:style-name="P11"><text:span text:style-name="T18">L</text:span><text:span text:style-name="T19">EI.</text:span><text:span text:style-name="T18"> </text:span><text:span text:style-name="T19">LI</text:span><text:span text:style-name="T18">V</text:span><text:span text:style-name="T19">R</text:span><text:span text:style-name="T18">E </text:span><text:span text:style-name="T19">DE</text:span><text:span text:style-name="T18"> </text:span><text:span text:style-name="T19">LvcREC</text:span><text:span text:style-name="T18">E</text:span><text:span text:style-name="T19">.</text:span><text:span text:style-name="T18"> </text:span><text:span text:style-name="T21">7</text:span><text:span text:style-name="T20">3<text:line-break/></text:span><text:span text:style-name="T18">Comment la Région</text:span><text:span text:style-name="T19"> </text:span><text:span text:style-name="T18">etherée est-elle capable de<text:line-break/>rep</text:span><text:span text:style-name="T19">a</text:span><text:span text:style-name="T18">istre les Astres </text:span><text:span text:style-name="T19">?</text:span><text:span text:style-name="T18"> Vne durée infime dans le<text:line-break/>temps,&amp; le</text:span><text:span text:style-name="T19">si</text:span><text:span text:style-name="T18">our</text:span><text:span text:style-name="T19">sp</text:span><text:span text:style-name="T18">assez deuroien</text:span><text:span text:style-name="T19">ta</text:span><text:span text:style-name="T18">uoi</text:span><text:span text:style-name="T19">rd</text:span><text:span text:style-name="T18">es-ja<text:line-break/>con</text:span><text:span text:style-name="T19">su</text:span><text:span text:style-name="T18">mé toiit ce qu’il y a</text:span><text:span text:style-name="T19"> </text:span><text:span text:style-name="T18">de mortel</text:span><text:span text:style-name="T19">.</text:span><text:span text:style-name="T18"> Que</text:span><text:span text:style-name="T19"> </text:span><text:span text:style-name="T18">si</text:span><text:span text:style-name="T19"> </text:span><text:span text:style-name="T18">dans<text:line-break/>ce long espac</text:span><text:span text:style-name="T19">e</text:span><text:span text:style-name="T18">, &amp; dans les iours passe</text:span><text:span text:style-name="T19">z</text:span><text:span text:style-name="T18">, les cho-<text:line-break/>se</text:span><text:span text:style-name="T19">sd</text:span><text:span text:style-name="T18">ont cét</text:span><text:span text:style-name="T19"> </text:span><text:span text:style-name="T18">V</text:span><text:span text:style-name="T19"> </text:span><text:span text:style-name="T18">mue</text:span><text:span text:style-name="T19">t</text:span><text:span text:style-name="T18">s est continuellement reparé,<text:line-break/>ont tous</text:span><text:span text:style-name="T19">i</text:span><text:span text:style-name="T18">ours subsisté , il faut certainement<text:line-break/>qu’elles soient do</text:span><text:span text:style-name="T19">u</text:span><text:span text:style-name="T18">ées d'une nature immortelle.'<text:line-break/>Il n’est donc pas possible que quoy que ce soit<text:line-break/>retourne iamais dans le neant</text:span><text:span text:style-name="T19">.</text:span></text:p>
      <text:p text:style-name="Texte_20_du_20_corps"><text:span text:style-name="T18">Enfin il n</text:span><text:span text:style-name="T19">’</text:span><text:span text:style-name="T18">y a rien qui ne fust dissout pat vn</text:span><text:span text:style-name="T19">e<text:line-break/></text:span><text:span text:style-name="T18">mefme caufe &amp; Vertu , si vne </text:span><text:span text:style-name="T19">rn</text:span><text:span text:style-name="T18">atiere eternelle<text:line-break/>n</text:span><text:span text:style-name="T19">le</text:span><text:span text:style-name="T18">ntr</text:span><text:span text:style-name="T19">e</text:span><text:span text:style-name="T18">tenoit naturellement les liens qui l</text:span><text:span text:style-name="T19">'a</text:span><text:span text:style-name="T18">tta</text:span><text:span text:style-name="T19">-<text:line-break/></text:span><text:span text:style-name="T18">client plus</text:span><text:span text:style-name="T19"> </text:span><text:span text:style-name="T18">ou moins dans les diuers </text:span><text:span text:style-name="T19">su</text:span><text:span text:style-name="T18">jets : car<text:line-break/>certainement il ne faudrait pour y suffire</text:span><text:span text:style-name="T19"> </text:span><text:span text:style-name="T18">qu'un<text:line-break/>feu</text:span><text:span text:style-name="T19">!</text:span><text:span text:style-name="T18"> trait de</text:span><text:span text:style-name="T19"> </text:span><text:span text:style-name="T18">la</text:span><text:span text:style-name="T19"> </text:span><text:span text:style-name="T18">mort , pourc</text:span><text:span text:style-name="T19">e</text:span><text:span text:style-name="T18"> que si de toutes les<text:line-break/>choses qui son</text:span><text:span text:style-name="T19">t</text:span><text:span text:style-name="T18">, il n</text:span><text:span text:style-name="T19">’</text:span><text:span text:style-name="T18">y en a aucune qui soit faite<text:line-break/>de corps etern</text:span><text:span text:style-name="T19">e</text:span><text:span text:style-name="T18">l</text:span><text:span text:style-name="T19">s</text:span><text:span text:style-name="T18">, quelque violence que ce soit<text:line-break/>en deuroit incontinent dissoudre la structure</text:span><text:span text:style-name="T19">.<text:line-break/></text:span><text:span text:style-name="T18">Mais parce que les liens des principes sont dis</text:span><text:span text:style-name="T19">-<text:line-break/></text:span><text:span text:style-name="T18">semblables en </text:span><text:span text:style-name="T19">e</text:span><text:span text:style-name="T18">ux mesine</text:span><text:span text:style-name="T19">s</text:span><text:span text:style-name="T18">, </text:span><text:span text:style-name="T19">&amp;</text:span><text:span text:style-name="T18"> que la </text:span><text:span text:style-name="T19">rn</text:span><text:span text:style-name="T18">atiere est<text:line-break/>eternelle; les choses demeurent dans</text:span><text:span text:style-name="T19"> </text:span><text:span text:style-name="T18">l’</text:span><text:span text:style-name="T19">in</text:span><text:span text:style-name="T18">tegrité<text:line-break/>de leurs corps , iusques à ce qui</text:span><text:span text:style-name="T19">!</text:span><text:span text:style-name="T18"> se tro</text:span><text:span text:style-name="T19">uuc</text:span><text:span text:style-name="T18"> vne<text:line-break/>force proportionnée à chacune pour en dissoudre<text:line-break/>le tissu. Ainsi rien ne retourne au n</text:span><text:span text:style-name="T19">ea</text:span><text:span text:style-name="T18">nt : mais par<text:line-break/>la dissolution toutes choses retournent aux corps<text:line-break/>de la </text:span><text:span text:style-name="T19">rn</text:span><text:span text:style-name="T18">atiere</text:span><text:span text:style-name="T19">.</text:span></text:p>
      <text:p text:style-name="Texte_20_du_20_corps"><text:span text:style-name="T18">Les pluyes p</text:span><text:span text:style-name="T19">e</text:span><text:span text:style-name="T18">rissent en apparence, quand le<text:line-break/></text:span><text:span text:style-name="T19">p</text:span><text:span text:style-name="T18">ere de la Région </text:span><text:span text:style-name="T19">e</text:span><text:span text:style-name="T18">therée les précipite dans le<text:line-break/></text:span><text:span text:style-name="T19">f</text:span><text:span text:style-name="T18">e</text:span><text:span text:style-name="T19">in</text:span><text:span text:style-name="T18"> de la terre</text:span><text:span text:style-name="T19">,</text:span><text:span text:style-name="T18"> qui est la mere </text:span><text:span text:style-name="T21">commune</text:span><text:span text:style-name="T20">.</text:span><text:span text:style-name="T18"> Toutes</text:span><text:span text:style-name="T19">-<text:line-break/></text:span><text:span text:style-name="T18">fois les moissons en viennent plus abondantes, &amp;<text:line-break/>les rameaux des arbres en sont verdoyans. Les a</text:span><text:span text:style-name="T19">t-<text:line-break/></text:span><text:span text:style-name="T18">b</text:span><text:span text:style-name="T19">r</text:span><text:span text:style-name="T18">es mesines en d</text:span><text:span text:style-name="T19">e</text:span><text:span text:style-name="T18">uiennent grands , &amp;</text:span><text:span text:style-name="T19"> </text:span><text:span text:style-name="T18">se char</text:span><text:span text:style-name="T19">-<text:line-break/></text:span><text:span text:style-name="T18">gent de fruits. De</text:span><text:span text:style-name="T19">-</text:span><text:span text:style-name="T18">l</text:span><text:span text:style-name="T19">à</text:span><text:span text:style-name="T18"> font nourris l</text:span><text:span text:style-name="T19">es</text:span><text:span text:style-name="T18"> hommes </text:span><text:span text:style-name="T19">&amp;</text:span></text:p>
      <text:p text:style-name="P11"><text:span text:style-name="T19">Î4</text:span><text:span text:style-name="T18"> LE </text:span><text:span text:style-name="T19">L</text:span><text:span text:style-name="T18"> </text:span><text:span text:style-name="T19">I.</text:span><text:span text:style-name="T18"> I v R </text:span><text:span text:style-name="T19">E</text:span><text:span text:style-name="T18"> D E </text:span><text:span text:style-name="T19">L</text:span><text:span text:style-name="T18"> V </text:span><text:span text:style-name="T19">cRf</text:span><text:span text:style-name="T18"> </text:span><text:span text:style-name="T19">CE.</text:span></text:p>
      <text:p text:style-name="Texte_20_du_20_corps"><text:span text:style-name="T18">les animaux</text:span><text:span text:style-name="T19">.</text:span><text:span text:style-name="T18"> De</text:span><text:span text:style-name="T19">-</text:span><text:span text:style-name="T18">là nous</text:span><text:span text:style-name="T19"> </text:span><text:span text:style-name="T18">voyons les villes</text:span><text:span text:style-name="T19"> </text:span><text:span text:style-name="T18">io</text:span><text:span text:style-name="T19">ye</text:span><text:span text:style-name="T18">u</text:span><text:span text:style-name="T19">-<text:line-break/>L</text:span><text:span text:style-name="T18">es florir par vn grand nombre </text:span><text:span text:style-name="T19">dle</text:span><text:span text:style-name="T18">nfans,</text:span><text:span text:style-name="T19">&amp;</text:span><text:span text:style-name="T18"> les fo-<text:line-break/></text:span><text:span text:style-name="T19">t</text:span><text:span text:style-name="T18">ests épaisses re</text:span><text:span text:style-name="T19">s</text:span><text:span text:style-name="T18">onne</text:span><text:span text:style-name="T19">t</text:span><text:span text:style-name="T18"> de toutes parts au bruit d’</text:span><text:span text:style-name="T19">y-<text:line-break/></text:span><text:span text:style-name="T18">ne inf</text:span><text:span text:style-name="T19">i</text:span><text:span text:style-name="T18">nité </text:span><text:span text:style-name="T19">l'o</text:span><text:span text:style-name="T18">sseaux</text:span><text:span text:style-name="T19">.</text:span><text:span text:style-name="T18"> De-là les belles appesanties<text:line-break/>par</text:span><text:span text:style-name="T19"> </text:span><text:span text:style-name="T18">trop d</text:span><text:span text:style-name="T19">ég</text:span><text:span text:style-name="T18">raisse , tombent auec ioye</text:span><text:span text:style-name="T19"> </text:span><text:span text:style-name="T18">dans</text:span><text:span text:style-name="T19"> </text:span><text:span text:style-name="T18">les<text:line-break/></text:span><text:span text:style-name="T19">p</text:span><text:span text:style-name="T18">asca</text:span><text:span text:style-name="T19">g</text:span><text:span text:style-name="T18">e</text:span><text:span text:style-name="T19">s</text:span><text:span text:style-name="T18"> fertile</text:span><text:span text:style-name="T19">s</text:span><text:span text:style-name="T18">, &amp; de leurs mammelle</text:span><text:span text:style-name="T19">s</text:span><text:span text:style-name="T18"> pleines,<text:line-break/></text:span><text:span text:style-name="T19">v</text:span><text:span text:style-name="T18">n</text:span><text:span text:style-name="T19">e</text:span><text:span text:style-name="T18"> blanche humeur distile incessamment.Le ieu-<text:line-break/>ne troupeau qui veut s</text:span><text:span text:style-name="T19">’</text:span><text:span text:style-name="T18">égaye</text:span><text:span text:style-name="T19">r</text:span><text:span text:style-name="T18">, bondit d'une jam</text:span><text:span text:style-name="T19">-<text:line-break/></text:span><text:span text:style-name="T18">be encore foiblé f</text:span><text:span text:style-name="T19">e</text:span><text:span text:style-name="T18">lon que sa fantaisie l’emporte<text:line-break/>parm</text:span><text:span text:style-name="T19">yl</text:span><text:span text:style-name="T18">es herbes tendres apres </text:span><text:span text:style-name="T19">s</text:span><text:span text:style-name="T18">’</text:span><text:span text:style-name="T19">e</text:span><text:span text:style-name="T18">stre a</text:span><text:span text:style-name="T19">sso</text:span><text:span text:style-name="T18">uuy de<text:line-break/></text:span><text:span text:style-name="T19">l</text:span><text:span text:style-name="T18">aict. Ainsi toutes les chofes qui se v</text:span><text:span text:style-name="T19">o</text:span><text:span text:style-name="T18">yent ne pe-<text:line-break/>rissent donc iamais, puisque la Nature mesme re-<text:line-break/>pare </text:span><text:span text:style-name="T19">t</text:span><text:span text:style-name="T18">ousiours quelque chose par vne autre, &amp;<text:line-break/>quelle ne permet pas qu</text:span><text:span text:style-name="T19">’</text:span><text:span text:style-name="T18">il y ait rien oui s’engen-<text:line-break/>dre</text:span><text:span text:style-name="T19">,</text:span><text:span text:style-name="T18"> sinon par le secours </text:span><text:span text:style-name="T19">d</text:span><text:span text:style-name="T18">'une mort </text:span><text:span text:style-name="T19">e</text:span><text:span text:style-name="T18">strangere,</text:span></text:p>
      <text:p text:style-name="Texte_20_du_20_corps"><text:span text:style-name="T18">or puisque i'ay enseigné que rien n</text:span><text:span text:style-name="T19">e</text:span><text:span text:style-name="T18"> peut </text:span><text:span text:style-name="T19">e</text:span><text:span text:style-name="T18">s</text:span><text:span text:style-name="T19">t</text:span><text:span text:style-name="T18">re<text:line-break/>creé</text:span><text:span text:style-name="T19"> </text:span><text:span text:style-name="T18">du neant, &amp; que</text:span><text:span text:style-name="T19"> </text:span><text:span text:style-name="T18">les choses engendrées n</text:span><text:span text:style-name="T19">’y<text:line-break/></text:span><text:span text:style-name="T18">sont iamais reduites; de peu</text:span><text:span text:style-name="T19">r</text:span><text:span text:style-name="T18"> toutes</text:span><text:span text:style-name="T19">r</text:span><text:span text:style-name="T18">oi</text:span><text:span text:style-name="T19">s</text:span><text:span text:style-name="T18"> que vous<text:line-break/>commenciez à vous défier de mes promesses de ce<text:line-break/>que</text:span><text:span text:style-name="T19"> </text:span><text:span text:style-name="T18">les Principes des choses ne</text:span><text:span text:style-name="T19"> </text:span><text:span text:style-name="T18">se peuuent discer</text:span><text:span text:style-name="T19">-<text:line-break/></text:span><text:span text:style-name="T18">ner pa</text:span><text:span text:style-name="T19">rl</text:span><text:span text:style-name="T18">es yeux </text:span><text:span text:style-name="T20">i</text:span><text:span text:style-name="T18"> écoutez maintenant quels corps<text:line-break/>il est necessaire q</text:span><text:span text:style-name="T19">ue</text:span><text:span text:style-name="T18"> vous reconnolssie</text:span><text:span text:style-name="T19">zv</text:span><text:span text:style-name="T18">o</text:span><text:span text:style-name="T19">u</text:span><text:span text:style-name="T18">s méme<text:line-break/>dans les choses,</text:span><text:span text:style-name="T19">&amp;</text:span><text:span text:style-name="T18"> qui ne peuuent estre veuës Pre-<text:line-break/>mierement la force du vent frappe la</text:span><text:span text:style-name="T19"> </text:span><text:span text:style-name="T18">m</text:span><text:span text:style-name="T19">e</text:span><text:span text:style-name="T18">r</text:span><text:span text:style-name="T19"> </text:span><text:span text:style-name="T18">auec<text:line-break/>impetuoiité : elle </text:span><text:span text:style-name="T19">a</text:span><text:span text:style-name="T18">bbat les grands vaisseau</text:span><text:span text:style-name="T19">x</text:span><text:span text:style-name="T18">, &amp;<text:line-break/>pousse les nuages</text:span><text:span text:style-name="T19">.</text:span><text:span text:style-name="T18"> Q</text:span><text:span text:style-name="T19">u</text:span><text:span text:style-name="T18">esquesfois en parcourant les<text:line-break/>campagnes auec vn tourbillon rapide </text:span><text:span text:style-name="T19">,</text:span><text:span text:style-name="T18"> elle cou-<text:line-break/>ch</text:span><text:span text:style-name="T19">c</text:span><text:span text:style-name="T18"> les arbres par terre : &amp; auec des sou</text:span><text:span text:style-name="T19">fr</text:span><text:span text:style-name="T18">es qui<text:line-break/>renuersent les forests,</text:span><text:span text:style-name="T19">c</text:span><text:span text:style-name="T18">lle étonne les sommets des<text:line-break/>monts. D’o</text:span><text:span text:style-name="T19">ù</text:span><text:span text:style-name="T18"> vient aussi que la</text:span><text:span text:style-name="T19"> </text:span><text:span text:style-name="T18">mer en</text:span><text:span text:style-name="T19"> </text:span><text:span text:style-name="T18">est telle-<text:line-break/>ment agitée , qu’</text:span><text:span text:style-name="T19">e</text:span><text:span text:style-name="T18">lle en est furieuse parm</text:span><text:span text:style-name="T19">yl</text:span><text:span text:style-name="T18">es<text:line-break/>bruits menaçans de ses vagues ému</text:span><text:span text:style-name="T19">es</text:span><text:span text:style-name="T18"> Ainsi les<text:line-break/></text:span><text:span text:style-name="T19">v</text:span><text:span text:style-name="T18">ents sont donc des corps imperceptibles puis<text:line-break/>qu’ils </text:span><text:span text:style-name="T19">lx</text:span><text:span text:style-name="T18">a</text:span><text:span text:style-name="T19">l</text:span><text:span text:style-name="T18">oi</text:span><text:span text:style-name="T19">e</text:span><text:span text:style-name="T18">nt la me</text:span><text:span text:style-name="T19">r</text:span><text:span text:style-name="T18">, la terre, </text:span><text:span text:style-name="T19">&amp;</text:span><text:span text:style-name="T18"> les nuées di</text:span><text:span text:style-name="T19">s</text:span></text:p>
      <text:p text:style-name="P11"><text:span text:style-name="T18">LE </text:span><text:span text:style-name="T19">L</text:span><text:span text:style-name="T18"> </text:span><text:span text:style-name="T19">L</text:span><text:span text:style-name="T18">IVRE DE LVC</text:span><text:span text:style-name="T19">R</text:span><text:span text:style-name="T18">EC</text:span><text:span text:style-name="T19">E.</text:span><text:span text:style-name="T18"> </text:span><text:span text:style-name="T19">15<text:line-break/></text:span><text:span text:style-name="T18">Cie</text:span><text:span text:style-name="T19">l</text:span><text:span text:style-name="T18">, &amp; que par vne rapidité surprenante, ils en</text:span><text:span text:style-name="T19">-<text:line-break/></text:span><text:span text:style-name="T18">tr</text:span><text:span text:style-name="T19">a</text:span><text:span text:style-name="T18">isnent tout : Et au reste ils ne coulent point &amp;<text:line-break/>. n’a</text:span><text:span text:style-name="T19">t</text:span><text:span text:style-name="T18">igmenrent</text:span><text:span text:style-name="T19"> </text:span><text:span text:style-name="T18">point leur</text:span><text:span text:style-name="T19"> </text:span><text:span text:style-name="T18">finie, d'autre sorte que<text:line-break/>l’eau d'un fleuue paisible, quand tout d'un coup il<text:line-break/>est augmenté de pluyes &amp; d'un débordement<text:line-break/>prodigieux qui descend des hautes montagnes</text:span><text:span text:style-name="T19">-<text:line-break/></text:span><text:span text:style-name="T18">Elle fait rouller des portions de forests &amp; des </text:span><text:span text:style-name="T19">a</text:span><text:span text:style-name="T18">r-<text:line-break/>bres tous entiers </text:span><text:span text:style-name="T19">-,</text:span><text:span text:style-name="T18"> De sorte que les ponts solides<text:line-break/>ne peuuent soûtenir la violence de l’eau qui abor-<text:line-break/>de : &amp; le fleuue enflé par les grandes pluye</text:span><text:span text:style-name="T19">s</text:span><text:span text:style-name="T18">, se<text:line-break/>jette auec vn effort nompa</text:span><text:span text:style-name="T19">te</text:span><text:span text:style-name="T18">il contre les robustes<text:line-break/>obstacles qui s'opposent à sa furie</text:span><text:span text:style-name="T19">.</text:span><text:span text:style-name="T18"> Il rauage tout<text:line-break/>en faisant vn bruit terrible, roulle sous ses vagues<text:line-break/></text:span><text:span text:style-name="T21">les p</text:span><text:span text:style-name="T20">e</text:span><text:span text:style-name="T21">sans rochers </text:span><text:span text:style-name="T20">,</text:span><text:span text:style-name="T18"> se précipite rudement en<text:line-break/>quelque lieu qu'il se fasse de la résistance à son<text:line-break/></text:span><text:span text:style-name="T19">.</text:span><text:span text:style-name="T18"> impetuosité</text:span><text:span text:style-name="T19">.</text:span><text:span text:style-name="T18"> C</text:span><text:span text:style-name="T19">’e</text:span><text:span text:style-name="T18">st ainsi, dis-je, que les vents doi-<text:line-break/>uent porter leurs soufles </text:span><text:span text:style-name="T19">,</text:span><text:span text:style-name="T18"> lesquels ne plus ne<text:line-break/>moins qu'un fleuue rapide</text:span><text:span text:style-name="T19">,</text:span><text:span text:style-name="T18"> quand ils s</text:span><text:span text:style-name="T19">’</text:span><text:span text:style-name="T18">ab</text:span><text:span text:style-name="T19">o</text:span><text:span text:style-name="T18">aissent<text:line-break/>contre terre,</text:span><text:span text:style-name="T19">lu</text:span><text:span text:style-name="T18">ttent cà &amp; là deuant eux les choses<text:line-break/>qui </text:span><text:span text:style-name="T19">se</text:span><text:span text:style-name="T18"> rencontren</text:span><text:span text:style-name="T19">t</text:span><text:span text:style-name="T18">, </text:span><text:span text:style-name="T19">&amp;</text:span><text:span text:style-name="T18"> les lancent par des efforts<text:line-break/>redoublez, &amp; quelquefois les enleuent pat des<text:line-break/>tourbillons furieux , </text:span><text:span text:style-name="T19">&amp;</text:span><text:span text:style-name="T18">les emportent e</text:span><text:span text:style-name="T19">n</text:span><text:span text:style-name="T18">tour</text:span><text:span text:style-name="T19">-<text:line-break/></text:span><text:span text:style-name="T18">noyant. C</text:span><text:span text:style-name="T19">’</text:span><text:span text:style-name="T18">est pourquo</text:span><text:span text:style-name="T19">y</text:span><text:span text:style-name="T18">, ie maintiens encore<text:line-break/>que les vents sont des corps qui ne se discernent<text:line-break/>point</text:span><text:span text:style-name="T19">,</text:span><text:span text:style-name="T18"> ve</text:span><text:span text:style-name="T19">u</text:span><text:span text:style-name="T18"> qu</text:span><text:span text:style-name="T19">’</text:span><text:span text:style-name="T18">ils imitent si parfaitement les mou</text:span><text:span text:style-name="T19">-<text:line-break/></text:span><text:span text:style-name="T18">uemen</text:span><text:span text:style-name="T19">s</text:span><text:span text:style-name="T18"> &amp; les rauage</text:span><text:span text:style-name="T19">s</text:span><text:span text:style-name="T18"> que font les </text:span><text:span text:style-name="T19">ss</text:span><text:span text:style-name="T18">eu</text:span><text:span text:style-name="T19">u</text:span><text:span text:style-name="T18">es dé-<text:line-break/>borde</text:span><text:span text:style-name="T19">z</text:span><text:span text:style-name="T18">, qui </text:span><text:span text:style-name="T19">f</text:span><text:span text:style-name="T18">ont manifestement des Corps</text:span></text:p>
      <text:p text:style-name="Texte_20_du_20_corps"><text:span text:style-name="T18">Adioûtons à cela que</text:span><text:span text:style-name="T19"> </text:span><text:span text:style-name="T18">nous sentons des odeurs<text:line-break/>diuerses, lesquelles nous</text:span><text:span text:style-name="T19"> </text:span><text:span text:style-name="T18">ne voyons iamais appro-<text:line-break/>cher du ne</text:span><text:span text:style-name="T19">z</text:span><text:span text:style-name="T18"> </text:span><text:span text:style-name="T19">;</text:span><text:span text:style-name="T18"> nos yeux ne sont pas capables de dis-<text:line-break/>cerner ny le chaud, ny le froid : &amp; nous ne som</text:span><text:span text:style-name="T19">-<text:line-break/></text:span><text:span text:style-name="T18">mes point accoust</text:span><text:span text:style-name="T19">u</text:span><text:span text:style-name="T18">me</text:span><text:span text:style-name="T19">zd</text:span><text:span text:style-name="T18">e</text:span><text:span text:style-name="T19"> </text:span><text:span text:style-name="T18">Voir</text:span><text:span text:style-name="T19"> </text:span><text:span text:style-name="T18">la</text:span><text:span text:style-name="T19"> </text:span><text:span text:style-name="T18">vo</text:span><text:span text:style-name="T19">la</text:span><text:span text:style-name="T18"> , toutes<text:line-break/>ces choses neantmoins consistent nece</text:span><text:span text:style-name="T19">ffa</text:span><text:span text:style-name="T18">iremen</text:span><text:span text:style-name="T19">t<text:line-break/></text:span><text:span text:style-name="T18">en nature corporell</text:span><text:span text:style-name="T19">e,</text:span><text:span text:style-name="T18"> po</text:span><text:span text:style-name="T19">ur</text:span><text:span text:style-name="T18">ce qu’elles pe</text:span><text:span text:style-name="T26">uue</text:span><text:span text:style-name="T19">nt:</text:span></text:p>
      <text:p text:style-name="P11"><text:span text:style-name="T19">1</text:span><text:span text:style-name="T18">6 LE I. L</text:span><text:span text:style-name="T19">t</text:span><text:span text:style-name="T18">v RE DE Lv</text:span><text:span text:style-name="T19">e</text:span><text:span text:style-name="T18">RE</text:span><text:span text:style-name="T19">èl</text:span><text:span text:style-name="T18">?</text:span></text:p>
      <text:p text:style-name="Texte_20_du_20_corps"><text:span text:style-name="T24">affecter </text:span><text:span text:style-name="T18">les sens : car rien n</text:span><text:span text:style-name="T19">e</text:span><text:span text:style-name="T18"> peut toucher , </text:span><text:span text:style-name="T24">n</text:span><text:span text:style-name="T25">y<text:line-break/></text:span><text:span text:style-name="T24">estre </text:span><text:span text:style-name="T18">touché que le corps</text:span><text:span text:style-name="T19">.</text:span><text:span text:style-name="T18"> Les vestemens qui sont<text:line-break/>déployez sur le bord de la mer se remplissent<text:line-break/>d'humidit</text:span><text:span text:style-name="T19">é</text:span><text:span text:style-name="T18">, </text:span><text:span text:style-name="T19">&amp;</text:span><text:span text:style-name="T18"> les mesmes se d</text:span><text:span text:style-name="T19">e</text:span><text:span text:style-name="T18">sseichent au So-<text:line-break/>I</text:span><text:span text:style-name="T19">e</text:span><text:span text:style-name="T18">iL Cependant on ne voit point comment l’hu</text:span><text:span text:style-name="T19">-<text:line-break/></text:span><text:span text:style-name="T18">midité y a pu penetre</text:span><text:span text:style-name="T19">r,</text:span><text:span text:style-name="T18"> ny comment la chaleur<text:line-break/></text:span><text:span text:style-name="T19">lie</text:span><text:span text:style-name="T18">n a pû chasser</text:span><text:span text:style-name="T19">.</text:span><text:span text:style-name="T18"> Ce qui est humide </text:span><text:span text:style-name="T19">s</text:span><text:span text:style-name="T18">e </text:span><text:span text:style-name="T19">f</text:span><text:span text:style-name="T18">epare donc<text:line-break/>en de petites parties que les yeux ne peuuent<text:line-break/>nullement apperceuoir Et de la mesme sorte,<text:line-break/>apres la</text:span><text:span text:style-name="T19"> </text:span><text:span text:style-name="T18">reuolution</text:span><text:span text:style-name="T19"> </text:span><text:span text:style-name="T18">de plusieurs année</text:span><text:span text:style-name="T19">s,</text:span><text:span text:style-name="T18"> l'anneau<text:line-break/>q</text:span><text:span text:style-name="T19">ui</text:span><text:span text:style-name="T18"> est au doigt se diminu</text:span><text:span text:style-name="T19">e</text:span><text:span text:style-name="T18"> par dessou à force de<text:line-break/>le porter : la cheute</text:span><text:span text:style-name="T19"> </text:span><text:span text:style-name="T18">frequente d'une goutte d’</text:span><text:span text:style-name="T19">e</text:span><text:span text:style-name="T18">au<text:line-break/>caue la pierre : le </text:span><text:span text:style-name="T19">s</text:span><text:span text:style-name="T18">oc</text:span><text:span text:style-name="T19"> </text:span><text:span text:style-name="T18">de la charru</text:span><text:span text:style-name="T19">e</text:span><text:span text:style-name="T18"> , qui est</text:span><text:span text:style-name="T19"> </text:span><text:span text:style-name="T18">d'un<text:line-break/></text:span><text:span text:style-name="T24">F</text:span><text:span text:style-name="T25">er</text:span><text:span text:style-name="T24"> </text:span><text:span text:style-name="T18">aigu</text:span><text:span text:style-name="T19">.</text:span><text:span text:style-name="T18">s'appetiss</text:span><text:span text:style-name="T19">ed</text:span><text:span text:style-name="T18">ans les guerets : nous voyons </text:span><text:span text:style-name="T19">■<text:line-break/></text:span><text:span text:style-name="T18">l</text:span><text:span text:style-name="T19">esp</text:span><text:span text:style-name="T18">aue</text:span><text:span text:style-name="T19">zde</text:span><text:span text:style-name="T18">s ru</text:span><text:span text:style-name="T19">e</text:span><text:span text:style-name="T18">s souffrir quelque détriment par<text:line-break/>les pieds du vulgair</text:span><text:span text:style-name="T19">e</text:span><text:span text:style-name="T18">, &amp; les marteaux d'airain qui<text:line-break/>sont aux portes des maisons des Grands </text:span><text:span text:style-name="T19">,</text:span><text:span text:style-name="T18"> sont<text:line-break/>presque vsez à force d</text:span><text:span text:style-name="T19">'a</text:span><text:span text:style-name="T18">uoi</text:span><text:span text:style-name="T19">t</text:span><text:span text:style-name="T18"> esté touchez par les<text:line-break/>donneurs de bon-iou</text:span><text:span text:style-name="T19">t</text:span><text:span text:style-name="T18"> </text:span><text:span text:style-name="T20">3</text:span><text:span text:style-name="T21"> </text:span><text:span text:style-name="T20">&amp;</text:span><text:span text:style-name="T18"> par les passan</text:span><text:span text:style-name="T19">t.</text:span><text:span text:style-name="T18"> Nous<text:line-break/>voyons donc diminuer toutes ces </text:span><text:span text:style-name="T19">c</text:span><text:span text:style-name="T18">hoses-I</text:span><text:span text:style-name="T19">à</text:span><text:span text:style-name="T18">, puis<text:line-break/>quelles souffrent du detrlment. Mais les corps<text:line-break/>qui s</text:span><text:span text:style-name="T19">ie</text:span><text:span text:style-name="T18">n retirent en quelque temps que ce soit ; la<text:line-break/>Nature enuieus</text:span><text:span text:style-name="T19">e</text:span><text:span text:style-name="T18">, ne nous a pas permis de les voir:<text:line-break/></text:span><text:span text:style-name="T20">S</text:span><text:span text:style-name="T21">e</text:span><text:span text:style-name="T20"> </text:span><text:span text:style-name="T21">ce</text:span><text:span text:style-name="T18"> qu’dle donne </text:span><text:span text:style-name="T19">a</text:span><text:span text:style-name="T18">uec les</text:span><text:span text:style-name="T19"> </text:span><text:span text:style-name="T18">l</text:span><text:span text:style-name="T19">o</text:span><text:span text:style-name="T18">urs, aux choses qui<text:line-break/>croissent peu à pe</text:span><text:span text:style-name="T19">u</text:span><text:span text:style-name="T18">, nulle perspicacité des yeux<text:line-break/></text:span><text:span text:style-name="T24">ne </text:span><text:span text:style-name="T18">le s</text:span><text:span text:style-name="T19">c</text:span><text:span text:style-name="T18">auroit apper</text:span><text:span text:style-name="T19">é</text:span><text:span text:style-name="T18">euoi</text:span><text:span text:style-name="T19">r</text:span><text:span text:style-name="T18">, </text:span><text:span text:style-name="T19">ny</text:span><text:span text:style-name="T18"> ce que perd in-<text:line-break/></text:span><text:span text:style-name="T19">f</text:span><text:span text:style-name="T18">ensiblement tout ce qui vieillit par </text:span><text:span text:style-name="T19">l</text:span><text:span text:style-name="T18"> âg</text:span><text:span text:style-name="T19">e</text:span><text:span text:style-name="T18">, ou ce<text:line-break/>qui se desseiche par la maigreu</text:span><text:span text:style-name="T19">r</text:span><text:span text:style-name="T18">, n</text:span><text:span text:style-name="T19">y</text:span><text:span text:style-name="T18"> ce qui se r</text:span><text:span text:style-name="T19">e-<text:line-break/></text:span><text:span text:style-name="T18">franche d</text:span><text:span text:style-name="T19">e</text:span><text:span text:style-name="T18">s rochers penda</text:span><text:span text:style-name="T19">n</text:span><text:span text:style-name="T18">t sur la m</text:span><text:span text:style-name="T19">er</text:span><text:span text:style-name="T18">, quand ils<text:line-break/>font rongez par l</text:span><text:span text:style-name="T19">e</text:span><text:span text:style-name="T18"> sel qui aiguise l'</text:span><text:span text:style-name="T19">a</text:span><text:span text:style-name="T18">ppetit. </text:span><text:span text:style-name="T24">C</text:span><text:span text:style-name="T25">le</text:span><text:span text:style-name="T24">s</text:span><text:span text:style-name="T25">t<text:line-break/></text:span><text:span text:style-name="T18">donc </text:span><text:span text:style-name="T19">a</text:span><text:span text:style-name="T18">uec des corps Imperceptibles que </text:span><text:span text:style-name="T24">la Na</text:span><text:span text:style-name="T25">-<text:line-break/></text:span><text:span text:style-name="T18">ture fait toutes choses</text:span><text:span text:style-name="T19">.</text:span></text:p>
      <text:p text:style-name="Texte_20_du_20_corps"><text:span text:style-name="T18">Au</text:span><text:span text:style-name="T19">tc</text:span><text:span text:style-name="T18">ste toutes choses ne sont point d'une n</text:span><text:span text:style-name="T19">a-<text:line-break/></text:span><text:span text:style-name="T25">f</text:span><text:span text:style-name="T24">if</text:span><text:span text:style-name="T25">r</text:span><text:span text:style-name="T24">e </text:span><text:span text:style-name="T18">corporelle entierement comp</text:span><text:span text:style-name="T19">a</text:span><text:span text:style-name="T18">c</text:span><text:span text:style-name="T19">t</text:span><text:span text:style-name="T18">e, pour</text:span><text:span text:style-name="T19">c</text:span><text:span text:style-name="T18">e</text:span></text:p>
      <text:p text:style-name="P11"><text:span text:style-name="T19">LELLIv</text:span><text:span text:style-name="T18">R</text:span><text:span text:style-name="T19">EDELv</text:span><text:span text:style-name="T18">C</text:span><text:span text:style-name="T19">REcE.</text:span><text:span text:style-name="T18"> </text:span><text:span text:style-name="T19">t7<text:line-break/></text:span><text:span text:style-name="T18">qu</text:span><text:span text:style-name="T19">’il</text:span><text:span text:style-name="T18"> y </text:span><text:span text:style-name="T19">a </text:span><text:span text:style-name="T18">du vuide meslé dans les choses</text:span><text:span text:style-name="T19">.</text:span><text:span text:style-name="T18"> Ce q</text:span><text:span text:style-name="T19">u</text:span><text:span text:style-name="T18">’il<text:line-break/>vous sera très vtile de scauoir en beaucoup de<text:line-break/></text:span><text:span text:style-name="T19">fi-jet</text:span><text:span text:style-name="T18">s ,</text:span><text:span text:style-name="T19">&amp;</text:span><text:span text:style-name="T18"> vous empes</text:span><text:span text:style-name="T19">e</text:span><text:span text:style-name="T18">hera d</text:span><text:span text:style-name="T19">est</text:span><text:span text:style-name="T18">r</text:span><text:span text:style-name="T19">et</text:span><text:span text:style-name="T18">ousiours dou</text:span><text:span text:style-name="T19">-<text:line-break/></text:span><text:span text:style-name="T18">teux , &amp; enquêtant touchant l</text:span><text:span text:style-name="T19">'</text:span><text:span text:style-name="T18">estat general de</text:span><text:span text:style-name="T19">8'<text:line-break/></text:span><text:span text:style-name="T18">chofes,&amp; de vous défier de mes discours. Il y </text:span><text:span text:style-name="T24">a<text:line-break/></text:span><text:span text:style-name="T18">donc yn vuide</text:span><text:span text:style-name="T19">,</text:span><text:span text:style-name="T18"> vn lieu qui ne se touche point,&amp;<text:line-break/>qui n’est point</text:span><text:span text:style-name="T19"> </text:span><text:span text:style-name="T18">re</text:span><text:span text:style-name="T19">rn</text:span><text:span text:style-name="T18">ply. Que</text:span><text:span text:style-name="T19"> </text:span><text:span text:style-name="T18">s’</text:span><text:span text:style-name="T19">il</text:span><text:span text:style-name="T18"> n</text:span><text:span text:style-name="T19">’y</text:span><text:span text:style-name="T18"> auoit</text:span><text:span text:style-name="T19"> </text:span><text:span text:style-name="T18">point<text:line-break/>du tout de vuide</text:span><text:span text:style-name="T19">,</text:span><text:span text:style-name="T18"> il</text:span><text:span text:style-name="T19"> n</text:span><text:span text:style-name="T18">’y</text:span><text:span text:style-name="T19"> </text:span><text:span text:style-name="T18">a nulle raison d’estimer<text:line-break/>que quelque chose se </text:span><text:span text:style-name="T19">p</text:span><text:span text:style-name="T18">ûst mouuoir : car l’office<text:line-break/>du corps qui </text:span><text:span text:style-name="T19">e</text:span><text:span text:style-name="T18">st d’occuper &amp; d’</text:span><text:span text:style-name="T19">e</text:span><text:span text:style-name="T18">mpescher, S</text:span><text:span text:style-name="T19">0<text:line-break/></text:span><text:span text:style-name="T18">rencontrer</text:span><text:span text:style-name="T19">ai</text:span><text:span text:style-name="T18">t en tout temps &amp; par tou</text:span><text:span text:style-name="T19">t</text:span><text:span text:style-name="T18">, &amp; rien<text:line-break/>ne pou</text:span><text:span text:style-name="T19">t</text:span><text:span text:style-name="T18">roit </text:span><text:span text:style-name="T19">a</text:span><text:span text:style-name="T18">uanc</text:span><text:span text:style-name="T19">e</text:span><text:span text:style-name="T18">r, po</text:span><text:span text:style-name="T19">u</text:span><text:span text:style-name="T18">rce que nulle</text:span><text:span text:style-name="T19"> </text:span><text:span text:style-name="T18">chose ne</text:span><text:span text:style-name="T19">'<text:line-break/>p</text:span><text:span text:style-name="T18">ourroit</text:span><text:span text:style-name="T19"> </text:span><text:span text:style-name="T18">donner aucun lieu de ceder.</text:span></text:p>
      <text:p text:style-name="Texte_20_du_20_corps"><text:span text:style-name="T18">Nou</text:span><text:span text:style-name="T19">sv</text:span><text:span text:style-name="T18">oyon</text:span><text:span text:style-name="T19">sde</text:span><text:span text:style-name="T18">uant nos yeux plusieurs cho-<text:line-break/>ses qui se meuuentdiu</text:span><text:span text:style-name="T19">e</text:span><text:span text:style-name="T18">rsement pour des raisons<text:line-break/>differentes, dans lesmers,.s</text:span><text:span text:style-name="T19">u</text:span><text:span text:style-name="T18">r l</text:span><text:span text:style-name="T19">at</text:span><text:span text:style-name="T18">erre &amp;</text:span><text:span text:style-name="T19"> '</text:span><text:span text:style-name="T18">au Ciel,</text:span><text:span text:style-name="T19">,<text:line-break/></text:span><text:span text:style-name="T18">lesquelles </text:span><text:span text:style-name="T19">r'ili</text:span><text:span text:style-name="T18"> n</text:span><text:span text:style-name="T19">’</text:span><text:span text:style-name="T18">y</text:span><text:span text:style-name="T19">'</text:span><text:span text:style-name="T18"> auoit point de vuide ,</text:span><text:span text:style-name="T19">.</text:span><text:span text:style-name="T18"> ne s</text:span><text:span text:style-name="T19">e.<text:line-break/></text:span><text:span text:style-name="T18">roi</text:span><text:span text:style-name="T19">e</text:span><text:span text:style-name="T18">nt pas</text:span><text:span text:style-name="T19"> </text:span><text:span text:style-name="T18">tant</text:span><text:span text:style-name="T19"> </text:span><text:span text:style-name="T18">priué</text:span><text:span text:style-name="T19">e</text:span><text:span text:style-name="T18">s d'un mouuement soucieux,</text:span><text:span text:style-name="T19">,<text:line-break/></text:span><text:span text:style-name="T18">qu’elles n</text:span><text:span text:style-name="T19">é</text:span><text:span text:style-name="T18">seroient point dü tout engendrées</text:span><text:span text:style-name="T19">:;<text:line-break/></text:span><text:span text:style-name="T18">pource</text:span><text:span text:style-name="T19"> </text:span><text:span text:style-name="T18">q</text:span><text:span text:style-name="T19">ue</text:span><text:span text:style-name="T18">l</text:span><text:span text:style-name="T19">am</text:span><text:span text:style-name="T18">at</text:span><text:span text:style-name="T19">i</text:span><text:span text:style-name="T18">ere</text:span><text:span text:style-name="T19">p</text:span><text:span text:style-name="T18">our estre tout</text:span><text:span text:style-name="T19"> </text:span><text:span text:style-name="T18">à</text:span><text:span text:style-name="T19"> </text:span><text:span text:style-name="T18">fait co</text:span><text:span text:style-name="T19">rn</text:span><text:span text:style-name="T18">-<text:line-break/>pacte n'</text:span><text:span text:style-name="T19">a</text:span><text:span text:style-name="T18">uroit point eu de mouuement d'ai</text:span><text:span text:style-name="T19">l</text:span><text:span text:style-name="T18">leurs;<text:line-break/>Encore que les choses semblent solides , il </text:span><text:span text:style-name="T19">e</text:span><text:span text:style-name="T18">s</text:span><text:span text:style-name="T19">t<text:line-break/></text:span><text:span text:style-name="T18">pourtant nec</text:span><text:span text:style-name="T19">e</text:span><text:span text:style-name="T18">ssairequ</text:span><text:span text:style-name="T19">e</text:span><text:span text:style-name="T18">vous les consider</text:span><text:span text:style-name="T19">i</text:span><text:span text:style-name="T18">ez co</text:span><text:span text:style-name="T19">rn</text:span><text:span text:style-name="T18">-</text:span><text:span text:style-name="T19">-<text:line-break/></text:span><text:span text:style-name="T18">me douées</text:span><text:span text:style-name="T19">i</text:span><text:span text:style-name="T18">d'un corps qui est rare.</text:span></text:p>
      <text:p text:style-name="Texte_20_du_20_corps"><text:span text:style-name="T18">Les</text:span><text:span text:style-name="T19">.</text:span><text:span text:style-name="T18"> eaux</text:span><text:span text:style-name="T19">,</text:span><text:span text:style-name="T18"> fluides coulent au tra</text:span><text:span text:style-name="T19">u</text:span><text:span text:style-name="T18">ers des ro</text:span><text:span text:style-name="T19">-<text:line-break/></text:span><text:span text:style-name="T18">cher</text:span><text:span text:style-name="T19">s</text:span><text:span text:style-name="T18">&amp;d</text:span><text:span text:style-name="T19">a</text:span><text:span text:style-name="T18">ns leseauernes : les pierres dég</text:span><text:span text:style-name="T19">o</text:span><text:span text:style-name="T18">u-<text:line-break/>tent, &amp; l'</text:span><text:span text:style-name="T19">a</text:span><text:span text:style-name="T18">liment </text:span><text:span text:style-name="T20">f</text:span><text:span text:style-name="T21">e</text:span><text:span text:style-name="T18"> disperse insensiblement par<text:line-break/>tout</text:span><text:span text:style-name="T19"> </text:span><text:span text:style-name="T18">le corps de l</text:span><text:span text:style-name="T19">'a</text:span><text:span text:style-name="T18">nim</text:span><text:span text:style-name="T19">al f</text:span><text:span text:style-name="T18"> les arbrisseaux crois</text:span><text:span text:style-name="T19">-<text:line-break/>l</text:span><text:span text:style-name="T18">ent</text:span><text:span text:style-name="T19"> </text:span><text:span text:style-name="T18">&amp;po</text:span><text:span text:style-name="T19">r</text:span><text:span text:style-name="T18">tent leurs fruits en leur</text:span><text:span text:style-name="T19"> </text:span><text:span text:style-name="T18">faisons pource</text:span><text:span text:style-name="T19">*<text:line-break/></text:span><text:span text:style-name="T18">q</text:span><text:span text:style-name="T19">pel</text:span><text:span text:style-name="T18">eur</text:span><text:span text:style-name="T19"> </text:span><text:span text:style-name="T18">nourriture qu</text:span><text:span text:style-name="T19">fl</text:span><text:span text:style-name="T18">s tirent par la racine, sé-<text:line-break/></text:span><text:span text:style-name="T19">Îp</text:span><text:span text:style-name="T18">and en toute leur étend</text:span><text:span text:style-name="T19">u</text:span><text:span text:style-name="T18">ë par leur tronc &amp; par<text:line-break/></text:span><text:span text:style-name="T19">e</text:span><text:span text:style-name="T18">ursrameaux.</text:span><text:span text:style-name="T19">r</text:span><text:span text:style-name="T18"> la voix se glisse entre les lieux </text:span><text:span text:style-name="T19">f</text:span><text:span text:style-name="T18">er-<text:line-break/>r</text:span><text:span text:style-name="T19">e</text:span><text:span text:style-name="T18">z </text:span><text:span text:style-name="T19">,</text:span><text:span text:style-name="T18"> &amp;setransporte</text:span><text:span text:style-name="T19"> </text:span><text:span text:style-name="T18">au trau</text:span><text:span text:style-name="T19">e</text:span><text:span text:style-name="T18">rs des clostures dès<text:line-break/>maisons</text:span><text:span text:style-name="T19">.;</text:span><text:span text:style-name="T18"> lefroid</text:span><text:span text:style-name="T19">.</text:span><text:span text:style-name="T18"> rigoureux </text:span><text:span text:style-name="T19">pe</text:span><text:span text:style-name="T18">netre aussi iu</text:span><text:span text:style-name="T19">f</text:span><text:span text:style-name="T18">q</text:span><text:span text:style-name="T19">uEs</text:span></text:p>
      <text:p text:style-name="P11"><text:span text:style-name="T19">s8</text:span><text:span text:style-name="T18"> LE L L</text:span><text:span text:style-name="T19"> </text:span><text:span text:style-name="T18">I</text:span><text:span text:style-name="T19">V </text:span><text:span text:style-name="T18">RE D</text:span><text:span text:style-name="T19">E</text:span><text:span text:style-name="T18"> LV</text:span><text:span text:style-name="T19">CRECE</text:span><text:span text:style-name="T18">.</text:span></text:p>
      <text:p text:style-name="Texte_20_du_20_corps"><text:span text:style-name="T18">dans les</text:span><text:span text:style-name="T19"> </text:span><text:span text:style-name="T18">os, ce</text:span><text:span text:style-name="T19"> </text:span><text:span text:style-name="T18">que vous ne verriez point </text:span><text:span text:style-name="T19">a</text:span><text:span text:style-name="T18">rriuer<text:line-break/></text:span><text:span text:style-name="T21">s</text:span><text:span text:style-name="T20">’</text:span><text:span text:style-name="T21">il </text:span><text:span text:style-name="T20">n.'y</text:span><text:span text:style-name="T18"> auoit point de vuid</text:span><text:span text:style-name="T19">e</text:span><text:span text:style-name="T18">, à trauers lequel les<text:line-break/>corps peussent passer</text:span><text:span text:style-name="T19">.</text:span><text:span text:style-name="T18"> Enfin pourquoy voyons-<text:line-break/>nous que des choses </text:span><text:span text:style-name="T19">l'</text:span><text:span text:style-name="T18">emportent au poids </text:span><text:span text:style-name="T19">f</text:span><text:span text:style-name="T18">ur </text:span><text:span text:style-name="T19">l</text:span><text:span text:style-name="T18">es<text:line-break/>autre</text:span><text:span text:style-name="T19">s,</text:span><text:span text:style-name="T18"> quoy que leur masse ne soit point plus<text:line-break/>grande ? Car</text:span><text:span text:style-name="T19"> </text:span><text:span text:style-name="T18">si</text:span><text:span text:style-name="T19"> </text:span><text:span text:style-name="T18">dans</text:span><text:span text:style-name="T19"> </text:span><text:span text:style-name="T18">vn amas</text:span><text:span text:style-name="T19"> </text:span><text:span text:style-name="T18">de laine, il y auoit<text:line-break/>a</text:span><text:span text:style-name="T19">q</text:span><text:span text:style-name="T18">tant de corps que dans vne masse de plom</text:span><text:span text:style-name="T19">b</text:span><text:span text:style-name="T18">, le<text:line-break/>poids de l'un &amp; de l'autre seroi</text:span><text:span text:style-name="T19">tp</text:span><text:span text:style-name="T18">arei</text:span><text:span text:style-name="T19">l</text:span><text:span text:style-name="T18">, pource<text:line-break/>que l’office des corps est de porter toute chose en<text:line-break/>ba</text:span><text:span text:style-name="T19">s</text:span><text:span text:style-name="T18">, au l</text:span><text:span text:style-name="T19">ie</text:span><text:span text:style-name="T18">u que le propre du v</text:span><text:span text:style-name="T19">u</text:span><text:span text:style-name="T18">ide est de n'</text:span><text:span text:style-name="T19">au</text:span><text:span text:style-name="T18">oir<text:line-break/>aucun poids ; De </text:span><text:span text:style-name="T19">f</text:span><text:span text:style-name="T18">orte qu'une chose qui n’est pas<text:line-break/>plus grade qu'une autre &amp; paroist neatmoins plus<text:line-break/></text:span><text:span text:style-name="T19">î</text:span><text:span text:style-name="T18">eg</text:span><text:span text:style-name="T19">e</text:span><text:span text:style-name="T18">le, fait voir q</text:span><text:span text:style-name="T19">l'd</text:span><text:span text:style-name="T18">le</text:span><text:span text:style-name="T19"> </text:span><text:span text:style-name="T18">contient plus</text:span><text:span text:style-name="T19"> </text:span><text:span text:style-name="T18">de vulde:</text:span><text:span text:style-name="T19">&amp;<text:line-break/></text:span><text:span text:style-name="T18">au contraire</text:span><text:span text:style-name="T19">,</text:span><text:span text:style-name="T18"> ce qui est plus pesant démontre aussi<text:line-break/>qu’il a en soy plus de corps, &amp; qu’il contient<text:line-break/>beaucoup moins de vuide au dedans</text:span><text:span text:style-name="T19">.</text:span><text:span text:style-name="T18"> Il y a donc<text:line-break/>dans les choses ce que nous app</text:span><text:span text:style-name="T19">e</text:span><text:span text:style-name="T18">llons le Vu</text:span><text:span text:style-name="T19">i</text:span><text:span text:style-name="T18">de, le-<text:line-break/>quel nous y recherchons diligemment</text:span><text:span text:style-name="T19">.</text:span></text:p>
      <text:p text:style-name="Texte_20_du_20_corps"><text:span text:style-name="T18">le suis neantmoins contraint de preuenir vne<text:line-break/>oblectlon que quelques-vns sont</text:span><text:span text:style-name="T19"> </text:span><text:span text:style-name="T18">sur</text:span><text:span text:style-name="T19"> </text:span><text:span text:style-name="T18">ce suies, de<text:line-break/>crainte quelle nous détourne de la Verit</text:span><text:span text:style-name="T19">é.</text:span><text:span text:style-name="T18"> I</text:span><text:span text:style-name="T19">l</text:span><text:span text:style-name="T18">s di</text:span><text:span text:style-name="T19">-<text:line-break/></text:span><text:span text:style-name="T18">sent</text:span><text:span text:style-name="T19"> </text:span><text:span text:style-name="T18">que</text:span><text:span text:style-name="T19"> </text:span><text:span text:style-name="T18">les eaux c</text:span><text:span text:style-name="T19">è</text:span><text:span text:style-name="T18">dent la place</text:span><text:span text:style-name="T19"> </text:span><text:span text:style-name="T18">aux poissons, qui<text:line-break/>' se meuuent &amp; leur ouure vn passage fluide,</text:span><text:span text:style-name="T19">p</text:span><text:span text:style-name="T18">ource<text:line-break/></text:span><text:span text:style-name="T105">$</text:span><text:span text:style-name="T18"> qu</text:span><text:span text:style-name="T19">'u</text:span><text:span text:style-name="T18">n nageant ils quittent des lieux que </text:span><text:span text:style-name="T19">s</text:span><text:span text:style-name="T18">onde<text:line-break/>obëissant</text:span><text:span text:style-name="T19">eo</text:span><text:span text:style-name="T18">ccupe incontinent apres</text:span><text:span text:style-name="T19">,</text:span><text:span text:style-name="T18"> &amp;</text:span><text:span text:style-name="T19">q</text:span><text:span text:style-name="T18">u</text:span><text:span text:style-name="T19">ile</text:span><text:span text:style-name="T18">n<text:line-break/>est ainsi du mouuement &amp; du changement de<text:line-break/>lieu en toutes les autres choses, quoy que tout<text:line-break/></text:span><text:span text:style-name="T19">F</text:span><text:span text:style-name="T18">oit remply</text:span><text:span text:style-name="T19">.</text:span><text:span text:style-name="T18"> Mais cette opinion est tres fa</text:span><text:span text:style-name="T19">u</text:span><text:span text:style-name="T18">sse</text:span><text:span text:style-name="T19">:<text:line-break/></text:span><text:span text:style-name="T18">car où est-ce que les poissons </text:span><text:span text:style-name="T19">p</text:span><text:span text:style-name="T18">ourront </text:span><text:span text:style-name="T19">a</text:span><text:span text:style-name="T18">uancer<text:line-break/>si les eaux ne leur donnent de l</text:span><text:span text:style-name="T19">’</text:span><text:span text:style-name="T18">espace </text:span><text:span text:style-name="T19">1</text:span><text:span text:style-name="T18"> Et </text:span><text:span text:style-name="T19">l</text:span><text:span text:style-name="T18">es eaux<text:line-break/>où pou</text:span><text:span text:style-name="T19">r</text:span><text:span text:style-name="T18">ront</text:span><text:span text:style-name="T19">-</text:span><text:span text:style-name="T18">elles alle</text:span><text:span text:style-name="T19">r</text:span><text:span text:style-name="T18">, lors que les poissons ne<text:line-break/>pourront plus marcher ? Il faut donc priuer de<text:line-break/>mouuement tous les corps, ou</text:span><text:span text:style-name="T19"> </text:span><text:span text:style-name="T18">bien il fa</text:span><text:span text:style-name="T19">u</text:span><text:span text:style-name="T18">tauoüer<text:line-break/>qu</text:span><text:span text:style-name="T19">il</text:span><text:span text:style-name="T18"> y a du vuide dans les choses , a la fa</text:span><text:span text:style-name="T19">u</text:span><text:span text:style-name="T18">eur du</text:span><text:span text:style-name="T19">-</text:span></text:p>
      <text:p text:style-name="P11"><text:span text:style-name="T18">L</text:span><text:span text:style-name="T19">ELL</text:span><text:span text:style-name="T18">Iv</text:span><text:span text:style-name="T19">RED</text:span><text:span text:style-name="T18">ELv</text:span><text:span text:style-name="T19">C</text:span><text:span text:style-name="T18">R</text:span><text:span text:style-name="T19">ECÈ?</text:span><text:span text:style-name="T18"> </text:span><text:span text:style-name="T20">19<text:line-break/></text:span><text:span text:style-name="T18">quel chacune ait d</text:span><text:span text:style-name="T19">e</text:span><text:span text:style-name="T18">q</text:span><text:span text:style-name="T19">u</text:span><text:span text:style-name="T18">oy commencer à se mo</text:span><text:span text:style-name="T19">u-<text:line-break/></text:span><text:span text:style-name="T18">uoir. Et puis posé que deux corps plats &amp; polis<text:line-break/>l'un sur l’autre viennent à estre soudainement se</text:span><text:span text:style-name="T19">-<text:line-break/></text:span><text:span text:style-name="T18">p</text:span><text:span text:style-name="T19">a</text:span><text:span text:style-name="T18">re</text:span><text:span text:style-name="T19">z</text:span><text:span text:style-name="T18">, il est necessaire que le vuid</text:span><text:span text:style-name="T19">e</text:span><text:span text:style-name="T18"> soit dans l</text:span><text:span text:style-name="T19">’</text:span><text:span text:style-name="T18">en-<text:line-break/>tre-de</text:span><text:span text:style-name="T19">u</text:span><text:span text:style-name="T18">x au</text:span><text:span text:style-name="T19">a</text:span><text:span text:style-name="T18">nt que l'ai</text:span><text:span text:style-name="T19">r</text:span><text:span text:style-name="T18"> y succede : car bien que<text:line-break/>l’air d'</text:span><text:span text:style-name="T19">a</text:span><text:span text:style-name="T18">-lentour y concoure auec impetuoi</text:span><text:span text:style-name="T19">î</text:span><text:span text:style-name="T18">té, si<text:line-break/>nepeut-il en vn mesme moment occuper tout<text:line-break/>l</text:span><text:span text:style-name="T19">lef</text:span><text:span text:style-name="T18">pace : mais il faut que premièremen</text:span><text:span text:style-name="T19">t</text:span><text:span text:style-name="T18">, il </text:span><text:span text:style-name="T19">se<text:line-break/></text:span><text:span text:style-name="T18">trouue aux lieux circon</text:span><text:span text:style-name="T19">u</text:span><text:span text:style-name="T18">oisins du bor</text:span><text:span text:style-name="T19">d</text:span><text:span text:style-name="T18">, &amp; qu’en<text:line-break/>suitt</text:span><text:span text:style-name="T19">e</text:span><text:span text:style-name="T18"> il a</text:span><text:span text:style-name="T19">u</text:span><text:span text:style-name="T18">ance vers le milieu pour occuper le<text:line-break/>tout</text:span><text:span text:style-name="T19">.</text:span></text:p>
      <text:p text:style-name="Texte_20_du_20_corps"><text:span text:style-name="T18">Que fi quelqu'un s’imagine que l’air se con</text:span><text:span text:style-name="T19">-<text:line-break/></text:span><text:span text:style-name="T18">dense au mesm</text:span><text:span text:style-name="T19">e</text:span><text:span text:style-name="T18"> moment que ces corps se sepa</text:span><text:span text:style-name="T19">-<text:line-break/></text:span><text:span text:style-name="T18">r</text:span><text:span text:style-name="T19">e</text:span><text:span text:style-name="T18">nt ; il se trompe fort : car alors il se fait vn vui-<text:line-break/>de</text:span><text:span text:style-name="T19"> </text:span><text:span text:style-name="T18">qui n'étoit point</text:span><text:span text:style-name="T19"> a</text:span><text:span text:style-name="T18">uparaiian</text:span><text:span text:style-name="T19">t,</text:span><text:span text:style-name="T18"> mais</text:span><text:span text:style-name="T19"> </text:span><text:span text:style-name="T18">il se re</text:span><text:span text:style-name="T19">m-<text:line-break/></text:span><text:span text:style-name="T18">pli</text:span><text:span text:style-name="T19">tt</text:span><text:span text:style-name="T18">o</text:span><text:span text:style-name="T19">u</text:span><text:span text:style-name="T18">t auss</text:span><text:span text:style-name="T19">i</text:span><text:span text:style-name="T18">-tost : &amp; par cette raison, l’ai</text:span><text:span text:style-name="T19">r</text:span><text:span text:style-name="T18"> ne<text:line-break/>peut se condenser : &amp; quand il le pourroi</text:span><text:span text:style-name="T19">t</text:span><text:span text:style-name="T18">, </text:span><text:span text:style-name="T19">i</text:span><text:span text:style-name="T18">esti-<text:line-break/>me encore que sans le vuide, il ne pourroit se re-<text:line-break/>tirer de la sorte en soy mesme , ny ramasser </text:span><text:span text:style-name="T19">r</text:span><text:span text:style-name="T18">ou-<text:line-break/>tes ses parties ensemble. C</text:span><text:span text:style-name="T19">é</text:span><text:span text:style-name="T18">st pourquoy quelque<text:line-break/>retardem</text:span><text:span text:style-name="T19">e</text:span><text:span text:style-name="T18">t que vous apportiez en cherchât d'au</text:span><text:span text:style-name="T19">-<text:line-break/></text:span><text:span text:style-name="T18">tres raisons, il faut que vous confessiez le vuide.<text:line-break/>Ie vous pourrois encore alleg</text:span><text:span text:style-name="T19">u</text:span><text:span text:style-name="T18">er plusieurs preu-<text:line-break/>ues tres</text:span><text:span text:style-name="T19">-p</text:span><text:span text:style-name="T18">ertinentes sur</text:span><text:span text:style-name="T19"> </text:span><text:span text:style-name="T18">ce s</text:span><text:span text:style-name="T19">u</text:span><text:span text:style-name="T18">iet : mais</text:span><text:span text:style-name="T19"> </text:span><text:span text:style-name="T18">ces choses<text:line-break/>ont des-ja esté recherchées d'un esprit assez cu</text:span><text:span text:style-name="T19">-<text:line-break/></text:span><text:span text:style-name="T18">rieux, pour vous donner à connoistre le reste de<text:line-break/>vous mesmes. Car tout ainsi qu</text:span><text:span text:style-name="T19">e</text:span><text:span text:style-name="T18"> les Chiens trou-<text:line-break/>uen</text:span><text:span text:style-name="T19">ta</text:span><text:span text:style-name="T18">ue</text:span><text:span text:style-name="T19">cl</text:span><text:span text:style-name="T18">e nez les reposées des Belles des mon</text:span><text:span text:style-name="T19">-<text:line-break/></text:span><text:span text:style-name="T18">tagnes dans les forts des boi</text:span><text:span text:style-name="T19">s</text:span><text:span text:style-name="T18">, quand ils se sont<text:line-break/></text:span><text:span text:style-name="T19">rn</text:span><text:span text:style-name="T18">is vne fois dans les voyes : Ainsi,</text:span><text:span text:style-name="T19">e</text:span><text:span text:style-name="T18">n de telles ren-<text:line-break/>contres vous pourriez induire asseurément vn</text:span><text:span text:style-name="T19">e<text:line-break/></text:span><text:span text:style-name="T18">chose par vne autre:</text:span><text:span text:style-name="T19">&amp;</text:span><text:span text:style-name="T18"> mémes,il vous fera facile de<text:line-break/>penetrer dans les cachettes les plus sombres<text:line-break/>pour</text:span><text:span text:style-name="T19"> </text:span><text:span text:style-name="T18">en</text:span><text:span text:style-name="T19"> </text:span><text:span text:style-name="T18">faire sorti</text:span><text:span text:style-name="T19">r</text:span><text:span text:style-name="T18"> la</text:span><text:span text:style-name="T19"> </text:span><text:span text:style-name="T18">ye</text:span><text:span text:style-name="T19">r</text:span><text:span text:style-name="T18">ité</text:span><text:span text:style-name="T19">.</text:span><text:span text:style-name="T18"> Que si vous n</text:span><text:span text:style-name="T19">le</text:span><text:span text:style-name="T18">l</text:span><text:span text:style-name="T19">ses</text:span></text:p>
      <text:p text:style-name="P11"><text:span text:style-name="T19">20</text:span><text:span text:style-name="T18"> LE L L </text:span><text:span text:style-name="T19">I^v</text:span><text:span text:style-name="T18"> R </text:span><text:span text:style-name="T19">E</text:span><text:span text:style-name="T18"> </text:span><text:span text:style-name="T19">D</text:span><text:span text:style-name="T18"> E L v C R </text:span><text:span text:style-name="T19">E</text:span><text:span text:style-name="T18"> c </text:span><text:span text:style-name="T19">E<text:line-break/></text:span><text:span text:style-name="T18">point paresseux en la recherche de cette venté, </text:span><text:span text:style-name="T19">o<text:line-break/></text:span><text:span text:style-name="T18">mon cher M</text:span><text:span text:style-name="T19">e</text:span><text:span text:style-name="T18">mi</text:span><text:span text:style-name="T19">u</text:span><text:span text:style-name="T18">s,&amp; </text:span><text:span text:style-name="T20">û</text:span><text:span text:style-name="T18"> vous ne voulez point vous<text:line-break/>éloigner tant foit peu de sa connoissanc</text:span><text:span text:style-name="T19">e</text:span><text:span text:style-name="T18">, ie vous<text:line-break/>la puis promettre bien aisée, &amp; ma langue assez<text:line-break/>diserte, versera d'un sein second de si grands tor-<text:line-break/>rens de l</text:span><text:span text:style-name="T19">'</text:span><text:span text:style-name="T18">éloq</text:span><text:span text:style-name="T19">u</text:span><text:span text:style-name="T18">ence que i'ay bû</text:span><text:span text:style-name="T19">s</text:span><text:span text:style-name="T18"> à longs traits<text:line-break/>dans les grandes sources, que </text:span><text:span text:style-name="T19">r'</text:span><text:span text:style-name="T18">apprehend</text:span><text:span text:style-name="T19">e</text:span><text:span text:style-name="T18"> que<text:line-break/>la vieillesse ne se glisse pl</text:span><text:span text:style-name="T19">us</text:span><text:span text:style-name="T18">tost en nos membres,<text:line-break/>&amp; qu’dle ne brise plustost en nos corps les liens<text:line-break/>de la vi</text:span><text:span text:style-name="T19">e</text:span><text:span text:style-name="T18">, que toute l'abondance de mes raisons,<text:line-break/>fur quelque sujet que c</text:span><text:span text:style-name="T19">es</text:span><text:span text:style-name="T18">sait , puisse estre portée<text:line-break/>par mes vers ius</text:span><text:span text:style-name="T19">q</text:span><text:span text:style-name="T18">ues à vos oreilles</text:span><text:span text:style-name="T19">.</text:span><text:span text:style-name="T18"> Mais il est<text:line-break/>temps de reprendre le fil de nostre discours</text:span><text:span text:style-name="T19">.</text:span></text:p>
      <text:p text:style-name="Texte_20_du_20_corps"><text:span text:style-name="T18">Toute la Nature donc qui est par elle mesme,<text:line-break/>. consiste en deux choses, le corps &amp; le vuide. Ce<text:line-break/>dernier est le lieu auquel toutes choses sont lo-<text:line-break/>gées, </text:span><text:span text:style-name="T19">&amp;</text:span><text:span text:style-name="T18">dans lequel elles se meuuent : </text:span><text:span text:style-name="T19">&amp;</text:span><text:span text:style-name="T18"> pour le<text:line-break/>premier qui</text:span><text:span text:style-name="T19"> </text:span><text:span text:style-name="T18">est le corps , son existence est assez<text:line-break/>pro</text:span><text:span text:style-name="T19">u</text:span><text:span text:style-name="T18">uée par le sens commun </text:span><text:span text:style-name="T19">,</text:span><text:span text:style-name="T18"> sur lequel si la pre-<text:line-break/>mi</text:span><text:span text:style-name="T19">e</text:span><text:span text:style-name="T18">re creance ne se fond</text:span><text:span text:style-name="T19">e,</text:span><text:span text:style-name="T18"> il n</text:span><text:span text:style-name="T19">’</text:span><text:span text:style-name="T18">y aura rien à quoy<text:line-break/>nous rapportan</text:span><text:span text:style-name="T19">t,</text:span><text:span text:style-name="T18"> nous puissions proiiu</text:span><text:span text:style-name="T19">c</text:span><text:span text:style-name="T18">r par rai-<text:line-break/>son la moindre des choses occultes</text:span><text:span text:style-name="T19">.</text:span><text:span text:style-name="T18"> Au reste s’il<text:line-break/>n’</text:span><text:span text:style-name="T19">y</text:span><text:span text:style-name="T18"> auoit point en la nature de lieu ny d</text:span><text:span text:style-name="T19">’</text:span><text:span text:style-name="T18">espace,<text:line-break/>qui est ce que nous appelions le vuide; n</text:span><text:span text:style-name="T19">yl</text:span><text:span text:style-name="T18">es<text:line-break/>corps ne </text:span><text:span text:style-name="T19">f</text:span><text:span text:style-name="T18">eroient point du tout , ny quand ils<text:line-break/>seroient , iamais ils ne </text:span><text:span text:style-name="T19">f</text:span><text:span text:style-name="T18">e pourroient mouuoir,<text:line-break/>comme nous venons de le montrer cy-dessus.</text:span></text:p>
      <text:p text:style-name="Texte_20_du_20_corps"><text:span text:style-name="T18">Il n</text:span><text:span text:style-name="T19">’y</text:span><text:span text:style-name="T18"> a point d’ailleurs de troisie</text:span><text:span text:style-name="T19">fi</text:span><text:span text:style-name="T18">ne Nature<text:line-break/>imaginable que vous puissiez dire es</text:span><text:span text:style-name="T19">t</text:span><text:span text:style-name="T18">r</text:span><text:span text:style-name="T19">e</text:span><text:span text:style-name="T18"> entière</text:span><text:span text:style-name="T19">-<text:line-break/></text:span><text:span text:style-name="T18">ment détachée du corps</text:span><text:span text:style-name="T19">,</text:span><text:span text:style-name="T18"> ou qui soit séparée du<text:line-break/>vuide : car</text:span><text:span text:style-name="T19"> </text:span><text:span text:style-name="T18">tout ce qui sera iamais</text:span><text:span text:style-name="T19">,</text:span><text:span text:style-name="T18"> sera doué</text:span><text:span text:style-name="T19"> </text:span><text:span text:style-name="T18">de<text:line-break/>quelque quantité soit grande soit petite : &amp; o</text:span><text:span text:style-name="T19">u</text:span><text:span text:style-name="T18"> </text:span><text:span text:style-name="T20">il<text:line-break/></text:span><text:span text:style-name="T21">sera</text:span><text:span text:style-name="T18"> capable d'attouchement , quelque foibl</text:span><text:span text:style-name="T19">e</text:span><text:span text:style-name="T18">t </text:span><text:span text:style-name="T19">&amp;<text:line-break/></text:span><text:span text:style-name="T18">petit qu</text:span><text:span text:style-name="T19">’</text:span><text:span text:style-name="T18">i</text:span><text:span text:style-name="T19">l</text:span><text:span text:style-name="T18"> soit,</text:span><text:span text:style-name="T19">e</text:span><text:span text:style-name="T18">n ce cas là</text:span><text:span text:style-name="T19">,</text:span><text:span text:style-name="T18">il accroistra le nombre</text:span></text:p>
      <text:p text:style-name="P11"><text:span text:style-name="T18">LE I</text:span><text:span text:style-name="T19">.</text:span><text:span text:style-name="T18"> LI</text:span><text:span text:style-name="T19">v</text:span><text:span text:style-name="T18">RE D</text:span><text:span text:style-name="T19">E</text:span><text:span text:style-name="T18"> L</text:span><text:span text:style-name="T19">VC</text:span><text:span text:style-name="T18">R</text:span><text:span text:style-name="T19">E</text:span><text:span text:style-name="T18">CE</text:span><text:span text:style-name="T19">.</text:span><text:span text:style-name="T18"> </text:span><text:span text:style-name="T19">2i<text:line-break/>&amp;</text:span><text:span text:style-name="T18"> sera mis au rang des corp</text:span><text:span text:style-name="T19">s</text:span><text:span text:style-name="T18">, ou s’il en est inca-<text:line-break/>pable en telle sorte qu</text:span><text:span text:style-name="T19">’il</text:span><text:span text:style-name="T18"> ne p</text:span><text:span text:style-name="T19">u</text:span><text:span text:style-name="T18">isse e</text:span><text:span text:style-name="T19">i</text:span><text:span text:style-name="T18">npescher</text:span><text:span text:style-name="T19"> </text:span><text:span text:style-name="T18">au-<text:line-break/>cune chose de passer au trauers de so</text:span><text:span text:style-name="T19">y</text:span><text:span text:style-name="T18">, ce sera ce<text:line-break/>Vuide que nous appe</text:span><text:span text:style-name="T19">li</text:span><text:span text:style-name="T18">ons </text:span><text:span text:style-name="T19">l</text:span><text:span text:style-name="T18">ie</text:span><text:span text:style-name="T19">u</text:span><text:span text:style-name="T18"> priué de corps</text:span><text:span text:style-name="T19">.</text:span></text:p>
      <text:p text:style-name="Texte_20_du_20_corps"><text:span text:style-name="T19">Au</text:span><text:span text:style-name="T18"> rest</text:span><text:span text:style-name="T19">e,</text:span><text:span text:style-name="T18"> ie diray que tout </text:span><text:span text:style-name="T21">ce</text:span><text:span text:style-name="T18"> qui est par s</text:span><text:span text:style-name="T19">o</text:span><text:span text:style-name="T18">y</text:span><text:span text:style-name="T19">-<text:line-break/></text:span><text:span text:style-name="T18">mef</text:span><text:span text:style-name="T19">n</text:span><text:span text:style-name="T18">ie </text:span><text:span text:style-name="T19">:</text:span><text:span text:style-name="T18"> ou fait quelque chose, ou se preste à<text:line-break/>d'autres pour agir sur s</text:span><text:span text:style-name="T19">o</text:span><text:span text:style-name="T18">y , ou demeure capable<text:line-break/>de conteni</text:span><text:span text:style-name="T19">r</text:span><text:span text:style-name="T18">, &amp; de faire </text:span><text:span text:style-name="T19">rn</text:span><text:span text:style-name="T18">ouuoi</text:span><text:span text:style-name="T19">n</text:span><text:span text:style-name="T18"> Mais de faire<text:line-break/>quelque chose &amp; de p</text:span><text:span text:style-name="T19">a</text:span><text:span text:style-name="T18">ti</text:span><text:span text:style-name="T19">sa</text:span><text:span text:style-name="T18"> rien ne le peut fans estre<text:line-break/>corps, &amp; il n</text:span><text:span text:style-name="T19">’y</text:span><text:span text:style-name="T18"> a qu</text:span><text:span text:style-name="T19">e</text:span><text:span text:style-name="T18"> le vuide </text:span><text:span text:style-name="T19">fe</text:span><text:span text:style-name="T18">ul qui puisse pre-<text:line-break/>ster de lieu pour es</text:span><text:span text:style-name="T19">t</text:span><text:span text:style-name="T18">r</text:span><text:span text:style-name="T19">e</text:span><text:span text:style-name="T18"> logé ou faire quelque chose</text:span><text:span text:style-name="T19">,<text:line-break/></text:span><text:span text:style-name="T18">on ne</text:span><text:span text:style-name="T19"> </text:span><text:span text:style-name="T18">peut</text:span><text:span text:style-name="T19"> </text:span><text:span text:style-name="T18">donc laisser dans</text:span><text:span text:style-name="T19"> </text:span><text:span text:style-name="T18">le nombre des cho</text:span><text:span text:style-name="T19">-<text:line-break/></text:span><text:span text:style-name="T18">ses vne troisiesine Nature qui</text:span><text:span text:style-name="T19"> </text:span><text:span text:style-name="T18">auec</text:span><text:span text:style-name="T19"> </text:span><text:span text:style-name="T18">le Vuide</text:span><text:span text:style-name="T19"> </text:span><text:span text:style-name="T18">&amp; les<text:line-break/>corps</text:span><text:span text:style-name="T19">,</text:span><text:span text:style-name="T18"> existe par elle-me</text:span><text:span text:style-name="T19">si</text:span><text:span text:style-name="T18">ne , ny qui tombe ia</text:span><text:span text:style-name="T19">-<text:line-break/></text:span><text:span text:style-name="T18">mais fous les </text:span><text:span text:style-name="T19">E</text:span><text:span text:style-name="T18">en</text:span><text:span text:style-name="T19">s,</text:span><text:span text:style-name="T18"> ny que la raison </text:span><text:span text:style-name="T20">l'e</text:span><text:span text:style-name="T18"> puisse au-<text:line-break/>cunement imaginer. Car toutes les chofes qui<text:line-break/>paroi</text:span><text:span text:style-name="T19">si</text:span><text:span text:style-name="T18">ent, ou sont jointes à ces deux-c</text:span><text:span text:style-name="T19">v</text:span><text:span text:style-name="T18"> , o</text:span><text:span text:style-name="T19">n<text:line-break/></text:span><text:span text:style-name="T18">Vous Verrez qu’</text:span><text:span text:style-name="T19">dl</text:span><text:span text:style-name="T18">es ne </text:span><text:span text:style-name="T19">fi</text:span><text:span text:style-name="T18">ant rien que des acciden</text:span><text:span text:style-name="T19">t.<text:line-break/></text:span><text:span text:style-name="T18">Celles qui s</text:span><text:span text:style-name="T19">o</text:span><text:span text:style-name="T18">nt jointes ne peuuent estre </text:span><text:span text:style-name="T19">é</text:span><text:span text:style-name="T18">loi</text:span><text:span text:style-name="T19">-<text:line-break/></text:span><text:span text:style-name="T18">gnées ny separ</text:span><text:span text:style-name="T19">ée</text:span><text:span text:style-name="T18">s du si</text:span><text:span text:style-name="T19">ij</text:span><text:span text:style-name="T18">et, sans le ruiner entière</text:span><text:span text:style-name="T19">-<text:line-break/></text:span><text:span text:style-name="T18">ment, comme la pesanteur au caillou, la chaleur<text:line-break/>au fe</text:span><text:span text:style-name="T19">u</text:span><text:span text:style-name="T18">, la fluidité à l</text:span><text:span text:style-name="T19">’</text:span><text:span text:style-name="T18">ea</text:span><text:span text:style-name="T19">u</text:span><text:span text:style-name="T18">, l’attouchement à tous<text:line-break/>les corp</text:span><text:span text:style-name="T19">s</text:span><text:span text:style-name="T18">, l’incapacité de</text:span><text:span text:style-name="T19">st</text:span><text:span text:style-name="T18">r</text:span><text:span text:style-name="T19">e</text:span><text:span text:style-name="T18"> touché au nean</text:span><text:span text:style-name="T19">t</text:span><text:span text:style-name="T18">.<text:line-break/>Au contraire, la </text:span><text:span text:style-name="T19">f</text:span><text:span text:style-name="T18">eruitud</text:span><text:span text:style-name="T19">e</text:span><text:span text:style-name="T18">, la liberté, l</text:span><text:span text:style-name="T19">ap</text:span><text:span text:style-name="T18">auuret</text:span><text:span text:style-name="T19">e</text:span><text:span text:style-name="T18">,<text:line-break/>les richesses, la guerre, la concorde,</text:span><text:span text:style-name="T19"> </text:span><text:span text:style-name="T18">&amp; les autres<text:line-break/>choses dont l'approche ou l'éloignem</text:span><text:span text:style-name="T19">e</text:span><text:span text:style-name="T18">nt laisse la<text:line-break/>Nature dans </text:span><text:span text:style-name="T19">E</text:span><text:span text:style-name="T18">on intégrit</text:span><text:span text:style-name="T19">é</text:span><text:span text:style-name="T18">, c</text:span><text:span text:style-name="T19">’e</text:span><text:span text:style-name="T18">s</text:span><text:span text:style-name="T19">t</text:span><text:span text:style-name="T18"> ce que fort à<text:line-break/>propos nous ai</text:span><text:span text:style-name="T19">f</text:span><text:span text:style-name="T18">ons accoutumé d'</text:span><text:span text:style-name="T19">a</text:span><text:span text:style-name="T18">pp</text:span><text:span text:style-name="T19">e</text:span><text:span text:style-name="T18">ll</text:span><text:span text:style-name="T19">e</text:span><text:span text:style-name="T18">r acci</text:span><text:span text:style-name="T19">-<text:line-break/></text:span><text:span text:style-name="T18">dent</text:span><text:span text:style-name="T19">.</text:span></text:p>
      <text:p text:style-name="Texte_20_du_20_corps"><text:span text:style-name="T18">Quant au Temp</text:span><text:span text:style-name="T19">s</text:span><text:span text:style-name="T18">, il n</text:span><text:span text:style-name="T19">’</text:span><text:span text:style-name="T18">es</text:span><text:span text:style-name="T19">t</text:span><text:span text:style-name="T18"> point de </text:span><text:span text:style-name="T19">f</text:span><text:span text:style-name="T18">o</text:span><text:span text:style-name="T19">y</text:span><text:span text:style-name="T18">, mais<text:line-break/>c</text:span><text:span text:style-name="T19">’</text:span><text:span text:style-name="T18">est vne </text:span><text:span text:style-name="T19">fi</text:span><text:span text:style-name="T18">iitte du sentiment ou connaissance<text:line-break/>qu</text:span><text:span text:style-name="T19">’</text:span><text:span text:style-name="T18">on a des cho</text:span><text:span text:style-name="T19">f</text:span><text:span text:style-name="T18">es , </text:span><text:span text:style-name="T19">f</text:span><text:span text:style-name="T18">cauoir de ce qui est pa</text:span><text:span text:style-name="T19">ft</text:span><text:span text:style-name="T18">é</text:span><text:span text:style-name="T19">,<text:line-break/></text:span><text:span text:style-name="T18">qui est p</text:span><text:span text:style-name="T19">re</text:span><text:span text:style-name="T18">s</text:span><text:span text:style-name="T19">ent</text:span><text:span text:style-name="T18"> ou qui</text:span><text:span text:style-name="T19"> </text:span><text:span text:style-name="T18">est à Venir</text:span><text:span text:style-name="T19">:</text:span><text:span text:style-name="T18"> Et il ne</text:span><text:span text:style-name="T19"> </text:span><text:span text:style-name="T18">faut<text:line-break/>point s</text:span><text:span text:style-name="T19">’</text:span><text:span text:style-name="T18">imaginer q</text:span><text:span text:style-name="T19">u</text:span><text:span text:style-name="T18">’aucun puisse</text:span><text:span text:style-name="T19"> f</text:span><text:span text:style-name="T18">entir ou co</text:span><text:span text:style-name="T19">n-</text:span></text:p>
      <text:p text:style-name="P11"><text:span text:style-name="T18">22 </text:span><text:span text:style-name="T19">LE</text:span><text:span text:style-name="T18"> I. </text:span><text:span text:style-name="T19">LIvRE</text:span><text:span text:style-name="T18"> DE LVCR</text:span><text:span text:style-name="T19">ECE</text:span><text:span text:style-name="T18">.</text:span></text:p>
      <text:p text:style-name="Texte_20_du_20_corps"><text:span text:style-name="T18">ceuoir le temp</text:span><text:span text:style-name="T19">s</text:span><text:span text:style-name="T18">, comme quelqu</text:span><text:span text:style-name="T19">e</text:span><text:span text:style-name="T18"> chofe de </text:span><text:span text:style-name="T19">sé</text:span><text:span text:style-name="T18">paré<text:line-break/>du mouuement ou du re</text:span><text:span text:style-name="T19">p</text:span><text:span text:style-name="T18">os des choses dont il<text:line-break/></text:span><text:span text:style-name="T19">f</text:span><text:span text:style-name="T18">aut se donner d</text:span><text:span text:style-name="T19">e</text:span><text:span text:style-name="T18"> garde</text:span><text:span text:style-name="T19">,</text:span><text:span text:style-name="T18"> que quand on dit qu</text:span><text:span text:style-name="T19">’</text:span><text:span text:style-name="T18">He-<text:line-break/></text:span><text:span text:style-name="T19">Ic</text:span><text:span text:style-name="T18">ne a</text:span><text:span text:style-name="T19"> </text:span><text:span text:style-name="T18">esté rauie </text:span><text:span text:style-name="T19">,</text:span><text:span text:style-name="T18"> ou que les Tr</text:span><text:span text:style-name="T19">o</text:span><text:span text:style-name="T18">yens ont esté<text:line-break/>vaincu</text:span><text:span text:style-name="T19">s,</text:span><text:span text:style-name="T18"> nous soyons obligés d’auouer que ces<text:line-break/>choses subsistent d’elles </text:span><text:span text:style-name="T19">m</text:span><text:span text:style-name="T18">esmes , là ou les<text:line-break/>hommes de</text:span><text:span text:style-name="T19"> </text:span><text:span text:style-name="T18">ce temps là</text:span><text:span text:style-name="T19">,</text:span><text:span text:style-name="T18"> dont ils ont</text:span><text:span text:style-name="T19"> </text:span><text:span text:style-name="T18">esté des</text:span><text:span text:style-name="T19"> </text:span><text:span text:style-name="T18">ac-<text:line-break/>cidens , ont esté emportez par l'aag</text:span><text:span text:style-name="T19">c</text:span><text:span text:style-name="T18"> qui ne re-<text:line-break/>uien</text:span><text:span text:style-name="T19">r</text:span><text:span text:style-name="T18">l</text:span><text:span text:style-name="T19">a</text:span><text:span text:style-name="T18">mais, estan</text:span><text:span text:style-name="T19">te</text:span><text:span text:style-name="T18"> </text:span><text:span text:style-name="T19">c</text:span><text:span text:style-name="T18">onsid</text:span><text:span text:style-name="T19">c</text:span><text:span text:style-name="T18">rer que tout</text:span><text:span text:style-name="T19"> </text:span><text:span text:style-name="T18">ce</text:span><text:span text:style-name="T19"> </text:span><text:span text:style-name="T18">qui<text:line-break/></text:span><text:span text:style-name="T19">e</text:span><text:span text:style-name="T18">st f</text:span><text:span text:style-name="T19">a</text:span><text:span text:style-name="T18">it,peut estre censé accident ou des choses ou<text:line-break/>des lieux. Enfin s</text:span><text:span text:style-name="T19">’</text:span><text:span text:style-name="T18">il</text:span><text:span text:style-name="T19"> té </text:span><text:span text:style-name="T18">y auoit eu aucune matiere<text:line-break/>dans la Nature</text:span><text:span text:style-name="T19">,</text:span><text:span text:style-name="T18"> ny point de lieu </text:span><text:span text:style-name="T20">,</text:span><text:span text:style-name="T21"> ny</text:span><text:span text:style-name="T18"> point d’es</text:span><text:span text:style-name="T19">-<text:line-break/>pa</text:span><text:span text:style-name="T18">ce dans lequel les choses se font ; jamais le </text:span><text:span text:style-name="T19">se</text:span><text:span text:style-name="T18">u<text:line-break/>d</text:span><text:span text:style-name="T19">’</text:span><text:span text:style-name="T18">Alexandre qui s</text:span><text:span text:style-name="T19">’</text:span><text:span text:style-name="T18">alluma dans </text:span><text:span text:style-name="T19">f</text:span><text:span text:style-name="T18">on</text:span><text:span text:style-name="T19"> </text:span><text:span text:style-name="T18">sein pour l</text:span><text:span text:style-name="T19">'</text:span><text:span text:style-name="T18">a-<text:line-break/>mou</text:span><text:span text:style-name="T19">t</text:span><text:span text:style-name="T18"> de la belle Helene</text:span><text:span text:style-name="T19">jf</text:span><text:span text:style-name="T18">eust embrasé celuy des<text:line-break/>combats fameux de la cruelle guerre qu</text:span><text:span text:style-name="T19">’</text:span><text:span text:style-name="T18">il porta<text:line-break/>dans son p</text:span><text:span text:style-name="T19">a</text:span><text:span text:style-name="T18">is : ny le cheua</text:span><text:span text:style-name="T19">l</text:span><text:span text:style-name="T18"> de boi</text:span><text:span text:style-name="T19">s</text:span><text:span text:style-name="T18">, par vne </text:span><text:span text:style-name="T19">e</text:span><text:span text:style-name="T18">ff</text:span><text:span text:style-name="T19">e</text:span><text:span text:style-name="T18">-<text:line-break/>sion de Grecs qui durant la nuict sortirent de ses<text:line-break/></text:span><text:span text:style-name="T19">fl</text:span><text:span text:style-name="T18">ancs, n</text:span><text:span text:style-name="T19">’</text:span><text:span text:style-name="T18">eust </text:span><text:span text:style-name="T19">po</text:span><text:span text:style-name="T18">int br</text:span><text:span text:style-name="T19">u</text:span><text:span text:style-name="T18">slé la Ville de Troye, dont<text:line-break/>vous po</text:span><text:span text:style-name="T19">u</text:span><text:span text:style-name="T18">tiez reconnoistr</text:span><text:span text:style-name="T19">e</text:span><text:span text:style-name="T18"> que generalement<text:line-break/>toutes les actions ne sont point choses qui sub-<text:line-break/>sistent d</text:span><text:span text:style-name="T19">’</text:span><text:span text:style-name="T18">elles mesmes comme les corps , &amp;n</text:span><text:span text:style-name="T19">es</text:span><text:span text:style-name="T18">e<text:line-break/>doiuent point aussi </text:span><text:span text:style-name="T19">c</text:span><text:span text:style-name="T18">onsiderer comme le vuide,<text:line-break/>mais plustost comme des</text:span><text:span text:style-name="T19"> </text:span><text:span text:style-name="T18">accidens</text:span><text:span text:style-name="T19"> </text:span><text:span text:style-name="T18">du corps</text:span><text:span text:style-name="T19"> </text:span><text:span text:style-name="T18">&amp; du<text:line-break/>lieu</text:span><text:span text:style-name="T19"> </text:span><text:span text:style-name="T18">dans lequel toutes les choses te font</text:span><text:span text:style-name="T19">.</text:span></text:p>
      <text:p text:style-name="Texte_20_du_20_corps"><text:span text:style-name="T18">Au reste , les corps sont</text:span><text:span text:style-name="T19"> </text:span><text:span text:style-name="T18">en partie les principes<text:line-break/>des choses, &amp; en partie ceux dont l'existence dé-<text:line-break/>pend de l'assemblage des principes </text:span><text:span text:style-name="T19">:</text:span><text:span text:style-name="T18"> mais nulle<text:line-break/>violence ne peut corrompre les corps qui sont les<text:line-break/>principes: pource qu</text:span><text:span text:style-name="T19">’</text:span><text:span text:style-name="T18">ils sont doü</text:span><text:span text:style-name="T19">e</text:span><text:span text:style-name="T18">z d'une solidité<text:line-break/>inuincible : &amp; à la vérité, il semble bien difficile<text:line-break/>à droi</text:span><text:span text:style-name="T19">t</text:span><text:span text:style-name="T18">e qu</text:span><text:span text:style-name="T19">’</text:span><text:span text:style-name="T18">on puisse trouuer dans le monde au</text:span><text:span text:style-name="T19">-<text:line-break/></text:span><text:span text:style-name="T18">cune chose d'une parfaite solidité </text:span><text:span text:style-name="T19">:</text:span><text:span text:style-name="T18"> car le ton</text:span><text:span text:style-name="T19">-<text:line-break/></text:span><text:span text:style-name="T18">nerre en tombant du Ci</text:span><text:span text:style-name="T19">el</text:span><text:span text:style-name="T18">, passe </text:span><text:span text:style-name="T19">m</text:span><text:span text:style-name="T18">esme au tr</text:span><text:span text:style-name="T19">e-</text:span></text:p>
      <text:p text:style-name="P11"><text:span text:style-name="T19">LELL</text:span><text:span text:style-name="T18">iv</text:span><text:span text:style-name="T19">RE</text:span><text:span text:style-name="T18"> D</text:span><text:span text:style-name="T19">E</text:span><text:span text:style-name="T18"> </text:span><text:span text:style-name="T19">L</text:span><text:span text:style-name="T18">v</text:span><text:span text:style-name="T19">C</text:span><text:span text:style-name="T18">R</text:span><text:span text:style-name="T19">EcE;</text:span><text:span text:style-name="T18"> </text:span><text:span text:style-name="T19">if<text:line-break/></text:span><text:span text:style-name="T18">uers des maisons fermée</text:span><text:span text:style-name="T19">s</text:span><text:span text:style-name="T18">, comme aussi le bruit<text:line-break/>&amp; la voix: le fer rougit</text:span><text:span text:style-name="T19">,</text:span><text:span text:style-name="T18"> dans le fe</text:span><text:span text:style-name="T19">u</text:span><text:span text:style-name="T18"> , &amp; les ro-<text:line-break/>chers s</text:span><text:span text:style-name="T19">e</text:span><text:span text:style-name="T18"> brul</text:span><text:span text:style-name="T19">e</text:span><text:span text:style-name="T18">nt par vne </text:span><text:span text:style-name="T19">a</text:span><text:span text:style-name="T18">rdente chaleur</text:span><text:span text:style-name="T19">.</text:span><text:span text:style-name="T18"> La ri</text:span><text:span text:style-name="T19">-<text:line-break/></text:span><text:span text:style-name="T18">g</text:span><text:span text:style-name="T19">u</text:span><text:span text:style-name="T18">eur de </text:span><text:span text:style-name="T19">lie</text:span><text:span text:style-name="T18">r se dissou</text:span><text:span text:style-name="T19">t</text:span><text:span text:style-name="T18">, &amp; la glace de l</text:span><text:span text:style-name="T19">'</text:span><text:span text:style-name="T18">a</text:span><text:span text:style-name="T19">i</text:span><text:span text:style-name="T18">rain </text:span><text:span text:style-name="T19">f</text:span><text:span text:style-name="T18">e<text:line-break/>desserre </text:span><text:span text:style-name="T19">&amp;</text:span><text:span text:style-name="T18"> se fond pat la flamme</text:span><text:span text:style-name="T19">.</text:span><text:span text:style-name="T18"> Le chaud &amp; le<text:line-break/>froid penetrent l</text:span><text:span text:style-name="T19">'</text:span><text:span text:style-name="T18">argent </text:span><text:span text:style-name="T19">„</text:span><text:span text:style-name="T18"> puis qu</text:span><text:span text:style-name="T19">’</text:span><text:span text:style-name="T18">en tenant v</text:span><text:span text:style-name="T19">a<text:line-break/></text:span><text:span text:style-name="T18">vase à la mai</text:span><text:span text:style-name="T19">n</text:span><text:span text:style-name="T18">, nous sentons l'un ou l'</text:span><text:span text:style-name="T19">a</text:span><text:span text:style-name="T18">utre à me-<text:line-break/></text:span><text:span text:style-name="T19">E</text:span><text:span text:style-name="T18">ure qu</text:span><text:span text:style-name="T19">’</text:span><text:span text:style-name="T18">on y verse de l</text:span><text:span text:style-name="T19">’</text:span><text:span text:style-name="T18">eau : tant il semble que<text:line-break/>parmy les choses o</text:span><text:span text:style-name="T19">m</text:span><text:span text:style-name="T18"> ne puisse asseure</text:span><text:span text:style-name="T19">t</text:span><text:span text:style-name="T18"> qu</text:span><text:span text:style-name="T19">’</text:span><text:span text:style-name="T18">i</text:span><text:span text:style-name="T19">l</text:span><text:span text:style-name="T18"> y ait<text:line-break/>rien de solide</text:span><text:span text:style-name="T19">.</text:span><text:span text:style-name="T18"> Mais pource que la raison &amp; la<text:line-break/>nature des choses nous contraint d’adüoue</text:span><text:span text:style-name="T19">t</text:span><text:span text:style-name="T18"> le<text:line-break/>contrair</text:span><text:span text:style-name="T19">e</text:span><text:span text:style-name="T18">, so</text:span><text:span text:style-name="T19">ye</text:span><text:span text:style-name="T18">z attentif à. mes discours, tandis<text:line-break/>qu</text:span><text:span text:style-name="T19">'a</text:span><text:span text:style-name="T18">uec peu de paroles ie vous prouueray qu’il<text:line-break/>y a des choses</text:span><text:span text:style-name="T19">,</text:span><text:span text:style-name="T18"> douées d'un corps solide &amp; perpe-<text:line-break/>t</text:span><text:span text:style-name="T19">u</text:span><text:span text:style-name="T18">e</text:span><text:span text:style-name="T19">l</text:span><text:span text:style-name="T18">, qui est ce que i'appelle les</text:span><text:span text:style-name="T19">.</text:span><text:span text:style-name="T18"> </text:span><text:span text:style-name="T19">f</text:span><text:span text:style-name="T18">emences ou les<text:line-break/>principes des choses dont</text:span><text:span text:style-name="T19"> </text:span><text:span text:style-name="T18">tout cét</text:span><text:span text:style-name="T19">.</text:span><text:span text:style-name="T18"> Vniuers a este</text:span></text:p>
      <text:p text:style-name="Texte_20_du_20_corps"><text:span text:style-name="T18">Premieremen</text:span><text:span text:style-name="T19">t</text:span><text:span text:style-name="T18">,. poutce qu</text:span><text:span text:style-name="T19">’</text:span><text:span text:style-name="T18">il y a deux Natures<text:line-break/>de choses </text:span><text:span text:style-name="T19">s</text:span><text:span text:style-name="T18">or</text:span><text:span text:style-name="T19">t</text:span><text:span text:style-name="T18"> dissemblable</text:span><text:span text:style-name="T19">s</text:span><text:span text:style-name="T18">, celle du corps &amp;<text:line-break/>celle du lie</text:span><text:span text:style-name="T19">m</text:span><text:span text:style-name="T18"> dan</text:span><text:span text:style-name="T19">sl</text:span><text:span text:style-name="T18">equel toutes les choses se font</text:span><text:span text:style-name="T19">;<text:line-break/></text:span><text:span text:style-name="T18">ilest necessaire que l'une &amp; l'autre existe tres-<text:line-break/>Fure par elle-mesme </text:span><text:span text:style-name="T19">:</text:span><text:span text:style-name="T18"> car en quelque endroit que<text:line-break/>espace demeure deser</text:span><text:span text:style-name="T19">t</text:span><text:span text:style-name="T18">, ( ce que nous appelions<text:line-break/>Vuide ) là</text:span><text:span text:style-name="T19">.</text:span><text:span text:style-name="T18"> il n</text:span><text:span text:style-name="T19">’</text:span><text:span text:style-name="T18">y a point d</text:span><text:span text:style-name="T19">e</text:span><text:span text:style-name="T18">corps : &amp; en quelque<text:line-break/>endroit que le corps: soit contenu , là il n</text:span><text:span text:style-name="T19">’y</text:span><text:span text:style-name="T18"> a<text:line-break/>point de vuide. Il y a donc des choses solide</text:span><text:span text:style-name="T19">s</text:span><text:span text:style-name="T18">, &amp;<text:line-break/>des premiers corps qui sont sans aucun vuide</text:span><text:span text:style-name="T19">.<text:line-break/></text:span><text:span text:style-name="T18">D'ailleurs, pource que dans les chofes engendrées<text:line-break/></text:span><text:span text:style-name="T19">i</text:span><text:span text:style-name="T18">l</text:span><text:span text:style-name="T19">: </text:span><text:span text:style-name="T18">y a</text:span><text:span text:style-name="T19"> </text:span><text:span text:style-name="T18">du Vuide, il</text:span><text:span text:style-name="T19"> </text:span><text:span text:style-name="T18">est necessaire</text:span><text:span text:style-name="T19"> </text:span><text:span text:style-name="T18">q</text:span><text:span text:style-name="T19">u</text:span><text:span text:style-name="T18">'</text:span><text:span text:style-name="T19">il</text:span><text:span text:style-name="T18"> y ait autour<text:line-break/>vne </text:span><text:span text:style-name="T19">rn</text:span><text:span text:style-name="T18">atiere solide , &amp; il n</text:span><text:span text:style-name="T19">’y</text:span><text:span text:style-name="T18"> a point de raison<text:line-break/>pour</text:span><text:span text:style-name="T19"> p</text:span><text:span text:style-name="T18">rouu</text:span><text:span text:style-name="T19">e</text:span><text:span text:style-name="T18">r que quelque chose que ce foie<text:line-break/></text:span><text:span text:style-name="T19">.</text:span><text:span text:style-name="T18"> puisse cacher le Vuide dans son corp</text:span><text:span text:style-name="T19">s</text:span><text:span text:style-name="T18">, &amp; le con-<text:line-break/>tenir au dedans</text:span><text:span text:style-name="T19">ssi</text:span><text:span text:style-name="T18"> Vo</text:span><text:span text:style-name="T19">u</text:span><text:span text:style-name="T18">s n’accordez que ce qui le<text:line-break/>Contient est solide. Or il n'y </text:span><text:span text:style-name="T19">a</text:span><text:span text:style-name="T18"> que le seul a</text:span><text:span text:style-name="T19">ueiat»</text:span></text:p>
      <text:p text:style-name="P11"><text:span text:style-name="T19">2</text:span><text:span text:style-name="T18">4 L</text:span><text:span text:style-name="T19">ELLIvR</text:span><text:span text:style-name="T18">ED</text:span><text:span text:style-name="T19">EL</text:span><text:span text:style-name="T18">v</text:span><text:span text:style-name="T19">c</text:span><text:span text:style-name="T18">RE</text:span><text:span text:style-name="T19">cE.’<text:line-break/></text:span><text:span text:style-name="T18">bl</text:span><text:span text:style-name="T19">a</text:span><text:span text:style-name="T18">ge de</text:span><text:span text:style-name="T19"> </text:span><text:span text:style-name="T18">la mati</text:span><text:span text:style-name="T19">è</text:span><text:span text:style-name="T18">re qui pui</text:span><text:span text:style-name="T19">fïc</text:span><text:span text:style-name="T18"> contenir</text:span><text:span text:style-name="T19"> </text:span><text:span text:style-name="T21">le</text:span><text:span text:style-name="T18"> vuid</text:span><text:span text:style-name="T19">e.<text:line-break/></text:span><text:span text:style-name="T18">La </text:span><text:span text:style-name="T19">rn</text:span><text:span text:style-name="T18">atiere donc qui consiste </text:span><text:span text:style-name="T19">en</text:span><text:span text:style-name="T18"> des corps soli-<text:line-break/>des , peut demeurer et</text:span><text:span text:style-name="T19">e</text:span><text:span text:style-name="T18">rn</text:span><text:span text:style-name="T19">e</text:span><text:span text:style-name="T18">ll</text:span><text:span text:style-name="T19">e,</text:span><text:span text:style-name="T18"> &amp; hors d</text:span><text:span text:style-name="T19">’</text:span><text:span text:style-name="T18">elle le<text:line-break/>reste se dissout</text:span><text:span text:style-name="T19">.</text:span><text:span text:style-name="T18"> Que s’il n y auoit rien au monde<text:line-break/>de vuid</text:span><text:span text:style-name="T19">e</text:span><text:span text:style-name="T18">, il faudroit que tout f</text:span><text:span text:style-name="T19">i</text:span><text:span text:style-name="T18">lst solide</text:span><text:span text:style-name="T19">,</text:span><text:span text:style-name="T18"> si d'au</text:span><text:span text:style-name="T19">-<text:line-break/></text:span><text:span text:style-name="T18">tre costé il n</text:span><text:span text:style-name="T19">’</text:span><text:span text:style-name="T18">y auoit des corps solides qui r</text:span><text:span text:style-name="T19">e</text:span><text:span text:style-name="T18">m</text:span><text:span text:style-name="T19">-<text:line-break/></text:span><text:span text:style-name="T18">plissent tous </text:span><text:span text:style-name="T19">l</text:span><text:span text:style-name="T18">es lieux qti’</text:span><text:span text:style-name="T19">sl</text:span><text:span text:style-name="T18">s occu</text:span><text:span text:style-name="T19">p</text:span><text:span text:style-name="T18">eroi</text:span><text:span text:style-name="T19">e</text:span><text:span text:style-name="T18">nt, tout<text:line-break/>ne </text:span><text:span text:style-name="T19">f</text:span><text:span text:style-name="T18">eroit rien qu'un espace vuide destitué de<text:line-break/>corps</text:span><text:span text:style-name="T19">.</text:span><text:span text:style-name="T18"> Il y a</text:span><text:span text:style-name="T19"> </text:span><text:span text:style-name="T18">donc</text:span><text:span text:style-name="T19"> </text:span><text:span text:style-name="T18">vne distinction reciproque en-<text:line-break/>tre le corps &amp; le vuid</text:span><text:span text:style-name="T19">e</text:span><text:span text:style-name="T18">, pource qu’i</text:span><text:span text:style-name="T19">l</text:span><text:span text:style-name="T18"> n</text:span><text:span text:style-name="T19">’y</text:span><text:span text:style-name="T18"> a rien<text:line-break/>d’absolument plein ni d'ab</text:span><text:span text:style-name="T19">f</text:span><text:span text:style-name="T18">olument Vu</text:span><text:span text:style-name="T19">i</text:span><text:span text:style-name="T18">de. Il</text:span><text:span text:style-name="T19"> </text:span><text:span text:style-name="T18">y</text:span><text:span text:style-name="T19"> </text:span><text:span text:style-name="T18">a<text:line-break/>donc des corps solides qui par leur plein peu-<text:line-break/>tient distinguer </text:span><text:span text:style-name="T19">l’</text:span><text:span text:style-name="T18">espace vuide</text:span><text:span text:style-name="T19">.</text:span><text:span text:style-name="T18"> Ceux cy ne se<text:line-break/>peuuent dissoudre par aucun coup dont ils soient<text:line-break/>atteints par dehors</text:span><text:span text:style-name="T19">,</text:span><text:span text:style-name="T18"> ny</text:span><text:span text:style-name="T19"> </text:span><text:span text:style-name="T18">es</text:span><text:span text:style-name="T19">t</text:span><text:span text:style-name="T18">re aucunemen</text:span><text:span text:style-name="T19">tp</text:span><text:span text:style-name="T18">ene-<text:line-break/>tre</text:span><text:span text:style-name="T19">z</text:span><text:span text:style-name="T20">,</text:span><text:span text:style-name="T21"> </text:span><text:span text:style-name="T20">8c</text:span><text:span text:style-name="T18"> en s</text:span><text:span text:style-name="T19">il</text:span><text:span text:style-name="T18">itte r</text:span><text:span text:style-name="T19">e</text:span><text:span text:style-name="T18">sou</text:span><text:span text:style-name="T19">s,</text:span><text:span text:style-name="T18"> ny en aucune autre ma-<text:line-break/>ni</text:span><text:span text:style-name="T19">e</text:span><text:span text:style-name="T18">re es</text:span><text:span text:style-name="T19">t</text:span><text:span text:style-name="T18">re m</text:span><text:span text:style-name="T19">e</text:span><text:span text:style-name="T18">nacez de ruin</text:span><text:span text:style-name="T19">e</text:span><text:span text:style-name="T18">, comme nous l’a-<text:line-break/>uons d</text:span><text:span text:style-name="T19">e</text:span><text:span text:style-name="T18">s</text:span><text:span text:style-name="T19">-</text:span><text:span text:style-name="T18">j</text:span><text:span text:style-name="T19">a</text:span><text:span text:style-name="T18"> fait voir cy</text:span><text:span text:style-name="T19">-</text:span><text:span text:style-name="T18">dessus. Car sans le vuide,<text:line-break/>rien ne </text:span><text:span text:style-name="T19">se</text:span><text:span text:style-name="T18"> petit froisser ny rompre</text:span><text:span text:style-name="T19">,</text:span><text:span text:style-name="T18"> ny couper en<text:line-break/>deux, n</text:span><text:span text:style-name="T19">yr</text:span><text:span text:style-name="T18">eceuoir de </text:span><text:span text:style-name="T19">f</text:span><text:span text:style-name="T18">li</text:span><text:span text:style-name="T19">u</text:span><text:span text:style-name="T18">midité, ny m</text:span><text:span text:style-name="T19">e</text:span><text:span text:style-name="T18">lm</text:span><text:span text:style-name="T19">e</text:span><text:span text:style-name="T18">s le<text:line-break/>froid subti</text:span><text:span text:style-name="T19">l</text:span><text:span text:style-name="T18">, ny le</text:span><text:span text:style-name="T19"> </text:span><text:span text:style-name="T18">f</text:span><text:span text:style-name="T19">e</text:span><text:span text:style-name="T18">u pen</text:span><text:span text:style-name="T19">e</text:span><text:span text:style-name="T18">tr</text:span><text:span text:style-name="T19">a</text:span><text:span text:style-name="T18">nt </text:span><text:span text:style-name="T19">,</text:span><text:span text:style-name="T18"> par lefquels<text:line-break/>toutes choses font detr</text:span><text:span text:style-name="T19">u</text:span><text:span text:style-name="T18">ites. Et d'autant plus que<text:line-break/>le composé enferme de vuide</text:span><text:span text:style-name="T19">,</text:span><text:span text:style-name="T18"> d'</text:span><text:span text:style-name="T19">a</text:span><text:span text:style-name="T18">utant plus aussi<text:line-break/>tombe</text:span><text:span text:style-name="T19">-</text:span><text:span text:style-name="T18">il dans l’</text:span><text:span text:style-name="T19">in</text:span><text:span text:style-name="T18">firmité de la</text:span><text:span text:style-name="T19"> </text:span><text:span text:style-name="T18">corruption quand<text:line-break/>il est heurté Si donc les premiers corps sont tel-<text:line-break/>lement solides qu’ils ne Contiennent point de<text:line-break/></text:span><text:span text:style-name="T19">v</text:span><text:span text:style-name="T18">ui</text:span><text:span text:style-name="T19">d</text:span><text:span text:style-name="T18">e, comme i</text:span><text:span text:style-name="T19">el</text:span><text:span text:style-name="T18">’a</text:span><text:span text:style-name="T19">ym</text:span><text:span text:style-name="T18">ontr</text:span><text:span text:style-name="T19">é</text:span><text:span text:style-name="T18">, il est necessaire<text:line-break/>qu</text:span><text:span text:style-name="T19">’</text:span><text:span text:style-name="T18">ils soient éternels</text:span><text:span text:style-name="T19">.</text:span></text:p>
      <text:p text:style-name="Texte_20_du_20_corps"><text:span text:style-name="T18">Au reste, si la Matièr</text:span><text:span text:style-name="T19">e</text:span><text:span text:style-name="T18"> n’e</text:span><text:span text:style-name="T19">us</text:span><text:span text:style-name="T18">t esté de toute<text:line-break/>eternité, il y a long</text:span><text:span text:style-name="T19">-</text:span><text:span text:style-name="T18">t</text:span><text:span text:style-name="T19">e</text:span><text:span text:style-name="T18">mp</text:span><text:span text:style-name="T19">sq</text:span><text:span text:style-name="T18">ue le monde</text:span><text:span text:style-name="T19"> </text:span><text:span text:style-name="T18">seroit<text:line-break/></text:span><text:span text:style-name="T19">an</text:span><text:span text:style-name="T18">ean</text:span><text:span text:style-name="T19">ty</text:span><text:span text:style-name="T18">, &amp; tout ce qu</text:span><text:span text:style-name="T19">e</text:span><text:span text:style-name="T18"> nous voyon</text:span><text:span text:style-name="T19">s</text:span><text:span text:style-name="T18">, seroit tiré<text:line-break/>du neant</text:span><text:span text:style-name="T19">.</text:span><text:span text:style-name="T18"> Mais comme i</text:span><text:span text:style-name="T19">à</text:span><text:span text:style-name="T18">y enseigné cy-dessus<text:line-break/>que ri</text:span><text:span text:style-name="T19">e</text:span><text:span text:style-name="T18"> ne peut estre cre</text:span><text:span text:style-name="T19">éd</text:span><text:span text:style-name="T18">u ne</text:span><text:span text:style-name="T19">a</text:span><text:span text:style-name="T18">t: &amp; ce qui est en</text:span><text:span text:style-name="T19">-<text:line-break/></text:span><text:span text:style-name="T18">cendré ne se peut iamais reduire au nean</text:span><text:span text:style-name="T19">t</text:span><text:span text:style-name="T18">, il fa</text:span><text:span text:style-name="T19">n</text:span><text:span text:style-name="T18">e</text:span></text:p>
      <text:p text:style-name="P11"><text:span text:style-name="T18">L E I</text:span><text:span text:style-name="T19">.</text:span><text:span text:style-name="T18"> </text:span><text:span text:style-name="T19">LIVRE</text:span><text:span text:style-name="T18"> D </text:span><text:span text:style-name="T19">E</text:span><text:span text:style-name="T18"> L v C R E C </text:span><text:span text:style-name="T19">E.</text:span><text:span text:style-name="T18"> </text:span><text:span text:style-name="T19">25<text:line-break/></text:span><text:span text:style-name="T18">que</text:span><text:span text:style-name="T19"> </text:span><text:span text:style-name="T18">les principes ioient des corps immortels</text:span><text:span text:style-name="T19">,</text:span><text:span text:style-name="T18"> aus</text:span><text:span text:style-name="T19">-<text:line-break/></text:span><text:span text:style-name="T18">quels se puissent resoudre à la fin tous les compo-<text:line-break/></text:span><text:span text:style-name="T19">f</text:span><text:span text:style-name="T18">ez , dont il demeure v</text:span><text:span text:style-name="T19">ne</text:span><text:span text:style-name="T18"> </text:span><text:span text:style-name="T19">rn</text:span><text:span text:style-name="T18">atiere pour reparer<text:line-break/>l’état des choses</text:span><text:span text:style-name="T19">.</text:span><text:span text:style-name="T18"> Les Principes sont doc solides en<text:line-break/>leur simplicité : </text:span><text:span text:style-name="T19">&amp;</text:span><text:span text:style-name="T18"> ils ne peuuent autrement<text:line-break/>qu</text:span><text:span text:style-name="T19">le</text:span><text:span text:style-name="T18">n surmontant </text:span><text:span text:style-name="T19">lq</text:span><text:span text:style-name="T18">durée de tous les siecles auoi</text:span><text:span text:style-name="T19">t<text:line-break/></text:span><text:span text:style-name="T18">esté capables de reparer les choses de toute<text:line-break/>eternite.Enfin si laNat</text:span><text:span text:style-name="T19">u</text:span><text:span text:style-name="T18">re n’eus</text:span><text:span text:style-name="T19">tp</text:span><text:span text:style-name="T18">oint ordon</text:span><text:span text:style-name="T19">éd</text:span><text:span text:style-name="T18">es<text:line-break/>bornes en la dissection des compose</text:span><text:span text:style-name="T19">z,</text:span><text:span text:style-name="T18"> les corps </text:span><text:span text:style-name="T19">&amp;<text:line-break/></text:span><text:span text:style-name="T18">la </text:span><text:span text:style-name="T19">ma</text:span><text:span text:style-name="T18">t</text:span><text:span text:style-name="T19">ierC's</text:span><text:span text:style-name="T18">ero</text:span><text:span text:style-name="T19">i</text:span><text:span text:style-name="T18">ent é</text:span><text:span text:style-name="T19">t</text:span><text:span text:style-name="T18">eins d</text:span><text:span text:style-name="T19">é</text:span><text:span text:style-name="T18">s</text:span><text:span text:style-name="T19"> </text:span><text:span text:style-name="T18">les premiers siecles<text:line-break/>qui eussent tout consumé ; De sorte que d'eux<text:line-break/>rien n'auroit p</text:span><text:span text:style-name="T19">û</text:span><text:span text:style-name="T18"> estr</text:span><text:span text:style-name="T19">e</text:span><text:span text:style-name="T18"> fait d</text:span><text:span text:style-name="T19">é</text:span><text:span text:style-name="T18">s vn certain temps<text:line-break/>pour arriuer a la derniere perfection de l’</text:span><text:span text:style-name="T19">a</text:span><text:span text:style-name="T18">ge,<text:line-break/>d</text:span><text:span text:style-name="T19">’</text:span><text:span text:style-name="T18">autan</text:span><text:span text:style-name="T19">t</text:span><text:span text:style-name="T18"> que nous voyons qu'une cho</text:span><text:span text:style-name="T19">s</text:span><text:span text:style-name="T18">e se</text:span><text:span text:style-name="T19"> </text:span><text:span text:style-name="T18">peut<text:line-break/>bien pliitost</text:span><text:span text:style-name="T19"> </text:span><text:span text:style-name="T18">dissoudre, qu</text:span><text:span text:style-name="T19">’</text:span><text:span text:style-name="T18">ell</text:span><text:span text:style-name="T19">e</text:span><text:span text:style-name="T18"> n</text:span><text:span text:style-name="T19">ef</text:span><text:span text:style-name="T18">e peut r</text:span><text:span text:style-name="T19">e</text:span><text:span text:style-name="T18">par</text:span><text:span text:style-name="T19">c</text:span><text:span text:style-name="T18">r:<text:line-break/>&amp; la longue du ée d'une infinité de </text:span><text:span text:style-name="T19">le</text:span><text:span text:style-name="T18">urs des</text:span><text:span text:style-name="T19"> </text:span><text:span text:style-name="T18">sie</text:span><text:span text:style-name="T19">-<text:line-break/>d</text:span><text:span text:style-name="T18">es passez</text:span><text:span text:style-name="T19">,</text:span><text:span text:style-name="T18"> agissant to</text:span><text:span text:style-name="T19">u</text:span><text:span text:style-name="T18">s</text:span><text:span text:style-name="T19">i</text:span><text:span text:style-name="T18">ours dans</text:span><text:span text:style-name="T19"> </text:span><text:span text:style-name="T18">la confusion<text:line-break/>la &amp; dissolution de</text:span><text:span text:style-name="T19">r</text:span><text:span text:style-name="T18">ce qu’elle auoit commenc</text:span><text:span text:style-name="T19">é</text:span><text:span text:style-name="T18"> de<text:line-break/>diu</text:span><text:span text:style-name="T19">i</text:span><text:span text:style-name="T18">s</text:span><text:span text:style-name="T19">o</text:span><text:span text:style-name="T18">r, n'auroit i</text:span><text:span text:style-name="T19">a</text:span><text:span text:style-name="T18">m</text:span><text:span text:style-name="T19">a</text:span><text:span text:style-name="T18">is</text:span><text:span text:style-name="T19"> </text:span><text:span text:style-name="T18">pû re</text:span><text:span text:style-name="T19">p</text:span><text:span text:style-name="T18">arer en la </text:span><text:span text:style-name="T19">fui</text:span><text:span text:style-name="T18">te des<text:line-break/>temps ce qu</text:span><text:span text:style-name="T19">'</text:span><text:span text:style-name="T18">elle</text:span><text:span text:style-name="T19"> </text:span><text:span text:style-name="T18">aur</text:span><text:span text:style-name="T19">a</text:span><text:span text:style-name="T18">it démol y</text:span><text:span text:style-name="T19">.</text:span><text:span text:style-name="T18"> Mais a </text:span><text:span text:style-name="T19">present<text:line-break/></text:span><text:span text:style-name="T18">nous sommes contrains d’aduoüer qii</text:span><text:span text:style-name="T19">’ss</text:span><text:span text:style-name="T18"> y a de<text:line-break/>certaines bornes à la diuision </text:span><text:span text:style-name="T19">,</text:span><text:span text:style-name="T18"> puisque nous<text:line-break/>voyons que </text:span><text:span text:style-name="T19">di</text:span><text:span text:style-name="T18">aque</text:span><text:span text:style-name="T19"> </text:span><text:span text:style-name="T18">chose si: repare, &amp; qu’</text:span><text:span text:style-name="T19">il</text:span><text:span text:style-name="T18"> y</text:span><text:span text:style-name="T19"> </text:span><text:span text:style-name="T18">a<text:line-break/>des temps limitez aux choses pour la gen</text:span><text:span text:style-name="T19">c</text:span><text:span text:style-name="T18">ration</text:span><text:span text:style-name="T19">,<text:line-break/></text:span><text:span text:style-name="T18">dans lesquels elles peuu</text:span><text:span text:style-name="T19">e</text:span><text:span text:style-name="T18">nt atteindre a la</text:span><text:span text:style-name="T19">j</text:span><text:span text:style-name="T18">leu</text:span><text:span text:style-name="T19">rd</text:span><text:span text:style-name="T18">e<text:line-break/>l</text:span><text:span text:style-name="T19">sa</text:span><text:span text:style-name="T18">g</text:span><text:span text:style-name="T19">c</text:span><text:span text:style-name="T18">.</text:span></text:p>
      <text:p text:style-name="Texte_20_du_20_corps"><text:span text:style-name="T18">Adjoutons à cela que les corp</text:span><text:span text:style-name="T19">s</text:span><text:span text:style-name="T18"> de</text:span><text:span text:style-name="T19"> </text:span><text:span text:style-name="T18">la </text:span><text:span text:style-name="T19">rn</text:span><text:span text:style-name="T18">ati</text:span><text:span text:style-name="T19">e</text:span><text:span text:style-name="T18">re<text:line-break/>estant tre</text:span><text:span text:style-name="T19">s</text:span><text:span text:style-name="T18"> solide</text:span><text:span text:style-name="T19">s</text:span><text:span text:style-name="T18">, toutes choses pourront estre<text:line-break/>rendu</text:span><text:span text:style-name="T19">ësm</text:span><text:span text:style-name="T18">olles,</text:span><text:span text:style-name="T19">e</text:span><text:span text:style-name="T18">n </text:span><text:span text:style-name="T19">r</text:span><text:span text:style-name="T18">elie sorte que l'air</text:span><text:span text:style-name="T19">,</text:span><text:span text:style-name="T18"> </text:span><text:span text:style-name="T19">s</text:span><text:span text:style-name="T18">eau,</text:span><text:span text:style-name="T19">l</text:span><text:span text:style-name="T18">a<text:line-break/>terre &amp; le feu</text:span><text:span text:style-name="T19"> </text:span><text:span text:style-name="T18">en pourront estre faits, comme<text:line-break/>aussi tout ce qui en quelque mani</text:span><text:span text:style-name="T19">e</text:span><text:span text:style-name="T18">re peut es</text:span><text:span text:style-name="T19">t</text:span><text:span text:style-name="T18">re<text:line-break/>engendré, pourc</text:span><text:span text:style-name="T19">eq</text:span><text:span text:style-name="T18">u’en inc</text:span><text:span text:style-name="T19">li</text:span><text:span text:style-name="T18">ne temps, i</text:span><text:span text:style-name="T19">lyad</text:span><text:span text:style-name="T18">i</text:span><text:span text:style-name="T19">a<text:line-break/></text:span><text:span text:style-name="T18">vuide me</text:span><text:span text:style-name="T19">sse</text:span><text:span text:style-name="T18"> parmi les cho</text:span><text:span text:style-name="T19">f</text:span><text:span text:style-name="T18">es. Que</text:span><text:span text:style-name="T19"> </text:span><text:span text:style-name="T18">si au contraire<text:line-break/>les principes estoient mol</text:span><text:span text:style-name="T19">s</text:span><text:span text:style-name="T18">, l</text:span><text:span text:style-name="T19">’</text:span><text:span text:style-name="T18">on ne scauroit r</text:span><text:span text:style-name="T19">e</text:span><text:span text:style-name="T18">n</text:span><text:span text:style-name="T19">^</text:span></text:p>
      <text:p text:style-name="P11"><text:span text:style-name="T21">26</text:span><text:span text:style-name="T18"> LE I. </text:span><text:span text:style-name="T19">Li</text:span><text:span text:style-name="T18">v</text:span><text:span text:style-name="T19">RE</text:span><text:span text:style-name="T18"> DE LVCR</text:span><text:span text:style-name="T19">É</text:span><text:span text:style-name="T18">C</text:span><text:span text:style-name="T19">È</text:span><text:span text:style-name="T18">.<text:line-break/>dre</text:span><text:span text:style-name="T19"> </text:span><text:span text:style-name="T18">la raison de la fermeté dont les cailloux</text:span><text:span text:style-name="T19"> </text:span><text:span text:style-name="T18">&amp;</text:span><text:span text:style-name="T19"> </text:span><text:span text:style-name="T18">le<text:line-break/>f</text:span><text:span text:style-name="T19">e</text:span><text:span text:style-name="T18">r sont produits , pource q</text:span><text:span text:style-name="T19">u’e</text:span><text:span text:style-name="T18">n toute la nature,<text:line-break/>il n</text:span><text:span text:style-name="T19">’y</text:span><text:span text:style-name="T18"> aurait point de fondement stable par le</text:span><text:span text:style-name="T19">-<text:line-break/></text:span><text:span text:style-name="T18">quel elle pust commencer</text:span><text:span text:style-name="T19">,</text:span><text:span text:style-name="T18"> les principes sont donc<text:line-break/>douez d'une simplicité solid</text:span><text:span text:style-name="T19">e</text:span><text:span text:style-name="T18">, &amp; toutes choses<text:line-break/>peuuent d'autant plus montrer leur fermeté &amp;<text:line-break/>vigueur que l'assemblage de leurs princip</text:span><text:span text:style-name="T19">e</text:span><text:span text:style-name="T18">s est<text:line-break/>plus étroitement presse.</text:span></text:p>
      <text:p text:style-name="Texte_20_du_20_corps"><text:span text:style-name="T18">Enfin d'autant qu</text:span><text:span text:style-name="T19">’</text:span><text:span text:style-name="T18">il y a dans les choses vn</text:span><text:span text:style-name="T19">e<text:line-break/></text:span><text:span text:style-name="T18">borne pour croistr</text:span><text:span text:style-name="T19">e</text:span><text:span text:style-name="T18">, &amp; pour </text:span><text:span text:style-name="T19">lo</text:span><text:span text:style-name="T18">uyr de la vi</text:span><text:span text:style-name="T19">e,</text:span><text:span text:style-name="T18"> &amp;<text:line-break/>qu’</text:span><text:span text:style-name="T19">il</text:span><text:span text:style-name="T18"> est ordonné de ce qui est au pouuoir de cha-<text:line-break/>q</text:span><text:span text:style-name="T19">qp</text:span><text:span text:style-name="T18"> chose pa</text:span><text:span text:style-name="T19">rl</text:span><text:span text:style-name="T18">es alliances de la Natur</text:span><text:span text:style-name="T19">e,</text:span><text:span text:style-name="T18"> &amp; de ce<text:line-break/>qui n</text:span><text:span text:style-name="T19">’y</text:span><text:span text:style-name="T18"> est pas, sans que rien se puisse changer</text:span><text:span text:style-name="T19">,</text:span><text:span text:style-name="T18"> at</text:span><text:span text:style-name="T19">-<text:line-break/></text:span><text:span text:style-name="T18">tendu que les principes demeurent tousiours dans<text:line-break/>leur intégrit</text:span><text:span text:style-name="T19">é</text:span><text:span text:style-name="T18">,</text:span><text:span text:style-name="T19">-</text:span><text:span text:style-name="T18"> d</text:span><text:span text:style-name="T19">’</text:span><text:span text:style-name="T18">où vient aussi que les oyseaux de<text:line-break/>differens plumages montrent tous des marques<text:line-break/>affectées a leurs</text:span><text:span text:style-name="T19"> </text:span><text:span text:style-name="T18">e</text:span><text:span text:style-name="T19">f</text:span><text:span text:style-name="T18">peces; il faut par conséquent<text:line-break/>que toutes choses ayent le corps de la </text:span><text:span text:style-name="T19">rn</text:span><text:span text:style-name="T18">atiere<text:line-break/>immuable : car si les principes des choses se po</text:span><text:span text:style-name="T19">u</text:span><text:span text:style-name="T18">-<text:line-break/>uoient changer de quelque façon que ce soi</text:span><text:span text:style-name="T19">t</text:span><text:span text:style-name="T20">,</text:span><text:span text:style-name="T21"> il<text:line-break/></text:span><text:span text:style-name="T18">seroit incertain de dire raisonnablement ce qui<text:line-break/>seroit capable dlestre produi</text:span><text:span text:style-name="T19">t</text:span><text:span text:style-name="T18">, &amp; ce</text:span><text:span text:style-name="T19"> </text:span><text:span text:style-name="T18">qui</text:span><text:span text:style-name="T19"> </text:span><text:span text:style-name="T18">ne</text:span><text:span text:style-name="T19"> </text:span><text:span text:style-name="T18">le</text:span><text:span text:style-name="T19"> s</text:span><text:span text:style-name="T18">e</text:span><text:span text:style-name="T19">-<text:line-break/></text:span><text:span text:style-name="T18">roit pa</text:span><text:span text:style-name="T19">s</text:span><text:span text:style-name="T18">, comment la puissance est l</text:span><text:span text:style-name="T19">i</text:span><text:span text:style-name="T18">mitée à ch</text:span><text:span text:style-name="T19">a-<text:line-break/></text:span><text:span text:style-name="T18">que ch</text:span><text:span text:style-name="T19">0fe,</text:span><text:span text:style-name="T18"> </text:span><text:span text:style-name="T19">&amp;</text:span><text:span text:style-name="T18"> comment il y a </text:span><text:span text:style-name="T19">v</text:span><text:span text:style-name="T18">n terme fixement<text:line-break/>a</text:span><text:span text:style-name="T19">t</text:span><text:span text:style-name="T18">test</text:span><text:span text:style-name="T19">é</text:span><text:span text:style-name="T18">, sans quoy ny les Animaux en general</text:span><text:span text:style-name="T19">,</text:span><text:span text:style-name="T18"> ne<text:line-break/></text:span><text:span text:style-name="T19">p</text:span><text:span text:style-name="T18">ourroi</text:span><text:span text:style-name="T19">e</text:span><text:span text:style-name="T18">t point si souuent representer comme ils<text:line-break/></text:span><text:span text:style-name="T19">so</text:span><text:span text:style-name="T18">nt</text:span><text:span text:style-name="T19"> </text:span><text:span text:style-name="T18">dans leurs espece</text:span><text:span text:style-name="T19">s</text:span><text:span text:style-name="T18">, la successio</text:span><text:span text:style-name="T19">n</text:span><text:span text:style-name="T18">, la nature</text:span><text:span text:style-name="T19">,<text:line-break/></text:span><text:span text:style-name="T18">les mouuemens</text:span><text:span text:style-name="T19">,</text:span><text:span text:style-name="T18"> la facon de viure, &amp; les mœurs de<text:line-break/>leurs pa</text:span><text:span text:style-name="T19">te</text:span><text:span text:style-name="T18">n</text:span><text:span text:style-name="T19">s.</text:span><text:span text:style-name="T18"> Mais dautant que le d</text:span><text:span text:style-name="T19">e</text:span><text:span text:style-name="T18">licat somme</text:span><text:span text:style-name="T19">t<text:line-break/></text:span><text:span text:style-name="T18">du premier principe ne se peut discerner par nos<text:line-break/></text:span><text:span text:style-name="T19">l'e</text:span><text:span text:style-name="T18">ns, pourc</text:span><text:span text:style-name="T19">e</text:span><text:span text:style-name="T18"> q</text:span><text:span text:style-name="T19">u</text:span><text:span text:style-name="T18">’</text:span><text:span text:style-name="T19">il</text:span><text:span text:style-name="T18"> est </text:span><text:span text:style-name="T19">si</text:span><text:span text:style-name="T18">ms parties , &amp; qu’il consiste<text:line-break/>en vne nature tre</text:span><text:span text:style-name="T19">s</text:span><text:span text:style-name="T18">-p</text:span><text:span text:style-name="T19">e</text:span><text:span text:style-name="T18">tite</text:span><text:span text:style-name="T19">,</text:span><text:span text:style-name="T18"> &amp; n’</text:span><text:span text:style-name="T19">a</text:span><text:span text:style-name="T18"> iamais esté se</text:span><text:span text:style-name="T19">p</text:span><text:span text:style-name="T18">a-<text:line-break/>rement,&amp; à part soy, ny ne le pourra iam</text:span><text:span text:style-name="T19">a</text:span><text:span text:style-name="T18">is estre,<text:line-break/>pourae qu’il est la premiere </text:span><text:span text:style-name="T19">&amp;</text:span><text:span text:style-name="T18"> </text:span><text:span text:style-name="T19">e</text:span><text:span text:style-name="T18">xtreme partie</text:span></text:p>
      <text:p text:style-name="P11"><text:span text:style-name="T18">L</text:span><text:span text:style-name="T19">EI</text:span><text:span text:style-name="T18">. LIVREDELVCRECE?<text:tab/></text:span><text:span text:style-name="T21">2</text:span><text:span text:style-name="T20">7</text:span></text:p>
      <text:p text:style-name="Texte_20_du_20_corps"><text:span text:style-name="T18">d'une autre chos</text:span><text:span text:style-name="T19">e</text:span><text:span text:style-name="T18">, &amp; que d'autres &amp; autres sem-<text:line-break/>blables parties fe st</text:span><text:span text:style-name="T19">i</text:span><text:span text:style-name="T18">iuant d</text:span><text:span text:style-name="T19">’</text:span><text:span text:style-name="T18">ordre acheuent par<text:line-break/>leur assemblage serré la nature du corps : &amp; pour-<text:line-break/>ce que toutes ces parties ne sont point capables<text:line-break/>de s</text:span><text:span text:style-name="T19">e</text:span><text:span text:style-name="T18"> maintenir par elles mes</text:span><text:span text:style-name="T19">i</text:span><text:span text:style-name="T18">nes séparément, il<text:line-break/>est necessaire qu</text:span><text:span text:style-name="T19">’</text:span><text:span text:style-name="T18">elles soient jointes ensemble si<text:line-break/>étroitement qu elles ne puissent aucunement se<text:line-break/>detacher d</text:span><text:span text:style-name="T19">’</text:span><text:span text:style-name="T18">entre elles mestnes</text:span><text:span text:style-name="T19">.</text:span><text:span text:style-name="T18"> Ainsi les premiers<text:line-break/>corps qui sont donc solides dans leur simplicité,<text:line-break/>ont toutes leurs tr</text:span><text:span text:style-name="T19">e</text:span><text:span text:style-name="T18">s-petit</text:span><text:span text:style-name="T19">e</text:span><text:span text:style-name="T18">s parties, tres étroite-<text:line-break/>ment liées entre-</text:span><text:span text:style-name="T19">e</text:span><text:span text:style-name="T18">lles sans q</text:span><text:span text:style-name="T19">u’i</text:span><text:span text:style-name="T18">ls</text:span><text:span text:style-name="T19"> </text:span><text:span text:style-name="T18">en</text:span><text:span text:style-name="T19"> </text:span><text:span text:style-name="T18">ayent</text:span><text:span text:style-name="T19"> </text:span><text:span text:style-name="T18">iamai</text:span><text:span text:style-name="T19">s<text:line-break/></text:span><text:span text:style-name="T18">esté composez par vn mutuel concours , pour<text:line-break/>estre accompagnez d'une eternelle simplicité</text:span><text:span text:style-name="T19">.<text:line-break/></text:span><text:span text:style-name="T18">D’o</text:span><text:span text:style-name="T19">ù</text:span><text:span text:style-name="T18"> il arriue que la Nature qui reser</text:span><text:span text:style-name="T19">u</text:span><text:span text:style-name="T18">e tousiours<text:line-break/>les seniencespour la creation des chose</text:span><text:span text:style-name="T19">s</text:span><text:span text:style-name="T18">, ne per-<text:line-break/>met iamais qu</text:span><text:span text:style-name="T19">’</text:span><text:span text:style-name="T18">il en</text:span><text:span text:style-name="T19"> </text:span><text:span text:style-name="T18">soit rien arraché, ny rien di</text:span><text:span text:style-name="T19">-<text:line-break/></text:span><text:span text:style-name="T18">minué</text:span></text:p>
      <text:p text:style-name="Texte_20_du_20_corps"><text:span text:style-name="T18">De plus, s’il n</text:span><text:span text:style-name="T19">’</text:span><text:span text:style-name="T18">y auoit rien en la nature de tres<text:line-break/>petit, </text:span><text:span text:style-name="T19">il</text:span><text:span text:style-name="T18"> n’</text:span><text:span text:style-name="T19">y</text:span><text:span text:style-name="T18"> auroit point de corps si peti</text:span><text:span text:style-name="T19">t</text:span><text:span text:style-name="T18">, lequel<text:line-break/>ne consistait en des pa</text:span><text:span text:style-name="T19">r</text:span><text:span text:style-name="T18">ties infinies : c</text:span><text:span text:style-name="T19">ar</text:span><text:span text:style-name="T18"> d</text:span><text:span text:style-name="T19">’</text:span><text:span text:style-name="T18">autant<text:line-break/>que la moitié d'une partie aura tousiours sa moi-<text:line-break/>tié , il s'ensuit d</text:span><text:span text:style-name="T19">e</text:span><text:span text:style-name="T18">-l</text:span><text:span text:style-name="T19">àq</text:span><text:span text:style-name="T18">u</text:span><text:span text:style-name="T19">’il</text:span><text:span text:style-name="T18"> n’</text:span><text:span text:style-name="T19">y</text:span><text:span text:style-name="T18"> auroit iamais de fin:<text:line-break/>&amp; il seroit impossible de marquer aucune disse-<text:line-break/>rente entre les plus grandes choses &amp; les plus pe-<text:line-break/>tites: Et certes bien que la masse vniuerselle de</text:span><text:span text:style-name="T19">s<text:line-break/></text:span><text:span text:style-name="T18">choses soit infini</text:span><text:span text:style-name="T19">e</text:span><text:span text:style-name="T18">, elle ne le seroit pourtant pas<text:line-break/>dauantage que les plus petites chose</text:span><text:span text:style-name="T19">s</text:span><text:span text:style-name="T18">, pource<text:line-break/>qu</text:span><text:span text:style-name="T19">’</text:span><text:span text:style-name="T18">elles seroient également composées de par</text:span><text:span text:style-name="T19">-<text:line-break/></text:span><text:span text:style-name="T18">ties infinies. Sur q</text:span><text:span text:style-name="T19">u</text:span><text:span text:style-name="T18">oy, puisque la véritable rai</text:span><text:span text:style-name="T19">-<text:line-break/>F</text:span><text:span text:style-name="T18">on y r</text:span><text:span text:style-name="T19">é</text:span><text:span text:style-name="T18">pugne, &amp; qu</text:span><text:span text:style-name="T19">’</text:span><text:span text:style-name="T18">elle empesche que le juge</text:span><text:span text:style-name="T19">-<text:line-break/></text:span><text:span text:style-name="T18">ment n’en puisse demeurer d'accor</text:span><text:span text:style-name="T19">d,</text:span><text:span text:style-name="T18"> il est neces</text:span><text:span text:style-name="T19">-<text:line-break/></text:span><text:span text:style-name="T18">saire par vne conuiction violente que vous<text:line-break/>auo</text:span><text:span text:style-name="T19">me</text:span><text:span text:style-name="T18">z qu’il y a des principes qui</text:span><text:span text:style-name="T19"> </text:span><text:span text:style-name="T18">sans auo</text:span><text:span text:style-name="T19">ie<text:line-break/></text:span><text:span text:style-name="T18">nulles parties consistent en vne nature tre</text:span><text:span text:style-name="T19">s</text:span><text:span text:style-name="T18">-p</text:span><text:span text:style-name="T19">e</text:span><text:span text:style-name="T18">-</text:span></text:p>
      <text:p text:style-name="P11"><text:span text:style-name="T19">t8</text:span><text:span text:style-name="T18"> LE </text:span><text:span text:style-name="T19">I.</text:span><text:span text:style-name="T18"> </text:span><text:span text:style-name="T19">LïvRi</text:span><text:span text:style-name="T18"> DE LvCR</text:span><text:span text:style-name="T19">t</text:span><text:span text:style-name="T18">C</text:span><text:span text:style-name="T19">f</text:span></text:p>
      <text:p text:style-name="Texte_20_du_20_corps"><text:span text:style-name="T18">tit</text:span><text:span text:style-name="T19">e</text:span><text:span text:style-name="T18">, mais solide &amp; eternelle. Qu</text:span><text:span text:style-name="T19">e</text:span><text:span text:style-name="T18"> si la Nature<text:line-break/>cre</text:span><text:span text:style-name="T19">a</text:span><text:span text:style-name="T18">trice des choses n'a</text:span><text:span text:style-name="T19">u</text:span><text:span text:style-name="T18">oit p</text:span><text:span text:style-name="T19">a</text:span><text:span text:style-name="T18">s </text:span><text:span text:style-name="T19">a</text:span><text:span text:style-name="T18">ccoustu</text:span><text:span text:style-name="T19">rn</text:span><text:span text:style-name="T18">é de<text:line-break/>les contraindre toutes à se résoudre en d</text:span><text:span text:style-name="T19">ett</text:span><text:span text:style-name="T18">es</text:span><text:span text:style-name="T19">-<text:line-break/></text:span><text:span text:style-name="T18">petites partie</text:span><text:span text:style-name="T19">s</text:span><text:span text:style-name="T18">, elle ne seroit point capable d’en<text:line-break/>reparer aucun</text:span><text:span text:style-name="T19">e,</text:span><text:span text:style-name="T18"> parce que les choses qui ne sont<text:line-break/>point augmentées pat des partie</text:span><text:span text:style-name="T19">s</text:span><text:span text:style-name="T18">, ne</text:span><text:span text:style-name="T19">f</text:span><text:span text:style-name="T18">cauroient </text:span><text:span text:style-name="T19">i<text:line-break/></text:span><text:span text:style-name="T18">fournir ce que la </text:span><text:span text:style-name="T19">rn</text:span><text:span text:style-name="T18">atiere de la generation doit<text:line-break/>auoir,</text:span><text:span text:style-name="T19">c</text:span><text:span text:style-name="T18">omme les</text:span><text:span text:style-name="T19"> </text:span><text:span text:style-name="T18">diuerse</text:span><text:span text:style-name="T19">sl</text:span><text:span text:style-name="T18">iaisons, les poids , les<text:line-break/>ataint</text:span><text:span text:style-name="T19">e</text:span><text:span text:style-name="T18">s, les concours,</text:span><text:span text:style-name="T19">&amp;</text:span><text:span text:style-name="T18"> le</text:span><text:span text:style-name="T19">sm</text:span><text:span text:style-name="T18">ouu</text:span><text:span text:style-name="T19">e</text:span><text:span text:style-name="T18">ments, pa</text:span><text:span text:style-name="T19">rl</text:span><text:span text:style-name="T18">e<text:line-break/>moyen de quoy toutes choses s'engendrent. </text:span><text:span text:style-name="T19">i<text:line-break/></text:span><text:span text:style-name="T18">Que </text:span><text:span text:style-name="T21">si l</text:span><text:span text:style-name="T20">’</text:span><text:span text:style-name="T21">on</text:span><text:span text:style-name="T18"> admet les corps durables à l’infini,<text:line-break/>il faut neantmoins qu’</text:span><text:span text:style-name="T19">il</text:span><text:span text:style-name="T18"> y ait encore des corps<text:line-break/>au mond</text:span><text:span text:style-name="T19">e</text:span><text:span text:style-name="T18">, qui ius</text:span><text:span text:style-name="T19">qu</text:span><text:span text:style-name="T18">es ic</text:span><text:span text:style-name="T19">y</text:span><text:span text:style-name="T18"> n’ont point d</text:span><text:span text:style-name="T19">’e</text:span><text:span text:style-name="T18">xtrem</text:span><text:span text:style-name="T19">e<text:line-break/></text:span><text:span text:style-name="T18">dissolution : &amp; toutesfois estant d'une nature<text:line-break/>fragile ou diuilibl</text:span><text:span text:style-name="T19">e,</text:span><text:span text:style-name="T18"> il repugne</text:span><text:span text:style-name="T19"> </text:span><text:span text:style-name="T18">qu'ayant durant<text:line-break/>tous les siecl</text:span><text:span text:style-name="T19">e</text:span><text:span text:style-name="T18">s souffert des coups &amp; des secousses<text:line-break/>innombrables</text:span><text:span text:style-name="T19">,</text:span><text:span text:style-name="T18"> il</text:span><text:span text:style-name="T19">sa</text:span><text:span text:style-name="T18">yent pû subsister durant toute<text:line-break/>l'éternité : C</text:span><text:span text:style-name="T19">'e</text:span><text:span text:style-name="T18">s</text:span><text:span text:style-name="T19">t</text:span><text:span text:style-name="T18"> pourquoy ceux-là se sont fort<text:line-break/>éloignez de la</text:span><text:span text:style-name="T19"> </text:span><text:span text:style-name="T18">droite rai</text:span><text:span text:style-name="T19">so</text:span><text:span text:style-name="T18">n, qui se sont imaginez<text:line-break/>qu</text:span><text:span text:style-name="T19">e </text:span><text:span text:style-name="T18">le f</text:span><text:span text:style-name="T19">e</text:span><text:span text:style-name="T18">u es</text:span><text:span text:style-name="T19">t</text:span><text:span text:style-name="T18">o</text:span><text:span text:style-name="T19">i</text:span><text:span text:style-name="T18">t la </text:span><text:span text:style-name="T19">rn</text:span><text:span text:style-name="T18">atiere des choses, </text:span><text:span text:style-name="T19">&amp;</text:span><text:span text:style-name="T18"> que la<text:line-break/>l</text:span><text:span text:style-name="T19">a</text:span><text:span text:style-name="T18"> mal</text:span><text:span text:style-name="T19">le</text:span><text:span text:style-name="T18"> du monde ne tiroi</text:span><text:span text:style-name="T19">r</text:span><text:span text:style-name="T18"> son origine que du<text:line-break/>fe</text:span><text:span text:style-name="T19">u.</text:span><text:span text:style-name="T18"> Heraclite qui en est le chef entreprend le<text:line-break/>premier la d</text:span><text:span text:style-name="T19">é</text:span><text:span text:style-name="T18">fense de cette opinio</text:span><text:span text:style-name="T19">n,</text:span><text:span text:style-name="T18"> personnage<text:line-break/>c</text:span><text:span text:style-name="T19">e</text:span><text:span text:style-name="T18">lebre par</text:span><text:span text:style-name="T19">lle</text:span><text:span text:style-name="T18">bsc</text:span><text:span text:style-name="T19">u</text:span><text:span text:style-name="T18">rité de</text:span><text:span text:style-name="T19"> </text:span><text:span text:style-name="T18">son langage ,</text:span><text:span text:style-name="T19">-</text:span><text:span text:style-name="T18"> mais plu</text:span><text:span text:style-name="T19">-<text:line-break/></text:span><text:span text:style-name="T18">stost entre les ignora</text:span><text:span text:style-name="T19">ns</text:span><text:span text:style-name="T18">, que parmi les homm</text:span><text:span text:style-name="T19">e</text:span><text:span text:style-name="T18">s<text:line-break/></text:span><text:span text:style-name="T19">sé</text:span><text:span text:style-name="T18">rieux d'entre les Grecs qui cherchent la ve</text:span><text:span text:style-name="T19">n</text:span><text:span text:style-name="T18">té:<text:line-break/>car</text:span><text:span text:style-name="T19"> </text:span><text:span text:style-name="T18">les ignora</text:span><text:span text:style-name="T19">nt</text:span><text:span text:style-name="T18"> admirent &amp;cherissent le plus</text:span><text:span text:style-name="T19"> </text:span><text:span text:style-name="T18">ce<text:line-break/>qu’</text:span><text:span text:style-name="T19">si</text:span><text:span text:style-name="T18">s trouuent enu</text:span><text:span text:style-name="T19">e</text:span><text:span text:style-name="T18">loppé en des termes em</text:span><text:span text:style-name="T19">-<text:line-break/></text:span><text:span text:style-name="T18">barrassez , &amp; ils tiennent pour véritable tout </text:span><text:span text:style-name="T21">ce<text:line-break/></text:span><text:span text:style-name="T18">qui peut toucher agreable</text:span><text:span text:style-name="T19">rn</text:span><text:span text:style-name="T18">ent les au</text:span><text:span text:style-name="T19">r</text:span><text:span text:style-name="T18">eilles , </text:span><text:span text:style-name="T19">©</text:span><text:span text:style-name="T18">ti<text:line-break/>qui es</text:span><text:span text:style-name="T19">td</text:span><text:span text:style-name="T18">eguisé par quelque son harmonieux : Et<text:line-break/>certes , ie demanderais volontiers comment y<text:line-break/>pourroit-il auoir tant de choses s</text:span><text:span text:style-name="T19">id</text:span><text:span text:style-name="T18">lfferente</text:span><text:span text:style-name="T19">ssi<text:line-break/></text:span><text:span text:style-name="T18">elles es</text:span><text:span text:style-name="T19">t</text:span><text:span text:style-name="T18">oient toutes </text:span><text:span text:style-name="T19">d</text:span><text:span text:style-name="T18">'u</text:span><text:span text:style-name="T19">n</text:span><text:span text:style-name="T18"> vray seul</text:span><text:span text:style-name="T19">&amp;</text:span><text:span text:style-name="T18"> feu</text:span><text:span text:style-name="T19">;</text:span><text:span text:style-name="T18">i</text:span><text:span text:style-name="T19">l</text:span><text:span text:style-name="T18"> ne s</text:span><text:span text:style-name="T19">e</text:span><text:span text:style-name="T18">t</text:span><text:span text:style-name="T19">-</text:span></text:p>
      <text:p text:style-name="P11"><text:span text:style-name="T18">LE </text:span><text:span text:style-name="T19">L</text:span><text:span text:style-name="T18"> </text:span><text:span text:style-name="T19">LIvRE</text:span><text:span text:style-name="T18"> DE LV</text:span><text:span text:style-name="T19">CREC</text:span><text:span text:style-name="T18">E. 2</text:span><text:span text:style-name="T19">9<text:line-break/></text:span><text:span text:style-name="T18">uiroit de rien de cond</text:span><text:span text:style-name="T19">c</text:span><text:span text:style-name="T18">nfer le</text:span><text:span text:style-name="T19"> </text:span><text:span text:style-name="T18">fe</text:span><text:span text:style-name="T19">u</text:span><text:span text:style-name="T18">, ny de le rare</text:span><text:span text:style-name="T19">-<text:line-break/></text:span><text:span text:style-name="T18">fie</text:span><text:span text:style-name="T19">r</text:span><text:span text:style-name="T18">, si les parties du feu auoient la me</text:span><text:span text:style-name="T19">si</text:span><text:span text:style-name="T18">ne nature<text:line-break/>qu'a le feu tout entier: car</text:span><text:span text:style-name="T19"> </text:span><text:span text:style-name="T18">il</text:span><text:span text:style-name="T19"> </text:span><text:span text:style-name="T18">est</text:span><text:span text:style-name="T19"> </text:span><text:span text:style-name="T18">bien vra</text:span><text:span text:style-name="T19">yq</text:span><text:span text:style-name="T18">ue<text:line-break/>1 ardeur du</text:span><text:span text:style-name="T19"> </text:span><text:span text:style-name="T18">feu feroit beaucou</text:span><text:span text:style-name="T19">p</text:span><text:span text:style-name="T18"> plu</text:span><text:span text:style-name="T19">saf</text:span><text:span text:style-name="T18">pr</text:span><text:span text:style-name="T19">es</text:span><text:span text:style-name="T18">i tou</text:span><text:span text:style-name="T19">-<text:line-break/></text:span><text:span text:style-name="T18">tes </text:span><text:span text:style-name="T19">f</text:span><text:span text:style-name="T18">es parties estoi</text:span><text:span text:style-name="T19">é</text:span><text:span text:style-name="T18">t r</text:span><text:span text:style-name="T19">eüni</text:span><text:span text:style-name="T18">es,&amp; </text:span><text:span text:style-name="T19">f</text:span><text:span text:style-name="T18">eroit aussi beau-<text:line-break/>coup plus lente, si elles </text:span><text:span text:style-name="T19">f</text:span><text:span text:style-name="T18">eroi</text:span><text:span text:style-name="T19">c</text:span><text:span text:style-name="T18">nt </text:span><text:span text:style-name="T19">fe</text:span><text:span text:style-name="T18">parées. Mais<text:line-break/>hors cela, il n</text:span><text:span text:style-name="T19">’y</text:span><text:span text:style-name="T18"> a rien que vous</text:span><text:span text:style-name="T19"> </text:span><text:span text:style-name="T18">ne de</text:span><text:span text:style-name="T19">u</text:span><text:span text:style-name="T18">iez</text:span><text:span text:style-name="T19"> </text:span><text:span text:style-name="T18">vous<text:line-break/>persuader qui se fist, ny qui se pûst</text:span><text:span text:style-name="T19"> </text:span><text:span text:style-name="T18">faire en ce<text:line-break/>genre de cho</text:span><text:span text:style-name="T19">s</text:span><text:span text:style-name="T18">es , tant </text:span><text:span text:style-name="T19">s’e</text:span><text:span text:style-name="T18">n faut que</text:span><text:span text:style-name="T19"> </text:span><text:span text:style-name="T18">ces varietez<text:line-break/>qui</text:span><text:span text:style-name="T19"> </text:span><text:span text:style-name="T18">font</text:span><text:span text:style-name="T19"> </text:span><text:span text:style-name="T18">au monde, pûss</text:span><text:span text:style-name="T19">e</text:span><text:span text:style-name="T18">nt naistre des feux </text:span><text:span text:style-name="T19">c</text:span><text:span text:style-name="T18">on-<text:line-break/>d</text:span><text:span text:style-name="T19">e</text:span><text:span text:style-name="T18">ns</text:span><text:span text:style-name="T19">ez</text:span><text:span text:style-name="T18"> &amp; rar</text:span><text:span text:style-name="T19">é</text:span><text:span text:style-name="T18">fiez, encore </text:span><text:span text:style-name="T28">faudroit.il </text:span><text:span text:style-name="T18">pour</text:span><text:span text:style-name="T19"> </text:span><text:span text:style-name="T18">cela<text:line-break/>le vuide</text:span><text:span text:style-name="T19">.</text:span><text:span text:style-name="T18"> Mais comme ceux</text:span><text:span text:style-name="T19"> </text:span><text:span text:style-name="T18">qui ne l’admettent<text:line-break/>point reconnaissent qu</text:span><text:span text:style-name="T19">’</text:span><text:span text:style-name="T18">i</text:span><text:span text:style-name="T19">l</text:span><text:span text:style-name="T18">s tomberoient en de<text:line-break/>grandes absurditez, ils grommell</text:span><text:span text:style-name="T19">e</text:span><text:span text:style-name="T18">nt,</text:span><text:span text:style-name="T19"> </text:span><text:span text:style-name="T18">&amp; éuitent<text:line-break/>de </text:span><text:span text:style-name="T21">laisser</text:span><text:span text:style-name="T18"> vn vuide pur dans la </text:span><text:span text:style-name="T19">Naine</text:span><text:span text:style-name="T18"> , &amp; tandis<text:line-break/>qu</text:span><text:span text:style-name="T19">’</text:span><text:span text:style-name="T18">ils ap</text:span><text:span text:style-name="T19">p</text:span><text:span text:style-name="T18">reh</text:span><text:span text:style-name="T19">c</text:span><text:span text:style-name="T18">ndent de fr</text:span><text:span text:style-name="T19">a</text:span><text:span text:style-name="T18">nchir vn pas mal-aise</text:span><text:span text:style-name="T19">,<text:line-break/></text:span><text:span text:style-name="T18">ils se detournent du droict chemi</text:span><text:span text:style-name="T19">n</text:span><text:span text:style-name="T18">, &amp; ne voy</text:span><text:span text:style-name="T19">e</text:span><text:span text:style-name="T18">nt<text:line-break/>point comment </text:span><text:span text:style-name="T19">f</text:span><text:span text:style-name="T18">ans</text:span><text:span text:style-name="T19"> l</text:span><text:span text:style-name="T18">e vuide, toutes choses se</text:span><text:span text:style-name="T19">-<text:line-break/></text:span><text:span text:style-name="T18">ro</text:span><text:span text:style-name="T19">i</text:span><text:span text:style-name="T18">ent</text:span><text:span text:style-name="T19"> </text:span><text:span text:style-name="T18">condensées, &amp; de toutes il ne </text:span><text:span text:style-name="T19">s’e</text:span><text:span text:style-name="T18">n feroit<text:line-break/></text:span><text:span text:style-name="T19">3u’</text:span><text:span text:style-name="T18">vn corps, qui </text:span><text:span text:style-name="T19">f</text:span><text:span text:style-name="T18">eroit impuissant de pousser loin<text:line-break/>e soy r</text:span><text:span text:style-name="T19">a</text:span><text:span text:style-name="T18">pldement aucune chose</text:span><text:span text:style-name="T19">,</text:span><text:span text:style-name="T18"> comme fait le<text:line-break/>f</text:span><text:span text:style-name="T19">e</text:span><text:span text:style-name="T18">u, par exemple, la lumière </text:span><text:span text:style-name="T19">&amp;</text:span><text:span text:style-name="T18"> la chaleur, en telle<text:line-break/>sorte que vous reconnaissez</text:span><text:span text:style-name="T19">'b</text:span><text:span text:style-name="T18">ien qu</text:span><text:span text:style-name="T19">’il</text:span><text:span text:style-name="T18"> n’est<text:line-break/>point composé de parties tellement pressées,<text:line-break/>qu’</text:span><text:span text:style-name="T19">il</text:span><text:span text:style-name="T18"> n’y ait point d</text:span><text:span text:style-name="T19">’</text:span><text:span text:style-name="T18">espace intercepté</text:span><text:span text:style-name="T19">.</text:span></text:p>
      <text:p text:style-name="Texte_20_du_20_corps"><text:span text:style-name="T18">Que si d'autre costé ils se persuadent pa</text:span><text:span text:style-name="T19">t</text:span><text:span text:style-name="T18"> quel</text:span><text:span text:style-name="T19">-<text:line-break/></text:span><text:span text:style-name="T18">que rai</text:span><text:span text:style-name="T19">f</text:span><text:span text:style-name="T18">on que les</text:span><text:span text:style-name="T19"> </text:span><text:span text:style-name="T18">feux puissent dans</text:span><text:span text:style-name="T19"> </text:span><text:span text:style-name="T18">leur</text:span><text:span text:style-name="T19"> </text:span><text:span text:style-name="T18">as</text:span><text:span text:style-name="T19">-<text:line-break/></text:span><text:span text:style-name="T18">s</text:span><text:span text:style-name="T19">e</text:span><text:span text:style-name="T18">mblage </text:span><text:span text:style-name="T19">r'</text:span><text:span text:style-name="T18">est</text:span><text:span text:style-name="T19">e</text:span><text:span text:style-name="T18">indre &amp; changer de corps. Cela<text:line-break/>veut</text:span><text:span text:style-name="T19">s</text:span><text:span text:style-name="T18">d</text:span><text:span text:style-name="T19">ie</text:span><text:span text:style-name="T18">e que s</text:span><text:span text:style-name="T19">’</text:span><text:span text:style-name="T18">ils le font en quelque façon que<text:line-break/>ce soit, tout le feu g</text:span><text:span text:style-name="T19">e</text:span><text:span text:style-name="T18">neral</text:span><text:span text:style-name="T19">e</text:span><text:span text:style-name="T18">ment </text:span><text:span text:style-name="T19">s’e</text:span><text:span text:style-name="T18">n ira</text:span><text:span text:style-name="T19"> </text:span><text:span text:style-name="T18">au<text:line-break/>nean</text:span><text:span text:style-name="T19">t</text:span><text:span text:style-name="T18">, &amp; tout ce qui fera fai</text:span><text:span text:style-name="T19">t</text:span><text:span text:style-name="T18">, sera </text:span><text:span text:style-name="T19">s</text:span><text:span text:style-name="T18">ait du<text:line-break/>n</text:span><text:span text:style-name="T19">e</text:span><text:span text:style-name="T18">ant:car tout ce</text:span><text:span text:style-name="T19"> </text:span><text:span text:style-name="T18">qui f</text:span><text:span text:style-name="T19">o</text:span><text:span text:style-name="T18">rtd</text:span><text:span text:style-name="T19">c</text:span><text:span text:style-name="T18">s bornes de son es</text:span><text:span text:style-name="T19">t</text:span><text:span text:style-name="T18">re<text:line-break/></text:span><text:span text:style-name="T19">Î»a</text:span><text:span text:style-name="T18">r quelque changement, </text:span><text:span text:style-name="T19">a</text:span><text:span text:style-name="T18">ussi-tost cela me</text:span><text:span text:style-name="T19">f</text:span><text:span text:style-name="T18">me<text:line-break/>uy est vn</text:span><text:span text:style-name="T19">e</text:span><text:span text:style-name="T18"> mort de ce qu’i</text:span><text:span text:style-name="T19">l</text:span><text:span text:style-name="T18"> estoit aup</text:span><text:span text:style-name="T19">a</text:span><text:span text:style-name="T18">rauan</text:span><text:span text:style-name="T19">t</text:span><text:span text:style-name="T18">.</text:span></text:p>
      <text:p text:style-name="P11"><text:span text:style-name="T19">30</text:span><text:span text:style-name="T18"> LE </text:span><text:span text:style-name="T19">I.</text:span><text:span text:style-name="T18"> L</text:span><text:span text:style-name="T19">tvRE</text:span><text:span text:style-name="T18"> D</text:span><text:span text:style-name="T19">E</text:span><text:span text:style-name="T18"> Lv</text:span><text:span text:style-name="T19">CRSeE</text:span><text:span text:style-name="T18">.</text:span></text:p>
      <text:p text:style-name="Texte_20_du_20_corps"><text:span text:style-name="T18">Et partant il est necessaire que de ces mesine</text:span><text:span text:style-name="T19">s<text:line-break/>co</text:span><text:span text:style-name="T18">r</text:span><text:span text:style-name="T19">jÿ</text:span><text:span text:style-name="T18">, quelque chose demeure en</text:span><text:span text:style-name="T19"> </text:span><text:span text:style-name="T18">son integrité,<text:line-break/>de peur que toutes choses ne retournent dans</text:span><text:span text:style-name="T19"> </text:span><text:span text:style-name="T18">le<text:line-break/></text:span><text:span text:style-name="T19">ljc</text:span><text:span text:style-name="T18">an</text:span><text:span text:style-name="T19">t</text:span><text:span text:style-name="T18">, </text:span><text:span text:style-name="T19">&amp;</text:span><text:span text:style-name="T18"> que du neant </text:span><text:span text:style-name="T19">l</text:span><text:span text:style-name="T18">'abondance des choses </text:span><text:span text:style-name="T19">fe<text:line-break/></text:span><text:span text:style-name="T18">renouuelle</text:span><text:span text:style-name="T19">.</text:span></text:p>
      <text:p text:style-name="Texte_20_du_20_corps"><text:span text:style-name="T18">Maintenant don</text:span><text:span text:style-name="T19">c,</text:span><text:span text:style-name="T18"> puis qu’il y a très certaine</text:span><text:span text:style-name="T19">-<text:line-break/></text:span><text:span text:style-name="T18">ment des corp</text:span><text:span text:style-name="T19">s</text:span><text:span text:style-name="T18">, par la sortie </text:span><text:span text:style-name="T20">,</text:span><text:span text:style-name="T21"> l</text:span><text:span text:style-name="T20">'</text:span><text:span text:style-name="T21">entré</text:span><text:span text:style-name="T20">e</text:span><text:span text:style-name="T21">, </text:span><text:span text:style-name="T20">&amp;</text:span><text:span text:style-name="T21"> la<text:line-break/></text:span><text:span text:style-name="T18">transposition desquels les choses changent leur<text:line-break/>cons</text:span><text:span text:style-name="T19">t</text:span><text:span text:style-name="T18">lt</text:span><text:span text:style-name="T19">u</text:span><text:span text:style-name="T18">tion, &amp; les composez </text:span><text:span text:style-name="T20">(c</text:span><text:span text:style-name="T18"> conuertissent en<text:line-break/>d’autr</text:span><text:span text:style-name="T19">e</text:span><text:span text:style-name="T18">s </text:span><text:span text:style-name="T19">;</text:span><text:span text:style-name="T18"> Il </text:span><text:span text:style-name="T19">e</text:span><text:span text:style-name="T18">st aisé de connoistre que ces corps<text:line-break/>de seu ne </text:span><text:span text:style-name="T19">s</text:span><text:span text:style-name="T18">ont point </text:span><text:span text:style-name="T19">l</text:span><text:span text:style-name="T18">es principes des ch</text:span><text:span text:style-name="T19">o</text:span><text:span text:style-name="T18">ses</text:span><text:span text:style-name="T19">:</text:span><text:span text:style-name="T18"> car<text:line-break/>il ne se</text:span><text:span text:style-name="T19">r</text:span><text:span text:style-name="T18">u</text:span><text:span text:style-name="T19">i</text:span><text:span text:style-name="T18">ro</text:span><text:span text:style-name="T19">i</text:span><text:span text:style-name="T18">t de rien que les vn</text:span><text:span text:style-name="T19">sr'di</text:span><text:span text:style-name="T18"> allassent,<text:line-break/>les autres arriuassen</text:span><text:span text:style-name="T19">t,</text:span><text:span text:style-name="T18"> d'autre</text:span><text:span text:style-name="T19">s</text:span><text:span text:style-name="T18"> changassent de<text:line-break/>situatio</text:span><text:span text:style-name="T19">n</text:span><text:span text:style-name="T18">, si n</text:span><text:span text:style-name="T19">e</text:span><text:span text:style-name="T18">antmoin</text:span><text:span text:style-name="T19">st</text:span><text:span text:style-name="T18">ou</text:span><text:span text:style-name="T19">s</text:span><text:span text:style-name="T18"> estoient de la mes-<text:line-break/>me nature de feu , pource que tout ce qui en<text:line-break/>quelque façon que c</text:span><text:span text:style-name="T19">ci</text:span><text:span text:style-name="T18">oit en</text:span><text:span text:style-name="T19"> </text:span><text:span text:style-name="T18">pourroit</text:span><text:span text:style-name="T19"> </text:span><text:span text:style-name="T21">estre</text:span><text:span text:style-name="T18"> fait,<text:line-break/>ne </text:span><text:span text:style-name="T19">f</text:span><text:span text:style-name="T18">eroit iamais que feu</text:span><text:span text:style-name="T19">.</text:span><text:span text:style-name="T18"> Mais li i</text:span><text:span text:style-name="T19">enemc</text:span><text:span text:style-name="T18"> trompe<text:line-break/>v</text:span><text:span text:style-name="T19">o</text:span><text:span text:style-name="T18">i</text:span><text:span text:style-name="T19">c</text:span><text:span text:style-name="T18">y ce que </text:span><text:span text:style-name="T19">s</text:span><text:span text:style-name="T18">on en doit estimer : Il y </text:span><text:span text:style-name="T19">a</text:span><text:span text:style-name="T18"> c</text:span><text:span text:style-name="T19">er</text:span><text:span text:style-name="T18">tains<text:line-break/>corps desquels le concours , les mouuemens,<text:line-break/>l</text:span><text:span text:style-name="T19">’</text:span><text:span text:style-name="T18">ordre</text:span><text:span text:style-name="T19">,</text:span><text:span text:style-name="T18"> la situation &amp;</text:span><text:span text:style-name="T19"> </text:span><text:span text:style-name="T18">les figures</text:span><text:span text:style-name="T19">,</text:span><text:span text:style-name="T18"> font les feux;&amp;<text:line-break/>en changeant leur ordre, ils changent la nature,<text:line-break/></text:span><text:span text:style-name="T19">siu</text:span><text:span text:style-name="T18">ls auo</text:span><text:span text:style-name="T19">i</text:span><text:span text:style-name="T18">r plus de conformlt</text:span><text:span text:style-name="T19">éa</text:span><text:span text:style-name="T18">ue</text:span><text:span text:style-name="T19">cl</text:span><text:span text:style-name="T18">e feu, ny auec<text:line-break/>pas vne a</text:span><text:span text:style-name="T19">n</text:span><text:span text:style-name="T18">tre ch</text:span><text:span text:style-name="T19">ef</text:span><text:span text:style-name="T18">e qui puisse enuoyer aucun<text:line-break/></text:span><text:span text:style-name="T19">ti</text:span><text:span text:style-name="T18">ssu de corp</text:span><text:span text:style-name="T19">s</text:span><text:span text:style-name="T18"> </text:span><text:span text:style-name="T124">ou</text:span><text:span text:style-name="T18"> image vers les sen</text:span><text:span text:style-name="T19">s</text:span><text:span text:style-name="T18">, &amp; par </text:span><text:span text:style-name="T19">sio</text:span><text:span text:style-name="T18">n<text:line-break/>approche affecter nostre attouchement</text:span><text:span text:style-name="T19">.</text:span></text:p>
      <text:p text:style-name="Texte_20_du_20_corps"><text:span text:style-name="T18">De dire aussi que tout</text:span><text:span text:style-name="T19"> </text:span><text:span text:style-name="T18">est fe</text:span><text:span text:style-name="T19">ii,</text:span><text:span text:style-name="T18"> &amp; qu’il n’y</text:span><text:span text:style-name="T19"> </text:span><text:span text:style-name="T18">a<text:line-break/>rien de veritablc au nombre des choses qtie le<text:line-break/>feu, ce</text:span><text:span text:style-name="T19"> </text:span><text:span text:style-name="T18">que</text:span><text:span text:style-name="T19"> </text:span><text:span text:style-name="T18">fait</text:span><text:span text:style-name="T19"> </text:span><text:span text:style-name="T18">ce mesme Heraclite</text:span><text:span text:style-name="T19">,</text:span><text:span text:style-name="T18"> </text:span><text:span text:style-name="T19">i</text:span><text:span text:style-name="T18">l semble<text:line-break/>que ce soit </text:span><text:span text:style-name="T19">U</text:span><text:span text:style-name="T18">n pur radoteinent : car en s’é</text:span><text:span text:style-name="T19">l</text:span><text:span text:style-name="T18">euant<text:line-break/></text:span><text:span text:style-name="T19">lu</text:span><text:span text:style-name="T18">y mesin</text:span><text:span text:style-name="T19">e</text:span><text:span text:style-name="T18"> par les sen</text:span><text:span text:style-name="T19">s</text:span><text:span text:style-name="T18">, 11 combat les si</text:span><text:span text:style-name="T19">e</text:span><text:span text:style-name="T18">ns &amp; les<text:line-break/>detr</text:span><text:span text:style-name="T19">i</text:span><text:span text:style-name="T18">i</text:span><text:span text:style-name="T19">it,</text:span><text:span text:style-name="T18"> eux</text:span><text:span text:style-name="T19"> </text:span><text:span text:style-name="T18">il qui dépend toute la creance </text:span><text:span text:style-name="T19">,</text:span><text:span text:style-name="T18"> &amp;<text:line-break/>par lesquels il a connu liiy mesine ce feu à qui </text:span><text:span text:style-name="T20">d<text:line-break/></text:span><text:span text:style-name="T21">donne ce</text:span><text:span text:style-name="T18"> nom </text:span><text:span text:style-name="T19">,</text:span><text:span text:style-name="T18"> pource qu</text:span><text:span text:style-name="T19">’</text:span><text:span text:style-name="T18">il </text:span><text:span text:style-name="T19">Cr</text:span><text:span text:style-name="T18">oit bien que les<text:line-break/>sens connoissent veritabl</text:span><text:span text:style-name="T19">e</text:span><text:span text:style-name="T18">ment le feu : mais il</text:span></text:p>
      <text:p text:style-name="P11"><text:span text:style-name="T18">L</text:span><text:span text:style-name="T19">ELL</text:span><text:span text:style-name="T18">IvR</text:span><text:span text:style-name="T19">EDBL</text:span><text:span text:style-name="T18">vCRE</text:span><text:span text:style-name="T19">CE.</text:span><text:span text:style-name="T18"> </text:span><text:span text:style-name="T20">3î<text:line-break/></text:span><text:span text:style-name="T19">n’en</text:span><text:span text:style-name="T18"> croit</text:span><text:span text:style-name="T19"> </text:span><text:span text:style-name="T18">pas de me</text:span><text:span text:style-name="T19">si</text:span><text:span text:style-name="T18">ne des autres choses qui ne<text:line-break/>sont pas moins connues que le feu Ce qui m</text:span><text:span text:style-name="T19">ep</text:span><text:span text:style-name="T18">a-<text:line-break/>roist </text:span><text:span text:style-name="T19">t</text:span><text:span text:style-name="T18">res vain </text:span><text:span text:style-name="T19">&amp;</text:span><text:span text:style-name="T18"> ridicule : pource que s il en </text:span><text:span text:style-name="T19">sa</text:span><text:span text:style-name="T18">ut<text:line-break/>parler sainement, à quoy nous</text:span><text:span text:style-name="T19"> </text:span><text:span text:style-name="T18">en r</text:span><text:span text:style-name="T19">e</text:span><text:span text:style-name="T18">porterons</text:span><text:span text:style-name="T19">-<text:line-break/></text:span><text:span text:style-name="T18">nous </text:span><text:span text:style-name="T19">?</text:span><text:span text:style-name="T18"> Qu</text:span><text:span text:style-name="T19">’e</text:span><text:span text:style-name="T18">st-ee que nous</text:span><text:span text:style-name="T19"> </text:span><text:span text:style-name="T18">pouuon</text:span><text:span text:style-name="T19">sau</text:span><text:span text:style-name="T18">oir</text:span><text:span text:style-name="T19"> </text:span><text:span text:style-name="T18">de</text:span><text:span text:style-name="T19"> </text:span><text:span text:style-name="T18">plus<text:line-break/>certain </text:span><text:span text:style-name="T19">?</text:span><text:span text:style-name="T18"> Au reste quelqu'un ay</text:span><text:span text:style-name="T19">rn</text:span><text:span text:style-name="T18">er</text:span><text:span text:style-name="T19">a</text:span><text:span text:style-name="T18">-il mieux<text:line-break/>ester tout le reste du monde &amp; n</text:span><text:span text:style-name="T19">'y</text:span><text:span text:style-name="T18"> laisser que l</text:span><text:span text:style-name="T19">e<text:line-break/></text:span><text:span text:style-name="T18">feu , plustos</text:span><text:span text:style-name="T19">tq</text:span><text:span text:style-name="T18">u</text:span><text:span text:style-name="T19">eden</text:span><text:span text:style-name="T18">ier qu’il n</text:span><text:span text:style-name="T19">’</text:span><text:span text:style-name="T18">y</text:span><text:span text:style-name="T19"> </text:span><text:span text:style-name="T18">a point de</text:span><text:span text:style-name="T19"> </text:span><text:span text:style-name="T18">feu,<text:line-break/>&amp;</text:span><text:span text:style-name="T19"> </text:span><text:span text:style-name="T18">laisser tout</text:span><text:span text:style-name="T19"> </text:span><text:span text:style-name="T18">le reste </text:span><text:span text:style-name="T19">?</text:span><text:span text:style-name="T18"> C’</text:span><text:span text:style-name="T19">e</text:span><text:span text:style-name="T18">s</text:span><text:span text:style-name="T19">t</text:span><text:span text:style-name="T18"> pourquoy ceux</text:span><text:span text:style-name="T19"> </text:span><text:span text:style-name="T18">qu</text:span><text:span text:style-name="T19">i<text:line-break/></text:span><text:span text:style-name="T18">ont pensé que le f</text:span><text:span text:style-name="T19">e</text:span><text:span text:style-name="T18">u est la </text:span><text:span text:style-name="T19">rn</text:span><text:span text:style-name="T18">atiere des choses </text:span><text:span text:style-name="T19">,</text:span><text:span text:style-name="T18"> &amp;<text:line-break/>que la masse du monde n</text:span><text:span text:style-name="T19">’</text:span><text:span text:style-name="T18">es</text:span><text:span text:style-name="T19">t</text:span><text:span text:style-name="T18"> composée que de<text:line-break/></text:span><text:span text:style-name="T19">f</text:span><text:span text:style-name="T18">eu : ceux qui ont estably l</text:span><text:span text:style-name="T19">’</text:span><text:span text:style-name="T18">Air pour le principe<text:line-break/>d</text:span><text:span text:style-name="T19">e</text:span><text:span text:style-name="T18"> toute generation</text:span><text:span text:style-name="T19">,</text:span><text:span text:style-name="T18"> ou qui</text:span><text:span text:style-name="T19"> </text:span><text:span text:style-name="T18">ont pensé que l’eau<text:line-break/>forme toutes choses par elle </text:span><text:span text:style-name="T19">me</text:span><text:span text:style-name="T18">sm</text:span><text:span text:style-name="T19">e</text:span><text:span text:style-name="T18"> : &amp; plusieurs<text:line-break/>qui se sont persuadez que la terre les engendre,&amp;<text:line-break/>qu elle se </text:span><text:span text:style-name="T19">c</text:span><text:span text:style-name="T18">onuer</text:span><text:span text:style-name="T19">t</text:span><text:span text:style-name="T18">i</text:span><text:span text:style-name="T19">r</text:span><text:span text:style-name="T18"> en la nature de toutes choses,<text:line-break/>semblent bien s</text:span><text:span text:style-name="T19">le</text:span><text:span text:style-name="T18">str</text:span><text:span text:style-name="T19">e</text:span><text:span text:style-name="T18"> écartez de</text:span><text:span text:style-name="T19"> </text:span><text:span text:style-name="T18">la çonnoi</text:span><text:span text:style-name="T19">i</text:span><text:span text:style-name="T18">làuce<text:line-break/>d</text:span><text:span text:style-name="T19">elav</text:span><text:span text:style-name="T18">e</text:span><text:span text:style-name="T19">ri</text:span><text:span text:style-name="T18">té. Adjoûtons-y pareillement ceux qui<text:line-break/>doublent les principes de l’Vniuers</text:span><text:span text:style-name="T19">,</text:span><text:span text:style-name="T18">joignant l'air<text:line-break/>au feu, &amp;la terre à l’e</text:span><text:span text:style-name="T19">a</text:span><text:span text:style-name="T18">u, &amp; ceux encore qui s'i-<text:line-break/>maginent que tout est composé de quatre choses<text:line-break/></text:span><text:span text:style-name="T21">De la terre</text:span><text:span text:style-name="T20">,</text:span><text:span text:style-name="T21"> du </text:span><text:span text:style-name="T20">f</text:span><text:span text:style-name="T21">eu</text:span><text:span text:style-name="T20">,</text:span><text:span text:style-name="T21"> du souff</text:span><text:span text:style-name="T20">le,</text:span><text:span text:style-name="T21"> et de la pluye.<text:line-break/></text:span><text:span text:style-name="T18">Empedocle de la </text:span><text:span text:style-name="T19">y</text:span><text:span text:style-name="T18">i</text:span><text:span text:style-name="T19">ssc</text:span><text:span text:style-name="T18"> d</text:span><text:span text:style-name="T19">’</text:span><text:span text:style-name="T18">Agrige</text:span><text:span text:style-name="T19">h</text:span><text:span text:style-name="T18">te est le Pre-<text:line-break/>mier d</text:span><text:span text:style-name="T19">’</text:span><text:span text:style-name="T18">entre ceux-l</text:span><text:span text:style-name="T19">à</text:span><text:span text:style-name="T18">, celuy que cett</text:span><text:span text:style-name="T19">e</text:span><text:span text:style-name="T18"> Isse </text:span><text:span text:style-name="T20">U</text:span><text:span text:style-name="T18"> fa</text:span><text:span text:style-name="T19">-<text:line-break/></text:span><text:span text:style-name="T18">meu</text:span><text:span text:style-name="T19">le</text:span><text:span text:style-name="T18"> a fait naistre sur ses bords triangulaire</text:span><text:span text:style-name="T19">s,</text:span><text:span text:style-name="T18"> &amp;<text:line-break/>dont la</text:span><text:span text:style-name="T19"> </text:span><text:span text:style-name="T18">mer Ionienne qui </text:span><text:span text:style-name="T19">i</text:span><text:span text:style-name="T18">lote tout autour par<text:line-break/>de grands détour</text:span><text:span text:style-name="T19">s</text:span><text:span text:style-name="T18">, arrose les riuages de ses va</text:span><text:span text:style-name="T19">-<text:line-break/></text:span><text:span text:style-name="T18">gues</text:span><text:span text:style-name="T19"> </text:span><text:span text:style-name="T18">bleues</text:span><text:span text:style-name="T19">.</text:span><text:span text:style-name="T18"> Les eaux rapides la diuisent de</text:span><text:span text:style-name="T19">sc</text:span><text:span text:style-name="T18">o</text:span><text:span text:style-name="T19">-<text:line-break/></text:span><text:span text:style-name="T18">stes</text:span><text:span text:style-name="T19"> </text:span><text:span text:style-name="T18">d</text:span><text:span text:style-name="T19">’</text:span><text:span text:style-name="T18">Italie pa</text:span><text:span text:style-name="T19">rv</text:span><text:span text:style-name="T18">n dest</text:span><text:span text:style-name="T19">t</text:span><text:span text:style-name="T18">oit fort serré</text:span><text:span text:style-name="T19">.</text:span><text:span text:style-name="T18"> Là est la va-<text:line-break/>ste Caribd</text:span><text:span text:style-name="T19">e</text:span><text:span text:style-name="T18">, &amp; là le murmure des </text:span><text:span text:style-name="T19">fl</text:span><text:span text:style-name="T18">ames du<text:line-break/>mont Etna menace de ramasser encore </text:span><text:span text:style-name="T19">r</text:span><text:span text:style-name="T18">oute sa<text:line-break/>furi</text:span><text:span text:style-name="T19">e</text:span><text:span text:style-name="T18">, pour la reuomi</text:span><text:span text:style-name="T19">t</text:span><text:span text:style-name="T18"> auec Violence de sa gorge<text:line-break/>affreus</text:span><text:span text:style-name="T19">e,</text:span><text:span text:style-name="T18"> &amp; reporter iu</text:span><text:span text:style-name="T19">f</text:span><text:span text:style-name="T18">qu</text:span><text:span text:style-name="T19">e</text:span><text:span text:style-name="T18">s au Ciel les éclairs<text:line-break/>de</text:span><text:span text:style-name="T19"> </text:span><text:span text:style-name="T18">ses feux.Q</text:span><text:span text:style-name="T19">u</text:span><text:span text:style-name="T18">oy que c</text:span><text:span text:style-name="T19">er</text:span><text:span text:style-name="T18">t</text:span><text:span text:style-name="T19">o</text:span><text:span text:style-name="T18"> Is</text:span><text:span text:style-name="T19">l</text:span><text:span text:style-name="T18">e soit en admirai</text:span><text:span text:style-name="T19">ta</text:span></text:p>
      <text:p text:style-name="P11"><text:span text:style-name="T20">32</text:span><text:span text:style-name="T21"> L</text:span><text:span text:style-name="T20">s</text:span><text:span text:style-name="T18"> L </text:span><text:span text:style-name="T19">I.</text:span><text:span text:style-name="T18">IVR1 DE </text:span><text:span text:style-name="T19">LvcR</text:span><text:span text:style-name="T18">EC</text:span><text:span text:style-name="T19">E.</text:span></text:p>
      <text:p text:style-name="Texte_20_du_20_corps"><text:span text:style-name="T18">à toutes les Nations de la terr</text:span><text:span text:style-name="T19">e</text:span><text:span text:style-name="T18">, comme elle est<text:line-break/>fort celebre pour vne infinité de belles choses<text:line-break/>qu’elle contien</text:span><text:span text:style-name="T19">t</text:span><text:span text:style-name="T18">, &amp; par la valeur des hommes<text:line-break/>qui l’habitent ,</text:span><text:span text:style-name="T19">-</text:span><text:span text:style-name="T18"> si est-ce qu’elle n’a</text:span><text:span text:style-name="T19"> </text:span><text:span text:style-name="T18">rien porté de<text:line-break/>plus éclatant pour sa gloire</text:span><text:span text:style-name="T19">,</text:span><text:span text:style-name="T18"> ny mesme de</text:span><text:span text:style-name="T19"> </text:span><text:span text:style-name="T18">plus<text:line-break/>saint</text:span><text:span text:style-name="T19">,</text:span><text:span text:style-name="T18"> de plus admirable</text:span><text:span text:style-name="T19">,</text:span><text:span text:style-name="T18"> ny de plus precieu</text:span><text:span text:style-name="T19">xq</text:span><text:span text:style-name="T18">ue<text:line-break/>ce personnage seul</text:span><text:span text:style-name="T19">.</text:span><text:span text:style-name="T18"> Les Vers</text:span><text:span text:style-name="T19"> </text:span><text:span text:style-name="T18">qu’i</text:span><text:span text:style-name="T19">l </text:span><text:span text:style-name="T18">poussoi</text:span><text:span text:style-name="T19">r </text:span><text:span text:style-name="T18">d'un<text:line-break/>ento</text:span><text:span text:style-name="T19">u</text:span><text:span text:style-name="T18">siasme dium </text:span><text:span text:style-name="T19">,</text:span><text:span text:style-name="T18"> ont donné de si belles ma</text:span><text:span text:style-name="T19">t</text:span><text:span text:style-name="T18">-<text:line-break/>qties de fon s</text:span><text:span text:style-name="T19">c</text:span><text:span text:style-name="T18">auo</text:span><text:span text:style-name="T19">ir</text:span><text:span text:style-name="T18"> </text:span><text:span text:style-name="T19">,</text:span><text:span text:style-name="T18"> qu’à peine ie peur</text:span><text:span text:style-name="T19">-</text:span><text:span text:style-name="T18"> on per</text:span><text:span text:style-name="T19">-<text:line-break/></text:span><text:span text:style-name="T18">suader qu’il no soit venu que d'une extraction h</text:span><text:span text:style-name="T19">r</text:span><text:span text:style-name="T18">l-<text:line-break/>maine</text:span><text:span text:style-name="T19">.</text:span><text:span text:style-name="T18"> Celuy-là toutesfois , &amp; ceux dont nous<text:line-break/>a</text:span><text:span text:style-name="T19">u</text:span><text:span text:style-name="T18">ons de</text:span><text:span text:style-name="T19">s</text:span><text:span text:style-name="T18">-ja parlé qui luy </text:span><text:span text:style-name="T19">s</text:span><text:span text:style-name="T18">ont inferieurs , &amp;<text:line-break/>beaucoup au dessous de luy ,bie</text:span><text:span text:style-name="T19">t,</text:span><text:span text:style-name="T18">que les vns &amp; les<text:line-break/>autres,</text:span><text:span text:style-name="T19">c</text:span><text:span text:style-name="T18">omme s’ils eussent esté diuinement inf</text:span><text:span text:style-name="T19">p</text:span><text:span text:style-name="T18">i-<text:line-break/>rez, ou qu</text:span><text:span text:style-name="T19">’</text:span><text:span text:style-name="T18">ils eussent rendu des oracles, ont parlé<text:line-break/>plus saintement &amp; plus f</text:span><text:span text:style-name="T19">c</text:span><text:span text:style-name="T18">au</text:span><text:span text:style-name="T19">a</text:span><text:span text:style-name="T18">mm</text:span><text:span text:style-name="T19">e</text:span><text:span text:style-name="T18">nt des choses<text:line-break/>ma</text:span><text:span text:style-name="T19">l</text:span><text:span text:style-name="T18">-aiféesà</text:span><text:span text:style-name="T19"> </text:span><text:span text:style-name="T18">connoistre</text:span><text:span text:style-name="T19"> </text:span><text:span text:style-name="T18">que</text:span><text:span text:style-name="T19"> </text:span><text:span text:style-name="T18">la Pythie qu</text:span><text:span text:style-name="T19">ip</text:span><text:span text:style-name="T18">ro</text:span><text:span text:style-name="T19">s</text:span><text:span text:style-name="T18">ere<text:line-break/>ses paroles pat l’organe du trepié &amp; du laurier<text:line-break/>d’Apollon </text:span><text:span text:style-name="T19">3</text:span><text:span text:style-name="T18"> si est-ce qu’ils ont fait na</text:span><text:span text:style-name="T19">u</text:span><text:span text:style-name="T18">ff</text:span><text:span text:style-name="T19">e</text:span><text:span text:style-name="T18">age con-<text:line-break/>tre l’écueil des principes : &amp; tous ces grands hom-<text:line-break/>mes font tombez d'une grande ch</text:span><text:span text:style-name="T19">e</text:span><text:span text:style-name="T18">ute siir ce pas<text:line-break/>mal a</text:span><text:span text:style-name="T19">i</text:span><text:span text:style-name="T18">s</text:span><text:span text:style-name="T19">é.</text:span></text:p>
      <text:p text:style-name="Texte_20_du_20_corps"><text:span text:style-name="T18">Premierem</text:span><text:span text:style-name="T19">e</text:span><text:span text:style-name="T18">nt de ce qu’ils reçoivent le mou</text:span><text:span text:style-name="T19">-<text:line-break/></text:span><text:span text:style-name="T18">uem</text:span><text:span text:style-name="T19">e</text:span><text:span text:style-name="T18">nt en ostant le vu</text:span><text:span text:style-name="T19">i</text:span><text:span text:style-name="T18">d</text:span><text:span text:style-name="T19">e</text:span><text:span text:style-name="T18">, &amp; qu’ils </text:span><text:span text:style-name="T19">fia</text:span><text:span text:style-name="T18">nt d’ac</text:span><text:span text:style-name="T19">-<text:line-break/></text:span><text:span text:style-name="T18">cord de laisser les choses rates &amp; molles comme<text:line-break/>l'air, le Soleil, le</text:span><text:span text:style-name="T19"> </text:span><text:span text:style-name="T18">feu</text:span><text:span text:style-name="T19">,</text:span><text:span text:style-name="T18"> la terre, les animaux les<text:line-break/>plantes, sans toutesfois admettre de vuide dans<text:line-break/>l</text:span><text:span text:style-name="T19">e</text:span><text:span text:style-name="T18">urs corps : puis , de ce qu’</text:span><text:span text:style-name="T19">il</text:span><text:span text:style-name="T18">s affirment<text:line-break/>qu’</text:span><text:span text:style-name="T19">il</text:span><text:span text:style-name="T18"> n’</text:span><text:span text:style-name="T19">y</text:span><text:span text:style-name="T18"> a point d</text:span><text:span text:style-name="T19">i</text:span><text:span text:style-name="T18">i tout de fin en la section des<text:line-break/>corps : qu’il </text:span><text:span text:style-name="T21">n</text:span><text:span text:style-name="T20">y</text:span><text:span text:style-name="T18"> a iamais de bout en la diuision:&amp;<text:line-break/>qu’il n</text:span><text:span text:style-name="T19">’y</text:span><text:span text:style-name="T18"> a rien de parfaitement peti</text:span><text:span text:style-name="T19">t</text:span><text:span text:style-name="T18">, puifque<text:line-break/>nous voyons que ce qui semble tres-petit à nos<text:line-break/></text:span><text:span text:style-name="T19">f</text:span><text:span text:style-name="T18">ens, est </text:span><text:span text:style-name="T19">lle</text:span><text:span text:style-name="T18">xtr</text:span><text:span text:style-name="T19">c</text:span><text:span text:style-name="T18">mité de chaque chose , dont vous<text:line-break/>doue</text:span><text:span text:style-name="T19">z</text:span><text:span text:style-name="T18"> infere</text:span><text:span text:style-name="T19">l</text:span><text:span text:style-name="T18"> que l’extr</text:span><text:span text:style-name="T19">e</text:span><text:span text:style-name="T18">mité aux chofes q</text:span><text:span text:style-name="T19">uç</text:span></text:p>
      <text:p text:style-name="P11"><text:span text:style-name="T99">u</text:span><text:span text:style-name="T18"> LE L L I V R </text:span><text:span text:style-name="T19">E</text:span><text:span text:style-name="T18"> D E L </text:span><text:span text:style-name="T19">V</text:span><text:span text:style-name="T18"> C R EC</text:span><text:span text:style-name="T19">E.</text:span><text:span text:style-name="T18"> </text:span><text:span text:style-name="T21">3</text:span><text:span text:style-name="T20">3<text:line-break/></text:span><text:span text:style-name="T21">vous</text:span><text:span text:style-name="T20"> </text:span><text:span text:style-name="T21">ne voyez</text:span><text:span text:style-name="T18"> poin</text:span><text:span text:style-name="T19">t</text:span><text:span text:style-name="T18">, </text:span><text:span text:style-name="T19">c’est</text:span><text:span text:style-name="T18"> </text:span><text:span text:style-name="T19">à</text:span><text:span text:style-name="T18"> ce qu</text:span><text:span text:style-name="T19">’</text:span><text:span text:style-name="T18">il y</text:span><text:span text:style-name="T19"> </text:span><text:span text:style-name="T18">a de tres<text:line-break/>petit </text:span><text:span text:style-name="T19">;</text:span><text:span text:style-name="T18"> il</text:span><text:span text:style-name="T19"> f</text:span><text:span text:style-name="T18">e</text:span><text:span text:style-name="T19"> </text:span><text:span text:style-name="T18">présente aussi à</text:span><text:span text:style-name="T19"> </text:span><text:span text:style-name="T18">di</text:span><text:span text:style-name="T19">s</text:span><text:span text:style-name="T18">e</text:span><text:span text:style-name="T19"> </text:span><text:span text:style-name="T18">sur</text:span><text:span text:style-name="T19"> </text:span><text:span text:style-name="T18">ce sujet qu’ils<text:line-break/></text:span><text:span text:style-name="T19">©</text:span><text:span text:style-name="T18">stabilisent des principes mols que pui</text:span><text:span text:style-name="T19">s</text:span><text:span text:style-name="T18">que nous<text:line-break/>Vo</text:span><text:span text:style-name="T19">yo</text:span><text:span text:style-name="T18">ns les chos</text:span><text:span text:style-name="T19">e</text:span><text:span text:style-name="T18">s moles es</text:span><text:span text:style-name="T19">t</text:span><text:span text:style-name="T18">re su</text:span><text:span text:style-name="T19">ie</text:span><text:span text:style-name="T18">ttes à naistre &amp;<text:line-break/>à perir </text:span><text:span text:style-name="T19">c</text:span><text:span text:style-name="T18">ntier</text:span><text:span text:style-name="T19">e</text:span><text:span text:style-name="T18">ment , la masse des choses deuroi</text:span><text:span text:style-name="T19">t<text:line-break/></text:span><text:span text:style-name="T18">incontinent retourner dans l</text:span><text:span text:style-name="T19">e</text:span><text:span text:style-name="T18"> neant, </text:span><text:span text:style-name="T19">&amp;</text:span><text:span text:style-name="T18"> du neant<text:line-break/>se renouueller à l’estre : là où vous auez dé-ia via<text:line-break/>combien l'un </text:span><text:span text:style-name="T19">&amp;</text:span><text:span text:style-name="T18"> l'autre est es</text:span><text:span text:style-name="T19">l</text:span><text:span text:style-name="T18">oigné de la vent</text:span><text:span text:style-name="T19">e.<text:line-break/></text:span><text:span text:style-name="T18">Apres cela, les quatre Ele</text:span><text:span text:style-name="T19">i</text:span><text:span text:style-name="T18">nents sont ennemis<text:line-break/>entr’eux en plusieurs manieres &amp; venins l'un</text:span><text:span text:style-name="T19"> </text:span><text:span text:style-name="T18">à<text:line-break/>l'</text:span><text:span text:style-name="T19">a</text:span><text:span text:style-name="T18">utre. C</text:span><text:span text:style-name="T19">’</text:span><text:span text:style-name="T18">es</text:span><text:span text:style-name="T19">t</text:span><text:span text:style-name="T18"> pourquo</text:span><text:span text:style-name="T19">y</text:span><text:span text:style-name="T18">, ils periront dés qu’ils<text:line-break/>Feront assemble</text:span><text:span text:style-name="T19">z</text:span><text:span text:style-name="T18">, ou bien ils s’écarteront aue</text:span><text:span text:style-name="T19">e<text:line-break/></text:span><text:span text:style-name="T18">autant de vistesse que les tonnerres, les plu</text:span><text:span text:style-name="T19">ye</text:span><text:span text:style-name="T18">s &amp;<text:line-break/>les vents , quand ils sont poussez pa</text:span><text:span text:style-name="T19">t</text:span><text:span text:style-name="T18"> la tem</text:span><text:span text:style-name="T19">-<text:line-break/></text:span><text:span text:style-name="T18">pest</text:span><text:span text:style-name="T19">c</text:span><text:span text:style-name="T18">.</text:span></text:p>
      <text:p text:style-name="Texte_20_du_20_corps"><text:span text:style-name="T18">Dauantag</text:span><text:span text:style-name="T19">c</text:span><text:span text:style-name="T18">, si toutes les choses sont créées de<text:line-break/>quatre principes , </text:span><text:span text:style-name="T19">&amp;</text:span><text:span text:style-name="T18"> que derechef elles s</text:span><text:span text:style-name="T19">’y</text:span><text:span text:style-name="T18"> dis</text:span><text:span text:style-name="T19">-<text:line-break/></text:span><text:span text:style-name="T18">soluent, pourquoy c</text:span><text:span text:style-name="T19">e</text:span><text:span text:style-name="T18">ux-cy </text:span><text:span text:style-name="T19">f</text:span><text:span text:style-name="T18">eront-ils </text:span><text:span text:style-name="T19">a</text:span><text:span text:style-name="T18">ppelle</text:span><text:span text:style-name="T19">z<text:line-break/></text:span><text:span text:style-name="T18">pl</text:span><text:span text:style-name="T19">ur</text:span><text:span text:style-name="T18">ost principes des chose</text:span><text:span text:style-name="T19">s</text:span><text:span text:style-name="T18">, que les choses au re</text:span><text:span text:style-name="T19">-<text:line-break/></text:span><text:span text:style-name="T18">bours principes de ceux-cy : car les vns &amp; les au-<text:line-break/>tres s</text:span><text:span text:style-name="T19">'</text:span><text:span text:style-name="T18">engendrent alterna</text:span><text:span text:style-name="T19">r</text:span><text:span text:style-name="T18">iuemen</text:span><text:span text:style-name="T19">t</text:span><text:span text:style-name="T18">, &amp; de tout<text:line-break/>temps entre</text:span><text:span text:style-name="T19"> c</text:span><text:span text:style-name="T18">ux-mesmes, ils changent de forme,<text:line-break/>aussi bien</text:span><text:span text:style-name="T19"> </text:span><text:span text:style-name="T18">que toute la nature depuis tous</text:span><text:span text:style-name="T19"> </text:span><text:span text:style-name="T18">les</text:span><text:span text:style-name="T19"> </text:span><text:span text:style-name="T18">sic</text:span><text:span text:style-name="T19">-<text:line-break/>c</text:span><text:span text:style-name="T18">l</text:span><text:span text:style-name="T19">c</text:span><text:span text:style-name="T18">s. Que si peut-es</text:span><text:span text:style-name="T19">tre</text:span><text:span text:style-name="T18">, vous pensez que les corps<text:line-break/>de la</text:span><text:span text:style-name="T19"> </text:span><text:span text:style-name="T18">terre, du feu</text:span><text:span text:style-name="T19">,</text:span><text:span text:style-name="T18"> de l'air</text:span><text:span text:style-name="T19"> </text:span><text:span text:style-name="T18">&amp; de </text:span><text:span text:style-name="T19">l’</text:span><text:span text:style-name="T18">eau </text:span><text:span text:style-name="T19">f</text:span><text:span text:style-name="T18">e </text:span><text:span text:style-name="T19">so</text:span><text:span text:style-name="T18">ignent<text:line-break/>tellement en leur a</text:span><text:span text:style-name="T19">l</text:span><text:span text:style-name="T18">lemblage</text:span><text:span text:style-name="T19">.</text:span><text:span text:style-name="T18">qu</text:span><text:span text:style-name="T19">sa</text:span><text:span text:style-name="T18">ucun ne change<text:line-break/>point de Nature</text:span><text:span text:style-name="T19">,</text:span><text:span text:style-name="T18"> il arri</text:span><text:span text:style-name="T19">u</text:span><text:span text:style-name="T18">era que nulle chose ne<text:line-break/>pourra naistre de</text:span><text:span text:style-name="T19">-l</text:span><text:span text:style-name="T18">à</text:span><text:span text:style-name="T19">,</text:span><text:span text:style-name="T18"> nonpa</text:span><text:span text:style-name="T19">s</text:span><text:span text:style-name="T18">l'ame, ny</text:span><text:span text:style-name="T19"> </text:span><text:span text:style-name="T18">les cho</text:span><text:span text:style-name="T19">-<text:line-break/></text:span><text:span text:style-name="T18">ses qui ont corps sans</text:span><text:span text:style-name="T19"> </text:span><text:span text:style-name="T18">a</text:span><text:span text:style-name="T19">in</text:span><text:span text:style-name="T18">e , comme vn arbre : car<text:line-break/>tous ces corps &amp; chacun d</text:span><text:span text:style-name="T19">’</text:span><text:span text:style-name="T18">eux f</text:span><text:span text:style-name="T19">e</text:span><text:span text:style-name="T18">roient paroistre<text:line-break/>leur nature , esta</text:span><text:span text:style-name="T19">nt</text:span><text:span text:style-name="T18"> assemblés dans vn monceau<text:line-break/>diuersifié : </text:span><text:span text:style-name="T19">&amp;</text:span><text:span text:style-name="T18"> l'ait meslangé </text:span><text:span text:style-name="T19">se</text:span><text:span text:style-name="T18"> v</text:span><text:span text:style-name="T19">e</text:span><text:span text:style-name="T18">rroi</text:span><text:span text:style-name="T19">t</text:span><text:span text:style-name="T18"> ioint auec<text:line-break/>la terr</text:span><text:span text:style-name="T19">e</text:span><text:span text:style-name="T18">, &amp; le feu deme</text:span><text:span text:style-name="T19">u</text:span><text:span text:style-name="T18">r</text:span><text:span text:style-name="T19">c</text:span><text:span text:style-name="T18">roit ensemble auec<text:line-break/></text:span><text:span text:style-name="T19">l’</text:span><text:span text:style-name="T18">eau. Mats pou</text:span><text:span text:style-name="T19">re</text:span><text:span text:style-name="T18">stablir les principes dans la g</text:span><text:span text:style-name="T19">e-</text:span></text:p>
      <text:p text:style-name="P11"><text:span text:style-name="T20">3</text:span><text:span text:style-name="T21">4</text:span><text:span text:style-name="T18"> L</text:span><text:span text:style-name="T19">EI.</text:span><text:span text:style-name="T18"> L</text:span><text:span text:style-name="T19">I</text:span><text:span text:style-name="T18">VRE DE L v C </text:span><text:span text:style-name="T19">R.</text:span><text:span text:style-name="T18"> </text:span><text:span text:style-name="T19">E</text:span><text:span text:style-name="T18"> C </text:span><text:span text:style-name="T19">E.</text:span></text:p>
      <text:p text:style-name="Texte_20_du_20_corps"><text:span text:style-name="T18">neration des choses, il faut mettre vne nature<text:line-break/>infini</text:span><text:span text:style-name="T19">c</text:span><text:span text:style-name="T18">ment solid</text:span><text:span text:style-name="T19">e</text:span><text:span text:style-name="T18">, afin qu'un principe n’excelle<text:line-break/>point sur vn autre pour le combattre </text:span><text:span text:style-name="T19">,</text:span><text:span text:style-name="T18"> &amp; qu</text:span><text:span text:style-name="T19">’</text:span><text:span text:style-name="T18">en le<text:line-break/>destrui</text:span><text:span text:style-name="T19">s</text:span><text:span text:style-name="T18">ant il n</text:span><text:span text:style-name="T19">lernp</text:span><text:span text:style-name="T18">escho que les choses qui sont<text:line-break/></text:span><text:span text:style-name="T19">ç</text:span><text:span text:style-name="T18">r</text:span><text:span text:style-name="T19">é</text:span><text:span text:style-name="T18">ees ne le soient pas</text:span><text:span text:style-name="T19">.</text:span><text:span text:style-name="T18"> on explique la chose,<text:line-break/>en commençant par le Ciel &amp; ses feux</text:span><text:span text:style-name="T19">,</text:span><text:span text:style-name="T18"> on veut<text:line-break/>que</text:span><text:span text:style-name="T19"> </text:span><text:span text:style-name="T18">le</text:span><text:span text:style-name="T19"> </text:span><text:span text:style-name="T18">feu</text:span><text:span text:style-name="T19"> </text:span><text:span text:style-name="T18">se conuertiss</text:span><text:span text:style-name="T19">ee</text:span><text:span text:style-name="T18">n air, l'air en eau, seau<text:line-break/>en terre</text:span><text:span text:style-name="T19">,</text:span><text:span text:style-name="T18">&amp; qu'en rebroussant, les chosesse retour</text:span><text:span text:style-name="T19">-<text:line-break/></text:span><text:span text:style-name="T18">nent de mefm</text:span><text:span text:style-name="T19">e,</text:span><text:span text:style-name="T18"> la terre en ea</text:span><text:span text:style-name="T19">u</text:span><text:span text:style-name="T18">, l</text:span><text:span text:style-name="T19">’</text:span><text:span text:style-name="T18">eau en ai</text:span><text:span text:style-name="T19">r</text:span><text:span text:style-name="T18">, &amp;<text:line-break/>l’a</text:span><text:span text:style-name="T19">i</text:span><text:span text:style-name="T18">r en feu sans iamais cesser de se changer en-<text:line-break/>tr</text:span><text:span text:style-name="T19">'e</text:span><text:span text:style-name="T18">ux</text:span><text:span text:style-name="T19">jd</text:span><text:span text:style-name="T18">efcendan</text:span><text:span text:style-name="T19">sd</text:span><text:span text:style-name="T18">u Ciel</text:span><text:span text:style-name="T19"> </text:span><text:span text:style-name="T18">vers </text:span><text:span text:style-name="T19">la</text:span><text:span text:style-name="T18"> terre </text:span><text:span text:style-name="T19">,</text:span><text:span text:style-name="T18"> &amp; mon</text:span><text:span text:style-name="T19">-<text:line-break/></text:span><text:span text:style-name="T18">tans de la terre vers le Cie</text:span><text:span text:style-name="T19">l</text:span><text:span text:style-name="T18">, ce que les principes<text:line-break/>ne </text:span><text:span text:style-name="T19">se</text:span><text:span text:style-name="T18">a</text:span><text:span text:style-name="T19">ur</text:span><text:span text:style-name="T18">oient faire de quelque façon que</text:span><text:span text:style-name="T19"> </text:span><text:span text:style-name="T18">ce</text:span><text:span text:style-name="T19"> </text:span><text:span text:style-name="T18">soit</text:span><text:span text:style-name="T19">l<text:line-break/></text:span><text:span text:style-name="T18">car il est necessaire qu’il demeure quelque chose<text:line-break/>d’immuable,de crainte que toutes choses ne fus</text:span><text:span text:style-name="T19">-<text:line-break/></text:span><text:span text:style-name="T18">sent reduites au n</text:span><text:span text:style-name="T19">é</text:span><text:span text:style-name="T18">ant : Et certes tout ce qui fort<text:line-break/>des bornes de son es</text:span><text:span text:style-name="T19">t</text:span><text:span text:style-name="T18">re, pa</text:span><text:span text:style-name="T19">rla</text:span><text:span text:style-name="T18"> il meurt</text:span><text:span text:style-name="T19"> ,</text:span><text:span text:style-name="T18">&amp; cesse<text:line-break/>d</text:span><text:span text:style-name="T19">le</text:span><text:span text:style-name="T18">stre ce q</text:span><text:span text:style-name="T19">u</text:span><text:span text:style-name="T18">’</text:span><text:span text:style-name="T19">sl</text:span><text:span text:style-name="T18"> estoit auparauan</text:span><text:span text:style-name="T19">t</text:span><text:span text:style-name="T18">. C</text:span><text:span text:style-name="T19">’</text:span><text:span text:style-name="T18">est pour-<text:line-break/>quo</text:span><text:span text:style-name="T19">y</text:span><text:span text:style-name="T18">, d'autant que ce</text:span><text:span text:style-name="T19">sp</text:span><text:span text:style-name="T18">rincipes, dont i'ay parlé<text:line-break/>n</text:span><text:span text:style-name="T19">’</text:span><text:span text:style-name="T18">a</text:span><text:span text:style-name="T19">g</text:span><text:span text:style-name="T18">ueres, viennent à se changer, il faut</text:span><text:span text:style-name="T19"> </text:span><text:span text:style-name="T18">de</text:span><text:span text:style-name="T19"> </text:span><text:span text:style-name="T18">ne-<text:line-break/>c</text:span><text:span text:style-name="T19">e</text:span><text:span text:style-name="T18">ss</text:span><text:span text:style-name="T19">i</text:span><text:span text:style-name="T18">té qu’ils soient eux m</text:span><text:span text:style-name="T19">e</text:span><text:span text:style-name="T18">smes composez d'au</text:span><text:span text:style-name="T19">-<text:line-break/></text:span><text:span text:style-name="T18">tres principes qui</text:span><text:span text:style-name="T19"> </text:span><text:span text:style-name="T18">ne se puissent changer, de peur<text:line-break/>que toutes les choses ne soient obligées de re-<text:line-break/>t</text:span><text:span text:style-name="T19">q</text:span><text:span text:style-name="T18">urn</text:span><text:span text:style-name="T19">e</text:span><text:span text:style-name="T18">r au neant</text:span><text:span text:style-name="T19">.</text:span><text:span text:style-name="T18"> Il faut bien plustost que<text:line-break/>vous admettiez de certains corps munis d'une<text:line-break/>telle nature , qu</text:span><text:span text:style-name="T19">es</text:span><text:span text:style-name="T18">i </text:span><text:span text:style-name="T19">p</text:span><text:span text:style-name="T18">arauanture ils auoient en</text:span><text:span text:style-name="T19">-<text:line-break/></text:span><text:span text:style-name="T18">gendré du fe</text:span><text:span text:style-name="T19">u</text:span><text:span text:style-name="T18">, ils puissent encore par l'adition </text:span><text:span text:style-name="T19">i<text:line-break/></text:span><text:span text:style-name="T18">&amp; la soustraction de que</text:span><text:span text:style-name="T19">l</text:span><text:span text:style-name="T18">ques-vi</text:span><text:span text:style-name="T19">i</text:span><text:span text:style-name="T18">s d’entre eux</text:span><text:span text:style-name="T19">,</text:span><text:span text:style-name="T18"> &amp;<text:line-break/>en changeant de situation &amp; de mouuement en-<text:line-break/>gendrer de l'air : </text:span><text:span text:style-name="T19">&amp;</text:span><text:span text:style-name="T18"> ainsi des autres choses qui le<text:line-break/>changent communément</text:span><text:span text:style-name="T19">.</text:span><text:span text:style-name="T18"> Mais</text:span><text:span text:style-name="T19">,</text:span><text:span text:style-name="T18"> dites vous, </text:span><text:span text:style-name="T21">il</text:span><text:span text:style-name="T18"> pa-<text:line-break/>roist clairement que les choses croissent de </text:span><text:span text:style-name="T21">la<text:line-break/>terre </text:span><text:span text:style-name="T20">&amp;</text:span><text:span text:style-name="T18"> s </text:span><text:span text:style-name="T19">clo</text:span><text:span text:style-name="T18">uent en l ai</text:span><text:span text:style-name="T19">r,</text:span><text:span text:style-name="T18"> &amp; que mesmes elles en<text:line-break/></text:span><text:span text:style-name="T19">so</text:span><text:span text:style-name="T18">nt nourries</text:span><text:span text:style-name="T19">.</text:span><text:span text:style-name="T18"> Et si la saison Uuorable ne donne</text:span></text:p>
      <text:p text:style-name="P11"><text:span text:style-name="T18">LE L LI</text:span><text:span text:style-name="T19">VR</text:span><text:span text:style-name="T18">E </text:span><text:span text:style-name="T19">DE</text:span><text:span text:style-name="T18"> </text:span><text:span text:style-name="T19">LvCRE</text:span><text:span text:style-name="T18">C</text:span><text:span text:style-name="T19">E</text:span><text:span text:style-name="T18">. </text:span><text:span text:style-name="T19">35;<text:line-break/></text:span><text:span text:style-name="T18">point de pl</text:span><text:span text:style-name="T19">u</text:span><text:span text:style-name="T18">ye</text:span><text:span text:style-name="T19">s</text:span><text:span text:style-name="T18">, &amp; les Arbrisseaux ne sont point<text:line-break/>agitez par</text:span><text:span text:style-name="T19"> </text:span><text:span text:style-name="T18">vne</text:span><text:span text:style-name="T19"> </text:span><text:span text:style-name="T18">ondee qui tarisse les nuées, </text:span><text:span text:style-name="T19">&amp;</text:span><text:span text:style-name="T18"> </text:span><text:span text:style-name="T19">fil</text:span><text:span text:style-name="T18">e<text:line-break/>Soleil ne les entretient de</text:span><text:span text:style-name="T19"> </text:span><text:span text:style-name="T18">tout son pouuoir, &amp;<text:line-break/>ne</text:span><text:span text:style-name="T19"> </text:span><text:span text:style-name="T18">leur distribué sa chaleur; ni l</text:span><text:span text:style-name="T19">e</text:span><text:span text:style-name="T18">s Arbrisseaux ne<text:line-break/>pourront croistre , ny les moissons</text:span><text:span text:style-name="T19">,</text:span><text:span text:style-name="T18"> ny les ani</text:span><text:span text:style-name="T19">-<text:line-break/></text:span><text:span text:style-name="T18">maux. Et certainement si nous m</text:span><text:span text:style-name="T19">e</text:span><text:span text:style-name="T18">sm</text:span><text:span text:style-name="T19">e</text:span><text:span text:style-name="T18">s n’estions<text:line-break/>soustenus de l'aliment sec , &amp; de la frais</text:span><text:span text:style-name="T19">c</text:span><text:span text:style-name="T18">he l</text:span><text:span text:style-name="T19">s-<text:line-break/></text:span><text:span text:style-name="T18">queur, nos années seroient à bout</text:span><text:span text:style-name="T19">,</text:span><text:span text:style-name="T18"> &amp; toute nostre<text:line-break/>vie se dépoüilleroit aussi des os &amp; des nerfs. Car<text:line-break/>il ne faut point douter que nous ne so</text:span><text:span text:style-name="T19">yo</text:span><text:span text:style-name="T18">ns ayd</text:span><text:span text:style-name="T19">ez<text:line-break/></text:span><text:span text:style-name="T18">&amp; nourris d</text:span><text:span text:style-name="T19">e</text:span><text:span text:style-name="T18"> certaines choses , &amp; de certain<text:line-break/>n</text:span><text:span text:style-name="T19">c</text:span><text:span text:style-name="T18">s</text:span><text:span text:style-name="T19"> </text:span><text:span text:style-name="T18">autres choses</text:span><text:span text:style-name="T19">,</text:span><text:span text:style-name="T18"> les autres creatures, d'autant<text:line-break/>qu</text:span><text:span text:style-name="T19">’</text:span><text:span text:style-name="T18">il y a plusieurs principes communs, à plu-<text:line-break/></text:span><text:span text:style-name="T19">si</text:span><text:span text:style-name="T18">eurs choses meslée</text:span><text:span text:style-name="T19">sd</text:span><text:span text:style-name="T18">iuersem</text:span><text:span text:style-name="T19">e</text:span><text:span text:style-name="T18">nt dans les diuers<text:line-break/>suiets. De là vient que diuerses choses se nour-<text:line-break/>rissent de diuerses choses</text:span><text:span text:style-name="T19">.</text:span><text:span text:style-name="T18"> Et il importe souuen</text:span><text:span text:style-name="T19">t<text:line-break/></text:span><text:span text:style-name="T18">bien sort</text:span><text:span text:style-name="T19"> </text:span><text:span text:style-name="T18">pour</text:span><text:span text:style-name="T19"> </text:span><text:span text:style-name="T18">la nourriture</text:span><text:span text:style-name="T19"> </text:span><text:span text:style-name="T18">&amp;</text:span><text:span text:style-name="T19"> </text:span><text:span text:style-name="T18">la génération des<text:line-break/>chose</text:span><text:span text:style-name="T19">s,</text:span><text:span text:style-name="T18"> de Voir, auec quels principes , &amp; en quel</text:span><text:span text:style-name="T19">-<text:line-break/></text:span><text:span text:style-name="T18">le situations d'autres s</text:span><text:span text:style-name="T19">o</text:span><text:span text:style-name="T18">nt contenus : pour</text:span><text:span text:style-name="T19"> </text:span><text:span text:style-name="T18">ne rien<text:line-break/>dire des mouuemens qu’</text:span><text:span text:style-name="T19">il</text:span><text:span text:style-name="T18">s recoiuent &amp; qu’</text:span><text:span text:style-name="T19">il</text:span><text:span text:style-name="T18">s se<text:line-break/>donnent entr'eux : car</text:span><text:span text:style-name="T19"> </text:span><text:span text:style-name="T18">ce font les mesmes qui<text:line-break/>font le Ciel</text:span><text:span text:style-name="T19">,</text:span><text:span text:style-name="T18"> la Mer</text:span><text:span text:style-name="T19">,</text:span><text:span text:style-name="T18"> la Terre, les Riuieres, le So-<text:line-break/>lei</text:span><text:span text:style-name="T19">l,</text:span><text:span text:style-name="T18"> &amp; les me</text:span><text:span text:style-name="T19">si</text:span><text:span text:style-name="T18">nes encore qui donnent l’origine<text:line-break/>aux Bleds</text:span><text:span text:style-name="T19">,</text:span><text:span text:style-name="T18"> aux Arbres, &amp;</text:span><text:span text:style-name="T19"> </text:span><text:span text:style-name="T18">aux Animaux : mais</text:span><text:span text:style-name="T19"> </text:span><text:span text:style-name="T18">ils<text:line-break/>se meuuent diuerfement en se </text:span><text:span text:style-name="T19">rne</text:span><text:span text:style-name="T18">slant les vns<text:line-break/>auec lesautres</text:span><text:span text:style-name="T19">.</text:span><text:span text:style-name="T18"> C</text:span><text:span text:style-name="T19">'</text:span><text:span text:style-name="T18">est tout ainsi que les caracteres<text:line-break/>que vous voyez dans ces lignes</text:span><text:span text:style-name="T19">,</text:span><text:span text:style-name="T18"> lesquels sont<text:line-break/>communs à plusieurs mots , quoy qu’</text:span><text:span text:style-name="T19">sl</text:span><text:span text:style-name="T18"> faille<text:line-break/>auoüer que ces lignes &amp; ces mots sont differens<text:line-break/>en e</text:span><text:span text:style-name="T19">ux</text:span><text:span text:style-name="T18">-mesine</text:span><text:span text:style-name="T19">s</text:span><text:span text:style-name="T18">, &amp; d</text:span><text:span text:style-name="T19">e</text:span><text:span text:style-name="T18"> pronontiatio</text:span><text:span text:style-name="T19">n</text:span><text:span text:style-name="T18">, &amp; d</text:span><text:span text:style-name="T19">e</text:span><text:span text:style-name="T18"> sens,<text:line-break/>tant le changement des caracteres peut faire de<text:line-break/>Vari</text:span><text:span text:style-name="T19">é</text:span><text:span text:style-name="T18">té . mais les Elemens qui sont les principes<text:line-break/>des chose</text:span><text:span text:style-name="T19">s,</text:span><text:span text:style-name="T18"> peuuent bien se rnesler en plus grand<text:line-break/>nombre,</text:span><text:span text:style-name="T19"> &amp;</text:span><text:span text:style-name="T18"> a</text:span><text:span text:style-name="T19">p</text:span><text:span text:style-name="T18">porter beaucoup plus</text:span><text:span text:style-name="T19"> </text:span><text:span text:style-name="T18">de</text:span><text:span text:style-name="T19"> </text:span><text:span text:style-name="T18">variet</text:span><text:span text:style-name="T19">e</text:span></text:p>
      <text:p text:style-name="P11"><text:span text:style-name="T19">J</text:span><text:span text:style-name="T18">6 LE I. LI</text:span><text:span text:style-name="T19">V</text:span><text:span text:style-name="T18">R</text:span><text:span text:style-name="T19">1</text:span><text:span text:style-name="T18"> D</text:span><text:span text:style-name="T19">EL</text:span><text:span text:style-name="T18">veRE</text:span><text:span text:style-name="T19">CE.<text:line-break/></text:span><text:span text:style-name="T18">pour toutes les productions </text:span><text:span text:style-name="T19">de</text:span><text:span text:style-name="T18"> l’Vniuers</text:span><text:span text:style-name="T19">.</text:span></text:p>
      <text:p text:style-name="Texte_20_du_20_corps"><text:span text:style-name="T18">Maintenant examinons </text:span><text:span text:style-name="T21">l'homœomerie</text:span><text:span text:style-name="T18"> d’Ana</text:span><text:span text:style-name="T19">-<text:line-break/></text:span><text:span text:style-name="T18">xagore, comme</text:span><text:span text:style-name="T19">!'</text:span><text:span text:style-name="T18">appellent les Grecs, &amp; que la<text:line-break/>pauureté de nostre langue ne nous permet pas de<text:line-break/>nommer autremen</text:span><text:span text:style-name="T19">t</text:span><text:span text:style-name="T18">, q</text:span><text:span text:style-name="T19">u</text:span><text:span text:style-name="T18">oy qu’il soit neantmoins<text:line-break/>facile d</text:span><text:span text:style-name="T19">’</text:span><text:span text:style-name="T18">en exprimer le vray sens. L</text:span><text:span text:style-name="T19">e</text:span><text:span text:style-name="T18"> principe<text:line-break/>donc des choses que ce Philosophe appelle </text:span><text:span text:style-name="T21">ho</text:span><text:span text:style-name="T20">-<text:line-break/></text:span><text:span text:style-name="T21">mœomerie,</text:span><text:span text:style-name="T18"> est que pa</text:span><text:span text:style-name="T19">t</text:span><text:span text:style-name="T18"> ex</text:span><text:span text:style-name="T19">é</text:span><text:span text:style-name="T18">ple les os font composez<text:line-break/>de petits &amp; me</text:span><text:span text:style-name="T19">nu</text:span><text:span text:style-name="T18">s o</text:span><text:span text:style-name="T19">s</text:span><text:span text:style-name="T18">, le vi</text:span><text:span text:style-name="T19">f</text:span><text:span text:style-name="T18">cere de pet</text:span><text:span text:style-name="T19">lt</text:span><text:span text:style-name="T18">s &amp; me-<text:line-break/>nus</text:span><text:span text:style-name="T19"> </text:span><text:span text:style-name="T18">visc</text:span><text:span text:style-name="T19">è</text:span><text:span text:style-name="T18">res</text:span><text:span text:style-name="T19">,</text:span><text:span text:style-name="T18"> l</text:span><text:span text:style-name="T19">es</text:span><text:span text:style-name="T18">an</text:span><text:span text:style-name="T19">gdeg</text:span><text:span text:style-name="T18">oute</text:span><text:span text:style-name="T19">le</text:span><text:span text:style-name="T18">tte</text:span><text:span text:style-name="T19">sd</text:span><text:span text:style-name="T18">e sang loin</text:span><text:span text:style-name="T19">-<text:line-break/></text:span><text:span text:style-name="T18">tes ensemble</text:span><text:span text:style-name="T19">.</text:span><text:span text:style-name="T18"> Il croit de mesme que l</text:span><text:span text:style-name="T19">ot</text:span><text:span text:style-name="T18"> est com-<text:line-break/>posé de miettes d</text:span><text:span text:style-name="T19">’</text:span><text:span text:style-name="T18">o</text:span><text:span text:style-name="T19">r</text:span><text:span text:style-name="T18">, la terre de petites terre</text:span><text:span text:style-name="T19">s</text:span><text:span text:style-name="T18">, le<text:line-break/></text:span><text:span text:style-name="T19">f</text:span><text:span text:style-name="T18">eu</text:span><text:span text:style-name="T19"> </text:span><text:span text:style-name="T18">de petits feu</text:span><text:span text:style-name="T19">x</text:span><text:span text:style-name="T18">, l’eau de petites eaux</text:span><text:span text:style-name="T19">.</text:span><text:span text:style-name="T18"> Autant<text:line-break/>en imagine-il de tout le reste</text:span><text:span text:style-name="T19">,</text:span><text:span text:style-name="T18"> </text:span><text:span text:style-name="T19">&amp;</text:span><text:span text:style-name="T18"> cela sans admet-<text:line-break/>tre</text:span><text:span text:style-name="T19"> </text:span><text:span text:style-name="T18">aucunement le vuide dans les choses</text:span><text:span text:style-name="T19">,</text:span><text:span text:style-name="T18"> non</text:span><text:span text:style-name="T19"> </text:span><text:span text:style-name="T18">plus<text:line-break/>que la fin en la section des corps. C’est pourquoy<text:line-break/>il me semble qu</text:span><text:span text:style-name="T19">’</text:span><text:span text:style-name="T18">il erre de la mesme sorte</text:span><text:span text:style-name="T19">.</text:span><text:span text:style-name="T18">qu</text:span><text:span text:style-name="T19">le</text:span><text:span text:style-name="T18">n<text:line-break/>l'une &amp; en l'autre opinio</text:span><text:span text:style-name="T19">n</text:span><text:span text:style-name="T18">, ceux</text:span><text:span text:style-name="T19"> </text:span><text:span text:style-name="T18">que nous auons<text:line-break/>remarq</text:span><text:span text:style-name="T19">u</text:span><text:span text:style-name="T18">e</text:span><text:span text:style-name="T19">z</text:span><text:span text:style-name="T18"> cy-dessus</text:span><text:span text:style-name="T19">.</text:span><text:span text:style-name="T18"> Adjoûtez qu</text:span><text:span text:style-name="T19">’</text:span><text:span text:style-name="T18">i</text:span><text:span text:style-name="T19">l</text:span><text:span text:style-name="T18"> s</text:span><text:span text:style-name="T19">i</text:span><text:span text:style-name="T18">lppose des<text:line-break/>principes trop foible</text:span><text:span text:style-name="T19">s</text:span><text:span text:style-name="T18">, si toutesfois ceux cy</text:span><text:span text:style-name="T19"> </text:span><text:span text:style-name="T18">se<text:line-break/>peuuent appeller principe</text:span><text:span text:style-name="T19">s</text:span><text:span text:style-name="T18">, lesquels sont de pa-<text:line-break/>reille nature que les choses qui viennent d’eux,<text:line-break/>qui souffrent de mesme auec elles, &amp; q</text:span><text:span text:style-name="T19">ui</text:span><text:span text:style-name="T18"> périssent<text:line-break/>enfin , </text:span><text:span text:style-name="T19">F</text:span><text:span text:style-name="T18">ans que rien les puisse deff</text:span><text:span text:style-name="T19">e</text:span><text:span text:style-name="T18">nd</text:span><text:span text:style-name="T19">t</text:span><text:span text:style-name="T18">e de la cor-<text:line-break/>r</text:span><text:span text:style-name="T19">u</text:span><text:span text:style-name="T18">ption. Car lequel sera</text:span><text:span text:style-name="T19">-</text:span><text:span text:style-name="T18">ce qui</text:span><text:span text:style-name="T19"> </text:span><text:span text:style-name="T18">dans vne oppres-<text:line-break/>sion violente, pour éuiter la mort</text:span><text:span text:style-name="T19">,</text:span><text:span text:style-name="T18"> sera capable de<text:line-break/>r</text:span><text:span text:style-name="T19">é</text:span><text:span text:style-name="T18">sister entre les dents me</text:span><text:span text:style-name="T19">si</text:span><text:span text:style-name="T18">nes de la mort ? Le-<text:line-break/>quel, dis </text:span><text:span text:style-name="T19">i</text:span><text:span text:style-name="T18">e, sera-ce de ceux-là </text:span><text:span text:style-name="T19">?</text:span><text:span text:style-name="T18"> le sang</text:span><text:span text:style-name="T19">j</text:span><text:span text:style-name="T18">ou les</text:span><text:span text:style-name="T19"> </text:span><text:span text:style-name="T18">os?<text:line-break/>Nul, si ie ne me tromp</text:span><text:span text:style-name="T19">e</text:span><text:span text:style-name="T18">, p</text:span><text:span text:style-name="T19">ui</text:span><text:span text:style-name="T18">sque toutes ces cho-<text:line-break/>ses seront autant mortelles , que ce que nous<text:line-break/>Voyons pe</text:span><text:span text:style-name="T19">t</text:span><text:span text:style-name="T18">it de nos propres yeux par quelque<text:line-break/>violence</text:span><text:span text:style-name="T19">.</text:span><text:span text:style-name="T18"> Mais </text:span><text:span text:style-name="T19">s</text:span><text:span text:style-name="T18">atteste toutes les rais</text:span><text:span text:style-name="T19">o</text:span><text:span text:style-name="T18">ns que i'ay<text:line-break/>alleg</text:span><text:span text:style-name="T19">u</text:span><text:span text:style-name="T18">ées, pour prouue</text:span><text:span text:style-name="T19">rqu’</text:span><text:span text:style-name="T18">il n</text:span><text:span text:style-name="T19">’y</text:span><text:span text:style-name="T18"> arien qui puisse<text:line-break/>es</text:span><text:span text:style-name="T19">t</text:span><text:span text:style-name="T18">re aneant</text:span><text:span text:style-name="T19">y</text:span><text:span text:style-name="T18">, ny qui puisse croistre du neant</text:span><text:span text:style-name="T19">.</text:span></text:p>
      <text:p text:style-name="P11"><text:span text:style-name="T18">LE L LIVRE D</text:span><text:span text:style-name="T19">EL</text:span><text:span text:style-name="T18">VCR</text:span><text:span text:style-name="T19">ECE</text:span><text:span text:style-name="T18">. </text:span><text:span text:style-name="T21">37</text:span></text:p>
      <text:p text:style-name="Texte_20_du_20_corps"><text:span text:style-name="T18">Dauantag</text:span><text:span text:style-name="T19">e</text:span><text:span text:style-name="T18">, puisque l'aliment augmente </text:span><text:span text:style-name="T19">&amp;<text:line-break/></text:span><text:span text:style-name="T18">nourrit les corps,</text:span><text:span text:style-name="T19">i</text:span><text:span text:style-name="T18">l faut f</text:span><text:span text:style-name="T19">ç</text:span><text:span text:style-name="T18">auoir que les veines, le<text:line-break/>fan</text:span><text:span text:style-name="T19">g</text:span><text:span text:style-name="T18">, les o</text:span><text:span text:style-name="T19">s</text:span><text:span text:style-name="T18">, &amp; les nerf</text:span><text:span text:style-name="T19">s</text:span><text:span text:style-name="T18">, sont faits de parties<text:line-break/>estrangeres : ou si l</text:span><text:span text:style-name="T19">’</text:span><text:span text:style-name="T18">on dit, que</text:span><text:span text:style-name="T19"> </text:span><text:span text:style-name="T18">les viandes font<text:line-break/>in</text:span><text:span text:style-name="T19">c</text:span><text:span text:style-name="T18">ssées de petits corps, de nerfs &amp; d</text:span><text:span text:style-name="T19">’</text:span><text:span text:style-name="T18">os</text:span><text:span text:style-name="T19">,</text:span><text:span text:style-name="T18"> de veines<text:line-break/>&amp; de parcelles de sang;dés là mes</text:span><text:span text:style-name="T19">i</text:span><text:span text:style-name="T18">ne,</text:span><text:span text:style-name="T19">fl</text:span><text:span text:style-name="T18"> faut que 1’6<text:line-break/>s’imagine que toute nourriture, seiche ou </text:span><text:span text:style-name="T19">hu</text:span><text:span text:style-name="T18">mi-<text:line-break/>de, doit consister de chofes estrangere</text:span><text:span text:style-name="T19">s</text:span><text:span text:style-name="T18">, qui sont<text:line-break/>des os</text:span><text:span text:style-name="T19">,</text:span><text:span text:style-name="T18"> des nerfs, des veines,&amp; du san</text:span><text:span text:style-name="T19">gm</text:span><text:span text:style-name="T18">eslangé.</text:span></text:p>
      <text:p text:style-name="Texte_20_du_20_corps"><text:span text:style-name="T18">D'ailleurs, si</text:span><text:span text:style-name="T19"> </text:span><text:span text:style-name="T18">tous</text:span><text:span text:style-name="T19"> </text:span><text:span text:style-name="T18">les corps qui croissent de</text:span><text:span text:style-name="T19"> </text:span><text:span text:style-name="T18">la<text:line-break/>terre font en la terre , il est necessaire que la</text:span><text:span text:style-name="T19"> </text:span><text:span text:style-name="T18">ter</text:span><text:span text:style-name="T19">-<text:line-break/></text:span><text:span text:style-name="T18">re foit compofée de choses estrangeres qui sor</text:span><text:span text:style-name="T19">-<text:line-break/></text:span><text:span text:style-name="T18">tent </text:span><text:span text:style-name="T21">d’ell</text:span><text:span text:style-name="T20">e.</text:span></text:p>
      <text:p text:style-name="Texte_20_du_20_corps"><text:span text:style-name="T18">Tournez à </text:span><text:span text:style-name="T19">e</text:span><text:span text:style-name="T18">ette heure d'un autre costé la for-<text:line-break/>ce de vostre argument , vous pourrez bien vous<text:line-break/></text:span><text:span text:style-name="T19">F</text:span><text:span text:style-name="T18">eruir d'un aussi grand nombre de termes que<text:line-break/>vous auez des-ja fait. Si la </text:span><text:span text:style-name="T19">fl</text:span><text:span text:style-name="T18">ame est cachée dans<text:line-break/>le</text:span><text:span text:style-name="T19"> </text:span><text:span text:style-name="T18">Bois auec</text:span><text:span text:style-name="T19"> </text:span><text:span text:style-name="T18">la fumée</text:span><text:span text:style-name="T19"> &amp;</text:span><text:span text:style-name="T18"> la cendr</text:span><text:span text:style-name="T19">e</text:span><text:span text:style-name="T18">, il faut</text:span><text:span text:style-name="T19"> </text:span><text:span text:style-name="T18">de ne-<text:line-break/></text:span><text:span text:style-name="T19">ce</text:span><text:span text:style-name="T18">ss</text:span><text:span text:style-name="T19">i</text:span><text:span text:style-name="T18">té que le Bois </text:span><text:span text:style-name="T19">f</text:span><text:span text:style-name="T18">oit compo</text:span><text:span text:style-name="T19">st*</text:span><text:span text:style-name="T18"> de parties estran-<text:line-break/>gères</text:span><text:span text:style-name="T19">.</text:span><text:span text:style-name="T18"> Il reste icy vn petit échapatoire , c</text:span><text:span text:style-name="T19">’</text:span><text:span text:style-name="T18">est<text:line-break/>qu</text:span><text:span text:style-name="T19">’</text:span><text:span text:style-name="T18">Anaxagore prend pour fondement que toutes<text:line-break/>cho</text:span><text:span text:style-name="T19">f</text:span><text:span text:style-name="T18">es </text:span><text:span text:style-name="T19">fi</text:span><text:span text:style-name="T18">ant enueloppées dans toutes : mais que<text:line-break/>ce</text:span><text:span text:style-name="T19">ll</text:span><text:span text:style-name="T18">e-là apparoist vn</text:span><text:span text:style-name="T19">e</text:span><text:span text:style-name="T18">, de la nature de laquelle, il<text:line-break/>y en a plusieurs m</text:span><text:span text:style-name="T19">c</text:span><text:span text:style-name="T18">slées,en telle sorte qu</text:span><text:span text:style-name="T19">'</text:span><text:span text:style-name="T18">elles </text:span><text:span text:style-name="T19">s</text:span><text:span text:style-name="T18">ont<text:line-break/>plus euiden</text:span><text:span text:style-name="T19">t</text:span><text:span text:style-name="T18">e</text:span><text:span text:style-name="T19">s</text:span><text:span text:style-name="T18">, </text:span><text:span text:style-name="T19">&amp;</text:span><text:span text:style-name="T18"> se montrent comme en la sur-<text:line-break/>face, ce qui est neantmoins </text:span><text:span text:style-name="T21">rejett</text:span><text:span text:style-name="T20">e</text:span><text:span text:style-name="T18"> bien loin par<text:line-break/>la raison </text:span><text:span text:style-name="T19">ed</text:span><text:span text:style-name="T18">airée d</text:span><text:span text:style-name="T19">elà</text:span><text:span text:style-name="T18"> verité. Car </text:span><text:span text:style-name="T19">il </text:span><text:span text:style-name="T18">y a grande<text:line-break/>apparence que bien souuent les Bleds estant<text:line-break/>broyez , en de tres-petite</text:span><text:span text:style-name="T19">s</text:span><text:span text:style-name="T18"> parcelles sous l</text:span><text:span text:style-name="T19">ap</text:span><text:span text:style-name="T18">e-<text:line-break/>sa</text:span><text:span text:style-name="T19">ut</text:span><text:span text:style-name="T18">eur des meules, donneroient quesquesfois des<text:line-break/>marques de sang , ou de quelque autre chose, de<text:line-break/>celles qui sont</text:span><text:span text:style-name="T19"> </text:span><text:span text:style-name="T18">dans</text:span><text:span text:style-name="T19"> </text:span><text:span text:style-name="T18">nos corps</text:span><text:span text:style-name="T19">.</text:span><text:span text:style-name="T18"> Le sang couleroit<text:line-break/>entre les pierres quand nous les brisons l'une<text:line-break/>contre l'autr</text:span><text:span text:style-name="T19">e.</text:span><text:span text:style-name="T18"> Par la mesme raison les herbages</text:span></text:p>
      <text:p text:style-name="P11"><text:span text:style-name="T18">38 LE I. L</text:span><text:span text:style-name="T19">IvRE</text:span><text:span text:style-name="T18"> D</text:span><text:span text:style-name="T19">EL</text:span><text:span text:style-name="T18">vcRECE.</text:span></text:p>
      <text:p text:style-name="Texte_20_du_20_corps"><text:span text:style-name="T18">&amp;les eaux pourroient pousser des gou</text:span><text:span text:style-name="T19">r</text:span><text:span text:style-name="T18">es tout<text:line-break/>aussi douces &amp; de la melme saueur que le l</text:span><text:span text:style-name="T19">a</text:span><text:span text:style-name="T18">ict<text:line-break/>des Brebis</text:span><text:span text:style-name="T19">.</text:span><text:span text:style-name="T18"> Ainsi en froissant les guerets, on y<text:line-break/>pourrait souuent apperceuoir en diuers endroits<text:line-break/>des brins d’herbes de toutes espece</text:span><text:span text:style-name="T19">s,</text:span><text:span text:style-name="T18"> des bl</text:span><text:span text:style-name="T19">e</text:span><text:span text:style-name="T18">ds,</text:span><text:span text:style-name="T19">&amp;<text:line-break/></text:span><text:span text:style-name="T18">des branches d'arbres cachées en petites parce</text:span><text:span text:style-name="T19">l</text:span><text:span text:style-name="T18">-<text:line-break/>les dans la terre. Enfin dans le bois on verro</text:span><text:span text:style-name="T19">i</text:span><text:span text:style-name="T18">t de<text:line-break/>la cendre &amp; de la fumée quand il seroit brisé , &amp;<text:line-break/>on y trouueroit de petits feux cachez Mais pour</text:span><text:span text:style-name="T19">-<text:line-break/></text:span><text:span text:style-name="T18">ce</text:span><text:span text:style-name="T19"> </text:span><text:span text:style-name="T18">que la chose mesine nous enseigne pa</text:span><text:span text:style-name="T19">re</text:span><text:span text:style-name="T18">xpe-<text:line-break/>rience qu’</text:span><text:span text:style-name="T19">sl</text:span><text:span text:style-name="T18"> ne s</text:span><text:span text:style-name="T19">’</text:span><text:span text:style-name="T18">y rencontre rien de parei</text:span><text:span text:style-name="T19">l,</text:span><text:span text:style-name="T18"> il est<text:line-break/>bien é</text:span><text:span text:style-name="T19">lu</text:span><text:span text:style-name="T18">dent que les choses ne </text:span><text:span text:style-name="T19">fi</text:span><text:span text:style-name="T18">ant point ainsi<text:line-break/>meslées les vn</text:span><text:span text:style-name="T19">e</text:span><text:span text:style-name="T18">s dans les autres </text:span><text:span text:style-name="T19">,</text:span><text:span text:style-name="T18"> &amp; qu</text:span><text:span text:style-name="T19">’i</text:span><text:span text:style-name="T18">l faut de-<text:line-break/></text:span><text:span text:style-name="T19">m</text:span><text:span text:style-name="T18">eurer d'accord qu’il y a dans les chos</text:span><text:span text:style-name="T19">e</text:span><text:span text:style-name="T18">s des </text:span><text:span text:style-name="T20">(c</text:span><text:span text:style-name="T21">-<text:line-break/></text:span><text:span text:style-name="T18">mences cachées </text:span><text:span text:style-name="T19">,</text:span><text:span text:style-name="T18"> </text:span><text:span text:style-name="T19">&amp;</text:span><text:span text:style-name="T18">d</text:span><text:span text:style-name="T19">i</text:span><text:span text:style-name="T18">uersem</text:span><text:span text:style-name="T19">e</text:span><text:span text:style-name="T18">nt meslangée</text:span><text:span text:style-name="T19">sq</text:span><text:span text:style-name="T18">ui<text:line-break/>font communes à plusieurs</text:span><text:span text:style-name="T19">.</text:span><text:span text:style-name="T18"> Mais souu</text:span><text:span text:style-name="T19">e</text:span><text:span text:style-name="T18">nt fur les<text:line-break/>hautes montagnes</text:span><text:span text:style-name="T19">,</text:span><text:span text:style-name="T18"> i</text:span><text:span text:style-name="T19">la</text:span><text:span text:style-name="T18">rriue dites-vous, que les<text:line-break/>cimes des grands arbres venant à f</text:span><text:span text:style-name="T19">e</text:span><text:span text:style-name="T18"> choquer ru</text:span><text:span text:style-name="T19">-<text:line-break/></text:span><text:span text:style-name="T18">de</text:span><text:span text:style-name="T19">rn</text:span><text:span text:style-name="T18">ent par les violentes </text:span><text:span text:style-name="T19">secouces</text:span><text:span text:style-name="T18"> des vents de<text:line-break/>Midy</text:span><text:span text:style-name="T19">,</text:span><text:span text:style-name="T18"> il en </text:span><text:span text:style-name="T19">s</text:span><text:span text:style-name="T18">or</text:span><text:span text:style-name="T19">t</text:span><text:span text:style-name="T18"> des étincelles qui allument</text:span><text:span text:style-name="T19"> </text:span><text:span text:style-name="T18">vn<text:line-break/>grand s</text:span><text:span text:style-name="T19">e</text:span><text:span text:style-name="T18">u</text:span><text:span text:style-name="T19">,</text:span><text:span text:style-name="T18"> </text:span><text:span text:style-name="T19">Ie</text:span><text:span text:style-name="T18"> le veux ainsi. Ce n’est pas à dire<text:line-break/>pourtant que le </text:span><text:span text:style-name="T19">se</text:span><text:span text:style-name="T18">u </text:span><text:span text:style-name="T19">fia</text:span><text:span text:style-name="T18">it enfermé dans </text:span><text:span text:style-name="T21">le</text:span><text:span text:style-name="T18"> Bois,<text:line-break/>mais il y a beaucou</text:span><text:span text:style-name="T19">p</text:span><text:span text:style-name="T18"> de femences d'ardeur les</text:span><text:span text:style-name="T19">-<text:line-break/></text:span><text:span text:style-name="T18">quelless venant à le </text:span><text:span text:style-name="T19">j</text:span><text:span text:style-name="T18">oindre </text:span><text:span text:style-name="T19">,</text:span><text:span text:style-name="T18"> causent l</text:span><text:span text:style-name="T19">’ern</text:span><text:span text:style-name="T18">-<text:line-break/>brasement dans les forests</text:span><text:span text:style-name="T19">.</text:span><text:span text:style-name="T18"> Que si l</text:span><text:span text:style-name="T19">af</text:span><text:span text:style-name="T18">lame estoit<text:line-break/>ainsi enfermée dans les boi</text:span><text:span text:style-name="T19">s</text:span><text:span text:style-name="T18">, il n</text:span><text:span text:style-name="T19">'</text:span><text:span text:style-name="T18">est pas possible<text:line-break/>que</text:span><text:span text:style-name="T19"> </text:span><text:span text:style-name="T18">les feux y demeurassent cachez en quelque<text:line-break/>temps que</text:span><text:span text:style-name="T19"> </text:span><text:span text:style-name="T18">ce</text:span><text:span text:style-name="T19"> </text:span><text:span text:style-name="T18">fust : &amp; ils confumeroient par tout<text:line-break/>les arbres &amp; les arbrisseaux. Ne voyez vous pas<text:line-break/>donc, comme nous auons dit v</text:span><text:span text:style-name="T19">npeuaup</text:span><text:span text:style-name="T18">arauant,<text:line-break/>combien il importe auec quels autres principes<text:line-break/>tels principes soient meslez</text:span><text:span text:style-name="T19">,c</text:span><text:span text:style-name="T18">n quelle posture?<text:line-break/>quels mouuemens ils fe donnent &amp; recoiuen</text:span><text:span text:style-name="T19">t<text:line-break/></text:span><text:span text:style-name="T18">entr</text:span><text:span text:style-name="T19">'e</text:span><text:span text:style-name="T18">ux </text:span><text:span text:style-name="T19">î</text:span><text:span text:style-name="T18"> &amp; comme quoy les mesme</text:span><text:span text:style-name="T19">s</text:span><text:span text:style-name="T18"> </text:span><text:span text:style-name="T19">a</text:span><text:span text:style-name="T18">u</text:span><text:span text:style-name="T19">e</text:span><text:span text:style-name="T18">c</text:span><text:span text:style-name="T19"> </text:span><text:span text:style-name="T18">vne</text:span></text:p>
      <text:p text:style-name="P11"><text:span text:style-name="T18">LE </text:span><text:span text:style-name="T19">LI.</text:span><text:span text:style-name="T18">IvRE D</text:span><text:span text:style-name="T19">E</text:span><text:span text:style-name="T18"> </text:span><text:span text:style-name="T19">LVCRECE.</text:span><text:span text:style-name="T18"> </text:span><text:span text:style-name="T21">39<text:line-break/></text:span><text:span text:style-name="T18">petite transposition font du feu de ce qui esto</text:span><text:span text:style-name="T19">i</text:span><text:span text:style-name="T18">e<text:line-break/>du bois </text:span><text:span text:style-name="T19">1</text:span><text:span text:style-name="T18"> Tout ainsi que dans les mots en trans-<text:line-break/>posant ou changeât peu de lettres,quan</text:span><text:span text:style-name="T19">d</text:span><text:span text:style-name="T18"> nous dé</text:span><text:span text:style-name="T19">-<text:line-break/></text:span><text:span text:style-name="T18">signons par vne voix distincte </text:span><text:span text:style-name="T21">les bois </text:span><text:span text:style-name="T20">8c</text:span><text:span text:style-name="T21"> les</text:span><text:span text:style-name="T20"> </text:span><text:span text:style-name="T21">f</text:span><text:span text:style-name="T20">e</text:span><text:span text:style-name="T21">ux</text:span><text:span text:style-name="T20">?<text:line-break/></text:span><text:span text:style-name="T18">Enfin si de tout ce que vous voyez distinctement<text:line-break/>dans les chofes </text:span><text:span text:style-name="T19">,</text:span><text:span text:style-name="T18"> vous pensez qu’il ne se puisse<text:line-break/>rien faire qu’en feignant des </text:span><text:span text:style-name="T19">c</text:span><text:span text:style-name="T18">orps à la mati</text:span><text:span text:style-name="T19">è</text:span><text:span text:style-name="T18">re,<text:line-break/>do</text:span><text:span text:style-name="T19">si</text:span><text:span text:style-name="T18">ez d'une nature semblable, il faudra aussi que<text:line-break/>vous admettiez l'</text:span><text:span text:style-name="T19">a</text:span><text:span text:style-name="T18">neantissement de tous les pri</text:span><text:span text:style-name="T19">a-<text:line-break/>c</text:span><text:span text:style-name="T18">i</text:span><text:span text:style-name="T19">p</text:span><text:span text:style-name="T18">es</text:span><text:span text:style-name="T19">:</text:span><text:span text:style-name="T18">&amp; il faudraqu</text:span><text:span text:style-name="T19">’</text:span><text:span text:style-name="T18">il y en ait de riants &amp; de pieu</text:span><text:span text:style-name="T19">-<text:line-break/></text:span><text:span text:style-name="T18">rants, pui</text:span><text:span text:style-name="T19">f</text:span><text:span text:style-name="T18">que ceux qui rient &amp; qui pleurent en<text:line-break/>sont faits</text:span><text:span text:style-name="T19">.</text:span></text:p>
      <text:p text:style-name="Texte_20_du_20_corps"><text:span text:style-name="T18">A</text:span><text:span text:style-name="T19">c</text:span><text:span text:style-name="T18">heuez maintenant ce qui reste , connaissez<text:line-break/>distinctement &amp; s</text:span><text:span text:style-name="T19">o</text:span><text:span text:style-name="T18">yez attentif</text:span><text:span text:style-name="T19">.</text:span><text:span text:style-name="T18"> Ie fuis peisuadé<text:line-break/>que ces matieres sont difficiles </text:span><text:span text:style-name="T19">;</text:span><text:span text:style-name="T18"> mais vne grande<text:line-break/>espérance a touché mon cœur d'un grand d</text:span><text:span text:style-name="T19">é</text:span><text:span text:style-name="T18">sir<text:line-break/>de loii</text:span><text:span text:style-name="T19">a</text:span><text:span text:style-name="T18">nge, &amp; en</text:span><text:span text:style-name="T19"> </text:span><text:span text:style-name="T18">mesine</text:span><text:span text:style-name="T19"> </text:span><text:span text:style-name="T18">temps</text:span><text:span text:style-name="T19"> </text:span><text:span text:style-name="T18">a fait couler dans<text:line-break/>mon fein les doux charmes de l’amour des Mu</text:span><text:span text:style-name="T19">-<text:line-break/></text:span><text:span text:style-name="T18">ses qui me font conceuoir vn dessein genereu</text:span><text:span text:style-name="T19">x</text:span><text:span text:style-name="T18">.<text:line-break/></text:span><text:span text:style-name="T19">I</text:span><text:span text:style-name="T18">e vay en tous les lieux o</text:span><text:span text:style-name="T19">u</text:span><text:span text:style-name="T18"> elles habiten</text:span><text:span text:style-name="T19">t</text:span><text:span text:style-name="T18">, par vn<text:line-break/>chemin lequel iufques icy n</text:span><text:span text:style-name="T19">’</text:span><text:span text:style-name="T18">a esté battu de p</text:span><text:span text:style-name="T19">e</text:span><text:span text:style-name="T18">r</text:span><text:span text:style-name="T19">-<text:line-break/></text:span><text:span text:style-name="T18">sonne</text:span><text:span text:style-name="T19">.</text:span><text:span text:style-name="T18"> Il</text:span><text:span text:style-name="T19"> </text:span><text:span text:style-name="T18">me plaist d'approcher de leurs fontaines<text:line-break/>qui</text:span><text:span text:style-name="T19"> </text:span><text:span text:style-name="T18">font toutes pure</text:span><text:span text:style-name="T19">s</text:span><text:span text:style-name="T18">, &amp; d</text:span><text:span text:style-name="T19">’</text:span><text:span text:style-name="T18">y boire à leur source</text:span><text:span text:style-name="T19">.<text:line-break/></text:span><text:span text:style-name="T18">Il me pla</text:span><text:span text:style-name="T19">i</text:span><text:span text:style-name="T18">st d</text:span><text:span text:style-name="T19">’y</text:span><text:span text:style-name="T18"> cueillir des fleurs nouuelle</text:span><text:span text:style-name="T19">s</text:span><text:span text:style-name="T18">, </text:span><text:span text:style-name="T19">&amp;<text:line-break/></text:span><text:span text:style-name="T18">d'en façonner pour ma teste </text:span><text:span text:style-name="T19">u</text:span><text:span text:style-name="T18">ne illustre couron</text:span><text:span text:style-name="T19">-<text:line-break/></text:span><text:span text:style-name="T18">ne, dont les diuines Sœurs </text:span><text:span text:style-name="T19">n</text:span><text:span text:style-name="T18">’</text:span><text:span text:style-name="T19">o</text:span><text:span text:style-name="T18">nt iam</text:span><text:span text:style-name="T19">a</text:span><text:span text:style-name="T18">is orné le<text:line-break/>front de pas vn des Mortel</text:span><text:span text:style-name="T19">s</text:span></text:p>
      <text:p text:style-name="Texte_20_du_20_corps"><text:span text:style-name="T18">Premièremen</text:span><text:span text:style-name="T19">t</text:span><text:span text:style-name="T18">, pource qu</text:span><text:span text:style-name="T19">fe</text:span><text:span text:style-name="T18"> i</text:span><text:span text:style-name="T19">e</text:span><text:span text:style-name="T18"> donne des en-<text:line-break/></text:span><text:span text:style-name="T19">f</text:span><text:span text:style-name="T18">eignemens importan</text:span><text:span text:style-name="T19">t</text:span><text:span text:style-name="T18"> touchant les grandes<text:line-break/>chofe</text:span><text:span text:style-name="T19">s,</text:span><text:span text:style-name="T18"> ie me propose de destacher les efprits<text:line-break/>des liens estroits de la superstition</text:span><text:span text:style-name="T19">.</text:span><text:span text:style-name="T18"> Apres pour<text:line-break/>ce que ie recite des vers si éclata</text:span><text:span text:style-name="T19">nt</text:span><text:span text:style-name="T18"> si</text:span><text:span text:style-name="T19">i</text:span><text:span text:style-name="T18">r vne matie</text:span><text:span text:style-name="T19">-<text:line-break/>re</text:span><text:span text:style-name="T18"> obfcure, pa</text:span><text:span text:style-name="T19">r</text:span><text:span text:style-name="T18">lant de toutes choses auec les gra</text:span><text:span text:style-name="T19">-<text:line-break/></text:span><text:span text:style-name="T18">c</text:span><text:span text:style-name="T19">e</text:span><text:span text:style-name="T18">s des Muse</text:span><text:span text:style-name="T19">s</text:span><text:span text:style-name="T18"> , il ne me semble pas que i</text:span><text:span text:style-name="T19">e</text:span><text:span text:style-name="T18"> </text:span><text:span text:style-name="T19">l</text:span><text:span text:style-name="T18"> ay</text:span><text:span text:style-name="T19">e</text:span></text:p>
      <text:p text:style-name="P11"><text:span text:style-name="T105">r</text:span><text:span text:style-name="T19">po</text:span><text:span text:style-name="T18"> </text:span><text:span text:style-name="T19">LE</text:span><text:span text:style-name="T18"> I. LI</text:span><text:span text:style-name="T19">VREDEL</text:span><text:span text:style-name="T18">VCRE</text:span><text:span text:style-name="T19">CE</text:span><text:span text:style-name="T18">?<text:line-break/>entrepris sans raison</text:span><text:span text:style-name="T19">.</text:span><text:span text:style-name="T18"> Mais comme aux petits en</text:span><text:span text:style-name="T19">-<text:line-break/></text:span><text:span text:style-name="T18">f</text:span><text:span text:style-name="T19">a</text:span><text:span text:style-name="T18">ns quand les Medecins leur veulent donner de<text:line-break/>l’absynthe am</text:span><text:span text:style-name="T19">c</text:span><text:span text:style-name="T18">r</text:span><text:span text:style-name="T19">c</text:span><text:span text:style-name="T18"> , ils </text:span><text:span text:style-name="T19">c</text:span><text:span text:style-name="T18">ouur</text:span><text:span text:style-name="T19">c</text:span><text:span text:style-name="T18">nt tout autour les<text:line-break/>bords de la coupe , de</text:span><text:span text:style-name="T19"> </text:span><text:span text:style-name="T18">la douce liqueur du miel,<text:line-break/>afin</text:span><text:span text:style-name="T19"> </text:span><text:span text:style-name="T18">que </text:span><text:span text:style-name="T19">s</text:span><text:span text:style-name="T18">age indiscret soit déceu feulement par<text:line-break/></text:span><text:span text:style-name="T19">l</text:span><text:span text:style-name="T18">e</text:span><text:span text:style-name="T19">sl</text:span><text:span text:style-name="T18">évres, </text:span><text:span text:style-name="T19">&amp;</text:span><text:span text:style-name="T18"> que les enfans auallent cependant<text:line-break/>la potion amere de l'absynthe </text:span><text:span text:style-name="T19">;</text:span><text:span text:style-name="T18"> de sorte qu’étant<text:line-break/>desceu</text:span><text:span text:style-name="T19">s</text:span><text:span text:style-name="T18">, ils</text:span><text:span text:style-name="T19"> </text:span><text:span text:style-name="T18">ne</text:span><text:span text:style-name="T19"> </text:span><text:span text:style-name="T18">sont point trompez &amp; par cette<text:line-break/>inuention estant soulagez de quelque ma</text:span><text:span text:style-name="T19">i</text:span><text:span text:style-name="T18">, ils se<text:line-break/>portent beaucoup</text:span><text:span text:style-name="T19">j</text:span><text:span text:style-name="T18">nicux. Ains</text:span><text:span text:style-name="T19">i</text:span><text:span text:style-name="T18"> maintenat, pour-<text:line-break/>ce que ce sujet semble </text:span><text:span text:style-name="T19">d'</text:span><text:span text:style-name="T18">ordinaire vn peu triste<text:line-break/>à plusieurs qui</text:span><text:span text:style-name="T19"> </text:span><text:span text:style-name="T18">n’en</text:span><text:span text:style-name="T19"> </text:span><text:span text:style-name="T18">ont</text:span><text:span text:style-name="T19"> </text:span><text:span text:style-name="T18">pas</text:span><text:span text:style-name="T19"> </text:span><text:span text:style-name="T18">oüy parler , &amp; que</text:span><text:span text:style-name="T19"> </text:span><text:span text:style-name="T18">le<text:line-break/>vulgaire en a mesmes de l’</text:span><text:span text:style-name="T19">ho</text:span><text:span text:style-name="T18">rreu</text:span><text:span text:style-name="T19">r</text:span><text:span text:style-name="T18">, i'ay bien vou-<text:line-break/>lu vous en expliquer mon sentiment en vers, qui<text:line-break/>coulent d'une veine charmante </text:span><text:span text:style-name="T19">,</text:span><text:span text:style-name="T18"> &amp;</text:span><text:span text:style-name="T19"> </text:span><text:span text:style-name="T18">vous</text:span><text:span text:style-name="T19"> </text:span><text:span text:style-name="T18">le ren-<text:line-break/>dre supportable par la douceur du miel d</text:span><text:span text:style-name="T19">esM</text:span><text:span text:style-name="T18">u-<text:line-break/>ses </text:span><text:span text:style-name="T19">,</text:span><text:span text:style-name="T18"> </text:span><text:span text:style-name="T19">sid</text:span><text:span text:style-name="T18">'</text:span><text:span text:style-name="T19">a</text:span><text:span text:style-name="T18">uanture, pour </text:span><text:span text:style-name="T19">U</text:span><text:span text:style-name="T18">n</text:span><text:span text:style-name="T19">e</text:span><text:span text:style-name="T18"> telle raison, ie pou</text:span><text:span text:style-name="T19">-<text:line-break/></text:span><text:span text:style-name="T18">uois arr</text:span><text:span text:style-name="T19">c</text:span><text:span text:style-name="T18">s</text:span><text:span text:style-name="T19">t</text:span><text:span text:style-name="T18">er vostre esprit sur mes vers</text:span><text:span text:style-name="T19">,</text:span><text:span text:style-name="T18"> tandis qu</text:span><text:span text:style-name="T19">e<text:line-break/></text:span><text:span text:style-name="T18">vous Vous arrestez à consid</text:span><text:span text:style-name="T19">é</text:span><text:span text:style-name="T18">rer de quelle forme<text:line-break/>ou figure est</text:span><text:span text:style-name="T19"> </text:span><text:span text:style-name="T18">cét</text:span><text:span text:style-name="T19"> </text:span><text:span text:style-name="T18">vniuers. Mais parce que</text:span><text:span text:style-name="T19"> i</text:span><text:span text:style-name="T18">'ay</text:span><text:span text:style-name="T19"> e</text:span><text:span text:style-name="T18">n-<text:line-break/></text:span><text:span text:style-name="T19">I.</text:span><text:span text:style-name="T18">elgné que</text:span><text:span text:style-name="T19"> </text:span><text:span text:style-name="T18">les corps de la </text:span><text:span text:style-name="T19">rn</text:span><text:span text:style-name="T18">atier</text:span><text:span text:style-name="T19">e</text:span><text:span text:style-name="T18">, lesquels sont<text:line-break/>tres solide</text:span><text:span text:style-name="T19">s</text:span><text:span text:style-name="T18">, Voltig</text:span><text:span text:style-name="T19">e</text:span><text:span text:style-name="T18">nt incessammen</text:span><text:span text:style-name="T19">t</text:span><text:span text:style-name="T18">, sans estre<text:line-break/>destr</text:span><text:span text:style-name="T19">u</text:span><text:span text:style-name="T18">its parle temps ; Epluchons maintenant si<text:line-break/>leur somme est finie ou non : &amp; de mesme exa-<text:line-break/>minons si tout ce grand vuide que nous a</text:span><text:span text:style-name="T19">u</text:span><text:span text:style-name="T18">on</text:span><text:span text:style-name="T19">s</text:span><text:span text:style-name="T18"> ap</text:span><text:span text:style-name="T19">-<text:line-break/></text:span><text:span text:style-name="T18">pellé le lieu , &amp; l'espace dans lequel toutes cho</text:span><text:span text:style-name="T19">-<text:line-break/></text:span><text:span text:style-name="T18">tes se font,</text:span><text:span text:style-name="T19">e</text:span><text:span text:style-name="T18">st fin</text:span><text:span text:style-name="T19"> </text:span><text:span text:style-name="T18">y, ou s’i</text:span><text:span text:style-name="T19">l</text:span><text:span text:style-name="T18"> est estendu sans aucunes<text:line-break/>bornes</text:span><text:span text:style-name="T19">.</text:span></text:p>
      <text:p text:style-name="Texte_20_du_20_corps"><text:span text:style-name="T18">Certainement le grand Tout n</text:span><text:span text:style-name="T19">’</text:span><text:span text:style-name="T18">es</text:span><text:span text:style-name="T19">t</text:span><text:span text:style-name="T18"> point finy<text:line-break/>de quelque costé que ce soit: car il faudrait qu</text:span><text:span text:style-name="T19"> </text:span><text:span text:style-name="T18">il<text:line-break/>eust</text:span><text:span text:style-name="T19"> </text:span><text:span text:style-name="T18">vne extremit</text:span><text:span text:style-name="T19">e</text:span><text:span text:style-name="T18"> finissante</text:span><text:span text:style-name="T19">,</text:span><text:span text:style-name="T18"> or il semble qu</text:span><text:span text:style-name="T19">’</text:span><text:span text:style-name="T18">i</text:span><text:span text:style-name="T19">l<text:line-break/></text:span><text:span text:style-name="T18">n</text:span><text:span text:style-name="T19">’y</text:span><text:span text:style-name="T18"> en peut auoi</text:span><text:span text:style-name="T19">r</text:span><text:span text:style-name="T18">,</text:span><text:span text:style-name="T19">s</text:span><text:span text:style-name="T18">i ce n</text:span><text:span text:style-name="T19">le</text:span><text:span text:style-name="T18">st que l</text:span><text:span text:style-name="T19">’</text:span><text:span text:style-name="T18">on aduo</text:span><text:span text:style-name="T19">u</text:span><text:span text:style-name="T18">e qu</text:span><text:span text:style-name="T19">’e</text:span><text:span text:style-name="T18">l</text:span><text:span text:style-name="T19">-<text:line-break/></text:span><text:span text:style-name="T18">le pourrait estre v</text:span><text:span text:style-name="T19">e</text:span><text:span text:style-name="T18">uë de par de</text:span><text:span text:style-name="T19">-</text:span><text:span text:style-name="T18">l</text:span><text:span text:style-name="T19">à</text:span><text:span text:style-name="T18">, </text:span><text:span text:style-name="T19">e</text:span><text:span text:style-name="T18">n telle sorte<text:line-break/>que le </text:span><text:span text:style-name="T19">si</text:span><text:span text:style-name="T18">ens ne f</text:span><text:span text:style-name="T19">u</text:span><text:span text:style-name="T18">s</text:span><text:span text:style-name="T19">t</text:span><text:span text:style-name="T18"> pas capable de su</text:span><text:span text:style-name="T19">i</text:span><text:span text:style-name="T18">ur</text:span><text:span text:style-name="T19">c</text:span><text:span text:style-name="T18"> plus loin</text:span><text:span text:style-name="T19">.</text:span></text:p>
      <text:p text:style-name="P11"><text:span text:style-name="T18">LE </text:span><text:span text:style-name="T19">L</text:span><text:span text:style-name="T18"> LI</text:span><text:span text:style-name="T19">VR1</text:span><text:span text:style-name="T18"> D</text:span><text:span text:style-name="T19">t</text:span><text:span text:style-name="T18"> LVCRE</text:span><text:span text:style-name="T19">CB</text:span><text:span text:style-name="T18">. </text:span><text:span text:style-name="T19">4t<text:line-break/></text:span><text:span text:style-name="T18">Maintenant puis qu’il faut confesser qu’il n’</text:span><text:span text:style-name="T19">y</text:span><text:span text:style-name="T18"> a<text:line-break/>rien au de-là de tout ce qui est terme, il faut aussi<text:line-break/></text:span><text:span text:style-name="T19">a</text:span><text:span text:style-name="T18">ue</text:span><text:span text:style-name="T19">ü</text:span><text:span text:style-name="T18">e</text:span><text:span text:style-name="T19">rqsilhy</text:span><text:span text:style-name="T18"> a point </text:span><text:span text:style-name="T19">d</text:span><text:span text:style-name="T18">extreinlté</text:span><text:span text:style-name="T19">,</text:span><text:span text:style-name="T18"> </text:span><text:span text:style-name="T19">&amp;</text:span><text:span text:style-name="T18"> par con</text:span><text:span text:style-name="T19">-<text:line-break/></text:span><text:span text:style-name="T18">séquent que </text:span><text:span text:style-name="T19">1</text:span><text:span text:style-name="T18"> </text:span><text:span text:style-name="T19">Vn</text:span><text:span text:style-name="T18">iuers n'a point de fin ny d</text:span><text:span text:style-name="T19">el</text:span><text:span text:style-name="T18">i-<text:line-break/>mites, sans qu’il importe pour ce regard en quel-<text:line-break/>les Regions vous</text:span><text:span text:style-name="T19"> </text:span><text:span text:style-name="T18">habitiez</text:span><text:span text:style-name="T19">.</text:span><text:span text:style-name="T18"> Quelque lieu</text:span><text:span text:style-name="T19"> </text:span><text:span text:style-name="T18">que</text:span><text:span text:style-name="T19"> </text:span><text:span text:style-name="T18">l</text:span><text:span text:style-name="T19">’</text:span><text:span text:style-name="T18">on<text:line-break/>occupe a également de toutes pa</text:span><text:span text:style-name="T19">n</text:span><text:span text:style-name="T18">s vne espace<text:line-break/>infin y</text:span><text:span text:style-name="T19">.</text:span></text:p>
      <text:p text:style-name="Texte_20_du_20_corps"><text:span text:style-name="T18">Si tout le grand espace de l’Vniuers estoit f</text:span><text:span text:style-name="T19">i</text:span><text:span text:style-name="T18">ny</text:span><text:span text:style-name="T19">j<text:line-break/></text:span><text:span text:style-name="T18">supposé que quelqu'un fust accouru aux bornes de<text:line-break/>cét espace,&amp; qu</text:span><text:span text:style-name="T19">e</text:span><text:span text:style-name="T18"> d</text:span><text:span text:style-name="T19">e</text:span><text:span text:style-name="T18">-là il décochast vn trait,</text:span><text:span text:style-name="T19">v</text:span><text:span text:style-name="T18">ous<text:line-break/>imagine</text:span><text:span text:style-name="T19">z</text:span><text:span text:style-name="T18">-vousqu</text:span><text:span text:style-name="T19">le</text:span><text:span text:style-name="T18">stant poussé d'une main robu-<text:line-break/>st</text:span><text:span text:style-name="T19">e</text:span><text:span text:style-name="T18">, f</text:span><text:span text:style-name="T19">l</text:span><text:span text:style-name="T18"> iroit </text:span><text:span text:style-name="T19">e</text:span><text:span text:style-name="T18">u il seroit adressé , &amp; </text:span><text:span text:style-name="T19">sle</text:span><text:span text:style-name="T18">nuoleroit<text:line-break/>bien loin, ou</text:span><text:span text:style-name="T19"> </text:span><text:span text:style-name="T18">si quelque chose </text:span><text:span text:style-name="T21">s</text:span><text:span text:style-name="T20">’</text:span><text:span text:style-name="T21">y</text:span><text:span text:style-name="T18"> opposeroit,&amp;<text:line-break/>l</text:span><text:span text:style-name="T19">’</text:span><text:span text:style-name="T18">en pourrait empescher </text:span><text:span text:style-name="T19">:</text:span><text:span text:style-name="T18"> car il faut que vous<text:line-break/>confessiez l'un des de</text:span><text:span text:style-name="T19">u</text:span><text:span text:style-name="T18">x,</text:span><text:span text:style-name="T19">&amp;</text:span><text:span text:style-name="T18"> celuy que vous choisi</text:span><text:span text:style-name="T19">-<text:line-break/></text:span><text:span text:style-name="T18">rez vous serinera toute isseuë pour la fuite</text:span><text:span text:style-name="T19">.</text:span><text:span text:style-name="T18"> Ainsi<text:line-break/>vous accorderez de nécessité que le grand Tout<text:line-break/>ir</text:span><text:span text:style-name="T19">a</text:span><text:span text:style-name="T18"> point de fin </text:span><text:span text:style-name="T19">:</text:span><text:span text:style-name="T18"> ca</text:span><text:span text:style-name="T19">r</text:span><text:span text:style-name="T18"> soit qu</text:span><text:span text:style-name="T19">’</text:span><text:span text:style-name="T18">il y eust quelque<text:line-break/>chose qui empe</text:span><text:span text:style-name="T19">f</text:span><text:span text:style-name="T18">chast le trait de passe</text:span><text:span text:style-name="T19">r</text:span><text:span text:style-name="T18">, &amp; d</text:span><text:span text:style-name="T19">'a</text:span><text:span text:style-name="T18">t-<text:line-break/>teindre au lieu ou il seroit enuoyé </text:span><text:span text:style-name="T19">,</text:span><text:span text:style-name="T18"> &amp; </text:span><text:span text:style-name="T19">quf</text:span><text:span text:style-name="T18">l s</text:span><text:span text:style-name="T19">’</text:span><text:span text:style-name="T18">i</text:span><text:span text:style-name="T19">l</text:span><text:span text:style-name="T18">-<text:line-break/></text:span><text:span text:style-name="T19">l</text:span><text:span text:style-name="T18">ast planter tout à</text:span><text:span text:style-name="T19"> </text:span><text:span text:style-name="T18">la</text:span><text:span text:style-name="T19"> </text:span><text:span text:style-name="T18">fin, soit qu</text:span><text:span text:style-name="T19">’il</text:span><text:span text:style-name="T18"> fus</text:span><text:span text:style-name="T19">t</text:span><text:span text:style-name="T18"> porté de</text:span><text:span text:style-name="T19">-<text:line-break/></text:span><text:span text:style-name="T18">hors</text:span><text:span text:style-name="T19">,</text:span><text:span text:style-name="T18"> il ne seroit nullement pat</text:span><text:span text:style-name="T19">u</text:span><text:span text:style-name="T18">enu à la fin</text:span><text:span text:style-name="T19">.</text:span><text:span text:style-name="T18"> Ie<text:line-break/></text:span><text:span text:style-name="T19">ri</text:span><text:span text:style-name="T18">oursuiura</text:span><text:span text:style-name="T19">yd</text:span><text:span text:style-name="T18">on</text:span><text:span text:style-name="T19">ce</text:span><text:span text:style-name="T18">n cette sorte : &amp; en quelque<text:line-break/>ie</text:span><text:span text:style-name="T19">u</text:span><text:span text:style-name="T18"> que </text:span><text:span text:style-name="T124">vous</text:span><text:span text:style-name="T18"> posiez les derniers limite</text:span><text:span text:style-name="T19">s</text:span><text:span text:style-name="T18">, i</text:span><text:span text:style-name="T19">e</text:span><text:span text:style-name="T18"> cher</text:span><text:span text:style-name="T19">-<text:line-break/></text:span><text:span text:style-name="T18">cheray</text:span><text:span text:style-name="T19"> </text:span><text:span text:style-name="T18">enfin ce qui</text:span><text:span text:style-name="T19"> </text:span><text:span text:style-name="T18">arriuera</text:span><text:span text:style-name="T19"> </text:span><text:span text:style-name="T18">au trait qui</text:span><text:span text:style-name="T19"> </text:span><text:span text:style-name="T18">aura</text:span><text:span text:style-name="T19"> </text:span><text:span text:style-name="T18">esté<text:line-break/>tiré. Ainsi iamais i</text:span><text:span text:style-name="T19">lner'y</text:span><text:span text:style-name="T18"> pourra trouu</text:span><text:span text:style-name="T19">et</text:span><text:span text:style-name="T18"> de</text:span><text:span text:style-name="T19"> </text:span><text:span text:style-name="T18">fin,<text:line-break/>&amp; tous</text:span><text:span text:style-name="T19">i</text:span><text:span text:style-name="T18">ours l'abond</text:span><text:span text:style-name="T19">a</text:span><text:span text:style-name="T18">nce d</text:span><text:span text:style-name="T19">e</text:span><text:span text:style-name="T18"> l’espace ira au deuant<text:line-break/>de vostre éch</text:span><text:span text:style-name="T19">a</text:span><text:span text:style-name="T18">patoi</text:span><text:span text:style-name="T19">re</text:span><text:span text:style-name="T18">.</text:span></text:p>
      <text:p text:style-name="Texte_20_du_20_corps"><text:span text:style-name="T18">A</text:span><text:span text:style-name="T19">u</text:span><text:span text:style-name="T18"> rest</text:span><text:span text:style-name="T19">e,</text:span><text:span text:style-name="T18"> si l'espace de l’Vniuers estoit enfermé<text:line-break/>de toutes parts de certaines bornes </text:span><text:span text:style-name="T19">,</text:span><text:span text:style-name="T18"> &amp; qu’il fust<text:line-break/></text:span><text:span text:style-name="T19">,</text:span><text:span text:style-name="T18"> finy ; il y a des-j</text:span><text:span text:style-name="T19">a</text:span><text:span text:style-name="T18"> long-temps que de toutes parts<text:line-break/>l’abondance de la </text:span><text:span text:style-name="T19">rn</text:span><text:span text:style-name="T18">atiere seroit tombée à bas<text:line-break/></text:span><text:span text:style-name="T19">f</text:span><text:span text:style-name="T18">ous le poids des choses solides</text:span><text:span text:style-name="T19">,</text:span><text:span text:style-name="T18">&amp;ricn ne </text:span><text:span text:style-name="T19">fe</text:span><text:span text:style-name="T18"> Doutes</text:span></text:p>
      <text:p text:style-name="P11"><text:span text:style-name="T20">42</text:span><text:span text:style-name="T18"> </text:span><text:span text:style-name="T19">LE</text:span><text:span text:style-name="T18"> I. L I v R </text:span><text:span text:style-name="T19">E</text:span><text:span text:style-name="T18"> </text:span><text:span text:style-name="T19">DE</text:span><text:span text:style-name="T18"> L v C </text:span><text:span text:style-name="T19">R</text:span><text:span text:style-name="T18"> </text:span><text:span text:style-name="T19">E</text:span><text:span text:style-name="T18"> C </text:span><text:span text:style-name="T19">E.</text:span></text:p>
      <text:p text:style-name="Texte_20_du_20_corps"><text:span text:style-name="T18">roit b</text:span><text:span text:style-name="T19">a</text:span><text:span text:style-name="T18">st</text:span><text:span text:style-name="T19">n</text:span><text:span text:style-name="T18"> ny détruire sous le Ciel, ny le Ciel<text:line-break/>mesm</text:span><text:span text:style-name="T19">e</text:span><text:span text:style-name="T18"> </text:span><text:span text:style-name="T19">,</text:span><text:span text:style-name="T18"> ny le Soleil, ne feroi</text:span><text:span text:style-name="T19">c</text:span><text:span text:style-name="T18">nt point du tout:<text:line-break/>ca</text:span><text:span text:style-name="T19">r</text:span><text:span text:style-name="T18"> toute la </text:span><text:span text:style-name="T19">rn</text:span><text:span text:style-name="T18">atiere amassée seroit gisante de tout<text:line-break/>temps</text:span><text:span text:style-name="T19">,</text:span><text:span text:style-name="T18"> occupant le lieu le</text:span><text:span text:style-name="T19"> </text:span><text:span text:style-name="T18">plus</text:span><text:span text:style-name="T19"> </text:span><text:span text:style-name="T18">bas</text:span><text:span text:style-name="T19">.</text:span><text:span text:style-name="T18"> Mais c</text:span><text:span text:style-name="T19">’</text:span><text:span text:style-name="T18">es</text:span><text:span text:style-name="T19">t</text:span><text:span text:style-name="T18"> vne<text:line-break/>verité constante que</text:span><text:span text:style-name="T19"> </text:span><text:span text:style-name="T18">nul</text:span><text:span text:style-name="T19">.</text:span><text:span text:style-name="T18"> repos n’est permis aux<text:line-break/>corps des principe</text:span><text:span text:style-name="T19">s</text:span><text:span text:style-name="T18">, pource </text:span><text:span text:style-name="T19">.</text:span><text:span text:style-name="T18">qu</text:span><text:span text:style-name="T19">’</text:span><text:span text:style-name="T18">il n’y a rien de bas<text:line-break/>à leur éga</text:span><text:span text:style-name="T19">r</text:span><text:span text:style-name="T18">d o</text:span><text:span text:style-name="T19">u</text:span><text:span text:style-name="T18"> ils puissent concurremment abor-<text:line-break/>der&amp; </text:span><text:span text:style-name="T19">ye</text:span><text:span text:style-name="T18">stab</text:span><text:span text:style-name="T19">l</text:span><text:span text:style-name="T18">i</text:span><text:span text:style-name="T19">rl</text:span><text:span text:style-name="T18">e</text:span><text:span text:style-name="T19">u</text:span><text:span text:style-name="T18">r repos. Toutes choses sont<text:line-break/>tousiours &amp; par tout en vn continuel mo</text:span><text:span text:style-name="T19">u</text:span><text:span text:style-name="T18">u</text:span><text:span text:style-name="T19">c</text:span><text:span text:style-name="T18">-<text:line-break/>men</text:span><text:span text:style-name="T19">t</text:span><text:span text:style-name="T18">,&amp;</text:span><text:span text:style-name="T19">l</text:span><text:span text:style-name="T18">’in</text:span><text:span text:style-name="T19">h</text:span><text:span text:style-name="T18">ni</text:span><text:span text:style-name="T19">ee</text:span><text:span text:style-name="T18">st</text:span><text:span text:style-name="T19">e</text:span><text:span text:style-name="T18">nduë de l’Vniuers, fournit<text:line-break/>sans cesse les corps de la </text:span><text:span text:style-name="T19">rn</text:span><text:span text:style-name="T18">atiere douc</text:span><text:span text:style-name="T19">z</text:span><text:span text:style-name="T18">d'une na</text:span><text:span text:style-name="T19">-<text:line-break/></text:span><text:span text:style-name="T18">ture</text:span><text:span text:style-name="T19">l</text:span><text:span text:style-name="T18">le viste</text:span><text:span text:style-name="T19">i</text:span><text:span text:style-name="T18">l</text:span><text:span text:style-name="T19">e</text:span><text:span text:style-name="T18">. on voit bien à 1 œil qu'une chose<text:line-break/>en finit vne autre : l’air en</text:span><text:span text:style-name="T19">t</text:span><text:span text:style-name="T18">oure les montagnes</text:span><text:span text:style-name="T19">,</text:span><text:span text:style-name="T18"> </text:span><text:span text:style-name="T19">&amp;<text:line-break/></text:span><text:span text:style-name="T18">les montagnes en</text:span><text:span text:style-name="T19">u</text:span><text:span text:style-name="T18">ironnent l'air : la terre con-<text:line-break/>tient la</text:span><text:span text:style-name="T19"> </text:span><text:span text:style-name="T18">mer</text:span><text:span text:style-name="T19"> </text:span><text:span text:style-name="T18">dans</text:span><text:span text:style-name="T19"> </text:span><text:span text:style-name="T18">ses limites</text:span><text:span text:style-name="T19">,</text:span><text:span text:style-name="T18"> &amp; la</text:span><text:span text:style-name="T19"> </text:span><text:span text:style-name="T18">mer borne to</text:span><text:span text:style-name="T19">u</text:span><text:span text:style-name="T18">-<text:line-break/>tes</text:span><text:span text:style-name="T19"> </text:span><text:span text:style-name="T18">les terres : mais</text:span><text:span text:style-name="T19"> </text:span><text:span text:style-name="T18">il n’</text:span><text:span text:style-name="T19">y</text:span><text:span text:style-name="T18"> a rien au d</text:span><text:span text:style-name="T19">e</text:span><text:span text:style-name="T18">-là du Tout<text:line-break/>q</text:span><text:span text:style-name="T19">ui</text:span><text:span text:style-name="T18"> le puisse terminer</text:span><text:span text:style-name="T19">.</text:span></text:p>
      <text:p text:style-name="Texte_20_du_20_corps"><text:span text:style-name="T18">Telle est</text:span><text:span text:style-name="T19"> </text:span><text:span text:style-name="T18">donc la Nature du lieu , &amp;</text:span><text:span text:style-name="T19"> </text:span><text:span text:style-name="T18">l’espace de </text:span><text:span text:style-name="T19">5<text:line-break/></text:span><text:span text:style-name="T18">cette immense profondeur , qu’il n’est pas à<text:line-break/>craindre que les ri</text:span><text:span text:style-name="T19">u</text:span><text:span text:style-name="T18">ieres qui coulent d'une fluidité<text:line-break/>per</text:span><text:span text:style-name="T19">p</text:span><text:span text:style-name="T18">etuelle les puissent iamais parcouri</text:span><text:span text:style-name="T19">r</text:span><text:span text:style-name="T18">, ny e</text:span><text:span text:style-name="T19">rn</text:span><text:span text:style-name="T18">-<text:line-break/>pefc</text:span><text:span text:style-name="T19">lier</text:span><text:span text:style-name="T18">, qu’il leur reste moins de chemin à f</text:span><text:span text:style-name="T19">a</text:span><text:span text:style-name="T18">ir</text:span><text:span text:style-name="T19">e</text:span><text:span text:style-name="T18">, i<text:line-break/>tant l'estenduëdes choses est</text:span><text:span text:style-name="T19"> </text:span><text:span text:style-name="T18">demesuré</text:span><text:span text:style-name="T19">e</text:span><text:span text:style-name="T18">, comme fi<text:line-break/>les bornes en estoient leuées de tous cost</text:span><text:span text:style-name="T19">c</text:span><text:span text:style-name="T18">z. La<text:line-break/>Nature ne permet pas que la masse des choses s</text:span><text:span text:style-name="T19">c<text:line-break/></text:span><text:span text:style-name="T18">puisse prescrire quelques bornes</text:span><text:span text:style-name="T19">,</text:span><text:span text:style-name="T18"> pourc</text:span><text:span text:style-name="T19">eq</text:span><text:span text:style-name="T18">u’dle<text:line-break/>termine le corps par le vuid</text:span><text:span text:style-name="T19">e</text:span><text:span text:style-name="T18">, &amp; le vuide par le<text:line-break/>corps</text:span><text:span text:style-name="T19">,</text:span><text:span text:style-name="T18"> &amp; ainsi par </text:span><text:span text:style-name="T19">l'a</text:span><text:span text:style-name="T18">ltcrnatiue de l'un &amp; de l’</text:span><text:span text:style-name="T19">a</text:span><text:span text:style-name="T18">u</text:span><text:span text:style-name="T19">-<text:line-break/></text:span><text:span text:style-name="T18">tr</text:span><text:span text:style-name="T19">e</text:span><text:span text:style-name="T18">, elle rend le Tout infiny</text:span><text:span text:style-name="T19">.</text:span><text:span text:style-name="T18"> Q</text:span><text:span text:style-name="T19">ie</text:span><text:span text:style-name="T18"> si mes</text:span><text:span text:style-name="T19">i</text:span><text:span text:style-name="T18">nes tous<text:line-break/>les deux ne se terminaient reciproqtiement </text:span><text:span text:style-name="T20">,</text:span><text:span text:style-name="T21"> S</text:span><text:span text:style-name="T20">c<text:line-break/></text:span><text:span text:style-name="T18">que l’infiny ne f</text:span><text:span text:style-name="T19">i</text:span><text:span text:style-name="T18">ist que d'un</text:span><text:span text:style-name="T19">e</text:span><text:span text:style-name="T18"> simple nature; </text:span><text:span text:style-name="T19">s</text:span><text:span text:style-name="T18">c’</text:span><text:span text:style-name="T19">e</text:span><text:span text:style-name="T18">st<text:line-break/>à dire le seul vuide infin</text:span><text:span text:style-name="T19">i</text:span><text:span text:style-name="T18">, mais le nombre des<text:line-break/>corps</text:span><text:span text:style-name="T19">str</text:span><text:span text:style-name="T18">n</text:span><text:span text:style-name="T19">lu</text:span><text:span text:style-name="T18"> ny la mer</text:span><text:span text:style-name="T19">,</text:span><text:span text:style-name="T18"> ny laterre ,ny les tem</text:span><text:span text:style-name="T19">-<text:line-break/></text:span><text:span text:style-name="T18">ples lumineux du Cie</text:span><text:span text:style-name="T19">l,</text:span><text:span text:style-name="T18"> ny les choses mortelles</text:span><text:span text:style-name="T19">.</text:span></text:p>
      <text:p text:style-name="P11"><text:span text:style-name="T19">LEI.LI</text:span><text:span text:style-name="T18">vR</text:span><text:span text:style-name="T19">EDE</text:span><text:span text:style-name="T18">Lv</text:span><text:span text:style-name="T19">C</text:span><text:span text:style-name="T18">RE</text:span><text:span text:style-name="T19">CÎ.</text:span><text:span text:style-name="T18"> </text:span><text:span text:style-name="T19">42<text:line-break/></text:span><text:span text:style-name="T18">n</text:span><text:span text:style-name="T19">y</text:span><text:span text:style-name="T18"> les corps des Dieux q</text:span><text:span text:style-name="T19">u</text:span><text:span text:style-name="T18">i sont en vener</text:span><text:span text:style-name="T19">a</text:span><text:span text:style-name="T18">tl</text:span><text:span text:style-name="T19">o</text:span><text:span text:style-name="T18">n<text:line-break/>pour leur </text:span><text:span text:style-name="T19">l</text:span><text:span text:style-name="T18">aincteté, ne pourraient subsister vn<text:line-break/>moment : car l'abondance de la </text:span><text:span text:style-name="T19">rn</text:span><text:span text:style-name="T18">atiere seroit<text:line-break/>dispersée , &amp; portée pa</text:span><text:span text:style-name="T19">t</text:span><text:span text:style-name="T18"> le grand vuide sans</text:span><text:span text:style-name="T19"> </text:span><text:span text:style-name="T18">se<text:line-break/>pouuoir</text:span><text:span text:style-name="T19"> </text:span><text:span text:style-name="T18">vnir , ny sans e</text:span><text:span text:style-name="T19">l</text:span><text:span text:style-name="T18">lreeapable de créer quel-<text:line-break/>que chose</text:span><text:span text:style-name="T19">,</text:span><text:span text:style-name="T18"> po</text:span><text:span text:style-name="T19">u</text:span><text:span text:style-name="T18">r</text:span><text:span text:style-name="T19">coq</text:span><text:span text:style-name="T18">u</text:span><text:span text:style-name="T19">’</text:span><text:span text:style-name="T18">elle ne </text:span><text:span text:style-name="T19">se</text:span><text:span text:style-name="T18"> ioindroit iamai</text:span><text:span text:style-name="T19">s<text:line-break/></text:span><text:span text:style-name="T18">apres auoir vne fois esté feparée. Car certainement<text:line-break/>les principes ne se </text:span><text:span text:style-name="T19">f</text:span><text:span text:style-name="T18">ont point rangez dans les<text:line-break/>corps auec consei</text:span><text:span text:style-name="T19">l</text:span><text:span text:style-name="T18">, ny par l'entendement éclairé,<text:line-break/>ny n</text:span><text:span text:style-name="T19">’</text:span><text:span text:style-name="T18">ont point certainement fait de pact entre<text:line-break/>eux sans voie quel seroit le mouuement de cha-<text:line-break/>cun : mais comme plusieurs sont changez en di-<text:line-break/>uerse</text:span><text:span text:style-name="T19">sm</text:span><text:span text:style-name="T18">anieres dans </text:span><text:span text:style-name="T19">se</text:span><text:span text:style-name="T18">space immense , &amp; qu</text:span><text:span text:style-name="T19">’</text:span><text:span text:style-name="T18">i</text:span><text:span text:style-name="T19">l</text:span><text:span text:style-name="T18">s<text:line-break/>font pressez pa</text:span><text:span text:style-name="T19">t</text:span><text:span text:style-name="T18"> les coups qui leur viennent du<text:line-break/>costé de l</text:span><text:span text:style-name="T19">’</text:span><text:span text:style-name="T18">innn</text:span><text:span text:style-name="T19">y</text:span><text:span text:style-name="T18">, à force d epr</text:span><text:span text:style-name="T19">o</text:span><text:span text:style-name="T18">uuer toute sorte<text:line-break/>de mouuemens</text:span><text:span text:style-name="T19"> &amp;</text:span><text:span text:style-name="T18"> d'</text:span><text:span text:style-name="T19">a</text:span><text:span text:style-name="T18">cc</text:span><text:span text:style-name="T19">o</text:span><text:span text:style-name="T18">uplemen</text:span><text:span text:style-name="T19">s,</text:span><text:span text:style-name="T18"> ils parui</text:span><text:span text:style-name="T19">e</text:span><text:span text:style-name="T18">n-<text:line-break/>nent enfin au p</text:span><text:span text:style-name="T19">o</text:span><text:span text:style-name="T18">inct de Certaines dispositions,<text:line-break/>dont Ce monde a esté bast</text:span><text:span text:style-name="T19">i</text:span><text:span text:style-name="T18">, &amp; subsiste depuis<text:line-break/>longues années en l</text:span><text:span text:style-name="T19">le</text:span><text:span text:style-name="T18">stat auquel il a esté porté<text:line-break/>par des mouuemens conuenables à sa nature : que<text:line-break/>les f</text:span><text:span text:style-name="T19">le</text:span><text:span text:style-name="T18">uu</text:span><text:span text:style-name="T19">c</text:span><text:span text:style-name="T18">s conferuent tous</text:span><text:span text:style-name="T19">i</text:span><text:span text:style-name="T18">ours la mer dans vn</text:span><text:span text:style-name="T19">e<text:line-break/></text:span><text:span text:style-name="T18">mesm</text:span><text:span text:style-name="T19">ep</text:span><text:span text:style-name="T18">rofondeur, par des vague</text:span><text:span text:style-name="T19">sép</text:span><text:span text:style-name="T18">anduës de<text:line-break/>leur sein second : que la terre échauffée pa</text:span><text:span text:style-name="T19">rl</text:span><text:span text:style-name="T18">es<text:line-break/>rayons du S</text:span><text:span text:style-name="T19">o</text:span><text:span text:style-name="T18">leil, reno</text:span><text:span text:style-name="T19">uu</text:span><text:span text:style-name="T18">elle ses fruits</text:span><text:span text:style-name="T19">:</text:span><text:span text:style-name="T18"> que toutes<text:line-break/>les especes d’animaux </text:span><text:span text:style-name="T21">Ce</text:span><text:span text:style-name="T18"> perfectionnent : &amp; que<text:line-break/>les feux glissans de </text:span><text:span text:style-name="T21">la</text:span><text:span text:style-name="T18"> Region </text:span><text:span text:style-name="T19">e</text:span><text:span text:style-name="T18">therée subsistent<text:line-break/>e</text:span><text:span text:style-name="T19">nl</text:span><text:span text:style-name="T18">cures</text:span><text:span text:style-name="T19">t</text:span><text:span text:style-name="T18">re: ce qu’ils n</text:span><text:span text:style-name="T19">e</text:span><text:span text:style-name="T18"> seroient nullement, si<text:line-break/>l’abodance de la </text:span><text:span text:style-name="T19">rn</text:span><text:span text:style-name="T18">atiere ne v</text:span><text:span text:style-name="T19">e</text:span><text:span text:style-name="T18">noit des espaces in-<text:line-break/>finis qui sot au de là de l’in</text:span><text:span text:style-name="T19">fi</text:span><text:span text:style-name="T18">ny.D’où il arriue que<text:line-break/>chaque chose perduë se repare continuellement.<text:line-break/>Car tout ainsi que la nature des Animaux priuez<text:line-break/>d'aliment s</text:span><text:span text:style-name="T19">’</text:span><text:span text:style-name="T18">écoule en perdant son Corps, de mes-<text:line-break/>me toutes choses s</text:span><text:span text:style-name="T19">ed</text:span><text:span text:style-name="T18">oiuent dissoudre, aussi-tost<text:line-break/>que la </text:span><text:span text:style-name="T19">rn</text:span><text:span text:style-name="T18">atiere détournée d'un autre costé man</text:span><text:span text:style-name="T19">-</text:span></text:p>
      <text:p text:style-name="P11"><text:span text:style-name="T19">44</text:span><text:span text:style-name="T18"> </text:span><text:span text:style-name="T19">L</text:span><text:span text:style-name="T18"> </text:span><text:span text:style-name="T19">E</text:span><text:span text:style-name="T18"> </text:span><text:span text:style-name="T19">I.</text:span><text:span text:style-name="T18"> </text:span><text:span text:style-name="T19">L</text:span><text:span text:style-name="T18"> I V R </text:span><text:span text:style-name="T19">E</text:span><text:span text:style-name="T18"> D E </text:span><text:span text:style-name="T19">L</text:span><text:span text:style-name="T18"> V C R E </text:span><text:span text:style-name="T19">C</text:span><text:span text:style-name="T18"> </text:span><text:span text:style-name="T19">E.<text:line-break/></text:span><text:span text:style-name="T18">que à presser du secours : </text:span><text:span text:style-name="T19">ny</text:span><text:span text:style-name="T18"> les coups venant de </text:span><text:span text:style-name="T19">:<text:line-break/></text:span><text:span text:style-name="T18">dehors ne p</text:span><text:span text:style-name="T19">e</text:span><text:span text:style-name="T18">rmettroien</text:span><text:span text:style-name="T19">t</text:span><text:span text:style-name="T18"> point à la masse qui se-<text:line-break/>roit assemblée de se </text:span><text:span text:style-name="T19">c</text:span><text:span text:style-name="T18">onseruer pource</text:span><text:span text:style-name="T19"> </text:span><text:span text:style-name="T18">qu’ils peu-<text:line-break/>uent bien frequetnment en frappan</text:span><text:span text:style-name="T19">t,</text:span><text:span text:style-name="T18"> attester<text:line-break/>quelques parties en attendant que d'autres vien-<text:line-break/>nen</text:span><text:span text:style-name="T19">t</text:span><text:span text:style-name="T18">, &amp; qu'</text:span><text:span text:style-name="T19">a</text:span><text:span text:style-name="T18">insi la masse soit entietenuë </text:span><text:span text:style-name="T19">:</text:span><text:span text:style-name="T18"> mais<text:line-break/>aussi ils font quesquesfois tellement Contraints<text:line-break/>de resister, qu’</text:span><text:span text:style-name="T19">il</text:span><text:span text:style-name="T18">s donnent du lieu &amp; du temps<text:line-break/>aux Principes de</text:span><text:span text:style-name="T19"> </text:span><text:span text:style-name="T18">se</text:span><text:span text:style-name="T19"> </text:span><text:span text:style-name="T18">detac</text:span><text:span text:style-name="T19">he</text:span><text:span text:style-name="T18">r</text:span><text:span text:style-name="T19">&amp;</text:span><text:span text:style-name="T18"> d</text:span><text:span text:style-name="T19">er'</text:span><text:span text:style-name="T18">en</text:span><text:span text:style-name="T19">u</text:span><text:span text:style-name="T18">ole</text:span><text:span text:style-name="T19">re</text:span><text:span text:style-name="T18">n li</text:span><text:span text:style-name="T19">-<text:line-break/></text:span><text:span text:style-name="T18">berté. C’est pourquoy il faut de necessité qu'une<text:line-break/>grande quantité de corps viennent de l’infin</text:span><text:span text:style-name="T19">i,</text:span><text:span text:style-name="T18"> </text:span><text:span text:style-name="T19">&amp;<text:line-break/></text:span><text:span text:style-name="T18">mesmes afin que leurs coups ou impressions puis</text:span><text:span text:style-name="T19">-<text:line-break/></text:span><text:span text:style-name="T18">sent suffir</text:span><text:span text:style-name="T19">e</text:span><text:span text:style-name="T18">, il</text:span><text:span text:style-name="T19"> </text:span><text:span text:style-name="T18">est besoin que de toutes part</text:span><text:span text:style-name="T19">s,</text:span><text:span text:style-name="T18"> il<text:line-break/>y ait vne quantité infinie de Matiere,ou de Corps</text:span><text:span text:style-name="T19">.</text:span></text:p>
      <text:p text:style-name="Texte_20_du_20_corps"><text:span text:style-name="T18">En ces rencontre</text:span><text:span text:style-name="T19">s</text:span><text:span text:style-name="T18">, Memmius, éuitez bien de<text:line-break/>croire que toutes choses, comme on di</text:span><text:span text:style-name="T19">t</text:span><text:span text:style-name="T18">, se por</text:span><text:span text:style-name="T19">-<text:line-break/></text:span><text:span text:style-name="T18">t</text:span><text:span text:style-name="T19">e</text:span><text:span text:style-name="T18">nt vers le centre de l’Vniuers</text:span><text:span text:style-name="T19">,</text:span><text:span text:style-name="T18"> &amp; que par conf</text:span><text:span text:style-name="T19">i</text:span><text:span text:style-name="T18">e-<text:line-break/>qu</text:span><text:span text:style-name="T19">e</text:span><text:span text:style-name="T18">nt la Nature du monde subsiste s</text:span><text:span text:style-name="T19">a</text:span><text:span text:style-name="T18">ns aucune ses<text:line-break/>couss</text:span><text:span text:style-name="T19">eq</text:span><text:span text:style-name="T18">ui luy vienne du dehor</text:span><text:span text:style-name="T19">s</text:span><text:span text:style-name="T18">, &amp; qu’dle n</text:span><text:span text:style-name="T19">’y</text:span><text:span text:style-name="T18"> a<text:line-break/>point de lieu au dehors vers où elle se puisse dissi-<text:line-break/></text:span><text:span text:style-name="T19">p</text:span><text:span text:style-name="T18">er,d</text:span><text:span text:style-name="T19">’</text:span><text:span text:style-name="T18">autat que toutes choses hautes &amp; basses ten-<text:line-break/>dent vers le milieu</text:span><text:span text:style-name="T19">!s</text:span><text:span text:style-name="T18">i vous vous imaginezpourt</text:span><text:span text:style-name="T19">à</text:span><text:span text:style-name="T18">t<text:line-break/>qu</text:span><text:span text:style-name="T19">’</text:span><text:span text:style-name="T18">i</text:span><text:span text:style-name="T19">l</text:span><text:span text:style-name="T18"> y en ait quelques</text:span><text:span text:style-name="T19">-</text:span><text:span text:style-name="T18">vnes qui puissent l</text:span><text:span text:style-name="T19">i</text:span><text:span text:style-name="T18">ibsister<text:line-break/>d</text:span><text:span text:style-name="T19">’e</text:span><text:span text:style-name="T18">lles mes</text:span><text:span text:style-name="T19">i</text:span><text:span text:style-name="T18">nes : ) </text:span><text:span text:style-name="T19">&amp;</text:span><text:span text:style-name="T18"> que les Corps </text:span><text:span text:style-name="T19">pesans</text:span><text:span text:style-name="T18"> qui </text:span><text:span text:style-name="T19">fia</text:span><text:span text:style-name="T18">nt<text:line-break/></text:span><text:span text:style-name="T19">F</text:span><text:span text:style-name="T18">ous la terre s’efforcent de monter en hau</text:span><text:span text:style-name="T19">t,</text:span><text:span text:style-name="T18"> &amp;<text:line-break/>que derechef ils recherchent leur repos en</text:span><text:span text:style-name="T19"> </text:span><text:span text:style-name="T18">la ter</text:span><text:span text:style-name="T19">-<text:line-break/></text:span><text:span text:style-name="T18">re, comme les images qu</text:span><text:span text:style-name="T19">e </text:span><text:span text:style-name="T18">nous voyons dans</text:span><text:span text:style-name="T19"> </text:span><text:span text:style-name="T18">les<text:line-break/>eaux, c</text:span><text:span text:style-name="T19">’</text:span><text:span text:style-name="T18">es</text:span><text:span text:style-name="T19">t</text:span><text:span text:style-name="T18"> à limitation de ces images qu</text:span><text:span text:style-name="T19">’il</text:span><text:span text:style-name="T18">s fou-<text:line-break/>tiennent , qu’sl y a des Animaux qui nous sont<text:line-break/>antipodes &amp; </text:span><text:span text:style-name="T19">SC</text:span><text:span text:style-name="T18"> p</text:span><text:span text:style-name="T19">Â</text:span><text:span text:style-name="T18">menent </text:span><text:span text:style-name="T19">sia</text:span><text:span text:style-name="T18">us nos pieds : &amp; de<text:line-break/>la terre ou ils sont</text:span><text:span text:style-name="T19">,</text:span><text:span text:style-name="T18">ils ne peuuent aller vers le Ciel</text:span><text:span text:style-name="T19">,<text:line-break/></text:span><text:span text:style-name="T18">ny s’éloigner des lieux bas non plus que nos<text:line-break/>Corp</text:span><text:span text:style-name="T19">s</text:span><text:span text:style-name="T18">, pour </text:span><text:span text:style-name="T19">r'</text:span><text:span text:style-name="T18">enuoler de leur bon gré vers les re-<text:line-break/></text:span><text:span text:style-name="T19">g</text:span><text:span text:style-name="T18">ions celest</text:span><text:span text:style-name="T19">e</text:span><text:span text:style-name="T18">s : ceux-là</text:span><text:span text:style-name="T19"> </text:span><text:span text:style-name="T18">r</text:span><text:span text:style-name="T19">e</text:span><text:span text:style-name="T18">ga</text:span><text:span text:style-name="T19">r</text:span><text:span text:style-name="T18">dans le Solei</text:span><text:span text:style-name="T19">l,</text:span><text:span text:style-name="T18"> quand</text:span></text:p>
      <text:p text:style-name="P11"><text:span text:style-name="T18">L</text:span><text:span text:style-name="T19">EI.</text:span><text:span text:style-name="T18">LIvRED</text:span><text:span text:style-name="T19">EL</text:span><text:span text:style-name="T18">vCRE</text:span><text:span text:style-name="T19">CE.</text:span><text:span text:style-name="T18"> </text:span><text:span text:style-name="T19">45<text:line-break/></text:span><text:span text:style-name="T18">nous voyons les Astres de la nuic</text:span><text:span text:style-name="T19">t,</text:span><text:span text:style-name="T18"> </text:span><text:span text:style-name="T19">&amp;</text:span><text:span text:style-name="T18"> part</text:span><text:span text:style-name="T19">a</text:span><text:span text:style-name="T18">geans<text:line-break/></text:span><text:span text:style-name="T19">i</text:span><text:span text:style-name="T18"> auec nous altem</text:span><text:span text:style-name="T19">a</text:span><text:span text:style-name="T18">tiuement les</text:span><text:span text:style-name="T19"> </text:span><text:span text:style-name="T18">saisons</text:span><text:span text:style-name="T19"> </text:span><text:span text:style-name="T18">de </text:span><text:span text:style-name="T19">d</text:span><text:span text:style-name="T18">'année,<text:line-break/>auss</text:span><text:span text:style-name="T19">i</text:span><text:span text:style-name="T18"> bien que les iours &amp; </text:span><text:span text:style-name="T19">lesn</text:span><text:span text:style-name="T18">uicts</text:span><text:span text:style-name="T19">.</text:span><text:span text:style-name="T18"> Mais c</text:span><text:span text:style-name="T19">’</text:span><text:span text:style-name="T18">es</text:span><text:span text:style-name="T19">t<text:line-break/></text:span><text:span text:style-name="T18">Vne Vain</text:span><text:span text:style-name="T19">e</text:span><text:span text:style-name="T18"> erreur qui a feint toutes ces choses<text:line-break/>dans l</text:span><text:span text:style-name="T19">’</text:span><text:span text:style-name="T18">esprit des ignorans , parce q</text:span><text:span text:style-name="T19">u’</text:span><text:span text:style-name="T18">i</text:span><text:span text:style-name="T19">l</text:span><text:span text:style-name="T18">s </text:span><text:span text:style-name="T19">f</text:span><text:span text:style-name="T18">e sont<text:line-break/>fouruoye</text:span><text:span text:style-name="T19">zd</text:span><text:span text:style-name="T18">és le commencement </text:span><text:span text:style-name="T19">:</text:span><text:span text:style-name="T18"> car il n</text:span><text:span text:style-name="T19">’</text:span><text:span text:style-name="T18">y a<text:line-break/>rien qui puisse estre le milieu de i’Vniuers</text:span><text:span text:style-name="T19">.</text:span><text:span text:style-name="T18">puisque<text:line-break/></text:span><text:span text:style-name="T19">’</text:span><text:span text:style-name="T18"> le Vuid</text:span><text:span text:style-name="T19">e</text:span><text:span text:style-name="T18"> &amp; le lieu sont infinis : &amp; quand il y en-<text:line-break/>auroit Vn,rien ne se pourrait</text:span><text:span text:style-name="T19"> </text:span><text:span text:style-name="T18">a</text:span><text:span text:style-name="T19">t</text:span><text:span text:style-name="T18">tester en cét en</text:span><text:span text:style-name="T19">-<text:line-break/></text:span><text:span text:style-name="T18">droit là plustos</text:span><text:span text:style-name="T19">t</text:span><text:span text:style-name="T18"> qu</text:span><text:span text:style-name="T19">’</text:span><text:span text:style-name="T18">en vn autre: car il faut</text:span><text:span text:style-name="T19"> </text:span><text:span text:style-name="T18">que<text:line-break/>tout lieu</text:span><text:span text:style-name="T19">,</text:span><text:span text:style-name="T18"> &amp; que tout espac</text:span><text:span text:style-name="T19">e</text:span><text:span text:style-name="T18">, que nous appel</text:span><text:span text:style-name="T19">i</text:span><text:span text:style-name="T18">ons<text:line-break/>le vuide </text:span><text:span text:style-name="T19">»</text:span><text:span text:style-name="T18"> le </text:span><text:span text:style-name="T19">e</text:span><text:span text:style-name="T18">ede également à tous les poids en<text:line-break/>quelque endroit que leurs mouuemens seront<text:line-break/>portez </text:span><text:span text:style-name="T20">,</text:span><text:span text:style-name="T21"> soit par</text:span><text:span text:style-name="T18"> le milie</text:span><text:span text:style-name="T19">u</text:span><text:span text:style-name="T18">, soit par </text:span><text:span text:style-name="T21">ce</text:span><text:span text:style-name="T18"> qui n</text:span><text:span text:style-name="T19">’</text:span><text:span text:style-name="T18">es</text:span><text:span text:style-name="T19">t<text:line-break/></text:span><text:span text:style-name="T18">pas</text:span><text:span text:style-name="T19"> </text:span><text:span text:style-name="T18">le milieu : &amp; il n</text:span><text:span text:style-name="T19">’</text:span><text:span text:style-name="T18">y a point d’endroit dans</text:span><text:span text:style-name="T19"> </text:span><text:span text:style-name="T18">le<text:line-break/>vuide</text:span><text:span text:style-name="T19">,</text:span><text:span text:style-name="T18"> ou quand les corps seraient </text:span><text:span text:style-name="T19">n</text:span><text:span text:style-name="T18">aruenus , ils<text:line-break/></text:span><text:span text:style-name="T21">Ce</text:span><text:span text:style-name="T18"> </text:span><text:span text:style-name="T19">p</text:span><text:span text:style-name="T18">ûss</text:span><text:span text:style-name="T19">e</text:span><text:span text:style-name="T18">n</text:span><text:span text:style-name="T19">t</text:span><text:span text:style-name="T18"> attester , ayans perdu la force de leur<text:line-break/>pesanteur: &amp; ce qui</text:span><text:span text:style-name="T19"> </text:span><text:span text:style-name="T18">est vuide ne scauroi</text:span><text:span text:style-name="T19">te</text:span><text:span text:style-name="T18">mpes-<text:line-break/>cher que chaque chose ne s'auance où sa nature la<text:line-break/>porte</text:span><text:span text:style-name="T19">.</text:span><text:span text:style-name="T18"> Il </text:span><text:span text:style-name="T19">n’</text:span><text:span text:style-name="T18">y a donc point de chofes par ce rai</text:span><text:span text:style-name="T19">-<text:line-break/></text:span><text:span text:style-name="T18">sonnem</text:span><text:span text:style-name="T19">e</text:span><text:span text:style-name="T18">n</text:span><text:span text:style-name="T19">t.</text:span><text:span text:style-name="T18">lesquellespuissen</text:span><text:span text:style-name="T19">td</text:span><text:span text:style-name="T18">emeurer ramass</text:span><text:span text:style-name="T19">é</text:span><text:span text:style-name="T18">es<text:line-break/>en vn, ou elles </text:span><text:span text:style-name="T19">se</text:span><text:span text:style-name="T18">r</text:span><text:span text:style-name="T19">oient</text:span><text:span text:style-name="T18"> attir</text:span><text:span text:style-name="T19">é</text:span><text:span text:style-name="T18">es par vne Violente<text:line-break/>inclination</text:span><text:span text:style-name="T19">.</text:span><text:span text:style-name="T18"> D'ailleurs ils ne disent pas mesines<text:line-break/>que</text:span><text:span text:style-name="T19"> </text:span><text:span text:style-name="T18">tous les corps tendent au centre</text:span><text:span text:style-name="T19">,</text:span><text:span text:style-name="T18"> mais ceux-<text:line-break/>là seulement qui </text:span><text:span text:style-name="T19">fia</text:span><text:span text:style-name="T18">nt de terre &amp; d’</text:span><text:span text:style-name="T19">e</text:span><text:span text:style-name="T18">a</text:span><text:span text:style-name="T19">u,</text:span><text:span text:style-name="T18"> les va-<text:line-break/>gue</text:span><text:span text:style-name="T19">s</text:span><text:span text:style-name="T18"> de la m</text:span><text:span text:style-name="T19">er</text:span><text:span text:style-name="T18">, &amp; les grandes sources q</text:span><text:span text:style-name="T19">ui</text:span><text:span text:style-name="T18"> décou -<text:line-break/>lent des montagnes</text:span><text:span text:style-name="T19">,</text:span><text:span text:style-name="T18"> auec tout ce</text:span><text:span text:style-name="T19"> </text:span><text:span text:style-name="T18">qui participe<text:line-break/>du corps terrestre ; ils exposent au contraire que<text:line-break/>les delicate</text:span><text:span text:style-name="T19">s</text:span><text:span text:style-name="T18"> haleines de l’ai</text:span><text:span text:style-name="T19">r</text:span><text:span text:style-name="T18">, &amp; les ardeurs du s</text:span><text:span text:style-name="T19">e</text:span><text:span text:style-name="T18">u,<text:line-break/>se retirent du centre</text:span><text:span text:style-name="T19">.</text:span><text:span text:style-name="T18"> D</text:span><text:span text:style-name="T19">’ou</text:span><text:span text:style-name="T18"> viennent tant d’émo</text:span><text:span text:style-name="T19">-<text:line-break/></text:span><text:span text:style-name="T18">tions tempestueuses dans la region eth</text:span><text:span text:style-name="T19">e</text:span><text:span text:style-name="T18">rée</text:span><text:span text:style-name="T19">,</text:span><text:span text:style-name="T18"> &amp;<text:line-break/>tant de matieres fournies aux flames du Soleil<text:line-break/>pour les entretenir , pource que l</text:span><text:span text:style-name="T19">?</text:span><text:span text:style-name="T18"> chaleur en<text:line-break/>fuyant le</text:span><text:span text:style-name="T19">ee</text:span><text:span text:style-name="T18">ntre </text:span><text:span text:style-name="T19">y</text:span><text:span text:style-name="T18"> forme ces</text:span><text:span text:style-name="T19"> </text:span><text:span text:style-name="T18">feux : qu</text:span><text:span text:style-name="T19">em</text:span><text:span text:style-name="T18">e</text:span><text:span text:style-name="T19">f</text:span><text:span text:style-name="T18">me</text:span><text:span text:style-name="T19">s</text:span></text:p>
      <text:p text:style-name="P11"><text:span text:style-name="T18">.46 LEL LIVR</text:span><text:span text:style-name="T19">EDEL</text:span><text:span text:style-name="T18">VCRECE<text:line-break/>Animaux en tirent leur no</text:span><text:span text:style-name="T19">u</text:span><text:span text:style-name="T18">rrit</text:span><text:span text:style-name="T19">ure</text:span><text:span text:style-name="T18">,&amp; que les h</text:span><text:span text:style-name="T19">au</text:span><text:span text:style-name="T18">-<text:line-break/>tes branche</text:span><text:span text:style-name="T19">s</text:span><text:span text:style-name="T18"> des arbres ne pourroient pousser des<text:line-break/>feüille</text:span><text:span text:style-name="T19">s</text:span><text:span text:style-name="T18">, si peu </text:span><text:span text:style-name="T19">à</text:span><text:span text:style-name="T18"> peu </text:span><text:span text:style-name="T20">,</text:span><text:span text:style-name="T21"> il ne</text:span><text:span text:style-name="T18"> montoit de la terre,<text:line-break/>quelque chose pour les nourrir. Qt</text:span><text:span text:style-name="T19">ie</text:span><text:span text:style-name="T18"> sans cela les<text:line-break/>termes du monde s</text:span><text:span text:style-name="T19">le</text:span><text:span text:style-name="T18">uanoüiroient pat le grand<text:line-break/>vulde apres vne d</text:span><text:span text:style-name="T19">c</text:span><text:span text:style-name="T18">so</text:span><text:span text:style-name="T19">l</text:span><text:span text:style-name="T18">ation subite</text:span><text:span text:style-name="T19">,</text:span><text:span text:style-name="T18"> comme les </text:span><text:span text:style-name="T19">sl</text:span><text:span text:style-name="T18">a</text:span><text:span text:style-name="T19">-<text:line-break/></text:span><text:span text:style-name="T18">mes qui </text:span><text:span text:style-name="T19">r'</text:span><text:span text:style-name="T18">enuolen</text:span><text:span text:style-name="T19">t</text:span><text:span text:style-name="T18">, &amp; qui se dissipent en vn in</text:span><text:span text:style-name="T19">-<text:line-break/></text:span><text:span text:style-name="T18">stant. Le reste des chos</text:span><text:span text:style-name="T19">e</text:span><text:span text:style-name="T18">s suiuroit par mesme<text:line-break/>moyen : les Temples </text:span><text:span text:style-name="T19">c</text:span><text:span text:style-name="T18">elestes d’où se forment les<text:line-break/>tonnerres seroient renuersez: la Terre se dérobe-<text:line-break/>r</text:span><text:span text:style-name="T19">a</text:span><text:span text:style-name="T18">it sous les pas : &amp; les Corps brisez parmy les<text:line-break/>ruines de la terre &amp; des Cieux &amp; de toutes choses,<text:line-break/>s’</text:span><text:span text:style-name="T19">e</text:span><text:span text:style-name="T18">n</text:span><text:span text:style-name="T19"> </text:span><text:span text:style-name="T18">iroientau</text:span><text:span text:style-name="T19"> </text:span><text:span text:style-name="T18">trauers d</text:span><text:span text:style-name="T19">u</text:span><text:span text:style-name="T18"> vuide profond : si bien<text:line-break/>qu</text:span><text:span text:style-name="T19">'u</text:span><text:span text:style-name="T18">n vn moment</text:span><text:span text:style-name="T19">,</text:span><text:span text:style-name="T18"> il n</text:span><text:span text:style-name="T19">’</text:span><text:span text:style-name="T18">en paroistroit pas la moin-<text:line-break/>dre relique,</text:span><text:span text:style-name="T19"> </text:span><text:span text:style-name="T18">hor</text:span><text:span text:style-name="T19">f</text:span><text:span text:style-name="T18">mis l'espace deser</text:span><text:span text:style-name="T19">t</text:span><text:span text:style-name="T18">, </text:span><text:span text:style-name="T19">&amp;</text:span><text:span text:style-name="T18"> les Princi-<text:line-break/>pes imperceptibles</text:span><text:span text:style-name="T19">.</text:span><text:span text:style-name="T18"> Car de quelque partie que<text:line-break/>Vous Veilles que les corps se retirent premiere</text:span><text:span text:style-name="T19"> -<text:line-break/>i</text:span><text:span text:style-name="T18">nent, cette partie sera</text:span><text:span text:style-name="T19"> </text:span><text:span text:style-name="T18">la porte de</text:span><text:span text:style-name="T19"> </text:span><text:span text:style-name="T18">la</text:span><text:span text:style-name="T19"> </text:span><text:span text:style-name="T18">mort à son<text:line-break/>tout : &amp; par cette port</text:span><text:span text:style-name="T19">e</text:span><text:span text:style-name="T18">, la s</text:span><text:span text:style-name="T19">e</text:span><text:span text:style-name="T18">ule de la </text:span><text:span text:style-name="T19">rn</text:span><text:span text:style-name="T18">atiere<text:line-break/>tira dehors</text:span></text:p>
      <text:p text:style-name="Texte_20_du_20_corps"><text:span text:style-name="T18">Si mon petit labeur vous sert de guide en la </text:span><text:span text:style-name="T19">c</text:span><text:span text:style-name="T18">on-<text:line-break/>noissan</text:span><text:span text:style-name="T19">c</text:span><text:span text:style-name="T18">e de ces chose</text:span><text:span text:style-name="T19">s</text:span><text:span text:style-name="T18">, les vnes se rendront c</text:span><text:span text:style-name="T19">l</text:span><text:span text:style-name="T18">ai</text:span><text:span text:style-name="T19">-<text:line-break/></text:span><text:span text:style-name="T18">res par le</text:span><text:span text:style-name="T19">sa</text:span><text:span text:style-name="T18">titres</text:span><text:span text:style-name="T19">,</text:span><text:span text:style-name="T18">&amp; l’obscurité de la nuict ne vous<text:line-break/>fera point détourner du chemin pour vous empes</text:span><text:span text:style-name="T19">.<text:line-break/></text:span><text:span text:style-name="T18">cher d</text:span><text:span text:style-name="T19">ev</text:span><text:span text:style-name="T18">oir, et </text:span><text:span text:style-name="T21">d</text:span><text:span text:style-name="T20">ec</text:span><text:span text:style-name="T21">onnoistre</text:span><text:span text:style-name="T18"> les derniere</text:span><text:span text:style-name="T19">sc</text:span><text:span text:style-name="T18">auses<text:line-break/>de la Nature</text:span><text:span text:style-name="T19">.</text:span><text:span text:style-name="T18"> Ainsi des choses press</text:span><text:span text:style-name="T19">e</text:span><text:span text:style-name="T18">nt des lu</text:span><text:span text:style-name="T19">-<text:line-break/></text:span><text:span text:style-name="T18">mieres à celles qu’il faut examiner</text:span><text:span text:style-name="T19">.</text:span></text:p>
      <text:p text:style-name="Texte_20_du_20_corps"><text:span text:style-name="T21">Fin du premier Li</text:span><text:span text:style-name="T20">u</text:span><text:span text:style-name="T21">r</text:span><text:span text:style-name="T20">e</text:span><text:span text:style-name="T21">.</text:span></text:p>
      <text:h text:style-name="P6" text:outline-level="1">LIVRE SECOND.</text:h>
      <text:p text:style-name="Texte_20_du_20_corps"><text:span text:style-name="T18">A peine d'</text:span><text:span text:style-name="T19">a</text:span><text:span text:style-name="T18">utruy sur la mer agitée<text:line-break/>par la tempest</text:span><text:span text:style-name="T19">e</text:span><text:span text:style-name="T18">, est bien douce à<text:line-break/>voir du </text:span><text:span text:style-name="T19">n</text:span><text:span text:style-name="T18">uage où l</text:span><text:span text:style-name="T19">’o</text:span><text:span text:style-name="T18">n est en seureté</text:span><text:span text:style-name="T19">,<text:line-break/></text:span><text:span text:style-name="T18">non pas que ce soit yne ioye bien<text:line-break/>sensible de regarder quelqu'un dans<text:line-break/></text:span><text:span text:style-name="T19">l</text:span><text:span text:style-name="T18">e per</text:span><text:span text:style-name="T19">d</text:span><text:span text:style-name="T18"> du nauff</text:span><text:span text:style-name="T19">e</text:span><text:span text:style-name="T18">ag</text:span><text:span text:style-name="T19">e,</text:span><text:span text:style-name="T18"> mais </text:span><text:span text:style-name="T19">p</text:span><text:span text:style-name="T18">ource qu</text:span><text:span text:style-name="T19">il</text:span><text:span text:style-name="T18"> y a grand<text:line-break/>plaisir de se Voir hors de danger</text:span><text:span text:style-name="T19">.</text:span><text:span text:style-name="T18"> Il</text:span><text:span text:style-name="T19"> </text:span><text:span text:style-name="T18">est bien agrea-<text:line-break/>ble aussi de contempler d'un lieu seur dans la<text:line-break/>plaine les combats furieux de deux armées Mais<text:line-break/>i</text:span><text:span text:style-name="T19">l</text:span><text:span text:style-name="T18"> n'est rien</text:span><text:span text:style-name="T19"> </text:span><text:span text:style-name="T18">de</text:span><text:span text:style-name="T19"> </text:span><text:span text:style-name="T18">si doux que d</text:span><text:span text:style-name="T19">’</text:span><text:span text:style-name="T18">entrer dans</text:span><text:span text:style-name="T19"> </text:span><text:span text:style-name="T18">les</text:span><text:span text:style-name="T19"> </text:span><text:span text:style-name="T18">Pa-<text:line-break/>lais éleue</text:span><text:span text:style-name="T19">z</text:span><text:span text:style-name="T18">, où la Paix habite auec la doctrine des<text:line-break/>Sages, d'où l</text:span><text:span text:style-name="T19">’</text:span><text:span text:style-name="T18">on peut regarder en bas les autres<text:line-break/>hommes qui errent cà&amp;là , &amp; qui cherch</text:span><text:span text:style-name="T19">e</text:span><text:span text:style-name="T18">nt de<text:line-break/>tous costez la voye qu</text:span><text:span text:style-name="T19">’</text:span><text:span text:style-name="T18">ils</text:span><text:span text:style-name="T19"> </text:span><text:span text:style-name="T18">doiuent </text:span><text:span text:style-name="T19">fiss</text:span><text:span text:style-name="T18">ur</text:span><text:span text:style-name="T19">e</text:span><text:span text:style-name="T18"> dans la<text:line-break/>Vit</text:span><text:span text:style-name="T19">,</text:span><text:span text:style-name="T18"> qui disputent pour</text:span><text:span text:style-name="T19"> </text:span><text:span text:style-name="T18">le prix de l’éloquenc</text:span><text:span text:style-name="T19">e</text:span><text:span text:style-name="T18">, qui<text:line-break/>contestent de</text:span><text:span text:style-name="T19"> </text:span><text:span text:style-name="T18">la noblesse de leur</text:span><text:span text:style-name="T19"> </text:span><text:span text:style-name="T18">extractio</text:span><text:span text:style-name="T19">n</text:span><text:span text:style-name="T18">, qui<text:line-break/></text:span><text:span text:style-name="T21">les iours</text:span><text:span text:style-name="T20"> &amp;</text:span><text:span text:style-name="T18"> les nuicts s’efforcent par </text:span><text:span text:style-name="T19">u</text:span><text:span text:style-name="T18">n labeur<text:line-break/></text:span><text:span text:style-name="T19">op</text:span><text:span text:style-name="T18">i</text:span><text:span text:style-name="T19">n</text:span><text:span text:style-name="T18">lastre de paruenir à de grandes richesse</text:span><text:span text:style-name="T19">s</text:span><text:span text:style-name="T18">, &amp; a<text:line-break/>Fa</text:span><text:span text:style-name="T19">u</text:span><text:span text:style-name="T18">t hont</text:span><text:span text:style-name="T19">e</text:span><text:span text:style-name="T18"> des charges</text:span><text:span text:style-name="T19">,</text:span><text:span text:style-name="T18"> o m</text:span><text:span text:style-name="T19">is</text:span><text:span text:style-name="T18">erables pensées des<text:line-break/>hommes! </text:span><text:span text:style-name="T19">oc</text:span><text:span text:style-name="T18">œur</text:span><text:span text:style-name="T19">sa</text:span><text:span text:style-name="T18">ueuglez 1 dans quelles tene-<text:line-break/>t</text:span><text:span text:style-name="T19">i</text:span><text:span text:style-name="T18">res de la vie, &amp;dans quels per</text:span><text:span text:style-name="T19">d</text:span><text:span text:style-name="T18">s passons-nous la<text:line-break/>durée de nos iours ! Ne voyez vous pas</text:span><text:span text:style-name="T19"> </text:span><text:span text:style-name="T18">que</text:span><text:span text:style-name="T19"> </text:span><text:span text:style-name="T18">la<text:line-break/>Nature ii'abboye sinon a tenir la douleur </text:span><text:span text:style-name="T19">é</text:span><text:span text:style-name="T18">lq</text:span><text:span text:style-name="T19">le</text:span></text:p>
      <text:p text:style-name="P11"><text:span text:style-name="T19">5o</text:span><text:span text:style-name="T18"> </text:span><text:span text:style-name="T19">LE</text:span><text:span text:style-name="T18"> </text:span><text:span text:style-name="T19">II</text:span><text:span text:style-name="T18">. </text:span><text:span text:style-name="T19">LIvRE</text:span><text:span text:style-name="T18"> </text:span><text:span text:style-name="T19">DE</text:span><text:span text:style-name="T18"> </text:span><text:span text:style-name="T19">LveRïcE</text:span><text:span text:style-name="T18">.<text:line-break/>gnée du corps , &amp; que l’</text:span><text:span text:style-name="T19">e</text:span><text:span text:style-name="T18">sprit exempt d</text:span><text:span text:style-name="T19">e</text:span><text:span text:style-name="T18"> soucia<text:line-break/></text:span><text:span text:style-name="T19">&amp;</text:span><text:span text:style-name="T18"> d</text:span><text:span text:style-name="T19">e</text:span><text:span text:style-name="T18"> crainte, ioüisse des beaux sentimen</text:span><text:span text:style-name="T19">t’</text:span><text:span text:style-name="T18"> Nous<text:line-break/>voyons donc qu</text:span><text:span text:style-name="T19">e</text:span><text:span text:style-name="T18"> la nature corporelle n'a besoin<text:line-break/>que de p</text:span><text:span text:style-name="T19">e</text:span><text:span text:style-name="T18">u</text:span><text:span text:style-name="T19"> </text:span><text:span text:style-name="T18">de chose qui luy</text:span><text:span text:style-name="T19"> </text:span><text:span text:style-name="T18">este la douleur </text:span><text:span text:style-name="T19">:</text:span><text:span text:style-name="T18"> &amp;<text:line-break/>quand on n'auroit pas de</text:span><text:span text:style-name="T19">sd</text:span><text:span text:style-name="T18">e</text:span><text:span text:style-name="T19">l</text:span><text:span text:style-name="T18">ices extraordinaires,<text:line-break/></text:span><text:span text:style-name="T19">^</text:span><text:span text:style-name="T18">on s</text:span><text:span text:style-name="T19">c</text:span><text:span text:style-name="T18">a</text:span><text:span text:style-name="T19">i</text:span><text:span text:style-name="T18">t que la Nature ne l</text:span><text:span text:style-name="T19">e</text:span><text:span text:style-name="T18">s exige nullement</text:span><text:span text:style-name="T19">,<text:line-break/>’</text:span><text:span text:style-name="T18"> S il n'y a point dans les maisons des statu</text:span><text:span text:style-name="T19">e</text:span><text:span text:style-name="T18">s<text:line-break/></text:span><text:span text:style-name="T19">d’o</text:span><text:span text:style-name="T18">r</text:span><text:span text:style-name="T19">,</text:span><text:span text:style-name="T18"> de i</text:span><text:span text:style-name="T19">e</text:span><text:span text:style-name="T18">unes gens qui tiennent en leurs mains<text:line-break/>des flambeaux allumez pour éclairer aux festins<text:line-break/>qui se font la nuic</text:span><text:span text:style-name="T19">t</text:span><text:span text:style-name="T18">, si les a</text:span><text:span text:style-name="T19">p</text:span><text:span text:style-name="T18">partemens n</text:span><text:span text:style-name="T19">é</text:span><text:span text:style-name="T18">clattent<text:line-break/>point sous</text:span><text:span text:style-name="T19"> </text:span><text:span text:style-name="T18">l’</text:span><text:span text:style-name="T19">o</text:span><text:span text:style-name="T18">r</text:span><text:span text:style-name="T19"> </text:span><text:span text:style-name="T18">&amp; sous l'argent </text:span><text:span text:style-name="T19">,</text:span><text:span text:style-name="T18"> si les lambris</text:span><text:span text:style-name="T19"> </text:span><text:span text:style-name="T18">&amp;<text:line-break/></text:span><text:span text:style-name="T21">les</text:span><text:span text:style-name="T18"> pala</text:span><text:span text:style-name="T19">i</text:span><text:span text:style-name="T18">s magnifiques ne resonnent point parle<text:line-break/>concert des instrume</text:span><text:span text:style-name="T19">n</text:span><text:span text:style-name="T18">t </text:span><text:span text:style-name="T21">et des uoi</text:span><text:span text:style-name="T20">x</text:span><text:span text:style-name="T21">, il est</text:span><text:span text:style-name="T20"> </text:span><text:span text:style-name="T21">ais</text:span><text:span text:style-name="T20">é</text:span><text:span text:style-name="T21"> de<text:line-break/></text:span><text:span text:style-name="T18">sien console</text:span><text:span text:style-name="T19">r</text:span><text:span text:style-name="T18">, quand on est assis sur l’herbe ten-<text:line-break/>dre au bord des ruisseaux de quelque viue source,<text:line-break/>o</text:span><text:span text:style-name="T19">ù</text:span><text:span text:style-name="T18"> sans de grandes richesses , on traite </text:span><text:span text:style-name="T19">io</text:span><text:span text:style-name="T18">uuent<text:line-break/></text:span><text:span text:style-name="T19">f</text:span><text:span text:style-name="T18">on corps delicieus</text:span><text:span text:style-name="T19">e</text:span><text:span text:style-name="T18">ment </text:span><text:span text:style-name="T19">siiu</text:span><text:span text:style-name="T18">s les ramées des ar-<text:line-break/>bre</text:span><text:span text:style-name="T19">s</text:span><text:span text:style-name="T18"> éle</text:span><text:span text:style-name="T19">u</text:span><text:span text:style-name="T18">e</text:span><text:span text:style-name="T19">z</text:span><text:span text:style-name="T18">: mais</text:span><text:span text:style-name="T19"> si</text:span><text:span text:style-name="T18">ir tout quand lasaison </text:span><text:span text:style-name="T19">yc</text:span><text:span text:style-name="T18">on-<text:line-break/></text:span><text:span text:style-name="T19">nie</text:span><text:span text:style-name="T18">, </text:span><text:span text:style-name="T19">&amp;</text:span><text:span text:style-name="T18"> que les beaux iour</text:span><text:span text:style-name="T19">s</text:span><text:span text:style-name="T18"> s</text:span><text:span text:style-name="T19">ement</text:span><text:span text:style-name="T18"> de fleurs les<text:line-break/>herbes verdoyantes. L'ardeur de la f</text:span><text:span text:style-name="T19">i</text:span><text:span text:style-name="T18">é</text:span><text:span text:style-name="T19">u</text:span><text:span text:style-name="T18">re ne vous<text:line-break/>quittera pas plûtost fur des tapis de pourpre en<text:line-break/>broderie de figures diuerses, que</text:span><text:span text:style-name="T19"> </text:span><text:span text:style-name="T18">si vous estiez<text:line-break/>couc</text:span><text:span text:style-name="T19">he</text:span><text:span text:style-name="T18"> dans vn vest</text:span><text:span text:style-name="T19">e</text:span><text:span text:style-name="T18">m</text:span><text:span text:style-name="T19">e</text:span><text:span text:style-name="T18">nt</text:span><text:span text:style-name="T19"> </text:span><text:span text:style-name="T18">rustique. Puis qu’il est<text:line-break/>donc vr</text:span><text:span text:style-name="T19">a</text:span><text:span text:style-name="T18">y que les plus grandes richesses ne </text:span><text:span text:style-name="T19">fi</text:span><text:span text:style-name="T18">n-<text:line-break/>uent de rien a nos</text:span><text:span text:style-name="T19">t</text:span><text:span text:style-name="T18">re corps non</text:span><text:span text:style-name="T19"> </text:span><text:span text:style-name="T18">plus</text:span><text:span text:style-name="T19"> </text:span><text:span text:style-name="T18">que</text:span><text:span text:style-name="T19"> </text:span><text:span text:style-name="T18">la No</text:span><text:span text:style-name="T19">-<text:line-break/></text:span><text:span text:style-name="T18">blesse, ny</text:span><text:span text:style-name="T19"> </text:span><text:span text:style-name="T18">la gloire d</text:span><text:span text:style-name="T19">el’</text:span><text:span text:style-name="T18">Empire , ce qui reste ne<text:line-break/>doit aussi prof</text:span><text:span text:style-name="T19">i</text:span><text:span text:style-name="T18">ter de</text:span><text:span text:style-name="T19"> </text:span><text:span text:style-name="T18">rien à l</text:span><text:span text:style-name="T19">’e</text:span><text:span text:style-name="T18">sprit, si daiianture<text:line-break/>quand vous voyez vos l</text:span><text:span text:style-name="T19">é</text:span><text:span text:style-name="T18">gions à la campagne s'al-<text:line-break/></text:span><text:span text:style-name="T19">l</text:span><text:span text:style-name="T18">u</text:span><text:span text:style-name="T19">rn</text:span><text:span text:style-name="T18">er pour le comba</text:span><text:span text:style-name="T19">t</text:span><text:span text:style-name="T18">, ou vostre </text:span><text:span text:style-name="T19">fl</text:span><text:span text:style-name="T18">ote armée </text:span><text:span text:style-name="T20">s</text:span><text:span text:style-name="T21">’</text:span><text:span text:style-name="T20">e</text:span><text:span text:style-name="T21">-<text:line-break/></text:span><text:span text:style-name="T18">Carter en mer , vous pr</text:span><text:span text:style-name="T19">é</text:span><text:span text:style-name="T18">sentant l</text:span><text:span text:style-name="T19">i</text:span><text:span text:style-name="T18">mage de </text:span><text:span text:style-name="T21">la<text:line-break/>guerr</text:span><text:span text:style-name="T20">e,</text:span><text:span text:style-name="T21"> les</text:span><text:span text:style-name="T18"> appréhensions qu'apporte la religion<text:line-break/>timide </text:span><text:span text:style-name="T19">&amp;</text:span><text:span text:style-name="T18"> l’horreur de la mort, ne s’éloignent de<text:line-break/>vostre e</text:span><text:span text:style-name="T19">fp</text:span><text:span text:style-name="T18">rit en ces rencontre</text:span><text:span text:style-name="T19">s</text:span><text:span text:style-name="T18">, pour vous laisser<text:line-break/></text:span><text:span text:style-name="T21">la teste </text:span><text:span text:style-name="T20">&amp;</text:span><text:span text:style-name="T18"> le cœur exempts de peine &amp; de </text:span><text:span text:style-name="T20">fou</text:span><text:span text:style-name="T21">c</text:span><text:span text:style-name="T20">ys</text:span><text:span text:style-name="T21">.</text:span></text:p>
      <text:p text:style-name="P11"><text:span text:style-name="T18">LE IL LIVRE </text:span><text:span text:style-name="T19">D</text:span><text:span text:style-name="T18">E Lvc</text:span><text:span text:style-name="T19">RE</text:span><text:span text:style-name="T18">c</text:span><text:span text:style-name="T19">E?</text:span><text:span text:style-name="T18"> </text:span><text:span text:style-name="T19">5i</text:span></text:p>
      <text:p text:style-name="Texte_20_du_20_corps"><text:span text:style-name="T18">Que</text:span><text:span text:style-name="T19"> </text:span><text:span text:style-name="T18">si nous voyons que</text:span><text:span text:style-name="T19"> </text:span><text:span text:style-name="T18">ces choses sont ridi</text:span><text:span text:style-name="T19">-<text:line-break/></text:span><text:span text:style-name="T18">cules &amp; des iouets inutiles , &amp; q</text:span><text:span text:style-name="T19">u'u</text:span><text:span text:style-name="T18">n effet la<text:line-break/>crainte &amp; les inqui</text:span><text:span text:style-name="T19">é</text:span><text:span text:style-name="T18">tudes se tro</text:span><text:span text:style-name="T19">uu</text:span><text:span text:style-name="T18">ent parmy les<text:line-break/>armes</text:span><text:span text:style-name="T19">,</text:span><text:span text:style-name="T18"> &amp; parmy les dars cruels</text:span><text:span text:style-name="T19">,</text:span><text:span text:style-name="T18"> se fou</text:span><text:span text:style-name="T19">t</text:span><text:span text:style-name="T18">ent hardi-<text:line-break/>. ment parmy les Rois &amp; les Puissan</text:span><text:span text:style-name="T19">t</text:span><text:span text:style-name="T18">, &amp; ne reue</text:span><text:span text:style-name="T19">-<text:line-break/></text:span><text:span text:style-name="T18">rent pas l</text:span><text:span text:style-name="T19">’</text:span><text:span text:style-name="T18">éclat qui vient de l’or, ny la somptueuse<text:line-break/></text:span><text:span text:style-name="T19">s</text:span><text:span text:style-name="T18">plendeur de quelque vestement de pourpre; dou</text:span><text:span text:style-name="T19">-<text:line-break/></text:span><text:span text:style-name="T18">tez vous encore que tout cela ne </text:span><text:span text:style-name="T19">fia</text:span><text:span text:style-name="T18">it pas vn<text:line-break/>grand manquement de raison , veu principale-<text:line-break/>ment que toute la vie se passe laborieusement<text:line-break/>dans les tenebres. Car tout ainsi que</text:span><text:span text:style-name="T19"> </text:span><text:span text:style-name="T18">les enfans<text:line-break/></text:span><text:span text:style-name="T19">f</text:span><text:span text:style-name="T18">ont effraye</text:span><text:span text:style-name="T19">z,</text:span><text:span text:style-name="T18"> &amp; qu</text:span><text:span text:style-name="T19">’</text:span><text:span text:style-name="T18">i</text:span><text:span text:style-name="T19">l</text:span><text:span text:style-name="T18">s ont peur de toutes choses<text:line-break/>dans l’obscurit</text:span><text:span text:style-name="T19">é</text:span><text:span text:style-name="T18">, de mesines nous craignons quel-<text:line-break/></text:span><text:span text:style-name="T21">quesfois</text:span><text:span text:style-name="T18"> pendant la lumiere des chos</text:span><text:span text:style-name="T19">e</text:span><text:span text:style-name="T18">s qui sont<text:line-break/>moins à craindre que celles qui font</text:span><text:span text:style-name="T19"> </text:span><text:span text:style-name="T18">peur</text:span><text:span text:style-name="T19"> </text:span><text:span text:style-name="T18">aux en-<text:line-break/>fans, &amp; qui leur figurent des spectres a</text:span><text:span text:style-name="T19">ffr</text:span><text:span text:style-name="T18">eux dans<text:line-break/>les tenebres</text:span><text:span text:style-name="T19">.</text:span><text:span text:style-name="T18"> Il est donc necessaire de chasser c</text:span><text:span text:style-name="T19">e</text:span><text:span text:style-name="T18">t</text:span><text:span text:style-name="T19">-<text:line-break/></text:span><text:span text:style-name="T18">te terreur de l</text:span><text:span text:style-name="T19">’</text:span><text:span text:style-name="T18">esprit</text:span><text:span text:style-name="T19">,</text:span><text:span text:style-name="T18"> à quoy il ne faut employer,<text:line-break/>n</text:span><text:span text:style-name="T19">yl</text:span><text:span text:style-name="T18">es rayons du Solei</text:span><text:span text:style-name="T19">l</text:span><text:span text:style-name="T18">, ny les traits brillan</text:span><text:span text:style-name="T19">sdu<text:line-break/>•</text:span><text:span text:style-name="T18"> iou</text:span><text:span text:style-name="T19">r</text:span><text:span text:style-name="T18">, mais bi</text:span><text:span text:style-name="T19">s</text:span><text:span text:style-name="T18"> l’imag</text:span><text:span text:style-name="T19">o</text:span><text:span text:style-name="T18">de la Nature auec la raison</text:span><text:span text:style-name="T19">.</text:span></text:p>
      <text:p text:style-name="Texte_20_du_20_corps"><text:span text:style-name="T18">le diray maintenant par quel mouuement les<text:line-break/>corps de</text:span><text:span text:style-name="T19"> </text:span><text:span text:style-name="T18">la matière, qui</text:span><text:span text:style-name="T19"> </text:span><text:span text:style-name="T18">sont propres à la gene-<text:line-break/>ration , engendrent des choses diuerses, &amp; por-<text:line-break/>tent la corruption dans celles qui sont engen-<text:line-break/>drées .</text:span><text:span text:style-name="T19">-</text:span><text:span text:style-name="T18"> par quelle force elles y sont contraintes: &amp;<text:line-break/>quelle faculté leur a esté donnée de se mouuoir<text:line-break/>dans le vuide spacieux. Souuenez-voiis d</text:span><text:span text:style-name="T19">ev</text:span><text:span text:style-name="T18">ons<text:line-break/>rendre attentif</text:span><text:span text:style-name="T19">s</text:span><text:span text:style-name="T18"> mes discours Certainement la<text:line-break/></text:span><text:span text:style-name="T19">rn</text:span><text:span text:style-name="T18">atiere ne demeure pas toute Unie </text:span><text:span text:style-name="T19">&amp;</text:span><text:span text:style-name="T18"> compacte<text:line-break/>en elle-mes</text:span><text:span text:style-name="T19">i</text:span><text:span text:style-name="T18">n</text:span><text:span text:style-name="T19">e</text:span><text:span text:style-name="T18">, pource que nous voyons comme<text:line-break/></text:span><text:span text:style-name="T19">lcli</text:span><text:span text:style-name="T18">aque chose diminue , </text:span><text:span text:style-name="T19">&amp;</text:span><text:span text:style-name="T18"> comme à la longueur<text:line-break/>du temp</text:span><text:span text:style-name="T19">s</text:span><text:span text:style-name="T18">, toutes choses s</text:span><text:span text:style-name="T19">’e</text:span><text:span text:style-name="T18">coulent &amp; se déro-<text:line-break/>bent à nos yeux pa</text:span><text:span text:style-name="T19">rl</text:span><text:span text:style-name="T18">a</text:span><text:span text:style-name="T19"> </text:span><text:span text:style-name="T18">vieilless</text:span><text:span text:style-name="T19">e,</text:span><text:span text:style-name="T18"> quoy que d'ail-</text:span></text:p>
      <text:p text:style-name="P11"><text:span text:style-name="T18">52 LE</text:span><text:span text:style-name="T19"> </text:span><text:span text:style-name="T18">IL </text:span><text:span text:style-name="T19">L</text:span><text:span text:style-name="T18">IVRE DE L</text:span><text:span text:style-name="T19">v</text:span><text:span text:style-name="T18">CR</text:span><text:span text:style-name="T19">ï</text:span><text:span text:style-name="T18">c</text:span><text:span text:style-name="T19">i</text:span><text:span text:style-name="T18">.<text:line-break/>leurs nous</text:span><text:span text:style-name="T19"> </text:span><text:span text:style-name="T18">nous</text:span><text:span text:style-name="T19"> </text:span><text:span text:style-name="T18">apperceuions bien que l’Vniuers<text:line-break/>demeure dans son integrit</text:span><text:span text:style-name="T19">é</text:span><text:span text:style-name="T18">, pource que les corps<text:line-break/>qui se retirent de quelque par</text:span><text:span text:style-name="T19">t</text:span><text:span text:style-name="T18"> causent de la di</text:span><text:span text:style-name="T19">t</text:span><text:span text:style-name="T18">ni-<text:line-break/></text:span><text:span text:style-name="T19">n</text:span><text:span text:style-name="T18">ution à l’endroit d’où ils s</text:span><text:span text:style-name="T19">’</text:span><text:span text:style-name="T18">en von</text:span><text:span text:style-name="T19">t</text:span><text:span text:style-name="T18">, &amp; de l</text:span><text:span text:style-name="T19">'</text:span><text:span text:style-name="T18">aug</text:span><text:span text:style-name="T19">-<text:line-break/></text:span><text:span text:style-name="T18">m</text:span><text:span text:style-name="T19">e</text:span><text:span text:style-name="T18">ntation au lieu où ils s'addonnen</text:span><text:span text:style-name="T19">t</text:span><text:span text:style-name="T18">, laissant icy<text:line-break/></text:span><text:span text:style-name="T19">l</text:span><text:span text:style-name="T18">’imbecilité de l</text:span><text:span text:style-name="T19">av</text:span><text:span text:style-name="T18">i</text:span><text:span text:style-name="T19">e</text:span><text:span text:style-name="T18">llesse, &amp;</text:span><text:span text:style-name="T19"> </text:span><text:span text:style-name="T18">portant la fleur de<text:line-break/>la ieun</text:span><text:span text:style-name="T19">e</text:span><text:span text:style-name="T18">sse en</text:span><text:span text:style-name="T19"> </text:span><text:span text:style-name="T18">ce lieu-là, sans toutesfois </text:span><text:span text:style-name="T19">r'ya</text:span><text:span text:style-name="T18">rre-<text:line-break/>ster. De sorte que la masse des choses fe reno</text:span><text:span text:style-name="T19">u</text:span><text:span text:style-name="T18">-<text:line-break/></text:span><text:span text:style-name="T19">u</text:span><text:span text:style-name="T18">elle incessammen</text:span><text:span text:style-name="T19">t</text:span><text:span text:style-name="T18">, </text:span><text:span text:style-name="T19">&amp;</text:span><text:span text:style-name="T18"> toutes les creat</text:span><text:span text:style-name="T19">u</text:span><text:span text:style-name="T18">re</text:span><text:span text:style-name="T19">s</text:span><text:span text:style-name="T18"> mor</text:span><text:span text:style-name="T19">-<text:line-break/></text:span><text:span text:style-name="T18">telles</text:span><text:span text:style-name="T19"> u</text:span><text:span text:style-name="T18">iuent entr</text:span><text:span text:style-name="T19">le</text:span><text:span text:style-name="T18">lles successiuement</text:span><text:span text:style-name="T19">.</text:span></text:p>
      <text:p text:style-name="Texte_20_du_20_corps"><text:span text:style-name="T18">Il y a des generation</text:span><text:span text:style-name="T19">squ</text:span><text:span text:style-name="T18">i croissent au mesme<text:line-break/>temps qu</text:span><text:span text:style-name="T19">’</text:span><text:span text:style-name="T18">il y en a d'aut</text:span><text:span text:style-name="T19">r</text:span><text:span text:style-name="T18">es qui diminuent : &amp;les<text:line-break/>indiuidu</text:span><text:span text:style-name="T19">sd</text:span><text:span text:style-name="T18">es Animaux</text:span><text:span text:style-name="T19"> </text:span><text:span text:style-name="T18">fe changent dans</text:span><text:span text:style-name="T19"> </text:span><text:span text:style-name="T18">vn</text:span><text:span text:style-name="T19"> </text:span><text:span text:style-name="T18">bref<text:line-break/>espace : &amp; semblables à ceux qui courent dans la<text:line-break/>lice,</text:span><text:span text:style-name="T19">s</text:span><text:span text:style-name="T18">e donnent </text:span><text:span text:style-name="T21">les</text:span><text:span text:style-name="T20"> </text:span><text:span text:style-name="T21">uns apres les autres</text:span><text:span text:style-name="T18"> le flambeau<text:line-break/>de la Vi</text:span><text:span text:style-name="T19">e.</text:span><text:span text:style-name="T18"> Que si pourtant Vous vous imaginez<text:line-break/>que</text:span><text:span text:style-name="T19"> </text:span><text:span text:style-name="T18">les Principes des choses se puissent reposer,<text:line-break/>&amp;</text:span><text:span text:style-name="T19"> </text:span><text:span text:style-name="T18">qu</text:span><text:span text:style-name="T19">’</text:span><text:span text:style-name="T18">en se reposant, ils engendrent de nouuea</text:span><text:span text:style-name="T19">u</text:span><text:span text:style-name="T18">x<text:line-break/>mouuemens, vous estes bien éloigné</text:span><text:span text:style-name="T19"> </text:span><text:span text:style-name="T18">de la</text:span><text:span text:style-name="T19"> </text:span><text:span text:style-name="T18">droite<text:line-break/>voye de</text:span><text:span text:style-name="T19"> </text:span><text:span text:style-name="T18">la raison</text:span><text:span text:style-name="T19">.</text:span><text:span text:style-name="T18"> Puisque tous les Principes se<text:line-break/>nleuuent dans le vuide , il est necessaire qu</text:span><text:span text:style-name="T19">’</text:span><text:span text:style-name="T18">ils<text:line-break/>soient portez ou par leur propre pesanteur , ou<text:line-break/>par le heurt de quesqu'a</text:span><text:span text:style-name="T19">u</text:span><text:span text:style-name="T18">tre principe. C</text:span><text:span text:style-name="T19">ar</text:span><text:span text:style-name="T18"> leur<text:line-break/>mouuement estant d</text:span><text:span text:style-name="T19">ie</text:span><text:span text:style-name="T18">n hau</text:span><text:span text:style-name="T19"> </text:span><text:span text:style-name="T18">t</text:span><text:span text:style-name="T19">,r'il</text:span><text:span text:style-name="T18">s viennent à s</text:span><text:span text:style-name="T19">’e</text:span><text:span text:style-name="T18">n-<text:line-break/>trechoq</text:span><text:span text:style-name="T19">u</text:span><text:span text:style-name="T18">er, ils s</text:span><text:span text:style-name="T19">’</text:span><text:span text:style-name="T18">entressechissent soudai</text:span><text:span text:style-name="T19">n</text:span><text:span text:style-name="T18">, &amp; il ne<text:line-break/>faut</text:span><text:span text:style-name="T19"> </text:span><text:span text:style-name="T18">pas</text:span><text:span text:style-name="T19"> </text:span><text:span text:style-name="T18">s</text:span><text:span text:style-name="T19">’</text:span><text:span text:style-name="T18">en estonner , puis qu</text:span><text:span text:style-name="T19">’</text:span><text:span text:style-name="T18">ils sont</text:span><text:span text:style-name="T19"> </text:span><text:span text:style-name="T18">tres</text:span><text:span text:style-name="T19"> </text:span><text:span text:style-name="T18">durs<text:line-break/>&amp; solides</text:span><text:span text:style-name="T19">,</text:span><text:span text:style-name="T18"> &amp;</text:span><text:span text:style-name="T19"> </text:span><text:span text:style-name="T18">qu’</text:span><text:span text:style-name="T19">il</text:span><text:span text:style-name="T18"> n’y a rien qu</text:span><text:span text:style-name="T19">il</text:span><text:span text:style-name="T18">eu</text:span><text:span text:style-name="T19">rr</text:span><text:span text:style-name="T18">csist</text:span><text:span text:style-name="T19">eà</text:span><text:span text:style-name="T18"> dos:<text:line-break/></text:span><text:span text:style-name="T19">&amp;</text:span><text:span text:style-name="T18"> afin quevo</text:span><text:span text:style-name="T19">u</text:span><text:span text:style-name="T18">s compreniez que tous les prin</text:span><text:span text:style-name="T19">c</text:span><text:span text:style-name="T18">i-<text:line-break/>p</text:span><text:span text:style-name="T19">c</text:span><text:span text:style-name="T18">s ou corps de la </text:span><text:span text:style-name="T19">rn</text:span><text:span text:style-name="T18">atiere sont en continuel<text:line-break/>mouuemen</text:span><text:span text:style-name="T19">t,</text:span><text:span text:style-name="T18"> ressouuenez-vous que dans </text:span><text:span text:style-name="T19">s</text:span><text:span text:style-name="T18">esten-<text:line-break/>du</text:span><text:span text:style-name="T19">e</text:span><text:span text:style-name="T18"> de l’Vniuers il n</text:span><text:span text:style-name="T19">’y</text:span><text:span text:style-name="T18"> a point de lieu bas, ny par<text:line-break/>cons</text:span><text:span text:style-name="T19">é</text:span><text:span text:style-name="T18">quent nul endroit où les premiers corps se<text:line-break/>puissent at</text:span><text:span text:style-name="T19">t</text:span><text:span text:style-name="T18">este</text:span><text:span text:style-name="T19">r,</text:span><text:span text:style-name="T18"> pource que l’espace inf</text:span><text:span text:style-name="T19">i</text:span><text:span text:style-name="T18">ny s</text:span><text:span text:style-name="T19">’</text:span><text:span text:style-name="T18">ou</text:span><text:span text:style-name="T19">-<text:line-break/></text:span><text:span text:style-name="T18">use également de toutes parts sans bornes &amp; sans</text:span></text:p>
      <text:p text:style-name="P11"><text:span text:style-name="T18">LE I. L</text:span><text:span text:style-name="T19">Ï</text:span><text:span text:style-name="T18">VRE D</text:span><text:span text:style-name="T19">EL</text:span><text:span text:style-name="T18">VCRECE</text:span><text:span text:style-name="T19">.</text:span><text:span text:style-name="T18"><text:tab/></text:span><text:span text:style-name="T21">53</text:span></text:p>
      <text:p text:style-name="Texte_20_du_20_corps"><text:span text:style-name="T18">limite</text:span><text:span text:style-name="T19">s</text:span><text:span text:style-name="T18">, comme nous </text:span><text:span text:style-name="T19">P</text:span><text:span text:style-name="T18">a</text:span><text:span text:style-name="T19">r</text:span><text:span text:style-name="T18">lons fait voir clairement<text:line-break/>, pa</text:span><text:span text:style-name="T19">t</text:span><text:span text:style-name="T18"> des raisons inuincibles C’est donc </text:span><text:span text:style-name="T19">v</text:span><text:span text:style-name="T18">n</text:span><text:span text:style-name="T19">e</text:span><text:span text:style-name="T18"> verit</text:span><text:span text:style-name="T19">é<text:line-break/></text:span><text:span text:style-name="T18">constante que dans le vuide profond il n</text:span><text:span text:style-name="T19">’</text:span><text:span text:style-name="T18">y a p oint<text:line-break/>du</text:span><text:span text:style-name="T19"> </text:span><text:span text:style-name="T18">tout</text:span><text:span text:style-name="T19"> </text:span><text:span text:style-name="T18">de repos pour les premiers corps </text:span><text:span text:style-name="T19">:</text:span><text:span text:style-name="T18"> mais<text:line-break/>qu</text:span><text:span text:style-name="T19">’</text:span><text:span text:style-name="T18">estant agitez de</text:span><text:span text:style-name="T19">'</text:span><text:span text:style-name="T18"> d</text:span><text:span text:style-name="T19">i</text:span><text:span text:style-name="T18">u</text:span><text:span text:style-name="T19">e</text:span><text:span text:style-name="T18">rs mouuem</text:span><text:span text:style-name="T19">e</text:span><text:span text:style-name="T18">nts &amp; v</text:span><text:span text:style-name="T19">e</text:span><text:span text:style-name="T18">-<text:line-break/>nant à s'entrechoquer , ils </text:span><text:span text:style-name="T19">sle</text:span><text:span text:style-name="T18">ntr</text:span><text:span text:style-name="T19">'</text:span><text:span text:style-name="T18">éloignent en<text:line-break/></text:span><text:span text:style-name="T19">.</text:span><text:span text:style-name="T18"> partie par des interuales vn peu grand</text:span><text:span text:style-name="T19">s</text:span><text:span text:style-name="T18">, &amp; en<text:line-break/></text:span><text:span text:style-name="T19">.</text:span><text:span text:style-name="T18"> partie par de fort petits</text:span><text:span text:style-name="T19">,</text:span><text:span text:style-name="T18"> or ceux qui e</text:span><text:span text:style-name="T19">h</text:span><text:span text:style-name="T18"> s'agitant<text:line-break/>par de petits interualle</text:span><text:span text:style-name="T19">s,</text:span><text:span text:style-name="T18"> s'assemblent plus dru , &amp;<text:line-break/>s</text:span><text:span text:style-name="T19">le</text:span><text:span text:style-name="T18">ntr'embarrassent par leurs figures entrelass</text:span><text:span text:style-name="T19">é</text:span><text:span text:style-name="T18">es,<text:line-break/>ceux-l</text:span><text:span text:style-name="T19">à</text:span><text:span text:style-name="T18"> font naistre les roches dures, le fer mal</text:span><text:span text:style-name="T19">-<text:line-break/></text:span><text:span text:style-name="T18">aisé à rompre</text:span><text:span text:style-name="T19">,</text:span><text:span text:style-name="T18"> &amp; les autres choses de cette espece</text:span><text:span text:style-name="T19">.<text:line-break/></text:span><text:span text:style-name="T18">Mais ceux qui se promenent par vn grand vui</text:span><text:span text:style-name="T19">i</text:span><text:span text:style-name="T18">l,<text:line-break/>qui se </text:span><text:span text:style-name="T19">sé</text:span><text:span text:style-name="T18">parent d'une longue</text:span><text:span text:style-name="T19"> </text:span><text:span text:style-name="T18">distance , &amp; qui se<text:line-break/>rapprochent vn peu plus par de</text:span><text:span text:style-name="T19">sS</text:span><text:span text:style-name="T18">nterualles vn<text:line-break/>peu plus grands , nous donnent l’a</text:span><text:span text:style-name="T19">i</text:span><text:span text:style-name="T18">r transpa-<text:line-break/>ren</text:span><text:span text:style-name="T19">t,</text:span><text:span text:style-name="T18"> &amp; les lumieres resplendissantes du Soleil</text:span><text:span text:style-name="T19">.</text:span></text:p>
      <text:p text:style-name="Texte_20_du_20_corps"><text:span text:style-name="T18">outre ces corps-l</text:span><text:span text:style-name="T19">à</text:span><text:span text:style-name="T18"> , il y en a d'autres qui se<text:line-break/>promenent par le vuide, les</text:span><text:span text:style-name="T19">q</text:span><text:span text:style-name="T18">uels ne</text:span><text:span text:style-name="T19"> </text:span><text:span text:style-name="T18">sont point<text:line-break/>admis en la</text:span><text:span text:style-name="T19"> </text:span><text:span text:style-name="T18">conciliation des choses , &amp; qui ne</text:span><text:span text:style-name="T19"> </text:span><text:span text:style-name="T18">se<text:line-break/>Feu tient associer par aucun mouuement,</text:span><text:span text:style-name="T19">d</text:span><text:span text:style-name="T18">ont si ie<text:line-break/>ay bien remarqué , nous auons vne image assez<text:line-break/>na</text:span><text:span text:style-name="T19">ï</text:span><text:span text:style-name="T18">ue qui se pr</text:span><text:span text:style-name="T19">e</text:span><text:span text:style-name="T18">s</text:span><text:span text:style-name="T19">é</text:span><text:span text:style-name="T18">te tous les iours d</text:span><text:span text:style-name="T19">c</text:span><text:span text:style-name="T18">u</text:span><text:span text:style-name="T19">à</text:span><text:span text:style-name="T18">t nos yeux</text:span><text:span text:style-name="T19">.<text:line-break/></text:span><text:span text:style-name="T18">Et de fait,</text:span><text:span text:style-name="T19">c</text:span><text:span text:style-name="T18">on</text:span><text:span text:style-name="T19"> </text:span><text:span text:style-name="T18">siderez comme au trauers de la clar-<text:line-break/>té du Soleil</text:span><text:span text:style-name="T19">,</text:span><text:span text:style-name="T18"> quand ce bel Astre repand fes rayons<text:line-break/>par les ouuert</text:span><text:span text:style-name="T19">u</text:span><text:span text:style-name="T18">res des maisons, vous verrez par le<text:line-break/>Vuide vne infinité de petits corps qui se</text:span><text:span text:style-name="T19"> </text:span><text:span text:style-name="T18">meslent<text:line-break/>en plusieurs mani</text:span><text:span text:style-name="T19">c</text:span><text:span text:style-name="T18">res dans cette clarté : &amp; là,<text:line-break/>comme s’ils est</text:span><text:span text:style-name="T19">a</text:span><text:span text:style-name="T18">ient</text:span><text:span text:style-name="T19"> </text:span><text:span text:style-name="T18">diuisez</text:span><text:span text:style-name="T19"> </text:span><text:span text:style-name="T18">par escadrons, ils ne<text:line-break/>cessent point de s</text:span><text:span text:style-name="T19">le</text:span><text:span text:style-name="T18">ntr'approcher &amp; de s’éloigner<text:line-break/>continuellement</text:span><text:span text:style-name="T19">.</text:span><text:span text:style-name="T18"> Ce que i</text:span><text:span text:style-name="T19">e</text:span><text:span text:style-name="T18"> dis, afin qu</text:span><text:span text:style-name="T19">ed</text:span><text:span text:style-name="T18">e-là<text:line-break/>vous puissiez coniect</text:span><text:span text:style-name="T19">u</text:span><text:span text:style-name="T18">rer de quelle sorte il y a<text:line-break/>dans le grand vuide des principes des </text:span><text:span text:style-name="T19">«</text:span><text:span text:style-name="T18">hoses qui<text:line-break/>font tousiours émeus</text:span><text:span text:style-name="T19">.</text:span><text:span text:style-name="T18"> Car les petites choses peu-</text:span></text:p>
      <text:p text:style-name="P11"><text:span text:style-name="T24">54 </text:span><text:span text:style-name="T18">L</text:span><text:span text:style-name="T19">EILLI</text:span><text:span text:style-name="T18">VR</text:span><text:span text:style-name="T19">E</text:span><text:span text:style-name="T18"> DE L V </text:span><text:span text:style-name="T19">C</text:span><text:span text:style-name="T18"> </text:span><text:span text:style-name="T19">Ilit</text:span><text:span text:style-name="T18"> </text:span><text:span text:style-name="T19">c</text:span><text:span text:style-name="T18"> </text:span><text:span text:style-name="T19">E.<text:line-break/></text:span><text:span text:style-name="T18">uent seruir d</text:span><text:span text:style-name="T19">’</text:span><text:span text:style-name="T18">exempl</text:span><text:span text:style-name="T19">e</text:span><text:span text:style-name="T18"> pour les grandes , </text:span><text:span text:style-name="T19">&amp;</text:span><text:span text:style-name="T18"> faire<text:line-break/>remarquer les voyes pour </text:span><text:span text:style-name="T19">ar</text:span><text:span text:style-name="T18">riuer à</text:span><text:span text:style-name="T19"> </text:span><text:span text:style-name="T18">la Connaissan-<text:line-break/>ce de</text:span><text:span text:style-name="T19"> </text:span><text:span text:style-name="T18">la vérit</text:span><text:span text:style-name="T19">é.</text:span></text:p>
      <text:p text:style-name="Texte_20_du_20_corps"><text:span text:style-name="T18">Regardez donc dans les rayons du Soleil ces<text:line-break/>petits corps qui s</text:span><text:span text:style-name="T19">'u</text:span><text:span text:style-name="T18"> soûleuent en foule : leur gran-<text:line-break/>de multitude agitée de la sorte , marque bien </text:span><text:span text:style-name="T21">a<text:line-break/>mon adui</text:span><text:span text:style-name="T20">s,</text:span><text:span text:style-name="T18"> les mouuemens inuisibles &amp; cache</text:span><text:span text:style-name="T19">s</text:span><text:span text:style-name="T18"> de<text:line-break/>la </text:span><text:span text:style-name="T19">rn</text:span><text:span text:style-name="T18">atiere</text:span><text:span text:style-name="T19">.</text:span><text:span text:style-name="T18"> Là,</text:span><text:span text:style-name="T19">p</text:span><text:span text:style-name="T18">lusieurs atteints de playes</text:span><text:span text:style-name="T19"> </text:span><text:span text:style-name="T18">imper</text:span><text:span text:style-name="T19">-<text:line-break/></text:span><text:span text:style-name="T18">ceptibles , vous p</text:span><text:span text:style-name="T19">a</text:span><text:span text:style-name="T18">roistront se destourner de leur<text:line-break/>voye, &amp; retourner en</text:span><text:span text:style-name="T19"> </text:span><text:span text:style-name="T18">arrier</text:span><text:span text:style-name="T19">ee</text:span><text:span text:style-name="T18">st</text:span><text:span text:style-name="T19">a</text:span><text:span text:style-name="T18">ns</text:span><text:span text:style-name="T19"> </text:span><text:span text:style-name="T18">repoussez </text:span><text:span text:style-name="T19">ci<text:line-break/>&amp;l</text:span><text:span text:style-name="T18">à, &amp; rejailliss</text:span><text:span text:style-name="T19">a</text:span><text:span text:style-name="T18">ns de tous costez </text:span><text:span text:style-name="T21">par</text:span><text:span text:style-name="T20"> </text:span><text:span text:style-name="T21">un effort<text:line-break/>contraire</text:span><text:span text:style-name="T20">.</text:span><text:span text:style-name="T18"> Or ce mouuement vagabond dépend de<text:line-break/>celuy des principes</text:span><text:span text:style-name="T19">:</text:span><text:span text:style-name="T18"> car les principes se m</text:span><text:span text:style-name="T19">c</text:span><text:span text:style-name="T18">u</text:span><text:span text:style-name="T19">u</text:span><text:span text:style-name="T18">ent<text:line-break/>deux mesines , &amp; en suite les premiers petits<text:line-break/>corps qui en sont </text:span><text:span text:style-name="T19">c</text:span><text:span text:style-name="T18">omposez,&amp; s'éloignent peu de<text:line-break/>leur liaison, se mcuu</text:span><text:span text:style-name="T19">e</text:span><text:span text:style-name="T18">nt par</text:span><text:span text:style-name="T19"> </text:span><text:span text:style-name="T18">leur agitation inte-<text:line-break/>rieur</text:span><text:span text:style-name="T19">e,</text:span><text:span text:style-name="T18"> &amp; de mesme sorte les corps compos</text:span><text:span text:style-name="T19">e</text:span><text:span text:style-name="T18">s les</text:span><text:span text:style-name="T19">-<text:line-break/></text:span><text:span text:style-name="T18">quels sont vn peu plus grands</text:span><text:span text:style-name="T19">.</text:span><text:span text:style-name="T18"> Ainsi tout mouue-<text:line-break/>ment prend à son origine des principes,&amp; </text:span><text:span text:style-name="T19">f</text:span><text:span text:style-name="T18">e </text:span><text:span text:style-name="T19">t</text:span><text:span text:style-name="T18">end<text:line-break/>peu à peu sensible : &amp; c</text:span><text:span text:style-name="T19">'</text:span><text:span text:style-name="T18">es</text:span><text:span text:style-name="T19">t</text:span><text:span text:style-name="T18"> encore de la mesm</text:span><text:span text:style-name="T19">e<text:line-break/>F</text:span><text:span text:style-name="T18">orte que se mcuuent ces petits corps que nous<text:line-break/>sommes capables de</text:span><text:span text:style-name="T19"> </text:span><text:span text:style-name="T18">dlscern</text:span><text:span text:style-name="T19">c</text:span><text:span text:style-name="T18">r dans les rayons du<text:line-break/>Soleil </text:span><text:span text:style-name="T19">:</text:span><text:span text:style-name="T18"> mais il ne nous apparoist nullement par<text:line-break/>quelles impressions cela</text:span><text:span text:style-name="T19"> </text:span><text:span text:style-name="T18">se fait</text:span><text:span text:style-name="T19">.</text:span></text:p>
      <text:p text:style-name="Texte_20_du_20_corps"><text:span text:style-name="T18">Maintenant, </text:span><text:span text:style-name="T19">o</text:span><text:span text:style-name="T18"> mon cher Memmius, il vous sera<text:line-break/>facile de connoistre en peu de mots quelle mobi-<text:line-break/>lité est jointe aux corps de la </text:span><text:span text:style-name="T19">rn</text:span><text:span text:style-name="T18">atiere. Premiere</text:span><text:span text:style-name="T19">-<text:line-break/></text:span><text:span text:style-name="T18">ment quand l'Aurore répand son or siir la terre<text:line-break/>auec </text:span><text:span text:style-name="T19">fit l</text:span><text:span text:style-name="T18">umiere nouuelle,&amp; les oyseau</text:span><text:span text:style-name="T19">x</text:span><text:span text:style-name="T18"> de differ</text:span><text:span text:style-name="T19">e</text:span><text:span text:style-name="T18">s<text:line-break/>plumages qui voltigent dans les boi</text:span><text:span text:style-name="T19">s</text:span><text:span text:style-name="T18">, font reson</text:span><text:span text:style-name="T19">-<text:line-break/></text:span><text:span text:style-name="T18">ne</text:span><text:span text:style-name="T19">t</text:span><text:span text:style-name="T18"> les tendres airs, de la douceur de leur chant;<text:line-break/>c</text:span><text:span text:style-name="T19">é</text:span><text:span text:style-name="T18">st </text:span><text:span text:style-name="T19">v</text:span><text:span text:style-name="T18">n</text:span><text:span text:style-name="T19">e</text:span><text:span text:style-name="T18"> chose toute notoire auec quelle pton</text:span><text:span text:style-name="T19">t</text:span><text:span text:style-name="T18">-<text:line-break/>ptitud</text:span><text:span text:style-name="T19">eleS</text:span><text:span text:style-name="T18">olei</text:span><text:span text:style-name="T19">ll</text:span><text:span text:style-name="T18">euan</text:span><text:span text:style-name="T19">ta</text:span><text:span text:style-name="T18"> de </text:span><text:span text:style-name="T19">c</text:span><text:span text:style-name="T18">o</text:span><text:span text:style-name="T19">u</text:span><text:span text:style-name="T18">stume d'embellir<text:line-break/>toutes choses de sa splendeur</text:span><text:span text:style-name="T19">,</text:span><text:span text:style-name="T18"> &amp;</text:span><text:span text:style-name="T19"> </text:span><text:span text:style-name="T18">qu’il se montre</text:span></text:p>
      <text:p text:style-name="P11"><text:span text:style-name="T18">LE</text:span><text:span text:style-name="T19"> </text:span><text:span text:style-name="T18">II. LIVRE DE LV</text:span><text:span text:style-name="T19">CRE</text:span><text:span text:style-name="T18">CE? </text:span><text:span text:style-name="T19">35<text:line-break/></text:span><text:span text:style-name="T18">à tout l’llemisphere. Mais cette chaleur </text:span><text:span text:style-name="T19">&amp;</text:span><text:span text:style-name="T18"> cette<text:line-break/></text:span><text:span text:style-name="T19">.</text:span><text:span text:style-name="T18"> lumiere</text:span><text:span text:style-name="T19"> </text:span><text:span text:style-name="T18">sereine</text:span><text:span text:style-name="T19"> </text:span><text:span text:style-name="T18">que</text:span><text:span text:style-name="T19"> </text:span><text:span text:style-name="T18">le Soleil eiiuoy</text:span><text:span text:style-name="T19">c</text:span><text:span text:style-name="T18">, ne s’écoule<text:line-break/></text:span><text:span text:style-name="T19">Îi</text:span><text:span text:style-name="T18">a</text:span><text:span text:style-name="T19">s</text:span><text:span text:style-name="T18"> au trauers d'un vuide , qui ne contienne que<text:line-break/>e neant , d</text:span><text:span text:style-name="T19">’</text:span><text:span text:style-name="T18">où vient qu’elle est contrainte d'aller<text:line-break/></text:span><text:span text:style-name="T124">Îï</text:span><text:span text:style-name="T19">l</text:span><text:span text:style-name="T18">us lentemen</text:span><text:span text:style-name="T19">t</text:span><text:span text:style-name="T18">, comme estant obligée de frapper<text:line-break/>a foule des airs: aussi </text:span><text:span text:style-name="T19">sse</text:span><text:span text:style-name="T18">st</text:span><text:span text:style-name="T19">e</text:span><text:span text:style-name="T18">e point separément<text:line-break/>que s</text:span><text:span text:style-name="T19">'</text:span><text:span text:style-name="T18">écoulent les petits corps de la chaleu</text:span><text:span text:style-name="T19">r</text:span><text:span text:style-name="T18">, mais<text:line-break/>estans joints ensemble par des lien</text:span><text:span text:style-name="T19">s</text:span><text:span text:style-name="T18"> étroits C’est<text:line-break/>pourquoy ils se retirent entr</text:span><text:span text:style-name="T19">le</text:span><text:span text:style-name="T18">ux dans</text:span><text:span text:style-name="T19"> </text:span><text:span text:style-name="T18">la mesme<text:line-break/>vnio</text:span><text:span text:style-name="T19">n</text:span><text:span text:style-name="T18">, &amp; sont emp</text:span><text:span text:style-name="T19">e</text:span><text:span text:style-name="T18">fchez par dehors ; de sorte<text:line-break/>qu</text:span><text:span text:style-name="T19">’</text:span><text:span text:style-name="T18">ils sont forcez d'aller plus lentement. Mais les<text:line-break/>Principes qui sont d'une simplicl</text:span><text:span text:style-name="T19">i</text:span><text:span text:style-name="T18">é solid</text:span><text:span text:style-name="T19">e</text:span><text:span text:style-name="T18">, quand<text:line-break/>ils passent au trauers du vuide où il n</text:span><text:span text:style-name="T19">’y</text:span><text:span text:style-name="T18"> a rie</text:span><text:span text:style-name="T19">n</text:span><text:span text:style-name="T18">, </text:span><text:span text:style-name="T19">&amp;<text:line-break/></text:span><text:span text:style-name="T18">que nulle chose ne les arr</text:span><text:span text:style-name="T19">e</text:span><text:span text:style-name="T18">stant par dehors</text:span><text:span text:style-name="T19">,</text:span><text:span text:style-name="T18"> ils<text:line-break/>viennent d'</text:span><text:span text:style-name="T19">u</text:span><text:span text:style-name="T18">n lie</text:span><text:span text:style-name="T19">u,</text:span><text:span text:style-name="T18"> &amp; suiu</text:span><text:span text:style-name="T19">e</text:span><text:span text:style-name="T18">nt droit la rou te qu’i</text:span><text:span text:style-name="T19">l</text:span><text:span text:style-name="T18">s<text:line-break/>ont prise vers vne autre ; leur agilité doit estre<text:line-break/>nompareille , &amp; ils doiuent estre portez beau-<text:line-break/>coup plus vi</text:span><text:span text:style-name="T19">sse</text:span><text:span text:style-name="T18"> que les rayons du Solei</text:span><text:span text:style-name="T19">l</text:span><text:span text:style-name="T18">, &amp; tra-<text:line-break/>u</text:span><text:span text:style-name="T19">e</text:span><text:span text:style-name="T18">rs</text:span><text:span text:style-name="T19">e</text:span><text:span text:style-name="T18">r vn beaucoup plus grand espace dans le<text:line-break/></text:span><text:span text:style-name="T19">m</text:span><text:span text:style-name="T18">esme temp</text:span><text:span text:style-name="T19">s</text:span><text:span text:style-name="T18"> Car ce n</text:span><text:span text:style-name="T19">le</text:span><text:span text:style-name="T18">st point par conseil que<text:line-break/>les Pri</text:span><text:span text:style-name="T19">n</text:span><text:span text:style-name="T18">cipes doiuent estre retardez , </text:span><text:span text:style-name="T19">&amp;</text:span><text:span text:style-name="T18"> chacun<text:line-break/>d</text:span><text:span text:style-name="T19">’e</text:span><text:span text:style-name="T18">ux n’examine point par le menu les raisons par<text:line-break/>lesquelles toutes choses se font</text:span><text:span text:style-name="T19">.</text:span></text:p>
      <text:p text:style-name="Texte_20_du_20_corps"><text:span text:style-name="T18">Contre cette opinio</text:span><text:span text:style-name="T19">n</text:span><text:span text:style-name="T18">, quelques ignora</text:span><text:span text:style-name="T19">nt </text:span><text:span text:style-name="T18">esti- </text:span><text:span text:style-name="T19">]<text:line-break/></text:span><text:span text:style-name="T18">ment que la nature de la Matiere sans la puissance &lt;<text:line-break/>des Dieux ne peut changer ny les saisons de l’an- </text:span><text:span text:style-name="T105">1<text:line-break/></text:span><text:span text:style-name="T18">née , ny produite les moissons auec vn ordre si<text:line-break/>constant &amp; si conforme à la raison humain</text:span><text:span text:style-name="T19">e,</text:span><text:span text:style-name="T18"> </text:span><text:span text:style-name="T19">ny</text:span><text:span text:style-name="T18">.<text:line-break/>f</text:span><text:span text:style-name="T19">a</text:span><text:span text:style-name="T18">ir</text:span><text:span text:style-name="T19">d</text:span><text:span text:style-name="T18">es autres chose</text:span><text:span text:style-name="T19">s,</text:span><text:span text:style-name="T18"> que cette Volupté di</text:span><text:span text:style-name="T19">u</text:span><text:span text:style-name="T18">ine<text:line-break/>qui est la maistresse de la vie persuade aux Mortels<text:line-break/>de recherche</text:span><text:span text:style-name="T19">r</text:span><text:span text:style-name="T18">, les y attirant fortement , afin que<text:line-break/>par</text:span><text:span text:style-name="T19"> </text:span><text:span text:style-name="T18">les caresses charmantes de </text:span><text:span text:style-name="T21">l'admira</text:span><text:span text:style-name="T20">h</text:span><text:span text:style-name="T21">le</text:span><text:span text:style-name="T18"> Venus,<text:line-break/>les especes se conseruen</text:span><text:span text:style-name="T19">t,</text:span><text:span text:style-name="T18"> &amp; que</text:span><text:span text:style-name="T19"> </text:span><text:span text:style-name="T18">le genre humain<text:line-break/>n</text:span><text:span text:style-name="T19">ep</text:span><text:span text:style-name="T18">e</text:span><text:span text:style-name="T19">t</text:span><text:span text:style-name="T18">i</text:span><text:span text:style-name="T19">ile</text:span><text:span text:style-name="T18"> point</text:span><text:span text:style-name="T19">.</text:span><text:span text:style-name="T18"> </text:span><text:span text:style-name="T19">U</text:span><text:span text:style-name="T18">s feignent que les Dieux ont</text:span></text:p>
      <text:p text:style-name="P11"><text:span text:style-name="T19">jet</text:span><text:span text:style-name="T18"> </text:span><text:span text:style-name="T19">I.</text:span><text:span text:style-name="T18">E 11. </text:span><text:span text:style-name="T19">L</text:span><text:span text:style-name="T18">IVR</text:span><text:span text:style-name="T19">E</text:span><text:span text:style-name="T18"> D E </text:span><text:span text:style-name="T19">I.</text:span><text:span text:style-name="T18">VC RE</text:span><text:span text:style-name="T19">cE.</text:span><text:span text:style-name="T18"> </text:span><text:span text:style-name="T19"><text:tab/>.</text:span></text:p>
      <text:p text:style-name="Texte_20_du_20_corps"><text:span text:style-name="T18">fait toutes choses en fau</text:span><text:span text:style-name="T19">e</text:span><text:span text:style-name="T18">u</text:span><text:span text:style-name="T19">rd</text:span><text:span text:style-name="T18">e l’homme, e</text:span><text:span text:style-name="T19">nq</text:span><text:span text:style-name="T18">uo</text:span><text:span text:style-name="T19">ÿ<text:line-break/></text:span><text:span text:style-name="T18">il semble qu’</text:span><text:span text:style-name="T19">i</text:span><text:span text:style-name="T18">ls se trompent for</text:span><text:span text:style-name="T19">t</text:span><text:span text:style-name="T18">, &amp; qu</text:span><text:span text:style-name="T19">’</text:span><text:span text:style-name="T18">i</text:span><text:span text:style-name="T19">l</text:span><text:span text:style-name="T18"> sont<text:line-break/>bien éloignez de la dr</text:span><text:span text:style-name="T19">oi</text:span><text:span text:style-name="T18">te raison</text:span><text:span text:style-name="T19">.</text:span><text:span text:style-name="T18"> C</text:span><text:span text:style-name="T19">ar</text:span><text:span text:style-name="T18"> encore que<text:line-break/></text:span><text:span text:style-name="T19">si</text:span><text:span text:style-name="T18">gnore</text:span><text:span text:style-name="T19"> </text:span><text:span text:style-name="T18">quels sont</text:span><text:span text:style-name="T19"> </text:span><text:span text:style-name="T18">les princi</text:span><text:span text:style-name="T19">p</text:span><text:span text:style-name="T18">es du monde ; tou</text:span><text:span text:style-name="T19">-<text:line-break/></text:span><text:span text:style-name="T18">t</text:span><text:span text:style-name="T19">e</text:span><text:span text:style-name="T18">sfois is</text:span><text:span text:style-name="T19">o</text:span><text:span text:style-name="T18">l</text:span><text:span text:style-name="T19">e</text:span><text:span text:style-name="T18">rais bien affirmer par des raisons ti-<text:line-break/>rées du Ciel</text:span><text:span text:style-name="T19"> </text:span><text:span text:style-name="T18">&amp; de toutes les autres choses, que</text:span><text:span text:style-name="T19"> </text:span><text:span text:style-name="T18">la<text:line-break/>nature du monde qui contient en soy tant de<text:line-break/>manqueme</text:span><text:span text:style-name="T19">nt</text:span><text:span text:style-name="T18">, n'a iamais esté diuinement cr</text:span><text:span text:style-name="T19">e</text:span><text:span text:style-name="T18">é</text:span><text:span text:style-name="T19">e<text:line-break/></text:span><text:span text:style-name="T18">pour nou</text:span><text:span text:style-name="T19">s</text:span><text:span text:style-name="T18">, ce que le vous exp</text:span><text:span text:style-name="T19">l</text:span><text:span text:style-name="T18">iqu</text:span><text:span text:style-name="T19">c</text:span><text:span text:style-name="T18">ray clairement<text:line-break/></text:span><text:span text:style-name="T19">c</text:span><text:span text:style-name="T18">y-</text:span><text:span text:style-name="T19">a</text:span><text:span text:style-name="T18">pres,</text:span><text:span text:style-name="T19">o</text:span><text:span text:style-name="T18"> Mem</text:span><text:span text:style-name="T19">rn</text:span><text:span text:style-name="T18">ius.</text:span></text:p>
      <text:p text:style-name="Texte_20_du_20_corps"><text:span text:style-name="T18">A</text:span><text:span text:style-name="T19">c</text:span><text:span text:style-name="T18">heuons maintenant ce qui nous reste à dire<text:line-break/>des mouuemens. </text:span><text:span text:style-name="T19">Ie</text:span><text:span text:style-name="T18"> pense que voicy le lieu propre<text:line-break/>à vous confirmer sur</text:span><text:span text:style-name="T19"> </text:span><text:span text:style-name="T18">ce sujet par des raisons nou-<text:line-break/>uelles, qu’s</text:span><text:span text:style-name="T19">l</text:span><text:span text:style-name="T18"> n</text:span><text:span text:style-name="T19">’y</text:span><text:span text:style-name="T18"> a rien de corporel qui se puisse<text:line-break/>porter en haut par ses propres forces. Icy les<text:line-break/>corps des</text:span><text:span text:style-name="T19"> </text:span><text:span text:style-name="T18">fl</text:span><text:span text:style-name="T19">a</text:span><text:span text:style-name="T18">mes</text:span><text:span text:style-name="T19"> </text:span><text:span text:style-name="T18">ne vous doiuent point deceuoir:<text:line-break/>car ils</text:span><text:span text:style-name="T19"> l'</text:span><text:span text:style-name="T18">engendrent vers</text:span><text:span text:style-name="T19"> </text:span><text:span text:style-name="T18">la</text:span><text:span text:style-name="T19"> </text:span><text:span text:style-name="T18">partie</text:span><text:span text:style-name="T19"> </text:span><text:span text:style-name="T18">supérieure, </text:span><text:span text:style-name="T19">&amp;<text:line-break/></text:span><text:span text:style-name="T18">prennent de ce costé-là leur accroissement : com-<text:line-break/>me nous voyons que les bleds se l</text:span><text:span text:style-name="T19">e</text:span><text:span text:style-name="T18">u</text:span><text:span text:style-name="T19">e</text:span><text:span text:style-name="T18">nt de la ter</text:span><text:span text:style-name="T19">-<text:line-break/></text:span><text:span text:style-name="T18">r</text:span><text:span text:style-name="T19">e,</text:span><text:span text:style-name="T18">&amp; que les arbrisseaux deuiennent grands, là o</text:span><text:span text:style-name="T19">u<text:line-break/></text:span><text:span text:style-name="T18">toute pesanteur se porte tousiours en bas autant<text:line-break/>qu</text:span><text:span text:style-name="T19">’</text:span><text:span text:style-name="T18">i</text:span><text:span text:style-name="T19">l</text:span><text:span text:style-name="T18"> est en son pouuoir</text:span><text:span text:style-name="T19">.</text:span><text:span text:style-name="T18"> Et quand les feux mon</text:span><text:span text:style-name="T19">-<text:line-break/></text:span><text:span text:style-name="T18">tent en haut sur les toicts des maison</text:span><text:span text:style-name="T19">s</text:span><text:span text:style-name="T18">, &amp; que<text:line-break/>d'une</text:span><text:span text:style-name="T19"> </text:span><text:span text:style-name="T18">flame prompte, il</text:span><text:span text:style-name="T19">sde</text:span><text:span text:style-name="T18">uor</text:span><text:span text:style-name="T19">e</text:span><text:span text:style-name="T18">nt les poutres</text:span><text:span text:style-name="T19"> &amp;<text:line-break/></text:span><text:span text:style-name="T18">les cheuron</text:span><text:span text:style-name="T19">s</text:span><text:span text:style-name="T18">, il ne faut</text:span><text:span text:style-name="T19"> </text:span><text:span text:style-name="T18">pas neantmoins se pers</text:span><text:span text:style-name="T19">u</text:span><text:span text:style-name="T18">a-<text:line-break/>der que sans vne force </text:span><text:span text:style-name="T19">e</text:span><text:span text:style-name="T18">stranger</text:span><text:span text:style-name="T19">e</text:span><text:span text:style-name="T18">, ils y pûlsent<text:line-break/>paru</text:span><text:span text:style-name="T19">e</text:span><text:span text:style-name="T18">nir</text:span><text:span text:style-name="T19"> </text:span><text:span text:style-name="T18">de</text:span><text:span text:style-name="T19"> </text:span><text:span text:style-name="T18">leur mouuement : comme par exem</text:span><text:span text:style-name="T19">-<text:line-break/></text:span><text:span text:style-name="T18">ple </text:span><text:span text:style-name="T19">,</text:span><text:span text:style-name="T18"> quand on tir</text:span><text:span text:style-name="T19">e</text:span><text:span text:style-name="T18"> du sang de nos veine</text:span><text:span text:style-name="T19">s</text:span><text:span text:style-name="T18">, le s</text:span><text:span text:style-name="T19">i</text:span><text:span text:style-name="T18">ing<text:line-break/>se soûleue en haut &amp; rejaillit de tous cost</text:span><text:span text:style-name="T19">e</text:span><text:span text:style-name="T18">z. Ne<text:line-break/>voyez-vous pas aussi de quelle force l’eau repousse<text:line-break/>l</text:span><text:span text:style-name="T19">e</text:span><text:span text:style-name="T18">s chevrons &amp; les poutres : car d’autant plus que<text:line-break/>nous les auons precipit</text:span><text:span text:style-name="T19">çz</text:span><text:span text:style-name="T18"> dans le fonds , </text:span><text:span text:style-name="T19">&amp;</text:span><text:span text:style-name="T18"> que<text:line-break/>nous auons employé de la </text:span><text:span text:style-name="T19">vi</text:span><text:span text:style-name="T18">olence pour les con-<text:line-break/></text:span><text:span text:style-name="T19">r</text:span><text:span text:style-name="T18">raindre d</text:span><text:span text:style-name="T19">’y</text:span><text:span text:style-name="T18"> demeure</text:span><text:span text:style-name="T19">r</text:span><text:span text:style-name="T18">, l’</text:span><text:span text:style-name="T19">p</text:span><text:span text:style-name="T18">nde qui les reuomi</text:span><text:span text:style-name="T19">t</text:span><text:span text:style-name="T18"> </text:span><text:span text:style-name="T19">efi</text:span></text:p>
      <text:p text:style-name="P11"><text:span text:style-name="T19">LEII</text:span><text:span text:style-name="T18">.L</text:span><text:span text:style-name="T19">r</text:span><text:span text:style-name="T18">vR</text:span><text:span text:style-name="T19">EDELv</text:span><text:span text:style-name="T18">C</text:span><text:span text:style-name="T19">R</text:span><text:span text:style-name="T18">Ec</text:span><text:span text:style-name="T19">E.’</text:span><text:span text:style-name="T18"> </text:span><text:span text:style-name="T19">57<text:line-break/></text:span><text:span text:style-name="T18">haut auec d’autant plus de force, en cache moins<text:line-break/>sur sa surface , qu’il n’en paroist dehors. </text:span><text:span text:style-name="T19">I</text:span><text:span text:style-name="T18">e pense<text:line-break/>toutesfois que nous ne deuons point douter que<text:line-break/>toutes ces choses autant qu</text:span><text:span text:style-name="T19">’</text:span><text:span text:style-name="T18">i</text:span><text:span text:style-name="T19">l</text:span><text:span text:style-name="T18"> est</text:span><text:span text:style-name="T19"> </text:span><text:span text:style-name="T18">en elles</text:span><text:span text:style-name="T19">j</text:span><text:span text:style-name="T18">n</text:span><text:span text:style-name="T19">e</text:span><text:span text:style-name="T18">ten</text:span><text:span text:style-name="T19">-<text:line-break/></text:span><text:span text:style-name="T18">dent contre bas au trauers du Vuid</text:span><text:span text:style-name="T19">e</text:span><text:span text:style-name="T18"> qui n</text:span><text:span text:style-name="T19">’</text:span><text:span text:style-name="T18">est<text:line-break/>point remply. Ainsi les flames par vne certaine<text:line-break/>impression</text:span><text:span text:style-name="T19">,</text:span><text:span text:style-name="T18"> doiuent monter parmy les souffles de<text:line-break/>l'air, quoy que</text:span><text:span text:style-name="T19"> </text:span><text:span text:style-name="T18">leur poids qui tend aussi en bas;<text:line-break/>y resiste de tout</text:span><text:span text:style-name="T19"> f</text:span><text:span text:style-name="T18">on pouuoir. Ne voyez vous pas<text:line-break/>ces flambeaux nocturnes qui s’enuolent vers</text:span><text:span text:style-name="T19"> </text:span><text:span text:style-name="T18">le<text:line-break/>Cie</text:span><text:span text:style-name="T19">l</text:span><text:span text:style-name="T18">, laissan</text:span><text:span text:style-name="T19">t</text:span><text:span text:style-name="T18"> des longues traces de flames de<text:line-break/>quelque costé que</text:span><text:span text:style-name="T19"> </text:span><text:span text:style-name="T18">la Nature leur ouure le che-<text:line-break/>min ? Ne voyez vous pas les estoiles &amp; les feux du<text:line-break/>Ciel tomber vers la terre </text:span><text:span text:style-name="T19">î</text:span><text:span text:style-name="T18"> Le Solei</text:span><text:span text:style-name="T19">l</text:span><text:span text:style-name="T18">, du sommet<text:line-break/>de sa spher</text:span><text:span text:style-name="T19">e</text:span><text:span text:style-name="T18">, disperse de tous costez son ardeur,</text:span><text:span text:style-name="T19">&amp;<text:line-break/></text:span><text:span text:style-name="T18">embellit de sa lumiere les champs cultiuez. Il est<text:line-break/>donc</text:span><text:span text:style-name="T19"> </text:span><text:span text:style-name="T18">vray</text:span><text:span text:style-name="T19"> </text:span><text:span text:style-name="T18">que la chaleur melm</text:span><text:span text:style-name="T19">e</text:span><text:span text:style-name="T18"> du Soleil</text:span><text:span text:style-name="T19"> s</text:span><text:span text:style-name="T18">'ab-<text:line-break/>baisse vers la terre, &amp; vous ne po</text:span><text:span text:style-name="T19">uu</text:span><text:span text:style-name="T18">ez ignorer que<text:line-break/>les foudres au trauers des pluyes</text:span><text:span text:style-name="T19">j</text:span><text:span text:style-name="T18">ne</text:span><text:span text:style-name="T19"> </text:span><text:span text:style-name="T18">volent cà&amp; là,<text:line-break/>&amp; que forçant les obstacles des nuée</text:span><text:span text:style-name="T19">s</text:span><text:span text:style-name="T18">, ils ne tom</text:span><text:span text:style-name="T19">-<text:line-break/></text:span><text:span text:style-name="T18">bent</text:span><text:span text:style-name="T19"> </text:span><text:span text:style-name="T18">souuent à terre, poussez par la violence d</text:span><text:span text:style-name="T19">e<text:line-break/></text:span><text:span text:style-name="T18">leur a</text:span><text:span text:style-name="T19">r</text:span><text:span text:style-name="T18">deur</text:span><text:span text:style-name="T19">.</text:span></text:p>
      <text:p text:style-name="Texte_20_du_20_corps"><text:span text:style-name="T18">En cela nous souhaitons aussi que vous con- </text:span><text:span text:style-name="T19">,<text:line-break/></text:span><text:span text:style-name="T18">noissiez que</text:span><text:span text:style-name="T19"> </text:span><text:span text:style-name="T18">les premiers corps ou principes sont<text:line-break/>directement portez en bas de leur propre poids<text:line-break/>au trauers du vuid</text:span><text:span text:style-name="T19">e,</text:span><text:span text:style-name="T18"> ils se destou</text:span><text:span text:style-name="T19">t</text:span><text:span text:style-name="T18">nent tant</text:span><text:span text:style-name="T19"> </text:span><text:span text:style-name="T18">soit<text:line-break/>peu du droit chemin en ba</text:span><text:span text:style-name="T19">s,</text:span><text:span text:style-name="T18"> sans d</text:span><text:span text:style-name="T19">é</text:span><text:span text:style-name="T18">termination<text:line-break/>toutesfois de temps ny de lieu , &amp; cela en telle<text:line-break/></text:span><text:span text:style-name="T19">F</text:span><text:span text:style-name="T18">orte que l</text:span><text:span text:style-name="T19">’o</text:span><text:span text:style-name="T18">n puisse </text:span><text:span text:style-name="T19">f</text:span><text:span text:style-name="T18">eulement dire qu</text:span><text:span text:style-name="T19">’il</text:span><text:span text:style-name="T18"> y a Vn<text:line-break/></text:span><text:span text:style-name="T19">l</text:span><text:span text:style-name="T18">eger deuoyement ou déclinaison</text:span><text:span text:style-name="T19">.</text:span><text:span text:style-name="T18"> Que s</text:span><text:span text:style-name="T19">’</text:span><text:span text:style-name="T18">i</text:span><text:span text:style-name="T19">l</text:span><text:span text:style-name="T18">s n’a</text:span><text:span text:style-name="T19">-<text:line-break/></text:span><text:span text:style-name="T18">uoient point cette declinaison les </text:span><text:span text:style-name="T19">V</text:span><text:span text:style-name="T18">n</text:span><text:span text:style-name="T19">s</text:span><text:span text:style-name="T18"> vers les<text:line-break/>autres </text:span><text:span text:style-name="T19">.-</text:span><text:span text:style-name="T18"> mais tomboient tous à trauers le vuide,<text:line-break/>en égale distance entre eux , de la mesine sorte<text:line-break/>que nous voyons tomber les grosses go</text:span><text:span text:style-name="T19">û</text:span><text:span text:style-name="T18">tes d'un</text:span><text:span text:style-name="T19">e</text:span></text:p>
      <text:p text:style-name="P11"><text:span text:style-name="T19">5R</text:span><text:span text:style-name="T18"> LE I</text:span><text:span text:style-name="T19">L</text:span><text:span text:style-name="T18"> LIVRE D</text:span><text:span text:style-name="T19">EL</text:span><text:span text:style-name="T18">vCR</text:span><text:span text:style-name="T19">ECE</text:span><text:span text:style-name="T18">.<text:line-break/></text:span><text:span text:style-name="T19">f</text:span><text:span text:style-name="T18">orte</text:span><text:span text:style-name="T19"> </text:span><text:span text:style-name="T18">pluye; iamais il n</text:span><text:span text:style-name="T19">’y</text:span><text:span text:style-name="T18"> auroit de rencontre ny<text:line-break/>d’</text:span><text:span text:style-name="T19">n</text:span><text:span text:style-name="T18">npres</text:span><text:span text:style-name="T19">si</text:span><text:span text:style-name="T18">on aux principes </text:span><text:span text:style-name="T19">,</text:span><text:span text:style-name="T18"> &amp; iamais la Nature<text:line-break/>n</text:span><text:span text:style-name="T19">ep</text:span><text:span text:style-name="T18">rodulroit rien</text:span><text:span text:style-name="T19">.</text:span><text:span text:style-name="T18"> Si neantmoi</text:span><text:span text:style-name="T19">i</text:span><text:span text:style-name="T18">i</text:span><text:span text:style-name="T19">s</text:span><text:span text:style-name="T18"> quelqu'un se </text:span><text:span text:style-name="T19">.<text:line-break/></text:span><text:span text:style-name="T18">p</text:span><text:span text:style-name="T19">c</text:span><text:span text:style-name="T18">r</text:span><text:span text:style-name="T19">f</text:span><text:span text:style-name="T18">uade que les corps soient portez </text:span><text:span text:style-name="T19">d</text:span><text:span text:style-name="T18">iue</text:span><text:span text:style-name="T19">rs</text:span><text:span text:style-name="T18">e</text:span><text:span text:style-name="T19">m</text:span><text:span text:style-name="T18">en</text:span><text:span text:style-name="T19">t<text:line-break/></text:span><text:span text:style-name="T18">par le vuide auec d autant pl</text:span><text:span text:style-name="T19">u</text:span><text:span text:style-name="T18">s de vitesse qu’</text:span><text:span text:style-name="T19">il</text:span><text:span text:style-name="T18">s<text:line-break/>s</text:span><text:span text:style-name="T19">o</text:span><text:span text:style-name="T18">nt plus</text:span><text:span text:style-name="T19"> pe</text:span><text:span text:style-name="T18">s</text:span><text:span text:style-name="T19">ans,</text:span><text:span text:style-name="T18"> &amp; par ce moyen peuuent ren-<text:line-break/>contrer en leur cheute les corps legers, </text:span><text:span text:style-name="T19">&amp; </text:span><text:span text:style-name="T18">ainsi<text:line-break/>fal</text:span><text:span text:style-name="T19">t</text:span><text:span text:style-name="T18">e des impressions qui puissent donner au</text:span><text:span text:style-name="T19">x<text:line-break/></text:span><text:span text:style-name="T18">mou</text:span><text:span text:style-name="T19">u</text:span><text:span text:style-name="T18">emen</text:span><text:span text:style-name="T19">s</text:span><text:span text:style-name="T18"> l</text:span><text:span text:style-name="T19">af</text:span><text:span text:style-name="T18">aculté de produire </text:span><text:span text:style-name="T19">3</text:span><text:span text:style-name="T18"> Celuy-làsest<text:line-break/>fort éloigné de la droite v</text:span><text:span text:style-name="T19">oye</text:span><text:span text:style-name="T18"> de la raison. Car<text:line-break/>de toutes les choses qui tombent en bas au tra-<text:line-break/>uer</text:span><text:span text:style-name="T19">s</text:span><text:span text:style-name="T18"> des eaux </text:span><text:span text:style-name="T19">&amp;</text:span><text:span text:style-name="T18"> des airs , il est necessaire que la<text:line-break/>cheut</text:span><text:span text:style-name="T19">es</text:span><text:span text:style-name="T18">oit précipitée à proportion de leu</text:span><text:span text:style-name="T19">rp</text:span><text:span text:style-name="T18">e-<text:line-break/>fa</text:span><text:span text:style-name="T19">u</text:span><text:span text:style-name="T18">te</text:span><text:span text:style-name="T19">u</text:span><text:span text:style-name="T18">r</text:span><text:span text:style-name="T19"> </text:span><text:span text:style-name="T18">: d'autant que</text:span><text:span text:style-name="T19"> </text:span><text:span text:style-name="T18">les corps de l’eau , </text:span><text:span text:style-name="T19">&amp;</text:span><text:span text:style-name="T18"> l</text:span><text:span text:style-name="T19">an</text:span><text:span text:style-name="T18">a-<text:line-break/>turetendre de l ai</text:span><text:span text:style-name="T19">r</text:span><text:span text:style-name="T18">,</text:span><text:span text:style-name="T19"> </text:span><text:span text:style-name="T18">ne les peuue</text:span><text:span text:style-name="T19">n</text:span><text:span text:style-name="T18">t pas également</text:span></text:p>
      <text:p text:style-name="Texte_20_du_20_corps"><text:span text:style-name="T19">I</text:span><text:span text:style-name="T18"> retarde</text:span><text:span text:style-name="T19">r</text:span><text:span text:style-name="T18">, &amp; que les plus déliez font aussi les plus<text:line-break/></text:span><text:span text:style-name="T19">p</text:span><text:span text:style-name="T18">rompt</text:span><text:span text:style-name="T19">sàc</text:span><text:span text:style-name="T18">ede</text:span><text:span text:style-name="T19">rà</text:span><text:span text:style-name="T18"> ce qui</text:span><text:span text:style-name="T19"> </text:span><text:span text:style-name="T18">est pesant</text:span><text:span text:style-name="T19">.</text:span><text:span text:style-name="T18"> Mi</text:span><text:span text:style-name="T19">islcv</text:span><text:span text:style-name="T18">ulde<text:line-break/>ne</text:span><text:span text:style-name="T19">.p</text:span><text:span text:style-name="T18">e</text:span><text:span text:style-name="T19">ut</text:span><text:span text:style-name="T18"> résister à</text:span><text:span text:style-name="T19"> </text:span><text:span text:style-name="T18">aucune chos</text:span><text:span text:style-name="T19">e</text:span><text:span text:style-name="T18"> de quelque collé<text:line-break/>que</text:span><text:span text:style-name="T19"> </text:span><text:span text:style-name="T18">ce </text:span><text:span text:style-name="T19">fi</text:span><text:span text:style-name="T18">ait</text:span><text:span text:style-name="T19">,</text:span><text:span text:style-name="T18"> ny en quelque temps que ce puisse<text:line-break/>estr</text:span><text:span text:style-name="T19">e</text:span><text:span text:style-name="T18">, pour l</text:span><text:span text:style-name="T19">le</text:span><text:span text:style-name="T18">mpe</text:span><text:span text:style-name="T19">le</text:span><text:span text:style-name="T18">her d</text:span><text:span text:style-name="T19">o</text:span><text:span text:style-name="T18"> par</text:span><text:span text:style-name="T19">u</text:span><text:span text:style-name="T18">eni</text:span><text:span text:style-name="T19">cou</text:span><text:span text:style-name="T18"> sa nature<text:line-break/>le porte ; C’est pou</text:span><text:span text:style-name="T19">r</text:span><text:span text:style-name="T18">quoy toutes choses doiuent<text:line-break/>es</text:span><text:span text:style-name="T19">t</text:span><text:span text:style-name="T18">re portées également quoy qu</text:span><text:span text:style-name="T19">e </text:span><text:span text:style-name="T18">d'un poids ine-<text:line-break/>galà</text:span><text:span text:style-name="T19"> </text:span><text:span text:style-name="T18">tra</text:span><text:span text:style-name="T19">uc</text:span><text:span text:style-name="T18">rsle</text:span><text:span text:style-name="T19"> </text:span><text:span text:style-name="T18">vuide</text:span><text:span text:style-name="T19">.</text:span><text:span text:style-name="T18"> Les chos</text:span><text:span text:style-name="T19">e</text:span><text:span text:style-name="T18">s pesantes venant<text:line-break/>d’enhatit ne pourront donc iamais se rencontrer<text:line-break/>auec les legeres, ny produire par elles m</text:span><text:span text:style-name="T19">ef</text:span><text:span text:style-name="T18">me</text:span><text:span text:style-name="T19">sc</text:span><text:span text:style-name="T18">es<text:line-break/>Coups qui diuerlifient les mo</text:span><text:span text:style-name="T19">u</text:span><text:span text:style-name="T18">uemens par les</text:span><text:span text:style-name="T19">-<text:line-break/></text:span><text:span text:style-name="T18">quels la Nature </text:span><text:span text:style-name="T19">s</text:span><text:span text:style-name="T18">ait tout ; Il faut donc de ne</text:span><text:span text:style-name="T19">-<text:line-break/>cc</text:span><text:span text:style-name="T18">ssité , comme </text:span><text:span text:style-name="T19">ie</text:span><text:span text:style-name="T18"> l'ay des-</text:span><text:span text:style-name="T19">j</text:span><text:span text:style-name="T18">a dit </text:span><text:span text:style-name="T19">,</text:span><text:span text:style-name="T18"> q</text:span><text:span text:style-name="T19">u</text:span><text:span text:style-name="T18">e les<text:line-break/>corps inclinent tant</text:span><text:span text:style-name="T19"> </text:span><text:span text:style-name="T18">soit peu</text:span><text:span text:style-name="T19"> </text:span><text:span text:style-name="T18">de quelque</text:span><text:span text:style-name="T19"> c</text:span><text:span text:style-name="T18">osté : il<text:line-break/>faut, dis-je , de ne</text:span><text:span text:style-name="T19">c</text:span><text:span text:style-name="T18">essité , qu’ils inclinent d'une<text:line-break/>manière</text:span><text:span text:style-name="T19"> </text:span><text:span text:style-name="T18">presque</text:span><text:span text:style-name="T19"> </text:span><text:span text:style-name="T18">insensible</text:span><text:span text:style-name="T19">,</text:span><text:span text:style-name="T18"> de peur que nous ne<text:line-break/>senablions feindre des </text:span><text:span text:style-name="T19">m</text:span><text:span text:style-name="T18">ouueme</text:span><text:span text:style-name="T19">n</text:span><text:span text:style-name="T18">s obliques qui<text:line-break/>r</text:span><text:span text:style-name="T19">e</text:span><text:span text:style-name="T18">pugnen</text:span><text:span text:style-name="T19">tà</text:span><text:span text:style-name="T18"> la</text:span><text:span text:style-name="T19"> </text:span><text:span text:style-name="T18">v</text:span><text:span text:style-name="T19">e</text:span><text:span text:style-name="T18">nté Car</text:span><text:span text:style-name="T19"> </text:span><text:span text:style-name="T18">il est facile</text:span><text:span text:style-name="T19"> </text:span><text:span text:style-name="T18">d’apperce-<text:line-break/></text:span><text:span text:style-name="T19">n</text:span><text:span text:style-name="T18">oi</text:span><text:span text:style-name="T19">r</text:span><text:span text:style-name="T18">, </text:span><text:span text:style-name="T19">&amp;</text:span><text:span text:style-name="T18"> n</text:span><text:span text:style-name="T19">ou</text:span><text:span text:style-name="T18">s le vo</text:span><text:span text:style-name="T19">yo</text:span><text:span text:style-name="T18">ns clairem</text:span><text:span text:style-name="T19">c</text:span><text:span text:style-name="T18">nt,que les poids</text:span></text:p>
      <text:p text:style-name="P11"><text:span text:style-name="T19">LE</text:span><text:span text:style-name="T18"> </text:span><text:span text:style-name="T19">II</text:span><text:span text:style-name="T18">. L</text:span><text:span text:style-name="T19">ï</text:span><text:span text:style-name="T18">vRE DE LvCREcE</text:span><text:span text:style-name="T19">?</text:span><text:span text:style-name="T18"> </text:span><text:span text:style-name="T21">59<text:line-break/></text:span><text:span text:style-name="T18">autant qu’il est en eux ne s</text:span><text:span text:style-name="T19">ç</text:span><text:span text:style-name="T18">a</text:span><text:span text:style-name="T19">u</text:span><text:span text:style-name="T18">roien</text:span><text:span text:style-name="T19">t</text:span><text:span text:style-name="T18"> aller obli-<text:line-break/>q</text:span><text:span text:style-name="T19">u</text:span><text:span text:style-name="T18">em</text:span><text:span text:style-name="T19">e</text:span><text:span text:style-name="T18">n</text:span><text:span text:style-name="T19">t.</text:span><text:span text:style-name="T18"> quand ils se précipitent d’en-hau</text:span><text:span text:style-name="T19">r</text:span><text:span text:style-name="T18">, ce<text:line-break/>que </text:span><text:span text:style-name="T124">vous</text:span><text:span text:style-name="T18"> pouu</text:span><text:span text:style-name="T19">e</text:span><text:span text:style-name="T18">z voir aussi bien a</text:span><text:span text:style-name="T19">i</text:span><text:span text:style-name="T18">sément : mais<text:line-break/>qui pourrait discerner que</text:span><text:span text:style-name="T19">ri</text:span><text:span text:style-name="T18">en ne se destourne de<text:line-break/>la droite ligne</text:span><text:span text:style-name="T19">.</text:span><text:span text:style-name="T18">du bon chemin ?</text:span></text:p>
      <text:p text:style-name="Texte_20_du_20_corps"><text:span text:style-name="T18">Enfin si tout mouuement est tous</text:span><text:span text:style-name="T19">i</text:span><text:span text:style-name="T18">ours e</text:span><text:span text:style-name="T19">u-<text:line-break/></text:span><text:span text:style-name="T18">chaisn</text:span><text:span text:style-name="T19">é</text:span><text:span text:style-name="T18">, &amp; qu</text:span><text:span text:style-name="T19">e</text:span><text:span text:style-name="T18"> tousiours v</text:span><text:span text:style-name="T19">nn</text:span><text:span text:style-name="T18">ouueau naisse d'un<text:line-break/>ancien par </text:span><text:span text:style-name="T19">vn</text:span><text:span text:style-name="T18"> certain ordre : si les principes en<text:line-break/>déclinant ne font point </text:span><text:span text:style-name="T19">v</text:span><text:span text:style-name="T18">n principe de </text:span><text:span text:style-name="T19">rn</text:span><text:span text:style-name="T18">ouue-<text:line-break/></text:span><text:span text:style-name="T19">rn</text:span><text:span text:style-name="T18">ont qui rompe les loix du destin </text:span><text:span text:style-name="T19">,</text:span><text:span text:style-name="T18"> de peur que<text:line-break/>dans </text:span><text:span text:style-name="T19">l</text:span><text:span text:style-name="T18">’infiny vn</text:span><text:span text:style-name="T19">e</text:span><text:span text:style-name="T18"> cau</text:span><text:span text:style-name="T19">f</text:span><text:span text:style-name="T18">e ne </text:span><text:span text:style-name="T19">sii</text:span><text:span text:style-name="T18">iue tousiours vne au-<text:line-break/>tre ca</text:span><text:span text:style-name="T19">u</text:span><text:span text:style-name="T18">se </text:span><text:span text:style-name="T99">;</text:span><text:span text:style-name="T18"> d’où vient que la volonté demeure li-<text:line-break/>bre au</text:span><text:span text:style-name="T19">x</text:span><text:span text:style-name="T18"> animaux </text:span><text:span text:style-name="T19">sii</text:span><text:span text:style-name="T18">r la terre ? D’o</text:span><text:span text:style-name="T19">ù</text:span><text:span text:style-name="T18"> vient dis</text:span><text:span text:style-name="T19">-l</text:span><text:span text:style-name="T18">e,<text:line-break/>quelle est arrachée au pouuoir de la Destinée</text:span><text:span text:style-name="T19">,<text:line-break/></text:span><text:span text:style-name="T18">estant celle</text:span><text:span text:style-name="T19">-</text:span><text:span text:style-name="T18">l</text:span><text:span text:style-name="T19">am</text:span><text:span text:style-name="T18">es</text:span><text:span text:style-name="T19">i</text:span><text:span text:style-name="T18">n</text:span><text:span text:style-name="T19">eq</text:span><text:span text:style-name="T18">ui nous fait au</text:span><text:span text:style-name="T19">a</text:span><text:span text:style-name="T18">nc</text:span><text:span text:style-name="T19">e</text:span><text:span text:style-name="T18">r où la<text:line-break/>volupté nous conduit </text:span><text:span text:style-name="T19">î</text:span><text:span text:style-name="T18"> Nous détournons aussi<text:line-break/>nos mouuemens, non point en vn temps</text:span><text:span text:style-name="T19"> </text:span><text:span text:style-name="T18">asse</text:span><text:span text:style-name="T19">u</text:span><text:span text:style-name="T18">ré,<text:line-break/>ny dan</text:span><text:span text:style-name="T19">sv</text:span><text:span text:style-name="T18">n</text:span><text:span text:style-name="T19">er</text:span><text:span text:style-name="T18">égion certaine, maiso</text:span><text:span text:style-name="T19">ùn</text:span><text:span text:style-name="T18">ostr</text:span><text:span text:style-name="T19">ef</text:span><text:span text:style-name="T18">an-<text:line-break/>tai</text:span><text:span text:style-name="T19">lle</text:span><text:span text:style-name="T18"> nous porte. Car , sans dout</text:span><text:span text:style-name="T19">e</text:span><text:span text:style-name="T18">, la volonté de<text:line-break/>chacun donne le principe à ces chose</text:span><text:span text:style-name="T19">s</text:span><text:span text:style-name="T18">, &amp; de là le<text:line-break/>mouuement s’écoule dans le</text:span><text:span text:style-name="T19">smé</text:span><text:span text:style-name="T18">bres. Ne voyez-<text:line-break/>vous pas que tout aussi</text:span><text:span text:style-name="T19">-</text:span><text:span text:style-name="T18">tost que les barrieres s</text:span><text:span text:style-name="T19">o</text:span><text:span text:style-name="T18">nt<text:line-break/>ouuer</text:span><text:span text:style-name="T19">t</text:span><text:span text:style-name="T18">es</text:span><text:span text:style-name="T19">jl</text:span><text:span text:style-name="T18">es Cheuaux ont plus d’impatience de<text:line-break/>les</text:span><text:span text:style-name="T19"> </text:span><text:span text:style-name="T18">franchir</text:span><text:span text:style-name="T19">,</text:span><text:span text:style-name="T18"> qu'ils n</text:span><text:span text:style-name="T19">le</text:span><text:span text:style-name="T18">n ont de pouuoir : aussi ne<text:line-break/>faut</text:span><text:span text:style-name="T19">-</text:span><text:span text:style-name="T18">il point douter qu il ne faille que l</text:span><text:span text:style-name="T19">’</text:span><text:span text:style-name="T18">Am</text:span><text:span text:style-name="T19">e<text:line-break/></text:span><text:span text:style-name="T18">cherche &amp; s</text:span><text:span text:style-name="T19">i</text:span><text:span text:style-name="T18">liue pa</text:span><text:span text:style-name="T19">t</text:span><text:span text:style-name="T18"> tout le Corps l'abond</text:span><text:span text:style-name="T19">à</text:span><text:span text:style-name="T18">ce de la<text:line-break/>m</text:span><text:span text:style-name="T19">a</text:span><text:span text:style-name="T18">tie</text:span><text:span text:style-name="T19">tee</text:span><text:span text:style-name="T18">xcitée de tous les m</text:span><text:span text:style-name="T19">e</text:span><text:span text:style-name="T18">bres</text:span><text:span text:style-name="T19">,</text:span><text:span text:style-name="T18">afin q</text:span><text:span text:style-name="T19">ue</text:span><text:span text:style-name="T18"> pa</text:span><text:span text:style-name="T19">t</text:span><text:span text:style-name="T18"> vn<text:line-break/>commun effort elle </text:span><text:span text:style-name="T19">fr</text:span><text:span text:style-name="T18">ilue </text:span><text:span text:style-name="T19">l</text:span><text:span text:style-name="T18">’inclination de I</text:span><text:span text:style-name="T19">lef</text:span><text:span text:style-name="T18">prit:<text:line-break/></text:span><text:span text:style-name="T19">&amp;</text:span><text:span text:style-name="T18"> pa</text:span><text:span text:style-name="T19">rc</text:span><text:span text:style-name="T18">e moyen vous v</text:span><text:span text:style-name="T19">e</text:span><text:span text:style-name="T18">rrés l</text:span><text:span text:style-name="T19">’</text:span><text:span text:style-name="T18">origine d</text:span><text:span text:style-name="T19">nm</text:span><text:span text:style-name="T18">ou</text:span><text:span text:style-name="T19">ue</text:span><text:span text:style-name="T18">-<text:line-break/></text:span><text:span text:style-name="T19">i.</text:span><text:span text:style-name="T18"> ment qui pro</text:span><text:span text:style-name="T19">c</text:span><text:span text:style-name="T18">ede du cœur &amp; </text:span><text:span text:style-name="T19">il</text:span><text:span text:style-name="T18"> la volont</text:span><text:span text:style-name="T19">é</text:span><text:span text:style-name="T18">, &amp; se<text:line-break/>communique en </text:span><text:span text:style-name="T19">f</text:span><text:span text:style-name="T18">uite p</text:span><text:span text:style-name="T19">at</text:span><text:span text:style-name="T18"> tout le corps</text:span><text:span text:style-name="T19">.</text:span><text:span text:style-name="T18"> Ce n'est<text:line-break/>point vne me</text:span><text:span text:style-name="T19">si</text:span><text:span text:style-name="T18">ne chos</text:span><text:span text:style-name="T19">e,</text:span><text:span text:style-name="T18"> lors que</text:span><text:span text:style-name="T19">st</text:span><text:span text:style-name="T18">ans poussez<text:line-break/>par quelque e</text:span><text:span text:style-name="T19">ffo</text:span><text:span text:style-name="T18">rt</text:span><text:span text:style-name="T19">,</text:span><text:span text:style-name="T18"> nous </text:span><text:span text:style-name="T19">a</text:span><text:span text:style-name="T18">u</text:span><text:span text:style-name="T19">a</text:span><text:span text:style-name="T18">ncons par les grandes<text:line-break/>forces d'un autr</text:span><text:span text:style-name="T19">e</text:span><text:span text:style-name="T18">, &amp; par </text:span><text:span text:style-name="T19">v</text:span><text:span text:style-name="T18">n</text:span><text:span text:style-name="T19">e</text:span><text:span text:style-name="T18"> violente contrainte</text:span><text:span text:style-name="T19">.-</text:span></text:p>
      <text:p text:style-name="P11"><text:span text:style-name="T20">60</text:span><text:span text:style-name="T18"> </text:span><text:span text:style-name="T19">LE</text:span><text:span text:style-name="T18"> I</text:span><text:span text:style-name="T19">L</text:span><text:span text:style-name="T18"> L</text:span><text:span text:style-name="T19">tvRE</text:span><text:span text:style-name="T18"> </text:span><text:span text:style-name="T124">De</text:span><text:span text:style-name="T18"> LvcRE</text:span><text:span text:style-name="T19">c</text:span><text:span text:style-name="T18">E</text:span><text:span text:style-name="T19">.<text:line-break/></text:span><text:span text:style-name="T18">car alors il nous est é</text:span><text:span text:style-name="T19">l</text:span><text:span text:style-name="T18">udent que malgré nous</text:span><text:span text:style-name="T19">,<text:line-break/></text:span><text:span text:style-name="T18">toute la </text:span><text:span text:style-name="T19">rn</text:span><text:span text:style-name="T18">atiere du corps s</text:span><text:span text:style-name="T19">ie</text:span><text:span text:style-name="T18">n va, </text:span><text:span text:style-name="T19">&amp; </text:span><text:span text:style-name="T18">quelle est<text:line-break/>entraisnée iusques à ce que la volonté la reprime<text:line-break/>dans</text:span><text:span text:style-name="T19"> </text:span><text:span text:style-name="T18">tous</text:span><text:span text:style-name="T19"> </text:span><text:span text:style-name="T18">les membres</text:span><text:span text:style-name="T19">.</text:span></text:p>
      <text:p text:style-name="Texte_20_du_20_corps"><text:span text:style-name="T18">Maintenant donc ne voyez vous</text:span><text:span text:style-name="T19"> </text:span><text:span text:style-name="T18">pas que</text:span><text:span text:style-name="T19"> </text:span><text:span text:style-name="T18">bien<text:line-break/>qu'une force exterieure en contraigne souuent<text:line-break/>plusieurs d’auancer contre leur propre intention,<text:line-break/>voire qu'elle les pousse auec violenc</text:span><text:span text:style-name="T19">e</text:span><text:span text:style-name="T18">, &amp; qu elle<text:line-break/>les entraisne</text:span><text:span text:style-name="T19">ji</text:span><text:span text:style-name="T18">l y </text:span><text:span text:style-name="T19">an</text:span><text:span text:style-name="T18">eantmoins i</text:span><text:span text:style-name="T19">enese</text:span><text:span text:style-name="T18">a</text:span><text:span text:style-name="T19">yq</text:span><text:span text:style-name="T18">uoy<text:line-break/>dans nous q</text:span><text:span text:style-name="T19">ui</text:span><text:span text:style-name="T18"> peut y résister ; &amp; qui en effet y r</text:span><text:span text:style-name="T19">é</text:span><text:span text:style-name="T18">-<text:line-break/>pugne de tout son pouuoir , &amp; à l'a</text:span><text:span text:style-name="T19">r</text:span><text:span text:style-name="T18">bitrage de<text:line-break/>quoy il arriue aussi par fois que l'abondance de la<text:line-break/></text:span><text:span text:style-name="T19">rn</text:span><text:span text:style-name="T18">atiere est forcée d'</text:span><text:span text:style-name="T19">o</text:span><text:span text:style-name="T18">bei</text:span><text:span text:style-name="T19">f</text:span><text:span text:style-name="T18"> par tous les membres,<text:line-break/></text:span><text:span text:style-name="T19">&amp;</text:span><text:span text:style-name="T18"> par toutes les parties du corps , &amp; elle se r</text:span><text:span text:style-name="T19">e</text:span><text:span text:style-name="T18">pri-<text:line-break/>me quand elle est épandu</text:span><text:span text:style-name="T19">c</text:span><text:span text:style-name="T18"> , </text:span><text:span text:style-name="T19">&amp;</text:span><text:span text:style-name="T18"> se remet dans son<text:line-break/>Calme</text:span><text:span text:style-name="T19">.</text:span><text:span text:style-name="T18"> C'est pourquoy il est aussi necessaire que<text:line-break/>Vous reconn</text:span><text:span text:style-name="T19">a</text:span><text:span text:style-name="T18">issiez que cela mesme est dans les se</text:span><text:span text:style-name="T19">-<text:line-break/></text:span><text:span text:style-name="T18">mences ou principes vne cause de mouuement</text:span><text:span text:style-name="T19">,<text:line-break/></text:span><text:span text:style-name="T18">distincte des impressions &amp; des poids</text:span><text:span text:style-name="T19">.</text:span><text:span text:style-name="T18"> D'</text:span><text:span text:style-name="T19">ou</text:span><text:span text:style-name="T18"> vient<text:line-break/>que cette faculté</text:span><text:span text:style-name="T19"> r'e</text:span><text:span text:style-name="T18">st formée en nous </text:span><text:span text:style-name="T19">,</text:span><text:span text:style-name="T18"> pource<text:line-break/>que nous voyons que rien ne se peut faire </text:span><text:span text:style-name="T21">du<text:line-break/>neant </text:span><text:span text:style-name="T20">:</text:span><text:span text:style-name="T21"> car</text:span><text:span text:style-name="T18"> le poids empesch</text:span><text:span text:style-name="T19">e</text:span><text:span text:style-name="T18"> que toutes chofes<text:line-break/>se fassent par les impressionseomme par vne for</text:span><text:span text:style-name="T19">-<text:line-break/></text:span><text:span text:style-name="T18">c</text:span><text:span text:style-name="T19">e</text:span><text:span text:style-name="T18"> estrang</text:span><text:span text:style-name="T19">e</text:span><text:span text:style-name="T18">re. Mais de crainte que la chose mes- </text:span><text:span text:style-name="T19">,<text:line-break/></text:span><text:span text:style-name="T18">me ne contienne point vne n</text:span><text:span text:style-name="T19">e</text:span><text:span text:style-name="T18">c</text:span><text:span text:style-name="T19">e</text:span><text:span text:style-name="T18">ssité interieure<text:line-break/>pour agir en tou</text:span><text:span text:style-name="T19">t</text:span><text:span text:style-name="T18">, &amp; qu</text:span><text:span text:style-name="T19">'u</text:span><text:span text:style-name="T18">n estant comme</text:span><text:span text:style-name="T19"> </text:span><text:span text:style-name="T18">vain-<text:line-break/>cu</text:span><text:span text:style-name="T19">e</text:span><text:span text:style-name="T18"> elle</text:span><text:span text:style-name="T19"> </text:span><text:span text:style-name="T18">ne</text:span><text:span text:style-name="T19"> </text:span><text:span text:style-name="T18">soit point contrainte de supporter</text:span><text:span text:style-name="T19"> </text:span><text:span text:style-name="T18">&amp;<text:line-break/></text:span><text:span text:style-name="T19">’</text:span><text:span text:style-name="T18"> de pa</text:span><text:span text:style-name="T19">r</text:span><text:span text:style-name="T18">ir ; cette petite declinaison des principes<text:line-break/>le fai</text:span><text:span text:style-name="T19">t</text:span><text:span text:style-name="T18">, non toutesfois dans vn lieu dét</text:span><text:span text:style-name="T19">e</text:span><text:span text:style-name="T18">rminé, n</text:span><text:span text:style-name="T19">y<text:line-break/></text:span><text:span text:style-name="T18">- dans vn temps certain.</text:span></text:p>
      <text:p text:style-name="Texte_20_du_20_corps"><text:span text:style-name="T18">Au reste, l’abondance de la Mati</text:span><text:span text:style-name="T19">c</text:span><text:span text:style-name="T18">r</text:span><text:span text:style-name="T19">e</text:span><text:span text:style-name="T18"> ne fut</text:span><text:span text:style-name="T19"> la-</text:span><text:span text:style-name="T18">’<text:line-break/>mais dauantage resserrée , &amp; ne fut aussi iamais<text:line-break/>dilatée auec de plus grands interualles : ca</text:span><text:span text:style-name="T19">r</text:span><text:span text:style-name="T18"> il</text:span><text:span text:style-name="T19"> </text:span><text:span text:style-name="T18">n</text:span><text:span text:style-name="T19">'y<text:line-break/></text:span><text:span text:style-name="T18">a ri</text:span><text:span text:style-name="T19">e</text:span><text:span text:style-name="T18">n en elle qui augmente ou qui diminue</text:span><text:span text:style-name="T19">»</text:span><text:span text:style-name="T18"> Les</text:span></text:p>
      <text:p text:style-name="P11"><text:span text:style-name="T18">LE I</text:span><text:span text:style-name="T19">L</text:span><text:span text:style-name="T18"> L</text:span><text:span text:style-name="T19">IV</text:span><text:span text:style-name="T18">RE DE LVCR</text:span><text:span text:style-name="T19">EC</text:span><text:span text:style-name="T18">E. </text:span><text:span text:style-name="T19">6</text:span><text:span text:style-name="T18">t<text:line-break/></text:span><text:span text:style-name="T19">c</text:span><text:span text:style-name="T18">orps des Principes sont </text:span><text:span text:style-name="T19">a</text:span><text:span text:style-name="T18">ujourd’huy dans le<text:line-break/>mes</text:span><text:span text:style-name="T19">i</text:span><text:span text:style-name="T18">ne mouuement qu'ils estoient auparauant</text:span><text:span text:style-name="T19">,&amp;<text:line-break/></text:span><text:span text:style-name="T18">ils se comporteront tousiours à l</text:span><text:span text:style-name="T19">’</text:span><text:span text:style-name="T18">aduenir de mes-<text:line-break/>. me façon</text:span><text:span text:style-name="T19">.</text:span><text:span text:style-name="T18"> Les choses qui</text:span><text:span text:style-name="T19"> </text:span><text:span text:style-name="T18">ont</text:span><text:span text:style-name="T19"> </text:span><text:span text:style-name="T18">acco</text:span><text:span text:style-name="T19">u</text:span><text:span text:style-name="T18">stumé</text:span><text:span text:style-name="T19"> </text:span><text:span text:style-name="T18">dlestre<text:line-break/>engendrées le seront encore de la mes</text:span><text:span text:style-name="T19">i</text:span><text:span text:style-name="T18">ne sorte:<text:line-break/>elles seron</text:span><text:span text:style-name="T19">t</text:span><text:span text:style-name="T18">, &amp; elles croistronr de mesm</text:span><text:span text:style-name="T19">e</text:span><text:span text:style-name="T18">, &amp; au-<text:line-break/>ron</text:span><text:span text:style-name="T19">tt</text:span><text:span text:style-name="T18">out autant de vertu qu</text:span><text:span text:style-name="T19">i!</text:span><text:span text:style-name="T18"> en est octroyé à<text:line-break/>chacune par les alliances de</text:span><text:span text:style-name="T19"> </text:span><text:span text:style-name="T18">la Nature. N</text:span><text:span text:style-name="T19">ul</text:span><text:span text:style-name="T18">le for</text:span><text:span text:style-name="T19">-<text:line-break/></text:span><text:span text:style-name="T18">ce au reste n</text:span><text:span text:style-name="T19">’</text:span><text:span text:style-name="T18">es</text:span><text:span text:style-name="T19">t</text:span><text:span text:style-name="T18"> capable de changer l’Vniuers : car<text:line-break/>il</text:span><text:span text:style-name="T19"> </text:span><text:span text:style-name="T18">n</text:span><text:span text:style-name="T19">’</text:span><text:span text:style-name="T18">y</text:span><text:span text:style-name="T19"> </text:span><text:span text:style-name="T18">a point de</text:span><text:span text:style-name="T19"> </text:span><text:span text:style-name="T18">lieu au dehors</text:span><text:span text:style-name="T19">,</text:span><text:span text:style-name="T18"> o</text:span><text:span text:style-name="T19">ua</text:span><text:span text:style-name="T18">u</text:span><text:span text:style-name="T19">e</text:span><text:span text:style-name="T18">une chose<text:line-break/>de ce grand Tout puisse aller , ny d’où puisse<text:line-break/>arriuer aucune force capable de changer toute la<text:line-break/>Nature, &amp; de pe</text:span><text:span text:style-name="T19">r</text:span><text:span text:style-name="T18">u</text:span><text:span text:style-name="T19">e</text:span><text:span text:style-name="T18">rtir les Mouuemens</text:span><text:span text:style-name="T19">.</text:span></text:p>
      <text:p text:style-name="Texte_20_du_20_corps"><text:span text:style-name="T18">Parmy ront cela </text:span><text:span text:style-name="T20">,</text:span><text:span text:style-name="T21"> il</text:span><text:span text:style-name="T18"> ne faut point </text:span><text:span text:style-name="T19">r'</text:span><text:span text:style-name="T18">émerueil-<text:line-break/>ler pourquoy tandis que les Principes sont dans<text:line-break/></text:span><text:span text:style-name="T20">.</text:span><text:span text:style-name="T21"> le</text:span><text:span text:style-name="T18"> mouuement</text:span><text:span text:style-name="T19">j</text:span><text:span text:style-name="T18">il semble neantmoins que la masse<text:line-break/>de l’Vniuers ioülsse d'un souuerain repos, exce</text:span><text:span text:style-name="T19">-<text:line-break/></text:span><text:span text:style-name="T18">Îpté si quelque chose vient à </text:span><text:span text:style-name="T19">se</text:span><text:span text:style-name="T18"> remuer en parti</text:span><text:span text:style-name="T19">a</text:span><text:span text:style-name="T18">l</text:span><text:span text:style-name="T19">-<text:line-break/></text:span><text:span text:style-name="T18">ier d’elle mesine</text:span><text:span text:style-name="T19">.</text:span><text:span text:style-name="T18"> Car toute la nature ou grandeur<text:line-break/>des Principes est </text:span><text:span text:style-name="T19">m</text:span><text:span text:style-name="T18">eru</text:span><text:span text:style-name="T19">elUc</text:span><text:span text:style-name="T18">u</text:span><text:span text:style-name="T19">se</text:span><text:span text:style-name="T18">men</text:span><text:span text:style-name="T19">t</text:span><text:span text:style-name="T18"> au dessous de<text:line-break/>nos sens</text:span><text:span text:style-name="T19">.</text:span><text:span text:style-name="T18"> C’est pourquoy comme il vous</text:span><text:span text:style-name="T19"> </text:span><text:span text:style-name="T18">est</text:span><text:span text:style-name="T19"> </text:span><text:span text:style-name="T18">im</text:span><text:span text:style-name="T19">-<text:line-break/>{</text:span><text:span text:style-name="T18">possible de</text:span><text:span text:style-name="T19"> </text:span><text:span text:style-name="T18">les appcrcetioir, il faut bien aussi que<text:line-break/>eurs mouuement</text:span><text:span text:style-name="T19">sf</text:span><text:span text:style-name="T18">e</text:span><text:span text:style-name="T19"> </text:span><text:span text:style-name="T18">dérobent à nostre ve</text:span><text:span text:style-name="T19">ut,</text:span><text:span text:style-name="T18"> </text:span><text:span text:style-name="T19">&amp;<text:line-break/></text:span><text:span text:style-name="T18">d'autant plus que bien soutient les chofe</text:span><text:span text:style-name="T19">s</text:span><text:span text:style-name="T18"> mesines,<text:line-break/>que nous sommes capables de voir ne</text:span><text:span text:style-name="T19"> </text:span><text:span text:style-name="T18">nous pa.<text:line-break/>roissent point auec le mouuement qu</text:span><text:span text:style-name="T19">'</text:span><text:span text:style-name="T18">elles ont,à<text:line-break/>cause de la distance des lieux. L</text:span><text:span text:style-name="T19">e</text:span><text:span text:style-name="T18">s Brebis qui ton</text:span><text:span text:style-name="T19">-<text:line-break/></text:span><text:span text:style-name="T18">dent sur les colines les pa</text:span><text:span text:style-name="T19">ses</text:span><text:span text:style-name="T18">ges délicieux </text:span><text:span text:style-name="T19">s</text:span><text:span text:style-name="T18">’</text:span><text:span text:style-name="T19">y<text:line-break/></text:span><text:span text:style-name="T18">promeinent en paissan</text:span><text:span text:style-name="T19">t</text:span><text:span text:style-name="T18">, ou les herbes les </text:span><text:span text:style-name="T19">ie</text:span><text:span text:style-name="T18">m</text:span><text:span text:style-name="T19">-<text:line-break/></text:span><text:span text:style-name="T18">blent inuiter par les petites perles de la rosée<text:line-break/>nouuelle</text:span><text:span text:style-name="T19">.</text:span><text:span text:style-name="T18"> dont elles sont parées: </text:span><text:span text:style-name="T19">&amp;</text:span><text:span text:style-name="T18"> les Agneaux<text:line-break/>r</text:span><text:span text:style-name="T19">as</text:span><text:span text:style-name="T18">sasiez s</text:span><text:span text:style-name="T19">’y</text:span><text:span text:style-name="T18"> ioiient au tour des m</text:span><text:span text:style-name="T19">è</text:span><text:span text:style-name="T18">res </text:span><text:span text:style-name="T19">,</text:span><text:span text:style-name="T18"> en se cos-<text:line-break/>sant du front</text:span><text:span text:style-name="T19">.</text:span><text:span text:style-name="T18"> Tout cela neantmoins nous paroist<text:line-break/></text:span><text:span text:style-name="T19">-ale</text:span><text:span text:style-name="T18"> loin en confusion sur le Verdoyant Co</text:span><text:span text:style-name="T19">ssau</text:span><text:span text:style-name="T18">,</text:span></text:p>
      <text:p text:style-name="P11"><text:span text:style-name="T20">62</text:span><text:span text:style-name="T24"> LE IL L</text:span><text:span text:style-name="T25">Ï</text:span><text:span text:style-name="T24">VRE DE LVC</text:span><text:span text:style-name="T25">REC</text:span><text:span text:style-name="T24">E?<text:line-break/></text:span><text:span text:style-name="T18">comme vn</text:span><text:span text:style-name="T19">e</text:span><text:span text:style-name="T18"> blancheur qui est sans mouuement</text:span><text:span text:style-name="T19">.<text:line-break/></text:span><text:span text:style-name="T18">Ainsi quand des Légions nombreuses remplis</text:span><text:span text:style-name="T19">-<text:line-break/></text:span><text:span text:style-name="T18">f</text:span><text:span text:style-name="T19">o</text:span><text:span text:style-name="T18">nt par leurs marches</text:span><text:span text:style-name="T19">,</text:span><text:span text:style-name="T18"> des champs spacieu</text:span><text:span text:style-name="T19">x</text:span><text:span text:style-name="T18">, en<text:line-break/>faisa</text:span><text:span text:style-name="T19">nt</text:span><text:span text:style-name="T18"> voir 1 image de la guerre </text:span><text:span text:style-name="T19">:</text:span><text:span text:style-name="T18"> &amp; que la Caua-<text:line-break/>lerie qui voltige tout au tour, vient </text:span><text:span text:style-name="T19">àt</text:span><text:span text:style-name="T18">iauerser<text:line-break/></text:span><text:span text:style-name="T19">l</text:span><text:span text:style-name="T18">a pleine en bondissant auec beaucoup de vigueur</text:span><text:span text:style-name="T19">,<text:line-break/>V</text:span><text:span text:style-name="T18">ne lumiere</text:span><text:span text:style-name="T19"> </text:span><text:span text:style-name="T18">étincellante </text:span><text:span text:style-name="T19">r'</text:span><text:span text:style-name="T18">esleue</text:span><text:span text:style-name="T19"> </text:span><text:span text:style-name="T18">parmy l'air , &amp;<text:line-break/>de l'airain qui brille , la terre resplendit tout au</text:span><text:span text:style-name="T19">-<text:line-break/></text:span><text:span text:style-name="T18">tour; </text:span><text:span text:style-name="T19">v</text:span><text:span text:style-name="T18">n</text:span><text:span text:style-name="T19"> </text:span><text:span text:style-name="T18">bruit terrible se fai</text:span><text:span text:style-name="T19">to</text:span><text:span text:style-name="T18">üi</text:span><text:span text:style-name="T19">rd</text:span><text:span text:style-name="T18">u battement<text:line-break/></text:span><text:span text:style-name="T24">des </text:span><text:span text:style-name="T18">pieds sous l’</text:span><text:span text:style-name="T19">e</text:span><text:span text:style-name="T18">ffort des Guerriers, &amp; les Mon<text:line-break/>tagnes frappées de la clameur, en repoussent les<text:line-break/>fo</text:span><text:span text:style-name="T19">u</text:span><text:span text:style-name="T18">s vers le Ciel</text:span><text:span text:style-name="T19">.</text:span><text:span text:style-name="T18"> </text:span><text:span text:style-name="T19">I</text:span><text:span text:style-name="T18">l y a cependant </text:span><text:span text:style-name="T19">f</text:span><text:span text:style-name="T18">ur l</text:span><text:span text:style-name="T19">es</text:span><text:span text:style-name="T18"> Mon-<text:line-break/>tagnes voisines quelque lieu életié , </text:span><text:span text:style-name="T19">die</text:span><text:span text:style-name="T18">u cette<text:line-break/>s</text:span><text:span text:style-name="T19">p</text:span><text:span text:style-name="T18">lendeur paroist fixe &amp; attachée sur le T</text:span><text:span text:style-name="T19">e</text:span><text:span text:style-name="T18">rrain.</text:span></text:p>
      <text:p text:style-name="Texte_20_du_20_corps"><text:span text:style-name="T18">Es</text:span><text:span text:style-name="T19">e</text:span><text:span text:style-name="T18">outez i</text:span><text:span text:style-name="T19">nn</text:span><text:span text:style-name="T18">ntenant quels sont les principes<text:line-break/>de toutes chos</text:span><text:span text:style-name="T19">e</text:span><text:span text:style-name="T18">s</text:span><text:span text:style-name="T19">,</text:span><text:span text:style-name="T18"> </text:span><text:span text:style-name="T19">&amp;</text:span><text:span text:style-name="T18"> de combien ils sont differens<text:line-break/>en leur soi</text:span><text:span text:style-name="T19"> </text:span><text:span text:style-name="T18">m</text:span><text:span text:style-name="T19">e</text:span><text:span text:style-name="T18">, &amp; d uersifiez par le grand nombre<text:line-break/>de leurs figures, non qu’il n</text:span><text:span text:style-name="T19">’</text:span><text:span text:style-name="T18">y en ait pas beaucoup<text:line-break/>de mesine sorte , mais pource que d</text:span><text:span text:style-name="T19">’</text:span><text:span text:style-name="T18">ordinaire les<text:line-break/>choses ne se ressemblent point en tout &amp; par<text:line-break/>tout Aussi n</text:span><text:span text:style-name="T19">’</text:span><text:span text:style-name="T18">es</text:span><text:span text:style-name="T19">t</text:span><text:span text:style-name="T18"> ce pas</text:span><text:span text:style-name="T19"> </text:span><text:span text:style-name="T18">merueille</text:span><text:span text:style-name="T19"> </text:span><text:span text:style-name="T18">: car</text:span><text:span text:style-name="T19"> </text:span><text:span text:style-name="T18">veu qu</text:span><text:span text:style-name="T19">e</text:span><text:span text:style-name="T18"> l'</text:span><text:span text:style-name="T19">a</text:span><text:span text:style-name="T18">-<text:line-break/>bondance de ces principes est si grande , que<text:line-break/>comme ie l</text:span><text:span text:style-name="T19">'</text:span><text:span text:style-name="T18">ay montré </text:span><text:span text:style-name="T19">,</text:span><text:span text:style-name="T18"> ils sont fans nombre </text:span><text:span text:style-name="T19">&amp;<text:line-break/>f</text:span><text:span text:style-name="T18">ans</text:span><text:span text:style-name="T19"> </text:span><text:span text:style-name="T18">fin; aussi ne doiuent-ils point estre tous fa-<text:line-break/>connez de me</text:span><text:span text:style-name="T19">f</text:span><text:span text:style-name="T18">me , ny douez d'une f</text:span><text:span text:style-name="T19">i</text:span><text:span text:style-name="T18">gure sem</text:span><text:span text:style-name="T19">-<text:line-break/></text:span><text:span text:style-name="T18">blable</text:span><text:span text:style-name="T19">.</text:span><text:span text:style-name="T18"> Au reste, pour parler des homme</text:span><text:span text:style-name="T19">s</text:span><text:span text:style-name="T18">, des<text:line-break/>poissons, des arbre</text:span><text:span text:style-name="T19">s</text:span><text:span text:style-name="T18">, des bell</text:span><text:span text:style-name="T19">es</text:span><text:span text:style-name="T18">, &amp; de</text:span><text:span text:style-name="T19">soyse</text:span><text:span text:style-name="T18">a</text:span><text:span text:style-name="T19">u</text:span><text:span text:style-name="T18">x<text:line-break/></text:span><text:span text:style-name="T19">d</text:span><text:span text:style-name="T18">e diuers plumages, de ceux</text:span><text:span text:style-name="T19"> </text:span><text:span text:style-name="T18">qui frequen</text:span><text:span text:style-name="T19">r</text:span><text:span text:style-name="T18">ent les<text:line-break/>lie</text:span><text:span text:style-name="T19">u</text:span><text:span text:style-name="T18">x marefcage</text:span><text:span text:style-name="T19">u</text:span><text:span text:style-name="T18">x, qui habitent fur les bords des<text:line-break/></text:span><text:span text:style-name="T19">F</text:span><text:span text:style-name="T18">ontaines &amp; des lacs</text:span><text:span text:style-name="T19">,</text:span><text:span text:style-name="T18"> ou qui voltigent dans les<text:line-break/>bois, </text:span><text:span text:style-name="T19">&amp;</text:span><text:span text:style-name="T18"> autour des forts inaccessibles; mettez à<text:line-break/>part chacune de toutes ces especes</text:span><text:span text:style-name="T19">,</text:span><text:span text:style-name="T18"> vous trouuerez<text:line-break/>comme elles sont entr</text:span><text:span text:style-name="T19">é!</text:span><text:span text:style-name="T18"> l</text:span><text:span text:style-name="T19">e</text:span><text:span text:style-name="T18">s des figures differen</text:span><text:span text:style-name="T19">-<text:line-break/></text:span><text:span text:style-name="T24">tes, </text:span><text:span text:style-name="T18">fans q</text:span><text:span text:style-name="T19">u</text:span><text:span text:style-name="T18">oy</text:span><text:span text:style-name="T19">»</text:span><text:span text:style-name="T18"> ny la</text:span><text:span text:style-name="T19"> </text:span><text:span text:style-name="T18">race</text:span><text:span text:style-name="T19"> </text:span><text:span text:style-name="T18">ne</text:span><text:span text:style-name="T19"> </text:span><text:span text:style-name="T18">connoistroit</text:span><text:span text:style-name="T19"> </text:span><text:span text:style-name="T18">point</text:span></text:p>
      <text:p text:style-name="P11"><text:span text:style-name="T18">LE I</text:span><text:span text:style-name="T19">L</text:span><text:span text:style-name="T18"> LIVRE DE Lvc</text:span><text:span text:style-name="T19">RECE</text:span><text:span text:style-name="T18">. </text:span><text:span text:style-name="T19">63i<text:line-break/></text:span><text:span text:style-name="T18">la mere dont elle est iss</text:span><text:span text:style-name="T19">uë</text:span><text:span text:style-name="T18">, ny </text:span><text:span text:style-name="T19">la</text:span><text:span text:style-name="T18"> mere ne pour</text:span><text:span text:style-name="T19">t</text:span><text:span text:style-name="T18">oit<text:line-break/>nullement connoistre son enfan</text:span><text:span text:style-name="T19">t</text:span><text:span text:style-name="T18">, comme nous<text:line-break/>voyons qu</text:span><text:span text:style-name="T19">'</text:span><text:span text:style-name="T18">elle le peut : ny moins encore les Ani-<text:line-break/>maux</text:span><text:span text:style-name="T19">,</text:span><text:span text:style-name="T18"> de me</text:span><text:span text:style-name="T19">sm</text:span><text:span text:style-name="T18">e que les hommes, ne pourroient<text:line-break/>se remarquer entr'eu</text:span><text:span text:style-name="T19">x</text:span><text:span text:style-name="T18"> par l'usage de la voix</text:span><text:span text:style-name="T19">.</text:span></text:p>
      <text:p text:style-name="Texte_20_du_20_corps"><text:span text:style-name="T18">Il arriue souuent que le Bouueau immolé de</text:span><text:span text:style-name="T19">-<text:line-break/></text:span><text:span text:style-name="T18">uant les images des Dieux , tombe au pied des<text:line-break/>Autels</text:span><text:span text:style-name="T19">,</text:span><text:span text:style-name="T18"> où</text:span><text:span text:style-name="T19"> </text:span><text:span text:style-name="T18">l’on fait fumer l'encen</text:span><text:span text:style-name="T19">s</text:span><text:span text:style-name="T18">, </text:span><text:span text:style-name="T19">&amp;</text:span><text:span text:style-name="T18"> que</text:span><text:span text:style-name="T19"> </text:span><text:span text:style-name="T18">de</text:span><text:span text:style-name="T19"> </text:span><text:span text:style-name="T18">sa<text:line-break/>gorge ,</text:span><text:span text:style-name="T19"> </text:span><text:span text:style-name="T18">il pousse vn fleuue de sang qui fume</text:span><text:span text:style-name="T19">.</text:span><text:span text:style-name="T18"> Ce-<text:line-break/>pe</text:span><text:span text:style-name="T19">i</text:span><text:span text:style-name="T18">ndan</text:span><text:span text:style-name="T19">t</text:span><text:span text:style-name="T18">, sa m</text:span><text:span text:style-name="T19">e</text:span><text:span text:style-name="T18">re qui ne le voit plus , le cherche<text:line-break/>e</text:span><text:span text:style-name="T19">nc</text:span><text:span text:style-name="T18">ourant parmy les pascag</text:span><text:span text:style-name="T19">esv</text:span><text:span text:style-name="T18">erdoya</text:span><text:span text:style-name="T19">nt</text:span><text:span text:style-name="T18"> , elle<text:line-break/>laisse sur la terre les marques empraintes de ses<text:line-break/></text:span><text:span text:style-name="T19">{l</text:span><text:span text:style-name="T18">ieds fourchus : elle parc</text:span><text:span text:style-name="T19">o</text:span><text:span text:style-name="T18">urt de</text:span><text:span text:style-name="T19"> </text:span><text:span text:style-name="T18">la</text:span><text:span text:style-name="T19"> </text:span><text:span text:style-name="T18">v</text:span><text:span text:style-name="T19">e</text:span><text:span text:style-name="T18">u</text:span><text:span text:style-name="T19">ë </text:span><text:span text:style-name="T18">tous</text:span><text:span text:style-name="T19"> l</text:span><text:span text:style-name="T18">es<text:line-break/></text:span><text:span text:style-name="T19">l</text:span><text:span text:style-name="T18">i</text:span><text:span text:style-name="T19">e</text:span><text:span text:style-name="T18">ux d'alentour, s’efforce de voir si elle ne pourra<text:line-break/>point découurir ce qu'elle a perdu , remplit de<text:line-break/>ses plaintes toutes les forests voisines </text:span><text:span text:style-name="T19">i</text:span><text:span text:style-name="T18"> &amp; dans le<text:line-break/>regret cuisant qui luy transperce le cœur, elle re</text:span><text:span text:style-name="T19">-<text:line-break/>n</text:span><text:span text:style-name="T18">ient plusieurs fois</text:span><text:span text:style-name="T19"> </text:span><text:span text:style-name="T18">à</text:span><text:span text:style-name="T19"> </text:span><text:span text:style-name="T18">l</text:span><text:span text:style-name="T19">'essabl</text:span><text:span text:style-name="T18">e , sans que</text:span><text:span text:style-name="T19"> </text:span><text:span text:style-name="T18">ny la ten</text:span><text:span text:style-name="T19">-<text:line-break/></text:span><text:span text:style-name="T18">dresse des saules , n</text:span><text:span text:style-name="T19">y</text:span><text:span text:style-name="T18"> les herbes que la rosée</text:span><text:span text:style-name="T19"> </text:span><text:span text:style-name="T18">em</text:span><text:span text:style-name="T19">-<text:line-break/></text:span><text:span text:style-name="T18">belli</text:span><text:span text:style-name="T19">t</text:span><text:span text:style-name="T18">, ny les riuieres pleines d'une onde cri</text:span><text:span text:style-name="T19">ss</text:span><text:span text:style-name="T18">a</text:span><text:span text:style-name="T19">-<text:line-break/></text:span><text:span text:style-name="T18">line, </text:span><text:span text:style-name="T19">f</text:span><text:span text:style-name="T18">oient capables de luy donner de la ioye,<text:line-break/>ny de chasser son soucy </text:span><text:span text:style-name="T19">:</text:span><text:span text:style-name="T18"> les autres ieu</text:span><text:span text:style-name="T19">ne</text:span><text:span text:style-name="T18">s</text:span><text:span text:style-name="T19"> </text:span><text:span text:style-name="T18">be</text:span><text:span text:style-name="T19">ll</text:span><text:span text:style-name="T18">es<text:line-break/>qui bondissent dans la prairie ne sont pas mesme</text:span><text:span text:style-name="T19">s<text:line-break/></text:span><text:span text:style-name="T18">capables de distraire son imaginatio</text:span><text:span text:style-name="T19">n</text:span><text:span text:style-name="T18">, ny de g</text:span><text:span text:style-name="T19">ue-<text:line-break/>t</text:span><text:span text:style-name="T18">ir son enn</text:span><text:span text:style-name="T19">u</text:span><text:span text:style-name="T18">y </text:span><text:span text:style-name="T19">,</text:span><text:span text:style-name="T18"> tant elle est en peine de tro</text:span><text:span text:style-name="T19">u</text:span><text:span text:style-name="T18">uer<text:line-break/></text:span><text:span text:style-name="T19">v</text:span><text:span text:style-name="T18">ne chose marquée autrement qu’dle ne voit<text:line-break/>tout le reste</text:span><text:span text:style-name="T19">.</text:span><text:span text:style-name="T18"> Les tendres Cheureau</text:span><text:span text:style-name="T19">x</text:span><text:span text:style-name="T18"> auec</text:span><text:span text:style-name="T19"> </text:span><text:span text:style-name="T18">vne<text:line-break/></text:span><text:span text:style-name="T19">v</text:span><text:span text:style-name="T18">oix tremblante , connaissent leurs mer</text:span><text:span text:style-name="T19">e</text:span><text:span text:style-name="T18">s cor</text:span><text:span text:style-name="T19">-<text:line-break/></text:span><text:span text:style-name="T18">nu</text:span><text:span text:style-name="T19">e</text:span><text:span text:style-name="T18">s, &amp; les Agneaux impatiens </text:span><text:span text:style-name="T19">se</text:span><text:span text:style-name="T18">auent bien</text:span><text:span text:style-name="T19"> </text:span><text:span text:style-name="T18">dis</text:span><text:span text:style-name="T19">-<text:line-break/></text:span><text:span text:style-name="T18">cerner le beélement des Brebis : ils font ce que la<text:line-break/>Nature demande dem</text:span><text:span text:style-name="T19">i,</text:span><text:span text:style-name="T18"> qui est que chacun coure<text:line-break/>à la rnamm</text:span><text:span text:style-name="T19">e</text:span><text:span text:style-name="T18">lle qui luy est propre</text:span><text:span text:style-name="T19">.</text:span><text:span text:style-name="T18"> Enfin vous ver-<text:line-break/>rez que toutes les fort</text:span><text:span text:style-name="T19">e</text:span><text:span text:style-name="T18">s d</text:span><text:span text:style-name="T19">e</text:span><text:span text:style-name="T18"> fr</text:span><text:span text:style-name="T19">o</text:span><text:span text:style-name="T18">ment ne font<text:line-break/>point si semblables en leur genre , qu</text:span><text:span text:style-name="T19">’</text:span><text:span text:style-name="T18">il ne s</text:span><text:span text:style-name="T19">’</text:span><text:span text:style-name="T18">y</text:span></text:p>
      <text:p text:style-name="P11"><text:span text:style-name="T20">66.</text:span><text:span text:style-name="T18"> LE </text:span><text:span text:style-name="T19">II</text:span><text:span text:style-name="T18">. </text:span><text:span text:style-name="T19">LI</text:span><text:span text:style-name="T18">VRE DE Lvc</text:span><text:span text:style-name="T19">REc</text:span><text:span text:style-name="T18">E</text:span><text:span text:style-name="T19">?<text:line-break/></text:span><text:span text:style-name="T18">rencontre quelque difference pour la forme</text:span><text:span text:style-name="T19">.<text:line-break/></text:span><text:span text:style-name="T18">Nous voyons par</text:span><text:span text:style-name="T19"> </text:span><text:span text:style-name="T18">vne raison semblable, que</text:span><text:span text:style-name="T19"> </text:span><text:span text:style-name="T18">tant<text:line-break/>de coquilles diuerses parent le sein de la terr</text:span><text:span text:style-name="T19">e</text:span><text:span text:style-name="T18">, ou<text:line-break/>la me</text:span><text:span text:style-name="T19">rd</text:span><text:span text:style-name="T18">’vn bord tortueux</text:span><text:span text:style-name="T19"> </text:span><text:span text:style-name="T18">laue de</text:span><text:span text:style-name="T19"> </text:span><text:span text:style-name="T18">ses vagues pai-<text:line-break/>sibles le sablon qui</text:span><text:span text:style-name="T19"> </text:span><text:span text:style-name="T18">en</text:span><text:span text:style-name="T19"> </text:span><text:span text:style-name="T18">est alteré. C</text:span><text:span text:style-name="T19">’</text:span><text:span text:style-name="T18">est pourq</text:span><text:span text:style-name="T19">u</text:span><text:span text:style-name="T18">oy,<text:line-break/>puisque les Principes des choses sont d'une Na</text:span><text:span text:style-name="T19">-<text:line-break/></text:span><text:span text:style-name="T18">ture consistant</text:span><text:span text:style-name="T19">e</text:span><text:span text:style-name="T18">, &amp; qu’ils ne sont point faits de<text:line-break/>la main</text:span><text:span text:style-name="T19">,</text:span><text:span text:style-name="T18"> comme à vn </text:span><text:span text:style-name="T19">f</text:span><text:span text:style-name="T18">eul &amp; certain moul</text:span><text:span text:style-name="T19">e</text:span><text:span text:style-name="T18">, il est<text:line-break/>pareillement necessaire q</text:span><text:span text:style-name="T19">u</text:span><text:span text:style-name="T18">’</text:span><text:span text:style-name="T19">il</text:span><text:span text:style-name="T18"> voltige quelques</text:span><text:span text:style-name="T19">-<text:line-break/></text:span><text:span text:style-name="T18">V</text:span><text:span text:style-name="T19">u</text:span><text:span text:style-name="T18">s</text:span><text:span text:style-name="T19"> </text:span><text:span text:style-name="T18">de ces Principes entr</text:span><text:span text:style-name="T19">'</text:span><text:span text:style-name="T18">eu</text:span><text:span text:style-name="T19">x</text:span><text:span text:style-name="T18">, qui soient de figure<text:line-break/>differente</text:span><text:span text:style-name="T19">.</text:span></text:p>
      <text:p text:style-name="Texte_20_du_20_corps"><text:span text:style-name="T18">A cette heure, il nous</text:span><text:span text:style-name="T19"> </text:span><text:span text:style-name="T18">sera facile d</text:span><text:span text:style-name="T19">er</text:span><text:span text:style-name="T18">esoudre</text:span><text:span text:style-name="T19"> </text:span><text:span text:style-name="T18">la<text:line-break/>difficulté, pourquoy le feu</text:span><text:span text:style-name="T19"> </text:span><text:span text:style-name="T18">du tonnere est beau-<text:line-break/></text:span><text:span text:style-name="T19">‘</text:span><text:span text:style-name="T18"> coup plus penetrant que le nostre qui naist des<text:line-break/>torches &amp; des autres </text:span><text:span text:style-name="T19">rn</text:span><text:span text:style-name="T18">atieres terrestres</text:span><text:span text:style-name="T19">.C</text:span><text:span text:style-name="T18">ar vous<text:line-break/>pouu</text:span><text:span text:style-name="T19">c</text:span><text:span text:style-name="T18">z dire</text:span><text:span text:style-name="T19"> </text:span><text:span text:style-name="T18">que le fe</text:span><text:span text:style-name="T19">uc</text:span><text:span text:style-name="T18">elest</text:span><text:span text:style-name="T19">ed</text:span><text:span text:style-name="T18">u tonnerre, estant<text:line-break/>plus subtil</text:span><text:span text:style-name="T19">,</text:span><text:span text:style-name="T18"> consiste en des figures tr</text:span><text:span text:style-name="T19">e</text:span><text:span text:style-name="T18">s-p</text:span><text:span text:style-name="T19">e</text:span><text:span text:style-name="T18">tit</text:span><text:span text:style-name="T19">es,</text:span><text:span text:style-name="T18"> ce<text:line-break/>qui fait qu’</text:span><text:span text:style-name="T19">il</text:span><text:span text:style-name="T18"> penetr</text:span><text:span text:style-name="T19">e</text:span><text:span text:style-name="T18"> en des lieux , où nostre feu<text:line-break/>qui prend </text:span><text:span text:style-name="T19">f</text:span><text:span text:style-name="T18">on origine du bois ou des torches ne<text:line-break/></text:span><text:span text:style-name="T19">fc</text:span><text:span text:style-name="T18">auroit </text:span><text:span text:style-name="T19">p</text:span><text:span text:style-name="T18">en</text:span><text:span text:style-name="T19">e</text:span><text:span text:style-name="T18">trer. La lumiere pass</text:span><text:span text:style-name="T19">o</text:span><text:span text:style-name="T18">au</text:span><text:span text:style-name="T19"> </text:span><text:span text:style-name="T18">trauers de<text:line-break/>la corne qui refisse à la pluye. D’</text:span><text:span text:style-name="T19">ou</text:span><text:span text:style-name="T18"> vient cela</text:span><text:span text:style-name="T19">,</text:span><text:span text:style-name="T18"> si<text:line-break/>ce n’es</text:span><text:span text:style-name="T19">t</text:span><text:span text:style-name="T18"> que les corps d</text:span><text:span text:style-name="T19">e</text:span><text:span text:style-name="T18"> la lumiere sont beau-<text:line-break/>coup plus déliez que</text:span><text:span text:style-name="T19"> </text:span><text:span text:style-name="T18">ceux dont la seconde </text:span><text:span text:style-name="T19">h</text:span><text:span text:style-name="T18">umi-<text:line-break/>dité de l’eau est composée </text:span><text:span text:style-name="T19">?</text:span><text:span text:style-name="T18"> Le vin passe prompte-<text:line-break/>ment </text:span><text:span text:style-name="T19">àt</text:span><text:span text:style-name="T18">rauers le couloir</text:span><text:span text:style-name="T19">,</text:span><text:span text:style-name="T18"> &amp; l’huile plus taidiue<text:line-break/>s</text:span><text:span text:style-name="T19">’</text:span><text:span text:style-name="T18">y laisse aller plus lentement : C’est à cause que<text:line-break/>les el</text:span><text:span text:style-name="T19">e</text:span><text:span text:style-name="T18">mens de l’huile sont plus grossiers que ceux<text:line-break/>du vin , ou pource qu</text:span><text:span text:style-name="T19">’</text:span><text:span text:style-name="T18">ils sont plus crochus &amp; ie-<text:line-break/>pli</text:span><text:span text:style-name="T19">e</text:span><text:span text:style-name="T18">z entr'eux</text:span><text:span text:style-name="T19">.</text:span><text:span text:style-name="T18"> Ce qui fait que chacun de c</text:span><text:span text:style-name="T19">e</text:span><text:span text:style-name="T18">s<text:line-break/>principes ne se dép</text:span><text:span text:style-name="T19">ê</text:span><text:span text:style-name="T18">trant point si facilement des<text:line-break/>autres ne peut point si promptement passer au<text:line-break/>trau</text:span><text:span text:style-name="T19">c</text:span><text:span text:style-name="T18">i</text:span><text:span text:style-name="T19">s </text:span><text:span text:style-name="T18">de chacun des trous. Les liqueurs du miel<text:line-break/></text:span><text:span text:style-name="T19">&amp;</text:span><text:span text:style-name="T18"> du laict font agr</text:span><text:span text:style-name="T19">e</text:span><text:span text:style-name="T18">ables à la bouche , &amp; au con-<text:line-break/>traire, la Nature de l</text:span><text:span text:style-name="T19">’</text:span><text:span text:style-name="T18">absinthe y donne de</text:span><text:span text:style-name="T19"> </text:span><text:span text:style-name="T18">l’a</text:span><text:span text:style-name="T19">-</text:span></text:p>
      <text:p text:style-name="P11"><text:span text:style-name="T25">I.E</text:span><text:span text:style-name="T24"> IL L</text:span><text:span text:style-name="T25">i</text:span><text:span text:style-name="T24">vR </text:span><text:span text:style-name="T25">E</text:span><text:span text:style-name="T24"> </text:span><text:span text:style-name="T25">D</text:span><text:span text:style-name="T24"> E LvC</text:span><text:span text:style-name="T25">R</text:span><text:span text:style-name="T24"> </text:span><text:span text:style-name="T25">E</text:span><text:span text:style-name="T24"> c </text:span><text:span text:style-name="T25">f.N</text:span><text:span text:style-name="T24"> </text:span><text:span text:style-name="T25">6i<text:line-break/></text:span><text:span text:style-name="T19">i</text:span><text:span text:style-name="T18">nertum</text:span><text:span text:style-name="T19">e</text:span><text:span text:style-name="T18">,</text:span><text:span text:style-name="T19">c</text:span><text:span text:style-name="T18">omme la Centaurée puante l</text:span><text:span text:style-name="T19">’</text:span><text:span text:style-name="T18">oblige de<text:line-break/>se tordre pour en detester legoust ; ce qui vous<text:line-break/>fera connoistre facilemen</text:span><text:span text:style-name="T19">t</text:span><text:span text:style-name="T18">, que les chofes qui<text:line-break/>touchent agreableinent les sen</text:span><text:span text:style-name="T19">s</text:span><text:span text:style-name="T18">, sont compo</text:span><text:span text:style-name="T19">f</text:span><text:span text:style-name="T18">ee</text:span><text:span text:style-name="T19">s<text:line-break/></text:span><text:span text:style-name="T18">d'atomes polis &amp; ronds, &amp; que celles qui sont<text:line-break/>aineres ou rudes , sont tiss</text:span><text:span text:style-name="T19">uë</text:span><text:span text:style-name="T18">s de principes plu</text:span><text:span text:style-name="T19">s<text:line-break/></text:span><text:span text:style-name="T18">crochus </text:span><text:span text:style-name="T19">.</text:span><text:span text:style-name="T18"> d'où vient que l</text:span><text:span text:style-name="T19">'</text:span><text:span text:style-name="T18">ordinaire elles dechi-<text:line-break/>rent les organes de nos sens , &amp; qu’elles ne </text:span><text:span text:style-name="T19">so</text:span><text:span text:style-name="T18">n</text:span><text:span text:style-name="T19">f<text:line-break/></text:span><text:span text:style-name="T18">point</text:span><text:span text:style-name="T19"> </text:span><text:span text:style-name="T18">rec</text:span><text:span text:style-name="T19">c</text:span><text:span text:style-name="T18">u</text:span><text:span text:style-name="T19">é</text:span><text:span text:style-name="T18">s du corps sans qu’il en demeure os</text:span><text:span text:style-name="T19">-<text:line-break/></text:span><text:span text:style-name="T18">sensé</text:span><text:span text:style-name="T19">.</text:span><text:span text:style-name="T18"> Toutes les choses qui sont bonnes aux sens</text:span><text:span text:style-name="T19">,<text:line-break/></text:span><text:span text:style-name="T18">&amp; m</text:span><text:span text:style-name="T19">arin</text:span><text:span text:style-name="T18">asses au touche</text:span><text:span text:style-name="T19">r,</text:span><text:span text:style-name="T18"> font differentes entr’-<text:line-break/>elles par des figures dissemblables : af</text:span><text:span text:style-name="T19">i</text:span><text:span text:style-name="T18">n que vous<text:line-break/>ne pensiez pas que l'aipre horreur de la scye<text:line-break/>bruyant</text:span><text:span text:style-name="T19">e,</text:span><text:span text:style-name="T18"> consiste pe</text:span><text:span text:style-name="T19">u</text:span><text:span text:style-name="T18">t-es</text:span><text:span text:style-name="T19">t</text:span><text:span text:style-name="T18">re en des atomes aussi<text:line-break/>polis que</text:span><text:span text:style-name="T19"> </text:span><text:span text:style-name="T18">ceux de la m</text:span><text:span text:style-name="T19">é</text:span><text:span text:style-name="T18">lodie de quelque ins</text:span><text:span text:style-name="T19">t</text:span><text:span text:style-name="T18">ru-<text:line-break/></text:span><text:span text:style-name="T19">rn</text:span><text:span text:style-name="T18">ent</text:span><text:span text:style-name="T19">,</text:span><text:span text:style-name="T18"> dont</text:span><text:span text:style-name="T19"> </text:span><text:span text:style-name="T18">les</text:span><text:span text:style-name="T19"> </text:span><text:span text:style-name="T18">cordes sont touCh</text:span><text:span text:style-name="T19">e</text:span><text:span text:style-name="T18">es auec beau</text:span><text:span text:style-name="T19">--<text:line-break/></text:span><text:span text:style-name="T18">coup de Vari</text:span><text:span text:style-name="T19">é</text:span><text:span text:style-name="T18">té par des doigts dl</text:span><text:span text:style-name="T19">l</text:span><text:span text:style-name="T18">igens</text:span><text:span text:style-name="T19">.</text:span></text:p>
      <text:p text:style-name="Texte_20_du_20_corps"><text:span text:style-name="T18">Ne vous imaginez point que ce soit auec vn</text:span><text:span text:style-name="T19">e<text:line-break/></text:span><text:span text:style-name="T18">forme pareil</text:span><text:span text:style-name="T19">l</text:span><text:span text:style-name="T18">e que les principes p</text:span><text:span text:style-name="T19">c</text:span><text:span text:style-name="T18">netr</text:span><text:span text:style-name="T19">e</text:span><text:span text:style-name="T18">nt dans<text:line-break/>les narines des nommes </text:span><text:span text:style-name="T19">,</text:span><text:span text:style-name="T18"> quand on bru</text:span><text:span text:style-name="T19">ise</text:span><text:span text:style-name="T18"> les<text:line-break/>corps des morts qui rendent vne puante odeur,<text:line-break/></text:span><text:span text:style-name="T19">&amp; </text:span><text:span text:style-name="T18">quand la Scen</text:span><text:span text:style-name="T19">cd</text:span><text:span text:style-name="T18">es Th</text:span><text:span text:style-name="T19">c</text:span><text:span text:style-name="T18">atres est frais</text:span><text:span text:style-name="T19">e</text:span><text:span text:style-name="T18">hemenc<text:line-break/>pars</text:span><text:span text:style-name="T19">e</text:span><text:span text:style-name="T18">mée de </text:span><text:span text:style-name="T19">si</text:span><text:span text:style-name="T18">iff</text:span><text:span text:style-name="T19">r</text:span><text:span text:style-name="T18">an</text:span><text:span text:style-name="T19"> </text:span><text:span text:style-name="T18">de Cili</text:span><text:span text:style-name="T19">c</text:span><text:span text:style-name="T18">i</text:span><text:span text:style-name="T19">e</text:span><text:span text:style-name="T18"> , ou quand les</text:span><text:span text:style-name="T19"> </text:span><text:span text:style-name="T18">Au</text:span><text:span text:style-name="T19">-<text:line-break/></text:span><text:span text:style-name="T18">tels exhalent la douceur des parfums </text:span><text:span text:style-name="T19">d'</text:span><text:span text:style-name="T18">Arabie</text:span><text:span text:style-name="T19">;<text:line-break/></text:span><text:span text:style-name="T18">Ne Vous persuadez pas</text:span><text:span text:style-name="T19"> </text:span><text:span text:style-name="T18">non</text:span><text:span text:style-name="T19"> </text:span><text:span text:style-name="T18">plus que les couleurs<text:line-break/>douces qui peuuent réjouir les yeux , viennent<text:line-break/>d'une semblable origine que celles qui</text:span><text:span text:style-name="T19"> </text:span><text:span text:style-name="T18">les </text:span><text:span text:style-name="T19">b</text:span><text:span text:style-name="T18">les</text:span><text:span text:style-name="T19">-</text:span><text:span text:style-name="T18">e<text:line-break/>sent &amp;qui les contraignent de pleurer , ou qui<text:line-break/>sont d'une forme hideus</text:span><text:span text:style-name="T19">e</text:span><text:span text:style-name="T18"> &amp; horrible à voir</text:span><text:span text:style-name="T19">.</text:span><text:span text:style-name="T18"> Ca</text:span><text:span text:style-name="T19">r<text:line-break/></text:span><text:span text:style-name="T18">toute cho</text:span><text:span text:style-name="T19">fe</text:span><text:span text:style-name="T18"> qui ss</text:span><text:span text:style-name="T19">a</text:span><text:span text:style-name="T18">t</text:span><text:span text:style-name="T19">c</text:span><text:span text:style-name="T18"> les sens &amp; qui les recré</text:span><text:span text:style-name="T19">e</text:span><text:span text:style-name="T18">, n</text:span><text:span text:style-name="T19">'a<text:line-break/></text:span><text:span text:style-name="T18">point esté faite sans quelque polissur</text:span><text:span text:style-name="T19">ed</text:span><text:span text:style-name="T18">e se</text:span><text:span text:style-name="T19">sp</text:span><text:span text:style-name="T18">rin</text:span><text:span text:style-name="T19">-<text:line-break/>c</text:span><text:span text:style-name="T18">ipe</text:span><text:span text:style-name="T19">s</text:span><text:span text:style-name="T18">, &amp; au contraire celle qui est mal-faisante </text:span><text:span text:style-name="T19">&amp;<text:line-break/></text:span><text:span text:style-name="T18">facheus</text:span><text:span text:style-name="T19">e</text:span><text:span text:style-name="T18"> ne se rencontre iamais sans quelque pi-<text:line-break/>quante inégalité 11</text:span><text:span text:style-name="T19"> </text:span><text:span text:style-name="T18">se</text:span><text:span text:style-name="T19"> </text:span><text:span text:style-name="T18">t</text:span><text:span text:style-name="T19">t</text:span><text:span text:style-name="T18">ouue</text:span><text:span text:style-name="T19"> </text:span><text:span text:style-name="T18">aussi de petits corps</text:span></text:p>
      <text:p text:style-name="P11"><text:span text:style-name="T22">2</text:span><text:span text:style-name="T23">6</text:span><text:span text:style-name="T24"> L</text:span><text:span text:style-name="T25">EI</text:span><text:span text:style-name="T24">I</text:span><text:span text:style-name="T25">.</text:span><text:span text:style-name="T24">LÎvR</text:span><text:span text:style-name="T25">ËDE</text:span><text:span text:style-name="T24"> L</text:span><text:span text:style-name="T25">'ucRÈeE.<text:line-break/></text:span><text:span text:style-name="T18">qui ne sont point polis, </text:span><text:span text:style-name="T19">&amp;</text:span><text:span text:style-name="T18"> qui aussi ne sont poiss</text:span><text:span text:style-name="T19">e<text:line-break/></text:span><text:span text:style-name="T18">crochus, mais sont semez d</text:span><text:span text:style-name="T19">e</text:span><text:span text:style-name="T18"> petites pointes,<text:line-break/>tant soit peu emmentes ; </text:span><text:span text:style-name="T19">&amp;</text:span><text:span text:style-name="T18"> ce sont ceux qui ch</text:span><text:span text:style-name="T19">a-<text:line-break/></text:span><text:span text:style-name="T18">toüillen</text:span><text:span text:style-name="T19">r</text:span><text:span text:style-name="T18"> plustost qu’ils ne blessent les sens , telles<text:line-break/>que sont la Fiente &amp; l</text:span><text:span text:style-name="T19">’</text:span><text:span text:style-name="T18">Aulnée.</text:span></text:p>
      <text:p text:style-name="Texte_20_du_20_corps"><text:span text:style-name="T18">Enfi</text:span><text:span text:style-name="T19">n</text:span><text:span text:style-name="T18">, l'attouchement du feu trus</text:span><text:span text:style-name="T19">t</text:span><text:span text:style-name="T18">ant &amp; de la<text:line-break/>gelée blanche nous est vn signe manifeste que ce</text:span><text:span text:style-name="T19">s<text:line-break/></text:span><text:span text:style-name="T18">deux corps pour estre armez de piquerons diffe</text:span><text:span text:style-name="T19">-<text:line-break/></text:span><text:span text:style-name="T18">rents, piquent di</text:span><text:span text:style-name="T19">u</text:span><text:span text:style-name="T18">ersement nos sens </text:span><text:span text:style-name="T19">:</text:span><text:span text:style-name="T18"> car</text:span><text:span text:style-name="T19"> Par-<text:line-break/></text:span><text:span text:style-name="T18">to</text:span><text:span text:style-name="T19">u</text:span><text:span text:style-name="T18">chemen</text:span><text:span text:style-name="T19">t,</text:span><text:span text:style-name="T18"> l'attouchement dis-ie (&amp; i</text:span><text:span text:style-name="T19">le</text:span><text:span text:style-name="T18">n pour-<text:line-break/>rois i</text:span><text:span text:style-name="T19">u</text:span><text:span text:style-name="T18">re</text:span><text:span text:style-name="T19">rp</text:span><text:span text:style-name="T18">ar les Dieux ) est vn de</text:span><text:span text:style-name="T19">sf</text:span><text:span text:style-name="T18">entim</text:span><text:span text:style-name="T19">e</text:span><text:span text:style-name="T18">ns du<text:line-break/>corps qui se fai</text:span><text:span text:style-name="T19">t,</text:span><text:span text:style-name="T18"> ou quand vne chose venant du<text:line-break/>dehors, s</text:span><text:span text:style-name="T19">’y</text:span><text:span text:style-name="T18"> insinue</text:span><text:span text:style-name="T19">*</text:span><text:span text:style-name="T18"> doucement, ou le frappe </text:span><text:span text:style-name="T19">r</text:span><text:span text:style-name="T18">u</text:span><text:span text:style-name="T19">-<text:line-break/></text:span><text:span text:style-name="T18">demen</text:span><text:span text:style-name="T19">t</text:span><text:span text:style-name="T18">, ou quand estant née au dedan</text:span><text:span text:style-name="T19">s</text:span><text:span text:style-name="T18">, elle e</text:span><text:span text:style-name="T19">st<text:line-break/></text:span><text:span text:style-name="T18">For</text:span><text:span text:style-name="T19">ta</text:span><text:span text:style-name="T18">uec douleur ou plaisi</text:span><text:span text:style-name="T19">r</text:span><text:span text:style-name="T18">, ou quand les atome</text:span><text:span text:style-name="T19">s<text:line-break/></text:span><text:span text:style-name="T18">s’y troublent tum</text:span><text:span text:style-name="T19">u</text:span><text:span text:style-name="T18">ltuairement par quelque</text:span><text:span text:style-name="T19"> </text:span><text:span text:style-name="T18">ren-<text:line-break/>cont</text:span><text:span text:style-name="T19">re</text:span><text:span text:style-name="T18">, &amp; que le sens se confond dans l</text:span><text:span text:style-name="T19">’</text:span><text:span text:style-name="T18">émotion<text:line-break/>qui se fait entr'dle</text:span><text:span text:style-name="T19">s</text:span><text:span text:style-name="T18">, tout de mesme que si vous<text:line-break/>frappiez vous mesmes de vostre main quelque<text:line-break/>autre partie de vos</text:span><text:span text:style-name="T19">t</text:span><text:span text:style-name="T18">re corps</text:span><text:span text:style-name="T19">.</text:span><text:span text:style-name="T18"> C</text:span><text:span text:style-name="T19">’</text:span><text:span text:style-name="T18">est pourquoy il<text:line-break/>est necessaire que les formes des Principes soient<text:line-break/></text:span><text:span text:style-name="T19">b</text:span><text:span text:style-name="T18">i</text:span><text:span text:style-name="T19">e</text:span><text:span text:style-name="T18"> differ</text:span><text:span text:style-name="T19">e</text:span><text:span text:style-name="T18">tes, afin qu</text:span><text:span text:style-name="T19">’il</text:span><text:span text:style-name="T18">s puissent produire des sens<text:line-break/>differ</text:span><text:span text:style-name="T19">e</text:span><text:span text:style-name="T18">s</text:span><text:span text:style-name="T19">.</text:span><text:span text:style-name="T18">Et pour les </text:span><text:span text:style-name="T19">c</text:span><text:span text:style-name="T18">hosesqui nous sembl</text:span><text:span text:style-name="T19">er</text:span><text:span text:style-name="T18"> dures</text:span><text:span text:style-name="T19">,<text:line-break/>&amp;</text:span><text:span text:style-name="T18"> qui </text:span><text:span text:style-name="T19">fia</text:span><text:span text:style-name="T18">nt épaisses , il faut de ne</text:span><text:span text:style-name="T19">c</text:span><text:span text:style-name="T18">essité qu’dles<text:line-break/>soient faites de Principes qui s'accrochent facile</text:span><text:span text:style-name="T19">-<text:line-break/></text:span><text:span text:style-name="T18">men</text:span><text:span text:style-name="T19">t</text:span><text:span text:style-name="T18">, &amp; lesquel</text:span><text:span text:style-name="T19">s</text:span><text:span text:style-name="T18">, comme s</text:span><text:span text:style-name="T19">’</text:span><text:span text:style-name="T18">ils auoient des ra</text:span><text:span text:style-name="T19">-<text:line-break/></text:span><text:span text:style-name="T18">meaux , se tiennent fort serre</text:span><text:span text:style-name="T19">z</text:span><text:span text:style-name="T18"> entr</text:span><text:span text:style-name="T19">’e</text:span><text:span text:style-name="T18">ux</text:span><text:span text:style-name="T19">.</text:span><text:span text:style-name="T18"> Dans ce<text:line-break/>genr</text:span><text:span text:style-name="T19">e</text:span><text:span text:style-name="T18">, les pierres de diamant qui me</text:span><text:span text:style-name="T19">f</text:span><text:span text:style-name="T18">pr</text:span><text:span text:style-name="T19">il</text:span><text:span text:style-name="T18">nt les<text:line-break/>coup</text:span><text:span text:style-name="T19">s</text:span><text:span text:style-name="T18">, occupent le premier lieu : puis les cailloux<text:line-break/>durs &amp; </text:span><text:span text:style-name="T19">f</text:span><text:span text:style-name="T18">olid</text:span><text:span text:style-name="T19">cs</text:span><text:span text:style-name="T18">, les barres de set</text:span><text:span text:style-name="T19">,</text:span><text:span text:style-name="T18"> </text:span><text:span text:style-name="T19">&amp;</text:span><text:span text:style-name="T18"> les gonds qui<text:line-break/></text:span><text:span text:style-name="T19">r</text:span><text:span text:style-name="T18">emissent &amp; ref</text:span><text:span text:style-name="T19">i</text:span><text:span text:style-name="T18">ssent s</text:span><text:span text:style-name="T19">o</text:span><text:span text:style-name="T18">us le fardeau </text:span><text:span text:style-name="T19">il</text:span><text:span text:style-name="T18">s portes<text:line-break/>q</text:span><text:span text:style-name="T19">u’Us </text:span><text:span text:style-name="T18">soutiennent. Mais pour les choses fluides,<text:line-break/>elles doiuent estre Composées de Principes plus<text:line-break/>polis &amp; plus ronds : car les petits plottons q</text:span><text:span text:style-name="T19">q</text:span><text:span text:style-name="T18">i</text:span></text:p>
      <text:p text:style-name="P11"><text:span text:style-name="T24">L </text:span><text:span text:style-name="T18">E I. </text:span><text:span text:style-name="T19">I.</text:span><text:span text:style-name="T18">IVR</text:span><text:span text:style-name="T19">E</text:span><text:span text:style-name="T18"> DE </text:span><text:span text:style-name="T19">LVCRECE.</text:span><text:span text:style-name="T18"> 6</text:span><text:span text:style-name="T19">7<text:line-break/></text:span><text:span text:style-name="T18">s’</text:span><text:span text:style-name="T19">e</text:span><text:span text:style-name="T18">nfon</text:span><text:span text:style-name="T19">t</text:span><text:span text:style-name="T18">, ne se retiennent point eutr</text:span><text:span text:style-name="T19">le</text:span><text:span text:style-name="T18">ux mes</text:span><text:span text:style-name="T19">-<text:line-break/></text:span><text:span text:style-name="T18">me</text:span><text:span text:style-name="T19">s</text:span><text:span text:style-name="T18">, &amp; leur cour</text:span><text:span text:style-name="T19">L</text:span><text:span text:style-name="T18">e rencontrant vn panchant est<text:line-break/>toute portée à la Volubilité</text:span><text:span text:style-name="T19">.</text:span></text:p>
      <text:p text:style-name="Texte_20_du_20_corps"><text:span text:style-name="T18">Au reste</text:span><text:span text:style-name="T19">,</text:span><text:span text:style-name="T18"> il faut que toutes les choses que vous<text:line-break/>voyez </text:span><text:span text:style-name="T19">r'</text:span><text:span text:style-name="T18">éuan</text:span><text:span text:style-name="T19">o</text:span><text:span text:style-name="T18">uir en peu de temp</text:span><text:span text:style-name="T19">s</text:span><text:span text:style-name="T18">, comme la </text:span><text:span text:style-name="T19">s</text:span><text:span text:style-name="T18">u</text:span><text:span text:style-name="T19">-<text:line-break/></text:span><text:span text:style-name="T18">r</text:span><text:span text:style-name="T19">u</text:span><text:span text:style-name="T18">ée </text:span><text:span text:style-name="T20">,</text:span><text:span text:style-name="T21"> les nuages </text:span><text:span text:style-name="T20">&amp;</text:span><text:span text:style-name="T18"> la flame si elles sont formées<text:line-break/>de Principes moins polis</text:span><text:span text:style-name="T19"> </text:span><text:span text:style-name="T18">&amp; ronds, elles ne</text:span><text:span text:style-name="T19"> </text:span><text:span text:style-name="T18">sont<text:line-break/>. point toutesfois attestées par leurs ambarras, afin<text:line-break/>qu</text:span><text:span text:style-name="T19">’</text:span><text:span text:style-name="T18">elles se p</text:span><text:span text:style-name="T19">u</text:span><text:span text:style-name="T18">i</text:span><text:span text:style-name="T19">sse</text:span><text:span text:style-name="T18">t dégager du corps &amp; passer mes</text:span><text:span text:style-name="T19">-<text:line-break/></text:span><text:span text:style-name="T18">mes à trauers les pierres </text:span><text:span text:style-name="T19">11</text:span><text:span text:style-name="T18"> ne faut point toutesfois<text:line-break/>■ qu’elles </text:span><text:span text:style-name="T19">r'</text:span><text:span text:style-name="T18">entre'artestent comme nous voyons<text:line-break/>que font les buissons , en telle </text:span><text:span text:style-name="T19">F</text:span><text:span text:style-name="T18">orte que vous<text:line-break/>reconnaissez bien quelle</text:span><text:span text:style-name="T19">sd</text:span><text:span text:style-name="T18">oiuen</text:span><text:span text:style-name="T19">te</text:span><text:span text:style-name="T18">str</text:span><text:span text:style-name="T19">ec</text:span><text:span text:style-name="T18">ompo</text:span><text:span text:style-name="T19">-<text:line-break/></text:span><text:span text:style-name="T18">secs de Principes pointus : mais non pas embar</text:span><text:span text:style-name="T19">-<text:line-break/></text:span><text:span text:style-name="T18">rassant</text:span><text:span text:style-name="T19">.</text:span><text:span text:style-name="T18"> Quant à ce que vous voyez &amp; qu</text:span><text:span text:style-name="T19">’</text:span><text:span text:style-name="T18">i</text:span><text:span text:style-name="T19">l</text:span><text:span text:style-name="T18"> y a<text:line-break/>d</text:span><text:span text:style-name="T19">e</text:span><text:span text:style-name="T18">s chosesnuides qui</text:span><text:span text:style-name="T19"> </text:span><text:span text:style-name="T18">auec</text:span><text:span text:style-name="T19"> </text:span><text:span text:style-name="T18">cela</text:span><text:span text:style-name="T19"> </text:span><text:span text:style-name="T18">sont</text:span><text:span text:style-name="T19"> </text:span><text:span text:style-name="T18">amer</text:span><text:span text:style-name="T19">e</text:span><text:span text:style-name="T18">s, telle<text:line-break/></text:span><text:span text:style-name="T19">,</text:span><text:span text:style-name="T18"> </text:span><text:span text:style-name="T19">q</text:span><text:span text:style-name="T18">u</text:span><text:span text:style-name="T19">’e</text:span><text:span text:style-name="T18">s</text:span><text:span text:style-name="T19">t</text:span><text:span text:style-name="T18"> l’eau de la mer , il ne </text:span><text:span text:style-name="T19">r'</text:span><text:span text:style-name="T18">en faut nullement<text:line-break/>emerueiller : car ce qui est fluide est bien com-<text:line-break/>posé de Principes polis &amp; ronds, neantmoins<text:line-break/>p</text:span><text:span text:style-name="T19">ar</text:span><text:span text:style-name="T18">my c</text:span><text:span text:style-name="T19">e</text:span><text:span text:style-name="T18">s polis &amp; ces ronds, il s</text:span><text:span text:style-name="T19">’y</text:span><text:span text:style-name="T18"> en messe quel-<text:line-break/>ques-vns de douloureu</text:span><text:span text:style-name="T19">x</text:span><text:span text:style-name="T18">, sans qu’il soit necessai</text:span><text:span text:style-name="T19">-<text:line-break/></text:span><text:span text:style-name="T18">re qu</text:span><text:span text:style-name="T19">’il</text:span><text:span text:style-name="T18"> y en ait de crochus : c</text:span><text:span text:style-name="T19">’</text:span><text:span text:style-name="T18">es</text:span><text:span text:style-name="T19">t</text:span><text:span text:style-name="T18"> à dire qu’il y en<text:line-break/>a</text:span><text:span text:style-name="T19"> </text:span><text:span text:style-name="T18">bien de ronds, mais qui auec cela sont rabo-<text:line-break/>teux , afin que tout ensembl</text:span><text:span text:style-name="T19">e</text:span><text:span text:style-name="T18">, ils puissent rouler<text:line-break/>&amp; blesser les sens</text:span><text:span text:style-name="T19">.</text:span><text:span text:style-name="T18"> Et pour faire que vous soyez<text:line-break/>plus porté à vous imaginer qu’il y a des princi-<text:line-break/>pes rudes mélez parmy les polis, d’où vient que le<text:line-break/>corps de la mer a tant d'amertume</text:span><text:span text:style-name="T19">,</text:span><text:span text:style-name="T18"> il y a vn<text:line-break/>moyen d’en faire la separation , &amp; de les voir les<text:line-break/>vns &amp; les autres à part. L’eau s'adoucit à force de<text:line-break/>passer dans les veines de la terr</text:span><text:span text:style-name="T19">e</text:span><text:span text:style-name="T18">, pour s’écouler<text:line-break/>das quelque fosse,&amp; d</text:span><text:span text:style-name="T19">e</text:span><text:span text:style-name="T18">u</text:span><text:span text:style-name="T19">e</text:span><text:span text:style-name="T18">nir potable:</text:span><text:span text:style-name="T19">c</text:span><text:span text:style-name="T18">ar elle laisse<text:line-break/>en arriere les Principes de son amert</text:span><text:span text:style-name="T19">u</text:span><text:span text:style-name="T18">me qui pour<text:line-break/>étr</text:span><text:span text:style-name="T19">e</text:span><text:span text:style-name="T18"> afp</text:span><text:span text:style-name="T19"> </text:span><text:span text:style-name="T18">res &amp; raboteux adher</text:span><text:span text:style-name="T19">e</text:span><text:span text:style-name="T18">t </text:span><text:span text:style-name="T19">s</text:span><text:span text:style-name="T18">acilm</text:span><text:span text:style-name="T19">c</text:span><text:span text:style-name="T18">r à la terre</text:span><text:span text:style-name="T19">.</text:span></text:p>
      <text:p text:style-name="P11"><text:bookmark-start text:name="bookmark4"/><text:span text:style-name="T85">68</text:span><text:span text:style-name="T84"> LE IL </text:span><text:span text:style-name="T85">I.</text:span><text:span text:style-name="T84">IV</text:span><text:span text:style-name="T85">RE</text:span><text:span text:style-name="T84"> </text:span><text:span text:style-name="T85">DE</text:span><text:span text:style-name="T84"> L</text:span><text:span text:style-name="T85">vCR-EcE.</text:span><text:bookmark-end text:name="bookmark4"/></text:p>
      <text:p text:style-name="Texte_20_du_20_corps"><text:span text:style-name="T19">Ie</text:span><text:span text:style-name="T18"> ioindray maintenant </text:span><text:span text:style-name="T19">à</text:span><text:span text:style-name="T18"> ce que le viens d</text:span><text:span text:style-name="T19">le</text:span><text:span text:style-name="T18">n</text:span><text:span text:style-name="T19">-<text:line-break/>so</text:span><text:span text:style-name="T18">igner</text:span><text:span text:style-name="T19">,</text:span><text:span text:style-name="T18"> vne chose qui en sera deduitte bien</text:span><text:span text:style-name="T19"> </text:span><text:span text:style-name="T18">à<text:line-break/>propo</text:span><text:span text:style-name="T19">s</text:span><text:span text:style-name="T18">, </text:span><text:span text:style-name="T19">ic</text:span><text:span text:style-name="T18">auoir que les Principes ne sont point<text:line-break/>diuer</text:span><text:span text:style-name="T19">l</text:span><text:span text:style-name="T18">if</text:span><text:span text:style-name="T19">i</text:span><text:span text:style-name="T18">ez de figures infinies</text:span><text:span text:style-name="T19">.</text:span><text:span text:style-name="T18"> Que s’i</text:span><text:span text:style-name="T19">l</text:span><text:span text:style-name="T18"> en estoit<text:line-break/>autrement, il de</text:span><text:span text:style-name="T19">u</text:span><text:span text:style-name="T18">roi</text:span><text:span text:style-name="T19">t</text:span><text:span text:style-name="T18"> </text:span><text:span text:style-name="T19">ya</text:span><text:span text:style-name="T18">tioi</text:span><text:span text:style-name="T19">t</text:span><text:span text:style-name="T18"> des Principes dont<text:line-break/>la grandeur f</text:span><text:span text:style-name="T19">u</text:span><text:span text:style-name="T18">st infini</text:span><text:span text:style-name="T19">e</text:span><text:span text:style-name="T18">, d'autant que les figures<text:line-break/>ne se peuuent pas beaucoup varier entr</text:span><text:span text:style-name="T19">lel</text:span><text:span text:style-name="T18">les dans<text:line-break/>Une m</text:span><text:span text:style-name="T19">e</text:span><text:span text:style-name="T18">sme petitesse de corps : car posé que les<text:line-break/>Principes soient composez de tres petites par-<text:line-break/>ties, par exemple de trois ou de peu dauantage,<text:line-break/>tournez les parties de l'un d’entre eux en tout<text:line-break/>sens, en haut, en</text:span><text:span text:style-name="T19"> </text:span><text:span text:style-name="T18">bas, </text:span><text:span text:style-name="T19">ad</text:span><text:span text:style-name="T18">roite, à gauche ;apre</text:span><text:span text:style-name="T19">s<text:line-break/></text:span><text:span text:style-name="T18">que</text:span><text:span text:style-name="T19"> </text:span><text:span text:style-name="T18">vous aurez remarqué toutes les sortes de</text:span><text:span text:style-name="T19"> </text:span><text:span text:style-name="T18">fi</text:span><text:span text:style-name="T19">-<text:line-break/></text:span><text:span text:style-name="T18">gures que chaque </text:span><text:span text:style-name="T19">p</text:span><text:span text:style-name="T18">ositlon vous donner</text:span><text:span text:style-name="T19">a</text:span><text:span text:style-name="T18">, si vous<text:line-break/></text:span><text:span text:style-name="T19">v</text:span><text:span text:style-name="T18">oulez dauantag</text:span><text:span text:style-name="T19">ed</text:span><text:span text:style-name="T18">i</text:span><text:span text:style-name="T19">u</text:span><text:span text:style-name="T18">ersifier ces fig</text:span><text:span text:style-name="T19">u</text:span><text:span text:style-name="T18">res, il vous<text:line-break/>faudr</text:span><text:span text:style-name="T19">aa</text:span><text:span text:style-name="T18">diouter</text:span><text:span text:style-name="T19"> </text:span><text:span text:style-name="T18">dauantag</text:span><text:span text:style-name="T19">ed</text:span><text:span text:style-name="T18">e</text:span><text:span text:style-name="T19"> </text:span><text:span text:style-name="T18">parties, &amp; de mes-<text:line-break/>me suit</text:span><text:span text:style-name="T19">i</text:span><text:span text:style-name="T18">e, il en faudra par la mefme raison</text:span><text:span text:style-name="T19"> </text:span><text:span text:style-name="T18">ad-<text:line-break/>iou</text:span><text:span text:style-name="T19">r</text:span><text:span text:style-name="T18">e</text:span><text:span text:style-name="T19">rd</text:span><text:span text:style-name="T18">auantage , si vous voulez que le nom</text:span><text:span text:style-name="T19">-<text:line-break/></text:span><text:span text:style-name="T18">bre de figures en soit dauantage augmenté</text:span><text:span text:style-name="T19">.</text:span><text:span text:style-name="T18"> </text:span><text:span text:style-name="T19">Vn</text:span><text:span text:style-name="T18">e<text:line-break/>nouuelle augmentation de figures est donc soi</text:span><text:span text:style-name="T19">-<text:line-break/>m</text:span><text:span text:style-name="T18">e d'une augmentatlon de corps; c’</text:span><text:span text:style-name="T19">c</text:span><text:span text:style-name="T18">st pourquoy,<text:line-break/>il n</text:span><text:span text:style-name="T19">’</text:span><text:span text:style-name="T18">y a point lieu d</text:span><text:span text:style-name="T19">e</text:span><text:span text:style-name="T18"> penser que les Principes<text:line-break/>puissent estre di</text:span><text:span text:style-name="T19">ue</text:span><text:span text:style-name="T18">rsif</text:span><text:span text:style-name="T19">i</text:span><text:span text:style-name="T18">ez d'une infinité de figures,<text:line-break/>depeur que vous soyez obligé d'en admettre de<text:line-break/>tels</text:span><text:span text:style-name="T19"> </text:span><text:span text:style-name="T18">qui </text:span><text:span text:style-name="T19">fi</text:span><text:span text:style-name="T18">ant d'une grandeur immense : ce que<text:line-break/>i’ay </text:span><text:span text:style-name="T19">c</text:span><text:span text:style-name="T18">y-de</text:span><text:span text:style-name="T19">u</text:span><text:span text:style-name="T18">a</text:span><text:span text:style-name="T19">n</text:span><text:span text:style-name="T18">t démontré estre contre toute sorte<text:line-break/>de pre</text:span><text:span text:style-name="T19">nn</text:span><text:span text:style-name="T18">e</text:span><text:span text:style-name="T19">.</text:span><text:span text:style-name="T18"> Les somptueux vestemen</text:span><text:span text:style-name="T19">sd</text:span><text:span text:style-name="T18">es Babi-<text:line-break/>loniens, l</text:span><text:span text:style-name="T19">'</text:span><text:span text:style-name="T18">éclatante po</text:span><text:span text:style-name="T19">u</text:span><text:span text:style-name="T18">rpre de Melibée , qui </text:span><text:span text:style-name="T19">;<text:line-break/></text:span><text:span text:style-name="T18">porte la precieuse couleur des coquilles de The</text:span><text:span text:style-name="T19">f</text:span><text:span text:style-name="T18">-<text:line-break/></text:span><text:span text:style-name="T19">sa</text:span><text:span text:style-name="T18">li</text:span><text:span text:style-name="T19">e</text:span><text:span text:style-name="T18">, </text:span><text:span text:style-name="T19">&amp;</text:span><text:span text:style-name="T18"> les plumages dorez des Paons parsemez<text:line-break/>des rians atraits de la beauté </text:span><text:span text:style-name="T19">,</text:span><text:span text:style-name="T18"> </text:span><text:span text:style-name="T19">fe</text:span><text:span text:style-name="T18">roient </text:span><text:span text:style-name="T21">honteuse</text:span><text:span text:style-name="T20">-<text:line-break/></text:span><text:span text:style-name="T21">ment</text:span><text:span text:style-name="T18"> surmontez par Vne Couleur nouuelle. L</text:span><text:span text:style-name="T19">’</text:span><text:span text:style-name="T18">o-<text:line-break/>deur de la myrrh</text:span><text:span text:style-name="T19">e</text:span><text:span text:style-name="T18">, &amp; les douceurs du miel</text:span><text:span text:style-name="T19"> </text:span><text:span text:style-name="T18">de</text:span><text:span text:style-name="T19">-<text:line-break/></text:span><text:span text:style-name="T18">uiendr</text:span><text:span text:style-name="T19">o</text:span><text:span text:style-name="T18">ient contemptibles : &amp; pat la mef</text:span><text:span text:style-name="T19">t</text:span><text:span text:style-name="T18">n</text:span><text:span text:style-name="T19">e</text:span><text:span text:style-name="T18"> rai</text:span><text:span text:style-name="T19">-</text:span></text:p>
      <text:p text:style-name="P11"><text:span text:style-name="T24">LE </text:span><text:span text:style-name="T25">IL</text:span><text:span text:style-name="T24"> LIVRE DE L V C R </text:span><text:span text:style-name="T25">ï</text:span><text:span text:style-name="T24"> CI. </text:span><text:span text:style-name="T25">69<text:line-break/></text:span><text:span text:style-name="T18">son, les charmes de la voix des Cignes,</text:span><text:span text:style-name="T19">a</text:span><text:span text:style-name="T18">ussi bien<text:line-break/>que la Poësie &amp; tous les tons m</text:span><text:span text:style-name="T19">é</text:span><text:span text:style-name="T18">lodieux de la<text:line-break/></text:span><text:span text:style-name="T19">l</text:span><text:span text:style-name="T18">yre d’Apo</text:span><text:span text:style-name="T19">l</text:span><text:span text:style-name="T18">lon, seroient condamnez au silence<text:line-break/>p</text:span><text:span text:style-name="T19">e</text:span><text:span text:style-name="T18">rpetuel : car tousiours vn chose paroistroi</text:span><text:span text:style-name="T19">t<text:line-break/></text:span><text:span text:style-name="T18">plus excellente que les autres , &amp; toutes paroi</text:span><text:span text:style-name="T19">-<text:line-break/></text:span><text:span text:style-name="T18">s</text:span><text:span text:style-name="T19">t</text:span><text:span text:style-name="T18">roient</text:span><text:span text:style-name="T19"> </text:span><text:span text:style-name="T18">aller en diminuant , comme nous auons<text:line-break/>dit qu</text:span><text:span text:style-name="T19">’</text:span><text:span text:style-name="T18">elles seroient tousiours venuës en</text:span><text:span text:style-name="T19"> </text:span><text:span text:style-name="T18">amen-<text:line-break/>dant: &amp;</text:span><text:span text:style-name="T19"> </text:span><text:span text:style-name="T18">tousiours en retournant en arri</text:span><text:span text:style-name="T19">e</text:span><text:span text:style-name="T18">re, el-<text:line-break/>les deuiendroient en plus grande auersion à </text:span><text:span text:style-name="T19">s</text:span><text:span text:style-name="T18">o-<text:line-break/>dorat, à l</text:span><text:span text:style-name="T19">’o</text:span><text:span text:style-name="T18">uy</text:span><text:span text:style-name="T19">e</text:span><text:span text:style-name="T18">, à la veu</text:span><text:span text:style-name="T19">ë</text:span><text:span text:style-name="T18"> , &amp; au goust</text:span><text:span text:style-name="T19">.</text:span><text:span text:style-name="T18"> Mais<text:line-break/>dautant que cec</text:span><text:span text:style-name="T19">yn'a</text:span><text:span text:style-name="T18"> point de lieu entre les</text:span><text:span text:style-name="T19"> </text:span><text:span text:style-name="T18">cho-<text:line-break/></text:span><text:span text:style-name="T19">f</text:span><text:span text:style-name="T18">es, &amp;</text:span><text:span text:style-name="T19"> </text:span><text:span text:style-name="T18">qu</text:span><text:span text:style-name="T19">’sl</text:span><text:span text:style-name="T18"> y</text:span><text:span text:style-name="T19"> </text:span><text:span text:style-name="T18">a des bornes certaines de grandeur<text:line-break/></text:span><text:span text:style-name="T19">&amp; </text:span><text:span text:style-name="T18">de petitess</text:span><text:span text:style-name="T19">e</text:span><text:span text:style-name="T18"> en chaque chose composé</text:span><text:span text:style-name="T19">e</text:span><text:span text:style-name="T18">, il</text:span><text:span text:style-name="T19"> </text:span><text:span text:style-name="T18">faut<text:line-break/>d</text:span><text:span text:style-name="T19">en</text:span><text:span text:style-name="T18">ecessité, que vous confessiez</text:span><text:span text:style-name="T19">,</text:span><text:span text:style-name="T18"> que</text:span><text:span text:style-name="T19"> </text:span><text:span text:style-name="T18">les diss</text:span><text:span text:style-name="T19">e</text:span><text:span text:style-name="T18">-<text:line-break/>rences de la </text:span><text:span text:style-name="T19">rn</text:span><text:span text:style-name="T18">atiere consistent aussi e</text:span><text:span text:style-name="T19">nd</text:span><text:span text:style-name="T18">e</text:span><text:span text:style-name="T19">sf</text:span><text:span text:style-name="T18">igu-<text:line-break/>r</text:span><text:span text:style-name="T19">c</text:span><text:span text:style-name="T18">s finies</text:span><text:span text:style-name="T19">.</text:span><text:span text:style-name="T18"> Enfin il faut auo</text:span><text:span text:style-name="T19">u</text:span><text:span text:style-name="T18">er qu’</text:span><text:span text:style-name="T19">à</text:span><text:span text:style-name="T18"> passer de la<text:line-break/>chaleur de feu à la froidure des gelées de 1 hyuer</text:span><text:span text:style-name="T19">»<text:line-break/></text:span><text:span text:style-name="T18">&amp;</text:span><text:span text:style-name="T19"> </text:span><text:span text:style-name="T18">au contraire, le chemin est borné </text:span><text:span text:style-name="T19">:</text:span><text:span text:style-name="T18"> car la </text:span><text:span text:style-name="T19">c</text:span><text:span text:style-name="T18">ha-<text:line-break/>leur &amp; la froidure tiennent les deux bout</text:span><text:span text:style-name="T19">s</text:span><text:span text:style-name="T18">, &amp; les<text:line-break/>degr</text:span><text:span text:style-name="T19">c</text:span><text:span text:style-name="T18">z m</text:span><text:span text:style-name="T19">cflc</text:span><text:span text:style-name="T18">z des extrémes occupent tout le<text:line-break/>milieu</text:span><text:span text:style-name="T19">.</text:span><text:span text:style-name="T18"> Il est donc vray que toutes les Creatures<text:line-break/>ont</text:span><text:span text:style-name="T19"> </text:span><text:span text:style-name="T18">des differen</text:span><text:span text:style-name="T19">t</text:span><text:span text:style-name="T18">es limitées, puisque toutes sont<text:line-break/>bornées de quelque extrémité celles-</text:span><text:span text:style-name="T19">c</text:span><text:span text:style-name="T18">y arr</text:span><text:span text:style-name="T19">c</text:span><text:span text:style-name="T18">sté</text:span><text:span text:style-name="T19">e</text:span><text:span text:style-name="T18">s<text:line-break/>pat l'ardeur des naine</text:span><text:span text:style-name="T19">s</text:span><text:span text:style-name="T18">, &amp; celles-là par la rigueur<text:line-break/>des frimas</text:span><text:span text:style-name="T19">.</text:span></text:p>
      <text:p text:style-name="Texte_20_du_20_corps"><text:span text:style-name="T18">Ie ioindray encore à ce que ie viens d</text:span><text:span text:style-name="T19">’</text:span><text:span text:style-name="T18">ensei</text:span><text:span text:style-name="T19">-<text:line-break/></text:span><text:span text:style-name="T18">gne</text:span><text:span text:style-name="T19">r</text:span><text:span text:style-name="T18">, vne chose qui en sera commodément de</text:span><text:span text:style-name="T19">-<text:line-break/></text:span><text:span text:style-name="T18">duitte , pour faire connoistre qu</text:span><text:span text:style-name="T19">e</text:span><text:span text:style-name="T18"> les Principes<text:line-break/>qui sont figurez entr'eux d'une mes</text:span><text:span text:style-name="T19">m</text:span><text:span text:style-name="T18">e sort</text:span><text:span text:style-name="T19">e</text:span><text:span text:style-name="T18">, </text:span><text:span text:style-name="T19">se<text:line-break/></text:span><text:span text:style-name="T18">montrent dans vne multitude infinie </text:span><text:span text:style-name="T19">;</text:span><text:span text:style-name="T18"> &amp;</text:span><text:span text:style-name="T19"> </text:span><text:span text:style-name="T18">de fait,<text:line-break/>comme la diff</text:span><text:span text:style-name="T19">e</text:span><text:span text:style-name="T18">rence des formes est fini</text:span><text:span text:style-name="T19">e</text:span><text:span text:style-name="T18">, il faut<text:line-break/>aussi de ne</text:span><text:span text:style-name="T19">c</text:span><text:span text:style-name="T18">essit</text:span><text:span text:style-name="T19">é</text:span><text:span text:style-name="T18"> que les formes qui sont sembla</text:span><text:span text:style-name="T19">-<text:line-break/></text:span><text:span text:style-name="T18">bles soient infinie</text:span><text:span text:style-name="T19">s</text:span><text:span text:style-name="T18">, ou bien la mass</text:span><text:span text:style-name="T19">e</text:span><text:span text:style-name="T18"> de la </text:span><text:span text:style-name="T19">rn</text:span><text:span text:style-name="T18">atiere<text:line-break/>s</text:span><text:span text:style-name="T19">e</text:span><text:span text:style-name="T18">roit finie, ce</text:span><text:span text:style-name="T19"> </text:span><text:span text:style-name="T18">que </text:span><text:span text:style-name="T19">i</text:span><text:span text:style-name="T18">'</text:span><text:span text:style-name="T19">a</text:span><text:span text:style-name="T18">y</text:span><text:span text:style-name="T19"> p</text:span><text:span text:style-name="T18">rouué</text:span><text:span text:style-name="T19"> </text:span><text:span text:style-name="T18">qui n</text:span><text:span text:style-name="T19">’</text:span><text:span text:style-name="T18">es</text:span><text:span text:style-name="T19">t</text:span><text:span text:style-name="T18"> point du</text:span></text:p>
      <text:p text:style-name="P11"><text:span text:style-name="T24">70 L </text:span><text:span text:style-name="T25">E</text:span><text:span text:style-name="T24"> </text:span><text:span text:style-name="T25">II</text:span><text:span text:style-name="T24">. L</text:span><text:span text:style-name="T25">i</text:span><text:span text:style-name="T24">vR</text:span><text:span text:style-name="T25">E</text:span><text:span text:style-name="T24"> </text:span><text:span text:style-name="T25">DELv</text:span><text:span text:style-name="T24">C</text:span><text:span text:style-name="T25">RE</text:span><text:span text:style-name="T24">C</text:span><text:span text:style-name="T25">E</text:span><text:span text:style-name="T106">4<text:line-break/></text:span><text:span text:style-name="T18">tout. Et p</text:span><text:span text:style-name="T19">ui</text:span><text:span text:style-name="T18">sque i</text:span><text:span text:style-name="T19">e</text:span><text:span text:style-name="T18"> l'ay enseigné de sorte qu</text:span><text:span text:style-name="T19">’</text:span><text:span text:style-name="T18">il </text:span><text:span text:style-name="T19">f</text:span><text:span text:style-name="T18">e</text:span><text:span text:style-name="T19">-<text:line-break/></text:span><text:span text:style-name="T18">roit mal-a</text:span><text:span text:style-name="T19">il</text:span><text:span text:style-name="T18"> d</text:span><text:span text:style-name="T19">'u</text:span><text:span text:style-name="T18">n douter ; à cette heur</text:span><text:span text:style-name="T19">e</text:span><text:span text:style-name="T18">, </text:span><text:span text:style-name="T19">le</text:span><text:span text:style-name="T18"> seray<text:line-break/>voir en peu de paroles qui peut-</text:span><text:span text:style-name="T19">e</text:span><text:span text:style-name="T18">stre ne seront<text:line-break/>pas dénuées de toutes les douceurs d</text:span><text:span text:style-name="T19">e</text:span><text:span text:style-name="T18"> l</text:span><text:span text:style-name="T19">é</text:span><text:span text:style-name="T18">loquen-<text:line-break/>ce, que les petits corps de la </text:span><text:span text:style-name="T19">rn</text:span><text:span text:style-name="T18">atiere </text:span><text:span text:style-name="T19">fia</text:span><text:span text:style-name="T18">nt s</text:span><text:span text:style-name="T19">e</text:span><text:span text:style-name="T18">mez<text:line-break/>pa</text:span><text:span text:style-name="T19">rt</text:span><text:span text:style-name="T18">out l</text:span><text:span text:style-name="T19">’</text:span><text:span text:style-name="T18">Vniuers de toute éternité , en consi- </text:span><text:span text:style-name="T19">|<text:line-break/></text:span><text:span text:style-name="T18">nuant de toutes parts les atteintes de leurs im-<text:line-break/>pressions</text:span><text:span text:style-name="T19">.</text:span><text:span text:style-name="T18"> Car bien qu</text:span><text:span text:style-name="T19">'i</text:span><text:span text:style-name="T18">l vous soit aise de con-<text:line-break/>noist</text:span><text:span text:style-name="T19">t</text:span><text:span text:style-name="T18">e que quelques Animaux sont plus rares</text:span><text:span text:style-name="T19"> </text:span><text:span text:style-name="T18">&amp;<text:line-break/>moins seconds que beaucoup d'autres , il peut<text:line-break/>estre q</text:span><text:span text:style-name="T19">u'e</text:span><text:span text:style-name="T18">n des Regions&amp;des Te</text:span><text:span text:style-name="T19">r</text:span><text:span text:style-name="T18">res</text:span><text:span text:style-name="T19"> </text:span><text:span text:style-name="T18">éloignées,<text:line-break/>beaucoup se rencontrent de leur espec</text:span><text:span text:style-name="T19">e,</text:span><text:span text:style-name="T18"> lesquels,<text:line-break/>ou remplissent le nombre , comme nous voyons<text:line-break/>stir tout entre les Belles, les</text:span><text:span text:style-name="T19"> </text:span><text:span text:style-name="T18">El</text:span><text:span text:style-name="T19">e</text:span><text:span text:style-name="T18">phans</text:span><text:span text:style-name="T19"> </text:span><text:span text:style-name="T18">aux mains<text:line-break/>de serpen</text:span><text:span text:style-name="T19">t,</text:span><text:span text:style-name="T18"> à </text:span><text:span text:style-name="T21">cause de la trompe qui en porte la fig</text:span><text:span text:style-name="T20">u</text:span><text:span text:style-name="T21">re</text:span><text:span text:style-name="T20">,<text:line-break/></text:span><text:span text:style-name="T21">et qui leur</text:span><text:span text:style-name="T20"> </text:span><text:span text:style-name="T21">sert</text:span><text:span text:style-name="T20"> </text:span><text:span text:style-name="T21">de main</text:span><text:span text:style-name="T20">,</text:span><text:span text:style-name="T18"> qui sont tellemet à milliers<text:line-break/>dans les Indes que</text:span><text:span text:style-name="T19"> </text:span><text:span text:style-name="T18">leur</text:span><text:span text:style-name="T19"> </text:span><text:span text:style-name="T18">yuoirc ser</text:span><text:span text:style-name="T19">t</text:span><text:span text:style-name="T18"> au pays d'une<text:line-break/>forte &amp; impenetrable barriere</text:span><text:span text:style-name="T19">j</text:span><text:span text:style-name="T18">à ou nous voyons<text:line-break/>rarement de ces Annnaiix. Mais quand i</text:span><text:span text:style-name="T19">e</text:span><text:span text:style-name="T18"> vous<text:line-break/>a</text:span><text:span text:style-name="T19">c</text:span><text:span text:style-name="T18">corderois que d</text:span><text:span text:style-name="T19">i</text:span><text:span text:style-name="T18">s toute la terre,</text:span><text:span text:style-name="T19">i</text:span><text:span text:style-name="T18">l n</text:span><text:span text:style-name="T19">’</text:span><text:span text:style-name="T18">y ait qu'un</text:span><text:span text:style-name="T19">ç<text:line-break/></text:span><text:span text:style-name="T18">seule chose d'une certaine </text:span><text:span text:style-name="T19">e</text:span><text:span text:style-name="T18">spe</text:span><text:span text:style-name="T19">c</text:span><text:span text:style-name="T18">e .- toutefois si la<text:line-break/></text:span><text:span text:style-name="T19">F</text:span><text:span text:style-name="T18">orce de la </text:span><text:span text:style-name="T19">rn</text:span><text:span text:style-name="T18">atiere d’où elle peut estre formé</text:span><text:span text:style-name="T19">e<text:line-break/></text:span><text:span text:style-name="T18">n</text:span><text:span text:style-name="T19">’</text:span><text:span text:style-name="T18">en estoit i</text:span><text:span text:style-name="T19">n</text:span><text:span text:style-name="T18">finie , elle ne pourroit a</text:span><text:span text:style-name="T19">u</text:span><text:span text:style-name="T18">oir esté<text:line-break/>c</text:span><text:span text:style-name="T19">te</text:span><text:span text:style-name="T18">ée , ny par </text:span><text:span text:style-name="T19">c</text:span><text:span text:style-name="T18">onf</text:span><text:span text:style-name="T19">e</text:span><text:span text:style-name="T18">quent receuoi</text:span><text:span text:style-name="T19">t</text:span><text:span text:style-name="T18"> d</text:span><text:span text:style-name="T19">’a</text:span><text:span text:style-name="T18">ccroisse</text:span><text:span text:style-name="T19">-<text:line-break/></text:span><text:span text:style-name="T18">ment</text:span><text:span text:style-name="T19">&amp;</text:span><text:span text:style-name="T18"> de nourriture : ca</text:span><text:span text:style-name="T19">r, </text:span><text:span text:style-name="T18">que les</text:span><text:span text:style-name="T19"> </text:span><text:span text:style-name="T18">yeux choisis</text:span><text:span text:style-name="T19">.<text:line-break/>L</text:span><text:span text:style-name="T18">ent des corps finis parsemez dans</text:span><text:span text:style-name="T19"> s</text:span><text:span text:style-name="T18">Vniuer</text:span><text:span text:style-name="T19">s,</text:span><text:span text:style-name="T18"> les</text:span><text:span text:style-name="T19">-<text:line-break/></text:span><text:span text:style-name="T18">quels foi</text:span><text:span text:style-name="T19">e</text:span><text:span text:style-name="T18">nt propres pour la g</text:span><text:span text:style-name="T19">e</text:span><text:span text:style-name="T18">neration </text:span><text:span text:style-name="T19">d</text:span><text:span text:style-name="T18">'</text:span><text:span text:style-name="T19">u</text:span><text:span text:style-name="T18">ne<text:line-break/>seule chos</text:span><text:span text:style-name="T19">e</text:span><text:span text:style-name="T18">; d</text:span><text:span text:style-name="T19">’</text:span><text:span text:style-name="T18">où</text:span><text:span text:style-name="T19">,</text:span><text:span text:style-name="T18"> en quel lie</text:span><text:span text:style-name="T19">u</text:span><text:span text:style-name="T18"> </text:span><text:span text:style-name="T19">,</text:span><text:span text:style-name="T18"> par quelle force</text:span><text:span text:style-name="T19">,<text:line-break/>&amp;</text:span><text:span text:style-name="T18"> par quel moyen , </text:span><text:span text:style-name="T19">r'y</text:span><text:span text:style-name="T18"> reiiniront-</text:span><text:span text:style-name="T19"> </text:span><text:span text:style-name="T18">ils ensemble<text:line-break/>dans</text:span><text:span text:style-name="T19"> </text:span><text:span text:style-name="T18">Une</text:span><text:span text:style-name="T19"> </text:span><text:span text:style-name="T18">si grande Mer, &amp; parmy Une troupe si<text:line-break/></text:span><text:span text:style-name="T19">«</text:span><text:span text:style-name="T18">ombreuse de Natu</text:span><text:span text:style-name="T19">r</text:span><text:span text:style-name="T18">es estrangeres </text:span><text:span text:style-name="T19">?</text:span><text:span text:style-name="T18"> Si </text:span><text:span text:style-name="T19">ie</text:span><text:span text:style-name="T18"> ne me<text:line-break/>tromp</text:span><text:span text:style-name="T19">e</text:span><text:span text:style-name="T18">, il n</text:span><text:span text:style-name="T19">’y</text:span><text:span text:style-name="T18"> a point de raison de penser qu</text:span><text:span text:style-name="T19">’</text:span><text:span text:style-name="T18">i</text:span><text:span text:style-name="T19">l</text:span><text:span text:style-name="T18">s<text:line-break/>s</text:span><text:span text:style-name="T19">e</text:span><text:span text:style-name="T18"> puissent iamais concilier ou Joindre ens</text:span><text:span text:style-name="T19">e</text:span><text:span text:style-name="T18">mble</text:span><text:span text:style-name="T19">.<text:line-break/></text:span><text:span text:style-name="T18">Mais ne plus</text:span><text:span text:style-name="T19"> </text:span><text:span text:style-name="T18">ne moins que</text:span><text:span text:style-name="T19"> </text:span><text:span text:style-name="T18">dans les grands natif</text:span><text:span text:style-name="T19">-</text:span></text:p>
      <text:p text:style-name="P11"><text:bookmark-start text:name="bookmark6"/><text:span text:style-name="T84">LE I</text:span><text:span text:style-name="T85">I.</text:span><text:span text:style-name="T84"> </text:span><text:span text:style-name="T85">I.IvRE</text:span><text:span text:style-name="T84"> </text:span><text:span text:style-name="T85">D</text:span><text:span text:style-name="T84"> E </text:span><text:span text:style-name="T85">L</text:span><text:span text:style-name="T84"> </text:span><text:span text:style-name="T85">V</text:span><text:span text:style-name="T84">CR </text:span><text:span text:style-name="T85">ECE.</text:span><text:bookmark-end text:name="bookmark6"/></text:p>
      <text:p text:style-name="Texte_20_du_20_corps"><text:span text:style-name="T19">st</text:span><text:span text:style-name="T18">age</text:span><text:span text:style-name="T19">s</text:span><text:span text:style-name="T18">, quand les vents sont bien émus,</text:span><text:span text:style-name="T19">la</text:span><text:span text:style-name="T18"> grande<text:line-break/>Mer a </text:span><text:span text:style-name="T19">c</text:span><text:span text:style-name="T18">oustunie d</text:span><text:span text:style-name="T19">e</text:span><text:span text:style-name="T18"> ietter à l'abandon fur toutes<text:line-break/>les co</text:span><text:span text:style-name="T19">lle</text:span><text:span text:style-name="T18">s, les sièges des Matelots, le gouuer-<text:line-break/>nail, les antennes</text:span><text:span text:style-name="T19">,</text:span><text:span text:style-name="T18"> la prou</text:span><text:span text:style-name="T19">e,</text:span><text:span text:style-name="T18"> les mats , les aui</text:span><text:span text:style-name="T19">-<text:line-break/></text:span><text:span text:style-name="T18">rons, les</text:span><text:span text:style-name="T19"> </text:span><text:span text:style-name="T18">rame</text:span><text:span text:style-name="T19">s</text:span><text:span text:style-name="T18">, &amp; les tables flotantes, en telle<text:line-break/></text:span><text:span text:style-name="T19">•</text:span><text:span text:style-name="T18">. sorte quelles sont veu</text:span><text:span text:style-name="T19">ea</text:span><text:span text:style-name="T18"> </text:span><text:span text:style-name="T19">,</text:span><text:span text:style-name="T18"> &amp; qu’elles donnent<text:line-break/>aux hommes Un indice de la Mer infidelle, pour<text:line-break/>éuiter ses surprises </text:span><text:span text:style-name="T19">,</text:span><text:span text:style-name="T18"> la violence, &amp;</text:span><text:span text:style-name="T19"> </text:span><text:span text:style-name="T18">ses trompe-<text:line-break/>ries , &amp; pour n</text:span><text:span text:style-name="T19">e</text:span><text:span text:style-name="T18"> se fier lamais aux apparences </text:span><text:span text:style-name="T19">fi</text:span><text:span text:style-name="T18">a</text:span><text:span text:style-name="T19">-<text:line-break/></text:span><text:span text:style-name="T18">. teuses d'un calme profond</text:span><text:span text:style-name="T19">.</text:span><text:span text:style-name="T18"> De mesine, si vous<text:line-break/>vous imaginez Une fois des Principes fini</text:span><text:span text:style-name="T19">s</text:span><text:span text:style-name="T18">, les<text:line-break/>émotions diuerses de la mati</text:span><text:span text:style-name="T19">è</text:span><text:span text:style-name="T18">re seront comme<text:line-break/>obligez de les épancher par l’immensité de</text:span><text:span text:style-name="T19"> </text:span><text:span text:style-name="T18">l’V</text:span><text:span text:style-name="T19">-<text:line-break/>n</text:span><text:span text:style-name="T18">iuers, en </text:span><text:span text:style-name="T21">toute la duré</text:span><text:span text:style-name="T20">'</text:span><text:span text:style-name="T18"> de</text:span><text:span text:style-name="T19">ss</text:span><text:span text:style-name="T18">iecles; De sorte qu</text:span><text:span text:style-name="T19">’</text:span><text:span text:style-name="T18">ils<text:line-break/>ne pourront iamais estre</text:span><text:span text:style-name="T19"> </text:span><text:span text:style-name="T18">poussez</text:span><text:span text:style-name="T19"> </text:span><text:span text:style-name="T18">en nulle</text:span><text:span text:style-name="T19"> </text:span><text:span text:style-name="T21">conci</text:span><text:span text:style-name="T20">-<text:line-break/></text:span><text:span text:style-name="T21">liation</text:span><text:span text:style-name="T18"> , ny y demeurer,</text:span><text:span text:style-name="T19">q</text:span><text:span text:style-name="T18">uand ils</text:span><text:span text:style-name="T19"> </text:span><text:span text:style-name="T18">y auroient</text:span><text:span text:style-name="T19"> </text:span><text:span text:style-name="T18">esté<text:line-break/>Unis, ny croistre estant augmentez </text:span><text:span text:style-name="T19">II </text:span><text:span text:style-name="T18">est toutes</text:span><text:span text:style-name="T19">-<text:line-break/>f</text:span><text:span text:style-name="T18">ois manifeste que l'un</text:span><text:span text:style-name="T19"> </text:span><text:span text:style-name="T18">&amp; l'autr</text:span><text:span text:style-name="T19">e</text:span><text:span text:style-name="T18"> arriue, ie veux<text:line-break/>dire que les choses peuuent es</text:span><text:span text:style-name="T19">t</text:span><text:span text:style-name="T18">re engendrée</text:span><text:span text:style-name="T19">s</text:span><text:span text:style-name="T18">, &amp;<text:line-break/>quand elles le son</text:span><text:span text:style-name="T19">t,</text:span><text:span text:style-name="T18"> </text:span><text:span text:style-name="T19">r'</text:span><text:span text:style-name="T18">accroistre peu à peu</text:span><text:span text:style-name="T19">.</text:span></text:p>
      <text:p text:style-name="Texte_20_du_20_corps"><text:span text:style-name="T18">Il est donc é</text:span><text:span text:style-name="T19">lu</text:span><text:span text:style-name="T18">dent que les Principes sont inf</text:span><text:span text:style-name="T19">i</text:span><text:span text:style-name="T18">-<text:line-break/>nis en toutes sortes de genres pour fournir à tout;<text:line-break/>de sorte que, n</text:span><text:span text:style-name="T19">yl</text:span><text:span text:style-name="T18">es mouuemens d</text:span><text:span text:style-name="T19">’</text:span><text:span text:style-name="T18">extinction ne<text:line-break/>le</text:span><text:span text:style-name="T19">sp</text:span><text:span text:style-name="T18">euuent toûjours surmonter, ny enseuelir la<text:line-break/>vie pour toûjours, ny pareillement les mouue-<text:line-break/>men</text:span><text:span text:style-name="T19">s</text:span><text:span text:style-name="T18"> de gener</text:span><text:span text:style-name="T19">ai</text:span><text:span text:style-name="T18">io</text:span><text:span text:style-name="T19">n&amp;</text:span><text:span text:style-name="T18"> d'</text:span><text:span text:style-name="T19">a</text:span><text:span text:style-name="T18">ugm</text:span><text:span text:style-name="T19">e</text:span><text:span text:style-name="T18">ntation ne peu-</text:span><text:span text:style-name="T19">'<text:line-break/></text:span><text:span text:style-name="T18">uen</text:span><text:span text:style-name="T19">t</text:span><text:span text:style-name="T18"> toûjours cons</text:span><text:span text:style-name="T19">e</text:span><text:span text:style-name="T18">ruer les Cre</text:span><text:span text:style-name="T19">a</text:span><text:span text:style-name="T18">tures. Ainli de<text:line-break/>tout temp</text:span><text:span text:style-name="T19">s</text:span><text:span text:style-name="T18">, il se</text:span><text:span text:style-name="T19"> </text:span><text:span text:style-name="T18">fait </text:span><text:span text:style-name="T19">U</text:span><text:span text:style-name="T18">n</text:span><text:span text:style-name="T19">e</text:span><text:span text:style-name="T18"> guerre entre les Prin-<text:line-break/>cipes auec Un pareil suceez. I</text:span><text:span text:style-name="T19">c</text:span><text:span text:style-name="T18">y </text:span><text:span text:style-name="T19">&amp;</text:span><text:span text:style-name="T18">l</text:span><text:span text:style-name="T19">àl</text:span><text:span text:style-name="T18">e</text:span><text:span text:style-name="T19">sP</text:span><text:span text:style-name="T18">rinc</text:span><text:span text:style-name="T19">s-<text:line-break/></text:span><text:span text:style-name="T18">pes de la vie sont tantost victorieux, &amp;</text:span><text:span text:style-name="T19">t</text:span><text:span text:style-name="T18">antost<text:line-break/>Vaincus. Les enfans poussent des cri</text:span><text:span text:style-name="T19">s </text:span><text:span text:style-name="T18">en Venant<text:line-break/>au inonde , tandis que d'autr</text:span><text:span text:style-name="T19">e</text:span><text:span text:style-name="T18">s sont en deu</text:span><text:span text:style-name="T19">il<text:line-break/></text:span><text:span text:style-name="T18">pour ceux</text:span><text:span text:style-name="T19"> </text:span><text:span text:style-name="T18">qui</text:span><text:span text:style-name="T19"> </text:span><text:span text:style-name="T18">sont morts. Ny</text:span><text:span text:style-name="T19"> </text:span><text:span text:style-name="T18">aucune nuict n’a<text:line-break/>Iuiuy le iour, ny aucune Aurore n’est venue en</text:span></text:p>
      <text:p text:style-name="P11"><text:bookmark-start text:name="bookmark8"/><text:span text:style-name="T86">72</text:span><text:span text:style-name="T84"> L </text:span><text:span text:style-name="T85">E</text:span><text:span text:style-name="T84"> I</text:span><text:span text:style-name="T85">L</text:span><text:span text:style-name="T84"> </text:span><text:span text:style-name="T85">L</text:span><text:span text:style-name="T84"> I </text:span><text:span text:style-name="T85">vR</text:span><text:span text:style-name="T84"> E D E L v </text:span><text:span text:style-name="T85">C</text:span><text:span text:style-name="T84"> R </text:span><text:span text:style-name="T85">E</text:span><text:span text:style-name="T84"> </text:span><text:span text:style-name="T85">CE.</text:span><text:bookmark-end text:name="bookmark8"/></text:p>
      <text:p text:style-name="Texte_20_du_20_corps"><text:span text:style-name="T18">fuite de la nuic</text:span><text:span text:style-name="T19">t</text:span><text:span text:style-name="T18">, qui n'ait oui</text:span><text:span text:style-name="T19"> </text:span><text:span text:style-name="T18">des cris aigus des<text:line-break/></text:span><text:span text:style-name="T19">fi</text:span><text:span text:style-name="T18">ouueaux.ne</text:span><text:span text:style-name="T19">z</text:span><text:span text:style-name="T18"> nie</text:span><text:span text:style-name="T19">lle</text:span><text:span text:style-name="T18">z auec des larmes co</text:span><text:span text:style-name="T19">m</text:span><text:span text:style-name="T18">p</text:span><text:span text:style-name="T19">a</text:span><text:span text:style-name="T18">- </text:span><text:span text:style-name="T19">j<text:line-break/></text:span><text:span text:style-name="T18">gnes de la m</text:span><text:span text:style-name="T19">o</text:span><text:span text:style-name="T18">rt &amp; de la triste sepulture</text:span><text:span text:style-name="T19">,</text:span></text:p>
      <text:p text:style-name="Texte_20_du_20_corps"><text:span text:style-name="T18">o</text:span><text:span text:style-name="T19">r</text:span><text:span text:style-name="T18"> il faut tenir pour certai</text:span><text:span text:style-name="T19">n,</text:span><text:span text:style-name="T18"> </text:span><text:span text:style-name="T19">&amp;</text:span><text:span text:style-name="T18"> garder en son<text:line-break/></text:span><text:span text:style-name="T19">,</text:span><text:span text:style-name="T18"> fouuenir, qu</text:span><text:span text:style-name="T19">’</text:span><text:span text:style-name="T18">i</text:span><text:span text:style-name="T19">l</text:span><text:span text:style-name="T18"> n</text:span><text:span text:style-name="T19">’</text:span><text:span text:style-name="T18">y arien au monde que la Natu</text:span><text:span text:style-name="T19">-<text:line-break/></text:span><text:span text:style-name="T18">re </text:span><text:span text:style-name="T19">s</text:span><text:span text:style-name="T18">asseconsister en vn seul genre de Principes,</text:span><text:span text:style-name="T19">n</text:span><text:span text:style-name="T18">y<text:line-break/>tien qui</text:span><text:span text:style-name="T19"> </text:span><text:span text:style-name="T18">ne soit construit d'une semence mesl</text:span><text:span text:style-name="T19">a</text:span><text:span text:style-name="T18">n-<text:line-break/>gée : </text:span><text:span text:style-name="T19">&amp;</text:span><text:span text:style-name="T18"> d'a</text:span><text:span text:style-name="T19">u</text:span><text:span text:style-name="T18">tant plus q</text:span><text:span text:style-name="T19">u</text:span><text:span text:style-name="T18">'une chose possède de<text:line-break/></text:span><text:span text:style-name="T19">fa</text:span><text:span text:style-name="T18">culte</text:span><text:span text:style-name="T19">z</text:span><text:span text:style-name="T18"> &amp; de puissance</text:span><text:span text:style-name="T19">s</text:span><text:span text:style-name="T18">, elle contient en soy<text:line-break/>dauantage de genres de Principes &amp; de figures di</text:span><text:span text:style-name="T19">-<text:line-break/></text:span><text:span text:style-name="T18">tiers</text:span><text:span text:style-name="T19">e</text:span><text:span text:style-name="T18">s. Premiere</text:span><text:span text:style-name="T19">nie</text:span><text:span text:style-name="T18">nt la Terre enferme </text:span><text:span text:style-name="T19">e</text:span><text:span text:style-name="T18">n soy les<text:line-break/>premiers corps, </text:span><text:span text:style-name="T19">d</text:span><text:span text:style-name="T18">’o</text:span><text:span text:style-name="T19">ù</text:span><text:span text:style-name="T18"> les fontaines</text:span><text:span text:style-name="T19"> </text:span><text:span text:style-name="T18">qui font</text:span><text:span text:style-name="T19"> </text:span><text:span text:style-name="T18">nai-<text:line-break/>stre les r</text:span><text:span text:style-name="T19">i</text:span><text:span text:style-name="T18">uieres renou</text:span><text:span text:style-name="T19">u</text:span><text:span text:style-name="T18">ellent incessamment la<text:line-break/>mer immense : elle </text:span><text:span text:style-name="T19">.</text:span><text:span text:style-name="T18">contient aussi l’origine des<text:line-break/>feux , car en diuers endroits nous voyons des<text:line-break/>plaines embrasées </text:span><text:span text:style-name="T19">,</text:span><text:span text:style-name="T18"> </text:span><text:span text:style-name="T19">&amp;</text:span><text:span text:style-name="T18"> nous </text:span><text:span text:style-name="T19">st</text:span><text:span text:style-name="T18">ations assez la fu-<text:line-break/>rieuse impétuosité de ces </text:span><text:span text:style-name="T19">ss</text:span><text:span text:style-name="T18">ames si celebres du<text:line-break/>mont Etna</text:span><text:span text:style-name="T19">.</text:span><text:span text:style-name="T18"> Elle </text:span><text:span text:style-name="T19">ade</text:span><text:span text:style-name="T18">quoy pousser les belles mois</text:span><text:span text:style-name="T19">-<text:line-break/>f</text:span><text:span text:style-name="T18">ons </text:span><text:span text:style-name="T19">&amp;</text:span><text:span text:style-name="T18"> les arbres pour l'usage des homme</text:span><text:span text:style-name="T19">s</text:span><text:span text:style-name="T18">, aussi<text:line-break/>bien que les branches souples </text:span><text:span text:style-name="T19">&amp;</text:span><text:span text:style-name="T18"> les pascages de-<text:line-break/>Ii</text:span><text:span text:style-name="T19">c</text:span><text:span text:style-name="T18">ieux , pour la nourriture des belles qui cou-<text:line-break/>rent sur les monts</text:span><text:span text:style-name="T19">.</text:span></text:p>
      <text:p text:style-name="Texte_20_du_20_corps"><text:span text:style-name="T18">C’est pourquoy celle </text:span><text:span text:style-name="T19">c</text:span><text:span text:style-name="T18">y a esté a</text:span><text:span text:style-name="T19">p</text:span><text:span text:style-name="T18">pellée la<text:line-break/></text:span><text:span text:style-name="T19">s</text:span><text:span text:style-name="T18"> grande iner</text:span><text:span text:style-name="T19">ed</text:span><text:span text:style-name="T18">es Dieux, la grande</text:span><text:span text:style-name="T19"> </text:span><text:span text:style-name="T18">m</text:span><text:span text:style-name="T19">e</text:span><text:span text:style-name="T18">r</text:span><text:span text:style-name="T19">e</text:span><text:span text:style-name="T18"> de</text:span><text:span text:style-name="T19"> </text:span><text:span text:style-name="T18">nos<text:line-break/>corp</text:span><text:span text:style-name="T19">s</text:span><text:span text:style-name="T18">, &amp; de tous les animaux</text:span><text:span text:style-name="T19">.</text:span><text:span text:style-name="T18"> C</text:span><text:span text:style-name="T19">’</text:span><text:span text:style-name="T18">es</text:span><text:span text:style-name="T19">t</text:span><text:span text:style-name="T18"> </text:span><text:span text:style-name="T19">d</text:span><text:span text:style-name="T18">’</text:span><text:span text:style-name="T19">e</text:span><text:span text:style-name="T18">lle que les<text:line-break/>anciens Po</text:span><text:span text:style-name="T19">ési</text:span><text:span text:style-name="T18">es Grecs ont chanté qu’</text:span><text:span text:style-name="T19">d</text:span><text:span text:style-name="T18">le est</text:span><text:span text:style-name="T19"> </text:span><text:span text:style-name="T18">éle</text:span><text:span text:style-name="T19">-<text:line-break/></text:span><text:span text:style-name="T18">ué</text:span><text:span text:style-name="T19">e</text:span><text:span text:style-name="T18"> sur vn char traisné par des lions accouplez</text:span><text:span text:style-name="T19">.</text:span><text:span text:style-name="T18"> Ils<text:line-break/>nous disent que la grande Tell</text:span><text:span text:style-name="T19">e</text:span><text:span text:style-name="T18">s est suspendue<text:line-break/>dans</text:span><text:span text:style-name="T19"> </text:span><text:span text:style-name="T18">les airs</text:span><text:span text:style-name="T19">,</text:span><text:span text:style-name="T18"> &amp; que</text:span><text:span text:style-name="T19"> </text:span><text:span text:style-name="T18">la Terre ne</text:span><text:span text:style-name="T19"> </text:span><text:span text:style-name="T18">peut</text:span><text:span text:style-name="T19"> </text:span><text:span text:style-name="T18">se reposer<text:line-break/></text:span><text:span text:style-name="T19">f</text:span><text:span text:style-name="T18">ur la terre</text:span><text:span text:style-name="T19">.</text:span><text:span text:style-name="T18"> Ils joignent à s</text:span><text:span text:style-name="T19">ei</text:span><text:span text:style-name="T18">n char les bell</text:span><text:span text:style-name="T19">e</text:span><text:span text:style-name="T18">s sau</text:span><text:span text:style-name="T19">-<text:line-break/>n</text:span><text:span text:style-name="T18">ages, pource que</text:span><text:span text:style-name="T19"> </text:span><text:span text:style-name="T18">les naturels les plus farouches<text:line-break/>doiuent estre adoucis par les bons offices qu’</text:span><text:span text:style-name="T19">il</text:span><text:span text:style-name="T18">s<text:line-break/></text:span><text:span text:style-name="T19">E</text:span><text:span text:style-name="T18">ecoiuent de leurs pa</text:span><text:span text:style-name="T19">t</text:span><text:span text:style-name="T18">ents. Ils enuironnent fit<text:line-break/>teste d'une couronne mural</text:span><text:span text:style-name="T19">e</text:span><text:span text:style-name="T18">, à ca</text:span><text:span text:style-name="T19">u</text:span><text:span text:style-name="T18">s</text:span><text:span text:style-name="T19">e</text:span><text:span text:style-name="T18"> des Villes</text:span></text:p>
      <text:p text:style-name="P11"><text:span text:style-name="T24">LE II. LIVR 1 D E L V C R E</text:span><text:span text:style-name="T25">C1</text:span><text:span text:style-name="T24">? </text:span><text:span text:style-name="T20">73<text:line-break/></text:span><text:span text:style-name="T19">finsse</text:span><text:span text:style-name="T18">lle souff</text:span><text:span text:style-name="T19">r</text:span><text:span text:style-name="T18">ent en diuers lieux, </text:span><text:span text:style-name="T19">&amp;</text:span><text:span text:style-name="T18"> dont elle est<text:line-break/>ornée</text:span><text:span text:style-name="T19">.</text:span><text:span text:style-name="T18"> De là vient que l</text:span><text:span text:style-name="T19">f</text:span><text:span text:style-name="T18">mage de cette diurne<text:line-break/>Mere p</text:span><text:span text:style-name="T19">a</text:span><text:span text:style-name="T18">rée de ces beaux atours,</text:span><text:span text:style-name="T19">e</text:span><text:span text:style-name="T18">st au</text:span><text:span text:style-name="T19">i</text:span><text:span text:style-name="T18">ourd</text:span><text:span text:style-name="T19">’</text:span><text:span text:style-name="T18">huy<text:line-break/>portée auec</text:span><text:span text:style-name="T19">'t</text:span><text:span text:style-name="T18">ant de respect &amp; de ven</text:span><text:span text:style-name="T19">c</text:span><text:span text:style-name="T18">ration pat<text:line-break/>• toutes les grandes Pro</text:span><text:span text:style-name="T19">ui</text:span><text:span text:style-name="T18">n</text:span><text:span text:style-name="T19">c</text:span><text:span text:style-name="T18">es. Di</text:span><text:span text:style-name="T19">u</text:span><text:span text:style-name="T18">ers peuples, </text:span><text:span text:style-name="T24">en<text:line-break/></text:span><text:span text:style-name="T18">luy faisant des sacrifices selon les anciennes coustii-<text:line-break/>mes , sont appellée Id</text:span><text:span text:style-name="T19">ee</text:span><text:span text:style-name="T18">nn</text:span><text:span text:style-name="T19">e</text:span><text:span text:style-name="T18"> </text:span><text:span text:style-name="T19">,</text:span><text:span text:style-name="T18"> &amp; ils</text:span><text:span text:style-name="T19"> </text:span><text:span text:style-name="T18">luy on</text:span><text:span text:style-name="T19">tdcn*<text:line-break/></text:span><text:span text:style-name="T24">né </text:span><text:span text:style-name="T18">en </text:span><text:span text:style-name="T24">sa </text:span><text:span text:style-name="T18">compagnie des troupes Phrygiennes,<text:line-break/>pource</text:span><text:span text:style-name="T19"> </text:span><text:span text:style-name="T18">qu</text:span><text:span text:style-name="T19">f</text:span><text:span text:style-name="T18">ls tiennent que l’inu</text:span><text:span text:style-name="T19">c</text:span><text:span text:style-name="T18">ntion d</text:span><text:span text:style-name="T19">ec</text:span><text:span text:style-name="T18">ultiuer<text:line-break/>les bleds est</text:span><text:span text:style-name="T19"> </text:span><text:span text:style-name="T18">venue de leur pa</text:span><text:span text:style-name="T19">t</text:span><text:span text:style-name="T18">s</text:span><text:span text:style-name="T19">,</text:span><text:span text:style-name="T18"> on attribu</text:span><text:span text:style-name="T19">é</text:span><text:span text:style-name="T18"> à</text:span><text:span text:style-name="T19"> </text:span><text:span text:style-name="T18">son<text:line-break/></text:span><text:span text:style-name="T19">s</text:span><text:span text:style-name="T18">e</text:span><text:span text:style-name="T19">r</text:span><text:span text:style-name="T18">u</text:span><text:span text:style-name="T19">ic</text:span><text:span text:style-name="T18">e de certains Eunuques appel</text:span><text:span text:style-name="T19">i</text:span><text:span text:style-name="T18">ez Galle</text:span><text:span text:style-name="T19">s</text:span><text:span text:style-name="T18">,<text:line-break/></text:span><text:span text:style-name="T19">Îs</text:span><text:span text:style-name="T18">ource qu’</text:span><text:span text:style-name="T19">il</text:span><text:span text:style-name="T18">s veulent dire</text:span><text:span text:style-name="T19"> </text:span><text:span text:style-name="T18">que</text:span><text:span text:style-name="T19"> </text:span><text:span text:style-name="T18">ceux</text:span><text:span text:style-name="T19"> </text:span><text:span text:style-name="T18">qui</text:span><text:span text:style-name="T19"> </text:span><text:span text:style-name="T18">ont perdu<text:line-break/>e respect à la diuinité de la Mere </text:span><text:span text:style-name="T19">,</text:span><text:span text:style-name="T18">&amp; qui</text:span><text:span text:style-name="T19"> </text:span><text:span text:style-name="T18">se trou</text:span><text:span text:style-name="T19">-<text:line-break/></text:span><text:span text:style-name="T18">u</text:span><text:span text:style-name="T19">c</text:span><text:span text:style-name="T18">nt ingrats à leurs Pere</text:span><text:span text:style-name="T19">s</text:span><text:span text:style-name="T18">, doiuent es</text:span><text:span text:style-name="T19">t</text:span><text:span text:style-name="T18">re </text:span><text:span text:style-name="T19">t</text:span><text:span text:style-name="T18">epute</text:span><text:span text:style-name="T19">z<text:line-break/></text:span><text:span text:style-name="T18">indignes de laisser au monde quelque postérité</text:span><text:span text:style-name="T19">.<text:line-break/></text:span><text:span text:style-name="T18">Ils font resonner les Tambours tendus sur vn cer-<text:line-break/></text:span><text:span text:style-name="T25">d</text:span><text:span text:style-name="T24">e </text:span><text:span text:style-name="T25">,</text:span><text:span text:style-name="T24"> </text:span><text:span text:style-name="T25">&amp;</text:span><text:span text:style-name="T18"> les Cymbales creuses qui </text:span><text:span text:style-name="T19">s</text:span><text:span text:style-name="T18">ont pendues<text:line-break/>tout autour : ils estonnent par le son enroüé de<text:line-break/>leurs Cornets,</text:span><text:span text:style-name="T19"> </text:span><text:span text:style-name="T18">&amp;</text:span><text:span text:style-name="T19"> </text:span><text:span text:style-name="T18">ils animent les courages au</text:span><text:span text:style-name="T19"> </text:span><text:span text:style-name="T18">s</text:span><text:span text:style-name="T19">o</text:span><text:span text:style-name="T18">n<text:line-break/>des flustes par v</text:span><text:span text:style-name="T19">n</text:span><text:span text:style-name="T18"> ton Phrygien</text:span><text:span text:style-name="T19">.</text:span><text:span text:style-name="T18"> Ils portent aussi<text:line-break/>des dards pour exprimer la violence de leur trans-<text:line-break/>por</text:span><text:span text:style-name="T19">t</text:span><text:span text:style-name="T18">, afin d’e</text:span><text:span text:style-name="T19">ffr</text:span><text:span text:style-name="T18">ayer les aines ingrates &amp; les cœurs<text:line-break/>impies du vulgaire, par la crainte &amp; le respect de<text:line-break/>la D</text:span><text:span text:style-name="T19">e</text:span><text:span text:style-name="T18">ess</text:span><text:span text:style-name="T19">et</text:span><text:span text:style-name="T18"> Mais tandis q</text:span><text:span text:style-name="T19">u’</text:span><text:span text:style-name="T18">elle est ainsi portée pat<text:line-break/>toutes les grandes Villes , elle enrichit les Mortels<text:line-break/>du bien salutaire que</text:span><text:span text:style-name="T19">l</text:span><text:span text:style-name="T18">le leur fait en secret</text:span><text:span text:style-name="T19">.</text:span><text:span text:style-name="T18"> I</text:span><text:span text:style-name="T19">i</text:span><text:span text:style-name="T18">s<text:line-break/>sement d'argent &amp; de cuiure le chemin où elle doit<text:line-break/>passer: ils font par tout largesse </text:span><text:span text:style-name="T19">;</text:span><text:span text:style-name="T18"> ils l</text:span><text:span text:style-name="T19">u</text:span><text:span text:style-name="T18">ttent les<text:line-break/>ro</text:span><text:span text:style-name="T19">f</text:span><text:span text:style-name="T18">es par monceaux </text:span><text:span text:style-name="T19">:</text:span><text:span text:style-name="T18"> </text:span><text:span text:style-name="T19">&amp;</text:span><text:span text:style-name="T18"> pour faire de l’ombre à </text:span><text:span text:style-name="T24">11<text:line-break/></text:span><text:span text:style-name="T18">Mer</text:span><text:span text:style-name="T19">ec</text:span><text:span text:style-name="T18">ommune, &amp; à ceux qui l'accompagnent,<text:line-break/>ils éleu</text:span><text:span text:style-name="T19">e</text:span><text:span text:style-name="T18">nt des bouquets d</text:span><text:span text:style-name="T19">e</text:span><text:span text:style-name="T18"> fleurs tout autour.<text:line-break/>Là , vne troupe armée , ( les Grecs l'appellent<text:line-break/>troupe des Curetes de Phrygi</text:span><text:span text:style-name="T19">e</text:span><text:span text:style-name="T18">,</text:span><text:span text:style-name="T19">;</text:span><text:span text:style-name="T18"> fait vn jeu qui </text:span><text:span text:style-name="T24">se<text:line-break/></text:span><text:span text:style-name="T19">r</text:span><text:span text:style-name="T18">ep</text:span><text:span text:style-name="T19">r</text:span><text:span text:style-name="T18">esente en forme de ch</text:span><text:span text:style-name="T19">a</text:span><text:span text:style-name="T18">isne : &amp; ceux qui la</text:span></text:p>
      <text:p text:style-name="P11"><text:bookmark-start text:name="bookmark10"/><text:span text:style-name="T86">74</text:span><text:span text:style-name="T84"> </text:span><text:span text:style-name="T85">L</text:span><text:span text:style-name="T84">E IL </text:span><text:span text:style-name="T85">I.IVRE</text:span><text:span text:style-name="T84"> DE </text:span><text:span text:style-name="T85">L</text:span><text:span text:style-name="T84">VC</text:span><text:span text:style-name="T85">RE</text:span><text:span text:style-name="T84">C</text:span><text:span text:style-name="T85">E?</text:span><text:bookmark-end text:name="bookmark10"/></text:p>
      <text:p text:style-name="Texte_20_du_20_corps"><text:span text:style-name="T18">composent saultent de ioye en Cadenc</text:span><text:span text:style-name="T19">e</text:span><text:span text:style-name="T18"> , pouf<text:line-break/></text:span><text:span text:style-name="T19">r'</text:span><text:span text:style-name="T18">estr</text:span><text:span text:style-name="T19">eo</text:span><text:span text:style-name="T18">stezvn peu</text:span><text:span text:style-name="T19"> </text:span><text:span text:style-name="T18">de sang</text:span><text:span text:style-name="T19">*</text:span><text:span text:style-name="T18"> L</text:span><text:span text:style-name="T19">u</text:span><text:span text:style-name="T18"> faisa</text:span><text:span text:style-name="T19">nt</text:span><text:span text:style-name="T18"> trembler<text:line-break/>sur leur teste les terribles crestes qu</text:span><text:span text:style-name="T19"> </text:span><text:span text:style-name="T18">ils</text:span><text:span text:style-name="T19"> </text:span><text:span text:style-name="T18">y portent<text:line-break/>pour le respect de la Déesse,</text:span><text:span text:style-name="T19">i</text:span><text:span text:style-name="T18">ls représentent ces<text:line-break/>Curetes D</text:span><text:span text:style-name="T19">l</text:span><text:span text:style-name="T18">ct</text:span><text:span text:style-name="T19">e</text:span><text:span text:style-name="T18">ens , qu</text:span><text:span text:style-name="T19">ia</text:span><text:span text:style-name="T18">utres</text:span><text:span text:style-name="T19">so</text:span><text:span text:style-name="T18">is </text:span><text:span text:style-name="T19">,</text:span><text:span text:style-name="T18"> a ce</text:span><text:span text:style-name="T19"> </text:span><text:span text:style-name="T18">qu</text:span><text:span text:style-name="T19">’</text:span><text:span text:style-name="T18">on dit</text:span><text:span text:style-name="T19">,<text:line-break/></text:span><text:span text:style-name="T18">c</text:span><text:span text:style-name="T19">a</text:span><text:span text:style-name="T18">chèrent dans l’Is</text:span><text:span text:style-name="T19">l</text:span><text:span text:style-name="T18">e de Cret</text:span><text:span text:style-name="T19">e</text:span><text:span text:style-name="T18"> les</text:span><text:span text:style-name="T19"> </text:span><text:span text:style-name="T18">cris enfantins de<text:line-break/>Iupite</text:span><text:span text:style-name="T19">r,</text:span><text:span text:style-name="T18"> quand les enf</text:span><text:span text:style-name="T19">a</text:span><text:span text:style-name="T18">ns armez autour de l</text:span><text:span text:style-name="T19">’</text:span><text:span text:style-name="T18">enfant </text:span><text:span text:style-name="T19">*<text:line-break/></text:span><text:span text:style-name="T18">di</text:span><text:span text:style-name="T19">u</text:span><text:span text:style-name="T18">in f</text:span><text:span text:style-name="T19">a</text:span><text:span text:style-name="T18">is</text:span><text:span text:style-name="T19">o</text:span><text:span text:style-name="T18">ient vn</text:span><text:span text:style-name="T19">e</text:span><text:span text:style-name="T18"> dance mesurée auec beaucoup<text:line-break/>de disposition : quand, dis-ie , es</text:span><text:span text:style-name="T19">ta</text:span><text:span text:style-name="T18">ns armez , ils<text:line-break/>battoient auec mesure l'airain contre l'airai</text:span><text:span text:style-name="T19">n,</text:span><text:span text:style-name="T18"> de<text:line-break/>peur que Saturne le prist pour le deu</text:span><text:span text:style-name="T19">o</text:span><text:span text:style-name="T18">rer , &amp; que<text:line-break/>la Mere </text:span><text:span text:style-name="T19">e</text:span><text:span text:style-name="T18">n receut vne eternell</text:span><text:span text:style-name="T19">e</text:span><text:span text:style-name="T18"> pl</text:span><text:span text:style-name="T19">a</text:span><text:span text:style-name="T18">ye dans le<text:line-break/>cœur</text:span><text:span text:style-name="T19">.</text:span><text:span text:style-name="T18"> C</text:span><text:span text:style-name="T19">’</text:span><text:span text:style-name="T18">es</text:span><text:span text:style-name="T19">t</text:span><text:span text:style-name="T18"> pour cela qu’estant ainsi armez , ils<text:line-break/>accompagnent cette grande Mer</text:span><text:span text:style-name="T19">e</text:span><text:span text:style-name="T18">, pour marque</text:span><text:span text:style-name="T19">r</text:span><text:span text:style-name="T18"> </text:span><text:span text:style-name="T19">&lt;<text:line-break/></text:span><text:span text:style-name="T18">qu</text:span><text:span text:style-name="T19">’</text:span><text:span text:style-name="T18">elle enseigne qu’il faut deffendre sa patri</text:span><text:span text:style-name="T19">e</text:span><text:span text:style-name="T18">,<text:line-break/>par le courag</text:span><text:span text:style-name="T19">e</text:span><text:span text:style-name="T18">, &amp; par les arme</text:span><text:span text:style-name="T19">s</text:span><text:span text:style-name="T18">, &amp; que faisant<text:line-break/>honneur à ses Parens , il ne leur faut point dé</text:span><text:span text:style-name="T19">-<text:line-break/></text:span><text:span text:style-name="T18">nier le secours dont ils ont besoin</text:span><text:span text:style-name="T19">.</text:span><text:span text:style-name="T18"> Mais bien que<text:line-break/>toutes ces choses </text:span><text:span text:style-name="T19">a</text:span><text:span text:style-name="T18">yent esté inuentées mgenieu-<text:line-break/></text:span><text:span text:style-name="T19">s</text:span><text:span text:style-name="T18">emen</text:span><text:span text:style-name="T19">t</text:span><text:span text:style-name="T18">, si est.</text:span><text:span text:style-name="T19"> </text:span><text:span text:style-name="T18">ce qu’</text:span><text:span text:style-name="T19">d</text:span><text:span text:style-name="T18">les sont fort éloignées de<text:line-break/>la verité </text:span><text:span text:style-name="T19">&amp;</text:span><text:span text:style-name="T18"> de la droite raison. Car il est necessaire<text:line-break/>que toute la Nature des Dieux joüisse par elle-<text:line-break/>mesme , d'une durée sans limites, dans vn profond<text:line-break/>&amp; souueram repos , estant separee &amp; fort éloi-<text:line-break/>gnée des choses qui nous touchent , &amp; qu</text:span><text:span text:style-name="T19">’</text:span><text:span text:style-name="T18">estant<text:line-break/></text:span><text:span text:style-name="T19">pr</text:span><text:span text:style-name="T18">i</text:span><text:span text:style-name="T19">u</text:span><text:span text:style-name="T18">ée de toute douleur , exempte d</text:span><text:span text:style-name="T19">e</text:span><text:span text:style-name="T18"> périls,<text:line-break/>parmy l'abondance des richesses qui luy sont </text:span><text:span text:style-name="T19">p</text:span><text:span text:style-name="T18">ro-<text:line-break/>pres , sans besoin aucun de nostre secour</text:span><text:span text:style-name="T19">s</text:span><text:span text:style-name="T18">, elle<text:line-break/>ne se laisse point éprandr</text:span><text:span text:style-name="T19">e</text:span><text:span text:style-name="T18"> par les m</text:span><text:span text:style-name="T19">é</text:span><text:span text:style-name="T18">rite</text:span><text:span text:style-name="T19">s,</text:span><text:span text:style-name="T18"> ny<text:line-break/>toucher par la colere</text:span><text:span text:style-name="T19">.</text:span></text:p>
      <text:p text:style-name="Texte_20_du_20_corps"><text:span text:style-name="T18">Or</text:span><text:span text:style-name="T19"> </text:span><text:span text:style-name="T18">la Terre en</text:span><text:span text:style-name="T19"> </text:span><text:span text:style-name="T18">tout temps est priuée de sent</text:span><text:span text:style-name="T19">s-<text:line-break/></text:span><text:span text:style-name="T18">men</text:span><text:span text:style-name="T19">t</text:span><text:span text:style-name="T18">, mais pource qu'elle contient les Principes<text:line-break/>de beaucoup de chos</text:span><text:span text:style-name="T19">es</text:span><text:span text:style-name="T18">, aussi en met-elle plusieurs<text:line-break/>en beaucoup de mani</text:span><text:span text:style-name="T19">e</text:span><text:span text:style-name="T18">res à la clarté du iour</text:span></text:p>
      <text:p text:style-name="P11"><text:span text:style-name="T24">LEII. LIVRE DE LvC</text:span><text:span text:style-name="T25">R</text:span><text:span text:style-name="T24">EC</text:span><text:span text:style-name="T25">E</text:span><text:span text:style-name="T24">. </text:span><text:span text:style-name="T25">75<text:line-break/></text:span><text:span text:style-name="T18">Et en cét endroit , si quelqu'un veut donner le<text:line-break/>nom de Neptune à la Mer</text:span><text:span text:style-name="T19">,</text:span><text:span text:style-name="T18"> celuy de Cer</text:span><text:span text:style-name="T19">é</text:span><text:span text:style-name="T18">s à la<text:line-break/>Molsson , &amp;</text:span><text:span text:style-name="T19">c</text:span><text:span text:style-name="T18">eluy de Bachus au Vin, pliitost que<text:line-break/>d'appeller toutes ces choses de leur propre no</text:span><text:span text:style-name="T19">m</text:span><text:span text:style-name="T18">,<text:line-break/>accordons-luy pareillement de d</text:span><text:span text:style-name="T19">u</text:span><text:span text:style-name="T18">e que la Terre<text:line-break/>est la mer</text:span><text:span text:style-name="T19">e</text:span><text:span text:style-name="T18"> des Dieux </text:span><text:span text:style-name="T19">,</text:span><text:span text:style-name="T18"> quoy que selon la pure ve-<text:line-break/>rité, il n'en soit rien du tout.</text:span></text:p>
      <text:p text:style-name="Texte_20_du_20_corps"><text:span text:style-name="T18">Souuent dans yn mefme champs les Brebi</text:span><text:span text:style-name="T19">s</text:span><text:span text:style-name="T18"> ton-<text:line-break/>dent les herbes menue</text:span><text:span text:style-name="T19">'u</text:span><text:span text:style-name="T18">aussi bien que les Cheuaux<text:line-break/>qui </text:span><text:span text:style-name="T19">fi</text:span><text:span text:style-name="T18">ant si propres a la guerr</text:span><text:span text:style-name="T19">e</text:span><text:span text:style-name="T18">, &amp; les Troupeaux<text:line-break/>de belles à corne </text:span><text:span text:style-name="T19">v</text:span><text:span text:style-name="T18">iuen</text:span><text:span text:style-name="T19">ts</text:span><text:span text:style-name="T18">ous vn m</text:span><text:span text:style-name="T19">e</text:span><text:span text:style-name="T18">s</text:span><text:span text:style-name="T19">i</text:span><text:span text:style-name="T18">n</text:span><text:span text:style-name="T19">e</text:span><text:span text:style-name="T18"> Cie</text:span><text:span text:style-name="T19">l</text:span><text:span text:style-name="T18">, &amp;<text:line-break/>pour étancher leur soif, ils bo</text:span><text:span text:style-name="T19">rn</text:span><text:span text:style-name="T18">ent</text:span><text:span text:style-name="T19"> </text:span><text:span text:style-name="T18">tous des</text:span><text:span text:style-name="T19"> </text:span><text:span text:style-name="T18">eaux<text:line-break/>d'une me</text:span><text:span text:style-name="T19">f</text:span><text:span text:style-name="T18">me riuiere,</text:span><text:span text:style-name="T19">e</text:span><text:span text:style-name="T18">t </text:span><text:span text:style-name="T19">au</text:span><text:span text:style-name="T18">ec </text:span><text:span text:style-name="T21">cela Tous</text:span><text:span text:style-name="T18"> retiennent<text:line-break/>la nature qu’ils ont receu</text:span><text:span text:style-name="T19">e</text:span><text:span text:style-name="T18"> de leurs </text:span><text:span text:style-name="T21">Parents</text:span><text:span text:style-name="T20">,</text:span><text:span text:style-name="T21"> </text:span><text:span text:style-name="T20">Se</text:span><text:span text:style-name="T18"> fui</text:span><text:span text:style-name="T19">-<text:line-break/></text:span><text:span text:style-name="T18">uent les inclinations de leur genre, tant</text:span><text:span text:style-name="T19"> </text:span><text:span text:style-name="T18">il</text:span><text:span text:style-name="T19"> </text:span><text:span text:style-name="T18">y a</text:span><text:span text:style-name="T19"> </text:span><text:span text:style-name="T18">de<text:line-break/>differente de </text:span><text:span text:style-name="T19">rn</text:span><text:span text:style-name="T18">atiere en chaque sorte</text:span><text:span text:style-name="T19"> </text:span><text:span text:style-name="T18">d’lierbe , </text:span><text:span text:style-name="T19">&amp;<text:line-break/></text:span><text:span text:style-name="T18">tant il y en a dans </text:span><text:span text:style-name="T19">l</text:span><text:span text:style-name="T18">es mes</text:span><text:span text:style-name="T19">i</text:span><text:span text:style-name="T18">nes eaux d'une riuiere</text:span><text:span text:style-name="T19">.<text:line-break/></text:span><text:span text:style-name="T18">De la vient </text:span><text:span text:style-name="T21">au reste</text:span><text:span text:style-name="T18"> que les o</text:span><text:span text:style-name="T19">s</text:span><text:span text:style-name="T18">, le </text:span><text:span text:style-name="T19">si</text:span><text:span text:style-name="T18">ing , les veines,<text:line-break/>la chaleu</text:span><text:span text:style-name="T19">r</text:span><text:span text:style-name="T18">, le flegm</text:span><text:span text:style-name="T19">e</text:span><text:span text:style-name="T18">, les entraille</text:span><text:span text:style-name="T19">s</text:span><text:span text:style-name="T18">, les nerfs com-<text:line-break/>posent chaque Animal de toutes ces parties </text:span><text:span text:style-name="T19">,</text:span><text:span text:style-name="T18"> </text:span><text:span text:style-name="T19">&amp;<text:line-break/></text:span><text:span text:style-name="T18">que toutesfois ces parties font fort dissemblables<text:line-break/></text:span><text:span text:style-name="T19">e</text:span><text:span text:style-name="T18">ntr'elles pour la figure f</text:span><text:span text:style-name="T19">p</text:span><text:span text:style-name="T18">eciale de leurs Principes</text:span><text:span text:style-name="T19">.<text:line-break/></text:span><text:span text:style-name="T18">Toutes les chofes qui brûlent au seu</text:span><text:span text:style-name="T19"> </text:span><text:span text:style-name="T18">lors q</text:span><text:span text:style-name="T19">ule</text:span><text:span text:style-name="T18">l</text:span><text:span text:style-name="T19">-<text:line-break/></text:span><text:span text:style-name="T18">les sont allumées, quand elles ne contiendroien</text:span><text:span text:style-name="T19">t<text:line-break/></text:span><text:span text:style-name="T18">rien dauantage , à tout le moins contiennent-<text:line-break/>elles dequoy lancer du fe</text:span><text:span text:style-name="T19">u</text:span><text:span text:style-name="T18">, fus</text:span><text:span text:style-name="T19">e</text:span><text:span text:style-name="T18">iter de la lumier</text:span><text:span text:style-name="T19">e</text:span><text:span text:style-name="T18">,<text:line-break/>pousser des étincelle</text:span><text:span text:style-name="T19">s</text:span><text:span text:style-name="T18">, &amp; faire écarter des cendres.<text:line-break/>Ainsi en parcourant toutes les Creature</text:span><text:span text:style-name="T19">s</text:span><text:span text:style-name="T18">, vo</text:span><text:span text:style-name="T19">u</text:span><text:span text:style-name="T18">s y<text:line-break/>trouuerez au dedans des semences de plusieurs<text:line-break/>chofes cachées </text:span><text:span text:style-name="T19">so</text:span><text:span text:style-name="T18">us les corps p</text:span><text:span text:style-name="T19">arm</text:span><text:span text:style-name="T18">y des figures<text:line-break/>di</text:span><text:span text:style-name="T19">u</text:span><text:span text:style-name="T18">erses</text:span><text:span text:style-name="T19">.</text:span><text:span text:style-name="T18"> Enfin vous voyez beaucoup de choses<text:line-break/>où la couleur</text:span><text:span text:style-name="T19">,</text:span><text:span text:style-name="T18"> </text:span><text:span text:style-name="T19">l</text:span><text:span text:style-name="T18">’</text:span><text:span text:style-name="T19">o</text:span><text:span text:style-name="T18">deur</text:span><text:span text:style-name="T19"> </text:span><text:span text:style-name="T18">&amp; le goust</text:span><text:span text:style-name="T19"> i</text:span><text:span text:style-name="T18">e rencontrent<text:line-break/>à la fois </text:span><text:span text:style-name="T19">.qu</text:span><text:span text:style-name="T18">and pour app</text:span><text:span text:style-name="T19">a</text:span><text:span text:style-name="T18">if</text:span><text:span text:style-name="T19">e</text:span><text:span text:style-name="T18">r la colere des Dieu</text:span><text:span text:style-name="T19">x,<text:line-break/></text:span><text:span text:style-name="T18">vous offrez diuers presen</text:span><text:span text:style-name="T19">s</text:span><text:span text:style-name="T18">, &amp; que vos</text:span><text:span text:style-name="T19">t</text:span><text:span text:style-name="T18">r</text:span><text:span text:style-name="T19">e</text:span><text:span text:style-name="T18"> </text:span><text:span text:style-name="T19">e</text:span><text:span text:style-name="T18">fprit est</text:span></text:p>
      <text:p text:style-name="P11"><text:bookmark-start text:name="bookmark12"/><text:span text:style-name="T86">7</text:span><text:span text:style-name="T87">6</text:span><text:span text:style-name="T84"> </text:span><text:span text:style-name="T85">I.</text:span><text:span text:style-name="T84">E </text:span><text:span text:style-name="T90">II. </text:span><text:span text:style-name="T84">LI</text:span><text:span text:style-name="T85">V</text:span><text:span text:style-name="T84">RE DE LVCRECE</text:span><text:span text:style-name="T85">?</text:span><text:bookmark-end text:name="bookmark12"/></text:p>
      <text:p text:style-name="Texte_20_du_20_corps"><text:span text:style-name="T18">touché par la Religio</text:span><text:span text:style-name="T19">n</text:span><text:span text:style-name="T18">, à cause de quelque bien </text:span><text:span text:style-name="T19">&lt;<text:line-break/></text:span><text:span text:style-name="T18">mal-acquis</text:span><text:span text:style-name="T19">.</text:span><text:span text:style-name="T18"> Tout</text:span><text:span text:style-name="T19"> </text:span><text:span text:style-name="T18">cela doit aussi consister en</text:span><text:span text:style-name="T19"> </text:span><text:span text:style-name="T18">des<text:line-break/>figures differentes : car l’odeur de quelque chose<text:line-break/>que</text:span><text:span text:style-name="T19"> </text:span><text:span text:style-name="T18">l</text:span><text:span text:style-name="T19">’o</text:span><text:span text:style-name="T18">n brûl</text:span><text:span text:style-name="T19">e</text:span><text:span text:style-name="T18">, p</text:span><text:span text:style-name="T19">e</text:span><text:span text:style-name="T18">n</text:span><text:span text:style-name="T19">e</text:span><text:span text:style-name="T18">tre où le suc ne s</text:span><text:span text:style-name="T19">ç</text:span><text:span text:style-name="T18">auroit passer:<text:line-break/></text:span><text:span text:style-name="T19">&amp;</text:span><text:span text:style-name="T18"> </text:span><text:span text:style-name="T19">f</text:span><text:span text:style-name="T18">ou</text:span><text:span text:style-name="T19">t</text:span><text:span text:style-name="T18"> de mesme le su</text:span><text:span text:style-name="T19">c</text:span><text:span text:style-name="T18">, ou le go</text:span><text:span text:style-name="T19">u</text:span><text:span text:style-name="T18">st des cho</text:span><text:span text:style-name="T19">-<text:line-break/></text:span><text:span text:style-name="T18">ses </text:span><text:span text:style-name="T19">f</text:span><text:span text:style-name="T18">eglisse à part en d'autres sens</text:span><text:span text:style-name="T19">,</text:span><text:span text:style-name="T18"> si bien que<text:line-break/>vous pou</text:span><text:span text:style-name="T19">ue</text:span><text:span text:style-name="T18">z connoistre qu’ils different pat les<text:line-break/>figures des Principes</text:span><text:span text:style-name="T19">.</text:span><text:span text:style-name="T18"> Ainsi des formes diss</text:span><text:span text:style-name="T19">e</text:span><text:span text:style-name="T18">m-</text:span><text:span text:style-name="T105">1<text:line-break/></text:span><text:span text:style-name="T18">bl</text:span><text:span text:style-name="T19">a</text:span><text:span text:style-name="T18">bles </text:span><text:span text:style-name="T19">f</text:span><text:span text:style-name="T18">e peuuent reünir dans </text:span><text:span text:style-name="T19">Vn</text:span><text:span text:style-name="T18"> mesme suje</text:span><text:span text:style-name="T19">t</text:span><text:span text:style-name="T18">, &amp;<text:line-break/>les choses sont composées de Principes </text:span><text:span text:style-name="T21">mélangez</text:span><text:span text:style-name="T20">,<text:line-break/></text:span><text:span text:style-name="T18">de mesme que les caracteres que </text:span><text:span text:style-name="T21">uous uoyez en</text:span><text:span text:style-name="T18"> ces<text:line-break/>lignes , lesquels sont communs à plusieurs mots,<text:line-break/>quoy qu’il faille auo</text:span><text:span text:style-name="T19">uerq</text:span><text:span text:style-name="T18">ue ces lignes</text:span><text:span text:style-name="T19"> </text:span><text:span text:style-name="T18">&amp;</text:span><text:span text:style-name="T19"> </text:span><text:span text:style-name="T18">ces</text:span><text:span text:style-name="T19"> </text:span><text:span text:style-name="T18">mots</text:span><text:span text:style-name="T19"> </text:span><text:span text:style-name="T99">(<text:line-break/></text:span><text:span text:style-name="T18">font composez d</text:span><text:span text:style-name="T19">’</text:span><text:span text:style-name="T18">Elemens differents </text:span><text:span text:style-name="T21">les uns des<text:line-break/>autre</text:span><text:span text:style-name="T20">s,</text:span><text:span text:style-name="T18"> non qu'un caractere commun soit employé<text:line-break/>peu souuen</text:span><text:span text:style-name="T19">t</text:span><text:span text:style-name="T18">, ou qu</text:span><text:span text:style-name="T19">’</text:span><text:span text:style-name="T18">i</text:span><text:span text:style-name="T19">l</text:span><text:span text:style-name="T18"> n</text:span><text:span text:style-name="T19">’y</text:span><text:span text:style-name="T18"> ait</text:span><text:span text:style-name="T19"> J</text:span><text:span text:style-name="T18"> pas des mots com-<text:line-break/>posez de lettres tout à fait les mes</text:span><text:span text:style-name="T19">i</text:span><text:span text:style-name="T18">nes : mars pour</text:span><text:span text:style-name="T19">-</text:span><text:span text:style-name="T18"> </text:span><text:span text:style-name="T19">t<text:line-break/></text:span><text:span text:style-name="T18">ce que d'ordinaire elles ne sont pas semblables<text:line-break/>en tous. Ainsi dans les autres chose</text:span><text:span text:style-name="T19">s</text:span><text:span text:style-name="T18">, il y a plu</text:span><text:span text:style-name="T19">-<text:line-break/></text:span><text:span text:style-name="T18">sieurs Principes communs, dont neantmoins tout<text:line-break/>l'assemblage est differen</text:span><text:span text:style-name="T19">t</text:span><text:span text:style-name="T18">, en telle sorte neant</text:span><text:span text:style-name="T19">-<text:line-break/></text:span><text:span text:style-name="T18">moins</text:span><text:span text:style-name="T19"> </text:span><text:span text:style-name="T18">q</text:span><text:span text:style-name="T19">u o</text:span><text:span text:style-name="T18">n peut à bon droit dire que les hom-<text:line-break/>hommes sont composez d</text:span><text:span text:style-name="T19">’</text:span><text:span text:style-name="T18">autres Principes que<text:line-break/>les bleds les plantes,&amp; les Arbrisseaux</text:span><text:span text:style-name="T19">.</text:span></text:p>
      <text:p text:style-name="Texte_20_du_20_corps"><text:span text:style-name="T18">11</text:span><text:span text:style-name="T19"> </text:span><text:span text:style-name="T18">ne</text:span><text:span text:style-name="T19"> </text:span><text:span text:style-name="T18">faut</text:span><text:span text:style-name="T19"> </text:span><text:span text:style-name="T18">pas neantmoins s’imaginer que tou-<text:line-break/>tes choses puissent estre jointes en toutes manie</text:span><text:span text:style-name="T19">-<text:line-break/></text:span><text:span text:style-name="T18">res.ear </text:span><text:span text:style-name="T124">vous</text:span><text:span text:style-name="T18"> verriez qu</text:span><text:span text:style-name="T19">’</text:span><text:span text:style-name="T18">il se feroit communément<text:line-break/></text:span><text:span text:style-name="T105">:</text:span><text:span text:style-name="T18"> des Monstres, des es</text:span><text:span text:style-name="T19">p</text:span><text:span text:style-name="T18">eces d’hommes qui seroient.<text:line-break/>d</text:span><text:span text:style-name="T19">e</text:span><text:span text:style-name="T18">my-bestes </text:span><text:span text:style-name="T19">,</text:span><text:span text:style-name="T18"> des rameaux qui naistroient d'un<text:line-break/>corps sensible V</text:span><text:span text:style-name="T19">i</text:span><text:span text:style-name="T18">uan</text:span><text:span text:style-name="T19">t</text:span><text:span text:style-name="T18"> , des membres de nature<text:line-break/>terrestre qui seroient joints à d'autres maritimes,<text:line-break/></text:span><text:span text:style-name="T19">&amp;</text:span><text:span text:style-name="T18"> finalement des Chimères qui d'une gueule<text:line-break/>affreuse exh</text:span><text:span text:style-name="T19">al</text:span><text:span text:style-name="T18">ero</text:span><text:span text:style-name="T19">f</text:span><text:span text:style-name="T18">ent des ss</text:span><text:span text:style-name="T19">arn</text:span><text:span text:style-name="T18">e</text:span><text:span text:style-name="T19">s</text:span><text:span text:style-name="T18">, &amp; qui parmy les</text:span></text:p>
      <text:p text:style-name="P11"><text:span text:style-name="T24">L</text:span><text:span text:style-name="T25">lI</text:span><text:span text:style-name="T24">L LIVRE D</text:span><text:span text:style-name="T25">E</text:span><text:span text:style-name="T24"> LVCR</text:span><text:span text:style-name="T25">ECE.</text:span><text:span text:style-name="T24"> 77<text:line-break/></text:span><text:span text:style-name="T18">terres qui e</text:span><text:span text:style-name="T19">n</text:span><text:span text:style-name="T18">gendrent toutes choses se paistrolent<text:line-break/>de tout</text:span><text:span text:style-name="T19">.</text:span><text:span text:style-name="T18"> Il est manifeste qu’il n’arriu</text:span><text:span text:style-name="T19">cr</text:span><text:span text:style-name="T18">ien de sem-<text:line-break/>blable</text:span><text:span text:style-name="T19">,</text:span><text:span text:style-name="T18"> pource que nous voyons que toutes chu</text:span><text:span text:style-name="T19">-<text:line-break/>L</text:span><text:span text:style-name="T18">es qui par de certaines semences naissent d'une<text:line-break/>certaine origine </text:span><text:span text:style-name="T19">,</text:span><text:span text:style-name="T18"> peuuen</text:span><text:span text:style-name="T19">t</text:span><text:span text:style-name="T18"> en croissant con-<text:line-break/></text:span><text:span text:style-name="T19">f</text:span><text:span text:style-name="T18">eruer leur espece , c</text:span><text:span text:style-name="T19">’</text:span><text:span text:style-name="T18">est à dire qu</text:span><text:span text:style-name="T19">'</text:span><text:span text:style-name="T18">il faut </text:span><text:span text:style-name="T19">d</text:span><text:span text:style-name="T99">C<text:line-break/></text:span><text:span text:style-name="T18">nécessité que cela </text:span><text:span text:style-name="T19">f</text:span><text:span text:style-name="T18">e fasse par vne cause qui ne<text:line-break/>puisse Varier : car de tous les alimen</text:span><text:span text:style-name="T19">s</text:span><text:span text:style-name="T18"> </text:span><text:span text:style-name="T19">,</text:span><text:span text:style-name="T18"> il sort des<text:line-break/></text:span><text:span text:style-name="T19">Îp</text:span><text:span text:style-name="T18">e</text:span><text:span text:style-name="T19">ti</text:span><text:span text:style-name="T18">ts corps qui </text:span><text:span text:style-name="T19">f</text:span><text:span text:style-name="T18">e distribuent interieure</text:span><text:span text:style-name="T19">rn</text:span><text:span text:style-name="T18">ent ses<text:line-break/>on les proprietez de chaque membre : </text:span><text:span text:style-name="T19">&amp;</text:span><text:span text:style-name="T18"> selon<text:line-break/>qu’</text:span><text:span text:style-name="T19">il</text:span><text:span text:style-name="T18">s sont conjoints </text:span><text:span text:style-name="T19">,</text:span><text:span text:style-name="T18"> ils font des mouuemens<text:line-break/>conuenables Au contraire, nous voyons que la<text:line-break/>Nature rejette vers la terre les parties de l'ali-<text:line-break/></text:span><text:span text:style-name="T19">rn</text:span><text:span text:style-name="T18">ent non conuenables : &amp; plusieurs repoussées<text:line-break/>de </text:span><text:span text:style-name="T19">P</text:span><text:span text:style-name="T18">interieur du corp</text:span><text:span text:style-name="T19">s</text:span><text:span text:style-name="T18">, s’échappent à trauers des<text:line-break/>pores imperceptible</text:span><text:span text:style-name="T19">s</text:span><text:span text:style-name="T18">, pour ne s</text:span><text:span text:style-name="T19">’</text:span><text:span text:style-name="T18">estre pû ioindre à<text:line-break/>aucune partie du corps</text:span><text:span text:style-name="T19">,</text:span><text:span text:style-name="T18"> ny estre animées en rece-<text:line-break/>u</text:span><text:span text:style-name="T19">a</text:span><text:span text:style-name="T18">nt</text:span><text:span text:style-name="T19"> </text:span><text:span text:style-name="T18">quelque mouuement de vie</text:span><text:span text:style-name="T19"> </text:span><text:span text:style-name="T18">au dedans</text:span><text:span text:style-name="T19">.</text:span><text:span text:style-name="T18"> Mais<text:line-break/></text:span><text:span text:style-name="T19">d</text:span><text:span text:style-name="T18">e crainte que vous ne pensiez qu’il n</text:span><text:span text:style-name="T19">’y</text:span><text:span text:style-name="T18"> a peut</text:span><text:span text:style-name="T19">-<text:line-break/></text:span><text:span text:style-name="T18">es</text:span><text:span text:style-name="T19">t</text:span><text:span text:style-name="T18">re que les s</text:span><text:span text:style-name="T19">e</text:span><text:span text:style-name="T18">uls Animaux qui </text:span><text:span text:style-name="T19">f</text:span><text:span text:style-name="T18">o</text:span><text:span text:style-name="T19">i</text:span><text:span text:style-name="T18">ent obligez à ces<text:line-break/></text:span><text:span text:style-name="T19">l</text:span><text:span text:style-name="T18">oix ; certainement la mesine raison pr</text:span><text:span text:style-name="T19">c</text:span><text:span text:style-name="T18">lcrit de<text:line-break/>pareilles bornes à toutes les autres choses</text:span><text:span text:style-name="T19">.</text:span><text:span text:style-name="T18"> Com-<text:line-break/>me toutes les choses font dissemblables entr’dles<text:line-break/>de toute leur nature; de mes</text:span><text:span text:style-name="T19">i</text:span><text:span text:style-name="T18">ne , il est necessaire<text:line-break/>que chacune soit </text:span><text:span text:style-name="T19">fr</text:span><text:span text:style-name="T18">ite d</text:span><text:span text:style-name="T19">e</text:span><text:span text:style-name="T18"> figures differentes des<text:line-break/>Principes : non qu’il y ait peu de choses qui soient<text:line-break/>formées de me</text:span><text:span text:style-name="T19">fm</text:span><text:span text:style-name="T18">e sorte : mais pource qu</text:span><text:span text:style-name="T19">’</text:span><text:span text:style-name="T18">il n’</text:span><text:span text:style-name="T19">e</text:span><text:span text:style-name="T18">st<text:line-break/></text:span><text:span text:style-name="T19">■</text:span><text:span text:style-name="T18">pas ordinaire que toutes choses </text:span><text:span text:style-name="T21">l</text:span><text:span text:style-name="T20">'e</text:span><text:span text:style-name="T18"> trou</text:span><text:span text:style-name="T19">u</text:span><text:span text:style-name="T18">ent </text:span><text:span text:style-name="T19">p</text:span><text:span text:style-name="T18">a-<text:line-break/></text:span><text:span text:style-name="T19">p</text:span><text:span text:style-name="T18">eilles en toutes</text:span><text:span text:style-name="T19">,</text:span><text:span text:style-name="T18"> or comme les s</text:span><text:span text:style-name="T19">e</text:span><text:span text:style-name="T18">mences ont de</text:span></text:p>
      <text:p text:style-name="P11"><text:span text:style-name="T20">78</text:span><text:span text:style-name="T24"> LE IL </text:span><text:span text:style-name="T25">LIV</text:span><text:span text:style-name="T24">R</text:span><text:span text:style-name="T25">E</text:span><text:span text:style-name="T24"> </text:span><text:span text:style-name="T25">DE</text:span><text:span text:style-name="T24"> Lv</text:span><text:span text:style-name="T25">cREcE.<text:line-break/></text:span><text:span text:style-name="T18">la différence entr'dles , il faut pareillement qu’il<text:line-break/>y en ait dans les inter</text:span><text:span text:style-name="T19">n</text:span><text:span text:style-name="T18">a</text:span><text:span text:style-name="T19">sse</text:span><text:span text:style-name="T18">s , dans les voye</text:span><text:span text:style-name="T19">s,<text:line-break/></text:span><text:span text:style-name="T18">dans les connexion</text:span><text:span text:style-name="T19">s</text:span><text:span text:style-name="T18">, dans les poids,</text:span><text:span text:style-name="T19">d</text:span><text:span text:style-name="T18">ans les im-<text:line-break/>pressions , dans le concour</text:span><text:span text:style-name="T19">s,</text:span><text:span text:style-name="T18"> &amp; dans le mouise</text:span><text:span text:style-name="T19">-<text:line-break/></text:span><text:span text:style-name="T18">me</text:span><text:span text:style-name="T19">ntj</text:span><text:span text:style-name="T18">ce qui non seulement distingue les corps des<text:line-break/>Animaux </text:span><text:span text:style-name="T19">,</text:span><text:span text:style-name="T18"> mais encore fait distinction entre la<text:line-break/>Terre &amp; la Mer</text:span><text:span text:style-name="T19">,</text:span><text:span text:style-name="T18"> le Ciel </text:span><text:span text:style-name="T19">&amp;</text:span><text:span text:style-name="T18"> la terre</text:span><text:span text:style-name="T19">.</text:span></text:p>
      <text:p text:style-name="Texte_20_du_20_corps"><text:span text:style-name="T18">Maintenan</text:span><text:span text:style-name="T19">t</text:span><text:span text:style-name="T18">, écoutez mon raisonnement sur<text:line-break/>les recherches que </text:span><text:span text:style-name="T19">i</text:span><text:span text:style-name="T18">'ay faites par vn doux labeur</text:span><text:span text:style-name="T19">,</text:span><text:span text:style-name="T18"> </text:span><text:span text:style-name="T19">‘<text:line-break/></text:span><text:span text:style-name="T18">afin que vous ne pensiez pas que les choses blan-<text:line-break/>ches que vous voyez deuant vos yeu</text:span><text:span text:style-name="T19">x</text:span><text:span text:style-name="T18">, viennent<text:line-break/>de Principes blancs, ou que celles qui ont</text:span><text:span text:style-name="T19"> </text:span><text:span text:style-name="T18">de</text:span><text:span text:style-name="T19"> </text:span><text:span text:style-name="T18">la<text:line-break/>noirceur </text:span><text:span text:style-name="T19">,</text:span><text:span text:style-name="T18"> naissent d'une </text:span><text:span text:style-name="T19">f</text:span><text:span text:style-name="T18">emence noire , &amp; que<text:line-break/>celles qui sont enduites de qu</text:span><text:span text:style-name="T19">e</text:span><text:span text:style-name="T18">lqu'</text:span><text:span text:style-name="T19">a</text:span><text:span text:style-name="T18">utre couleur,<text:line-break/>le soient pource que les corps de la Mati</text:span><text:span text:style-name="T19">è</text:span><text:span text:style-name="T18">re sont<text:line-break/>teints d'une couleur pareill</text:span><text:span text:style-name="T19">e</text:span><text:span text:style-name="T18">, car il est certain qu’</text:span><text:span text:style-name="T19">il<text:line-break/></text:span><text:span text:style-name="T18">n</text:span><text:span text:style-name="T19">’y</text:span><text:span text:style-name="T18"> a point du tout de couleur aux corps de la<text:line-break/>Matière, soit pareille soit differente d'auec celles<text:line-break/>de toutes les choses que vous voyez. Que s’il vous<text:line-break/>semble qu’il ne s</text:span><text:span text:style-name="T19">e</text:span><text:span text:style-name="T18"> peut faire aucune application<text:line-break/>d</text:span><text:span text:style-name="T19">’e</text:span><text:span text:style-name="T18">sprit fur ce</text:span><text:span text:style-name="T19">s</text:span><text:span text:style-name="T18"> corp</text:span><text:span text:style-name="T19">s-</text:span><text:span text:style-name="T18">l</text:span><text:span text:style-name="T19">à</text:span><text:span text:style-name="T18">, vous vous trompez fort:<text:line-break/>car si les Aueugles naiz qui n</text:span><text:span text:style-name="T19">’</text:span><text:span text:style-name="T18">ont iamais veu les<text:line-break/>rayons du Solei</text:span><text:span text:style-name="T19">l</text:span><text:span text:style-name="T18">, ne laissent pas neantmoins de<text:line-break/>connoistre les corps d</text:span><text:span text:style-name="T19">é</text:span><text:span text:style-name="T18">s leur enfance par l</text:span><text:span text:style-name="T19">’</text:span><text:span text:style-name="T18">atto</text:span><text:span text:style-name="T19">u</text:span><text:span text:style-name="T18">-<text:line-break/>chement , </text:span><text:span text:style-name="T19">f</text:span><text:span text:style-name="T18">ans qu’ils scachent qu’ils soient e</text:span><text:span text:style-name="T19">rn</text:span><text:span text:style-name="T18">-<text:line-break/>praints de quelque couleur , il est facile de com-<text:line-break/></text:span><text:span text:style-name="T19">{</text:span><text:span text:style-name="T18">prendre que les corps peuuent venir à la connais-<text:line-break/></text:span><text:span text:style-name="T19">à</text:span><text:span text:style-name="T18">nc</text:span><text:span text:style-name="T19">e</text:span><text:span text:style-name="T18"> de vostre entendement </text:span><text:span text:style-name="T19">,</text:span><text:span text:style-name="T18"> quoy qu’ils ne<text:line-break/>soient aucunement colorez : &amp; nous mesmes,<text:line-break/>quand nous touchons quelque chose dans l’obscu</text:span><text:span text:style-name="T19">-<text:line-break/></text:span><text:span text:style-name="T18">rité des tenebre</text:span><text:span text:style-name="T19">s</text:span><text:span text:style-name="T18">, nous n’</text:span><text:span text:style-name="T19">en</text:span><text:span text:style-name="T18"> sentons point du tout<text:line-break/>la couleu</text:span><text:span text:style-name="T19">r</text:span><text:span text:style-name="T18">, ce qui est aisé à prouuer, &amp; i</text:span><text:span text:style-name="T19">e</text:span><text:span text:style-name="T18"> m’en vais<text:line-break/>vous dire comment. Car toute couleur se peut</text:span></text:p>
      <text:p text:style-name="P11"><text:span text:style-name="T24">L</text:span><text:span text:style-name="T25">EILL</text:span><text:span text:style-name="T24">IVRED</text:span><text:span text:style-name="T25">EL</text:span><text:span text:style-name="T24">vCRE</text:span><text:span text:style-name="T25">CE</text:span><text:span text:style-name="T24">?</text:span><text:span text:style-name="T25">’</text:span><text:span text:style-name="T24"> </text:span><text:span text:style-name="T21">7</text:span><text:span text:style-name="T20">9<text:line-break/></text:span><text:span text:style-name="T18">facilement changer , &amp; se change en effet entie-<text:line-break/></text:span><text:span text:style-name="T19">7</text:span><text:span text:style-name="T18">5</text:span><text:span text:style-name="T19">°</text:span><text:span text:style-name="T18"> rement en toute autre couleur</text:span><text:span text:style-name="T19">.</text:span><text:span text:style-name="T18"> Ce qui ne peut<text:line-break/>arriuer en aucune façon aux Principes , pource<text:line-break/>qu’il est necessaire que quelque chose demeure<text:line-break/>tousiours ;&amp;</text:span><text:span text:style-name="T19">s</text:span><text:span text:style-name="T18">oit immuable, de crainte que tou</text:span><text:span text:style-name="T19">-<text:line-break/></text:span><text:span text:style-name="T18">tes choses ne fussent r</text:span><text:span text:style-name="T19">é</text:span><text:span text:style-name="T18">duites au nean</text:span><text:span text:style-name="T19">t</text:span><text:span text:style-name="T18">, dautant<text:line-break/>qu</text:span><text:span text:style-name="T19">e</text:span><text:span text:style-name="T18"> tout ce qui sort de ses bornes parle change-<text:line-break/>ment , trouue en mesme temps sa mort de ce qu’il<text:line-break/>estoit auparauant</text:span><text:span text:style-name="T19">.</text:span><text:span text:style-name="T18"> Gardez vous donc bien vous<text:line-break/>m</text:span><text:span text:style-name="T19">e</text:span><text:span text:style-name="T18">sm</text:span><text:span text:style-name="T19">e</text:span><text:span text:style-name="T18"> de donner aucune couleur aux semences<text:line-break/>des choses, de peur que toutes ne fussent entiere</text:span><text:span text:style-name="T19">-<text:line-break/></text:span><text:span text:style-name="T18">755</text:span><text:span text:style-name="T19">-</text:span><text:span text:style-name="T18"> ment aneanties.</text:span></text:p>
      <text:p text:style-name="Texte_20_du_20_corps"><text:span text:style-name="T18">or quoy qu</text:span><text:span text:style-name="T19">’</text:span><text:span text:style-name="T18">on </text:span><text:span text:style-name="T19">n</text:span><text:span text:style-name="T18">'attribue point de couleur<text:line-break/>aux Principes, c</text:span><text:span text:style-name="T19">e</text:span><text:span text:style-name="T18"> font pourtant des corps douez<text:line-break/>de figures diuerses, par lesquelles ils engendrent<text:line-break/>&amp; diuersifient toutes les couleurs</text:span><text:span text:style-name="T19">.</text:span><text:span text:style-name="T18"> Toutes</text:span><text:span text:style-name="T19">fo</text:span><text:span text:style-name="T18">is<text:line-break/>il faut bien considerer comment se messent<text:line-break/>toutes ces semences </text:span><text:span text:style-name="T19">,</text:span><text:span text:style-name="T18"> </text:span><text:span text:style-name="T19">a</text:span><text:span text:style-name="T18">uec quels d</text:span><text:span text:style-name="T19">’</text:span><text:span text:style-name="T18">entr'eux , &amp;<text:line-break/>7</text:span><text:span text:style-name="T19">60</text:span><text:span text:style-name="T18">. en quelle situation , pour ne rien dire des<text:line-break/>mouuemens qu</text:span><text:span text:style-name="T19">f</text:span><text:span text:style-name="T18">ls r</text:span><text:span text:style-name="T19">e</text:span><text:span text:style-name="T18">coiu</text:span><text:span text:style-name="T19">e</text:span><text:span text:style-name="T18">nt &amp; q</text:span><text:span text:style-name="T19">u</text:span><text:span text:style-name="T18">'</text:span><text:span text:style-name="T19">il</text:span><text:span text:style-name="T18">s se don</text:span><text:span text:style-name="T19">-<text:line-break/></text:span><text:span text:style-name="T18">nent e</text:span><text:span text:style-name="T19">n</text:span><text:span text:style-name="T18">tr'eu</text:span><text:span text:style-name="T19">x</text:span><text:span text:style-name="T18">. Aussi-tost il vous sera facile<text:line-break/>de rendre la ra</text:span><text:span text:style-name="T19">i</text:span><text:span text:style-name="T18">son , pourquoy les choses qui<text:line-break/>es</text:span><text:span text:style-name="T19">t</text:span><text:span text:style-name="T18">oient noires vn peu auparauan</text:span><text:span text:style-name="T19">t</text:span><text:span text:style-name="T18">, peuuent en v</text:span><text:span text:style-name="T19">n<text:line-break/></text:span><text:span text:style-name="T18">instant r</text:span><text:span text:style-name="T19">e</text:span><text:span text:style-name="T18">ceuoir la blancheur de </text:span><text:span text:style-name="T19">sA</text:span><text:span text:style-name="T18">lbastre. Com</text:span><text:span text:style-name="T19">-<text:line-break/></text:span><text:span text:style-name="T18">765. me par exemple la Mer qui fait blanchie ses vagues,<text:line-break/>quand elle est émeu</text:span><text:span text:style-name="T19">ë</text:span><text:span text:style-name="T18"> par Un vent impétueux : car<text:line-break/>vous pouuez dire de la chose qu</text:span><text:span text:style-name="T19">e</text:span><text:span text:style-name="T18"> nous voyons<text:line-break/>noire bien souuent</text:span><text:span text:style-name="T19">,</text:span><text:span text:style-name="T18"> que sa </text:span><text:span text:style-name="T19">rn</text:span><text:span text:style-name="T18">atiere estant</text:span><text:span text:style-name="T19"> </text:span><text:span text:style-name="T18">mélan-<text:line-break/>gé</text:span><text:span text:style-name="T19">e</text:span><text:span text:style-name="T18">, l’ordre change en ses Principe</text:span><text:span text:style-name="T19">s,</text:span><text:span text:style-name="T18"> </text:span><text:span text:style-name="T19">&amp;</text:span><text:span text:style-name="T18"> quelques<text:line-break/>770. vns estant adioustez où retranche</text:span><text:span text:style-name="T19">z</text:span><text:span text:style-name="T18">, il arriue qu</text:span><text:span text:style-name="T19">le</text:span><text:span text:style-name="T18">la<text:line-break/>le deuient aussi-tost claire &amp; blanche</text:span><text:span text:style-name="T19">.</text:span><text:span text:style-name="T18"> Que si les<text:line-break/>eaux de la Mer consistoient en des semences<text:line-break/>bleue</text:span><text:span text:style-name="T19">s</text:span><text:span text:style-name="T18">, elles ne pour</text:span><text:span text:style-name="T19">r</text:span><text:span text:style-name="T18">oient aucunement blanchir</text:span><text:span text:style-name="T19">:<text:line-break/></text:span><text:span text:style-name="T18">c</text:span><text:span text:style-name="T19">ard</text:span><text:span text:style-name="T18">e quelque façon que vous mél</text:span><text:span text:style-name="T19">c</text:span><text:span text:style-name="T18">ri</text:span><text:span text:style-name="T19">c</text:span><text:span text:style-name="T18">z des choses</text:span></text:p>
      <text:p text:style-name="P11"><text:span text:style-name="T25">Sa</text:span><text:span text:style-name="T24"> LE </text:span><text:span text:style-name="T25">II.</text:span><text:span text:style-name="T24"> L</text:span><text:span text:style-name="T25">I</text:span><text:span text:style-name="T24">VRE D</text:span><text:span text:style-name="T25">E</text:span><text:span text:style-name="T24"> L v </text:span><text:span text:style-name="T25">C</text:span><text:span text:style-name="T24"> R </text:span><text:span text:style-name="T25">E</text:span><text:span text:style-name="T24"> </text:span><text:span text:style-name="T25">C</text:span><text:span text:style-name="T24"> </text:span><text:span text:style-name="T25">E?<text:line-break/></text:span><text:span text:style-name="T18">bl</text:span><text:span text:style-name="T19">e</text:span><text:span text:style-name="T18">u</text:span><text:span text:style-name="T19">ës,</text:span><text:span text:style-name="T18"> iamais elles ne pourroi</text:span><text:span text:style-name="T19">c</text:span><text:span text:style-name="T18">nt p</text:span><text:span text:style-name="T19">a</text:span><text:span text:style-name="T18">sse</text:span><text:span text:style-name="T19">r'</text:span><text:span text:style-name="T18">en la cou</text:span><text:span text:style-name="T19">-<text:line-break/></text:span><text:span text:style-name="T18">leur de l</text:span><text:span text:style-name="T19">’</text:span><text:span text:style-name="T18">Alb</text:span><text:span text:style-name="T19">a</text:span><text:span text:style-name="T18">stre. Que </text:span><text:span text:style-name="T20">f</text:span><text:span text:style-name="T21">i</text:span><text:span text:style-name="T18"> quelqu'un vouloit dire </text:span><text:span text:style-name="T19">775.<text:line-break/></text:span><text:span text:style-name="T18">que les semences teintes de diuerses couleurs ,en<text:line-break/>représent</text:span><text:span text:style-name="T19">e</text:span><text:span text:style-name="T18">nt vne seule </text:span><text:span text:style-name="T20">,</text:span><text:span text:style-name="T21"> </text:span><text:span text:style-name="T20">6c</text:span><text:span text:style-name="T18"> pure en la Mer</text:span><text:span text:style-name="T19">,</text:span><text:span text:style-name="T18"> ains</text:span><text:span text:style-name="T19">i<text:line-break/></text:span><text:span text:style-name="T18">qu’il </text:span><text:span text:style-name="T19">a</text:span><text:span text:style-name="T18">rriue souuent que de formes &amp; de figures<text:line-break/>diuerse</text:span><text:span text:style-name="T19">s,</text:span><text:span text:style-name="T18"> il se fait quelque chose de carré , il fa</text:span><text:span text:style-name="T19">ts</text:span><text:span text:style-name="T18">-<text:line-break/>droit donc que comme nous ob</text:span><text:span text:style-name="T19">st</text:span><text:span text:style-name="T18">ruons au carré les<text:line-break/>diuerses figures qui le composen</text:span><text:span text:style-name="T19">t</text:span><text:span text:style-name="T18">, ainsi nous peus</text:span><text:span text:style-name="T19">-<text:line-break/></text:span><text:span text:style-name="T18">fions remarquer en la Mer , ou en quelqu’autre 7</text:span><text:span text:style-name="T19">80</text:span><text:span text:style-name="T18">.<text:line-break/>s</text:span><text:span text:style-name="T19">u</text:span><text:span text:style-name="T18">i</text:span><text:span text:style-name="T19">e</text:span><text:span text:style-name="T18">t qui soit d'une couleur pure, des couleurs<text:line-break/>extrêmement diuerses &amp; fort dissemblables<text:line-break/></text:span><text:span text:style-name="T19">e</text:span><text:span text:style-name="T18">ntr</text:span><text:span text:style-name="T19">'</text:span><text:span text:style-name="T18">dles. Et qui</text:span><text:span text:style-name="T19"> </text:span><text:span text:style-name="T18">plus</text:span><text:span text:style-name="T19"> </text:span><text:span text:style-name="T18">est</text:span><text:span text:style-name="T19"> </text:span><text:span text:style-name="T18">les figures dissemblables<text:line-break/>n’empeschent nullement que</text:span><text:span text:style-name="T19"> T</text:span><text:span text:style-name="T18">e carré ne soie</text:span><text:span text:style-name="T19"> </text:span><text:span text:style-name="T18">vne<text:line-break/>figure differente d</text:span><text:span text:style-name="T19">é</text:span><text:span text:style-name="T18">l</text:span><text:span text:style-name="T19">i</text:span><text:span text:style-name="T18">es,</text:span><text:span text:style-name="T19">m</text:span><text:span text:style-name="T18">ais les couleurs di</text:span><text:span text:style-name="T19">sse-<text:line-break/></text:span><text:span text:style-name="T18">rentes empeschent qu'une chose ne puisse es</text:span><text:span text:style-name="T19">t</text:span><text:span text:style-name="T18">re </text:span><text:span text:style-name="T21">7</text:span><text:span text:style-name="T20">8</text:span><text:span text:style-name="T21">5</text:span><text:span text:style-name="T20">.<text:line-break/></text:span><text:span text:style-name="T18">d'une seul</text:span><text:span text:style-name="T19">e</text:span><text:span text:style-name="T18"> couleur</text:span><text:span text:style-name="T19">.</text:span><text:span text:style-name="T18"> Finalemen</text:span><text:span text:style-name="T19">t</text:span><text:span text:style-name="T18">, la cause qui nous<text:line-break/>induit</text:span><text:span text:style-name="T19"> </text:span><text:span text:style-name="T18">&amp;</text:span><text:span text:style-name="T19"> </text:span><text:span text:style-name="T18">qui</text:span><text:span text:style-name="T19"> </text:span><text:span text:style-name="T18">nous</text:span><text:span text:style-name="T19"> </text:span><text:span text:style-name="T18">ameine à donner des couleurs<text:line-break/>aux Principes </text:span><text:span text:style-name="T19">n</text:span><text:span text:style-name="T18">’</text:span><text:span text:style-name="T19">e</text:span><text:span text:style-name="T18">s</text:span><text:span text:style-name="T19">t</text:span><text:span text:style-name="T18"> pas bonn</text:span><text:span text:style-name="T19">e</text:span><text:span text:style-name="T18">, pource que</text:span><text:span text:style-name="T19"> </text:span><text:span text:style-name="T18">les </text:span><text:span text:style-name="T19">c</text:span><text:span text:style-name="T18">ho</text:span><text:span text:style-name="T19">-<text:line-break/></text:span><text:span text:style-name="T18">ses blanches ne sont point creé</text:span><text:span text:style-name="T19">es</text:span><text:span text:style-name="T18"> de celles qui<text:line-break/>sont blanche</text:span><text:span text:style-name="T19">s</text:span><text:span text:style-name="T18">, ny celles qui paraissent noires, 7</text:span><text:span text:style-name="T19">90.<text:line-break/></text:span><text:span text:style-name="T18">ne viennent point des noires , mais de diuerses :<text:line-break/>car les blanches, par exemple</text:span><text:span text:style-name="T19">,</text:span><text:span text:style-name="T18"> naistront beaucoup<text:line-break/>plûtost de rien , que d'une couleur noire, ou</text:span><text:span text:style-name="T19"> </text:span><text:span text:style-name="T18">de<text:line-break/>quelqu'</text:span><text:span text:style-name="T19">au</text:span><text:span text:style-name="T18">tre qui luy soit opposée , &amp; qui la com-<text:line-break/>batte.</text:span></text:p>
      <text:p text:style-name="Texte_20_du_20_corps"><text:span text:style-name="T18">Au reste , pource que les Couleurs ne peuuent<text:line-break/>estre sans la lumiere , &amp; que les Principes n</text:span><text:span text:style-name="T19">’</text:span><text:span text:style-name="T18">exi- 795</text:span><text:span text:style-name="T19">-<text:line-break/></text:span><text:span text:style-name="T18">stent point dans</text:span><text:span text:style-name="T19"> </text:span><text:span text:style-name="T18">la</text:span><text:span text:style-name="T19"> </text:span><text:span text:style-name="T18">lumiere , il est iuste de tirer la<text:line-break/>cons</text:span><text:span text:style-name="T19">é</text:span><text:span text:style-name="T18">quence qu’</text:span><text:span text:style-name="T19">sl</text:span><text:span text:style-name="T18"> n’y a point du tout de Principes<text:line-break/>qui soient voilez ou doü</text:span><text:span text:style-name="T19">e</text:span><text:span text:style-name="T18">z de couleur</text:span><text:span text:style-name="T19">.</text:span><text:span text:style-name="T18"> Et de fait,<text:line-break/>quelle couleur pourra le retrouuer dans l’</text:span><text:span text:style-name="T19">o</text:span><text:span text:style-name="T18">bscurité<text:line-break/>des tenebres puis qu’il n</text:span><text:span text:style-name="T19">’y</text:span><text:span text:style-name="T18"> en a pas v</text:span><text:span text:style-name="T19">ne</text:span><text:span text:style-name="T18"> qui ne s</text:span><text:span text:style-name="T19">e<text:line-break/></text:span><text:span text:style-name="T18">change mesine dans la lumiere , à cause qu’elle<text:line-break/>n’éclate qu</text:span><text:span text:style-name="T19">'ap</text:span><text:span text:style-name="T18">roportion qu</text:span><text:span text:style-name="T19">’</text:span><text:span text:style-name="T18">elle en</text:span><text:span text:style-name="T19"> </text:span><text:span text:style-name="T18">est frappée di-</text:span></text:p>
      <text:p text:style-name="P11"><text:span text:style-name="T18">LE </text:span><text:span text:style-name="T19">II</text:span><text:span text:style-name="T18">. </text:span><text:span text:style-name="T19">I.</text:span><text:span text:style-name="T18">ivR</text:span><text:span text:style-name="T19">i</text:span><text:span text:style-name="T18"> D</text:span><text:span text:style-name="T19">EL</text:span><text:span text:style-name="T18"> V</text:span><text:span text:style-name="T19">CREC</text:span><text:span text:style-name="T18">E. </text:span><text:span text:style-name="T19">.S</text:span><text:span text:style-name="T18">I<text:line-break/></text:span><text:span text:style-name="T99">0</text:span><text:span text:style-name="T18"> </text:span><text:span text:style-name="T19">t</text:span><text:span text:style-name="T18">ec</text:span><text:span text:style-name="T19">t</text:span><text:span text:style-name="T18">ement ou obliquement ? C</text:span><text:span text:style-name="T19">’</text:span><text:span text:style-name="T18">es</text:span><text:span text:style-name="T19">t</text:span><text:span text:style-name="T18"> ce</text:span><text:span text:style-name="T19"> </text:span><text:span text:style-name="T18">qui arriue à<text:line-break/></text:span><text:span text:style-name="T105">s</text:span><text:span text:style-name="T18"> la plume des Colombes,</text:span><text:span text:style-name="T19">q</text:span><text:span text:style-name="T18">ui paroist autour de leur<text:line-break/>co</text:span><text:span text:style-name="T19">l,</text:span><text:span text:style-name="T18"> &amp; qui les couronne sur la gorge , quand le<text:line-break/>Soleil luit : car par fois</text:span><text:span text:style-name="T19"> </text:span><text:span text:style-name="T18">elle deuient d'un rouge<text:line-break/>vermeil, comme celuy d</text:span><text:span text:style-name="T19">el'u</text:span><text:span text:style-name="T18">scarboucle,</text:span><text:span text:style-name="T19">&amp;p</text:span><text:span text:style-name="T18">ar fois </text:span><text:span text:style-name="T19">।<text:line-break/></text:span><text:span text:style-name="T18">aussi on diroit que le verd des Emeraudes y est<text:line-break/>me</text:span><text:span text:style-name="T19">sse</text:span><text:span text:style-name="T18"> auec l’azur. Par la mefme raiso</text:span><text:span text:style-name="T19">n,</text:span><text:span text:style-name="T18"> quand la<text:line-break/></text:span><text:span text:style-name="T19">o</text:span><text:span text:style-name="T107">0</text:span><text:span text:style-name="T19">!'</text:span><text:span text:style-name="T18"> quel</text:span><text:span text:style-name="T19">le</text:span><text:span text:style-name="T18"> du Paon reçoit vne grande lumiere , elle<text:line-break/>rend aussi des couleurs </text:span><text:span text:style-name="T21">diuerses </text:span><text:span text:style-name="T20">:</text:span><text:span text:style-name="T18"> dautant que toutes<text:line-break/>ces couleurs ne s</text:span><text:span text:style-name="T19">’</text:span><text:span text:style-name="T18">engendrent que par de certains<text:line-break/>coups de la lumiere</text:span><text:span text:style-name="T19">e’</text:span><text:span text:style-name="T18">est à dire,</text:span><text:span text:style-name="T19">q</text:span><text:span text:style-name="T18">ue</text:span><text:span text:style-name="T19"> </text:span><text:span text:style-name="T18">san</text:span><text:span text:style-name="T19">s</text:span><text:span text:style-name="T18">la lumières<text:line-break/>il n</text:span><text:span text:style-name="T19">’y</text:span><text:span text:style-name="T18"> en a pas vn</text:span><text:span text:style-name="T19">e</text:span><text:span text:style-name="T18"> qui se pulss</text:span><text:span text:style-name="T19">e</text:span><text:span text:style-name="T18"> </text:span><text:span text:style-name="T21">t</text:span><text:span text:style-name="T20">a</text:span><text:span text:style-name="T21">i</text:span><text:span text:style-name="T20">r</text:span><text:span text:style-name="T21">e</text:span><text:span text:style-name="T20">.</text:span><text:span text:style-name="T18"> Mais pource<text:line-break/>que l’œi</text:span><text:span text:style-name="T19">l</text:span><text:span text:style-name="T18"> reçoit en l</text:span><text:span text:style-name="T19">uy</text:span><text:span text:style-name="T18">-mesme vne Certaine sorte<text:line-break/>d</text:span><text:span text:style-name="T19"> </text:span><text:span text:style-name="T18">impression</text:span><text:span text:style-name="T19">,</text:span><text:span text:style-name="T18"> quand</text:span><text:span text:style-name="T19"> </text:span><text:span text:style-name="T18">il</text:span><text:span text:style-name="T19"> </text:span><text:span text:style-name="T18">app</text:span><text:span text:style-name="T19">e</text:span><text:span text:style-name="T18">rcoit du blanc . &amp;</text:span><text:span text:style-name="T19"> </text:span><text:span text:style-name="T18">q</text:span><text:span text:style-name="T19">u'il<text:line-break/></text:span><text:span text:style-name="T18">en reçoit d'une autre sorte quand il discerne du<text:line-break/></text:span><text:span text:style-name="T19">Bio.</text:span><text:span text:style-name="T18"> noir,&amp; ainsi du reste, &amp; que d'</text:span><text:span text:style-name="T19">a</text:span><text:span text:style-name="T18">illeurs</text:span><text:span text:style-name="T19">,</text:span><text:span text:style-name="T18"> il n</text:span><text:span text:style-name="T19">f</text:span><text:span text:style-name="T18">mpor</text:span><text:span text:style-name="T19">t</text:span><text:span text:style-name="T18">e</text:span><text:span text:style-name="T19">.<text:line-break/></text:span><text:span text:style-name="T18">nullement que les choses que vous touchez s</text:span><text:span text:style-name="T19">o</text:span><text:span text:style-name="T18">ient<text:line-break/>accompagnees de quelque couleu</text:span><text:span text:style-name="T19">r</text:span><text:span text:style-name="T18">, mais bien pl</text:span><text:span text:style-name="T19">û</text:span><text:span text:style-name="T18">-<text:line-break/>tost de quelque figure conuenable , il est aise de<text:line-break/>comprendre que les couleurs ne sont point du<text:line-break/>tout necessaires aux Principes </text:span><text:span text:style-name="T19">;</text:span><text:span text:style-name="T18"> mais que les<text:line-break/>attouchemens ou sentiments diuersviennent des</text:span></text:p>
      <text:p text:style-name="Texte_20_du_20_corps"><text:span text:style-name="T19">•</text:span><text:span text:style-name="T105">J</text:span><text:span text:style-name="T19">5’</text:span><text:span text:style-name="T18"> formes diuerses</text:span><text:span text:style-name="T19">.</text:span></text:p>
      <text:p text:style-name="Texte_20_du_20_corps"><text:span text:style-name="T18">Dautant que la nature de la couleur </text:span><text:span text:style-name="T19">nl</text:span><text:span text:style-name="T18">est point<text:line-break/>déterminée à de certaines figures, &amp; que toutes les<text:line-break/>figure</text:span><text:span text:style-name="T19">sd</text:span><text:span text:style-name="T18">esPrincipes se peuu</text:span><text:span text:style-name="T19">e</text:span><text:span text:style-name="T18">t trouue</text:span><text:span text:style-name="T19">re</text:span><text:span text:style-name="T18">n toute sor-<text:line-break/>te de corps coloré;pourquoy les choses qui vienne</text:span><text:span text:style-name="T19">s<text:line-break/></text:span><text:span text:style-name="T18">de ces Principe</text:span><text:span text:style-name="T19">s,</text:span><text:span text:style-name="T18"> ne sont-elles pas en tou</text:span><text:span text:style-name="T19">r</text:span><text:span text:style-name="T18"> genre<text:line-break/>parsemées de toute sorte de couleurs ? Ca</text:span><text:span text:style-name="T19">r</text:span><text:span text:style-name="T18"> il fau-<text:line-break/>droit que souuent les Corbeau</text:span><text:span text:style-name="T19">x</text:span><text:span text:style-name="T18">, à cause des Prin-<text:line-break/>cipes blanc</text:span><text:span text:style-name="T19">s</text:span><text:span text:style-name="T18">, voltigeassent d'un plumage blanc, &amp;<text:line-break/>que les Cignes nous parussent noirs à cause des<text:line-break/>Principes noirs</text:span><text:span text:style-name="T19">,</text:span><text:span text:style-name="T18"> ou de quelqu’autre couleur simple</text:span></text:p>
      <text:p text:style-name="P11"><text:bookmark-start text:name="bookmark14"/><text:span text:style-name="T84">82 LE </text:span><text:span text:style-name="T85">II.</text:span><text:span text:style-name="T84"> </text:span><text:span text:style-name="T85">I.</text:span><text:span text:style-name="T84">IVR</text:span><text:span text:style-name="T85">E</text:span><text:span text:style-name="T84"> </text:span><text:span text:style-name="T85">t&gt;</text:span><text:span text:style-name="T84">E L</text:span><text:span text:style-name="T85">v</text:span><text:span text:style-name="T84">cR</text:span><text:span text:style-name="T85">E</text:span><text:span text:style-name="T84">c</text:span><text:span text:style-name="T85">E</text:span><text:span text:style-name="T84">?</text:span><text:bookmark-end text:name="bookmark14"/></text:p>
      <text:p text:style-name="Texte_20_du_20_corps"><text:span text:style-name="T18">ou variée</text:span><text:span text:style-name="T19">.</text:span><text:span text:style-name="T18"> Au rest</text:span><text:span text:style-name="T19">e</text:span><text:span text:style-name="T18">, plus vne chose est coup</text:span><text:span text:style-name="T19">eè</text:span><text:span text:style-name="T18"> </text:span><text:span text:style-name="T24">en 825-<text:line-break/></text:span><text:span text:style-name="T18">parcelles menues </text:span><text:span text:style-name="T19">,</text:span><text:span text:style-name="T18"> </text:span><text:span text:style-name="T19">&amp;</text:span><text:span text:style-name="T18"> plus on s'appercoit que la<text:line-break/>couleur s</text:span><text:span text:style-name="T19">ie</text:span><text:span text:style-name="T18">n </text:span><text:span text:style-name="T19">e</text:span><text:span text:style-name="T18">uano</text:span><text:span text:style-name="T19">u</text:span><text:span text:style-name="T18">i</text:span><text:span text:style-name="T19">r</text:span><text:span text:style-name="T18">, &amp; </text:span><text:span text:style-name="T19">r'</text:span><text:span text:style-name="T18">est</text:span><text:span text:style-name="T19">c</text:span><text:span text:style-name="T18">int peu à peu</text:span><text:span text:style-name="T19">,</text:span><text:span text:style-name="T18"> com</text:span><text:span text:style-name="T19">-<text:line-break/></text:span><text:span text:style-name="T18">me il a</text:span><text:span text:style-name="T19">r</text:span><text:span text:style-name="T18">riu</text:span><text:span text:style-name="T19">e</text:span><text:span text:style-name="T18"> quand l</text:span><text:span text:style-name="T19">'o</text:span><text:span text:style-name="T18">r est diuisé en menue</text:span><text:span text:style-name="T19">s</text:span><text:span text:style-name="T18"> par</text:span><text:span text:style-name="T19">-<text:line-break/></text:span><text:span text:style-name="T18">celle</text:span><text:span text:style-name="T19">s</text:span><text:span text:style-name="T18">, ou quand la pourpre &amp; l’écarlate fine estant </text:span><text:span text:style-name="T24">S</text:span><text:span text:style-name="T25"> </text:span><text:span text:style-name="T24">3</text:span><text:span text:style-name="T25">0*</text:span><text:span text:style-name="T24">.<text:line-break/></text:span><text:span text:style-name="T18">arrachées fil</text:span><text:span text:style-name="T19"> </text:span><text:span text:style-name="T18">à fil,</text:span><text:span text:style-name="T19">l</text:span><text:span text:style-name="T18">a couleur </text:span><text:span text:style-name="T19">sie</text:span><text:span text:style-name="T18">n perd tout à fait;en<text:line-break/>telle sorte que de là</text:span><text:span text:style-name="T19">,</text:span><text:span text:style-name="T18"> vous pouuez connoistre que<text:line-break/>les parcelles des Corps se depouillent de toute cou</text:span><text:span text:style-name="T19">-<text:line-break/></text:span><text:span text:style-name="T18">leur </text:span><text:span text:style-name="T19">,</text:span><text:span text:style-name="T18"> auant mesmes que d</text:span><text:span text:style-name="T19">’</text:span><text:span text:style-name="T18">estre r</text:span><text:span text:style-name="T19">e</text:span><text:span text:style-name="T18">duit</text:span><text:span text:style-name="T19">e</text:span><text:span text:style-name="T18">s aux pre-<text:line-break/>miers Principes</text:span><text:span text:style-name="T19">.</text:span><text:span text:style-name="T18"> Enfin comme vous accordez que<text:line-break/>tous les corps ne rendent point de</text:span><text:span text:style-name="T19"> </text:span><text:span text:style-name="T18">voix n</text:span><text:span text:style-name="T19">’</text:span><text:span text:style-name="T18">yd’odeur </text:span><text:span text:style-name="T19">,</text:span><text:span text:style-name="T18"> </text:span><text:span text:style-name="T19">J 3</text:span><text:span text:style-name="T18">5</text:span><text:span text:style-name="T19">.<text:line-break/>&amp;</text:span><text:span text:style-name="T18"> que par ce moyen vous n</text:span><text:span text:style-name="T19">’</text:span><text:span text:style-name="T18">a</text:span><text:span text:style-name="T19">t</text:span><text:span text:style-name="T18">tribu</text:span><text:span text:style-name="T19">e</text:span><text:span text:style-name="T18">z point à tou</text:span><text:span text:style-name="T19">-<text:line-break/></text:span><text:span text:style-name="T18">tes choses les sons &amp; les odeurs ; ains</text:span><text:span text:style-name="T19">i</text:span><text:span text:style-name="T18">, de </text:span><text:span text:style-name="T19">C</text:span><text:span text:style-name="T18">e que<text:line-break/>nous</text:span><text:span text:style-name="T19">j</text:span><text:span text:style-name="T18"> ne s</text:span><text:span text:style-name="T19">c</text:span><text:span text:style-name="T18">auri</text:span><text:span text:style-name="T19">o</text:span><text:span text:style-name="T18">ns discerner tontes choses pa</text:span><text:span text:style-name="T19">t</text:span><text:span text:style-name="T18"> les<text:line-break/>yeux,</text:span><text:span text:style-name="T19">o</text:span><text:span text:style-name="T18">n peut in</text:span><text:span text:style-name="T19">sé</text:span><text:span text:style-name="T18">rer qu’il y en a</text:span><text:span text:style-name="T19"> </text:span><text:span text:style-name="T18">quelques-vnes </text:span><text:span text:style-name="T24">qui<text:line-break/></text:span><text:span text:style-name="T19">f</text:span><text:span text:style-name="T18">ont autant </text:span><text:span text:style-name="T19">j</text:span><text:span text:style-name="T18">priuées de couleur, comme il</text:span><text:span text:style-name="T19"> </text:span><text:span text:style-name="T18">y en a </text:span><text:span text:style-name="T19">g </text:span><text:span text:style-name="T18">4</text:span><text:span text:style-name="T19">0*<text:line-break/></text:span><text:span text:style-name="T18">d'autres qui font pr</text:span><text:span text:style-name="T19">i</text:span><text:span text:style-name="T18">uées d’odeur &amp; de so</text:span><text:span text:style-name="T19">n.</text:span><text:span text:style-name="T18"> Ce que<text:line-break/>l’esprit clair-voyant peut aussi bien connoistre,<text:line-break/>comme il faitles autres choses qui sont priuées </text:span><text:span text:style-name="T24">des<text:line-break/></text:span><text:span text:style-name="T18">signes </text:span><text:span text:style-name="T19">,</text:span><text:span text:style-name="T18"> &amp; des marques propres à les faire </text:span><text:span text:style-name="T19">t</text:span><text:span text:style-name="T18">e</text:span><text:span text:style-name="T19">-<text:line-break/></text:span><text:span text:style-name="T18">connoistre</text:span><text:span text:style-name="T19">.</text:span></text:p>
      <text:p text:style-name="Texte_20_du_20_corps"><text:span text:style-name="T18">Mais ne pen</text:span><text:span text:style-name="T19">fe</text:span><text:span text:style-name="T18">z pas que les premiers corps de</text:span><text:span text:style-name="T19">-<text:line-break/></text:span><text:span text:style-name="T18">meurent dépouillez seulement de la couleu</text:span><text:span text:style-name="T19">r</text:span><text:span text:style-name="T18">, ils<text:line-break/>so</text:span><text:span text:style-name="T19">n</text:span><text:span text:style-name="T18">t aussi pri</text:span><text:span text:style-name="T19">ue</text:span><text:span text:style-name="T18">z de tied</text:span><text:span text:style-name="T19">e</text:span><text:span text:style-name="T18">u</text:span><text:span text:style-name="T19">r</text:span><text:span text:style-name="T18">, de froidure de cha-<text:line-break/>leur , de son</text:span><text:span text:style-name="T19">,</text:span><text:span text:style-name="T18">de s</text:span><text:span text:style-name="T19">a</text:span><text:span text:style-name="T18">iie</text:span><text:span text:style-name="T19">u</text:span><text:span text:style-name="T18">r. Comme lors que vous<text:line-break/>voulez faire du parfum de m</text:span><text:span text:style-name="T19">a</text:span><text:span text:style-name="T18">rjolaine, de gomme,<text:line-break/>de myr</text:span><text:span text:style-name="T19">r</text:span><text:span text:style-name="T18">h</text:span><text:span text:style-name="T19">e</text:span><text:span text:style-name="T18">, </text:span><text:span text:style-name="T19">&amp;</text:span><text:span text:style-name="T18"> de fleur de i</text:span><text:span text:style-name="T19">asi</text:span><text:span text:style-name="T18">nin, dont il s’exhale<text:line-break/>vn</text:span><text:span text:style-name="T19">e</text:span><text:span text:style-name="T18"> agre</text:span><text:span text:style-name="T19">a</text:span><text:span text:style-name="T18">ble odeu</text:span><text:span text:style-name="T19">r</text:span><text:span text:style-name="T18">, vous cherchez premierement<text:line-break/>vne huile </text:span><text:span text:style-name="T19">d</text:span><text:span text:style-name="T18">’oliue la moins odorante </text:span><text:span text:style-name="T19">,</text:span><text:span text:style-name="T18"> &amp; qui ait </text:span><text:span text:style-name="T19">85*'<text:line-break/></text:span><text:span text:style-name="T18">le moins de senteur qu</text:span><text:span text:style-name="T19">’</text:span><text:span text:style-name="T18">il vous est possible de tro</text:span><text:span text:style-name="T19">u</text:span><text:span text:style-name="T18">-<text:line-break/></text:span><text:span text:style-name="T19">f</text:span><text:span text:style-name="T18">ier, afin qu’dle en puisse moins altérer les odeurs<text:line-break/>qui luy sont incorporées. Ainsi les Principes<text:line-break/>doiuent estre exempts</text:span><text:span text:style-name="T19">,</text:span><text:span text:style-name="T18">&amp; ne porter point d</text:span><text:span text:style-name="T19">’</text:span><text:span text:style-name="T18">odeur, </text:span><text:span text:style-name="T19">-s<text:line-break/></text:span><text:span text:style-name="T18">ny de so</text:span><text:span text:style-name="T19">n</text:span><text:span text:style-name="T18">, non plu</text:span><text:span text:style-name="T19">s</text:span><text:span text:style-name="T18">, dans les choses qui sont </text:span><text:span text:style-name="T24">en</text:span><text:span text:style-name="T25">-</text:span><text:span text:style-name="T24"> </text:span><text:span text:style-name="T25">ofi*</text:span></text:p>
      <text:p text:style-name="P11"><text:span text:style-name="T19">I.</text:span><text:span text:style-name="T18">E IL </text:span><text:span text:style-name="T124">LtvRE</text:span><text:span text:style-name="T18"> DE LvcRE</text:span><text:span text:style-name="T19">C</text:span><text:span text:style-name="T18">E</text:span><text:span text:style-name="T19">.</text:span><text:span text:style-name="T18"> 83<text:line-break/></text:span><text:span text:style-name="T19">g</text:span><text:span text:style-name="T18">endrées </text:span><text:span text:style-name="T19">(</text:span><text:span text:style-name="T18"> comme en effet , ils ne peuuent s</text:span><text:span text:style-name="T19">’</text:span><text:span text:style-name="T18">en<text:line-break/></text:span><text:span text:style-name="T19">se</text:span><text:span text:style-name="T18">parcr</text:span><text:span text:style-name="T19">m</text:span><text:span text:style-name="T18">y les pousser hors deux mesines</text:span><text:span text:style-name="T19">} </text:span><text:span text:style-name="T18">ils doi-<text:line-break/>uenr pour la mefme raison es</text:span><text:span text:style-name="T19">t</text:span><text:span text:style-name="T18">re exempts de sa</text:span><text:span text:style-name="T19">-<text:line-break/></text:span><text:span text:style-name="T18">ueur, de froi</text:span><text:span text:style-name="T19">d</text:span><text:span text:style-name="T18">, de chaud</text:span><text:span text:style-name="T19">,</text:span><text:span text:style-name="T18"> de tiedeur,&amp; detoutes<text:line-break/>ces autres qualitez q</text:span><text:span text:style-name="T19">ui</text:span><text:span text:style-name="T18"> se trouuent aux choses,<text:line-break/>lesquelles estant corruptibles , pour ce q</text:span><text:span text:style-name="T19">u</text:span><text:span text:style-name="T18">'estant<text:line-break/>lentes , molles , &amp; fragi</text:span><text:span text:style-name="T19">l</text:span><text:span text:style-name="T18">e</text:span><text:span text:style-name="T19">s</text:span><text:span text:style-name="T18">, elles ont vn corps<text:line-break/>soumis à la pourriture , &amp; estant </text:span><text:span text:style-name="T19">f</text:span><text:span text:style-name="T18">pon</text:span><text:span text:style-name="T19">si</text:span><text:span text:style-name="T18">euses,<text:line-break/>elles ont vn corps lax</text:span><text:span text:style-name="T19">e</text:span><text:span text:style-name="T18">, &amp; </text:span><text:span text:style-name="T19">f</text:span><text:span text:style-name="T18">uiet a la dissipation.<text:line-break/>Il faut que toutes ces qualitez soient éloignées<text:line-break/></text:span><text:span text:style-name="T19">8</text:span><text:span text:style-name="T18">6</text:span><text:span text:style-name="T19">0</text:span><text:span text:style-name="T18">. des Principes, si nous voulons donner aux choses<text:line-break/>des foiidemens immortels sur lesquels soit ap-<text:line-break/>puyée la conserua</text:span><text:span text:style-name="T19">ti</text:span><text:span text:style-name="T18">on des Créatures, de crainte<text:line-break/>que toutes ne s</text:span><text:span text:style-name="T19">’e</text:span><text:span text:style-name="T18">n aillent dans le n</text:span><text:span text:style-name="T19">e</text:span><text:span text:style-name="T18">an</text:span><text:span text:style-name="T19">t.</text:span></text:p>
      <text:p text:style-name="Texte_20_du_20_corps"><text:span text:style-name="T19">8</text:span><text:span text:style-name="T18">65</text:span><text:span text:style-name="T19">*</text:span><text:span text:style-name="T18"> Maintenan</text:span><text:span text:style-name="T19">t</text:span><text:span text:style-name="T18">, il est necessaire que vous confes</text:span><text:span text:style-name="T19">-<text:line-break/></text:span><text:span text:style-name="T18">siez que les choses que nous voyons qui ont du<text:line-break/></text:span><text:span text:style-name="T19">F</text:span><text:span text:style-name="T18">entimen</text:span><text:span text:style-name="T19">t</text:span><text:span text:style-name="T18">,</text:span><text:span text:style-name="T19"> </text:span><text:span text:style-name="T18">viennent neantmoins de choses insen-<text:line-break/>s</text:span><text:span text:style-name="T19">i</text:span><text:span text:style-name="T18">bles, à</text:span><text:span text:style-name="T19"> </text:span><text:span text:style-name="T18">quoy ne repugnent nullement toutes les<text:line-break/>choses qui</text:span><text:span text:style-name="T19"> </text:span><text:span text:style-name="T18">nous sont connues: mais</text:span><text:span text:style-name="T19"> </text:span><text:span text:style-name="T18">bien au con</text:span><text:span text:style-name="T19">-<text:line-break/></text:span><text:span text:style-name="T18">traire</text:span><text:span text:style-name="T19">j</text:span><text:span text:style-name="T18">elles nous inuitent à croire , &amp; nous con-<text:line-break/>traignent de croire en effe</text:span><text:span text:style-name="T19">t</text:span><text:span text:style-name="T18">, que les Ammaux sont<text:line-break/></text:span><text:span text:style-name="T19">8</text:span><text:span text:style-name="T18">70. engendrez de ce qui est insensible</text:span><text:span text:style-name="T19">.</text:span><text:span text:style-name="T18"> Ce qui parois</text:span><text:span text:style-name="T19">t<text:line-break/></text:span><text:span text:style-name="T18">clairement par les vermisseaux lesquels naissent<text:line-break/></text:span><text:span text:style-name="T19">U</text:span><text:span text:style-name="T18">iuants de l</text:span><text:span text:style-name="T19">’</text:span><text:span text:style-name="T18">ordure , quand la terre humide a con-<text:line-break/>tracté quelque infection par des pluyes hors de<text:line-break/></text:span><text:span text:style-name="T19">sa</text:span><text:span text:style-name="T18">ison. Et derechef toutes choses retournent a</text:span><text:span text:style-name="T19">u<text:line-break/></text:span><text:span text:style-name="T18">mefme </text:span><text:span text:style-name="T21">Principe</text:span><text:span text:style-name="T20">.</text:span><text:span text:style-name="T18"> Les Eaux des riuieres se con</text:span><text:span text:style-name="T19">-<text:line-break/></text:span><text:span text:style-name="T20">257</text:span><text:span text:style-name="T21">5</text:span><text:span text:style-name="T20">.</text:span><text:span text:style-name="T18"> uer</text:span><text:span text:style-name="T19">r</text:span><text:span text:style-name="T18">issent en branches d’arbres , &amp; les Pa</text:span><text:span text:style-name="T19">f</text:span><text:span text:style-name="T18">cages<text:line-break/>en Moutons , les Moutons changent leur nature<text:line-break/>en nos corps </text:span><text:span text:style-name="T19">,</text:span><text:span text:style-name="T18"> &amp; souuent de nos </text:span><text:span text:style-name="T19">e</text:span><text:span text:style-name="T18">orps s'aug-<text:line-break/>mentent les forces des B</text:span><text:span text:style-name="T19">osse</text:span><text:span text:style-name="T18">s </text:span><text:span text:style-name="T19">f</text:span><text:span text:style-name="T18">auuages </text:span><text:span text:style-name="T19">,</text:span><text:span text:style-name="T18"> &amp; la<text:line-break/>vigueur des oyseaux par la nourriture qu’</text:span><text:span text:style-name="T19">il</text:span><text:span text:style-name="T18">s en<text:line-break/>prennent</text:span><text:span text:style-name="T19">.</text:span><text:span text:style-name="T18"> Ainsi la Nature change les alimens en</text:span></text:p>
      <text:p text:style-name="P11"><text:span text:style-name="T25">8</text:span><text:span text:style-name="T24">4 </text:span><text:span text:style-name="T25">LE</text:span><text:span text:style-name="T24"> II. LIvRE D</text:span><text:span text:style-name="T25">EL</text:span><text:span text:style-name="T24">vCREc</text:span><text:span text:style-name="T25">E.’<text:line-break/></text:span><text:span text:style-name="T18">des corps viuan</text:span><text:span text:style-name="T19">s</text:span><text:span text:style-name="T18"> : &amp; de là elle engendre tous </text:span><text:span text:style-name="T19">l</text:span><text:span text:style-name="T18">e</text:span><text:span text:style-name="T19">s<text:line-break/></text:span><text:span text:style-name="T18">sens</text:span><text:span text:style-name="T19"> </text:span><text:span text:style-name="T18">des Animaux</text:span><text:span text:style-name="T19">,</text:span><text:span text:style-name="T18"> sans</text:span><text:span text:style-name="T19"> </text:span><text:span text:style-name="T18">que</text:span><text:span text:style-name="T19"> </text:span><text:span text:style-name="T18">ce</text:span><text:span text:style-name="T19"> </text:span><text:span text:style-name="T18">soit par vne raison </text:span><text:span text:style-name="T19">88c&gt;.<text:line-break/></text:span><text:span text:style-name="T18">beaucoup differente </text:span><text:span text:style-name="T19">,</text:span><text:span text:style-name="T18"> qu’dle réduit en flam</text:span><text:span text:style-name="T19">e</text:span><text:span text:style-name="T18">s l</text:span><text:span text:style-name="T19">e<text:line-break/></text:span><text:span text:style-name="T18">bois sec, &amp; qu’dle conuertit toutes choses en feu.<text:line-break/>Ne voyez vous donc pas qu'il importe beaucoup<text:line-break/>en quel ordre les Principes doiuent es</text:span><text:span text:style-name="T19">t</text:span><text:span text:style-name="T18">re situe</text:span><text:span text:style-name="T19">z</text:span><text:span text:style-name="T18">, </text:span><text:span text:style-name="T19">&amp;<text:line-break/></text:span><text:span text:style-name="T18">en quelle sorte estant mélange</text:span><text:span text:style-name="T19">z</text:span><text:span text:style-name="T18">, ils donnent ou<text:line-break/></text:span><text:span text:style-name="T19">t</text:span><text:span text:style-name="T18">ecoiuen</text:span><text:span text:style-name="T19">td</text:span><text:span text:style-name="T18">es mouuemens</text:span><text:span text:style-name="T19"> î</text:span></text:p>
      <text:p text:style-name="Texte_20_du_20_corps"><text:span text:style-name="T18">Apres cel</text:span><text:span text:style-name="T19">a,</text:span><text:span text:style-name="T18"> qu</text:span><text:span text:style-name="T19">’</text:span><text:span text:style-name="T18">est-ce qu</text:span><text:span text:style-name="T19">’i</text:span><text:span text:style-name="T18">l y a qui peut frapper </text:span><text:span text:style-name="T19">S8</text:span><text:span text:style-name="T18">5.<text:line-break/>l'ame</text:span><text:span text:style-name="T19">,</text:span><text:span text:style-name="T18"> la</text:span><text:span text:style-name="T19"> </text:span><text:span text:style-name="T18">mouuol</text:span><text:span text:style-name="T19">r </text:span><text:span text:style-name="T18">luy</text:span><text:span text:style-name="T19"> </text:span><text:span text:style-name="T18">faire</text:span><text:span text:style-name="T19"> </text:span><text:span text:style-name="T18">exprimer diuers senti</text:span><text:span text:style-name="T19">-<text:line-break/></text:span><text:span text:style-name="T18">ments , si vous ne croyez pas que le sensible<text:line-break/>s’engcndre des choses insensibles ; Est-ce pource<text:line-break/>que les pierre</text:span><text:span text:style-name="T19">s,</text:span><text:span text:style-name="T18"> le bois, &amp; la terre m</text:span><text:span text:style-name="T19">éfi</text:span><text:span text:style-name="T18">ez ensem-<text:line-break/>ble</text:span><text:span text:style-name="T19">,</text:span><text:span text:style-name="T18"> ne peuuent aucunement donner vn sentiment<text:line-break/>de vi</text:span><text:span text:style-name="T19">e</text:span><text:span text:style-name="T18"> ? 11 faut donc se souuenir en ce</text:span><text:span text:style-name="T19">c</text:span><text:span text:style-name="T18">y que ie </text:span><text:span text:style-name="T19">8</text:span><text:span text:style-name="T18">9</text:span><text:span text:style-name="T19">°-<text:line-break/></text:span><text:span text:style-name="T18">n'ay pas dit que les choses sensibles &amp; les sens<text:line-break/>soient engendrez en vn instant de toutes sortes<text:line-break/>de Princl</text:span><text:span text:style-name="T19">p</text:span><text:span text:style-name="T18">es : mais qu’il est fort important de<text:line-break/>con</text:span><text:span text:style-name="T19">l</text:span><text:span text:style-name="T18">id</text:span><text:span text:style-name="T19">e</text:span><text:span text:style-name="T18">rer cobien menus </text:span><text:span text:style-name="T19">&amp;</text:span><text:span text:style-name="T18"> de quelle forme </text:span><text:span text:style-name="T19">f</text:span><text:span text:style-name="T18">ont<text:line-break/>les Principes , qui font le sensible</text:span><text:span text:style-name="T19">!</text:span><text:span text:style-name="T18"> Quels sont </text:span><text:span text:style-name="T19">8</text:span><text:span text:style-name="T18">9</text:span><text:span text:style-name="T19">P<text:line-break/></text:span><text:span text:style-name="T18">leurs mouuemens,</text:span><text:span text:style-name="T19">l</text:span><text:span text:style-name="T18">eur ordre , </text:span><text:span text:style-name="T19">&amp;</text:span><text:span text:style-name="T18"> leur situation,<text:line-break/>dequoy nous ne voyons rien du tout dans les bois,<text:line-break/>ny dans les guerets. Encore que ces m</text:span><text:span text:style-name="T19">e</text:span><text:span text:style-name="T18">smes cho-<text:line-break/>ses ayant esté corrompues par les pluye</text:span><text:span text:style-name="T19">s</text:span><text:span text:style-name="T18"> , en-<text:line-break/>gendrent des vermisseaux , pource que les corps<text:line-break/>de</text:span><text:span text:style-name="T19"> </text:span><text:span text:style-name="T18">la </text:span><text:span text:style-name="T19">rn</text:span><text:span text:style-name="T18">atiere transposez de leur ordre ancien par<text:line-break/>Une rencontre nouuelle, se sont conciliez de telle </text:span><text:span text:style-name="T19">9</text:span><text:span text:style-name="T18">00,<text:line-break/>sorte que ces petits Animaux en peuuen</text:span><text:span text:style-name="T19">t</text:span><text:span text:style-name="T18"> es</text:span><text:span text:style-name="T19">t</text:span><text:span text:style-name="T18">re<text:line-break/>engendrez.</text:span></text:p>
      <text:p text:style-name="Texte_20_du_20_corps"><text:span text:style-name="T18">De</text:span><text:span text:style-name="T19"> </text:span><text:span text:style-name="T18">dire</text:span><text:span text:style-name="T19"> </text:span><text:span text:style-name="T18">en</text:span><text:span text:style-name="T19"> </text:span><text:span text:style-name="T18">suitte</text:span><text:span text:style-name="T19"> </text:span><text:span text:style-name="T18">que</text:span><text:span text:style-name="T19"> </text:span><text:span text:style-name="T18">le sensible doit estre </text:span><text:span text:style-name="T19">c</text:span><text:span text:style-name="T18">reé<text:line-break/>de choses sensibles, </text:span><text:span text:style-name="T19">&amp;</text:span><text:span text:style-name="T18"> celles-</text:span><text:span text:style-name="T19">c</text:span><text:span text:style-name="T18">y d'autres qui</text:span><text:span text:style-name="T19"> a</text:span><text:span text:style-name="T18">y</text:span><text:span text:style-name="T19">e</text:span><text:span text:style-name="T18">nt<text:line-break/>du sentiment; </text:span><text:span text:style-name="T19">c</text:span><text:span text:style-name="T18">’est autant que d’en venir iusqu’</text:span><text:span text:style-name="T19">àf<text:line-break/></text:span><text:span text:style-name="T18">admettre des Principes mols : car</text:span><text:span text:style-name="T19"> </text:span><text:span text:style-name="T18">tout sentiment<text:line-break/>est joint aux entraille</text:span><text:span text:style-name="T19">s</text:span><text:span text:style-name="T18">, aux </text:span><text:span text:style-name="T19">v</text:span><text:span text:style-name="T18">eine</text:span><text:span text:style-name="T19">s,</text:span><text:span text:style-name="T18"> aux nerfs</text:span></text:p>
      <text:p text:style-name="P11"><text:span text:style-name="T24">L</text:span><text:span text:style-name="T25">s</text:span><text:span text:style-name="T24"> I</text:span><text:span text:style-name="T25">L</text:span><text:span text:style-name="T24"> </text:span><text:span text:style-name="T25">LI</text:span><text:span text:style-name="T24">VRE D</text:span><text:span text:style-name="T25">E</text:span><text:span text:style-name="T24">L</text:span><text:span text:style-name="T25">v</text:span><text:span text:style-name="T24">CR</text:span><text:span text:style-name="T25">E</text:span><text:span text:style-name="T24">C</text:span><text:span text:style-name="T25">E.</text:span><text:span text:style-name="T24"> </text:span><text:span text:style-name="T25">85<text:line-break/></text:span><text:span text:style-name="T19">905</text:span><text:span text:style-name="T18">? que nous voyons estre mo</text:span><text:span text:style-name="T19">ts</text:span><text:span text:style-name="T18">, </text:span><text:span text:style-name="T19">&amp;</text:span><text:span text:style-name="T18"> qui Consistent pat<text:line-break/>cons</text:span><text:span text:style-name="T19">é</text:span><text:span text:style-name="T18">quent en </text:span><text:span text:style-name="T19">d</text:span><text:span text:style-name="T18">es corps qui sont sujets à</text:span><text:span text:style-name="T19"> </text:span><text:span text:style-name="T18">la mort</text:span><text:span text:style-name="T19">.<text:line-break/></text:span><text:span text:style-name="T18">Mais</text:span><text:span text:style-name="T19"> </text:span><text:span text:style-name="T18">posé qu</text:span><text:span text:style-name="T19">’il</text:span><text:span text:style-name="T18">s demeurent sans alteratio</text:span><text:span text:style-name="T19">n,</text:span><text:span text:style-name="T18"> ou ils<text:line-break/>doiuent auoir le sentiment de quelque</text:span><text:span text:style-name="T19">,</text:span><text:span text:style-name="T18"> partie </text:span><text:span text:style-name="T19">,</text:span><text:span text:style-name="T18"> </text:span><text:span text:style-name="T124">ou<text:line-break/></text:span><text:span text:style-name="T18">l’on doit estimer qu’</text:span><text:span text:style-name="T19">il</text:span><text:span text:style-name="T18">s sont entier</text:span><text:span text:style-name="T19">e</text:span><text:span text:style-name="T18">m</text:span><text:span text:style-name="T19">e</text:span><text:span text:style-name="T18">nt sembla</text:span><text:span text:style-name="T19">-<text:line-break/>9</text:span><text:span text:style-name="T105">10</text:span><text:span text:style-name="T19">-</text:span><text:span text:style-name="T18"> bles aux Animaux</text:span><text:span text:style-name="T19">.</text:span><text:span text:style-name="T18"> Mais les parties ne sont point<text:line-break/>capables ny de sentir,ny d</text:span><text:span text:style-name="T19">le</text:span><text:span text:style-name="T18">str</text:span><text:span text:style-name="T19">e</text:span><text:span text:style-name="T18"> par elles-me</text:span><text:span text:style-name="T19">l</text:span><text:span text:style-name="T18">mes:<text:line-break/>car le sentiment de l'une n</text:span><text:span text:style-name="T19">’e</text:span><text:span text:style-name="T18">s</text:span><text:span text:style-name="T19">t</text:span><text:span text:style-name="T18"> point</text:span><text:span text:style-name="T19"> </text:span><text:span text:style-name="T18">q</text:span><text:span text:style-name="T19">u’</text:span><text:span text:style-name="T18">auec celuy<text:line-break/>de toutes les autre</text:span><text:span text:style-name="T19">s</text:span><text:span text:style-name="T18">, dont ny </text:span><text:span text:style-name="T19">i</text:span><text:span text:style-name="T18">a mai</text:span><text:span text:style-name="T19">n</text:span><text:span text:style-name="T18"> separée du<text:line-break/>corp</text:span><text:span text:style-name="T19">s</text:span><text:span text:style-name="T18">, ny aucune partie toute seule n’est point<text:line-break/>capable de sentiment : Il reste donc à dire qu’ils<text:line-break/>font comme des Animaux entiers, afin que</text:span><text:span text:style-name="T19"> </text:span><text:span text:style-name="T18">tout<text:line-break/>ce qui est requis à vn sentiment vita</text:span><text:span text:style-name="T19">l</text:span><text:span text:style-name="T18"> y puisse<text:line-break/></text:span><text:span text:style-name="T20">915.</text:span><text:span text:style-name="T18"> conspirer</text:span><text:span text:style-name="T19">.</text:span><text:span text:style-name="T18"> Comment pourroi</text:span><text:span text:style-name="T19">e</text:span><text:span text:style-name="T18">nt-ils estre Prin-<text:line-break/>cipes , &amp; éuiter le chemin de la mor</text:span><text:span text:style-name="T19">t,</text:span><text:span text:style-name="T18"> s</text:span><text:span text:style-name="T19">i l</text:span><text:span text:style-name="T18">s estoient<text:line-break/>Animaux </text:span><text:span text:style-name="T19">,</text:span><text:span text:style-name="T18"> ou s’ils estoient vnis,&amp; la mesme chose<text:line-break/>auec eux </text:span><text:span text:style-name="T19">’</text:span><text:span text:style-name="T18"> Mais quand ils pourroient tout cel</text:span><text:span text:style-name="T19">a</text:span><text:span text:style-name="T18">, ils<text:line-break/>ne </text:span><text:span text:style-name="T19">s</text:span><text:span text:style-name="T18">eroient pourtant rien par le concour</text:span><text:span text:style-name="T19">s,</text:span><text:span text:style-name="T18"> &amp; par<text:line-break/>conciliatio</text:span><text:span text:style-name="T19">n</text:span><text:span text:style-name="T18">, hors</text:span><text:span text:style-name="T19">rn</text:span><text:span text:style-name="T18">is Vne multitude innombra-<text:line-break/></text:span><text:span text:style-name="T19">9</text:span><text:span text:style-name="T18">20</text:span><text:span text:style-name="T19">.</text:span><text:span text:style-name="T18"> ble &amp; vne foule d Animau</text:span><text:span text:style-name="T19">x</text:span><text:span text:style-name="T18">, comme les Hommes,<text:line-break/>&amp;</text:span><text:span text:style-name="T19"> </text:span><text:span text:style-name="T18">les Belles</text:span><text:span text:style-name="T19">,</text:span><text:span text:style-name="T18"> ne peuuent rien engendrer de con-<text:line-break/>uenable entr</text:span><text:span text:style-name="T19">le</text:span><text:span text:style-name="T18">bon par les fonctions de la gene-<text:line-break/>ratio</text:span><text:span text:style-name="T19">n,</text:span><text:span text:style-name="T18"> excepté des Hommes &amp; des Belles.</text:span></text:p>
      <text:p text:style-name="Texte_20_du_20_corps"><text:span text:style-name="T18">Que si dauanture elles quittent leur sentun</text:span><text:span text:style-name="T19">e</text:span><text:span text:style-name="T18">n</text:span><text:span text:style-name="T19">t,<text:line-break/>&amp;</text:span><text:span text:style-name="T18"> qu</text:span><text:span text:style-name="T19">’</text:span><text:span text:style-name="T18">elles en prennent vn autre </text:span><text:span text:style-name="T19">;</text:span><text:span text:style-name="T18"> quel besoin y<text:line-break/>a</text:span><text:span text:style-name="T19">u</text:span><text:span text:style-name="T18">oit-il de leur attribuër ce qui leur est osté </text:span><text:span text:style-name="T19">î</text:span><text:span text:style-name="T18"> Et<text:line-break/>puis </text:span><text:span text:style-name="T19">,</text:span><text:span text:style-name="T18"> de ce que nous auons obferu</text:span><text:span text:style-name="T19">^</text:span><text:span text:style-name="T18">que les œuf</text:span><text:span text:style-name="T19">s<text:line-break/></text:span><text:span text:style-name="T20">9</text:span><text:span text:style-name="T21">25</text:span><text:span text:style-name="T18"> des oyseaux se changent en Poussin</text:span><text:span text:style-name="T19">s,</text:span><text:span text:style-name="T18"> &amp; que les<text:line-break/>vermisseaux s’engendrent de la corruption de la<text:line-break/>terre , laquelle est causée pa</text:span><text:span text:style-name="T19">t</text:span><text:span text:style-name="T18"> les pluyes qui ar-<text:line-break/>riuent hors de s</text:span><text:span text:style-name="T19">a</text:span><text:span text:style-name="T18">iso</text:span><text:span text:style-name="T19">n,</text:span><text:span text:style-name="T18"> il est aisé de </text:span><text:span text:style-name="T19">lo</text:span><text:span text:style-name="T18">ger que les<text:line-break/>chofes </text:span><text:span text:style-name="T19">f</text:span><text:span text:style-name="T18">ensibles se peuuent eng</text:span><text:span text:style-name="T19">e</text:span><text:span text:style-name="T18">ndrer de celles<text:line-break/></text:span><text:span text:style-name="T19">P3</text:span><text:span text:style-name="T18">o</text:span><text:span text:style-name="T19">.</text:span><text:span text:style-name="T18"> qui</text:span><text:span text:style-name="T19"> </text:span><text:span text:style-name="T18">ne</text:span><text:span text:style-name="T19"> </text:span><text:span text:style-name="T18">le</text:span><text:span text:style-name="T19"> </text:span><text:span text:style-name="T18">s</text:span><text:span text:style-name="T19">o</text:span><text:span text:style-name="T18">nt pas</text:span><text:span text:style-name="T19">.</text:span><text:span text:style-name="T18"> Que si quelqu'un die que les<text:line-break/>cho</text:span><text:span text:style-name="T19">si</text:span><text:span text:style-name="T18">es sensibles peuuent bien tirer leur origine</text:span></text:p>
      <text:p text:style-name="P11"><text:bookmark-start text:name="bookmark16"/><text:span text:style-name="T84">86 LE IL LIv</text:span><text:span text:style-name="T85">RB</text:span><text:span text:style-name="T84"> DE Lv</text:span><text:span text:style-name="T85">c</text:span><text:span text:style-name="T84">RE</text:span><text:span text:style-name="T85">CE</text:span><text:span text:style-name="T84">.</text:span><text:bookmark-end text:name="bookmark16"/></text:p>
      <text:p text:style-name="Texte_20_du_20_corps"><text:span text:style-name="T18">d</text:span><text:span text:style-name="T19">e</text:span><text:span text:style-name="T18"> celles qui ne le sont pa</text:span><text:span text:style-name="T19">s</text:span><text:span text:style-name="T18">, mais que c</text:span><text:span text:style-name="T19">’</text:span><text:span text:style-name="T18">est par</text:span><text:span text:style-name="T19"> </text:span><text:span text:style-name="T18">que</text:span><text:span text:style-name="T19">!-,<text:line-break/></text:span><text:span text:style-name="T18">que mutation qui seroit </text:span><text:span text:style-name="T19">a</text:span><text:span text:style-name="T18">rriuée au commence-<text:line-break/>ment , comme vne production qui est fa</text:span><text:span text:style-name="T19">i</text:span><text:span text:style-name="T18">cte au<text:line-break/>dehors, il nous suffira de luy expliquer </text:span><text:span text:style-name="T19">&amp;</text:span><text:span text:style-name="T18"> de lu</text:span><text:span text:style-name="T19">y<text:line-break/></text:span><text:span text:style-name="T18">prouuer,qu</text:span><text:span text:style-name="T19">’sl</text:span><text:span text:style-name="T18"> ne se fait point de production </text:span><text:span text:style-name="T19">,</text:span><text:span text:style-name="T18"> si ce<text:line-break/>n’es</text:span><text:span text:style-name="T19">t</text:span><text:span text:style-name="T18"> par le concours des Principes réunis </text:span><text:span text:style-name="T19">,</text:span><text:span text:style-name="T18"> &amp; que<text:line-break/>rien ne se peut aussi changer sans leur conciliation;<text:line-break/>de sorte , que les sens ne peuuent es</text:span><text:span text:style-name="T19">t</text:span><text:span text:style-name="T18">re de nul </text:span><text:span text:style-name="T19">9</text:span><text:span text:style-name="T18"> 35.<text:line-break/>corps</text:span><text:span text:style-name="T19">,</text:span><text:span text:style-name="T18"> auant que la nature mesme de l</text:span><text:span text:style-name="T19">’</text:span><text:span text:style-name="T18">Ani</text:span><text:span text:style-name="T19">rn</text:span><text:span text:style-name="T18">al soit<text:line-break/>engendrée</text:span><text:span text:style-name="T19">.</text:span><text:span text:style-name="T18"> Dont il ne se faut pas estonn</text:span><text:span text:style-name="T19">c</text:span><text:span text:style-name="T18">r, pource<text:line-break/>que la </text:span><text:span text:style-name="T19">rn</text:span><text:span text:style-name="T18">atiere se tro</text:span><text:span text:style-name="T19">u</text:span><text:span text:style-name="T18">u</text:span><text:span text:style-name="T19">e</text:span><text:span text:style-name="T18"> dispersée en l'air, dans les<text:line-break/>eaux,</text:span><text:span text:style-name="T19">si</text:span><text:span text:style-name="T18">ir la terre</text:span><text:span text:style-name="T19">, </text:span><text:span text:style-name="T18">&amp; parmy les Creatur</text:span><text:span text:style-name="T19">c</text:span><text:span text:style-name="T18">s terrestres,<text:line-break/></text:span><text:span text:style-name="T19">&amp;</text:span><text:span text:style-name="T18"> si elle ne se </text:span><text:span text:style-name="T19">c</text:span><text:span text:style-name="T18">omoint par des moyens </text:span><text:span text:style-name="T19">c</text:span><text:span text:style-name="T18">onuena-<text:line-break/>b</text:span><text:span text:style-name="T19">l</text:span><text:span text:style-name="T18">es , elle ne</text:span><text:span text:style-name="T19"> </text:span><text:span text:style-name="T18">peut acquenr des mouuemens de vie, 94</text:span><text:span text:style-name="T19">0.<text:line-break/></text:span><text:span text:style-name="T18">par lesquels les sens qui découur</text:span><text:span text:style-name="T19">e</text:span><text:span text:style-name="T18">nt tout , estans<text:line-break/>éueille</text:span><text:span text:style-name="T19">z</text:span><text:span text:style-name="T18">, gou</text:span><text:span text:style-name="T19">tj</text:span><text:span text:style-name="T18">ernent tous les Animaux. Puis</text:span><text:span text:style-name="T19">,<text:line-break/></text:span><text:span text:style-name="T18">Vne violence plus grande que la Nature ne peut<text:line-break/>porter, abbat s</text:span><text:span text:style-name="T19">o</text:span><text:span text:style-name="T18">ud</text:span><text:span text:style-name="T19">a</text:span><text:span text:style-name="T18">inem</text:span><text:span text:style-name="T19">c</text:span><text:span text:style-name="T18">nt chaque chose ani-<text:line-break/>mée, &amp; perseuere à confondre tous les </text:span><text:span text:style-name="T19">f</text:span><text:span text:style-name="T18">e</text:span><text:span text:style-name="T19">u</text:span><text:span text:style-name="T18">s du<text:line-break/>corps</text:span><text:span text:style-name="T19"> </text:span><text:span text:style-name="T18">&amp;</text:span><text:span text:style-name="T19"> </text:span><text:span text:style-name="T18">de l’esprit : car alors toutes les situations </text:span><text:span text:style-name="T20">9</text:span><text:span text:style-name="T21">4</text:span><text:span text:style-name="T20">is<text:line-break/></text:span><text:span text:style-name="T18">des Principes font renuersées , &amp; les mouuemens<text:line-break/>d</text:span><text:span text:style-name="T19">e</text:span><text:span text:style-name="T18"> la vie font entiere</text:span><text:span text:style-name="T19">rne</text:span><text:span text:style-name="T18">nt empeschez , iusques </text:span><text:span text:style-name="T19">à<text:line-break/></text:span><text:span text:style-name="T18">ce que la Matier</text:span><text:span text:style-name="T19">e</text:span><text:span text:style-name="T18"> eme</text:span><text:span text:style-name="T19">sé</text:span><text:span text:style-name="T18"> par toutes les parties,<text:line-break/>rompe les liens de la</text:span><text:span text:style-name="T19"> </text:span><text:span text:style-name="T18">vie qui s</text:span><text:span text:style-name="T19">o</text:span><text:span text:style-name="T18">ignent </text:span><text:span text:style-name="T19">FAm</text:span><text:span text:style-name="T18">e au</text:span><text:span text:style-name="T19">CC<text:line-break/></text:span><text:span text:style-name="T18">l</text:span><text:span text:style-name="T19">e</text:span><text:span text:style-name="T18"> Corp</text:span><text:span text:style-name="T19">s</text:span><text:span text:style-name="T18">, &amp; en la disper</text:span><text:span text:style-name="T19">l</text:span><text:span text:style-name="T18">ant la chasse dehors par<text:line-break/>tous les conduits</text:span><text:span text:style-name="T19">.</text:span><text:span text:style-name="T18"> Car que pensons</text:span><text:span text:style-name="T19">-</text:span><text:span text:style-name="T18">nous que </text:span><text:span text:style-name="T19">6po.<text:line-break/></text:span><text:span text:style-name="T18">pourrait faire vne telle violenc</text:span><text:span text:style-name="T19">e,</text:span><text:span text:style-name="T18"> sinon de s</text:span><text:span text:style-name="T19">e</text:span><text:span text:style-name="T18">pa</text:span><text:span text:style-name="T19">-<text:line-break/></text:span><text:span text:style-name="T18">rer &amp; dissoudre toutes cho</text:span><text:span text:style-name="T19">f</text:span><text:span text:style-name="T18">es ? Il arriue aussi<text:line-break/>que la violence du coup n</text:span><text:span text:style-name="T19">’</text:span><text:span text:style-name="T18">estant point si grande,<text:line-break/>les reliques du mouuement de la vie ont ac-<text:line-break/></text:span><text:span text:style-name="T19">'.</text:span><text:span text:style-name="T18">oustum</text:span><text:span text:style-name="T19">é</text:span><text:span text:style-name="T18"> soutient de vaincre , elles ont , dis-ie,<text:line-break/>accoustu</text:span><text:span text:style-name="T19">rn</text:span><text:span text:style-name="T18">é de vaincre &amp; d'appasser les grands tu-<text:line-break/>mult</text:span><text:span text:style-name="T19">e</text:span><text:span text:style-name="T18">s de l’impr</text:span><text:span text:style-name="T19">e</text:span><text:span text:style-name="T18">ssion </text:span><text:span text:style-name="T19">,</text:span><text:span text:style-name="T18"> de r'</text:span><text:span text:style-name="T19">a</text:span><text:span text:style-name="T18">ppeller derechef</text:span><text:span text:style-name="T19">^ .<text:line-break/></text:span><text:span text:style-name="T18">chaque chose à s</text:span><text:span text:style-name="T19">e</text:span><text:span text:style-name="T18">s conduits , de dissiper le mo</text:span><text:span text:style-name="T19">u-</text:span></text:p>
      <text:p text:style-name="P11"><text:span text:style-name="T24">LE </text:span><text:span text:style-name="T25">II</text:span><text:span text:style-name="T24">. LIVRE DE LUCRÈCE</text:span><text:span text:style-name="T25">.</text:span><text:span text:style-name="T24"> </text:span><text:span text:style-name="T25">8</text:span><text:span text:style-name="T24">7<text:line-break/></text:span><text:span text:style-name="T19">fi</text:span><text:span text:style-name="T18">ement de la mor</text:span><text:span text:style-name="T19">t</text:span><text:span text:style-name="T18"> qui domine desia presqu’en<text:line-break/>tout le corps , </text:span><text:span text:style-name="T19">&amp;</text:span><text:span text:style-name="T18"> de r'allumer les sens presque<text:line-break/>éteints : car pourquoy en se ramassant en elles</text:span><text:span text:style-name="T19">-<text:line-break/></text:span><text:span text:style-name="T18">mesmes, pourroientelles plûtost, du su</text:span><text:span text:style-name="T19">ei</text:span><text:span text:style-name="T18">l </text:span><text:span text:style-name="T19">il</text:span><text:span text:style-name="T18"> la<text:line-break/></text:span><text:span text:style-name="T19">..</text:span><text:span text:style-name="T18"> mor</text:span><text:span text:style-name="T19">t,</text:span><text:span text:style-name="T18"> retourner à la vi</text:span><text:span text:style-name="T19">e</text:span><text:span text:style-name="T18">, que de s</text:span><text:span text:style-name="T19">’</text:span><text:span text:style-name="T18">e</text:span><text:span text:style-name="T19">n</text:span><text:span text:style-name="T18"> aller vers où<text:line-break/></text:span><text:span text:style-name="T19">960</text:span><text:span text:style-name="T18">. e</text:span><text:span text:style-name="T19">l</text:span><text:span text:style-name="T18">le a desia auancé presque iusques au but, &amp; il-<text:line-break/>uanoui</text:span><text:span text:style-name="T19">i</text:span><text:span text:style-name="T18">?</text:span></text:p>
      <text:p text:style-name="Texte_20_du_20_corps"><text:span text:style-name="T18">Au rest</text:span><text:span text:style-name="T19">e</text:span><text:span text:style-name="T18">, pource que la douleur se rencontre où<text:line-break/>les corps de la </text:span><text:span text:style-name="T19">rn</text:span><text:span text:style-name="T18">atiere sollicitez par vne certaine<text:line-break/>force dans les entrailles viuant</text:span><text:span text:style-name="T19">e</text:span><text:span text:style-name="T18">s , &amp; dans les<text:line-break/>membres , tremblent au dedans sur leurs propres<text:line-break/>s</text:span><text:span text:style-name="T19">i</text:span><text:span text:style-name="T18">eg</text:span><text:span text:style-name="T19">e</text:span><text:span text:style-name="T18">s : &amp; que quand ils retournent en leur place,<text:line-break/>la volupté charmante en est causée ; il faut in</text:span><text:span text:style-name="T19">-<text:line-break/>sé</text:span><text:span text:style-name="T18">rer que les Principes ne peuuent estre atteints de<text:line-break/>5’ douleur, ny conceuoir de la volupté d</text:span><text:span text:style-name="T19">le</text:span><text:span text:style-name="T18">ux-mes</text:span><text:span text:style-name="T19">-<text:line-break/></text:span><text:span text:style-name="T18">me</text:span><text:span text:style-name="T19">s</text:span><text:span text:style-name="T18">, pource qu’i</text:span><text:span text:style-name="T19">l</text:span><text:span text:style-name="T18"> n</text:span><text:span text:style-name="T19">’y</text:span><text:span text:style-name="T18"> a point de corps des Princi</text:span><text:span text:style-name="T19">-<text:line-break/></text:span><text:span text:style-name="T18">pes desquels les mouuemens soient trauaill</text:span><text:span text:style-name="T19">e</text:span><text:span text:style-name="T18">z par<text:line-break/></text:span><text:span text:style-name="T20">270</text:span><text:span text:style-name="T18"> Un</text:span><text:span text:style-name="T19">en</text:span><text:span text:style-name="T18">ouuea</text:span><text:span text:style-name="T19">u</text:span><text:span text:style-name="T18">t</text:span><text:span text:style-name="T19">éa</text:span><text:span text:style-name="T18">lterante </text:span><text:span text:style-name="T19">.</text:span><text:span text:style-name="T18">ou qui reçoiuent auc</text:span><text:span text:style-name="T19">un<text:line-break/></text:span><text:span text:style-name="T18">fruit de la douceur du restablissement</text:span><text:span text:style-name="T19">.</text:span><text:span text:style-name="T18"> Ces petits<text:line-break/>corps ne doiuen</text:span><text:span text:style-name="T19">t</text:span><text:span text:style-name="T18"> donc pas estre accompagnez de<text:line-break/>sentiment</text:span><text:span text:style-name="T19">.</text:span></text:p>
      <text:p text:style-name="Texte_20_du_20_corps"><text:span text:style-name="T18">Toutesfoi</text:span><text:span text:style-name="T19">s</text:span><text:span text:style-name="T18"> , si afin que les Animaux puissent<text:line-break/>estre sensibles , il faut attribué</text:span><text:span text:style-name="T19">s</text:span><text:span text:style-name="T18"> du sentiment à<text:line-break/>leurs Principes , </text:span><text:span text:style-name="T19">Qur</text:span><text:span text:style-name="T18">py </text:span><text:span text:style-name="T19">?</text:span><text:span text:style-name="T18"> Desquels proprement le<text:line-break/></text:span><text:span text:style-name="T20">9</text:span><text:span text:style-name="T21">7</text:span><text:span text:style-name="T20">5</text:span><text:span text:style-name="T18"> genre humain sera</text:span><text:span text:style-name="T19">,</text:span><text:span text:style-name="T18"> t-il composé ? C est donc à di</text:span><text:span text:style-name="T19">r</text:span><text:span text:style-name="T18">e<text:line-break/>que ces Principes rient d'un ris tremblotant,<text:line-break/>qu</text:span><text:span text:style-name="T19">’</text:span><text:span text:style-name="T18">i</text:span><text:span text:style-name="T19">l</text:span><text:span text:style-name="T18">s pleurent en arrosant le visage de larmes,<text:line-break/>qu</text:span><text:span text:style-name="T19">'</text:span><text:span text:style-name="T18">ils font capables de beaucoup dil</text:span><text:span text:style-name="T19">e</text:span><text:span text:style-name="T18">ouri</text:span><text:span text:style-name="T19">t</text:span><text:span text:style-name="T18"> du mé-<text:line-break/>lange des choses,&amp; qu’ils recherchent qui plus<text:line-break/>est de quels Principes ils sont e</text:span><text:span text:style-name="T19">u</text:span><text:span text:style-name="T18">x</text:span><text:span text:style-name="T19">-</text:span><text:span text:style-name="T18">mesmes coin-<text:line-break/>posez ;</text:span><text:span text:style-name="T19"> </text:span><text:span text:style-name="T18">pource qu</text:span><text:span text:style-name="T19">’</text:span><text:span text:style-name="T18">estant rep</text:span><text:span text:style-name="T19">u</text:span><text:span text:style-name="T18">tez </text:span><text:span text:style-name="T19">f</text:span><text:span text:style-name="T18">cmblable</text:span><text:span text:style-name="T19">s</text:span><text:span text:style-name="T18"> à</text:span><text:span text:style-name="T19"> il</text:span><text:span text:style-name="T18">s<text:line-break/></text:span><text:span text:style-name="T19">98</text:span><text:span text:style-name="T18">o. Animaux entiers , ils dci</text:span><text:span text:style-name="T19">ue</text:span><text:span text:style-name="T18">nt es</text:span><text:span text:style-name="T19">t</text:span><text:span text:style-name="T18">re eux-mesmes<text:line-break/>basses d'autres él</text:span><text:span text:style-name="T19">e</text:span><text:span text:style-name="T18">ment</text:span><text:span text:style-name="T19">so</text:span><text:span text:style-name="T18">u Principes , &amp; ceux-cy<text:line-break/>d'autres encore </text:span><text:span text:style-name="T19">&amp;</text:span><text:span text:style-name="T18"> ainsi i</text:span><text:span text:style-name="T19">u</text:span><text:span text:style-name="T18">squ</text:span><text:span text:style-name="T19">'a</text:span><text:span text:style-name="T18"> l mfiny;à</text:span><text:span text:style-name="T19"> </text:span><text:span text:style-name="T18">cause que</text:span></text:p>
      <text:p text:style-name="P11"><text:bookmark-start text:name="bookmark18"/><text:span text:style-name="T84">88 LE I</text:span><text:span text:style-name="T85">L</text:span><text:span text:style-name="T84"> Liv</text:span><text:span text:style-name="T85">RE</text:span><text:span text:style-name="T84"> DEL</text:span><text:span text:style-name="T85">y</text:span><text:span text:style-name="T84">CRECE</text:span><text:span text:style-name="T85">.</text:span><text:bookmark-end text:name="bookmark18"/></text:p>
      <text:p text:style-name="Texte_20_du_20_corps"><text:span text:style-name="T18">quoy que vous disiez </text:span><text:span text:style-name="T19">e</text:span><text:span text:style-name="T18">s</text:span><text:span text:style-name="T19">t</text:span><text:span text:style-name="T18">re parlan</text:span><text:span text:style-name="T19">t</text:span><text:span text:style-name="T18">, rian</text:span><text:span text:style-name="T19">t</text:span><text:span text:style-name="T18">, &amp; sage</text:span><text:span text:style-name="T19">,<text:line-break/></text:span><text:span text:style-name="T18">i</text:span><text:span text:style-name="T19">’</text:span><text:span text:style-name="T18">auray droit de poursuiur</text:span><text:span text:style-name="T19">c</text:span><text:span text:style-name="T18"> pour vous faire auoue</text:span><text:span text:style-name="T19">f<text:line-break/></text:span><text:span text:style-name="T18">qu’il fera fait d’autres Principes qui feront toutes<text:line-break/>les mesmes choses</text:span><text:span text:style-name="T19">.</text:span><text:span text:style-name="T18"> Que si nous voyons mani-<text:line-break/></text:span><text:span text:style-name="T19">le</text:span><text:span text:style-name="T18">stement que c’est vne folie ou mesmes furie<text:line-break/>d</text:span><text:span text:style-name="T19">'a</text:span><text:span text:style-name="T18">uoüer ces chose</text:span><text:span text:style-name="T19">s</text:span><text:span text:style-name="T18">, </text:span><text:span text:style-name="T19">&amp;</text:span><text:span text:style-name="T18"> que ce qui n</text:span><text:span text:style-name="T19">’</text:span><text:span text:style-name="T18">es</text:span><text:span text:style-name="T19">t</text:span><text:span text:style-name="T18"> point fait 93</text:span><text:span text:style-name="T19">32<text:line-break/></text:span><text:span text:style-name="T18">de Principes riants peut neantmoins rire, &amp; ce<text:line-break/>qui n</text:span><text:span text:style-name="T19">’</text:span><text:span text:style-name="T18">es</text:span><text:span text:style-name="T19">t</text:span><text:span text:style-name="T18"> point formé </text:span><text:span text:style-name="T19">.</text:span><text:span text:style-name="T18">des semences sages ou élo-<text:line-break/>que</text:span><text:span text:style-name="T19">ut</text:span><text:span text:style-name="T18">es , est neantmoins sag</text:span><text:span text:style-name="T19">e</text:span><text:span text:style-name="T18">, &amp; fait de beaux<text:line-break/>discours ; pourquoy n</text:span><text:span text:style-name="T19">le</text:span><text:span text:style-name="T18">n dirons-nous pas bien<text:line-break/>autant des choses que nous voyons qui ont du<text:line-break/>sentimen</text:span><text:span text:style-name="T19">t</text:span><text:span text:style-name="T18">, c’</text:span><text:span text:style-name="T19">e</text:span><text:span text:style-name="T18">st à dire quelles sont composées de<text:line-break/>semences qui</text:span><text:span text:style-name="T19"> </text:span><text:span text:style-name="T18">en sont priuées entierem</text:span><text:span text:style-name="T19">e</text:span><text:span text:style-name="T18">n</text:span><text:span text:style-name="T19">t</text:span><text:span text:style-name="T18"> ?</text:span></text:p>
      <text:p text:style-name="Texte_20_du_20_corps"><text:span text:style-name="T18">. Enfin, nous sommes tous sortis d'une se</text:span><text:span text:style-name="T19">m</text:span><text:span text:style-name="T18">ence<text:line-break/>di</text:span><text:span text:style-name="T19">u</text:span><text:span text:style-name="T18">ine : celu</text:span><text:span text:style-name="T19"> </text:span><text:span text:style-name="T18">y-là est le pe</text:span><text:span text:style-name="T19">t</text:span><text:span text:style-name="T18">e de tous,</text:span><text:span text:style-name="T19">d</text:span><text:span text:style-name="T18">uquel la terre, 99</text:span><text:span text:style-name="T19">®»<text:line-break/></text:span><text:span text:style-name="T18">comme vne mere second</text:span><text:span text:style-name="T19">e</text:span><text:span text:style-name="T18">, reçoit les goûtes d</text:span><text:span text:style-name="T19">e</text:span><text:span text:style-name="T18">au<text:line-break/>q</text:span><text:span text:style-name="T19">uid</text:span><text:span text:style-name="T18">istilent. Estant de</text:span><text:span text:style-name="T19">u</text:span><text:span text:style-name="T18">en</text:span><text:span text:style-name="T19">u</text:span><text:span text:style-name="T18">ë enceinte, elle enfan-<text:line-break/>te les Bleds &amp; les Bocages delicie</text:span><text:span text:style-name="T19">ux</text:span><text:span text:style-name="T18">, aussi bien que<text:line-break/>le genre humain , &amp; toutes les e</text:span><text:span text:style-name="T19">f</text:span><text:span text:style-name="T18">pece</text:span><text:span text:style-name="T19">s</text:span><text:span text:style-name="T18"> d’Anim</text:span><text:span text:style-name="T19">au</text:span><text:span text:style-name="T18">x,<text:line-break/>quand elle produit </text:span><text:span text:style-name="T19">f</text:span><text:span text:style-name="T18">es fruits , dont ils font ali-<text:line-break/>mentez , &amp; menent vne douce vie en continuant 995</text:span><text:span text:style-name="T19">.<text:line-break/></text:span><text:span text:style-name="T18">leurs lignées</text:span><text:span text:style-name="T19">.</text:span><text:span text:style-name="T18"> C</text:span><text:span text:style-name="T19">le</text:span><text:span text:style-name="T18">st pourquo</text:span><text:span text:style-name="T19">y</text:span><text:span text:style-name="T18">, la Terre merit</text:span><text:span text:style-name="T19">e</text:span><text:span text:style-name="T18"> à<text:line-break/>bon droir le nom de mere </text:span><text:span text:style-name="T21">commune</text:span><text:span text:style-name="T20">.</text:span><text:span text:style-name="T18"> D'ailleurs ce<text:line-break/>qui estoit venu d</text:span><text:span text:style-name="T19">’</text:span><text:span text:style-name="T18">elle </text:span><text:span text:style-name="T20">S’y</text:span><text:span text:style-name="T18"> en retourne </text:span><text:span text:style-name="T19">à</text:span><text:span text:style-name="T18"> la fi</text:span><text:span text:style-name="T19">n</text:span><text:span text:style-name="T18">, com-<text:line-break/>me les Regions c</text:span><text:span text:style-name="T19">é</text:span><text:span text:style-name="T18">lestes re</text:span><text:span text:style-name="T19">c</text:span><text:span text:style-name="T18">olu</text:span><text:span text:style-name="T19">e</text:span><text:span text:style-name="T18">nt aussi ce qu'elles<text:line-break/>auoient </text:span><text:span text:style-name="T19">e</text:span><text:span text:style-name="T18">nuoyé pour entrer dans le m</text:span><text:span text:style-name="T19">e</text:span><text:span text:style-name="T18">slange des<text:line-break/>compo</text:span><text:span text:style-name="T19">f</text:span><text:span text:style-name="T18">ez : &amp; la mort n’extermine point telle</text:span><text:span text:style-name="T19">-</text:span><text:span text:style-name="T18"> </text:span><text:span text:style-name="T19">1</text:span><text:span text:style-name="T18">00</text:span><text:span text:style-name="T19">0<text:line-break/></text:span><text:span text:style-name="T18">ment les chose</text:span><text:span text:style-name="T19">s</text:span><text:span text:style-name="T18">, quelle détruise les corps de la<text:line-break/></text:span><text:span text:style-name="T19">rn</text:span><text:span text:style-name="T18">atiere : mais elle dissipe leur vnion .</text:span><text:span text:style-name="T19">-</text:span><text:span text:style-name="T18"> puis elle<text:line-break/>co</text:span><text:span text:style-name="T19">nj</text:span><text:span text:style-name="T18">oint vne chose auec vne autre , &amp; fait si bien<text:line-break/>que toutes changent leurs formes, </text:span><text:span text:style-name="T19">&amp;</text:span><text:span text:style-name="T18"> varient leurs<text:line-break/>couleur</text:span><text:span text:style-name="T19">s</text:span><text:span text:style-name="T18">, comme quesques-vnes prennenent les<text:line-break/></text:span><text:span text:style-name="T19">F</text:span><text:span text:style-name="T18">en</text:span><text:span text:style-name="T19">s,</text:span><text:span text:style-name="T18"> &amp; les rendent en vn instant , en telle </text:span><text:span text:style-name="T19">f</text:span><text:span text:style-name="T18">orte<text:line-break/>que vous pouue</text:span><text:span text:style-name="T19">z</text:span><text:span text:style-name="T18"> connoistre comme il importe de </text:span><text:span text:style-name="T19">1</text:span><text:span text:style-name="T18">00</text:span><text:span text:style-name="T19">5</text:span></text:p>
      <text:p text:style-name="P11"><text:span text:style-name="T18">LE</text:span><text:span text:style-name="T19">H</text:span><text:span text:style-name="T18">.LIyR</text:span><text:span text:style-name="T19">E</text:span><text:span text:style-name="T18">D</text:span><text:span text:style-name="T19">EL</text:span><text:span text:style-name="T18">vCR</text:span><text:span text:style-name="T19">ÊcÈ?</text:span><text:span text:style-name="T18"> 8</text:span><text:span text:style-name="T19">9<text:line-break/></text:span><text:span text:style-name="T18">scauoir auec quels Principe</text:span><text:span text:style-name="T19">s</text:span><text:span text:style-name="T18">, &amp; en quelle posture<text:line-break/>les me</text:span><text:span text:style-name="T19">f</text:span><text:span text:style-name="T18">mes Principes </text:span><text:span text:style-name="T19">f</text:span><text:span text:style-name="T18">ont placez </text:span><text:span text:style-name="T19">,</text:span><text:span text:style-name="T18"> &amp; quels mou</text:span><text:span text:style-name="T19">-<text:line-break/></text:span><text:span text:style-name="T18">ue</text:span><text:span text:style-name="T19">rn</text:span><text:span text:style-name="T18">en</text:span><text:span text:style-name="T19">s</text:span><text:span text:style-name="T18"> ils </text:span><text:span text:style-name="T19">fe</text:span><text:span text:style-name="T18"> donnent &amp; </text:span><text:span text:style-name="T19">t</text:span><text:span text:style-name="T18">ecoiuent entr</text:span><text:span text:style-name="T19">le</text:span><text:span text:style-name="T18">ux ,&amp;<text:line-break/>qu</text:span><text:span text:style-name="T19">e</text:span><text:span text:style-name="T18"> vous ne vous imaginiez point que les premiers<text:line-break/>corps ne puissent point durer vne assez longue<text:line-break/>Eternité, pource qu</text:span><text:span text:style-name="T19">e </text:span><text:span text:style-name="T18">nous voyons les </text:span><text:span text:style-name="T19">e</text:span><text:span text:style-name="T18">xtremite</text:span><text:span text:style-name="T19">x<text:line-break/></text:span><text:span text:style-name="T18">des cho</text:span><text:span text:style-name="T19">f</text:span><text:span text:style-name="T18">es changeantes , </text:span><text:span text:style-name="T19">&amp;</text:span><text:span text:style-name="T18"> que tantost elles<text:line-break/></text:span><text:span text:style-name="T19">1</text:span><text:span text:style-name="T18">0</text:span><text:span text:style-name="T19">1</text:span><text:span text:style-name="T18">0. naissent</text:span><text:span text:style-name="T19">,&amp;</text:span><text:span text:style-name="T18"> puis perissent incotin</text:span><text:span text:style-name="T19">é</text:span><text:span text:style-name="T18">t.De m</text:span><text:span text:style-name="T19">e</text:span><text:span text:style-name="T18">fme que<text:line-break/>dans</text:span><text:span text:style-name="T19"> </text:span><text:span text:style-name="T18">ces lignes,</text:span><text:span text:style-name="T19">i</text:span><text:span text:style-name="T18">l n</text:span><text:span text:style-name="T19">’</text:span><text:span text:style-name="T18">es</text:span><text:span text:style-name="T19">t</text:span><text:span text:style-name="T18"> pas indifferent auec</text:span><text:span text:style-name="T19"> </text:span><text:span text:style-name="T18">qu</text:span><text:span text:style-name="T19">le</text:span><text:span text:style-name="T18">l-<text:line-break/>les lettres</text:span><text:span text:style-name="T19"> </text:span><text:span text:style-name="T18">ny</text:span><text:span text:style-name="T19"> </text:span><text:span text:style-name="T18">en quel ordre elles soient disposées:<text:line-break/>car les mesmes signifient le Cie</text:span><text:span text:style-name="T19">l</text:span><text:span text:style-name="T18">, la M</text:span><text:span text:style-name="T19">c</text:span><text:span text:style-name="T18">r</text:span><text:span text:style-name="T19">.</text:span><text:span text:style-name="T18">la Terre,<text:line-break/>les Riuieres , le Solei</text:span><text:span text:style-name="T19">l</text:span><text:span text:style-name="T18">, &amp; signifient encore </text:span><text:span text:style-name="T24">les<text:line-break/></text:span><text:span text:style-name="T19">I0i</text:span><text:span text:style-name="T18">5. </text:span><text:span text:style-name="T19">Bl</text:span><text:span text:style-name="T18">eds,le</text:span><text:span text:style-name="T19">sAr</text:span><text:span text:style-name="T18">br</text:span><text:span text:style-name="T19">e</text:span><text:span text:style-name="T18">s,&amp; les Anirnaux.Qu</text:span><text:span text:style-name="T19">esicen</text:span><text:span text:style-name="T18">e sont<text:line-break/>pas les mes</text:span><text:span text:style-name="T19">i</text:span><text:span text:style-name="T18">ne</text:span><text:span text:style-name="T19">s</text:span><text:span text:style-name="T18">, du moins la p</text:span><text:span text:style-name="T19">l</text:span><text:span text:style-name="T18">u</text:span><text:span text:style-name="T19">l</text:span><text:span text:style-name="T18">part sont sernbla-<text:line-break/></text:span><text:span text:style-name="T19">b</text:span><text:span text:style-name="T18">le</text:span><text:span text:style-name="T19">s</text:span><text:span text:style-name="T18">, mais elles different par la situation</text:span><text:span text:style-name="T19">.</text:span><text:span text:style-name="T18"> Ainsi<text:line-break/>dans les choses qui appartiennent à la Matière,<text:line-break/>quand les interualles changent aussi bien que les<text:line-break/>Voyes</text:span><text:span text:style-name="T19">.</text:span><text:span text:style-name="T18"> les liaisons,</text:span><text:span text:style-name="T19">l</text:span><text:span text:style-name="T18">es poids, les impressi</text:span><text:span text:style-name="T19">o</text:span><text:span text:style-name="T18">n</text:span><text:span text:style-name="T19">s</text:span><text:span text:style-name="T18">,</text:span><text:span text:style-name="T25">l</text:span><text:span text:style-name="T24">e<text:line-break/></text:span><text:span text:style-name="T18">concours , les mouuemens , </text:span><text:span text:style-name="T19">l’</text:span><text:span text:style-name="T18">ordr</text:span><text:span text:style-name="T19">e</text:span><text:span text:style-name="T18">, la situation,<text:line-break/></text:span><text:span text:style-name="T19">10</text:span><text:span text:style-name="T18">20.</text:span><text:span text:style-name="T19"> </text:span><text:span text:style-name="T18">&amp;</text:span><text:span text:style-name="T19"> </text:span><text:span text:style-name="T18">les figures </text:span><text:span text:style-name="T19">»</text:span><text:span text:style-name="T18"> il </text:span><text:span text:style-name="T19">s</text:span><text:span text:style-name="T18">aut pareillement que les choses<text:line-break/>changent dans</text:span><text:span text:style-name="T19"> </text:span><text:span text:style-name="T18">la me</text:span><text:span text:style-name="T19">f</text:span><text:span text:style-name="T18">me proportion</text:span><text:span text:style-name="T19">.</text:span></text:p>
      <text:p text:style-name="Texte_20_du_20_corps"><text:span text:style-name="T18">Maintenant appliquez vostre esprit pour en-<text:line-break/>tendre vn</text:span><text:span text:style-name="T19">e</text:span><text:span text:style-name="T18"> grande vérité : éco</text:span><text:span text:style-name="T19">u</text:span><text:span text:style-name="T18">tez-moy: vne<text:line-break/>opinion nouuelle</text:span><text:span text:style-name="T19"> </text:span><text:span text:style-name="T18">s’empresse de venir à</text:span><text:span text:style-name="T19"> </text:span><text:span text:style-name="T18">vos oreil-<text:line-break/>les, &amp; vne ie</text:span><text:span text:style-name="T19">u</text:span><text:span text:style-name="T18">ne Beauté se découur</text:span><text:span text:style-name="T19">eà</text:span><text:span text:style-name="T18"> vos yeux</text:span><text:span text:style-name="T19">.<text:line-break/>I</text:span><text:span text:style-name="T18">025 Mais f</text:span><text:span text:style-name="T19">l</text:span><text:span text:style-name="T18"> n</text:span><text:span text:style-name="T19">’</text:span><text:span text:style-name="T18">y a</text:span><text:span text:style-name="T19"> ii</text:span><text:span text:style-name="T18">en </text:span><text:span text:style-name="T19">il</text:span><text:span text:style-name="T18"> si facile</text:span><text:span text:style-name="T19">,</text:span><text:span text:style-name="T18"> qui ne soit d'abord</text:span><text:span text:style-name="T19">,<text:line-break/></text:span><text:span text:style-name="T18">mal-</text:span><text:span text:style-name="T19">a</text:span><text:span text:style-name="T18">isé à croire , &amp; rien n</text:span><text:span text:style-name="T19">le</text:span><text:span text:style-name="T18">st </text:span><text:span text:style-name="T21">si admirable</text:span><text:span text:style-name="T18"> du<text:line-break/>com</text:span><text:span text:style-name="T19">e</text:span><text:span text:style-name="T18">ncement,qüe tout le mode peu </text:span><text:span text:style-name="T19">à</text:span><text:span text:style-name="T18">p</text:span><text:span text:style-name="T19">e</text:span><text:span text:style-name="T18">u ne cesse<text:line-break/>de l'adml</text:span><text:span text:style-name="T19">t</text:span><text:span text:style-name="T18">er</text:span><text:span text:style-name="T19">,</text:span><text:span text:style-name="T18"> comme la pure </text:span><text:span text:style-name="T19">&amp;</text:span><text:span text:style-name="T18"> brillante couleur<text:line-break/>du Cie</text:span><text:span text:style-name="T19">l</text:span><text:span text:style-name="T18">, &amp; cette splendeur que le Soleil, la Lune<text:line-break/></text:span><text:span text:style-name="T19">t°</text:span><text:span text:style-name="T18">3</text:span><text:span text:style-name="T19">°.</text:span><text:span text:style-name="T18"> &amp; ces Astre</text:span><text:span text:style-name="T19">s</text:span><text:span text:style-name="T18"> éclatants &amp; rou </text:span><text:span text:style-name="T19">la</text:span><text:span text:style-name="T18">n</text:span><text:span text:style-name="T19">s|</text:span><text:span text:style-name="T18"> par le Cie</text:span><text:span text:style-name="T19">l</text:span><text:span text:style-name="T18">, con-<text:line-break/>tiennent en eux. Que</text:span><text:span text:style-name="T19"> </text:span><text:span text:style-name="T18">si toutes ces choses com</text:span><text:span text:style-name="T19">-<text:line-break/></text:span><text:span text:style-name="T18">men</text:span><text:span text:style-name="T19">c</text:span><text:span text:style-name="T18">oient d</text:span><text:span text:style-name="T19">ep</text:span><text:span text:style-name="T18">aroistr</text:span><text:span text:style-name="T19">ea</text:span><text:span text:style-name="T18">ux hommes sans qu’ils y<text:line-break/>eussent pensé </text:span><text:span text:style-name="T20">,</text:span><text:span text:style-name="T21"> se pourroit-on</text:span><text:span text:style-name="T18"> lmaginer qu</text:span><text:span text:style-name="T19">’</text:span><text:span text:style-name="T18">il</text:span><text:span text:style-name="T19"> </text:span><text:span text:style-name="T18">y</text:span></text:p>
      <text:p text:style-name="P11"><text:span text:style-name="T20">9</text:span><text:span text:style-name="T21">6</text:span><text:span text:style-name="T24"> LE I</text:span><text:span text:style-name="T25">L</text:span><text:span text:style-name="T24"> L I VRE </text:span><text:span text:style-name="T25">DE</text:span><text:span text:style-name="T24"> LVCRECE?<text:line-break/></text:span><text:span text:style-name="T18">eus</text:span><text:span text:style-name="T19">t</text:span><text:span text:style-name="T18"> </text:span><text:span text:style-name="T19">r</text:span><text:span text:style-name="T18">ien au mode de si mer</text:span><text:span text:style-name="T19">u</text:span><text:span text:style-name="T18">ei</text:span><text:span text:style-name="T19">l</text:span><text:span text:style-name="T18">le</text:span><text:span text:style-name="T19">u</text:span><text:span text:style-name="T18">x</text:span><text:span text:style-name="T19">î</text:span><text:span text:style-name="T18">ou que l</text:span><text:span text:style-name="T19">’</text:span><text:span text:style-name="T18">on ose-<text:line-break/>rait moins espere</text:span><text:span text:style-name="T19">r</text:span><text:span text:style-name="T18"> </text:span><text:span text:style-name="T19">1</text:span><text:span text:style-name="T18"> Non en v</text:span><text:span text:style-name="T19">é</text:span><text:span text:style-name="T18">rité tant cette Beau</text:span><text:span text:style-name="T19">-</text:span><text:span text:style-name="T18"> </text:span><text:span text:style-name="T108">lo</text:span><text:span text:style-name="T20">3y.<text:line-break/></text:span><text:span text:style-name="T21">t</text:span><text:span text:style-name="T20">é</text:span><text:span text:style-name="T18"> auroit esté trouss</text:span><text:span text:style-name="T19">é</text:span><text:span text:style-name="T18">e ad</text:span><text:span text:style-name="T19">rn</text:span><text:span text:style-name="T18">irable</text:span><text:span text:style-name="T19">al</text:span><text:span text:style-name="T18">à où vous voyez<text:line-break/>que maintenant personne pour la grande accou-<text:line-break/>tumance de voir ces choses , &amp; comme en estant<text:line-break/></text:span><text:span text:style-name="T19">sa</text:span><text:span text:style-name="T18">oulé</text:span><text:span text:style-name="T19">e</text:span><text:span text:style-name="T18">, ne daigne plus </text:span><text:span text:style-name="T19">l</text:span><text:span text:style-name="T18">euer les yeux vers le Ciel<text:line-break/>pour le considérer * Ains</text:span><text:span text:style-name="T19">i</text:span><text:span text:style-name="T18">, sans vous étonner par<text:line-break/>la nouueaut</text:span><text:span text:style-name="T19">é</text:span><text:span text:style-name="T18">, abstenez-vous de reietter la raison<text:line-break/>de vostre entendement : &amp; si e</text:span><text:span text:style-name="T19">l</text:span><text:span text:style-name="T18">le vous semble<text:line-break/>vraye , donn</text:span><text:span text:style-name="T19">ez</text:span><text:span text:style-name="T18">-y les mains : comme si elle est </text:span><text:span text:style-name="T19">1</text:span><text:span text:style-name="T18">04</text:span><text:span text:style-name="T19">0<text:line-break/></text:span><text:span text:style-name="T18">fauss</text:span><text:span text:style-name="T19">e</text:span><text:span text:style-name="T18">, armez-vous à l’encontre: car l</text:span><text:span text:style-name="T19">’e</text:span><text:span text:style-name="T18">sprit cher</text:span><text:span text:style-name="T19">-<text:line-break/></text:span><text:span text:style-name="T18">ch</text:span><text:span text:style-name="T19">e</text:span><text:span text:style-name="T18"> la vérité de ce qu’i</text:span><text:span text:style-name="T19">l</text:span><text:span text:style-name="T18"> y a dans l</text:span><text:span text:style-name="T19">'e</text:span><text:span text:style-name="T18">space infin</text:span><text:span text:style-name="T19">y</text:span><text:span text:style-name="T18">, au<text:line-break/>de là des bornes du monde , &amp; iusques ou</text:span><text:span text:style-name="T19"> fie</text:span><text:span text:style-name="T18"> peut </text:span><text:span text:style-name="T19">1</text:span><text:span text:style-name="T18">045</text:span><text:span text:style-name="T19">.,<text:line-break/></text:span><text:span text:style-name="T18">porter l’entendement pour en parcourir tous les<text:line-break/>lieux que bon luy semble auec vne entiere liberté.</text:span></text:p>
      <text:p text:style-name="Texte_20_du_20_corps"><text:span text:style-name="T18">Premièremen</text:span><text:span text:style-name="T19">t</text:span><text:span text:style-name="T18">, </text:span><text:span text:style-name="T19">il</text:span><text:span text:style-name="T18"> n’</text:span><text:span text:style-name="T19">y</text:span><text:span text:style-name="T18"> a point de fin dans </text:span><text:span text:style-name="T19">I.</text:span><text:span text:style-name="T18">Vni-<text:line-break/>uer</text:span><text:span text:style-name="T19">s</text:span><text:span text:style-name="T18">, de quelque costé que l’on se tourne : Il n</text:span><text:span text:style-name="T19">’</text:span><text:span text:style-name="T18">y en<text:line-break/>a point , </text:span><text:span text:style-name="T19">n</text:span><text:span text:style-name="T18">y au dessous ny au dessus</text:span><text:span text:style-name="T19">,</text:span><text:span text:style-name="T18"> comme ie l'ay<text:line-break/>prouué , &amp; comme la chose se fait voir d</text:span><text:span text:style-name="T19">’</text:span><text:span text:style-name="T18">elle-<text:line-break/>mesme </text:span><text:span text:style-name="T19">,</text:span><text:span text:style-name="T18"> &amp; que l</text:span><text:span text:style-name="T19">’</text:span><text:span text:style-name="T18">immensité de la Nature p</text:span><text:span text:style-name="T19">ar</text:span><text:span text:style-name="T18">oist </text:span><text:span text:style-name="T19">4<text:line-break/></text:span><text:span text:style-name="T18">clairement</text:span><text:span text:style-name="T19">,</text:span><text:span text:style-name="T18"> or il n</text:span><text:span text:style-name="T19">’</text:span><text:span text:style-name="T18">es</text:span><text:span text:style-name="T19">t</text:span><text:span text:style-name="T18"> point du tout vr</text:span><text:span text:style-name="T19">a</text:span><text:span text:style-name="T18">y-se</text:span><text:span text:style-name="T19">m</text:span><text:span text:style-name="T18"> Io</text:span><text:span text:style-name="T19">5</text:span><text:span text:style-name="T18">o</text:span><text:span text:style-name="T19">-</text:span><text:span text:style-name="T18">.<text:line-break/>blabl</text:span><text:span text:style-name="T19">e</text:span><text:span text:style-name="T18"> que l’</text:span><text:span text:style-name="T19">e</text:span><text:span text:style-name="T18">space estant infin</text:span><text:span text:style-name="T19">y</text:span><text:span text:style-name="T18">, comme il l</text:span><text:span text:style-name="T19">’</text:span><text:span text:style-name="T18">est<text:line-break/>de to</text:span><text:span text:style-name="T19">ut</text:span><text:span text:style-name="T18">es part</text:span><text:span text:style-name="T19">s</text:span><text:span text:style-name="T20">,</text:span><text:span text:style-name="T21"> &amp; les</text:span><text:span text:style-name="T18"> </text:span><text:span text:style-name="T19">f</text:span><text:span text:style-name="T18">emences estant innombra-<text:line-break/>bles , qui voltigent en diu</text:span><text:span text:style-name="T19">e</text:span><text:span text:style-name="T18">rses manières par</text:span><text:span text:style-name="T19"> u</text:span><text:span text:style-name="T18">n<text:line-break/>mouuement eterne</text:span><text:span text:style-name="T19">l,</text:span><text:span text:style-name="T18"> dans vn vaste sans limite</text:span><text:span text:style-name="T19">s</text:span><text:span text:style-name="T18">, i</text:span><text:span text:style-name="T19">l<text:line-break/>n’</text:span><text:span text:style-name="T18">y ait que cette seule Terr</text:span><text:span text:style-name="T19">e</text:span><text:span text:style-name="T18">, </text:span><text:span text:style-name="T19">&amp;</text:span><text:span text:style-name="T18"> le Ciel seulement<text:line-break/>qui ayent esté faits , &amp; qu</text:span><text:span text:style-name="T19">e</text:span><text:span text:style-name="T18"> tant d</text:span><text:span text:style-name="T19">e</text:span><text:span text:style-name="T18"> corps de la<text:line-break/>Matier</text:span><text:span text:style-name="T19">e</text:span><text:span text:style-name="T18">, qui sont au dehor</text:span><text:span text:style-name="T19">s,</text:span><text:span text:style-name="T18"> soient sans rien pro- </text:span><text:span text:style-name="T19">1</text:span><text:span text:style-name="T18">0</text:span><text:span text:style-name="T19">55</text:span><text:span text:style-name="T18">.<text:line-break/>duire,</text:span><text:span text:style-name="T19">p</text:span><text:span text:style-name="T18">rincipalement ce Monde cy , ayant esté<text:line-break/>fait par la Nature : &amp; les semences apres s</text:span><text:span text:style-name="T19">’e</text:span><text:span text:style-name="T18">str</text:span><text:span text:style-name="T19">e</text:span><text:span text:style-name="T18"> for-<text:line-break/>tuitement , &amp; Telles</text:span><text:span text:style-name="T19"> </text:span><text:span text:style-name="T18">mesines entrechoquées &amp;<text:line-break/>assemblées en diuerses manieres inutilemen</text:span><text:span text:style-name="T19">t</text:span><text:span text:style-name="T18">, &amp;<text:line-break/></text:span><text:span text:style-name="T19">F</text:span><text:span text:style-name="T18">ans effet s</text:span><text:span text:style-name="T19">’</text:span><text:span text:style-name="T18">estant rencontrées telles , </text:span><text:span text:style-name="T19">&amp;</text:span><text:span text:style-name="T18"> re</text:span><text:span text:style-name="T19">ü</text:span><text:span text:style-name="T18">nies<text:line-break/>en telle masse </text:span><text:span text:style-name="T19">,</text:span><text:span text:style-name="T18"> quelle a eu d</text:span><text:span text:style-name="T19">e</text:span><text:span text:style-name="T18">quo</text:span><text:span text:style-name="T19">y</text:span><text:span text:style-name="T18"> fournir des</text:span></text:p>
      <text:p text:style-name="P11"><text:bookmark-start text:name="bookmark20"/><text:span text:style-name="T84">L</text:span><text:span text:style-name="T85">E</text:span><text:span text:style-name="T84">I</text:span><text:span text:style-name="T85">I.</text:span><text:span text:style-name="T84">LIVR</text:span><text:span text:style-name="T85">EDE</text:span><text:span text:style-name="T84"> LVCRECE. </text:span><text:span text:style-name="T86">9</text:span><text:span text:style-name="T87">1</text:span><text:bookmark-end text:name="bookmark20"/></text:p>
      <text:p text:style-name="Texte_20_du_20_corps"><text:span text:style-name="T21">1</text:span><text:span text:style-name="T20">06</text:span><text:span text:style-name="T21">0</text:span><text:span text:style-name="T18"> Principes pour la formatio</text:span><text:span text:style-name="T19">n</text:span><text:span text:style-name="T18">, &amp; entretenement de<text:line-break/>grandes chose</text:span><text:span text:style-name="T19">s</text:span><text:span text:style-name="T18">, telles que sont la Terr</text:span><text:span text:style-name="T19">e</text:span><text:span text:style-name="T18">, la Mer</text:span><text:span text:style-name="T19">,<text:line-break/></text:span><text:span text:style-name="T18">le Ciel ,les Animaux</text:span><text:span text:style-name="T19">.</text:span><text:span text:style-name="T18"> </text:span><text:span text:style-name="T19">C’</text:span><text:span text:style-name="T18">es</text:span><text:span text:style-name="T19">t</text:span><text:span text:style-name="T18"> pourquoy il faut de<text:line-break/>necessité</text:span><text:span text:style-name="T19"> </text:span><text:span text:style-name="T18">que</text:span><text:span text:style-name="T19"> </text:span><text:span text:style-name="T18">vous confessiez qu’il y a autre part<text:line-break/>d'autres concours de la Matier</text:span><text:span text:style-name="T19">e,</text:span><text:span text:style-name="T18"> tel que cel</text:span><text:span text:style-name="T19">u</text:span><text:span text:style-name="T18">y-c</text:span><text:span text:style-name="T19">y</text:span><text:span text:style-name="T18">,<text:line-break/>que la Region etherée enferme d'un vaste </text:span><text:span text:style-name="T19">sein-<text:line-break/></text:span><text:span text:style-name="T18">brassement</text:span><text:span text:style-name="T19">.</text:span></text:p>
      <text:p text:style-name="Texte_20_du_20_corps"><text:span text:style-name="T19">10</text:span><text:span text:style-name="T18">65</text:span><text:span text:style-name="T19">.</text:span><text:span text:style-name="T18"> Au reste, lors qu’</text:span><text:span text:style-name="T19">il</text:span><text:span text:style-name="T18"> y a beaucoup de </text:span><text:span text:style-name="T19">rn</text:span><text:span text:style-name="T18">atiere pre</text:span><text:span text:style-name="T19">-<text:line-break/></text:span><text:span text:style-name="T18">parée,&amp; que le lieu est suffisan</text:span><text:span text:style-name="T19">t</text:span><text:span text:style-name="T18">, &amp; qu’il n</text:span><text:span text:style-name="T19">’y</text:span><text:span text:style-name="T18"> a chose<text:line-break/>aucune qui cau</text:span><text:span text:style-name="T19">l</text:span><text:span text:style-name="T18">e du retardemen</text:span><text:span text:style-name="T19">t,</text:span><text:span text:style-name="T18"> les ouurage</text:span><text:span text:style-name="T19">s<text:line-break/>f</text:span><text:span text:style-name="T18">ont nécessairement faits</text:span><text:span text:style-name="T19">.</text:span><text:span text:style-name="T18"> Q</text:span><text:span text:style-name="T19">u</text:span><text:span text:style-name="T18">e si dans les semen</text:span><text:span text:style-name="T19">-<text:line-break/></text:span><text:span text:style-name="T18">ce</text:span><text:span text:style-name="T19">s</text:span><text:span text:style-name="T18">, la multitude en est si grande que la vie d'aucun<text:line-break/>Animal, ne sç</text:span><text:span text:style-name="T19">au</text:span><text:span text:style-name="T18">roit suffire pour l</text:span><text:span text:style-name="T19">an</text:span><text:span text:style-name="T18">ombie</text:span><text:span text:style-name="T19">r,</text:span><text:span text:style-name="T18"> </text:span><text:span text:style-name="T19">&amp;</text:span></text:p>
      <text:p text:style-name="Texte_20_du_20_corps"><text:span text:style-name="T19">1</text:span><text:span text:style-name="T18">070 </text:span><text:span text:style-name="T21">s</text:span><text:span text:style-name="T20">’</text:span><text:span text:style-name="T21">il y</text:span><text:span text:style-name="T18"> a tousiours vue me</text:span><text:span text:style-name="T19">f</text:span><text:span text:style-name="T18">me Nature qui puisse<text:line-break/>pousser &amp; assembler les semenc</text:span><text:span text:style-name="T19">e</text:span><text:span text:style-name="T18">s des choses de la<text:line-break/>mesme sorte qu’elles l’ont esté en celuy-c</text:span><text:span text:style-name="T19">y</text:span><text:span text:style-name="T18">,</text:span><text:span text:style-name="T19"> </text:span><text:span text:style-name="T18">il</text:span><text:span text:style-name="T19"> </text:span><text:span text:style-name="T18">est<text:line-break/>necessaire que vous confessiez qu</text:span><text:span text:style-name="T19">’</text:span><text:span text:style-name="T18">il y a d'autres<text:line-break/>Terres en d'autres lieux , comme aussi d'a</text:span><text:span text:style-name="T19">u</text:span><text:span text:style-name="T18">tres<text:line-break/>hommes dautres </text:span><text:span text:style-name="T21">plantes</text:span><text:span text:style-name="T20">,</text:span><text:span text:style-name="T21"> </text:span><text:span text:style-name="T20">&amp;</text:span><text:span text:style-name="T21"> </text:span><text:span text:style-name="T18">d'autres Animaux.</text:span></text:p>
      <text:p text:style-name="Texte_20_du_20_corps"><text:span text:style-name="T18">1075. A quoy reuient fort bien ce que nous voyons</text:span><text:span text:style-name="T19">,</text:span><text:span text:style-name="T18"> que<text:line-break/>dans la masse de l’Vniuers </text:span><text:span text:style-name="T19">il</text:span><text:span text:style-name="T18"> n</text:span><text:span text:style-name="T19">’y</text:span><text:span text:style-name="T18"> a aucune chose qui<text:line-break/>naisse seule de son efpece,&amp; qui croisse seule </text:span><text:span text:style-name="T19">&amp;<text:line-break/>u</text:span><text:span text:style-name="T18">nique aussi : car de chaque espece il y en a tou</text:span><text:span text:style-name="T19">-<text:line-break/>si</text:span><text:span text:style-name="T18">our</text:span><text:span text:style-name="T19">s</text:span><text:span text:style-name="T18"> plusieurs, comme il</text:span><text:span text:style-name="T19"> </text:span><text:span text:style-name="T18">se void aux Animaux</text:span><text:span text:style-name="T19">.</text:span></text:p>
      <text:p text:style-name="Texte_20_du_20_corps"><text:span text:style-name="T18">1080 Ainsi vous trou</text:span><text:span text:style-name="T19">u</text:span><text:span text:style-name="T18">er</text:span><text:span text:style-name="T19">e</text:span><text:span text:style-name="T18">z que</text:span><text:span text:style-name="T19"> l</text:span><text:span text:style-name="T18">es Bell</text:span><text:span text:style-name="T19">e</text:span><text:span text:style-name="T18">s qui vaquent<text:line-break/>par les montagnes sont multipliées</text:span><text:span text:style-name="T19">.</text:span><text:span text:style-name="T18"> Ainsi la</text:span><text:span text:style-name="T19"> </text:span><text:span text:style-name="T18">ge</text:span><text:span text:style-name="T19">-<text:line-break/></text:span><text:span text:style-name="T18">neration des hommes est nombreuse , &amp; l’on en<text:line-break/>peut dire autant d</text:span><text:span text:style-name="T19">e</text:span><text:span text:style-name="T18">s Poissons priuez de voi</text:span><text:span text:style-name="T19">x</text:span><text:span text:style-name="T18">, &amp; de<text:line-break/>toutes les especes d’o</text:span><text:span text:style-name="T19">ys</text:span><text:span text:style-name="T18">eaux. D’où </text:span><text:span text:style-name="T19">,</text:span><text:span text:style-name="T18"> par mesine<text:line-break/>raison , il faut in</text:span><text:span text:style-name="T19">sé</text:span><text:span text:style-name="T18">rer ,que le Ciel , la Terre , le<text:line-break/>Solei</text:span><text:span text:style-name="T19">l.</text:span><text:span text:style-name="T18">l</text:span><text:span text:style-name="T19">aL</text:span><text:span text:style-name="T18">une,l</text:span><text:span text:style-name="T19">aM</text:span><text:span text:style-name="T18">e</text:span><text:span text:style-name="T19">r</text:span><text:span text:style-name="T18">, &amp; toutes les autres choses<text:line-break/>ne sont point vniques , mais bien plustost en si<text:line-break/>grand nombr</text:span><text:span text:style-name="T19">e,</text:span><text:span text:style-name="T18"> qu</text:span><text:span text:style-name="T19">’il</text:span><text:span text:style-name="T18"> est impossible de les compter.</text:span></text:p>
      <text:p text:style-name="Texte_20_du_20_corps"><text:span text:style-name="T19">1</text:span><text:span text:style-name="T18">085. Vn</text:span><text:span text:style-name="T19"> </text:span><text:span text:style-name="T18">certain terme de durée ne leur estant pas moins</text:span></text:p>
      <text:p text:style-name="P11"><text:span text:style-name="T20">92</text:span><text:span text:style-name="T24"> </text:span><text:span text:style-name="T25">LL</text:span><text:span text:style-name="T24"> </text:span><text:span text:style-name="T25">IL</text:span><text:span text:style-name="T24"> LIvR</text:span><text:span text:style-name="T25">E</text:span><text:span text:style-name="T24"> DE LVCRE</text:span><text:span text:style-name="T25">CE</text:span><text:span text:style-name="T24">.<text:line-break/></text:span><text:span text:style-name="T19">pies</text:span><text:span text:style-name="T18">ent ,</text:span><text:span text:style-name="T19">&amp;</text:span><text:span text:style-name="T18"> n</text:span><text:span text:style-name="T19">’</text:span><text:span text:style-name="T18">esta</text:span><text:span text:style-name="T19">nt</text:span><text:span text:style-name="T18"> pas moins sujet à</text:span><text:span text:style-name="T19"> </text:span><text:span text:style-name="T18">la naissance<text:line-break/>que toutes ces autres choses qu</text:span><text:span text:style-name="T19">e</text:span><text:span text:style-name="T18"> nous voyons<text:line-break/>multipliées chacune en son genre.</text:span></text:p>
      <text:p text:style-name="Texte_20_du_20_corps"><text:span text:style-name="T18">Quand vous serez bien perfuadé de ces chose</text:span><text:span text:style-name="T19">s</text:span><text:span text:style-name="T18">,<text:line-break/>aussi-tost la Nature comme rem</text:span><text:span text:style-name="T19">iso</text:span><text:span text:style-name="T18"> en liberté,<text:line-break/>vous paroistra exempte de la tyrannie de </text:span><text:span text:style-name="T21">Ces<text:line-break/></text:span><text:span text:style-name="T18">Maistres orgueilleux </text:span><text:span text:style-name="T19">,</text:span><text:span text:style-name="T18"> &amp; pourra faire toutes cho-<text:line-break/>ses pa</text:span><text:span text:style-name="T19">t</text:span><text:span text:style-name="T18"> elle-rne</text:span><text:span text:style-name="T19">f</text:span><text:span text:style-name="T18">me </text:span><text:span text:style-name="T19">f</text:span><text:span text:style-name="T18">ans auoi</text:span><text:span text:style-name="T19">t</text:span><text:span text:style-name="T18"> be</text:span><text:span text:style-name="T19">f</text:span><text:span text:style-name="T18">oin du secours<text:line-break/>des Dieux : car (le</text:span><text:span text:style-name="T19"> </text:span><text:span text:style-name="T18">vous conjure par le</text:span><text:span text:style-name="T19"> </text:span><text:span text:style-name="T18">cœur</text:span><text:span text:style-name="T19"> </text:span><text:span text:style-name="T18">de<text:line-break/>ces mesines Dieux qui ioüissent d'une profond</text:span><text:span text:style-name="T19">e<text:line-break/></text:span><text:span text:style-name="T18">paix, &amp; qui coulent doucement leur </text:span><text:span text:style-name="T19">à</text:span><text:span text:style-name="T18">ge , &amp; mei-<text:line-break/></text:span><text:span text:style-name="T19">ne</text:span><text:span text:style-name="T18">nt vne vie exempte de trouble) qui pourroit<text:line-break/>estre capable de regir toute l'immense grandeur<text:line-break/>de l’Vniuers </text:span><text:span text:style-name="T19">î</text:span><text:span text:style-name="T18"> Qui pourroit tenir en s</text:span><text:span text:style-name="T19">a</text:span><text:span text:style-name="T18"> main les<text:line-break/>re</text:span><text:span text:style-name="T19">fi</text:span><text:span text:style-name="T18">les pesantes de cette masse infinie pour les gou-<text:line-break/>uerner ? Qui po</text:span><text:span text:style-name="T19">u</text:span><text:span text:style-name="T18">rroit faire mo</text:span><text:span text:style-name="T19">u</text:span><text:span text:style-name="T18">uoir tous les </text:span><text:span text:style-name="T107">I</text:span><text:span text:style-name="T105">O</text:span><text:span text:style-name="T18">9</text:span><text:span text:style-name="T19">5-<text:line-break/></text:span><text:span text:style-name="T18">Cie</text:span><text:span text:style-name="T19">u</text:span><text:span text:style-name="T18">x , ou obliger les Astres de verser leurs in</text:span><text:span text:style-name="T19">-<text:line-break/></text:span><text:span text:style-name="T18">fluences </text:span><text:span text:style-name="T19">silr</text:span><text:span text:style-name="T18"> la terre pour la rendre seconde </text:span><text:span text:style-name="T19">?</text:span><text:span text:style-name="T18"> Qui<text:line-break/>seroit capable de se trouuer en tous lieux &amp; en<text:line-break/>tout temp</text:span><text:span text:style-name="T19">s</text:span><text:span text:style-name="T18">, pour obscurcir l’air par les Nuages</text:span><text:span text:style-name="T19">,</text:span><text:span text:style-name="T18"> &amp;<text:line-break/>ébranler le Ciel par le son du tonnerre </text:span><text:span text:style-name="T19">,</text:span><text:span text:style-name="T18"> pour </text:span><text:span text:style-name="T19">J</text:span><text:span text:style-name="T18">an-<text:line-break/></text:span><text:span text:style-name="T19">«</text:span><text:span text:style-name="T18">e</text:span><text:span text:style-name="T19">r</text:span><text:span text:style-name="T18"> les foudre</text:span><text:span text:style-name="T19">s</text:span><text:span text:style-name="T18">, &amp;renuer</text:span><text:span text:style-name="T19">f</text:span><text:span text:style-name="T18">er souuent ses propres I</text:span><text:span text:style-name="T19">r</text:span><text:span text:style-name="T18">o</text:span><text:span text:style-name="T19">o.<text:line-break/></text:span><text:span text:style-name="T18">Temples , pour</text:span><text:span text:style-name="T19"> </text:span><text:span text:style-name="T18">en se retirant dans le</text:span><text:span text:style-name="T19">sd</text:span><text:span text:style-name="T18">eserts, y<text:line-break/>exercer la fureur de </text:span><text:span text:style-name="T19">s</text:span><text:span text:style-name="T18">es coup</text:span><text:span text:style-name="T19">s</text:span><text:span text:style-name="T18">, qui épargnent sou-<text:line-break/>uent les coupables &amp; tuent les innocent,&amp; ceux<text:line-break/>qui ne méritent rien moins que</text:span><text:span text:style-name="T19"> </text:span><text:span text:style-name="T18">cela</text:span><text:span text:style-name="T19"> 1</text:span></text:p>
      <text:p text:style-name="Texte_20_du_20_corps"><text:span text:style-name="T18">Cequ</text:span><text:span text:style-name="T19">ised</text:span><text:span text:style-name="T18">oi</text:span><text:span text:style-name="T19">tc</text:span><text:span text:style-name="T18">onsiderer en toutes ces choses,<text:line-break/>c</text:span><text:span text:style-name="T19">’</text:span><text:span text:style-name="T18">es</text:span><text:span text:style-name="T19">t</text:span><text:span text:style-name="T18"> qtie depuis la creation du Mond</text:span><text:span text:style-name="T19">e</text:span><text:span text:style-name="T18">, &amp; depuis<text:line-break/>le premier iour qui donna la naissance à</text:span><text:span text:style-name="T19"> </text:span><text:span text:style-name="T18">la</text:span><text:span text:style-name="T19"> </text:span><text:span text:style-name="T18">Mer,</text:span><text:span text:style-name="T19">à</text:span><text:span text:style-name="T18"> </text:span><text:span text:style-name="T19">11</text:span><text:span text:style-name="T18">0</text:span><text:span text:style-name="T19">5</text:span><text:span text:style-name="T18">?<text:line-break/>la Terre,&amp; au Solei</text:span><text:span text:style-name="T19">l,</text:span><text:span text:style-name="T18"> des Corps y ont esté ad</text:span><text:span text:style-name="T19"> </text:span><text:span text:style-name="T18">joutez<text:line-break/>de dehors &amp; tout autou</text:span><text:span text:style-name="T19">r</text:span><text:span text:style-name="T18">, lesquels y ont este com</text:span><text:span text:style-name="T19">-<text:line-break/></text:span><text:span text:style-name="T18">me lancez de l</text:span><text:span text:style-name="T19">’</text:span><text:span text:style-name="T18">immense étendue de l’V</text:span><text:span text:style-name="T19">niu</text:span><text:span text:style-name="T18">ers</text:span><text:span text:style-name="T19">,</text:span><text:span text:style-name="T18">&amp;<text:line-break/>dont la Mer &amp; la Terre ont pû receuoi</text:span><text:span text:style-name="T19">f</text:span><text:span text:style-name="T18"> leur</text:span><text:span text:style-name="T19"> </text:span><text:span text:style-name="T18">ac-<text:line-break/>croissement , le Ciel acquérir le grand espace </text:span><text:span text:style-name="T19">ql'ss</text:span></text:p>
      <text:p text:style-name="P11"><text:span text:style-name="T18">LE I I. L I V R E D E L v C R E c E</text:span><text:span text:style-name="T19">.</text:span><text:span text:style-name="T18"> 93<text:line-break/>contient , éleuée aussi </text:span><text:span text:style-name="T19">fa</text:span><text:span text:style-name="T18"> voûte ble</text:span><text:span text:style-name="T19">n</text:span><text:span text:style-name="T18"> loin de la<text:line-break/>Terre , &amp;lAir se porter vers le Ci</text:span><text:span text:style-name="T19">el</text:span><text:span text:style-name="T18"> Car</text:span><text:span text:style-name="T19"> </text:span><text:span text:style-name="T18">tous<text:line-break/></text:span><text:span text:style-name="T19">r</text:span><text:span text:style-name="T18">no</text:span><text:span text:style-name="T19">,</text:span><text:span text:style-name="T18"> les corps diuerfement poussez, </text:span><text:span text:style-name="T19">&amp;</text:span><text:span text:style-name="T18"> venants de<text:line-break/>toutes parts s’arrangent </text:span><text:span text:style-name="T19">&amp;</text:span><text:span text:style-name="T18"> </text:span><text:span text:style-name="T19">f</text:span><text:span text:style-name="T18">e joignentchacun à son<text:line-break/>genre ; de sorte que l’humeur t</text:span><text:span text:style-name="T19">e</text:span><text:span text:style-name="T18"> joint &amp;accrois</text:span><text:span text:style-name="T19">t<text:line-break/>s</text:span><text:span text:style-name="T18">humeur : la Terre s'augmente par Un corps ter</text:span><text:span text:style-name="T19">-<text:line-break/></text:span><text:span text:style-name="T18">restr</text:span><text:span text:style-name="T19">cj</text:span><text:span text:style-name="T18">es feux empli</text:span><text:span text:style-name="T19">ss</text:span><text:span text:style-name="T18">ent la masse du s</text:span><text:span text:style-name="T19">e</text:span><text:span text:style-name="T18">u </text:span><text:span text:style-name="T19">,</text:span><text:span text:style-name="T18"> &amp; les<text:line-break/>Airs</text:span><text:span text:style-name="T19"> </text:span><text:span text:style-name="T18">sont produits de la région etherée</text:span><text:span text:style-name="T19">,</text:span><text:span text:style-name="T18"> iusques à<text:line-break/></text:span><text:span text:style-name="T19">HI5.</text:span><text:span text:style-name="T18"> </text:span><text:span text:style-name="T105">CC</text:span><text:span text:style-name="T18"> </text:span><text:span text:style-name="T19">4</text:span><text:span text:style-name="T105">UC</text:span><text:span text:style-name="T18"> l</text:span><text:span text:style-name="T105">a</text:span><text:span text:style-name="T18"> Na</text:span><text:span text:style-name="T19">t</text:span><text:span text:style-name="T18">ure créatrice qui embellit toutes<text:line-break/>choses , les porte à leur derniere perfection</text:span><text:span text:style-name="T19">,</text:span><text:span text:style-name="T18"> or il<text:line-break/>arriue</text:span><text:span text:style-name="T19">,</text:span><text:span text:style-name="T18"> quand il ne se fait pas plus de notiu</text:span><text:span text:style-name="T19">c</text:span><text:span text:style-name="T18">au<text:line-break/>sang dans les veine</text:span><text:span text:style-name="T19">s</text:span><text:span text:style-name="T18">, qu'i</text:span><text:span text:style-name="T19">l</text:span><text:span text:style-name="T18"> </text:span><text:span text:style-name="T19">sie</text:span><text:span text:style-name="T18">n écoule , &amp; qu’</text:span><text:span text:style-name="T19">il</text:span><text:span text:style-name="T18"> en<text:line-break/></text:span><text:span text:style-name="T19">F</text:span><text:span text:style-name="T18">ort , que c</text:span><text:span text:style-name="T19">’</text:span><text:span text:style-name="T18">es</text:span><text:span text:style-name="T19">t</text:span><text:span text:style-name="T18"> là en tous les Animaux l’àge de<text:line-break/>consistance , &amp; que</text:span><text:span text:style-name="T19"> </text:span><text:span text:style-name="T18">la Nature borne là ses forces<text:line-break/>pour l'accroissement : car tous les Animaux que<text:line-break/></text:span><text:span text:style-name="T19">11</text:span><text:span text:style-name="T18">2</text:span><text:span text:style-name="T19">0</text:span><text:span text:style-name="T18">. v</text:span><text:span text:style-name="T105">OUS</text:span><text:span text:style-name="T18"> voyez s'agrandir par Un s</text:span><text:span text:style-name="T19">o</text:span><text:span text:style-name="T18">yeux accroiss</text:span><text:span text:style-name="T19">e</text:span><text:span text:style-name="T18">-<text:line-break/>ment </text:span><text:span text:style-name="T19">,</text:span><text:span text:style-name="T18"> &amp; qui montent peu à peu aux degrez de<text:line-break/>de sage perfai</text:span><text:span text:style-name="T19">t</text:span><text:span text:style-name="T18">, recoiuent plus de substance de<text:line-break/>dehors, qu’il n</text:span><text:span text:style-name="T19">’</text:span><text:span text:style-name="T18">en renuoy</text:span><text:span text:style-name="T19">e</text:span><text:span text:style-name="T18">nt du dedans , parce<text:line-break/>que tout l'</text:span><text:span text:style-name="T19">a</text:span><text:span text:style-name="T18">liment est facilement distribué dans les<text:line-break/></text:span><text:span text:style-name="T19">v</text:span><text:span text:style-name="T18">eines , &amp; que le corps n</text:span><text:span text:style-name="T19">’</text:span><text:span text:style-name="T18">es</text:span><text:span text:style-name="T19">t</text:span><text:span text:style-name="T18"> point encore si fort<text:line-break/></text:span><text:span text:style-name="T19">11</text:span><text:span text:style-name="T18">25</text:span><text:span text:style-name="T19">.</text:span><text:span text:style-name="T18"> dilaté qu</text:span><text:span text:style-name="T19">’</text:span><text:span text:style-name="T18">il en puisse renuoyer beaucoup </text:span><text:span text:style-name="T19">,</text:span><text:span text:style-name="T18"> en telle<text:line-break/>sorte qu’</text:span><text:span text:style-name="T19">il</text:span><text:span text:style-name="T18"> fait plus de perte que d'acquis</text:span><text:span text:style-name="T19">i</text:span><text:span text:style-name="T18">tion : car<text:line-break/>certainement il faut auoüer que plusieurs parties<text:line-break/>de substance s’écoulent &amp; se retirent des corps en<text:line-break/>diuerses fa</text:span><text:span text:style-name="T19">ç</text:span><text:span text:style-name="T18">ons: mais il y en doit venir bien da</text:span><text:span text:style-name="T19">-<text:line-break/></text:span><text:span text:style-name="T18">uantage , iusques à ce qu</text:span><text:span text:style-name="T19">’</text:span><text:span text:style-name="T18">ils ayent atteint le com</text:span><text:span text:style-name="T19">-<text:line-break/></text:span><text:span text:style-name="T18">bled</text:span><text:span text:style-name="T19">el</text:span><text:span text:style-name="T18">eur grandeur</text:span><text:span text:style-name="T19">.</text:span><text:span text:style-name="T18"> Apres cela</text:span><text:span text:style-name="T19">,l</text:span><text:span text:style-name="T18">es forces dimi</text:span><text:span text:style-name="T19">-<text:line-break/></text:span><text:span text:style-name="T21">1</text:span><text:span text:style-name="T20">1</text:span><text:span text:style-name="T21">30.</text:span><text:span text:style-name="T18"> nuënt peu à peu </text:span><text:span text:style-name="T19">,</text:span><text:span text:style-name="T18"> &amp; sage robuste s’écoule dans sa<text:line-break/>partie la</text:span><text:span text:style-name="T19"> </text:span><text:span text:style-name="T18">plus foibl</text:span><text:span text:style-name="T19">e</text:span><text:span text:style-name="T18"> : car</text:span><text:span text:style-name="T19"> </text:span><text:span text:style-name="T18">d'autant plus</text:span><text:span text:style-name="T19"> </text:span><text:span text:style-name="T18">qu'une cho-<text:line-break/>se est ample &amp; dilatée , d'autant plus a</text:span><text:span text:style-name="T19">u</text:span><text:span text:style-name="T18">ssi est</text:span><text:span text:style-name="T19">-</text:span><text:span text:style-name="T18">elle<text:line-break/>dlsper</text:span><text:span text:style-name="T19">f</text:span><text:span text:style-name="T18">ée</text:span><text:span text:style-name="T19">,</text:span><text:span text:style-name="T18"> </text:span><text:span text:style-name="T19">&amp;</text:span><text:span text:style-name="T18"> pousse des parcelles hors de soy en<text:line-break/>plus grand nombre , quand son accroissement est<text:line-break/>çe</text:span><text:span text:style-name="T19">sse</text:span><text:span text:style-name="T18">é. L'aliment ne se communique plus </text:span><text:span text:style-name="T21">si facile</text:span><text:span text:style-name="T20">-</text:span></text:p>
      <text:p text:style-name="P11"><text:span text:style-name="T18">94 L</text:span><text:span text:style-name="T19">'u</text:span><text:span text:style-name="T18"> </text:span><text:span text:style-name="T19">IL</text:span><text:span text:style-name="T18"> L </text:span><text:span text:style-name="T24">I</text:span><text:span text:style-name="T25"> </text:span><text:span text:style-name="T24">V </text:span><text:span text:style-name="T25">R</text:span><text:span text:style-name="T24"> </text:span><text:span text:style-name="T25">E</text:span><text:span text:style-name="T24"> D </text:span><text:span text:style-name="T25">E</text:span><text:span text:style-name="T24"> </text:span><text:span text:style-name="T25">L </text:span><text:span text:style-name="T24">V</text:span><text:span text:style-name="T25"> </text:span><text:span text:style-name="T24">e R </text:span><text:span text:style-name="T25">B</text:span><text:span text:style-name="T24"> C </text:span><text:span text:style-name="T25">E.<text:line-break/></text:span><text:span text:style-name="T18">ment dans les veine</text:span><text:span text:style-name="T19">s</text:span><text:span text:style-name="T18">, &amp; pour grande que soit l'a- </text:span><text:span text:style-name="T19">xIjf.<text:line-break/></text:span><text:span text:style-name="T18">tendance dont l'aliment afluë,la Nature néant</text:span><text:span text:style-name="T19">-<text:line-break/></text:span><text:span text:style-name="T18">mois n’a plus de quoy en tirer </text:span><text:span text:style-name="T19">,</text:span><text:span text:style-name="T18"> &amp;</text:span><text:span text:style-name="T19"> </text:span><text:span text:style-name="T18">fournir autant<text:line-break/>qu’</text:span><text:span text:style-name="T19">i</text:span><text:span text:style-name="T18">l en fau</text:span><text:span text:style-name="T19">t</text:span><text:span text:style-name="T18">, &amp; qui puisse fouff</text:span><text:span text:style-name="T19">r</text:span><text:span text:style-name="T18">ir pour renouuel-<text:line-break/>l</text:span><text:span text:style-name="T19">c</text:span><text:span text:style-name="T18">r l’Ani</text:span><text:span text:style-name="T19">rn</text:span><text:span text:style-name="T18">al </text:span><text:span text:style-name="T19">;</text:span><text:span text:style-name="T18"> en telle </text:span><text:span text:style-name="T19">f</text:span><text:span text:style-name="T18">orte que les Animaux pe-<text:line-break/>rissent , quand ils </text:span><text:span text:style-name="T19">r'</text:span><text:span text:style-name="T18">é</text:span><text:span text:style-name="T19">c</text:span><text:span text:style-name="T18">oulent en </text:span><text:span text:style-name="T19">fi:</text:span><text:span text:style-name="T18"> rarefian</text:span><text:span text:style-name="T19">t,</text:span><text:span text:style-name="T18"> &amp;<text:line-break/>que d'ailleurs ils succombent sous l’effort d</text:span><text:span text:style-name="T19">esi</text:span><text:span text:style-name="T18">m-<text:line-break/>pressions qui viennent du dehors : veu que dans vn<text:line-break/></text:span><text:span text:style-name="T19">a</text:span><text:span text:style-name="T18">g</text:span><text:span text:style-name="T19">ea</text:span><text:span text:style-name="T18">uan</text:span><text:span text:style-name="T19">c</text:span><text:span text:style-name="T18">é,</text:span><text:span text:style-name="T19">l</text:span><text:span text:style-name="T18">'aliment deuient d</text:span><text:span text:style-name="T19">é</text:span><text:span text:style-name="T18">fectueux pour la </text:span><text:span text:style-name="T19">2*</text:span><text:span text:style-name="T18">4</text:span><text:span text:style-name="T19">0<text:line-break/></text:span><text:span text:style-name="T18">foiblesse de la faculté n</text:span><text:span text:style-name="T19">u</text:span><text:span text:style-name="T18">tritiue , &amp; que les corps<text:line-break/></text:span><text:span text:style-name="T19">e</text:span><text:span text:style-name="T18">stranger</text:span><text:span text:style-name="T19">sn</text:span><text:span text:style-name="T18">e cessent point par leur agitation ,</text:span><text:span text:style-name="T19">&amp;<text:line-break/></text:span><text:span text:style-name="T18">par </text:span><text:span text:style-name="T19">l</text:span><text:span text:style-name="T18">eurs secousse de détruire ,&amp; de venir about<text:line-break/></text:span><text:span text:style-name="T19">de</text:span><text:span text:style-name="T18"> chaque chose.</text:span></text:p>
      <text:p text:style-name="Texte_20_du_20_corps"><text:span text:style-name="T19">Ai</text:span><text:span text:style-name="T18">nsi les murailles du grand Monde seront ren- </text:span><text:span text:style-name="T19">11</text:span><text:span text:style-name="T18">45</text:span><text:span text:style-name="T19">.<text:line-break/></text:span><text:span text:style-name="T18">u</text:span><text:span text:style-name="T19">e</text:span><text:span text:style-name="T18">r</text:span><text:span text:style-name="T19">sé</text:span><text:span text:style-name="T18">es auec infamie</text:span><text:span text:style-name="T19">,</text:span><text:span text:style-name="T18"> &amp; ferot voir des ruines infe-<text:line-break/>ctes La nourriture doit perfectionner toutes cho-<text:line-break/>ses en les renouuellant:mais non pas pour toûjous,<text:line-break/>pource que ny les veines ne font pas tousiours ca</text:span><text:span text:style-name="T19">-<text:line-break/></text:span><text:span text:style-name="T18">pables d’en receuoir tant qu’il suffis</text:span><text:span text:style-name="T19">e</text:span><text:span text:style-name="T18">, &amp; la Nature<text:line-break/>ne leur en administre point tant qu’il en</text:span><text:span text:style-name="T19"> </text:span><text:span text:style-name="T18">faut : Et<text:line-break/>c’est pour cela</text:span><text:span text:style-name="T19"> </text:span><text:span text:style-name="T18">que desial’àge a</text:span><text:span text:style-name="T19"> </text:span><text:span text:style-name="T18">tellement vs</text:span><text:span text:style-name="T19">é</text:span><text:span text:style-name="T18"> to</text:span><text:span text:style-name="T19">u</text:span><text:span text:style-name="T18">- </text:span><text:span text:style-name="T19">11</text:span><text:span text:style-name="T18">50</text:span><text:span text:style-name="T19">..<text:line-break/></text:span><text:span text:style-name="T18">tes chofes</text:span><text:span text:style-name="T19">,</text:span><text:span text:style-name="T18"> la Terre est si fort lassée de porter, qu’</text:span><text:span text:style-name="T19">à<text:line-break/></text:span><text:span text:style-name="T18">peine engendre-t-elle auiourd’huy de petits Ani-<text:line-break/>maux , au lieu qu’dle en produisoit autresfois de<text:line-break/>toutes les efpece</text:span><text:span text:style-name="T19">s,</text:span><text:span text:style-name="T18"> donnant aux Belles farouches<text:line-break/>des corps beaucoup plus robustes ,</text:span><text:span text:style-name="T19">&amp;</text:span><text:span text:style-name="T18"> plus grands<text:line-break/>qu’ils ne </text:span><text:span text:style-name="T19">so</text:span><text:span text:style-name="T18">nt à prese</text:span><text:span text:style-name="T19">nt</text:span><text:span text:style-name="T18">. Ca</text:span><text:span text:style-name="T19">r</text:span><text:span text:style-name="T18">, si ie ne me tromp</text:span><text:span text:style-name="T19">e,<text:line-break/></text:span><text:span text:style-name="T18">ce n’est point vn</text:span><text:span text:style-name="T19">e</text:span><text:span text:style-name="T18"> cha</text:span><text:span text:style-name="T19">i</text:span><text:span text:style-name="T18">sn</text:span><text:span text:style-name="T19">e</text:span><text:span text:style-name="T18"> d or qui nous aenuoyé<text:line-break/>du Ciel icy bas ces genres d</text:span><text:span text:style-name="T19">’</text:span><text:span text:style-name="T18">Animaux. La Mer </text:span><text:span text:style-name="T20">n</text:span><text:span text:style-name="T21">5</text:span><text:span text:style-name="T20">5.<text:line-break/></text:span><text:span text:style-name="T18">ny les flots qui s</text:span><text:span text:style-name="T19">e</text:span><text:span text:style-name="T18"> brisent contre les rocher</text:span><text:span text:style-name="T19">s</text:span><text:span text:style-name="T18">, ne<text:line-break/>les ont point aussi produits ; mais c’est la mes</text:span><text:span text:style-name="T19">i</text:span><text:span text:style-name="T18">ne<text:line-break/>Terre qui les a </text:span><text:span text:style-name="T19">e</text:span><text:span text:style-name="T18">ngengre</text:span><text:span text:style-name="T19">z,</text:span><text:span text:style-name="T18"> &amp; qui les nourrit de fit<text:line-break/>propre substance. Elle a aussi poussé premiere</text:span><text:span text:style-name="T19">-<text:line-break/></text:span><text:span text:style-name="T18">ment de son</text:span><text:span text:style-name="T19"> </text:span><text:span text:style-name="T18">sein les moissons abondante</text:span><text:span text:style-name="T19">s</text:span><text:span text:style-name="T18">, &amp; les<text:line-break/>vins delicieux pour l'usage des Mortels : elle </text:span><text:span text:style-name="T24">a</text:span></text:p>
      <text:p text:style-name="P11"><text:span text:style-name="T24">LE</text:span><text:span text:style-name="T25">II</text:span><text:span text:style-name="T24">.</text:span><text:span text:style-name="T25">I.</text:span><text:span text:style-name="T24">Iv</text:span><text:span text:style-name="T25">R</text:span><text:span text:style-name="T24">E DE LvCRE</text:span><text:span text:style-name="T25">CE</text:span><text:span text:style-name="T24">. </text:span><text:span text:style-name="T25">95<text:line-break/></text:span><text:span text:style-name="T18">donné ses doux fruits &amp; ses pa</text:span><text:span text:style-name="T19">s</text:span><text:span text:style-name="T18">eages fertiles , les</text:span><text:span text:style-name="T19">-<text:line-break/></text:span><text:span text:style-name="T18">quels auiourd’huy croissent mal-ai</text:span><text:span text:style-name="T19">sé</text:span><text:span text:style-name="T18">ment , quoy<text:line-break/></text:span><text:span text:style-name="T19">Ïi</text:span><text:span text:style-name="T18">6o </text:span><text:span text:style-name="T19">S</text:span><text:span text:style-name="T105">ulIs</text:span><text:span text:style-name="T18"> s</text:span><text:span text:style-name="T19">°i</text:span><text:span text:style-name="T105">enc</text:span><text:span text:style-name="T18"> cultiuez par vn soin laborieux , en<text:line-break/>fatiguant les bœufs aussi bien que les Laboureurs,<text:line-break/>* de qui les forces &amp; le trauail </text:span><text:span text:style-name="T19">f</text:span><text:span text:style-name="T18">ont s</text:span><text:span text:style-name="T19">ur</text:span><text:span text:style-name="T18">montez pa</text:span><text:span text:style-name="T19">t<text:line-break/></text:span><text:span text:style-name="T21">la stenlité</text:span><text:span text:style-name="T18"> des champs ingrats</text:span><text:span text:style-name="T19">.</text:span><text:span text:style-name="T18"> Maintenant le<text:line-break/>vieux</text:span><text:span text:style-name="T19"> </text:span><text:span text:style-name="T18">Laboureur soupire en branlant la teste de ce<text:line-break/>qu’il recueille souuent </text:span><text:span text:style-name="T19">lip</text:span><text:span text:style-name="T18">eu de fruit de ses grands<text:line-break/></text:span><text:span text:style-name="T19">H</text:span><text:span text:style-name="T18">6</text:span><text:span text:style-name="T19">5-</text:span><text:span text:style-name="T18"> trauaux : &amp; quand il confere les temps presens </text:span><text:span text:style-name="T19">a</text:span><text:span text:style-name="T18">uec<text:line-break/>les passez, il lou</text:span><text:span text:style-name="T19">e</text:span><text:span text:style-name="T18"> la fortune &amp; les bonnes années<text:line-break/>de ses Peres : * &amp; souuent il a dans la bouch</text:span><text:span text:style-name="T19">e,</text:span><text:span text:style-name="T18"> que<text:line-break/>comme les Anciens estoient remplis de piet</text:span><text:span text:style-name="T19">é,</text:span><text:span text:style-name="T18"> ils<text:line-break/>passoi</text:span><text:span text:style-name="T19">e</text:span><text:span text:style-name="T18">nt doucement leurs iours auec peu de do-<text:line-break/>maines : mais il ne s'app</text:span><text:span text:style-name="T19">erç</text:span><text:span text:style-name="T18">oit pas que toutes cho-<text:line-break/>ses se dissipent &amp; se d</text:span><text:span text:style-name="T19">c</text:span><text:span text:style-name="T18">sse</text:span><text:span text:style-name="T19">i</text:span><text:span text:style-name="T18">ch</text:span><text:span text:style-name="T19">c</text:span><text:span text:style-name="T18">nt peu à pe</text:span><text:span text:style-name="T19">u,</text:span><text:span text:style-name="T18"> &amp; que<text:line-break/></text:span><text:span text:style-name="T19">ii</text:span><text:span text:style-name="T18">70 se trouuant fatiguées pa</text:span><text:span text:style-name="T19">rv</text:span><text:span text:style-name="T18">n long àg</text:span><text:span text:style-name="T19">t,</text:span><text:span text:style-name="T18">eiles se v</text:span><text:span text:style-name="T19">o</text:span><text:span text:style-name="T18">nt<text:line-break/>briser contre le teinps,qui est vn écueil inéuitable.</text:span></text:p>
      <text:h text:style-name="P4" text:outline-level="1">LIVRE TROiSIESME.</text:h>
      <text:p text:style-name="Texte_20_du_20_corps"><text:span text:style-name="_3c_pb_3e_"><text:span text:style-name="T135">98</text:span></text:span></text:p>
      <text:p text:style-name="Texte_20_du_20_corps"><text:span text:style-name="T19">E</text:span><text:span text:style-name="T18"> vous s</text:span><text:span text:style-name="T19">oi</text:span><text:span text:style-name="T18">, ô illustre ornement de la<text:line-break/>Grec</text:span><text:span text:style-name="T19">e,</text:span><text:span text:style-name="T18"> le premier de tous les H</text:span><text:span text:style-name="T19">o</text:span><text:span text:style-name="T18">m-<text:line-break/>mes , qui des grandes tenebres ou<text:line-break/>nous vi</text:span><text:span text:style-name="T19">si</text:span><text:span text:style-name="T18">ons </text:span><text:span text:style-name="T19">,</text:span><text:span text:style-name="T18"> a</text:span><text:span text:style-name="T19">u</text:span><text:span text:style-name="T18">ez pû tirer Vne l</text:span><text:span text:style-name="T19">u</text:span><text:span text:style-name="T18">-<text:line-break/></text:span><text:span text:style-name="T19">TL— </text:span><text:span text:style-name="T18"><text:tab/></text:span><text:span text:style-name="T19">1</text:span><text:span text:style-name="T18">—miere brillante pour nous éclairer</text:span></text:p>
      <text:p text:style-name="Texte_20_du_20_corps"><text:span text:style-name="T18">dans toutes les necessitez de la vie </text:span><text:span text:style-name="T19">I</text:span><text:span text:style-name="T18">e demeure<text:line-break/></text:span><text:span text:style-name="T20">5</text:span><text:span text:style-name="T18"> ferme </text:span><text:span text:style-name="T19">f</text:span><text:span text:style-name="T18">ur les trace</text:span><text:span text:style-name="T19">s</text:span><text:span text:style-name="T18"> de vos pas , non que ie pr</text:span><text:span text:style-name="T19">e</text:span><text:span text:style-name="T18">-<text:line-break/>te</text:span><text:span text:style-name="T19">n</text:span><text:span text:style-name="T18">de à la gloire de disputer contre vous </text:span><text:span text:style-name="T19">,</text:span><text:span text:style-name="T18"> mais<text:line-break/>pour la passion qu</text:span><text:span text:style-name="T19">e</text:span><text:span text:style-name="T18"> i'ay de vous imit</text:span><text:span text:style-name="T19">e</text:span><text:span text:style-name="T18">r.</text:span><text:span text:style-name="T19">-</text:span><text:span text:style-name="T18">car v</text:span><text:span text:style-name="T19">n</text:span><text:span text:style-name="T18">e Hi</text:span><text:span text:style-name="T19">-<text:line-break/></text:span><text:span text:style-name="T18">rondelle oseroit-elle contester quelque chose </text:span><text:span text:style-name="T19">a</text:span><text:span text:style-name="T18">uec<text:line-break/>les Cignes</text:span><text:span text:style-name="T19">l</text:span><text:span text:style-name="T18">Ou qu’y a-t-il de seblable pour lacours</text:span><text:span text:style-name="T19">o<text:line-break/></text:span><text:span text:style-name="T18">entre les iamb</text:span><text:span text:style-name="T19">es</text:span><text:span text:style-name="T18"> d</text:span><text:span text:style-name="T19">e</text:span><text:span text:style-name="T18">bile</text:span><text:span text:style-name="T19">s</text:span><text:span text:style-name="T18"> des cheureau</text:span><text:span text:style-name="T19">x</text:span><text:span text:style-name="T18">, &amp; la force<text:line-break/>de quelque cheual genereu</text:span><text:span text:style-name="T19">x</text:span><text:span text:style-name="T18"> </text:span><text:span text:style-name="T19">1</text:span><text:span text:style-name="T18"> Vous estes le Pere<text:line-break/></text:span><text:span text:style-name="T20">i0.</text:span><text:span text:style-name="T18"> &amp; l</text:span><text:span text:style-name="T19">’</text:span><text:span text:style-name="T18">lnuenteur des belles choses. Vous nous don-<text:line-break/>nez des préceptes comme à</text:span><text:span text:style-name="T19"> </text:span><text:span text:style-name="T18">vos En</text:span><text:span text:style-name="T19">f</text:span><text:span text:style-name="T18">ans: &amp; de vos<text:line-break/>Es</text:span><text:span text:style-name="T19">e</text:span><text:span text:style-name="T18">rit</text:span><text:span text:style-name="T19">s,</text:span><text:span text:style-name="T18"> </text:span><text:span text:style-name="T19">o</text:span><text:span text:style-name="T18"> Personnage incomparabl</text:span><text:span text:style-name="T19">e</text:span><text:span text:style-name="T18">, nous tirons<text:line-break/>des sentences dorée</text:span><text:span text:style-name="T19">s</text:span><text:span text:style-name="T18">, comme les Abeilles recueil-<text:line-break/></text:span><text:span text:style-name="T19">l</text:span><text:span text:style-name="T18">ent le miel des Bocages fleuris. Nous som</text:span><text:span text:style-name="T19">-<text:line-break/></text:span><text:span text:style-name="T18">mes raui</text:span><text:span text:style-name="T19">s</text:span><text:span text:style-name="T18"> par les torrens d</text:span><text:span text:style-name="T19">’</text:span><text:span text:style-name="T18">or de vostre eloqu</text:span><text:span text:style-name="T19">e</text:span><text:span text:style-name="T18">nce</text:span><text:span text:style-name="T19">i<text:line-break/></text:span><text:span text:style-name="T18">dignes de durer eternel</text:span><text:span text:style-name="T19">l</text:span><text:span text:style-name="T18">emenr</text:span><text:span text:style-name="T19">t</text:span><text:span text:style-name="T18"> Puis q</text:span><text:span text:style-name="T19">lu</text:span><text:span text:style-name="T18">auss</text:span><text:span text:style-name="T19">i-</text:span><text:span text:style-name="T18">tost<text:line-break/>que</text:span><text:span text:style-name="T19"> </text:span><text:span text:style-name="T18">la Philosophie a commencé de publier que la<text:line-break/></text:span><text:span text:style-name="T19">2</text:span><text:span text:style-name="T18">5. Nature des choses </text:span><text:span text:style-name="T19">n</text:span><text:span text:style-name="T18">'</text:span><text:span text:style-name="T19">a</text:span><text:span text:style-name="T18"> point esté produite pat </text:span><text:span text:style-name="T19">vu</text:span></text:p>
      <text:p text:style-name="P11"><text:bookmark-start text:name="bookmark22"/><text:span text:style-name="T85">99</text:span><text:span text:style-name="T84"> LE III. </text:span><text:span text:style-name="T85">LI</text:span><text:span text:style-name="T84">VRE DE LV</text:span><text:span text:style-name="T85">c</text:span><text:span text:style-name="T84">R</text:span><text:span text:style-name="T85">ECl</text:span><text:span text:style-name="T84">?</text:span><text:bookmark-end text:name="bookmark22"/></text:p>
      <text:p text:style-name="Texte_20_du_20_corps"><text:span text:style-name="T18">entendement diuin </text:span><text:span text:style-name="T19">,</text:span><text:span text:style-name="T18"> les Terreurs de l’esprit on</text:span><text:span text:style-name="T19">t<text:line-break/></text:span><text:span text:style-name="T18">pris la fuit</text:span><text:span text:style-name="T19">e</text:span><text:span text:style-name="T18">, &amp; les Murs du monde ne </text:span><text:span text:style-name="T19">l</text:span><text:span text:style-name="T18">uy ser-<text:line-break/>uent plus de b</text:span><text:span text:style-name="T19">a</text:span><text:span text:style-name="T18">rri</text:span><text:span text:style-name="T19">c</text:span><text:span text:style-name="T18">re. on </text:span><text:span text:style-name="T19">y</text:span><text:span text:style-name="T18">oid comme les choses<text:line-break/></text:span><text:span text:style-name="T19">Fc</text:span><text:span text:style-name="T18"> font dans le vuide immense </text:span><text:span text:style-name="T19">,</text:span><text:span text:style-name="T18"> la condition des<text:line-break/>Dieux nous est renduë manifeste , &amp; leurs de-<text:line-break/>meures paisibles nous sont découuertes , lesquels<text:line-break/>ny les vents ne f</text:span><text:span text:style-name="T19">c</text:span><text:span text:style-name="T18">auroient ébranle</text:span><text:span text:style-name="T19">r</text:span><text:span text:style-name="T18">, ny les nuages </text:span><text:span text:style-name="T20">2.09<text:line-break/></text:span><text:span text:style-name="T18">mouiller de leurs pluyes </text:span><text:span text:style-name="T19">,</text:span><text:span text:style-name="T18"> ny la neige blanche<text:line-break/>incommoder sous le froid qui la resserre. Vn Ciel<text:line-break/>serein les enuironne </text:span><text:span text:style-name="T19">.</text:span><text:span text:style-name="T18"> &amp; il les recrée par vne lu</text:span><text:span text:style-name="T19">-<text:line-break/></text:span><text:span text:style-name="T18">miere gracieuse qu’sl répand de tous cos</text:span><text:span text:style-name="T19">t</text:span><text:span text:style-name="T18">ez. La<text:line-break/>Nature administre soigneusement toutes les cho</text:span><text:span text:style-name="T19">-<text:line-break/></text:span><text:span text:style-name="T18">ses necessaires , &amp; iamais rien n’est capable de<text:line-break/>troubler la</text:span><text:span text:style-name="T19"> </text:span><text:span text:style-name="T18">paix de leur esprit. Dallleurs</text:span><text:span text:style-name="T19"> </text:span><text:span text:style-name="T18">les Palais 25</text:span><text:span text:style-name="T19">i<text:line-break/></text:span><text:span text:style-name="T18">d</text:span><text:span text:style-name="T19">’</text:span><text:span text:style-name="T18">Acheron disparo</text:span><text:span text:style-name="T19">i</text:span><text:span text:style-name="T18">ssen</text:span><text:span text:style-name="T19">t</text:span><text:span text:style-name="T18">, &amp; la Terre </text:span><text:span text:style-name="T19">ir</text:span><text:span text:style-name="T18">empe</text:span><text:span text:style-name="T19">f</text:span><text:span text:style-name="T18">che<text:line-break/>point que tout</text:span><text:span text:style-name="T19"> </text:span><text:span text:style-name="T18">ce</text:span><text:span text:style-name="T19"> </text:span><text:span text:style-name="T18">qui se passe dans le vuide qui</text:span><text:span text:style-name="T19"> </text:span><text:span text:style-name="T18">est<text:line-break/></text:span><text:span text:style-name="T19">s</text:span><text:span text:style-name="T18">ous nos pieds , ne soit regardé de haut en bas</text:span><text:span text:style-name="T19">.<text:line-break/></text:span><text:span text:style-name="T18">I'auou</text:span><text:span text:style-name="T19">e</text:span><text:span text:style-name="T18"> pour moy , qu'une certain</text:span><text:span text:style-name="T19">e</text:span><text:span text:style-name="T18"> volupté di-<text:line-break/>unie remplit d'admiration toutes les puissances de<text:line-break/>mon am</text:span><text:span text:style-name="T19">e</text:span><text:span text:style-name="T18">, quand </text:span><text:span text:style-name="T19">l</text:span><text:span text:style-name="T18">e parle de ces choses , &amp; que ie<text:line-break/>voy comment la Nature qui estoit autresfois si 3</text:span><text:span text:style-name="T19">°.<text:line-break/></text:span><text:span text:style-name="T18">cachée en elle-mesm</text:span><text:span text:style-name="T19">e</text:span><text:span text:style-name="T18">, se découur</text:span><text:span text:style-name="T19">c</text:span><text:span text:style-name="T18"> à cette heure<text:line-break/>manifestement par vostre vertu.</text:span></text:p>
      <text:p text:style-name="Texte_20_du_20_corps"><text:span text:style-name="T18">i Mais pource que i'ay enseigné quels sont les<text:line-break/>Principes de toutes chose</text:span><text:span text:style-name="T19">s</text:span><text:span text:style-name="T18">, &amp; combien ils diffe-<text:line-break/>rent entr'e</text:span><text:span text:style-name="T19">u</text:span><text:span text:style-name="T18">x par de</text:span><text:span text:style-name="T19">s</text:span><text:span text:style-name="T18">.figures diuerse</text:span><text:span text:style-name="T19">s,</text:span><text:span text:style-name="T18"> comme ils<text:line-break/>voltigent d</text:span><text:span text:style-name="T19">le</text:span><text:span text:style-name="T18">ux-mesmes par l’agitation d'un mou</text:span><text:span text:style-name="T19">-<text:line-break/></text:span><text:span text:style-name="T18">iiement eternd </text:span><text:span text:style-name="T19">,</text:span><text:span text:style-name="T18"> &amp; par quel moyen toutes cho-<text:line-break/>ses en peuuent tirer leur origin</text:span><text:span text:style-name="T19">e</text:span><text:span text:style-name="T18"> </text:span><text:span text:style-name="T19">,</text:span><text:span text:style-name="T18"> apres cela</text:span><text:span text:style-name="T19"> </text:span><text:span text:style-name="T18">il me 5</text:span><text:span text:style-name="T19">3.<text:line-break/></text:span><text:span text:style-name="T18">semble à propos de discourir de la Nature de l</text:span><text:span text:style-name="T19">'</text:span><text:span text:style-name="T18">Es-<text:line-break/>prit &amp; de </text:span><text:span text:style-name="T19">M</text:span><text:span text:style-name="T18">me , &amp; de chasser bien loin cette<text:line-break/>crainte de l’Enfer </text:span><text:span text:style-name="T19">,</text:span><text:span text:style-name="T18"> qui trouble iusques dans le<text:line-break/>fonds la tranquillité de la vie humain</text:span><text:span text:style-name="T19">e</text:span><text:span text:style-name="T18">, répand sur<text:line-break/>toutes choies la noirceur de la mort</text:span><text:span text:style-name="T19"> </text:span><text:span text:style-name="T18">,</text:span><text:span text:style-name="T19">&amp; </text:span><text:span text:style-name="T18">ne</text:span><text:span text:style-name="T19"> </text:span><text:span text:style-name="T18">nous</text:span></text:p>
      <text:p text:style-name="P11"><text:bookmark-start text:name="bookmark24"/><text:span text:style-name="T84">LE II</text:span><text:span text:style-name="T85">I.</text:span><text:span text:style-name="T84"> L</text:span><text:span text:style-name="T85">ï</text:span><text:span text:style-name="T84">vR</text:span><text:span text:style-name="T85">Ê</text:span><text:span text:style-name="T84"> DE LvcREc</text:span><text:span text:style-name="T85">E.</text:span><text:span text:style-name="T84"> </text:span><text:span text:style-name="T85">r</text:span><text:span text:style-name="T84">o</text:span><text:span text:style-name="T85">tf</text:span><text:bookmark-end text:name="bookmark24"/></text:p>
      <text:p text:style-name="Texte_20_du_20_corps"><text:span text:style-name="T18">4</text:span><text:span text:style-name="T19">0.</text:span><text:span text:style-name="T18"> laisse</text:span><text:span text:style-name="T19"> </text:span><text:span text:style-name="T18">g</text:span><text:span text:style-name="T19">o</text:span><text:span text:style-name="T18">uster</text:span><text:span text:style-name="T19"> </text:span><text:span text:style-name="T18">aucune volupté parfait</text:span><text:span text:style-name="T19">e</text:span><text:span text:style-name="T18">,</text:span><text:span text:style-name="T19"> </text:span><text:span text:style-name="T18">ny qui</text:span><text:span text:style-name="T19"> </text:span><text:span text:style-name="T18">soit<text:line-break/>dans </text:span><text:span text:style-name="T19">f</text:span><text:span text:style-name="T18">a pureté</text:span><text:span text:style-name="T19">.</text:span><text:span text:style-name="T18"> Et qtioy que les hommes d</text:span><text:span text:style-name="T19">e</text:span><text:span text:style-name="T18">n</text:span><text:span text:style-name="T19">t<text:line-break/>f</text:span><text:span text:style-name="T18">ouuent que les maladies leur sont plus à craindr</text:span><text:span text:style-name="T19">e</text:span><text:span text:style-name="T18">,<text:line-break/></text:span><text:span text:style-name="T19">&amp;</text:span><text:span text:style-name="T18"> qu’ils supportent plus ma</text:span><text:span text:style-name="T19">l</text:span><text:span text:style-name="T18">-aifé</text:span><text:span text:style-name="T19">rn</text:span><text:span text:style-name="T18">ent vne vie<text:line-break/>mépris</text:span><text:span text:style-name="T19">é</text:span><text:span text:style-name="T18">e que le coup de la mor</text:span><text:span text:style-name="T19">t</text:span><text:span text:style-name="T18">, &amp; q</text:span><text:span text:style-name="T19">u’</text:span><text:span text:style-name="T18">ils s</text:span><text:span text:style-name="T19">c</text:span><text:span text:style-name="T18">auent<text:line-break/>bien que la Nature de l'Esprit ne consiste que dans<text:line-break/>le sang</text:span><text:span text:style-name="T19">,</text:span><text:span text:style-name="T18">&amp; qu ils iront pas besoin de nos raisons sur<text:line-break/>ce sujet ; remarquez , s’il vous plaist, que Ce</text:span><text:span text:style-name="T19">st</text:span></text:p>
      <text:p text:style-name="Texte_20_du_20_corps"><text:span text:style-name="T18">4</text:span><text:span text:style-name="T19">5.</text:span><text:span text:style-name="T18"> plûtost vn te</text:span><text:span text:style-name="T19">fi</text:span><text:span text:style-name="T18">noignage de leur vanité &amp; de la<text:line-break/>louange qu’ils affecten</text:span><text:span text:style-name="T19">t,</text:span><text:span text:style-name="T18"> que de</text:span><text:span text:style-name="T19"> </text:span><text:span text:style-name="T18">leur</text:span><text:span text:style-name="T19"> </text:span><text:span text:style-name="T18">v</text:span><text:span text:style-name="T19">é</text:span><text:span text:style-name="T18">ritable sen-<text:line-break/>timent. Ceux-là inefmes sont-ils bannis de la<text:line-break/>Patrie , ou fort éloigne</text:span><text:span text:style-name="T19">z</text:span><text:span text:style-name="T18"> de la conuerfation des<text:line-break/>hommes , estant souillez de quelque crime hon-<text:line-break/>teux :</text:span><text:span text:style-name="T19"> </text:span><text:span text:style-name="T18">enfin sont-ils affligez de toute forte de cala-</text:span></text:p>
      <text:p text:style-name="Texte_20_du_20_corps"><text:span text:style-name="T21">50.</text:span><text:span text:style-name="T18"> mitez ; ils y viu</text:span><text:span text:style-name="T19">e</text:span><text:span text:style-name="T18">nt to</text:span><text:span text:style-name="T19">u</text:span><text:span text:style-name="T18">t</text:span><text:span text:style-name="T19">e</text:span><text:span text:style-name="T18">sfoi</text:span><text:span text:style-name="T19">s</text:span><text:span text:style-name="T18">, &amp; en quelque lieu<text:line-break/>que leur</text:span><text:span text:style-name="T19"> </text:span><text:span text:style-name="T18">misera les accompagn</text:span><text:span text:style-name="T19">e</text:span><text:span text:style-name="T18">,</text:span><text:span text:style-name="T19"> </text:span><text:span text:style-name="T18">ils celebren</text:span><text:span text:style-name="T19">tl</text:span><text:span text:style-name="T18">es<text:line-break/>obsèques des morts, immolent des Brebis noires<text:line-break/>aux Manes</text:span><text:span text:style-name="T19">jf</text:span><text:span text:style-name="T18">o</text:span><text:span text:style-name="T19">n</text:span><text:span text:style-name="T18">t des sacrifices pour appaiser les<text:line-break/>ombres : &amp; d'autant plus qu’</text:span><text:span text:style-name="T19">il</text:span><text:span text:style-name="T18">s sont pressez do<text:line-break/></text:span><text:span text:style-name="T19">r</text:span><text:span text:style-name="T18">ad</text:span><text:span text:style-name="T19">u</text:span><text:span text:style-name="T18">ersit</text:span><text:span text:style-name="T19">é</text:span><text:span text:style-name="T18">, ils appliquent aussi d'autant plus leur</text:span></text:p>
      <text:p text:style-name="Texte_20_du_20_corps"><text:span text:style-name="T19">55-</text:span><text:span text:style-name="T18"> esprit aux chofes de la Religion</text:span><text:span text:style-name="T19">.</text:span><text:span text:style-name="T18"> Car c est dans<text:line-break/>les per</text:span><text:span text:style-name="T19">d</text:span><text:span text:style-name="T18">s douteux qu’</text:span><text:span text:style-name="T19">il</text:span><text:span text:style-name="T18"> est bon de voir vn homm</text:span><text:span text:style-name="T19">e</text:span><text:span text:style-name="T18">, </text:span><text:span text:style-name="T105">1<text:line-break/></text:span><text:span text:style-name="T18">pour connoistre la portée de s</text:span><text:span text:style-name="T19">o</text:span><text:span text:style-name="T18">n e</text:span><text:span text:style-name="T19">sp</text:span><text:span text:style-name="T18">rit</text:span><text:span text:style-name="T19">.</text:span><text:span text:style-name="T18"> Aussi est il </text:span><text:span text:style-name="T19">'<text:line-break/></text:span><text:span text:style-name="T18">certain que les veritable</text:span><text:span text:style-name="T19">s</text:span><text:span text:style-name="T18"> sentime</text:span><text:span text:style-name="T19">nt</text:span><text:span text:style-name="T18"> s’expriment </text:span><text:span text:style-name="T19">।<text:line-break/></text:span><text:span text:style-name="T18">en cét esta</text:span><text:span text:style-name="T19">r</text:span><text:span text:style-name="T18">, &amp; que la dissimula</text:span><text:span text:style-name="T19">ti</text:span><text:span text:style-name="T18">on </text:span><text:span text:style-name="T19">fe</text:span><text:span text:style-name="T18"> retire </text:span><text:span text:style-name="T20">,8</text:span><text:span text:style-name="T21">c </text:span><text:span text:style-name="T20">h<text:line-break/></text:span><text:span text:style-name="T21">s</text:span><text:span text:style-name="T20">i</text:span><text:span text:style-name="T21">nc</text:span><text:span text:style-name="T20">é</text:span><text:span text:style-name="T21">rité</text:span><text:span text:style-name="T18"> demeure</text:span><text:span text:style-name="T19">.</text:span><text:span text:style-name="T18"> Enfi</text:span><text:span text:style-name="T19">n</text:span><text:span text:style-name="T18">, </text:span><text:span text:style-name="T19">l'a</text:span><text:span text:style-name="T18">uarice </text:span><text:span text:style-name="T19">&amp;</text:span><text:span text:style-name="T18"> l'</text:span><text:span text:style-name="T19">a</text:span><text:span text:style-name="T18">ueugle </text:span><text:span text:style-name="T19">i</text:span></text:p>
      <text:p text:style-name="Texte_20_du_20_corps"><text:span text:style-name="T18">60. desir des honneur</text:span><text:span text:style-name="T19">s</text:span><text:span text:style-name="T18">, contraignent les hommes à<text:line-break/>passer les bornes de </text:span><text:span text:style-name="T19">P</text:span><text:span text:style-name="T18">equit</text:span><text:span text:style-name="T19">é,</text:span><text:span text:style-name="T18"> &amp; les familiarisent<text:line-break/>auec les crime</text:span><text:span text:style-name="T19">s,</text:span><text:span text:style-name="T18"> dont elles les rendent ministres,<text:line-break/>pour</text:span><text:span text:style-name="T19"> </text:span><text:span text:style-name="T18">les faire paru</text:span><text:span text:style-name="T19">e</text:span><text:span text:style-name="T18">ni</text:span><text:span text:style-name="T19">rada</text:span><text:span text:style-name="T18"> grandes richesses par<text:line-break/>Vn labeur opiniastr</text:span><text:span text:style-name="T19">e,</text:span><text:span text:style-name="T18"> auquel ils s'attachent lo</text:span><text:span text:style-name="T19">t</text:span><text:span text:style-name="T18">ir &amp;<text:line-break/>nuict</text:span><text:span text:style-name="T19">x</text:span><text:span text:style-name="T18">elles son</text:span><text:span text:style-name="T19">td</text:span><text:span text:style-name="T18">e</text:span><text:span text:style-name="T19">sp</text:span><text:span text:style-name="T18">la</text:span><text:span text:style-name="T19">yesdc</text:span><text:span text:style-name="T18"> la</text:span><text:span text:style-name="T19"> </text:span><text:span text:style-name="T18">vie, fomentées en<text:line-break/>plusieurs par la crainte de la mort</text:span><text:span text:style-name="T19">.</text:span><text:span text:style-name="T18"> Car</text:span><text:span text:style-name="T19"> </text:span><text:span text:style-name="T18">il semble<text:line-break/></text:span><text:span text:style-name="T19">4</text:span><text:span text:style-name="T18">7</text:span><text:span text:style-name="T19">.</text:span><text:span text:style-name="T18"> que l</text:span><text:span text:style-name="T19">'in</text:span><text:span text:style-name="T18">fami</text:span><text:span text:style-name="T19">e</text:span><text:span text:style-name="T18">, le mépris , </text:span><text:span text:style-name="T19">&amp;</text:span><text:span text:style-name="T18"> la dure nécessit</text:span><text:span text:style-name="T19">é</text:span><text:span text:style-name="T18">, s</text:span><text:span text:style-name="T19">’e-</text:span><text:bookmark-start text:name="bookmark26"/></text:p>
      <text:p text:style-name="P11"><text:span text:style-name="Titre_20__23_3_5f_"><text:span text:style-name="T129">f</text:span></text:span><text:span text:style-name="Titre_20__23_3_5f_"><text:span text:style-name="T130">o</text:span></text:span><text:span text:style-name="Titre_20__23_3_5f_"><text:span text:style-name="T129">r'</text:span></text:span><text:span text:style-name="Titre_20__23_3_5f_"><text:span text:style-name="T130"> </text:span></text:span><text:span text:style-name="Titre_20__23_3_5f_"><text:span text:style-name="T129">’LE</text:span></text:span><text:span text:style-name="Titre_20__23_3_5f_"><text:span text:style-name="T130"> II</text:span></text:span><text:span text:style-name="Titre_20__23_3_5f_"><text:span text:style-name="T129">L</text:span></text:span><text:span text:style-name="Titre_20__23_3_5f_"><text:span text:style-name="T130"> LIvRE </text:span></text:span><text:span text:style-name="Titre_20__23_3_5f_"><text:span text:style-name="T129">DÉL</text:span></text:span><text:span text:style-name="Titre_20__23_3_5f_"><text:span text:style-name="T130">vCREC</text:span></text:span><text:span text:style-name="Titre_20__23_3_5f_"><text:span text:style-name="T129">E?</text:span></text:span><text:bookmark-end text:name="bookmark26"/></text:p>
      <text:p text:style-name="Texte_20_du_20_corps"><text:span text:style-name="T18">Joignent des douceurs &amp; du repos de la vi</text:span><text:span text:style-name="T19">e</text:span><text:span text:style-name="T18">, </text:span><text:span text:style-name="T19">&amp;<text:line-break/></text:span><text:span text:style-name="T18">qu’elles sont comme languissantes aux portes du<text:line-break/>trépas</text:span><text:span text:style-name="T19">.</text:span><text:span text:style-name="T18"> D</text:span><text:span text:style-name="T19">’</text:span><text:span text:style-name="T18">où vient que les hommes se v</text:span><text:span text:style-name="T19">oyo</text:span><text:span text:style-name="T18">ns pres-<text:line-break/>sez d'u</text:span><text:span text:style-name="T19">ne</text:span><text:span text:style-name="T18"> fausse terr</text:span><text:span text:style-name="T19">e</text:span><text:span text:style-name="T18">ur , afin de s</text:span><text:span text:style-name="T19">’</text:span><text:span text:style-name="T18">en retirer blen<text:line-break/>loin , allument la guerre Ciuile dans la Republi- 7</text:span><text:span text:style-name="T19">0-<text:line-break/></text:span><text:span text:style-name="T18">que : &amp; </text:span><text:span text:style-name="T19">p</text:span><text:span text:style-name="T18">ar</text:span><text:span text:style-name="T19">m</text:span><text:span text:style-name="T18">y l</text:span><text:span text:style-name="T19">’</text:span><text:span text:style-name="T18">étrange auid</text:span><text:span text:style-name="T19">i</text:span><text:span text:style-name="T18">t</text:span><text:span text:style-name="T19">é</text:span><text:span text:style-name="T18"> qu’ils ont de s'en</text:span><text:span text:style-name="T19">-<text:line-break/></text:span><text:span text:style-name="T18">richir, ils adjoustét massacres sur massa</text:span><text:span text:style-name="T19">e</text:span><text:span text:style-name="T18">res.Ils sont<text:line-break/>mesmes assez cruels pour se réjo</text:span><text:span text:style-name="T19">u</text:span><text:span text:style-name="T18">ir de la triste<text:line-break/>mort de leurs frere</text:span><text:span text:style-name="T19">s</text:span><text:span text:style-name="T18"> , portent enuie à la prosperité<text:line-break/>de leurs proches , haïss</text:span><text:span text:style-name="T19">e</text:span><text:span text:style-name="T18">nt &amp; redoutent leurs bon</text:span><text:span text:style-name="T19">-<text:line-break/></text:span><text:span text:style-name="T18">nes tables</text:span><text:span text:style-name="T19">.</text:span><text:span text:style-name="T18"> Pour vne raison pareill</text:span><text:span text:style-name="T19">e</text:span><text:span text:style-name="T18">, sous-pretext</text:span><text:span text:style-name="T19">e<text:line-break/></text:span><text:span text:style-name="T18">d'une mesme crai</text:span><text:span text:style-name="T19">n</text:span><text:span text:style-name="T18">t</text:span><text:span text:style-name="T19">e,</text:span><text:span text:style-name="T18"> l</text:span><text:span text:style-name="T19">’</text:span><text:span text:style-name="T18">enuie les déchir</text:span><text:span text:style-name="T19">e</text:span><text:span text:style-name="T18">, voyant<text:line-break/>celuy-cy éleué en a</text:span><text:span text:style-name="T19">u</text:span><text:span text:style-name="T18">thorité </text:span><text:span text:style-name="T19">,</text:span><text:span text:style-name="T18">&amp; cét</text:span><text:span text:style-name="T19"> </text:span><text:span text:style-name="T18">autre</text:span><text:span text:style-name="T19"> </text:span><text:span text:style-name="T18">combl</text:span><text:span text:style-name="T19">e<text:line-break/></text:span><text:span text:style-name="T18">de gloire &amp; d’honneur </text:span><text:span text:style-name="T19">,</text:span><text:span text:style-name="T18"> tandis q</text:span><text:span text:style-name="T19">u’</text:span><text:span text:style-name="T18">i</text:span><text:span text:style-name="T19">l</text:span><text:span text:style-name="T18">s demeurent<text:line-break/>dans la lie du Peuple , </text:span><text:span text:style-name="T19">&amp;</text:span><text:span text:style-name="T18"> qu</text:span><text:span text:style-name="T19">’il</text:span><text:span text:style-name="T18">s se plaignent de<text:line-break/>leur pauureté. Ils perissent pour la vanité de quel-<text:line-break/>ques statu</text:span><text:span text:style-name="T19">es</text:span><text:span text:style-name="T18">, &amp; d'un peu de nom. Souuent ils<text:line-break/>haïssent la Vie , pour </text:span><text:span text:style-name="T19">i</text:span><text:span text:style-name="T18">'apprehension de la mort,<text:line-break/></text:span><text:span text:style-name="T19">&amp;</text:span><text:span text:style-name="T18"> se la donnent eux-me</text:span><text:span text:style-name="T19">li</text:span><text:span text:style-name="T18">nes en pleurant , ne se 80</text:span><text:span text:style-name="T19">.<text:line-break/></text:span><text:span text:style-name="T18">souuenant plus que cette crainte est la cause de<text:line-break/>leur ennuy. Elle leur fait Violer toute pudeur,<text:line-break/>rompre les nœuds de l'amitié , &amp; renuerser la pie</text:span><text:span text:style-name="T19">-<text:line-break/></text:span><text:span text:style-name="T18">té iusques aux fondeme</text:span><text:span text:style-name="T19">nt</text:span><text:span text:style-name="T18"> : car bien souuent ils 85</text:span><text:span text:style-name="T19">.<text:line-break/>©</text:span><text:span text:style-name="T18">nt li</text:span><text:span text:style-name="T19">u</text:span><text:span text:style-name="T18">ré leur Patri</text:span><text:span text:style-name="T19">e</text:span><text:span text:style-name="T18">, &amp; trahy leurs plus chers pa-<text:line-break/>rens pour é</text:span><text:span text:style-name="T19">u</text:span><text:span text:style-name="T18">iter les peines de </text:span><text:span text:style-name="T19">P</text:span><text:span text:style-name="T18">Ens</text:span><text:span text:style-name="T19">e</text:span><text:span text:style-name="T18">r. Et comme<text:line-break/>les Enfans qui sont effraye</text:span><text:span text:style-name="T19">z</text:span><text:span text:style-name="T18">, &amp; qui ont peu</text:span><text:span text:style-name="T19">t</text:span><text:span text:style-name="T18"> de<text:line-break/>tout</text:span><text:span text:style-name="T19"> </text:span><text:span text:style-name="T18">dans l</text:span><text:span text:style-name="T19">'</text:span><text:span text:style-name="T18">obscurité, de mesme, nous craignons<text:line-break/>quelquefois dans la lumiere,</text:span><text:span text:style-name="T19">d</text:span><text:span text:style-name="T18">es choses qui sont<text:line-break/>moins à craindre que celles qui font peur aux en</text:span><text:span text:style-name="T19">-</text:span><text:span text:style-name="T18"> </text:span><text:span text:style-name="T21">90</text:span><text:span text:style-name="T20">.<text:line-break/></text:span><text:span text:style-name="T18">fans </text:span><text:span text:style-name="T19">,</text:span><text:span text:style-name="T18"> &amp; qui</text:span><text:span text:style-name="T19"> </text:span><text:span text:style-name="T18">leur figurent des spectres affreux dans<text:line-break/>les tenebre</text:span><text:span text:style-name="T19">s</text:span><text:span text:style-name="T18">. Il est donc necessaire de chasser cette<text:line-break/>terreur de l</text:span><text:span text:style-name="T19">’</text:span><text:span text:style-name="T18">esprit , à quoy il ne faut employer ny<text:line-break/>ses rayons du Solei</text:span><text:span text:style-name="T19">l</text:span><text:span text:style-name="T18">, ny les traits brillans du iour,<text:line-break/>mais la seule beauté de la Natur</text:span><text:span text:style-name="T19">e</text:span><text:span text:style-name="T18">, au</text:span><text:span text:style-name="T19">e</text:span><text:span text:style-name="T18">c la raison</text:span><text:span text:style-name="T19">.</text:span></text:p>
      <text:p text:style-name="P11"><text:span text:style-name="T24">LE II</text:span><text:span text:style-name="T25">I.</text:span><text:span text:style-name="T24"> LIVRE DE LvCR</text:span><text:span text:style-name="T25">Ï</text:span><text:span text:style-name="T24">CI</text:span><text:span text:style-name="T25">.</text:span><text:span text:style-name="T24"> </text:span><text:span text:style-name="T25">1</text:span><text:span text:style-name="T24">0</text:span><text:span text:style-name="T25">2<text:line-break/></text:span><text:span text:style-name="T19">led</text:span><text:span text:style-name="T18">ls premièrement que l’Esprit</text:span><text:span text:style-name="T19">,</text:span><text:span text:style-name="T18"> qui est</text:span><text:span text:style-name="T19"> </text:span><text:span text:style-name="T21">ce</text:span><text:span text:style-name="T18"> que<text:line-break/>nous appellons d’ordinaire l'entendemen</text:span><text:span text:style-name="T19">t</text:span><text:span text:style-name="T18">, dans<text:line-break/></text:span><text:span text:style-name="T19">9</text:span><text:span text:style-name="T18">5</text:span><text:span text:style-name="T19">,</text:span><text:span text:style-name="T18"> lequel est placé le conseil </text:span><text:span text:style-name="T19">&amp;</text:span><text:span text:style-name="T18"> la conduite de la vie,<text:line-break/>n</text:span><text:span text:style-name="T19">’e</text:span><text:span text:style-name="T18">s</text:span><text:span text:style-name="T19">t</text:span><text:span text:style-name="T18"> pas moins vne partie de l’homme , que les<text:line-break/>pied</text:span><text:span text:style-name="T19">s</text:span><text:span text:style-name="T18">, les mains </text:span><text:span text:style-name="T19">,</text:span><text:span text:style-name="T18"> </text:span><text:span text:style-name="T19">&amp;</text:span><text:span text:style-name="T18"> les yeux sont parties du corps<text:line-break/>anim</text:span><text:span text:style-name="T19">é</text:span><text:span text:style-name="T18">quoy que plusieurs Philosophes ayent cre</text:span><text:span text:style-name="T19">u<text:line-break/></text:span><text:span text:style-name="T18">que l</text:span><text:span text:style-name="T19">'</text:span><text:span text:style-name="T18">E</text:span><text:span text:style-name="T19">sp</text:span><text:span text:style-name="T18">rit n’est point a</text:span><text:span text:style-name="T19">t</text:span><text:span text:style-name="T18">testé dans Une certaine<text:line-break/>I</text:span><text:span text:style-name="T19">o</text:span><text:span text:style-name="T18">o. parti</text:span><text:span text:style-name="T19">e</text:span><text:span text:style-name="T18">, mais que </text:span><text:span text:style-name="T19">c’e</text:span><text:span text:style-name="T18">s</text:span><text:span text:style-name="T19">t</text:span><text:span text:style-name="T18"> quelque sorte d</text:span><text:span text:style-name="T19">’</text:span><text:span text:style-name="T18">habitud</text:span><text:span text:style-name="T19">e</text:span><text:span text:style-name="T18"> vi-<text:line-break/>tale qui est </text:span><text:span text:style-name="T19">ep</text:span><text:span text:style-name="T18">anduë par tout le corps , que les<text:line-break/>Grecs appellent </text:span><text:span text:style-name="T19">HARMONIE</text:span><text:span text:style-name="T18"> , pource qu’elle<text:line-break/>nous fait viure auec sentimen</text:span><text:span text:style-name="T19">t</text:span><text:span text:style-name="T18">, sans que le sejour<text:line-break/>de cét entendement soit determiné dans aucune<text:line-break/>partie : </text:span><text:span text:style-name="T21">adjo</text:span><text:span text:style-name="T20">u</text:span><text:span text:style-name="T21">tant,</text:span><text:span text:style-name="T20">0u</text:span><text:span text:style-name="T21">c</text:span><text:span text:style-name="T18"> comme l’on dit d'ordinaire<text:line-break/></text:span><text:span text:style-name="T19">1</text:span><text:span text:style-name="T18">0</text:span><text:span text:style-name="T19">5.</text:span><text:span text:style-name="T18"> que le corps est en bonne s</text:span><text:span text:style-name="T19">a</text:span><text:span text:style-name="T18">nt</text:span><text:span text:style-name="T19">é,</text:span><text:span text:style-name="T18"> quand </text:span><text:span text:style-name="T19">il</text:span><text:span text:style-name="T18"> se porte<text:line-break/>bien , &amp;</text:span><text:span text:style-name="T19">q</text:span><text:span text:style-name="T18">u</text:span><text:span text:style-name="T19">e</text:span><text:span text:style-name="T18"> toutesfois cette santé ne</text:span><text:span text:style-name="T19"> </text:span><text:span text:style-name="T18">fait aucune<text:line-break/></text:span><text:span text:style-name="T19">(</text:span><text:span text:style-name="T18">partie d</text:span><text:span text:style-name="T19">u</text:span><text:span text:style-name="T18">corps,</text:span><text:span text:style-name="T19"> </text:span><text:span text:style-name="T18">de mes</text:span><text:span text:style-name="T19">i</text:span><text:span text:style-name="T18">ne, il ne</text:span><text:span text:style-name="T19"> </text:span><text:span text:style-name="T18">faut point mettre<text:line-break/>e sens de l’Ame en vn</text:span><text:span text:style-name="T19">e</text:span><text:span text:style-name="T18"> partie déterminée. C’est<text:line-break/>en quoy il me semble qu</text:span><text:span text:style-name="T19">’</text:span><text:span text:style-name="T18">i</text:span><text:span text:style-name="T19">l</text:span><text:span text:style-name="T18">s se trompent for</text:span><text:span text:style-name="T19">t</text:span><text:span text:style-name="T18">, ye</text:span><text:span text:style-name="T19">n<text:line-break/></text:span><text:span text:style-name="T18">que bien souuent </text:span><text:span text:style-name="T19">,</text:span><text:span text:style-name="T18"> quand nous voyons que<text:line-break/>le corps est indispos</text:span><text:span text:style-name="T19">é</text:span><text:span text:style-name="T18">, nous sommes ress</text:span><text:span text:style-name="T19">o</text:span><text:span text:style-name="T18">üis inte-<text:line-break/></text:span><text:span text:style-name="T19">lie.</text:span><text:span text:style-name="T18"> rieurement : &amp; il arriue au contraire, que l</text:span><text:span text:style-name="T19">'</text:span><text:span text:style-name="T18">Efprit<text:line-break/>estant atteint de douleur </text:span><text:span text:style-name="T19">,</text:span><text:span text:style-name="T18"> le corps est</text:span><text:span text:style-name="T19"> </text:span><text:span text:style-name="T18">en bonne<text:line-break/>fam</text:span><text:span text:style-name="T19">é,</text:span><text:span text:style-name="T18"> non autrement que si le pied estoit malade,<text:line-break/>quand la </text:span><text:span text:style-name="T19">t</text:span><text:span text:style-name="T18">este (e porte bien. Lors que les membres<text:line-break/>sont doucement assoupis par le sommeil</text:span><text:span text:style-name="T19"> ,&amp; </text:span><text:span text:style-name="T18">que<text:line-break/>le corps fatigué fe r</text:span><text:span text:style-name="T19">e</text:span><text:span text:style-name="T18">pof</text:span><text:span text:style-name="T19">e</text:span><text:span text:style-name="T18"> sans aucun vsage des<text:line-break/></text:span><text:span text:style-name="T19">2</text:span><text:span text:style-name="T18">I5</text:span><text:span text:style-name="T19">.</text:span><text:span text:style-name="T18"> sens ; il y a toutesfois quelqu'autre Chos</text:span><text:span text:style-name="T19">e</text:span><text:span text:style-name="T18"> dans<text:line-break/>nous</text:span><text:span text:style-name="T19">,</text:span><text:span text:style-name="T18"> mesmes en ce temps là </text:span><text:span text:style-name="T19">,</text:span><text:span text:style-name="T18"> qui est agité en<text:line-break/>diuerfes manier</text:span><text:span text:style-name="T19">c</text:span><text:span text:style-name="T18">s,qui reçoit tantost tous</text:span><text:span text:style-name="T19"> </text:span><text:span text:style-name="T18">les mou</text:span><text:span text:style-name="T19">-<text:line-break/></text:span><text:span text:style-name="T18">uemcns d</text:span><text:span text:style-name="T19">e</text:span><text:span text:style-name="T18"> la ioye , </text:span><text:span text:style-name="T19">&amp;</text:span><text:span text:style-name="T18"> tantost toutes les vaines in</text:span><text:span text:style-name="T19">-<text:line-break/></text:span><text:span text:style-name="T18">qui</text:span><text:span text:style-name="T19">c</text:span><text:span text:style-name="T18">tudes du </text:span><text:span text:style-name="T19">c</text:span><text:span text:style-name="T18">aur.</text:span></text:p>
      <text:p text:style-name="Texte_20_du_20_corps"><text:span text:style-name="T18">Maintenant , afin que vous connaissiez que<text:line-break/>l’Ame est infuse dans les membres du corps </text:span><text:span text:style-name="T19">,</text:span><text:span text:style-name="T18"> &amp;<text:line-break/>qu’elle n’est point celte ha</text:span><text:span text:style-name="T19">r</text:span><text:span text:style-name="T18">monie de quelques</text:span></text:p>
      <text:p text:style-name="P11"><text:span text:style-name="T18">L E I</text:span><text:span text:style-name="T19">I</text:span><text:span text:style-name="T18">I. LIvRE DE LvCR</text:span><text:span text:style-name="T19">ECE.</text:span><text:span text:style-name="T18"> </text:span><text:span text:style-name="T19">r</text:span><text:span text:style-name="T18">o</text:span><text:span text:style-name="T19">4<text:line-break/></text:span><text:span text:style-name="T18">l’Amequi se rép</text:span><text:span text:style-name="T19">à</text:span><text:span text:style-name="T18">d par tout le corps ob</text:span><text:span text:style-name="T19">eft</text:span><text:span text:style-name="T18"> à l’Esprit<text:line-break/>&amp; se meut à sa discrétion selon le pouuoir qu’elle<text:line-break/></text:span><text:span text:style-name="T19">I</text:span><text:span text:style-name="T18">45. en reçoit: mai</text:span><text:span text:style-name="T19">sl'</text:span><text:span text:style-name="T18">Esprit p</text:span><text:span text:style-name="T19">ars</text:span><text:span text:style-name="T18">oy-mes</text:span><text:span text:style-name="T19">i</text:span><text:span text:style-name="T18">n</text:span><text:span text:style-name="T19">c</text:span><text:span text:style-name="T18"> seulement<text:line-break/>est </text:span><text:span text:style-name="T19">f</text:span><text:span text:style-name="T18">age pour </text:span><text:span text:style-name="T19">i</text:span><text:span text:style-name="T18">oy , &amp; se réj</text:span><text:span text:style-name="T19">o</text:span><text:span text:style-name="T18">üit pour so</text:span><text:span text:style-name="T19">y,</text:span><text:span text:style-name="T18"> tandis<text:line-break/>que rien de semblable n'affecte l’Ame ny le Corps</text:span><text:span text:style-name="T19">.<text:line-break/></text:span><text:span text:style-name="T18">Et tout ainsi que </text:span><text:span text:style-name="T19">p</text:span><text:span text:style-name="T18">ou</text:span><text:span text:style-name="T19">f</text:span><text:span text:style-name="T18"> </text:span><text:span text:style-name="T19">v</text:span><text:span text:style-name="T18">n mal de teste , ou pour<text:line-break/>vne defluction s</text:span><text:span text:style-name="T19">i</text:span><text:span text:style-name="T18">lr les yeu</text:span><text:span text:style-name="T19">x,</text:span><text:span text:style-name="T18"> tout nostre corps n</text:span><text:span text:style-name="T19">’</text:span><text:span text:style-name="T18">en<text:line-break/></text:span><text:span text:style-name="T19">15o.</text:span><text:span text:style-name="T18"> </text:span><text:span text:style-name="T105">c</text:span><text:span text:style-name="T19">st</text:span><text:span text:style-name="T18"> P</text:span><text:span text:style-name="T105">25</text:span><text:span text:style-name="T18"> a</text:span><text:span text:style-name="T19">ss</text:span><text:span text:style-name="T18">l</text:span><text:span text:style-name="T19">i</text:span><text:span text:style-name="T18">gé </text:span><text:span text:style-name="T19">»</text:span><text:span text:style-name="T18"> ainsi</text:span><text:span text:style-name="T19">)</text:span><text:span text:style-name="T18"> nos</text:span><text:span text:style-name="T19">t</text:span><text:span text:style-name="T18">r</text:span><text:span text:style-name="T19">e</text:span><text:span text:style-name="T18"> </text:span><text:span text:style-name="T19">£f</text:span><text:span text:style-name="T18">pr</text:span><text:span text:style-name="T19">i</text:span><text:span text:style-name="T18">t est quelquesfois<text:line-break/></text:span><text:span text:style-name="T19">’</text:span><text:span text:style-name="T18"> bless</text:span><text:span text:style-name="T19">é</text:span><text:span text:style-name="T18">, &amp; quelquefois transporté par la ioy</text:span><text:span text:style-name="T19">e</text:span><text:span text:style-name="T18">, que<text:line-break/>l'autre partie de l</text:span><text:span text:style-name="T19">’</text:span><text:span text:style-name="T18">Ame qui est répandue dans les<text:line-break/>membres</text:span><text:span text:style-name="T19">,</text:span><text:span text:style-name="T18"> ne </text:span><text:span text:style-name="T19">sie</text:span><text:span text:style-name="T18">n est point apper</text:span><text:span text:style-name="T19">cc</text:span><text:span text:style-name="T18">ue. Mais quand<text:line-break/>l’Entende</text:span><text:span text:style-name="T19">rn</text:span><text:span text:style-name="T18">ent est émeu plus fortement par vn</text:span><text:span text:style-name="T19">e<text:line-break/></text:span><text:span text:style-name="T18">crainte v</text:span><text:span text:style-name="T19">c</text:span><text:span text:style-name="T18">hement</text:span><text:span text:style-name="T19">c,</text:span><text:span text:style-name="T18"> nous voyons que toute l’Ame<text:line-break/></text:span><text:span text:style-name="T20">25</text:span><text:span text:style-name="T21">5.</text:span><text:span text:style-name="T18"> y prend part dans tous les membres </text:span><text:span text:style-name="T19">,</text:span><text:span text:style-name="T18"> ce qu’</text:span><text:span text:style-name="T19">il</text:span><text:span text:style-name="T18"> est<text:line-break/>facile de connoistre pa</text:span><text:span text:style-name="T19">rl</text:span><text:span text:style-name="T18">e</text:span><text:span text:style-name="T19">sfi</text:span><text:span text:style-name="T18">leur</text:span><text:span text:style-name="T19">s</text:span><text:span text:style-name="T18"> </text:span><text:span text:style-name="T19">,</text:span><text:span text:style-name="T18"> pat v</text:span><text:span text:style-name="T19">u</text:span><text:span text:style-name="T18">e p</text:span><text:span text:style-name="T19">â</text:span><text:span text:style-name="T18">leur<text:line-break/>vniuersell</text:span><text:span text:style-name="T19">e</text:span><text:span text:style-name="T18">, pa</text:span><text:span text:style-name="T19">t</text:span><text:span text:style-name="T18"> la langue deuenu</text:span><text:span text:style-name="T19">e </text:span><text:span text:style-name="T18">comme immo-<text:line-break/>bil</text:span><text:span text:style-name="T19">e</text:span><text:span text:style-name="T18">,p</text:span><text:span text:style-name="T19">a</text:span><text:span text:style-name="T18">r la voix entrecoupée </text:span><text:span text:style-name="T19">,</text:span><text:span text:style-name="T18"> pat les yeux obs</text:span><text:span text:style-name="T19">c</text:span><text:span text:style-name="T18">ur</text:span><text:span text:style-name="T19">-<text:line-break/>cla</text:span><text:span text:style-name="T18"> </text:span><text:span text:style-name="T19">,</text:span><text:span text:style-name="T18"> par les oreilles bruyantes </text:span><text:span text:style-name="T19">,</text:span><text:span text:style-name="T18"> par l'abbat</text:span><text:span text:style-name="T19">e</text:span><text:span text:style-name="T18">ment<text:line-break/>des bras &amp; des iamb</text:span><text:span text:style-name="T19">e</text:span><text:span text:style-name="T18">s. Et afin que chacun puisse<text:line-break/>connoistr</text:span><text:span text:style-name="T19">eq</text:span><text:span text:style-name="T18">u</text:span><text:span text:style-name="T19">el</text:span><text:span text:style-name="T18">’Ame est iointe auec l’Es</text:span><text:span text:style-name="T19">p</text:span><text:span text:style-name="T18">rit, &amp;<text:line-break/>qu’dle touche viuement le corps quand elle s</text:span><text:span text:style-name="T19">ouf</text:span><text:span text:style-name="T18">f</text:span><text:span text:style-name="T19">r</text:span><text:span text:style-name="T18">e<text:line-break/>les atteintes violentes de l’Esprit </text:span><text:span text:style-name="T19">,</text:span><text:span text:style-name="T18"> nous voyons<text:line-break/></text:span><text:span text:style-name="T19">s</text:span><text:span text:style-name="T18">ou</text:span><text:span text:style-name="T19">u</text:span><text:span text:style-name="T18">en</text:span><text:span text:style-name="T19">t</text:span><text:span text:style-name="T18"> que les hommes tombent en défaillance,<text:line-break/>&amp; meurent mefme pour vne terreur inopinée,<text:line-break/>d’où ie p</text:span><text:span text:style-name="T19">e</text:span><text:span text:style-name="T18">nfe tirer vne pre</text:span><text:span text:style-name="T19">uu</text:span><text:span text:style-name="T18">e que la Nature de<text:line-break/>l</text:span><text:span text:style-name="T19">’</text:span><text:span text:style-name="T18">Ame &amp; de l’Esprit est corporelle : car puis qu’dle </text:span><text:span text:style-name="T19">'<text:line-break/></text:span><text:span text:style-name="T18">peut agiter les membres , retirer le corps de l'as-<text:line-break/>soupisse</text:span><text:span text:style-name="T19">rn</text:span><text:span text:style-name="T18">ent du fommei</text:span><text:span text:style-name="T19">l</text:span><text:span text:style-name="T18">, porter du changement<text:line-break/></text:span><text:span text:style-name="T19">16</text:span><text:span text:style-name="T18">5</text:span><text:span text:style-name="T19">.</text:span><text:span text:style-name="T18"> au visage </text:span><text:span text:style-name="T19">,</text:span><text:span text:style-name="T18"> &amp; conduire l’homme tout entier , &amp;<text:line-break/>le faire tourner où elle veu</text:span><text:span text:style-name="T19">t</text:span><text:span text:style-name="T18">, ce</text:span><text:span text:style-name="T19"> </text:span><text:span text:style-name="T18">que</text:span><text:span text:style-name="T19"> </text:span><text:span text:style-name="T18">nous fomm</text:span><text:span text:style-name="T19">e</text:span><text:span text:style-name="T18">s<text:line-break/>persuadez qui ne se peut faire sans attouchemen</text:span><text:span text:style-name="T19">t</text:span><text:span text:style-name="T18">,<text:line-break/>comme l’attouchement ne peut es</text:span><text:span text:style-name="T19">t</text:span><text:span text:style-name="T18">re sans vn<text:line-break/></text:span><text:span text:style-name="T20">2</text:span><text:span text:style-name="T21">7</text:span><text:span text:style-name="T20">0</text:span><text:span text:style-name="T18"> corp</text:span><text:span text:style-name="T19">s</text:span><text:span text:style-name="T18">, ne faut</text:span><text:span text:style-name="T19">-</text:span><text:span text:style-name="T18">il pas auo</text:span><text:span text:style-name="T19">u</text:span><text:span text:style-name="T18">er que l’Ame &amp; l’Esprit<text:line-break/>ont</text:span><text:span text:style-name="T19"> </text:span><text:span text:style-name="T18">v</text:span><text:span text:style-name="T19">ne </text:span><text:span text:style-name="T18">nature corporelle </text:span><text:span text:style-name="T19">î </text:span><text:span text:style-name="T18">joint</text:span><text:span text:style-name="T19"> </text:span><text:span text:style-name="T18">que vous voyez</text:span></text:p>
      <text:p text:style-name="P11"><text:span text:style-name="T25">to5</text:span><text:span text:style-name="T24"> </text:span><text:span text:style-name="T25">LE</text:span><text:span text:style-name="T24"> I</text:span><text:span text:style-name="T25">II</text:span><text:span text:style-name="T24">. </text:span><text:span text:style-name="T25">L</text:span><text:span text:style-name="T24"> </text:span><text:span text:style-name="T25">i</text:span><text:span text:style-name="T24"> v R E </text:span><text:span text:style-name="T25">F</text:span><text:span text:style-name="T24">E LVC</text:span><text:span text:style-name="T25">RECE.<text:line-break/></text:span><text:span text:style-name="T18">l’Esprit agit &amp; compatit également en nous</text:span><text:span text:style-name="T19"> </text:span><text:span text:style-name="T18">au</text:span><text:span text:style-name="T19">ec<text:line-break/></text:span><text:span text:style-name="T18">le Corps</text:span><text:span text:style-name="T19">.</text:span><text:span text:style-name="T18"> Si l</text:span><text:span text:style-name="T19">'</text:span><text:span text:style-name="T18">horrible violence de la mort,<text:line-break/>poussée a</text:span><text:span text:style-name="T19">u</text:span><text:span text:style-name="T18"> dedans entre les os &amp; les nerf</text:span><text:span text:style-name="T19">s</text:span><text:span text:style-name="T18">, n’offen-<text:line-break/>se pas encore tout à fait les Principes il la vie,<text:line-break/>toutesfois vne langueur suit cet</text:span><text:span text:style-name="T19">ie</text:span><text:span text:style-name="T18"> </text:span><text:span text:style-name="T19">p</text:span><text:span text:style-name="T18">remiere at</text:span><text:span text:style-name="T19">-<text:line-break/></text:span><text:span text:style-name="T18">teinte</text:span><text:span text:style-name="T19">,</text:span><text:span text:style-name="T18"> on se veut coucher par terr</text:span><text:span text:style-name="T19">e</text:span><text:span text:style-name="T18">, ou l’on n'est<text:line-break/>pas </text:span><text:span text:style-name="T19">l</text:span><text:span text:style-name="T18">i</text:span><text:span text:style-name="T19">-</text:span><text:span text:style-name="T18">tost, que l’Esprit </text:span><text:span text:style-name="T19">in</text:span><text:span text:style-name="T18">certaincment agité, don</text:span><text:span text:style-name="T19">-</text:span><text:span text:style-name="T18"> </text:span><text:span text:style-name="T20">275s<text:line-break/></text:span><text:span text:style-name="T18">ne la pensée inconstante de se releuer. D’o</text:span><text:span text:style-name="T19">ù</text:span><text:span text:style-name="T18">j’in-<text:line-break/>s</text:span><text:span text:style-name="T19">e</text:span><text:span text:style-name="T18">re encore qu’</text:span><text:span text:style-name="T19">il</text:span><text:span text:style-name="T18"> est necessaire que la nature de<text:line-break/></text:span><text:span text:style-name="T19">l’</text:span><text:span text:style-name="T18">Esprit soit corporelle </text:span><text:span text:style-name="T19">,</text:span><text:span text:style-name="T18"> puis qu</text:span><text:span text:style-name="T19">’d</text:span><text:span text:style-name="T18">le souffre des<text:line-break/>coup</text:span><text:span text:style-name="T19">s</text:span><text:span text:style-name="T18">, &amp; de l'agitation du corps.</text:span></text:p>
      <text:p text:style-name="Texte_20_du_20_corps"><text:span text:style-name="T18">A cette heure, e</text:span><text:span text:style-name="T19">n</text:span><text:span text:style-name="T18"> contin</text:span><text:span text:style-name="T19">sse</text:span><text:span text:style-name="T18">nt m</text:span><text:span text:style-name="T19">e</text:span><text:span text:style-name="T18">s pensées sur<text:line-break/>ce suje</text:span><text:span text:style-name="T19">t,</text:span><text:span text:style-name="T18"> ie vous feray voir quelle est la nature<text:line-break/>corporelle de l’Espri</text:span><text:span text:style-name="T19">t</text:span><text:span text:style-name="T18">, </text:span><text:span text:style-name="T19">&amp;</text:span><text:span text:style-name="T18"> d</text:span><text:span text:style-name="T19">’ou</text:span><text:span text:style-name="T18"> elle prend son ori-<text:line-break/>gine. Ie dis donc premièrement que l’Es</text:span><text:span text:style-name="T19">p</text:span><text:span text:style-name="T18">rit est<text:line-break/>fort subtil</text:span><text:span text:style-name="T19">,</text:span><text:span text:style-name="T18"> &amp; qu</text:span><text:span text:style-name="T19">’</text:span><text:span text:style-name="T18">il est fait de corps tres-nienus</text:span><text:span text:style-name="T19">.</text:span><text:span text:style-name="T18"> </text:span><text:span text:style-name="T19">r8o;<text:line-break/></text:span><text:span text:style-name="T18">Vous remarquerez qu</text:span><text:span text:style-name="T19">e</text:span><text:span text:style-name="T18"> ie vous le représente de la<text:line-break/></text:span><text:span text:style-name="T19">F</text:span><text:span text:style-name="T18">orte,</text:span><text:span text:style-name="T19">a</text:span><text:span text:style-name="T18">fin que vous les pulssie</text:span><text:span text:style-name="T19">z</text:span><text:span text:style-name="T18"> connoistre</text:span><text:span text:style-name="T19">.</text:span><text:span text:style-name="T18"> </text:span><text:span text:style-name="T19">Us</text:span><text:span text:style-name="T18">e</text:span><text:span text:style-name="T19">nt-<text:line-break/></text:span><text:span text:style-name="T18">ble qu’</text:span><text:span text:style-name="T19">il</text:span><text:span text:style-name="T18"> n</text:span><text:span text:style-name="T19">’y</text:span><text:span text:style-name="T18"> a rien qui </text:span><text:span text:style-name="T19">se</text:span><text:span text:style-name="T18"> fasse auec tant de vistesse ,<text:line-break/>que ce que l’Esprit t</text:span><text:span text:style-name="T19">e</text:span><text:span text:style-name="T18"> propos</text:span><text:span text:style-name="T19">e,</text:span><text:span text:style-name="T18"> &amp; qu’il entreprend<text:line-break/>de faire. L’Esprit </text:span><text:span text:style-name="T19">f</text:span><text:span text:style-name="T18">e meut donc au</text:span><text:span text:style-name="T19">e</text:span><text:span text:style-name="T18">c plus de rg^<text:line-break/>promptitude que nulle des choses qui se present</text:span><text:span text:style-name="T19">e</text:span><text:span text:style-name="T18">nt<text:line-break/>deuant nos</text:span><text:span text:style-name="T19"> </text:span><text:span text:style-name="T18">yeux en toute la Nature</text:span><text:span text:style-name="T19">,</text:span><text:span text:style-name="T18"> or</text:span><text:span text:style-name="T19"> </text:span><text:span text:style-name="T18">ce</text:span><text:span text:style-name="T19"> </text:span><text:span text:style-name="T18">qui</text:span><text:span text:style-name="T19"> </text:span><text:span text:style-name="T18">se<text:line-break/>meut si facilement , doit consister de semences<text:line-break/>rondes &amp; menue</text:span><text:span text:style-name="T19">s,</text:span><text:span text:style-name="T18"> afin de se mouuoir prompte</text:span><text:span text:style-name="T19">-<text:line-break/></text:span><text:span text:style-name="T18">ment pour la moindre agitation. Ainsi </text:span><text:span text:style-name="T19">l</text:span><text:span text:style-name="T18">’eau se </text:span><text:span text:style-name="T20">i9o.</text:span><text:span text:style-name="T21"> </text:span><text:span text:style-name="T20">.<text:line-break/></text:span><text:span text:style-name="T18">meut &amp; s’écoule en fort peu de temps , pource<text:line-break/>q</text:span><text:span text:style-name="T19">uel</text:span><text:span text:style-name="T18">le a esté formée de figures petites &amp; roulan-<text:line-break/>tes : au contrair</text:span><text:span text:style-name="T19">e,</text:span><text:span text:style-name="T18"> la nature du miel est plus p</text:span><text:span text:style-name="T19">e</text:span><text:span text:style-name="T18">s</text:span><text:span text:style-name="T19">é</text:span><text:span text:style-name="T18">e,<text:line-break/>&amp; ses ruisseaux sont plus paresseux, comme son<text:line-break/>action est plus lente: car l</text:span><text:span text:style-name="T19">'</text:span><text:span text:style-name="T18">abondance de toute sa<text:line-break/></text:span><text:span text:style-name="T19">rn</text:span><text:span text:style-name="T18">atiere est plus adhérente entr</text:span><text:span text:style-name="T19">'</text:span><text:span text:style-name="T18">elle, à cause qu</text:span><text:span text:style-name="T19">’dl</text:span><text:span text:style-name="T18">e<text:line-break/>ne consiste pas comme l</text:span><text:span text:style-name="T19">’e</text:span><text:span text:style-name="T18">au de corps si polis, </text:span><text:span text:style-name="T21">si </text:span><text:span text:style-name="T20">iPft<text:line-break/></text:span><text:span text:style-name="T18">délie</text:span><text:span text:style-name="T19">z</text:span><text:span text:style-name="T18"> </text:span><text:span text:style-name="T19">,</text:span><text:span text:style-name="T18"> ny si ronds</text:span><text:span text:style-name="T19">.</text:span><text:span text:style-name="T18"> Vn</text:span><text:span text:style-name="T19">e</text:span><text:span text:style-name="T18"> sort legere haleine est</text:span></text:p>
      <text:p text:style-name="Texte_20_du_20_corps"><text:span text:style-name="T21">Si minu</text:span><text:span text:style-name="T20">s</text:span></text:p>
      <text:p text:style-name="P11"><text:span text:style-name="T25">LE</text:span><text:span text:style-name="T24"> III. </text:span><text:span text:style-name="T25">LI</text:span><text:span text:style-name="T24">VR</text:span><text:span text:style-name="T25">É</text:span><text:span text:style-name="T24"> DE L</text:span><text:span text:style-name="T25">v</text:span><text:span text:style-name="T24">CR</text:span><text:span text:style-name="T25">ÊeE,-</text:span><text:span text:style-name="T24"> </text:span><text:span text:style-name="T25">io7<text:line-break/></text:span><text:span text:style-name="T18">capable de renuerser </text:span><text:span text:style-name="T19">&amp;</text:span><text:span text:style-name="T18"> d’écarter vn grand mon</text:span><text:span text:style-name="T19">:<text:line-break/></text:span><text:span text:style-name="T18">ceau de graines de Pauot ,</text:span><text:span text:style-name="T19">&amp;</text:span><text:span text:style-name="T18"> ne peut nullement<text:line-break/>agir de la mesme sorte sur vn monceau de pierre</text:span><text:span text:style-name="T19">;<text:line-break/></text:span><text:span text:style-name="T20">lpoo</text:span><text:span text:style-name="T21">.</text:span><text:span text:style-name="T18"> ou de jauelots. D</text:span><text:span text:style-name="T19">ie</text:span><text:span text:style-name="T18">u ie tire</text:span><text:span text:style-name="T19"> </text:span><text:span text:style-name="T18">la conséquence que<text:line-break/>d'autant plus que </text:span><text:span text:style-name="T19">l</text:span><text:span text:style-name="T18">es corps sont petits &amp; poli</text:span><text:span text:style-name="T19">s</text:span><text:span text:style-name="T18">, ils<text:line-break/></text:span><text:span text:style-name="T19">F</text:span><text:span text:style-name="T18">ont aussi d'autant plus mobil</text:span><text:span text:style-name="T19">e</text:span><text:span text:style-name="T18">s :</text:span><text:span text:style-name="T19"> </text:span><text:span text:style-name="T18">comme au con-<text:line-break/>trair</text:span><text:span text:style-name="T19">e</text:span><text:span text:style-name="T18">, ils </text:span><text:span text:style-name="T19">fia</text:span><text:span text:style-name="T18">nt d'autant plus fixes , qu’</text:span><text:span text:style-name="T19">il</text:span><text:span text:style-name="T18">s sont plus<text:line-break/>rudes &amp; plus pesans</text:span><text:span text:style-name="T19">.</text:span></text:p>
      <text:p text:style-name="Texte_20_du_20_corps"><text:span text:style-name="T18">Puis do</text:span><text:span text:style-name="T19">r</text:span><text:span text:style-name="T18">e que nous auon</text:span><text:span text:style-name="T19">s</text:span><text:span text:style-name="T18"> trou</text:span><text:span text:style-name="T19">u</text:span><text:span text:style-name="T18">é que la nature<text:line-break/></text:span><text:span text:style-name="T19">*°</text:span><text:span text:style-name="T18">5</text:span><text:span text:style-name="T19">"</text:span><text:span text:style-name="T18"> de l</text:span><text:span text:style-name="T19">’</text:span><text:span text:style-name="T18">Esprit est parfaitement mobile , il est neces-<text:line-break/></text:span><text:span text:style-name="T19">sa</text:span><text:span text:style-name="T18">ire</text:span><text:span text:style-name="T19"> </text:span><text:span text:style-name="T18">aussi qu</text:span><text:span text:style-name="T19">e</text:span><text:span text:style-name="T18">lle consiste de corps tres</text:span><text:span text:style-name="T19">-</text:span><text:span text:style-name="T18">petirs, &amp;<text:line-break/>extréinement ronds &amp; poli</text:span><text:span text:style-name="T19">s</text:span><text:span text:style-name="T18"> : ce qui ne vous </text:span><text:span text:style-name="T19">f</text:span><text:span text:style-name="T18">era<text:line-break/>point connu </text:span><text:span text:style-name="T19">,</text:span><text:span text:style-name="T18"> </text:span><text:span text:style-name="T19">o</text:span><text:span text:style-name="T18"> très-excellent Am</text:span><text:span text:style-name="T19">y,</text:span><text:span text:style-name="T18"> sans</text:span><text:span text:style-name="T19"> </text:span><text:span text:style-name="T18">que l'</text:span><text:span text:style-name="T19">a-<text:line-break/></text:span><text:span text:style-name="T18">uantag</text:span><text:span text:style-name="T19">e</text:span><text:span text:style-name="T18"> vous en demeure en plusieurs manier</text:span><text:span text:style-name="T19">e</text:span><text:span text:style-name="T18">s</text:span><text:span text:style-name="T19">s<text:line-break/></text:span><text:span text:style-name="T18">&amp; que vous n</text:span><text:span text:style-name="T19">le</text:span><text:span text:style-name="T18">n teniez la connaissance bien<text:line-break/></text:span><text:span text:style-name="T19">&gt;1</text:span><text:span text:style-name="T18">0</text:span><text:span text:style-name="T19">.</text:span><text:span text:style-name="T18"> auantageuse. Cecy encore fait bien voir comme<text:line-break/>la nature de l</text:span><text:span text:style-name="T19">’</text:span><text:span text:style-name="T18">Esprit est formée d'une tissure fort<text:line-break/>d</text:span><text:span text:style-name="T19">é</text:span><text:span text:style-name="T18">licat</text:span><text:span text:style-name="T19">e</text:span><text:span text:style-name="T18">, &amp; comme elle feroit contenue</text:span><text:span text:style-name="T19">’</text:span><text:span text:style-name="T18"> en vn<text:line-break/>tres-petit lieu , si elle</text:span><text:span text:style-name="T19"> </text:span><text:span text:style-name="T18">se pouuoi</text:span><text:span text:style-name="T19">t</text:span><text:span text:style-name="T18"> ramasser en elle</text:span><text:span text:style-name="T19">-<text:line-break/></text:span><text:span text:style-name="T18">me</text:span><text:span text:style-name="T19">fi</text:span><text:span text:style-name="T18">rie , puisque le repos asseur</text:span><text:span text:style-name="T19">e</text:span><text:span text:style-name="T18"> de la mort ne<text:line-break/></text:span><text:span text:style-name="T19">s</text:span><text:span text:style-name="T18">’</text:span><text:span text:style-name="T19">e</text:span><text:span text:style-name="T18">s</text:span><text:span text:style-name="T19">t</text:span><text:span text:style-name="T18"> point si-t</text:span><text:span text:style-name="T19">o</text:span><text:span text:style-name="T18">s</text:span><text:span text:style-name="T19">ts</text:span><text:span text:style-name="T18">aisi de 1</text:span><text:span text:style-name="T19"> </text:span><text:span text:style-name="T18">homme</text:span><text:span text:style-name="T19">,</text:span><text:span text:style-name="T18"> que la nature<text:line-break/></text:span><text:span text:style-name="T19">225.</text:span><text:span text:style-name="T18"> de l’</text:span><text:span text:style-name="T19">A</text:span><text:span text:style-name="T18">me &amp; l’Esprit se retire </text:span><text:span text:style-name="T19">,</text:span><text:span text:style-name="T18"> sans que vous vous<text:line-break/>apperceuiez q</text:span><text:span text:style-name="T19">u</text:span><text:span text:style-name="T18">’il ait esté rien osté de tout le corps</text:span><text:span text:style-name="T19">,<text:line-break/></text:span><text:span text:style-name="T18">ny quant à sa figur</text:span><text:span text:style-name="T19">e,</text:span><text:span text:style-name="T18"> </text:span><text:span text:style-name="T19">ny</text:span><text:span text:style-name="T18"> quant à sa pesanteur : car<text:line-break/>la mort luy laisse tout ce qu’il auoit , excepté la<text:line-break/>chaleur</text:span><text:span text:style-name="T19"> </text:span><text:span text:style-name="T18">&amp; le fentiment de la vie</text:span><text:span text:style-name="T19">.</text:span><text:span text:style-name="T18"> Il faut donc d</text:span><text:span text:style-name="T19">o<text:line-break/></text:span><text:span text:style-name="T18">nécessité que toute l'ame soit liée par des semences<text:line-break/>tres-p</text:span><text:span text:style-name="T19">e</text:span><text:span text:style-name="T18">tit</text:span><text:span text:style-name="T19">e</text:span><text:span text:style-name="T18">s dans les veine</text:span><text:span text:style-name="T19">s</text:span><text:span text:style-name="T18">,</text:span><text:span text:style-name="T19">l</text:span><text:span text:style-name="T18">es entrailles, &amp;les<text:line-break/>nerfs</text:span><text:span text:style-name="T19">,</text:span><text:span text:style-name="T18"> pource que lors qu’</text:span><text:span text:style-name="T19">d</text:span><text:span text:style-name="T18">le se retire entièrement<text:line-break/>du corps</text:span><text:span text:style-name="T19"> j</text:span><text:span text:style-name="T18">l'extrem</text:span><text:span text:style-name="T19">i</text:span><text:span text:style-name="T18">té des</text:span><text:span text:style-name="T19"> </text:span><text:span text:style-name="T18">membres ,</text:span><text:span text:style-name="T19">o</text:span><text:span text:style-name="T18">u le tout du<text:line-break/>corps ne laisse pas de se c</text:span><text:span text:style-name="T19">o</text:span><text:span text:style-name="T18">nser</text:span><text:span text:style-name="T19">u</text:span><text:span text:style-name="T18">er dans son inte-<text:line-break/>220 grit</text:span><text:span text:style-name="T19">é</text:span><text:span text:style-name="T18">, &amp; ne perd pas vn atome d</text:span><text:span text:style-name="T19">e</text:span><text:span text:style-name="T18"> sa pesanteur</text:span><text:span text:style-name="T19">.</text:span></text:p>
      <text:p text:style-name="Texte_20_du_20_corps"><text:span text:style-name="T19">Il</text:span><text:span text:style-name="T18"> en est ainsi du vi</text:span><text:span text:style-name="T19">n</text:span><text:span text:style-name="T18">, quand la fleur </text:span><text:span text:style-name="T21">ou </text:span><text:span text:style-name="T20">t</text:span><text:span text:style-name="T21"> odeur</text:span><text:span text:style-name="T18"> s</text:span><text:span text:style-name="T19">ie</text:span><text:span text:style-name="T18">n<text:line-break/>est éuan</text:span><text:span text:style-name="T19">o</text:span><text:span text:style-name="T18">üie, ou de quelque</text:span><text:span text:style-name="T19"> </text:span><text:span text:style-name="T18">doux</text:span><text:span text:style-name="T19"> </text:span><text:span text:style-name="T18">parfum , quand</text:span></text:p>
      <text:p text:style-name="P11"><text:span text:style-name="T36">tos</text:span><text:span text:style-name="T37"> L</text:span><text:span text:style-name="T36">EI</text:span><text:span text:style-name="T37">I</text:span><text:span text:style-name="T36">I.L</text:span><text:span text:style-name="T37">IVRE </text:span><text:span text:style-name="T36">DEL</text:span><text:span text:style-name="T37">v</text:span><text:span text:style-name="T36">cRE</text:span><text:span text:style-name="T37">e</text:span><text:span text:style-name="T36">r<text:line-break/></text:span><text:span text:style-name="T19">lle</text:span><text:span text:style-name="T18">l</text:span><text:span text:style-name="T19">p</text:span><text:span text:style-name="T18">rit</text:span><text:span text:style-name="T19">sle</text:span><text:span text:style-name="T18">n est exhal</text:span><text:span text:style-name="T19">é</text:span><text:span text:style-name="T18">, ou des fruits qui ont perdu<text:line-break/>leur gousse car aucune de ces choses n</text:span><text:span text:style-name="T19">’e</text:span><text:span text:style-name="T18">n pat</text:span><text:span text:style-name="T19">o</text:span><text:span text:style-name="T18">is</text:span><text:span text:style-name="T19">t2</text:span><text:span text:style-name="T18">2</text:span><text:span text:style-name="T19">5]<text:line-break/></text:span><text:span text:style-name="T18">point pour cela</text:span><text:span text:style-name="T19">,</text:span><text:span text:style-name="T18"> moindre , ny n</text:span><text:span text:style-name="T19">’e</text:span><text:span text:style-name="T18">n a point re</text:span><text:span text:style-name="T19">-<text:line-break/></text:span><text:span text:style-name="T18">tranche de sa pesanteur , pou</text:span><text:span text:style-name="T19">r</text:span><text:span text:style-name="T18">ce qu</text:span><text:span text:style-name="T19">e</text:span><text:span text:style-name="T18"> c</text:span><text:span text:style-name="T19">’</text:span><text:span text:style-name="T18">est vne<text:line-break/>grande quantité de petites semences qui consti-<text:line-break/></text:span><text:span text:style-name="T19">t </text:span><text:span text:style-name="T18">l</text:span><text:span text:style-name="T19">i</text:span><text:span text:style-name="T18">ent les gou</text:span><text:span text:style-name="T19">sse</text:span><text:span text:style-name="T18">, &amp; les odeurs dans tous les corps</text:span><text:span text:style-name="T19">.<text:line-break/></text:span><text:span text:style-name="T18">D</text:span><text:span text:style-name="T19">’</text:span><text:span text:style-name="T18">o</text:span><text:span text:style-name="T19">ù</text:span><text:span text:style-name="T18"> i</text:span><text:span text:style-name="T19">e</text:span><text:span text:style-name="T18"> conclus que la nature de l</text:span><text:span text:style-name="T19">'</text:span><text:span text:style-name="T18">Esprit &amp; de</text:span><text:span text:style-name="T19"> </text:span><text:span text:style-name="T18">23</text:span><text:span text:style-name="T19">02<text:line-break/></text:span><text:span text:style-name="T18">l’Ame est a</text:span><text:span text:style-name="T19">us</text:span><text:span text:style-name="T18">si formée de tres</text:span><text:span text:style-name="T19">-p</text:span><text:span text:style-name="T18">etites semences,<text:line-break/>puis qu’</text:span><text:span text:style-name="T19">e</text:span><text:span text:style-name="T18">n se retirant , elle n</text:span><text:span text:style-name="T19">’o</text:span><text:span text:style-name="T18">ste rien de la<text:line-break/>pesanteur</text:span><text:span text:style-name="T19">.</text:span></text:p>
      <text:p text:style-name="Texte_20_du_20_corps"><text:span text:style-name="T18">Nous ne de</text:span><text:span text:style-name="T19">u</text:span><text:span text:style-name="T18">ons point to</text:span><text:span text:style-name="T19">ur</text:span><text:span text:style-name="T18">esfois estimer que<text:line-break/></text:span><text:span text:style-name="T19">,</text:span><text:span text:style-name="T18"> cette nature soit simple : ca</text:span><text:span text:style-name="T19">r</text:span><text:span text:style-name="T18"> vn certain sou</text:span><text:span text:style-name="T19">ffr</text:span><text:span text:style-name="T18">e<text:line-break/>me</text:span><text:span text:style-name="T19">sse</text:span><text:span text:style-name="T18"> de chaleu</text:span><text:span text:style-name="T19">r</text:span><text:span text:style-name="T18">, abandonne les pers</text:span><text:span text:style-name="T19">o</text:span><text:span text:style-name="T18">nnes mou-<text:line-break/>rantes </text:span><text:span text:style-name="T19">:</text:span><text:span text:style-name="T18"> cette </text:span><text:span text:style-name="T19">C</text:span><text:span text:style-name="T18">haleur entraisn</text:span><text:span text:style-name="T19">e</text:span><text:span text:style-name="T18"> l'aie auec elle</text:span><text:span text:style-name="T19"> :</text:span><text:span text:style-name="T18"> </text:span><text:span text:style-name="T19">23</text:span><text:span text:style-name="T18">5</text:span><text:span text:style-name="T19">-<text:line-break/></text:span><text:span text:style-name="T18">dautant qu</text:span><text:span text:style-name="T19">f</text:span><text:span text:style-name="T18">l n</text:span><text:span text:style-name="T19">'</text:span><text:span text:style-name="T18">y</text:span><text:span text:style-name="T19"> </text:span><text:span text:style-name="T18">a point du tout de chaleur</text:span><text:span text:style-name="T19">,</text:span><text:span text:style-name="T18"> o</text:span><text:span text:style-name="T19">tr<text:line-break/>L</text:span><text:span text:style-name="T18">ai</text:span><text:span text:style-name="T19">t</text:span><text:span text:style-name="T18"> ne </text:span><text:span text:style-name="T19">f</text:span><text:span text:style-name="T18">ait point messangé , pource que la na</text:span><text:span text:style-name="T19">-<text:line-break/></text:span><text:span text:style-name="T18">ture de la chaleur es</text:span><text:span text:style-name="T19">t</text:span><text:span text:style-name="T18">ant rate , il est necessaire<text:line-break/>quelle attire entrelle plusieurs Principes d'ai</text:span><text:span text:style-name="T19">'u</text:span><text:span text:style-name="T18">.<text:line-break/>Ainsi nous auons tr</text:span><text:span text:style-name="T19">ouu</text:span><text:span text:style-name="T18">é vne triple nature de<text:line-break/>l</text:span><text:span text:style-name="T19">’</text:span><text:span text:style-name="T18">Espri</text:span><text:span text:style-name="T19">t,</text:span><text:span text:style-name="T18"> Mais cela n</text:span><text:span text:style-name="T19">e</text:span><text:span text:style-name="T18">antmoins ne suffit pas </text:span><text:span text:style-name="T19">e</text:span><text:span text:style-name="T18">nco-<text:line-break/>re pour créer l</text:span><text:span text:style-name="T19">e</text:span><text:span text:style-name="T18"> sentimen</text:span><text:span text:style-name="T19">t</text:span><text:span text:style-name="T18">, pource que l’entende</text:span><text:span text:style-name="T19">-<text:line-break/></text:span><text:span text:style-name="T18">ment ne tient poi</text:span><text:span text:style-name="T19">n</text:span><text:span text:style-name="T18">t que nulle de ces trois natures<text:line-break/>{i</text:span><text:span text:style-name="T19">ui</text:span><text:span text:style-name="T18">sse engendrer des mouuemens sensiti</text:span><text:span text:style-name="T19">f</text:span><text:span text:style-name="T18">s</text:span><text:span text:style-name="T19">,</text:span><text:span text:style-name="T18">qui rou</text:span><text:span text:style-name="T19">-<text:line-break/></text:span><text:span text:style-name="T18">ent de certaines choses dans l</text:span><text:span text:style-name="T19">le</text:span><text:span text:style-name="T18">ntendement.C</text:span><text:span text:style-name="T19">le</text:span><text:span text:style-name="T18">st<text:line-break/>pourquoy il est necessaire d’</text:span><text:span text:style-name="T19">y</text:span><text:span text:style-name="T18"> en adjoûter vne qua-<text:line-break/>triéme qui n'a point de nom, mais telle qu</text:span><text:span text:style-name="T19">’</text:span><text:span text:style-name="T18">il n’est<text:line-break/>ri</text:span><text:span text:style-name="T19">e</text:span><text:span text:style-name="T18">n de si mobile ny d</text:span><text:span text:style-name="T19">esid</text:span><text:span text:style-name="T18">elié , comme il</text:span><text:span text:style-name="T19"> </text:span><text:span text:style-name="T18">n</text:span><text:span text:style-name="T19">’</text:span><text:span text:style-name="T18">y a<text:line-break/>rien qui soit composé d</text:span><text:span text:style-name="T19">le</text:span><text:span text:style-name="T18">lemens si petits &amp; </text:span><text:span text:style-name="T21">si polis</text:span><text:span text:style-name="T18"> 24</text:span><text:span text:style-name="T19">$</text:span><text:span text:style-name="T18">.<text:line-break/>que les siens</text:span><text:span text:style-name="T19">.</text:span><text:span text:style-name="T18"> Aussi es</text:span><text:span text:style-name="T19">t</text:span><text:span text:style-name="T18">-elle la première qui distri</text:span><text:span text:style-name="T19">-<text:line-break/></text:span><text:span text:style-name="T18">bue</text:span><text:span text:style-name="T19">’</text:span><text:span text:style-name="T18"> dans les membres les mouuemens sensitifs,<text:line-break/>comme elle est la premiere qui </text:span><text:span text:style-name="T19">s’é</text:span><text:span text:style-name="T18">meut , estant<text:line-break/>composée</text:span><text:span text:style-name="T19"> </text:span><text:span text:style-name="T18">de figures</text:span><text:span text:style-name="T19"> </text:span><text:span text:style-name="T18">tres-petites : Apres , la cha-<text:line-break/>leur reçoit du mouuement, en suitt</text:span><text:span text:style-name="T19">elev</text:span><text:span text:style-name="T18">ent im</text:span><text:span text:style-name="T19">-<text:line-break/></text:span><text:span text:style-name="T18">perceptible , ap</text:span><text:span text:style-name="T19">r</text:span><text:span text:style-name="T18">e</text:span><text:span text:style-name="T19">s</text:span><text:span text:style-name="T18"> l’air , &amp; finalement tout le</text:span></text:p>
      <text:p text:style-name="P11"><text:span text:style-name="T19">LE</text:span><text:span text:style-name="T18"> II</text:span><text:span text:style-name="T19">I.</text:span><text:span text:style-name="T18"> </text:span><text:span text:style-name="T19">LIVRE</text:span><text:span text:style-name="T18"> </text:span><text:span text:style-name="T19">DE</text:span><text:span text:style-name="T18"> </text:span><text:span text:style-name="T19">I.</text:span><text:span text:style-name="T18">V</text:span><text:span text:style-name="T19">CRECE?</text:span><text:span text:style-name="T18"> </text:span><text:span text:style-name="T21">10</text:span><text:span text:style-name="T20">9<text:line-break/>2</text:span><text:span text:style-name="T21">50</text:span><text:span text:style-name="T20">,</text:span><text:span text:style-name="T18"> corp</text:span><text:span text:style-name="T19">s.</text:span><text:span text:style-name="T18"> Alors le sang est ag</text:span><text:span text:style-name="T19">i</text:span><text:span text:style-name="T18">t</text:span><text:span text:style-name="T19">é</text:span><text:span text:style-name="T18"> dans les veines : tou</text:span><text:span text:style-name="T19">-<text:line-break/></text:span><text:span text:style-name="T18">tes les parties internes deuiennent sensibles </text:span><text:span text:style-name="T19">,</text:span><text:span text:style-name="T18"> &amp;<text:line-break/>en dernier lieu les o</text:span><text:span text:style-name="T19">s,</text:span><text:span text:style-name="T18"> &amp; les moüelles , soit que<text:line-break/>cela arriue auec volupté ou auec do</text:span><text:span text:style-name="T19">ul</text:span><text:span text:style-name="T18">eur Cepen-<text:line-break/>dant la douleu</text:span><text:span text:style-name="T19">r</text:span><text:span text:style-name="T18">, ny aucun mal violent ne peut<text:line-break/></text:span><text:span text:style-name="T19">{</text:span><text:span text:style-name="T18">penetrer importunément Jusqu'au fonds de</text:span><text:span text:style-name="T19"> </text:span><text:span text:style-name="T18">ce mé</text:span><text:span text:style-name="T19">-<text:line-break/></text:span><text:span text:style-name="T18">ang</text:span><text:span text:style-name="T19">e</text:span><text:span text:style-name="T18">, que toutes choses ne soient tellement trou</text:span><text:span text:style-name="T19">-<text:line-break/>2</text:span><text:span text:style-name="T18">55</text:span><text:span text:style-name="T19">*</text:span><text:span text:style-name="T18"> blée</text:span><text:span text:style-name="T19">s</text:span><text:span text:style-name="T18">. qu’i</text:span><text:span text:style-name="T19">l</text:span><text:span text:style-name="T18"> n’y reste plus de l</text:span><text:span text:style-name="T19">i</text:span><text:span text:style-name="T18">e</text:span><text:span text:style-name="T19">u</text:span><text:span text:style-name="T18"> pour la vie </text:span><text:span text:style-name="T19">»</text:span><text:span text:style-name="T18"> &amp;<text:line-break/>que les pa</text:span><text:span text:style-name="T19">r</text:span><text:span text:style-name="T18">ties de l</text:span><text:span text:style-name="T19">’</text:span><text:span text:style-name="T18">a</text:span><text:span text:style-name="T19">m</text:span><text:span text:style-name="T18">e ne soient contraintes de<text:line-break/>s'échapper par tous les endroits du corps I</text:span><text:span text:style-name="T19">I</text:span><text:span text:style-name="T18"> a</text:span><text:span text:style-name="T19">r</text:span><text:span text:style-name="T18">riue<text:line-break/>neantmoins souuent que le mal ne p</text:span><text:span text:style-name="T19">é</text:span><text:span text:style-name="T18">n</text:span><text:span text:style-name="T19">é</text:span><text:span text:style-name="T18">tre point<text:line-break/>si auant : mai c’est comme si son action s'</text:span><text:span text:style-name="T19">a</text:span><text:span text:style-name="T18">rr</text:span><text:span text:style-name="T19">c</text:span><text:span text:style-name="T18">stoit<text:line-break/>en la superficie du corps &amp; en telle rencontr</text:span><text:span text:style-name="T19">e</text:span><text:span text:style-name="T18">,<text:line-break/>nous n</text:span><text:span text:style-name="T19">e</text:span><text:span text:style-name="T18"> laissons pas pour cela de retenir en nous<text:line-break/>la vie</text:span><text:span text:style-name="T19">.</text:span></text:p>
      <text:p text:style-name="Texte_20_du_20_corps"><text:span text:style-name="T18">Maintenant quand ie m’efforce de deCla</text:span><text:span text:style-name="T19">r</text:span><text:span text:style-name="T18">er<text:line-break/>comment ces quatre choses dont l</text:span><text:span text:style-name="T19">’</text:span><text:span text:style-name="T18">Ame est<text:line-break/></text:span><text:span text:style-name="T19">7</text:span><text:span text:style-name="T18">60. composée se mélent entre elle</text:span><text:span text:style-name="T19">s</text:span><text:span text:style-name="T18">, &amp; de quelle ma</text:span><text:span text:style-name="T19">-<text:line-break/></text:span><text:span text:style-name="T18">ni</text:span><text:span text:style-name="T19">é</text:span><text:span text:style-name="T18">r</text:span><text:span text:style-name="T19">é</text:span><text:span text:style-name="T18"> elles s’entretiennent en vigueu</text:span><text:span text:style-name="T19">r,</text:span><text:span text:style-name="T18"> la pauureté<text:line-break/>de nostre Langue m</text:span><text:span text:style-name="T19">’e</text:span><text:span text:style-name="T18">n interdit le pouuoir en dé</text:span><text:span text:style-name="T19">-<text:line-break/></text:span><text:span text:style-name="T18">pit de m</text:span><text:span text:style-name="T19">o</text:span><text:span text:style-name="T18">y Ie le feray neantmoins brieufu</text:span><text:span text:style-name="T19">e</text:span><text:span text:style-name="T18">ment<text:line-break/>autant qu’il me sera possible : car les premiers<text:line-break/>Principes s</text:span><text:span text:style-name="T19">’</text:span><text:span text:style-name="T18">entremeslent si bien</text:span><text:span text:style-name="T19"> </text:span><text:span text:style-name="T18">pat leurs </text:span><text:span text:style-name="T19">m</text:span><text:span text:style-name="T18">o</text:span><text:span text:style-name="T19">m</text:span><text:span text:style-name="T18">i</text:span><text:span text:style-name="T19">e-<text:line-break/></text:span><text:span text:style-name="T18">mens , qu'il n</text:span><text:span text:style-name="T19">’</text:span><text:span text:style-name="T18">es</text:span><text:span text:style-name="T19">t</text:span><text:span text:style-name="T18"> pas possible qu'aucun soit dis</text:span><text:span text:style-name="T19">-<text:line-break/>2</text:span><text:span text:style-name="T18">65</text:span><text:span text:style-name="T19">.</text:span><text:span text:style-name="T18"> joint ou separé des autres par aucun interuall</text:span><text:span text:style-name="T19">e</text:span><text:span text:style-name="T18"> :<text:line-break/>mais ils sont comme la forc</text:span><text:span text:style-name="T19">^d</text:span><text:span text:style-name="T18">e pl</text:span><text:span text:style-name="T19">us</text:span><text:span text:style-name="T18">ieurs puissan-<text:line-break/>ces reunies en vn mesine corps</text:span><text:span text:style-name="T19">.</text:span><text:span text:style-name="T18"> Tout ainsi que<text:line-break/>dans chaque partie des Animau</text:span><text:span text:style-name="T19">x,</text:span><text:span text:style-name="T18"> il y a vne cer</text:span><text:span text:style-name="T19">-<text:line-break/></text:span><text:span text:style-name="T18">taine odeur, vne certaine chale</text:span><text:span text:style-name="T19">ur^,</text:span><text:span text:style-name="T18"> vne certaine<text:line-break/></text:span><text:span text:style-name="T19">F</text:span><text:span text:style-name="T18">enteur: &amp; de toutes ces choses neantmoins, il<text:line-break/>n</text:span><text:span text:style-name="T19">e</text:span><text:span text:style-name="T18"> </text:span><text:span text:style-name="T19">s</text:span><text:span text:style-name="T18">’</text:span><text:span text:style-name="T19">e</text:span><text:span text:style-name="T18">n fait qu'un assemblage pour la perfection du<text:line-break/>27</text:span><text:span text:style-name="T19">o</text:span><text:span text:style-name="T18">. corps; ainsi la chaleur, l'air, </text:span><text:span text:style-name="T19">&amp;</text:span><text:span text:style-name="T18">la puissance imper</text:span><text:span text:style-name="T19">-<text:line-break/></text:span><text:span text:style-name="T18">ceptible du vent tneslez ensemble , engendrent<text:line-break/>vne seule Nature , en y joignant cette force mo-</text:span></text:p>
      <text:p text:style-name="P11"><text:bookmark-start text:name="bookmark28"/><text:span text:style-name="T85">I</text:span><text:span text:style-name="T84">I</text:span><text:span text:style-name="T85">©</text:span><text:span text:style-name="T84"> LE III. L</text:span><text:span text:style-name="T85">évRE</text:span><text:span text:style-name="T84"> DE LVCRECE.</text:span><text:bookmark-end text:name="bookmark28"/></text:p>
      <text:p text:style-name="Texte_20_du_20_corps"><text:span text:style-name="T18">bile qui donne aux autres le Principe du inouue-<text:line-break/>ment,&amp; d’</text:span><text:span text:style-name="T19">ou</text:span><text:span text:style-name="T18"> celuy qui est sensitifprend son origi-<text:line-break/>ne dans les entrailles</text:span><text:span text:style-name="T19">.</text:span><text:span text:style-name="T18"> Car cette derniere Nature est<text:line-break/>tout à </text:span><text:span text:style-name="T19">fa</text:span><text:span text:style-name="T18">it cachée &amp; enueloppée ; de sorte que </text:span><text:span text:style-name="T19">_<text:line-break/></text:span><text:span text:style-name="T18">comme dans nostre corps, il n’y a rien de plus </text:span><text:span text:style-name="T19">27de<text:line-break/>î</text:span><text:span text:style-name="T18">nterie</text:span><text:span text:style-name="T19">ur</text:span><text:span text:style-name="T18">, aussi peut on dire en quelque façon que<text:line-break/>c’es</text:span><text:span text:style-name="T19">t</text:span><text:span text:style-name="T18"> l'ame de toute l’A</text:span><text:span text:style-name="T19">m</text:span><text:span text:style-name="T18">e. Comme il y a dans<text:line-break/>nos membre</text:span><text:span text:style-name="T19">s</text:span><text:span text:style-name="T18">, &amp; par tout le corps , vne force </text:span><text:span text:style-name="T21">c</text:span><text:span text:style-name="T20">a-<text:line-break/></text:span><text:span text:style-name="T21">chée,</text:span><text:span text:style-name="T18"> mess</text:span><text:span text:style-name="T19">a</text:span><text:span text:style-name="T18">ngé</text:span><text:span text:style-name="T19">e</text:span><text:span text:style-name="T18">, de l’Esprit &amp; de l’Am</text:span><text:span text:style-name="T19">e,</text:span><text:span text:style-name="T18"> pource<text:line-break/>quelle est créée, de peu d'atomes &amp; qui sont fort<text:line-break/>petits Ainsi cette force qiu n'</text:span><text:span text:style-name="T19">a</text:span><text:span text:style-name="T18"> point d</text:span><text:span text:style-name="T19">e</text:span><text:span text:style-name="T18"> nom,</text:span><text:span text:style-name="T19">f</text:span><text:span text:style-name="T18">aite 2 80</text:span><text:span text:style-name="T19">.<text:line-break/></text:span><text:span text:style-name="T18">d</text:span><text:span text:style-name="T19">'</text:span><text:span text:style-name="T18">atomes tres-</text:span><text:span text:style-name="T19">m</text:span><text:span text:style-name="T18">enus, est cachée,</text:span><text:span text:style-name="T19">&amp;</text:span><text:span text:style-name="T18"> i</text:span><text:span text:style-name="T19">lf</text:span><text:span text:style-name="T18">e peut dire<text:line-break/>mefme qu</text:span><text:span text:style-name="T19">’</text:span><text:span text:style-name="T18">elle est l'</text:span><text:span text:style-name="T19">a</text:span><text:span text:style-name="T18">me de l’Ame , &amp; qu’elle do-<text:line-break/>mine pat tout le corps</text:span><text:span text:style-name="T19">.</text:span><text:span text:style-name="T18"> Pa</text:span><text:span text:style-name="T19">t</text:span><text:span text:style-name="T18"> raison semblabl</text:span><text:span text:style-name="T19">e,</text:span><text:span text:style-name="T18"> il<text:line-break/></text:span><text:span text:style-name="T24">est </text:span><text:span text:style-name="T18">necessaire que le vent , l'air &amp; la chaleur s</text:span><text:span text:style-name="T19">e<text:line-break/></text:span><text:span text:style-name="T18">fortifient entr'et</text:span><text:span text:style-name="T19">i</text:span><text:span text:style-name="T18">x, ei</text:span><text:span text:style-name="T19">isem</text:span><text:span text:style-name="T18">eslant dans les mem</text:span><text:span text:style-name="T19">-<text:line-break/></text:span><text:span text:style-name="T18">bres : &amp; que tantost il y en ait quelqu'un assuietty 2</text:span><text:span text:style-name="T19">85.<text:line-break/></text:span><text:span text:style-name="T18">aux deux autre</text:span><text:span text:style-name="T19">s,</text:span><text:span text:style-name="T18"> &amp; tantost qu’i</text:span><text:span text:style-name="T19">l</text:span><text:span text:style-name="T18"> en soit supérieu</text:span><text:span text:style-name="T19">r</text:span><text:span text:style-name="T18">,<text:line-break/>afin que de tous il ne se fasse qu'une seule chose<text:line-break/>de peur que </text:span><text:span text:style-name="T21">si la</text:span><text:span text:style-name="T18"> chaleur &amp; le vent estoient </text:span><text:span text:style-name="T19">sé</text:span><text:span text:style-name="T18">pa</text:span><text:span text:style-name="T19">-<text:line-break/></text:span><text:span text:style-name="T18">rez </text:span><text:span text:style-name="T19">,</text:span><text:span text:style-name="T18"> </text:span><text:span text:style-name="T19">&amp;</text:span><text:span text:style-name="T18"> l’air demeuroit , le sens ne vient a de</text:span><text:span text:style-name="T19">-<text:line-break/></text:span><text:span text:style-name="T18">faillir.</text:span></text:p>
      <text:p text:style-name="Texte_20_du_20_corps"><text:span text:style-name="T19">•</text:span><text:span text:style-name="T18"> Cette</text:span><text:span text:style-name="T19"> </text:span><text:span text:style-name="T18">chaleur</text:span><text:span text:style-name="T19"> </text:span><text:span text:style-name="T18">est</text:span><text:span text:style-name="T19"> </text:span><text:span text:style-name="T18">aussi</text:span><text:span text:style-name="T19"> </text:span><text:span text:style-name="T18">dans l’</text:span><text:span text:style-name="T19">E</text:span><text:span text:style-name="T18">prit</text:span><text:span text:style-name="T19"> </text:span><text:span text:style-name="T18">qui</text:span><text:span text:style-name="T19"> </text:span><text:span text:style-name="T18">s</text:span><text:span text:style-name="T19">’e</text:span><text:span text:style-name="T18">n</text:span><text:span text:style-name="T19"> </text:span><text:span text:style-name="T18">sert<text:line-break/>pour la colere </text:span><text:span text:style-name="T19">,</text:span><text:span text:style-name="T18"> quand elle s'allume , &amp; que s</text:span><text:span text:style-name="T19">oir</text:span><text:span text:style-name="T18"> </text:span><text:span text:style-name="T24">2</text:span><text:span text:style-name="T25">9°</text:span><text:span text:style-name="T24">.<text:line-break/></text:span><text:span text:style-name="T18">ardeur se manifeste par les yeux étince</text:span><text:span text:style-name="T19">lo</text:span><text:span text:style-name="T18">ns</text:span><text:span text:style-name="T19">.</text:span><text:span text:style-name="T18"> </text:span><text:span text:style-name="T24">Le<text:line-break/></text:span><text:span text:style-name="T18">Vent froid y est tout de mesme</text:span><text:span text:style-name="T19">,</text:span><text:span text:style-name="T18"> pour faire compa-<text:line-break/>gnie à la peur qui i</text:span><text:span text:style-name="T19">e</text:span><text:span text:style-name="T18">t</text:span><text:span text:style-name="T19">t?H</text:span><text:span text:style-name="T18">iorreur dans les membres,<text:line-break/>&amp; qui trouble toute l</text:span><text:span text:style-name="T19">lme</text:span><text:span text:style-name="T18">onomie du corps</text:span><text:span text:style-name="T19">.</text:span><text:span text:style-name="T18"> 11 y </text:span><text:span text:style-name="T24">a<text:line-break/></text:span><text:span text:style-name="T18">aussi cette douce constitution d'un air paisibl</text:span><text:span text:style-name="T19">e</text:span><text:span text:style-name="T18">,<text:line-break/>qui met vn si g</text:span><text:span text:style-name="T19">fti</text:span><text:span text:style-name="T18">nd repos dans le sein,</text:span><text:span text:style-name="T19">&amp;</text:span><text:span text:style-name="T18"> qui porte<text:line-break/>tant de ser</text:span><text:span text:style-name="T19">e</text:span><text:span text:style-name="T18">nité sur le visage</text:span><text:span text:style-name="T19">.</text:span><text:span text:style-name="T18"> Mais ceux-là ont </text:span><text:span text:style-name="T21">295</text:span><text:span text:style-name="T20">.<text:line-break/></text:span><text:span text:style-name="T18">plus de chaleur qui</text:span><text:span text:style-name="T19"> </text:span><text:span text:style-name="T18">ont</text:span><text:span text:style-name="T19"> </text:span><text:span text:style-name="T18">plus de rudesse ou d’opi-<text:line-break/>niastreté dans le cœur , &amp; de qui l’efprit furieux<text:line-break/>s</text:span><text:span text:style-name="T19">le</text:span><text:span text:style-name="T18">nssame aisément oa</text:span><text:span text:style-name="T19">t</text:span><text:span text:style-name="T18"> la colere</text:span><text:span text:style-name="T19">.</text:span><text:span text:style-name="T18"> La violente</text:span></text:p>
      <text:p text:style-name="P11"><text:span text:style-name="T25">I.</text:span><text:span text:style-name="T24">E </text:span><text:span text:style-name="T25">H</text:span><text:span text:style-name="T24">L L</text:span><text:span text:style-name="T25">IV</text:span><text:span text:style-name="T24">RE </text:span><text:span text:style-name="T25">DE</text:span><text:span text:style-name="T24"> LV</text:span><text:span text:style-name="T25">CRECE</text:span><text:span text:style-name="T24">. </text:span><text:span text:style-name="T25">irr<text:line-break/></text:span><text:span text:style-name="T19">fo</text:span><text:span text:style-name="T18">rie des Lions est sur tout remarquable en ce<text:line-break/>genre-là En se plaignant d’ordinair</text:span><text:span text:style-name="T19">e</text:span><text:span text:style-name="T18">, ils se rom-<text:line-break/>pent </text:span><text:span text:style-name="T19">lle</text:span><text:span text:style-name="T18">stomach par le fremisse</text:span><text:span text:style-name="T19">rn</text:span><text:span text:style-name="T18">ent</text:span><text:span text:style-name="T19">,</text:span><text:span text:style-name="T18"> &amp; ils ne peu-<text:line-break/>uent contenir dans leur poitrine toutes les</text:span><text:span text:style-name="T19"> </text:span><text:span text:style-name="T18">émo</text:span><text:span text:style-name="T19">-<text:line-break/>?</text:span><text:span text:style-name="T105">00,</text:span><text:span text:style-name="T18"> tlons</text:span><text:span text:style-name="T19"> </text:span><text:span text:style-name="T18">de</text:span><text:span text:style-name="T19"> </text:span><text:span text:style-name="T18">leur dépit</text:span><text:span text:style-name="T19">.</text:span><text:span text:style-name="T18"> L'</text:span><text:span text:style-name="T19">a</text:span><text:span text:style-name="T18">me des Cerfs qui est plus<text:line-break/>venteuse , a aussi plus de froideu</text:span><text:span text:style-name="T19">r</text:span><text:span text:style-name="T18">, </text:span><text:span text:style-name="T19">&amp;</text:span><text:span text:style-name="T18"> par consé</text:span><text:span text:style-name="T19">-<text:line-break/></text:span><text:span text:style-name="T18">quent elle excite plûtost des souf</text:span><text:span text:style-name="T19">fle</text:span><text:span text:style-name="T18">s gelez dans<text:line-break/>leurs entrai</text:span><text:span text:style-name="T19">l</text:span><text:span text:style-name="T18">les </text:span><text:span text:style-name="T19">,</text:span><text:span text:style-name="T18"> qui donnent aux membres vn<text:line-break/>mouuement tremblotant</text:span><text:span text:style-name="T19">.</text:span><text:span text:style-name="T18"> Mais quant à la Nature<text:line-break/>des Bœufs , laquelle vit par vn air plus tranquille,<text:line-break/></text:span><text:span text:style-name="T19">-</text:span><text:span text:style-name="T18">. ny elle ne porte point trop le ss</text:span><text:span text:style-name="T19">a</text:span><text:span text:style-name="T18">mbeau fumeux de<text:line-break/></text:span><text:span text:style-name="T19">*</text:span><text:span text:style-name="T18"> </text:span><text:span text:style-name="T19">’’</text:span><text:span text:style-name="T18"> la colere , pour</text:span><text:span text:style-name="T19"> </text:span><text:span text:style-name="T18">leur causer les ombres d'une noir</text:span><text:span text:style-name="T19">-<text:line-break/>c</text:span><text:span text:style-name="T18">eur qui éteint toute lumiere de discernement, ny<text:line-break/>elle n est point ab</text:span><text:span text:style-name="T19">h</text:span><text:span text:style-name="T18">a</text:span><text:span text:style-name="T19">t</text:span><text:span text:style-name="T18">uë par les traits de la peu</text:span><text:span text:style-name="T19">r<text:line-break/></text:span><text:span text:style-name="T18">glacée ; de sorte qu’dle tient comme le milieu<text:line-break/>entre la nature des Cerfs timides , &amp; celle des<text:line-break/>Lions cruel</text:span><text:span text:style-name="T19">s.</text:span><text:span text:style-name="T18"> 11 en est ainsi du genre des Hommes:<text:line-break/></text:span><text:span text:style-name="T19">Jio</text:span><text:span text:style-name="T18">. </text:span><text:span text:style-name="T19">&amp;</text:span><text:span text:style-name="T18">quoy que la science en polisse</text:span><text:span text:style-name="T19"> </text:span><text:span text:style-name="T18">quelques-vns , si<text:line-break/></text:span><text:span text:style-name="T19">e</text:span><text:span text:style-name="T18">st</text:span><text:span text:style-name="T19">-</text:span><text:span text:style-name="T18">ce qu’e</text:span><text:span text:style-name="T19">l</text:span><text:span text:style-name="T18">l</text:span><text:span text:style-name="T19">e</text:span><text:span text:style-name="T18"> laisse </text:span><text:span text:style-name="T21">tousiours</text:span><text:span text:style-name="T18"> les premiers vestiges<text:line-break/>de la nature d</text:span><text:span text:style-name="T19">e</text:span><text:span text:style-name="T18"> chaque Esprit </text:span><text:span text:style-name="T19">,</text:span><text:span text:style-name="T18"> &amp; il ne faut pas<text:line-break/>s’imaginer que l’on puisse arracher si bien</text:span><text:span text:style-name="T19"> </text:span><text:span text:style-name="T18">tous</text:span><text:span text:style-name="T19"> </text:span><text:span text:style-name="T18">les<text:line-break/>maux iusques à la racin</text:span><text:span text:style-name="T19">e</text:span><text:span text:style-name="T18">, que celuy-cy ne fe laisse<text:line-break/>emporter pa</text:span><text:span text:style-name="T19">t</text:span><text:span text:style-name="T18"> son inclination aux mouuemens de<text:line-break/>la colere </text:span><text:span text:style-name="T19">, Cét</text:span><text:span text:style-name="T18"> autre à la crainte, &amp; que ce troisième<text:line-break/>n'</text:span><text:span text:style-name="T19">a</text:span><text:span text:style-name="T18">it r</text:span><text:span text:style-name="T19">e</text:span><text:span text:style-name="T18">ceu quelqu</text:span><text:span text:style-name="T19">e</text:span><text:span text:style-name="T18"> chose de plus doux</text:span><text:span text:style-name="T19"> </text:span><text:span text:style-name="T18">pour io</text:span><text:span text:style-name="T19">t</text:span><text:span text:style-name="T18">iir<text:line-break/></text:span><text:span text:style-name="T19">|</text:span><text:span text:style-name="T18">I5</text:span><text:span text:style-name="T19">,</text:span><text:span text:style-name="T18"> d'un tempérament mod</text:span><text:span text:style-name="T19">é</text:span><text:span text:style-name="T18">ré</text:span><text:span text:style-name="T19">.</text:span><text:span text:style-name="T18"> </text:span><text:span text:style-name="T19">11</text:span><text:span text:style-name="T18"> en est , dis </text:span><text:span text:style-name="T19">ie, </text:span><text:span text:style-name="T18">ainsi<text:line-break/>de toutes les autres chose</text:span><text:span text:style-name="T19">s</text:span><text:span text:style-name="T18">, où il est necessaire que<text:line-break/>les Natures diuers</text:span><text:span text:style-name="T19">e</text:span><text:span text:style-name="T18">s soient enclines , &amp; que les<text:line-break/>deportemens se suiuen</text:span><text:span text:style-name="T19">t</text:span><text:span text:style-name="T18">. Dont ie ne pui</text:span><text:span text:style-name="T19">sd</text:span><text:span text:style-name="T18">écou-<text:line-break/>ur</text:span><text:span text:style-name="T19">i</text:span><text:span text:style-name="T18">r neantmoins les causes secrettes </text:span><text:span text:style-name="T19">,</text:span><text:span text:style-name="T18"> ny t</text:span><text:span text:style-name="T19">t</text:span><text:span text:style-name="T18">o</text:span><text:span text:style-name="T19">n</text:span><text:span text:style-name="T18">uer<text:line-break/>autant de noms de figures qu’il y en a dans les<text:line-break/>Principe</text:span><text:span text:style-name="T19">s,</text:span><text:span text:style-name="T18"> d</text:span><text:span text:style-name="T19">’</text:span><text:span text:style-name="T18">o</text:span><text:span text:style-name="T19">ù</text:span><text:span text:style-name="T18"> vient cette differenc</text:span><text:span text:style-name="T19">e</text:span><text:span text:style-name="T18"> que nous<text:line-break/></text:span><text:span text:style-name="T19">I4</text:span><text:span text:style-name="T18">0. voyons dans toutes les choses</text:span><text:span text:style-name="T19">.</text:span><text:span text:style-name="T18"> Ce que ie voy qui<text:line-break/></text:span><text:span text:style-name="T19">s</text:span><text:span text:style-name="T18">e</text:span><text:span text:style-name="T19">p</text:span><text:span text:style-name="T18"> peut di</text:span><text:span text:style-name="T19">r</text:span><text:span text:style-name="T18">e de plus ass</text:span><text:span text:style-name="T19">e</text:span><text:span text:style-name="T18">ur</text:span><text:span text:style-name="T19">é,</text:span><text:span text:style-name="T18"> est qu’il demeure</text:span></text:p>
      <text:p text:style-name="P11"><text:bookmark-start text:name="bookmark30"/><text:span text:style-name="T85">11</text:span><text:span text:style-name="T84">2 L E III. L</text:span><text:span text:style-name="T85">t</text:span><text:span text:style-name="T84"> VR </text:span><text:span text:style-name="T85">E</text:span><text:span text:style-name="T84"> D </text:span><text:span text:style-name="T85">E</text:span><text:span text:style-name="T84"> L VC RE C</text:span><text:span text:style-name="T85">E</text:span><text:span text:style-name="T84">.</text:span><text:bookmark-end text:name="bookmark30"/></text:p>
      <text:p text:style-name="Texte_20_du_20_corps"><text:span text:style-name="T18">tousiours de petits vestiges des Natures que ie<text:line-break/>viens de marque</text:span><text:span text:style-name="T19">r</text:span><text:span text:style-name="T18">, lesquels </text:span><text:span text:style-name="T19">,</text:span><text:span text:style-name="T18"> la raison pour bien<text:line-break/>instruite quelle soit,</text:span><text:span text:style-name="T19">n</text:span><text:span text:style-name="T18">e peut nullement eff</text:span><text:span text:style-name="T19">a</text:span><text:span text:style-name="T18">cer,<text:line-break/>en telle sorte qu</text:span><text:span text:style-name="T19">’</text:span><text:span text:style-name="T18">on puisse mener vne vie digne<text:line-break/>des Dieux</text:span><text:span text:style-name="T19">.</text:span></text:p>
      <text:p text:style-name="Texte_20_du_20_corps"><text:span text:style-name="T18">s Cette Nature d</text:span><text:span text:style-name="T19">el’</text:span><text:span text:style-name="T18">Ame est donc contenue par<text:line-break/></text:span><text:span text:style-name="T19">■</text:span><text:span text:style-name="T18"> tout</text:span><text:span text:style-name="T19"> </text:span><text:span text:style-name="T18">le corps , </text:span><text:span text:style-name="T19">&amp;</text:span><text:span text:style-name="T18"> il se peut dire qu’elle es</text:span><text:span text:style-name="T19">t</text:span><text:span text:style-name="T18"> elle-<text:line-break/></text:span><text:span text:style-name="T19">'</text:span><text:span text:style-name="T18"> mesme la gardienne du Corps </text:span><text:span text:style-name="T19">,</text:span><text:span text:style-name="T18"> &amp; la cause de son<text:line-break/>salut : car l'un &amp; l'autre sont si bien io</text:span><text:span text:style-name="T19">l</text:span><text:span text:style-name="T18">nts en</text:span><text:span text:style-name="T19">f</text:span><text:span text:style-name="T18">e</text:span><text:span text:style-name="T19">m-<text:line-break/></text:span><text:span text:style-name="T18">b</text:span><text:span text:style-name="T19">le</text:span><text:span text:style-name="T18"> par des racines commune</text:span><text:span text:style-name="T19">s</text:span><text:span text:style-name="T18">, qu</text:span><text:span text:style-name="T19">’</text:span><text:span text:style-name="T18">i</text:span><text:span text:style-name="T19">l</text:span><text:span text:style-name="T18"> est impossible<text:line-break/>de les </text:span><text:span text:style-name="T19">sé</text:span><text:span text:style-name="T18">pare</text:span><text:span text:style-name="T19">r</text:span><text:span text:style-name="T18">, sans ruiner tous les deux. Comme<text:line-break/>il «lest pas aile d’arracher l</text:span><text:span text:style-name="T19">’</text:span><text:span text:style-name="T18">odeur des grains de<text:line-break/>l’encens, que leur nature ne periss</text:span><text:span text:style-name="T19">e</text:span><text:span text:style-name="T18"> ;</text:span><text:span text:style-name="T19"> </text:span><text:span text:style-name="T18">aussi n’</text:span><text:span text:style-name="T19">e</text:span><text:span text:style-name="T18">s</text:span><text:span text:style-name="T19">t</text:span><text:span text:style-name="T18"> il 3</text:span><text:span text:style-name="T19">5°s<text:line-break/></text:span><text:span text:style-name="T18">pas facile de tirer de tout le corps, la nature de<text:line-break/>l’Am</text:span><text:span text:style-name="T19">c</text:span><text:span text:style-name="T18"> &amp; de l’E</text:span><text:span text:style-name="T19">s</text:span><text:span text:style-name="T18">prit,</text:span><text:span text:style-name="T19">s</text:span><text:span text:style-name="T18">ans que l'un &amp; l'autre </text:span><text:span text:style-name="T19">f</text:span><text:span text:style-name="T18">e<text:line-break/>dissolue</text:span><text:span text:style-name="T19">'</text:span><text:span text:style-name="T18">, pource que des leur première origin</text:span><text:span text:style-name="T19">e,</text:span><text:span text:style-name="T18"> par<text:line-break/>le moyen de l'union étroite de leurs Principes, ils<text:line-break/></text:span><text:span text:style-name="T19">to</text:span><text:span text:style-name="T18">ui</text:span><text:span text:style-name="T19">l</text:span><text:span text:style-name="T18">lent ensemble d'une vie commune </text:span><text:span text:style-name="T19">.</text:span><text:span text:style-name="T18">leur puis</text:span><text:span text:style-name="T19">-</text:span><text:span text:style-name="T18"> </text:span><text:span text:style-name="T21">3</text:span><text:span text:style-name="T20">34-<text:line-break/></text:span><text:span text:style-name="T18">sa</text:span><text:span text:style-name="T19">u</text:span><text:span text:style-name="T18">ce ne</text:span><text:span text:style-name="T19"> </text:span><text:span text:style-name="T18">se</text:span><text:span text:style-name="T19"> </text:span><text:span text:style-name="T18">fait point connoistre</text:span><text:span text:style-name="T19"> </text:span><text:span text:style-name="T18">separémen</text:span><text:span text:style-name="T19">t,</text:span><text:span text:style-name="T18"> sans<text:line-break/>le secours mutuel de chacun d’eu</text:span><text:span text:style-name="T19">x,</text:span><text:span text:style-name="T18"> mais par des<text:line-break/>mouuemens communs qui s’excitent </text:span><text:span text:style-name="T19">e</text:span><text:span text:style-name="T18">ntr'</text:span><text:span text:style-name="T19">e</text:span><text:span text:style-name="T18">ux </text:span><text:span text:style-name="T19">,</text:span><text:span text:style-name="T18"> le<text:line-break/>sentiment est allumé dans nostre interieur.</text:span></text:p>
      <text:p text:style-name="Texte_20_du_20_corps"><text:span text:style-name="T105">c</text:span><text:span text:style-name="T18"> Le corps ne s</text:span><text:span text:style-name="T19">’</text:span><text:span text:style-name="T18">engendre iamai</text:span><text:span text:style-name="T19">s</text:span><text:span text:style-name="T18"> par soy-mesme,<text:line-break/>il ne croist point par ses propres forces : </text:span><text:span text:style-name="T19">&amp;</text:span><text:span text:style-name="T18"> apres la<text:line-break/>mort, il</text:span><text:span text:style-name="T19"> </text:span><text:span text:style-name="T18">ne dure guere loiig</text:span><text:span text:style-name="T19">-</text:span><text:span text:style-name="T18">temps. Car</text:span><text:span text:style-name="T19"> </text:span><text:span text:style-name="T18">ce n’est 340</text:span><text:span text:style-name="T19">a<text:line-break/></text:span><text:span text:style-name="T18">pas comme l’eau qui perd la chaleur qui luy a esté<text:line-break/>donnée , &amp; q</text:span><text:span text:style-name="T19">ui</text:span><text:span text:style-name="T18"> n’en est point détruite pour cela,<text:line-break/>mais demeure toute en</text:span><text:span text:style-name="T19">ti</text:span><text:span text:style-name="T18">ere Ce n’</text:span><text:span text:style-name="T19">c</text:span><text:span text:style-name="T18">st pa</text:span><text:span text:style-name="T19">s,</text:span><text:span text:style-name="T18"> dis-ie,<text:line-break/>de la sorte que les membres abandonnez font ca</text:span><text:span text:style-name="T19">-<text:line-break/></text:span><text:span text:style-name="T18">pables de souffrir la diuision de l’Ame </text:span><text:span text:style-name="T19">&amp;</text:span><text:span text:style-name="T18"> du Corps:<text:line-break/></text:span><text:span text:style-name="T21">ils périssent</text:span><text:span text:style-name="T18"> entieremen</text:span><text:span text:style-name="T19">t</text:span><text:span text:style-name="T18">, &amp; </text:span><text:span text:style-name="T19">l</text:span><text:span text:style-name="T18">e corrompent estant<text:line-break/></text:span><text:span text:style-name="T19">f</text:span><text:span text:style-name="T18">eparez. Dés la naissanc</text:span><text:span text:style-name="T19">e,</text:span><text:span text:style-name="T18"> &amp; mesmes dans le ven- </text:span><text:span text:style-name="T21">34</text:span><text:span text:style-name="T20">5.<text:line-break/></text:span><text:span text:style-name="T18">tic maternel, </text:span><text:span text:style-name="T19">L</text:span><text:span text:style-name="T18">Aine, &amp; le Corps apprennent tel</text:span><text:span text:style-name="T19">-<text:line-break/></text:span><text:span text:style-name="T18">lem</text:span><text:span text:style-name="T19">e</text:span><text:span text:style-name="T18">nt a s</text:span><text:span text:style-name="T19">le</text:span><text:span text:style-name="T18">ntrecommunique</text:span><text:span text:style-name="T19">rl</text:span><text:span text:style-name="T18">es mouuement</text:span><text:span text:style-name="T19">s</text:span><text:span text:style-name="T18"> </text:span><text:span text:style-name="T19">il</text:span></text:p>
      <text:p text:style-name="P11"><text:span text:style-name="T24">LE </text:span><text:span text:style-name="T25">I</text:span><text:span text:style-name="T24">I</text:span><text:span text:style-name="T25">I.</text:span><text:span text:style-name="T24"> L</text:span><text:span text:style-name="T25">I</text:span><text:span text:style-name="T24">vRE DE LVCRE</text:span><text:span text:style-name="T25">CE.</text:span><text:span text:style-name="T24"> </text:span><text:span text:style-name="T25">Ï</text:span><text:span text:style-name="T24">I</text:span><text:span text:style-name="T25">3<text:line-break/></text:span><text:span text:style-name="T18">la vi</text:span><text:span text:style-name="T19">e,</text:span><text:span text:style-name="T18"> qu</text:span><text:span text:style-name="T19">’</text:span><text:span text:style-name="T18">on ne les </text:span><text:span text:style-name="T19">f</text:span><text:span text:style-name="T18">cauroit sepa</text:span><text:span text:style-name="T19">t</text:span><text:span text:style-name="T18">er , sans qu</text:span><text:span text:style-name="T19">e</text:span><text:span text:style-name="T18"> la<text:line-break/>mortalité int</text:span><text:span text:style-name="T19">e</text:span><text:span text:style-name="T18">rui</text:span><text:span text:style-name="T19">en</text:span><text:span text:style-name="T18">e,po</text:span><text:span text:style-name="T19">u</text:span><text:span text:style-name="T18">r dire</text:span><text:span text:style-name="T19"> </text:span><text:span text:style-name="T18">que la cause de</text:span><text:span text:style-name="T19"> </text:span><text:span text:style-name="T18">leur<text:line-break/></text:span><text:span text:style-name="T19">35</text:span><text:span text:style-name="T18">0. </text:span><text:span text:style-name="T19">C</text:span><text:span text:style-name="T18">onser</text:span><text:span text:style-name="T19">u</text:span><text:span text:style-name="T18">a</text:span><text:span text:style-name="T19">ti</text:span><text:span text:style-name="T18">on estant conjointe , leur nature l</text:span><text:span text:style-name="T19">’</text:span><text:span text:style-name="T18">est<text:line-break/>aussi Au reste</text:span><text:span text:style-name="T19">,</text:span><text:span text:style-name="T18"> si quelqu'un nie que le corps ait<text:line-break/>du sentimen</text:span><text:span text:style-name="T19">t</text:span><text:span text:style-name="T18">, mais que l’A</text:span><text:span text:style-name="T19">rn</text:span><text:span text:style-name="T18">e qui est mesl</text:span><text:span text:style-name="T19">e</text:span><text:span text:style-name="T18">e par<text:line-break/>tout le corps , reçoit ce mouuement que nous<text:line-break/>appellons sentimen</text:span><text:span text:style-name="T19">t</text:span><text:span text:style-name="T18">, il résist</text:span><text:span text:style-name="T19">e</text:span><text:span text:style-name="T18"> à la verit</text:span><text:span text:style-name="T19">é,</text:span><text:span text:style-name="T18"> &amp; com</text:span><text:span text:style-name="T19">-<text:line-break/>•3</text:span><text:span text:style-name="T18">55</text:span><text:span text:style-name="T19">.</text:span><text:span text:style-name="T18"> bat contre des choses évidentes</text:span><text:span text:style-name="T19">.</text:span><text:span text:style-name="T18"> Car , qui nous<text:line-break/>fera comprendre ce que c</text:span><text:span text:style-name="T19">’e</text:span><text:span text:style-name="T18">s</text:span><text:span text:style-name="T19">t</text:span><text:span text:style-name="T18"> que</text:span><text:span text:style-name="T19"> </text:span><text:span text:style-name="T18">le Corps auoit<text:line-break/>du sentimen</text:span><text:span text:style-name="T19">t</text:span><text:span text:style-name="T18">, si la chose mesme ne nous le don</text:span><text:span text:style-name="T19">-<text:line-break/></text:span><text:span text:style-name="T18">ne à connoistre clairement ,</text:span><text:span text:style-name="T19">&amp;</text:span><text:span text:style-name="T18"> ne nous l’enseigne<text:line-break/>point ? Ce qu</text:span><text:span text:style-name="T19">’</text:span><text:span text:style-name="T18">il y a à dire , c’est que l’Ame s’en<text:line-break/>estant allé</text:span><text:span text:style-name="T19">e</text:span><text:span text:style-name="T18">, le Corps demeure tout à fait priué<text:line-break/>d'une chose qu</text:span><text:span text:style-name="T19">’</text:span><text:span text:style-name="T18">il n a pas tousiours eu</text:span><text:span text:style-name="T19">e</text:span><text:span text:style-name="T18">, comme i</text:span><text:span text:style-name="T19">l<text:line-break/></text:span><text:span text:style-name="T18">la perd bien aussi pa</text:span><text:span text:style-name="T19">t</text:span><text:span text:style-name="T18"> parcelles durant le cours de<text:line-break/>l</text:span><text:span text:style-name="T19">sa</text:span><text:span text:style-name="T18">ge.</text:span></text:p>
      <text:p text:style-name="Texte_20_du_20_corps"><text:span text:style-name="T19">-</text:span><text:span text:style-name="T18">6</text:span><text:span text:style-name="T99">O</text:span><text:span text:style-name="T18"> De dire aussi que les yeux ne peuuent rien voir<text:line-break/></text:span><text:span text:style-name="T21">d</text:span><text:span text:style-name="T20">'</text:span><text:span text:style-name="T21">eux mesmes </text:span><text:span text:style-name="T20">,</text:span><text:span text:style-name="T18"> mais que c’es</text:span><text:span text:style-name="T19">t</text:span><text:span text:style-name="T18"> l</text:span><text:span text:style-name="T19">'</text:span><text:span text:style-name="T18">Esprit qui regarde<text:line-break/>parles yeux , comme pa</text:span><text:span text:style-name="T19">t</text:span><text:span text:style-name="T18"> des </text:span><text:span text:style-name="T19">se</text:span><text:span text:style-name="T18">n</text:span><text:span text:style-name="T19">e</text:span><text:span text:style-name="T18">str</text:span><text:span text:style-name="T19">e</text:span><text:span text:style-name="T18">s ou</text:span><text:span text:style-name="T19">u</text:span><text:span text:style-name="T18">er</text:span><text:span text:style-name="T19">t</text:span><text:span text:style-name="T18">es,<text:line-break/>c’est se tromper de gayeté de cœur </text:span><text:span text:style-name="T19">,</text:span><text:span text:style-name="T18"> veu qu</text:span><text:span text:style-name="T19">e</text:span><text:span text:style-name="T18"> le<text:line-break/>sens démontre le contraire : car il se fait au sens<text:line-break/></text:span><text:span text:style-name="T20">3</text:span><text:span text:style-name="T21">65.</text:span><text:span text:style-name="T18"> vn</text:span><text:span text:style-name="T19">e</text:span><text:span text:style-name="T18"> contraction , &amp; les yeux rentr</text:span><text:span text:style-name="T19">e</text:span><text:span text:style-name="T18">nt en eux</text:span><text:span text:style-name="T19">-<text:line-break/></text:span><text:span text:style-name="T18">mesmes lors principalement que nous auons de<text:line-break/>la peine à regarder des choses ec</text:span><text:span text:style-name="T19">l</text:span><text:span text:style-name="T18">atantes , pource<text:line-break/>que</text:span><text:span text:style-name="T19"> </text:span><text:span text:style-name="T18">la lumiere éblo</text:span><text:span text:style-name="T19">u</text:span><text:span text:style-name="T18">it nos yeux </text:span><text:span text:style-name="T19">,</text:span><text:span text:style-name="T18"> ce qui ne seroit<text:line-break/>nullemen</text:span><text:span text:style-name="T19">t,</text:span><text:span text:style-name="T18"> si les yeux n</text:span><text:span text:style-name="T19">le</text:span><text:span text:style-name="T18">stoi</text:span><text:span text:style-name="T19">e</text:span><text:span text:style-name="T18">nt que des </text:span><text:span text:style-name="T19">s</text:span><text:span text:style-name="T18">enestres:<text:line-break/>car les portes p</text:span><text:span text:style-name="T19">at</text:span><text:span text:style-name="T18"> lesquelles nous regardons est</text:span><text:span text:style-name="T19">a</text:span><text:span text:style-name="T18">ns<text:line-break/>ouuertes </text:span><text:span text:style-name="T19">,</text:span><text:span text:style-name="T18"> n’</text:span><text:span text:style-name="T19">e</text:span><text:span text:style-name="T18">n r</text:span><text:span text:style-name="T19">e</text:span><text:span text:style-name="T18">coiuent aucune peine</text:span><text:span text:style-name="T19">.</text:span><text:span text:style-name="T18"> Que si<text:line-break/></text:span><text:span text:style-name="T20">3</text:span><text:span text:style-name="T21">70.</text:span><text:span text:style-name="T18"> nos yeux doiuent</text:span><text:span text:style-name="T19"> </text:span><text:span text:style-name="T18">icy passer pour des senestres</text:span><text:span text:style-name="T19">,</text:span><text:span text:style-name="T18"> il<text:line-break/>semble que les yeu</text:span><text:span text:style-name="T19">x</text:span><text:span text:style-name="T18"> es</text:span><text:span text:style-name="T19">t</text:span><text:span text:style-name="T18">ans ostez , l’Esprit en doit<text:line-break/>discerner les chofes plus clairement, comme si les<text:line-break/></text:span><text:span text:style-name="T19">p</text:span><text:span text:style-name="T18">ortes mesme</text:span><text:span text:style-name="T19">s</text:span><text:span text:style-name="T18"> estoient renuer</text:span><text:span text:style-name="T19">s</text:span><text:span text:style-name="T18">ées.</text:span></text:p>
      <text:p text:style-name="Texte_20_du_20_corps"><text:span text:style-name="T18">En ces matieres vous ne s</text:span><text:span text:style-name="T19">e</text:span><text:span text:style-name="T18">au</text:span><text:span text:style-name="T19"> </text:span><text:span text:style-name="T18">riez aucunement<text:line-break/>auoir recours à l’opinion de Democrite qui veut</text:span></text:p>
      <text:p text:style-name="P11"><text:bookmark-start text:name="bookmark32"/><text:span text:style-name="T85">ET4</text:span><text:span text:style-name="T84"> </text:span><text:span text:style-name="T85">I.</text:span><text:span text:style-name="T84"> </text:span><text:span text:style-name="T85">R</text:span><text:span text:style-name="T84"> III</text:span><text:span text:style-name="T85">.</text:span><text:span text:style-name="T84"> L</text:span><text:span text:style-name="T85">i</text:span><text:span text:style-name="T84">vRE D</text:span><text:span text:style-name="T85">EL</text:span><text:span text:style-name="T84">vc</text:span><text:span text:style-name="T85">RECE?</text:span><text:bookmark-end text:name="bookmark32"/></text:p>
      <text:p text:style-name="Texte_20_du_20_corps"><text:span text:style-name="T18">que les Principes du Corps &amp; de l’E</text:span><text:span text:style-name="T19">l</text:span><text:span text:style-name="T18">prit soient</text:span><text:span text:style-name="T19"> </text:span><text:span text:style-name="T20">aT-<text:line-break/></text:span><text:span text:style-name="T18">ternatinement,</text:span><text:span text:style-name="T19">&amp;</text:span><text:span text:style-name="T18">vn à vn opposez entr</text:span><text:span text:style-name="T19">le</text:span><text:span text:style-name="T18">u</text:span><text:span text:style-name="T19">x</text:span><text:span text:style-name="T18"> en</text:span><text:span text:style-name="T19"> </text:span><text:span text:style-name="T21">la</text:span><text:span text:style-name="T20">.<text:line-break/></text:span><text:span text:style-name="T18">composition de vos membres</text:span><text:span text:style-name="T19">.</text:span><text:span text:style-name="T18"> Et de fai</text:span><text:span text:style-name="T19">t</text:span><text:span text:style-name="T18">, comme </text:span><text:span text:style-name="T19">5</text:span><text:span text:style-name="T18">7</text:span><text:span text:style-name="T19">5?<text:line-break/>l</text:span><text:span text:style-name="T18">es élem</text:span><text:span text:style-name="T19">e</text:span><text:span text:style-name="T18">ns de l’Ame sont beaucoup plus petits<text:line-break/></text:span><text:span text:style-name="T19">qu91ce</text:span><text:span text:style-name="T18">u</text:span><text:span text:style-name="T19">xd</text:span><text:span text:style-name="T18">t</text:span><text:span text:style-name="T19">i</text:span><text:span text:style-name="T18"> Gorps </text:span><text:span text:style-name="T19">&amp;</text:span><text:span text:style-name="T18"> de ses parties; ainsi faut-il<text:line-break/>q</text:span><text:span text:style-name="T19">u</text:span><text:span text:style-name="T18">’</text:span><text:span text:style-name="T19">fl</text:span><text:span text:style-name="T18">s soient en moindre nombre</text:span><text:span text:style-name="T19">,</text:span><text:span text:style-name="T18"> &amp; n</text:span><text:span text:style-name="T19">'</text:span><text:span text:style-name="T18">occupen</text:span><text:span text:style-name="T19">t<text:line-break/></text:span><text:span text:style-name="T18">point comme plus clair</text:span><text:span text:style-name="T19">-</text:span><text:span text:style-name="T18">semez tant d’endroi</text:span><text:span text:style-name="T19">t</text:span><text:span text:style-name="T18">s<text:line-break/>dans</text:span><text:span text:style-name="T19"> </text:span><text:span text:style-name="T18">le corps, en telle sorte que tout ce</text:span><text:span text:style-name="T19"> </text:span><text:span text:style-name="T18">que </text:span><text:span text:style-name="T124">vous<text:line-break/></text:span><text:span text:style-name="T19">p</text:span><text:span text:style-name="T18">ou</text:span><text:span text:style-name="T19">u</text:span><text:span text:style-name="T18">e</text:span><text:span text:style-name="T19">zd</text:span><text:span text:style-name="T18">ire , c’es</text:span><text:span text:style-name="T19">t</text:span><text:span text:style-name="T18"> que comme les Principes qui</text:span><text:span text:style-name="T19"> </text:span><text:span text:style-name="T18">380</text:span><text:span text:style-name="T19">.<text:line-break/>f</text:span><text:span text:style-name="T18">ont introduits en vous , pe</text:span><text:span text:style-name="T19">u</text:span><text:span text:style-name="T18">uent exciter en vos<text:line-break/>corps des</text:span><text:span text:style-name="T19"> </text:span><text:span text:style-name="T18">mouu</text:span><text:span text:style-name="T19">e</text:span><text:span text:style-name="T18">ments de sentiment,</text:span><text:span text:style-name="T19"> </text:span><text:span text:style-name="T18">quoy qu’ils<text:line-break/>soient fort petits ; ainsi font tre</text:span><text:span text:style-name="T19">$</text:span><text:span text:style-name="T18"> petits , les inter</text:span><text:span text:style-name="T19">-<text:line-break/>n</text:span><text:span text:style-name="T18">a</text:span><text:span text:style-name="T19">sse</text:span><text:span text:style-name="T18">s que les Principes de l'une occupent dans le<text:line-break/>corps. C</text:span><text:span text:style-name="T19">le</text:span><text:span text:style-name="T18">st pourquoy </text:span><text:span text:style-name="T19">,</text:span><text:span text:style-name="T18"> ny fort souuent , nous<text:line-break/>ne sentons point la p</text:span><text:span text:style-name="T19">o</text:span><text:span text:style-name="T18">ussiere qui s’attache sur<text:line-break/>nos</text:span><text:span text:style-name="T19">tr</text:span><text:span text:style-name="T18">e corps, ny les atomes de craye que le vent </text:span><text:span text:style-name="T21">38</text:span><text:span text:style-name="T20">5</text:span><text:span text:style-name="T21">.<text:line-break/></text:span><text:span text:style-name="T18">y a poussez,</text:span><text:span text:style-name="T19"> </text:span><text:span text:style-name="T18">ny durant l</text:span><text:span text:style-name="T19">an</text:span><text:span text:style-name="T18">uict vne goutelett</text:span><text:span text:style-name="T19">e</text:span><text:span text:style-name="T18"> do<text:line-break/>brume ou de rosée , ny vn fil</text:span><text:span text:style-name="T19">e</text:span><text:span text:style-name="T18">t délie de toile<text:line-break/>d</text:span><text:span text:style-name="T19">'a</text:span><text:span text:style-name="T18">iraignée </text:span><text:span text:style-name="T19">,</text:span><text:span text:style-name="T18"> quand nous</text:span><text:span text:style-name="T19"> </text:span><text:span text:style-name="T18">en sommes quesqu</text:span><text:span text:style-name="T19">e</text:span><text:span text:style-name="T18">sfois<text:line-break/></text:span><text:span text:style-name="T19">e</text:span><text:span text:style-name="T18">nueloppez en marchan</text:span><text:span text:style-name="T19">t</text:span><text:span text:style-name="T18">, ny mesm</text:span><text:span text:style-name="T19">e</text:span><text:span text:style-name="T18">s sa caduque<text:line-break/>d</text:span><text:span text:style-name="T19">e</text:span><text:span text:style-name="T18">poüill</text:span><text:span text:style-name="T19">e</text:span><text:span text:style-name="T18">, quand elle nous tombe sur la teste, no</text:span><text:span text:style-name="T19">n<text:line-break/></text:span><text:span text:style-name="T18">plus que les plumes des </text:span><text:span text:style-name="T19">o</text:span><text:span text:style-name="T18">yseaux , ny les fleurs<text:line-break/>voltigeantes des cherdons , qui sont si legeres,<text:line-break/>qu’elles semblent auoir mes</text:span><text:span text:style-name="T19">m</text:span><text:span text:style-name="T18">es de la peine a<text:line-break/>tomber. Nous ne po</text:span><text:span text:style-name="T19">u</text:span><text:span text:style-name="T18">uons aussi distinguer par le 390</text:span><text:span text:style-name="T19">!<text:line-break/>f</text:span><text:span text:style-name="T18">entimen</text:span><text:span text:style-name="T19">t</text:span><text:span text:style-name="T18">, le marche</text:span><text:span text:style-name="T19">r</text:span><text:span text:style-name="T18"> des Animaux qui rampent,<text:line-break/>ny les isopressions de chaque pied des mouch</text:span><text:span text:style-name="T19">e</text:span><text:span text:style-name="T18">-<text:line-break/>ron</text:span><text:span text:style-name="T19">s</text:span><text:span text:style-name="T18">, ou des autres vermines qui se prome</text:span><text:span text:style-name="T19">tt</text:span><text:span text:style-name="T18">ent<text:line-break/></text:span><text:span text:style-name="T19">s</text:span><text:span text:style-name="T18">u</text:span><text:span text:style-name="T19">r</text:span><text:span text:style-name="T18"> noua Tant il est vray que plusieurs semences<text:line-break/>doiuent estre excitées dans nou</text:span><text:span text:style-name="T19">s</text:span><text:span text:style-name="T18">, p</text:span><text:span text:style-name="T19">ô</text:span><text:span text:style-name="T18">u</text:span><text:span text:style-name="T19">r</text:span><text:span text:style-name="T18"> se répandre<text:line-break/>dans</text:span><text:span text:style-name="T19"> </text:span><text:span text:style-name="T18">nos membres, apres auoi</text:span><text:span text:style-name="T19">r</text:span><text:span text:style-name="T18"> r</text:span><text:span text:style-name="T19">e</text:span><text:span text:style-name="T18">ceu de</text:span><text:span text:style-name="T19">sm</text:span><text:span text:style-name="T18">ouue</text:span><text:span text:style-name="T19">-<text:line-break/></text:span><text:span text:style-name="T18">mens sensibles du dehors auant que les Principes </text:span><text:span text:style-name="T19">i<text:line-break/></text:span><text:span text:style-name="T18">de l’Am</text:span><text:span text:style-name="T19">e</text:span><text:span text:style-name="T18"> soient ému pour faire le </text:span><text:span text:style-name="T19">f</text:span><text:span text:style-name="T18">entiment, &amp;<text:line-break/>q</text:span><text:span text:style-name="T19">u'u</text:span><text:span text:style-name="T18">n s</text:span><text:span text:style-name="T19">e</text:span><text:span text:style-name="T18"> choquant pa</text:span><text:span text:style-name="T19">r</text:span><text:span text:style-name="T18">m</text:span><text:span text:style-name="T19">yt</text:span><text:span text:style-name="T18">ant </text:span><text:span text:style-name="T19">ff</text:span><text:span text:style-name="T18">i</text:span><text:span text:style-name="T19">n</text:span><text:span text:style-name="T18">terua</text:span><text:span text:style-name="T19">l</text:span><text:span text:style-name="T18">les </text:span><text:span text:style-name="T20">,</text:span><text:span text:style-name="T21"> i</text:span><text:span text:style-name="T20">h 5</text:span><text:span text:style-name="T21">9</text:span><text:span text:style-name="T20">5e</text:span></text:p>
      <text:p text:style-name="Texte_20_du_20_corps"><text:span text:style-name="T21">C</text:span><text:span text:style-name="T20">o</text:span><text:span text:style-name="T21">rp</text:span><text:span text:style-name="T20">s)</text:span><text:span text:style-name="T21"> ru</text:span></text:p>
      <text:p text:style-name="P11"><text:span text:style-name="T18">L </text:span><text:span text:style-name="T19">E</text:span><text:span text:style-name="T18"> II</text:span><text:span text:style-name="T19">L</text:span><text:span text:style-name="T18"> </text:span><text:span text:style-name="T24">LI</text:span><text:span text:style-name="T25">V</text:span><text:span text:style-name="T24">RE DE L </text:span><text:span text:style-name="T21">v C</text:span><text:span text:style-name="T24"> R E C </text:span><text:span text:style-name="T21">E</text:span><text:span text:style-name="T20">.</text:span><text:span text:style-name="T21"> </text:span><text:span text:style-name="T20">jet<text:line-break/></text:span><text:span text:style-name="T18">pussent accourir de toutes part</text:span><text:span text:style-name="T19">s</text:span><text:span text:style-name="T18">, se rencontrer se<text:line-break/>frappe</text:span><text:span text:style-name="T19">r,</text:span><text:span text:style-name="T18"> &amp; se r</text:span><text:span text:style-name="T19">e</text:span><text:span text:style-name="T18">ietter mutuellement</text:span><text:span text:style-name="T19">.</text:span></text:p>
      <text:p text:style-name="Texte_20_du_20_corps"><text:span text:style-name="T18">Cependant l’Esprit a plus de force pour conte-<text:line-break/>nir la</text:span><text:span text:style-name="T19"> </text:span><text:span text:style-name="T18">vie dans</text:span><text:span text:style-name="T19"> </text:span><text:span text:style-name="T18">ses bornes , su</text:span><text:span text:style-name="T19">t</text:span><text:span text:style-name="T18"> laq</text:span><text:span text:style-name="T19">ue</text:span><text:span text:style-name="T18">lle il domine </text:span><text:span text:style-name="T19">,<text:line-break/></text:span><text:span text:style-name="T18">aussi beaucoup plus absolument que ne fait l’Ame: </text:span><text:span text:style-name="T19">j<text:line-break/></text:span><text:span text:style-name="T18">40</text:span><text:span text:style-name="T19">0.</text:span><text:span text:style-name="T18"> car sans l’Esprit </text:span><text:span text:style-name="T19">&amp;</text:span><text:span text:style-name="T18"> l’Entendemen</text:span><text:span text:style-name="T19">t</text:span><text:span text:style-name="T20">,</text:span><text:span text:style-name="T21"> il</text:span><text:span text:style-name="T20"> </text:span><text:span text:style-name="T21">n</text:span><text:span text:style-name="T20">’y</text:span><text:span text:style-name="T21"> a</text:span><text:span text:style-name="T20"> </text:span><text:span text:style-name="T21">pas</text:span><text:span text:style-name="T20"> </text:span><text:span text:style-name="T21">vne </text:span><text:span text:style-name="T20">&lt;<text:line-break/></text:span><text:span text:style-name="T21">seule</text:span><text:span text:style-name="T18"> partie de l’Ame qui puisse demeurer vn mo-<text:line-break/>ment dans</text:span><text:span text:style-name="T19"> </text:span><text:span text:style-name="T18">le corp</text:span><text:span text:style-name="T19">s</text:span><text:span text:style-name="T18">, &amp; qui ne le suiue inseparable-<text:line-break/>men</text:span><text:span text:style-name="T19">t,</text:span><text:span text:style-name="T18"> puis elle te dissipe en l’air</text:span><text:span text:style-name="T19">,</text:span><text:span text:style-name="T18"> &amp; abandonne les<text:line-break/>membres gelez dans le froid de la mort : mais<text:line-break/>cel</text:span><text:span text:style-name="T19">u</text:span><text:span text:style-name="T18">y-l</text:span><text:span text:style-name="T19">à</text:span><text:span text:style-name="T18"> </text:span><text:span text:style-name="T19">l'</text:span><text:span text:style-name="T18">a</text:span><text:span text:style-name="T19">tt</text:span><text:span text:style-name="T18">este dans la vie , auquel demeure<text:line-break/>l’Entendement </text:span><text:span text:style-name="T19">&amp;</text:span><text:span text:style-name="T18"> l’Esprit , quoy que le corps<text:line-break/>soit déchiré tout autour, ses membres estant mu-<text:line-break/>4</text:span><text:span text:style-name="T19">°</text:span><text:span text:style-name="T18">5</text:span><text:span text:style-name="T19">-</text:span><text:span text:style-name="T18"> til</text:span><text:span text:style-name="T19">e</text:span><text:span text:style-name="T18">z. Ce tronc de qui l’Ame est retranchée tout<text:line-break/>autou</text:span><text:span text:style-name="T19">r</text:span><text:span text:style-name="T18">, &amp; de qui les membres sont emportez , ne<text:line-break/>laisse pas de viure &amp; de respirer les haleines de<text:line-break/>l'air. S’il n</text:span><text:span text:style-name="T19">’</text:span><text:span text:style-name="T18">est pas priué de toute son Am</text:span><text:span text:style-name="T19">e</text:span><text:span text:style-name="T18">, au<text:line-break/>moi</text:span><text:span text:style-name="T19">si</text:span><text:span text:style-name="T18">s l’est- il d'une grande pa</text:span><text:span text:style-name="T19">r</text:span><text:span text:style-name="T18">tie : toutesfois i</text:span><text:span text:style-name="T19">l<text:line-break/></text:span><text:span text:style-name="T18">patiente encore dans la vie </text:span><text:span text:style-name="T19">,</text:span><text:span text:style-name="T18"> &amp; il y demeure<text:line-break/></text:span><text:span text:style-name="T19">4102</text:span><text:span text:style-name="T18"> attaché</text:span><text:span text:style-name="T19">.</text:span><text:span text:style-name="T18"> Comme </text:span><text:span text:style-name="T19">l</text:span><text:span text:style-name="T18">i dau</text:span><text:span text:style-name="T19">a</text:span><text:span text:style-name="T18">nture , la prunelle de<text:line-break/>l’œil</text:span><text:span text:style-name="T19"> </text:span><text:span text:style-name="T18">nest point offensée , quand</text:span><text:span text:style-name="T19"> </text:span><text:span text:style-name="T18">l</text:span><text:span text:style-name="T19">’</text:span><text:span text:style-name="T18">œi</text:span><text:span text:style-name="T19">l</text:span><text:span text:style-name="T18"> est</text:span><text:span text:style-name="T19"> </text:span><text:span text:style-name="T18">déchiré<text:line-break/>à </text:span><text:span text:style-name="T19">lle</text:span><text:span text:style-name="T18">ntour; la</text:span><text:span text:style-name="T19"> </text:span><text:span text:style-name="T18">puissance</text:span><text:span text:style-name="T19"> </text:span><text:span text:style-name="T18">de voir</text:span><text:span text:style-name="T19"> </text:span><text:span text:style-name="T18">ne laisse pas de de</text:span><text:span text:style-name="T19">-<text:line-break/></text:span><text:span text:style-name="T18">meure</text:span><text:span text:style-name="T19">r</text:span><text:span text:style-name="T18"> en vigueur,po</text:span><text:span text:style-name="T19">u</text:span><text:span text:style-name="T18">r</text:span><text:span text:style-name="T19">u</text:span><text:span text:style-name="T18">eu que toute la s</text:span><text:span text:style-name="T19">p</text:span><text:span text:style-name="T18">here de<text:line-break/>l</text:span><text:span text:style-name="T19">’œ</text:span><text:span text:style-name="T18">il ne soit pas enti</text:span><text:span text:style-name="T19">e</text:span><text:span text:style-name="T18">rement corrompue : &amp; qu</text:span><text:span text:style-name="T19">’</text:span><text:span text:style-name="T18">en<text:line-break/>retranchant tout ce qui</text:span><text:span text:style-name="T19"> </text:span><text:span text:style-name="T18">est autour , vous laissiez<text:line-break/>seulement la prunelle </text:span><text:span text:style-name="T19">:</text:span><text:span text:style-name="T18"> car cela nese peut pas faire<text:line-break/>4</text:span><text:span text:style-name="T19">*5*</text:span><text:span text:style-name="T18"> sans ruiner l'un &amp; l’autre</text:span><text:span text:style-name="T19">.</text:span><text:span text:style-name="T18"> Mais si cette petite partie<text:line-break/>est rongéedu milieu de l</text:span><text:span text:style-name="T19">’œ</text:span><text:span text:style-name="T18">i</text:span><text:span text:style-name="T19">l</text:span><text:span text:style-name="T18">, sans que le reste soit<text:line-break/>offens</text:span><text:span text:style-name="T19">é</text:span><text:span text:style-name="T18">, aussi-</text:span><text:span text:style-name="T19">t</text:span><text:span text:style-name="T18">ost la lumi</text:span><text:span text:style-name="T19">è</text:span><text:span text:style-name="T18">re </text:span><text:span text:style-name="T19">s’é</text:span><text:span text:style-name="T18">tein</text:span><text:span text:style-name="T19">t,</text:span><text:span text:style-name="T18"> &amp; les tene</text:span><text:span text:style-name="T19">-<text:line-break/></text:span><text:span text:style-name="T18">bres succ</text:span><text:span text:style-name="T19">è</text:span><text:span text:style-name="T18">dent en la place</text:span><text:span text:style-name="T19">.</text:span><text:span text:style-name="T18"> Ainsi</text:span><text:span text:style-name="T19">,</text:span><text:span text:style-name="T18"> à mesme propor</text:span><text:span text:style-name="T19">-<text:line-break/></text:span><text:span text:style-name="T18">tio</text:span><text:span text:style-name="T19">n,</text:span><text:span text:style-name="T18"> l’Ame</text:span><text:span text:style-name="T19"> </text:span><text:span text:style-name="T18">&amp; l’Esprit sont t</text:span><text:span text:style-name="T19">o</text:span><text:span text:style-name="T18">usiours liez ensem-<text:line-break/>ble </text:span><text:span text:style-name="T21">par</text:span><text:span text:style-name="T20"> </text:span><text:span text:style-name="T21">un accord mutuel</text:span><text:span text:style-name="T20">.</text:span></text:p>
      <text:p text:style-name="Texte_20_du_20_corps"><text:span text:style-name="T18">A cette heure, afin que vous puissiez connoistre</text:span><text:span text:style-name="T19"> </text:span><text:span text:style-name="T99">1<text:line-break/></text:span><text:span text:style-name="T18">que les Esprits des Animaux naissent &amp; meurent</text:span><text:span text:style-name="T19">,*</text:span></text:p>
      <text:p text:style-name="P11"><text:bookmark-start text:name="bookmark34"/><text:span text:style-name="T85">15</text:span><text:span text:style-name="T84">6 </text:span><text:span text:style-name="T85">I.</text:span><text:span text:style-name="T84">E I</text:span><text:span text:style-name="T85">H</text:span><text:span text:style-name="T84">. L</text:span><text:span text:style-name="T85">ï</text:span><text:span text:style-name="T84">vRE D E LVC R</text:span><text:span text:style-name="T85">E</text:span><text:span text:style-name="T84">CE</text:span><text:span text:style-name="T85">.</text:span><text:bookmark-end text:name="bookmark34"/></text:p>
      <text:p text:style-name="Texte_20_du_20_corps"><text:span text:style-name="T18">&amp; que leurs Ames s</text:span><text:span text:style-name="T19">’</text:span><text:span text:style-name="T18">éti</text:span><text:span text:style-name="T19">a</text:span><text:span text:style-name="T18">po</text:span><text:span text:style-name="T19">r</text:span><text:span text:style-name="T18">ent </text:span><text:span text:style-name="T19">;</text:span><text:span text:style-name="T18"> </text:span><text:span text:style-name="T19">le</text:span><text:span text:style-name="T18"> continue</text:span><text:span text:style-name="T19">'u</text:span><text:span text:style-name="T18">ay à<text:line-break/>faire des</text:span><text:span text:style-name="T19"> </text:span><text:span text:style-name="T18">vers dignes d</text:span><text:span text:style-name="T19">e</text:span><text:span text:style-name="T18"> vostre belle vie,pour vous 4</text:span><text:span text:style-name="T19">ia<text:line-break/></text:span><text:span text:style-name="T18">representer agreable</text:span><text:span text:style-name="T19">rné</text:span><text:span text:style-name="T18">t les choses que i'ay long-<text:line-break/>temps cherchées </text:span><text:span text:style-name="T21">sur</text:span><text:span text:style-name="T20"> </text:span><text:span text:style-name="T21">ce suje</text:span><text:span text:style-name="T20">t,</text:span><text:span text:style-name="T18"> &amp; que i</text:span><text:span text:style-name="T19">'a</text:span><text:span text:style-name="T18">y enfin trou</text:span><text:span text:style-name="T19">-<text:line-break/></text:span><text:span text:style-name="T18">ssées par vn doux labeur. Reünissez cependant<text:line-break/>l'un &amp;</text:span><text:span text:style-name="T19"> </text:span><text:span text:style-name="T18">l'autre nom sous vn seul : &amp; quand ie diray,<text:line-break/>par exemple que l’Ame est mortelle , entendez<text:line-break/>qu</text:span><text:span text:style-name="T19">e </text:span><text:span text:style-name="T18">ie</text:span><text:span text:style-name="T19"> </text:span><text:span text:style-name="T18">parle également de </text:span><text:span text:style-name="T19">P</text:span><text:span text:style-name="T18">Espr</text:span><text:span text:style-name="T19">i</text:span><text:span text:style-name="T18">t</text:span><text:span text:style-name="T19">,</text:span><text:span text:style-name="T18"> noconside</text:span><text:span text:style-name="T19">t</text:span><text:span text:style-name="T18">ant 42</text:span><text:span text:style-name="T19">s<text:line-break/></text:span><text:span text:style-name="T18">à cét égard les deux ensembl</text:span><text:span text:style-name="T19">e</text:span><text:span text:style-name="T18">, que comme </text:span><text:span text:style-name="T19">y</text:span><text:span text:style-name="T18">n<text:line-break/></text:span><text:span text:style-name="T19">F</text:span><text:span text:style-name="T18">eul , &amp; que comme vne chose coniointe. </text:span><text:span text:style-name="T19">P</text:span><text:span text:style-name="T18">re-<text:line-break/>mierement </text:span><text:span text:style-name="T19">,</text:span><text:span text:style-name="T18"> pource que i'ay enseigné que l’Ame<text:line-break/>qui est délié</text:span><text:span text:style-name="T19">e,</text:span><text:span text:style-name="T18"> consiste en des corps tres-menu</text:span><text:span text:style-name="T19">s</text:span><text:span text:style-name="T18">,<text:line-break/></text:span><text:span text:style-name="T19">&amp; </text:span><text:span text:style-name="T18">qu</text:span><text:span text:style-name="T19">’</text:span><text:span text:style-name="T18">elle est faite de Pri</text:span><text:span text:style-name="T19">n</text:span><text:span text:style-name="T18">cipes beaucoup plus pe</text:span><text:span text:style-name="T19">-<text:line-break/></text:span><text:span text:style-name="T18">tits que l</text:span><text:span text:style-name="T19">’</text:span><text:span text:style-name="T18">eau coulante, ou</text:span><text:span text:style-name="T19"> </text:span><text:span text:style-name="T18">que</text:span><text:span text:style-name="T19"> </text:span><text:span text:style-name="T18">le broüill</text:span><text:span text:style-name="T19">a</text:span><text:span text:style-name="T18">rs, ou<text:line-break/>que</text:span><text:span text:style-name="T19"> </text:span><text:span text:style-name="T18">l</text:span><text:span text:style-name="T19">a</text:span><text:span text:style-name="T18">fum</text:span><text:span text:style-name="T19">é</text:span><text:span text:style-name="T18">e,</text:span><text:span text:style-name="T19"> </text:span><text:span text:style-name="T18">car</text:span><text:span text:style-name="T19"> </text:span><text:span text:style-name="T18">elle </text:span><text:span text:style-name="T19">l</text:span><text:span text:style-name="T18">es pa</text:span><text:span text:style-name="T19">sse</text:span><text:span text:style-name="T18"> beaucoup en </text:span><text:span text:style-name="T19">a</text:span><text:span text:style-name="T18">gili-</text:span><text:span text:style-name="T19">4</text:span><text:span text:style-name="T18">5</text:span><text:span text:style-name="T19">»<text:line-break/></text:span><text:span text:style-name="T18">t</text:span><text:span text:style-name="T19">é</text:span><text:span text:style-name="T18">, &amp; se meut bien dauantage quand elle est </text:span><text:span text:style-name="T19">f</text:span><text:span text:style-name="T18">rap</text:span><text:span text:style-name="T19">-<text:line-break/></text:span><text:span text:style-name="T18">pée par vne cause leg</text:span><text:span text:style-name="T19">e</text:span><text:span text:style-name="T18">re </text:span><text:span text:style-name="T19">,</text:span><text:span text:style-name="T18"> puisque mesine elle </text:span><text:span text:style-name="T21">se<text:line-break/></text:span><text:span text:style-name="T18">meut par les images de la </text:span><text:span text:style-name="T19">f</text:span><text:span text:style-name="T18">um</text:span><text:span text:style-name="T19">e</text:span><text:span text:style-name="T18">e &amp; du broüillars:<text:line-break/>comme lors qu</text:span><text:span text:style-name="T19">’</text:span><text:span text:style-name="T18">estant assoupis par le sommeil</text:span><text:span text:style-name="T19">,<text:line-break/></text:span><text:span text:style-name="T18">nous voyons en songe des vapeurs qui s</text:span><text:span text:style-name="T19">’</text:span><text:span text:style-name="T18">exhalent<text:line-break/>des Autels</text:span><text:span text:style-name="T19"> </text:span><text:span text:style-name="T18">,</text:span><text:span text:style-name="T19">&amp; </text:span><text:span text:style-name="T18">des fumées qui montent : car</text:span><text:span text:style-name="T19"> </text:span><text:span text:style-name="T18">il</text:span><text:span text:style-name="T19"> </text:span><text:span text:style-name="T18">n</text:span><text:span text:style-name="T19">’y<text:line-break/></text:span><text:span text:style-name="T18">a point de difficulté que ces images ne se forment<text:line-break/>dans nous</text:span><text:span text:style-name="T19">,</text:span><text:span text:style-name="T18"> or puisque vous voyez que l</text:span><text:span text:style-name="T19">’</text:span><text:span text:style-name="T18">eau &amp;<text:line-break/>que quelque liqueur que ce soit , s'écoule des 43</text:span><text:span text:style-name="T19">-’<text:line-break/></text:span><text:span text:style-name="T18">Vaisseaux quand ils font brisez , &amp; que le broüillars<text:line-break/></text:span><text:span text:style-name="T19">&amp; </text:span><text:span text:style-name="T18">la fumee fe</text:span><text:span text:style-name="T19"> </text:span><text:span text:style-name="T18">dissipent en l'air ; croyez pareille-<text:line-break/>ment que l’Ame se répand,&amp; qu</text:span><text:span text:style-name="T19">’</text:span><text:span text:style-name="T18">dle </text:span><text:span text:style-name="T19">pe</text:span><text:span text:style-name="T18">rit bien<text:line-break/>plus viste que tout cela, &amp; que quand elle s</text:span><text:span text:style-name="T19">le</text:span><text:span text:style-name="T18">st 440<text:line-break/></text:span><text:span text:style-name="T19">Vne</text:span><text:span text:style-name="T18"> fols retirée des membres , fes Principes se<text:line-break/>séparent aussi bien </text:span><text:span text:style-name="T19">p</text:span><text:span text:style-name="T18">lûtost:ca</text:span><text:span text:style-name="T19">t</text:span><text:span text:style-name="T18"> si le corps qui est<text:line-break/>comme le valsseau qui la contient </text:span><text:span text:style-name="T19">.</text:span><text:span text:style-name="T18"> ne</text:span><text:span text:style-name="T19"> </text:span><text:span text:style-name="T18">la</text:span><text:span text:style-name="T19"> </text:span><text:span text:style-name="T18">peut</text:span><text:span text:style-name="T19"> </text:span><text:span text:style-name="T18">plus<text:line-break/>arrester , à caufe qu’il a esté froisse par quelque<text:line-break/>chofe</text:span><text:span text:style-name="T19">,</text:span><text:span text:style-name="T18"> ou qu</text:span><text:span text:style-name="T19">’</text:span><text:span text:style-name="T18">il a esté raréfié quand on a osté d</text:span><text:span text:style-name="T19">o<text:line-break/>fi</text:span><text:span text:style-name="T18">ing de ses veines ; croirez-vous que l’Ame pui</text:span><text:span text:style-name="T19">iïè</text:span><text:span text:style-name="T18"> </text:span><text:span text:style-name="T19">.445</text:span></text:p>
      <text:p text:style-name="P11"><text:span text:style-name="T24">LE III. </text:span><text:span text:style-name="T25">L</text:span><text:span text:style-name="T24"> IV</text:span><text:span text:style-name="T25">RE</text:span><text:span text:style-name="T24"> DE LVCR</text:span><text:span text:style-name="T25">ECE</text:span><text:span text:style-name="T24">.</text:span><text:span text:style-name="T25">’</text:span><text:span text:style-name="T24"> 1</text:span><text:span text:style-name="T25">17<text:line-break/></text:span><text:span text:style-name="T18">445</text:span><text:span text:style-name="T19">.</text:span><text:span text:style-name="T18"> es</text:span><text:span text:style-name="T19">t</text:span><text:span text:style-name="T18">re contenue</text:span><text:span text:style-name="T19">’p</text:span><text:span text:style-name="T18">ar aucun ai</text:span><text:span text:style-name="T19">r</text:span><text:span text:style-name="T18">, elle qui n'a pi</text:span><text:span text:style-name="T19">i</text:span><text:span text:style-name="T18"> es</text:span><text:span text:style-name="T19">t</text:span><text:span text:style-name="T18">r</text:span><text:span text:style-name="T19">e<text:line-break/></text:span><text:span text:style-name="T18">estre at</text:span><text:span text:style-name="T19">t</text:span><text:span text:style-name="T18">estée par nostre corps, beaucoup moins<text:line-break/>rare que l’ai</text:span><text:span text:style-name="T19">r</text:span><text:span text:style-name="T18"> ?</text:span></text:p>
      <text:p text:style-name="Texte_20_du_20_corps"><text:span text:style-name="T18">Nous nous apperceuons que l</text:span><text:span text:style-name="T19">’</text:span><text:span text:style-name="T18">Ame est engen-<text:line-break/></text:span><text:span text:style-name="T19">d</text:span><text:span text:style-name="T18">ré</text:span><text:span text:style-name="T19">e</text:span><text:span text:style-name="T18"> auec</text:span><text:span text:style-name="T19"> </text:span><text:span text:style-name="T18">le Corp</text:span><text:span text:style-name="T19">s</text:span><text:span text:style-name="T18">, qu</text:span><text:span text:style-name="T19">’</text:span><text:span text:style-name="T18">elle croist &amp;</text:span><text:span text:style-name="T19"> </text:span><text:span text:style-name="T18">qu</text:span><text:span text:style-name="T19">’</text:span><text:span text:style-name="T18">elle vieillir<text:line-break/>auec </text:span><text:span text:style-name="T19">l</text:span><text:span text:style-name="T18">uy</text:span><text:span text:style-name="T19">.</text:span><text:span text:style-name="T18"> Comme les Enfans courent dans vn<text:line-break/>corps infirme &amp; d</text:span><text:span text:style-name="T19">é</text:span><text:span text:style-name="T18">lica</text:span><text:span text:style-name="T19">t</text:span><text:span text:style-name="T18">, ainsi leur Esprit est con-</text:span><text:span text:style-name="T19">,<text:line-break/></text:span><text:span text:style-name="T20">’</text:span><text:span text:style-name="T21">45</text:span><text:span text:style-name="T20">o</text:span><text:span text:style-name="T21">.</text:span><text:span text:style-name="T18"> d</text:span><text:span text:style-name="T19">u</text:span><text:span text:style-name="T18">i</text:span><text:span text:style-name="T19">tp</text:span><text:span text:style-name="T18">ar vue foibl</text:span><text:span text:style-name="T19">e</text:span><text:span text:style-name="T18"> lumiere</text:span><text:span text:style-name="T19">.</text:span><text:span text:style-name="T18"> Quand ils</text:span><text:span text:style-name="T19"> </text:span><text:span text:style-name="T18">sont deue-<text:line-break/>nus robustes par vn </text:span><text:span text:style-name="T19">â</text:span><text:span text:style-name="T18">ge plus </text:span><text:span text:style-name="T19">au</text:span><text:span text:style-name="T18">ancé </text:span><text:span text:style-name="T19">,</text:span><text:span text:style-name="T18"> leur iuge</text:span><text:span text:style-name="T19">-</text:span><text:span text:style-name="T105">:<text:line-break/></text:span><text:span text:style-name="T18">ment </text:span><text:span text:style-name="T19">e</text:span><text:span text:style-name="T18">st aussi plus solid</text:span><text:span text:style-name="T19">e</text:span><text:span text:style-name="T18">, &amp; la force de leur </text:span><text:span text:style-name="T19">e</text:span><text:span text:style-name="T18">sp</text:span><text:span text:style-name="T19">ne</text:span><text:span text:style-name="T105">1<text:line-break/></text:span><text:span text:style-name="T18">est augmentée : mais le corps estant accablé pa</text:span><text:span text:style-name="T19">rl</text:span><text:span text:style-name="T18">a<text:line-break/>pesanteur de </text:span><text:span text:style-name="T19">P</text:span><text:span text:style-name="T18">age , &amp; tous les membres ayant<text:line-break/></text:span><text:span text:style-name="T19">}p</text:span><text:span text:style-name="T18">erdu leur vigueu</text:span><text:span text:style-name="T19">r</text:span><text:span text:style-name="T18">, le </text:span><text:span text:style-name="T19">lo</text:span><text:span text:style-name="T18">gement s’affoiblit , la<text:line-break/>ang</text:span><text:span text:style-name="T19">u</text:span><text:span text:style-name="T18">e &amp;</text:span><text:span text:style-name="T19"> </text:span><text:span text:style-name="T18">l’Esprit se détraquent , </text:span><text:span text:style-name="T19">&amp;</text:span><text:span text:style-name="T18"> toutes choses<text:line-break/></text:span><text:span text:style-name="T20">•</text:span><text:span text:style-name="T21">455</text:span><text:span text:style-name="T18"> diminuent &amp; défaillent tout à coup. Il</text:span><text:span text:style-name="T19"> </text:span><text:span text:style-name="T18">y</text:span><text:span text:style-name="T19"> </text:span><text:span text:style-name="T18">a</text:span><text:span text:style-name="T19"> </text:span><text:span text:style-name="T18">donc<text:line-break/>grande apparence que la nature de l</text:span><text:span text:style-name="T19">’Am</text:span><text:span text:style-name="T18">e se dissipe<text:line-break/>comme la fumée qui </text:span><text:span text:style-name="T19">r'é</text:span><text:span text:style-name="T18">uanoüit en l'air </text:span><text:span text:style-name="T19">,</text:span><text:span text:style-name="T18"> puisque<text:line-break/>nous la voyons engendre</text:span><text:span text:style-name="T19">r</text:span><text:span text:style-name="T18">, croistr</text:span><text:span text:style-name="T19">e</text:span><text:span text:style-name="T18">, &amp; succomber<text:line-break/>enfin sous le fardeau de l’</text:span><text:span text:style-name="T19">â</text:span><text:span text:style-name="T18">ge , comme</text:span><text:span text:style-name="T19"> </text:span><text:span text:style-name="T18">ie le viens<text:line-break/>de montrer</text:span><text:span text:style-name="T19">.</text:span></text:p>
      <text:p text:style-name="Texte_20_du_20_corps"><text:span text:style-name="T18">460. A cecy on peut adjo</text:span><text:span text:style-name="T19">u</text:span><text:span text:style-name="T18">ter </text:span><text:span text:style-name="T19">,</text:span><text:span text:style-name="T18"> que </text:span><text:span text:style-name="T19">t</text:span><text:span text:style-name="T18">omme nous<text:line-break/>voyons , que </text:span><text:span text:style-name="T19">s</text:span><text:span text:style-name="T18">e Corps est </text:span><text:span text:style-name="T19">si</text:span><text:span text:style-name="T18">lsc</text:span><text:span text:style-name="T19">e</text:span><text:span text:style-name="T18">ptibl</text:span><text:span text:style-name="T19">e</text:span><text:span text:style-name="T18"> de gran</text:span><text:span text:style-name="T19">-<text:line-break/></text:span><text:span text:style-name="T18">des maladies &amp; de douleurs cruelles ; ainsi<text:line-break/></text:span><text:span text:style-name="T19">l’</text:span><text:span text:style-name="T18">Esprit est bien souuen</text:span><text:span text:style-name="T19">t</text:span><text:span text:style-name="T18"> aCcueilly d</text:span><text:span text:style-name="T19">e</text:span><text:span text:style-name="T18"> soucis eus</text:span><text:span text:style-name="T19">-<text:line-break/></text:span><text:span text:style-name="T18">sans</text:span><text:span text:style-name="T19">,</text:span><text:span text:style-name="T18"> de deüi</text:span><text:span text:style-name="T19">l</text:span><text:span text:style-name="T18"> </text:span><text:span text:style-name="T19">&amp;</text:span><text:span text:style-name="T18"> de crainte ;</text:span><text:span text:style-name="T19"> </text:span><text:span text:style-name="T18">c</text:span><text:span text:style-name="T19">’</text:span><text:span text:style-name="T18">est pourquoy il est<text:line-break/>aussi bien conuenabl</text:span><text:span text:style-name="T19">e</text:span><text:span text:style-name="T18"> qu</text:span><text:span text:style-name="T19">’</text:span><text:span text:style-name="T18">i</text:span><text:span text:style-name="T19">l</text:span><text:span text:style-name="T18"> soit participant de la<text:line-break/>mort.</text:span></text:p>
      <text:p text:style-name="Texte_20_du_20_corps"><text:span text:style-name="T18">I</text:span><text:span text:style-name="T19">la</text:span><text:span text:style-name="T18">rriue</text:span><text:span text:style-name="T19"> </text:span><text:span text:style-name="T18">aussi tres</text:span><text:span text:style-name="T19">-f</text:span><text:span text:style-name="T18">ouuen</text:span><text:span text:style-name="T19">t</text:span><text:span text:style-name="T18"> , que l’E</text:span><text:span text:style-name="T19">sp</text:span><text:span text:style-name="T18">rit </text:span><text:span text:style-name="T19">si</text:span><text:span text:style-name="T18">c</text:span><text:span text:style-name="T19"> </text:span><text:span text:style-name="T18">dé</text:span><text:span text:style-name="T19">-<text:line-break/></text:span><text:span text:style-name="T18">465. </text:span><text:span text:style-name="T19">n</text:span><text:span text:style-name="T18">oy</text:span><text:span text:style-name="T19">e</text:span><text:span text:style-name="T18"> dans les maladies du corps : il </text:span><text:span text:style-name="T21">l</text:span><text:span text:style-name="T20">'</text:span><text:span text:style-name="T21">e</text:span><text:span text:style-name="T18"> démont</text:span><text:span text:style-name="T19">e,</text:span><text:span text:style-name="T18"> </text:span><text:span text:style-name="T19">&amp;<text:line-break/></text:span><text:span text:style-name="T18">fait proférer des choses extrauagantes</text:span><text:span text:style-name="T19">.</text:span><text:span text:style-name="T18"> Quelques</text:span><text:span text:style-name="T19">-<text:line-break/></text:span><text:span text:style-name="T18">fois il est submergé , &amp; tombe dans vn etern</text:span><text:span text:style-name="T19">e</text:span><text:span text:style-name="T18">l as</text:span><text:span text:style-name="T19">-<text:line-break/></text:span><text:span text:style-name="T18">soup</text:span><text:span text:style-name="T19">i</text:span><text:span text:style-name="T18">ssem</text:span><text:span text:style-name="T19">c</text:span><text:span text:style-name="T18">n</text:span><text:span text:style-name="T19">t</text:span><text:span text:style-name="T18"> , pa</text:span><text:span text:style-name="T19">t</text:span><text:span text:style-name="T18"> quelque letargi</text:span><text:span text:style-name="T19">e</text:span><text:span text:style-name="T18"> pesante ,</text:span><text:span text:style-name="T19"> </text:span><text:span text:style-name="T18">dont<text:line-break/>les yeux &amp; la teste baissée donnent des signes éu</text:span><text:span text:style-name="T19">s-</text:span></text:p>
      <text:p text:style-name="P11"><text:span text:style-name="T18">Ii</text:span><text:span text:style-name="T19">s</text:span><text:span text:style-name="T18"> LE III. </text:span><text:span text:style-name="T19">LIvRE</text:span><text:span text:style-name="T18"> </text:span><text:span text:style-name="T19">DE</text:span><text:span text:style-name="T18"> </text:span><text:span text:style-name="T19">I.</text:span><text:span text:style-name="T18">VCREC</text:span><text:span text:style-name="T19">I.<text:line-break/></text:span><text:span text:style-name="T18">dens, sans qu'il puisse ny entendre la voix</text:span><text:span text:style-name="T19">,</text:span><text:span text:style-name="T18"> ny co</text:span><text:span text:style-name="T19">is-<text:line-break/></text:span><text:span text:style-name="T18">noistre le visage de ceux qui pour le rappeller </text:span><text:span text:style-name="T20">,</text:span><text:span text:style-name="T21"> à</text:span><text:span text:style-name="T18"> la<text:line-break/>vie , sont tout autour de</text:span><text:span text:style-name="T19"> </text:span><text:span text:style-name="T18">luy </text:span><text:span text:style-name="T19">,</text:span><text:span text:style-name="T18"> arrosant de larmes 470</text:span><text:span text:style-name="T19">-<text:line-break/></text:span><text:span text:style-name="T18">leur visage &amp; leurs lo</text:span><text:span text:style-name="T19">u</text:span><text:span text:style-name="T18">es</text:span><text:span text:style-name="T19">.</text:span><text:span text:style-name="T18"> C’</text:span><text:span text:style-name="T19">e</text:span><text:span text:style-name="T18">st pourquoy , il<text:line-break/>faut aussi qu</text:span><text:span text:style-name="T19">e</text:span><text:span text:style-name="T18"> vous confessiez que l</text:span><text:span text:style-name="T19">’</text:span><text:span text:style-name="T18">E</text:span><text:span text:style-name="T19">f</text:span><text:span text:style-name="T18">p</text:span><text:span text:style-name="T19">n</text:span><text:span text:style-name="T18">t </text:span><text:span text:style-name="T21">C</text:span><text:span text:style-name="T20">e<text:line-break/></text:span><text:span text:style-name="T21">dissout </text:span><text:span text:style-name="T20">.</text:span><text:span text:style-name="T18"> puisque les pestes de la maladi</text:span><text:span text:style-name="T19">e</text:span><text:span text:style-name="T18"> </text:span><text:span text:style-name="T19">p</text:span><text:span text:style-name="T18">enetrent<text:line-break/>dans</text:span><text:span text:style-name="T19"> </text:span><text:span text:style-name="T18">son interie</text:span><text:span text:style-name="T19">u</text:span><text:span text:style-name="T18">r : car la douleur &amp; la maladi</text:span><text:span text:style-name="T19">e<text:line-break/>f</text:span><text:span text:style-name="T18">ont ou</text:span><text:span text:style-name="T19">un</text:span><text:span text:style-name="T18">ers de mort</text:span><text:span text:style-name="T19">,c</text:span><text:span text:style-name="T18">omme nous l'</text:span><text:span text:style-name="T19">au</text:span><text:span text:style-name="T18">ons ap-<text:line-break/>pris au dommage d</text:span><text:span text:style-name="T19">e</text:span><text:span text:style-name="T18"> plusieurs. Nous voyons aussi 47</text:span><text:span text:style-name="T19">5-<text:line-break/></text:span><text:span text:style-name="T18">que l</text:span><text:span text:style-name="T19">’</text:span><text:span text:style-name="T18">E</text:span><text:span text:style-name="T19">sp</text:span><text:span text:style-name="T18">rit peut es</text:span><text:span text:style-name="T19">t</text:span><text:span text:style-name="T18">re g</text:span><text:span text:style-name="T19">u</text:span><text:span text:style-name="T18">ery comme vn corps mal<text:line-break/>fe</text:span><text:span text:style-name="T19">in</text:span><text:span text:style-name="T18"> </text:span><text:span text:style-name="T19">,</text:span><text:span text:style-name="T18"> &amp; que la </text:span><text:span text:style-name="T19">rn</text:span><text:span text:style-name="T18">edecine luy peut profiter.</text:span></text:p>
      <text:p text:style-name="Texte_20_du_20_corps"><text:span text:style-name="T18">Enfin , pourquoy vn</text:span><text:span text:style-name="T19">e</text:span><text:span text:style-name="T18"> pes</text:span><text:span text:style-name="T19">a</text:span><text:span text:style-name="T18">nteur de membres<text:line-break/>arriu</text:span><text:span text:style-name="T19">e</text:span><text:span text:style-name="T18">-t-ell</text:span><text:span text:style-name="T19">e</text:span><text:span text:style-name="T18"> à </text:span><text:span text:style-name="T19">s</text:span><text:span text:style-name="T18">homm</text:span><text:span text:style-name="T19">e</text:span><text:span text:style-name="T18">, quand la force du vin le<text:line-break/>surmonte </text:span><text:span text:style-name="T19">,</text:span><text:span text:style-name="T18"> </text:span><text:span text:style-name="T19">&amp;</text:span><text:span text:style-name="T18"> que son ardeur </text:span><text:span text:style-name="T21">se diuise</text:span><text:span text:style-name="T18"> dans les<text:line-break/>veines</text:span><text:span text:style-name="T19">!</text:span><text:span text:style-name="T18"> Ses iambes embarrassées le font chanceler; 4</text:span><text:span text:style-name="T19">8</text:span><text:span text:style-name="T18">0</text:span><text:span text:style-name="T19">.<text:line-break/></text:span><text:span text:style-name="T18">sa langue de</text:span><text:span text:style-name="T19">u</text:span><text:span text:style-name="T18">ient pesante</text:span><text:span text:style-name="T19">s,</text:span><text:span text:style-name="T18"> son esprit est noyé,<text:line-break/>ses yeux nagent dans </text:span><text:span text:style-name="T20">l'h</text:span><text:span text:style-name="T21">umide </text:span><text:span text:style-name="T20">v</text:span><text:span text:style-name="T21">apeur</text:span><text:span text:style-name="T18"> </text:span><text:span text:style-name="T19">,</text:span><text:span text:style-name="T18"> les cri</text:span><text:span text:style-name="T19">s</text:span><text:span text:style-name="T18">, les<text:line-break/>sanglots, &amp; les d</text:span><text:span text:style-name="T19">é</text:span><text:span text:style-name="T18">bats s</text:span><text:span text:style-name="T19">ie</text:span><text:span text:style-name="T18">n ensuiuent:&amp; toutes les<text:line-break/>autres cho</text:span><text:span text:style-name="T19">f</text:span><text:span text:style-name="T18">es qui accompagnent l’</text:span><text:span text:style-name="T19">yu</text:span><text:span text:style-name="T18">ress</text:span><text:span text:style-name="T19">e</text:span><text:span text:style-name="T18">, ne sont<text:line-break/>de la sorte</text:span><text:span text:style-name="T19">,q</text:span><text:span text:style-name="T18">ue pourc</text:span><text:span text:style-name="T19">e</text:span><text:span text:style-name="T18"> que la violence du vin<text:line-break/>trouble d’ordinaire l’Ame dans le corps</text:span><text:span text:style-name="T19">,</text:span><text:span text:style-name="T18"> or ce 4</text:span><text:span text:style-name="T19">8</text:span><text:span text:style-name="T18">)</text:span><text:span text:style-name="T19">.<text:line-break/></text:span><text:span text:style-name="T18">qui</text:span><text:span text:style-name="T19"> </text:span><text:span text:style-name="T18">peut estre troublé &amp; empeseh</text:span><text:span text:style-name="T19">é,</text:span><text:span text:style-name="T18"> montre bien<text:line-break/>que si la cause en es</text:span><text:span text:style-name="T19">t</text:span><text:span text:style-name="T18">oi</text:span><text:span text:style-name="T19">t</text:span><text:span text:style-name="T18"> v</text:span><text:span text:style-name="T19">n</text:span><text:span text:style-name="T18"> peu plus vehemente,<text:line-break/>celu y seroit vn</text:span><text:span text:style-name="T19">en</text:span><text:span text:style-name="T18">ecess</text:span><text:span text:style-name="T19">i</text:span><text:span text:style-name="T18">té d</text:span><text:span text:style-name="T19">epe</text:span><text:span text:style-name="T18">rir, &amp;</text:span><text:span text:style-name="T19"> </text:span><text:span text:style-name="T18">sa</text:span><text:span text:style-name="T19"> </text:span><text:span text:style-name="T18">vie seroit<text:line-break/>pri</text:span><text:span text:style-name="T19">u</text:span><text:span text:style-name="T18">é</text:span><text:span text:style-name="T19">e</text:span><text:span text:style-name="T18"> de io</text:span><text:span text:style-name="T19">u</text:span><text:span text:style-name="T18">ir d'un ag</text:span><text:span text:style-name="T19">e</text:span><text:span text:style-name="T18"> plus auancé.</text:span></text:p>
      <text:p text:style-name="Texte_20_du_20_corps"><text:span text:style-name="T18">Il nous arriue souuent de voir</text:span><text:span text:style-name="T19"> </text:span><text:span text:style-name="T18">que quelqu'un<text:line-break/>attaqué d'un soudain accez d</text:span><text:span text:style-name="T19">’</text:span><text:span text:style-name="T18">Epiles</text:span><text:span text:style-name="T19">i</text:span><text:span text:style-name="T18">e est abbatu<text:line-break/>à terre comme s’</text:span><text:span text:style-name="T19">il</text:span><text:span text:style-name="T18"> esto</text:span><text:span text:style-name="T19">i</text:span><text:span text:style-name="T18">t frappé du tonnerr</text:span><text:span text:style-name="T19">e</text:span><text:span text:style-name="T18"> : il<text:line-break/>écume ; &amp; fait des plaintes , &amp; nous le voyons </text:span><text:span text:style-name="T21">490</text:span><text:span text:style-name="T20">.<text:line-break/></text:span><text:span text:style-name="T18">trembler d</text:span><text:span text:style-name="T19">e</text:span><text:span text:style-name="T18"> tout son corps : il est hors du sens,<text:line-break/>estend ses nerf</text:span><text:span text:style-name="T19">s</text:span><text:span text:style-name="T18">, se tourment</text:span><text:span text:style-name="T19">e</text:span><text:span text:style-name="T18">, se me</text:span><text:span text:style-name="T19">r</text:span><text:span text:style-name="T18"> hors d’ha-<text:line-break/>leine</text:span><text:span text:style-name="T19">,</text:span><text:span text:style-name="T18">&amp; sans se tenir en vne plac</text:span><text:span text:style-name="T19">e,</text:span><text:span text:style-name="T18"> il fatigue tous<text:line-break/>s</text:span><text:span text:style-name="T19">e</text:span><text:span text:style-name="T18">s membres à force de les agiter , pource que la<text:line-break/>violence de la maladie qui </text:span><text:span text:style-name="T19">f</text:span><text:span text:style-name="T18">e glisse dans ses mem</text:span><text:span text:style-name="T19">-</text:span></text:p>
      <text:p text:style-name="P11"><text:span text:style-name="T19">LE</text:span><text:span text:style-name="T18"> II</text:span><text:span text:style-name="T19">I.</text:span><text:span text:style-name="T18"> LIVR</text:span><text:span text:style-name="T19">EDEL</text:span><text:span text:style-name="T18">V</text:span><text:span text:style-name="T19">CR</text:span><text:span text:style-name="T18">E</text:span><text:span text:style-name="T19">CE</text:span><text:span text:style-name="T18">. </text:span><text:span text:style-name="T19">11</text:span><text:span text:style-name="T18">9<text:line-break/></text:span><text:span text:style-name="T19">4</text:span><text:span text:style-name="T18">95</text:span><text:span text:style-name="T19">.</text:span><text:span text:style-name="T18"> bres trouble son </text:span><text:span text:style-name="T19">a</text:span><text:span text:style-name="T18">m</text:span><text:span text:style-name="T19">e</text:span><text:span text:style-name="T18">, comme on voit les vagues<text:line-break/></text:span><text:span text:style-name="T21">de</text:span><text:span text:style-name="T18"> la</text:span><text:span text:style-name="T19"> m</text:span><text:span text:style-name="T18">er ,</text:span><text:span text:style-name="T19"> </text:span><text:span text:style-name="T18">qui écument quand elles sont bouffies<text:line-break/>par la furie des vents</text:span><text:span text:style-name="T19">.</text:span><text:span text:style-name="T18"> Les ge</text:span><text:span text:style-name="T19">rn</text:span><text:span text:style-name="T18">iss</text:span><text:span text:style-name="T19">e</text:span><text:span text:style-name="T18">mens d</text:span><text:span text:style-name="T19">e</text:span><text:span text:style-name="T18"> ce<text:line-break/>patient sont exprimez par la douleur dont les<text:line-break/></text:span><text:span text:style-name="T19">K</text:span><text:span text:style-name="T18"> parties sont affligées : </text:span><text:span text:style-name="T19">&amp;</text:span><text:span text:style-name="T18"> de ce que des tons de voix<text:line-break/></text:span><text:span text:style-name="T19">f</text:span><text:span text:style-name="T18">ont poussez confusément hors de la bouche , </text:span><text:span text:style-name="T19">&amp;<text:line-break/></text:span><text:span text:style-name="T18">ne sortent point par les organes accoustumez,<text:line-break/>les</text:span><text:span text:style-name="T19">q</text:span><text:span text:style-name="T18">uel</text:span><text:span text:style-name="T19">s</text:span><text:span text:style-name="T18"> sont bouchez , il ne faut pas douter<text:line-break/></text:span><text:span text:style-name="T19">5</text:span><text:span text:style-name="T18">00. qu</text:span><text:span text:style-name="T19">'</text:span><text:span text:style-name="T18">il n’y ait de la folie , puisque l’Ame &amp; </text:span><text:span text:style-name="T19">l’</text:span><text:span text:style-name="T18">Esprit<text:line-break/></text:span><text:span text:style-name="T19">f</text:span><text:span text:style-name="T18">ont troublez, </text:span><text:span text:style-name="T19">&amp; </text:span><text:span text:style-name="T18">que</text:span><text:span text:style-name="T19"> </text:span><text:span text:style-name="T18">leur vigueur es</text:span><text:span text:style-name="T19">ta</text:span><text:span text:style-name="T18">bbatuë par<text:line-break/></text:span><text:span text:style-name="T19">e</text:span><text:span text:style-name="T18">lle-mesm</text:span><text:span text:style-name="T19">e,</text:span><text:span text:style-name="T18"> &amp; diuisée par la force du venin</text:span><text:span text:style-name="T19">.</text:span><text:span text:style-name="T18"> Mais<text:line-break/>quand la maladie </text:span><text:span text:style-name="T19">s’e</text:span><text:span text:style-name="T18">n va</text:span><text:span text:style-name="T19">,</text:span><text:span text:style-name="T18"> &amp; que l'humeur noire<text:line-break/></text:span><text:span text:style-name="T19">f</text:span><text:span text:style-name="T18">e retire dans les cachettes du corps infect , il<text:line-break/>5</text:span><text:span text:style-name="T19">0</text:span><text:span text:style-name="T18"> 5. commence de fe rel</text:span><text:span text:style-name="T19">o</text:span><text:span text:style-name="T18">uer en chancelant , re</text:span><text:span text:style-name="T19">n</text:span><text:span text:style-name="T18">ient<text:line-break/>peu à peu à l'usage des sen</text:span><text:span text:style-name="T19">s</text:span><text:span text:style-name="T18">, &amp; recouure son Ame</text:span><text:span text:style-name="T19">.<text:line-break/></text:span><text:span text:style-name="T18">Pui</text:span><text:span text:style-name="T19">sq</text:span><text:span text:style-name="T18">u’il est</text:span><text:span text:style-name="T19"> </text:span><text:span text:style-name="T18">donc</text:span><text:span text:style-name="T19"> </text:span><text:span text:style-name="T18">vray que l’Ame est agitée dans<text:line-break/>le corps par</text:span><text:span text:style-name="T19">my</text:span><text:span text:style-name="T18"> tant de maux , &amp; qu’dle y est<text:line-break/>trauail</text:span><text:span text:style-name="T19">l</text:span><text:span text:style-name="T18">ée en tant de </text:span><text:span text:style-name="T19">rn</text:span><text:span text:style-name="T18">anieres miserables ; pour</text:span><text:span text:style-name="T19">-<text:line-break/>5</text:span><text:span text:style-name="T18">Io</text:span><text:span text:style-name="T19">.</text:span><text:span text:style-name="T18"> quoy pens</text:span><text:span text:style-name="T19">e</text:span><text:span text:style-name="T18">z vous que </text:span><text:span text:style-name="T19">f</text:span><text:span text:style-name="T18">ans le corps , elle puisse<text:line-break/>demeurer long-temps à l’air à</text:span><text:span text:style-name="T19"> </text:span><text:span text:style-name="T18">la mercy des vents<text:line-break/>impetueux ?</text:span></text:p>
      <text:p text:style-name="Texte_20_du_20_corps"><text:span text:style-name="T18">Et dautant que nous voyons que </text:span><text:span text:style-name="T19">P</text:span><text:span text:style-name="T18">E </text:span><text:span text:style-name="T19">fp</text:span><text:span text:style-name="T18">rit se peut<text:line-break/>guerir comme vn corps malad</text:span><text:span text:style-name="T19">e</text:span><text:span text:style-name="T18">, &amp; que la Me</text:span><text:span text:style-name="T19">de</text:span><text:span text:style-name="T18">-<text:line-break/>cine luy peut profite</text:span><text:span text:style-name="T19">r</text:span><text:span text:style-name="T18">,</text:span><text:span text:style-name="T19"> </text:span><text:span text:style-name="T18">cela mesme nous persuade </text:span><text:span text:style-name="T19">&lt;<text:line-break/></text:span><text:span text:style-name="T18">qu</text:span><text:span text:style-name="T19">’sl</text:span><text:span text:style-name="T18"> est mortel</text:span><text:span text:style-name="T19">.</text:span><text:span text:style-name="T18"> Car quiconque entreprend de </text:span><text:span text:style-name="T19">l<text:line-break/></text:span><text:span text:style-name="T18">r</text:span><text:span text:style-name="T19">e</text:span><text:span text:style-name="T18">mettr</text:span><text:span text:style-name="T19">e</text:span><text:span text:style-name="T18"> l</text:span><text:span text:style-name="T19">'</text:span><text:span text:style-name="T18">Esprit en conualescence,</text:span><text:span text:style-name="T19">fl</text:span><text:span text:style-name="T18"> </text:span><text:span text:style-name="T19">e</text:span><text:span text:style-name="T18">st iuste qu’s</text:span><text:span text:style-name="T19">l</text:span><text:span text:style-name="T18"> </text:span><text:span text:style-name="T19">'<text:line-break/></text:span><text:span text:style-name="T18">y adjouste des partie</text:span><text:span text:style-name="T19">s</text:span><text:span text:style-name="T18">, ou qu’il le penetre adroite</text:span><text:span text:style-name="T19">-</text:span><text:span text:style-name="T18"> </text:span><text:span text:style-name="T105">1<text:line-break/></text:span><text:span text:style-name="T18">5</text:span><text:span text:style-name="T19">25-</text:span><text:span text:style-name="T18"> men</text:span><text:span text:style-name="T19">t</text:span><text:span text:style-name="T18">, ou qu’</text:span><text:span text:style-name="T19">il</text:span><text:span text:style-name="T18"> retranche quelque chose de sa mas-<text:line-break/>se</text:span><text:span text:style-name="T19">.</text:span><text:span text:style-name="T18"> Autant en est-il de toute autre chose quand il<text:line-break/>est question de l'amander. or ce qui est immortel<text:line-break/>ne souff</text:span><text:span text:style-name="T19">r</text:span><text:span text:style-name="T18">e point que </text:span><text:span text:style-name="T19">l’</text:span><text:span text:style-name="T18">on luy ost</text:span><text:span text:style-name="T19">ed</text:span><text:span text:style-name="T18">e</text:span><text:span text:style-name="T19">s</text:span><text:span text:style-name="T18"> parties,<text:line-break/>ny que l</text:span><text:span text:style-name="T19">’</text:span><text:span text:style-name="T18">on luy en attribu</text:span><text:span text:style-name="T19">é</text:span><text:span text:style-name="T18"> , &amp; rien du tout<text:line-break/>ne </text:span><text:span text:style-name="T19">sie</text:span><text:span text:style-name="T18">n peut écouler</text:span><text:span text:style-name="T19">.</text:span><text:span text:style-name="T18"> Car tout ce qui sort<text:line-break/>52</text:span><text:span text:style-name="T19">0</text:span><text:span text:style-name="T18"> par quelque changement que ce f</text:span><text:span text:style-name="T19">i</text:span><text:span text:style-name="T18">ait </text:span><text:span text:style-name="T19">,</text:span><text:span text:style-name="T18"> auss</text:span><text:span text:style-name="T19">i-</text:span><text:span text:style-name="T18">tos</text:span><text:span text:style-name="T19">t</text:span></text:p>
      <text:p text:style-name="P11"><text:span text:style-name="T25">sao</text:span><text:span text:style-name="T24"> L </text:span><text:span text:style-name="T25">E</text:span><text:span text:style-name="T24"> </text:span><text:span text:style-name="T18">III</text:span><text:span text:style-name="T19">.</text:span><text:span text:style-name="T18"> </text:span><text:span text:style-name="T24">LIVR</text:span><text:span text:style-name="T25">E</text:span><text:span text:style-name="T24"> DE L</text:span><text:span text:style-name="T25">vc</text:span><text:span text:style-name="T24">RE</text:span><text:span text:style-name="T25">cE.’<text:line-break/></text:span><text:span text:style-name="T18">cela mesmes luy est vne mort de </text:span><text:span text:style-name="T21">ce</text:span><text:span text:style-name="T18"> qu’il estoit<text:line-break/></text:span><text:span text:style-name="T19">a</text:span><text:span text:style-name="T18">upara</text:span><text:span text:style-name="T19">t</text:span><text:span text:style-name="T18">iant. Ainsi </text:span><text:span text:style-name="T19">lT</text:span><text:span text:style-name="T18">fprit donne des signes éui-<text:line-break/>dens qu</text:span><text:span text:style-name="T19">’sl</text:span><text:span text:style-name="T18"> est morte</text:span><text:span text:style-name="T19">l</text:span><text:span text:style-name="T18">, comme ie </text:span><text:span text:style-name="T19">sa</text:span><text:span text:style-name="T18">y d</text:span><text:span text:style-name="T19">cl</text:span><text:span text:style-name="T18">ia rema</text:span><text:span text:style-name="T19">r-<text:line-break/></text:span><text:span text:style-name="T18">qué</text:span><text:span text:style-name="T19">,</text:span><text:span text:style-name="T18"> soit q</text:span><text:span text:style-name="T19">u’</text:span><text:span text:style-name="T18">i</text:span><text:span text:style-name="T19">lde</text:span><text:span text:style-name="T18">uienn</text:span><text:span text:style-name="T19">c</text:span><text:span text:style-name="T18"> malade, soit que la M</text:span><text:span text:style-name="T19">c-<text:line-break/></text:span><text:span text:style-name="T18">de</text:span><text:span text:style-name="T19">c</text:span><text:span text:style-name="T18">ine l</text:span><text:span text:style-name="T19">u</text:span><text:span text:style-name="T18">y redonne la santé</text:span><text:span text:style-name="T19">.</text:span><text:span text:style-name="T18"> Tant il</text:span><text:span text:style-name="T19"> </text:span><text:span text:style-name="T18">est certain 52</text:span><text:span text:style-name="T19">5}<text:line-break/></text:span><text:span text:style-name="T18">que la Ve</text:span><text:span text:style-name="T19">n</text:span><text:span text:style-name="T18">té s’oppose au faux raisonnemen</text:span><text:span text:style-name="T19">t</text:span><text:span text:style-name="T18">, que<text:line-break/>les issues pour la fuite luy sont fermées , &amp; que la<text:line-break/>conuiction est donnée toute entiere à la fausseté<text:line-break/>pa</text:span><text:span text:style-name="T19">rv</text:span><text:span text:style-name="T18">ne refutation qui la tranche de tous costez</text:span><text:span text:style-name="T19">.</text:span></text:p>
      <text:p text:style-name="Texte_20_du_20_corps"><text:span text:style-name="T18">Enfi</text:span><text:span text:style-name="T19">n</text:span><text:span text:style-name="T18">, nous voyons souuent que l</text:span><text:span text:style-name="T19">'</text:span><text:span text:style-name="T18">homme dé-<text:line-break/>choit peu à pe</text:span><text:span text:style-name="T19">u</text:span><text:span text:style-name="T18">, &amp; qu’il perd piece à piece le sen-<text:line-break/>timent de la vie. Premieremen</text:span><text:span text:style-name="T19">t</text:span><text:span text:style-name="T18">, les ongles </text:span><text:span text:style-name="T19">&amp;</text:span><text:span text:style-name="T18"> les<text:line-break/>doigts de ses pieds deuienn</text:span><text:span text:style-name="T19">é</text:span><text:span text:style-name="T18">t liui</text:span><text:span text:style-name="T19">d</text:span><text:span text:style-name="T18">es: puis ses pieds 5</text:span><text:span text:style-name="T19"> </text:span><text:span text:style-name="T18">'</text:span><text:span text:style-name="T19">■</text:span><text:span text:style-name="T18"> </text:span><text:span text:style-name="T19">o.J<text:line-break/>&amp;</text:span><text:span text:style-name="T18"> ses jambes meurent : &amp; de là, le froid qui suit les<text:line-break/>traces de la mor</text:span><text:span text:style-name="T19">t,</text:span><text:span text:style-name="T18"> monte par tous les autres mem</text:span><text:span text:style-name="T19">-<text:line-break/></text:span><text:span text:style-name="T18">bres</text:span><text:span text:style-name="T19">.</text:span><text:span text:style-name="T18"> or dautant que la Nature de </text:span><text:span text:style-name="T19">s</text:span><text:span text:style-name="T18">A</text:span><text:span text:style-name="T19">m</text:span><text:span text:style-name="T18">e se diuise<text:line-break/>a</text:span><text:span text:style-name="T19">i</text:span><text:span text:style-name="T18">ns</text:span><text:span text:style-name="T19">ij</text:span><text:span text:style-name="T18">s</text:span><text:span text:style-name="T19">’</text:span><text:span text:style-name="T18">en allant en parcelles,&amp; qu’ell</text:span><text:span text:style-name="T19">e</text:span><text:span text:style-name="T18"> ne demeure </text:span><text:span text:style-name="T19">a<text:line-break/></text:span><text:span text:style-name="T18">iamais dans sa pureté toute entier</text:span><text:span text:style-name="T19">e</text:span><text:span text:style-name="T18">, il faut estimer<text:line-break/>qu</text:span><text:span text:style-name="T19">’</text:span><text:span text:style-name="T18">dle est mortelle. Que si vous pensez qu’dle 5^1<text:line-break/>se puisse retirer en dedans à trauers les membres,<text:line-break/>&amp; ramasser toutes ses parties ensemble </text:span><text:span text:style-name="T19">,</text:span><text:span text:style-name="T18"> en re-<text:line-break/>tranchant par consequent le sentlment à tous</text:span><text:span text:style-name="T19"> </text:span><text:span text:style-name="T18">les<text:line-break/>membres ; il semble que le lieu où vne si grande<text:line-break/>abondance de l’Ame </text:span><text:span text:style-name="T19">f</text:span><text:span text:style-name="T18">era reuni</text:span><text:span text:style-name="T19">e</text:span><text:span text:style-name="T18">, aura aussi le sen-<text:line-break/>timent beaucoup plus exquis Ce q</text:span><text:span text:style-name="T19">u</text:span><text:span text:style-name="T18">i n’estant<text:line-break/>point du tout, comme nous l’auons d</text:span><text:span text:style-name="T19">e</text:span><text:span text:style-name="T18">sia dit,</text:span><text:span text:style-name="T19"> </text:span><text:span text:style-name="T18">il<text:line-break/>faut donc qu’dl</text:span><text:span text:style-name="T19">e</text:span><text:span text:style-name="T18"> se dissipe dehors estant mise en 54^<text:line-break/></text:span><text:span text:style-name="T19">E</text:span><text:span text:style-name="T18">iece</text:span><text:span text:style-name="T19">s</text:span><text:span text:style-name="T18">, &amp; qu’elle perisse entieremen</text:span><text:span text:style-name="T19">t.</text:span><text:span text:style-name="T18"> Ie diray<text:line-break/>ien me</text:span><text:span text:style-name="T19">s</text:span><text:span text:style-name="T18">mes que si,</text:span><text:span text:style-name="T19">p</text:span><text:span text:style-name="T18">our plaisir,</text:span><text:span text:style-name="T19">ie</text:span><text:span text:style-name="T18"> veux conc</text:span><text:span text:style-name="T19">e</text:span><text:span text:style-name="T18">d</text:span><text:span text:style-name="T19">e</text:span><text:span text:style-name="T18">r<text:line-break/>vne fausseté </text:span><text:span text:style-name="T19">,</text:span><text:span text:style-name="T18"> &amp; demeurer d’accord que l’Ame </text:span><text:span text:style-name="T19">fe<text:line-break/></text:span><text:span text:style-name="T18">puisse resserrer en Vn</text:span><text:span text:style-name="T19">e</text:span><text:span text:style-name="T18"> masse dans le corps des<text:line-break/>gens moribonds, qui laissent la ltimiere peu à peu,<text:line-break/>il faut neantmoins que vous confessiez que l</text:span><text:span text:style-name="T19">’Ame<text:line-break/></text:span><text:span text:style-name="T24">est </text:span><text:span text:style-name="T18">mortell</text:span><text:span text:style-name="T19">e</text:span><text:span text:style-name="T18">, fans qu’</text:span><text:span text:style-name="T19">sl</text:span><text:span text:style-name="T18"> importe si elle petit dans 545</text:span><text:span text:style-name="T19">.</text:span></text:p>
      <text:p text:style-name="P11"><text:span text:style-name="T24">LE III. LIVRE DE LvCl</text:span><text:span text:style-name="T25">l</text:span><text:span text:style-name="T24">Ec</text:span><text:span text:style-name="T25">r;</text:span><text:span text:style-name="T24"> </text:span><text:span text:style-name="T25">Ï2r<text:line-break/></text:span><text:span text:style-name="T18">l'air , o</text:span><text:span text:style-name="T19">u</text:span><text:span text:style-name="T18"> elle seroit dispersé</text:span><text:span text:style-name="T19">e</text:span><text:span text:style-name="T18">, ou si en ramassant<text:line-break/>toutes ses parties en </text:span><text:span text:style-name="T19">e</text:span><text:span text:style-name="T18">lle-mesme , elle deuient<text:line-break/>suffoquée ; puis qu’i</text:span><text:span text:style-name="T19">l</text:span><text:span text:style-name="T18"> </text:span><text:span text:style-name="T19">a</text:span><text:span text:style-name="T18">rriu</text:span><text:span text:style-name="T19">e</text:span><text:span text:style-name="T18"> que le sentiment quitte<text:line-break/>l’homme de plus</text:span><text:span text:style-name="T19"> </text:span><text:span text:style-name="T18">en plus </text:span><text:span text:style-name="T20">,</text:span><text:span text:style-name="T21"> </text:span><text:span text:style-name="T20">&amp;c</text:span><text:span text:style-name="T18"> qu’</text:span><text:span text:style-name="T19">il</text:span><text:span text:style-name="T18"> luy reste moins<text:line-break/>de vie, &amp; iufques à ce qu’sl ne luy en demeure<text:line-break/>point du tout</text:span><text:span text:style-name="T19">.</text:span></text:p>
      <text:p text:style-name="Texte_20_du_20_corps"><text:span text:style-name="T19">5</text:span><text:span text:style-name="T18">5 </text:span><text:span text:style-name="T19">0</text:span><text:span text:style-name="T18">. Daut</text:span><text:span text:style-name="T19">a</text:span><text:span text:style-name="T18">nt que l</text:span><text:span text:style-name="T19">’</text:span><text:span text:style-name="T18">E</text:span><text:span text:style-name="T19">s</text:span><text:span text:style-name="T18">prit est vne partie de l</text:span><text:span text:style-name="T19">’</text:span><text:span text:style-name="T18">homme,<text:line-break/>située en vn certain endroi</text:span><text:span text:style-name="T19">t</text:span><text:span text:style-name="T18">, comme les oreilles<text:line-break/>&amp; les yeu</text:span><text:span text:style-name="T19">x</text:span><text:span text:style-name="T18">, &amp; tous les autres sens qui gouuernent<text:line-break/>la vie : tout ainsi que la mai</text:span><text:span text:style-name="T19">n</text:span><text:span text:style-name="T18">, l’oreill</text:span><text:span text:style-name="T19">e</text:span><text:span text:style-name="T18">, l</text:span><text:span text:style-name="T19">’</text:span><text:span text:style-name="T18">œil &amp; le<text:line-break/>ne</text:span><text:span text:style-name="T19">z</text:span><text:span text:style-name="T18">, estant </text:span><text:span text:style-name="T19">sé</text:span><text:span text:style-name="T18">parez du Corp</text:span><text:span text:style-name="T19">s</text:span><text:span text:style-name="T18">, ne fi</text:span><text:span text:style-name="T19">a</text:span><text:span text:style-name="T18">nt point</text:span><text:span text:style-name="T19"> </text:span><text:span text:style-name="T18">ca</text:span><text:span text:style-name="T19">p</text:span><text:span text:style-name="T18">a-<text:line-break/>bles de nous </text:span><text:span text:style-name="T19">f</text:span><text:span text:style-name="T18">e</text:span><text:span text:style-name="T19">t</text:span><text:span text:style-name="T18">uir pour l'us</text:span><text:span text:style-name="T19">a</text:span><text:span text:style-name="T18">ge des sen</text:span><text:span text:style-name="T19">s</text:span><text:span text:style-name="T18">, </text:span><text:span text:style-name="T19">n</text:span><text:span text:style-name="T18">y mes-<text:line-break/>mes de subsister, encore qu</text:span><text:span text:style-name="T19">’</text:span><text:span text:style-name="T18">ils demeuren</text:span><text:span text:style-name="T19">tv</text:span><text:span text:style-name="T18">n peu<text:line-break/>de temps auec leur forme extérieure ; de mesine</text:span><text:span text:style-name="T19">,<text:line-break/>5</text:span><text:span text:style-name="T18">55</text:span><text:span text:style-name="T19">»</text:span><text:span text:style-name="T18"> l’Esprit ne peut estre de </text:span><text:span text:style-name="T19">siay</text:span><text:span text:style-name="T18">-mesine sans le Corps</text:span><text:span text:style-name="T19">,<text:line-break/></text:span><text:span text:style-name="T18">ny siibsister sans l’Homme, dont le corp</text:span><text:span text:style-name="T19">s</text:span><text:span text:style-name="T18">, s</text:span><text:span text:style-name="T19">e</text:span><text:span text:style-name="T18">mble<text:line-break/>estre comme le vaisseau qui le soutient ; ou s’il y a<text:line-break/>d'autre chose que vous puissiez vous imaginer,<text:line-break/>qui luy soit plus conjointe, veu qu</text:span><text:span text:style-name="T19">'il</text:span><text:span text:style-name="T18"> est étroite</text:span><text:span text:style-name="T19">-<text:line-break/>J6</text:span><text:span text:style-name="T18">o</text:span><text:span text:style-name="T19">.</text:span><text:span text:style-name="T18"> men</text:span><text:span text:style-name="T19">t</text:span><text:span text:style-name="T18"> lié auec le corps</text:span><text:span text:style-name="T19">.</text:span></text:p>
      <text:p text:style-name="Texte_20_du_20_corps"><text:span text:style-name="T18">Le corps &amp; l’Esprit qui est le Principe</text:span><text:span text:style-name="T19"> </text:span><text:span text:style-name="T18">vi</text:span><text:span text:style-name="T19">n</text:span><text:span text:style-name="T18">ifiant<text:line-break/></text:span><text:span text:style-name="T19">e</text:span><text:span text:style-name="T18">st</text:span><text:span text:style-name="T19">à</text:span><text:span text:style-name="T18">t joints ensemble </text:span><text:span text:style-name="T19">fi</text:span><text:span text:style-name="T18">e maintiennent en vigueur,<text:line-break/></text:span><text:span text:style-name="T19">&amp;</text:span><text:span text:style-name="T18"> ioüissent de la vie : mais ny la seule nature de<text:line-break/>l</text:span><text:span text:style-name="T19">’Es</text:span><text:span text:style-name="T18">prit sans le Corps, ne peut produire par elle-<text:line-break/>mesme des mouuemens d</text:span><text:span text:style-name="T19">ev</text:span><text:span text:style-name="T18">ie</text:span><text:span text:style-name="T19">jn</text:span><text:span text:style-name="T18">y le corps priué<text:line-break/>5</text:span><text:span text:style-name="T19">65</text:span><text:span text:style-name="T18">. de l'am</text:span><text:span text:style-name="T19">e</text:span><text:span text:style-name="T18"> n</text:span><text:span text:style-name="T19">e</text:span><text:span text:style-name="T18"> peut durer long-temps , ny auoi</text:span><text:span text:style-name="T19">r<text:line-break/></text:span><text:span text:style-name="T18">l'usage des sens</text:span><text:span text:style-name="T19">.</text:span><text:span text:style-name="T18"> C’est à</text:span><text:span text:style-name="T19"> </text:span><text:span text:style-name="T18">dire , que comme l’œil<text:line-break/>ne</text:span><text:span text:style-name="T19"> </text:span><text:span text:style-name="T18">peut</text:span><text:span text:style-name="T19"> </text:span><text:span text:style-name="T18">rienvoi</text:span><text:span text:style-name="T19">rs</text:span><text:span text:style-name="T18">eparément</text:span><text:span text:style-name="T19"> </text:span><text:span text:style-name="T18">quand il est arraché:<text:line-break/>de mesin</text:span><text:span text:style-name="T19">e,</text:span><text:span text:style-name="T18"> il semble que l’Ame &amp; l</text:span><text:span text:style-name="T19">’</text:span><text:span text:style-name="T18">Esprit ne peu</text:span><text:span text:style-name="T19">-<text:line-break/>u</text:span><text:span text:style-name="T18">ent</text:span><text:span text:style-name="T19"> </text:span><text:span text:style-name="T18">rien d’</text:span><text:span text:style-name="T19">e</text:span><text:span text:style-name="T18">ux-mesmes</text:span><text:span text:style-name="T19"> </text:span><text:span text:style-name="T18">sans</text:span><text:span text:style-name="T19"> </text:span><text:span text:style-name="T18">le</text:span><text:span text:style-name="T19"> </text:span><text:span text:style-name="T18">corps. Car pource<text:line-break/>que leurs Principes estant meslez parmy les veines,<text:line-break/>les entrailles, les nerfs &amp; les o</text:span><text:span text:style-name="T19">s</text:span><text:span text:style-name="T18">, font retenus par<text:line-break/></text:span><text:span text:style-name="T19">jÿ</text:span><text:span text:style-name="T99">O</text:span><text:span text:style-name="T18"> tout le corp</text:span><text:span text:style-name="T19">s</text:span><text:span text:style-name="T18">, &amp; n’ont pas la liberté de s'écarter<text:line-break/></text:span><text:span text:style-name="T19">’</text:span><text:span text:style-name="T18"> en d</text:span><text:span text:style-name="T19">e</text:span><text:span text:style-name="T18"> grands interualle</text:span><text:span text:style-name="T19">s,</text:span><text:span text:style-name="T18"> ils y excitent les mou-<text:line-break/></text:span><text:span text:style-name="T19">y</text:span><text:span text:style-name="T18">em</text:span><text:span text:style-name="T19">e</text:span><text:span text:style-name="T18">ns sensitifs</text:span><text:span text:style-name="T19">,</text:span><text:span text:style-name="T18">q</text:span><text:span text:style-name="T19">is</text:span><text:span text:style-name="T18">i</text:span><text:span text:style-name="T19">l</text:span><text:span text:style-name="T18">s ne peuuent nullement pro-</text:span></text:p>
      <text:p text:style-name="P11"><text:span text:style-name="T25">I</text:span><text:span text:style-name="T24">22 </text:span><text:span text:style-name="T25">LE</text:span><text:span text:style-name="T24"> </text:span><text:span text:style-name="T25">H</text:span><text:span text:style-name="T24">L </text:span><text:span text:style-name="T25">LIVRE</text:span><text:span text:style-name="T24"> </text:span><text:span text:style-name="T25">DE</text:span><text:span text:style-name="T24"> LvCRECE</text:span><text:span text:style-name="T25">.<text:line-break/></text:span><text:span text:style-name="T18">duire de la sorte hors du corps , quand </text:span><text:span text:style-name="T19">a</text:span><text:span text:style-name="T18">pres l</text:span><text:span text:style-name="T19">a<text:line-break/></text:span><text:span text:style-name="T18">mor</text:span><text:span text:style-name="T19">t</text:span><text:span text:style-name="T18">, ils sont dispersez p</text:span><text:span text:style-name="T19">a</text:span><text:span text:style-name="T18">rmy l'ai</text:span><text:span text:style-name="T19">r</text:span><text:span text:style-name="T18">, ou rien </text:span><text:span text:style-name="T19">n</text:span><text:span text:style-name="T18">’</text:span><text:span text:style-name="T19">e</text:span><text:span text:style-name="T18">s</text:span><text:span text:style-name="T19">t<text:line-break/></text:span><text:span text:style-name="T18">capable de</text:span><text:span text:style-name="T19"> .</text:span><text:span text:style-name="T18">les contenir de la mesme façon</text:span><text:span text:style-name="T19">.</text:span><text:span text:style-name="T18"> Car<text:line-break/>Pair deuiendroit vn Corps animé si l’Ame<text:line-break/></text:span><text:span text:style-name="T19">f</text:span><text:span text:style-name="T18">e pouuoit contenir en luy &amp; y enfermer les<text:line-break/>mesmes mouuemens</text:span><text:span text:style-name="T19">.</text:span><text:span text:style-name="T18"> qu’dle faisoit dans les nerfs </text:span><text:span text:style-name="T21">5</text:span><text:span text:style-name="T20">If»<text:line-break/></text:span><text:span text:style-name="T19">&amp;</text:span><text:span text:style-name="T18"> par tout le corps. C’est pourquoy ie persiste à<text:line-break/>maintenir que l</text:span><text:span text:style-name="T19">le</text:span><text:span text:style-name="T18">nueloppe du corps estant dé-<text:line-break/>trulte </text:span><text:span text:style-name="T19">,</text:span><text:span text:style-name="T18"> &amp; les sou</text:span><text:span text:style-name="T19">ff</text:span><text:span text:style-name="T18">les de l</text:span><text:span text:style-name="T19">av</text:span><text:span text:style-name="T18">i</text:span><text:span text:style-name="T19">ee</text:span><text:span text:style-name="T18">stans poussez de</text:span><text:span text:style-name="T19">-<text:line-break/></text:span><text:span text:style-name="T18">hor</text:span><text:span text:style-name="T19">s,</text:span><text:span text:style-name="T18"> il faut de necessité que vous confessiez que<text:line-break/>les sentime</text:span><text:span text:style-name="T19">nt</text:span><text:span text:style-name="T18"> de l’Esprit sont dissous auec l’Ame,<text:line-break/>pource que la cause est pareille &amp; conjointe de 580</text:span><text:span text:style-name="T19">:<text:line-break/></text:span><text:span text:style-name="T18">l’Ame &amp; du Corps</text:span><text:span text:style-name="T19">.</text:span></text:p>
      <text:p text:style-name="Texte_20_du_20_corps"><text:span text:style-name="T18">Puisque le Corps ne peut souffrir le</text:span><text:span text:style-name="T19">al</text:span><text:span text:style-name="T18">iuorc</text:span><text:span text:style-name="T19">ed</text:span><text:span text:style-name="T18">e<text:line-break/>l’A</text:span><text:span text:style-name="T19">me</text:span><text:span text:style-name="T18">, qu’il n</text:span><text:span text:style-name="T19">e </text:span><text:span text:style-name="T18">se corrompe par </text:span><text:span text:style-name="T19">lu</text:span><text:span text:style-name="T18">nfection d'une<text:line-break/>odeur puante, pourquoy doutez-vous que l’A</text:span><text:span text:style-name="T19">me<text:line-break/></text:span><text:span text:style-name="T18">ne se répand</text:span><text:span text:style-name="T19">e</text:span><text:span text:style-name="T18">, &amp; ne sorte comme vne fumée du<text:line-break/>profond du corp</text:span><text:span text:style-name="T19">s</text:span><text:span text:style-name="T18">, &amp; que le corps changé par vn</text:span><text:span text:style-name="T19">e</text:span><text:span text:style-name="T18"> 5</text:span><text:span text:style-name="T19">8</text:span><text:span text:style-name="T18">5</text:span><text:span text:style-name="T19">*<text:line-break/>m</text:span><text:span text:style-name="T18">i</text:span><text:span text:style-name="T19">n</text:span><text:span text:style-name="T18">e funeste , tombe dans la pourriture, à cause<text:line-break/>que les fondeme</text:span><text:span text:style-name="T19">nt</text:span><text:span text:style-name="T18"> de l</text:span><text:span text:style-name="T19">’</text:span><text:span text:style-name="T18">Ame ébranlez de leur place<text:line-break/>s</text:span><text:span text:style-name="T19">o</text:span><text:span text:style-name="T18">nt </text:span><text:span text:style-name="T19">lu</text:span><text:span text:style-name="T18">ttez dehor</text:span><text:span text:style-name="T19">s</text:span><text:span text:style-name="T18">, &amp; s’écoulent par les membres<text:line-break/></text:span><text:span text:style-name="T19">&amp;</text:span><text:span text:style-name="T18"> par tous les conduits obliques du corps </text:span><text:span text:style-name="T19">î</text:span><text:span text:style-name="T18"> Ce<text:line-break/>qui fait connoistre que la nature de l’Ame se dis</text:span><text:span text:style-name="T19">-<text:line-break/></text:span><text:span text:style-name="T18">perse en diuerses manieres par les membres en<text:line-break/></text:span><text:span text:style-name="T19">s</text:span><text:span text:style-name="T18">ortant du corp</text:span><text:span text:style-name="T19">s</text:span><text:span text:style-name="T18">, &amp; qu’dle est plûtost separ</text:span><text:span text:style-name="T19">é</text:span><text:span text:style-name="T18">e en<text:line-break/>elle-mesme dans le corps , qu’dle ne le quitte<text:line-break/>pour </text:span><text:span text:style-name="T19">r'</text:span><text:span text:style-name="T18">é</text:span><text:span text:style-name="T19">u</text:span><text:span text:style-name="T18">ap</text:span><text:span text:style-name="T19">o</text:span><text:span text:style-name="T18">rer en </text:span><text:span text:style-name="T19">P</text:span><text:span text:style-name="T18">a</text:span><text:span text:style-name="T19">i</text:span><text:span text:style-name="T18">r</text:span><text:span text:style-name="T19">.</text:span></text:p>
      <text:p text:style-name="Texte_20_du_20_corps"><text:span text:style-name="T18">Ie diray bien mesme, que l’Ame durant la pleine </text:span><text:span text:style-name="T20">590]<text:line-break/></text:span><text:span text:style-name="T21">Vie</text:span><text:span text:style-name="T18"> est quesquesfois par certaines causes telle</text:span><text:span text:style-name="T19">-<text:line-break/></text:span><text:span text:style-name="T18">ment ébranlée , qu’elle semble </text:span><text:span text:style-name="T19">s</text:span><text:span text:style-name="T18">’</text:span><text:span text:style-name="T19">e</text:span><text:span text:style-name="T18">n aller , &amp;<text:line-break/>abandonner entièrement le corps : le visage té</text:span><text:span text:style-name="T19">-<text:line-break/></text:span><text:span text:style-name="T18">moigne la m</text:span><text:span text:style-name="T19">e</text:span><text:span text:style-name="T18">fm</text:span><text:span text:style-name="T19">e</text:span><text:span text:style-name="T18"> langueur qu’au moment de la<text:line-break/>mort</text:span><text:span text:style-name="T19">,</text:span><text:span text:style-name="T18">&amp; tous les membres du corps qui bles</text:span><text:span text:style-name="T19">i</text:span><text:span text:style-name="T18">nit<text:line-break/>s'affaissent estant priuez de vigeur. Tel est </text:span><text:span text:style-name="T19">l'a</text:span><text:span text:style-name="T18">cci-</text:span></text:p>
      <text:p text:style-name="Texte_20_du_20_corps"><text:span text:style-name="T21">S</text:span><text:span text:style-name="T20">e</text:span><text:span text:style-name="T21">nsiferos</text:span></text:p>
      <text:p text:style-name="P11"><text:span text:style-name="T25">Ï.</text:span><text:span text:style-name="T24">E </text:span><text:span text:style-name="T25">Ï</text:span><text:span text:style-name="T24">I</text:span><text:span text:style-name="T25">i</text:span><text:span text:style-name="T24">. L</text:span><text:span text:style-name="T25">t</text:span><text:span text:style-name="T24">vRE DE L VCR</text:span><text:span text:style-name="T25">E</text:span><text:span text:style-name="T24">C</text:span><text:span text:style-name="T25">E</text:span><text:span text:style-name="T24">. </text:span><text:span text:style-name="T20">ti.}<text:line-break/></text:span><text:span text:style-name="T19">t</text:span><text:span text:style-name="T18">l</text:span><text:span text:style-name="T19">e</text:span><text:span text:style-name="T18">nt qui arriue quand on dit que quelqu'un a mal<text:line-break/>de cœur,</text:span><text:span text:style-name="T19">o</text:span><text:span text:style-name="T18">u qu’il est en de</text:span><text:span text:style-name="T19">ssa</text:span><text:span text:style-name="T18">illance, lors que des</text:span><text:span text:style-name="T19">i</text:span><text:span text:style-name="T18">a<text:line-break/>on aprehende pour luy </text:span><text:span text:style-name="T19">,</text:span><text:span text:style-name="T18"> &amp; chacun souhaite que<text:line-break/></text:span><text:span text:style-name="T20">60</text:span><text:span text:style-name="T21">0</text:span><text:span text:style-name="T18"> le lie</text:span><text:span text:style-name="T19">u</text:span><text:span text:style-name="T18"> de</text:span><text:span text:style-name="T19"> </text:span><text:span text:style-name="T18">la vie reprenne en </text:span><text:span text:style-name="T19">l</text:span><text:span text:style-name="T18">uy ses forces : car<text:line-break/>alors l’Esprit </text:span><text:span text:style-name="T19">&amp; </text:span><text:span text:style-name="T18">l’Ame s</text:span><text:span text:style-name="T19">’</text:span><text:span text:style-name="T18">estourdiss</text:span><text:span text:style-name="T19">e</text:span><text:span text:style-name="T18">n</text:span><text:span text:style-name="T19">t,</text:span><text:span text:style-name="T18"> &amp; ils</text:span><text:span text:style-name="T19"> </text:span><text:span text:style-name="T18">sont<text:line-break/>l'un &amp; 1 autre abbatus auec le corp</text:span><text:span text:style-name="T19">s</text:span><text:span text:style-name="T18">, en telle sorte<text:line-break/>qu'une cause vn peu plus forte les pourrait en</text:span><text:span text:style-name="T19">-<text:line-break/>sa</text:span><text:span text:style-name="T18">crement dissoudre</text:span><text:span text:style-name="T19">.</text:span><text:span text:style-name="T18"> Et vous pouuez croire qu</text:span><text:span text:style-name="T19">'u</text:span><text:span text:style-name="T18">n-<text:line-break/>fin l'A</text:span><text:span text:style-name="T19">me</text:span><text:span text:style-name="T18"> poussée hors du corps toute foible quel-<text:line-break/>. le est au milieu de l'air , &amp; sans son enuelopp</text:span><text:span text:style-name="T19">e</text:span><text:span text:style-name="T18">,<text:line-break/>6</text:span><text:span text:style-name="T19">0</text:span><text:span text:style-name="T18">5</text:span><text:span text:style-name="T19">.</text:span><text:span text:style-name="T18"> puisse subsister</text:span><text:span text:style-name="T19">, </text:span><text:span text:style-name="T18">ie ne dis</text:span><text:span text:style-name="T19"> </text:span><text:span text:style-name="T18">pas eternellement ;mais<text:line-break/>mesmes le moins de temps du monde</text:span><text:span text:style-name="T19">?</text:span></text:p>
      <text:p text:style-name="Texte_20_du_20_corps"><text:span text:style-name="T19">Ny</text:span><text:span text:style-name="T18"> personne en mouran</text:span><text:span text:style-name="T19">t</text:span><text:span text:style-name="T18">, ne sent point que<text:line-break/>son Âme sorte</text:span><text:span text:style-name="T19"> </text:span><text:span text:style-name="T18">enti</text:span><text:span text:style-name="T19">c</text:span><text:span text:style-name="T18">re de tout ion corps</text:span><text:span text:style-name="T19"> ,</text:span><text:span text:style-name="T18">ny au</text:span><text:span text:style-name="T19">-<text:line-break/></text:span><text:span text:style-name="T18">parauant sa sortie </text:span><text:span text:style-name="T19">,</text:span><text:span text:style-name="T18"> qu’dle a</text:span><text:span text:style-name="T19">r</text:span><text:span text:style-name="T18">ri</text:span><text:span text:style-name="T19">u</text:span><text:span text:style-name="T18">e pr</text:span><text:span text:style-name="T19">e</text:span><text:span text:style-name="T18">miere</text:span><text:span text:style-name="T19">rne</text:span><text:span text:style-name="T18">nt a</text:span><text:span text:style-name="T19">u<text:line-break/></text:span><text:span text:style-name="T18">gosier, &amp; à l</text:span><text:span text:style-name="T19">’</text:span><text:span text:style-name="T18">extremité de la gorge</text:span><text:span text:style-name="T19">u</text:span><text:span text:style-name="T18">nais bie qu elle<text:line-break/></text:span><text:span text:style-name="T19">60</text:span><text:span text:style-name="T18">5 defaut en l'endroi</text:span><text:span text:style-name="T19">t,</text:span><text:span text:style-name="T18"> où elle est logée, comme il<text:line-break/></text:span><text:span text:style-name="T19">fç</text:span><text:span text:style-name="T18">ait qu</text:span><text:span text:style-name="T19">e</text:span><text:span text:style-name="T18"> les autres sens p</text:span><text:span text:style-name="T19">e</text:span><text:span text:style-name="T18">rissent en chaque partie<text:line-break/>ou</text:span><text:span text:style-name="T19"> </text:span><text:span text:style-name="T18">ils</text:span><text:span text:style-name="T19"> </text:span><text:span text:style-name="T18">sont situ</text:span><text:span text:style-name="T19">e</text:span><text:span text:style-name="T18">z. Q</text:span><text:span text:style-name="T19">ie</text:span><text:span text:style-name="T18"> si nostre </text:span><text:span text:style-name="T19">A</text:span><text:span text:style-name="T18">m</text:span><text:span text:style-name="T19">e</text:span><text:span text:style-name="T18"> estoit im-<text:line-break/>mortell</text:span><text:span text:style-name="T19">e</text:span><text:span text:style-name="T18">, elle ne se p</text:span><text:span text:style-name="T19">l</text:span><text:span text:style-name="T18">aindroit point de pe</text:span><text:span text:style-name="T19">t</text:span><text:span text:style-name="T18">i</text:span><text:span text:style-name="T19">t</text:span><text:span text:style-name="T18"> Com</text:span><text:span text:style-name="T19">-<text:line-break/></text:span><text:span text:style-name="T18">in</text:span><text:span text:style-name="T19">c</text:span><text:span text:style-name="T18"> elle fait en mourant , mais</text:span><text:span text:style-name="T19"> </text:span><text:span text:style-name="T18">bien plûtost elle se<text:line-break/>ré</text:span><text:span text:style-name="T19">jo</text:span><text:span text:style-name="T18">üiroit de sortir , &amp; de laisser sa depoüllle coin-<text:line-break/></text:span><text:span text:style-name="T19">551</text:span><text:span text:style-name="T18">5</text:span><text:span text:style-name="T19">.</text:span><text:span text:style-name="T18"> me le </text:span><text:span text:style-name="T19">f</text:span><text:span text:style-name="T18">erpent , </text:span><text:span text:style-name="T19">&amp;</text:span><text:span text:style-name="T18"> feroit comme les Cerfs qui dans<text:line-break/>leur vieillesse sont ra</text:span><text:span text:style-name="T19">u</text:span><text:span text:style-name="T18">is de ioy</text:span><text:span text:style-name="T19">c</text:span><text:span text:style-name="T18"> de se de</text:span><text:span text:style-name="T19">lelie</text:span><text:span text:style-name="T18">ige</text:span><text:span text:style-name="T19">t<text:line-break/></text:span><text:span text:style-name="T18">de la pesanteur de</text:span><text:span text:style-name="T19"> </text:span><text:span text:style-name="T18">leur</text:span><text:span text:style-name="T19"> </text:span><text:span text:style-name="T18">boi</text:span><text:span text:style-name="T19">s</text:span></text:p>
      <text:p text:style-name="Texte_20_du_20_corps"><text:span text:style-name="T18">En</text:span><text:span text:style-name="T19">n</text:span><text:span text:style-name="T18">n</text:span><text:span text:style-name="T19">,</text:span><text:span text:style-name="T18">pourq</text:span><text:span text:style-name="T19">u</text:span><text:span text:style-name="T18">oy l’Esprit bon le lugemenr'n</text:span><text:span text:style-name="T19">le</text:span><text:span text:style-name="T18">st</text:span><text:span text:style-name="T19">-<text:line-break/></text:span><text:span text:style-name="T18">il iamais engendré dans la teste ou aux pieds , ou<text:line-break/>aux main</text:span><text:span text:style-name="T19">s,</text:span><text:span text:style-name="T18"> mais qu’il est tout entier en vne place<text:line-break/></text:span><text:span text:style-name="T19">&amp;</text:span><text:span text:style-name="T18"> en vne certaine r</text:span><text:span text:style-name="T19">e</text:span><text:span text:style-name="T18">gion du corps , si</text:span><text:span text:style-name="T19"> </text:span><text:span text:style-name="T18">ce n’es</text:span><text:span text:style-name="T19">t<text:line-break/></text:span><text:span text:style-name="T18">pource qu’il y a des lieux particuliers destinez pour<text:line-break/></text:span><text:span text:style-name="T20">g 20</text:span><text:span text:style-name="T21">,</text:span><text:span text:style-name="T18"> se</text:span><text:span text:style-name="T19">r</text:span><text:span text:style-name="T18">ui</text:span><text:span text:style-name="T19">t</text:span><text:span text:style-name="T18"> à la naissance de chaque chose , &amp; pour<text:line-break/>es</text:span><text:span text:style-name="T19">t</text:span><text:span text:style-name="T18">re vtiles à sa conseruatio</text:span><text:span text:style-name="T19">nî</text:span><text:span text:style-name="T18"> D</text:span><text:span text:style-name="T19">e</text:span><text:span text:style-name="T18"> forte que l</text:span><text:span text:style-name="T19">’</text:span><text:span text:style-name="T18">ordre<text:line-break/>n’est iamais renu</text:span><text:span text:style-name="T19">e</text:span><text:span text:style-name="T18">rsé en la disposition des inem-<text:line-break/>bres qui n</text:span><text:span text:style-name="T19">e</text:span><text:span text:style-name="T18">antmoins sont arrangez en diuers</text:span><text:span text:style-name="T19">e</text:span><text:span text:style-name="T18">s</text:span></text:p>
      <text:p text:style-name="P11"><text:span text:style-name="T25">Î24</text:span><text:span text:style-name="T24"> LE III. LIVRE DE LvCRE</text:span><text:span text:style-name="T25">cÈ</text:span><text:span text:style-name="T24">?<text:line-break/></text:span><text:span text:style-name="T18">manières</text:span><text:span text:style-name="T19">.</text:span><text:span text:style-name="T18"> Tant</text:span><text:span text:style-name="T19"> </text:span><text:span text:style-name="T18">il</text:span><text:span text:style-name="T19"> </text:span><text:span text:style-name="T18">est</text:span><text:span text:style-name="T19"> </text:span><text:span text:style-name="T18">vray que les chofes s</text:span><text:span text:style-name="T19">’</text:span><text:span text:style-name="T18">entre</text:span><text:span text:style-name="T19">-<text:line-break/></text:span><text:span text:style-name="T18">suiuent par v</text:span><text:span text:style-name="T19">n</text:span><text:span text:style-name="T18"> certain enchaisnement , &amp; que<text:line-break/>iamais la f</text:span><text:span text:style-name="T19">l</text:span><text:span text:style-name="T18">ame ne tire son origine de l’Eau </text:span><text:span text:style-name="T19">,</text:span><text:span text:style-name="T18"> ny le .</text:span><text:span text:style-name="T19">.<text:line-break/></text:span><text:span text:style-name="T18">froid n</text:span><text:span text:style-name="T19">’</text:span><text:span text:style-name="T18">est point engendré du feu</text:span><text:span text:style-name="T19">.</text:span><text:span text:style-name="T18"><text:tab/>^</text:span><text:span text:style-name="T105">x</text:span><text:span text:style-name="T18">5s</text:span></text:p>
      <text:p text:style-name="Texte_20_du_20_corps"><text:span text:style-name="T18">Que si la nature de l’Ame est immortell</text:span><text:span text:style-name="T19">e</text:span><text:span text:style-name="T18">, &amp; si<text:line-break/>elle peut auoir du sentiment</text:span><text:span text:style-name="T19">,</text:span><text:span text:style-name="T18"> quand elle </text:span><text:span text:style-name="T19">e</text:span><text:span text:style-name="T18">sts</text:span><text:span text:style-name="T19">e</text:span><text:span text:style-name="T18">p a-<text:line-break/>r</text:span><text:span text:style-name="T19">ée</text:span><text:span text:style-name="T18"> du corps,</text:span><text:span text:style-name="T19">i</text:span><text:span text:style-name="T18">l faut suppose</text:span><text:span text:style-name="T19">r</text:span><text:span text:style-name="T18">, si ie ne me trompe,<text:line-break/>qu</text:span><text:span text:style-name="T19">’</text:span><text:span text:style-name="T18">dl</text:span><text:span text:style-name="T19">e</text:span><text:span text:style-name="T18"> jouit de l'usage des cinq sen</text:span><text:span text:style-name="T19">s</text:span><text:span text:style-name="T18">, ou bien nous<text:line-break/>ne pouuons aucunement nous repres</text:span><text:span text:style-name="T19">e</text:span><text:span text:style-name="T18">nter que les<text:line-break/>Ames soient errantes dans les Enfers sur les bords </text:span><text:span text:style-name="T21">63</text:span><text:span text:style-name="T20">&lt;f</text:span><text:span text:style-name="T21">.<text:line-break/></text:span><text:span text:style-name="T18">d’Acheron. Aussi n’</text:span><text:span text:style-name="T19">e</text:span><text:span text:style-name="T18">st-ce qu'une imagination des<text:line-break/>Peintres &amp; des Escriuains des siecles passez qui ont<text:line-break/>représenté les Ames</text:span><text:span text:style-name="T19"> </text:span><text:span text:style-name="T18">auec leurs sentimen</text:span><text:span text:style-name="T19">t</text:span><text:span text:style-name="T18">. Mais<text:line-break/>comme les yeux,</text:span><text:span text:style-name="T19">l</text:span><text:span text:style-name="T18">e nez &amp; la main ne peuuent<text:line-break/>subsister séparém</text:span><text:span text:style-name="T19">e</text:span><text:span text:style-name="T18">nt sans l’Ame : ny encore la<text:line-break/>langue &amp; les oreilles ne peuuent seruir à l'us</text:span><text:span text:style-name="T19">a</text:span><text:span text:style-name="T18">ge<text:line-break/>des </text:span><text:span text:style-name="T19">.</text:span><text:span text:style-name="T18">sens , ny subsister sans l’Ame ; </text:span><text:span text:style-name="T21">ainsi fans les<text:line-break/>narines </text:span><text:span text:style-name="T20">,</text:span><text:span text:style-name="T21"> les mains </text:span><text:span text:style-name="T20">,</text:span><text:span text:style-name="T21"> les yeu</text:span><text:span text:style-name="T20">x,</text:span><text:span text:style-name="T21"> les oreilles </text:span><text:span text:style-name="T20">,</text:span><text:span text:style-name="T21"> et la<text:line-break/>langu</text:span><text:span text:style-name="T20">e,</text:span><text:span text:style-name="T21"> les ne s</text:span><text:span text:style-name="T20">c</text:span><text:span text:style-name="T21">auroient aucunement subsister</text:span><text:span text:style-name="T20">.</text:span></text:p>
      <text:p text:style-name="Texte_20_du_20_corps"><text:span text:style-name="T18">■ Et dauta</text:span><text:span text:style-name="T19">n</text:span><text:span text:style-name="T18">t que nous nous a</text:span><text:span text:style-name="T19">p</text:span><text:span text:style-name="T18">p</text:span><text:span text:style-name="T19">e</text:span><text:span text:style-name="T18">rceuons qu</text:span><text:span text:style-name="T19">’i</text:span><text:span text:style-name="T18">l y </text:span><text:span text:style-name="T20">635.<text:line-break/></text:span><text:span text:style-name="T18">a vn sentiment vital par tout le corp</text:span><text:span text:style-name="T19">s</text:span><text:span text:style-name="T18">, &amp; que nous<text:line-break/>voyons clairement qu’</text:span><text:span text:style-name="T19">il</text:span><text:span text:style-name="T18"> est tout animé ; si quelque<text:line-break/>violence le separ</text:span><text:span text:style-name="T19">o</text:span><text:span text:style-name="T18">it d'un seul coup en vn instant<text:line-break/></text:span><text:span text:style-name="T19">f</text:span><text:span text:style-name="T18">a</text:span><text:span text:style-name="T19">r</text:span><text:span text:style-name="T18"> le milieu , &amp;</text:span><text:span text:style-name="T19"> </text:span><text:span text:style-name="T18">que</text:span><text:span text:style-name="T19"> s</text:span><text:span text:style-name="T18">on vis</text:span><text:span text:style-name="T19">ts</text:span><text:span text:style-name="T18">eparément</text:span><text:span text:style-name="T19"> </text:span><text:span text:style-name="T18">l'une</text:span><text:span text:style-name="T19"> &amp;<text:line-break/></text:span><text:span text:style-name="T18">autre parti</text:span><text:span text:style-name="T19">e</text:span><text:span text:style-name="T18">, certainement la force de l Am</text:span><text:span text:style-name="T19">e</text:span><text:span text:style-name="T18">se-</text:span><text:span text:style-name="T19">6</text:span><text:span text:style-name="T18">40.<text:line-break/>parée de la mesine fort</text:span><text:span text:style-name="T19">e</text:span><text:span text:style-name="T18">, to</text:span><text:span text:style-name="T19">in</text:span><text:span text:style-name="T18">beroit en pièces<text:line-break/>auec le corp</text:span><text:span text:style-name="T19">s</text:span><text:span text:style-name="T18"> o</text:span><text:span text:style-name="T19">rilre</text:span><text:span text:style-name="T18">pt</text:span><text:span text:style-name="T19">l</text:span><text:span text:style-name="T18">gne que la Nature soit<text:line-break/>etern</text:span><text:span text:style-name="T19">e</text:span><text:span text:style-name="T18">lle de ce qui est c</text:span><text:span text:style-name="T19">o</text:span><text:span text:style-name="T18">uppé &amp; diuisé en parties</text:span><text:span text:style-name="T19">,<text:line-break/></text:span><text:span text:style-name="T18">on dit qu</text:span><text:span text:style-name="T19">’</text:span><text:span text:style-name="T18">i</text:span><text:span text:style-name="T19">l</text:span><text:span text:style-name="T18"> y a certains chariots de guerre </text:span><text:span text:style-name="T19">,</text:span><text:span text:style-name="T18"> les</text:span><text:span text:style-name="T19">-<text:line-break/>?p</text:span><text:span text:style-name="T18">iel</text:span><text:span text:style-name="T19">sa</text:span><text:span text:style-name="T18">uec des f</text:span><text:span text:style-name="T19">a</text:span><text:span text:style-name="T18">ulx dont ils sont armez,</text:span><text:span text:style-name="T19"> </text:span><text:span text:style-name="T18">&amp;</text:span><text:span text:style-name="T19"> </text:span><text:span text:style-name="T18">tous<text:line-break/></text:span><text:span text:style-name="T19">u</text:span><text:span text:style-name="T18">mans d</text:span><text:span text:style-name="T19">u</text:span><text:span text:style-name="T18"> </text:span><text:span text:style-name="T19">f</text:span><text:span text:style-name="T18">ang q</text:span><text:span text:style-name="T19">u'</text:span><text:span text:style-name="T18">i</text:span><text:span text:style-name="T19">l</text:span><text:span text:style-name="T18">s ont verf</text:span><text:span text:style-name="T19">é</text:span><text:span text:style-name="T18">,</text:span><text:span text:style-name="T19"> </text:span><text:span text:style-name="T18">taillent souuent<text:line-break/>en pi</text:span><text:span text:style-name="T19">'u</text:span><text:span text:style-name="T18">ces des mil</text:span><text:span text:style-name="T19">ic</text:span><text:span text:style-name="T18">es auec telle rapidité qu’ils trem- 64</text:span><text:span text:style-name="T19">j?<text:line-break/></text:span><text:span text:style-name="T18">blent encore a terre apres qu’ils sont couppe</text:span><text:span text:style-name="T19">z</text:span><text:span text:style-name="T18">, le<text:line-break/>mal en estât si promp</text:span><text:span text:style-name="T19">t,</text:span><text:span text:style-name="T18">que ny l’Esprit ny le Corps,</text:span></text:p>
      <text:p text:style-name="P11"><text:span text:style-name="T18">LE </text:span><text:span text:style-name="T19">HL</text:span><text:span text:style-name="T18"> L</text:span><text:span text:style-name="T19">I</text:span><text:span text:style-name="T18">VR</text:span><text:span text:style-name="T19">Ï</text:span><text:span text:style-name="T18"> </text:span><text:span text:style-name="T19">DE</text:span><text:span text:style-name="T18"> </text:span><text:span text:style-name="T19">Lv</text:span><text:span text:style-name="T18">C</text:span><text:span text:style-name="T19">RÏ</text:span><text:span text:style-name="T18">C</text:span><text:span text:style-name="T19">!.</text:span><text:span text:style-name="T18"> </text:span><text:span text:style-name="T19">125<text:line-break/>n'u</text:span><text:span text:style-name="T18">n peuuent sentir la douleu</text:span><text:span text:style-name="T19">r</text:span><text:span text:style-name="T18">, pource que l’Esprit<text:line-break/>est tout à fait porté dans l'ardeur du combat , </text:span><text:span text:style-name="T19">&amp;<text:line-break/></text:span><text:span text:style-name="T18">qu</text:span><text:span text:style-name="T19">’</text:span><text:span text:style-name="T18">au</text:span><text:span text:style-name="T19">c</text:span><text:span text:style-name="T18">c le reste du Corps, celuy qui s</text:span><text:span text:style-name="T19">'a</text:span><text:span text:style-name="T18">uanc</text:span><text:span text:style-name="T19">ed</text:span><text:span text:style-name="T18">ans<text:line-break/></text:span><text:span text:style-name="T19">f5o&lt;</text:span><text:span text:style-name="T18"> la ineslé</text:span><text:span text:style-name="T19">e</text:span><text:span text:style-name="T18">, n</text:span><text:span text:style-name="T19">'a</text:span><text:span text:style-name="T18"> point pris garde parmy les ch</text:span><text:span text:style-name="T19">e</text:span><text:span text:style-name="T18">uaux,<text:line-break/>que les roües &amp; les fa</text:span><text:span text:style-name="T19">u</text:span><text:span text:style-name="T18">lx tranchantes luy ont em-<text:line-break/>porté le bras gauche auec</text:span><text:span text:style-name="T19"> </text:span><text:span text:style-name="T18">le bouclier</text:span><text:span text:style-name="T19">.</text:span><text:span text:style-name="T18"> V</text:span><text:span text:style-name="T19">ne</text:span><text:span text:style-name="T18"> autre n</text:span><text:span text:style-name="T19">e<text:line-break/></text:span><text:span text:style-name="T18">se souuient point que sa main droite vient de l</text:span><text:span text:style-name="T19">uy<text:line-break/></text:span><text:span text:style-name="T18">estre coupée comme il montait sur quelque ram</text:span><text:span text:style-name="T19">-<text:line-break/></text:span><text:span text:style-name="T18">part , ou comme il serroit de trop prés l’Ennemy.<text:line-break/>Vn autre s’efforce de se leuer sur </text:span><text:span text:style-name="T19">f</text:span><text:span text:style-name="T18">a </text:span><text:span text:style-name="T19">j</text:span><text:span text:style-name="T18">ambe qui vient<text:line-break/>de luy estre emporté</text:span><text:span text:style-name="T19">e</text:span><text:span text:style-name="T18">,</text:span><text:span text:style-name="T19"> </text:span><text:span text:style-name="T18">tandis que le pied mors</text:span><text:span text:style-name="T19">-<text:line-break/>*235</text:span><text:span text:style-name="T18"> </text:span><text:span text:style-name="T19">•</text:span><text:span text:style-name="T18"> bond remue ses doigts dans la po</text:span><text:span text:style-name="T19">u</text:span><text:span text:style-name="T18">ssiere: &amp; la teste<text:line-break/>de celu</text:span><text:span text:style-name="T19">y-</text:span><text:span text:style-name="T18">Cy separé</text:span><text:span text:style-name="T19">e</text:span><text:span text:style-name="T18"> de son tronc chaud &amp; vi</text:span><text:span text:style-name="T19">u</text:span><text:span text:style-name="T18">ant,<text:line-break/>garde par terre son visage anim</text:span><text:span text:style-name="T19">é</text:span><text:span text:style-name="T20">,</text:span><text:span text:style-name="T21"> </text:span><text:span text:style-name="T20">Sc.</text:span><text:span text:style-name="T18"> ses yeux ou</text:span><text:span text:style-name="T19">-<text:line-break/></text:span><text:span text:style-name="T18">66o</text:span><text:span text:style-name="T19">.u</text:span><text:span text:style-name="T18">er</text:span><text:span text:style-name="T19">ts.</text:span><text:span text:style-name="T18"> jusqu'au dernier soû</text:span><text:span text:style-name="T19">p</text:span><text:span text:style-name="T18">ir. </text:span><text:span text:style-name="T19">I</text:span><text:span text:style-name="T18">e diray encore<text:line-break/>que si quelqu'un peut auec l’espé</text:span><text:span text:style-name="T19">e</text:span><text:span text:style-name="T18"> découper en<text:line-break/>plusieurs parties la queue</text:span><text:span text:style-name="T19">'</text:span><text:span text:style-name="T18"> d'un grand serpent qui<text:line-break/>menace de fa l</text:span><text:span text:style-name="T19">a</text:span><text:span text:style-name="T18">ngue comme d'un trait aigu ; vous<text:line-break/>les verrez toutes (</text:span><text:span text:style-name="T19">e</text:span><text:span text:style-name="T18">parées par vne playe r</text:span><text:span text:style-name="T19">e</text:span><text:span text:style-name="T18">cent</text:span><text:span text:style-name="T19">e</text:span><text:span text:style-name="T18">. s</text:span><text:span text:style-name="T19">*<text:line-break/></text:span><text:span text:style-name="T18">tortiller à part</text:span><text:span text:style-name="T19">,</text:span><text:span text:style-name="T18"> &amp; souiller la terre d'un vilain sang</text:span><text:span text:style-name="T19">»<text:line-break/></text:span><text:span text:style-name="T18">tandis que le serpent touché d'une cuisante dou</text:span><text:span text:style-name="T19">-<text:line-break/></text:span><text:span text:style-name="T18">leur tourne sa bouche en arri</text:span><text:span text:style-name="T19">è</text:span><text:span text:style-name="T18">re , comme pour<text:line-break/>mordre la partie qui </text:span><text:span text:style-name="T19">l</text:span><text:span text:style-name="T18">uy appartenoit aupara</text:span><text:span text:style-name="T19">u</text:span><text:span text:style-name="T18">an</text:span><text:span text:style-name="T19">t</text:span><text:span text:style-name="T18">.<text:line-break/></text:span><text:span text:style-name="T19">6</text:span><text:span text:style-name="T18">6</text:span><text:span text:style-name="T19">l. </text:span><text:span text:style-name="T18">Dirons-nous donc que l</text:span><text:span text:style-name="T19">’</text:span><text:span text:style-name="T18">Ame est toute entière en<text:line-break/>chacune des petites parties? Mais il </text:span><text:span text:style-name="T19">il</text:span><text:span text:style-name="T18">nsuiuroit de<text:line-break/>cette raiso,</text:span><text:span text:style-name="T19">q</text:span><text:span text:style-name="T18">u'un seul anima</text:span><text:span text:style-name="T19">l</text:span><text:span text:style-name="T18"> auroit plusieurs a</text:span><text:span text:style-name="T19">rn</text:span><text:span text:style-name="T18">es<text:line-break/>dan</text:span><text:span text:style-name="T19">sv</text:span><text:span text:style-name="T18">n in</text:span><text:span text:style-name="T19">cl</text:span><text:span text:style-name="T18">ine corps. Celle-là donc a</text:span><text:span text:style-name="T19"> </text:span><text:span text:style-name="T18">esté d</text:span><text:span text:style-name="T19">i</text:span><text:span text:style-name="T18">ui-<text:line-break/>sé</text:span><text:span text:style-name="T19">e</text:span><text:span text:style-name="T18">, qui estoit vne auec le corp</text:span><text:span text:style-name="T19">s,</text:span><text:span text:style-name="T18"> &amp; il faut par con</text:span><text:span text:style-name="T19">-<text:line-break/>6</text:span><text:span text:style-name="T18">7</text:span><text:span text:style-name="T19">°- </text:span><text:span text:style-name="T18">s</text:span><text:span text:style-name="T19">e</text:span><text:span text:style-name="T18">q</text:span><text:span text:style-name="T19">u</text:span><text:span text:style-name="T18">ent </text:span><text:span text:style-name="T19">, </text:span><text:span text:style-name="T18">que l'un &amp; l'autre soit quelque chose de<text:line-break/>mortel</text:span><text:span text:style-name="T19">,</text:span><text:span text:style-name="T18"> puis qu il y a de la diuision</text:span><text:span text:style-name="T19">.</text:span></text:p>
      <text:p text:style-name="Texte_20_du_20_corps"><text:span text:style-name="T18">Que si l’Ame est immortell</text:span><text:span text:style-name="T19">e</text:span><text:span text:style-name="T18">, &amp; qu’elle s</text:span><text:span text:style-name="T19">’</text:span><text:span text:style-name="T18">i</text:span><text:span text:style-name="T19">ns</text:span><text:span text:style-name="T18">inue'<text:line-break/>au corps de ceux qui naissent ; pourquoy n</text:span><text:span text:style-name="T19">'e</text:span><text:span text:style-name="T18">st</text:span><text:span text:style-name="T19">-</text:span><text:span text:style-name="T18">il<text:line-break/>pas en nostre pouuoir de nous </text:span><text:span text:style-name="T19">l</text:span><text:span text:style-name="T18">ouuenir des choses<text:line-break/>qui</text:span><text:span text:style-name="T19"> </text:span><text:span text:style-name="T18">s</text:span><text:span text:style-name="T19">e</text:span><text:span text:style-name="T18"> sont passées a</text:span><text:span text:style-name="T19">u</text:span><text:span text:style-name="T18">an</text:span><text:span text:style-name="T19">t</text:span><text:span text:style-name="T18"> que nous </text:span><text:span text:style-name="T19">s</text:span><text:span text:style-name="T18">ussions n</text:span><text:span text:style-name="T19">e</text:span><text:span text:style-name="T18">z</text:span><text:span text:style-name="T19">?</text:span></text:p>
      <text:p text:style-name="P11"><text:bookmark-start text:name="bookmark36"/><text:span text:style-name="T85">fïtr</text:span><text:span text:style-name="T84"> LE III. </text:span><text:span text:style-name="T85">LivRE</text:span><text:span text:style-name="T84"> </text:span><text:span text:style-name="T85">Û</text:span><text:span text:style-name="T84">E </text:span><text:span text:style-name="T85">L</text:span><text:span text:style-name="T84">v</text:span><text:span text:style-name="T85">c</text:span><text:span text:style-name="T84">RE</text:span><text:span text:style-name="T85">c</text:span><text:span text:style-name="T84">E</text:span><text:span text:style-name="T85">.</text:span><text:bookmark-end text:name="bookmark36"/></text:p>
      <text:p text:style-name="Texte_20_du_20_corps"><text:span text:style-name="T18">Et comment se peut-i</text:span><text:span text:style-name="T19">l</text:span><text:span text:style-name="T18"> </text:span><text:span text:style-name="T19">L</text:span><text:span text:style-name="T18">itre qu’il ne nous en resta<text:line-break/></text:span><text:span text:style-name="T19">f</text:span><text:span text:style-name="T18">as les moindres idées</text:span><text:span text:style-name="T19">'</text:span><text:span text:style-name="T18"> ? C</text:span><text:span text:style-name="T19">ar</text:span><text:span text:style-name="T18"> si la puissance de<text:line-break/>Aine est tellement changée</text:span><text:span text:style-name="T19">,</text:span><text:span text:style-name="T18"> que toute la inemoi-<text:line-break/>re des choses soit abolie </text:span><text:span text:style-name="T19">,</text:span><text:span text:style-name="T18"> ie ne pense pas qu’ell</text:span><text:span text:style-name="T19">e<text:line-break/>F</text:span><text:span text:style-name="T18">oi</text:span><text:span text:style-name="T19">t</text:span><text:span text:style-name="T18"> maintenant bien éloignée de la mort</text:span><text:span text:style-name="T19">.</text:span><text:span text:style-name="T18"> Il<text:line-break/>faut donc que vous confessiez que celle qui </text:span><text:span text:style-name="T19">sii</text:span><text:span text:style-name="T18">b-<text:line-break/>siste à présent est créée depuis peu.</text:span></text:p>
      <text:p text:style-name="Texte_20_du_20_corps"><text:span text:style-name="T18">Que </text:span><text:span text:style-name="T21">si la</text:span><text:span text:style-name="T18"> puissance viuante de </text:span><text:span text:style-name="T19">PEfp</text:span><text:span text:style-name="T18">r</text:span><text:span text:style-name="T19">i</text:span><text:span text:style-name="T18">t est mise<text:line-break/>dans nous quand nostre corps est parfait ; dés le<text:line-break/>moment que nous sommes engendrez &amp; que nous<text:line-break/>mettons le pied fur le seüil de la vie </text:span><text:span text:style-name="T19">,</text:span><text:span text:style-name="T18"> il n’</text:span><text:span text:style-name="T19">e</text:span><text:span text:style-name="T18">stoit<text:line-break/></text:span><text:span text:style-name="T19">fp</text:span><text:span text:style-name="T18">oint necessaire que nous la Vissions croistre clans<text:line-break/>e sang auec les membres &amp; auec tout le corps :<text:line-break/>mars qu’elle y v</text:span><text:span text:style-name="T19">e</text:span><text:span text:style-name="T18">f</text:span><text:span text:style-name="T19">e</text:span><text:span text:style-name="T18">ust seulement par </text:span><text:span text:style-name="T19">e</text:span><text:span text:style-name="T18">lle</text:span><text:span text:style-name="T19">-</text:span><text:span text:style-name="T18">m</text:span><text:span text:style-name="T19">e</text:span><text:span text:style-name="T18">sme,<text:line-break/>comme vn oyseau dans sa cage. C’est pourquoy<text:line-break/>ie me persuade tousiours de plus en plus qu’il ne<text:line-break/>faut point s’imaginer que les Ames soient sans<text:line-break/>Princip</text:span><text:span text:style-name="T19">e</text:span><text:span text:style-name="T18">, &amp; sans estre sujettes à la loy de la mort</text:span><text:span text:style-name="T19">.<text:line-break/></text:span><text:span text:style-name="T18">Car certainement les Ames ne pourroi</text:span><text:span text:style-name="T19">e</text:span><text:span text:style-name="T18">nt se join</text:span><text:span text:style-name="T19">-<text:line-break/></text:span><text:span text:style-name="T18">dre si étroitement auec nos corps,</text:span><text:span text:style-name="T19">s</text:span><text:span text:style-name="T18">i elles y estoient<text:line-break/>enuoyées de dehors</text:span><text:span text:style-name="T19">.</text:span><text:span text:style-name="T18">Mais c’est bien tout le contrai-<text:line-break/>r</text:span><text:span text:style-name="T19">e</text:span><text:span text:style-name="T18"> comme la chose d</text:span><text:span text:style-name="T19">’</text:span><text:span text:style-name="T18">elle</text:span><text:span text:style-name="T19"> </text:span><text:span text:style-name="T18">mesm</text:span><text:span text:style-name="T19">e</text:span><text:span text:style-name="T18"> nous le fait voit<text:line-break/>clairement ; puis quelle est tellement conjointe<text:line-break/>par les veines , par les entraille</text:span><text:span text:style-name="T19">s,</text:span><text:span text:style-name="T18"> pa</text:span><text:span text:style-name="T19">rl</text:span><text:span text:style-name="T18">es nerfs &amp;<text:line-break/>par les o</text:span><text:span text:style-name="T19">s</text:span><text:span text:style-name="T18">, que mesines les dents sont capables de<text:line-break/>sentiment comme la maladie </text:span><text:span text:style-name="T19">,</text:span><text:span text:style-name="T18"> la froidure de l’eau,<text:line-break/>ou quelque p</text:span><text:span text:style-name="T19">e</text:span><text:span text:style-name="T18">tlt caillou press</text:span><text:span text:style-name="T19">é</text:span><text:span text:style-name="T18"> , sans y penser<text:line-break/></text:span><text:span text:style-name="T19">C</text:span><text:span text:style-name="T18">essa</text:span><text:span text:style-name="T19">n</text:span><text:span text:style-name="T18">t tr</text:span><text:span text:style-name="T19">oui</text:span><text:span text:style-name="T18">ié parmy les grains dont le pain a<text:line-break/>est</text:span><text:span text:style-name="T19">ép</text:span><text:span text:style-name="T18">aist</text:span><text:span text:style-name="T19">n</text:span><text:span text:style-name="T18"> </text:span><text:span text:style-name="T19">,</text:span><text:span text:style-name="T18"> le démontrent assez</text:span><text:span text:style-name="T19"> </text:span><text:span text:style-name="T18">:&amp; il n’</text:span><text:span text:style-name="T19">y</text:span><text:span text:style-name="T18"> a pas<text:line-break/>d'a</text:span><text:span text:style-name="T19">p</text:span><text:span text:style-name="T18">parence qu</text:span><text:span text:style-name="T19">e</text:span><text:span text:style-name="T18"> les a</text:span><text:span text:style-name="T19">rn</text:span><text:span text:style-name="T18">es qui sont si bien tissues<text:line-break/>auec les corps</text:span><text:span text:style-name="T19">,</text:span><text:span text:style-name="T18"> en puissent sortir sans alterations<text:line-break/>ny se conser</text:span><text:span text:style-name="T19">u</text:span><text:span text:style-name="T18">er dans leur integrité , </text:span><text:span text:style-name="T19">e</text:span><text:span text:style-name="T18">n se </text:span><text:span text:style-name="T19">sé</text:span><text:span text:style-name="T18">parant<text:line-break/></text:span><text:span text:style-name="T19">il</text:span><text:span text:style-name="T18">s nerf</text:span><text:span text:style-name="T19">s.</text:span><text:span text:style-name="T18"> des jointure</text:span><text:span text:style-name="T19">s</text:span><text:span text:style-name="T18">, &amp; des ossem</text:span><text:span text:style-name="T19">e</text:span><text:span text:style-name="T18">ns.</text:span></text:p>
      <text:p text:style-name="Texte_20_du_20_corps"><text:span text:style-name="T18">Que si vous vous persuadez que </text:span><text:span text:style-name="T19">l'A</text:span><text:span text:style-name="T18">me qui vien</text:span><text:span text:style-name="T19">jt</text:span></text:p>
      <text:p text:style-name="P11"><text:span text:style-name="T25">L</text:span><text:span text:style-name="T24">E III. LI</text:span><text:span text:style-name="T25">vfiE</text:span><text:span text:style-name="T24"> DE LvCREC</text:span><text:span text:style-name="T25">E.</text:span><text:span text:style-name="T24"> </text:span><text:span text:style-name="T25">12.7<text:line-break/></text:span><text:span text:style-name="T18">du dehors est insinuée dans nous par les membres,<text:line-break/>s</text:span><text:span text:style-name="T19">a</text:span><text:span text:style-name="T18">ns doute , de ce qu’elle y </text:span><text:span text:style-name="T19">a</text:span><text:span text:style-name="T18">uroit esté répandu</text:span><text:span text:style-name="T19">e</text:span><text:span text:style-name="T18"> d</text:span><text:span text:style-name="T19">e<text:line-break/></text:span><text:span text:style-name="T18">l</text:span><text:span text:style-name="T19">a</text:span><text:span text:style-name="T18"> sort</text:span><text:span text:style-name="T19">e</text:span><text:span text:style-name="T18">, elle p</text:span><text:span text:style-name="T19">er</text:span><text:span text:style-name="T18">iroit encore d'</text:span><text:span text:style-name="T19">a</text:span><text:span text:style-name="T18">utant plûtos</text:span><text:span text:style-name="T19">t</text:span><text:span text:style-name="T18"> aue</text:span><text:span text:style-name="T19">e<text:line-break/></text:span><text:span text:style-name="T18">le corps : c</text:span><text:span text:style-name="T19">a</text:span><text:span text:style-name="T18">r ce qui s'insinu</text:span><text:span text:style-name="T19">e</text:span><text:span text:style-name="T18">, ou qui passe<text:line-break/>au trauers</text:span><text:span text:style-name="T19">,</text:span><text:span text:style-name="T18"> se dissout &amp; pe</text:span><text:span text:style-name="T19">u</text:span><text:span text:style-name="T18">t aussi</text:span><text:span text:style-name="T19">.</text:span><text:span text:style-name="T18"> Comme l'ali</text:span><text:span text:style-name="T19">-<text:line-break/></text:span><text:span text:style-name="T18">ment qui se disperse dans les membres &amp; dans les<text:line-break/>veines par tous les conduits du corps </text:span><text:span text:style-name="T19">,</text:span><text:span text:style-name="T18"> pe</text:span><text:span text:style-name="T19">t</text:span><text:span text:style-name="T18">it &amp;<text:line-break/>fournit à faire vne autre nature que</text:span><text:span text:style-name="T19"> l</text:span><text:span text:style-name="T18">uy mefme</text:span><text:span text:style-name="T19">.<text:line-break/></text:span><text:span text:style-name="T18">Ainsi</text:span><text:span text:style-name="T19">,</text:span><text:span text:style-name="T18"> quoy qu’</text:span><text:span text:style-name="T19">il</text:span><text:span text:style-name="T18"> ne manque rien à l’Ame &amp; à<text:line-break/></text:span><text:span text:style-name="T19">l'</text:span><text:span text:style-name="T18">Es</text:span><text:span text:style-name="T19">p</text:span><text:span text:style-name="T18">rit </text:span><text:span text:style-name="T19">.</text:span><text:span text:style-name="T18">quand ils entrent en quelque nouuea</text:span><text:span text:style-name="T19">ii<text:line-break/></text:span><text:span text:style-name="T18">corps, si est ce qu’ils n</text:span><text:span text:style-name="T19">’y</text:span><text:span text:style-name="T18"> entrent point </text:span><text:span text:style-name="T19">f</text:span><text:span text:style-name="T18">ans </text:span><text:span text:style-name="T21">se<text:line-break/>dissoudre</text:span><text:span text:style-name="T18"> ,</text:span><text:span text:style-name="T19"> </text:span><text:span text:style-name="T18">tandis qu</text:span><text:span text:style-name="T19">e</text:span><text:span text:style-name="T18"> les parCelles dont leur na-<text:line-break/>tur</text:span><text:span text:style-name="T19">c </text:span><text:span text:style-name="T18">est composée </text:span><text:span text:style-name="T19">f</text:span><text:span text:style-name="T18">e d</text:span><text:span text:style-name="T19">i</text:span><text:span text:style-name="T18">uisent par tous conduits<text:line-break/>pour se loger dans les membre</text:span><text:span text:style-name="T19">s</text:span><text:span text:style-name="T18">, en telle sorte que<text:line-break/>celle qui domine a</text:span><text:span text:style-name="T19">uj</text:span><text:span text:style-name="T18">ourd</text:span><text:span text:style-name="T19">’</text:span><text:span text:style-name="T18">h</text:span><text:span text:style-name="T19">uy</text:span><text:span text:style-name="T18"> dans nostre corps,<text:line-break/>est née de celle qui petit, estant diuisée par toutes<text:line-break/>les parties</text:span><text:span text:style-name="T19">.</text:span><text:span text:style-name="T18"> C'est pourquoy, il semble que la na-<text:line-break/>ture de</text:span><text:span text:style-name="T19"> </text:span><text:span text:style-name="T18">l</text:span><text:span text:style-name="T19">’</text:span><text:span text:style-name="T18">Ame à vn premier </text:span><text:span text:style-name="T19">i</text:span><text:span text:style-name="T18">our de sa naissance,<text:line-break/></text:span><text:span text:style-name="T19">&amp;</text:span><text:span text:style-name="T18"> qu’dle n</text:span><text:span text:style-name="T19">’</text:span><text:span text:style-name="T18">es</text:span><text:span text:style-name="T19">t</text:span><text:span text:style-name="T18"> point exempte de cel</text:span><text:span text:style-name="T19">u</text:span><text:span text:style-name="T18">y de sa<text:line-break/>mort</text:span><text:span text:style-name="T19">.</text:span></text:p>
      <text:p text:style-name="Texte_20_du_20_corps"><text:span text:style-name="T18">Mais demeure-t-</text:span><text:span text:style-name="T19">il</text:span><text:span text:style-name="T18"> des semences de l’Ame dans<text:line-break/>le corps inanim</text:span><text:span text:style-name="T19">é,</text:span><text:span text:style-name="T18"> ou n</text:span><text:span text:style-name="T19">’y</text:span><text:span text:style-name="T18"> en demeure t-il point du<text:line-break/>tout </text:span><text:span text:style-name="T19">1</text:span><text:span text:style-name="T18"> Que si qilelqu</text:span><text:span text:style-name="T19">e</text:span><text:span text:style-name="T18">s-vnes y so</text:span><text:span text:style-name="T19">nt</text:span><text:span text:style-name="T18"> laissées, rien ne<text:line-break/>doit estre capable de nous persuader que </text:span><text:span text:style-name="T19">P </text:span><text:span text:style-name="T18">Aine<text:line-break/>soit immortelle</text:span><text:span text:style-name="T19">,</text:span><text:span text:style-name="T18"> pource quelle se retire endoin-<text:line-break/></text:span><text:span text:style-name="T19">rn</text:span><text:span text:style-name="T18">agé</text:span><text:span text:style-name="T19">e</text:span><text:span text:style-name="T18"> de la perte de quelques</text:span><text:span text:style-name="T19">-v</text:span><text:span text:style-name="T18">nes de se</text:span><text:span text:style-name="T19">sp</text:span><text:span text:style-name="T18">arties:<text:line-break/>&amp; h</text:span><text:span text:style-name="T19"> </text:span><text:span text:style-name="T18">au contraire , elle se retire toute entiere sans<text:line-break/>auoir rien laissé des choses qui l</text:span><text:span text:style-name="T19">u</text:span><text:span text:style-name="T18">y appartiennent</text:span><text:span text:style-name="T19">,<text:line-break/></text:span><text:span text:style-name="T18">d</text:span><text:span text:style-name="T19">’</text:span><text:span text:style-name="T18">où vient que les Cadavres engendrent les Vers<text:line-break/>de leurs entrailles corrompues ? Et d’où est ce que<text:line-break/>s</text:span><text:span text:style-name="T19">i</text:span><text:span text:style-name="T18">ir leurs membres bouffi</text:span><text:span text:style-name="T19">s</text:span><text:span text:style-name="T18">, on voit </text:span><text:span text:style-name="T19">c</text:span><text:span text:style-name="T18">ro</text:span><text:span text:style-name="T19">u</text:span><text:span text:style-name="T18">iller vne si<text:line-break/>grande abondance de petits insectes animez, qui<text:line-break/></text:span><text:span text:style-name="T19">nlo</text:span><text:span text:style-name="T18">nt ny s</text:span><text:span text:style-name="T19">a</text:span><text:span text:style-name="T18">ng ny os</text:span><text:span text:style-name="T19">?</text:span></text:p>
      <text:p text:style-name="Texte_20_du_20_corps"><text:span text:style-name="T18">Que si vous croyez peut estre que les</text:span><text:span text:style-name="T19">.</text:span><text:span text:style-name="T18"> Ame</text:span><text:span text:style-name="T19">s</text:span></text:p>
      <text:p text:style-name="P11"><text:span text:style-name="T25">Î28</text:span><text:span text:style-name="T24"> LE III</text:span><text:span text:style-name="T25">.</text:span><text:span text:style-name="T24"> </text:span><text:span text:style-name="T25">LÏ'u</text:span><text:span text:style-name="T24">RE D</text:span><text:span text:style-name="T25">E</text:span><text:span text:style-name="T24"> L</text:span><text:span text:style-name="T25">VCRECE.<text:line-break/></text:span><text:span text:style-name="T18">Viennent de dehors pour s’insinuer dans les </text:span><text:span text:style-name="T24">v</text:span><text:span text:style-name="T25">e</text:span><text:span text:style-name="T24">r</text:span><text:span text:style-name="T25">-</text:span><text:span text:style-name="T24"> </text:span><text:span text:style-name="T25">.<text:line-break/></text:span><text:span text:style-name="T18">r</text:span><text:span text:style-name="T19">u</text:span><text:span text:style-name="T18">isseaux; si Vous</text:span><text:span text:style-name="T19"> </text:span><text:span text:style-name="T18">vous persuadez quelles</text:span><text:span text:style-name="T19"> </text:span><text:span text:style-name="T18">y peuuent<text:line-break/></text:span><text:span text:style-name="T24">venir </text:span><text:span text:style-name="T19">se</text:span><text:span text:style-name="T18">p</text:span><text:span text:style-name="T19">aréme</text:span><text:span text:style-name="T18">n</text:span><text:span text:style-name="T19">t</text:span><text:span text:style-name="T18"> </text:span><text:span text:style-name="T19">&amp;</text:span><text:span text:style-name="T18"> que vous ne </text:span><text:span text:style-name="T19">c</text:span><text:span text:style-name="T18">oprenniez point<text:line-break/>pourquoy plusieurs milliers d’Aines s'assemblent<text:line-break/>au lieu d</text:span><text:span text:style-name="T19">’ou</text:span><text:span text:style-name="T18"> vne seule s</text:span><text:span text:style-name="T19">’</text:span><text:span text:style-name="T18">es</text:span><text:span text:style-name="T19">t</text:span><text:span text:style-name="T18"> retirée ; il faut n</text:span><text:span text:style-name="T19">e</text:span><text:span text:style-name="T18">ant</text:span><text:span text:style-name="T19">-<text:line-break/></text:span><text:span text:style-name="T18">moins chercher &amp; mettre en question si les Ames<text:line-break/>se mettant en que</text:span><text:span text:style-name="T19">lle</text:span><text:span text:style-name="T18"> des </text:span><text:span text:style-name="T19">f</text:span><text:span text:style-name="T18">emences d</text:span><text:span text:style-name="T19">e</text:span><text:span text:style-name="T18"> vermisseaux,<text:line-break/>f</text:span><text:span text:style-name="T19">i</text:span><text:span text:style-name="T18"> elles se ba</text:span><text:span text:style-name="T19">ss</text:span><text:span text:style-name="T18">i</text:span><text:span text:style-name="T19">n</text:span><text:span text:style-name="T18">ent des demeures pour y faire </text:span><text:span text:style-name="T19">f</text:span><text:span text:style-name="T18">e-<text:line-break/>jo</text:span><text:span text:style-name="T19">ur</text:span><text:span text:style-name="T18">, ou si elles s</text:span><text:span text:style-name="T19">'</text:span><text:span text:style-name="T18">insinuent en des corps acheue</text:span><text:span text:style-name="T19">E.<text:line-break/></text:span><text:span text:style-name="T24">or </text:span><text:span text:style-name="T18">ie ne puis trouucr de raison à dire pourquoy<text:line-break/>les Ames se font des maisons </text:span><text:span text:style-name="T19">,</text:span><text:span text:style-name="T18"> &amp; pourquoy elles<text:line-break/>trauaill</text:span><text:span text:style-name="T19">e</text:span><text:span text:style-name="T18">nt : car puis qu’elles font sans corps</text:span><text:span text:style-name="T19">,</text:span><text:span text:style-name="T18"> elles<text:line-break/>ne doiuent point estre en</text:span><text:span text:style-name="T19"> si</text:span><text:span text:style-name="T18">oucy de voltiger pour<text:line-break/>tro</text:span><text:span text:style-name="T19">uu</text:span><text:span text:style-name="T18">er des maladies de froid &amp; de fai</text:span><text:span text:style-name="T19">m,</text:span><text:span text:style-name="T18"> c’est le<text:line-break/>corps qui a le plus de raport a ces in</text:span><text:span text:style-name="T19">c</text:span><text:span text:style-name="T18">ommoditez:<text:line-break/></text:span><text:span text:style-name="T19">&amp;</text:span><text:span text:style-name="T18"> l</text:span><text:span text:style-name="T19">'</text:span><text:span text:style-name="T18">Esprit</text:span><text:span text:style-name="T19">,</text:span><text:span text:style-name="T18"> par sa contagion , est </text:span><text:span text:style-name="T19">fu</text:span><text:span text:style-name="T18">jet à souffrir<text:line-break/>beaucoup de maux</text:span><text:span text:style-name="T19">.</text:span><text:span text:style-name="T18"> Toutesfois accordons qu</text:span><text:span text:style-name="T19">i!<text:line-break/></text:span><text:span text:style-name="T18">leur est en quelque façon vtile de se faire vn corps<text:line-break/>au mefme temps qu’elles y doiuent entrer ; il n</text:span><text:span text:style-name="T19">e<text:line-break/></text:span><text:span text:style-name="T18">paroist</text:span><text:span text:style-name="T19"> </text:span><text:span text:style-name="T18">point pourtant qu</text:span><text:span text:style-name="T19">’</text:span><text:span text:style-name="T18">il y ait aucune voy</text:span><text:span text:style-name="T19">e</text:span><text:span text:style-name="T18"> par<text:line-break/></text:span><text:span text:style-name="T124">où</text:span><text:span text:style-name="T18"> l'</text:span><text:span text:style-name="T19">a</text:span><text:span text:style-name="T18">ccez leur en soit permis</text:span><text:span text:style-name="T19">.</text:span><text:span text:style-name="T18"> Les Aines ne se<text:line-break/>font donc point des membres ny des corps</text:span><text:span text:style-name="T19">.</text:span><text:span text:style-name="T18"> </text:span><text:span text:style-name="T19">U<text:line-break/></text:span><text:span text:style-name="T18">n’</text:span><text:span text:style-name="T19"> </text:span><text:span text:style-name="T18">y a point aussi de raison de dire quelles </text:span><text:span text:style-name="T19">r'</text:span><text:span text:style-name="T18">insi-<text:line-break/>nue</text:span><text:span text:style-name="T19">si</text:span><text:span text:style-name="T18">t en des corps parfaits : car ny elles ne pour-<text:line-break/>roient y estre iointes par d</text:span><text:span text:style-name="T19">e</text:span><text:span text:style-name="T18">s liens si subtils com-<text:line-break/>me ils sont </text:span><text:span text:style-name="T19">,</text:span><text:span text:style-name="T18"> ny elles ne prendraient point de<text:line-break/>part aux cho</text:span><text:span text:style-name="T19">f</text:span><text:span text:style-name="T18">es qui les touchent d'un commun<text:line-break/>consentement</text:span><text:span text:style-name="T19">.</text:span></text:p>
      <text:p text:style-name="Texte_20_du_20_corps"><text:span text:style-name="T18">Enfin </text:span><text:span text:style-name="T19">,</text:span><text:span text:style-name="T18"> pourquoy vne violence impitoyable<text:line-break/></text:span><text:span text:style-name="T19">•</text:span><text:span text:style-name="T18"> fuit</text:span><text:span text:style-name="T19">-</text:span><text:span text:style-name="T18">elle incessamment la triste semence des Lyons?<text:line-break/>Pourquoy la finesse est</text:span><text:span text:style-name="T19">-</text:span><text:span text:style-name="T18">elle donnée aux Renards,<text:line-break/></text:span><text:span text:style-name="T19">&amp;</text:span><text:span text:style-name="T18"> la suite aux Cerfs par les </text:span><text:span text:style-name="T19">p</text:span><text:span text:style-name="T18">er</text:span><text:span text:style-name="T19">c</text:span><text:span text:style-name="T18">s qui les ont en-<text:line-break/>gendr</text:span><text:span text:style-name="T19">e</text:span><text:span text:style-name="T18">z </text:span><text:span text:style-name="T19">,</text:span><text:span text:style-name="T18"> </text:span><text:span text:style-name="T19">&amp;</text:span><text:span text:style-name="T18"> qui ont fait couler la peur dans leur<text:line-break/>corps ? Pourquo</text:span><text:span text:style-name="T19">y</text:span><text:span text:style-name="T18">, dis</text:span><text:span text:style-name="T19">-</text:span><text:span text:style-name="T18">i</text:span><text:span text:style-name="T19">e</text:span><text:span text:style-name="T18">, toutes cho</text:span><text:span text:style-name="T19">f</text:span><text:span text:style-name="T18">es sont-elles</text:span></text:p>
      <text:p text:style-name="P11"><text:span text:style-name="T25">I.</text:span><text:span text:style-name="T24">E III. </text:span><text:span text:style-name="T25">I.</text:span><text:span text:style-name="T24">IvRE DE LVCRE</text:span><text:span text:style-name="T25">C</text:span><text:span text:style-name="T24">E.</text:span><text:span text:style-name="T106">5</text:span><text:span text:style-name="T24"> </text:span><text:span text:style-name="T25">1</text:span><text:span text:style-name="T24">2</text:span><text:span text:style-name="T25">9<text:line-break/></text:span><text:span text:style-name="T18">engendrées dans les membres dés le commence</text:span><text:span text:style-name="T19">-<text:line-break/></text:span><text:span text:style-name="T18">ce</text:span><text:span text:style-name="T19">rn</text:span><text:span text:style-name="T18">ent de 1 </text:span><text:span text:style-name="T19">â</text:span><text:span text:style-name="T18">ge &amp; le premier instinc</text:span><text:span text:style-name="T19">t</text:span><text:span text:style-name="T18">, sinon pour<text:line-break/>ce que chaque p</text:span><text:span text:style-name="T19">a</text:span><text:span text:style-name="T18">rticuliere</text:span><text:span text:style-name="T19"> </text:span><text:span text:style-name="T18">qualité d</text:span><text:span text:style-name="T19">am</text:span><text:span text:style-name="T18">e a vne </text:span><text:span text:style-name="T21">ie</text:span><text:span text:style-name="T20">-<text:line-break/></text:span><text:span text:style-name="T18">mence d</text:span><text:span text:style-name="T19">e</text:span><text:span text:style-name="T18">terminéc qui fait qu’e</text:span><text:span text:style-name="T19">l</text:span><text:span text:style-name="T18">le </text:span><text:span text:style-name="T19">c</text:span><text:span text:style-name="T18">roist auec<text:line-break/>tout le corps </text:span><text:span text:style-name="T19">3</text:span><text:span text:style-name="T18"> Que si </text:span><text:span text:style-name="T19">L</text:span><text:span text:style-name="T18">Ame est</text:span><text:span text:style-name="T19">a</text:span><text:span text:style-name="T18">it immortell</text:span><text:span text:style-name="T19">e</text:span><text:span text:style-name="T18">, </text:span><text:span text:style-name="T19">&amp;<text:line-break/></text:span><text:span text:style-name="T18">qu</text:span><text:span text:style-name="T19">’</text:span><text:span text:style-name="T18">elle eus</text:span><text:span text:style-name="T19">t</text:span><text:span text:style-name="T18"> a</text:span><text:span text:style-name="T19">c</text:span><text:span text:style-name="T18">co</text:span><text:span text:style-name="T19">u</text:span><text:span text:style-name="T18">stumée de changer</text:span><text:span text:style-name="T19"> </text:span><text:span text:style-name="T18">de corps,</text:span><text:span text:style-name="T19">c</text:span><text:span text:style-name="T18">er-<text:line-break/>tainement les Creatures animées seroient toutes<text:line-break/>mélangées dans leurs m</text:span><text:span text:style-name="T19">œ</text:span><text:span text:style-name="T18">urs. L</text:span><text:span text:style-name="T19">e</text:span><text:span text:style-name="T18"> Chien de la race<text:line-break/>de</text:span><text:span text:style-name="T19"> </text:span><text:span text:style-name="T18">ceux d Hyrcanie éuit</text:span><text:span text:style-name="T19">e</text:span><text:span text:style-name="T18">roit souuent par la fuite<text:line-break/>la pours</text:span><text:span text:style-name="T19">u</text:span><text:span text:style-name="T18">ite des Cerfs qui portent des rainures sur<text:line-break/>le f</text:span><text:span text:style-name="T19">r</text:span><text:span text:style-name="T18">ont : </text:span><text:span text:style-name="T19">P</text:span><text:span text:style-name="T18">Epreuier trembler</text:span><text:span text:style-name="T19">a</text:span><text:span text:style-name="T18">it dans l'air aux<text:line-break/>approches de la Colombe : les Hommes seroient<text:line-break/></text:span><text:span text:style-name="T19">f</text:span><text:span text:style-name="T18">ans iugeme</text:span><text:span text:style-name="T19">ut</text:span><text:span text:style-name="T18">, &amp; les Belles farouches auroi</text:span><text:span text:style-name="T19">e</text:span><text:span text:style-name="T18">nt de<text:line-break/>la sagesse</text:span><text:span text:style-name="T19">.</text:span><text:span text:style-name="T18"> Car c’</text:span><text:span text:style-name="T19">e</text:span><text:span text:style-name="T18">st par vn faux raisonnement que<text:line-break/>l’on s</text:span><text:span text:style-name="T19">’</text:span><text:span text:style-name="T18">es</text:span><text:span text:style-name="T19">t</text:span><text:span text:style-name="T18"> pers</text:span><text:span text:style-name="T19">u</text:span><text:span text:style-name="T18">adé que </text:span><text:span text:style-name="T19">P</text:span><text:span text:style-name="T18">Ame immortelle change<text:line-break/>de Nature, en changeant de corps , puisque rien<text:line-break/>ne </text:span><text:span text:style-name="T19">ie</text:span><text:span text:style-name="T18"> change q</text:span><text:span text:style-name="T19">u</text:span><text:span text:style-name="T18">’</text:span><text:span text:style-name="T19">il</text:span><text:span text:style-name="T18"> ne </text:span><text:span text:style-name="T20">f</text:span><text:span text:style-name="T21">e corrompe</text:span><text:span text:style-name="T18"> </text:span><text:span text:style-name="T19">;</text:span><text:span text:style-name="T18"> de sorte qu</text:span><text:span text:style-name="T19">’U<text:line-break/></text:span><text:span text:style-name="T18">pe</text:span><text:span text:style-name="T19">t</text:span><text:span text:style-name="T18">i</text:span><text:span text:style-name="T19">t</text:span><text:span text:style-name="T18">, les parties estant pen</text:span><text:span text:style-name="T19">e</text:span><text:span text:style-name="T18">tré</text:span><text:span text:style-name="T19">es</text:span><text:span text:style-name="T18"> &amp; changeant de<text:line-break/>posture. C’est pourquoy elles doiuent es</text:span><text:span text:style-name="T19">t</text:span><text:span text:style-name="T18">re pre</text:span><text:span text:style-name="T19">-<text:line-break/></text:span><text:span text:style-name="T18">miere</text:span><text:span text:style-name="T19">rn</text:span><text:span text:style-name="T18">ent dissoutes ou diu</text:span><text:span text:style-name="T19">ssé</text:span><text:span text:style-name="T18">es dans les membres<text:line-break/>• mes</text:span><text:span text:style-name="T19">i</text:span><text:span text:style-name="T18">ne</text:span><text:span text:style-name="T19">s</text:span><text:span text:style-name="T18">, afin de périr finalement toutes auec le<text:line-break/>le corps.</text:span></text:p>
      <text:p text:style-name="Texte_20_du_20_corps"><text:span text:style-name="T18">Si quelqu'un dit que les Ames</text:span><text:span text:style-name="T19"> </text:span><text:span text:style-name="T18">des hommes en</text:span><text:span text:style-name="T19">-<text:line-break/></text:span><text:span text:style-name="T18">trent tous</text:span><text:span text:style-name="T19">io</text:span><text:span text:style-name="T18">urs en des corps humains , i</text:span><text:span text:style-name="T19">ed</text:span><text:span text:style-name="T18">e</text:span><text:span text:style-name="T19">rn</text:span><text:span text:style-name="T18">an-<text:line-break/>deray , comment de</text:span><text:span text:style-name="T19"> </text:span><text:span text:style-name="T18">l’Ame d'un sage, il s</text:span><text:span text:style-name="T19">’</text:span><text:span text:style-name="T18">en fait<text:line-break/>celle d'un fou </text:span><text:span text:style-name="T19">1</text:span><text:span text:style-name="T18"> Pourquoy nul enfant n’est pru-<text:line-break/>dent </text:span><text:span text:style-name="T19">,</text:span><text:span text:style-name="T18"> </text:span><text:span text:style-name="T19">&amp;</text:span><text:span text:style-name="T18"> pourquoy le poulain d'une caual</text:span><text:span text:style-name="T19">c</text:span><text:span text:style-name="T18"> n'</text:span><text:span text:style-name="T19">a<text:line-break/>,</text:span><text:span text:style-name="T18"> point l'addr</text:span><text:span text:style-name="T19">e</text:span><text:span text:style-name="T18">sse d'un cheual genereu</text:span><text:span text:style-name="T19">x</text:span><text:span text:style-name="T18">, si</text:span><text:span text:style-name="T19"> </text:span><text:span text:style-name="T18">ce nest<text:line-break/>pource qu'une certaine vigueur de l’</text:span><text:span text:style-name="T19">Am</text:span><text:span text:style-name="T18">e qui<text:line-break/>Vient du Principe de la semenc</text:span><text:span text:style-name="T19">e</text:span><text:span text:style-name="T18">, croist auec le<text:line-break/>co</text:span><text:span text:style-name="T19">r</text:span><text:span text:style-name="T18">ps &amp; qu’il seroit malaisé de nier</text:span><text:span text:style-name="T19"> </text:span><text:span text:style-name="T18">que l’Ame<text:line-break/>ne soit delicate dans vncorp</text:span><text:span text:style-name="T19">s</text:span><text:span text:style-name="T18"> delicat</text:span><text:span text:style-name="T19">l</text:span><text:span text:style-name="T18">Mais si cela se<text:line-break/></text:span><text:span text:style-name="T19">f</text:span><text:span text:style-name="T18">ait ainsi , il faut de necessité que Vous confessiez<text:line-break/>. que </text:span><text:span text:style-name="T19">s</text:span><text:span text:style-name="T18">Ame est mortelle, pource qu'</text:span><text:span text:style-name="T19">e</text:span><text:span text:style-name="T18">lle perd tant</text:span><text:span text:style-name="T19">.</text:span></text:p>
      <text:p text:style-name="P11"><text:bookmark-start text:name="bookmark38"/><text:span text:style-name="T112">fjo</text:span><text:span text:style-name="T113"> LE</text:span><text:span text:style-name="T112">ÎII</text:span><text:span text:style-name="T113">. LivRE D </text:span><text:span text:style-name="T112">E</text:span><text:span text:style-name="T113"> L v </text:span><text:span text:style-name="T112">e</text:span><text:span text:style-name="T113"> R E </text:span><text:span text:style-name="T112">e</text:span><text:span text:style-name="T113"> </text:span><text:span text:style-name="T112">i</text:span><text:span text:style-name="T113">?</text:span><text:bookmark-end text:name="bookmark38"/></text:p>
      <text:p text:style-name="Texte_20_du_20_corps"><text:span text:style-name="T18">de degrez de vie &amp; de son premier sentiment </text:span><text:span text:style-name="T19">a<text:line-break/></text:span><text:span text:style-name="T18">mesure quelle change de membres</text:span><text:span text:style-name="T19">.</text:span></text:p>
      <text:p text:style-name="Texte_20_du_20_corps"><text:span text:style-name="T18">Gomment l’Ame pourra-t-elle atteindre auec<text:line-break/></text:span><text:span text:style-name="T19">*</text:span><text:span text:style-name="T18"> le corps à la </text:span><text:span text:style-name="T19">fl</text:span><text:span text:style-name="T18">eur de sage souhaitt</text:span><text:span text:style-name="T19">é</text:span><text:span text:style-name="T18">, si elle n’es</text:span><text:span text:style-name="T19">t</text:span><text:span text:style-name="T18"> sa<text:line-break/>compagne ins</text:span><text:span text:style-name="T19">é</text:span><text:span text:style-name="T18">parable dés sa premiere origine </text:span><text:span text:style-name="T19">?<text:line-break/></text:span><text:span text:style-name="T18">Que</text:span><text:span text:style-name="T19"> </text:span><text:span text:style-name="T18">veut dire qu</text:span><text:span text:style-name="T19">’</text:span><text:span text:style-name="T18">ell</text:span><text:span text:style-name="T19">e</text:span><text:span text:style-name="T18"> se retire des membres acca-<text:line-break/>blez</text:span><text:span text:style-name="T19"> </text:span><text:span text:style-name="T18">de vieillesse </text:span><text:span text:style-name="T19">î</text:span><text:span text:style-name="T18"> Apprehende-t-elle de demeure</text:span><text:span text:style-name="T19">r<text:line-break/></text:span><text:span text:style-name="T18">enfermée dans vn corps infect </text:span><text:span text:style-name="T19">î</text:span><text:span text:style-name="T18"> ou que la maison<text:line-break/>r</text:span><text:span text:style-name="T19">m</text:span><text:span text:style-name="T18">iiée par le temp</text:span><text:span text:style-name="T19">s</text:span><text:span text:style-name="T18">, ne vienne à l’accabler ? Il n’y<text:line-break/>a point de p</text:span><text:span text:style-name="T19">e</text:span><text:span text:style-name="T18">rils qui puissent menacer une nature<text:line-break/>immortelle</text:span><text:span text:style-name="T19">.</text:span></text:p>
      <text:p text:style-name="Texte_20_du_20_corps"><text:span text:style-name="T18">De dire aussi que les Ame</text:span><text:span text:style-name="T19">s</text:span><text:span text:style-name="T18"> </text:span><text:span text:style-name="T19">f</text:span><text:span text:style-name="T18">e tiennent toutes<text:line-break/></text:span><text:span text:style-name="T19">'</text:span><text:span text:style-name="T18">prestes pour se rencont er à</text:span><text:span text:style-name="T19"> </text:span><text:span text:style-name="T18">point-nommé aux<text:line-break/>accomplissements &amp; à la naissance des Animaux,<text:line-break/>&amp; que toutes immortelles comme elles sont</text:span><text:span text:style-name="T19">,</text:span><text:span text:style-name="T18"> elles<text:line-break/>s'arrestent en nombre innombrable a prendre<text:line-break/></text:span><text:span text:style-name="T19">^</text:span><text:span text:style-name="T18">ard</text:span><text:span text:style-name="T19">e</text:span><text:span text:style-name="T18"> à la formation des mortels</text:span><text:span text:style-name="T19"> </text:span><text:span text:style-name="T18">,&amp;</text:span><text:span text:style-name="T19"> </text:span><text:span text:style-name="T18">se disputent<text:line-break/>a qui sera la premiere &amp; la victorieuse , à s’insinuer<text:line-break/>dan</text:span><text:span text:style-name="T19">slen</text:span><text:span text:style-name="T18">ouueau corps, s</text:span><text:span text:style-name="T19">id</text:span><text:span text:style-name="T18">auantur</text:span><text:span text:style-name="T19">ei</text:span><text:span text:style-name="T18">l n</text:span><text:span text:style-name="T19">’</text:span><text:span text:style-name="T18">y a point<text:line-break/>vn accord si bien fait entr'dles pour empes</text:span><text:span text:style-name="T19">e</text:span><text:span text:style-name="T18">her<text:line-break/>toute sorte de dispute</text:span><text:span text:style-name="T19">s</text:span><text:span text:style-name="T18">, que la premiere accouru</text:span><text:span text:style-name="T19">e<text:line-break/></text:span><text:span text:style-name="T18">en volant soit aussi logée la premiere</text:span><text:span text:style-name="T19">.</text:span></text:p>
      <text:p text:style-name="Texte_20_du_20_corps"><text:span text:style-name="T18">Enfin,</text:span><text:span text:style-name="T19">c</text:span><text:span text:style-name="T18">omme Un Arbr</text:span><text:span text:style-name="T19">e</text:span><text:span text:style-name="T18"> ne vient point dans</text:span><text:span text:style-name="T19"> </text:span><text:span text:style-name="T18">la<text:line-break/>. seconde region de l’air , comme les nuages ne<text:line-break/>s</text:span><text:span text:style-name="T19">’</text:span><text:span text:style-name="T18">arrestent point dans la me</text:span><text:span text:style-name="T19">r</text:span><text:span text:style-name="T18">, comme les Poissons<text:line-break/>ne peuuent viure sur la terr</text:span><text:span text:style-name="T19">e</text:span><text:span text:style-name="T18">, comme il </text:span><text:span text:style-name="T21">n</text:span><text:span text:style-name="T20">’</text:span><text:span text:style-name="T21">y</text:span><text:span text:style-name="T18"> a point<text:line-break/>de sang dans le bois , ny de sé</text:span><text:span text:style-name="T19">u</text:span><text:span text:style-name="T18">e dans les rochers,<text:line-break/>&amp; qu’il y a vn lieu certain </text:span><text:span text:style-name="T19">&amp;</text:span><text:span text:style-name="T18"> bien disposé pou</text:span><text:span text:style-name="T19">f<text:line-break/></text:span><text:span text:style-name="T18">chaque chos</text:span><text:span text:style-name="T19">e</text:span><text:span text:style-name="T18">, afin qu</text:span><text:span text:style-name="T19">’</text:span><text:span text:style-name="T18">elle y croiss</text:span><text:span text:style-name="T19">e</text:span><text:span text:style-name="T18">, &amp; qu</text:span><text:span text:style-name="T19">’</text:span><text:span text:style-name="T18">elle </text:span><text:span text:style-name="T21">s</text:span><text:span text:style-name="T20">’</text:span><text:span text:style-name="T21">y<text:line-break/></text:span><text:span text:style-name="T18">atteste </text:span><text:span text:style-name="T19">,</text:span><text:span text:style-name="T18"> ainsi la nature de l’Am</text:span><text:span text:style-name="T19">en</text:span><text:span text:style-name="T18">e peut subsister<text:line-break/>feule </text:span><text:span text:style-name="T19">fa</text:span><text:span text:style-name="T18">ns le Corp</text:span><text:span text:style-name="T19">s,</text:span><text:span text:style-name="T18"> ny se tenir éloignée des nerfs<text:line-break/></text:span><text:span text:style-name="T19">&amp;</text:span><text:span text:style-name="T18"> du sang</text:span><text:span text:style-name="T19">.</text:span><text:span text:style-name="T18"> Car si elle le pouuoi</text:span><text:span text:style-name="T19">t</text:span><text:span text:style-name="T18">, l'Esprit seroit<text:line-break/>bien plûtost à la test</text:span><text:span text:style-name="T19">e</text:span><text:span text:style-name="T18">, ou aux épaule</text:span><text:span text:style-name="T19">s,</text:span><text:span text:style-name="T18"> ou à la<text:line-break/>plante des pieds, ou à la partie d</text:span><text:span text:style-name="T19">’o</text:span><text:span text:style-name="T18">ù elle auroi</text:span><text:span text:style-name="T19">'u</text:span></text:p>
      <text:p text:style-name="P11"><text:span text:style-name="T18">L E III. L I v R E D </text:span><text:span text:style-name="T19">E</text:span><text:span text:style-name="T18"> L V c R </text:span><text:span text:style-name="T19">E</text:span><text:span text:style-name="T18"> C E. </text:span><text:span text:style-name="T19">Ï</text:span><text:span text:style-name="T18">3r<text:line-break/>. accoustumé de prendre son origine , &amp; demeure</text:span><text:span text:style-name="T19">-<text:line-break/></text:span><text:span text:style-name="T18">roit finalement dans le mesme homme , comme<text:line-break/>dans vn mesm</text:span><text:span text:style-name="T19">e</text:span><text:span text:style-name="T18"> vaiss</text:span><text:span text:style-name="T19">e</text:span><text:span text:style-name="T18">au : mais pource qu</text:span><text:span text:style-name="T19">’</text:span><text:span text:style-name="T18">il est<text:line-break/>certain que dans nostre corps il y a des lieux<text:line-break/>disposez lepai</text:span><text:span text:style-name="T19">é</text:span><text:span text:style-name="T18">ment pour le </text:span><text:span text:style-name="T19">sejour</text:span><text:span text:style-name="T18"> de l’</text:span><text:span text:style-name="T19">Ame</text:span><text:span text:style-name="T18"> &amp; de<text:line-break/></text:span><text:span text:style-name="T19">l’</text:span><text:span text:style-name="T18">Espri</text:span><text:span text:style-name="T19">t</text:span><text:span text:style-name="T18">, d'autant plus aussi faut-il nier que l'un<text:line-break/>&amp; l'autre puissent es</text:span><text:span text:style-name="T19">t</text:span><text:span text:style-name="T18">re engendre</text:span><text:span text:style-name="T19">z</text:span><text:span text:style-name="T18">, &amp; demeurer<text:line-break/>autre part que</text:span><text:span text:style-name="T19"> </text:span><text:span text:style-name="T18">dans le corps</text:span><text:span text:style-name="T19">.</text:span><text:span text:style-name="T18"> De là vient que le<text:line-break/>corps ne peut perir , qu’sl ne faille auoü</text:span><text:span text:style-name="T19">e</text:span><text:span text:style-name="T18">r en<text:line-break/>mesme temps que l’Ame petit également quand<text:line-break/>elle en est séparée</text:span><text:span text:style-name="T19">.</text:span><text:span text:style-name="T18"> Et de fait ,c est manquer de<text:line-break/>jugement </text:span><text:span text:style-name="T19">,</text:span><text:span text:style-name="T18"> de ioindre vne chose mortelle a quel-<text:line-break/>qu'une qui io</text:span><text:span text:style-name="T19">’</text:span><text:span text:style-name="T18">uisse de l’immorta</text:span><text:span text:style-name="T19">l</text:span><text:span text:style-name="T18">ité , &amp; penser<text:line-break/>qu’elles conspirent, &amp;</text:span><text:span text:style-name="T19"> </text:span><text:span text:style-name="T18">concourent mutuellement<text:line-break/>à faire des actions communes: car que peut on<text:line-break/>s’imaginer de plus d</text:span><text:span text:style-name="T19">i</text:span><text:span text:style-name="T18">fferent ou</text:span><text:span text:style-name="T19"> </text:span><text:span text:style-name="T18">de plu</text:span><text:span text:style-name="T19">sf</text:span><text:span text:style-name="T18">eparé, </text:span><text:span text:style-name="T19">&amp;<text:line-break/></text:span><text:span text:style-name="T18">de plus contraire </text:span><text:span text:style-name="T19">,</text:span><text:span text:style-name="T18"> que ce qui est mortel , soit<text:line-break/>joint à ce qui est perdurable &amp; immortel , pour<text:line-break/>supporter en </text:span><text:span text:style-name="T19">T</text:span><text:span text:style-name="T18">e</text:span><text:span text:style-name="T19">si</text:span><text:span text:style-name="T18">n</text:span><text:span text:style-name="T19">c</text:span><text:span text:style-name="T18"> compagnie des tempeste</text:span><text:span text:style-name="T19">s<text:line-break/></text:span><text:span text:style-name="T18">cruelles</text:span><text:span text:style-name="T19"> î</text:span></text:p>
      <text:p text:style-name="Texte_20_du_20_corps"><text:span text:style-name="T18">Toutes les . hos</text:span><text:span text:style-name="T19">e</text:span><text:span text:style-name="T18">s qui </text:span><text:span text:style-name="T19">f</text:span><text:span text:style-name="T18">ont eternelle</text:span><text:span text:style-name="T19">s</text:span><text:span text:style-name="T18">, ou elles<text:line-break/>le</text:span><text:span text:style-name="T19"> </text:span><text:span text:style-name="T18">font pource q</text:span><text:span text:style-name="T19">i </text:span><text:span text:style-name="T18">lestant doüées d'un corps </text:span><text:span text:style-name="T19">f</text:span><text:span text:style-name="T18">olide<text:line-break/>elles peuuent repousser les coups </text:span><text:span text:style-name="T19">,</text:span><text:span text:style-name="T18"> &amp; demeurer<text:line-break/>imp</text:span><text:span text:style-name="T19">c</text:span><text:span text:style-name="T18">netrables contre les atteintes de quo</text:span><text:span text:style-name="T19">y</text:span><text:span text:style-name="T18"> q</text:span><text:span text:style-name="T19">u</text:span><text:span text:style-name="T18">e<text:line-break/>ce s</text:span><text:span text:style-name="T19">o</text:span><text:span text:style-name="T18">it qui fu</text:span><text:span text:style-name="T19">it</text:span><text:span text:style-name="T18"> capable de </text:span><text:span text:style-name="T19">f</text:span><text:span text:style-name="T18">e</text:span><text:span text:style-name="T19">p</text:span><text:span text:style-name="T18">a</text:span><text:span text:style-name="T19">r</text:span><text:span text:style-name="T18">er les parties étroi-<text:line-break/>tement liées par dedan</text:span><text:span text:style-name="T19">s</text:span><text:span text:style-name="T18">, tels que font les corps de<text:line-break/>la Matière</text:span><text:span text:style-name="T19">,</text:span><text:span text:style-name="T18"> dont nou</text:span><text:span text:style-name="T19">sa</text:span><text:span text:style-name="T18">uon</text:span><text:span text:style-name="T19">sc</text:span><text:span text:style-name="T18">y deuant parle: ou<text:line-break/>il faut qu’elles puissent durer tousiour</text:span><text:span text:style-name="T19">s</text:span><text:span text:style-name="T18">, estant in</text:span><text:span text:style-name="T19">-<text:line-break/></text:span><text:span text:style-name="T18">capables de receu</text:span><text:span text:style-name="T19">o</text:span><text:span text:style-name="T18">ir des impressions comme le<text:line-break/>vuid</text:span><text:span text:style-name="T19">e</text:span><text:span text:style-name="T18">, q</text:span><text:span text:style-name="T19">u</text:span><text:span text:style-name="T18">i demeure </text:span><text:span text:style-name="T19">f</text:span><text:span text:style-name="T18">ans estre touch</text:span><text:span text:style-name="T19">é,</text:span><text:span text:style-name="T18"> &amp; ne peut<text:line-break/>es</text:span><text:span text:style-name="T19">t</text:span><text:span text:style-name="T18">re aucunement bl</text:span><text:span text:style-name="T19">es</text:span><text:span text:style-name="T18">sé : ou parce qu’il n’y a point<text:line-break/>d</text:span><text:span text:style-name="T19">e</text:span><text:span text:style-name="T18"> lieu autour d</text:span><text:span text:style-name="T19">’</text:span><text:span text:style-name="T18">elle</text:span><text:span text:style-name="T19">s</text:span><text:span text:style-name="T18">, ou elles </text:span><text:span text:style-name="T19">f</text:span><text:span text:style-name="T18">e pussent ret</text:span><text:span text:style-name="T19">i</text:span><text:span text:style-name="T18">r</text:span><text:span text:style-name="T19">e</text:span><text:span text:style-name="T18">r </text:span><text:span text:style-name="T19">&amp;<text:line-break/>s</text:span><text:span text:style-name="T18">e dissoudr</text:span><text:span text:style-name="T19">e</text:span><text:span text:style-name="T18">, comme la masse vniu</text:span><text:span text:style-name="T19">e</text:span><text:span text:style-name="T18">r</text:span><text:span text:style-name="T19">f</text:span><text:span text:style-name="T18">elle qui est<text:line-break/>eternelle</text:span><text:span text:style-name="T19"> </text:span><text:span text:style-name="T18">,&amp; hors laquelle, il n</text:span><text:span text:style-name="T19">’</text:span><text:span text:style-name="T18">y a point de lie</text:span><text:span text:style-name="T19">d</text:span></text:p>
      <text:p text:style-name="P11"><text:bookmark-start text:name="bookmark40"/><text:span text:style-name="T86">J</text:span><text:span text:style-name="T87">3</text:span><text:span text:style-name="T86">2</text:span><text:span text:style-name="T87"> </text:span><text:span text:style-name="T86">L</text:span><text:span text:style-name="T84"> E III</text:span><text:span text:style-name="T85">.</text:span><text:span text:style-name="T84"> L</text:span><text:span text:style-name="T85">I</text:span><text:span text:style-name="T84">vRE </text:span><text:span text:style-name="T85">DE</text:span><text:span text:style-name="T84"> L</text:span><text:span text:style-name="T85">vCRE</text:span><text:span text:style-name="T84">c</text:span><text:span text:style-name="T85">R.</text:span><text:bookmark-end text:name="bookmark40"/></text:p>
      <text:p text:style-name="Texte_20_du_20_corps"><text:span text:style-name="T18">o</text:span><text:span text:style-name="T19">u</text:span><text:span text:style-name="T18"> elle puisse fui</text:span><text:span text:style-name="T19">r</text:span><text:span text:style-name="T18"> , </text:span><text:span text:style-name="T19">n</text:span><text:span text:style-name="T18">y de corps qui venant &amp;<text:line-break/>tombant de dehors la puissent dissoudre par la ye-<text:line-break/>h</text:span><text:span text:style-name="T19">e</text:span><text:span text:style-name="T18">mence d’aucun coup</text:span><text:span text:style-name="T19">,</text:span><text:span text:style-name="T18"> or comme ie ray </text:span><text:span text:style-name="T19">e</text:span><text:span text:style-name="T18">nsei-<text:line-break/>gné , la nature de l’Esprit n</text:span><text:span text:style-name="T19">’</text:span><text:span text:style-name="T18">es</text:span><text:span text:style-name="T19">t</text:span><text:span text:style-name="T18"> point douée de<text:line-break/></text:span><text:span text:style-name="T99">S</text:span><text:span text:style-name="T18"> corps solid</text:span><text:span text:style-name="T19">e</text:span><text:span text:style-name="T18">, pource qu</text:span><text:span text:style-name="T19">’</text:span><text:span text:style-name="T18">il y a vn vuide me</text:span><text:span text:style-name="T19">sse</text:span><text:span text:style-name="T18"> en<text:line-break/>toutes choses </text:span><text:span text:style-name="T19">,</text:span><text:span text:style-name="T18"> ny il n'es</text:span><text:span text:style-name="T19">t</text:span><text:span text:style-name="T18"> point toutesfois de la<text:line-break/>nature du vuide </text:span><text:span text:style-name="T19">,</text:span><text:span text:style-name="T18">ny</text:span><text:span text:style-name="T19"> </text:span><text:span text:style-name="T18">il n</text:span><text:span text:style-name="T19">’y</text:span><text:span text:style-name="T18"> a</text:span><text:span text:style-name="T19"> </text:span><text:span text:style-name="T18">point faute de corps<text:line-break/>dans l’immensité de l’Vniuers qui puissent se sou-<text:line-break/>leue</text:span><text:span text:style-name="T19">r</text:span><text:span text:style-name="T18">, &amp; pa</text:span><text:span text:style-name="T19">t</text:span><text:span text:style-name="T18"> vn violent tourbillon , </text:span><text:span text:style-name="T19">a</text:span><text:span text:style-name="T18">bb</text:span><text:span text:style-name="T19">a</text:span><text:span text:style-name="T18">tre<text:line-break/>cette masse de l’esprit,</text:span><text:span text:style-name="T19">o</text:span><text:span text:style-name="T18">u luy apporter q</text:span><text:span text:style-name="T19">ue</text:span><text:span text:style-name="T18">lqu'autre<text:line-break/>calamité dangereuse , ny la nature du lieu , ny le<text:line-break/>grand espace du monde ne manquent point aussi<text:line-break/>pour faire que l’Ame</text:span><text:span text:style-name="T19"> s</text:span><text:span text:style-name="T18">’y puisse épandr</text:span><text:span text:style-name="T19">e</text:span><text:span text:style-name="T18">, ou mes<text:line-break/>m</text:span><text:span text:style-name="T19">e</text:span><text:span text:style-name="T18">s perir par quelque force qu</text:span><text:span text:style-name="T19">e</text:span><text:span text:style-name="T18"> ce soif</text:span><text:span text:style-name="T19">.</text:span><text:span text:style-name="T18"> La porte<text:line-break/>de la mort n’est donc point fermée à l’Esprit.</text:span></text:p>
      <text:p text:style-name="Texte_20_du_20_corps"><text:span text:style-name="T18">Que si </text:span><text:span text:style-name="T19">l'</text:span><text:span text:style-name="T18">A</text:span><text:span text:style-name="T19">rnc</text:span><text:span text:style-name="T18"> doit estre estimée d'autant plus<text:line-break/></text:span><text:span text:style-name="T19">r</text:span><text:span text:style-name="T18"> immortell</text:span><text:span text:style-name="T19">e</text:span><text:span text:style-name="T18">, ou pou</text:span><text:span text:style-name="T19">r</text:span><text:span text:style-name="T18">ce qu’dle est prémunie con</text:span><text:span text:style-name="T19">-<text:line-break/></text:span><text:span text:style-name="T18">s tre les atteintes mortelles , ou pource que ces<text:line-break/>atteintes ne sont pas tout à fait dénuées de salut,<text:line-break/>* ou pource que celles qui </text:span><text:span text:style-name="T19">s’en</text:span><text:span text:style-name="T18"> approchent en sont<text:line-break/>plustost repoussées , qu</text:span><text:span text:style-name="T19"> </text:span><text:span text:style-name="T18">elles ne font capables de<text:line-break/>nous nuire ; il n</text:span><text:span text:style-name="T19">’</text:span><text:span text:style-name="T18">y a rien de plus éloigné de </text:span><text:span text:style-name="T21">la<text:line-break/>raison.</text:span><text:span text:style-name="T18"> Car outre qu</text:span><text:span text:style-name="T19">e</text:span><text:span text:style-name="T18"> l’Am</text:span><text:span text:style-name="T19">c</text:span><text:span text:style-name="T18"> se ressent des mala-<text:line-break/>dles</text:span><text:span text:style-name="T19"> </text:span><text:span text:style-name="T18">du corps, il</text:span><text:span text:style-name="T19"> </text:span><text:span text:style-name="T18">luy arriue des pensées qui l’</text:span><text:span text:style-name="T19">a</text:span><text:span text:style-name="T18">n-<text:line-break/>harassent des choses futures ; elle est malade par<text:line-break/>la craint</text:span><text:span text:style-name="T19">e</text:span><text:span text:style-name="T18">, &amp; tourmentée pa</text:span><text:span text:style-name="T19">rl</text:span><text:span text:style-name="T18">es soucis </text:span><text:span text:style-name="T19">:</text:span><text:span text:style-name="T18"> &amp; les p</text:span><text:span text:style-name="T19">e-<text:line-break/></text:span><text:span text:style-name="T18">chez commis luy donnent vn remors cuisant</text:span><text:span text:style-name="T19">.<text:line-break/></text:span><text:span text:style-name="T18">Adjoustons-y la fureur propre de l’Esp</text:span><text:span text:style-name="T19">r</text:span><text:span text:style-name="T18">it , &amp; la<text:line-break/>perte de la memoir</text:span><text:span text:style-name="T19">e,</text:span><text:span text:style-name="T18"> sans y obm</text:span><text:span text:style-name="T19">e</text:span><text:span text:style-name="T18">ttr</text:span><text:span text:style-name="T19">e</text:span><text:span text:style-name="T18"> qu’dle est<text:line-break/>noyée dans les eaux sombres de la le</text:span><text:span text:style-name="T19">ra</text:span><text:span text:style-name="T18">rgie. La<text:line-break/>mort n’est donc rien à nostre égard , &amp; ne nous<text:line-break/>concerne nullement puisque la nature de </text:span><text:span text:style-name="T19">l’</text:span><text:span text:style-name="T18">Ame<text:line-break/>est mortelle</text:span><text:span text:style-name="T19">.</text:span></text:p>
      <text:p text:style-name="Texte_20_du_20_corps"><text:span text:style-name="T18">Comme au temps passé nous ne sentions point </text:span><text:span text:style-name="T19">:</text:span></text:p>
      <text:p text:style-name="P11"><text:span text:style-name="T24">L E III</text:span><text:span text:style-name="T25">.</text:span><text:span text:style-name="T24"> L</text:span><text:span text:style-name="T25">I</text:span><text:span text:style-name="T24">vR</text:span><text:span text:style-name="T25">E</text:span><text:span text:style-name="T24"> DE LVCR</text:span><text:span text:style-name="T25">ECE</text:span><text:span text:style-name="T24">. </text:span><text:span text:style-name="T20">J33<text:line-break/></text:span><text:span text:style-name="T21">de</text:span><text:span text:style-name="T18"> mal tandis que les Cartaginois venant de tou-<text:line-break/>tes parts fondre sur nos Ancestres,</text:span><text:span text:style-name="T19">q</text:span><text:span text:style-name="T18">uand toutes<text:line-break/>les affaires estoient si troublées par les émotions<text:line-break/>de la gu</text:span><text:span text:style-name="T19">e</text:span><text:span text:style-name="T18">rr</text:span><text:span text:style-name="T19">e</text:span><text:span text:style-name="T18">,qu</text:span><text:span text:style-name="T19">e</text:span><text:span text:style-name="T18"> leur face donnoit de l’horreu</text:span><text:span text:style-name="T19">r</text:span><text:span text:style-name="T18">, &amp;<text:line-break/></text:span><text:span text:style-name="T19">.</text:span><text:span text:style-name="T18"> que tous les hommes estoient en doute </text:span><text:span text:style-name="T19">,</text:span><text:span text:style-name="T18"> </text:span><text:span text:style-name="T19">f</text:span><text:span text:style-name="T18">ous le<text:line-break/>regne de quelle Nation ils deuoient tomber tant<text:line-break/>par terre que par mer. Ainsi lors que nous ne se-<text:line-break/>rons plus , apres la separation du Corps </text:span><text:span text:style-name="T19">&amp;</text:span><text:span text:style-name="T18"> de<text:line-break/>l’</text:span><text:span text:style-name="T19">-</text:span><text:span text:style-name="T18">Am</text:span><text:span text:style-name="T19">e</text:span><text:span text:style-name="T18">,</text:span><text:span text:style-name="T19">d</text:span><text:span text:style-name="T18">esquels nous sommes maintenant compo-<text:line-break/>sez, rien ne sera capable de nous approche</text:span><text:span text:style-name="T19">r</text:span><text:span text:style-name="T20">,</text:span><text:span text:style-name="T21"> ny</text:span><text:span text:style-name="T18"> d</text:span><text:span text:style-name="T19">e<text:line-break/></text:span><text:span text:style-name="T18">. toucher nostre sent</text:span><text:span text:style-name="T19">isoétjn</text:span><text:span text:style-name="T18">on pas m</text:span><text:span text:style-name="T19">e</text:span><text:span text:style-name="T18">smes sil</text:span><text:span text:style-name="T19">a</text:span><text:span text:style-name="T18"> terre<text:line-break/>se méloit </text:span><text:span text:style-name="T19">a</text:span><text:span text:style-name="T18">uec la Mer &amp; la Mer auec le Ciel.</text:span><text:span text:style-name="T19">Q</text:span><text:span text:style-name="T18">uand<text:line-break/></text:span><text:span text:style-name="T19">l</text:span><text:span text:style-name="T18">’Esprit &amp; 1 Aine </text:span><text:span text:style-name="T19">a</text:span><text:span text:style-name="T18">pres leur separation du corps<text:line-break/></text:span><text:span text:style-name="T19">fe</text:span><text:span text:style-name="T18">ntiroient quelque chose , </text:span><text:span text:style-name="T19">c</text:span><text:span text:style-name="T18">ela mesmes ne nous<text:line-break/>concerneioit point du tout , qui consistons en<text:line-break/>l'union étroite de l’Am</text:span><text:span text:style-name="T19">e</text:span><text:span text:style-name="T18">&amp; du Corps , non plus<text:line-break/>que si les âges s</text:span><text:span text:style-name="T19">u</text:span><text:span text:style-name="T18">iuans r</text:span><text:span text:style-name="T19">a</text:span><text:span text:style-name="T18">m</text:span><text:span text:style-name="T19">a</text:span><text:span text:style-name="T18">ssoient toute nostre<text:line-break/>matière </text:span><text:span text:style-name="T19">a</text:span><text:span text:style-name="T18">pres nostre mort , &amp; qu’i</text:span><text:span text:style-name="T19">l</text:span><text:span text:style-name="T18">s la pûssent<text:line-break/>restablir comme elle est maintenant</text:span><text:span text:style-name="T19">,</text:span><text:span text:style-name="T18"> </text:span><text:span text:style-name="T19">&amp;</text:span><text:span text:style-name="T18"> que de</text:span><text:span text:style-name="T19">-<text:line-break/></text:span><text:span text:style-name="T18">rechef on nou</text:span><text:span text:style-name="T19">sr</text:span><text:span text:style-name="T18">endist la lumiere de</text:span><text:span text:style-name="T19"> </text:span><text:span text:style-name="T18">la</text:span><text:span text:style-name="T19"> </text:span><text:span text:style-name="T18">vie ; rien<text:line-break/>de tout cela ne nous concerneroit nullemen</text:span><text:span text:style-name="T19">t</text:span><text:span text:style-name="T18">,<text:line-break/>l’</text:span><text:span text:style-name="T19">c</text:span><text:span text:style-name="T18">economi</text:span><text:span text:style-name="T19">ed</text:span><text:span text:style-name="T18">e nostre constitution ayant esté</text:span><text:span text:style-name="T19"> </text:span><text:span text:style-name="T18">vne<text:line-break/>. fois interrompue</text:span><text:span text:style-name="T19">’.</text:span><text:span text:style-name="T18"> Comme nulle chose ne nous<text:line-break/>touche de</text:span><text:span text:style-name="T19"> </text:span><text:span text:style-name="T18">ce que nous auons esté</text:span><text:span text:style-name="T19"> </text:span><text:span text:style-name="T18">autresfois ;</text:span><text:span text:style-name="T19"> </text:span><text:span text:style-name="T18">aussi<text:line-break/>ne nous tourmentons nous point pour ceux que<text:line-break/></text:span><text:span text:style-name="T19">Pa</text:span><text:span text:style-name="T18">ge s</text:span><text:span text:style-name="T19">u</text:span><text:span text:style-name="T18">i</text:span><text:span text:style-name="T19">u</text:span><text:span text:style-name="T18">ant donnera au iou</text:span><text:span text:style-name="T19">r</text:span><text:span text:style-name="T18"> de la </text:span><text:span text:style-name="T19">rn</text:span><text:span text:style-name="T18">atiere qu</text:span><text:span text:style-name="T19">e<text:line-break/></text:span><text:span text:style-name="T18">nous auons.</text:span></text:p>
      <text:p text:style-name="Texte_20_du_20_corps"><text:span text:style-name="T18">Quand vous regardez toute la durée du temps<text:line-break/>immense qui est passé</text:span><text:span text:style-name="T19"> ,</text:span><text:span text:style-name="T18">&amp; que v</text:span><text:span text:style-name="T19">o</text:span><text:span text:style-name="T18">us considérez en<text:line-break/>combien de manières les mo</text:span><text:span text:style-name="T19">uu</text:span><text:span text:style-name="T18">emens de la i</text:span><text:span text:style-name="T19">n</text:span><text:span text:style-name="T18">atie-<text:line-break/>re ont esté vari</text:span><text:span text:style-name="T19">e</text:span><text:span text:style-name="T18">z </text:span><text:span text:style-name="T19">»</text:span><text:span text:style-name="T18"> vous pourrez facilement</text:span><text:span text:style-name="T19">,</text:span><text:span text:style-name="T18"> </text:span><text:span text:style-name="T124">vous<text:line-break/></text:span><text:span text:style-name="T18">persuader que les </text:span><text:span text:style-name="T19">f</text:span><text:span text:style-name="T18">emences ont souuent este dispo</text:span><text:span text:style-name="T19">-<text:line-break/></text:span><text:span text:style-name="T18">sées dans le mesme ordre qu’elles sont auj</text:span><text:span text:style-name="T19">o</text:span><text:span text:style-name="T18">u</text:span><text:span text:style-name="T19">r</text:span><text:span text:style-name="T18">-<text:line-break/>d’</text:span><text:span text:style-name="T19">lu</text:span><text:span text:style-name="T18">i</text:span><text:span text:style-name="T19">y,</text:span><text:span text:style-name="T18"> sans que neantmoins il</text:span><text:span text:style-name="T19">.</text:span><text:span text:style-name="T18"> soit possible à l</text:span><text:span text:style-name="T19">'u</text:span><text:span text:style-name="T18">n</text:span><text:span text:style-name="T19">-</text:span></text:p>
      <text:p text:style-name="P11"><text:span text:style-name="T25">15</text:span><text:span text:style-name="T24">4 LE </text:span><text:span text:style-name="T25">H</text:span><text:span text:style-name="T24">T. </text:span><text:span text:style-name="T25">LrvRE</text:span><text:span text:style-name="T24"> DE L</text:span><text:span text:style-name="T25">UcREcE.<text:line-break/></text:span><text:span text:style-name="T18">tendement de </text:span><text:span text:style-name="T19">s’e</text:span><text:span text:style-name="T18">n souuenir : car vne interruption<text:line-break/>de la vie en a cotippé le fi</text:span><text:span text:style-name="T19">l</text:span><text:span text:style-name="T18">, &amp; tous les mouuemens<text:line-break/></text:span><text:span text:style-name="T19">E</text:span><text:span text:style-name="T18">e sont écartez bien loin des sens</text:span><text:span text:style-name="T19">.</text:span><text:span text:style-name="T18"> Il faut que celuy<text:line-break/>qui doit estr</text:span><text:span text:style-name="T19">e</text:span><text:span text:style-name="T18"> misérable se rencontre au temps<text:line-break/>qu</text:span><text:span text:style-name="T19">elam</text:span><text:span text:style-name="T18">isor</text:span><text:span text:style-name="T19">eluy</text:span><text:span text:style-name="T18"> peut arriu</text:span><text:span text:style-name="T19">e</text:span><text:span text:style-name="T18">r : mais pource que </text:span><text:span text:style-name="T24">la<text:line-break/></text:span><text:span text:style-name="T18">mort l</text:span><text:span text:style-name="T19">’eh</text:span><text:span text:style-name="T18"> déliur</text:span><text:span text:style-name="T19">e</text:span><text:span text:style-name="T18"> , &amp; qu</text:span><text:span text:style-name="T19">’</text:span><text:span text:style-name="T18">e</text:span><text:span text:style-name="T19">ll</text:span><text:span text:style-name="T18">e </text:span><text:span text:style-name="T19">c</text:span><text:span text:style-name="T18">mpesch</text:span><text:span text:style-name="T19">e</text:span><text:span text:style-name="T18"> que celuy-<text:line-break/></text:span><text:span text:style-name="T19">l</text:span><text:span text:style-name="T18">à ait autresfo</text:span><text:span text:style-name="T19">la</text:span><text:span text:style-name="T18"> est</text:span><text:span text:style-name="T19">é,</text:span><text:span text:style-name="T18"> sur qui s'assemblent les mes</text:span><text:span text:style-name="T19">-<text:line-break/></text:span><text:span text:style-name="T18">mes in</text:span><text:span text:style-name="T19">c</text:span><text:span text:style-name="T18">ommodi</text:span><text:span text:style-name="T19">t</text:span><text:span text:style-name="T18">ez </text:span><text:span text:style-name="T19">sa</text:span><text:span text:style-name="T18">ns lesquelles nous sommes,<text:line-break/>à présent, nous apprenons qu</text:span><text:span text:style-name="T19">’</text:span><text:span text:style-name="T18">il ne nous reste rien<text:line-break/></text:span><text:span text:style-name="T24">à </text:span><text:span text:style-name="T18">craindre en la mort: que </text:span><text:span text:style-name="T19">c</text:span><text:span text:style-name="T18">el</text:span><text:span text:style-name="T19">u</text:span><text:span text:style-name="T18">y-là ne peut estre<text:line-break/>miser</text:span><text:span text:style-name="T19">a</text:span><text:span text:style-name="T18">ble qui </text:span><text:span text:style-name="T19">jile</text:span><text:span text:style-name="T18">st plus , &amp; que celuy qui n’est<text:line-break/>iam</text:span><text:span text:style-name="T19">a</text:span><text:span text:style-name="T18">is n</text:span><text:span text:style-name="T19">a</text:span><text:span text:style-name="T18">y ne differe en rien de cel</text:span><text:span text:style-name="T19">u</text:span><text:span text:style-name="T18">y à qui la<text:line-break/>mort immortelle a osté la vi</text:span><text:span text:style-name="T19">e</text:span><text:span text:style-name="T18"> mortelle</text:span><text:span text:style-name="T19">.</text:span><text:span text:style-name="T18"> C’est<text:line-break/>pourq</text:span><text:span text:style-name="T19">u</text:span><text:span text:style-name="T18">oy quand vous verrez vn homme se </text:span><text:span text:style-name="T19">s</text:span><text:span text:style-name="T18">as</text:span><text:span text:style-name="T19">-<text:line-break/></text:span><text:span text:style-name="T18">cher de ce qu'ap</text:span><text:span text:style-name="T19">t</text:span><text:span text:style-name="T18">es sa mort son corps pourrira<text:line-break/>dans l</text:span><text:span text:style-name="T19">as</text:span><text:span text:style-name="T18">e</text:span><text:span text:style-name="T19">p</text:span><text:span text:style-name="T18">ulture, ou sera consumé par les </text:span><text:span text:style-name="T19">flà</text:span><text:span text:style-name="T18">m</text:span><text:span text:style-name="T19">e</text:span><text:span text:style-name="T18">s,<text:line-break/>ou deuor</text:span><text:span text:style-name="T19">ép</text:span><text:span text:style-name="T18">ar les bell</text:span><text:span text:style-name="T19">e</text:span><text:span text:style-name="T18">s ; </text:span><text:span text:style-name="T21">il</text:span><text:span text:style-name="T18"> faut </text:span><text:span text:style-name="T19">ic</text:span><text:span text:style-name="T18">auoir que cela<text:line-break/>ne vient pas d'une suggestion sincere,&amp; qu’il </text:span><text:span text:style-name="T24">a<text:line-break/></text:span><text:span text:style-name="T18">dans</text:span><text:span text:style-name="T19"> </text:span><text:span text:style-name="T18">le c</text:span><text:span text:style-name="T19">œu</text:span><text:span text:style-name="T18">r vn certain aiguillon aueugle , quoy<text:line-break/>qu’il nie de croire qu’</text:span><text:span text:style-name="T19">il</text:span><text:span text:style-name="T18"> doiue demeurer aucun<text:line-break/>s</text:span><text:span text:style-name="T19">e</text:span><text:span text:style-name="T18">ntiment apres la mort </text:span><text:span text:style-name="T19">:</text:span><text:span text:style-name="T18"> car ie ne p</text:span><text:span text:style-name="T19">e</text:span><text:span text:style-name="T18">nf</text:span><text:span text:style-name="T19">e</text:span><text:span text:style-name="T18"> pas qu’il<text:line-break/>donne ce qu’il promet affirmatiuement</text:span><text:span text:style-name="T19">,</text:span><text:span text:style-name="T18"> ny qu’il<text:line-break/>s'arrache luy-mesme de la vie , &amp; qu’il s’en chas</text:span><text:span text:style-name="T19">-<text:line-break/>f</text:span><text:span text:style-name="T18">e dehors </text:span><text:span text:style-name="T19">:</text:span><text:span text:style-name="T18"> mais il se forge quelque chose de soy,<text:line-break/>q</text:span><text:span text:style-name="T19">u</text:span><text:span text:style-name="T18">’il ne</text:span><text:span text:style-name="T19"> </text:span><text:span text:style-name="T18">s</text:span><text:span text:style-name="T19">c</text:span><text:span text:style-name="T18">ait point apres le trépas :&amp; tout hom</text:span><text:span text:style-name="T19">-<text:line-break/></text:span><text:span text:style-name="T18">me viuant qui se repr</text:span><text:span text:style-name="T19">e</text:span><text:span text:style-name="T18">sente que les oyseaux &amp; les<text:line-break/>belles le déchireront apr</text:span><text:span text:style-name="T19">e</text:span><text:span text:style-name="T18">s sa mor</text:span><text:span text:style-name="T19">t</text:span><text:span text:style-name="T18">, a pitié de soy</text:span><text:span text:style-name="T19">-<text:line-break/></text:span><text:span text:style-name="T18">melm</text:span><text:span text:style-name="T19">c</text:span><text:span text:style-name="T18"> , &amp;n</text:span><text:span text:style-name="T19">es</text:span><text:span text:style-name="T18">cauroi</text:span><text:span text:style-name="T19">tn</text:span><text:span text:style-name="T18">y s</text:span><text:span text:style-name="T19">ev</text:span><text:span text:style-name="T18">anger, ny éloigner<text:line-break/>les bestes de son corps exposé à </text:span><text:span text:style-name="T19">l</text:span><text:span text:style-name="T18">eur mercy</text:span><text:span text:style-name="T19">.</text:span><text:span text:style-name="T18"> Il se<text:line-break/>figure qu'il est d</text:span><text:span text:style-name="T19">e</text:span><text:span text:style-name="T18">s-</text:span><text:span text:style-name="T19">la</text:span><text:span text:style-name="T18"> en cet esta</text:span><text:span text:style-name="T19">tla</text:span><text:span text:style-name="T18"> ,&amp; par son<text:line-break/></text:span><text:span text:style-name="T19">f</text:span><text:span text:style-name="T18">entiment il se souille en la presence de soy</text:span><text:span text:style-name="T19">-<text:line-break/></text:span><text:span text:style-name="T18">inesm</text:span><text:span text:style-name="T19">e.</text:span><text:span text:style-name="T18"> De là, il s’indigne d</text:span><text:span text:style-name="T19">le</text:span><text:span text:style-name="T18">stie nay mortel </text:span><text:span text:style-name="T19">:</text:span><text:span text:style-name="T18"> &amp;<text:line-break/>ne reconnoist point si dans</text:span><text:span text:style-name="T19"> </text:span><text:span text:style-name="T18">la</text:span><text:span text:style-name="T19"> </text:span><text:span text:style-name="T18">mort veritable</text:span><text:span text:style-name="T19">,</text:span><text:span text:style-name="T18">i</text:span><text:span text:style-name="T19">l<text:line-break/></text:span><text:span text:style-name="T20">n'y</text:span><text:span text:style-name="T18"> aura point d'autr</text:span><text:span text:style-name="T19">e</text:span><text:span text:style-name="T18"> soy-m</text:span><text:span text:style-name="T19">efi</text:span><text:span text:style-name="T18">nc qui puisses</text:span></text:p>
      <text:p text:style-name="P11"><text:bookmark-start text:name="bookmark42"/><text:span text:style-name="T84">L E III. </text:span><text:span text:style-name="T85">I.</text:span><text:span text:style-name="T84"> I v R </text:span><text:span text:style-name="T85">É</text:span><text:span text:style-name="T84"> D </text:span><text:span text:style-name="T85">E</text:span><text:span text:style-name="T84"> </text:span><text:span text:style-name="T85">I.</text:span><text:span text:style-name="T84"> V C R </text:span><text:span text:style-name="T85">Iî</text:span><text:span text:style-name="T84"> C E?<text:tab/></text:span><text:span text:style-name="T85">1</text:span><text:span text:style-name="T84">3</text:span><text:span text:style-name="T85">5</text:span><text:bookmark-end text:name="bookmark42"/></text:p>
      <text:p text:style-name="Texte_20_du_20_corps"><text:span text:style-name="T18">estant viuant, se plaindre mort,&amp; estant debout</text:span><text:span text:style-name="T19">,fe<text:line-break/></text:span><text:span text:style-name="T18">regarder gisant</text:span><text:span text:style-name="T19">,</text:span><text:span text:style-name="T18"> ny se </text:span><text:span text:style-name="T19">c</text:span><text:span text:style-name="T18">ondo</text:span><text:span text:style-name="T19">u</text:span><text:span text:style-name="T18">loi</text:span><text:span text:style-name="T19">rd’</text:span><text:span text:style-name="T18">estr</text:span><text:span text:style-name="T19">ed</text:span><text:span text:style-name="T18">échiré<text:line-break/>ou br</text:span><text:span text:style-name="T19">u</text:span><text:span text:style-name="T18">slé. Car si c</text:span><text:span text:style-name="T19">’</text:span><text:span text:style-name="T18">es</text:span><text:span text:style-name="T19">t</text:span><text:span text:style-name="T18"> vn</text:span><text:span text:style-name="T19"> </text:span><text:span text:style-name="T18">mal dans la</text:span><text:span text:style-name="T19"> </text:span><text:span text:style-name="T18">mort d’estre<text:line-break/>broyé entre les dents des belles sauuage</text:span><text:span text:style-name="T19">s</text:span><text:span text:style-name="T18">, </text:span><text:span text:style-name="T19">ie</text:span><text:span text:style-name="T18"> ne<text:line-break/>tro</text:span><text:span text:style-name="T19">uu</text:span><text:span text:style-name="T18">e point pourquoy il ne sera point aussi amer,<text:line-break/>soit d</text:span><text:span text:style-name="T19">le</text:span><text:span text:style-name="T18">stre grillé dans les flame</text:span><text:span text:style-name="T19">s</text:span><text:span text:style-name="T18">, soit dlestre suf</text:span><text:span text:style-name="T19">-<text:line-break/></text:span><text:span text:style-name="T18">foqué dans</text:span><text:span text:style-name="T19"> </text:span><text:span text:style-name="T18">le mie</text:span><text:span text:style-name="T19">l</text:span><text:span text:style-name="T18">, </text:span><text:span text:style-name="T124">ou</text:span><text:span text:style-name="T18"> dlestre gelé</text:span><text:span text:style-name="T19"> </text:span><text:span text:style-name="T18">par le froid, gi-<text:line-break/>faut sur le marbre d'un tombeau</text:span><text:span text:style-name="T19">,o</text:span><text:span text:style-name="T18">u d</text:span><text:span text:style-name="T19">'a</text:span><text:span text:style-name="T18">str</text:span><text:span text:style-name="T19">ea</text:span><text:span text:style-name="T18">cca-<text:line-break/>blé sous le poids de la terre</text:span><text:span text:style-name="T19">.</text:span></text:p>
      <text:p text:style-name="Texte_20_du_20_corps"><text:span text:style-name="T18">Mais alor</text:span><text:span text:style-name="T19">s</text:span><text:span text:style-name="T18">, à vostre compte vos</text:span><text:span text:style-name="T19">t</text:span><text:span text:style-name="T18">re famille ne<text:line-break/>vous receura point auec ioye. Vostre cher</text:span><text:span text:style-name="T19">e</text:span><text:span text:style-name="T18"> f</text:span><text:span text:style-name="T19">e</text:span><text:span text:style-name="T18">m-<text:line-break/>me</text:span><text:span text:style-name="T19">,</text:span><text:span text:style-name="T18"> ny vos enfans aimables ne viendront point<text:line-break/>au deuant de vou</text:span><text:span text:style-name="T19">s</text:span><text:span text:style-name="T18">, &amp; ne toucheront point vostre<text:line-break/>cœur par vne douceur secrette : vous ne pourrez<text:line-break/>estre vtile àvous-melme</text:span><text:span text:style-name="T19">s</text:span><text:span text:style-name="T18">, </text:span><text:span text:style-name="T19">ny</text:span><text:span text:style-name="T18"> aux vostre</text:span><text:span text:style-name="T19">s</text:span><text:span text:style-name="T18">, pa</text:span><text:span text:style-name="T19">t</text:span><text:span text:style-name="T18"> vos<text:line-break/>grandes actions</text:span><text:span text:style-name="T19">.</text:span><text:span text:style-name="T18"> Le pauure</text:span><text:span text:style-name="T19">t,</text:span><text:span text:style-name="T18"> dira-t-on </text:span><text:span text:style-name="T19">,</text:span><text:span text:style-name="T18"> le pau-<text:line-break/>ure</text:span><text:span text:style-name="T19">t</text:span><text:span text:style-name="T18">, vn seul </text:span><text:span text:style-name="T19">t</text:span><text:span text:style-name="T18">our mal heureux vous a enleué </text:span><text:span text:style-name="T19">à</text:span><text:span text:style-name="T18"> la<text:line-break/>fois toutes les delices de la v</text:span><text:span text:style-name="T19">ie</text:span><text:span text:style-name="T18">.Ils n'ajoi</text:span><text:span text:style-name="T19">i</text:span><text:span text:style-name="T18">tent point<text:line-break/>à cela ; mais aussi vous n’estes point touché du des</text:span><text:span text:style-name="T19">ir<text:line-break/></text:span><text:span text:style-name="T18">de toutes ces choses</text:span><text:span text:style-name="T19">.</text:span><text:span text:style-name="T18"> Que si les hommes corn-<text:line-break/></text:span><text:span text:style-name="T19">Fr</text:span><text:span text:style-name="T18">ennent bien cecy en leur entendemen</text:span><text:span text:style-name="T19">t</text:span><text:span text:style-name="T18">, &amp; que<text:line-break/>effet friiue leurs paroles ; qu’i</text:span><text:span text:style-name="T19">l</text:span><text:span text:style-name="T18">s se déliurent aussi<text:line-break/></text:span><text:span text:style-name="T19">d</text:span><text:span text:style-name="T18">'un grand so</text:span><text:span text:style-name="T19">u</text:span><text:span text:style-name="T18">c</text:span><text:span text:style-name="T19">y,</text:span><text:span text:style-name="T18"> </text:span><text:span text:style-name="T19">&amp;</text:span><text:span text:style-name="T18"> d'une crainte inutile</text:span><text:span text:style-name="T19">.</text:span><text:span text:style-name="T18"> Vous<text:line-break/>estes donc assoupi du sommeil de la mort , vous<text:line-break/>Ie serez encore aux s</text:span><text:span text:style-name="T19">i</text:span><text:span text:style-name="T18">ecles s</text:span><text:span text:style-name="T19">ui</text:span><text:span text:style-name="T18">uans p</text:span><text:span text:style-name="T19">nu</text:span><text:span text:style-name="T18">é de l'amer-<text:line-break/>t</text:span><text:span text:style-name="T19">u</text:span><text:span text:style-name="T18">me d</text:span><text:span text:style-name="T19">e</text:span><text:span text:style-name="T18"> toutes les douleurs</text:span><text:span text:style-name="T19">.</text:span><text:span text:style-name="T18"> Mais pour nous<text:line-break/>autres</text:span><text:span text:style-name="T19">j</text:span><text:span text:style-name="T18">nous v</text:span><text:span text:style-name="T19">e</text:span><text:span text:style-name="T18">rseros incessamment des larmes sur<text:line-break/>vos cendres</text:span><text:span text:style-name="T19">,</text:span><text:span text:style-name="T18">a</text:span><text:span text:style-name="T19">upr</text:span><text:span text:style-name="T18">és de vostr</text:span><text:span text:style-name="T19">es</text:span><text:span text:style-name="T18">e</text:span><text:span text:style-name="T19">pii</text:span><text:span text:style-name="T18">lchre funeste , &amp;<text:line-break/>nul iour n’arrachera de nostre </text:span><text:span text:style-name="T19">I</text:span><text:span text:style-name="T18">ei</text:span><text:span text:style-name="T19">n</text:span><text:span text:style-name="T18">, nostre </text:span><text:span text:style-name="T19">c</text:span><text:span text:style-name="T18">terne</text:span><text:span text:style-name="T19">l<text:line-break/></text:span><text:span text:style-name="T18">ennuy. </text:span><text:span text:style-name="T19">Il</text:span><text:span text:style-name="T18"> faut donc demander à cet homme,<text:line-break/>quel grand mal y a</text:span><text:span text:style-name="T19">-</text:span><text:span text:style-name="T18">t-i</text:span><text:span text:style-name="T19">l</text:span><text:span text:style-name="T18">, si la mort n</text:span><text:span text:style-name="T19">’</text:span><text:span text:style-name="T18">est rien qu'un<text:line-break/>retour au sommeil &amp; au repo</text:span><text:span text:style-name="T19">s</text:span><text:span text:style-name="T18">, &amp; comment on se<text:line-break/>. peut d</text:span><text:span text:style-name="T19">c</text:span><text:span text:style-name="T18">sseicher comme on a fait par vn deüil eter-<text:line-break/>ternel. Plusieurs font cela mes</text:span><text:span text:style-name="T19">me</text:span><text:span text:style-name="T18">s quand ils sont</text:span></text:p>
      <text:p text:style-name="P11"><text:bookmark-start text:name="bookmark44"/><text:span text:style-name="T86">8</text:span><text:span text:style-name="T87">3</text:span><text:span text:style-name="T86">6</text:span><text:span text:style-name="T87"> </text:span><text:span text:style-name="T125">Lb</text:span><text:span text:style-name="T84"> </text:span><text:span text:style-name="T85">lu.</text:span><text:span text:style-name="T84"> </text:span><text:span text:style-name="T85">L</text:span><text:span text:style-name="T84">IVRE D </text:span><text:span text:style-name="T86">E</text:span><text:span text:style-name="T84"> </text:span><text:span text:style-name="T85">I.</text:span><text:span text:style-name="T84">V</text:span><text:span text:style-name="T85">C </text:span><text:span text:style-name="T84">REC»?</text:span><text:bookmark-end text:name="bookmark44"/></text:p>
      <text:p text:style-name="Texte_20_du_20_corps"><text:span text:style-name="T18">à tabl</text:span><text:span text:style-name="T19">e</text:span><text:span text:style-name="T18">, </text:span><text:span text:style-name="T19">&amp;</text:span><text:span text:style-name="T18"> qu’ils tiennent le verre à la main en s</text:span><text:span text:style-name="T19">e<text:line-break/></text:span><text:span text:style-name="T18">couronnant le front De sorte qu’ils disent tout<text:line-break/>de bon ; c’est icy le fru</text:span><text:span text:style-name="T19">i</text:span><text:span text:style-name="T18">t de la vie </text:span><text:span text:style-name="T19">d</text:span><text:span text:style-name="T18">es pauures mor-<text:line-break/>tels,</text:span><text:span text:style-name="T19"> </text:span><text:span text:style-name="T18">lequel passe en bien peu de temps,</text:span><text:span text:style-name="T19"> </text:span><text:span text:style-name="T18">&amp;</text:span><text:span text:style-name="T19"> </text:span><text:span text:style-name="T18">ce qui<text:line-break/>arriue présentemen</text:span><text:span text:style-name="T19">t</text:span><text:span text:style-name="T18">, ne retournera iamais </text:span><text:span text:style-name="T19">:</text:span><text:span text:style-name="T18"> co</text:span><text:span text:style-name="T19">m-<text:line-break/></text:span><text:span text:style-name="T18">in</text:span><text:span text:style-name="T19">c</text:span><text:span text:style-name="T18"> si ces gens-là dans leur mort deu</text:span><text:span text:style-name="T19">c</text:span><text:span text:style-name="T18">noient si mal-<text:line-break/>heureux , que la soif les dûst brusle</text:span><text:span text:style-name="T19">r,</text:span><text:span text:style-name="T18"> ou que le<text:line-break/>desir leur dust demeurer de quelque chose que ce<text:line-break/></text:span><text:span text:style-name="T19">f</text:span><text:span text:style-name="T18">uss</text:span><text:span text:style-name="T19">e</text:span><text:span text:style-name="T18"> Car personne en </text:span><text:span text:style-name="T19">c</text:span><text:span text:style-name="T18">ét estât ne se cherche soy</text:span><text:span text:style-name="T19">-<text:line-break/></text:span><text:span text:style-name="T18">m</text:span><text:span text:style-name="T19">esi</text:span><text:span text:style-name="T18">ne , &amp; n'a plus de soin de sa propre vi</text:span><text:span text:style-name="T19">e</text:span><text:span text:style-name="T18">, tandis<text:line-break/>que l</text:span><text:span text:style-name="T19">’</text:span><text:span text:style-name="T18">Esprit &amp; le Corps sont assoupis dans le repos</text:span><text:span text:style-name="T19">.<text:line-break/></text:span><text:span text:style-name="T18">Car</text:span><text:span text:style-name="T19"> </text:span><text:span text:style-name="T18">nous n</text:span><text:span text:style-name="T19">le</text:span><text:span text:style-name="T18">mpeschons point</text:span><text:span text:style-name="T19"> </text:span><text:span text:style-name="T18">que cét assou</text:span><text:span text:style-name="T19">p</text:span><text:span text:style-name="T18">isse-<text:line-break/>ment ne soit </text:span><text:span text:style-name="T19">é</text:span><text:span text:style-name="T18">ternel , &amp; nul de</text:span><text:span text:style-name="T19">li</text:span><text:span text:style-name="T18">r de nous </text:span><text:span text:style-name="T19">m</text:span><text:span text:style-name="T18">esmes<text:line-break/>ne nous touche aucunement ; &amp; toutesfois les<text:line-break/>Principes dont nos</text:span><text:span text:style-name="T19">t</text:span><text:span text:style-name="T18">re Esprit est compos</text:span><text:span text:style-name="T19">e,</text:span><text:span text:style-name="T18"> ne sont<text:line-break/>pas bien fort éloignez des mouuemens sensitifs<text:line-break/>qui n’ont pas encore abandonné tout à fait nos<text:line-break/>membres</text:span><text:span text:style-name="T19">,</text:span><text:span text:style-name="T18"> &amp;</text:span><text:span text:style-name="T19"> </text:span><text:span text:style-name="T18">font</text:span><text:span text:style-name="T19"> </text:span><text:span text:style-name="T18">que </text:span><text:span text:style-name="T19">P</text:span><text:span text:style-name="T18">hom</text:span><text:span text:style-name="T19">rn</text:span><text:span text:style-name="T18">e endormy se r</text:span><text:span text:style-name="T19">c-<text:line-break/>«c</text:span><text:span text:style-name="T18">ille</text:span><text:span text:style-name="T19"> </text:span><text:span text:style-name="T18">luy</text:span><text:span text:style-name="T19">-</text:span><text:span text:style-name="T18">mesme. or</text:span><text:span text:style-name="T19"> </text:span><text:span text:style-name="T18">il</text:span><text:span text:style-name="T19"> </text:span><text:span text:style-name="T18">faut </text:span><text:span text:style-name="T19">c</text:span><text:span text:style-name="T18">roire que la tnort<text:line-break/>nous concerne encore moins que tout cela , si<text:line-break/>quelque chose peut estre moindre que ce que nous<text:line-break/>voyon</text:span><text:span text:style-name="T19">s</text:span><text:span text:style-name="T18">, qui n</text:span><text:span text:style-name="T19">’</text:span><text:span text:style-name="T18">est rien du tout. Car dans la mort</text:span><text:span text:style-name="T19">,<text:line-break/></text:span><text:span text:style-name="T18">il se fait vn</text:span><text:span text:style-name="T19">e</text:span><text:span text:style-name="T18"> bien plus grande dissipation de l</text:span><text:span text:style-name="T19">a<text:line-break/>rn</text:span><text:span text:style-name="T18">atiere qu'au sommei</text:span><text:span text:style-name="T19">l</text:span><text:span text:style-name="T18">, </text:span><text:span text:style-name="T19">&amp;</text:span><text:span text:style-name="T18"> iamais on n</text:span><text:span text:style-name="T19">’</text:span><text:span text:style-name="T18">en re</text:span><text:span text:style-name="T19">n</text:span><text:span text:style-name="T18">ient,<text:line-break/>quand vne fois est arriuée l</text:span><text:span text:style-name="T19">a</text:span><text:span text:style-name="T18"> froide cessation de<text:line-break/>la vie.</text:span></text:p>
      <text:p text:style-name="Texte_20_du_20_corps"><text:span text:style-name="T18">Enfin, si</text:span><text:span text:style-name="T19"> </text:span><text:span text:style-name="T18">la Nature pou</text:span><text:span text:style-name="T19">ssa</text:span><text:span text:style-name="T18">it brusquement cette<text:line-break/></text:span><text:span text:style-name="T19">'</text:span><text:span text:style-name="T18"> voi</text:span><text:span text:style-name="T19">x</text:span><text:span text:style-name="T18">, &amp; qu</text:span><text:span text:style-name="T19">’</text:span><text:span text:style-name="T18">elle fist ce reproche à quelqu'un de<text:line-break/>nous</text:span><text:span text:style-name="T19">,</text:span><text:span text:style-name="T18"> </text:span><text:span text:style-name="T19">om</text:span><text:span text:style-name="T18">orte</text:span><text:span text:style-name="T19">l</text:span><text:span text:style-name="T18">, pourquoy es</text:span><text:span text:style-name="T19">-</text:span><text:span text:style-name="T18">tu si facile </text:span><text:span text:style-name="T19">at</text:span><text:span text:style-name="T18">e per-<text:line-break/>mettre des regrets si cu</text:span><text:span text:style-name="T19">iso</text:span><text:span text:style-name="T18">ns</text:span><text:span text:style-name="T19">?</text:span><text:span text:style-name="T18"> Pourquoy te plains-<text:line-break/>tu de la mort </text:span><text:span text:style-name="T20">,</text:span><text:span text:style-name="T21"> </text:span><text:span text:style-name="T20">Sc</text:span><text:span text:style-name="T18"> pourquoy ple</text:span><text:span text:style-name="T19">u</text:span><text:span text:style-name="T18">res-tu ? Car si la<text:line-break/>vie passée t'a esté </text:span><text:span text:style-name="T19">a</text:span><text:span text:style-name="T18">greable , </text:span><text:span text:style-name="T19">&amp;</text:span><text:span text:style-name="T18"> si tant de com</text:span><text:span text:style-name="T19">rn</text:span><text:span text:style-name="T18">odi-<text:line-break/>tez de l</text:span><text:span text:style-name="T19">a</text:span><text:span text:style-name="T18"> vie ne se sont point écoulées, &amp; vaine</text:span><text:span text:style-name="T19">-<text:line-break/></text:span><text:span text:style-name="T18">ment perdue</text:span><text:span text:style-name="T19">s</text:span><text:span text:style-name="T18">, comme si elles auoient esté </text:span><text:span text:style-name="T19">i</text:span><text:span text:style-name="T18">ettées</text:span></text:p>
      <text:p text:style-name="P11"><text:span text:style-name="T24">LE II</text:span><text:span text:style-name="T25">I.</text:span><text:span text:style-name="T24"> </text:span><text:span text:style-name="T25">LïvRE</text:span><text:span text:style-name="T24"> </text:span><text:span text:style-name="T25">DE</text:span><text:span text:style-name="T24"> </text:span><text:span text:style-name="T25">LvCRîC</text:span><text:span text:style-name="T24">E. </text:span><text:span text:style-name="T25">157<text:line-break/></text:span><text:span text:style-name="T18">dans vn vase percé ; pourquoy ne te retires-<text:line-break/>tu point de la vie , comme du festin </text:span><text:span text:style-name="T19">,</text:span><text:span text:style-name="T18"> estant<text:line-break/>remply </text:span><text:span text:style-name="T19">?</text:span><text:span text:style-name="T18"> &amp; pourquoy, </text:span><text:span text:style-name="T19">o</text:span><text:span text:style-name="T18"> insensé , ne prens-tu<text:line-break/>pas auec vne ame égale la seur</text:span><text:span text:style-name="T19">e</text:span><text:span text:style-name="T18">té du repos ? Que<text:line-break/>si les choses dont tu as jo</text:span><text:span text:style-name="T19">ü</text:span><text:span text:style-name="T18">y sont per</text:span><text:span text:style-name="T19">le</text:span><text:span text:style-name="T18">s </text:span><text:span text:style-name="T19">,</text:span><text:span text:style-name="T18"> </text:span><text:span text:style-name="T24">sans<text:line-break/></text:span><text:span text:style-name="T18">quelles ayent pû te contenter , &amp; si la vie te<text:line-break/>semble fasche</text:span><text:span text:style-name="T19">uf</text:span><text:span text:style-name="T18">e , pourquoy cherches-tu à la<text:line-break/>prolonger ? Est-ce afin qu</text:span><text:span text:style-name="T19">’</text:span><text:span text:style-name="T18">elle périsse encore mal-<text:line-break/>heureusement </text:span><text:span text:style-name="T19">,</text:span><text:span text:style-name="T18"> &amp;</text:span><text:span text:style-name="T19"> </text:span><text:span text:style-name="T18">qu’</text:span><text:span text:style-name="T19">e</text:span><text:span text:style-name="T18">l</text:span><text:span text:style-name="T19">l</text:span><text:span text:style-name="T18">e soit accueillie de toute<text:line-break/></text:span><text:span text:style-name="T19">F</text:span><text:span text:style-name="T18">orte de di</text:span><text:span text:style-name="T19">l</text:span><text:span text:style-name="T18">grace </text:span><text:span text:style-name="T19">1</text:span><text:span text:style-name="T18"> Ne te vaudroit-il pas bien<text:line-break/>mieux acheuer tes iours &amp; tes peines </text:span><text:span text:style-name="T19">t</text:span><text:span text:style-name="T18"> 11 n</text:span><text:span text:style-name="T19">’y</text:span><text:span text:style-name="T18"> a plus<text:line-break/>rien dont ie me puisse au</text:span><text:span text:style-name="T19">sse</text:span><text:span text:style-name="T18">r , ny que ie puisse in</text:span><text:span text:style-name="T19">-<text:line-break/></text:span><text:span text:style-name="T18">uenter pour te plaire, toutes choses sont </text:span><text:span text:style-name="T19">t</text:span><text:span text:style-name="T18">ousiours<text:line-break/></text:span><text:span text:style-name="T25">s</text:span><text:span text:style-name="T24"> </text:span><text:span text:style-name="T18">les mesmes</text:span><text:span text:style-name="T19">.</text:span><text:span text:style-name="T18"> Si ton corps n</text:span><text:span text:style-name="T19">le</text:span><text:span text:style-name="T18">st point encore char</text:span><text:span text:style-name="T19">-<text:line-break/>*</text:span><text:span text:style-name="T18"> gé d'années , &amp; si tes membr</text:span><text:span text:style-name="T19">e</text:span><text:span text:style-name="T18">s ne sont point en-<text:line-break/>core langui</text:span><text:span text:style-name="T19">sso</text:span><text:span text:style-name="T18">ns </text:span><text:span text:style-name="T19">,</text:span><text:span text:style-name="T18"> tu verras neantmoins que<text:line-break/>toutes ces choses demeurent tousiours les mesines,<text:line-break/>quand en contin</text:span><text:span text:style-name="T19">u</text:span><text:span text:style-name="T18">ant de viure tu surmonterais<text:line-break/>la durée du plusieurs siecle</text:span><text:span text:style-name="T19">s</text:span><text:span text:style-name="T18">, ou plustost mes</text:span><text:span text:style-name="T19">in</text:span><text:span text:style-name="T18">es si<text:line-break/>tu ne deuois iamais mourir. Que respondrons-<text:line-break/>nous à cela , sinon qu</text:span><text:span text:style-name="T19">e</text:span><text:span text:style-name="T18"> la Nature intente vne<text:line-break/>action i</text:span><text:span text:style-name="T19">u</text:span><text:span text:style-name="T18">ste,&amp; qu’dle expose pa</text:span><text:span text:style-name="T19">t</text:span><text:span text:style-name="T18"> des paroles la<text:line-break/>v</text:span><text:span text:style-name="T19">e</text:span><text:span text:style-name="T18">nté de sa cause </text:span><text:span text:style-name="T20">i</text:span><text:span text:style-name="T18"> </text:span><text:span text:style-name="T99">(</text:span><text:span text:style-name="T18">Q</text:span><text:span text:style-name="T19">ue</text:span><text:span text:style-name="T18"> si quelqu'un surchargé de<text:line-break/>mi</text:span><text:span text:style-name="T19">so</text:span><text:span text:style-name="T18">re</text:span><text:span text:style-name="T19"> </text:span><text:span text:style-name="T18">se lamente, nest-</text:span><text:span text:style-name="T19">i</text:span><text:span text:style-name="T18">l pas digne que</text:span><text:span text:style-name="T19"> </text:span><text:span text:style-name="T18">la mes-<text:line-break/>me Nature le reprenne encore dauantage , &amp;<text:line-break/>ainsi à l’égard de ce Vieillard qui bien que<text:line-break/>chargé danné</text:span><text:span text:style-name="T19">e</text:span><text:span text:style-name="T18">s se plaint neantmoins qu’e</text:span><text:span text:style-name="T19">ll</text:span><text:span text:style-name="T18">e le<text:line-break/>tance d'une voi</text:span><text:span text:style-name="T19">x</text:span><text:span text:style-name="T18"> menaçante </text:span><text:span text:style-name="T19">1</text:span><text:span text:style-name="T18"> Essuy</text:span><text:span text:style-name="T19">é</text:span><text:span text:style-name="T18"> tes larmes,<text:line-break/>. </text:span><text:span text:style-name="T19">o</text:span><text:span text:style-name="T18"> homme insensé , &amp; cesse tes doleanc</text:span><text:span text:style-name="T19">es</text:span><text:span text:style-name="T18"> </text:span><text:span text:style-name="T19">;</text:span><text:span text:style-name="T18"> apres<text:line-break/>auoir ioüy de toutes les douceurs de la vie ,<text:line-break/>tu te dess</text:span><text:span text:style-name="T19">é</text:span><text:span text:style-name="T18">iches : mais pource que tu. souhaites<text:line-break/>tousiours ce qui est absent, tu méprise le pre-<text:line-break/>sent </text:span><text:span text:style-name="T19">:</text:span><text:span text:style-name="T18"> ta vie </text:span><text:span text:style-name="T19">r'e</text:span><text:span text:style-name="T18">st écoulée d'une course impat-<text:line-break/>faite , &amp; sans agreémen</text:span><text:span text:style-name="T19">t,</text:span><text:span text:style-name="T18"> &amp; la mort </text:span><text:span text:style-name="T19">s’e</text:span><text:span text:style-name="T18">s</text:span><text:span text:style-name="T19">t</text:span><text:span text:style-name="T18"> appro-</text:span></text:p>
      <text:p text:style-name="P11"><text:span text:style-name="T25">I3S</text:span><text:span text:style-name="T24"> L E III. L</text:span><text:span text:style-name="T25">I</text:span><text:span text:style-name="T24">vRE D </text:span><text:span text:style-name="T25">E</text:span><text:span text:style-name="T24"> L </text:span><text:span text:style-name="T25">v</text:span><text:span text:style-name="T24"> C R E C </text:span><text:span text:style-name="T25">E.<text:line-break/></text:span><text:span text:style-name="T18">chée de ta telle pour t</text:span><text:span text:style-name="T19">e</text:span><text:span text:style-name="T18"> faire </text:span><text:span text:style-name="T19">perir</text:span><text:span text:style-name="T18"> à l</text:span><text:span text:style-name="T19">'</text:span><text:span text:style-name="T18">he</text:span><text:span text:style-name="T19">ti</text:span><text:span text:style-name="T18">r</text:span><text:span text:style-name="T19">é<text:line-break/></text:span><text:span text:style-name="T18">que tu y pensois le moins , auan</text:span><text:span text:style-name="T19">r</text:span><text:span text:style-name="T18"> que tu fus</text:span><text:span text:style-name="T19">-<text:line-break/>s</text:span><text:span text:style-name="T18">es ass</text:span><text:span text:style-name="T19">o</text:span><text:span text:style-name="T18">uuy des </text:span><text:span text:style-name="T19">c</text:span><text:span text:style-name="T18">ommodit</text:span><text:span text:style-name="T19">e</text:span><text:span text:style-name="T18">z de la vie</text:span><text:span text:style-name="T19">.</text:span><text:span text:style-name="T18"> Main-.<text:line-break/>tenant</text:span><text:span text:style-name="T19">,</text:span><text:span text:style-name="T18"> quitte tout ce</text:span><text:span text:style-name="T19"> </text:span><text:span text:style-name="T18">qui n</text:span><text:span text:style-name="T19">’</text:span><text:span text:style-name="T18">es</text:span><text:span text:style-name="T19">t</text:span><text:span text:style-name="T18"> point desormai</text:span><text:span text:style-name="T19">sà<text:line-break/></text:span><text:span text:style-name="T18">toy , </text:span><text:span text:style-name="T19">&amp;</text:span><text:span text:style-name="T18"> permets franchement sans deshonorer<text:line-break/>ta generonté , que d'autres le possèdent : aussi<text:line-break/>bien est</text:span><text:span text:style-name="T19">-</text:span><text:span text:style-name="T18">ce vne necessit</text:span><text:span text:style-name="T19">é</text:span><text:span text:style-name="T18">, iln</text:span><text:span text:style-name="T19">'u</text:span><text:span text:style-name="T18"> a point de doute<text:line-break/>que la Nature n'agisse de droit contre to</text:span><text:span text:style-name="T19">y,</text:span><text:span text:style-name="T18"> quelle<text:line-break/>te reprenne </text:span><text:span text:style-name="T19">le</text:span><text:span text:style-name="T18">stement</text:span><text:span text:style-name="T19">,</text:span><text:span text:style-name="T18"> &amp; q</text:span><text:span text:style-name="T19">u</text:span><text:span text:style-name="T18">’elle te donne de<text:line-break/>la peine La vieillesse chassée est contrainte to</text:span><text:span text:style-name="T19">u</text:span><text:span text:style-name="T18">-<text:line-break/>siours de courir a la nou</text:span><text:span text:style-name="T19">u</text:span><text:span text:style-name="T18">eauté.Vne chose se repare<text:line-break/>n</text:span><text:span text:style-name="T19">e</text:span><text:span text:style-name="T18">cessairement par vne autre </text:span><text:span text:style-name="T20">,</text:span><text:span text:style-name="T21"> </text:span><text:span text:style-name="T20">ôc</text:span><text:span text:style-name="T18"> rien ne tombe<text:line-break/></text:span><text:span text:style-name="T19">c</text:span><text:span text:style-name="T18">ntierement dans l'</text:span><text:span text:style-name="T19">a</text:span><text:span text:style-name="T18">bysine , ny</text:span><text:span text:style-name="T19"> </text:span><text:span text:style-name="T18">dans</text:span><text:span text:style-name="T19"> </text:span><text:span text:style-name="T18">le sombre<text:line-break/>neant</text:span><text:span text:style-name="T19">.</text:span><text:span text:style-name="T18"> La posterité a besoin de la matiere pour<text:line-break/>croistre , &amp; pour se multiplier </text:span><text:span text:style-name="T19">,</text:span><text:span text:style-name="T18"> laquelle neant</text:span><text:span text:style-name="T19">-<text:line-break/></text:span><text:span text:style-name="T18">moins t</text:span><text:span text:style-name="T19">es</text:span><text:span text:style-name="T18">uiura , ayant ac</text:span><text:span text:style-name="T19">c</text:span><text:span text:style-name="T18">omply la durée de<text:line-break/></text:span><text:span text:style-name="T19">F</text:span><text:span text:style-name="T18">a vie</text:span><text:span text:style-name="T19">.</text:span><text:span text:style-name="T18"> Ce</text:span><text:span text:style-name="T19"> </text:span><text:span text:style-name="T18">qui est à press</text:span><text:span text:style-name="T19">a</text:span><text:span text:style-name="T18">nt &amp; ce qui viendra,<text:line-break/>tombera également comme ce qui nous a </text:span><text:span text:style-name="T19">n</text:span><text:span text:style-name="T18">re</text:span><text:span text:style-name="T19">c</text:span><text:span text:style-name="T18">edé.<text:line-break/>Ainsi vne chose ne manquera iamais de tire</text:span><text:span text:style-name="T19">t</text:span><text:span text:style-name="T18"> son<text:line-break/>origine d'une autr</text:span><text:span text:style-name="T19">e,</text:span><text:span text:style-name="T18"> &amp; la vie n’est point donnée<text:line-break/>en propre à p</text:span><text:span text:style-name="T19">e</text:span><text:span text:style-name="T18">rsonne du mond</text:span><text:span text:style-name="T19">e,</text:span><text:span text:style-name="T18"> mais à tous en<text:line-break/>vsag</text:span><text:span text:style-name="T19">e</text:span><text:span text:style-name="T18"> feulement</text:span><text:span text:style-name="T19">.</text:span></text:p>
      <text:p text:style-name="Texte_20_du_20_corps"><text:span text:style-name="T18">Regarde aussi comme l</text:span><text:span text:style-name="T19">le</text:span><text:span text:style-name="T18">terne</text:span><text:span text:style-name="T19">l</text:span><text:span text:style-name="T18">l</text:span><text:span text:style-name="T19">c</text:span><text:span text:style-name="T18"> durée du<text:line-break/>temps deuant que nous </text:span><text:span text:style-name="T19">f</text:span><text:span text:style-name="T18">uss</text:span><text:span text:style-name="T19">i</text:span><text:span text:style-name="T18">ons nai</text:span><text:span text:style-name="T19">s</text:span><text:span text:style-name="T18">, ne nous con</text:span><text:span text:style-name="T19">-<text:line-break/></text:span><text:span text:style-name="T18">cerne point du tout ; la Nature nous la représente<text:line-break/>Comme vn Miroir des siecles qui viendront apres<text:line-break/>nostre mort. Nous ap</text:span><text:span text:style-name="T19">p</text:span><text:span text:style-name="T18">aroist</text:span><text:span text:style-name="T19">-</text:span><text:span text:style-name="T18">il quelque chose<text:line-break/>d’hornble en cette longue suite du temps passe </text:span><text:span text:style-name="T19">1</text:span><text:span text:style-name="T18"> Y<text:line-break/>voyons</text:span><text:span text:style-name="T19">-</text:span><text:span text:style-name="T18">nous quelque chose d'a</text:span><text:span text:style-name="T19">ffr</text:span><text:span text:style-name="T18">eux </text:span><text:span text:style-name="T19">?</text:span><text:span text:style-name="T18"> Ne</text:span><text:span text:style-name="T19">st</text:span><text:span text:style-name="T18">-elle </text:span><text:span text:style-name="T19">;<text:line-break/></text:span><text:span text:style-name="T18">pas plus se</text:span><text:span text:style-name="T19">u</text:span><text:span text:style-name="T18">re </text:span><text:span text:style-name="T19">&amp;</text:span><text:span text:style-name="T18"> plus </text:span><text:span text:style-name="T19">.</text:span><text:span text:style-name="T18">tranq</text:span><text:span text:style-name="T19">ui</text:span><text:span text:style-name="T18">lle que toute sorte de<text:line-break/>sommeil </text:span><text:span text:style-name="T19">?</text:span><text:span text:style-name="T18"> Et de fait </text:span><text:span text:style-name="T21">s</text:span><text:span text:style-name="T18"> toutes les choses que l</text:span><text:span text:style-name="T19">’o</text:span><text:span text:style-name="T18">n a<text:line-break/>contées de l</text:span><text:span text:style-name="T19">’lm</text:span><text:span text:style-name="T18">fe</text:span><text:span text:style-name="T19">r,</text:span><text:span text:style-name="T18"> nous appa</text:span><text:span text:style-name="T19">r</text:span><text:span text:style-name="T18">tiennent feulement<text:line-break/>en cette vie</text:span><text:span text:style-name="T19">.</text:span><text:span text:style-name="T18"> Ny le misérable Tantale n</text:span><text:span text:style-name="T19">e</text:span><text:span text:style-name="T18">st</text:span><text:span text:style-name="T19"> </text:span><text:span text:style-name="T18">point<text:line-break/></text:span><text:span text:style-name="T19">e</text:span><text:span text:style-name="T18">ff</text:span><text:span text:style-name="T19">r</text:span><text:span text:style-name="T18">oy</text:span><text:span text:style-name="T19">é</text:span><text:span text:style-name="T18">, comme o</text:span><text:span text:style-name="T19">n </text:span><text:span text:style-name="T18">di</text:span><text:span text:style-name="T19">t,</text:span><text:span text:style-name="T18"> pat vne crainte value du</text:span></text:p>
      <text:p text:style-name="P11"><text:span text:style-name="T25">t</text:span><text:span text:style-name="T24"> </text:span><text:span text:style-name="T25">E</text:span><text:span text:style-name="T24"> III. t</text:span><text:span text:style-name="T25">ivRE</text:span><text:span text:style-name="T24"> </text:span><text:span text:style-name="T25">D</text:span><text:span text:style-name="T24"> </text:span><text:span text:style-name="T25">E</text:span><text:span text:style-name="T24"> L</text:span><text:span text:style-name="T25">v</text:span><text:span text:style-name="T24">C </text:span><text:span text:style-name="T25">R</text:span><text:span text:style-name="T24"> </text:span><text:span text:style-name="T25">EcE;</text:span><text:span text:style-name="T24"> </text:span><text:span text:style-name="T19">139<text:line-break/>^</text:span><text:span text:style-name="T18">r</text:span><text:span text:style-name="T19">an</text:span><text:span text:style-name="T18">d rocher qui pend en l'</text:span><text:span text:style-name="T19">a</text:span><text:span text:style-name="T18">ir su</text:span><text:span text:style-name="T19">r</text:span><text:span text:style-name="T18"> sa teste</text:span><text:span text:style-name="T19">.</text:span><text:span text:style-name="T18"> Mais<text:line-break/>c</text:span><text:span text:style-name="T19">’</text:span><text:span text:style-name="T18">est bien plustost</text:span><text:span text:style-name="T19"> </text:span><text:span text:style-name="T18">l</text:span><text:span text:style-name="T19">a</text:span><text:span text:style-name="T18"> crainte que</text:span><text:span text:style-name="T19"> </text:span><text:span text:style-name="T18">les Mortels con-<text:line-break/>coluent vainement des Dieux , qui les inquiete<text:line-break/>durant cette vie: &amp; ils </text:span><text:span text:style-name="T19">a</text:span><text:span text:style-name="T18">ppr</text:span><text:span text:style-name="T19">e</text:span><text:span text:style-name="T18">hend</text:span><text:span text:style-name="T19">e</text:span><text:span text:style-name="T18">nt tou</text:span><text:span text:style-name="T19">sse</text:span><text:span text:style-name="T18">s </text:span><text:span text:style-name="T19">a</text:span><text:span text:style-name="T18">c</text:span><text:span text:style-name="T19">-<text:line-break/></text:span><text:span text:style-name="T18">cidens funestes que la fortune apporte. Ny les<text:line-break/>oyse</text:span><text:span text:style-name="T19">a</text:span><text:span text:style-name="T18">u</text:span><text:span text:style-name="T19">x</text:span><text:span text:style-name="T18"> ne volent point sut Titye étendu sur</text:span><text:span text:style-name="T19"> </text:span><text:span text:style-name="T18">les<text:line-break/>bords d</text:span><text:span text:style-name="T19">’</text:span><text:span text:style-name="T18">Acheron : ny</text:span><text:span text:style-name="T19">,</text:span><text:span text:style-name="T18"> pour en dire la ve</text:span><text:span text:style-name="T19">n</text:span><text:span text:style-name="T18">de, ils ne<text:line-break/>pourroient incessamment trouuer quelque chose<text:line-break/></text:span><text:span text:style-name="T24">à </text:span><text:span text:style-name="T18">ronger dans sa grande poitrine , quelque vaste<text:line-break/>qu’dle fust : &amp; quand son corps demesur</text:span><text:span text:style-name="T19">e</text:span><text:span text:style-name="T18"> , de ses<text:line-break/>membres diffu</text:span><text:span text:style-name="T19">s</text:span><text:span text:style-name="T18">, n</text:span><text:span text:style-name="T19">lo</text:span><text:span text:style-name="T18">cc</text:span><text:span text:style-name="T19">u</text:span><text:span text:style-name="T18">peroir pas seulement neuf<text:line-break/>arpents d</text:span><text:span text:style-name="T19">ét</text:span><text:span text:style-name="T18">erre </text:span><text:span text:style-name="T19">,</text:span><text:span text:style-name="T18"> mais la terre toute entier</text:span><text:span text:style-name="T19">e</text:span><text:span text:style-name="T18"> ; </text:span><text:span text:style-name="T24">il<text:line-break/></text:span><text:span text:style-name="T18">ne seroit pas capable de souffrir vne douleur eter-<text:line-break/>nel</text:span><text:span text:style-name="T19">!</text:span><text:span text:style-name="T18">e:&amp; de</text:span><text:span text:style-name="T19"> </text:span><text:span text:style-name="T18">sa propre substance, </text:span><text:span text:style-name="T19">ib</text:span><text:span text:style-name="T18">l</text:span><text:span text:style-name="T19">uy</text:span><text:span text:style-name="T18"> seroit im-<text:line-break/>possible d</text:span><text:span text:style-name="T19">e</text:span><text:span text:style-name="T18"> fournir tous</text:span><text:span text:style-name="T19">i</text:span><text:span text:style-name="T18">ou</text:span><text:span text:style-name="T19">r</text:span><text:span text:style-name="T18">s de l'aliment. Mais<text:line-break/>celuy-là est nostre Titye </text:span><text:span text:style-name="T19">,</text:span><text:span text:style-name="T18">q</text:span><text:span text:style-name="T19">u</text:span><text:span text:style-name="T18">e les oyseaux deuo</text:span><text:span text:style-name="T19">-<text:line-break/></text:span><text:span text:style-name="T18">r</text:span><text:span text:style-name="T19">e</text:span><text:span text:style-name="T18">n</text:span><text:span text:style-name="T19">t</text:span><text:span text:style-name="T18">, quand il est transi d</text:span><text:span text:style-name="T19">’</text:span><text:span text:style-name="T18">amour , &amp; qur</text:span><text:span text:style-name="T19">'</text:span><text:span text:style-name="T18">il est<text:line-break/>rongé par des soucis cui</text:span><text:span text:style-name="T19">i</text:span><text:span text:style-name="T18">an</text:span><text:span text:style-name="T19">s</text:span><text:span text:style-name="T18">, ou par l'ardeur vehe-<text:line-break/>mente de quelq</text:span><text:span text:style-name="T19">u</text:span><text:span text:style-name="T18">'aritre passion. Nous voyons<text:line-break/>cel</text:span><text:span text:style-name="T19">u</text:span><text:span text:style-name="T18">y-l</text:span><text:span text:style-name="T19">à</text:span><text:span text:style-name="T18"> es</text:span><text:span text:style-name="T19">t</text:span><text:span text:style-name="T18">r</text:span><text:span text:style-name="T19">e</text:span><text:span text:style-name="T18"> aussi no</text:span><text:span text:style-name="T19">Pt</text:span><text:span text:style-name="T18">re Sisyph</text:span><text:span text:style-name="T19">e</text:span><text:span text:style-name="T18">,</text:span><text:span text:style-name="T19"> </text:span><text:span text:style-name="T18">qui s’empresse<text:line-break/>de demander au peuple l’honneur des fai</text:span><text:span text:style-name="T19">i</text:span><text:span text:style-name="T18">ceaux<text:line-break/></text:span><text:span text:style-name="T19">&amp;</text:span><text:span text:style-name="T18"> des haches seuere</text:span><text:span text:style-name="T19">s</text:span><text:span text:style-name="T18">, &amp; qui tousiours </text:span><text:span text:style-name="T19">s’e</text:span><text:span text:style-name="T18">n retour</text:span><text:span text:style-name="T19">-<text:line-break/></text:span><text:span text:style-name="T18">ne m</text:span><text:span text:style-name="T19">é</text:span><text:span text:style-name="T18">lancolique </text:span><text:span text:style-name="T19">d </text:span><text:span text:style-name="T18">auoir esté refisse : car d’ahanner<text:line-break/>apres la p</text:span><text:span text:style-name="T19">ou</text:span><text:span text:style-name="T18">r</text:span><text:span text:style-name="T19">lu</text:span><text:span text:style-name="T18">itte d'un vain Empire qu</text:span><text:span text:style-name="T19">’</text:span><text:span text:style-name="T18">on n</text:span><text:span text:style-name="T19">’</text:span><text:span text:style-name="T18">ob</text:span><text:span text:style-name="T19">-<text:line-break/></text:span><text:span text:style-name="T18">tient iamai</text:span><text:span text:style-name="T19">s,</text:span><text:span text:style-name="T18"> &amp;d</text:span><text:span text:style-name="T19">le</text:span><text:span text:style-name="T18">n souffrir continuellement v</text:span><text:span text:style-name="T19">ne<text:line-break/></text:span><text:span text:style-name="T18">extr</text:span><text:span text:style-name="T19">é</text:span><text:span text:style-name="T18">m</text:span><text:span text:style-name="T19">e</text:span><text:span text:style-name="T18"> peine, c’est proprement s'efforcer en Vain<text:line-break/>de porter vn grand rocher sur v</text:span><text:span text:style-name="T19">u</text:span><text:span text:style-name="T18">e montagne mal</text:span><text:span text:style-name="T19">-<text:line-break/></text:span><text:span text:style-name="T18">aisée </text:span><text:span text:style-name="T19">,</text:span><text:span text:style-name="T18"> d</text:span><text:span text:style-name="T19">’ot</text:span><text:span text:style-name="T18">i il roule du sommet en bas , &amp; tombe<text:line-break/>dans la plaine d'une chute precipitée. Enfin,<text:line-break/>donner tousiours à vne Nature ingrate , &amp; la com</text:span><text:span text:style-name="T19">-<text:line-break/></text:span><text:span text:style-name="T18">bler d</text:span><text:span text:style-name="T19">o</text:span><text:span text:style-name="T18"> bien</text:span><text:span text:style-name="T19">s</text:span><text:span text:style-name="T18">, sans iamais l'</text:span><text:span text:style-name="T19">a</text:span><text:span text:style-name="T18">sso</text:span><text:span text:style-name="T19">uu</text:span><text:span text:style-name="T18">ir </text:span><text:span text:style-name="T19">,</text:span><text:span text:style-name="T18"> ce</text:span><text:span text:style-name="T19"> </text:span><text:span text:style-name="T18">qui nous<text:line-break/>arriue dans la suitte des années, quand elles retour-<text:line-break/>nent si souuen</text:span><text:span text:style-name="T19">t</text:span><text:span text:style-name="T18">, &amp; qu</text:span><text:span text:style-name="T19">’el</text:span><text:span text:style-name="T18">les nous apportent leurs<text:line-break/>fruits </text:span><text:span text:style-name="T19">&amp;</text:span><text:span text:style-name="T18"> leurs b</text:span><text:span text:style-name="T19">e</text:span><text:span text:style-name="T18">aut</text:span><text:span text:style-name="T19">e</text:span><text:span text:style-name="T18">z diuerse</text:span><text:span text:style-name="T19">s</text:span><text:span text:style-name="T18">, sans que iama</text:span><text:span text:style-name="T19">la</text:span></text:p>
      <text:p text:style-name="P11"><text:span text:style-name="T18">140 LE III. LIVR</text:span><text:span text:style-name="T19">E</text:span><text:span text:style-name="T18"> »! Lv</text:span><text:span text:style-name="T19">C</text:span><text:span text:style-name="T18">RE</text:span><text:span text:style-name="T19">C</text:span><text:span text:style-name="T18">E</text:span><text:span text:style-name="T19">?<text:line-break/></text:span><text:span text:style-name="T18">nous soyons rassasiez des biens de la vie ; Cel</text:span><text:span text:style-name="T19">a’,</text:span><text:span text:style-name="T18"> si<text:line-break/>ie ne</text:span><text:span text:style-name="T19"> </text:span><text:span text:style-name="T18">me trope, est</text:span><text:span text:style-name="T19"> </text:span><text:span text:style-name="T18">ce</text:span><text:span text:style-name="T19"> </text:span><text:span text:style-name="T18">que </text:span><text:span text:style-name="T19">T</text:span><text:span text:style-name="T18">on dit de</text:span><text:span text:style-name="T19"> </text:span><text:span text:style-name="T18">ces filles dans<text:line-break/>vn ag</text:span><text:span text:style-name="T19">c</text:span><text:span text:style-name="T18"> florissant , qui versent de l’eau en des<text:line-break/>vaisseaux percez qu’elles ne s</text:span><text:span text:style-name="T19">ç</text:span><text:span text:style-name="T18">auroient emplir<text:line-break/>quelque soin qu</text:span><text:span text:style-name="T19">’</text:span><text:span text:style-name="T18">elles en prennent. Au reste le Cer-<text:line-break/>b</text:span><text:span text:style-name="T19">o</text:span><text:span text:style-name="T18">re, les Furie</text:span><text:span text:style-name="T19">s</text:span><text:span text:style-name="T18">, &amp; le Tartare indigent de clart</text:span><text:span text:style-name="T19">é</text:span><text:span text:style-name="T18">,<text:line-break/>qui de sa gorge affreuse , pousse vne ardeur<text:line-break/>excessi</text:span><text:span text:style-name="T19">u</text:span><text:span text:style-name="T18">e , ne furent iamais que dans l</text:span><text:span text:style-name="T19">’lm</text:span><text:span text:style-name="T18">agi-<text:line-break/>nation , &amp; ne peuuent estre asseurément. Mais la<text:line-break/>crainte des peines que l’</text:span><text:span text:style-name="T19">o</text:span><text:span text:style-name="T18">n a </text:span><text:span text:style-name="T19">rn</text:span><text:span text:style-name="T18">eritées dans la<text:line-break/>vi</text:span><text:span text:style-name="T19">e,</text:span><text:span text:style-name="T18"> pour les mauua</text:span><text:span text:style-name="T19">i</text:span><text:span text:style-name="T18">s</text:span><text:span text:style-name="T19">o</text:span><text:span text:style-name="T18">s actions , est vn notable<text:line-break/>chastl</text:span><text:span text:style-name="T19">mc</text:span><text:span text:style-name="T18">n</text:span><text:span text:style-name="T19">td</text:span><text:span text:style-name="T18">es crimes,</text:span><text:span text:style-name="T19">v</text:span><text:span text:style-name="T18">n</text:span><text:span text:style-name="T19">ep</text:span><text:span text:style-name="T18">recipitation horrible<text:line-break/>de quelque haut ro</text:span><text:span text:style-name="T19">c</text:span><text:span text:style-name="T18">her</text:span><text:span text:style-name="T19">,</text:span><text:span text:style-name="T18">des fouet</text:span><text:span text:style-name="T19">s</text:span><text:span text:style-name="T18">, des bourreaux,<text:line-break/>des tortures,</text:span><text:span text:style-name="T19">d</text:span><text:span text:style-name="T18">e la poix</text:span><text:span text:style-name="T19">,</text:span><text:span text:style-name="T18"> des lames de fe</text:span><text:span text:style-name="T19">u</text:span><text:span text:style-name="T18">, des tor-<text:line-break/>che</text:span><text:span text:style-name="T19">s</text:span><text:span text:style-name="T18">, toutes choses qui bien qu</text:span><text:span text:style-name="T19">’</text:span><text:span text:style-name="T18">elles soient absen-<text:line-break/>te</text:span><text:span text:style-name="T19">s</text:span><text:span text:style-name="T18">, la conscience coupabl</text:span><text:span text:style-name="T19">e</text:span><text:span text:style-name="T18">, ne laisse pas d’en estr</text:span><text:span text:style-name="T19">e<text:line-break/></text:span><text:span text:style-name="T18">tourmenté</text:span><text:span text:style-name="T19">e,</text:span><text:span text:style-name="T18"> &amp; brus</text:span><text:span text:style-name="T19">l</text:span><text:span text:style-name="T18">e d'un</text:span><text:span text:style-name="T19"> f</text:span><text:span text:style-name="T18">eu deuoran</text:span><text:span text:style-name="T19">t</text:span><text:span text:style-name="T18">, s</text:span><text:span text:style-name="T19">a</text:span><text:span text:style-name="T18">ns ap-<text:line-break/>p</text:span><text:span text:style-name="T19">c</text:span><text:span text:style-name="T18">rceuoir de terme à ses misere</text:span><text:span text:style-name="T19">s</text:span><text:span text:style-name="T18">, </text:span><text:span text:style-name="T19">n</text:span><text:span text:style-name="T18">y voir quelle<text:line-break/>fin sera donnée à ses peines qu’dle ap</text:span><text:span text:style-name="T19">p</text:span><text:span text:style-name="T18">reh</text:span><text:span text:style-name="T19">e</text:span><text:span text:style-name="T18">nd</text:span><text:span text:style-name="T19">e<text:line-break/></text:span><text:span text:style-name="T18">mesm</text:span><text:span text:style-name="T19">e</text:span><text:span text:style-name="T18"> qui s'augmentent dans la mort</text:span><text:span text:style-name="T19">.</text:span><text:span text:style-name="T18"> Dont</text:span><text:span text:style-name="T19"> </text:span><text:span text:style-name="T18">il<text:line-break/>arriue enfin que la vie des Sots est r</text:span><text:span text:style-name="T19">e</text:span><text:span text:style-name="T18">nduë </text:span><text:span text:style-name="T19">v</text:span><text:span text:style-name="T18">n<text:line-break/>veritable Enfer</text:span><text:span text:style-name="T19">.</text:span></text:p>
      <text:p text:style-name="Texte_20_du_20_corps"><text:span text:style-name="T18">Tu pourras dire aussi</text:span><text:span text:style-name="T19"> </text:span><text:span text:style-name="T18">au</text:span><text:span text:style-name="T19">cCv</text:span><text:span text:style-name="T18">erit</text:span><text:span text:style-name="T19">é</text:span><text:span text:style-name="T18"> à toy-mesme</text:span><text:span text:style-name="T19">.<text:line-break/>O</text:span><text:span text:style-name="T18"> Injuste, le</text:span><text:span text:style-name="T19"> </text:span><text:span text:style-name="T18">bon Ancus ne joüit plus de la lu</text:span><text:span text:style-name="T19">-<text:line-break/></text:span><text:span text:style-name="T18">mière, bien qu</text:span><text:span text:style-name="T19">’</text:span><text:span text:style-name="T18">en plusieurs choses, il fus</text:span><text:span text:style-name="T19">tb</text:span><text:span text:style-name="T18">eau</text:span><text:span text:style-name="T19">-i<text:line-break/></text:span><text:span text:style-name="T18">coup meilleur que tu </text:span><text:span text:style-name="T19">n’e</text:span><text:span text:style-name="T18">s pas</text:span><text:span text:style-name="T19">.</text:span><text:span text:style-name="T18"> Depuis luy , </text:span><text:span text:style-name="T19">vn<text:line-break/></text:span><text:span text:style-name="T18">grand nombre d'autres R</text:span><text:span text:style-name="T19">oy</text:span><text:span text:style-name="T18">s &amp; de personnages<text:line-break/></text:span><text:span text:style-name="T19">e</text:span><text:span text:style-name="T18">elebres qui ont exercé la sou</text:span><text:span text:style-name="T19">u</text:span><text:span text:style-name="T18">eraine puissance<text:line-break/>entre les grandes Nations, sont tombez dans le<text:line-break/>sepu</text:span><text:span text:style-name="T19">i</text:span><text:span text:style-name="T18">chr</text:span><text:span text:style-name="T19">c</text:span><text:span text:style-name="T18">. Celuy qui se fit autresfois vn chemin<text:line-break/></text:span><text:span text:style-name="T19">F</text:span><text:span text:style-name="T18">ur la grande Mer, pour donner passage à toute</text:span><text:span text:style-name="T19">s<text:line-break/>L</text:span><text:span text:style-name="T18">es L</text:span><text:span text:style-name="T19">o</text:span><text:span text:style-name="T18">gion</text:span><text:span text:style-name="T19">s</text:span><text:span text:style-name="T18">, qui enseigna d</text:span><text:span text:style-name="T19">e</text:span><text:span text:style-name="T18"> fouler aux pieds les<text:line-break/></text:span><text:span text:style-name="T19">a</text:span><text:span text:style-name="T18">byfmes salez , </text:span><text:span text:style-name="T19">&amp;</text:span><text:span text:style-name="T18"> qui marchant sur I</text:span><text:span text:style-name="T19">œ</text:span><text:span text:style-name="T18"> eaux,<text:line-break/>p</text:span><text:span text:style-name="T19">icip</text:span><text:span text:style-name="T18">r</text:span><text:span text:style-name="T19">isa</text:span><text:span text:style-name="T18"> les murmures d</text:span><text:span text:style-name="T19">e</text:span><text:span text:style-name="T18"> l’Hollefpon</text:span><text:span text:style-name="T19">t,</text:span><text:span text:style-name="T18"> a</text:span><text:span text:style-name="T19"> </text:span><text:span text:style-name="T18">esté pri</text:span><text:span text:style-name="T19">s</text:span></text:p>
      <text:p text:style-name="P11"><text:span text:style-name="T25">LE</text:span><text:span text:style-name="T24"> II</text:span><text:span text:style-name="T25">I.</text:span><text:span text:style-name="T24"> </text:span><text:span text:style-name="T25">I.ÏV</text:span><text:span text:style-name="T24">RE </text:span><text:span text:style-name="T25">DE</text:span><text:span text:style-name="T24"> L</text:span><text:span text:style-name="T25">vC</text:span><text:span text:style-name="T24">RECE.' </text:span><text:span text:style-name="T25">I</text:span><text:span text:style-name="T24">4</text:span><text:span text:style-name="T25">Î<text:line-break/></text:span><text:span text:style-name="T19">ué</text:span><text:span text:style-name="T18"> de la </text:span><text:span text:style-name="T19">lu</text:span><text:span text:style-name="T18">mier</text:span><text:span text:style-name="T19">e</text:span><text:span text:style-name="T18">, &amp; la mort</text:span><text:span text:style-name="T19"> a</text:span><text:span text:style-name="T18"> </text:span><text:span text:style-name="T19">sé</text:span><text:span text:style-name="T18">paré son </text:span><text:span text:style-name="T19">ain</text:span><text:span text:style-name="T18">e de<text:line-break/></text:span><text:span text:style-name="T19">f</text:span><text:span text:style-name="T18">on corps. Sci</text:span><text:span text:style-name="T19">p</text:span><text:span text:style-name="T18">lon , c</text:span><text:span text:style-name="T19">e</text:span><text:span text:style-name="T18"> foudre de la guerr</text:span><text:span text:style-name="T19">e</text:span><text:span text:style-name="T18">, </text:span><text:span text:style-name="T19">&amp;<text:line-break/>l</text:span><text:span text:style-name="T18">’horreur de la </text:span><text:span text:style-name="T19">fleu</text:span><text:span text:style-name="T18">re C</text:span><text:span text:style-name="T19">a</text:span><text:span text:style-name="T18">rthage, a laissé les os à la<text:line-break/>t</text:span><text:span text:style-name="T19">e</text:span><text:span text:style-name="T18">i r</text:span><text:span text:style-name="T19">e</text:span><text:span text:style-name="T18">, comme le moindre des hommes A</text:span><text:span text:style-name="T19">dj</text:span><text:span text:style-name="T18">ousteS-<text:line-break/></text:span><text:span text:style-name="T20">'</text:span><text:span text:style-name="T21"> y les lnuenteu</text:span><text:span text:style-name="T20">rs</text:span><text:span text:style-name="T18"> des Sciences &amp; des Graces:n’y<text:line-break/>obmets point les Amis des Muses , de</text:span><text:span text:style-name="T19">f</text:span><text:span text:style-name="T18">quels le<text:line-break/>Pri</text:span><text:span text:style-name="T19">n</text:span><text:span text:style-name="T18">ce qui est Homere, es</text:span><text:span text:style-name="T19">te</text:span><text:span text:style-name="T18">ns</text:span><text:span text:style-name="T19">e</text:span><text:span text:style-name="T18">uely p</text:span><text:span text:style-name="T19">a</text:span><text:span text:style-name="T18">rmy vn</text:span><text:span text:style-name="T19">e<text:line-break/></text:span><text:span text:style-name="T18">infinité d</text:span><text:span text:style-name="T19">’</text:span><text:span text:style-name="T18">homm</text:span><text:span text:style-name="T19">e</text:span><text:span text:style-name="T18">s , dans l'assoupissement d vn<text:line-break/>iiie</text:span><text:span text:style-name="T19">l</text:span><text:span text:style-name="T18">me repos</text:span><text:span text:style-name="T19">.</text:span><text:span text:style-name="T18"> D</text:span><text:span text:style-name="T19">c</text:span><text:span text:style-name="T18">mocrit</text:span><text:span text:style-name="T19">e</text:span><text:span text:style-name="T18">, qui apres vne longue<text:line-break/>Vieillesse , qui </text:span><text:span text:style-name="T19">l</text:span><text:span text:style-name="T18">'auertit que </text:span><text:span text:style-name="T19">s</text:span><text:span text:style-name="T18">on esprit aussi bien<text:line-break/>que sa mernoirc , ne feroient plus que languir,<text:line-break/>pres</text:span><text:span text:style-name="T19">e</text:span><text:span text:style-name="T18">nta librement sa teste à la mort</text:span><text:span text:style-name="T19">.</text:span><text:span text:style-name="T18"> Ep</text:span><text:span text:style-name="T19">ie</text:span><text:span text:style-name="T18">u</text:span><text:span text:style-name="T19">re<text:line-break/></text:span><text:span text:style-name="T18">mesme , de qui l'esprit fut au dessus de tout le<text:line-break/>genre humain , &amp; qui obs</text:span><text:span text:style-name="T19">c</text:span><text:span text:style-name="T18">ur</text:span><text:span text:style-name="T19">e</text:span><text:span text:style-name="T18">it la lumiere des<text:line-break/>autres Philosophe</text:span><text:span text:style-name="T19">s</text:span><text:span text:style-name="T18">, comme vn Soleil </text:span><text:span text:style-name="T19">lo</text:span><text:span text:style-name="T18">uant fa</text:span><text:span text:style-name="T19">i</text:span><text:span text:style-name="T18">t<text:line-break/>disparoistre</text:span><text:span text:style-name="T19"> </text:span><text:span text:style-name="T18">la splendeur des Estoile</text:span><text:span text:style-name="T19">s</text:span><text:span text:style-name="T18">, acheua</text:span><text:span text:style-name="T19"> </text:span><text:span text:style-name="T18">ainsi<text:line-break/>la brillante Course de sa vie</text:span><text:span text:style-name="T19">.</text:span><text:span text:style-name="T18"> Et toy </text:span><text:span text:style-name="T19">,</text:span><text:span text:style-name="T18"> à qui estant<text:line-break/>Viuant,la vie est presque morte,</text:span><text:span text:style-name="T19">t</text:span><text:span text:style-name="T18">u douteras de<text:line-break/>mourir ? Et tu en seras indigné , quoy que tu<text:line-break/>consumes dans le sommeil la plus grande partie<text:line-break/>de ton àg</text:span><text:span text:style-name="T19">e</text:span><text:span text:style-name="T18">, &amp; ,que tu ronfles mes</text:span><text:span text:style-name="T19">me</text:span><text:span text:style-name="T18"> en balllant<text:line-break/>tout éueillé </text:span><text:span text:style-name="T19">?</text:span><text:span text:style-name="T18"> que tu ne cesses point d’</text:span><text:span text:style-name="T19">a</text:span><text:span text:style-name="T18">uoir des<text:line-break/></text:span><text:span text:style-name="T19">f</text:span><text:span text:style-name="T18">onges , que ton ame est tousiours </text:span><text:span text:style-name="T19">m</text:span><text:span text:style-name="T18">quietée par<text:line-break/>vne vaine appreh</text:span><text:span text:style-name="T19">e</text:span><text:span text:style-name="T18">nsion , que tu ne s</text:span><text:span text:style-name="T19">c</text:span><text:span text:style-name="T18">aurois<text:line-break/>• connoistre ton mal , quand pour estre é</text:span><text:span text:style-name="T19">r</text:span><text:span text:style-name="T18">ourd</text:span><text:span text:style-name="T19">y<text:line-break/></text:span><text:span text:style-name="T18">dans l</text:span><text:span text:style-name="T19">am</text:span><text:span text:style-name="T18">iser</text:span><text:span text:style-name="T19">e.</text:span><text:span text:style-name="T18">tu es pressé de tou</text:span><text:span text:style-name="T19">sc</text:span><text:span text:style-name="T18">oste</text:span><text:span text:style-name="T19">zp</text:span><text:span text:style-name="T18">a</text:span><text:span text:style-name="T19">rv</text:span><text:span text:style-name="T18">ne<text:line-break/>infinité de soucis , &amp; que tu extrauagues par les<text:line-break/>erreurs flotantes qui de</text:span><text:span text:style-name="T19">c</text:span><text:span text:style-name="T18">oiuent ton esprit<text:line-break/>irresol</text:span><text:span text:style-name="T19">uî</text:span></text:p>
      <text:p text:style-name="Texte_20_du_20_corps"><text:span text:style-name="T18">Si</text:span><text:span text:style-name="T19"> </text:span><text:span text:style-name="T18">les hommes</text:span><text:span text:style-name="T19"> </text:span><text:span text:style-name="T18">pouuoient aussi bien connoistre<text:line-break/></text:span><text:span text:style-name="T19">*</text:span><text:span text:style-name="T18"> les causes des inquietude</text:span><text:span text:style-name="T19">r</text:span><text:span text:style-name="T18"> &amp; des ennuis de leurs<text:line-break/>aine</text:span><text:span text:style-name="T19">s</text:span><text:span text:style-name="T18">, Comme ils en sentent le poid</text:span><text:span text:style-name="T19">s</text:span><text:span text:style-name="T18">, ils</text:span><text:span text:style-name="T19"> </text:span><text:span text:style-name="T18">ne mene-<text:line-break/>roient pas vne</text:span><text:span text:style-name="T19"> </text:span><text:span text:style-name="T18">vie telle ,</text:span><text:span text:style-name="T19">q</text:span><text:span text:style-name="T18">ue pour l</text:span><text:span text:style-name="T19">'</text:span><text:span text:style-name="T18">ordinaire nous<text:line-break/></text:span><text:span text:style-name="T19">la</text:span><text:span text:style-name="T18"> voyons aujourd</text:span><text:span text:style-name="T19">’</text:span><text:span text:style-name="T18">huy</text:span><text:span text:style-name="T19">.</text:span><text:span text:style-name="T18"> De sorte que chacun</text:span></text:p>
      <text:p text:style-name="P11"><text:bookmark-start text:name="bookmark46"/><text:span text:style-name="T88">X42</text:span><text:span text:style-name="T84"> </text:span><text:span text:style-name="T85">LE</text:span><text:span text:style-name="T84"> IIL L</text:span><text:span text:style-name="T85">I</text:span><text:span text:style-name="T84">v</text:span><text:span text:style-name="T85">REDE</text:span><text:span text:style-name="T84"> Lv</text:span><text:span text:style-name="T85">e</text:span><text:span text:style-name="T84">R</text:span><text:span text:style-name="T85">ECÈ.</text:span><text:bookmark-end text:name="bookmark46"/></text:p>
      <text:p text:style-name="Texte_20_du_20_corps"><text:span text:style-name="T19">■</text:span><text:span text:style-name="T18"> ignore ce q</text:span><text:span text:style-name="T19">u’</text:span><text:span text:style-name="T18">i</text:span><text:span text:style-name="T19">l</text:span><text:span text:style-name="T18"> veut ,&amp; cherche tousiours à ch</text:span><text:span text:style-name="T19">ah-<text:line-break/>g</text:span><text:span text:style-name="T18">er de place</text:span><text:span text:style-name="T19">,</text:span><text:span text:style-name="T18"> comme </text:span><text:span text:style-name="T19">,</text:span><text:span text:style-name="T18"> si par ce moye</text:span><text:span text:style-name="T19">n,</text:span><text:span text:style-name="T18"> il pouuoit<text:line-break/></text:span><text:span text:style-name="T19">i</text:span><text:span text:style-name="T18">e def</text:span><text:span text:style-name="T19">e</text:span><text:span text:style-name="T18">harger de son fardeau</text:span><text:span text:style-name="T19">.</text:span><text:span text:style-name="T18"> Celuy-là </text:span><text:span text:style-name="T19">l'</text:span><text:span text:style-name="T18">ennuy</text:span><text:span text:style-name="T19">a</text:span><text:span text:style-name="T18">nt<text:line-break/>de demeurer à la maison , </text:span><text:span text:style-name="T19">s</text:span><text:span text:style-name="T18">ort bien souuent de<text:line-break/></text:span><text:span text:style-name="T19">L</text:span><text:span text:style-name="T18">es grands Palai</text:span><text:span text:style-name="T19">s,</text:span><text:span text:style-name="T18"> &amp; soudain il y retourne, voyant<text:line-break/>qu’il n</text:span><text:span text:style-name="T19">’</text:span><text:span text:style-name="T18">y a </text:span><text:span text:style-name="T19">r</text:span><text:span text:style-name="T18">ien de meilleur pour luy plaire dehors<text:line-break/>que dedans. Celuy-cy pousse ses cheuaux auec<text:line-break/>pr</text:span><text:span text:style-name="T19">e</text:span><text:span text:style-name="T18">ci</text:span><text:span text:style-name="T19">p</text:span><text:span text:style-name="T18">itation vers </text:span><text:span text:style-name="T19">f</text:span><text:span text:style-name="T18">a metairi</text:span><text:span text:style-name="T19">e</text:span><text:span text:style-name="T18">, comme s’il vouloi</text:span><text:span text:style-name="T19">r<text:line-break/></text:span><text:span text:style-name="T18">porter d</text:span><text:span text:style-name="T19">u</text:span><text:span text:style-name="T18"> secours aux toict</text:span><text:span text:style-name="T19">î</text:span><text:span text:style-name="T18"> de</text:span><text:span text:style-name="T19"> </text:span><text:span text:style-name="T18">sa maison einbra-<text:line-break/>brasez : &amp; dés le moment qu’il a touché le suei</text:span><text:span text:style-name="T19">l<text:line-break/></text:span><text:span text:style-name="T18">de sa grang</text:span><text:span text:style-name="T19">e</text:span><text:span text:style-name="T18">, il souhaite autre chos</text:span><text:span text:style-name="T19">e,</text:span><text:span text:style-name="T18"> &amp; voudroit<text:line-break/>es</text:span><text:span text:style-name="T19">t</text:span><text:span text:style-name="T18">re autre part ,o</text:span><text:span text:style-name="T19">?</text:span><text:span text:style-name="T18">i il se retire pour dormir, estant<text:line-break/>a</text:span><text:span text:style-name="T19">pp</text:span><text:span text:style-name="T18">esanty par le somm</text:span><text:span text:style-name="T19">ei</text:span><text:span text:style-name="T18">l , &amp; cherche des lieux di</text:span><text:span text:style-name="T19">-<text:line-break/></text:span><text:span text:style-name="T18">u</text:span><text:span text:style-name="T19">c</text:span><text:span text:style-name="T18">rtissans pour luy faire perdre le souuenir de<text:line-break/>to</text:span><text:span text:style-name="T19">ut</text:span><text:span text:style-name="T18"> ce qui est </text:span><text:span text:style-name="T19">s</text:span><text:span text:style-name="T18">ascheux</text:span><text:span text:style-name="T19">,</text:span><text:span text:style-name="T18"> ou mes</text:span><text:span text:style-name="T19">m</text:span><text:span text:style-name="T18">es, il se haste des</text:span><text:span text:style-name="T19">-<text:line-break/></text:span><text:span text:style-name="T18">j</text:span><text:span text:style-name="T19">a</text:span><text:span text:style-name="T18"> de retourner à la ville &amp; de r</text:span><text:span text:style-name="T19">c</text:span><text:span text:style-name="T18">uoir son logis</text:span><text:span text:style-name="T19">.<text:line-break/></text:span><text:span text:style-name="T18">Ainsi chacun se fuit </text:span><text:span text:style-name="T19">f</text:span><text:span text:style-name="T18">oy mesme : mais comme il<text:line-break/>ne peut se fi</text:span><text:span text:style-name="T19">sse</text:span><text:span text:style-name="T18">, il hesite contre son gré, </text:span><text:span text:style-name="T19">&amp;</text:span><text:span text:style-name="T18"> se tour</text:span><text:span text:style-name="T19">-<text:line-break/></text:span><text:span text:style-name="T18">mente</text:span><text:span text:style-name="T19">p</text:span><text:span text:style-name="T18">ourc</text:span><text:span text:style-name="T19">eq</text:span><text:span text:style-name="T18">u</text:span><text:span text:style-name="T19">le</text:span><text:span text:style-name="T18">stanttmalade. i</text:span><text:span text:style-name="T19">lnes</text:span><text:span text:style-name="T18">çait point la<text:line-break/>cause de son ma</text:span><text:span text:style-name="T19">l.</text:span><text:span text:style-name="T18"> que si</text:span><text:span text:style-name="T19">c</text:span><text:span text:style-name="T18">hacun se pouuoit </text:span><text:span text:style-name="T19">b</text:span><text:span text:style-name="T18">i</text:span><text:span text:style-name="T19">e</text:span><text:span text:style-name="T18"> voir,<text:line-break/>apres auoi</text:span><text:span text:style-name="T19">t</text:span><text:span text:style-name="T18"> quitté le soucy de toute autre affaire,<text:line-break/>i</text:span><text:span text:style-name="T19">lsle</text:span><text:span text:style-name="T18">studieroit pr</text:span><text:span text:style-name="T19">e</text:span><text:span text:style-name="T18">mièrement</text:span><text:span text:style-name="T19"> à</text:span><text:span text:style-name="T18"> connoistre la Na</text:span><text:span text:style-name="T19">-<text:line-break/></text:span><text:span text:style-name="T18">tur</text:span><text:span text:style-name="T19">c</text:span><text:span text:style-name="T18"> des chose</text:span><text:span text:style-name="T19">s</text:span><text:span text:style-name="T18">, parce que son est en peine , non<text:line-break/>de l</text:span><text:span text:style-name="T19">é</text:span><text:span text:style-name="T18">stat d'une heure seulemen</text:span><text:span text:style-name="T19">t</text:span><text:span text:style-name="T18">. mais du temps<text:line-break/>infiny , dans lequel toute la durée qui reste aux<text:line-break/>mortels apres la mor</text:span><text:span text:style-name="T19">t,</text:span><text:span text:style-name="T18"> se doit passer.</text:span></text:p>
      <text:p text:style-name="Texte_20_du_20_corps"><text:span text:style-name="T18">Enfin</text:span><text:span text:style-name="T19">,</text:span><text:span text:style-name="T18"> quel si grand &amp; pernicieux desir de la<text:line-break/>vie nous</text:span><text:span text:style-name="T19"> </text:span><text:span text:style-name="T18">a contrains d</text:span><text:span text:style-name="T19">e</text:span><text:span text:style-name="T18"> trembler si fort dans les<text:line-break/>p</text:span><text:span text:style-name="T19">e</text:span><text:span text:style-name="T18">rils douteux </text:span><text:span text:style-name="T19">?</text:span><text:span text:style-name="T18"> La fin de la vie est certaine aux<text:line-break/>Mortel</text:span><text:span text:style-name="T19">s</text:span><text:span text:style-name="T18">, &amp; il n</text:span><text:span text:style-name="T19">’</text:span><text:span text:style-name="T18">es</text:span><text:span text:style-name="T19">t</text:span><text:span text:style-name="T18"> pas possible d’éuiter la mort<text:line-break/>q</text:span><text:span text:style-name="T19">ue</text:span><text:span text:style-name="T18"> nous deuons iubir Nous allons roulant</text:span><text:span text:style-name="T19"> ,</text:span><text:span text:style-name="T18">&amp;<text:line-break/>nous famines tousiours dans le ine</text:span><text:span text:style-name="T19">si</text:span><text:span text:style-name="T18">netrain , &amp; la<text:line-break/>vie n</text:span><text:span text:style-name="T19">e</text:span><text:span text:style-name="T18"> no</text:span><text:span text:style-name="T19">u</text:span><text:span text:style-name="T18">s fournit plus aucune n</text:span><text:span text:style-name="T19">o</text:span><text:span text:style-name="T18">uuelle sorte de<text:line-break/>plais</text:span><text:span text:style-name="T19">i</text:span><text:span text:style-name="T18">r</text:span><text:span text:style-name="T19">.</text:span><text:span text:style-name="T18"> M</text:span><text:span text:style-name="T19">d</text:span><text:span text:style-name="T18">s quand nous s</text:span><text:span text:style-name="T19">ia</text:span><text:span text:style-name="T18">uons pas ce que nous</text:span><text:span text:style-name="T19">.</text:span></text:p>
      <text:p text:style-name="P11"><text:span text:style-name="T24">LE III. </text:span><text:span text:style-name="T25">LI</text:span><text:span text:style-name="T24">VR</text:span><text:span text:style-name="T25">E</text:span><text:span text:style-name="T24"> </text:span><text:span text:style-name="T25">DE</text:span><text:span text:style-name="T24"> </text:span><text:span text:style-name="T25">I.</text:span><text:span text:style-name="T24">VC</text:span><text:span text:style-name="T25"> </text:span><text:span text:style-name="T24">RE</text:span><text:span text:style-name="T25"> C</text:span><text:span text:style-name="T24">E</text:span><text:span text:style-name="T25">.</text:span><text:span text:style-name="T24"> </text:span><text:span text:style-name="T25">Î</text:span><text:span text:style-name="T24">4</text:span><text:span text:style-name="T25">5<text:line-break/></text:span><text:span text:style-name="T18">s</text:span><text:span text:style-name="T19">o</text:span><text:span text:style-name="T18">uhaiton</text:span><text:span text:style-name="T19">s</text:span><text:span text:style-name="T18">, il nous semble que c</text:span><text:span text:style-name="T19">’</text:span><text:span text:style-name="T18">es</text:span><text:span text:style-name="T19">t</text:span><text:span text:style-name="T18"> vne chose qui<text:line-break/>excelle sur toutes celles que nous auons: &amp; quand<text:line-break/>nous auons celle-l</text:span><text:span text:style-name="T19">à,</text:span><text:span text:style-name="T18"> nous en souhaitons vne autre<text:line-break/>incontinent apres</text:span><text:span text:style-name="T19">.</text:span><text:span text:style-name="T18"> Vne</text:span><text:span text:style-name="T19"> </text:span><text:span text:style-name="T18">soif de la vie tourmente<text:line-break/>tousiours également ceux qui en sont auides , &amp;<text:line-break/>on est</text:span><text:span text:style-name="T19"> </text:span><text:span text:style-name="T18">en doute quelle fortune amener</text:span><text:span text:style-name="T19">al</text:span><text:span text:style-name="T18">’</text:span><text:span text:style-name="T19">à</text:span><text:span text:style-name="T18">ge lui-<text:line-break/>uai</text:span><text:span text:style-name="T19">it</text:span><text:span text:style-name="T18">, ce</text:span><text:span text:style-name="T19"> </text:span><text:span text:style-name="T18">que le hazard nous apporter</text:span><text:span text:style-name="T19">a</text:span><text:span text:style-name="T18">, &amp;</text:span><text:span text:style-name="T19"> </text:span><text:span text:style-name="T18">quelle<text:line-break/>fin nous doit arriuer</text:span><text:span text:style-name="T19">.</text:span><text:span text:style-name="T18"> En continuant de viur</text:span><text:span text:style-name="T19">e</text:span><text:span text:style-name="T18">,<text:line-break/>nous ne diminuons rien du temps de nostre mort,<text:line-break/></text:span><text:span text:style-name="T19">&amp;</text:span><text:span text:style-name="T18"> nous ne sca</text:span><text:span text:style-name="T19">r</text:span><text:span text:style-name="T18">i</text:span><text:span text:style-name="T19">f</text:span><text:span text:style-name="T18">ions rien a</text:span><text:span text:style-name="T19">u</text:span><text:span text:style-name="T18">ancer pour es</text:span><text:span text:style-name="T19">t</text:span><text:span text:style-name="T18">r</text:span><text:span text:style-name="T19">e</text:span><text:span text:style-name="T18"> moins<text:line-break/>morts pour tousiours quand nous le sommes </text:span><text:span text:style-name="T19">v</text:span><text:span text:style-name="T18">n</text:span><text:span text:style-name="T19">e<text:line-break/></text:span><text:span text:style-name="T18">fois ; c</text:span><text:span text:style-name="T19">’</text:span><text:span text:style-name="T18">est pourquoy bien qu’il vous fust permis<text:line-break/></text:span><text:span text:style-name="T19">il</text:span><text:span text:style-name="T18"> viure autant de siecles que vous voudriez,</text:span><text:span text:style-name="T19">s</text:span><text:span text:style-name="T18">i </text:span><text:span text:style-name="T19">e</text:span><text:span text:style-name="T18">st-<text:line-break/>ce que la mort qui ce</text:span><text:span text:style-name="T19">sfle</text:span><text:span text:style-name="T18">cles suiuroit n</text:span><text:span text:style-name="T19">le</text:span><text:span text:style-name="T18">n seroit<text:line-break/></text:span><text:span text:style-name="T19">{</text:span><text:span text:style-name="T18">pas moins eternelle</text:span><text:span text:style-name="T19">.</text:span><text:span text:style-name="T18"> Et ce</text:span><text:span text:style-name="T19">l</text:span><text:span text:style-name="T18">uy de qui ce iour seroit<text:line-break/>e dernier de sa vie </text:span><text:span text:style-name="T19">,</text:span><text:span text:style-name="T18"> ne seroit pas moins long-<text:line-break/>temps éloigné de</text:span><text:span text:style-name="T19"> </text:span><text:span text:style-name="T18">la lumiere, que celuy qui seroit<text:line-break/>mort plusieurs anis</text:span><text:span text:style-name="T19">é</text:span><text:span text:style-name="T18">es &amp; plusieurs siecles </text:span><text:span text:style-name="T19">au-<text:line-break/>p</text:span><text:span text:style-name="T18">arauant.</text:span></text:p>
      <text:p text:style-name="P19"><draw:custom-shape text:anchor-type="char" draw:z-index="9" draw:name="Shape 23" draw:style-name="gr3" draw:text-style-name="P32" svg:width="0.574cm" svg:height="0.325cm" svg:x="0.453cm" svg:y="0.035cm"><text:p text:style-name="P29"><text:span text:style-name="T24">14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e_20_du_20_corps">ARGVMENT</text:p>
      <text:p text:style-name="Texte_20_du_20_corps">Dv QVATRIESME LIVRE</text:p>
      <text:p text:style-name="Texte_20_du_20_corps"><text:span text:style-name="T2">D</text:span><text:span text:style-name="T1">E</text:span><text:span text:style-name="T2"> </text:span><text:span text:style-name="T1">L</text:span><text:span text:style-name="T2">VCR</text:span><text:span text:style-name="T1">E</text:span><text:span text:style-name="T2">CE.</text:span></text:p>
      <text:table-of-content text:style-name="Sect1" text:protected="true" text:name="Table des matières13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Texte_20_du_20_corps"><text:span text:style-name="T82">E Poè</text:span><text:span text:style-name="T83">t</text:span><text:span text:style-name="T82">e</text:span><text:span text:style-name="T83"> </text:span><text:span text:style-name="T78">arriue au sejour des Muses paé<text:line-break/>des routes inaccessibles</text:span><text:span text:style-name="T79">.</text:span><text:span text:style-name="T82"><text:tab/>r</text:span></text:p>
          <text:p text:style-name="Texte_20_du_20_corps"><text:span text:style-name="T78">De toutes les choses créées il</text:span><text:span text:style-name="T79"> </text:span><text:span text:style-name="T78">sort</text:span><text:span text:style-name="T79"> </text:span><text:span text:style-name="T78">de cer-<text:line-break/>taines images</text:span><text:span text:style-name="T79">.</text:span><text:span text:style-name="T78"> 3</text:span><text:span text:style-name="T82"> 3<text:line-break/>L </text:span><text:span text:style-name="T78">es Images font </text:span><text:span text:style-name="T79">d'u</text:span><text:span text:style-name="T78">ne nature tres</text:span><text:span text:style-name="T79">-</text:span><text:span text:style-name="T78"> déliée</text:span><text:span text:style-name="T79">-</text:span></text:p>
          <text:p text:style-name="Texte_20_du_20_corps"><text:span text:style-name="T78">Outre ces Images qui sortent des choses</text:span><text:span text:style-name="T79">,</text:span><text:span text:style-name="T78"> il y</text:span><text:span text:style-name="T79"> </text:span><text:span text:style-name="T78">en</text:span><text:span text:style-name="T79"> </text:span><text:span text:style-name="T78">a d</text:span><text:span text:style-name="T79">'a</text:span><text:span text:style-name="T78">u</text:span><text:span text:style-name="T79">-<text:line-break/>t</text:span><text:span text:style-name="T78">res qui d</text:span><text:span text:style-name="T79">’e</text:span><text:span text:style-name="T78">lles-mesmes se forment dans </text:span><text:span text:style-name="T79">l'a</text:span><text:span text:style-name="T78">ir</text:span><text:span text:style-name="T79">.</text:span><text:span text:style-name="T82"><text:tab/></text:span><text:span text:style-name="T83">12</text:span><text:span text:style-name="T82">7</text:span></text:p>
          <text:p text:style-name="Texte_20_du_20_corps"><text:span text:style-name="T82">Elles se </text:span><text:span text:style-name="T78">meuuent tres-promptement.<text:tab/>14</text:span><text:span text:style-name="T79">3</text:span></text:p>
        </text:index-body>
      </text:table-of-content>
      <text:p text:style-name="Texte_20_du_20_corps"><text:span text:style-name="T21">La cause de</text:span><text:span text:style-name="T20"> </text:span><text:span text:style-name="T21">la</text:span><text:span text:style-name="T20"> </text:span><text:span text:style-name="T21">ueuë est</text:span><text:span text:style-name="T20"> </text:span><text:span text:style-name="T21">dans les Images </text:span><text:span text:style-name="T20">:</text:span><text:span text:style-name="T21"> et d</text:span><text:span text:style-name="T20">’a</text:span><text:span text:style-name="T21">utant<text:line-break/>plus qu</text:span><text:span text:style-name="T20">’</text:span><text:span text:style-name="T21">une chose est </text:span><text:span text:style-name="T20">a</text:span><text:span text:style-name="T21">bs</text:span><text:span text:style-name="T20">en</text:span><text:span text:style-name="T21">te</text:span><text:span text:style-name="T20">,</text:span><text:span text:style-name="T21"> d</text:span><text:span text:style-name="T20">'a</text:span><text:span text:style-name="T21">utant plus la uoyos-<text:line-break/>nous par les Image</text:span><text:span text:style-name="T20">s,</text:span><text:span text:style-name="T21"> et pourquoy cel</text:span><text:span text:style-name="T20">as</text:span><text:span text:style-name="T21">e </text:span><text:span text:style-name="T20">f</text:span><text:span text:style-name="T21">ait</text:span><text:span text:style-name="T20">.</text:span><text:span text:style-name="T24"> 2</text:span><text:span text:style-name="T25">30</text:span></text:p>
      <text:p text:style-name="Texte_20_du_20_corps"><text:span text:style-name="T21">Des Images diuerses qui se représentent dans les Mi</text:span><text:span text:style-name="T20">-<text:line-break/></text:span><text:span text:style-name="T21">roirs,et des choses luisantes qui blessent les yeux 269</text:span></text:p>
      <text:p text:style-name="Texte_20_du_20_corps"><text:span text:style-name="T21">Pourquoy si nous sommes dans l</text:span><text:span text:style-name="T20">'o</text:span><text:span text:style-name="T21">bscurité</text:span><text:span text:style-name="T20">,</text:span><text:span text:style-name="T21"> nous uoyons<text:line-break/>celles qui sont</text:span><text:span text:style-name="T20"> </text:span><text:span text:style-name="T21">dans</text:span><text:span text:style-name="T20"> </text:span><text:span text:style-name="T21">la lumier</text:span><text:span text:style-name="T20">e,</text:span><text:span text:style-name="T21"> et que de la lumiere<text:line-break/>nous ne pouuos voir celles qui font</text:span><text:span text:style-name="T20"> </text:span><text:span text:style-name="T21">das</text:span><text:span text:style-name="T20"> </text:span><text:span text:style-name="T21">l'ob</text:span><text:span text:style-name="T20">sc</text:span><text:span text:style-name="T21">urité </text:span><text:span text:style-name="T20">.</text:span><text:span text:style-name="T21">337</text:span></text:p>
      <text:table-of-content text:style-name="Sect1" text:protected="true" text:name="Table des matières14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Texte_20_du_20_corps"><text:span text:style-name="T78">Des Tours quarrées qu</text:span><text:span text:style-name="T79">ip</text:span><text:span text:style-name="T78">aroissent rondes</text:span><text:span text:style-name="T79">.</text:span><text:span text:style-name="T78"><text:tab/>353</text:span></text:p>
          <text:p text:style-name="Texte_20_du_20_corps"><text:span text:style-name="T78">De l'ombre des hommes et des autres chofes qui</text:span><text:span text:style-name="T79"> </text:span><text:span text:style-name="T78">se<text:line-break/>meu</text:span><text:span text:style-name="T79">u</text:span><text:span text:style-name="T78">ent</text:span><text:span text:style-name="T79">.</text:span><text:span text:style-name="T78"><text:tab/>364</text:span></text:p>
          <text:p text:style-name="Texte_20_du_20_corps"><text:span text:style-name="T78">Les sens sont</text:span><text:span text:style-name="T79"> </text:span><text:span text:style-name="T78">ueritables</text:span><text:span text:style-name="T79"> </text:span><text:span text:style-name="T78">et certains</text:span><text:span text:style-name="T79">,</text:span><text:span text:style-name="T78"> et leur fausseté ne<text:line-break/>uien</text:span><text:span text:style-name="T79">tq</text:span><text:span text:style-name="T78">ue de l</text:span><text:span text:style-name="T79">'o</text:span><text:span text:style-name="T78">pinion</text:span><text:span text:style-name="T79">.</text:span><text:span text:style-name="T82"><text:tab/>380</text:span></text:p>
          <text:p text:style-name="Texte_20_du_20_corps"><text:span text:style-name="T78">Des N</text:span><text:span text:style-name="T79">a</text:span><text:span text:style-name="T78">uires, des Esto</text:span><text:span text:style-name="T79">i</text:span><text:span text:style-name="T78">les</text:span><text:span text:style-name="T79">f</text:span><text:span text:style-name="T78">des Montagne</text:span><text:span text:style-name="T79">s,</text:span><text:span text:style-name="T78"> et de plu</text:span><text:span text:style-name="T79">-<text:line-break/></text:span><text:span text:style-name="T82">s</text:span><text:span text:style-name="T83">ie</text:span><text:span text:style-name="T82">urs </text:span><text:span text:style-name="T78">autres choses qui repr</text:span><text:span text:style-name="T79">é</text:span><text:span text:style-name="T78">sentent différemment les<text:line-break/>objet</text:span><text:span text:style-name="T79">s</text:span><text:span text:style-name="T78"><text:tab/>387</text:span></text:p>
          <text:p text:style-name="P11"><text:span text:style-name="T82">_ </text:span><text:span text:style-name="T83">_</text:span><text:span text:style-name="T82"><text:tab/></text:span><text:span text:style-name="T83"><text:tab/></text:span><text:span text:style-name="T98"><text:tab/></text:span><text:span text:style-name="T82"> </text:span><text:span text:style-name="T83">__</text:span><text:span text:style-name="T82"> </text:span><text:span text:style-name="T83"><text:tab/><text:tab/></text:span><text:span text:style-name="T82">I4</text:span><text:span text:style-name="T83">4</text:span></text:p>
          <text:p text:style-name="Texte_20_du_20_corps"><text:span text:style-name="T82">Des </text:span><text:span text:style-name="T78">Rames et des Auirons qui paroiffent rompus<text:line-break/>dans l</text:span><text:span text:style-name="T79">'e</text:span><text:span text:style-name="T78">au</text:span><text:span text:style-name="T79">.</text:span><text:span text:style-name="T78"> 439</text:span></text:p>
          <text:p text:style-name="Texte_20_du_20_corps"><text:span text:style-name="T78">Dispute contre les Académiciens qui maintenaient que<text:line-break/>l</text:span><text:span text:style-name="T79">'</text:span><text:span text:style-name="T78">on ne pouuo</text:span><text:span text:style-name="T79">t</text:span><text:span text:style-name="T78">t rien se</text:span><text:span text:style-name="T79">a</text:span><text:span text:style-name="T78">u</text:span><text:span text:style-name="T79">o</text:span><text:span text:style-name="T78">ir, et que les sens son</text:span><text:span text:style-name="T79">tt</text:span><text:span text:style-name="T78">r</text:span><text:span text:style-name="T79">o</text:span><text:span text:style-name="T78">m-<text:line-break/>peurs</text:span><text:span text:style-name="T79">-</text:span><text:span text:style-name="T78"><text:tab/>470</text:span></text:p>
          <text:p text:style-name="Texte_20_du_20_corps"><text:span text:style-name="T78">D</text:span><text:span text:style-name="T79">el'</text:span><text:span text:style-name="T78"> oi</text:span><text:span text:style-name="T79">s</text:span><text:span text:style-name="T78">ie et de</text:span><text:span text:style-name="T79"> </text:span><text:span text:style-name="T78">la uoix qui est corporelle</text:span><text:span text:style-name="T79">.</text:span><text:span text:style-name="T82"><text:tab/></text:span><text:span text:style-name="T83">525</text:span></text:p>
          <text:p text:style-name="Texte_20_du_20_corps"><text:span text:style-name="T78">Des Images de la uoix</text:span><text:span text:style-name="T79">,</text:span><text:span text:style-name="T78"> et de l'</text:span><text:span text:style-name="T79">e</text:span><text:span text:style-name="T78">cho.<text:tab/>569</text:span></text:p>
          <text:p text:style-name="Texte_20_du_20_corps"><text:span text:style-name="T78">fi</text:span><text:span text:style-name="T79">s</text:span><text:span text:style-name="T78">s</text:span><text:span text:style-name="T79">e</text:span><text:span text:style-name="T78"> la u</text:span><text:span text:style-name="T79">e</text:span><text:span text:style-name="T78">uë ne peut atteindre</text:span><text:span text:style-name="T79">,</text:span><text:span text:style-name="T78"> du la uoix p</text:span><text:span text:style-name="T79">e</text:span><text:span text:style-name="T78">u</text:span><text:span text:style-name="T79">tp</text:span><text:span text:style-name="T78">enetrer</text:span><text:span text:style-name="T79">.</text:span></text:p>
          <text:p text:style-name="Texte_20_du_20_corps">596</text:p>
          <text:p text:style-name="Texte_20_du_20_corps"><text:span text:style-name="T82">D</text:span><text:span text:style-name="T83"> </text:span><text:span text:style-name="T82">ugoust, </text:span><text:span text:style-name="T78">et de</text:span><text:span text:style-name="T79"> </text:span><text:span text:style-name="T78">la faueu</text:span><text:span text:style-name="T79">r.</text:span><text:span text:style-name="T78"><text:tab/>616</text:span></text:p>
          <text:p text:style-name="Texte_20_du_20_corps"><text:span text:style-name="T78">Pourquoy une mes</text:span><text:span text:style-name="T79">m</text:span><text:span text:style-name="T78">e uiande est douce aux </text:span><text:span text:style-name="T79">vns,</text:span><text:span text:style-name="T78"> et<text:line-break/>antere aux autres</text:span><text:span text:style-name="T79">.</text:span><text:span text:style-name="T78"><text:tab/>634</text:span></text:p>
          <text:p text:style-name="Texte_20_du_20_corps"><text:span text:style-name="T78">De l</text:span><text:span text:style-name="T79">'</text:span><text:span text:style-name="T78">odorat et des odeurs</text:span><text:span text:style-name="T79">,</text:span><text:span text:style-name="T78"> et pourquoy i</text:span><text:span text:style-name="T79">ly</text:span><text:span text:style-name="T78"> en a dp</text:span><text:span text:style-name="T79"> </text:span><text:span text:style-name="T78">a</text:span><text:span text:style-name="T79">-<text:line-break/></text:span><text:span text:style-name="T78">greables et de faseheu</text:span><text:span text:style-name="T79">f</text:span><text:span text:style-name="T78">es. </text:span><text:span text:style-name="T79">‘</text:span><text:span text:style-name="T82"><text:tab/>674</text:span></text:p>
          <text:p text:style-name="Texte_20_du_20_corps"><text:span text:style-name="T78">Du mouuemen</text:span><text:span text:style-name="T79">td</text:span><text:span text:style-name="T78">e l'</text:span><text:span text:style-name="T79">e</text:span><text:span text:style-name="T78">spri</text:span><text:span text:style-name="T79">t,</text:span><text:span text:style-name="T78"> et pourquoy fans l'</text:span><text:span text:style-name="T79">é</text:span><text:span text:style-name="T78">motion<text:line-break/>des Images</text:span><text:span text:style-name="T79">,</text:span><text:span text:style-name="T78"> il ne peut rien penser</text:span><text:span text:style-name="T79">.</text:span><text:span text:style-name="T82"><text:tab/>723</text:span></text:p>
          <text:p text:style-name="Texte_20_du_20_corps"><text:span text:style-name="T78">Pourquoy nous pensons aussi</text:span><text:span text:style-name="T79">.t</text:span><text:span text:style-name="T78">ost</text:span><text:span text:style-name="T79"> </text:span><text:span text:style-name="T78">tout ce que</text:span><text:span text:style-name="T79"> </text:span><text:span text:style-name="T78">nous vou</text:span><text:span text:style-name="T79">-<text:line-break/>l</text:span><text:span text:style-name="T78">ons</text:span><text:span text:style-name="T79">.</text:span><text:span text:style-name="T82"><text:tab/>78</text:span><text:span text:style-name="T83">0</text:span></text:p>
          <text:p text:style-name="Texte_20_du_20_corps"><text:span text:style-name="T78">Les yeux</text:span><text:span text:style-name="T79">,</text:span><text:span text:style-name="T78"> la langue</text:span><text:span text:style-name="T79">,</text:span><text:span text:style-name="T78"> les au</text:span><text:span text:style-name="T79">re</text:span><text:span text:style-name="T78">illes,et les autres membres</text:span><text:span text:style-name="T79">,<text:line-break/></text:span><text:span text:style-name="T78">sont plustos</text:span><text:span text:style-name="T79">tn</text:span><text:span text:style-name="T78">ais que leur usage</text:span><text:span text:style-name="T79">.</text:span><text:span text:style-name="T82"><text:tab/>821</text:span></text:p>
          <text:p text:style-name="Texte_20_du_20_corps"><text:span text:style-name="T78">Les causes de la faim et de</text:span><text:span text:style-name="T79"> </text:span><text:span text:style-name="T78">la fois</text:span><text:span text:style-name="T79">-</text:span><text:span text:style-name="T78"><text:tab/>85</text:span><text:span text:style-name="T79">6</text:span></text:p>
          <text:p text:style-name="Texte_20_du_20_corps"><text:span text:style-name="T78">De la faculté de marcher</text:span><text:span text:style-name="T79">.</text:span><text:span text:style-name="T82"><text:tab/>875</text:span></text:p>
          <text:p text:style-name="Texte_20_du_20_corps"><text:span text:style-name="T78">Du sommeil</text:span><text:span text:style-name="T79">,</text:span><text:span text:style-name="T78"> et comment il se f</text:span><text:span text:style-name="T79">a</text:span><text:span text:style-name="T78">it</text:span><text:span text:style-name="T79">.</text:span><text:span text:style-name="T78"><text:tab/>9</text:span><text:span text:style-name="T79">0</text:span><text:span text:style-name="T78">5</text:span></text:p>
          <text:p text:style-name="Texte_20_du_20_corps"><text:span text:style-name="T78">Commen</text:span><text:span text:style-name="T79">tl</text:span><text:span text:style-name="T78">'am</text:span><text:span text:style-name="T79">ee</text:span><text:span text:style-name="T78">st enparti</text:span><text:span text:style-name="T79">e</text:span><text:span text:style-name="T78"> chas</text:span><text:span text:style-name="T79">c</text:span><text:span text:style-name="T78">ée dehors</text:span><text:span text:style-name="T79">,</text:span><text:span text:style-name="T78"> et en partie<text:line-break/>retenue d</text:span><text:span text:style-name="T79">u</text:span><text:span text:style-name="T78">ns</text:span><text:span text:style-name="T79"> </text:span><text:span text:style-name="T78">le corps</text:span><text:span text:style-name="T79">.</text:span><text:span text:style-name="T78"><text:tab/>927</text:span></text:p>
          <text:p text:style-name="Texte_20_du_20_corps"><text:span text:style-name="T78">Des songes</text:span><text:span text:style-name="T79">.</text:span><text:span text:style-name="T78"><text:tab/>980</text:span></text:p>
          <text:p text:style-name="Texte_20_du_20_corps"><text:span text:style-name="T78">Des imaginations amoureuses</text:span><text:span text:style-name="T79">,</text:span><text:span text:style-name="T78"> et des plaisirs de l'attou-<text:line-break/>chemen</text:span><text:span text:style-name="T79">L</text:span><text:span text:style-name="T82"><text:tab/>1024</text:span></text:p>
          <text:p text:style-name="Texte_20_du_20_corps"><text:span text:style-name="T79">L</text:span><text:span text:style-name="T78">l faut</text:span><text:span text:style-name="T79"> </text:span><text:span text:style-name="T78">fuir l'</text:span><text:span text:style-name="T79">a</text:span><text:span text:style-name="T78">mour des choses deshonneste</text:span><text:span text:style-name="T79">s</text:span><text:span text:style-name="T78">, et rompre<text:line-break/>ses liens</text:span><text:span text:style-name="T79">.</text:span><text:span text:style-name="T78"><text:tab/>105</text:span><text:span text:style-name="T79">6</text:span></text:p>
          <text:p text:style-name="Texte_20_du_20_corps"><text:span text:style-name="T78">L</text:span><text:span text:style-name="T79">e</text:span><text:span text:style-name="T78">s Amans aueugles diminuent tousiours les imperse</text:span><text:span text:style-name="T79">-<text:line-break/></text:span><text:span text:style-name="T78">c</text:span><text:span text:style-name="T79">t</text:span><text:span text:style-name="T78">ions de</text:span><text:span text:style-name="T79">sf</text:span><text:span text:style-name="T78">emmes qu</text:span><text:span text:style-name="T79">'</text:span><text:span text:style-name="T78">ils aiment</text:span><text:span text:style-name="T79">.</text:span><text:span text:style-name="T78"><text:tab/>11</text:span><text:span text:style-name="T79">50</text:span></text:p>
        </text:index-body>
      </text:table-of-content>
      <text:p text:style-name="Texte_20_du_20_corps"><text:span text:style-name="T20">’</text:span><text:span text:style-name="T21"><text:tab/>Cequ</text:span><text:span text:style-name="T20">if</text:span><text:span text:style-name="T21">ait</text:span><text:span text:style-name="T20"> </text:span><text:span text:style-name="T21">que les enf</text:span><text:span text:style-name="T20">aru</text:span><text:span text:style-name="T21"> ress</text:span><text:span text:style-name="T20">e</text:span><text:span text:style-name="T21">mblent aux pere</text:span><text:span text:style-name="T20">s</text:span><text:span text:style-name="T21"> ou aux</text:span></text:p>
      <text:p text:style-name="Texte_20_du_20_corps"><text:soft-page-break/><text:span text:style-name="T21">tne</text:span><text:span text:style-name="T20">rpri</text:span><text:span text:style-name="T21"><text:tab/></text:span><text:span text:style-name="T20">’</text:span><text:span text:style-name="T21"><text:tab/></text:span><text:span text:style-name="T20">1202</text:span><text:span text:style-name="T21"> </text:span><text:span text:style-name="T20">.</text:span></text:p>
      <text:p text:style-name="P11"><text:span text:style-name="T8"><text:tab/><text:tab/>. </text:span><text:span text:style-name="T9">U</text:span><text:span text:style-name="T8">6</text:span></text:p>
      <text:table-of-content text:style-name="Sect1" text:protected="true" text:name="Table des matières15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Texte_20_du_20_corps"><text:span text:style-name="T80">De animi mot</text:span><text:span text:style-name="T81">u</text:span><text:span text:style-name="T80"> </text:span><text:span text:style-name="T81">,</text:span><text:span text:style-name="T80"> nihilque sine motu imaginum<text:line-break/>cogitari posse.<text:tab/>723</text:span></text:p>
          <text:p text:style-name="Texte_20_du_20_corps"><text:span text:style-name="T80">Quare quod libuerit, stati</text:span><text:span text:style-name="T81">rn</text:span><text:span text:style-name="T80"> Cogitemus. 780</text:span></text:p>
          <text:p text:style-name="Texte_20_du_20_corps"><text:span text:style-name="T80">Prius o</text:span><text:span text:style-name="T81">e</text:span><text:span text:style-name="T80">ulo</text:span><text:span text:style-name="T81">s,</text:span><text:span text:style-name="T80"> </text:span><text:span text:style-name="T81">l</text:span><text:span text:style-name="T80">inguam, aures, reliqua membra </text:span><text:span text:style-name="T81">e</text:span><text:span text:style-name="T80">sse<text:line-break/>nat</text:span><text:span text:style-name="T81">a</text:span><text:span text:style-name="T80">,</text:span><text:span text:style-name="T81"> </text:span><text:span text:style-name="T80">quà</text:span><text:span text:style-name="T81">m </text:span><text:span text:style-name="T80">eoruin</text:span><text:span text:style-name="T81"> </text:span><text:span text:style-name="T80">vsum.<text:tab/>82r</text:span></text:p>
          <text:p text:style-name="Texte_20_du_20_corps"><text:span text:style-name="T80">D</text:span><text:span text:style-name="T81">e</text:span><text:span text:style-name="T80"> catiss</text:span><text:span text:style-name="T81">af</text:span><text:span text:style-name="T80">ami</text:span><text:span text:style-name="T81">f&amp;s</text:span><text:span text:style-name="T80">itis.<text:tab/>856</text:span></text:p>
          <text:p text:style-name="Texte_20_du_20_corps"><text:span text:style-name="T80">De motu me</text:span><text:span text:style-name="T81">i</text:span><text:span text:style-name="T80">nbr</text:span><text:span text:style-name="T81">ot</text:span><text:span text:style-name="T80">um</text:span><text:span text:style-name="T81">jh</text:span><text:span text:style-name="T80">oc </text:span><text:span text:style-name="T81">e</text:span><text:span text:style-name="T80">st , d</text:span><text:span text:style-name="T81">e</text:span><text:span text:style-name="T80"> ambulando.<text:line-break/>875</text:span></text:p>
          <text:p text:style-name="Texte_20_du_20_corps"><text:span text:style-name="T80">D</text:span><text:span text:style-name="T81">e</text:span><text:span text:style-name="T80"> somno quemadmod</text:span><text:span text:style-name="T81">u</text:span><text:span text:style-name="T80">m fiat.<text:tab/>905</text:span></text:p>
          <text:p text:style-name="Texte_20_du_20_corps"><text:span text:style-name="T80">C</text:span><text:span text:style-name="T81">u</text:span><text:span text:style-name="T80">r anima partim foras eic</text:span><text:span text:style-name="T81">i</text:span><text:span text:style-name="T80">, parti</text:span><text:span text:style-name="T81">rn</text:span><text:span text:style-name="T80"> in alt</text:span><text:span text:style-name="T81">u</text:span><text:span text:style-name="T80">m<text:line-break/>subi</text:span><text:span text:style-name="T81">e</text:span><text:span text:style-name="T80"> </text:span><text:span text:style-name="T81">i</text:span><text:span text:style-name="T80">, per m</text:span><text:span text:style-name="T81">e</text:span><text:span text:style-name="T80">mbr</text:span><text:span text:style-name="T81">a</text:span><text:span text:style-name="T80"> disp</text:span><text:span text:style-name="T81">e</text:span><text:span text:style-name="T80">rgi possit. 927</text:span></text:p>
          <text:p text:style-name="Texte_20_du_20_corps"><text:span text:style-name="T80">De somni</text:span><text:span text:style-name="T81">s</text:span><text:span text:style-name="T80"><text:tab/></text:span><text:span text:style-name="T78">960</text:span></text:p>
          <text:p text:style-name="Texte_20_du_20_corps"><text:span text:style-name="T80">De rebus</text:span><text:span text:style-name="T81"> </text:span><text:span text:style-name="T80">Venereis, &amp; seminis profusione spon-<text:line-break/>t</text:span><text:span text:style-name="T81">a</text:span><text:span text:style-name="T80">ne</text:span><text:span text:style-name="T81">a.</text:span><text:span text:style-name="T80"><text:tab/>i024</text:span></text:p>
          <text:p text:style-name="Texte_20_du_20_corps"><text:span text:style-name="T80">Praecl</text:span><text:span text:style-name="T81">a</text:span><text:span text:style-name="T80">r</text:span><text:span text:style-name="T81">a</text:span><text:span text:style-name="T80"> </text:span><text:span text:style-name="T81">a</text:span><text:span text:style-name="T80">dmonit</text:span><text:span text:style-name="T81">lo</text:span><text:span text:style-name="T80"> de amore</text:span><text:span text:style-name="T81">i</text:span><text:span text:style-name="T80"><text:tab/></text:span><text:span text:style-name="T81">1</text:span><text:span text:style-name="T80">05</text:span><text:span text:style-name="T81">6</text:span></text:p>
          <text:p text:style-name="Texte_20_du_20_corps"><text:span text:style-name="T80">D</text:span><text:span text:style-name="T81">es</text:span><text:span text:style-name="T80">imilitadine parentuin.<text:tab/>I2o2</text:span></text:p>
          <text:p text:style-name="Texte_20_du_20_corps"><text:span text:style-name="T80">De ratlone sterilitatis &amp; fe</text:span><text:span text:style-name="T81">u</text:span><text:span text:style-name="T80">cnditatis ac conce-</text:span></text:p>
          <text:p text:style-name="Texte_20_du_20_corps"><text:span text:style-name="T80">ptionis. </text:span><text:span text:style-name="T81">I</text:span><text:span text:style-name="T80">228</text:span></text:p>
          <text:p text:style-name="Texte_20_du_20_corps"><text:span text:style-name="T80">D</text:span><text:span text:style-name="T81">e</text:span><text:span text:style-name="T80"> modis ytendi rebus Venereis</text:span><text:span text:style-name="T81">.</text:span><text:span text:style-name="T80"><text:tab/>1256</text:span></text:p>
        </text:index-body>
      </text:table-of-content>
      <text:p text:style-name="Texte_20_du_20_corps">T</text:p>
      <text:p text:style-name="P20"><draw:custom-shape text:anchor-type="char" draw:z-index="10" draw:name="Shape 25" draw:style-name="gr2" draw:text-style-name="P32" svg:width="0.579cm" svg:height="0.391cm" svg:x="5.867cm" svg:y="0.035cm"><text:p text:style-name="P29"><text:span text:style-name="T25">1</text:span><text:span text:style-name="T24">4</text:span><text:span text:style-name="T25">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e_20_du_20_corps"><text:bookmark-start text:name="bookmark48"/>LVCRECE.<text:bookmark-end text:name="bookmark48"/></text:p>
      <text:p text:style-name="Texte_20_du_20_corps"><text:span text:style-name="T4">DE L</text:span><text:span text:style-name="T5">ANA</text:span><text:span text:style-name="T4">TVRE</text:span></text:p>
      <text:p text:style-name="Texte_20_du_20_corps"><text:span text:style-name="T2">DES </text:span><text:span text:style-name="T1">CHO</text:span><text:span text:style-name="T2">SES</text:span><text:span text:style-name="T1">.</text:span></text:p>
      <text:p text:style-name="Texte_20_du_20_corps"><text:span text:style-name="T18">LIVRE QVATRIESME</text:span><text:span text:style-name="T19">.</text:span></text:p>
      <text:p text:style-name="Texte_20_du_20_corps"><text:span text:style-name="T18">E me pr</text:span><text:span text:style-name="T19">o</text:span><text:span text:style-name="T18">m</text:span><text:span text:style-name="T19">c</text:span><text:span text:style-name="T18">ne dans yn sel</text:span><text:span text:style-name="T19">onr</text:span><text:span text:style-name="T18"> </text:span><text:span text:style-name="T19">d</text:span><text:span text:style-name="T18">es<text:line-break/>Mus</text:span><text:span text:style-name="T19">e</text:span><text:span text:style-name="T18">s o</text:span><text:span text:style-name="T19">ù</text:span><text:span text:style-name="T18"> nul chemin ne conduit, &amp;<text:line-break/>qui ius</text:span><text:span text:style-name="T19">q</text:span><text:span text:style-name="T18">ues à present n'a</text:span><text:span text:style-name="T19"> </text:span><text:span text:style-name="T18">esté fr</text:span><text:span text:style-name="T19">c</text:span><text:span text:style-name="T18">quen-<text:line-break/>té</text:span><text:span text:style-name="T19"> </text:span><text:span text:style-name="T18">de personne</text:span><text:span text:style-name="T19">.</text:span><text:span text:style-name="T18"> Il</text:span><text:span text:style-name="T19"> </text:span><text:span text:style-name="T18">me</text:span><text:span text:style-name="T19"> </text:span><text:span text:style-name="T18">plaist d’</text:span><text:span text:style-name="T19">a</text:span><text:span text:style-name="T18">ppro-<text:line-break/></text:span><text:span text:style-name="T19">c</text:span><text:span text:style-name="T18">her de leurs fontaines qui sont tou</text:span><text:span text:style-name="T19">-<text:line-break/></text:span><text:span text:style-name="T18">tes pures</text:span><text:span text:style-name="T19">,</text:span><text:span text:style-name="T18"> &amp; </text:span><text:span text:style-name="T19">l'y</text:span><text:span text:style-name="T18"> boire à leur source</text:span><text:span text:style-name="T19">.</text:span><text:span text:style-name="T18"> Il me plaist d</text:span><text:span text:style-name="T19">'y<text:line-break/></text:span><text:span text:style-name="T18">cueillir des fleurs</text:span><text:span text:style-name="T19"> </text:span><text:span text:style-name="T18">nou</text:span><text:span text:style-name="T19">ue</text:span><text:span text:style-name="T18">ll</text:span><text:span text:style-name="T19">e</text:span><text:span text:style-name="T18">s, &amp; d’en façonner pour<text:line-break/>ma teste vn</text:span><text:span text:style-name="T19">e</text:span><text:span text:style-name="T18"> illustre couronne , dont les diu</text:span><text:span text:style-name="T19">rn</text:span><text:span text:style-name="T18">es<text:line-break/>Sœurs iront iamais orné le front de pas vn seul des<text:line-break/>Mortels. </text:span><text:span text:style-name="T19">P</text:span><text:span text:style-name="T18">r</text:span><text:span text:style-name="T19">e</text:span><text:span text:style-name="T18">mierernent,po</text:span><text:span text:style-name="T19">u</text:span><text:span text:style-name="T18">rce que i</text:span><text:span text:style-name="T19">e</text:span><text:span text:style-name="T18"> donne des<text:line-break/>enseigneme</text:span><text:span text:style-name="T19">nt</text:span><text:span text:style-name="T18"> importa</text:span><text:span text:style-name="T19">n</text:span><text:span text:style-name="T18">t touchant les grandes<text:line-break/>chose</text:span><text:span text:style-name="T19">s</text:span><text:span text:style-name="T18">, &amp; ie me propose de destacher les esprit</text:span><text:span text:style-name="T19">s<text:line-break/></text:span><text:span text:style-name="T18">des liens étroits de la </text:span><text:span text:style-name="T19">si</text:span><text:span text:style-name="T18">iperstition. : Secondement<text:line-break/>pource q</text:span><text:span text:style-name="T19">u</text:span><text:span text:style-name="T18">e ie fais des vers éclata</text:span><text:span text:style-name="T19">nt</text:span><text:span text:style-name="T18"> sur vne </text:span><text:span text:style-name="T19">rn</text:span><text:span text:style-name="T18">atiere<text:line-break/>ob</text:span><text:span text:style-name="T19">seu</text:span><text:span text:style-name="T18">re</text:span><text:span text:style-name="T19">,</text:span><text:span text:style-name="T18"> parl</text:span><text:span text:style-name="T19">â</text:span><text:span text:style-name="T18">t de toutes choses auec les grâces des<text:line-break/>Muses,&amp; 1</text:span><text:span text:style-name="T19">1</text:span><text:span text:style-name="T18"> ne me semble pas que ie l'aye entr</text:span><text:span text:style-name="T19">ap</text:span><text:span text:style-name="T18">ris<text:line-break/>s</text:span><text:span text:style-name="T19">a</text:span><text:span text:style-name="T18">ns raison</text:span><text:span text:style-name="T19">.</text:span><text:span text:style-name="T18"> Car tout ainsi qu'aux petits enfans</text:span><text:span text:style-name="T19">;<text:line-break/></text:span><text:span text:style-name="T18">quand les Medecin</text:span><text:span text:style-name="T19">s</text:span><text:span text:style-name="T18"> leur veulent donner de </text:span><text:span text:style-name="T19">l</text:span><text:span text:style-name="T18">'ab-<text:line-break/></text:span><text:span text:style-name="T19">si</text:span><text:span text:style-name="T18">nthe amer</text:span><text:span text:style-name="T19">e</text:span><text:span text:style-name="T18">;</text:span><text:span text:style-name="T19">i</text:span><text:span text:style-name="T18">l</text:span><text:span text:style-name="T19">$</text:span><text:span text:style-name="T18"> couurent tout autour les bords de<text:line-break/>la coupe de la douce liqueur du mie</text:span><text:span text:style-name="T19">l</text:span><text:span text:style-name="T18">, afin que<text:line-break/>l</text:span><text:span text:style-name="T19">’à</text:span><text:span text:style-name="T18">ge indi</text:span><text:span text:style-name="T19">si</text:span><text:span text:style-name="T18">cret soit deceu par les lèvres </text:span><text:span text:style-name="T20">,</text:span><text:span text:style-name="T21"> </text:span><text:span text:style-name="T20">Se</text:span><text:span text:style-name="T18"> qu’i</text:span><text:span text:style-name="T19">l<text:line-break/></text:span><text:span text:style-name="T18">auale cependant la poti</text:span><text:span text:style-name="T19">o</text:span><text:span text:style-name="T18">n am</text:span><text:span text:style-name="T19">e</text:span><text:span text:style-name="T18">re</text:span><text:span text:style-name="T19"> </text:span><text:span text:style-name="T18">de</text:span><text:span text:style-name="T19"> </text:span><text:span text:style-name="T18">l'absinthe , de</text:span></text:p>
      <text:p text:style-name="P11"><text:span text:style-name="T24">LE IV. L I V R </text:span><text:span text:style-name="T25">E</text:span><text:span text:style-name="T24"> </text:span><text:span text:style-name="T25">DE</text:span><text:span text:style-name="T24"> L V </text:span><text:span text:style-name="T22">C</text:span><text:span text:style-name="T24"> R </text:span><text:span text:style-name="T25">E</text:span><text:span text:style-name="T24"> C </text:span><text:span text:style-name="T25">f</text:span><text:span text:style-name="T24">. </text:span><text:span text:style-name="T25">149<text:line-break/></text:span><text:span text:style-name="T18">soupil</text:span><text:span text:style-name="T19">lem</text:span><text:span text:style-name="T18">ent où nous languission</text:span><text:span text:style-name="T19">s</text:span><text:span text:style-name="T18"> Cela nous<text:line-break/>empefcher</text:span><text:span text:style-name="T19">a</text:span><text:span text:style-name="T18"> de penser que les Ames reuienn</text:span><text:span text:style-name="T19">e</text:span><text:span text:style-name="T18">nt<text:line-break/>des Enfers, ou qu’il y ait des ombres qui voltigent<text:line-break/>p</text:span><text:span text:style-name="T19">a</text:span><text:span text:style-name="T18">rmy les viuans , ny que de nous autre</text:span><text:span text:style-name="T19">s</text:span><text:span text:style-name="T18">, il puisse<text:line-break/>demeurer quelque cho</text:span><text:span text:style-name="T19">s</text:span><text:span text:style-name="T18">e apres nostre mor</text:span><text:span text:style-name="T19">t</text:span><text:span text:style-name="T18">, quand<text:line-break/>le Corps detrui</text:span><text:span text:style-name="T19">t,</text:span><text:span text:style-name="T18"> &amp; la Nature de l’Ame extermi-<text:line-break/>• née </text:span><text:span text:style-name="T19">,</text:span><text:span text:style-name="T18"> retournent aux Principes dont ils estoient<text:line-break/>venus</text:span><text:span text:style-name="T19">.</text:span></text:p>
      <text:p text:style-name="Texte_20_du_20_corps"><text:span text:style-name="T19">I</text:span><text:span text:style-name="T18">e di</text:span><text:span text:style-name="T19">s</text:span><text:span text:style-name="T18"> donc que des Images </text:span><text:span text:style-name="T19">&amp;</text:span><text:span text:style-name="T18"> des figures déliées,<text:line-break/>sortent de la superficie d</text:span><text:span text:style-name="T19">e</text:span><text:span text:style-name="T18">s corps</text:span><text:span text:style-name="T19">,</text:span><text:span text:style-name="T18"> lesquelles l</text:span><text:span text:style-name="T19">e</text:span><text:span text:style-name="T18"> peu</text:span><text:span text:style-name="T19">-<text:line-break/></text:span><text:span text:style-name="T18">uent appeller membranes , ou écorces leg</text:span><text:span text:style-name="T19">e</text:span><text:span text:style-name="T18">res,<text:line-break/>pource quelles portent l'apparence &amp; la forme<text:line-break/>. semblable de ce dont l’</text:span><text:span text:style-name="T19">i</text:span><text:span text:style-name="T18">mage se répand hors du<text:line-break/>corps</text:span><text:span text:style-name="T19">.</text:span><text:span text:style-name="T18"> C</text:span><text:span text:style-name="T19">e</text:span><text:span text:style-name="T18"> qui sera reconnu facilement par le plus<text:line-break/>imbécile Esprit. Premier</text:span><text:span text:style-name="T19">e</text:span><text:span text:style-name="T18">men</text:span><text:span text:style-name="T19">t</text:span><text:span text:style-name="T18">, pource qu’il y </text:span><text:span text:style-name="T19">a<text:line-break/></text:span><text:span text:style-name="T18">bien des chofes qui enuoyent visiblement des<text:line-break/></text:span><text:span text:style-name="T21">corps</text:span><text:span text:style-name="T18"> </text:span><text:span text:style-name="T19">sé</text:span><text:span text:style-name="T18">parez de leur masse </text:span><text:span text:style-name="T19">,</text:span><text:span text:style-name="T18"> en partie détaches<text:line-break/>comme le bois qui pousse la fumée , &amp; le</text:span><text:span text:style-name="T19"> </text:span><text:span text:style-name="T18">feu qui<text:line-break/>en</text:span><text:span text:style-name="T19">u</text:span><text:span text:style-name="T18">oye la chaleu</text:span><text:span text:style-name="T19">r,</text:span><text:span text:style-name="T18"> en partie plus tissus &amp; vni</text:span><text:span text:style-name="T19">'u</text:span><text:span text:style-name="T18">,<text:line-break/>comme il arri</text:span><text:span text:style-name="T19">u</text:span><text:span text:style-name="T18">e en Esté quand les Cigales quittent<text:line-break/>leur vieille peau,</text:span><text:span text:style-name="T19"> </text:span><text:span text:style-name="T18">&amp;</text:span><text:span text:style-name="T19"> </text:span><text:span text:style-name="T18">comme nous voyons que les<text:line-break/>veaux naissa</text:span><text:span text:style-name="T19">nt</text:span><text:span text:style-name="T18"> poussent certaines membranes de<text:line-break/>la superficie de leurs corp</text:span><text:span text:style-name="T19">s</text:span><text:span text:style-name="T18">, ou comme le Serpent</text:span><text:span text:style-name="T19">,<text:line-break/></text:span><text:span text:style-name="T18">quand en se glissant parmy le</text:span><text:span text:style-name="T19">se</text:span><text:span text:style-name="T18">spines , il se dé</text:span><text:span text:style-name="T19">-<text:line-break/>fr</text:span><text:span text:style-name="T18">ouille de sa robe ( car nous voyons bien souuent<text:line-break/>es Buissons enrichis de leurs dépouilles volti-<text:line-break/>geantes</text:span><text:span text:style-name="T19">.</text:span><text:span text:style-name="T18"> ) or dautant que toutes ces choses-là se<text:line-break/>fon</text:span><text:span text:style-name="T19">t,</text:span><text:span text:style-name="T18"> il faut aussi qu'</text:span><text:span text:style-name="T19">u</text:span><text:span text:style-name="T18">ne tendre image soit en</text:span><text:span text:style-name="T19">-<text:line-break/></text:span><text:span text:style-name="T18">uoyée de la superficie des corps : car on ne scatiroi</text:span><text:span text:style-name="T19">t<text:line-break/></text:span><text:span text:style-name="T18">all</text:span><text:span text:style-name="T19">e</text:span><text:span text:style-name="T18">gu</text:span><text:span text:style-name="T19">e</text:span><text:span text:style-name="T18">r aucune raison pourquoy ces choses s</text:span><text:span text:style-name="T19">ed</text:span><text:span text:style-name="T18">é-<text:line-break/>tachent,&amp; éloignent des corps</text:span><text:span text:style-name="T19"> </text:span><text:span text:style-name="T18">plutost</text:span><text:span text:style-name="T19"> </text:span><text:span text:style-name="T18">q</text:span><text:span text:style-name="T19">u</text:span><text:span text:style-name="T18">e celles<text:line-break/>qui sont plus </text:span><text:span text:style-name="T19">su</text:span><text:span text:style-name="T18">btiles </text:span><text:span text:style-name="T19">,</text:span><text:span text:style-name="T18"> veu principalement qu’il<text:line-break/>v a plusieurs petits</text:span><text:span text:style-name="T19"> </text:span><text:span text:style-name="T18">corpsau</text:span><text:span text:style-name="T19">xe</text:span><text:span text:style-name="T18">xtrémite</text:span><text:span text:style-name="T19">z</text:span><text:span text:style-name="T18"> de</text:span><text:span text:style-name="T19">sch</text:span><text:span text:style-name="T18">o-<text:line-break/>ses, lesquels peuuent estre poussez dans</text:span><text:span text:style-name="T19"> </text:span><text:span text:style-name="T18">le m</text:span><text:span text:style-name="T19">e</text:span><text:span text:style-name="T18">sin</text:span><text:span text:style-name="T19">e</text:span></text:p>
      <text:p text:style-name="P11"><text:bookmark-start text:name="bookmark50"/><text:span text:style-name="T85">’lro</text:span><text:span text:style-name="T84"> </text:span><text:span text:style-name="T85">LE</text:span><text:span text:style-name="T84"> IV. L</text:span><text:span text:style-name="T85">I</text:span><text:span text:style-name="T84">VRE DE LVC</text:span><text:span text:style-name="T85">R</text:span><text:span text:style-name="T84">ECE.</text:span><text:bookmark-end text:name="bookmark50"/></text:p>
      <text:p text:style-name="Texte_20_du_20_corps"><text:span text:style-name="T18">ordre qu’</text:span><text:span text:style-name="T19">il</text:span><text:span text:style-name="T18">s estoient situez</text:span><text:span text:style-name="T19">,</text:span><text:span text:style-name="T18"> &amp; garder leur ancienne<text:line-break/>figure</text:span><text:span text:style-name="T19">.</text:span><text:span text:style-name="T18"> Et d'autant p</text:span><text:span text:style-name="T19">l</text:span><text:span text:style-name="T18">ûtost qu</text:span><text:span text:style-name="T19">’</text:span><text:span text:style-name="T18">ils peuuent moins</text:span><text:span text:style-name="T19">'<text:line-break/></text:span><text:span text:style-name="T18">estre empéchez pour estre peu en nombr</text:span><text:span text:style-name="T19">e,</text:span><text:span text:style-name="T18"> &amp; au<text:line-break/>premier ran</text:span><text:span text:style-name="T19">g,</text:span><text:span text:style-name="T18"> c’est à dire en la superficie me</text:span><text:span text:style-name="T19">s</text:span><text:span text:style-name="T18">me</text:span><text:span text:style-name="T19">.</text:span><text:span text:style-name="T18"> </text:span><text:span text:style-name="T19">'<text:line-break/></text:span><text:span text:style-name="T18">Car certainement nous en voyons sortir qui sont<text:line-break/>poussez non seulement du fond </text:span><text:span text:style-name="T19">,</text:span><text:span text:style-name="T18"> comme nous<text:line-break/>auons dit cy-dess</text:span><text:span text:style-name="T19">us</text:span><text:span text:style-name="T18">, mais encore qui sont enuoyez<text:line-break/>de la superfici</text:span><text:span text:style-name="T19">e,</text:span><text:span text:style-name="T18"> comme la couleur. Ce qui se fait<text:line-break/>ordinairement pat</text:span><text:span text:style-name="T19"> </text:span><text:span text:style-name="T18">les toiles jaunes &amp;</text:span><text:span text:style-name="T19"> </text:span><text:span text:style-name="T18">rouges, ou<text:line-break/>de couleur de pourpre </text:span><text:span text:style-name="T19">,</text:span><text:span text:style-name="T18"> lesquelles se tendent au<text:line-break/>dessus des Theatres, quand elles voltigent entre<text:line-break/>les poutres </text:span><text:span text:style-name="T20">,</text:span><text:span text:style-name="T21"> </text:span><text:span text:style-name="T20">Sc</text:span><text:span text:style-name="T18"> les grandes perches ou elles </text:span><text:span text:style-name="T19">fia</text:span><text:span text:style-name="T18">nt<text:line-break/>attachées : car alors toute la décoration du<text:line-break/>Th</text:span><text:span text:style-name="T19">e</text:span><text:span text:style-name="T18">atr</text:span><text:span text:style-name="T19">e</text:span><text:span text:style-name="T18">, aussi bien que tout le Parterr</text:span><text:span text:style-name="T19">e</text:span><text:span text:style-name="T18">, &amp; les ve-<text:line-break/>stemens des Prince</text:span><text:span text:style-name="T19">s</text:span><text:span text:style-name="T18">, des Dames &amp; des Dieu</text:span><text:span text:style-name="T19">x</text:span><text:span text:style-name="T18">, en<text:line-break/>recoiuent</text:span><text:span text:style-name="T19"> </text:span><text:span text:style-name="T18">quelque sorte d’impression ,&amp; semblent<text:line-break/>es</text:span><text:span text:style-name="T19">t</text:span><text:span text:style-name="T18">re Contraint</text:span><text:span text:style-name="T19">s</text:span><text:span text:style-name="T18"> de flotter comme elles </text:span><text:span text:style-name="T19">,</text:span><text:span text:style-name="T18"> en pre-<text:line-break/>nant la mes</text:span><text:span text:style-name="T19">i</text:span><text:span text:style-name="T18">ne couleur. Et d'autant plus</text:span><text:span text:style-name="T19"> </text:span><text:span text:style-name="T18">que les<text:line-break/>murailles du T</text:span><text:span text:style-name="T19">h</text:span><text:span text:style-name="T18">eatr</text:span><text:span text:style-name="T19">e</text:span><text:span text:style-name="T18"> font bien cla</text:span><text:span text:style-name="T19">m</text:span><text:span text:style-name="T18">es tout au-<text:line-break/>tour, d’autant plus aussi tout ce qu’elles enferment<text:line-break/></text:span><text:span text:style-name="T19">çC</text:span><text:span text:style-name="T18">l</text:span><text:span text:style-name="T19">a</text:span><text:span text:style-name="T18">te</text:span><text:span text:style-name="T19">-</text:span><text:span text:style-name="T18">t</text:span><text:span text:style-name="T19">-i</text:span><text:span text:style-name="T18">l agreablement aux yeux par la splendeur<text:line-break/>du iou</text:span><text:span text:style-name="T19">r</text:span><text:span text:style-name="T18">qui passe au trauers. or comme les toiles<text:line-break/>donnent quelque teinture de la superficie de leur<text:line-break/>corps , il </text:span><text:span text:style-name="T19">s</text:span><text:span text:style-name="T18">aut aussi que chaque chose enuoye<text:line-break/>d</text:span><text:span text:style-name="T19">lel</text:span><text:span text:style-name="T18">l</text:span><text:span text:style-name="T19">e-</text:span><text:span text:style-name="T18">mesme </text:span><text:span text:style-name="T19">il</text:span><text:span text:style-name="T18">s images legeres,</text:span><text:span text:style-name="T19">p</text:span><text:span text:style-name="T18">ource que les<text:line-break/>vnes &amp; les autres de ces choses en poussent de<text:line-break/>leur superficie continuellement</text:span><text:span text:style-name="T19">.</text:span><text:span text:style-name="T18"> </text:span><text:span text:style-name="T19">I</text:span><text:span text:style-name="T18">l y a donc de<text:line-break/>certains indices qu’il y a des images,</text:span><text:span text:style-name="T19">l</text:span><text:span text:style-name="T18">esquelles sont<text:line-break/>tissuë</text:span><text:span text:style-name="T19">sd</text:span><text:span text:style-name="T18">'un fil déli</text:span><text:span text:style-name="T19">e</text:span><text:span text:style-name="T18"> , &amp; qui voltigent de toutes<text:line-break/>part</text:span><text:span text:style-name="T19">s</text:span><text:span text:style-name="T18">, sans qu’on les puisse voir s</text:span><text:span text:style-name="T19">é</text:span><text:span text:style-name="T18">parémen</text:span><text:span text:style-name="T19">t</text:span><text:span text:style-name="T18">, ou<text:line-break/></text:span><text:span text:style-name="T19">V</text:span><text:span text:style-name="T18">ne à vne.</text:span></text:p>
      <text:p text:style-name="Texte_20_du_20_corps"><text:span text:style-name="T18">Quant à </text:span><text:span text:style-name="T19">L</text:span><text:span text:style-name="T18">odetir , à la fumée </text:span><text:span text:style-name="T19">,</text:span><text:span text:style-name="T18"> à la vapeur , &amp; à<text:line-break/>toute autre chose semblabl</text:span><text:span text:style-name="T19">e</text:span><text:span text:style-name="T18">, elles s</text:span><text:span text:style-name="T19">e</text:span><text:span text:style-name="T18">pandent </text:span><text:span text:style-name="T19">e</text:span><text:span text:style-name="T18">n<text:line-break/>foule </text:span><text:span text:style-name="T19">&amp;</text:span><text:span text:style-name="T18"> en confusio</text:span><text:span text:style-name="T19">n</text:span><text:span text:style-name="T18">, </text:span><text:span text:style-name="T19">p</text:span><text:span text:style-name="T18">ource qu’</text:span><text:span text:style-name="T19">e</text:span><text:span text:style-name="T18">lles s</text:span><text:span text:style-name="T19">le</text:span><text:span text:style-name="T18">nt</text:span><text:span text:style-name="T19">r</text:span><text:span text:style-name="T18">ecou</text:span><text:span text:style-name="T19">?</text:span></text:p>
      <text:p text:style-name="P11"><text:span text:style-name="T18">L E IV. L I v R E </text:span><text:span text:style-name="T19">DE</text:span><text:span text:style-name="T18"> L v C R E C E. rfr<text:line-break/>pent par des chemins tortu</text:span><text:span text:style-name="T19">s</text:span><text:span text:style-name="T18"> en venant du fond,<text:line-break/>&amp; que les issues d</text:span><text:span text:style-name="T19">e</text:span><text:span text:style-name="T18">s voy</text:span><text:span text:style-name="T19">e</text:span><text:span text:style-name="T18">s par où elles s’efforcent<text:line-break/>de s</text:span><text:span text:style-name="T19">o</text:span><text:span text:style-name="T18">rtir ne sont pas droites. Mais au contraire</text:span><text:span text:style-name="T19">,<text:line-break/></text:span><text:span text:style-name="T18">quand la d</text:span><text:span text:style-name="T19">é</text:span><text:span text:style-name="T18">licate membrane de l</text:span><text:span text:style-name="T19">le</text:span><text:span text:style-name="T18">xtremité</text:span><text:span text:style-name="T19"> </text:span><text:span text:style-name="T18">de la<text:line-break/>couleur est po</text:span><text:span text:style-name="T19">us</text:span><text:span text:style-name="T18">sée, il </text:span><text:span text:style-name="T19">n</text:span><text:span text:style-name="T18">’</text:span><text:span text:style-name="T19">y</text:span><text:span text:style-name="T18"> a rien qui la puisse entre-<text:line-break/>couper de mesme ,</text:span><text:span text:style-name="T19"> </text:span><text:span text:style-name="T18">pource qu’elle est située a</text:span><text:span text:style-name="T19">u<text:line-break/></text:span><text:span text:style-name="T18">premier rang</text:span><text:span text:style-name="T19">.</text:span><text:span text:style-name="T18"> Au reste , pource que toutes les<text:line-break/>represent</text:span><text:span text:style-name="T19">a</text:span><text:span text:style-name="T18">tions qui nous appar</text:span><text:span text:style-name="T19">e</text:span><text:span text:style-name="T18">i</text:span><text:span text:style-name="T19">lle</text:span><text:span text:style-name="T18">nt dans les<text:line-break/>miroir</text:span><text:span text:style-name="T19">s</text:span><text:span text:style-name="T18"> , dans l</text:span><text:span text:style-name="T19">’</text:span><text:span text:style-name="T18">eau </text:span><text:span text:style-name="T19">,</text:span><text:span text:style-name="T18"> &amp; dans tout ce qui reluit,<text:line-break/>font semblables aux </text:span><text:span text:style-name="T19">c</text:span><text:span text:style-name="T18">hofes qu’</text:span><text:span text:style-name="T19">d</text:span><text:span text:style-name="T18">les </text:span><text:span text:style-name="T19">r</text:span><text:span text:style-name="T18">e</text:span><text:span text:style-name="T19">presentent,<text:line-break/></text:span><text:span text:style-name="T18">il est necessaire que leur essence consiste à es</text:span><text:span text:style-name="T19">t</text:span><text:span text:style-name="T18">re des<text:line-break/>images émanées des corps : car on ne s</text:span><text:span text:style-name="T19">c</text:span><text:span text:style-name="T18">a</text:span><text:span text:style-name="T19">ur</text:span><text:span text:style-name="T18">o</text:span><text:span text:style-name="T19">it<text:line-break/></text:span><text:span text:style-name="T18">alleguer de raison pourquoy d'autres choses plus<text:line-break/>gross</text:span><text:span text:style-name="T19">i</text:span><text:span text:style-name="T18">ere</text:span><text:span text:style-name="T19">s</text:span><text:span text:style-name="T18"> </text:span><text:span text:style-name="T21">se</text:span><text:span text:style-name="T18"> puissent separer</text:span><text:span text:style-name="T19">,</text:span><text:span text:style-name="T18"> &amp; éloigner des corps<text:line-break/>que celles-cy qui sont plus subt</text:span><text:span text:style-name="T19">il</text:span><text:span text:style-name="T18">es</text:span><text:span text:style-name="T19">.</text:span><text:span text:style-name="T18"> </text:span><text:span text:style-name="T19">U</text:span><text:span text:style-name="T18"> y a</text:span><text:span text:style-name="T19"> </text:span><text:span text:style-name="T18">donc<text:line-break/>des images naiues&amp;d</text:span><text:span text:style-name="T19">el</text:span><text:span text:style-name="T18">icates ,’</text:span><text:span text:style-name="T19">l</text:span><text:span text:style-name="T18">esquelles ne pou-<text:line-break/></text:span><text:span text:style-name="T19">u</text:span><text:span text:style-name="T18">ant estre veu</text:span><text:span text:style-name="T19">e</text:span><text:span text:style-name="T18">s de personne </text:span><text:span text:style-name="T19">se</text:span><text:span text:style-name="T18">paremen</text:span><text:span text:style-name="T19">t</text:span><text:span text:style-name="T18"> </text:span><text:span text:style-name="T19">,</text:span><text:span text:style-name="T18"> ou vne<text:line-break/>à vne,s</text:span><text:span text:style-name="T19">e</text:span><text:span text:style-name="T18"> rendent neantmoins visibles dans la glace<text:line-break/>ils miroir</text:span><text:span text:style-name="T19">s</text:span><text:span text:style-name="T18">, estant rejettées par vne continuelle<text:line-break/>&amp; frequente repercussion</text:span><text:span text:style-name="T19">.</text:span><text:span text:style-name="T18"> Sans quoy il semble<text:line-break/>qu’dles ne pourroi</text:span><text:span text:style-name="T19">e</text:span><text:span text:style-name="T18">nt se co</text:span><text:span text:style-name="T19">ns</text:span><text:span text:style-name="T18">e</text:span><text:span text:style-name="T19">t</text:span><text:span text:style-name="T18">u</text:span><text:span text:style-name="T19">e</text:span><text:span text:style-name="T18">r</text:span><text:span text:style-name="T19"> </text:span><text:span text:style-name="T18">si long-temps<text:line-break/>qu</text:span><text:span text:style-name="T19">’</text:span><text:span text:style-name="T18">elles </text:span><text:span text:style-name="T19">f</text:span><text:span text:style-name="T18">on</text:span><text:span text:style-name="T19">t,</text:span><text:span text:style-name="T18"> pour rep</text:span><text:span text:style-name="T19">rtil</text:span><text:span text:style-name="T18">nter des figures fein-<text:line-break/>blable</text:span><text:span text:style-name="T19">s</text:span><text:span text:style-name="T18"> à chaque chofe.</text:span></text:p>
      <text:p text:style-name="Texte_20_du_20_corps"><text:span text:style-name="T18">Rega</text:span><text:span text:style-name="T19">r</text:span><text:span text:style-name="T18">dez maintenant combien est déliée la<text:line-break/>Nature de limage ,pr</text:span><text:span text:style-name="T19">e</text:span><text:span text:style-name="T18">mierem</text:span><text:span text:style-name="T19">en</text:span><text:span text:style-name="T18">t pource que </text:span><text:span text:style-name="T21">les<text:line-break/></text:span><text:span text:style-name="T18">Principes dont elle est </text:span><text:span text:style-name="T19">r</text:span><text:span text:style-name="T18">iss</text:span><text:span text:style-name="T19">e</text:span><text:span text:style-name="T18">u'</text:span><text:span text:style-name="T19">é</text:span><text:span text:style-name="T18">, font au dessous de<text:line-break/>nos s</text:span><text:span text:style-name="T19">ie</text:span><text:span text:style-name="T18">ns &amp; incomparablement plus petits que les<text:line-break/>moindres choses , qui pour leur petitesse com-<text:line-break/>mencent à </text:span><text:span text:style-name="T19">si:</text:span><text:span text:style-name="T18"> dérober à nostre vue. </text:span><text:span text:style-name="T19">E</text:span><text:span text:style-name="T18">s</text:span><text:span text:style-name="T19">e</text:span><text:span text:style-name="T18">outez<text:line-break/>don</text:span><text:span text:style-name="T19">c</text:span><text:span text:style-name="T18">, afin que i</text:span><text:span text:style-name="T19">e</text:span><text:span text:style-name="T18"> vous confirme en peu de parole</text:span><text:span text:style-name="T19">s</text:span><text:span text:style-name="T18">,<text:line-break/>comme les Principes de toute chose sont extréme</text:span><text:span text:style-name="T19">.<text:line-break/></text:span><text:span text:style-name="T18">ment subtils</text:span><text:span text:style-name="T19">.</text:span><text:span text:style-name="T18"> Il y a des Animaux qui font desia si<text:line-break/>p</text:span><text:span text:style-name="T19">e</text:span><text:span text:style-name="T18">tlt</text:span><text:span text:style-name="T19">s</text:span><text:span text:style-name="T18">, que quand ils </text:span><text:span text:style-name="T19">seroient</text:span><text:span text:style-name="T18"> di</text:span><text:span text:style-name="T19">u</text:span><text:span text:style-name="T18">ss</text:span><text:span text:style-name="T19">ez,</text:span><text:span text:style-name="T18"> leur troi</text:span><text:span text:style-name="T19">-<text:line-break/></text:span><text:span text:style-name="T18">si</text:span><text:span text:style-name="T19">è</text:span><text:span text:style-name="T18">me partie ne </text:span><text:span text:style-name="T19">st</text:span><text:span text:style-name="T18"> pou</text:span><text:span text:style-name="T19">r</text:span><text:span text:style-name="T18">roit nullement d</text:span><text:span text:style-name="T19">il</text:span><text:span text:style-name="T18">ern</text:span><text:span text:style-name="T19">e</text:span><text:span text:style-name="T18">r</text:span><text:span text:style-name="T19">.</text:span></text:p>
      <text:p text:style-name="P11"><text:bookmark-start text:name="bookmark52"/><text:span text:style-name="T85">r52</text:span><text:span text:style-name="T84"> </text:span><text:span text:style-name="T85">LE</text:span><text:span text:style-name="T84"> </text:span><text:span text:style-name="T85">IV</text:span><text:span text:style-name="T84">. L I V R </text:span><text:span text:style-name="T85">I</text:span><text:span text:style-name="T84"> DE L V CR </text:span><text:span text:style-name="T85">E</text:span><text:span text:style-name="T84"> </text:span><text:span text:style-name="T85">CE.</text:span><text:bookmark-end text:name="bookmark52"/></text:p>
      <text:p text:style-name="Texte_20_du_20_corps"><text:span text:style-name="T18">Quels donc faut-il s’imaginer que soient leurs<text:line-break/>intestins Quoy ? Leur cœur leurs </text:span><text:span text:style-name="T19">ye</text:span><text:span text:style-name="T18">ux</text:span><text:span text:style-name="T19">,</text:span><text:span text:style-name="T18"> leurs m</text:span><text:span text:style-name="T19">c</text:span><text:span text:style-name="T18">in-<text:line-break/>bres,</text:span><text:span text:style-name="T19"> </text:span><text:span text:style-name="T18">leurs </text:span><text:span text:style-name="T19">J</text:span><text:span text:style-name="T18">ointures se p</text:span><text:span text:style-name="T19">o</text:span><text:span text:style-name="T18">urron</text:span><text:span text:style-name="T19">t-</text:span><text:span text:style-name="T18">elles discerner</text:span><text:span text:style-name="T19">?<text:line-break/></text:span><text:span text:style-name="T18">Qt</text:span><text:span text:style-name="T19">ied</text:span><text:span text:style-name="T18">irois-i</text:span><text:span text:style-name="T19">ee</text:span><text:span text:style-name="T18">ncore de chaques Principe</text:span><text:span text:style-name="T19">s</text:span><text:span text:style-name="T18">, dont<text:line-break/>il est necessaire que l’Am</text:span><text:span text:style-name="T19">e</text:span><text:span text:style-name="T18">&amp;</text:span><text:span text:style-name="T19">l</text:span><text:span text:style-name="T18">’Esprit consistent?<text:line-break/>Ne voyez-vous pas combien ils sont délie</text:span><text:span text:style-name="T19">z</text:span><text:span text:style-name="T18"> </text:span><text:span text:style-name="T19">î<text:line-break/></text:span><text:span text:style-name="T18">Combien ils sont menus </text:span><text:span text:style-name="T19">1</text:span><text:span text:style-name="T18"> Au reste</text:span><text:span text:style-name="T19">,</text:span><text:span text:style-name="T18"> si vous excitez<text:line-break/>leg</text:span><text:span text:style-name="T19">e</text:span><text:span text:style-name="T18">rement </text:span><text:span text:style-name="T19">l</text:span><text:span text:style-name="T18">’afpre odeur que poussent le Panace,<text:line-break/>I</text:span><text:span text:style-name="T19">A</text:span><text:span text:style-name="T18">bsinthe forte , </text:span><text:span text:style-name="T19">l</text:span><text:span text:style-name="T18">’Auronne amer , &amp; la triste<text:line-break/>Centaurée , vou</text:span><text:span text:style-name="T19">s</text:span><text:span text:style-name="T18"> connoist</text:span><text:span text:style-name="T19">t</text:span><text:span text:style-name="T18">ez d’abord que sans<text:line-break/>nulle violence , &amp; sans aucun sentimen</text:span><text:span text:style-name="T19">t</text:span><text:span text:style-name="T18">, il en<text:line-break/>sortira plusieurs simulachre</text:span><text:span text:style-name="T19">s</text:span><text:span text:style-name="T18"> en plusieurs manie-<text:line-break/>res : </text:span><text:span text:style-name="T20">ôcde</text:span><text:span text:style-name="T18"> pas vn dieux, il n</text:span><text:span text:style-name="T19">’y</text:span><text:span text:style-name="T18"> a personne qui puisse<text:line-break/>dire combien l’im</text:span><text:span text:style-name="T19">s</text:span><text:span text:style-name="T18">ge en est vne petite partie</text:span><text:span text:style-name="T19">.<text:line-break/></text:span><text:span text:style-name="T18">Mais afin que vous ne pensiez pas qu</text:span><text:span text:style-name="T19">fl</text:span><text:span text:style-name="T18"> n'</text:span><text:span text:style-name="T19">y</text:span><text:span text:style-name="T18"> ait que<text:line-break/>les seuls s</text:span><text:span text:style-name="T19">i</text:span><text:span text:style-name="T18">mulacres émanez des chofes qui aillent<text:line-break/>ç</text:span><text:span text:style-name="T19">à&amp;Ia</text:span><text:span text:style-name="T18">;il y en a aussi qui s’engendrent de leur<text:line-break/>propre mo</text:span><text:span text:style-name="T19">u</text:span><text:span text:style-name="T18">uement </text:span><text:span text:style-name="T19">,</text:span><text:span text:style-name="T18"> &amp; qui se rangent dans ce<text:line-break/>Ciel que</text:span><text:span text:style-name="T19"> </text:span><text:span text:style-name="T18">nous appelions air</text:span><text:span text:style-name="T19">.</text:span><text:span text:style-name="T18"> Ceux-cy formez de<text:line-break/>plusieurs manieres </text:span><text:span text:style-name="T19">r'é</text:span><text:span text:style-name="T18">leuent en haut : &amp; comme<text:line-break/>ils</text:span><text:span text:style-name="T19"> </text:span><text:span text:style-name="T18">font fluides </text:span><text:span text:style-name="T19">,</text:span><text:span text:style-name="T18"> ils changent incessamment leur<text:line-break/>apparence , </text:span><text:span text:style-name="T19">&amp;</text:span><text:span text:style-name="T18"> prennent le visage de toute </text:span><text:span text:style-name="T19">f</text:span><text:span text:style-name="T18">orte<text:line-break/>de formes</text:span><text:span text:style-name="T19">.</text:span><text:span text:style-name="T18"> Comme nous Voyons par,</text:span><text:span text:style-name="T19">f</text:span><text:span text:style-name="T18">ois les<text:line-break/>nuées</text:span><text:span text:style-name="T19"> fe</text:span><text:span text:style-name="T18"> former en l'air</text:span><text:span text:style-name="T19">,</text:span><text:span text:style-name="T18"> &amp; troubler la beauté</text:span><text:span text:style-name="T19"> f</text:span><text:span text:style-name="T18">e</text:span><text:span text:style-name="T19">-<text:line-break/></text:span><text:span text:style-name="T18">reine de l’Vniuers : car on diroit tantost que des<text:line-break/>Geants </text:span><text:span text:style-name="T19">s’y</text:span><text:span text:style-name="T18"> prom</text:span><text:span text:style-name="T19">è</text:span><text:span text:style-name="T18">nent</text:span><text:span text:style-name="T19">,</text:span><text:span text:style-name="T18"> &amp; qu</text:span><text:span text:style-name="T19">’</text:span><text:span text:style-name="T18">ils y portent leur<text:line-break/>ombre fort loin : tantost que de grandes Monta</text:span><text:span text:style-name="T19">-<text:line-break/></text:span><text:span text:style-name="T18">gne</text:span><text:span text:style-name="T19">s</text:span><text:span text:style-name="T18">, &amp; des Rochers arrachez des Montagne</text:span><text:span text:style-name="T19">s</text:span><text:span text:style-name="T18">, y<text:line-break/>gagnent le deuan</text:span><text:span text:style-name="T19">t,</text:span><text:span text:style-name="T18"> &amp; le Soleil marche en </text:span><text:span text:style-name="T19">f</text:span><text:span text:style-name="T18">uitte :<text:line-break/></text:span><text:span text:style-name="T19">&amp; </text:span><text:span text:style-name="T18">tantost qu'une esp</text:span><text:span text:style-name="T19">e</text:span><text:span text:style-name="T18">ce de Belle pusse , &amp;</text:span><text:span text:style-name="T19"> </text:span><text:span text:style-name="T18">aptes<text:line-break/>verse vn</text:span><text:span text:style-name="T19">e</text:span><text:span text:style-name="T18"> on</text:span><text:span text:style-name="T19">d</text:span><text:span text:style-name="T18">ée de pl</text:span><text:span text:style-name="T19">u</text:span><text:span text:style-name="T18">ye.</text:span></text:p>
      <text:p text:style-name="Texte_20_du_20_corps"><text:span text:style-name="T19">Pc</text:span><text:span text:style-name="T18">xpliq</text:span><text:span text:style-name="T19">u</text:span><text:span text:style-name="T18">eray maintenant comme ces images<text:line-break/></text:span><text:span text:style-name="T19">si&gt;</text:span><text:span text:style-name="T18">nt engendrées a</text:span><text:span text:style-name="T19">u</text:span><text:span text:style-name="T18">ec</text:span><text:span text:style-name="T19"> </text:span><text:span text:style-name="T18">vne facilité &amp; promptitude<text:line-break/></text:span><text:span text:style-name="T19">merueilleuse</text:span><text:span text:style-name="T18"> : comme elles</text:span><text:span text:style-name="T19"> </text:span><text:span text:style-name="T18">s’ecoulent de toute</text:span></text:p>
      <text:p text:style-name="P11"><text:span text:style-name="T18">LE IV. </text:span><text:span text:style-name="T19">I.I</text:span><text:span text:style-name="T18">VRE DE L v</text:span><text:span text:style-name="T19">c</text:span><text:span text:style-name="T18"> RECE? </text:span><text:span text:style-name="T20">1</text:span><text:span text:style-name="T21">5</text:span><text:span text:style-name="T20">3<text:line-break/></text:span><text:span text:style-name="T18">chose</text:span><text:span text:style-name="T19"> </text:span><text:span text:style-name="T18">:&amp;</text:span><text:span text:style-name="T19"> </text:span><text:span text:style-name="T18">comme el</text:span><text:span text:style-name="T19">l</text:span><text:span text:style-name="T18">es</text:span><text:span text:style-name="T19">r'</text:span><text:span text:style-name="T18">échappent promptement</text:span><text:span text:style-name="T19">.<text:line-break/>Il</text:span><text:span text:style-name="T18"> y a tousiours suffisamment dequoy en la super</text:span><text:span text:style-name="T19">-<text:line-break/></text:span><text:span text:style-name="T18">ficie des choses pour estre pouss</text:span><text:span text:style-name="T19">é</text:span><text:span text:style-name="T18"> au loin. E</text:span><text:span text:style-name="T19">tc</text:span><text:span text:style-name="T18">ecy<text:line-break/>rencontrât le reste des choses leur passe au trauers,<text:line-break/>s</text:span><text:span text:style-name="T19">i</text:span><text:span text:style-name="T18"> elles sont poreuses comme l’estoffe d'un veste-<text:line-break/></text:span><text:span text:style-name="T19">rn</text:span><text:span text:style-name="T18">ent : mais si elles sont solides &amp; brutes comme<text:line-break/>des pierres </text:span><text:span text:style-name="T19">&amp;</text:span><text:span text:style-name="T18"> des boi</text:span><text:span text:style-name="T19">s</text:span><text:span text:style-name="T18">, elles </text:span><text:span text:style-name="T21">s</text:span><text:span text:style-name="T20">’</text:span><text:span text:style-name="T21">y</text:span><text:span text:style-name="T18"> brisent en telle<text:line-break/>sorte qu'aucune image n</text:span><text:span text:style-name="T19">’</text:span><text:span text:style-name="T18">es</text:span><text:span text:style-name="T19">t</text:span><text:span text:style-name="T18"> renuoyée. Ce qui<text:line-break/>n’arriue point quand les choses opposées sont<text:line-break/>condenses &amp; polies comme les miroirs </text:span><text:span text:style-name="T19">;</text:span><text:span text:style-name="T18"> car il ne<text:line-break/>peut passer outr</text:span><text:span text:style-name="T19">e</text:span><text:span text:style-name="T18">, comme a</text:span><text:span text:style-name="T19">u</text:span><text:span text:style-name="T18"> trauers du vestement<text:line-break/>déli</text:span><text:span text:style-name="T19">é,</text:span><text:span text:style-name="T18"> ny </text:span><text:span text:style-name="T19">s’y</text:span><text:span text:style-name="T18"> biiser plûtost que la glace du miroir<text:line-break/>le re</text:span><text:span text:style-name="T19">c</text:span><text:span text:style-name="T18">oi</text:span><text:span text:style-name="T19">u</text:span><text:span text:style-name="T18">e &amp; reflechisse tout entier : ce qui fait que<text:line-break/>les images nous en sont r</text:span><text:span text:style-name="T19">ap</text:span><text:span text:style-name="T18">resenté</text:span><text:span text:style-name="T19">esa</text:span><text:span text:style-name="T18">uec tant de<text:line-break/>na</text:span><text:span text:style-name="T19">iü</text:span><text:span text:style-name="T18">eté</text:span><text:span text:style-name="T19">.</text:span><text:span text:style-name="T18"> De quelq</text:span><text:span text:style-name="T19">u</text:span><text:span text:style-name="T18">e chose que vous presentiez au<text:line-break/>miroir</text:span><text:span text:style-name="T19"> ,&amp;</text:span><text:span text:style-name="T18"> auec quelque promptitude que ce soit</text:span><text:span text:style-name="T19">,<text:line-break/></text:span><text:span text:style-name="T18">il s</text:span><text:span text:style-name="T19">ie</text:span><text:span text:style-name="T18">n represente aussi-tost vne image</text:span><text:span text:style-name="T19">.</text:span><text:span text:style-name="T18"> D’o</text:span><text:span text:style-name="T19">ù </text:span><text:span text:style-name="T18">il<text:line-break/>vous sera facile de connoistre que de</text:span><text:span text:style-name="T19">là</text:span><text:span text:style-name="T18"> superficie<text:line-break/>des corps </text:span><text:span text:style-name="T19">,</text:span><text:span text:style-name="T18"> il sort tousiours des tissures déliées &amp;<text:line-break/>des figures</text:span><text:span text:style-name="T19"> </text:span><text:span text:style-name="T18">legeres</text:span><text:span text:style-name="T19">.</text:span><text:span text:style-name="T18"> Plusieurs images s’engendrent<text:line-break/>donc en si peu de temps,</text:span><text:span text:style-name="T19"> </text:span><text:span text:style-name="T18">que l</text:span><text:span text:style-name="T19">’</text:span><text:span text:style-name="T18">origine </text:span><text:span text:style-name="T19">s’e</text:span><text:span text:style-name="T18">n peut<text:line-break/>ap</text:span><text:span text:style-name="T19">rp</text:span><text:span text:style-name="T18">eller tres</text:span><text:span text:style-name="T19">-</text:span><text:span text:style-name="T18">prompt</text:span><text:span text:style-name="T19">e.</text:span><text:span text:style-name="T18"> Et comme le Soleil dol</text:span><text:span text:style-name="T19">t<text:line-break/></text:span><text:span text:style-name="T18">aussi en</text:span><text:span text:style-name="T19">u</text:span><text:span text:style-name="T18">oyer beaucoup de lumi</text:span><text:span text:style-name="T19">e</text:span><text:span text:style-name="T18">re en peu de<text:line-break/>temp</text:span><text:span text:style-name="T19">s,</text:span><text:span text:style-name="T18"> afin que toutes choses en soient remplies</text:span><text:span text:style-name="T19">,<text:line-break/></text:span><text:span text:style-name="T18">ainsi il est necessaire q</text:span><text:span text:style-name="T19">u’e</text:span><text:span text:style-name="T18">n vn moment plusieurs<text:line-break/>images des choses soient portées de toutes parts<text:line-break/>en plusieurs </text:span><text:span text:style-name="T19">rn</text:span><text:span text:style-name="T18">anieres ; puis que de quelque costé<text:line-break/></text:span><text:span text:style-name="T19">,</text:span><text:span text:style-name="T18"> que nous tournions le miroir , les choses nous y<text:line-break/>s</text:span><text:span text:style-name="T19">e</text:span><text:span text:style-name="T18">ront r</text:span><text:span text:style-name="T19">e</text:span><text:span text:style-name="T18">presentées auec vne pareille forme </text:span><text:span text:style-name="T19">&amp;<text:line-break/></text:span><text:span text:style-name="T18">couleur qu’elles </text:span><text:span text:style-name="T19">o</text:span><text:span text:style-name="T18">nt</text:span><text:span text:style-name="T19">.</text:span><text:span text:style-name="T18"> Au reste , quand par vn<text:line-break/>temps s</text:span><text:span text:style-name="T19">c</text:span><text:span text:style-name="T18">rai</text:span><text:span text:style-name="T19">n</text:span><text:span text:style-name="T18">, &amp; lors que le Ciel </text:span><text:span text:style-name="T19">fe</text:span><text:span text:style-name="T18"> tr</text:span><text:span text:style-name="T19">sn</text:span><text:span text:style-name="T18">ble si fort<text:line-break/></text:span><text:span text:style-name="T19">.</text:span><text:span text:style-name="T18"> en</text:span><text:span text:style-name="T19"> </text:span><text:span text:style-name="T18">vn</text:span><text:span text:style-name="T19"> </text:span><text:span text:style-name="T18">instant, que</text:span><text:span text:style-name="T19"> </text:span><text:span text:style-name="T18">l’</text:span><text:span text:style-name="T19">o</text:span><text:span text:style-name="T18">n</text:span><text:span text:style-name="T19"> </text:span><text:span text:style-name="T18">dir</text:span><text:span text:style-name="T19">o</text:span><text:span text:style-name="T18">it q</text:span><text:span text:style-name="T19">u</text:span><text:span text:style-name="T18">e toutes les tene</text:span><text:span text:style-name="T19">-<text:line-break/></text:span><text:span text:style-name="T18">bres sont sorties de l</text:span><text:span text:style-name="T19">’</text:span><text:span text:style-name="T18">Enfe</text:span><text:span text:style-name="T19">r,</text:span><text:span text:style-name="T18"> pour venir occuper<text:line-break/>tout le grand espace que le Ciel enferme ; la nuic</text:span><text:span text:style-name="T19">t</text:span><text:span text:style-name="T18">,</text:span></text:p>
      <text:p text:style-name="P11"><text:span text:style-name="T23">E54</text:span><text:span text:style-name="T37"> LE </text:span><text:span text:style-name="T36">I</text:span><text:span text:style-name="T37">V</text:span><text:span text:style-name="T36">.</text:span><text:span text:style-name="T37"> </text:span><text:span text:style-name="T36">I.</text:span><text:span text:style-name="T37">I</text:span><text:span text:style-name="T36">v</text:span><text:span text:style-name="T37">R</text:span><text:span text:style-name="T36">E</text:span><text:span text:style-name="T37"> DE L</text:span><text:span text:style-name="T36">ve</text:span><text:span text:style-name="T37"> </text:span><text:span text:style-name="T36">RECE.<text:line-break/></text:span><text:span text:style-name="T18">que forment si promptement des nuages épais</text:span><text:span text:style-name="T19">,<text:line-break/></text:span><text:span text:style-name="T18">verse d</text:span><text:span text:style-name="T19">’e</text:span><text:span text:style-name="T18">nhaut des spectres affreux,</text:span><text:span text:style-name="T19">d</text:span><text:span text:style-name="T18">ont il n</text:span><text:span text:style-name="T19">’y </text:span><text:span text:style-name="T37">a<text:line-break/></text:span><text:span text:style-name="T18">personne qui puisse dire combien l</text:span><text:span text:style-name="T19">i</text:span><text:span text:style-name="T18">mage en est<text:line-break/>vne petite partie , ny qui en puisse donner la<text:line-break/>raison.</text:span></text:p>
      <text:p text:style-name="Texte_20_du_20_corps"><text:span text:style-name="T18">Disons à cette heure par quel prompt mouue-<text:line-break/>ment les images sont poussée</text:span><text:span text:style-name="T19">s</text:span><text:span text:style-name="T18">, &amp; de quelle étran-<text:line-break/>ge vitesse elles se portent dans les airs , de sorte<text:line-break/>qu</text:span><text:span text:style-name="T19">’</text:span><text:span text:style-name="T18">en peu de moinens elles expédient beaucoup<text:line-break/>de chemin, de quelque cos</text:span><text:span text:style-name="T19">té</text:span><text:span text:style-name="T18"> quelle visent, s</text:span><text:span text:style-name="T19">u</text:span><text:span text:style-name="T18">iuan</text:span><text:span text:style-name="T19">t<text:line-break/></text:span><text:span text:style-name="T18">la diu</text:span><text:span text:style-name="T19">e</text:span><text:span text:style-name="T18">rse situation de corps d’où elles partent</text:span><text:span text:style-name="T19">.<text:line-break/></text:span><text:span text:style-name="T18">Et comme le petit chant du Cygne est beaucoup<text:line-break/>plus m</text:span><text:span text:style-name="T19">e</text:span><text:span text:style-name="T18">lodieux que le cry des Gr</text:span><text:span text:style-name="T19">u</text:span><text:span text:style-name="T18">ë</text:span><text:span text:style-name="T19">s</text:span><text:span text:style-name="T18">, qui s</text:span><text:span text:style-name="T19">’</text:span><text:span text:style-name="T18">épand<text:line-break/>auec les nuages poussez par les vents, i</text:span><text:span text:style-name="T19">'</text:span><text:span text:style-name="T18">y </text:span><text:span text:style-name="T19">e</text:span><text:span text:style-name="T18">mploye-<text:line-break/>ray des vers qui seront beaucoup plus doux à<text:line-break/></text:span><text:span text:style-name="T19">r</text:span><text:span text:style-name="T18">orei</text:span><text:span text:style-name="T19">I</text:span><text:span text:style-name="T18">l</text:span><text:span text:style-name="T19">c</text:span><text:span text:style-name="T18"> </text:span><text:span text:style-name="T19">,</text:span><text:span text:style-name="T18"> qu’</text:span><text:span text:style-name="T19">il</text:span><text:span text:style-name="T18">s ne seront en grand nombre</text:span><text:span text:style-name="T19">.</text:span><text:span text:style-name="T18"> Nous<text:line-break/>voyons en premier lieu que les choses legeres qui<text:line-break/></text:span><text:span text:style-name="T19">f</text:span><text:span text:style-name="T18">ont composées de corps </text:span><text:span text:style-name="T19">so</text:span><text:span text:style-name="T18">it délie</text:span><text:span text:style-name="T19">z</text:span><text:span text:style-name="T18">, sont aussi ex</text:span><text:span text:style-name="T19">-<text:line-break/></text:span><text:span text:style-name="T18">trém</text:span><text:span text:style-name="T19">e</text:span><text:span text:style-name="T18">ment vi</text:span><text:span text:style-name="T19">lle</text:span><text:span text:style-name="T18">s ; &amp; dans ce g</text:span><text:span text:style-name="T19">e</text:span><text:span text:style-name="T18">nre-là , on petit<text:line-break/>mettre la lumiere &amp; la chaleur du Sole</text:span><text:span text:style-name="T19">il</text:span><text:span text:style-name="T18"> </text:span><text:span text:style-name="T19">,</text:span><text:span text:style-name="T18"> pource<text:line-break/>quelles sont composées de Principes tr</text:span><text:span text:style-name="T19">e</text:span><text:span text:style-name="T18">s-m</text:span><text:span text:style-name="T19">e</text:span><text:span text:style-name="T18">nus,<text:line-break/>lesquels estant comme poussez pa</text:span><text:span text:style-name="T19">t </text:span><text:span text:style-name="T18">vne impulsion<text:line-break/>qui leur donne à do</text:span><text:span text:style-name="T19">s</text:span><text:span text:style-name="T18">, ne h</text:span><text:span text:style-name="T19">e</text:span><text:span text:style-name="T18">sitent point à tr</text:span><text:span text:style-name="T19">a</text:span><text:span text:style-name="T18">uerser<text:line-break/></text:span><text:span text:style-name="T19">ri</text:span><text:span text:style-name="T18">nter</text:span><text:span text:style-name="T19">u</text:span><text:span text:style-name="T18">alle de l’Air: </text:span><text:span text:style-name="T19">c</text:span><text:span text:style-name="T18">ar</text:span><text:span text:style-name="T19"> </text:span><text:span text:style-name="T18">vn</text:span><text:span text:style-name="T19">e</text:span><text:span text:style-name="T18"> lumiere est in</text:span><text:span text:style-name="T19">c</text:span><text:span text:style-name="T18">onti-<text:line-break/>nent </text:span><text:span text:style-name="T19">fist</text:span><text:span text:style-name="T18">u</text:span><text:span text:style-name="T19">le</text:span><text:span text:style-name="T18"> d'une autre l</text:span><text:span text:style-name="T19">u</text:span><text:span text:style-name="T18">mier</text:span><text:span text:style-name="T19">e</text:span><text:span text:style-name="T18">, &amp; vne splendeur<text:line-break/>est comme incitée per</text:span><text:span text:style-name="T19">p</text:span><text:span text:style-name="T18">etuellement par</text:span><text:span text:style-name="T19"> </text:span><text:span text:style-name="T18">vne</text:span><text:span text:style-name="T19"> </text:span><text:span text:style-name="T18">autre<text:line-break/>splendeur. Il est necessaire par la m</text:span><text:span text:style-name="T19">e</text:span><text:span text:style-name="T18">s</text:span><text:span text:style-name="T19">i</text:span><text:span text:style-name="T18">ne raison,<text:line-break/>que les images puissent passer e</text:span><text:span text:style-name="T19">ny</text:span><text:span text:style-name="T18">n instant au tra</text:span><text:span text:style-name="T19">-<text:line-break/></text:span><text:span text:style-name="T18">uers d'un espace immens</text:span><text:span text:style-name="T19">e</text:span><text:span text:style-name="T18"> , pource qu’i</text:span><text:span text:style-name="T19">l</text:span><text:span text:style-name="T18"> y suffit<text:line-break/>d'une cause tre</text:span><text:span text:style-name="T19">s</text:span><text:span text:style-name="T18">-petite quiagisse de loin par der</text:span><text:span text:style-name="T19">-<text:line-break/></text:span><text:span text:style-name="T18">rier</text:span><text:span text:style-name="T19">e,</text:span><text:span text:style-name="T18"> &amp; qui</text:span><text:span text:style-name="T19">lle</text:span><text:span text:style-name="T18">s fasse auance</text:span><text:span text:style-name="T19">r</text:span><text:span text:style-name="T18"> , </text:span><text:span text:style-name="T19">&amp;</text:span><text:span text:style-name="T18"> que </text:span><text:span text:style-name="T19">l</text:span><text:span text:style-name="T18">es choses<text:line-break/>qui font enuoyée</text:span><text:span text:style-name="T19">s</text:span><text:span text:style-name="T18"> consistent </text:span><text:span text:style-name="T19">d</text:span><text:span text:style-name="T18">'une si rate tissure,<text:line-break/>qu</text:span><text:span text:style-name="T19">e</text:span><text:span text:style-name="T18">lles puissent facilement penetrer par tout,&amp;<text:line-break/></text:span><text:span text:style-name="T19">te </text:span><text:span text:style-name="T18">glisser en quelque façon pa</text:span><text:span text:style-name="T19">rl</text:span><text:span text:style-name="T18">e grand inter</text:span><text:span text:style-name="T19">n</text:span><text:span text:style-name="T18">asse</text:span></text:p>
      <text:p text:style-name="P11"><text:span text:style-name="T24">L E </text:span><text:span text:style-name="T25">IV</text:span><text:span text:style-name="T24">. L </text:span><text:span text:style-name="T25">i</text:span><text:span text:style-name="T24"> v R </text:span><text:span text:style-name="T25">E</text:span><text:span text:style-name="T24"> </text:span><text:span text:style-name="T25">DE</text:span><text:span text:style-name="T24"> </text:span><text:span text:style-name="T25">L</text:span><text:span text:style-name="T24"> V C R E c </text:span><text:span text:style-name="T25">É?</text:span><text:span text:style-name="T24"> </text:span><text:span text:style-name="T25">I5y<text:line-break/></text:span><text:span text:style-name="T18">de l’Air</text:span><text:span text:style-name="T19">.</text:span><text:span text:style-name="T18"> Au rest</text:span><text:span text:style-name="T19">e</text:span><text:span text:style-name="T18">, si tant de petits corps qui sont<text:line-break/>enuoyez de haut en ba</text:span><text:span text:style-name="T19">s</text:span><text:span text:style-name="T18">, comme la lumiere </text:span><text:span text:style-name="T19">&amp;<text:line-break/></text:span><text:span text:style-name="T18">l'ardeur du Solei</text:span><text:span text:style-name="T19">l</text:span><text:span text:style-name="T18">, s’épandent en vn moment par-<text:line-break/>my tout le grand espace de l’Ai</text:span><text:span text:style-name="T19">r</text:span><text:span text:style-name="T18">, volent su</text:span><text:span text:style-name="T19">t</text:span><text:span text:style-name="T18"> la<text:line-break/>Terre &amp; sur la Mer , &amp; embellissent le </text:span><text:span text:style-name="T21">Ciel<text:line-break/></text:span><text:span text:style-name="T18">du cos</text:span><text:span text:style-name="T19">t</text:span><text:span text:style-name="T18">é de la partie superieu</text:span><text:span text:style-name="T19">r</text:span><text:span text:style-name="T18">e : si dis je , ces<text:line-break/>choses sont portées auec vne </text:span><text:span text:style-name="T21">si grande lege-<text:line-break/>reté</text:span><text:span text:style-name="T18"> ; ne voyez vous pas que celles qui sont<text:line-break/>en la superficie quand elles sont poussées , &amp;</text:span><text:span text:style-name="T19"> </text:span><text:span text:style-name="T18">qu’i</text:span><text:span text:style-name="T19">l<text:line-break/></text:span><text:span text:style-name="T18">n’</text:span><text:span text:style-name="T19">y</text:span><text:span text:style-name="T18"> a rien qui le</text:span><text:span text:style-name="T19">sa</text:span><text:span text:style-name="T18">rreste </text:span><text:span text:style-name="T19">,</text:span><text:span text:style-name="T18"> dol</text:span><text:span text:style-name="T19">ue</text:span><text:span text:style-name="T18">nt aller plus</text:span><text:span text:style-name="T19"> </text:span><text:span text:style-name="T18">vi</text:span><text:span text:style-name="T19">l</text:span><text:span text:style-name="T18">le<text:line-break/></text:span><text:span text:style-name="T19">&amp;</text:span><text:span text:style-name="T18"> beaucoup de fois plus loin due n</text:span><text:span text:style-name="T19">’</text:span><text:span text:style-name="T18">es</text:span><text:span text:style-name="T19">t</text:span><text:span text:style-name="T18"> l</text:span><text:span text:style-name="T19">le</text:span><text:span text:style-name="T18">lpace<text:line-break/>que parcourent en mesme temps les rayons d</text:span><text:span text:style-name="T19">u<text:line-break/></text:span><text:span text:style-name="T18">Soleil</text:span><text:span text:style-name="T19"> 1</text:span><text:span text:style-name="T18"> Voicy entr'</text:span><text:span text:style-name="T19">au</text:span><text:span text:style-name="T18">tres vn exemple bien spe-<text:line-break/>ci</text:span><text:span text:style-name="T19">eu</text:span><text:span text:style-name="T18">x , pour montrer que les images se portent<text:line-break/>d'un </text:span><text:span text:style-name="T19">m</text:span><text:span text:style-name="T18">ouuement tres</text:span><text:span text:style-name="T19">-</text:span><text:span text:style-name="T18">precipité. Si on expose<text:line-break/>quesq</text:span><text:span text:style-name="T19">u</text:span><text:span text:style-name="T18">esfois à l'air la splendeur de l’eau</text:span><text:span text:style-name="T19">,</text:span><text:span text:style-name="T18"> aiissi.tost<text:line-break/>les Astres sereins qui rayonnent dans le Ciel quand<text:line-break/>il est étoilé , </text:span><text:span text:style-name="T21">s</text:span><text:span text:style-name="T20">’</text:span><text:span text:style-name="T21">y</text:span><text:span text:style-name="T18"> représentent naiuement. Ainsi ne<text:line-break/>voyez vo</text:span><text:span text:style-name="T19">u</text:span><text:span text:style-name="T18">s</text:span><text:span text:style-name="T19"> </text:span><text:span text:style-name="T18">pas que l’image se porte en vn instant<text:line-break/>de la superficie du Ciel sur la surface de la Terre</text:span><text:span text:style-name="T19">?<text:line-break/></text:span><text:span text:style-name="T18">C</text:span><text:span text:style-name="T19">’</text:span><text:span text:style-name="T18">est pourquoy ie</text:span><text:span text:style-name="T19"> </text:span><text:span text:style-name="T18">dis encore , qu’il faut</text:span><text:span text:style-name="T19"> </text:span><text:span text:style-name="T18">que vous<text:line-break/>confessiez que ces corps qui frappent les yeu</text:span><text:span text:style-name="T19">x</text:span><text:span text:style-name="T18">, &amp;<text:line-break/>qui sollicitent la </text:span><text:span text:style-name="T19">v</text:span><text:span text:style-name="T18">eu</text:span><text:span text:style-name="T19">ë</text:span><text:span text:style-name="T18"> nous sont enuoyé</text:span><text:span text:style-name="T19">s</text:span><text:span text:style-name="T18"> des<text:line-break/>objets</text:span><text:span text:style-name="T19">.</text:span><text:span text:style-name="T18"> Comme les odeurs coulent perpetuelle</text:span><text:span text:style-name="T19">-<text:line-break/></text:span><text:span text:style-name="T18">ment de certaines choses </text:span><text:span text:style-name="T19">,</text:span><text:span text:style-name="T18"> le frais sort des riuie</text:span><text:span text:style-name="T19">-<text:line-break/>r</text:span><text:span text:style-name="T18">es, la chaleur procede du Solei</text:span><text:span text:style-name="T19">l</text:span><text:span text:style-name="T18">, le flus &amp; re</text:span><text:span text:style-name="T19">ss</text:span><text:span text:style-name="T18">us<text:line-break/>vient de la</text:span><text:span text:style-name="T19"> </text:span><text:span text:style-name="T18">Mer qui ronge tout</text:span><text:span text:style-name="T19"> </text:span><text:span text:style-name="T18">au tour</text:span><text:span text:style-name="T19"> </text:span><text:span text:style-name="T18">les Basti</text:span><text:span text:style-name="T19">-<text:line-break/></text:span><text:span text:style-name="T18">mens qui sont sur ses </text:span><text:span text:style-name="T20">C</text:span><text:span text:style-name="T19">o</text:span><text:span text:style-name="T18">s</text:span><text:span text:style-name="T19">tes</text:span><text:span text:style-name="T20">,</text:span><text:span text:style-name="T21"> </text:span><text:span text:style-name="T20">Sc</text:span><text:span text:style-name="T18"> des voix diuerses<text:line-break/>ne cessent point de voltiger parmy l’Air</text:span><text:span text:style-name="T19">.</text:span><text:span text:style-name="T18"> Enfin,<text:line-break/>quand nous sommes assis au b</text:span><text:span text:style-name="T19">o</text:span><text:span text:style-name="T18">rd</text:span><text:span text:style-name="T19"> </text:span><text:span text:style-name="T18">de la Me</text:span><text:span text:style-name="T19">t,</text:span><text:span text:style-name="T18"> s</text:span><text:span text:style-name="T19">a</text:span><text:span text:style-name="T18">u</text:span><text:span text:style-name="T19">-<text:line-break/>n</text:span><text:span text:style-name="T18">ent nous y sentons le goust </text:span><text:span text:style-name="T19">d</text:span><text:span text:style-name="T18">'une humeur salée:<text:line-break/></text:span><text:span text:style-name="T19">&amp;</text:span><text:span text:style-name="T18"> quand nous voyons piler l’Absinth</text:span><text:span text:style-name="T19">e</text:span><text:span text:style-name="T18"> </text:span><text:span text:style-name="T19">,</text:span><text:span text:style-name="T18"> quelque<text:line-break/>amertume nous</text:span><text:span text:style-name="T19"> </text:span><text:span text:style-name="T18">touche </text:span><text:span text:style-name="T21">le palais</text:span><text:span text:style-name="T20">.</text:span><text:span text:style-name="T18"> Tant il est vray</text:span><text:span text:style-name="T19">,<text:line-break/></text:span><text:span text:style-name="T18">qu</text:span><text:span text:style-name="T19">’sl</text:span><text:span text:style-name="T18"> se fait tousiours quelque écoulement de c</text:span><text:span text:style-name="T19">l**-</text:span></text:p>
      <text:p text:style-name="P11"><text:span text:style-name="T20">r</text:span><text:span text:style-name="T21">5</text:span><text:span text:style-name="T20">6</text:span><text:span text:style-name="T21"> </text:span><text:span text:style-name="T126">Le</text:span><text:span text:style-name="T18"> IV. </text:span><text:span text:style-name="T19">LIvRi</text:span><text:span text:style-name="T18"> </text:span><text:span text:style-name="T19">De</text:span><text:span text:style-name="T18"> LVCR</text:span><text:span text:style-name="T19">E</text:span><text:span text:style-name="T18">C</text:span><text:span text:style-name="T19">E.<text:line-break/></text:span><text:span text:style-name="T18">que chose &amp; qui </text:span><text:span text:style-name="T19">s’e</text:span><text:span text:style-name="T18">n Va d</text:span><text:span text:style-name="T19">e </text:span><text:span text:style-name="T18">tous co</text:span><text:span text:style-name="T19">lle</text:span><text:span text:style-name="T18">z</text:span><text:span text:style-name="T19">.</text:span><text:span text:style-name="T18"> </text:span><text:span text:style-name="T19">I</text:span><text:span text:style-name="T18">l</text:span><text:span text:style-name="T19"> </text:span><text:span text:style-name="T18">n</text:span><text:span text:style-name="T19">’y</text:span><text:span text:style-name="T18"> a</text:span><text:span text:style-name="T19"> i</text:span><text:span text:style-name="T18">a</text:span><text:span text:style-name="T19">-<text:line-break/></text:span><text:span text:style-name="T18">mais de repos</text:span><text:span text:style-name="T19"> </text:span><text:span text:style-name="T18">ny</text:span><text:span text:style-name="T19"> </text:span><text:span text:style-name="T18">de </text:span><text:span text:style-name="T19">il</text:span><text:span text:style-name="T18">lay en toutes ces émana</text:span><text:span text:style-name="T19">-<text:line-break/></text:span><text:span text:style-name="T18">tlons, puisque nous</text:span><text:span text:style-name="T19"> </text:span><text:span text:style-name="T18">en auons</text:span><text:span text:style-name="T19"> </text:span><text:span text:style-name="T18">le sentiment</text:span><text:span text:style-name="T19">,</text:span><text:span text:style-name="T18"> &amp;que<text:line-break/>tousiours il nous est permis de voir vne infinité de<text:line-break/>chose</text:span><text:span text:style-name="T19">s</text:span><text:span text:style-name="T18">, de sentir les odeur</text:span><text:span text:style-name="T19">s</text:span><text:span text:style-name="T18">, &amp; d’</text:span><text:span text:style-name="T19">oü</text:span><text:span text:style-name="T18">i</text:span><text:span text:style-name="T19">r</text:span><text:span text:style-name="T18"> les sons</text:span><text:span text:style-name="T19">.</text:span></text:p>
      <text:p text:style-name="Texte_20_du_20_corps"><text:span text:style-name="T18">Au rest</text:span><text:span text:style-name="T19">e</text:span><text:span text:style-name="T18">, pourc</text:span><text:span text:style-name="T19">e</text:span><text:span text:style-name="T18"> qu'une figure touchée de la<text:line-break/>main dans l’obscurité , se remarque estre toute la<text:line-break/>mesme figure que celle qui se</text:span><text:span text:style-name="T19"> </text:span><text:span text:style-name="T18">voit dans la clarté;<text:line-break/>il est necessaire que la veu</text:span><text:span text:style-name="T19">e</text:span><text:span text:style-name="T18"> &amp; le toucher soient<text:line-break/>émûs par vne semblable cause. Si nous touchons<text:line-break/>donc vn carr</text:span><text:span text:style-name="T19">é,</text:span><text:span text:style-name="T18"> &amp; que pat nostre attouchement<text:line-break/>nous le</text:span><text:span text:style-name="T19"> </text:span><text:span text:style-name="T18">connaissions</text:span><text:span text:style-name="T19"> </text:span><text:span text:style-name="T18">dans les tenebres,</text:span><text:span text:style-name="T19">q</text:span><text:span text:style-name="T18">u</text:span><text:span text:style-name="T19">e</text:span><text:span text:style-name="T18">lle cho-<text:line-break/></text:span><text:span text:style-name="T19">f</text:span><text:span text:style-name="T18">e reuiendra le mieux à sa ressemblance dans la lu</text:span><text:span text:style-name="T19">-<text:line-break/>rn</text:span><text:span text:style-name="T18">ie</text:span><text:span text:style-name="T19">re</text:span><text:span text:style-name="T18">, que</text:span><text:span text:style-name="T19"> </text:span><text:span text:style-name="T18">son</text:span><text:span text:style-name="T19"> </text:span><text:span text:style-name="T18">image carrée</text:span><text:span text:style-name="T19">*</text:span><text:span text:style-name="T18"> C’est pourquoy il<text:line-break/>semble que</text:span><text:span text:style-name="T19"> </text:span><text:span text:style-name="T18">La cause du discernement consiste dans<text:line-break/>les image</text:span><text:span text:style-name="T19">s</text:span><text:span text:style-name="T18">, &amp; que rien ne se peut voir sans leur<text:line-break/>secours</text:span><text:span text:style-name="T19">.</text:span><text:span text:style-name="T18"> Aussi est-il vray que ces images-là que ie<text:line-break/>dis se portent de tous costez,&amp; quelles sont jettées<text:line-break/>de toutes parts</text:span><text:span text:style-name="T19">.</text:span><text:span text:style-name="T18"> Mais pource que nous ne pouuons<text:line-break/>regarder que pa</text:span><text:span text:style-name="T19">t</text:span><text:span text:style-name="T18"> les ye</text:span><text:span text:style-name="T19">u</text:span><text:span text:style-name="T18">x, il arriue que du costé<text:line-break/>que</text:span><text:span text:style-name="T19"> </text:span><text:span text:style-name="T18">nous tournons le vis</text:span><text:span text:style-name="T19">a</text:span><text:span text:style-name="T18">ge</text:span><text:span text:style-name="T19">,</text:span><text:span text:style-name="T18"> toutes les choses s</text:span><text:span text:style-name="T19">’y<text:line-break/></text:span><text:span text:style-name="T18">presentent par leur form</text:span><text:span text:style-name="T19">e</text:span><text:span text:style-name="T18">, &amp; par leur couleur : </text:span><text:span text:style-name="T19">&amp;<text:line-break/></text:span><text:span text:style-name="T18">autant qu'une chose est absente</text:span><text:span text:style-name="T19"> </text:span><text:span text:style-name="T18">de</text:span><text:span text:style-name="T19"> </text:span><text:span text:style-name="T18">nous </text:span><text:span text:style-name="T19">,</text:span><text:span text:style-name="T18"> l'imag</text:span><text:span text:style-name="T19">e<text:line-break/>f</text:span><text:span text:style-name="T18">ait que</text:span><text:span text:style-name="T19"> </text:span><text:span text:style-name="T18">nous la voyons</text:span><text:span text:style-name="T19">,</text:span><text:span text:style-name="T18"> &amp;nou</text:span><text:span text:style-name="T19">smetens</text:span><text:span text:style-name="T18">ou</text:span><text:span text:style-name="T19">cyd</text:span><text:span text:style-name="T18">e<text:line-break/>la connoistr</text:span><text:span text:style-name="T19">e</text:span><text:span text:style-name="T18"> entièrement. C</text:span><text:span text:style-name="T19">ar</text:span><text:span text:style-name="T18"> a</text:span><text:span text:style-name="T19">u</text:span><text:span text:style-name="T18"> inesme temps</text:span><text:span text:style-name="T19">,<text:line-break/></text:span><text:span text:style-name="T18">qu’</text:span><text:span text:style-name="T19">e</text:span><text:span text:style-name="T18">lle est enuoyé</text:span><text:span text:style-name="T19">e</text:span><text:span text:style-name="T18">, elle pousse l’A</text:span><text:span text:style-name="T19">l</text:span><text:span text:style-name="T18">r qui est entr</text:span><text:span text:style-name="T19">'-<text:line-break/></text:span><text:span text:style-name="T18">elle &amp; nos y</text:span><text:span text:style-name="T19">e</text:span><text:span text:style-name="T18">ux </text:span><text:span text:style-name="T19">,</text:span><text:span text:style-name="T18"> </text:span><text:span text:style-name="T19">&amp;</text:span><text:span text:style-name="T18"> tout cét Air coule legere-<text:line-break/>ment &amp; continue</text:span><text:span text:style-name="T19">’d</text:span><text:span text:style-name="T18">e passer sur nos prunelles ; </text:span><text:span text:style-name="T19">&amp;<text:line-break/></text:span><text:span text:style-name="T18">de</text:span><text:span text:style-name="T19">-l</text:span><text:span text:style-name="T18">à vient que nous voyons combien vne chose<text:line-break/>est éloignée : &amp; que d’autant plus qu’il y a de l'air<text:line-break/>qui s’agite entr</text:span><text:span text:style-name="T19">le</text:span><text:span text:style-name="T18">lle</text:span><text:span text:style-name="T19">&amp;</text:span><text:span text:style-name="T18"> nos</text:span><text:span text:style-name="T19"> </text:span><text:span text:style-name="T18">yeux qui e</text:span><text:span text:style-name="T19">ns</text:span><text:span text:style-name="T18">on</text:span><text:span text:style-name="T19">tle</text:span><text:span text:style-name="T18">ge</text:span><text:span text:style-name="T19">-<text:line-break/></text:span><text:span text:style-name="T18">rement touchez, d'autant plus aussi vn</text:span><text:span text:style-name="T19">ec</text:span><text:span text:style-name="T18">h</text:span><text:span text:style-name="T19">o</text:span><text:span text:style-name="T18">s</text:span><text:span text:style-name="T19">ep</text:span><text:span text:style-name="T18">a</text:span><text:span text:style-name="T19">-<text:line-break/>to</text:span><text:span text:style-name="T18">ist</text:span><text:span text:style-name="T19"> </text:span><text:span text:style-name="T18">reculée :&amp;</text:span><text:span text:style-name="T19"> </text:span><text:span text:style-name="T18">c</text:span><text:span text:style-name="T19">a</text:span><text:span text:style-name="T18">la auec vne si grande prompti</text:span><text:span text:style-name="T19">-<text:line-break/></text:span><text:span text:style-name="T18">tude, que n</text:span><text:span text:style-name="T19">o</text:span><text:span text:style-name="T18">us Voyons </text:span><text:span text:style-name="T19">e</text:span><text:span text:style-name="T18">n m</text:span><text:span text:style-name="T19">efi</text:span><text:span text:style-name="T18">ne temps la chose</text:span></text:p>
      <text:p text:style-name="P11"><text:span text:style-name="T37">LE IV. </text:span><text:span text:style-name="T36">I.</text:span><text:span text:style-name="T37">I</text:span><text:span text:style-name="T36">V</text:span><text:span text:style-name="T37">RE DE IvCR</text:span><text:span text:style-name="T36">l</text:span><text:span text:style-name="T37">CB. </text:span><text:span text:style-name="T20">ïjet<text:line-break/></text:span><text:span text:style-name="T18">que </text:span><text:span text:style-name="T19">c’e</text:span><text:span text:style-name="T18">s</text:span><text:span text:style-name="T19">t,</text:span><text:span text:style-name="T18"> &amp; combien elle est éloignée d</text:span><text:span text:style-name="T19">én</text:span><text:span text:style-name="T18">oua<text:line-break/>Il ne faut point admirer en cecy pourquoy les<text:line-break/>images qui frappent nos yeux , ne pouuant estr</text:span><text:span text:style-name="T19">o<text:line-break/></text:span><text:span text:style-name="T18">veuë</text:span><text:span text:style-name="T19">s</text:span><text:span text:style-name="T18">vne à vne,&amp; séparément </text:span><text:span text:style-name="T19">,</text:span><text:span text:style-name="T18"> nous voyon</text:span><text:span text:style-name="T19">s<text:line-break/></text:span><text:span text:style-name="T18">toutesfois les choses.ear tout de mesme que quan</text:span><text:span text:style-name="T19">d<text:line-break/></text:span><text:span text:style-name="T18">le vent souff</text:span><text:span text:style-name="T19">r</text:span><text:span text:style-name="T18">e peu à peu</text:span><text:span text:style-name="T19">,,</text:span><text:span text:style-name="T18"> &amp; que le froid aigu p</text:span><text:span text:style-name="T19">e-i<text:line-break/></text:span><text:span text:style-name="T18">net</text:span><text:span text:style-name="T19">te,</text:span><text:span text:style-name="T18"> nous ne sentons point d ordinaire chaque<text:line-break/>premiere parcelle du vent ou du froid </text:span><text:span text:style-name="T19">,</text:span><text:span text:style-name="T18"> mais pl</text:span><text:span text:style-name="T19">u</text:span><text:span text:style-name="T18">-<text:line-break/>stost nous les sentons estant accumulez</text:span><text:span text:style-name="T19">,</text:span><text:span text:style-name="T18"> &amp; nous<text:line-break/>voyons qu'alors </text:span><text:span text:style-name="T21">il se</text:span><text:span text:style-name="T18"> fait quelque impression en<text:line-break/>nostre corps </text:span><text:span text:style-name="T19">,</text:span><text:span text:style-name="T18"> comme si quelque chose frappoi</text:span><text:span text:style-name="T19">t<text:line-break/></text:span><text:span text:style-name="T18">ext</text:span><text:span text:style-name="T19">é</text:span><text:span text:style-name="T18">rieurem</text:span><text:span text:style-name="T19">e</text:span><text:span text:style-name="T18">nt , qui fist apperceuoir ce que </text:span><text:span text:style-name="T21">c</text:span><text:span text:style-name="T20">’</text:span><text:span text:style-name="T21">est<text:line-break/>par le</text:span><text:span text:style-name="T18"> sentiment. Et quand nous touchons vne<text:line-break/>pierr</text:span><text:span text:style-name="T19">e</text:span><text:span text:style-name="T18"> du bout du doigt, nous touchons la couleur<text:line-break/>auec la superficie de la pierre </text:span><text:span text:style-name="T19">;</text:span><text:span text:style-name="T18"> cependant nous no<text:line-break/>discernons point cette couleur par l'attouche-<text:line-break/>ment</text:span><text:span text:style-name="T19">,</text:span><text:span text:style-name="T18"> mais bien la dureté de la pierre qui </text:span><text:span text:style-name="T19">p</text:span><text:span text:style-name="T18">en</text:span><text:span text:style-name="T19">e</text:span><text:span text:style-name="T18">tr</text:span><text:span text:style-name="T19">e<text:line-break/></text:span><text:span text:style-name="T18">iusques dans le fond</text:span><text:span text:style-name="T19">;</text:span></text:p>
      <text:p text:style-name="Texte_20_du_20_corps"><text:span text:style-name="T18">Escoutez, maintenant pourquoy l</text:span><text:span text:style-name="T19">’</text:span><text:span text:style-name="T18">image se<text:line-break/>voit</text:span><text:span text:style-name="T19"> </text:span><text:span text:style-name="T18">au de-là du miroir : car il</text:span><text:span text:style-name="T19"> </text:span><text:span text:style-name="T18">est certain qu’dle<text:line-break/>s’y voit fort éloigné</text:span><text:span text:style-name="T19">e</text:span><text:span text:style-name="T18">, c’est de mes</text:span><text:span text:style-name="T19">i</text:span><text:span text:style-name="T18">ne que lors que<text:line-break/>les choses qui sont dans vn bastim</text:span><text:span text:style-name="T19">e</text:span><text:span text:style-name="T18">nt se décou-<text:line-break/>urent du dehors par vne porte ouuerte </text:span><text:span text:style-name="T19">,</text:span><text:span text:style-name="T18"> la veu</text:span><text:span text:style-name="T19">e</text:span><text:span text:style-name="T18"> se<text:line-break/>sait</text:span><text:span text:style-name="T19"> </text:span><text:span text:style-name="T18">là</text:span><text:span text:style-name="T19"> </text:span><text:span text:style-name="T18">pat</text:span><text:span text:style-name="T19"> </text:span><text:span text:style-name="T18">vne reduplication de l'air </text:span><text:span text:style-name="T19">,</text:span><text:span text:style-name="T18"> tant de ce</text:span><text:span text:style-name="T19">-<text:line-break/>luy</text:span><text:span text:style-name="T18"> qui se dis</text:span><text:span text:style-name="T19">e</text:span><text:span text:style-name="T18">erne au deçà</text:span><text:span text:style-name="T19"> </text:span><text:span text:style-name="T18">de la port</text:span><text:span text:style-name="T19">e</text:span><text:span text:style-name="T18">, &amp; qui part<text:line-break/>de la porte mes</text:span><text:span text:style-name="T19">me</text:span><text:span text:style-name="T18">, &amp; de l'un &amp; de l'au</text:span><text:span text:style-name="T19">tr</text:span><text:span text:style-name="T18">e de ses<text:line-break/>costez ; que</text:span><text:span text:style-name="T19"> </text:span><text:span text:style-name="T18">de la clarté de dehors qui se présente<text:line-break/>aux yeux auec le second ai</text:span><text:span text:style-name="T19">r</text:span><text:span text:style-name="T18">, qui suit le premier</text:span><text:span text:style-name="T19">,<text:line-break/></text:span><text:span text:style-name="T18">&amp; vient depuis les choses qui se voyent dans </text:span><text:span text:style-name="T19">sé-<text:line-break/></text:span><text:span text:style-name="T18">loignement. Ainsi, quand l’image</text:span><text:span text:style-name="T19"> </text:span><text:span text:style-name="T18">propre du</text:span><text:span text:style-name="T19"> m</text:span><text:span text:style-name="T18">i</text:span><text:span text:style-name="T19">-<text:line-break/></text:span><text:span text:style-name="T18">roir estant</text:span><text:span text:style-name="T19"> </text:span><text:span text:style-name="T18">enuoyée s</text:span><text:span text:style-name="T19">ep</text:span><text:span text:style-name="T18">resent</text:span><text:span text:style-name="T19">ea</text:span><text:span text:style-name="T18"> nos</text:span><text:span text:style-name="T19"> </text:span><text:span text:style-name="T18">yeux , elle<text:line-break/>pousse l’ai</text:span><text:span text:style-name="T19">r</text:span><text:span text:style-name="T18"> qui s</text:span><text:span text:style-name="T19">e</text:span><text:span text:style-name="T18"> rencontre entre le miroir. </text:span><text:span text:style-name="T19">&amp;<text:line-break/></text:span><text:span text:style-name="T18">nou</text:span><text:span text:style-name="T19">s,</text:span><text:span text:style-name="T18"> &amp; fait que nous pouuons plustost sentir cé</text:span><text:span text:style-name="T19">t<text:line-break/></text:span><text:span text:style-name="T18">air que le miroir</text:span><text:span text:style-name="T19">.</text:span><text:span text:style-name="T18"> Mais lors que nous sentons aussi</text:span></text:p>
      <text:p text:style-name="P11"><text:span text:style-name="T19">158</text:span><text:span text:style-name="T18"> </text:span><text:span text:style-name="T19">LE</text:span><text:span text:style-name="T18"> IV. </text:span><text:span text:style-name="T19">LIVRE</text:span><text:span text:style-name="T18"> </text:span><text:span text:style-name="T19">DE</text:span><text:span text:style-name="T18"> Lvc</text:span><text:span text:style-name="T19">RrCE.</text:span></text:p>
      <text:p text:style-name="Texte_20_du_20_corps"><text:span text:style-name="T18">l</text:span><text:span text:style-name="T19">e</text:span><text:span text:style-name="T18"> mlroi</text:span><text:span text:style-name="T19">r,</text:span><text:span text:style-name="T18"> aussi tost l</text:span><text:span text:style-name="T19">i</text:span><text:span text:style-name="T18">mage émanée de </text:span><text:span text:style-name="T19">m</text:span><text:span text:style-name="T18">us y ar-<text:line-break/>riue , &amp; re</text:span><text:span text:style-name="T19">n</text:span><text:span text:style-name="T18">ient à nos yeux estant repou lé</text:span><text:span text:style-name="T19">e,</text:span><text:span text:style-name="T18"> &amp; </text:span><text:span text:style-name="T19">f</text:span><text:span text:style-name="T18">e<text:line-break/>fait en pou liant vn second air par le m</text:span><text:span text:style-name="T19">e</text:span><text:span text:style-name="T18">fme che</text:span><text:span text:style-name="T19">-<text:line-break/></text:span><text:span text:style-name="T18">min </text:span><text:span text:style-name="T19">,</text:span><text:span text:style-name="T18"> si</text:span><text:span text:style-name="T19"> </text:span><text:span text:style-name="T18">ben que nos veux l'a</text:span><text:span text:style-name="T19">p</text:span><text:span text:style-name="T18">percon</text:span><text:span text:style-name="T19">i</text:span><text:span text:style-name="T18">ent de </text:span><text:span text:style-name="T19">'Tn</text:span><text:span text:style-name="T18">t<text:line-break/>elle: </text:span><text:span text:style-name="T19">&amp;</text:span><text:span text:style-name="T18">cettc image nous semble es</text:span><text:span text:style-name="T19">t</text:span><text:span text:style-name="T18">re autan</text:span><text:span text:style-name="T19">t</text:span><text:span text:style-name="T18"> él si</text:span><text:span text:style-name="T19">-<text:line-break/></text:span><text:span text:style-name="T18">gnée ai</text:span><text:span text:style-name="T19"> </text:span><text:span text:style-name="T18">de</text:span><text:span text:style-name="T19"> </text:span><text:span text:style-name="T18">là</text:span><text:span text:style-name="T19"> </text:span><text:span text:style-name="T18">du miroir que nous le sommes en<text:line-break/>d</text:span><text:span text:style-name="T19">e</text:span><text:span text:style-name="T18">c</text:span><text:span text:style-name="T19">a</text:span><text:span text:style-name="T18">. Ie dis donc qu’il ne se faut point du tout<text:line-break/>éinertieill</text:span><text:span text:style-name="T19">c</text:span><text:span text:style-name="T18">r, que le</text:span><text:span text:style-name="T19">sv</text:span><text:span text:style-name="T18">ision</text:span><text:span text:style-name="T19">sf</text:span><text:span text:style-name="T18">e réfléchissent de la<text:line-break/>glace des miroirs </text:span><text:span text:style-name="T19">,</text:span><text:span text:style-name="T18"> &amp; facent cét effet pa</text:span><text:span text:style-name="T19">rl</text:span><text:span text:style-name="T18">es deux<text:line-break/>airs dont ie viens de parle</text:span><text:span text:style-name="T19">r</text:span><text:span text:style-name="T18">, puisque cela se fait<text:line-break/>par l’entremise de tous les</text:span><text:span text:style-name="T19"> </text:span><text:span text:style-name="T18">deux</text:span></text:p>
      <text:p text:style-name="Texte_20_du_20_corps"><text:span text:style-name="T18">or de</text:span><text:span text:style-name="T19"> </text:span><text:span text:style-name="T18">ce que dans les miroirs</text:span><text:span text:style-name="T19">,</text:span><text:span text:style-name="T18"> le costé droit<text:line-break/>nous est repres</text:span><text:span text:style-name="T19">.</text:span><text:span text:style-name="T18"> n</text:span><text:span text:style-name="T19">ié</text:span><text:span text:style-name="T18"> à gauche , c</text:span><text:span text:style-name="T19">’</text:span><text:span text:style-name="T18">es</text:span><text:span text:style-name="T19">t</text:span><text:span text:style-name="T18"> pource que l</text:span><text:span text:style-name="T19">i-<text:line-break/></text:span><text:span text:style-name="T18">mage venant à choquer la glace du miroir</text:span><text:span text:style-name="T19">,</text:span><text:span text:style-name="T18"> ne s’en<text:line-break/></text:span><text:span text:style-name="T19">r</text:span><text:span text:style-name="T18">etourne point sans alteration</text:span><text:span text:style-name="T19">,</text:span><text:span text:style-name="T18"> mais elle es</text:span><text:span text:style-name="T19">tr</text:span><text:span text:style-name="T18">e</text:span><text:span text:style-name="T19">-<text:line-break/></text:span><text:span text:style-name="T18">pouss</text:span><text:span text:style-name="T19">é</text:span><text:span text:style-name="T18">e en arri</text:span><text:span text:style-name="T19">è</text:span><text:span text:style-name="T18">re a</text:span><text:span text:style-name="T19">t</text:span><text:span text:style-name="T18">iec le nef</text:span><text:span text:style-name="T19">i</text:span><text:span text:style-name="T18">n</text:span><text:span text:style-name="T19">c</text:span><text:span text:style-name="T18"> changement,<text:line-break/>que si quelqu'un auoit froissé vn masque de terre<text:line-break/>non encore seiche contre vn pilier ou tronc , en<text:line-break/>telle s</text:span><text:span text:style-name="T19">o</text:span><text:span text:style-name="T18">rte neantmoins quelle fust reconn</text:span><text:span text:style-name="T19">a</text:span><text:span text:style-name="T18">issable<text:line-break/>par </text:span><text:span text:style-name="T19">led</text:span><text:span text:style-name="T18">ei</text:span><text:span text:style-name="T19">!ir</text:span><text:span text:style-name="T18">iere,&amp; y obs</text:span><text:span text:style-name="T19">c</text:span><text:span text:style-name="T18">rtiast la mesine figure &amp; les<text:line-break/>m</text:span><text:span text:style-name="T19">è</text:span><text:span text:style-name="T18">nes proportions du deuant:c</text:span><text:span text:style-name="T19">a</text:span><text:span text:style-name="T18">r il </text:span><text:span text:style-name="T19">a</text:span><text:span text:style-name="T18">rriueroit que<text:line-break/>l</text:span><text:span text:style-name="T19">’œ</text:span><text:span text:style-name="T18">i</text:span><text:span text:style-name="T19">l</text:span><text:span text:style-name="T18"> qui </text:span><text:span text:style-name="T19">e</text:span><text:span text:style-name="T18">stolt </text:span><text:span text:style-name="T19">a</text:span><text:span text:style-name="T18">upsrau</text:span><text:span text:style-name="T19">a</text:span><text:span text:style-name="T18">nt le droi</text:span><text:span text:style-name="T19">t</text:span><text:span text:style-name="T18">, seroit le gau-<text:line-break/>che</text:span><text:span text:style-name="T19">.</text:span><text:span text:style-name="T18">&amp;au contraire le gauche occuperait la</text:span><text:span text:style-name="T19"> </text:span><text:span text:style-name="T18">place<text:line-break/>du drolt.</text:span></text:p>
      <text:p text:style-name="Texte_20_du_20_corps"><text:span text:style-name="T18">Il arriue aussi q</text:span><text:span text:style-name="T19">u</text:span><text:span text:style-name="T18">'une image se porte d'un mi</text:span><text:span text:style-name="T19">-<text:line-break/></text:span><text:span text:style-name="T18">roir dans vn autr</text:span><text:span text:style-name="T19">e,</text:span><text:span text:style-name="T18"> de sorte qu’il </text:span><text:span text:style-name="T19">s’e</text:span><text:span text:style-name="T18">n peur repr</text:span><text:span text:style-name="T19">e</text:span><text:span text:style-name="T18">-<text:line-break/></text:span><text:span text:style-name="T19">s</text:span><text:span text:style-name="T18">enter cinq ou six</text:span><text:span text:style-name="T19">.</text:span><text:span text:style-name="T18"> Car toutes les choses qui se</text:span><text:span text:style-name="T19">-<text:line-break/>f</text:span><text:span text:style-name="T18">ont derrie</text:span><text:span text:style-name="T19">E</text:span><text:span text:style-name="T18">e au fonds il la chambre paroistront<text:line-break/>neantmoins quoy que de traue</text:span><text:span text:style-name="T19">r</text:span><text:span text:style-name="T18">s, </text:span><text:span text:style-name="T19">&amp;</text:span><text:span text:style-name="T18"> tout à fait<text:line-break/>éloignées sur des lignes refléchies par le moyen<text:line-break/>de</text:span><text:span text:style-name="T19"> </text:span><text:span text:style-name="T18">plusieurs miroirs </text:span><text:span text:style-name="T19">,</text:span><text:span text:style-name="T18"> en telle sorte qu'une image<text:line-break/></text:span><text:span text:style-name="T19">r</text:span><text:span text:style-name="T18">es</text:span><text:span text:style-name="T19">p</text:span><text:span text:style-name="T18">l</text:span><text:span text:style-name="T19">e</text:span><text:span text:style-name="T18">ndit d'un </text:span><text:span text:style-name="T19">mi</text:span><text:span text:style-name="T18">roir én vn autr</text:span><text:span text:style-name="T19">e</text:span><text:span text:style-name="T18">, &amp; d</text:span><text:span text:style-name="T19">e</text:span><text:span text:style-name="T18"> celuy-cy</text:span></text:p>
      <text:p text:style-name="P11"><text:span text:style-name="T37">L E IV. L IvRE D </text:span><text:span text:style-name="T36">E</text:span><text:span text:style-name="T37"> LvCR E c E. </text:span><text:span text:style-name="T18">I</text:span><text:span text:style-name="T19">5J<text:line-break/></text:span><text:span text:style-name="T18">où elle paroist à gauch</text:span><text:span text:style-name="T19">e</text:span><text:span text:style-name="T18">, elle se représente à droi</text:span><text:span text:style-name="T19">-<text:line-break/></text:span><text:span text:style-name="T18">te en cel</text:span><text:span text:style-name="T19">uy-là</text:span><text:span text:style-name="T18">: puis elle se reproduit au contral</text:span><text:span text:style-name="T19">r</text:span><text:span text:style-name="T18">e,<text:line-break/>&amp; se restablit derechef en sa première constit</text:span><text:span text:style-name="T19">u-<text:line-break/></text:span><text:span text:style-name="T18">tion. Toutes les facettes qui sont aux Costez des<text:line-break/>miroirs nous ren</text:span><text:span text:style-name="T19">r</text:span><text:span text:style-name="T18">ioyent les images du mesme<text:line-break/>costé qu'elle leur sont pr</text:span><text:span text:style-name="T19">é</text:span><text:span text:style-name="T18">sentées, ou parce q</text:span><text:span text:style-name="T19">u</text:span><text:span text:style-name="T18"> el</text:span><text:span text:style-name="T19">-<text:line-break/></text:span><text:span text:style-name="T18">les sont portées comme d'un miroir vers vn autre,<text:line-break/>&amp;q</text:span><text:span text:style-name="T19">u</text:span><text:span text:style-name="T18">e de-là</text:span><text:span text:style-name="T19"> </text:span><text:span text:style-name="T18">elles re</text:span><text:span text:style-name="T19">u</text:span><text:span text:style-name="T18">iennent à nous , ayant esté<text:line-break/>deux fois repoussée</text:span><text:span text:style-name="T19">s</text:span><text:span text:style-name="T18">, ou parce qu’elles tournent<text:line-break/>en venan</text:span><text:span text:style-name="T19">t,</text:span><text:span text:style-name="T18"> à caule que la figure biassée du miroir<text:line-break/>les oblige de reuenir vers nous</text:span></text:p>
      <text:p text:style-name="Texte_20_du_20_corps"><text:span text:style-name="T37">on </text:span><text:span text:style-name="T18">diroit que les images entren</text:span><text:span text:style-name="T19">t</text:span><text:span text:style-name="T18">, &amp; que re-<text:line-break/>muant les pieds elles marchent auec nous dans le<text:line-break/>miroir</text:span><text:span text:style-name="T19"> ,</text:span><text:span text:style-name="T18">&amp;</text:span><text:span text:style-name="T19"> </text:span><text:span text:style-name="T18">qu’elles imitent</text:span><text:span text:style-name="T19"> </text:span><text:span text:style-name="T18">nostre actlon: pource<text:line-break/>que de la partie du miroir de laquelle vous vous<text:line-break/>ret</text:span><text:span text:style-name="T19">i</text:span><text:span text:style-name="T18">rez</text:span><text:span text:style-name="T19">j</text:span><text:span text:style-name="T18">les images</text:span><text:span text:style-name="T19">lq</text:span><text:span text:style-name="T18">ui en reuenoient</text:span><text:span text:style-name="T19">j</text:span><text:span text:style-name="T18">n</text:span><text:span text:style-name="T19">le</text:span><text:span text:style-name="T18">n</text:span><text:span text:style-name="T19"> </text:span><text:span text:style-name="T18">peuuent<text:line-break/>plus reuenir,</text:span><text:span text:style-name="T19">à </text:span><text:span text:style-name="T18">caus</text:span><text:span text:style-name="T19">eî</text:span><text:span text:style-name="T18">que la Nature les oblige à</text:span><text:span text:style-name="T19"> </text:span><text:span text:style-name="T18">ne<text:line-break/>pouuoir estre refle</text:span><text:span text:style-name="T19">c</text:span><text:span text:style-name="T18">hies &amp; rapportées qu'a</text:span><text:span text:style-name="T19"> </text:span><text:span text:style-name="T18">des an</text:span><text:span text:style-name="T19">-<text:line-break/></text:span><text:span text:style-name="T18">gles égaux.</text:span></text:p>
      <text:p text:style-name="Texte_20_du_20_corps"><text:span text:style-name="T18">Les yeux qui ne peuuent souffrir vne trop<text:line-break/></text:span><text:span text:style-name="T19">Îr</text:span><text:span text:style-name="T18">rande</text:span><text:span text:style-name="T19"> </text:span><text:span text:style-name="T18">splendeur</text:span><text:span text:style-name="T19">,</text:span><text:span text:style-name="T18"> éuit</text:span><text:span text:style-name="T19">e</text:span><text:span text:style-name="T18">n</text:span><text:span text:style-name="T19">t</text:span><text:span text:style-name="T18"> de la</text:span><text:span text:style-name="T19"> </text:span><text:span text:style-name="T18">regarder : le So-<text:line-break/></text:span><text:span text:style-name="T19">c</text:span><text:span text:style-name="T18">il aussi les aueugl</text:span><text:span text:style-name="T19">e</text:span><text:span text:style-name="T18">, si vous vous opiniastrez à les<text:line-break/>arr</text:span><text:span text:style-name="T19">cft</text:span><text:span text:style-name="T18">er fixes siir son corps lumineux , pource que<text:line-break/></text:span><text:span text:style-name="T37">sa </text:span><text:span text:style-name="T18">force est puissante</text:span><text:span text:style-name="T19">,</text:span><text:span text:style-name="T18"> &amp; que ses images qui fe por-<text:line-break/>tent aspremen</text:span><text:span text:style-name="T19">t</text:span><text:span text:style-name="T18"> par la profondeu</text:span><text:span text:style-name="T19">r</text:span><text:span text:style-name="T18">, &amp; parmy la fe</text:span><text:span text:style-name="T19">-<text:line-break/></text:span><text:span text:style-name="T18">reni</text:span><text:span text:style-name="T19">f</text:span><text:span text:style-name="T18">é de </text:span><text:span text:style-name="T19">l</text:span><text:span text:style-name="T18">’ai</text:span><text:span text:style-name="T19">r,</text:span><text:span text:style-name="T18"> blessent les yeux en troublant tou</text:span><text:span text:style-name="T19">-<text:line-break/></text:span><text:span text:style-name="T18">te l’ceconomie de leur constitution. Joint qu</text:span><text:span text:style-name="T19">e<text:line-break/></text:span><text:span text:style-name="T18">toute splendeur qui</text:span><text:span text:style-name="T19"> </text:span><text:span text:style-name="T18">est p</text:span><text:span text:style-name="T19">la</text:span><text:span text:style-name="T18">quante</text:span><text:span text:style-name="T19">,</text:span><text:span text:style-name="T18"> </text:span><text:span text:style-name="T19">t</text:span><text:span text:style-name="T18">rus</text:span><text:span text:style-name="T19">t</text:span><text:span text:style-name="T18">e</text:span><text:span text:style-name="T19"> </text:span><text:span text:style-name="T18">d’ordi-<text:line-break/></text:span><text:span text:style-name="T19">,</text:span><text:span text:style-name="T18"> nair</text:span><text:span text:style-name="T19">e </text:span><text:span text:style-name="T18">les</text:span><text:span text:style-name="T19"> </text:span><text:span text:style-name="T18">yeux , pource qu’elle possede plusieurs<text:line-break/>semences de feu , lesquelles ne s</text:span><text:span text:style-name="T19">’y</text:span><text:span text:style-name="T18"> portent point<text:line-break/></text:span><text:span text:style-name="T19">f</text:span><text:span text:style-name="T18">ans</text:span><text:span text:style-name="T19"> </text:span><text:span text:style-name="T18">leur</text:span><text:span text:style-name="T19"> </text:span><text:span text:style-name="T18">causer</text:span><text:span text:style-name="T19"> </text:span><text:span text:style-name="T18">de</text:span><text:span text:style-name="T19"> </text:span><text:span text:style-name="T18">la</text:span><text:span text:style-name="T19"> </text:span><text:span text:style-name="T18">douleur</text:span><text:span text:style-name="T19">.</text:span><text:span text:style-name="T18"> Toutes choses pa-<text:line-break/>roissent jaunes a ceux qui ont</text:span><text:span text:style-name="T19"> </text:span><text:span text:style-name="T18">la jaunisse , pource<text:line-break/>que de leur corps sortent plusieurs semences de la<text:line-break/>mes</text:span><text:span text:style-name="T19">i</text:span><text:span text:style-name="T18">ne couleur , qui </text:span><text:span text:style-name="T21">C</text:span><text:span text:style-name="T20">e</text:span><text:span text:style-name="T21"> present</text:span><text:span text:style-name="T20">e</text:span><text:span text:style-name="T21">nt</text:span><text:span text:style-name="T18"> au deuant des</text:span></text:p>
      <text:p text:style-name="P11"><text:span text:style-name="T25">Î6o</text:span><text:span text:style-name="T24"> </text:span><text:span text:style-name="T25">I.</text:span><text:span text:style-name="T24">E IV. </text:span><text:span text:style-name="T25">LI</text:span><text:span text:style-name="T24">VRE DE LVCR</text:span><text:span text:style-name="T25">ECE?<text:line-break/></text:span><text:span text:style-name="T18">images qui viennent des objet</text:span><text:span text:style-name="T19">s</text:span><text:span text:style-name="T18">, &amp; qu’enf</text:span><text:span text:style-name="T19">inily<text:line-break/></text:span><text:span text:style-name="T18">en a plusieurs mélangées dans leurs yeux , les-<text:line-break/>que</text:span><text:span text:style-name="T19">l</text:span><text:span text:style-name="T18">les par leur contagion peignent toutes cho-<text:line-break/>ses de taches liuides.</text:span></text:p>
      <text:p text:style-name="Texte_20_du_20_corps"><text:span text:style-name="T18">Quand nous sommes dans l</text:span><text:span text:style-name="T19">lo</text:span><text:span text:style-name="T18">bseurit</text:span><text:span text:style-name="T19">é,</text:span><text:span text:style-name="T18"> nous<text:line-break/>voyons bien les chofes qui sont dans la lumiere<text:line-break/>pource que </text:span><text:span text:style-name="T19">P</text:span><text:span text:style-name="T18">air sombre estant le plus proche de<text:line-break/>nos yeux</text:span><text:span text:style-name="T19"> </text:span><text:span text:style-name="T18">qui</text:span><text:span text:style-name="T19"> </text:span><text:span text:style-name="T18">en sont enuironnez</text:span><text:span text:style-name="T19">,</text:span><text:span text:style-name="T18"> l’air éclairé le<text:line-break/></text:span><text:span text:style-name="T19">F</text:span><text:span text:style-name="T18">uit a</text:span><text:span text:style-name="T19">u</text:span><text:span text:style-name="T18">ssi</text:span><text:span text:style-name="T19">-</text:span><text:span text:style-name="T18">tost, </text:span><text:span text:style-name="T19">&amp;</text:span><text:span text:style-name="T18"> purifiant nos yeux</text:span><text:span text:style-name="T19"> </text:span><text:span text:style-name="T18">en quelque<text:line-break/>façon, il en écarte les ombres noires du premier:<text:line-break/>car il est beaucoup plus mobile</text:span><text:span text:style-name="T19">,</text:span><text:span text:style-name="T18"> beaucoup plus dé</text:span><text:span text:style-name="T19">-<text:line-break/></text:span><text:span text:style-name="T18">lié &amp; plus agissant , lequel au mesme instant qu</text:span><text:span text:style-name="T19">’il<text:line-break/>ar</text:span><text:span text:style-name="T18">empl</text:span><text:span text:style-name="T19">yd</text:span><text:span text:style-name="T18">e clarté toutes les voyes des yeux</text:span><text:span text:style-name="T19">,</text:span><text:span text:style-name="T18"> &amp;<text:line-break/>qu</text:span><text:span text:style-name="T19">’</text:span><text:span text:style-name="T18">i</text:span><text:span text:style-name="T19">l</text:span><text:span text:style-name="T18"> a ou</text:span><text:span text:style-name="T19">u</text:span><text:span text:style-name="T18">ert celles que l</text:span><text:span text:style-name="T19">’</text:span><text:span text:style-name="T18">a</text:span><text:span text:style-name="T19">i</text:span><text:span text:style-name="T18">r obscur auoit bou-<text:line-break/>chées</text:span><text:span text:style-name="T19">»</text:span><text:span text:style-name="T18"> aussi-tost les</text:span><text:span text:style-name="T19"> </text:span><text:span text:style-name="T18">l</text:span><text:span text:style-name="T19">in</text:span><text:span text:style-name="T18">ages le suiuent </text:span><text:span text:style-name="T19">àd</text:span><text:span text:style-name="T18">écouuert<text:line-break/>dans la lumière o</text:span><text:span text:style-name="T19">ù</text:span><text:span text:style-name="T18"> les choses sont situées, &amp; obli-<text:line-break/>g</text:span><text:span text:style-name="T19">e</text:span><text:span text:style-name="T18">nt nos ye</text:span><text:span text:style-name="T19">u</text:span><text:span text:style-name="T18">x à les voir</text:span><text:span text:style-name="T19">.</text:span><text:span text:style-name="T18"> Ce q</text:span><text:span text:style-name="T19">ue</text:span><text:span text:style-name="T18"> nous ne po</text:span><text:span text:style-name="T19">i</text:span><text:span text:style-name="T18">iuons<text:line-break/>faire au contraire de la lumiere dans les tenebres,<text:line-break/>pource que le dernier air du lieu obscur qui</text:span><text:span text:style-name="T19"> </text:span><text:span text:style-name="T18">suit<text:line-break/>auec plus d</text:span><text:span text:style-name="T19">'</text:span><text:span text:style-name="T18">épaisseur, remplit tous</text:span><text:span text:style-name="T19"> </text:span><text:span text:style-name="T18">les conduits, &amp;<text:line-break/>bouche toutes les au</text:span><text:span text:style-name="T19">e</text:span><text:span text:style-name="T18">nu</text:span><text:span text:style-name="T19">ei</text:span><text:span text:style-name="T18"> des yeu</text:span><text:span text:style-name="T19">x</text:span><text:span text:style-name="T18">, en telle sorte<text:line-break/>que les images des chofes cachée</text:span><text:span text:style-name="T19">s</text:span><text:span text:style-name="T18"> n</text:span><text:span text:style-name="T19">’y</text:span><text:span text:style-name="T18"> puissent<text:line-break/>aborder</text:span><text:span text:style-name="T19">.</text:span></text:p>
      <text:p text:style-name="Texte_20_du_20_corps"><text:span text:style-name="T18">Quand nous regardons de</text:span><text:span text:style-name="T19"> </text:span><text:span text:style-name="T18">loin</text:span><text:span text:style-name="T19"> </text:span><text:span text:style-name="T18">des Tours</text:span><text:span text:style-name="T19"> </text:span><text:span text:style-name="T18">car-<text:line-break/>rées de quelque Ville, il arriue d’ordinaire qu’elles<text:line-break/>nous semblent rondes, pourc</text:span><text:span text:style-name="T19">eq</text:span><text:span text:style-name="T18">ue de loin tout<text:line-break/>. angle paroist obtus</text:span><text:span text:style-name="T19">,</text:span><text:span text:style-name="T18"> ou plustost ne </text:span><text:span text:style-name="T19">s</text:span><text:span text:style-name="T18">e voit point du<text:line-break/>tou</text:span><text:span text:style-name="T19">r</text:span><text:span text:style-name="T18"> ; d’autant que la vigueur de</text:span><text:span text:style-name="T19"> </text:span><text:span text:style-name="T18">son coup</text:span><text:span text:style-name="T19">,</text:span><text:span text:style-name="T18"> perit,</text:span><text:span text:style-name="T19">&amp;<text:line-break/>F</text:span><text:span text:style-name="T18">on</text:span><text:span text:style-name="T19"> </text:span><text:span text:style-name="T18">attainte ne peut donner ius</text:span><text:span text:style-name="T19">q</text:span><text:span text:style-name="T18">ues à nos yeux</text:span><text:span text:style-name="T19"> </text:span><text:span text:style-name="T18">a</text:span><text:span text:style-name="T19">u<text:line-break/></text:span><text:span text:style-name="T18">trauers de beaucoup</text:span><text:span text:style-name="T19"> </text:span><text:span text:style-name="T18">d'air : car tandis que le</text:span><text:span text:style-name="T19">si</text:span><text:span text:style-name="T18">ma-<text:line-break/>gc</text:span><text:span text:style-name="T19">se</text:span><text:span text:style-name="T18">n sont portées , cét air par des impressions<text:line-break/>r</text:span><text:span text:style-name="T19">est</text:span><text:span text:style-name="T18">erée</text:span><text:span text:style-name="T19">s, </text:span><text:span text:style-name="T18">le co</text:span><text:span text:style-name="T19">nt</text:span><text:span text:style-name="T18">raint de </text:span><text:span text:style-name="T19">r'</text:span><text:span text:style-name="T18">emousser. De là vient<text:line-break/>qu</text:span><text:span text:style-name="T19">e</text:span><text:span text:style-name="T18"> comme tout angle s</text:span><text:span text:style-name="T19">e</text:span><text:span text:style-name="T18"> dérobe aux sens,</text:span><text:span text:style-name="T19">i</text:span><text:span text:style-name="T18">l paroist<text:line-break/>aux</text:span><text:span text:style-name="T19"> </text:span><text:span text:style-name="T18">yeux</text:span><text:span text:style-name="T19"> </text:span><text:span text:style-name="T18">de</text:span><text:span text:style-name="T19"> </text:span><text:span text:style-name="T18">loin en</text:span><text:span text:style-name="T19"> </text:span><text:span text:style-name="T18">forme d'une masse ronde</text:span><text:span text:style-name="T19"> c</text:span><text:span text:style-name="T18">o</text:span><text:span text:style-name="T19">n-</text:span></text:p>
      <text:p text:style-name="P11"><text:span text:style-name="T37">L</text:span><text:span text:style-name="T36">r</text:span><text:span text:style-name="T37"> IV. </text:span><text:span text:style-name="T36">LIvRE</text:span><text:span text:style-name="T37"> DE L</text:span><text:span text:style-name="T36">vCRECE;</text:span><text:span text:style-name="T37"> </text:span><text:span text:style-name="T36">?6r<text:line-break/></text:span><text:span text:style-name="T18">s</text:span><text:span text:style-name="T19">t</text:span><text:span text:style-name="T18">ruit</text:span><text:span text:style-name="T19">ed</text:span><text:span text:style-name="T18">e pierres</text:span><text:span text:style-name="T19">,</text:span><text:span text:style-name="T18"> no</text:span><text:span text:style-name="T19">nt</text:span><text:span text:style-name="T18">outesfoi</text:span><text:span text:style-name="T19">ss</text:span><text:span text:style-name="T18">i parfaitement<text:line-break/>ronde que celle qui</text:span><text:span text:style-name="T19"> </text:span><text:span text:style-name="T18">le seroit en effet, mais qui en<text:line-break/>approche en quelque façon</text:span><text:span text:style-name="T19">.</text:span></text:p>
      <text:p text:style-name="Texte_20_du_20_corps"><text:span text:style-name="T18">Il nous semble aussi que l’ombre se meut au </text:span><text:span text:style-name="T21">So</text:span><text:span text:style-name="T20">-<text:line-break/></text:span><text:span text:style-name="T21">leil</text:span><text:span text:style-name="T20">,</text:span><text:span text:style-name="T18"> &amp; qu</text:span><text:span text:style-name="T19">’</text:span><text:span text:style-name="T18">elle suit nos pas &amp; imite nostre action,<text:line-break/>si vous pesez que l</text:span><text:span text:style-name="T19">’</text:span><text:span text:style-name="T18">air priué de la lumiere puisse en-<text:line-break/>trer en concurrence auec le mouuement des hom-<text:line-break/>mes, &amp;</text:span><text:span text:style-name="T19"> </text:span><text:span text:style-name="T18">imiter leur geste : car cela</text:span><text:span text:style-name="T19"> </text:span><text:span text:style-name="T18">ne peut estre<text:line-break/>autre chose qu'un air vuide de lumiere , ce que<text:line-break/>nous auons</text:span><text:span text:style-name="T19"> </text:span><text:span text:style-name="T18">accoustu</text:span><text:span text:style-name="T19">rn</text:span><text:span text:style-name="T18">é d'appeller ombre</text:span><text:span text:style-name="T19">.</text:span><text:span text:style-name="T18"> Com</text:span><text:span text:style-name="T19">-<text:line-break/></text:span><text:span text:style-name="T18">me la terre en certains lieux, es</text:span><text:span text:style-name="T19">tp</text:span><text:span text:style-name="T18">riuée de</text:span><text:span text:style-name="T19"> </text:span><text:span text:style-name="T18">la clar</text:span><text:span text:style-name="T19">-<text:line-break/></text:span><text:span text:style-name="T18">té du Solei</text:span><text:span text:style-name="T19">l,</text:span><text:span text:style-name="T18"> en quelque endroit que nous luy<text:line-break/>soyons opposez en marchant : de mesme, elle en<text:line-break/>est remplie aussi tost que nous nous retirons</text:span><text:span text:style-name="T19">.D</text:span><text:span text:style-name="T18">e-là<text:line-break/>Vient qu’il semble que celle mesme qui estoit<text:line-break/>l</text:span><text:span text:style-name="T19">’</text:span><text:span text:style-name="T18">ombre du corp</text:span><text:span text:style-name="T19">s,</text:span><text:span text:style-name="T18"> nous a </text:span><text:span text:style-name="T19">f</text:span><text:span text:style-name="T18">uiu</text:span><text:span text:style-name="T19">y</text:span><text:span text:style-name="T18">, se tenant inces-<text:line-break/>samment proche de nous : car</text:span><text:span text:style-name="T19"> </text:span><text:span text:style-name="T18">ce sont tousiours<text:line-break/>des clartez nouaelles des rayons qui se répandent,<text:line-break/>tandis que les premières p</text:span><text:span text:style-name="T19">é</text:span><text:span text:style-name="T18">rissent : comme si de la<text:line-break/>laine estoit filée contre le feu</text:span><text:span text:style-name="T19">.</text:span><text:span text:style-name="T18"> Ainsi la terre est fa-<text:line-break/>cilement dépoüillé</text:span><text:span text:style-name="T19">e</text:span><text:span text:style-name="T18"> de la lumier</text:span><text:span text:style-name="T19">e</text:span><text:span text:style-name="T18">, &amp; s</text:span><text:span text:style-name="T19">e</text:span><text:span text:style-name="T18"> remplit<text:line-break/>tout aussi facilement pour se lau</text:span><text:span text:style-name="T19">erdel</text:span><text:span text:style-name="T18">a noirceur<text:line-break/>d</text:span><text:span text:style-name="T19">e</text:span><text:span text:style-name="T18"> ses ombre</text:span><text:span text:style-name="T19">s</text:span><text:span text:style-name="T18">. Ce qui ne trompe auc</text:span><text:span text:style-name="T19">un</text:span><text:span text:style-name="T18">ement nos<text:line-break/>yeux: car c</text:span><text:span text:style-name="T19">’</text:span><text:span text:style-name="T18">est à</text:span><text:span text:style-name="T19"> </text:span><text:span text:style-name="T18">eux</text:span><text:span text:style-name="T19"> </text:span><text:span text:style-name="T18">de</text:span><text:span text:style-name="T19"> </text:span><text:span text:style-name="T18">Voir</text:span><text:span text:style-name="T19"> </text:span><text:span text:style-name="T18">en</text:span><text:span text:style-name="T19"> </text:span><text:span text:style-name="T18">quel</text:span><text:span text:style-name="T19"> </text:span><text:span text:style-name="T18">lieu il y a</text:span><text:span text:style-name="T19"> </text:span><text:span text:style-name="T18">de<text:line-break/>la lumiere , ou de l</text:span><text:span text:style-name="T19">’o</text:span><text:span text:style-name="T18">mb</text:span><text:span text:style-name="T19">le</text:span><text:span text:style-name="T18"> ; mais de discerner si<text:line-break/></text:span><text:span text:style-name="T19">ce</text:span><text:span text:style-name="T18">st la mesme lumiere ou la mesme ombre qui<text:line-break/>estoit icy, laquelle pa</text:span><text:span text:style-name="T19">ss</text:span><text:span text:style-name="T18">e là, où no</text:span><text:span text:style-name="T19">n</text:span><text:span text:style-name="T18">, ou si la chose<text:line-break/>se fait comme nous l’auons dit Vn peu auparauant</text:span><text:span text:style-name="T19">;<text:line-break/></text:span><text:span text:style-name="T18">cela appartient à l’espri</text:span><text:span text:style-name="T19">t</text:span><text:span text:style-name="T18">, pource que les yeux ne<text:line-break/>peuuent connoistre la Nature des choses. N'attri</text:span><text:span text:style-name="T19">-<text:line-break/></text:span><text:span text:style-name="T18">buez donc point aux yeux le vice de l</text:span><text:span text:style-name="T19">’esp</text:span><text:span text:style-name="T18">rit</text:span><text:span text:style-name="T19">.</text:span></text:p>
      <text:p text:style-name="Texte_20_du_20_corps"><text:span text:style-name="T18">Le Nauire qui nous porte se meut quand il nous<text:line-break/>semble attesté </text:span><text:span text:style-name="T19">,</text:span><text:span text:style-name="T18"> &amp; celuy qui est ancré au port</text:span><text:span text:style-name="T19">'<text:line-break/></text:span><text:span text:style-name="T18">nous semble voguer : </text:span><text:span text:style-name="T19">&amp;</text:span><text:span text:style-name="T18"> son dirait que les </text:span><text:span text:style-name="T105">C</text:span><text:span text:style-name="T107">0</text:span><text:span text:style-name="T18">lm</text:span><text:span text:style-name="T19">^</text:span></text:p>
      <text:p text:style-name="P11"><text:bookmark-start text:name="bookmark54"/><text:span text:style-name="T84">162 </text:span><text:span text:style-name="T85">LE</text:span><text:span text:style-name="T84"> IV. </text:span><text:span text:style-name="T85">I.</text:span><text:span text:style-name="T84">IvRE DE </text:span><text:span text:style-name="T85">LvcRECE.</text:span><text:bookmark-end text:name="bookmark54"/></text:p>
      <text:p text:style-name="Texte_20_du_20_corps"><text:span text:style-name="T18">&amp; les champs prennent la fuite en </text:span><text:span text:style-name="T19">a</text:span><text:span text:style-name="T18">rriere . o</text:span><text:span text:style-name="T19">u </text:span><text:span text:style-name="T18">du<text:line-break/>costé de la poupe , quoy que nous les quittions<text:line-break/>nous mes</text:span><text:span text:style-name="T19">i</text:span><text:span text:style-name="T18">ne</text:span><text:span text:style-name="T19">s</text:span><text:span text:style-name="T18">, &amp; que nos voiles nous fassent voler<text:line-break/>en quelque fac</text:span><text:span text:style-name="T19">o</text:span><text:span text:style-name="T18">n de</text:span><text:span text:style-name="T19">u</text:span><text:span text:style-name="T18">ant eux</text:span><text:span text:style-name="T19">.</text:span><text:span text:style-name="T18"> Toutes les Estoiles<text:line-break/>attachées aux voûtes Ce lestes, nous parolsse</text:span><text:span text:style-name="T19">i</text:span><text:span text:style-name="T18">it im-<text:line-break/>mobiles : cependant elles font toutes dans vn<text:line-break/>perpétuel mouuement . puis qu</text:span><text:span text:style-name="T19">'el</text:span><text:span text:style-name="T18">les ne</text:span><text:span text:style-name="T19"> </text:span><text:span text:style-name="T18">sont pas<text:line-break/>plustost</text:span><text:span text:style-name="T19"> </text:span><text:span text:style-name="T18">letiées</text:span><text:span text:style-name="T19"> l</text:span><text:span text:style-name="T18">u</text:span><text:span text:style-name="T19">r</text:span><text:span text:style-name="T18"> l</text:span><text:span text:style-name="T19">’</text:span><text:span text:style-name="T18">horif</text:span><text:span text:style-name="T19">o</text:span><text:span text:style-name="T18">n </text:span><text:span text:style-name="T19">,</text:span><text:span text:style-name="T18"> qu’en pa</text:span><text:span text:style-name="T19">r</text:span><text:span text:style-name="T18">courant le<text:line-break/>Cie</text:span><text:span text:style-name="T19">l</text:span><text:span text:style-name="T18"> de</text:span><text:span text:style-name="T19"> </text:span><text:span text:style-name="T18">leurs cor</text:span><text:span text:style-name="T99">r</text:span><text:span text:style-name="T18">s lumineux , elles recherchent<text:line-break/>leur couchant Par v</text:span><text:span text:style-name="T19">u</text:span><text:span text:style-name="T18">e raison pareill</text:span><text:span text:style-name="T19">e</text:span><text:span text:style-name="T18">, on dirait<text:line-break/>que </text:span><text:span text:style-name="T19">l</text:span><text:span text:style-name="T18">e Soleil </text:span><text:span text:style-name="T19">&amp;</text:span><text:span text:style-name="T18"> la</text:span><text:span text:style-name="T19"> </text:span><text:span text:style-name="T18">Lun</text:span><text:span text:style-name="T19">e</text:span><text:span text:style-name="T18"> ne bougent d'une place</text:span><text:span text:style-name="T19">,<text:line-break/></text:span><text:span text:style-name="T18">quoy que la cho</text:span><text:span text:style-name="T19">si</text:span><text:span text:style-name="T18">: incline nous apprenne qu</text:span><text:span text:style-name="T19">’</text:span><text:span text:style-name="T18">ils<text:line-break/>s</text:span><text:span text:style-name="T19">o</text:span><text:span text:style-name="T18">nt transportez</text:span><text:span text:style-name="T19">.</text:span><text:span text:style-name="T18"> Des Montagnes qui </text:span><text:span text:style-name="T19">sc</text:span><text:span text:style-name="T18"> décou-<text:line-break/>u</text:span><text:span text:style-name="T19">t</text:span><text:span text:style-name="T18">ent de loin du milieu de la Mer, entre lesquelles<text:line-break/>il </text:span><text:span text:style-name="T19">U</text:span><text:span text:style-name="T18"> a vn passage libre pour les vaisseau</text:span><text:span text:style-name="T19">x</text:span><text:span text:style-name="T18">, apparois</text:span><text:span text:style-name="T19">-<text:line-break/></text:span><text:span text:style-name="T18">sent n’e</text:span><text:span text:style-name="T19">st</text:span><text:span text:style-name="T18">re qu'</text:span><text:span text:style-name="T19">u</text:span><text:span text:style-name="T18">ne seule Montagne : </text:span><text:span text:style-name="T19">&amp;</text:span><text:span text:style-name="T18"> quoy<text:line-break/>qu elles soient fort feparé</text:span><text:span text:style-name="T19">e</text:span><text:span text:style-name="T18">s, on dirait neantmoins<text:line-break/>qu’elles ne</text:span><text:span text:style-name="T19"> </text:span><text:span text:style-name="T18">font qu'une Isle fp</text:span><text:span text:style-name="T19">a</text:span><text:span text:style-name="T18">cieufe Pour auoir<text:line-break/>long temps tourné dans vne f</text:span><text:span text:style-name="T19">a</text:span><text:span text:style-name="T18">le, il femble aux<text:line-break/>En</text:span><text:span text:style-name="T19">f</text:span><text:span text:style-name="T18">ans que les murailles de la fal</text:span><text:span text:style-name="T19">e</text:span><text:span text:style-name="T18">, &amp; toute la mai-<text:line-break/></text:span><text:span text:style-name="T19">f</text:span><text:span text:style-name="T18">on tournent pareillement : si bien q</text:span><text:span text:style-name="T19">u’</text:span><text:span text:style-name="T18">apres mes.<text:line-break/>me q</text:span><text:span text:style-name="T19">uf</text:span><text:span text:style-name="T18">ls se font a</text:span><text:span text:style-name="T19">t</text:span><text:span text:style-name="T18">testés, ils ont peine à croire<text:line-break/>qu’elles n'aillent point fondre</text:span><text:span text:style-name="T19"> sii</text:span><text:span text:style-name="T18">r eux pour les </text:span><text:span text:style-name="T19">a</text:span><text:span text:style-name="T18">c-<text:line-break/>c</text:span><text:span text:style-name="T19">a</text:span><text:span text:style-name="T18">ble</text:span><text:span text:style-name="T19">rd</text:span><text:span text:style-name="T18">e leur ruine</text:span><text:span text:style-name="T19">.</text:span></text:p>
      <text:p text:style-name="Texte_20_du_20_corps"><text:span text:style-name="T18">Quand la Nature auec des feux tremblota</text:span><text:span text:style-name="T19">nt<text:line-break/></text:span><text:span text:style-name="T18">commence d</text:span><text:span text:style-name="T19">’</text:span><text:span text:style-name="T18">éleuer en haut le flambeau du jour,<text:line-break/>elle le fait paro</text:span><text:span text:style-name="T19">is</text:span><text:span text:style-name="T18">tr</text:span><text:span text:style-name="T19">e</text:span><text:span text:style-name="T18"> </text:span><text:span text:style-name="T19">fur </text:span><text:span text:style-name="T18">la pointe des Montagnes</text:span><text:span text:style-name="T19">,<text:line-break/></text:span><text:span text:style-name="T18">on dir</text:span><text:span text:style-name="T19">a</text:span><text:span text:style-name="T18">it que le Soleil ainsi éleu</text:span><text:span text:style-name="T19">éa</text:span><text:span text:style-name="T18">u dessus des<text:line-break/>Monts, les touche de si prés de l'ardeur de </text:span><text:span text:style-name="T19">f</text:span><text:span text:style-name="T18">es feux</text:span><text:span text:style-name="T19">;<text:line-break/></text:span><text:span text:style-name="T18">qu ils font à peine loin de nous de deux mille<text:line-break/>traits date, ou</text:span><text:span text:style-name="T19"> </text:span><text:span text:style-name="T18">de</text:span><text:span text:style-name="T19"> </text:span><text:span text:style-name="T18">cinq</text:span><text:span text:style-name="T19"> </text:span><text:span text:style-name="T18">cens jets de petit </text:span><text:span text:style-name="T19">j</text:span><text:span text:style-name="T18">auelot</text:span><text:span text:style-name="T19">,<text:line-break/></text:span><text:span text:style-name="T18">quoy qu’</text:span><text:span text:style-name="T19">e</text:span><text:span text:style-name="T18">n</text:span><text:span text:style-name="T19">t</text:span><text:span text:style-name="T18">re ces Monts</text:span><text:span text:style-name="T19"> </text:span><text:span text:style-name="T18">&amp; le Solei</text:span><text:span text:style-name="T19">l,</text:span><text:span text:style-name="T18"> il y ait</text:span><text:span text:style-name="T19"> </text:span><text:span text:style-name="T18">des<text:line-break/>Mers immense</text:span><text:span text:style-name="T19">s</text:span><text:span text:style-name="T18">, qui ont le Ciel au dessus d’elles,<text:line-break/>&amp; qu</text:span><text:span text:style-name="T19">’</text:span><text:span text:style-name="T18">il y </text:span><text:span text:style-name="T19">ar</text:span><text:span text:style-name="T18">t aussi plusieurs milliers de Terres où</text:span></text:p>
      <text:p text:style-name="P11"><text:span text:style-name="T18">LE IV. </text:span><text:span text:style-name="T19">LI</text:span><text:span text:style-name="T18">V</text:span><text:span text:style-name="T19">RE</text:span><text:span text:style-name="T18"> D</text:span><text:span text:style-name="T19">E</text:span><text:span text:style-name="T18"> </text:span><text:span text:style-name="T19">LV</text:span><text:span text:style-name="T18">C</text:span><text:span text:style-name="T19">RECE</text:span><text:span text:style-name="T18">. </text:span><text:span text:style-name="T19">Ï</text:span><text:span text:style-name="T18">6</text:span><text:span text:style-name="T19">3<text:line-break/></text:span><text:span text:style-name="T18">sont contenues tant</text:span><text:span text:style-name="T19"> </text:span><text:span text:style-name="T18">de Nations</text:span><text:span text:style-name="T19"> </text:span><text:span text:style-name="T18">diuers</text:span><text:span text:style-name="T19">e</text:span><text:span text:style-name="T18">s</text:span><text:span text:style-name="T19">,</text:span><text:span text:style-name="T18"> &amp; tant<text:line-break/>de genres d Animaux</text:span><text:span text:style-name="T19">,</text:span><text:span text:style-name="T18"> Vn amas d’eau qui</text:span><text:span text:style-name="T19"> </text:span><text:span text:style-name="T18">n'a</text:span><text:span text:style-name="T19"> </text:span><text:span text:style-name="T18">pas<text:line-break/>vn doigt de profondeur entre les p</text:span><text:span text:style-name="T19">ar</text:span><text:span text:style-name="T18">iez des rues,<text:line-break/>donne vn regard aussi enfoncé a</text:span><text:span text:style-name="T19">â</text:span><text:span text:style-name="T18"> dessous de la<text:line-break/>Terre , comme il semble qu'un abysme profond<text:line-break/>s</text:span><text:span text:style-name="T19">’</text:span><text:span text:style-name="T18">entr'ouure de</text:span><text:span text:style-name="T19"> </text:span><text:span text:style-name="T18">la Terre au Cie</text:span><text:span text:style-name="T19">l</text:span><text:span text:style-name="T18">, pour</text:span><text:span text:style-name="T19">c</text:span><text:span text:style-name="T18">e que l</text:span><text:span text:style-name="T19">’</text:span><text:span text:style-name="T18">i</text:span><text:span text:style-name="T19">o</text:span><text:span text:style-name="T18">n<text:line-break/>y voit les nuages &amp; le Ciel de haut en ba</text:span><text:span text:style-name="T19">s</text:span><text:span text:style-name="T18">, &amp; que<text:line-break/>l’on diroi</text:span><text:span text:style-name="T19">t</text:span><text:span text:style-name="T18"> que </text:span><text:span text:style-name="T19">s</text:span><text:span text:style-name="T18">es corps sont cachez</text:span><text:span text:style-name="T19"> f</text:span><text:span text:style-name="T18">ous la Terre<text:line-break/>pa</text:span><text:span text:style-name="T19">rv</text:span><text:span text:style-name="T18">n Ciel merueilleux.</text:span></text:p>
      <text:p text:style-name="Texte_20_du_20_corps"><text:span text:style-name="T18">Quand no</text:span><text:span text:style-name="T19">us</text:span><text:span text:style-name="T18"> sommes à cheual au milieu d'une<text:line-break/>riui</text:span><text:span text:style-name="T19">e</text:span><text:span text:style-name="T18">re, où le Cheual ferme s</text:span><text:span text:style-name="T19">’</text:span><text:span text:style-name="T18">atreste contre le </text:span><text:span text:style-name="T21">fil<text:line-break/></text:span><text:span text:style-name="T18">de l’ea</text:span><text:span text:style-name="T19">u</text:span><text:span text:style-name="T18">, &amp; que no</text:span><text:span text:style-name="T19">u</text:span><text:span text:style-name="T18">s regardons fixement le cou-<text:line-break/>rant de la riuiere, il nous semble que le CheuaI<text:line-break/>trauerse, &amp; que la riuiere va rapidement contre<text:line-break/>mont, quoy que</text:span><text:span text:style-name="T19"> </text:span><text:span text:style-name="T18">le Cheual ne bouge d'une placer<text:line-break/>&amp; de que</text:span><text:span text:style-name="T19">l</text:span><text:span text:style-name="T18">qu</text:span><text:span text:style-name="T19">e</text:span><text:span text:style-name="T18"> costé que nous tournions nos yeux,<text:line-break/>toutes choses nous appar</text:span><text:span text:style-name="T19">e</text:span><text:span text:style-name="T18">illent de mes</text:span><text:span text:style-name="T19">i</text:span><text:span text:style-name="T18">ne que<text:line-break/>si elles estoient emportée</text:span><text:span text:style-name="T19">s</text:span><text:span text:style-name="T18">, &amp; </text:span><text:span text:style-name="T19">r'é</text:span><text:span text:style-name="T18">couloient pat la<text:line-break/>force de s</text:span><text:span text:style-name="T19">e</text:span><text:span text:style-name="T18">au.</text:span></text:p>
      <text:p text:style-name="Texte_20_du_20_corps"><text:span text:style-name="T18">Vne Galerie soustenuë également par </text:span><text:span text:style-name="T19">y</text:span><text:span text:style-name="T18">ne Ion</text:span><text:span text:style-name="T19">-<text:line-break/></text:span><text:span text:style-name="T18">gue</text:span><text:span text:style-name="T19"> </text:span><text:span text:style-name="T18">suite</text:span><text:span text:style-name="T19"> </text:span><text:span text:style-name="T18">de colomne</text:span><text:span text:style-name="T19">sd</text:span><text:span text:style-name="T18">’égale</text:span><text:span text:style-name="T19"> </text:span><text:span text:style-name="T18">hauteur,s</text:span><text:span text:style-name="T19">i</text:span><text:span text:style-name="T18"> Vous en<text:line-break/>cons</text:span><text:span text:style-name="T19">i</text:span><text:span text:style-name="T18">derez la longueur d vn bout à l’autr</text:span><text:span text:style-name="T19">e,</text:span><text:span text:style-name="T18"> elle<text:line-break/>Vous semblera se ress</text:span><text:span text:style-name="T19">e</text:span><text:span text:style-name="T18">rrer peu à peu Vers la fi</text:span><text:span text:style-name="T19">n</text:span><text:span text:style-name="T18">, </text:span><text:span text:style-name="T19">&amp;<text:line-break/></text:span><text:span text:style-name="T18">ne vous fera paroistre</text:span><text:span text:style-name="T19"> </text:span><text:span text:style-name="T18">qu'une iss</text:span><text:span text:style-name="T19">u</text:span><text:span text:style-name="T18">e fort é</text:span><text:span text:style-name="T19">r</text:span><text:span text:style-name="T18">roir</text:span><text:span text:style-name="T19">t</text:span><text:span text:style-name="T18">e</text:span><text:span text:style-name="T19">,<text:line-break/></text:span><text:span text:style-name="T18">joignant presque le haut au bas, &amp; les murs d</text:span><text:span text:style-name="T19">it<text:line-break/></text:span><text:span text:style-name="T18">costé</text:span><text:span text:style-name="T19"> </text:span><text:span text:style-name="T18">droit à ceux du costé gauche</text:span><text:span text:style-name="T19">,</text:span><text:span text:style-name="T18"> iusques à</text:span><text:span text:style-name="T19"> </text:span><text:span text:style-name="T18">ce<text:line-break/>que la veuë </text:span><text:span text:style-name="T19">s</text:span><text:span text:style-name="T18">’atreste dans </text:span><text:span text:style-name="T19">s</text:span><text:span text:style-name="T18">obscu</text:span><text:span text:style-name="T19">r</text:span><text:span text:style-name="T18">ité du point de<text:line-break/>l'amortissement</text:span><text:span text:style-name="T19">.</text:span></text:p>
      <text:p text:style-name="Texte_20_du_20_corps"><text:span text:style-name="T18">Dans la Me</text:span><text:span text:style-name="T19">r,</text:span><text:span text:style-name="T18"> il paroist aux Nauchers que le<text:line-break/>Soleil naisse des</text:span><text:span text:style-name="T19"> </text:span><text:span text:style-name="T18">eau</text:span><text:span text:style-name="T19">x</text:span><text:span text:style-name="T18">, &amp;</text:span><text:span text:style-name="T19"> </text:span><text:span text:style-name="T18">qu’il y cache sa lumiere,<text:line-break/></text:span><text:span text:style-name="T19">fp</text:span><text:span text:style-name="T18">ource qu’ils n</text:span><text:span text:style-name="T19">’y</text:span><text:span text:style-name="T18"> découurent rien autre chose que<text:line-break/>a Mer &amp; le Ciel ; &amp; en toutes ces rencontre</text:span><text:span text:style-name="T19">s,</text:span><text:span text:style-name="T18"> ne<text:line-break/>croyez point legerem</text:span><text:span text:style-name="T19">e</text:span><text:span text:style-name="T18">nt que ce soient les yeux</text:span><text:span text:style-name="T19">,<text:line-break/></text:span><text:span text:style-name="T18">qui se font trompez</text:span><text:span text:style-name="T19">.</text:span></text:p>
      <text:p text:style-name="P11"><text:bookmark-start text:name="bookmark56"/><text:span text:style-name="T85">4</text:span><text:span text:style-name="T84">64 </text:span><text:span text:style-name="T85">LE</text:span><text:span text:style-name="T84"> IV. LIVRE </text:span><text:span text:style-name="T85">D</text:span><text:span text:style-name="T84"> </text:span><text:span text:style-name="T85">E</text:span><text:span text:style-name="T84"> LvC </text:span><text:span text:style-name="T85">RÈC</text:span><text:span text:style-name="T84"> </text:span><text:span text:style-name="T85">E.</text:span><text:bookmark-end text:name="bookmark56"/></text:p>
      <text:p text:style-name="Texte_20_du_20_corps"><text:span text:style-name="T18">A ceux</text:span><text:span text:style-name="T19"> </text:span><text:span text:style-name="T18">qui sont ignora</text:span><text:span text:style-name="T19">nt</text:span><text:span text:style-name="T18"> de la</text:span><text:span text:style-name="T19"> </text:span><text:span text:style-name="T18">Mer, il semble<text:line-break/>que les N</text:span><text:span text:style-name="T19">a</text:span><text:span text:style-name="T18">uires enfermez dans le por</text:span><text:span text:style-name="T19">t</text:span><text:span text:style-name="T18">, vont </text:span><text:span text:style-name="T19">c</text:span><text:span text:style-name="T18">on-<text:line-break/>tr</text:span><text:span text:style-name="T19">e</text:span><text:span text:style-name="T18"> les vague</text:span><text:span text:style-name="T19">s</text:span><text:span text:style-name="T18">, voyant les images de leurs orne-<text:line-break/></text:span><text:span text:style-name="T19">*</text:span><text:span text:style-name="T18"> ments y estre brif</text:span><text:span text:style-name="T19">éc</text:span><text:span text:style-name="T18">s : la partie des rames </text:span><text:span text:style-name="T19">&amp;</text:span><text:span text:style-name="T18"> du t</text:span><text:span text:style-name="T19">la<text:line-break/></text:span><text:span text:style-name="T105">c</text:span><text:span text:style-name="T19"> </text:span><text:span text:style-name="T18">mon</text:span><text:span text:style-name="T19"> </text:span><text:span text:style-name="T18">qui n’es</text:span><text:span text:style-name="T19">t</text:span><text:span text:style-name="T18"> point trempée dans le sel humide<text:line-break/>pa</text:span><text:span text:style-name="T19">t</text:span><text:span text:style-name="T18">oist droite </text:span><text:span text:style-name="T19">,&amp;</text:span><text:span text:style-name="T18"> celle qui est dans l</text:span><text:span text:style-name="T19">’</text:span><text:span text:style-name="T18">eau , paroist<text:line-break/>recourbée d’où elle semble au dessus des vagues<text:line-break/>remonter vers la surfac</text:span><text:span text:style-name="T19">e</text:span><text:span text:style-name="T18">, &amp; flotter à fleur d’eau.</text:span></text:p>
      <text:p text:style-name="Texte_20_du_20_corps"><text:span text:style-name="T18">Lors que durant la nulct, les Vents portent par-<text:line-break/></text:span><text:span text:style-name="T19">my </text:span><text:span text:style-name="T18">l'air des nuages </text:span><text:span text:style-name="T19">c</text:span><text:span text:style-name="T18">lair</text:span><text:span text:style-name="T19">-</text:span><text:span text:style-name="T18">sem</text:span><text:span text:style-name="T19">c</text:span><text:span text:style-name="T18">z ; les Astres e</text:span><text:span text:style-name="T19">c</text:span><text:span text:style-name="T18">la-<text:line-break/>tans semblent marcher au dessu</text:span><text:span text:style-name="T19">s&amp;</text:span><text:span text:style-name="T18">se couler par<text:line-break/>Vne route bien opposée à celle où leur mouue-<text:line-break/>ment naturel les emporte</text:span><text:span text:style-name="T19">.</text:span><text:span text:style-name="T18"> Si quelqu'un de sa main<text:line-break/></text:span><text:span text:style-name="T19">s</text:span><text:span text:style-name="T18"> presse par dessous V</text:span><text:span text:style-name="T19">n</text:span><text:span text:style-name="T18"> de ses yeu</text:span><text:span text:style-name="T19">x,</text:span><text:span text:style-name="T18"> i</text:span><text:span text:style-name="T19">l</text:span><text:span text:style-name="T18"> arriue qu</text:span><text:span text:style-name="T19">’</text:span><text:span text:style-name="T18">en<text:line-break/>V</text:span><text:span text:style-name="T19">n</text:span><text:span text:style-name="T18"> certain sens</text:span><text:span text:style-name="T19">,</text:span><text:span text:style-name="T18"> toutes les choses qu’</text:span><text:span text:style-name="T19">sl</text:span><text:span text:style-name="T18"> Vo</text:span><text:span text:style-name="T19">l</text:span><text:span text:style-name="T18">d</text:span><text:span text:style-name="T19">,</text:span><text:span text:style-name="T18"> lu</text:span><text:span text:style-name="T19">y<text:line-break/></text:span><text:span text:style-name="T18">semblent doubles </text:span><text:span text:style-name="T19">i</text:span><text:span text:style-name="T18"> la clarté des chandelles brille<text:line-break/>doublement par l</text:span><text:span text:style-name="T19">’</text:span><text:span text:style-name="T18">éclat de son feu : toute la cham</text:span><text:span text:style-name="T19">-<text:line-break/></text:span><text:span text:style-name="T18">br</text:span><text:span text:style-name="T19">e</text:span><text:span text:style-name="T18"> luy fournit V</text:span><text:span text:style-name="T19">nd</text:span><text:span text:style-name="T18">ouble emm</text:span><text:span text:style-name="T19">e</text:span><text:span text:style-name="T18">ub</text:span><text:span text:style-name="T19">l</text:span><text:span text:style-name="T18">em</text:span><text:span text:style-name="T19">e</text:span><text:span text:style-name="T18">n</text:span><text:span text:style-name="T19">t</text:span><text:span text:style-name="T20">,</text:span><text:span text:style-name="T21"> </text:span><text:span text:style-name="T20">8c</text:span><text:span text:style-name="T18"> les<text:line-break/>visages</text:span><text:span text:style-name="T19"> </text:span><text:span text:style-name="T18">&amp; les corps des personnes luy paroissent<text:line-break/>doubles parce moyen</text:span><text:span text:style-name="T19">.</text:span></text:p>
      <text:p text:style-name="Texte_20_du_20_corps"><text:span text:style-name="T18">Enfin quand le sommeil rend les membres im-<text:line-break/>mobil</text:span><text:span text:style-name="T19">e</text:span><text:span text:style-name="T18">s par </text:span><text:span text:style-name="T19">v</text:span><text:span text:style-name="T18">n gracieux assoupissement </text:span><text:span text:style-name="T20">,</text:span><text:span text:style-name="T21"> </text:span><text:span text:style-name="T20">Sc</text:span><text:span text:style-name="T18"> que<text:line-break/>tout</text:span><text:span text:style-name="T19"> </text:span><text:span text:style-name="T18">le corps</text:span><text:span text:style-name="T19"> </text:span><text:span text:style-name="T18">ioü</text:span><text:span text:style-name="T19">l</text:span><text:span text:style-name="T18">t</text:span><text:span text:style-name="T19"> </text:span><text:span text:style-name="T18">dans le lict d'un souuerain</text:span><text:span text:style-name="T19"> </text:span><text:span text:style-name="T18">re-<text:line-break/>pos ; si es</text:span><text:span text:style-name="T19">t-</text:span><text:span text:style-name="T18">ce que par fois en cét estat, il nous s</text:span><text:span text:style-name="T19">ein-<text:line-break/>Di</text:span><text:span text:style-name="T18">e que nous s</text:span><text:span text:style-name="T19">o</text:span><text:span text:style-name="T18">mmes </text:span><text:span text:style-name="T20">c</text:span><text:span text:style-name="T21">ueille</text:span><text:span text:style-name="T20">z,</text:span><text:span text:style-name="T21"> </text:span><text:span text:style-name="T20">&amp;</text:span><text:span text:style-name="T18"> que nous re-<text:line-break/>muons nos membre</text:span><text:span text:style-name="T19">s,</text:span><text:span text:style-name="T18"> voire me</text:span><text:span text:style-name="T19">si</text:span><text:span text:style-name="T18">ne pendant la<text:line-break/>plus sombre obscurité de</text:span><text:span text:style-name="T19"> </text:span><text:span text:style-name="T18">la nuict , nous pensons<text:line-break/>Voir le Soleil, &amp;la lumiere du iour : nous</text:span><text:span text:style-name="T19"> </text:span><text:span text:style-name="T18">nous<text:line-break/>persuadons dans vn lie</text:span><text:span text:style-name="T19">ix</text:span><text:span text:style-name="T18"> fermé, que nous chan-<text:line-break/></text:span><text:span text:style-name="T19">^</text:span><text:span text:style-name="T18">eons de Cie</text:span><text:span text:style-name="T19">l</text:span><text:span text:style-name="T18">, de Mer, de Riu</text:span><text:span text:style-name="T19">ie</text:span><text:span text:style-name="T18">res, &amp; de Monts,<text:line-break/>que</text:span><text:span text:style-name="T19"> </text:span><text:span text:style-name="T18">nous trauerson</text:span><text:span text:style-name="T19">s </text:span><text:span text:style-name="T18">à pied les Campagnes : que<text:line-break/>n</text:span><text:span text:style-name="T19">o</text:span><text:span text:style-name="T18">us entendons du bruit , quo</text:span><text:span text:style-name="T19">v</text:span><text:span text:style-name="T18"> que de toutes<text:line-break/>parts,</text:span><text:span text:style-name="T19">l</text:span><text:span text:style-name="T18">e silence de lanuic</text:span><text:span text:style-name="T19">t</text:span><text:span text:style-name="T18"> soit profond:&amp; que nous<text:line-break/>pa</text:span><text:span text:style-name="T19">r</text:span><text:span text:style-name="T18">lons &amp; r</text:span><text:span text:style-name="T19">e</text:span><text:span text:style-name="T18">spodons,</text:span><text:span text:style-name="T19">e</text:span><text:span text:style-name="T18">ncore que nous nous taisi</text:span><text:span text:style-name="T19">os</text:span><text:span text:style-name="T18">.</text:span></text:p>
      <text:p text:style-name="P11"><text:span text:style-name="T36">L</text:span><text:span text:style-name="T37"> </text:span><text:span text:style-name="T36">E</text:span><text:span text:style-name="T37"> IV. </text:span><text:span text:style-name="T36">L</text:span><text:span text:style-name="T37"> </text:span><text:span text:style-name="T24">I V R E </text:span><text:span text:style-name="T25">»</text:span><text:span text:style-name="T24"> </text:span><text:span text:style-name="T25">E</text:span><text:span text:style-name="T24"> L v C R E C </text:span><text:span text:style-name="T25">E.‘</text:span><text:span text:style-name="T24"><text:tab/></text:span><text:span text:style-name="T36">I</text:span><text:span text:style-name="T37">65</text:span></text:p>
      <text:p text:style-name="Texte_20_du_20_corps"><text:span text:style-name="T18">Il y a beaucoup d’autres choses de ce genre-là,<text:line-break/>dignes d'admiration que nous voyons</text:span><text:span text:style-name="T19">,</text:span><text:span text:style-name="T18"> lesquelles<text:line-break/>cherchent presque à Vio</text:span><text:span text:style-name="T19">l</text:span><text:span text:style-name="T18">er entièrement la foy<text:line-break/>qu il faut donner aux sens</text:span><text:span text:style-name="T19">:</text:span><text:span text:style-name="T18"> mais</text:span><text:span text:style-name="T19"> </text:span><text:span text:style-name="T18">en Vain, pource<text:line-break/>que la plu</text:span><text:span text:style-name="T19">f</text:span><text:span text:style-name="T18">part de ces choses nous trompe</text:span><text:span text:style-name="T19">,</text:span><text:span text:style-name="T18"> à cause<text:line-break/>des opinions </text:span><text:span text:style-name="T19">ou</text:span><text:span text:style-name="T18"> l</text:span><text:span text:style-name="T19">o</text:span><text:span text:style-name="T18">gement de l</text:span><text:span text:style-name="T19">ie</text:span><text:span text:style-name="T18">lprit que</text:span><text:span text:style-name="T19"> </text:span><text:span text:style-name="T18">nous y<text:line-break/>adjoutons </text:span><text:span text:style-name="T19">,</text:span><text:span text:style-name="T18"> en telle sorte que nous tenons des<text:line-break/>choses pour</text:span><text:span text:style-name="T19"> </text:span><text:span text:style-name="T18">nues</text:span><text:span text:style-name="T19"> </text:span><text:span text:style-name="T18">qui toutesfois ne le font point:<text:line-break/>car il n</text:span><text:span text:style-name="T19">ie</text:span><text:span text:style-name="T18">st rien de si excellent que de pouuoir dis-<text:line-break/>cerner les choses qui fiant </text:span><text:span text:style-name="T19">c</text:span><text:span text:style-name="T18">uid</text:span><text:span text:style-name="T19">c</text:span><text:span text:style-name="T18">nte</text:span><text:span text:style-name="T19">sp</text:span><text:span text:style-name="T18">ar les </text:span><text:span text:style-name="T19">si</text:span><text:span text:style-name="T18">ens<text:line-break/>d'aue</text:span><text:span text:style-name="T19">c</text:span><text:span text:style-name="T18"> les douteuses que l’esprit y adjoute de luy</text:span><text:span text:style-name="T19">-<text:line-break/></text:span><text:span text:style-name="T18">m</text:span><text:span text:style-name="T19">e</text:span><text:span text:style-name="T18">s</text:span><text:span text:style-name="T19">i</text:span><text:span text:style-name="T18">ne</text:span></text:p>
      <text:p text:style-name="Texte_20_du_20_corps"><text:span text:style-name="T18">Enfi</text:span><text:span text:style-name="T19">n,</text:span><text:span text:style-name="T18"> si quelqu'un p</text:span><text:span text:style-name="T19">e</text:span><text:span text:style-name="T18">ns</text:span><text:span text:style-name="T19">e</text:span><text:span text:style-name="T18"> que l’on ne s</text:span><text:span text:style-name="T19">c</text:span><text:span text:style-name="T18">ait rien<text:line-break/>du tou</text:span><text:span text:style-name="T19">t,</text:span><text:span text:style-name="T18"> il ne scait pas me</text:span><text:span text:style-name="T19">fm</text:span><text:span text:style-name="T18">e</text:span><text:span text:style-name="T19">s</text:span><text:span text:style-name="T18"> si on peut seau</text:span><text:span text:style-name="T19"> </text:span><text:span text:style-name="T18">oi</text:span><text:span text:style-name="T19">t<text:line-break/></text:span><text:span text:style-name="T18">ce qu’il confesse de ne rien scauoir. Ie ne dispute-<text:line-break/>ray donc point contre celuy-là</text:span><text:span text:style-name="T19">,</text:span><text:span text:style-name="T18"> qui va à rebours<text:line-break/>du bien qu’</text:span><text:span text:style-name="T19">il</text:span><text:span text:style-name="T18"> envisage</text:span><text:span text:style-name="T19">.</text:span><text:span text:style-name="T18"> Pour plaisir neantmoins,<text:line-break/>quand </text:span><text:span text:style-name="T19">i</text:span><text:span text:style-name="T18">e îuy accorderay qu’</text:span><text:span text:style-name="T19">ü</text:span><text:span text:style-name="T18"> scait cel</text:span><text:span text:style-name="T19">a</text:span><text:span text:style-name="T18">, ie l</text:span><text:span text:style-name="T19">uy</text:span><text:span text:style-name="T18"> de</text:span><text:span text:style-name="T19">-<text:line-break/></text:span><text:span text:style-name="T18">mande</text:span><text:span text:style-name="T19">r</text:span><text:span text:style-name="T18">a</text:span><text:span text:style-name="T19">y</text:span><text:span text:style-name="T18">, puis qu’il n'a rien veu de vra</text:span><text:span text:style-name="T19">y,</text:span><text:span text:style-name="T18"> d’où il<text:line-break/>s</text:span><text:span text:style-name="T19">c</text:span><text:span text:style-name="T18">ait ce que c’est de s</text:span><text:span text:style-name="T19">c</text:span><text:span text:style-name="T18">auoi</text:span><text:span text:style-name="T19">r,</text:span><text:span text:style-name="T18"> &amp; de ne pas s</text:span><text:span text:style-name="T19">ç</text:span><text:span text:style-name="T18">auoir:<text:line-break/>ce qui donne la connaissance du vray &amp; du fa</text:span><text:span text:style-name="T19">u</text:span><text:span text:style-name="T18">x</text:span><text:span text:style-name="T105">1</text:span><text:span text:style-name="T18">,<text:line-break/>&amp; ce qui fait Voir la differente de ce qui est dou</text:span><text:span text:style-name="T19">-<text:line-break/></text:span><text:span text:style-name="T18">teux d'auec ce qui est certain</text:span><text:span text:style-name="T19">.</text:span><text:span text:style-name="T18"> Vous trouuerez que<text:line-break/>la connaissance du vray est engendrée des pr</text:span><text:span text:style-name="T19">c</text:span><text:span text:style-name="T18">-<text:line-break/>mieres fonctions des sens</text:span><text:span text:style-name="T19">,&amp;</text:span><text:span text:style-name="T18"> que les sens ne se peu</text:span><text:span text:style-name="T19">-<text:line-break/></text:span><text:span text:style-name="T18">uent refuter : car il faut demeurer d'accord que<text:line-break/></text:span><text:span text:style-name="T19">r</text:span><text:span text:style-name="T18">ien n</text:span><text:span text:style-name="T19">’</text:span><text:span text:style-name="T18">es</text:span><text:span text:style-name="T19">t</text:span><text:span text:style-name="T18"> plus digne de fo</text:span><text:span text:style-name="T19">y,</text:span><text:span text:style-name="T18"> que ce qui de soy<text:line-break/>mesme peut </text:span><text:span text:style-name="T19">c</text:span><text:span text:style-name="T18">onuain</text:span><text:span text:style-name="T19">c</text:span><text:span text:style-name="T18">re le faux par l</text:span><text:span text:style-name="T19">le</text:span><text:span text:style-name="T18">uidence du<text:line-break/>vray</text:span><text:span text:style-name="T19">.</text:span><text:span text:style-name="T18"> </text:span><text:span text:style-name="T19">o</text:span><text:span text:style-name="T18">r qui peut estre plus digne de foy que le<text:line-break/>sens? La raison fondée su</text:span><text:span text:style-name="T19">rv</text:span><text:span text:style-name="T18">n sens trompé</text:span><text:span text:style-name="T19">,</text:span><text:span text:style-name="T18"> fera-<text:line-break/></text:span><text:span text:style-name="T19">s</text:span><text:span text:style-name="T18">elle capable de dire quelque cho</text:span><text:span text:style-name="T19">f</text:span><text:span text:style-name="T18">e contre les</text:span><text:span text:style-name="T19">f</text:span><text:span text:style-name="T18">ens,<text:line-break/>elle qui tire toute son origine des sens, &amp; q</text:span><text:span text:style-name="T19">ui</text:span><text:span text:style-name="T18"> ne<text:line-break/>peut rien sans les fen</text:span><text:span text:style-name="T19">s</text:span><text:span text:style-name="T18">, &amp; lesquels par consequent<text:line-break/>s</text:span><text:span text:style-name="T19">’</text:span><text:span text:style-name="T18">ils ne sont point vrais, il faut aussi que toute</text:span></text:p>
      <text:p text:style-name="P11"><text:bookmark-start text:name="bookmark58"/><text:span text:style-name="T88">ÏS6</text:span><text:span text:style-name="T89"> 1</text:span><text:span text:style-name="T88">.1</text:span><text:span text:style-name="T84"> </text:span><text:span text:style-name="T85">IV.</text:span><text:span text:style-name="T84"> </text:span><text:span text:style-name="T85">LIvR</text:span><text:span text:style-name="T84">E </text:span><text:span text:style-name="T85">DE</text:span><text:span text:style-name="T84"> LVCREC</text:span><text:span text:style-name="T85">E</text:span><text:span text:style-name="T84">.</text:span><text:bookmark-end text:name="bookmark58"/></text:p>
      <text:p text:style-name="Texte_20_du_20_corps"><text:span text:style-name="T99">s</text:span><text:span text:style-name="T18"> </text:span><text:span text:style-name="T19">r</text:span><text:span text:style-name="T18">a</text:span><text:span text:style-name="T19">i</text:span><text:span text:style-name="T18">s</text:span><text:span text:style-name="T19">o</text:span><text:span text:style-name="T18">n soit fausse ? Les oreilles pourront-elles cor</text:span><text:span text:style-name="T19">-<text:line-break/></text:span><text:span text:style-name="T18">riger les yeux </text:span><text:span text:style-name="T19">1</text:span><text:span text:style-name="T18"> L'</text:span><text:span text:style-name="T19">a</text:span><text:span text:style-name="T18">ttouchement reprendre les<text:line-break/>oreilles </text:span><text:span text:style-name="T19">î</text:span><text:span text:style-name="T18"> Le goust reprimer le discernement de<text:line-break/>celuy-cy </text:span><text:span text:style-name="T19">1</text:span><text:span text:style-name="T18"> Et les n</text:span><text:span text:style-name="T19">a</text:span><text:span text:style-name="T18">rines &amp; les yeux confondre<text:line-break/>le goust </text:span><text:span text:style-name="T19">?</text:span><text:span text:style-name="T18"> Il</text:span><text:span text:style-name="T19"> </text:span><text:span text:style-name="T18">n</text:span><text:span text:style-name="T19">’</text:span><text:span text:style-name="T18">en</text:span><text:span text:style-name="T19"> </text:span><text:span text:style-name="T18">est,</text:span><text:span text:style-name="T19">pa</text:span><text:span text:style-name="T18">s ainsi comme le</text:span><text:span text:style-name="T19"> </text:span><text:span text:style-name="T18">croy : la<text:line-break/>puissance d</text:span><text:span text:style-name="T19">e</text:span><text:span text:style-name="T18"> chacun est diuisée, </text:span><text:span text:style-name="T19">&amp;</text:span><text:span text:style-name="T18"> chacun a sa pro</text:span><text:span text:style-name="T19">-<text:line-break/></text:span><text:span text:style-name="T18">pre force</text:span><text:span text:style-name="T19">.</text:span><text:span text:style-name="T18"> De sorte qu’il faut de nécessité que ce<text:line-break/>qui est</text:span><text:span text:style-name="T19"> </text:span><text:span text:style-name="T18">mol ou dut</text:span><text:span text:style-name="T19">,</text:span><text:span text:style-name="T18"> froid ou chaud , se jug</text:span><text:span text:style-name="T19">e</text:span><text:span text:style-name="T18"> sepa-<text:line-break/>rém</text:span><text:span text:style-name="T19">e</text:span><text:span text:style-name="T18">nt mol ou</text:span><text:span text:style-name="T19"> </text:span><text:span text:style-name="T18">dur</text:span><text:span text:style-name="T19">,</text:span><text:span text:style-name="T18"> froid ou chaud. C’est a</text:span><text:span text:style-name="T19">ue</text:span><text:span text:style-name="T18">c<text:line-break/>vne pareille nécessité qu</text:span><text:span text:style-name="T19">il</text:span><text:span text:style-name="T18"> faut connoistre se</text:span><text:span text:style-name="T19">p</text:span><text:span text:style-name="T18">ai</text:span><text:span text:style-name="T19">é</text:span><text:span text:style-name="T18">-<text:line-break/>ment les couleurs diuerse</text:span><text:span text:style-name="T19">s</text:span><text:span text:style-name="T18"> , &amp; toutes les chofes<text:line-break/>qui sont jointes auec les couleurs</text:span><text:span text:style-name="T19">.</text:span><text:span text:style-name="T18"> Ainsi le goust<text:line-break/>a sa force distincte : ainsi les odeurs se considèrent<text:line-break/>s</text:span><text:span text:style-name="T19">é</text:span><text:span text:style-name="T18">parémen</text:span><text:span text:style-name="T19">t</text:span><text:span text:style-name="T18">, &amp; ainsi les sons : </text:span><text:span text:style-name="T19">&amp;</text:span><text:span text:style-name="T18"> de c</text:span><text:span text:style-name="T19">et</text:span><text:span text:style-name="T18">te sorte nul<text:line-break/>des sens ne peut es</text:span><text:span text:style-name="T19">t</text:span><text:span text:style-name="T18">re repris pat vn autr</text:span><text:span text:style-name="T19">e,</text:span><text:span text:style-name="T18"> &amp; ne<text:line-break/>s</text:span><text:span text:style-name="T19">c</text:span><text:span text:style-name="T18">auroit se corriger so</text:span><text:span text:style-name="T19">y</text:span><text:span text:style-name="T18"> mesine </text:span><text:span text:style-name="T19">.</text:span><text:span text:style-name="T18"> pource qu’</text:span><text:span text:style-name="T19">il</text:span><text:span text:style-name="T18"> </text:span><text:span text:style-name="T19">sa</text:span><text:span text:style-name="T18">ut<text:line-break/>tousiours également croire à chacun d</text:span><text:span text:style-name="T19">ie</text:span><text:span text:style-name="T18">ux ; &amp;ce<text:line-break/>qui leur a semblé bon en tout temps est vray. Que<text:line-break/>si la rai</text:span><text:span text:style-name="T19">s</text:span><text:span text:style-name="T18">on ne peut dire la cause pourquoy les cho-<text:line-break/>ses carrées paroissent rondes estant veu</text:span><text:span text:style-name="T19">e'a</text:span><text:span text:style-name="T18"> de loin</text:span><text:span text:style-name="T19">;<text:line-break/>is</text:span><text:span text:style-name="T18">vaut mieux en manquant de raiso</text:span><text:span text:style-name="T19">n</text:span><text:span text:style-name="T18">, discourir<text:line-break/>mal des causes de</text:span><text:span text:style-name="T19"> </text:span><text:span text:style-name="T18">l'u</text:span><text:span text:style-name="T19">il</text:span><text:span text:style-name="T18">e</text:span><text:span text:style-name="T19">&amp;</text:span><text:span text:style-name="T18"> de</text:span><text:span text:style-name="T19"> </text:span><text:span text:style-name="T18">l'autre figur</text:span><text:span text:style-name="T19">e</text:span><text:span text:style-name="T18">, que</text:span><text:span text:style-name="T19"> </text:span><text:span text:style-name="T18">de<text:line-break/>laisser</text:span><text:span text:style-name="T19"> </text:span><text:span text:style-name="T18">échapper à ses mains tout ce qu’il y a de<text:line-break/>manifeste</text:span><text:span text:style-name="T19">,</text:span><text:span text:style-name="T18"> de violer l</text:span><text:span text:style-name="T19">ap</text:span><text:span text:style-name="T18">remiere creance, &amp;</text:span><text:span text:style-name="T19"> </text:span><text:span text:style-name="T18">d'ar</text:span><text:span text:style-name="T19">-<text:line-break/></text:span><text:span text:style-name="T18">racher tous les fondeme</text:span><text:span text:style-name="T19">nt</text:span><text:span text:style-name="T18"> sur lesquels sont ap-<text:line-break/>fpuye</text:span><text:span text:style-name="T19">zlav</text:span><text:span text:style-name="T18">ie&amp;l</text:span><text:span text:style-name="T19">esid</text:span><text:span text:style-name="T18">ut. Car</text:span><text:span text:style-name="T19"> </text:span><text:span text:style-name="T18">non feulement toute<text:line-break/>a raison sien iroit par terre , mais encore la vie<text:line-break/>mesine serait éteint</text:span><text:span text:style-name="T19">e,</text:span><text:span text:style-name="T18"> si l'</text:span><text:span text:style-name="T19">o</text:span><text:span text:style-name="T18">n n</text:span><text:span text:style-name="T19">’o</text:span><text:span text:style-name="T18">s</text:span><text:span text:style-name="T19">oi</text:span><text:span text:style-name="T18">t</text:span><text:span text:style-name="T19"> </text:span><text:span text:style-name="T18">si: </text:span><text:span text:style-name="T19">fleu</text:span><text:span text:style-name="T18">r à ses<text:line-break/>sens</text:span><text:span text:style-name="T19"> </text:span><text:span text:style-name="T18">qui nous</text:span><text:span text:style-name="T19"> </text:span><text:span text:style-name="T18">font éuite</text:span><text:span text:style-name="T19">rl</text:span><text:span text:style-name="T18">es l</text:span><text:span text:style-name="T19">i</text:span><text:span text:style-name="T18">eux dangereux , fuir<text:line-break/>tout le reste des choses mauua</text:span><text:span text:style-name="T19">i</text:span><text:span text:style-name="T18">s</text:span><text:span text:style-name="T19">c</text:span><text:span text:style-name="T18">s, &amp; </text:span><text:span text:style-name="T19">fiss</text:span><text:span text:style-name="T18">ure celles<text:line-break/>qui leur font contraires</text:span><text:span text:style-name="T19">.</text:span><text:span text:style-name="T18"> Toute l'</text:span><text:span text:style-name="T19">a</text:span><text:span text:style-name="T18">bondance des<text:line-break/>paroles est donc vaine qui fait tant de prepar</text:span><text:span text:style-name="T19">a</text:span><text:span text:style-name="T18">tifs<text:line-break/>contre </text:span><text:span text:style-name="T19">l</text:span><text:span text:style-name="T18">'authorit</text:span><text:span text:style-name="T19">é</text:span><text:span text:style-name="T18"> des sens Enfin </text:span><text:span text:style-name="T19">,</text:span><text:span text:style-name="T18"> comme dans<text:line-break/>l’</text:span><text:span text:style-name="T19">A</text:span><text:span text:style-name="T18">rchitectur</text:span><text:span text:style-name="T19">e,</text:span><text:span text:style-name="T18"> si la premiere regle est fautiu</text:span><text:span text:style-name="T19">e</text:span><text:span text:style-name="T18">, </text:span><text:span text:style-name="T19">&amp;</text:span></text:p>
      <text:p text:style-name="P11"><text:span text:style-name="T37">LE</text:span><text:span text:style-name="T36"> </text:span><text:span text:style-name="T37">IV. LivRE D</text:span><text:span text:style-name="T36">EL</text:span><text:span text:style-name="T37">v</text:span><text:span text:style-name="T36">CR</text:span><text:span text:style-name="T37">EC</text:span><text:span text:style-name="T36">E.’</text:span><text:span text:style-name="T37"> </text:span><text:span text:style-name="T36">167<text:line-break/></text:span><text:span text:style-name="T18">l’</text:span><text:span text:style-name="T19">elq</text:span><text:span text:style-name="T18">uierre trompeuse : &amp; si pour la conduite d'un<text:line-break/></text:span><text:span text:style-name="T19">■</text:span><text:span text:style-name="T18"> ouurage, le niue</text:span><text:span text:style-name="T19">a</text:span><text:span text:style-name="T18">u se détourne tant soitpe</text:span><text:span text:style-name="T19">ud</text:span><text:span text:style-name="T18">e<text:line-break/>la ligne qu’il doit teni</text:span><text:span text:style-name="T19">r</text:span><text:span text:style-name="T18">, il faut que tout se </text:span><text:span text:style-name="T19">h</text:span><text:span text:style-name="T18">isse de<text:line-break/>tr</text:span><text:span text:style-name="T19">a</text:span><text:span text:style-name="T18">uers : l'edifice entrepris sera ridicule, il n'aura<text:line-break/>point de sy</text:span><text:span text:style-name="T19">rn</text:span><text:span text:style-name="T18">etrie, &amp;</text:span><text:span text:style-name="T19"> </text:span><text:span text:style-name="T18">menacera de ruine</text:span><text:span text:style-name="T19">.</text:span><text:span text:style-name="T18"> Ainsi<text:line-break/>c</text:span><text:span text:style-name="T19">le</text:span><text:span text:style-name="T18">st vne necessité que la raison soit Corrompue,<text:line-break/>qui tire son origine des sens falsifiez.</text:span></text:p>
      <text:p text:style-name="Texte_20_du_20_corps"><text:span text:style-name="T18">Il ne reste plus maintenant de difficulté à</text:span><text:span text:style-name="T19"> </text:span><text:span text:style-name="T18">ex</text:span><text:span text:style-name="T19">-<text:line-break/></text:span><text:span text:style-name="T18">pliquer comme les autres </text:span><text:span text:style-name="T19">si</text:span><text:span text:style-name="T18">ens sont touchez des </text:span><text:span text:style-name="T105">1<text:line-break/></text:span><text:span text:style-name="T19">.</text:span><text:span text:style-name="T18"> choses qui leur sont</text:span><text:span text:style-name="T19"> </text:span><text:span text:style-name="T18">propr</text:span><text:span text:style-name="T19">e</text:span><text:span text:style-name="T18">s.Premierem</text:span><text:span text:style-name="T19">c</text:span><text:span text:style-name="T18">nt,on</text:span><text:span text:style-name="T19"> </text:span><text:span text:style-name="T18">en- </text:span><text:span text:style-name="T19">‘<text:line-break/></text:span><text:span text:style-name="T18">tend</text:span><text:span text:style-name="T19"> </text:span><text:span text:style-name="T18">le</text:span><text:span text:style-name="T19"> </text:span><text:span text:style-name="T18">son</text:span><text:span text:style-name="T19">,</text:span><text:span text:style-name="T18"> &amp;</text:span><text:span text:style-name="T19"> </text:span><text:span text:style-name="T18">toute sorte de voix lors qu’dle se<text:line-break/>porte dans les oreilles </text:span><text:span text:style-name="T19">,</text:span><text:span text:style-name="T18"> &amp; frappe ce</text:span><text:span text:style-name="T19"> </text:span><text:span text:style-name="T18">sens par l’or</text:span><text:span text:style-name="T19">-<text:line-break/></text:span><text:span text:style-name="T18">gane qui</text:span><text:span text:style-name="T19"> </text:span><text:span text:style-name="T18">lu</text:span><text:span text:style-name="T19"> </text:span><text:span text:style-name="T18">y est propre: car il faut confesser que<text:line-break/>le son &amp; la voix sont corporels </text:span><text:span text:style-name="T19">,</text:span><text:span text:style-name="T18"> puis qu</text:span><text:span text:style-name="T19">’</text:span><text:span text:style-name="T18">ils peu-<text:line-break/>u</text:span><text:span text:style-name="T19">e</text:span><text:span text:style-name="T18">nt toucher les sens</text:span><text:span text:style-name="T19">.</text:span><text:span text:style-name="T18"> La voix racle souuent la<text:line-break/>, gorge o</text:span><text:span text:style-name="T19">u</text:span><text:span text:style-name="T18"> elle pass</text:span><text:span text:style-name="T19">e,</text:span><text:span text:style-name="T18"> &amp; le haut cry fait en sortant<text:line-break/>que</text:span><text:span text:style-name="T19"> </text:span><text:span text:style-name="T18">la</text:span><text:span text:style-name="T19"> </text:span><text:span text:style-name="T18">trachiartere</text:span><text:span text:style-name="T19"> </text:span><text:span text:style-name="T18">s’irrite, pource que les petits<text:line-break/>corps qui sont</text:span><text:span text:style-name="T19"> </text:span><text:span text:style-name="T18">les principes de la</text:span><text:span text:style-name="T19"> </text:span><text:span text:style-name="T18">voix</text:span><text:span text:style-name="T19"> </text:span><text:span text:style-name="T18">se pressant<text:line-break/>en foule de sorti</text:span><text:span text:style-name="T19">t</text:span><text:span text:style-name="T18"> pa</text:span><text:span text:style-name="T19">t</text:span><text:span text:style-name="T18"> vn lieu étroi</text:span><text:span text:style-name="T19">t</text:span><text:span text:style-name="T18">, les conduits<text:line-break/>en sont blessez</text:span><text:span text:style-name="T19">,</text:span><text:span text:style-name="T18"> C</text:span><text:span text:style-name="T19">’</text:span><text:span text:style-name="T18">est ainsi qu'une porte qui est<text:line-break/>trop joignante est raclée &amp; s'use : la voix a</text:span><text:span text:style-name="T19">us</text:span><text:span text:style-name="T18">si qui<text:line-break/>est rauque , blesse le chemin par ou elle sort de</text:span><text:span text:style-name="T19">-<text:line-break/></text:span><text:span text:style-name="T18">hors</text:span><text:span text:style-name="T19">.</text:span><text:span text:style-name="T18"> Il ne faut don</text:span><text:span text:style-name="T19">e</text:span><text:span text:style-name="T18"> point douter que les voix &amp;<text:line-break/>les paroles ne consistent en des principes corpo-<text:line-break/>rel</text:span><text:span text:style-name="T19">s,</text:span><text:span text:style-name="T18"> puis quelles sont capables d</text:span><text:span text:style-name="T19">’</text:span><text:span text:style-name="T18">offencer : Et v</text:span><text:span text:style-name="T19">n<text:line-break/></text:span><text:span text:style-name="T18">discours continué depuis la pointe du jour ius-<text:line-break/>ques à la nuict</text:span><text:span text:style-name="T19">,</text:span><text:span text:style-name="T18">ne vous laisse point ignorer ce qu</text:span><text:span text:style-name="T19">’</text:span><text:span text:style-name="T18">ll<text:line-break/>emporte du corp</text:span><text:span text:style-name="T19">s,</text:span><text:span text:style-name="T18"> &amp; ce qu’il oste des nefs &amp; des<text:line-break/>forces naturelles , principalement quand il est<text:line-break/>pousse auec vn grand bruir. La voix est donc cor</text:span><text:span text:style-name="T19">-<text:line-break/></text:span><text:span text:style-name="T18">porelle , puis qu</text:span><text:span text:style-name="T19">'u</text:span><text:span text:style-name="T18">n parlant beaucou</text:span><text:span text:style-name="T19">p</text:span><text:span text:style-name="T18">, on perd<text:line-break/>quelque</text:span><text:span text:style-name="T19"> c</text:span><text:span text:style-name="T18">hofe</text:span><text:span text:style-name="T19"> </text:span><text:span text:style-name="T18">du corps. La rudesse ou la douceur<text:line-break/>de la voi</text:span><text:span text:style-name="T19">x</text:span><text:span text:style-name="T18">, se fait par la rudesse ou par la douceur<text:line-break/>des principes</text:span><text:span text:style-name="T19">.</text:span><text:span text:style-name="T18"> Et ce n</text:span><text:span text:style-name="T19">’</text:span><text:span text:style-name="T18">est point de la mesme sorte</text:span></text:p>
      <text:p text:style-name="P11"><text:bookmark-start text:name="bookmark60"/><text:span text:style-name="T85">rses</text:span><text:span text:style-name="T84"> LE IV</text:span><text:span text:style-name="T85">.</text:span><text:span text:style-name="T84"> </text:span><text:span text:style-name="T85">LIV</text:span><text:span text:style-name="T84">RE DE LV</text:span><text:span text:style-name="T85">CRECE.</text:span><text:bookmark-end text:name="bookmark60"/></text:p>
      <text:p text:style-name="Texte_20_du_20_corps"><text:span text:style-name="T19">l</text:span><text:span text:style-name="T18">ue Ces principes pen</text:span><text:span text:style-name="T19">e</text:span><text:span text:style-name="T18">trent les oreilles , quand la<text:line-break/>Trompette mugit d'un fort &amp;</text:span><text:span text:style-name="T19"> </text:span><text:span text:style-name="T18">grand murmure,<text:line-break/></text:span><text:span text:style-name="T19">o</text:span><text:span text:style-name="T18">u que les Cornets recourbez retentissent d'un<text:line-break/>ton enro</text:span><text:span text:style-name="T19">ué,</text:span><text:span text:style-name="T18"> &amp; quand.les Cignes qui naissent dans<text:line-break/>les vallées f</text:span><text:span text:style-name="T19">r</text:span><text:span text:style-name="T18">ai</text:span><text:span text:style-name="T19">f</text:span><text:span text:style-name="T18">ches du mont H</text:span><text:span text:style-name="T19">e</text:span><text:span text:style-name="T18">licon </text:span><text:span text:style-name="T19">,</text:span><text:span text:style-name="T18"> poussent<text:line-break/></text:span><text:span text:style-name="T19">v</text:span><text:span text:style-name="T18">ne douce pl</text:span><text:span text:style-name="T19">a</text:span><text:span text:style-name="T18">inte d’vn lugubre accent</text:span><text:span text:style-name="T19">.</text:span><text:span text:style-name="T18"> Nous ex-<text:line-break/>primons donc ces voix de nos</text:span><text:span text:style-name="T19">t</text:span><text:span text:style-name="T18">re corp</text:span><text:span text:style-name="T19">s,</text:span><text:span text:style-name="T18"> &amp; nous les<text:line-break/>poussons dehors d'une bouche droite, &amp; la lan-<text:line-break/>gue mobile, qui est l</text:span><text:span text:style-name="T19">’</text:span><text:span text:style-name="T18">ou</text:span><text:span text:style-name="T19">u</text:span><text:span text:style-name="T18">rlere des mots</text:span><text:span text:style-name="T19">,</text:span><text:span text:style-name="T18"> articule<text:line-break/>&amp; figure les paroles</text:span><text:span text:style-name="T19">,</text:span><text:span text:style-name="T18"> en partie </text:span><text:span text:style-name="T19">a</text:span><text:span text:style-name="T18">uec les lévres, qui<text:line-break/>par leur conformation acheuent il les former</text:span><text:span text:style-name="T19">.<text:line-break/></text:span><text:span text:style-name="T18">or comme </text:span><text:span text:style-name="T19">l</text:span><text:span text:style-name="T18"> espace </text:span><text:span text:style-name="T19">n</text:span><text:span text:style-name="T18">’es</text:span><text:span text:style-name="T19">t</text:span><text:span text:style-name="T18"> pas long</text:span><text:span text:style-name="T19"> </text:span><text:span text:style-name="T18">du lieu d</text:span><text:span text:style-name="T19">lou </text:span><text:span text:style-name="T18">la<text:line-break/>voix est proféré</text:span><text:span text:style-name="T19">e</text:span><text:span text:style-name="T18">, il.est necessaire aussi que les pa</text:span><text:span text:style-name="T19">-<text:line-break/></text:span><text:span text:style-name="T18">roles soient entendues distinctement, pource que<text:line-break/>la voix garde la formation </text:span><text:span text:style-name="T19">&amp;</text:span><text:span text:style-name="T18"> la figure de son ori</text:span><text:span text:style-name="T19">-<text:line-break/></text:span><text:span text:style-name="T18">gine</text:span><text:span text:style-name="T19">.</text:span><text:span text:style-name="T18"> Que si l'espace est plus étendu qu’il ne faut</text:span><text:span text:style-name="T19">,<text:line-break/></text:span><text:span text:style-name="T18">les paroles s</text:span><text:span text:style-name="T19">e</text:span><text:span text:style-name="T18"> confondent dans le grand ai</text:span><text:span text:style-name="T19">r</text:span><text:span text:style-name="T18">, &amp; la<text:line-break/>voix </text:span><text:span text:style-name="T19">SC</text:span><text:span text:style-name="T18"> trouble en s’éuaporan</text:span><text:span text:style-name="T19">t</text:span><text:span text:style-name="T18">. Il s</text:span><text:span text:style-name="T19">e</text:span><text:span text:style-name="T18"> fait donc vn<text:line-break/>so</text:span><text:span text:style-name="T19">n</text:span><text:span text:style-name="T18">, de sorte que vous le pouuez</text:span><text:span text:style-name="T19">b</text:span><text:span text:style-name="T18">i</text:span><text:span text:style-name="T19">c</text:span><text:span text:style-name="T18">n entendre</text:span><text:span text:style-name="T19">,<text:line-break/></text:span><text:span text:style-name="T18">mais vous ne pouuez nullement discerner quel </text:span><text:span text:style-name="T21">est<text:line-break/></text:span><text:span text:style-name="T18">le </text:span><text:span text:style-name="T19">Ec</text:span><text:span text:style-name="T18">ns des paroles , tant la Voix arriue aux oreilles<text:line-break/>con</text:span><text:span text:style-name="T19">so</text:span><text:span text:style-name="T18">f</text:span><text:span text:style-name="T19">i</text:span><text:span text:style-name="T18">lment.</text:span></text:p>
      <text:p text:style-name="Texte_20_du_20_corps"><text:span text:style-name="T18">Vn Edit proclamé par le Crieur public, frap-<text:line-break/>perasouuent les oreilles de tout v</text:span><text:span text:style-name="T19">n</text:span><text:span text:style-name="T18"> peuple </text:span><text:span text:style-name="T19">-,</text:span><text:span text:style-name="T18"> de<text:line-break/>sorte </text:span><text:span text:style-name="T28">qu</text:span><text:span text:style-name="T29">.</text:span><text:span text:style-name="T28">il </text:span><text:span text:style-name="T19">fii</text:span><text:span text:style-name="T18">ut donc bien qu’</text:span><text:span text:style-name="T19">U</text:span><text:span text:style-name="T18">ne seule voix</text:span><text:span text:style-name="T19"> fia</text:span><text:span text:style-name="T18">it<text:line-break/>diuss</text:span><text:span text:style-name="T19">é</text:span><text:span text:style-name="T18">e en plusieurs</text:span><text:span text:style-name="T19">,</text:span><text:span text:style-name="T18"> puis qu’elle se sep</text:span><text:span text:style-name="T19">at</text:span><text:span text:style-name="T18">e dans les<text:line-break/>oreilles de chacu</text:span><text:span text:style-name="T19">n</text:span><text:span text:style-name="T18">, marquant la forme des paroles<text:line-break/>auec la clarté du fon</text:span><text:span text:style-name="T19">.</text:span><text:span text:style-name="T18"> Mais la partie de la voix qui<text:line-break/>ne vient point aux oreilles, perit inutilement t an-<text:line-break/>dis quelle s</text:span><text:span text:style-name="T19">’</text:span><text:span text:style-name="T18">enuole &amp; </text:span><text:span text:style-name="T19">il</text:span><text:span text:style-name="T18">uanoiiit en l</text:span><text:span text:style-name="T19">’</text:span><text:span text:style-name="T18">ai</text:span><text:span text:style-name="T19">r.</text:span><text:span text:style-name="T18"> Et la<text:line-break/>partie qui donne en des lieux folid</text:span><text:span text:style-name="T19">es</text:span><text:span text:style-name="T18">, rend vn s</text:span><text:span text:style-name="T19">o</text:span><text:span text:style-name="T18">n<text:line-break/>quand elle en est rejettée </text:span><text:span text:style-name="T19">,</text:span><text:span text:style-name="T18"> &amp; deçoit quelquefois<text:line-break/>par l image de la parole</text:span><text:span text:style-name="T19">.</text:span><text:span text:style-name="T18"> Ce que reconnoissant<text:line-break/>Vous pourriez bien rendre </text:span><text:span text:style-name="T19">larau</text:span><text:span text:style-name="T18">o</text:span><text:span text:style-name="T19">n</text:span><text:span text:style-name="T18">à vous me</text:span><text:span text:style-name="T19">f</text:span><text:span text:style-name="T18">me</text:span></text:p>
      <text:p text:style-name="P11"><text:span text:style-name="T19">LE</text:span><text:span text:style-name="T18"> IV. L</text:span><text:span text:style-name="T19">I</text:span><text:span text:style-name="T18"> VRE </text:span><text:span text:style-name="T19">D</text:span><text:span text:style-name="T18">E L</text:span><text:span text:style-name="T19">V</text:span><text:span text:style-name="T18">C R</text:span><text:span text:style-name="T19">ECE?</text:span><text:span text:style-name="T18"> </text:span><text:span text:style-name="T21">169<text:line-break/></text:span><text:span text:style-name="T19">&amp;</text:span><text:span text:style-name="T18"> à d'autres, d</text:span><text:span text:style-name="T19">’o</text:span><text:span text:style-name="T18">ù vient</text:span><text:span text:style-name="T19"> </text:span><text:span text:style-name="T18">que parmy les</text:span><text:span text:style-name="T19"> </text:span><text:span text:style-name="T18">lieuxfoli-<text:line-break/>taire</text:span><text:span text:style-name="T19">s</text:span><text:span text:style-name="T18">, les rochers rendent en suite les mesmes<text:line-break/>mots que nous proferons</text:span><text:span text:style-name="T19">,</text:span><text:span text:style-name="T18"> quand parmy les Monts<text:line-break/>couuert</text:span><text:span text:style-name="T19">sd</text:span><text:span text:style-name="T18">e bocages nous cherchons nos Compa-<text:line-break/>gnons séparez , &amp; que nous les appellons à pleine<text:line-break/>voix. </text:span><text:span text:style-name="T19">I</text:span><text:span text:style-name="T18">’</text:span><text:span text:style-name="T19">a</text:span><text:span text:style-name="T18">y veu aussi des lieux, qui pour vne pa</text:span><text:span text:style-name="T19">r</text:span><text:span text:style-name="T18">ole<text:line-break/>que l’on prononce distinctement,</text:span><text:span text:style-name="T19">l</text:span><text:span text:style-name="T18">a rendent six ou<text:line-break/>sept fols</text:span><text:span text:style-name="T19">.</text:span><text:span text:style-name="T18"> Ainsi des m</text:span><text:span text:style-name="T19">sa</text:span><text:span text:style-name="T18">mes mots</text:span><text:span text:style-name="T19"> </text:span><text:span text:style-name="T18">se rapportent<text:line-break/>d'une coline à l’autre, qui </text:span><text:span text:style-name="T19">se </text:span><text:span text:style-name="T18">les rendent alterna</text:span><text:span text:style-name="T19">-<text:line-break/></text:span><text:span text:style-name="T18">tiuemen</text:span><text:span text:style-name="T19">t</text:span><text:span text:style-name="T18">.</text:span></text:p>
      <text:p text:style-name="Texte_20_du_20_corps"><text:span text:style-name="T18">Les gens du pais ont feint que ces lieux sont<text:line-break/>habitez par les Satyres aux pieds de</text:span><text:span text:style-name="T19"> </text:span><text:span text:style-name="T18">chéure, &amp; par<text:line-break/>les Nymphe</text:span><text:span text:style-name="T19">s</text:span><text:span text:style-name="T18">, &amp; que les Faunes y habitent. Ils af</text:span><text:span text:style-name="T19">-<text:line-break/></text:span><text:span text:style-name="T18">firment aussi que d</text:span><text:span text:style-name="T19">’</text:span><text:span text:style-name="T18">ordinaire le silence taciturne<text:line-break/>y est interrompu par le bruit qu’ils font la nuict<text:line-break/>e</text:span><text:span text:style-name="T19">n</text:span><text:span text:style-name="T18"> co</text:span><text:span text:style-name="T19">u</text:span><text:span text:style-name="T18">rant</text:span><text:span text:style-name="T19">,</text:span><text:span text:style-name="T18">&amp; folastr</text:span><text:span text:style-name="T19">a</text:span><text:span text:style-name="T18">nt dans le jeu : qu’il s</text:span><text:span text:style-name="T19">’</text:span><text:span text:style-name="T18">y rend<text:line-break/>des sons harmonieux : &amp; </text:span><text:span text:style-name="T19">q</text:span><text:span text:style-name="T18">u’il </text:span><text:span text:style-name="T21">s</text:span><text:span text:style-name="T20">’</text:span><text:span text:style-name="T21">y</text:span><text:span text:style-name="T18"> fait de douces<text:line-break/>plaintes qui sortent de la nulle touchée pa</text:span><text:span text:style-name="T19">t</text:span><text:span text:style-name="T18"> les<text:line-break/>doigts des chanteurs : que les Villageois </text:span><text:span text:style-name="T19">sa</text:span><text:span text:style-name="T18">pper-<text:line-break/></text:span><text:span text:style-name="T19">c</text:span><text:span text:style-name="T18">oiu</text:span><text:span text:style-name="T19">e</text:span><text:span text:style-name="T18">nt de loin quand Pan qui fait </text:span><text:span text:style-name="T19">br</text:span><text:span text:style-name="T18">ansler les<text:line-break/>branches de Pin qu’i</text:span><text:span text:style-name="T19">l</text:span><text:span text:style-name="T18"> porte su</text:span><text:span text:style-name="T19">t f</text:span><text:span text:style-name="T18">a teste</text:span><text:span text:style-name="T19"> </text:span><text:span text:style-name="T18">demy-sau-<text:line-break/>uage, pa</text:span><text:span text:style-name="T19">r</text:span><text:span text:style-name="T18">court de</text:span><text:span text:style-name="T19"> </text:span><text:span text:style-name="T18">s</text:span><text:span text:style-name="T19">al</text:span><text:span text:style-name="T18">évre</text:span><text:span text:style-name="T19"> </text:span><text:span text:style-name="T18">crochu</text:span><text:span text:style-name="T19">e</text:span><text:span text:style-name="T18"> les tuyaux per</text:span><text:span text:style-name="T19">-<text:line-break/></text:span><text:span text:style-name="T18">cez de sa flut</text:span><text:span text:style-name="T19">e</text:span><text:span text:style-name="T18">, pour</text:span><text:span text:style-name="T19"> </text:span><text:span text:style-name="T18">dire incessamment des chan</text:span><text:span text:style-name="T19">-<text:line-break/></text:span><text:span text:style-name="T18">sons ch</text:span><text:span text:style-name="T19">a</text:span><text:span text:style-name="T18">mpestr</text:span><text:span text:style-name="T19">e</text:span><text:span text:style-name="T18">s. Enfi</text:span><text:span text:style-name="T19">n</text:span><text:span text:style-name="T18">, on fait pl</text:span><text:span text:style-name="T19">u</text:span><text:span text:style-name="T18">f</text:span><text:span text:style-name="T19">le</text:span><text:span text:style-name="T18">u</text:span><text:span text:style-name="T19">t</text:span><text:span text:style-name="T18">s contes<text:line-break/>de</text:span><text:span text:style-name="T19"> </text:span><text:span text:style-name="T18">Mo m</text:span><text:span text:style-name="T19">i</text:span><text:span text:style-name="T18">res &amp; de prodiges de cette efpece, de<text:line-break/>peur</text:span><text:span text:style-name="T19"> </text:span><text:span text:style-name="T18">que</text:span><text:span text:style-name="T19"> </text:span><text:span text:style-name="T18">l’on</text:span><text:span text:style-name="T19"> </text:span><text:span text:style-name="T18">ne</text:span><text:span text:style-name="T19"> </text:span><text:span text:style-name="T18">croye que les lieux solitaires ne<text:line-break/></text:span><text:span text:style-name="T19">f</text:span><text:span text:style-name="T18">oient point aussi habitez pat les Dieux</text:span><text:span text:style-name="T19">.</text:span><text:span text:style-name="T18"> D</text:span><text:span text:style-name="T19">’</text:span><text:span text:style-name="T18">où<text:line-break/>vient qu’</text:span><text:span text:style-name="T19">il</text:span><text:span text:style-name="T18">s en parlent auec tant</text:span><text:span text:style-name="T19"> </text:span><text:span text:style-name="T18">de miracles, ou<text:line-break/>bie</text:span><text:span text:style-name="T19">n</text:span><text:span text:style-name="T18">, c’est pour quesqu'autr</text:span><text:span text:style-name="T19">e</text:span><text:span text:style-name="T18"> rai</text:span><text:span text:style-name="T19">f</text:span><text:span text:style-name="T18">on extrauaga</text:span><text:span text:style-name="T19">nt</text:span><text:span text:style-name="T18">e, •<text:line-break/>selon </text:span><text:span text:style-name="T19">luh</text:span><text:span text:style-name="T18">clination des hommes qui sont tousiours i<text:line-break/>fort passionnez d</text:span><text:span text:style-name="T19">’</text:span><text:span text:style-name="T18">oüi</text:span><text:span text:style-name="T19">r</text:span><text:span text:style-name="T18"> des choses étranges. </text:span><text:span text:style-name="T105">:</text:span></text:p>
      <text:p text:style-name="Texte_20_du_20_corps"><text:span text:style-name="T18">Au </text:span><text:span text:style-name="T19">t</text:span><text:span text:style-name="T18">este</text:span><text:span text:style-name="T19">,</text:span><text:span text:style-name="T18"> il ne se</text:span><text:span text:style-name="T19"> </text:span><text:span text:style-name="T18">faut point émer</text:span><text:span text:style-name="T19">u</text:span><text:span text:style-name="T18">eille</text:span><text:span text:style-name="T19">rdece</text:span><text:span text:style-name="T18"> </text:span><text:span text:style-name="T19">'<text:line-break/></text:span><text:span text:style-name="T18">que les yeux ne peuuent voi</text:span><text:span text:style-name="T19">r</text:span><text:span text:style-name="T18"> des choses à décou-<text:line-break/></text:span><text:span text:style-name="T19">u</text:span><text:span text:style-name="T18">e</text:span><text:span text:style-name="T19">r</text:span><text:span text:style-name="T18">t a</text:span><text:span text:style-name="T19">ut</text:span><text:span text:style-name="T18">rauers des lieux d</text:span><text:span text:style-name="T19">lo</text:span><text:span text:style-name="T18">ù nous entendons la</text:span></text:p>
      <text:p text:style-name="P11"><text:bookmark-start text:name="bookmark62"/><text:span text:style-name="T85">77</text:span><text:span text:style-name="T84">0 LE IV. LI</text:span><text:span text:style-name="T85">VRÉ</text:span><text:span text:style-name="T84"> DE LvcREcE</text:span><text:span text:style-name="T85">.</text:span><text:bookmark-end text:name="bookmark62"/></text:p>
      <text:p text:style-name="Texte_20_du_20_corps"><text:span text:style-name="T18">voix qui vient frapper à nos oreilles : comme nous<text:line-break/>voyons souuent que l</text:span><text:span text:style-name="T19">’</text:span><text:span text:style-name="T18">on se parle d'un </text:span><text:span text:style-name="T19">l</text:span><text:span text:style-name="T18">ieu separé<text:line-break/>par des portes fermées</text:span><text:span text:style-name="T19">,</text:span><text:span text:style-name="T18"> à cause que la voix</text:span><text:span text:style-name="T19"> </text:span><text:span text:style-name="T18">peut</text:span><text:span text:style-name="T19"> </text:span><text:span text:style-name="T18">se<text:line-break/>glisser par des conduits sinueu</text:span><text:span text:style-name="T19">x</text:span><text:span text:style-name="T18">, &amp; que les images<text:line-break/>ne le peuuent nullement: Car elles sont entrecou-<text:line-break/>pées , si elles n</text:span><text:span text:style-name="T19">et</text:span><text:span text:style-name="T18">rouuent des ou</text:span><text:span text:style-name="T19">u</text:span><text:span text:style-name="T18">ertures droites<text:line-break/>comme dans le Verre , dont toute la glace est<text:line-break/>facilement perietrée Quant à la voi</text:span><text:span text:style-name="T19">x</text:span><text:span text:style-name="T18">, elle se di</text:span><text:span text:style-name="T19">-<text:line-break/></text:span><text:span text:style-name="T18">uise &amp; va de tous coste</text:span><text:span text:style-name="T19">z</text:span><text:span text:style-name="T18">, po</text:span><text:span text:style-name="T19">u</text:span><text:span text:style-name="T18">rc</text:span><text:span text:style-name="T19">e</text:span><text:span text:style-name="T18"> que ses parties<text:line-break/>s</text:span><text:span text:style-name="T19">’</text:span><text:span text:style-name="T18">engendrent les vnes des autre</text:span><text:span text:style-name="T19">s</text:span><text:span text:style-name="T18">, depuis qu'une<text:line-break/>seule </text:span><text:span text:style-name="T19">s</text:span><text:span text:style-name="T18">’</text:span><text:span text:style-name="T19">e</text:span><text:span text:style-name="T18">s</text:span><text:span text:style-name="T19">t</text:span><text:span text:style-name="T18"> partagée en plusieur</text:span><text:span text:style-name="T19">s</text:span><text:span text:style-name="T18">, comme vne étin</text:span><text:span text:style-name="T19">-<text:line-break/></text:span><text:span text:style-name="T18">celle d</text:span><text:span text:style-name="T19">e</text:span><text:span text:style-name="T18"> feu s</text:span><text:span text:style-name="T19">’</text:span><text:span text:style-name="T18">éparpille souuent aux parcelles dont<text:line-break/>elle</text:span><text:span text:style-name="T19"> </text:span><text:span text:style-name="T18">est composée</text:span><text:span text:style-name="T19">.</text:span><text:span text:style-name="T18"> Les lieux qui sont</text:span><text:span text:style-name="T19"> </text:span><text:span text:style-name="T18">à</text:span><text:span text:style-name="T19"> </text:span><text:span text:style-name="T18">dos</text:span><text:span text:style-name="T19"> </text:span><text:span text:style-name="T18">&amp;</text:span><text:span text:style-name="T19"> </text:span><text:span text:style-name="T18">tout<text:line-break/>à l</text:span><text:span text:style-name="T19">e</text:span><text:span text:style-name="T18">ntour font remplis de la voix &amp; frappez du son</text:span><text:span text:style-name="T19">.<text:line-break/></text:span><text:span text:style-name="T18">Mais toutes les images se portent en droite ligne</text:span><text:span text:style-name="T19">,<text:line-break/></text:span><text:span text:style-name="T18">comme elles sont v</text:span><text:span text:style-name="T19">n</text:span><text:span text:style-name="T18">e fois poussées</text:span><text:span text:style-name="T19">.</text:span><text:span text:style-name="T18"> C</text:span><text:span text:style-name="T19">’</text:span><text:span text:style-name="T18">est pour-<text:line-break/>quoy il n’</text:span><text:span text:style-name="T19">y</text:span><text:span text:style-name="T18"> a personne qui ayant les yeu</text:span><text:span text:style-name="T19">xt</text:span><text:span text:style-name="T18">ourne</text:span><text:span text:style-name="T19">r<text:line-break/></text:span><text:span text:style-name="T18">en </text:span><text:span text:style-name="T19">a</text:span><text:span text:style-name="T18">uant puisse ri</text:span><text:span text:style-name="T19">e</text:span><text:span text:style-name="T18">n voir au dessus de soy : Mais<text:line-break/>la voix se peut entendre de toutes parts : elle s’</text:span><text:span text:style-name="T19">é-<text:line-break/></text:span><text:span text:style-name="T18">mousse toutesfois</text:span><text:span text:style-name="T19">,</text:span><text:span text:style-name="T18"> &amp; </text:span><text:span text:style-name="T19">p</text:span><text:span text:style-name="T18">enetre confusément aux<text:line-break/>oreilles</text:span><text:span text:style-name="T19">,</text:span><text:span text:style-name="T18"> quand elle pass</text:span><text:span text:style-name="T19">e</text:span><text:span text:style-name="T18"> en des lieux fermez</text:span><text:span text:style-name="T19">.</text:span><text:span text:style-name="T18"> De<text:line-break/>sorte qu’</text:span><text:span text:style-name="T19">sl</text:span><text:span text:style-name="T18"> nous semble d’entendre bien plustost<text:line-break/>vn son que des paroles</text:span></text:p>
      <text:p text:style-name="Texte_20_du_20_corps"><text:span text:style-name="T18">La langue &amp; le palai</text:span><text:span text:style-name="T19">s,</text:span><text:span text:style-name="T18"> qui sont le</text:span><text:span text:style-name="T19">s</text:span><text:span text:style-name="T18">p</text:span><text:span text:style-name="T19">a</text:span><text:span text:style-name="T18">rties par<text:line-break/>lesquelles nous dis</text:span><text:span text:style-name="T19">ee</text:span><text:span text:style-name="T18">rnons les </text:span><text:span text:style-name="T19">si</text:span><text:span text:style-name="T18">iueur</text:span><text:span text:style-name="T19">s,</text:span><text:span text:style-name="T18"> en contien-<text:line-break/>nent des raisons plus difficiles à connoistre</text:span><text:span text:style-name="T19">,</text:span><text:span text:style-name="T18"> qu</text:span><text:span text:style-name="T19">e<text:line-break/></text:span><text:span text:style-name="T18">toutes celles que nous auons recherchées de la<text:line-break/>veu</text:span><text:span text:style-name="T19">e</text:span><text:span text:style-name="T18"> &amp; des </text:span><text:span text:style-name="T19">f</text:span><text:span text:style-name="T18">ons. Premièremen</text:span><text:span text:style-name="T19">t,</text:span><text:span text:style-name="T18"> nous sentons la<text:line-break/></text:span><text:span text:style-name="T19">se</text:span><text:span text:style-name="T18">ueur dans la bouche </text:span><text:span text:style-name="T19">,</text:span><text:span text:style-name="T18"> quand nous press</text:span><text:span text:style-name="T19">o</text:span><text:span text:style-name="T18">ns la<text:line-break/>viande</text:span><text:span text:style-name="T19">,</text:span><text:span text:style-name="T18"> &amp; que n</text:span><text:span text:style-name="T19">o</text:span><text:span text:style-name="T18">us</text:span><text:span text:style-name="T19"> </text:span><text:span text:style-name="T18">la broyons entre les dents</text:span><text:span text:style-name="T19">,<text:line-break/></text:span><text:span text:style-name="T18">comme si quelqu'un pressoi</text:span><text:span text:style-name="T19">r</text:span><text:span text:style-name="T18"> de la main vne ép</text:span><text:span text:style-name="T19">o</text:span><text:span text:style-name="T18">n-<text:line-break/>ge</text:span><text:span text:style-name="T19"> </text:span><text:span text:style-name="T18">pleine d’eau, &amp;qu’i</text:span><text:span text:style-name="T19">le</text:span><text:span text:style-name="T18">ntrepris</text:span><text:span text:style-name="T19">tdelad</text:span><text:span text:style-name="T18">esseicher</text:span><text:span text:style-name="T19">.<text:line-break/></text:span><text:span text:style-name="T18">De là</text:span><text:span text:style-name="T19">,</text:span><text:span text:style-name="T18"> tout ce que nous auons exprimé</text:span><text:span text:style-name="T19">,</text:span><text:span text:style-name="T18"> </text:span><text:span text:style-name="T19">f</text:span><text:span text:style-name="T18">e difperse<text:line-break/>par les pores du palai</text:span><text:span text:style-name="T19">s</text:span><text:span text:style-name="T18">, &amp; par les concauite</text:span><text:span text:style-name="T19">z</text:span><text:span text:style-name="T18"> 0bl</text:span><text:span text:style-name="T19">i</text:span><text:span text:style-name="T18">-</text:span></text:p>
      <text:p text:style-name="P11"><text:span text:style-name="T19">.</text:span><text:span text:style-name="T18"><text:tab/></text:span><text:span text:style-name="T19">p</text:span></text:p>
      <text:p text:style-name="Texte_20_du_20_corps"><text:span text:style-name="T18">LE IV</text:span><text:span text:style-name="T19">.</text:span><text:span text:style-name="T18"> LIVRE </text:span><text:span text:style-name="T19">D</text:span><text:span text:style-name="T18"> </text:span><text:span text:style-name="T20">E</text:span><text:span text:style-name="T18"> L V C R </text:span><text:span text:style-name="T19">E</text:span><text:span text:style-name="T18"> </text:span><text:span text:style-name="T19">CE,</text:span><text:span text:style-name="T18"> I7</text:span><text:span text:style-name="T19">t<text:line-break/></text:span><text:span text:style-name="T18">ques de la langu</text:span><text:span text:style-name="T19">e</text:span><text:span text:style-name="T18"> mole.</text:span><text:span text:style-name="T19">Q</text:span><text:span text:style-name="T18">uand les El</text:span><text:span text:style-name="T19">c</text:span><text:span text:style-name="T18">ments du suc<text:line-break/></text:span><text:span text:style-name="T19">c</text:span><text:span text:style-name="T18">oulant, sont déliez &amp; polis , i</text:span><text:span text:style-name="T19">i</text:span><text:span text:style-name="T18">s touchent agrea-<text:line-break/>blement les palais humides de la langue </text:span><text:span text:style-name="T19">,</text:span><text:span text:style-name="T18"> qui font<text:line-break/>l</text:span><text:span text:style-name="T19">'</text:span><text:span text:style-name="T18">uans tout autour</text:span><text:span text:style-name="T19">.</text:span><text:span text:style-name="T18"> Au contrair</text:span><text:span text:style-name="T19">e,</text:span><text:span text:style-name="T18"> ceux</text:span><text:span text:style-name="T19">-</text:span><text:span text:style-name="T18">là piquent<text:line-break/>le sens &amp; le blessent d</text:span><text:span text:style-name="T19">'</text:span><text:span text:style-name="T18">autant plus qu’il</text:span><text:span text:style-name="T19">s</text:span><text:span text:style-name="T18"> s</text:span><text:span text:style-name="T19">o</text:span><text:span text:style-name="T18">nt plus<text:line-break/>rudes &amp; plus aspres. Enfin </text:span><text:span text:style-name="T20">s</text:span><text:span text:style-name="T18"> le p</text:span><text:span text:style-name="T19">l</text:span><text:span text:style-name="T18">al</text:span><text:span text:style-name="T19">l</text:span><text:span text:style-name="T18">ir qui naist du<text:line-break/>goust, se fait sentir </text:span><text:span text:style-name="T19">s</text:span><text:span text:style-name="T18">u</text:span><text:span text:style-name="T19">rl</text:span><text:span text:style-name="T18">’extremité intérieure </text:span><text:span text:style-name="T19">d</text:span><text:span text:style-name="T18">u<text:line-break/></text:span><text:span text:style-name="T19">{</text:span><text:span text:style-name="T18">palais </text:span><text:span text:style-name="T19">:</text:span><text:span text:style-name="T18"> &amp; quand le</text:span><text:span text:style-name="T19"> </text:span><text:span text:style-name="T18">suc s</text:span><text:span text:style-name="T19">le</text:span><text:span text:style-name="T18">st pr</text:span><text:span text:style-name="T19">e</text:span><text:span text:style-name="T18">ciplt</text:span><text:span text:style-name="T19">e</text:span><text:span text:style-name="T18"> en bas par<text:line-break/>es cond</text:span><text:span text:style-name="T19">ui</text:span><text:span text:style-name="T18">ts de la gorge , pour se distribuer par </text:span><text:span text:style-name="T19">l</text:span><text:span text:style-name="T18">es<text:line-break/>membre</text:span><text:span text:style-name="T19">s</text:span><text:span text:style-name="T18">, le plaisir n’</text:span><text:span text:style-name="T19">e</text:span><text:span text:style-name="T18">n est plus sensible</text:span><text:span text:style-name="T19">.</text:span><text:span text:style-name="T18"> Sans<text:line-break/>qu’il importe de quel aliment le corps soi</text:span><text:span text:style-name="T19">tn</text:span><text:span text:style-name="T18">our</text:span><text:span text:style-name="T19">-<text:line-break/></text:span><text:span text:style-name="T18">ry ,pourueu que vous puissiez diger</text:span><text:span text:style-name="T19">e</text:span><text:span text:style-name="T18">r &amp; distribuer<text:line-break/>par les membres, ce que vou</text:span><text:span text:style-name="T19">s</text:span><text:span text:style-name="T18"> aurez aua</text:span><text:span text:style-name="T19">l</text:span><text:span text:style-name="T18">l</text:span><text:span text:style-name="T19">é</text:span><text:span text:style-name="T18">, &amp; con</text:span><text:span text:style-name="T19">-<text:line-break/></text:span><text:span text:style-name="T18">s</text:span><text:span text:style-name="T19">e</text:span><text:span text:style-name="T18">r</text:span><text:span text:style-name="T19">u</text:span><text:span text:style-name="T18">er vn</text:span><text:span text:style-name="T19">e</text:span><text:span text:style-name="T18"> humidité vniforme dans les membranes<text:line-break/>de l</text:span><text:span text:style-name="T19">’</text:span><text:span text:style-name="T18">estomach.</text:span></text:p>
      <text:p text:style-name="Texte_20_du_20_corps"><text:span text:style-name="T19">I</text:span><text:span text:style-name="T18">e diray maintenant pourquo</text:span><text:span text:style-name="T19">y</text:span><text:span text:style-name="T18"> vne mesine </text:span><text:span text:style-name="T19">v</text:span><text:span text:style-name="T18">i</text:span><text:span text:style-name="T19">a</text:span><text:span text:style-name="T18">n-<text:line-break/>d</text:span><text:span text:style-name="T19">e n</text:span><text:span text:style-name="T18">’</text:span><text:span text:style-name="T19">e</text:span><text:span text:style-name="T18">s</text:span><text:span text:style-name="T19">t</text:span><text:span text:style-name="T18"> pas propre à tous les Animaux: &amp; po</text:span><text:span text:style-name="T19">ur-<text:line-break/></text:span><text:span text:style-name="T18">quoy ce qui est des-agreable &amp; amer aux vn</text:span><text:span text:style-name="T19">s.</text:span><text:span text:style-name="T18">sem</text:span><text:span text:style-name="T19">-<text:line-break/></text:span><text:span text:style-name="T18">bl</text:span><text:span text:style-name="T19">e</text:span><text:span text:style-name="T18"> fort doux a</text:span><text:span text:style-name="T19">u</text:span><text:span text:style-name="T18">x a</text:span><text:span text:style-name="T19">utr</text:span><text:span text:style-name="T18">e</text:span><text:span text:style-name="T19">s</text:span><text:span text:style-name="T18">:cn quoy il y a vne si gran-<text:line-break/>d</text:span><text:span text:style-name="T19">ed</text:span><text:span text:style-name="T18">ifference, que ce</text:span><text:span text:style-name="T19"> </text:span><text:span text:style-name="T18">qui</text:span><text:span text:style-name="T19"> </text:span><text:span text:style-name="T18">est aliment aux vns,</text:span><text:span text:style-name="T19">e</text:span><text:span text:style-name="T18">st</text:span><text:span text:style-name="T19">.<text:line-break/></text:span><text:span text:style-name="T18">dangereux poison aux autres. Ainsi</text:span><text:span text:style-name="T19">,</text:span><text:span text:style-name="T18"> le </text:span><text:span text:style-name="T19">f</text:span><text:span text:style-name="T18">erpent<text:line-break/>pe</text:span><text:span text:style-name="T19">t</text:span><text:span text:style-name="T18">it &amp; se </text:span><text:span text:style-name="T19">t</text:span><text:span text:style-name="T18">ue s</text:span><text:span text:style-name="T19">o</text:span><text:span text:style-name="T18">y-</text:span><text:span text:style-name="T19">rne</text:span><text:span text:style-name="T18">sm</text:span><text:span text:style-name="T19">e</text:span><text:span text:style-name="T18">à force de</text:span><text:span text:style-name="T19"> </text:span><text:span text:style-name="T18">se mordr</text:span><text:span text:style-name="T19">e</text:span><text:span text:style-name="T18">,<text:line-break/>quand il</text:span><text:span text:style-name="T19"> </text:span><text:span text:style-name="T18">est mouillé de l</text:span><text:span text:style-name="T19">as</text:span><text:span text:style-name="T18">aliue de l’homme </text:span><text:span text:style-name="T19">:</text:span><text:span text:style-name="T18"> l’</text:span><text:span text:style-name="T19">he</text:span><text:span text:style-name="T18">-<text:line-break/>lebore qurnous est vn venin presen</text:span><text:span text:style-name="T19">t</text:span><text:span text:style-name="T18">, est propre<text:line-break/>aux chéure</text:span><text:span text:style-name="T19">s</text:span><text:span text:style-name="T18"> &amp; aux cailles pour les engraisser</text:span><text:span text:style-name="T19">.</text:span><text:span text:style-name="T18"> Afin<text:line-break/>que vous puissiez connoistre pourquoy cela se fait;<text:line-break/>. ressouuenez</text:span><text:span text:style-name="T19">-v</text:span><text:span text:style-name="T18">ous d'abord de ce que i'ay dit,</text:span><text:span text:style-name="T19">q</text:span><text:span text:style-name="T18">ue les<text:line-break/>semences sont meslées dans les choses en </text:span><text:span text:style-name="T19">pl</text:span><text:span text:style-name="T18">usieurs<text:line-break/>maniere</text:span><text:span text:style-name="T19">s</text:span><text:span text:style-name="T18">, &amp; que comme tous les Animaux qui<text:line-break/>viuen</text:span><text:span text:style-name="T19">t</text:span><text:span text:style-name="T18">, sont dissemblables exterie</text:span><text:span text:style-name="T19">u</text:span><text:span text:style-name="T18">r</text:span><text:span text:style-name="T19">e</text:span><text:span text:style-name="T18">ment </text:span><text:span text:style-name="T19">,</text:span><text:span text:style-name="T18"> </text:span><text:span text:style-name="T19">&amp;<text:line-break/>?</text:span><text:span text:style-name="T18"> </text:span><text:span text:style-name="T19">q</text:span><text:span text:style-name="T18">u</text:span><text:span text:style-name="T19">’</text:span><text:span text:style-name="T18">ils sont proportionnez selon leur espece diuer-<text:line-break/>e </text:span><text:span text:style-name="T19">;</text:span><text:span text:style-name="T18"> aussi leurs principes sont</text:span><text:span text:style-name="T19">-</text:span><text:span text:style-name="T18">ils fort dissemblables<text:line-break/>les vn</text:span><text:span text:style-name="T19">s</text:span><text:span text:style-name="T18"> des autre</text:span><text:span text:style-name="T19">s</text:span><text:span text:style-name="T18">, &amp; leurs figures sont bien di</text:span><text:span text:style-name="T19">ss</text:span><text:span text:style-name="T18">es</text:span><text:span text:style-name="T19">.<text:line-break/>&gt;</text:span><text:span text:style-name="T18"> </text:span><text:span text:style-name="T19">t</text:span><text:span text:style-name="T18">entes</text:span><text:span text:style-name="T19">.</text:span><text:span text:style-name="T18"> O</text:span><text:span text:style-name="T19">r</text:span><text:span text:style-name="T18"> comme leurs principes sont fort diu</text:span><text:span text:style-name="T19">e</text:span><text:span text:style-name="T18">r</text:span><text:span text:style-name="T19">s</text:span></text:p>
      <text:p text:style-name="P11"><text:span text:style-name="T20">drri,</text:span><text:span text:style-name="T18"> </text:span><text:span text:style-name="T19">L</text:span><text:span text:style-name="T18"> </text:span><text:span text:style-name="T19">E</text:span><text:span text:style-name="T18"> IV. </text:span><text:span text:style-name="T19">LIVRE</text:span><text:span text:style-name="T18"> </text:span><text:span text:style-name="T19">DE</text:span><text:span text:style-name="T18"> L </text:span><text:span text:style-name="T19">V </text:span><text:span text:style-name="T18">C </text:span><text:span text:style-name="T19">R E</text:span><text:span text:style-name="T18"> </text:span><text:span text:style-name="T19">c </text:span><text:span text:style-name="T20">B.<text:line-break/></text:span><text:span text:style-name="T21">les</text:span><text:span text:style-name="T18"> vns des autres pour la ressemblance , il faut<text:line-break/>aussi qu</text:span><text:span text:style-name="T19">’</text:span><text:span text:style-name="T18">i</text:span><text:span text:style-name="T19">l</text:span><text:span text:style-name="T18"> y ait vne grande différence entre leurs<text:line-break/>interualles, leur</text:span><text:span text:style-name="T19">s</text:span><text:span text:style-name="T18"> voyes, &amp; les pores que nous re-<text:line-break/>connaissons en tous les membre</text:span><text:span text:style-name="T19">s</text:span><text:span text:style-name="T18">, &amp; particuliere-<text:line-break/>ment dans la bouche</text:span><text:span text:style-name="T19"> </text:span><text:span text:style-name="T18">&amp; au palais</text:span><text:span text:style-name="T19">.</text:span><text:span text:style-name="T18"> Il y en a</text:span><text:span text:style-name="T19"> </text:span><text:span text:style-name="T18">donc<text:line-break/>quelques-vns qui doiuent estre plus petits,</text:span><text:span text:style-name="T19">d</text:span><text:span text:style-name="T18">'autres<text:line-break/>plus grands : ceux-cy les ayant en triangle </text:span><text:span text:style-name="T19">,</text:span><text:span text:style-name="T18"> &amp;<text:line-break/>ceux-là en carré </text:span><text:span text:style-name="T99">:</text:span><text:span text:style-name="T18"> plusieurs rond</text:span><text:span text:style-name="T19">s,</text:span><text:span text:style-name="T18"> &amp; quelques</text:span><text:span text:style-name="T19">-</text:span><text:span text:style-name="T18">vns<text:line-break/>d'angles multipliez en beaucoup de manières</text:span><text:span text:style-name="T19">:</text:span><text:span text:style-name="T18"> car<text:line-break/>la raison des figure</text:span><text:span text:style-name="T19">s</text:span><text:span text:style-name="T18">, &amp; le mouuement, requièrent<text:line-break/>qu</text:span><text:span text:style-name="T19">’</text:span><text:span text:style-name="T18">i</text:span><text:span text:style-name="T19">l</text:span><text:span text:style-name="T18"> y ait vne aussi grand</text:span><text:span text:style-name="T19">e</text:span><text:span text:style-name="T18"> diuersité dans les po</text:span><text:span text:style-name="T19">-<text:line-break/></text:span><text:span text:style-name="T18">res &amp; dans les voye</text:span><text:span text:style-name="T19">s,</text:span><text:span text:style-name="T18"> comme il y a en la tissure </text:span><text:span text:style-name="T20">e</text:span><text:span text:style-name="T21">x</text:span><text:span text:style-name="T20">-<text:line-break/></text:span><text:span text:style-name="T18">terieure du corps : &amp; partant , ce qui est doux<text:line-break/>aux vns, estant amer aux autre</text:span><text:span text:style-name="T19">s</text:span><text:span text:style-name="T18">, à l</text:span><text:span text:style-name="T19">’</text:span><text:span text:style-name="T18">égard de ceux<text:line-break/>à qui</text:span><text:span text:style-name="T19"> </text:span><text:span text:style-name="T18">il</text:span><text:span text:style-name="T19"> </text:span><text:span text:style-name="T18">est doux, les Elemens qui sont </text:span><text:span text:style-name="T19">f</text:span><text:span text:style-name="T18">ort polit</text:span><text:span text:style-name="T19">,<text:line-break/></text:span><text:span text:style-name="T18">doiuent penetrer a</text:span><text:span text:style-name="T19">rn</text:span><text:span text:style-name="T18">iab</text:span><text:span text:style-name="T19">l</text:span><text:span text:style-name="T18">ement dans le</text:span><text:span text:style-name="T19">sc</text:span><text:span text:style-name="T18">oncaui—<text:line-break/>t</text:span><text:span text:style-name="T19">e</text:span><text:span text:style-name="T18">z spongieuses du palais </text:span><text:span text:style-name="T19">:</text:span><text:span text:style-name="T18"> &amp; au contraire , à l’é</text:span><text:span text:style-name="T19">-<text:line-break/></text:span><text:span text:style-name="T18">gard de</text:span><text:span text:style-name="T19"> </text:span><text:span text:style-name="T18">ceux à</text:span><text:span text:style-name="T19"> </text:span><text:span text:style-name="T18">qui il</text:span><text:span text:style-name="T19"> </text:span><text:span text:style-name="T18">est amer </text:span><text:span text:style-name="T19">,</text:span><text:span text:style-name="T18"> les principes qui<text:line-break/></text:span><text:span text:style-name="T19">f</text:span><text:span text:style-name="T18">ont rudes &amp; crochus , pénétrent rudement les<text:line-break/>conduits</text:span><text:span text:style-name="T19">.</text:span><text:span text:style-name="T18"> De cela,il sera</text:span><text:span text:style-name="T19"> </text:span><text:span text:style-name="T18">facile deconnoistre</text:span><text:span text:style-name="T19"> </text:span><text:span text:style-name="T18">toute<text:line-break/>autre chose</text:span><text:span text:style-name="T19">.</text:span><text:span text:style-name="T18"> Commepar exemple, quand la fiéure<text:line-break/>est causée pa</text:span><text:span text:style-name="T19">t</text:span><text:span text:style-name="T18"> vn exc</text:span><text:span text:style-name="T19">e</text:span><text:span text:style-name="T18">s de bile </text:span><text:span text:style-name="T19">,</text:span><text:span text:style-name="T18"> ou que par vne<text:line-break/>autre raiso</text:span><text:span text:style-name="T19">n</text:span><text:span text:style-name="T18">, la violence de quelque maladie se ré-<text:line-break/></text:span><text:span text:style-name="T19">ne</text:span><text:span text:style-name="T18">il</text:span><text:span text:style-name="T19">l</text:span><text:span text:style-name="T18">e</text:span><text:span text:style-name="T19"> ; </text:span><text:span text:style-name="T18">le corps se trouble</text:span><text:span text:style-name="T19"> e</text:span><text:span text:style-name="T18">ntleremen</text:span><text:span text:style-name="T19">t</text:span><text:span text:style-name="T18">, &amp; toute<text:line-break/></text:span><text:span text:style-name="T19">P</text:span><text:span text:style-name="T18">œconomie de ses principes se change. Il arriue<text:line-break/>que les principes qui au</text:span><text:span text:style-name="T19">p</text:span><text:span text:style-name="T18">arauant c</text:span><text:span text:style-name="T19">o</text:span><text:span text:style-name="T18">nuenoien</text:span><text:span text:style-name="T19">tà<text:line-break/>l’</text:span><text:span text:style-name="T18">organe de leur s</text:span><text:span text:style-name="T19">e</text:span><text:span text:style-name="T18">ntiment n</text:span><text:span text:style-name="T19">’</text:span><text:span text:style-name="T18">y conuiennen</text:span><text:span text:style-name="T19">tp</text:span><text:span text:style-name="T18">lus,<text:line-break/></text:span><text:span text:style-name="T19">&amp;</text:span><text:span text:style-name="T18"> que d'</text:span><text:span text:style-name="T19">a</text:span><text:span text:style-name="T18">utres </text:span><text:span text:style-name="T20">s’</text:span><text:span text:style-name="T21">y</text:span><text:span text:style-name="T18"> rapportent mieux </text:span><text:span text:style-name="T19">,</text:span><text:span text:style-name="T18"> qui en<text:line-break/>s’insinuant, peuuent engendrer v</text:span><text:span text:style-name="T19">na</text:span><text:span text:style-name="T18">fpre sentimet.<text:line-break/>Car les vn</text:span><text:span text:style-name="T19">s</text:span><text:span text:style-name="T18"> &amp; les autres se rencontrent dans le<text:line-break/>goust du mie</text:span><text:span text:style-name="T19">l</text:span><text:span text:style-name="T18">, comme nous l'auons des</text:span><text:span text:style-name="T19">-</text:span><text:span text:style-name="T18">ja fait<text:line-break/>voi</text:span><text:span text:style-name="T19">s</text:span><text:span text:style-name="T18"> assez souuent.</text:span></text:p>
      <text:p text:style-name="Texte_20_du_20_corps"><text:span text:style-name="T18">Disons maintenant comment nous sommes<text:line-break/></text:span><text:span text:style-name="T19">y</text:span><text:span text:style-name="T18">o</text:span><text:span text:style-name="T19">ut</text:span><text:span text:style-name="T18">h</text:span><text:span text:style-name="T19">e</text:span><text:span text:style-name="T18">z </text:span><text:span text:style-name="T19">lle</text:span><text:span text:style-name="T18">deur. Premièremen</text:span><text:span text:style-name="T19">t,</text:span><text:span text:style-name="T18"> il est nccc</text:span><text:span text:style-name="T19">ffa</text:span><text:span text:style-name="T18">i-</text:span></text:p>
      <text:p text:style-name="P21"><text:span text:style-name="T24">LE IV, L</text:span><text:span text:style-name="T25">ï</text:span><text:span text:style-name="T24">vRE DE </text:span><text:span text:style-name="T25">L</text:span><text:span text:style-name="T24"> V</text:span><text:span text:style-name="T25">C</text:span><text:span text:style-name="T24">R</text:span><text:span text:style-name="T25">ECE.</text:span><text:span text:style-name="T24"> </text:span><text:span text:style-name="T20">1</text:span><text:span text:style-name="T21">7</text:span><text:span text:style-name="T20">^<text:line-break/>ie</text:span><text:span text:style-name="T18"> </text:span><text:span text:style-name="T19">qsss</text:span><text:span text:style-name="T18"> y ait beaucoup de choses d’</text:span><text:span text:style-name="T19">où</text:span><text:span text:style-name="T18"> s’écoule l’a</text:span><text:span text:style-name="T19">-<text:line-break/></text:span><text:span text:style-name="T18">bondance diuerse</text:span><text:span text:style-name="T19"> </text:span><text:span text:style-name="T18">des</text:span><text:span text:style-name="T19"> </text:span><text:span text:style-name="T18">odeurs </text:span><text:span text:style-name="T19">:</text:span><text:span text:style-name="T18"> car i</text:span><text:span text:style-name="T19">l</text:span><text:span text:style-name="T18"> ne faut</text:span><text:span text:style-name="T19"> </text:span><text:span text:style-name="T18">pas<text:line-break/>douter quelle ne coule</text:span><text:span text:style-name="T19">,</text:span><text:span text:style-name="T18"> &amp; qu’dle ne soit enuoyée<text:line-break/></text:span><text:span text:style-name="T19">&amp;</text:span><text:span text:style-name="T18"> dispersée de tous co</text:span><text:span text:style-name="T19">st</text:span><text:span text:style-name="T18">ez. Mais il y en a plusieurs<text:line-break/>lesquelles sont beaucoup plus propres à certains<text:line-break/></text:span><text:span text:style-name="T19">An</text:span><text:span text:style-name="T18">imaux qu</text:span><text:span text:style-name="T19">'a</text:span><text:span text:style-name="T18"> d'autre</text:span><text:span text:style-name="T19">s</text:span><text:span text:style-name="T18">, à cause des formes diffe-<text:line-break/>rentes</text:span><text:span text:style-name="T19">.</text:span><text:span text:style-name="T18"> C</text:span><text:span text:style-name="T19">’</text:span><text:span text:style-name="T18">est pourquoy</text:span><text:span text:style-name="T19">,</text:span><text:span text:style-name="T18"> les Abeilles sont attirées<text:line-break/>de si loin par</text:span><text:span text:style-name="T19">rn</text:span><text:span text:style-name="T18">y l</text:span><text:span text:style-name="T19">’</text:span><text:span text:style-name="T18">air à l’od</text:span><text:span text:style-name="T19">e</text:span><text:span text:style-name="T18">ur du miel , &amp; les<text:line-break/>Vautours à celle des Cadavres</text:span><text:span text:style-name="T19">.</text:span><text:span text:style-name="T18"> Le nez des Chiens<text:line-break/>les attire sur</text:span><text:span text:style-name="T19"> </text:span><text:span text:style-name="T18">les voyes</text:span><text:span text:style-name="T19"> </text:span><text:span text:style-name="T18">des Belles q</text:span><text:span text:style-name="T19">u’</text:span><text:span text:style-name="T18">ils poursui</text:span><text:span text:style-name="T19">a<text:line-break/>u</text:span><text:span text:style-name="T18">ent : &amp; soy</text:span><text:span text:style-name="T19">ea</text:span><text:span text:style-name="T18">u plumage blanc, gardienne de la<text:line-break/>forteresse de Romule</text:span><text:span text:style-name="T19">js</text:span><text:span text:style-name="T18">ent de sort loi</text:span><text:span text:style-name="T19">n</text:span><text:span text:style-name="T18"> l’</text:span><text:span text:style-name="T19">o</text:span><text:span text:style-name="T18">deur des<text:line-break/>hommes. Ainsi les odeurs</text:span><text:span text:style-name="T19"> </text:span><text:span text:style-name="T18">sont</text:span><text:span text:style-name="T19"> </text:span><text:span text:style-name="T18">diuerse</text:span><text:span text:style-name="T19">rn</text:span><text:span text:style-name="T18">ent</text:span><text:span text:style-name="T19"> </text:span><text:span text:style-name="T18">par-<text:line-break/>tagées</text:span><text:span text:style-name="T19"> </text:span><text:span text:style-name="T18">aux Animaux</text:span><text:span text:style-name="T19">,</text:span><text:span text:style-name="T18"> pour les attirer aux nourri-<text:line-break/>turcs qui leur sont propre</text:span><text:span text:style-name="T19">s</text:span><text:span text:style-name="T18">, &amp; pour les détourner<text:line-break/>de ce qui leur est contraire , </text:span><text:span text:style-name="T19">T</text:span><text:span text:style-name="T18">o</text:span><text:span text:style-name="T19">u</text:span><text:span text:style-name="T18"> vient qu’ils sont<text:line-break/>c</text:span><text:span text:style-name="T19">o</text:span><text:span text:style-name="T18">nserue</text:span><text:span text:style-name="T19">ze</text:span><text:span text:style-name="T18">n leur espece</text:span><text:span text:style-name="T19">.</text:span><text:span text:style-name="T18"> Il y a donc quelques</text:span><text:span text:style-name="T19">-<text:line-break/></text:span><text:span text:style-name="T18">vnes de ces odeurs qui peuuent estre en</text:span><text:span text:style-name="T19">uo</text:span><text:span text:style-name="T18">yées de<text:line-break/>plus</text:span><text:span text:style-name="T19"> </text:span><text:span text:style-name="T18">loin que les autres, pour toucher le</text:span><text:span text:style-name="T19"> </text:span><text:span text:style-name="T18">ne</text:span><text:span text:style-name="T19">z.</text:span><text:span text:style-name="T18"> </text:span><text:span text:style-name="T19">I</text:span><text:span text:style-name="T18">l<text:line-break/>n'y en a toutesf</text:span><text:span text:style-name="T19">o</text:span><text:span text:style-name="T18">is pas vn</text:span><text:span text:style-name="T19">e</text:span><text:span text:style-name="T18"> d’elles qui f</text:span><text:span text:style-name="T19">e</text:span><text:span text:style-name="T18"> porte si<text:line-break/>loin que le son ou la voix</text:span><text:span text:style-name="T19">isa</text:span><text:span text:style-name="T18">ns rien dire des choses<text:line-break/>qui </text:span><text:span text:style-name="T19">f</text:span><text:span text:style-name="T18">ra</text:span><text:span text:style-name="T19">p</text:span><text:span text:style-name="T18">pent la</text:span><text:span text:style-name="T19"> </text:span><text:span text:style-name="T18">v</text:span><text:span text:style-name="T19">e</text:span><text:span text:style-name="T18">u</text:span><text:span text:style-name="T19">ë,</text:span><text:span text:style-name="T18"> &amp; de qui les images</text:span><text:span text:style-name="T19"> </text:span><text:span text:style-name="T18">attei-<text:line-break/>gnent de loin lapr</text:span><text:span text:style-name="T19">u</text:span><text:span text:style-name="T18">nelle de l'œil. Car l’</text:span><text:span text:style-name="T19">o</text:span><text:span text:style-name="T18">deur est<text:line-break/>ta</text:span><text:span text:style-name="T19">t</text:span><text:span text:style-name="T18">diu</text:span><text:span text:style-name="T19">eà</text:span><text:span text:style-name="T18"> venir, &amp; petit facilement peu à</text:span><text:span text:style-name="T19"> </text:span><text:span text:style-name="T18">peu,</text:span><text:span text:style-name="T19">p</text:span><text:span text:style-name="T18">ar</text:span><text:span text:style-name="T19">-<text:line-break/></text:span><text:span text:style-name="T18">my les distractions de l'ai</text:span><text:span text:style-name="T19">r</text:span><text:span text:style-name="T18">, pource qu’dle est en</text:span><text:span text:style-name="T19">-<text:line-break/>u</text:span><text:span text:style-name="T18">oyée</text:span><text:span text:style-name="T19"> </text:span><text:span text:style-name="T18">auec peine du</text:span><text:span text:style-name="T19"> </text:span><text:span text:style-name="T18">fond</text:span><text:span text:style-name="T19"> </text:span><text:span text:style-name="T18">de</text:span><text:span text:style-name="T19"> </text:span><text:span text:style-name="T18">la chose qui la pro-<text:line-break/>duit. Et pour pr</text:span><text:span text:style-name="T19">e</text:span><text:span text:style-name="T18">uue que les odeurs viennent du<text:line-break/>fond , c</text:span><text:span text:style-name="T19">’</text:span><text:span text:style-name="T18">est qu’</text:span><text:span text:style-name="T19">e</text:span><text:span text:style-name="T18">lles sortent bien plus grandes de<text:line-break/>tout ce qui est bris</text:span><text:span text:style-name="T19">é</text:span><text:span text:style-name="T18">, </text:span><text:span text:style-name="T124">ou</text:span><text:span text:style-name="T18"> pilé, </text:span><text:span text:style-name="T124">ou</text:span><text:span text:style-name="T18"> détruitpar le feu</text:span><text:span text:style-name="T19">.<text:line-break/>I</text:span><text:span text:style-name="T18">l apparoist aussi que </text:span><text:span text:style-name="T19">lle</text:span><text:span text:style-name="T18">deur est forme</text:span><text:span text:style-name="T19">e </text:span><text:span text:style-name="T18">de</text:span><text:span text:style-name="T19"> </text:span><text:span text:style-name="T18">prin-<text:line-break/>cipes</text:span><text:span text:style-name="T19"> </text:span><text:span text:style-name="T18">p</text:span><text:span text:style-name="T19">l</text:span><text:span text:style-name="T18">us grands que</text:span><text:span text:style-name="T19"> </text:span><text:span text:style-name="T18">ceux de la voix</text:span><text:span text:style-name="T19">,</text:span><text:span text:style-name="T18"> po</text:span><text:span text:style-name="T19">u</text:span><text:span text:style-name="T18">rce que<text:line-break/>l</text:span><text:span text:style-name="T19">'</text:span><text:span text:style-name="T18">odeur ne penetre point au trauer</text:span><text:span text:style-name="T19">s</text:span><text:span text:style-name="T18"> des murs de<text:line-break/>pierre, comme la voix &amp; les sons y peuuent pene-<text:line-break/>trer</text:span><text:span text:style-name="T19">.</text:span><text:span text:style-name="T18"> C'est pourquoy ,il</text:span><text:span text:style-name="T19"> </text:span><text:span text:style-name="T18">ne </text:span><text:span text:style-name="T124">vous</text:span><text:span text:style-name="T19"> </text:span><text:span text:style-name="T18">sera pas</text:span><text:span text:style-name="T19"> </text:span><text:span text:style-name="T18">si facile</text:span></text:p>
      <text:p text:style-name="P11"><text:span text:style-name="T25">17</text:span><text:span text:style-name="T24">4 </text:span><text:span text:style-name="T25">I.E</text:span><text:span text:style-name="T24"> </text:span><text:span text:style-name="T25">T</text:span><text:span text:style-name="T24">V</text:span><text:span text:style-name="T25">.</text:span><text:span text:style-name="T24"> </text:span><text:span text:style-name="T25">I.I</text:span><text:span text:style-name="T24"> VR </text:span><text:span text:style-name="T25">il</text:span><text:span text:style-name="T24"> </text:span><text:span text:style-name="T25">DE</text:span><text:span text:style-name="T24"> L</text:span><text:span text:style-name="T25">U</text:span><text:span text:style-name="T24">C </text:span><text:span text:style-name="T25">RECE.'<text:line-break/></text:span><text:span text:style-name="T18">d</text:span><text:span text:style-name="T19">e</text:span><text:span text:style-name="T18">décou</text:span><text:span text:style-name="T19">ù</text:span><text:span text:style-name="T18">rir ou demeure ce qui est odoran</text:span><text:span text:style-name="T19">t,</text:span><text:span text:style-name="T18"> que<text:line-break/></text:span><text:span text:style-name="T19">il</text:span><text:span text:style-name="T18"> connoistre le lieu d’où vient la voix Car </text:span><text:span text:style-name="T19">s</text:span><text:span text:style-name="T18">im</text:span><text:span text:style-name="T19">-<text:line-break/></text:span><text:span text:style-name="T18">pression de l</text:span><text:span text:style-name="T19">'</text:span><text:span text:style-name="T18">odeur se refroidit dans l'air , o</text:span><text:span text:style-name="T19">u</text:span><text:span text:style-name="T18"> elle<text:line-break/>passe lentement : &amp; quand elle arriue au sens, elle<text:line-break/>n'a plus de chaleur pour exprimer la Nature qui l'a<text:line-break/>produite De là vient que les chiens </text:span><text:span text:style-name="T21">Ce</text:span><text:span text:style-name="T18"> trompent<text:line-break/></text:span><text:span text:style-name="T19">s</text:span><text:span text:style-name="T18">ouuent </text:span><text:span text:style-name="T19">,</text:span><text:span text:style-name="T18"> </text:span><text:span text:style-name="T19">&amp;</text:span><text:span text:style-name="T18"> qu’ils cherchent leur</text:span><text:span text:style-name="T19">sv</text:span><text:span text:style-name="T18">oyes.</text:span></text:p>
      <text:p text:style-name="Texte_20_du_20_corps"><text:span text:style-name="T19">,</text:span><text:span text:style-name="T18"> Cel</text:span><text:span text:style-name="T19">at</text:span><text:span text:style-name="T18">outes</text:span><text:span text:style-name="T19">f</text:span><text:span text:style-name="T18">oi</text:span><text:span text:style-name="T19">sn</text:span><text:span text:style-name="T18">e se rencontre pas seulement<text:line-break/>au genre des odeurs &amp; des gousts </text:span><text:span text:style-name="T19">.</text:span><text:span text:style-name="T18"> mais encore<text:line-break/>toutes les images des couleurs &amp; des corps ne<text:line-break/>conuiennent point te</text:span><text:span text:style-name="T19">l</text:span><text:span text:style-name="T18">lem</text:span><text:span text:style-name="T19">e</text:span><text:span text:style-name="T18">n</text:span><text:span text:style-name="T19">t</text:span><text:span text:style-name="T18"> en toutes choses<text:line-break/>pour les sen</text:span><text:span text:style-name="T19">s</text:span><text:span text:style-name="T18">, qu’i</text:span><text:span text:style-name="T19">l</text:span><text:span text:style-name="T18"> n</text:span><text:span text:style-name="T19">’y</text:span><text:span text:style-name="T18"> en ait quelques-vnes qui ne<text:line-break/>soient de beaucoup plus defag</text:span><text:span text:style-name="T19">l</text:span><text:span text:style-name="T18">eables aux yeux<text:line-break/>que les autres</text:span><text:span text:style-name="T19">.</text:span><text:span text:style-name="T18"> Et certes les Lions auec toute leur<text:line-break/>impet</text:span><text:span text:style-name="T19">i</text:span><text:span text:style-name="T18">ios</text:span><text:span text:style-name="T19">it</text:span><text:span text:style-name="T18">é, ne peuuent demeurer fermes contre<text:line-break/>le Coq accoustumé de chasser.la Nuict auec l</text:span><text:span text:style-name="T19">e<text:line-break/></text:span><text:span text:style-name="T18">bruit de ses aill</text:span><text:span text:style-name="T19">e</text:span><text:span text:style-name="T18">s</text:span><text:span text:style-name="T19">,</text:span><text:span text:style-name="T18"> </text:span><text:span text:style-name="T19">&amp;</text:span><text:span text:style-name="T18"> d</text:span><text:span text:style-name="T19">'a</text:span><text:span text:style-name="T18">pp</text:span><text:span text:style-name="T19">e</text:span><text:span text:style-name="T18">ller l'A</text:span><text:span text:style-name="T19">u</text:span><text:span text:style-name="T18">ror</text:span><text:span text:style-name="T19">e</text:span><text:span text:style-name="T18"> à haute<text:line-break/>voix: ils</text:span><text:span text:style-name="T19"> </text:span><text:span text:style-name="T18">ne l</text:span><text:span text:style-name="T19">'</text:span><text:span text:style-name="T18">ofent regarder , qu’ils ne soient</text:span><text:span text:style-name="T19"> </text:span><text:span text:style-name="T18">in-<text:line-break/>continent émus du desir de prendre la fuite : C</text:span><text:span text:style-name="T19">’</text:span><text:span text:style-name="T18">est<text:line-break/>parce que dans les Coqs</text:span><text:span text:style-name="T19">,</text:span><text:span text:style-name="T18"> il y a de certaines semen-<text:line-break/>ces, lesquelles estant poussées aux ye</text:span><text:span text:style-name="T19">u</text:span><text:span text:style-name="T18">xdes Lyons,<text:line-break/>blessent leurs pa</text:span><text:span text:style-name="T19">u</text:span><text:span text:style-name="T18">pieres , </text:span><text:span text:style-name="T19">&amp;</text:span><text:span text:style-name="T18"> leur causent Vne dou-<text:line-break/>leur si cuisante, que tout farouches qu</text:span><text:span text:style-name="T19">’il</text:span><text:span text:style-name="T18">s son</text:span><text:span text:style-name="T19">t</text:span><text:span text:style-name="T18">, </text:span><text:span text:style-name="T19">lls<text:line-break/></text:span><text:span text:style-name="T18">n</text:span><text:span text:style-name="T19">’y</text:span><text:span text:style-name="T18"> s</text:span><text:span text:style-name="T19">ca</text:span><text:span text:style-name="T18">uroi</text:span><text:span text:style-name="T19">e</text:span><text:span text:style-name="T18">nt r</text:span><text:span text:style-name="T19">e</text:span><text:span text:style-name="T18">sist</text:span><text:span text:style-name="T19">e</text:span><text:span text:style-name="T18">r, quoy que ces mesmes</text:span><text:span text:style-name="T19"> </text:span><text:span text:style-name="T18">se-<text:line-break/></text:span><text:span text:style-name="T19">m</text:span><text:span text:style-name="T18">ences ne puissent aucunement o</text:span><text:span text:style-name="T19">ffe</text:span><text:span text:style-name="T18">nser nos ye</text:span><text:span text:style-name="T19">u</text:span><text:span text:style-name="T18">x</text:span><text:span text:style-name="T19">,<text:line-break/></text:span><text:span text:style-name="T18">ou parce qu</text:span><text:span text:style-name="T19">’</text:span><text:span text:style-name="T18">elles n</text:span><text:span text:style-name="T19">’y</text:span><text:span text:style-name="T18"> p</text:span><text:span text:style-name="T19">e</text:span><text:span text:style-name="T18">n</text:span><text:span text:style-name="T19">e</text:span><text:span text:style-name="T18">trent poin</text:span><text:span text:style-name="T19">t,</text:span><text:span text:style-name="T18"> ou que les</text:span><text:span text:style-name="T19">.<text:line-break/></text:span><text:span text:style-name="T18">ayant pen</text:span><text:span text:style-name="T19">c</text:span><text:span text:style-name="T18">trez, la liberté est donnée toute entie-<text:line-break/>re à leur sorti</text:span><text:span text:style-name="T19">e</text:span><text:span text:style-name="T18">, en telle sorte que nulle partie des<text:line-break/>yeux n</text:span><text:span text:style-name="T19">’</text:span><text:span text:style-name="T18">en puisse es</text:span><text:span text:style-name="T19">t</text:span><text:span text:style-name="T18">re blessée</text:span><text:span text:style-name="T19">.</text:span></text:p>
      <text:p text:style-name="Texte_20_du_20_corps"><text:span text:style-name="T18">. Es</text:span><text:span text:style-name="T19">c</text:span><text:span text:style-name="T18">outez maintenan</text:span><text:span text:style-name="T19">t</text:span><text:span text:style-name="T18">, &amp; connaissez en peu de<text:line-break/>paroles</text:span><text:span text:style-name="T19">,</text:span><text:span text:style-name="T18"> quelles choses</text:span><text:span text:style-name="T19"> </text:span><text:span text:style-name="T18">meuuent</text:span><text:span text:style-name="T19"> </text:span><text:span text:style-name="T18">l'esprit, &amp; d’o</text:span><text:span text:style-name="T19">ù<text:line-break/></text:span><text:span text:style-name="T18">viennent celles qui entrent</text:span><text:span text:style-name="T19"> </text:span><text:span text:style-name="T18">en l'entendement</text:span><text:span text:style-name="T19">.</text:span><text:span text:style-name="T18"> Ie<text:line-break/>dls d'abord que plusieurs images déliées d</text:span><text:span text:style-name="T19">esc</text:span><text:span text:style-name="T18">ho<text:line-break/>ses</text:span><text:span text:style-name="T19">,</text:span><text:span text:style-name="T18"> se portent de toutes parts en plusieurs manie</text:span><text:span text:style-name="T19">-</text:span></text:p>
      <text:p text:style-name="P11"><text:span text:style-name="T25">LE</text:span><text:span text:style-name="T24"> </text:span><text:span text:style-name="T25">IV,</text:span><text:span text:style-name="T24"> </text:span><text:span text:style-name="T25">LI</text:span><text:span text:style-name="T24">V</text:span><text:span text:style-name="T25">R</text:span><text:span text:style-name="T24">E DE </text:span><text:span text:style-name="T25">Lv</text:span><text:span text:style-name="T24">cR </text:span><text:span text:style-name="T25">E</text:span><text:span text:style-name="T24"> </text:span><text:span text:style-name="T25">CE?</text:span><text:span text:style-name="T24"> </text:span><text:span text:style-name="T25">»7Ï<text:line-break/></text:span><text:span text:style-name="T19">r</text:span><text:span text:style-name="T18">es, lesquelles se joignent facilement dans les airs,<text:line-break/>quand elles viennent à se rencontrer</text:span><text:span text:style-name="T19">,</text:span><text:span text:style-name="T18"> comme les<text:line-break/>toiles d’</text:span><text:span text:style-name="T19">ar</text:span><text:span text:style-name="T18">aigné</text:span><text:span text:style-name="T19">e.</text:span><text:span text:style-name="T18"> &amp; les papillotes </text:span><text:span text:style-name="T19">d</text:span><text:span text:style-name="T18">’</text:span><text:span text:style-name="T19">or</text:span><text:span text:style-name="T18"> : car ces<text:line-break/>images-là sont encore beaucoup plus d</text:span><text:span text:style-name="T19">e</text:span><text:span text:style-name="T18">licates<text:line-break/>qu</text:span><text:span text:style-name="T19">e</text:span><text:span text:style-name="T18"> </text:span><text:span text:style-name="T19">c</text:span><text:span text:style-name="T18">elles-</text:span><text:span text:style-name="T19">e</text:span><text:span text:style-name="T18">y qui touchent les yeux &amp; qui bl</text:span><text:span text:style-name="T19">e</text:span><text:span text:style-name="T18">s-<text:line-break/>sent la </text:span><text:span text:style-name="T19">U</text:span><text:span text:style-name="T18">euë, pource qu</text:span><text:span text:style-name="T19">’</text:span><text:span text:style-name="T18">elles p</text:span><text:span text:style-name="T19">e</text:span><text:span text:style-name="T18">netrent par les po-<text:line-break/>res du corps</text:span><text:span text:style-name="T19">,</text:span><text:span text:style-name="T18"> &amp; prouoquent au dedans la Nature<text:line-break/>délicate de </text:span><text:span text:style-name="T19">s</text:span><text:span text:style-name="T18">Esprit , &amp; son sentiment</text:span><text:span text:style-name="T19">.</text:span><text:span text:style-name="T18"> Nous<text:line-break/>Voyons donc des Centaure</text:span><text:span text:style-name="T19">s</text:span><text:span text:style-name="T18">, &amp; des membres d</text:span><text:span text:style-name="T19">e<text:line-break/></text:span><text:span text:style-name="T18">Scylles,</text:span><text:span text:style-name="T19">d</text:span><text:span text:style-name="T18">es faces de Cerbère</text:span><text:span text:style-name="T19">s</text:span><text:span text:style-name="T18">, &amp; des fantosme</text:span><text:span text:style-name="T19">s</text:span><text:span text:style-name="T18"> de<text:line-break/>ceux de</text:span><text:span text:style-name="T19"> </text:span><text:span text:style-name="T18">qui</text:span><text:span text:style-name="T19"> </text:span><text:span text:style-name="T18">la terre , depuis la mort qu’ils ont<text:line-break/>soufferte</text:span><text:span text:style-name="T19">,</text:span><text:span text:style-name="T18"> enferme les os : pource que des images<text:line-break/>de tout genr</text:span><text:span text:style-name="T19">e</text:span><text:span text:style-name="T18">, se portent de tous coste</text:span><text:span text:style-name="T19">z</text:span><text:span text:style-name="T18">, lesquel-<text:line-break/>les en partie se figurent d’</text:span><text:span text:style-name="T19">d</text:span><text:span text:style-name="T18">les-mesmes en l'air, en<text:line-break/>partie sortent des choses diuerses,&amp; en partie son</text:span><text:span text:style-name="T19">!<text:line-break/></text:span><text:span text:style-name="T18">formées du meslange de ces figures. Car certaine</text:span><text:span text:style-name="T19">-<text:line-break/></text:span><text:span text:style-name="T18">ment limage d'un Centaure ne</text:span><text:span text:style-name="T19"> </text:span><text:span text:style-name="T18">se retire point de<text:line-break/>quelque chose de viu</text:span><text:span text:style-name="T19">a</text:span><text:span text:style-name="T18">n</text:span><text:span text:style-name="T19">t,</text:span><text:span text:style-name="T18"> pource qu’sl n’y en eut<text:line-break/>iam</text:span><text:span text:style-name="T19">a</text:span><text:span text:style-name="T18">is. Mais quand par hazard les images d'un<text:line-break/>homme &amp; d'un cheual sont jointes ensemble,<text:line-break/>elles adh</text:span><text:span text:style-name="T19">è</text:span><text:span text:style-name="T18">rent auss</text:span><text:span text:style-name="T19">i-</text:span><text:span text:style-name="T18">to</text:span><text:span text:style-name="T19">st</text:span><text:span text:style-name="T18"> , &amp; facilement l'une à<text:line-break/>l'autre </text:span><text:span text:style-name="T20">,</text:span><text:span text:style-name="T21"> à</text:span><text:span text:style-name="T18"> cal</text:span><text:span text:style-name="T19">i</text:span><text:span text:style-name="T18">ce de leur nature subtile formée<text:line-break/>d'une contexture delic</text:span><text:span text:style-name="T19">a</text:span><text:span text:style-name="T18">te Les autres de cer</text:span><text:span text:style-name="T19">t</text:span><text:span text:style-name="T18">e<text:line-break/>e</text:span><text:span text:style-name="T19">f</text:span><text:span text:style-name="T18">pec</text:span><text:span text:style-name="T19">c</text:span><text:span text:style-name="T18"> s’engendrent par me</text:span><text:span text:style-name="T19">f</text:span><text:span text:style-name="T18">me raison, </text:span><text:span text:style-name="T19">&amp;</text:span><text:span text:style-name="T18"> pour </text:span><text:span text:style-name="T19">ee<text:line-break/></text:span><text:span text:style-name="T18">quelles fi</text:span><text:span text:style-name="T19">a</text:span><text:span text:style-name="T18">nt portées par</text:span><text:span text:style-name="T19"> </text:span><text:span text:style-name="T18">vne extréme legereté,ainsi<text:line-break/>que</text:span><text:span text:style-name="T19"> </text:span><text:span text:style-name="T18">id'ay montré cy-dess</text:span><text:span text:style-name="T19">u</text:span><text:span text:style-name="T18">s</text:span><text:span text:style-name="T19">.</text:span><text:span text:style-name="T18"> Quelque image que<text:line-break/>ce soit peut tout d'un coup &amp; facilement attein-<text:line-break/>dre &amp; </text:span><text:span text:style-name="T19">rn</text:span><text:span text:style-name="T18">ouuoir nostre esprit : car l</text:span><text:span text:style-name="T19">’</text:span><text:span text:style-name="T18">Es</text:span><text:span text:style-name="T19">p</text:span><text:span text:style-name="T18">rit est d'une<text:line-break/>nature fort déliée , &amp; merueilleu</text:span><text:span text:style-name="T19">f</text:span><text:span text:style-name="T18">ement facile à<text:line-break/>é</text:span><text:span text:style-name="T19">rn</text:span><text:span text:style-name="T18">ouuoir Ce</text:span><text:span text:style-name="T19"> </text:span><text:span text:style-name="T18">que</text:span><text:span text:style-name="T19"> </text:span><text:span text:style-name="T18">ie</text:span><text:span text:style-name="T19"> </text:span><text:span text:style-name="T18">dis</text:span><text:span text:style-name="T19"> </text:span><text:span text:style-name="T18">donc</text:span><text:span text:style-name="T19"> </text:span><text:span text:style-name="T18">qui</text:span><text:span text:style-name="T19"> </text:span><text:span text:style-name="T18">se</text:span><text:span text:style-name="T19"> </text:span><text:span text:style-name="T18">fait de l</text:span><text:span text:style-name="T19">ase</text:span><text:span text:style-name="T18">r</text:span><text:span text:style-name="T19">-<text:line-break/></text:span><text:span text:style-name="T18">te , vous le pourrez ai</text:span><text:span text:style-name="T19">f</text:span><text:span text:style-name="T18">ement conn</text:span><text:span text:style-name="T19">oi</text:span><text:span text:style-name="T18">stre si vous<text:line-break/>prenez gard</text:span><text:span text:style-name="T19">e,</text:span><text:span text:style-name="T18"> que ce que nous voyons de l’e</text:span><text:span text:style-name="T19">f</text:span><text:span text:style-name="T18">prit,<text:line-break/>est semblable a</text:span><text:span text:style-name="T19"> </text:span><text:span text:style-name="T18">ce</text:span><text:span text:style-name="T19"> </text:span><text:span text:style-name="T18">que nous voyons des yeux , &amp;<text:line-break/>qu</text:span><text:span text:style-name="T19">’il</text:span><text:span text:style-name="T18"> est necessaire que la veu</text:span><text:span text:style-name="T19">t</text:span><text:span text:style-name="T18"> de l</text:span><text:span text:style-name="T19">le</text:span><text:span text:style-name="T18">spr i</text:span><text:span text:style-name="T19">t</text:span><text:span text:style-name="T18"> se forme</text:span></text:p>
      <text:p text:style-name="P11"><text:span text:style-name="T25">I/e</text:span><text:span text:style-name="T24"> L E IV. </text:span><text:span text:style-name="T25">LIVR</text:span><text:span text:style-name="T24">E D E L V C R E c </text:span><text:span text:style-name="T25">I.<text:line-break/></text:span><text:span text:style-name="T18">comme celle des yeux</text:span><text:span text:style-name="T19">.</text:span><text:span text:style-name="T18"> Et pour ce que </text:span><text:span text:style-name="T19">ie</text:span><text:span text:style-name="T18"> viens<text:line-break/>d</text:span><text:span text:style-name="T19">'</text:span><text:span text:style-name="T18">enseigner que si ie voy des Lyons</text:span><text:span text:style-name="T19"> </text:span><text:span text:style-name="T18">c’</text:span><text:span text:style-name="T19">e</text:span><text:span text:style-name="T18">st</text:span><text:span text:style-name="T19"> </text:span><text:span text:style-name="T21">par des<text:line-break/></text:span><text:span text:style-name="T18">images qui me frappent le</text:span><text:span text:style-name="T19">sy</text:span><text:span text:style-name="T18">eux,on ne peut igno-<text:line-break/>rer par la mesine raison , que mon Esprit ne soit<text:line-break/>émeu par des images d</text:span><text:span text:style-name="T19">e</text:span><text:span text:style-name="T18"> Lyons &amp; des autres cho-<text:line-break/>s</text:span><text:span text:style-name="T19">e</text:span><text:span text:style-name="T18">squ’</text:span><text:span text:style-name="T19">ssd</text:span><text:span text:style-name="T18">i</text:span><text:span text:style-name="T19">se</text:span><text:span text:style-name="T18">ern</text:span><text:span text:style-name="T19">ed</text:span><text:span text:style-name="T18">e mesme </text:span><text:span text:style-name="T19">&amp;in</text:span><text:span text:style-name="T18">on moins que</text:span><text:span text:style-name="T19"> </text:span><text:span text:style-name="T18">les<text:line-break/>yeux </text:span><text:span text:style-name="T20">,</text:span><text:span text:style-name="T21"> sinon</text:span><text:span text:style-name="T18"> qu</text:span><text:span text:style-name="T19">’</text:span><text:span text:style-name="T18">il les voit beaucoup </text:span><text:span text:style-name="T21">plus déliées</text:span><text:span text:style-name="T20">.<text:line-break/></text:span><text:span text:style-name="T18">Quand le sommeil s</text:span><text:span text:style-name="T19">’</text:span><text:span text:style-name="T18">es</text:span><text:span text:style-name="T19">t</text:span><text:span text:style-name="T18"> répandu dans nos mem</text:span><text:span text:style-name="T19">-<text:line-break/>b</text:span><text:span text:style-name="T18">res</text:span><text:span text:style-name="T19">,</text:span><text:span text:style-name="T18"> </text:span><text:span text:style-name="T21">nostre</text:span><text:span text:style-name="T18"> es</text:span><text:span text:style-name="T19">p</text:span><text:span text:style-name="T18">rit</text:span><text:span text:style-name="T19"> </text:span><text:span text:style-name="T18">ne veille point pour autre rai-<text:line-break/>son sinon pource qu’</text:span><text:span text:style-name="T19">il</text:span><text:span text:style-name="T18"> est frappé par les mesmes<text:line-break/>images que lors que nous sommes </text:span><text:span text:style-name="T21">cueillez</text:span><text:span text:style-name="T20">.</text:span><text:span text:style-name="T21"> De<text:line-break/></text:span><text:span text:style-name="T20">f</text:span><text:span text:style-name="T21">orte</text:span><text:span text:style-name="T18"> qu’il nous semble quelqu</text:span><text:span text:style-name="T19">e</text:span><text:span text:style-name="T18">sfois que nous<text:line-break/>voyons certainement cel</text:span><text:span text:style-name="T19">u</text:span><text:span text:style-name="T18">y-là m</text:span><text:span text:style-name="T19">e</text:span><text:span text:style-name="T18">sme que </text:span><text:span text:style-name="T19">Ia<text:line-break/></text:span><text:span text:style-name="T18">mort a mis dans le sepulchie. or la Nature im</text:span><text:span text:style-name="T19">-<text:line-break/></text:span><text:span text:style-name="T18">pose cette C</text:span><text:span text:style-name="T19">o</text:span><text:span text:style-name="T18">ntraint</text:span><text:span text:style-name="T19">e,</text:span><text:span text:style-name="T18"> que tous les sens d</text:span><text:span text:style-name="T19">u</text:span><text:span text:style-name="T18"> corps<text:line-break/>qui sont assoupis</text:span><text:span text:style-name="T19"> </text:span><text:span text:style-name="T18">par le sommei</text:span><text:span text:style-name="T19">l</text:span><text:span text:style-name="T18">, ne peuuent con-<text:line-break/>uaincre la fausseté par les choses véritables L</text:span><text:span text:style-name="T19">am</text:span><text:span text:style-name="T18">e-<text:line-break/>moire d'ailleurs assoupie &amp; languissante par la<text:line-break/></text:span><text:span text:style-name="T19">m</text:span><text:span text:style-name="T18">esm</text:span><text:span text:style-name="T19">e</text:span><text:span text:style-name="T18"> rais</text:span><text:span text:style-name="T19">on,</text:span><text:span text:style-name="T18"> ne dénie point que celuy-là ne s</text:span><text:span text:style-name="T19">oie<text:line-break/></text:span><text:span text:style-name="T18">mort quel</text:span><text:span text:style-name="T19"> </text:span><text:span text:style-name="T18">Esprit se représente viuant. Au reste,<text:line-break/>il</text:span><text:span text:style-name="T19"> </text:span><text:span text:style-name="T18">ne faut point s’émerueiller si les images se </text:span><text:span text:style-name="T19">in</text:span><text:span text:style-name="T18">eu-<text:line-break/>u</text:span><text:span text:style-name="T19">e</text:span><text:span text:style-name="T18">nt</text:span><text:span text:style-name="T19">,</text:span><text:span text:style-name="T18"> </text:span><text:span text:style-name="T19">&amp;</text:span><text:span text:style-name="T18"> si elles agitent leurs bras &amp;</text:span><text:span text:style-name="T19"> </text:span><text:span text:style-name="T18">leurs autres<text:line-break/>membres aue</text:span><text:span text:style-name="T19">cp</text:span><text:span text:style-name="T18">roportiol</text:span><text:span text:style-name="T19">la</text:span><text:span text:style-name="T18">comm</text:span><text:span text:style-name="T19">ei</text:span><text:span text:style-name="T18">l semble qu</text:span><text:span text:style-name="T19">’d</text:span><text:span text:style-name="T18">-<text:line-break/>les fassent cela dans le sommeil : car là ou la pre</text:span><text:span text:style-name="T19">d<text:line-break/></text:span><text:span text:style-name="T99">r</text:span><text:span text:style-name="T18"> miere pe</text:span><text:span text:style-name="T19">t</text:span><text:span text:style-name="T18">i</text:span><text:span text:style-name="T19">t,</text:span><text:span text:style-name="T18"> vne seconde s’estant formée incon-<text:line-break/></text:span><text:span text:style-name="T20">t</text:span><text:span text:style-name="T18"> tinent apres dans vn autre est</text:span><text:span text:style-name="T19">â</text:span><text:span text:style-name="T18">t</text:span><text:span text:style-name="T19">,</text:span><text:span text:style-name="T18"> il semble que</text:span><text:span text:style-name="T19"> </text:span><text:span text:style-name="T18">la<text:line-break/>premiere aie changé sa</text:span><text:span text:style-name="T19"> </text:span><text:span text:style-name="T18">pos</text:span><text:span text:style-name="T19">t</text:span><text:span text:style-name="T18">ure</text:span><text:span text:style-name="T19"> </text:span><text:span text:style-name="T18">&amp;</text:span><text:span text:style-name="T19"> </text:span><text:span text:style-name="T18">fon geste</text:span><text:span text:style-name="T19">,</text:span><text:span text:style-name="T18"> ce qui<text:line-break/>se fait tr</text:span><text:span text:style-name="T19">e</text:span><text:span text:style-name="T18">s-pr</text:span><text:span text:style-name="T19">o</text:span><text:span text:style-name="T18">mpt</text:span><text:span text:style-name="T19">e</text:span><text:span text:style-name="T18">m</text:span><text:span text:style-name="T19">e</text:span><text:span text:style-name="T18">nt : * en quo</text:span><text:span text:style-name="T19">y</text:span><text:span text:style-name="T18">, </text:span><text:span text:style-name="T19">fi</text:span><text:span text:style-name="T18"> nous<text:line-break/>voulons tou</text:span><text:span text:style-name="T19">r</text:span><text:span text:style-name="T18"> expliquer</text:span><text:span text:style-name="T19">,</text:span><text:span text:style-name="T18"> nous auons beaucoup de<text:line-break/>choses à recherche</text:span><text:span text:style-name="T19">r</text:span><text:span text:style-name="T18">, &amp; beaucoup à éclaircir</text:span><text:span text:style-name="T19">.</text:span></text:p>
      <text:p text:style-name="Texte_20_du_20_corps"><text:span text:style-name="T18">on demande en premier lieu </text:span><text:span text:style-name="T19">,</text:span><text:span text:style-name="T18"> pourquoy quand<text:line-break/></text:span><text:span text:style-name="T19">•</text:span><text:span text:style-name="T18"> la volonté se forme d'un</text:span><text:span text:style-name="T19">e</text:span><text:span text:style-name="T18"> chose, </text:span><text:span text:style-name="T19">P</text:span><text:span text:style-name="T18">E</text:span><text:span text:style-name="T19">fp</text:span><text:span text:style-name="T18">r</text:span><text:span text:style-name="T19">i</text:span><text:span text:style-name="T18">t y pense<text:line-break/>aussi-tost ? Est-ce que les images regardent nostre<text:line-break/>volonté</text:span><text:span text:style-name="T19">?</text:span><text:span text:style-name="T18"> Et v</text:span><text:span text:style-name="T19">nei</text:span><text:span text:style-name="T18">mage se prese</text:span><text:span text:style-name="T19">nt</text:span><text:span text:style-name="T18">e-t-ell</text:span><text:span text:style-name="T19">eau </text:span><text:span text:style-name="T18">mes</text:span><text:span text:style-name="T19">-</text:span></text:p>
      <text:p text:style-name="P11"><text:span text:style-name="T19">LE</text:span><text:span text:style-name="T18"> IV. L I v R </text:span><text:span text:style-name="T19">E</text:span><text:span text:style-name="T18"> D E L v C R E C E. 1</text:span><text:span text:style-name="T19">7</text:span><text:span text:style-name="T18">7<text:line-break/>me temps qu</text:span><text:span text:style-name="T19">è</text:span><text:span text:style-name="T18"> nous le voulons </text:span><text:span text:style-name="T19">î</text:span><text:span text:style-name="T18"> Si nous desirons<text:line-break/>voir</text:span><text:span text:style-name="T19"> </text:span><text:span text:style-name="T18">la</text:span><text:span text:style-name="T19"> </text:span><text:span text:style-name="T18">Mer, ou</text:span><text:span text:style-name="T19"> </text:span><text:span text:style-name="T18">la Terre, si</text:span><text:span text:style-name="T19"> </text:span><text:span text:style-name="T18">le Cie</text:span><text:span text:style-name="T19">l</text:span><text:span text:style-name="T18">, si les Assem-<text:line-break/>blées, si la Pomp</text:span><text:span text:style-name="T19">e,</text:span><text:span text:style-name="T18"> si les F</text:span><text:span text:style-name="T19">es</text:span><text:span text:style-name="T18">tin</text:span><text:span text:style-name="T19">s</text:span><text:span text:style-name="T18">, si les Combats</text:span><text:span text:style-name="T19">;<text:line-break/></text:span><text:span text:style-name="T18">la Nature crée-</text:span><text:span text:style-name="T19">r'd</text:span><text:span text:style-name="T18">le, &amp; appreste-r</text:span><text:span text:style-name="T19">'</text:span><text:span text:style-name="T18">elle</text:span><text:span text:style-name="T19"> </text:span><text:span text:style-name="T18">les</text:span><text:span text:style-name="T19"> </text:span><text:span text:style-name="T18">images<text:line-break/>de toutes ces choses à nostre moindre co</text:span><text:span text:style-name="T19">rn</text:span><text:span text:style-name="T18">inan-<text:line-break/>dement ? v</text:span><text:span text:style-name="T19">e</text:span><text:span text:style-name="T18">u prinCipalement que dans vne mes</text:span><text:span text:style-name="T19">-<text:line-break/></text:span><text:span text:style-name="T18">me Prouinc</text:span><text:span text:style-name="T19">e</text:span><text:span text:style-name="T18">, &amp; au me</text:span><text:span text:style-name="T19">si</text:span><text:span text:style-name="T18">ne lieu</text:span><text:span text:style-name="T19">,</text:span><text:span text:style-name="T18"> il y en a d'autres<text:line-break/>dont l’Esprit songe à</text:span><text:span text:style-name="T19"> </text:span><text:span text:style-name="T18">des choses entièrement dis-<text:line-break/>semblables </text:span><text:span text:style-name="T19">?</text:span><text:span text:style-name="T18"> Que dirons-nous de ce que nous<text:line-break/>voyons en songe marcher des images en cadance<text:line-break/>&amp; auec mesur</text:span><text:span text:style-name="T19">e</text:span><text:span text:style-name="T18">, &amp; leurs membres assez s'agiter<text:line-break/>tandis que leurs bras souples se me</text:span><text:span text:style-name="T19">i</text:span><text:span text:style-name="T18">iuent alternat</text:span><text:span text:style-name="T19">!-<text:line-break/></text:span><text:span text:style-name="T18">uem</text:span><text:span text:style-name="T19">e</text:span><text:span text:style-name="T18">nt </text:span><text:span text:style-name="T19">?</text:span><text:span text:style-name="T18"> Qu’elles font voi</text:span><text:span text:style-name="T19">rv</text:span><text:span text:style-name="T18">n mouuement des<text:line-break/>pieds adjusté à celuy des mainsî Est-ce que ces i</text:span><text:span text:style-name="T19">rn</text:span><text:span text:style-name="T18">a-<text:line-break/>ges ont de l'ar</text:span><text:span text:style-name="T19">t</text:span><text:span text:style-name="T18">, &amp; </text:span><text:span text:style-name="T19">f</text:span><text:span text:style-name="T18">ont assez instruitt</text:span><text:span text:style-name="T19">e</text:span><text:span text:style-name="T18">s pour faire<text:line-break/>voir les </text:span><text:span text:style-name="T19">f</text:span><text:span text:style-name="T18">pectacles des jeux durant la nuict</text:span><text:span text:style-name="T19">:</text:span><text:span text:style-name="T18">ou bien<text:line-break/>n</text:span><text:span text:style-name="T19">le</text:span><text:span text:style-name="T18">st-ce point plustost que comme il y a plusieurs<text:line-break/>instant dans cel</text:span><text:span text:style-name="T19">u</text:span><text:span text:style-name="T18">y q</text:span><text:span text:style-name="T19">u</text:span><text:span text:style-name="T18">’</text:span><text:span text:style-name="T19">o</text:span><text:span text:style-name="T18">n employé à proferer vne<text:line-break/>voi</text:span><text:span text:style-name="T19">x</text:span><text:span text:style-name="T18">,</text:span><text:span text:style-name="T19"> </text:span><text:span text:style-name="T18">ainsi que la raison nous l’apprend, de mes</text:span><text:span text:style-name="T19">i</text:span><text:span text:style-name="T18">ne<text:line-break/>en vn seul temps auquel tant de choses nous pa</text:span><text:span text:style-name="T19">-<text:line-break/></text:span><text:span text:style-name="T18">roissen</text:span><text:span text:style-name="T19">t</text:span><text:span text:style-name="T18">, il y aplusieurs temps cachez , &amp; qu’il<text:line-break/>arriue q</text:span><text:span text:style-name="T19">u’e</text:span><text:span text:style-name="T18">n tout temps , il y a en tous lieux des<text:line-break/>images preparées</text:span><text:span text:style-name="T19">lT</text:span><text:span text:style-name="T18">ant leur mobilité est soudaine,<text:line-break/>&amp;tant leur abondance est merneillei</text:span><text:span text:style-name="T19">iso</text:span><text:span text:style-name="T18"> Et pource<text:line-break/>quelles sont fort déliées, l’</text:span><text:span text:style-name="T19">Es</text:span><text:span text:style-name="T18">prit n’est pas capable<text:line-break/>de les di</text:span><text:span text:style-name="T19">so</text:span><text:span text:style-name="T18">ern</text:span><text:span text:style-name="T19">cr</text:span><text:span text:style-name="T18">, s’il n'a </text:span><text:span text:style-name="T19">f</text:span><text:span text:style-name="T18">oin de s</text:span><text:span text:style-name="T19">’y</text:span><text:span text:style-name="T18"> appliquer</text:span><text:span text:style-name="T19">.</text:span><text:span text:style-name="T18"> De<text:line-break/>sorte que toutes </text:span><text:span text:style-name="T19">l</text:span><text:span text:style-name="T18">es autres</text:span><text:span text:style-name="T19"> </text:span><text:span text:style-name="T18">p</text:span><text:span text:style-name="T19">é</text:span><text:span text:style-name="T18">rissen</text:span><text:span text:style-name="T19">t</text:span><text:span text:style-name="T18">, si </text:span><text:span text:style-name="T19">PEfp</text:span><text:span text:style-name="T18">rit ne<text:line-break/></text:span><text:span text:style-name="T21">se</text:span><text:span text:style-name="T18"> prépare à les voir de la mes</text:span><text:span text:style-name="T19">i</text:span><text:span text:style-name="T18">ne façon</text:span><text:span text:style-name="T19">,</text:span><text:span text:style-name="T18"> or il </text:span><text:span text:style-name="T19">so<text:line-break/></text:span><text:span text:style-name="T18">prepare à voi</text:span><text:span text:style-name="T19">r</text:span><text:span text:style-name="T18">, &amp; il espere de voir tout ce qui suit<text:line-break/>quelque chose que ce soit</text:span><text:span text:style-name="T19">.</text:span><text:span text:style-name="T18"> En effet cela arriue<text:line-break/>ainsi</text:span><text:span text:style-name="T19">.</text:span><text:span text:style-name="T18"> Ne voyons nous pas me</text:span><text:span text:style-name="T19">si</text:span><text:span text:style-name="T18">nes les yeux</text:span><text:span text:style-name="T19"> </text:span><text:span text:style-name="T18">qui</text:span><text:span text:style-name="T19"> </text:span><text:span text:style-name="T18">se<text:line-break/></text:span><text:span text:style-name="T19">p</text:span><text:span text:style-name="T18">repa</text:span><text:span text:style-name="T19">te</text:span><text:span text:style-name="T18">nt, &amp;</text:span><text:span text:style-name="T19"> </text:span><text:span text:style-name="T18">qui</text:span><text:span text:style-name="T19"> </text:span><text:span text:style-name="T18">font vn</text:span><text:span text:style-name="T19"> </text:span><text:span text:style-name="T18">e</text:span><text:span text:style-name="T19">ffo</text:span><text:span text:style-name="T18">rt</text:span><text:span text:style-name="T19">,</text:span><text:span text:style-name="T18"> quand ils entre</text:span><text:span text:style-name="T19">-<text:line-break/></text:span><text:span text:style-name="T18">prennent de voir quelque chose de deliés</text:span><text:span text:style-name="T19">a</text:span><text:span text:style-name="T18">ns qu</text:span><text:span text:style-name="T19">oy<text:line-break/></text:span><text:span text:style-name="T18">il</text:span><text:span text:style-name="T19"> </text:span><text:span text:style-name="T18">est impossible que</text:span><text:span text:style-name="T19"> </text:span><text:span text:style-name="T18">nous</text:span><text:span text:style-name="T19"> </text:span><text:span text:style-name="T18">en puissions voir aucune</text:span></text:p>
      <text:p text:style-name="P11"><text:span text:style-name="T19">’ryR</text:span><text:span text:style-name="T18"> </text:span><text:span text:style-name="T19">L</text:span><text:span text:style-name="T18">E IV.</text:span><text:span text:style-name="T19"> </text:span><text:span text:style-name="T18">L</text:span><text:span text:style-name="T19">t</text:span><text:span text:style-name="T18">vRE</text:span><text:span text:style-name="T19"> DI</text:span><text:span text:style-name="T18"> </text:span><text:span text:style-name="T19">L</text:span><text:span text:style-name="T18">vc</text:span><text:span text:style-name="T19">REC</text:span><text:span text:style-name="T18">E</text:span><text:span text:style-name="T19">.’<text:line-break/></text:span><text:span text:style-name="T18">bien distinctement ?</text:span><text:span text:style-name="T19"> </text:span><text:span text:style-name="T18">Ce</text:span><text:span text:style-name="T19"> </text:span><text:span text:style-name="T18">que</text:span><text:span text:style-name="T19"> </text:span><text:span text:style-name="T18">vous pourrez m</text:span><text:span text:style-name="T19">e</text:span><text:span text:style-name="T18">sm</text:span><text:span text:style-name="T19">es<text:line-break/></text:span><text:span text:style-name="T18">Connoistre aux choses qui</text:span><text:span text:style-name="T19"> </text:span><text:span text:style-name="T18">sont</text:span><text:span text:style-name="T19"> </text:span><text:span text:style-name="T18">à</text:span><text:span text:style-name="T19"> </text:span><text:span text:style-name="T18">d</text:span><text:span text:style-name="T19">ec</text:span><text:span text:style-name="T18">ouu</text:span><text:span text:style-name="T19">e</text:span><text:span text:style-name="T18">rt : car</text:span><text:span text:style-name="T19"> </text:span><text:span text:style-name="T18">si<text:line-break/>Vous n</text:span><text:span text:style-name="T19">’y</text:span><text:span text:style-name="T18"> appliquez vos</text:span><text:span text:style-name="T19">t</text:span><text:span text:style-name="T18">re es</text:span><text:span text:style-name="T19">p</text:span><text:span text:style-name="T18">rit</text:span><text:span text:style-name="T19">,</text:span><text:span text:style-name="T18"> elles vous seront<text:line-break/>comme si elles auoient t</text:span><text:span text:style-name="T19">o</text:span><text:span text:style-name="T18">us</text:span><text:span text:style-name="T19">i</text:span><text:span text:style-name="T18">ours esté éloignées de<text:line-break/>vos yeux. Pourquoy donc se faut-t</text:span><text:span text:style-name="T19">ilé</text:span><text:span text:style-name="T18">meruciller<text:line-break/></text:span><text:span text:style-name="T20">û</text:span><text:span text:style-name="T18"> l’E</text:span><text:span text:style-name="T19">s</text:span><text:span text:style-name="T18">prit ne coni</text:span><text:span text:style-name="T19">i</text:span><text:span text:style-name="T18">oist point le reste des choses qui<text:line-break/>luy sont presente</text:span><text:span text:style-name="T19">s</text:span><text:span text:style-name="T18">, mais seulement celles ausquel-<text:line-break/>les il s'applique </text:span><text:span text:style-name="T19">î</text:span><text:span text:style-name="T18"> Auec cel</text:span><text:span text:style-name="T19">a</text:span><text:span text:style-name="T18">sur d</text:span><text:span text:style-name="T19">e</text:span><text:span text:style-name="T18"> petits indices,<text:line-break/>nous nous imaginons des choses fort grandes,<text:line-break/>nous nous d</text:span><text:span text:style-name="T19">e</text:span><text:span text:style-name="T18">c</text:span><text:span text:style-name="T19">e</text:span><text:span text:style-name="T18">uons nous mesme</text:span><text:span text:style-name="T19">s</text:span><text:span text:style-name="T18">, &amp; nous som-<text:line-break/>mes ingeni</text:span><text:span text:style-name="T19">c</text:span><text:span text:style-name="T18">u</text:span><text:span text:style-name="T19">xà</text:span><text:span text:style-name="T18"> nous tromper.</text:span></text:p>
      <text:p text:style-name="Texte_20_du_20_corps"><text:span text:style-name="T18">Il arri</text:span><text:span text:style-name="T19">il</text:span><text:span text:style-name="T18">e aussi souuent qu'une image ne se pre</text:span><text:span text:style-name="T19">-<text:line-break/>«</text:span><text:span text:style-name="T18">sente pas t</text:span><text:span text:style-name="T19">ou</text:span><text:span text:style-name="T18">siours d'un mesine genre : mais celle<text:line-break/></text:span><text:span text:style-name="T19">’</text:span><text:span text:style-name="T18"> qui es</text:span><text:span text:style-name="T19">t</text:span><text:span text:style-name="T18">oit n'agueres femm</text:span><text:span text:style-name="T19">e</text:span><text:span text:style-name="T18">, semble d</text:span><text:span text:style-name="T19">eu</text:span><text:span text:style-name="T18">eni</text:span><text:span text:style-name="T19">rh</text:span><text:span text:style-name="T18">om</text:span><text:span text:style-name="T19">-<text:line-break/>’</text:span><text:span text:style-name="T18"> me en vn tourne-mam, </text:span><text:span text:style-name="T19">&amp;</text:span><text:span text:style-name="T18"> vn visage, aussi bien que<text:line-break/>Us</text:span><text:span text:style-name="T19">a</text:span><text:span text:style-name="T18">ge, se change e</text:span><text:span text:style-name="T19">nv</text:span><text:span text:style-name="T18">n</text:span><text:span text:style-name="T19"> </text:span><text:span text:style-name="T18">instan</text:span><text:span text:style-name="T19">t,</text:span><text:span text:style-name="T18"> dont l’assoupiss</text:span><text:span text:style-name="T19">e</text:span><text:span text:style-name="T18">-<text:line-break/>ment &amp; l</text:span><text:span text:style-name="T19">’</text:span><text:span text:style-name="T18">oubly nous empesehent de nous emer-<text:line-break/>ueille</text:span><text:span text:style-name="T19">r</text:span><text:span text:style-name="T18">. Apprenez par dessus ces choses à éuiter<text:line-break/>l'erre</text:span><text:span text:style-name="T19">u</text:span><text:span text:style-name="T18">r de ceux qui pensent que les yeux</text:span><text:span text:style-name="T19"> </text:span><text:span text:style-name="T18">ont</text:span><text:span text:style-name="T19"> </text:span><text:span text:style-name="T18">esté<text:line-break/>faits, afin que nous</text:span><text:span text:style-name="T19"> </text:span><text:span text:style-name="T18">pulssions</text:span><text:span text:style-name="T19"> </text:span><text:span text:style-name="T18">voir: que</text:span><text:span text:style-name="T19"> </text:span><text:span text:style-name="T18">les jambes<text:line-break/>&amp; les cuisses ont esté éleuées sur les pieds pour<text:line-break/>nous faire marcher à grands pas : que les bras for-<text:line-break/>mez de muscles robus</text:span><text:span text:style-name="T19">tes</text:span><text:span text:style-name="T18">, nous ont esté baillez de<text:line-break/>part &amp;</text:span><text:span text:style-name="T19"> </text:span><text:span text:style-name="T18">d'autre auec</text:span><text:span text:style-name="T19"> </text:span><text:span text:style-name="T18">les mains officieuses, afin</text:span><text:span text:style-name="T19"> </text:span><text:span text:style-name="T18">que<text:line-break/>nous puissions faite tout ce que l'usage requiert<text:line-break/>pour le bien de la vie </text:span><text:span text:style-name="T19">;</text:span><text:span text:style-name="T18"> c</text:span><text:span text:style-name="T19">e</text:span><text:span text:style-name="T18">cy &amp; toutes autres cho-<text:line-break/>ses semblables que </text:span><text:span text:style-name="T19">Po</text:span><text:span text:style-name="T18">nt</text:span><text:span text:style-name="T19">i</text:span><text:span text:style-name="T18">re en ce </text:span><text:span text:style-name="T28">sens.l</text:span><text:span text:style-name="T29">il.</text:span><text:span text:style-name="T28">sont </text:span><text:span text:style-name="T18">con-<text:line-break/>traires à la raison</text:span><text:span text:style-name="T19">.</text:span><text:span text:style-name="T18">ear aucune partie de nostre corps<text:line-break/>n'</text:span><text:span text:style-name="T19">a</text:span><text:span text:style-name="T18"> esté faite a dessei</text:span><text:span text:style-name="T19">n</text:span><text:span text:style-name="T18"> que nous nous en deussions<text:line-break/></text:span><text:span text:style-name="T19">F</text:span><text:span text:style-name="T18">eruir : mais ce qui est vne fois fait,formeà la suit-<text:line-break/></text:span><text:span text:style-name="T116">t</text:span><text:span text:style-name="T117">e</text:span><text:span text:style-name="T116"> </text:span><text:span text:style-name="T18">son vsage. Ny la v</text:span><text:span text:style-name="T19">e</text:span><text:span text:style-name="T18">uë n'</text:span><text:span text:style-name="T19">a</text:span><text:span text:style-name="T18"> point esté faite deuant<text:line-break/>les yeu</text:span><text:span text:style-name="T19">x,</text:span><text:span text:style-name="T18"> ny on n’a point formé le disoours auant<text:line-break/>que</text:span><text:span text:style-name="T19"> </text:span><text:span text:style-name="T18">la langue fust creée; mais bien plustost l’ori</text:span><text:span text:style-name="T19">-<text:line-break/></text:span><text:span text:style-name="T18">gine de la langue a prec</text:span><text:span text:style-name="T19">e</text:span><text:span text:style-name="T18">d</text:span><text:span text:style-name="T19">é</text:span><text:span text:style-name="T18"> d</text:span><text:span text:style-name="T19">é</text:span><text:span text:style-name="T18"> fort loin la parol</text:span><text:span text:style-name="T19">e.</text:span></text:p>
      <text:p text:style-name="P11"><text:span text:style-name="T18">LE IV. LI</text:span><text:span text:style-name="T19">V</text:span><text:span text:style-name="T18">R</text:span><text:span text:style-name="T19">1</text:span><text:span text:style-name="T18"> DE </text:span><text:span text:style-name="T19">LUCR</text:span><text:span text:style-name="T18">E CE</text:span><text:span text:style-name="T19">.</text:span><text:span text:style-name="T18"> </text:span><text:span text:style-name="T20">1</text:span><text:span text:style-name="T21">7</text:span><text:span text:style-name="T20">9<text:line-break/></text:span><text:span text:style-name="T18">Les oreilles ont esté</text:span><text:span text:style-name="T19"> plus</text:span><text:span text:style-name="T18">tost</text:span><text:span text:style-name="T19"> </text:span><text:span text:style-name="T18">faites que le</text:span><text:span text:style-name="T19"> </text:span><text:span text:style-name="T18">son n’es</text:span><text:span text:style-name="T19">t<text:line-break/></text:span><text:span text:style-name="T18">deuenu l</text:span><text:span text:style-name="T19">'</text:span><text:span text:style-name="T18">objet de l</text:span><text:span text:style-name="T19">lo</text:span><text:span text:style-name="T18">uye : &amp; tous les membre</text:span><text:span text:style-name="T19">s</text:span><text:span text:style-name="T18">, si<text:line-break/></text:span><text:span text:style-name="T19">5.</text:span><text:span text:style-name="T18"> ie ne me trompe , ont dcu</text:span><text:span text:style-name="T19">a</text:span><text:span text:style-name="T18">nc</text:span><text:span text:style-name="T19">é</text:span><text:span text:style-name="T18"> leur vsage. </text:span><text:span text:style-name="T19">Il</text:span><text:span text:style-name="T18">s<text:line-break/>n</text:span><text:span text:style-name="T19">’o</text:span><text:span text:style-name="T18">nt donc pu croistre pou</text:span><text:span text:style-name="T19">rs</text:span><text:span text:style-name="T18">eruir à vn vl</text:span><text:span text:style-name="T19">a</text:span><text:span text:style-name="T18">g</text:span><text:span text:style-name="T19">eq</text:span><text:span text:style-name="T18">ui<text:line-break/></text:span><text:span text:style-name="T19">s</text:span><text:span text:style-name="T18">us</text:span><text:span text:style-name="T19">tpl</text:span><text:span text:style-name="T18">us ancien qu</text:span><text:span text:style-name="T19">'</text:span><text:span text:style-name="T18">e</text:span><text:span text:style-name="T19">u</text:span><text:span text:style-name="T18">x mesmes.Tou</text:span><text:span text:style-name="T19">ta</text:span><text:span text:style-name="T18">u contraire</text:span><text:span text:style-name="T19">,<text:line-break/></text:span><text:span text:style-name="T18">de nie</text:span><text:span text:style-name="T19">lle</text:span><text:span text:style-name="T18">r ses mains au combat, de </text:span><text:span text:style-name="T19">s'e</text:span><text:span text:style-name="T18">ntre déchi-<text:line-break/>rer</text:span><text:span text:style-name="T19"> </text:span><text:span text:style-name="T18">les membre</text:span><text:span text:style-name="T19">s</text:span><text:span text:style-name="T18">, &amp;</text:span><text:span text:style-name="T19"> </text:span><text:span text:style-name="T18">de</text:span><text:span text:style-name="T19"> </text:span><text:span text:style-name="T18">les souiller de sang, a esté<text:line-break/>long-temps auparauant que</text:span><text:span text:style-name="T19"> </text:span><text:span text:style-name="T18">l’</text:span><text:span text:style-name="T19">o</text:span><text:span text:style-name="T18">n ai</text:span><text:span text:style-name="T19">tv</text:span><text:span text:style-name="T18">eu voler de<text:line-break/>loin le</text:span><text:span text:style-name="T19">sd</text:span><text:span text:style-name="T18">ar</text:span><text:span text:style-name="T19">sé</text:span><text:span text:style-name="T18">tit</text:span><text:span text:style-name="T19">i</text:span><text:span text:style-name="T18">celans : </text:span><text:span text:style-name="T19">&amp;</text:span><text:span text:style-name="T18">la Nature a bien plu</text:span><text:span text:style-name="T19">-<text:line-break/></text:span><text:span text:style-name="T18">stost</text:span><text:span text:style-name="T19"> </text:span><text:span text:style-name="T18">appris à</text:span><text:span text:style-name="T19"> </text:span><text:span text:style-name="T18">éuiter</text:span><text:span text:style-name="T19"> </text:span><text:span text:style-name="T18">simplement les coups</text:span><text:span text:style-name="T19">,</text:span><text:span text:style-name="T18"> que la<text:line-break/></text:span><text:span text:style-name="T19">■</text:span><text:span text:style-name="T18"> </text:span><text:span text:style-name="T19">_m</text:span><text:span text:style-name="T18">ain</text:span><text:span text:style-name="T19"> </text:span><text:span text:style-name="T18">gauche</text:span><text:span text:style-name="T19"> </text:span><text:span text:style-name="T18">n'a employé le couuert du bouclier </text:span><text:span text:style-name="T99">;<text:line-break/></text:span><text:span text:style-name="T18">pour</text:span><text:span text:style-name="T19"> </text:span><text:span text:style-name="T18">s</text:span><text:span text:style-name="T19">ie</text:span><text:span text:style-name="T18">n garantir.Abandonn</text:span><text:span text:style-name="T19">e</text:span><text:span text:style-name="T18">r</text:span><text:span text:style-name="T19"> </text:span><text:span text:style-name="T18">au repos se</text:span><text:span text:style-name="T19">sm</text:span><text:span text:style-name="T18">em-<text:line-break/>br</text:span><text:span text:style-name="T19">c</text:span><text:span text:style-name="T18">s fatiguez </text:span><text:span text:style-name="T19">,</text:span><text:span text:style-name="T18"> es</text:span><text:span text:style-name="T19">t</text:span><text:span text:style-name="T18"> beaucoup plus ancien que </text:span><text:span text:style-name="T19">l</text:span><text:span text:style-name="T18">a<text:line-break/>couche d'un lict bien mollet : &amp; on a trouu</text:span><text:span text:style-name="T19">é<text:line-break/></text:span><text:span text:style-name="T18">moyen d’étancher sa loi</text:span><text:span text:style-name="T19">sa</text:span><text:span text:style-name="T18">u</text:span><text:span text:style-name="T19">a</text:span><text:span text:style-name="T18">nt que les pots fussent<text:line-break/>in</text:span><text:span text:style-name="T19">u</text:span><text:span text:style-name="T18">entez. on peut donc croire facilement que c</text:span><text:span text:style-name="T19">e</text:span><text:span text:style-name="T18">s<text:line-break/>choses ont esté engendrées pour</text:span><text:span text:style-name="T19"> </text:span><text:span text:style-name="T18">l'usage , &amp; trou-<text:line-break/>ué</text:span><text:span text:style-name="T19">esp</text:span><text:span text:style-name="T18">ou</text:span><text:span text:style-name="T19">rl</text:span><text:span text:style-name="T18">e</text:span><text:span text:style-name="T19">sn</text:span><text:span text:style-name="T18">ec</text:span><text:span text:style-name="T19">e</text:span><text:span text:style-name="T18">ssite</text:span><text:span text:style-name="T19">zd</text:span><text:span text:style-name="T18">e la</text:span><text:span text:style-name="T19"> </text:span><text:span text:style-name="T18">vie</text:span><text:span text:style-name="T19">.</text:span><text:span text:style-name="T18"> Mais pour </text:span><text:span text:style-name="T19">r</text:span><text:span text:style-name="T18">ou</text:span><text:span text:style-name="T19">t</text:span><text:span text:style-name="T18">es<text:line-break/>ces autres choses là elles sont premierement &amp;<text:line-break/></text:span><text:span text:style-name="T19">se</text:span><text:span text:style-name="T18">parer</text:span><text:span text:style-name="T19">n</text:span><text:span text:style-name="T18">en</text:span><text:span text:style-name="T19">t</text:span><text:span text:style-name="T18"> née</text:span><text:span text:style-name="T19">s,</text:span><text:span text:style-name="T18"> &amp; ont donné en suite la con-<text:line-break/>n</text:span><text:span text:style-name="T19">a</text:span><text:span text:style-name="T18">issance de leur vtilité , tels que nous voyons<text:line-break/>estre les sens &amp; les membres</text:span><text:span text:style-name="T19">.</text:span><text:span text:style-name="T18"> C’est pourquoy vous<text:line-break/>, deu</text:span><text:span text:style-name="T19">e</text:span><text:span text:style-name="T18">z estre bien éloigné de croire qu’i</text:span><text:span text:style-name="T19">l</text:span><text:span text:style-name="T18">s ont p</text:span><text:span text:style-name="T19">st<text:line-break/></text:span><text:span text:style-name="T18">es</text:span><text:span text:style-name="T19">t</text:span><text:span text:style-name="T18">re cr</text:span><text:span text:style-name="T19">é</text:span><text:span text:style-name="T18">és pour la seule vtilité</text:span><text:span text:style-name="T19">.</text:span></text:p>
      <text:p text:style-name="Texte_20_du_20_corps"><text:span text:style-name="T18">Il ne faut point d'autre part </text:span><text:span text:style-name="T19">r'é</text:span><text:span text:style-name="T18">merueiller de ce<text:line-break/>que</text:span><text:span text:style-name="T19"> </text:span><text:span text:style-name="T18">la Nature de chaque Animal cherche son ali</text:span><text:span text:style-name="T19">-<text:line-break/></text:span><text:span text:style-name="T18">ment : car plusieurs petits corps s’écoulent &amp; se<text:line-break/>retirent des choses en diuerses m</text:span><text:span text:style-name="T19">a</text:span><text:span text:style-name="T18">nieres </text:span><text:span text:style-name="T19">,</text:span><text:span text:style-name="T18"> comme<text:line-break/>i</text:span><text:span text:style-name="T19">el</text:span><text:span text:style-name="T18">’ay des</text:span><text:span text:style-name="T19">- </text:span><text:span text:style-name="T18">ja</text:span><text:span text:style-name="T19"> </text:span><text:span text:style-name="T18">enseigné: mais principalement</text:span><text:span text:style-name="T19"> </text:span><text:span text:style-name="T18">il</text:span><text:span text:style-name="T19"> </text:span><text:span text:style-name="T18">en<text:line-break/>doit sortir en grande quantité des A</text:span><text:span text:style-name="T19">m</text:span><text:span text:style-name="T18">mau</text:span><text:span text:style-name="T19">xq</text:span><text:span text:style-name="T18">ui<text:line-break/></text:span><text:span text:style-name="T19">F</text:span><text:span text:style-name="T18">ont agitez par le mouuement. Il y en a beaucoup<text:line-break/>qui sont portez dehors par la sueur </text:span><text:span text:style-name="T19">;</text:span><text:span text:style-name="T18"> &amp; plusieurs<text:line-break/></text:span><text:span text:style-name="T19">f</text:span><text:span text:style-name="T18">ortent par la bouche durant le trauail de quelque<text:line-break/>langueur</text:span><text:span text:style-name="T19">.</text:span><text:span text:style-name="T18"> Pat ce moyen donc le corps s</text:span><text:span text:style-name="T19">e</text:span><text:span text:style-name="T18"> raie</text:span><text:span text:style-name="T19">fle,</text:span><text:span text:style-name="T18"> </text:span><text:span text:style-name="T19">&amp;</text:span></text:p>
      <text:p text:style-name="P11"><text:span text:style-name="T19">1</text:span><text:span text:style-name="T18">8o LE IV. LIVRE DE LvcRE</text:span><text:span text:style-name="T19">CE.<text:line-break/></text:span><text:span text:style-name="T18">toute la Nature se détruit : ce qui es</text:span><text:span text:style-name="T19">t</text:span><text:span text:style-name="T18"> su</text:span><text:span text:style-name="T19">i</text:span><text:span text:style-name="T18">uy de la<text:line-break/>doul</text:span><text:span text:style-name="T19">e</text:span><text:span text:style-name="T18">ur. C est pourquoy on prend de la nourri</text:span><text:span text:style-name="T19">-</text:span><text:span text:style-name="T18"> </text:span><text:span text:style-name="T19">l<text:line-break/></text:span><text:span text:style-name="T18">ture quand on y est </text:span><text:span text:style-name="T19">c</text:span><text:span text:style-name="T18">onuié par la</text:span><text:span text:style-name="T19"> </text:span><text:span text:style-name="T18">faim pour for-<text:line-break/>ti</text:span><text:span text:style-name="T19">fic</text:span><text:span text:style-name="T18">r ses membre</text:span><text:span text:style-name="T19">s</text:span><text:span text:style-name="T18">, </text:span><text:span text:style-name="T19">&amp;</text:span><text:span text:style-name="T18"> pour recréer ses forces</text:span><text:span text:style-name="T19"> </text:span><text:span text:style-name="T18">ab-<text:line-break/>batue</text:span><text:span text:style-name="T19">a</text:span><text:span text:style-name="T18">, tandis qu</text:span><text:span text:style-name="T19">e</text:span><text:span text:style-name="T18"> l’alim</text:span><text:span text:style-name="T19">e</text:span><text:span text:style-name="T18">nt est int</text:span><text:span text:style-name="T19">é</text:span><text:span text:style-name="T18">rieurement<text:line-break/>distribué par les veines &amp; tous les membres du<text:line-break/>corps</text:span><text:span text:style-name="T19">.</text:span><text:span text:style-name="T18"> Le Breuuage aussi se distribue en toutes les<text:line-break/>parties qui en ont besoin, &amp; dissipe à so</text:span><text:span text:style-name="T19">na</text:span><text:span text:style-name="T18">triuée </text:span><text:span text:style-name="T99">(<text:line-break/></text:span><text:span text:style-name="T18">plusieurs atomes de chaleur amassez dans l</text:span><text:span text:style-name="T19">le</text:span><text:span text:style-name="T18">sto- </text:span><text:span text:style-name="T19">'<text:line-break/>ma</text:span><text:span text:style-name="T18">c</text:span><text:span text:style-name="T19">h</text:span><text:span text:style-name="T18">, qui luy causaient vn embrasemen</text:span><text:span text:style-name="T19">t,</text:span><text:span text:style-name="T18"> que la<text:line-break/>douce liqueur esteint comme vn feu , pour </text:span><text:span text:style-name="T19">lle</text:span><text:span text:style-name="T18">m-<text:line-break/>pescher a</text:span><text:span text:style-name="T19">e</text:span><text:span text:style-name="T18">deuor</text:span><text:span text:style-name="T19">c</text:span><text:span text:style-name="T18">r. Ainsi donc</text:span><text:span text:style-name="T19">,</text:span><text:span text:style-name="T18"> la soif pantelante<text:line-break/>est étanchée de nostre corp</text:span><text:span text:style-name="T19">s,</text:span><text:span text:style-name="T18"> &amp; fa faim dé</text:span><text:span text:style-name="T19">n</text:span><text:span text:style-name="T18">o</text:span><text:span text:style-name="T19">t</text:span><text:span text:style-name="T18">ante<text:line-break/>es</text:span><text:span text:style-name="T19">ta</text:span><text:span text:style-name="T18">ssouuie.</text:span></text:p>
      <text:p text:style-name="Texte_20_du_20_corps"><text:span text:style-name="T18">Ie diray maintenant de quelle sorte nous pou-<text:line-break/>uons auanc</text:span><text:span text:style-name="T19">e</text:span><text:span text:style-name="T18">r nos pas , quand nous le voulons:<text:line-break/>comment il nous est octroyé de remuer</text:span><text:span text:style-name="T19"> </text:span><text:span text:style-name="T18">diuerse-<text:line-break/>ment nos bras ; &amp; quelle chose nous a accou-<text:line-break/>s</text:span><text:span text:style-name="T19">t</text:span><text:span text:style-name="T18">umé de remuer v</text:span><text:span text:style-name="T19">u</text:span><text:span text:style-name="T18">e si lourde masse qu’est celle<text:line-break/>de nostre corps</text:span><text:span text:style-name="T19">.</text:span><text:span text:style-name="T18"> Escout</text:span><text:span text:style-name="T19">c</text:span><text:span text:style-name="T18">z mon raisonnement sur<text:line-break/>ce sujet</text:span><text:span text:style-name="T19">,</text:span><text:span text:style-name="T18"> le dis donc que pr</text:span><text:span text:style-name="T19">c</text:span><text:span text:style-name="T18">mier</text:span><text:span text:style-name="T19">c</text:span><text:span text:style-name="T18">men</text:span><text:span text:style-name="T19">t</text:span><text:span text:style-name="T18">, il se pr</text:span><text:span text:style-name="T19">e</text:span><text:span text:style-name="T18">-<text:line-break/>sent</text:span><text:span text:style-name="T19">e</text:span><text:span text:style-name="T18"> à nostre esprit des images de demar</text:span><text:span text:style-name="T19">c</text:span><text:span text:style-name="T18">hes qui<text:line-break/></text:span><text:span text:style-name="T19">J</text:span><text:span text:style-name="T18">e frappen</text:span><text:span text:style-name="T19">t</text:span><text:span text:style-name="T18">, comme nous </text:span><text:span text:style-name="T19">T</text:span><text:span text:style-name="T18">a</text:span><text:span text:style-name="T19">r</text:span><text:span text:style-name="T18">ions cy-d</text:span><text:span text:style-name="T19">e</text:span><text:span text:style-name="T18">uant re</text:span><text:span text:style-name="T19">-<text:line-break/></text:span><text:span text:style-name="T18">marqué. De là, se forme la volonté : car il n’y a<text:line-break/>personne qui entreprenne de faire quelque chose<text:line-break/>qu</text:span><text:span text:style-name="T19">e</text:span><text:span text:style-name="T18"> ce soi</text:span><text:span text:style-name="T19">t</text:span><text:span text:style-name="T18">, que l’entendement n'alt preueu au-<text:line-break/>pa</text:span><text:span text:style-name="T19">r</text:span><text:span text:style-name="T18">au</text:span><text:span text:style-name="T19">à</text:span><text:span text:style-name="T18">t ce qu’il veut</text:span><text:span text:style-name="T19">,</text:span><text:span text:style-name="T18"> or de ce qu’il p</text:span><text:span text:style-name="T19">r</text:span><text:span text:style-name="T18">e</text:span><text:span text:style-name="T19">u</text:span><text:span text:style-name="T18">oit il faut<text:line-break/>qu’il y ait nécessairement v</text:span><text:span text:style-name="T19">ne</text:span><text:span text:style-name="T18"> image. Quand donc<text:line-break/></text:span><text:span text:style-name="T19">l'</text:span><text:span text:style-name="T18">Esprit s’émeut pour aller en quelque part</text:span><text:span text:style-name="T19">,</text:span><text:span text:style-name="T18"> aussi</text:span><text:span text:style-name="T19">-<text:line-break/></text:span><text:span text:style-name="T18">tost il frappe l’Ame </text:span><text:span text:style-name="T19">,</text:span><text:span text:style-name="T18"> dont la force est épand</text:span><text:span text:style-name="T19">ue<text:line-break/></text:span><text:span text:style-name="T18">par toutes les parties du corps : ce</text:span><text:span text:style-name="T19"> </text:span><text:span text:style-name="T18">qui se fait bien<text:line-break/>aisément,</text:span><text:span text:style-name="T19">p</text:span><text:span text:style-name="T18">ource qu’dle est conjointe auec </text:span><text:span text:style-name="T19">P</text:span><text:span text:style-name="T18">Es-<text:line-break/>prit</text:span><text:span text:style-name="T19">.</text:span><text:span text:style-name="T18"> Puis elle sollicite le Corps : &amp; ainsi peu à pe</text:span><text:span text:style-name="T19">u<text:line-break/></text:span><text:span text:style-name="T18">toute la nia</text:span><text:span text:style-name="T19">ss</text:span><text:span text:style-name="T18">e cs</text:span><text:span text:style-name="T19">té</text:span><text:span text:style-name="T18">bra</text:span><text:span text:style-name="T19">iÿ</text:span><text:span text:style-name="T18">é</text:span><text:span text:style-name="T19">e</text:span><text:span text:style-name="T18"> </text:span><text:span text:style-name="T19">&amp;sqmcut.</text:span><text:span text:style-name="T18"> Io</text:span><text:span text:style-name="T19">i</text:span><text:span text:style-name="T18">n</text:span><text:span text:style-name="T19">tq</text:span><text:span text:style-name="T18">u</text:span><text:span text:style-name="T19">e</text:span></text:p>
      <text:p text:style-name="P11"><text:span text:style-name="T36">Lx</text:span><text:span text:style-name="T37"> IV. L </text:span><text:span text:style-name="T24">Iv RE </text:span><text:span text:style-name="T25">D</text:span><text:span text:style-name="T24"> </text:span><text:span text:style-name="T37">E L </text:span><text:span text:style-name="T24">VC </text:span><text:span text:style-name="T25">R</text:span><text:span text:style-name="T24"> </text:span><text:span text:style-name="T25">E</text:span><text:span text:style-name="T24"> </text:span><text:span text:style-name="T25">CE.</text:span><text:span text:style-name="T24"> </text:span><text:span text:style-name="T25">lit<text:line-break/></text:span><text:span text:style-name="T37">le </text:span><text:span text:style-name="T18">Corps se rar</text:span><text:span text:style-name="T19">é</text:span><text:span text:style-name="T18">fie, &amp; l’a</text:span><text:span text:style-name="T19">i</text:span><text:span text:style-name="T18">r qui de sa Nature est to</text:span><text:span text:style-name="T19">ile<text:line-break/></text:span><text:span text:style-name="T18">jours mobile , vient par les lieux qui luy sont</text:span><text:span text:style-name="T19"> </text:span><text:span text:style-name="T18">ou-<text:line-break/>u</text:span><text:span text:style-name="T19">e</text:span><text:span text:style-name="T18">rts, penetre copieusement dans les pores </text:span><text:span text:style-name="T19">,</text:span><text:span text:style-name="T18"> </text:span><text:span text:style-name="T19">&amp;<text:line-break/>s’</text:span><text:span text:style-name="T18">épand iusque</text:span><text:span text:style-name="T19">s</text:span><text:span text:style-name="T18"> aux moindres parties du Corps</text:span><text:span text:style-name="T19">.</text:span><text:span text:style-name="T18"> Il<text:line-break/>arriue donc que le Corps </text:span><text:span text:style-name="T19">SC</text:span><text:span text:style-name="T18"> </text:span><text:span text:style-name="T19">se</text:span><text:span text:style-name="T18">rt de deux choses,<text:line-break/>• comme le Nauire </text:span><text:span text:style-name="T19">l</text:span><text:span text:style-name="T18">e sert de voiles &amp; de vent pour<text:line-break/>estre porté </text:span><text:span text:style-name="T19">fi</text:span><text:span text:style-name="T18">lr la Mer</text:span><text:span text:style-name="T19">.</text:span><text:span text:style-name="T18"> Ce n</text:span><text:span text:style-name="T19">’</text:span><text:span text:style-name="T18">est pas toutesfois vne<text:line-break/>merueille que des corps si petits en puissent émou</text:span><text:span text:style-name="T19">-<text:line-break/></text:span><text:span text:style-name="T18">uoir vn si gran</text:span><text:span text:style-name="T19">d</text:span><text:span text:style-name="T18">, &amp; qu’ils en portent tout le far</text:span><text:span text:style-name="T19">-<text:line-break/></text:span><text:span text:style-name="T18">deau</text:span><text:span text:style-name="T19">.</text:span><text:span text:style-name="T18"> Le vent composé de parties fort d</text:span><text:span text:style-name="T19">é</text:span><text:span text:style-name="T18">liées,<text:line-break/>pousse bien</text:span><text:span text:style-name="T19"> </text:span><text:span text:style-name="T18">vn grand Nauir</text:span><text:span text:style-name="T19">e</text:span><text:span text:style-name="T18"> par</text:span><text:span text:style-name="T19"> </text:span><text:span text:style-name="T18">vn</text:span><text:span text:style-name="T19"> </text:span><text:span text:style-name="T18">grand e</text:span><text:span text:style-name="T19">ffo</text:span><text:span text:style-name="T18">r</text:span><text:span text:style-name="T19">t</text:span><text:span text:style-name="T18">:<text:line-break/>&amp; quoy qu’il aille bien vi</text:span><text:span text:style-name="T19">lle</text:span><text:span text:style-name="T18"> , si est-ce qu'une </text:span><text:span text:style-name="T19">f</text:span><text:span text:style-name="T18">eule<text:line-break/>mai</text:span><text:span text:style-name="T19">nler</text:span><text:span text:style-name="T18">egit</text:span><text:span text:style-name="T19">,</text:span><text:span text:style-name="T18"> &amp; vn</text:span><text:span text:style-name="T19"> </text:span><text:span text:style-name="T18">seul</text:span><text:span text:style-name="T19"> </text:span><text:span text:style-name="T18">go</text:span><text:span text:style-name="T19">r</text:span><text:span text:style-name="T18">iuernail le fait</text:span><text:span text:style-name="T19"> </text:span><text:span text:style-name="T18">tour-<text:line-break/>ner facilement de tous c</text:span><text:span text:style-name="T19">e</text:span><text:span text:style-name="T18">ssez</text:span><text:span text:style-name="T19">.</text:span><text:span text:style-name="T18"> Et par le moyen de<text:line-break/>certaines poulies &amp; de certains tours </text:span><text:span text:style-name="T19">,</text:span><text:span text:style-name="T18"> vne Ma</text:span><text:span text:style-name="T19">e</text:span><text:span text:style-name="T18">hi-<text:line-break/>ne enleue auec vn </text:span><text:span text:style-name="T19">lo</text:span><text:span text:style-name="T18">ger e</text:span><text:span text:style-name="T19">ffo</text:span><text:span text:style-name="T18">rt d</text:span><text:span text:style-name="T19">e</text:span><text:span text:style-name="T18">s fa</text:span><text:span text:style-name="T19">r</text:span><text:span text:style-name="T18">deaux tre</text:span><text:span text:style-name="T19">s-<text:line-break/></text:span><text:span text:style-name="T18">pesans.</text:span></text:p>
      <text:p text:style-name="Texte_20_du_20_corps"><text:span text:style-name="T18">Ie diray maintenant par quel moyen le som-<text:line-break/></text:span><text:span text:style-name="T19">rne</text:span><text:span text:style-name="T18">il</text:span><text:span text:style-name="T19"> </text:span><text:span text:style-name="T18">répand le Repos dans</text:span><text:span text:style-name="T19"> </text:span><text:span text:style-name="T18">les membres</text:span><text:span text:style-name="T19">,</text:span><text:span text:style-name="T18"> &amp; oste<text:line-break/>du cœur les </text:span><text:span text:style-name="T19">f</text:span><text:span text:style-name="T18">o</text:span><text:span text:style-name="T19">u</text:span><text:span text:style-name="T18">cis de l’E</text:span><text:span text:style-name="T19">f</text:span><text:span text:style-name="T18">prit : &amp; comme le petit<text:line-break/>chant du Cign</text:span><text:span text:style-name="T19">e</text:span><text:span text:style-name="T18"> est beaucoup plus melodi</text:span><text:span text:style-name="T19">eux</text:span><text:span text:style-name="T18"> que<text:line-break/></text:span><text:span text:style-name="T21">le cry</text:span><text:span text:style-name="T18"> v</text:span><text:span text:style-name="T19">e</text:span><text:span text:style-name="T18">hement des Gru</text:span><text:span text:style-name="T19">e</text:span><text:span text:style-name="T18">s qui </text:span><text:span text:style-name="T19">r'é</text:span><text:span text:style-name="T18">pand auec</text:span><text:span text:style-name="T19"> </text:span><text:span text:style-name="T18">les<text:line-break/>nuages poussez par les vents de Midy ; i</text:span><text:span text:style-name="T19">’y</text:span><text:span text:style-name="T18"> en</text:span><text:span text:style-name="T19">i</text:span><text:span text:style-name="T18">-<text:line-break/>ployeray des vers qui seront beaucoup plus doux<text:line-break/>a</text:span><text:span text:style-name="T19"> </text:span><text:span text:style-name="T18">l</text:span><text:span text:style-name="T19">’</text:span><text:span text:style-name="T18">oreill</text:span><text:span text:style-name="T19">e</text:span><text:span text:style-name="T18">, qu’ils ne seront </text:span><text:span text:style-name="T19">en</text:span><text:span text:style-name="T18"> grand </text:span><text:span text:style-name="T19">no</text:span><text:span text:style-name="T18">mbre</text:span><text:span text:style-name="T19">.</text:span><text:span text:style-name="T18"> Ce-<text:line-break/>pendant, press</text:span><text:span text:style-name="T19">e</text:span><text:span text:style-name="T18">z moy vn</text:span><text:span text:style-name="T19">e</text:span><text:span text:style-name="T18"> attention fauorable,<text:line-break/>afin que vous ne m</text:span><text:span text:style-name="T19">’</text:span><text:span text:style-name="T18">ailliez point nier que les cho-<text:line-break/></text:span><text:span text:style-name="T19">L</text:span><text:span text:style-name="T18">es</text:span><text:span text:style-name="T19"> </text:span><text:span text:style-name="T18">que ie</text:span><text:span text:style-name="T19"> </text:span><text:span text:style-name="T18">vous diray, ne </text:span><text:span text:style-name="T21">Ce</text:span><text:span text:style-name="T18"> puissent faire , &amp; que<text:line-break/>vous ne rejettiez point la verit</text:span><text:span text:style-name="T19">é</text:span><text:span text:style-name="T18">, ne pouuant co</text:span><text:span text:style-name="T19">ii</text:span><text:span text:style-name="T18">-<text:line-break/>noistre que vous soyez vous me</text:span><text:span text:style-name="T19">si</text:span><text:span text:style-name="T18">ne dans l</text:span><text:span text:style-name="T19">’</text:span><text:span text:style-name="T18">erreui</text:span><text:span text:style-name="T19">C<text:line-break/></text:span><text:span text:style-name="T18">Premierement</text:span><text:span text:style-name="T19">jl</text:span><text:span text:style-name="T18">e sommeil se fait quand la force de<text:line-break/>l’Ame est di</text:span><text:span text:style-name="T19">u</text:span><text:span text:style-name="T18">i</text:span><text:span text:style-name="T19">f</text:span><text:span text:style-name="T18">ée par les membre</text:span><text:span text:style-name="T19">s</text:span><text:span text:style-name="T18">, &amp; qu</text:span><text:span text:style-name="T19">’</text:span><text:span text:style-name="T18">en partie<text:line-break/>elle est reje</text:span><text:span text:style-name="T19">r</text:span><text:span text:style-name="T18">tée &amp; perit a</text:span><text:span text:style-name="T19">u</text:span><text:span text:style-name="T18"> dedan</text:span><text:span text:style-name="T19">s,</text:span><text:span text:style-name="T18"> &amp; en partie<text:line-break/>elle est repoussée </text:span><text:span text:style-name="T19">&amp;</text:span><text:span text:style-name="T18"> </text:span><text:span text:style-name="T19">fe</text:span><text:span text:style-name="T18"> renferme dans les sieges le</text:span><text:span text:style-name="T19">s</text:span></text:p>
      <text:p text:style-name="P11"><text:bookmark-start text:name="bookmark64"/><text:span text:style-name="T84">182 LE I</text:span><text:span text:style-name="T85">V.</text:span><text:span text:style-name="T84"> </text:span><text:span text:style-name="T85">LI</text:span><text:span text:style-name="T84">V</text:span><text:span text:style-name="T85">RE</text:span><text:span text:style-name="T84"> D</text:span><text:span text:style-name="T85">E</text:span><text:span text:style-name="T84"> LvcREcE</text:span><text:span text:style-name="T85">.</text:span><text:bookmark-end text:name="bookmark64"/></text:p>
      <text:p text:style-name="Texte_20_du_20_corps"><text:span text:style-name="T18">plus cachez du cœur. Alors les membres tomben</text:span><text:span text:style-name="T19">t<text:line-break/></text:span><text:span text:style-name="T18">dans vne certaine nonchalance , comme s’ils<text:line-break/>estoient deuenus perclus : car il ne faut pas douter<text:line-break/>que le sens ne demeure en nous par le bénéfice d</text:span><text:span text:style-name="T19">o<text:line-break/>l'</text:span><text:span text:style-name="T18">Ame</text:span><text:span text:style-name="T19">,</text:span><text:span text:style-name="T18"> de telle sorte que le sommei</text:span><text:span text:style-name="T19">l</text:span><text:span text:style-name="T18"> l’empe</text:span><text:span text:style-name="T19">f</text:span><text:span text:style-name="T18">chant<text:line-break/>d’agir il est bien croyable qu</text:span><text:span text:style-name="T19">’</text:span><text:span text:style-name="T18">en ce temps-l</text:span><text:span text:style-name="T19">à</text:span><text:span text:style-name="T18">, ne</text:span><text:span text:style-name="T19">-<text:line-break/></text:span><text:span text:style-name="T18">str</text:span><text:span text:style-name="T19">c</text:span><text:span text:style-name="T18"> am</text:span><text:span text:style-name="T19">c</text:span><text:span text:style-name="T18"> est troublée, &amp; mesmes jettée dehors,<text:line-break/>encore que ce ne </text:span><text:span text:style-name="T19">f</text:span><text:span text:style-name="T18">oit pas </text:span><text:span text:style-name="T19">c</text:span><text:span text:style-name="T18">ntierem</text:span><text:span text:style-name="T19">c</text:span><text:span text:style-name="T18">nt : ou bien i</text:span><text:span text:style-name="T19">l<text:line-break/></text:span><text:span text:style-name="T18">faudrait que le corps fust saisi du froid </text:span><text:span text:style-name="T19">e</text:span><text:span text:style-name="T18">terne</text:span><text:span text:style-name="T19">l</text:span><text:span text:style-name="T18"> de<text:line-break/>la mort </text:span><text:span text:style-name="T19">;</text:span><text:span text:style-name="T18"> pource que si aucune pa</text:span><text:span text:style-name="T19">r</text:span><text:span text:style-name="T18">tie de l</text:span><text:span text:style-name="T19">'a</text:span><text:span text:style-name="T18">me ne<text:line-break/>d</text:span><text:span text:style-name="T19">e</text:span><text:span text:style-name="T18">me</text:span><text:span text:style-name="T19">u</text:span><text:span text:style-name="T18">roit point cachée dans les membres, com-<text:line-break/>me le feu est souuent caché so</text:span><text:span text:style-name="T19">u</text:span><text:span text:style-name="T18">s beaucoup de<text:line-break/>cendre, elle</text:span><text:span text:style-name="T19"> </text:span><text:span text:style-name="T18">ne pourroit </text:span><text:span text:style-name="T19">s’</text:span><text:span text:style-name="T18">y reparer comme elle<text:line-break/>fait</text:span><text:span text:style-name="T19"> </text:span><text:span text:style-name="T18">pour</text:span><text:span text:style-name="T19"> </text:span><text:span text:style-name="T18">l'usage des sens : de</text:span><text:span text:style-name="T19"> </text:span><text:span text:style-name="T18">mesme que la fla</text:span><text:span text:style-name="T19">rne<text:line-break/></text:span><text:span text:style-name="T18">renaist d'un feu qui est demeuré caché. Mais il faut<text:line-break/>expliquer par quel moyen tout cela se renouuel</text:span><text:span text:style-name="T19">i</text:span><text:span text:style-name="T18">e:<text:line-break/>d’o</text:span><text:span text:style-name="T19">ù</text:span><text:span text:style-name="T18"> vient que l’ame se trouble : &amp; Comment le<text:line-break/>corps peut deu</text:span><text:span text:style-name="T19">c</text:span><text:span text:style-name="T18">nir languissant</text:span><text:span text:style-name="T19">.</text:span><text:span text:style-name="T18"> Es</text:span><text:span text:style-name="T19">c</text:span><text:span text:style-name="T18">outez la suite<text:line-break/>de mon discour</text:span><text:span text:style-name="T19">s</text:span><text:span text:style-name="T18">, &amp; ne permettez point que mes<text:line-break/>paroles soient jettées</text:span><text:span text:style-name="T19"> </text:span><text:span text:style-name="T18">au vent</text:span><text:span text:style-name="T19">.</text:span></text:p>
      <text:p text:style-name="Texte_20_du_20_corps"><text:span text:style-name="T18">Premièrement</text:span><text:span text:style-name="T19">,</text:span><text:span text:style-name="T18"> il est necessaire que le corps</text:span><text:span text:style-name="T19">:<text:line-break/></text:span><text:span text:style-name="T18">soit f</text:span><text:span text:style-name="T19">r</text:span><text:span text:style-name="T18">appé de </text:span><text:span text:style-name="T19">l</text:span><text:span text:style-name="T18">'</text:span><text:span text:style-name="T19">a</text:span><text:span text:style-name="T18">i</text:span><text:span text:style-name="T19">r</text:span><text:span text:style-name="T18">, &amp; qu’il en re</text:span><text:span text:style-name="T19">ç</text:span><text:span text:style-name="T18">oiue des attein-<text:line-break/>tes frequentes </text:span><text:span text:style-name="T19">e</text:span><text:span text:style-name="T18">n sa partie extérieur</text:span><text:span text:style-name="T19">e</text:span><text:span text:style-name="T18">, puis qu’dle<text:line-break/>en est très proche , </text:span><text:span text:style-name="T19">&amp;</text:span><text:span text:style-name="T18"> en est mesme touchée : Et<text:line-break/>c’est pour</text:span><text:span text:style-name="T19"> </text:span><text:span text:style-name="T18">cela qu’il y a</text:span><text:span text:style-name="T19"> </text:span><text:span text:style-name="T18">fort peu de choses qui ne<text:line-break/></text:span><text:span text:style-name="T19">f</text:span><text:span text:style-name="T18">oien</text:span><text:span text:style-name="T19">r</text:span><text:span text:style-name="T18"> co</text:span><text:span text:style-name="T19">u</text:span><text:span text:style-name="T18">uertes ou de cui</text:span><text:span text:style-name="T19">r</text:span><text:span text:style-name="T18">, ou de soy</text:span><text:span text:style-name="T19">e</text:span><text:span text:style-name="T18">, ou de co-<text:line-break/>quille , ou de cartilage , ou d’écorce. L’Al</text:span><text:span text:style-name="T19">ra</text:span><text:span text:style-name="T18">ux</text:span><text:span text:style-name="T19">;<text:line-break/></text:span><text:span text:style-name="T18">Animaux qui respiren</text:span><text:span text:style-name="T19">t,</text:span><text:span text:style-name="T18"> les touche par dedans,<text:line-break/>quand il est attiré &amp; qu</text:span><text:span text:style-name="T19">’</text:span><text:span text:style-name="T18">il est repoussé</text:span><text:span text:style-name="T19">.</text:span><text:span text:style-name="T18"> C’est pour-<text:line-break/>quoy quand le corps est aussi extérieurement &amp;<text:line-break/>intérieurement frappé</text:span><text:span text:style-name="T19">,</text:span><text:span text:style-name="T18"> &amp; que</text:span><text:span text:style-name="T19"> </text:span><text:span text:style-name="T18">les impulsions pé</text:span><text:span text:style-name="T19">-<text:line-break/></text:span><text:span text:style-name="T18">nétrent dans nous</text:span><text:span text:style-name="T19"> </text:span><text:span text:style-name="T18">par les pores</text:span><text:span text:style-name="T19">»</text:span><text:span text:style-name="T18"> i</text:span><text:span text:style-name="T19">u</text:span><text:span text:style-name="T18">fques aux pre</text:span><text:span text:style-name="T19">-<text:line-break/></text:span><text:span text:style-name="T18">mières parties</text:span><text:span text:style-name="T19"> </text:span><text:span text:style-name="T18">&amp; aux premiers</text:span><text:span text:style-name="T19"> </text:span><text:span text:style-name="T18">elemens du corps,<text:line-break/></text:span><text:span text:style-name="T19">y</text:span><text:span text:style-name="T18">n</text:span><text:span text:style-name="T19">e</text:span><text:span text:style-name="T18"> ruine de </text:span><text:span text:style-name="T19">r</text:span><text:span text:style-name="T18">oute la masse </text:span><text:span text:style-name="T19">fe</text:span><text:span text:style-name="T18"> glisse peu à peu dans</text:span></text:p>
      <text:p text:style-name="P11"><text:span text:style-name="T24">LE IV. </text:span><text:span text:style-name="T25">L</text:span><text:span text:style-name="T24">I</text:span><text:span text:style-name="T25">V</text:span><text:span text:style-name="T24">RE DE LvCRECE.</text:span><text:span text:style-name="T25">'</text:span><text:span text:style-name="T24"> </text:span><text:span text:style-name="T19">18;<text:line-break/></text:span><text:span text:style-name="T18">les membres : cartoute</text:span><text:span text:style-name="T19">sl</text:span><text:span text:style-name="T18">es situations desprinci-<text:line-break/>pes du Corps </text:span><text:span text:style-name="T19">&amp;</text:span><text:span text:style-name="T18">de l’Esprit sont tellement trou-<text:line-break/>blées, qu'</text:span><text:span text:style-name="T19">u</text:span><text:span text:style-name="T18">ne parti</text:span><text:span text:style-name="T19">elle</text:span><text:span text:style-name="T18"> l’A</text:span><text:span text:style-name="T19">rneene</text:span><text:span text:style-name="T18">st chassée , l</text:span><text:span text:style-name="T19">i<text:line-break/></text:span><text:span text:style-name="T18">partie qui est cachée au dedans se retire , &amp;</text:span><text:span text:style-name="T19"> </text:span><text:span text:style-name="T18">l’autre<text:line-break/>partie qui </text:span><text:span text:style-name="T21">est dispersée</text:span><text:span text:style-name="T18"> dans</text:span><text:span text:style-name="T19"> </text:span><text:span text:style-name="T18">les membres, ne peut<text:line-break/>. estre jointe en ell</text:span><text:span text:style-name="T19">e</text:span><text:span text:style-name="T18">-mesm</text:span><text:span text:style-name="T19">e,</text:span><text:span text:style-name="T18"> n</text:span><text:span text:style-name="T19">y</text:span><text:span text:style-name="T18"> </text:span><text:span text:style-name="T19">s</text:span><text:span text:style-name="T18">'acquiter mutuel-<text:line-break/>lement de </text:span><text:span text:style-name="T19">fii</text:span><text:span text:style-name="T18"> fonction par le mouuement : car là<text:line-break/>Nature le</text:span><text:span text:style-name="T19">ur</text:span><text:span text:style-name="T18"> bouche les auenue</text:span><text:span text:style-name="T19">f</text:span><text:span text:style-name="T18"> &amp; les passages</text:span><text:span text:style-name="T19">.</text:span><text:span text:style-name="T18"> Le<text:line-break/></text:span><text:span text:style-name="T19">f</text:span><text:span text:style-name="T18">entiment se retire donc dans le fonds</text:span><text:span text:style-name="T19">jesm</text:span><text:span text:style-name="T18">ouue-<text:line-break/>mens estant change z. Et pource qu’il ne reste plus<text:line-break/>rien pour soustenir les membres en quelque fa-<text:line-break/>çon, le corps deuient debil</text:span><text:span text:style-name="T19">e</text:span><text:span text:style-name="T18">, &amp; tout</text:span><text:span text:style-name="T19">e</text:span><text:span text:style-name="T18">s les parties<text:line-break/></text:span><text:span text:style-name="T19">.</text:span><text:span text:style-name="T18"> tombent en langueur, les bras, les paupieres</text:span><text:span text:style-name="T19">&amp;<text:line-break/></text:span><text:span text:style-name="T18">les jarrets</text:span><text:span text:style-name="T19">.</text:span><text:span text:style-name="T18"> Le iommei</text:span><text:span text:style-name="T19">l</text:span><text:span text:style-name="T18"> fi</text:span><text:span text:style-name="T19">i</text:span><text:span text:style-name="T18">it aussi la nourriture,<text:line-break/>pourc</text:span><text:span text:style-name="T19">e</text:span><text:span text:style-name="T18"> que la nourritur</text:span><text:span text:style-name="T19">e</text:span><text:span text:style-name="T18">, quand elle se dis</text:span><text:span text:style-name="T19">p</text:span><text:span text:style-name="T18">erse<text:line-break/>dans les veine</text:span><text:span text:style-name="T19">s</text:span><text:span text:style-name="T18">, fait la mes</text:span><text:span text:style-name="T19">i</text:span><text:span text:style-name="T18">ne chose que l'air. Et si<text:line-break/>Vous prenez le </text:span><text:span text:style-name="T19">f</text:span><text:span text:style-name="T18">ommeil estant rassasié ou la</text:span><text:span text:style-name="T19">s</text:span><text:span text:style-name="T18">, il se-<text:line-break/>ra plus profond à cause qu'une plus grande quan-<text:line-break/></text:span><text:span text:style-name="T19">.</text:span><text:span text:style-name="T18"> tiré de principes font alors émû</text:span><text:span text:style-name="T19">s</text:span><text:span text:style-name="T18"> par vn grand tra-<text:line-break/>uail dont par la mesme ra</text:span><text:span text:style-name="T19">is</text:span><text:span text:style-name="T18">on que nou</text:span><text:span text:style-name="T19">sa</text:span><text:span text:style-name="T18">uons<text:line-break/>touchée cy-deu</text:span><text:span text:style-name="T19">a</text:span><text:span text:style-name="T18">nt, il </text:span><text:span text:style-name="T19">ar</text:span><text:span text:style-name="T18">riue que l’enfoncem</text:span><text:span text:style-name="T19">e</text:span><text:span text:style-name="T18">nt<text:line-break/>de lAme deuient beaucoup plus profond : </text:span><text:span text:style-name="T24">son<text:line-break/></text:span><text:span text:style-name="T18">élection plus di</text:span><text:span text:style-name="T19">ssolu</text:span><text:span text:style-name="T18">, &amp; </text:span><text:span text:style-name="T19">fa</text:span><text:span text:style-name="T18"> diuision entr'elle-ines</text:span><text:span text:style-name="T19">-<text:line-break/></text:span><text:span text:style-name="T18">me plus grande</text:span><text:span text:style-name="T19">.</text:span></text:p>
      <text:p text:style-name="Texte_20_du_20_corps"><text:span text:style-name="T18">Selon que chacun de nous s</text:span><text:span text:style-name="T19">e</text:span><text:span text:style-name="T18"> trou</text:span><text:span text:style-name="T19">u</text:span><text:span text:style-name="T18">e attaché<text:line-break/>à quelque exercice , ou que nous nous sommes<text:line-break/>fort attestez à vne chose , &amp; que nostre esprit s</text:span><text:span text:style-name="T19">'</text:span><text:span text:style-name="T18">u<text:line-break/>est occupé auec vne grande contention, il nous<text:line-break/>semble l</text:span><text:span text:style-name="T19">o</text:span><text:span text:style-name="T18">uu</text:span><text:span text:style-name="T19">e</text:span><text:span text:style-name="T18">nt que nous faisons la mef</text:span><text:span text:style-name="T19">m</text:span><text:span text:style-name="T18">e chose<text:line-break/>dans le sommeil. Les Aduocats y plaident des<text:line-break/>causes : &amp; y concilient les loix : les Empereurs y<text:line-break/>rangent des Armées en bataille, &amp; donnent des<text:line-break/></text:span><text:span text:style-name="T19">C</text:span><text:span text:style-name="T18">ombat</text:span><text:span text:style-name="T19">s</text:span><text:span text:style-name="T18"> : les Nautonniers y demessen</text:span><text:span text:style-name="T19">tdesq</text:span><text:span text:style-name="T18">ue-<text:line-break/>r</text:span><text:span text:style-name="T19">el</text:span><text:span text:style-name="T18">l</text:span><text:span text:style-name="T19">e</text:span><text:span text:style-name="T18">s auec les vents : &amp; pour nous autres,</text:span><text:span text:style-name="T19">n</text:span><text:span text:style-name="T18">ous y</text:span><text:span text:style-name="T19">.</text:span><text:bookmark-start text:name="bookmark66"/></text:p>
      <text:p text:style-name="P11"><text:span text:style-name="Titre_20__23_3_5f_"><text:span text:style-name="T131">fl4</text:span></text:span><text:span text:style-name="Titre_20__23_3_5f_"><text:span text:style-name="T120"> </text:span></text:span><text:span text:style-name="Titre_20__23_3_5f_"><text:span text:style-name="T121">Ls</text:span></text:span><text:span text:style-name="Titre_20__23_3_5f_"><text:span text:style-name="T120"> IV. </text:span></text:span><text:span text:style-name="Titre_20__23_3_5f_"><text:span text:style-name="T121">I.</text:span></text:span><text:span text:style-name="Titre_20__23_3_5f_"><text:span text:style-name="T120">IvR</text:span></text:span><text:span text:style-name="Titre_20__23_3_5f_"><text:span text:style-name="T121">E</text:span></text:span><text:span text:style-name="Titre_20__23_3_5f_"><text:span text:style-name="T120"> DE L</text:span></text:span><text:span text:style-name="Titre_20__23_3_5f_"><text:span text:style-name="T121">ve</text:span></text:span><text:span text:style-name="Titre_20__23_3_5f_"><text:span text:style-name="T120">RE</text:span></text:span><text:span text:style-name="Titre_20__23_3_5f_"><text:span text:style-name="T121">d?</text:span></text:span><text:bookmark-end text:name="bookmark66"/></text:p>
      <text:p text:style-name="Texte_20_du_20_corps"><text:span text:style-name="T18">faifos cecy mesmes que vous voyez: nous y recher-<text:line-break/></text:span><text:span text:style-name="T19">t</text:span><text:span text:style-name="T18">hons auec</text:span><text:span text:style-name="T19"> </text:span><text:span text:style-name="T18">soin</text:span><text:span text:style-name="T19"> </text:span><text:span text:style-name="T18">la Nature des choses , &amp; nous</text:span><text:span text:style-name="T19"> </text:span><text:span text:style-name="T18">y<text:line-break/>exposons sur le papier en langue de la Patrie </text:span><text:span text:style-name="T20">,</text:span><text:span text:style-name="T21"> ce<text:line-break/></text:span><text:span text:style-name="T18">que nous auons</text:span><text:span text:style-name="T19"> </text:span><text:span text:style-name="T18">trouué. Ains</text:span><text:span text:style-name="T19">i,</text:span><text:span text:style-name="T18"> l</text:span><text:span text:style-name="T19">e</text:span><text:span text:style-name="T18">s autres inclina-<text:line-break/>tions &amp; les Arts où son s'applique d’ordinaire,<text:line-break/>tiennent vainement les esprits des hommes occu-<text:line-break/>pez dans le sommeil : &amp; si nous auons employé </text:span><text:span text:style-name="T19">&lt;<text:line-break/></text:span><text:span text:style-name="T18">beaucoup de temps</text:span><text:span text:style-name="T19"> </text:span><text:span text:style-name="T18">&amp;</text:span><text:span text:style-name="T19"> </text:span><text:span text:style-name="T18">de loisir aux spectacles des<text:line-break/>i</text:span><text:span text:style-name="T19">e</text:span><text:span text:style-name="T18">ux, quoy que</text:span><text:span text:style-name="T19"> </text:span><text:span text:style-name="T18">nos</text:span><text:span text:style-name="T19"> </text:span><text:span text:style-name="T18">sens</text:span><text:span text:style-name="T19"> </text:span><text:span text:style-name="T18">bien souuent en de</text:span><text:span text:style-name="T19">rn</text:span><text:span text:style-name="T18">eu-<text:line-break/>rent remplis,</text:span><text:span text:style-name="T19">m</text:span><text:span text:style-name="T18">esmes apres q</text:span><text:span text:style-name="T19">d'</text:span><text:span text:style-name="T18">lls ont cesse,</text:span><text:span text:style-name="T19">s</text:span><text:span text:style-name="T18">i est-ce<text:line-break/>que les voyes ne laissent pas d</text:span><text:span text:style-name="T19">’</text:span><text:span text:style-name="T18">en es</text:span><text:span text:style-name="T19">t</text:span><text:span text:style-name="T18">r</text:span><text:span text:style-name="T19">e</text:span><text:span text:style-name="T18"> ouuertes en<text:line-break/></text:span><text:span text:style-name="T19">Pctp</text:span><text:span text:style-name="T18">rit, par lesquelles les </text:span><text:span text:style-name="T19">m</text:span><text:span text:style-name="T18">esmes images y peu</text:span><text:span text:style-name="T19">-<text:line-break/></text:span><text:span text:style-name="T18">uent encore aborder</text:span><text:span text:style-name="T19">.</text:span><text:span text:style-name="T18"> Ces choses se conseruent<text:line-break/>plusieurs iours de la sorte deuant les yeux, mesmes<text:line-break/>estant éueillez. De sorte qu’il semble que l’on voit<text:line-break/>encore les Danceurs, &amp; ceux</text:span><text:span text:style-name="T19"> </text:span><text:span text:style-name="T18">qui on</text:span><text:span text:style-name="T19">tlesi</text:span><text:span text:style-name="T18">amb</text:span><text:span text:style-name="T19">e</text:span><text:span text:style-name="T18">s<text:line-break/></text:span><text:span text:style-name="T19">,</text:span><text:span text:style-name="T18"> si souples</text:span><text:span text:style-name="T19">,</text:span><text:span text:style-name="T18"> on s’imagine d’entendre des recits</text:span></text:p>
      <text:p text:style-name="Texte_20_du_20_corps"><text:span text:style-name="T18">chantez sur</text:span><text:span text:style-name="T19"> </text:span><text:span text:style-name="T18">la</text:span><text:span text:style-name="T19"> </text:span><text:span text:style-name="T18">Guitarre, dont les cordes sont par-<text:line-break/></text:span><text:span text:style-name="T19">l</text:span><text:span text:style-name="T18">antes</text:span><text:span text:style-name="T19">,</text:span><text:span text:style-name="T18"> auec</text:span><text:span text:style-name="T19"> </text:span><text:span text:style-name="T18">vn concert</text:span><text:span text:style-name="T19"> </text:span><text:span text:style-name="T18">mélodieux, &amp; on se pe</text:span><text:span text:style-name="T19">r<text:line-break/>f</text:span><text:span text:style-name="T18">uade de voir encore la mesme assemblée éclater<text:line-break/></text:span><text:span text:style-name="T19">f</text:span><text:span text:style-name="T18">ur la Scen</text:span><text:span text:style-name="T19">e</text:span><text:span text:style-name="T18"> de b</text:span><text:span text:style-name="T19">e</text:span><text:span text:style-name="T18">autez diudrses. Tant l</text:span><text:span text:style-name="T19">’</text:span><text:span text:style-name="T18">occupa-<text:line-break/>tlon assidu</text:span><text:span text:style-name="T19">e</text:span><text:span text:style-name="T18">, l’affection &amp; l'accoustumance à fai</text:span><text:span text:style-name="T19">t</text:span><text:span text:style-name="T18">e<text:line-break/>quelque chose , est considerable pour ce regard,<text:line-break/>non seulement aux hommes , mais encore à tous<text:line-break/>les Animaux</text:span><text:span text:style-name="T19">x</text:span><text:span text:style-name="T18">omme il vous sera facile de le remar-<text:line-break/>quer aux Cheuaux généreux </text:span><text:span text:style-name="T19">,</text:span><text:span text:style-name="T18"> qui durant le som-<text:line-break/></text:span><text:span text:style-name="T19">rn</text:span><text:span text:style-name="T18">ei</text:span><text:span text:style-name="T19">i</text:span><text:span text:style-name="T18"> deuiennent pleins de sueur &amp; démotion,<text:line-break/>comme s’ils auoient</text:span><text:span text:style-name="T19"> </text:span><text:span text:style-name="T18">àdisputer le prix de la victoi-<text:line-break/>re pour la force </text:span><text:span text:style-name="T19">,</text:span><text:span text:style-name="T18"> quand les Barrieres leur sem-<text:line-break/>blent ouuerte</text:span><text:span text:style-name="T19">s,</text:span><text:span text:style-name="T18"> pour courir dans la lice , quoy<text:line-break/>qu</text:span><text:span text:style-name="T19">’</text:span><text:span text:style-name="T18">ils soient assoupi</text:span><text:span text:style-name="T19">s.</text:span><text:span text:style-name="T18"> Les Chiens des Chasseurs,<text:line-break/>au milieu de leur repo</text:span><text:span text:style-name="T19">s</text:span><text:span text:style-name="T18">, étendent quelqu</text:span><text:span text:style-name="T19">e</text:span><text:span text:style-name="T18">sfois<text:line-break/>leurs</text:span><text:span text:style-name="T19"> </text:span><text:span text:style-name="T18">iambes auec</text:span><text:span text:style-name="T19"> </text:span><text:span text:style-name="T18">vne promptitude merueilleufe,<text:line-break/></text:span><text:span text:style-name="T19">&amp;</text:span><text:span text:style-name="T18"> poussent des abboi</text:span><text:span text:style-name="T19">s</text:span><text:span text:style-name="T18">, attirans du nez des </text:span><text:span text:style-name="T19">h</text:span><text:span text:style-name="T18">a</text:span><text:span text:style-name="T19">-</text:span></text:p>
      <text:p text:style-name="P11"><text:span text:style-name="T24">LE </text:span><text:span text:style-name="T25">IV</text:span><text:span text:style-name="T24">. </text:span><text:span text:style-name="T25">LIVR</text:span><text:span text:style-name="T24">E D</text:span><text:span text:style-name="T25">E</text:span><text:span text:style-name="T24"> LvCR</text:span><text:span text:style-name="T25">EC</text:span><text:span text:style-name="T24">E. </text:span><text:span text:style-name="T25">185<text:line-break/></text:span><text:span text:style-name="T18">leines frequente</text:span><text:span text:style-name="T19">s</text:span><text:span text:style-name="T18">, comme s'ils estoient dans les<text:line-break/>Voyes des Bell</text:span><text:span text:style-name="T19">e</text:span><text:span text:style-name="T18">s q</text:span><text:span text:style-name="T19">u’</text:span><text:span text:style-name="T18">ils s’imaginent chasser:&amp; mes-<text:line-break/>mes quand ils sont réueille</text:span><text:span text:style-name="T19">z,</text:span><text:span text:style-name="T18"> ils suiuent bien so</text:span><text:span text:style-name="T19">n-<text:line-break/>n</text:span><text:span text:style-name="T18">ent les vaines images des Cerfs </text:span><text:span text:style-name="T19">,</text:span><text:span text:style-name="T18"> comme s’ils<text:line-break/>prenaient la fuite deuant eux</text:span><text:span text:style-name="T19">,</text:span><text:span text:style-name="T18"> &amp; qu’ils s</text:span><text:span text:style-name="T19">’</text:span><text:span text:style-name="T18">en fussent<text:line-break/>bien apperceu</text:span><text:span text:style-name="T19">s</text:span><text:span text:style-name="T18"> , ius</text:span><text:span text:style-name="T19">q</text:span><text:span text:style-name="T18">u</text:span><text:span text:style-name="T19">e</text:span><text:span text:style-name="T18">s à ce q</text:span><text:span text:style-name="T19">u’i</text:span><text:span text:style-name="T18">l</text:span><text:span text:style-name="T19">s</text:span><text:span text:style-name="T18"> retournent<text:line-break/>à eux-m</text:span><text:span text:style-name="T19">c</text:span><text:span text:style-name="T18">sm</text:span><text:span text:style-name="T19">cs,</text:span><text:span text:style-name="T18"> ayant dissipé leur erreur</text:span><text:span text:style-name="T19">.</text:span><text:span text:style-name="T18"> Mais la<text:line-break/>race caressante des Chiens domestiques </text:span><text:span text:style-name="T19">,</text:span><text:span text:style-name="T18"> essaye<text:line-break/>quelquesfois de chasser de ses yeux l’assoupiss</text:span><text:span text:style-name="T19">e</text:span><text:span text:style-name="T18">-<text:line-break/>ment prompt &amp; lege</text:span><text:span text:style-name="T19">r</text:span><text:span text:style-name="T18">, dont ils sont saisis</text:span><text:span text:style-name="T19">,</text:span><text:span text:style-name="T18">&amp; s</text:span><text:span text:style-name="T19">’efa<text:line-break/></text:span><text:span text:style-name="T18">force d</text:span><text:span text:style-name="T19">esef</text:span><text:span text:style-name="T18">ouf</text:span><text:span text:style-name="T19">le</text:span><text:span text:style-name="T18">ue</text:span><text:span text:style-name="T19">rd</text:span><text:span text:style-name="T18">e terre ,</text:span><text:span text:style-name="T19"> </text:span><text:span text:style-name="T18">pour</text:span><text:span text:style-name="T19"> </text:span><text:span text:style-name="T18">abboyer</text:span><text:span text:style-name="T19"> </text:span><text:span text:style-name="T18">apres<text:line-break/>des visages inconnus</text:span><text:span text:style-name="T19">.</text:span><text:span text:style-name="T18"> Et dautant plus que les se</text:span><text:span text:style-name="T19">-<text:line-break/></text:span><text:span text:style-name="T18">mences font rudes en chacun d</text:span><text:span text:style-name="T19">’</text:span><text:span text:style-name="T18">eu</text:span><text:span text:style-name="T19">x,</text:span><text:span text:style-name="T18"> d'autant plus<text:line-break/></text:span><text:span text:style-name="T28">auss</text:span><text:span text:style-name="T29">ie</text:span><text:span text:style-name="T28">st.il </text:span><text:span text:style-name="T18">necessaire que leur dépit soit plus grand<text:line-break/>dans</text:span><text:span text:style-name="T19"> </text:span><text:span text:style-name="T18">le sommeil</text:span><text:span text:style-name="T19">.</text:span><text:span text:style-name="T18"> Diuers oyseaux </text:span><text:span text:style-name="T19">r'</text:span><text:span text:style-name="T18">enuolent de<text:line-break/>nuict, &amp; troublent brusquement de leurs aill</text:span><text:span text:style-name="T19">e</text:span><text:span text:style-name="T18">s l</text:span><text:span text:style-name="T19">e<text:line-break/></text:span><text:span text:style-name="T18">silence des</text:span><text:span text:style-name="T19"> </text:span><text:span text:style-name="T18">bois sacrez</text:span><text:span text:style-name="T19">,</text:span><text:span text:style-name="T18"> on a veu prendre l</text:span><text:span text:style-name="T19">’</text:span><text:span text:style-name="T18">ess</text:span><text:span text:style-name="T19">o</text:span><text:span text:style-name="T18">r<text:line-break/>à desEperuiers au milieu de la douceur du som</text:span><text:span text:style-name="T19">-<text:line-break/></text:span><text:span text:style-name="T18">meil , croyant po</text:span><text:span text:style-name="T19">u</text:span><text:span text:style-name="T18">rsuiure d'autres oyseaux pour<text:line-break/>les combattre en l'air.</text:span></text:p>
      <text:p text:style-name="Texte_20_du_20_corps"><text:span text:style-name="T18">Mais les grandes choses que font les Esprits<text:line-break/>des hommes par de grands mouuemen</text:span><text:span text:style-name="T19">s</text:span><text:span text:style-name="T18">, les mes-<text:line-break/></text:span><text:span text:style-name="T19">m</text:span><text:span text:style-name="T18">es leur </text:span><text:span text:style-name="T19">a</text:span><text:span text:style-name="T18">rriu</text:span><text:span text:style-name="T19">e</text:span><text:span text:style-name="T18">nt souuent dans le sommeil</text:span><text:span text:style-name="T19">.</text:span><text:span text:style-name="T18"> Ils<text:line-break/>font la guerre à des Rois puissa</text:span><text:span text:style-name="T19">nt</text:span><text:span text:style-name="T18"> </text:span><text:span text:style-name="T19">:</text:span><text:span text:style-name="T18"> ils d</text:span><text:span text:style-name="T19">c</text:span><text:span text:style-name="T18">ui</text:span><text:span text:style-name="T19">c</text:span><text:span text:style-name="T18">nn</text:span><text:span text:style-name="T19">e</text:span><text:span text:style-name="T18">nt<text:line-break/>prisonnier</text:span><text:span text:style-name="T19">s</text:span><text:span text:style-name="T18">, &amp; donnent des combats : ils font des<text:line-break/>cris comme si on les vouloi</text:span><text:span text:style-name="T19">r</text:span><text:span text:style-name="T18"> égorger</text:span><text:span text:style-name="T19">.</text:span><text:span text:style-name="T18"> Plusieurs<text:line-break/>s’estiment vaincus : quelques-vns </text:span><text:span text:style-name="T19">s</text:span><text:span text:style-name="T18">e plaignent </text:span><text:span text:style-name="T19">a<text:line-break/></text:span><text:span text:style-name="T18">caus</text:span><text:span text:style-name="T19">e</text:span><text:span text:style-name="T18"> des douleurs qu</text:span><text:span text:style-name="T19">’</text:span><text:span text:style-name="T18">ils s’imaginent de souffrir</text:span><text:span text:style-name="T19">:<text:line-break/></text:span><text:span text:style-name="T18">&amp; comme </text:span><text:span text:style-name="T19">f</text:span><text:span text:style-name="T18">ils estoient froissez entre les dent</text:span><text:span text:style-name="T19">s</text:span><text:span text:style-name="T18"> des<text:line-break/>Pant</text:span><text:span text:style-name="T19">e</text:span><text:span text:style-name="T18">rre</text:span><text:span text:style-name="T19">s</text:span><text:span text:style-name="T18"> &amp; des Lions furieux , ils remplissent<text:line-break/>tout le logis de leur clameur</text:span><text:span text:style-name="T19">.</text:span><text:span text:style-name="T18"> Plusieurs parlent en<text:line-break/>dormant</text:span><text:span text:style-name="T19"> </text:span><text:span text:style-name="T18">d</text:span><text:span text:style-name="T19"> </text:span><text:span text:style-name="T18">aff</text:span><text:span text:style-name="T19">a</text:span><text:span text:style-name="T18">ires importantes</text:span><text:span text:style-name="T19">,</text:span><text:span text:style-name="T18"> &amp; r</text:span><text:span text:style-name="T19">c</text:span><text:span text:style-name="T18">uelen</text:span><text:span text:style-name="T19">tf</text:span><text:span text:style-name="T18">ou-<text:line-break/>uent le fecret de quelque action qu’ils voudr</text:span><text:span text:style-name="T19">a</text:span><text:span text:style-name="T18">ient<text:line-break/>cacher</text:span><text:span text:style-name="T19">.</text:span><text:span text:style-name="T18"> Il y</text:span><text:span text:style-name="T19"> </text:span><text:span text:style-name="T18">en</text:span><text:span text:style-name="T19"> </text:span><text:span text:style-name="T18">a beaucoup qui t</text:span><text:span text:style-name="T19">e</text:span><text:span text:style-name="T18"> persuadent </text:span><text:span text:style-name="T19">il</text:span></text:p>
      <text:p text:style-name="P11"><text:span text:style-name="T19">IB6</text:span><text:span text:style-name="T18"> L E IV. L I v R </text:span><text:span text:style-name="T19">E</text:span><text:span text:style-name="T18"> D E L v C R E c </text:span><text:span text:style-name="T19">E.<text:line-break/></text:span><text:span text:style-name="T18">mourir</text:span><text:span text:style-name="T19">:</text:span><text:span text:style-name="T18"> &amp; vn grand nombre croyant se prec</text:span><text:span text:style-name="T19">l</text:span><text:span text:style-name="T18">-</text:span><text:span text:style-name="T19">j<text:line-break/></text:span><text:span text:style-name="T18">plier de</text:span><text:span text:style-name="T19"> </text:span><text:span text:style-name="T18">quelque haute montagne, </text:span><text:span text:style-name="T19">f</text:span><text:span text:style-name="T18">estonnent de<text:line-break/></text:span><text:span text:style-name="T19">Fe</text:span><text:span text:style-name="T18"> voir par terre : &amp; comme</text:span><text:span text:style-name="T19"> </text:span><text:span text:style-name="T18">s</text:span><text:span text:style-name="T19">’</text:span><text:span text:style-name="T18">ils auoient perdu le<text:line-break/>iugemen</text:span><text:span text:style-name="T19">t</text:span><text:span text:style-name="T18">, quand ils sont réueille</text:span><text:span text:style-name="T19">z</text:span><text:span text:style-name="T18">, ils reuiennent<text:line-break/>à peine à eux-meslnes du transport dont leur<text:line-break/>corps a</text:span><text:span text:style-name="T19"> </text:span><text:span text:style-name="T18">esté</text:span><text:span text:style-name="T19"> </text:span><text:span text:style-name="T18">si fort agit</text:span><text:span text:style-name="T19">é.</text:span><text:span text:style-name="T18"> Celuy qui est a</text:span><text:span text:style-name="T19">lt</text:span><text:span text:style-name="T18">eré </text:span><text:span text:style-name="T19">sf-<text:line-break/></text:span><text:span text:style-name="T18">magine dlestre proche d'une riuier</text:span><text:span text:style-name="T19">e</text:span><text:span text:style-name="T18">, ou de quel</text:span><text:span text:style-name="T19">-<text:line-break/></text:span><text:span text:style-name="T18">que fontaine agr</text:span><text:span text:style-name="T19">e</text:span><text:span text:style-name="T18">abl</text:span><text:span text:style-name="T19">e</text:span><text:span text:style-name="T18">, &amp; se persuade qu’</text:span><text:span text:style-name="T19">il</text:span><text:span text:style-name="T18"> en aua-<text:line-break/>le toute l’eau. Les En</text:span><text:span text:style-name="T19">fa</text:span><text:span text:style-name="T18">ns liez d'un profond som-<text:line-break/>meil, </text:span><text:span text:style-name="T19">c</text:span><text:span text:style-name="T18">royent bien souuent qu’ils se troussent do</text:span><text:span text:style-name="T19">-<text:line-break/></text:span><text:span text:style-name="T18">uant vne </text:span><text:span text:style-name="T19">c</text:span><text:span text:style-name="T18">uuett</text:span><text:span text:style-name="T19">c</text:span><text:span text:style-name="T18"> ou quelque petit Bachot , pour<text:line-break/>y tomber de l'eau , quand ils mouillent des robes<text:line-break/>éclatantes de couleurs diuers</text:span><text:span text:style-name="T19">es,</text:span><text:span text:style-name="T18"> apportées de Ba-<text:line-break/></text:span><text:span text:style-name="T19">b</text:span><text:span text:style-name="T18">ylone.</text:span></text:p>
      <text:p text:style-name="Texte_20_du_20_corps"><text:span text:style-name="T19">,</text:span><text:span text:style-name="T18"> Mais à ceux à qui l’</text:span><text:span text:style-name="T19">ar</text:span><text:span text:style-name="T18">deur de la ieunesse </text:span><text:span text:style-name="T19">C</text:span><text:span text:style-name="T18">om</text:span><text:span text:style-name="T19">-<text:line-break/>’</text:span><text:span text:style-name="T18"> mence de se manifester, quand vn àge meur a en</text:span><text:span text:style-name="T19">-<text:line-break/></text:span><text:span text:style-name="T18">gendré dans leurs membre</text:span><text:span text:style-name="T19">s</text:span><text:span text:style-name="T18">, vn</text:span><text:span text:style-name="T19">e</text:span><text:span text:style-name="T18"> Certaine humeur<text:line-break/>qui les fait aime</text:span><text:span text:style-name="T19">r</text:span><text:span text:style-name="T18">, des images leur viennent de de</text:span><text:span text:style-name="T19">-<text:line-break/></text:span><text:span text:style-name="T18">hors, lesquelles leu</text:span><text:span text:style-name="T19">t</text:span><text:span text:style-name="T18"> présentent</text:span><text:span text:style-name="T19"> </text:span><text:span text:style-name="T18">de beaux visage</text:span><text:span text:style-name="T19">s<text:line-break/></text:span><text:span text:style-name="T18">auec</text:span><text:span text:style-name="T19"> </text:span><text:span text:style-name="T18">vn</text:span><text:span text:style-name="T19"> </text:span><text:span text:style-name="T18">teint aimable qui émeut les parties bouf-<text:line-break/>fies de l’abondance de l</text:span><text:span text:style-name="T19">’</text:span><text:span text:style-name="T18">l</text:span><text:span text:style-name="T19">i</text:span><text:span text:style-name="T18">umeu</text:span><text:span text:style-name="T19">n</text:span><text:span text:style-name="T18">de sorte qu'ayant<text:line-break/>presque accolnp</text:span><text:span text:style-name="T19">l</text:span><text:span text:style-name="T18">y toutes </text:span><text:span text:style-name="T19">e</text:span><text:span text:style-name="T18">hoses, ils en versent<text:line-break/></text:span><text:span text:style-name="T19">b</text:span><text:span text:style-name="T18">ien souuent vn</text:span><text:span text:style-name="T19">e</text:span><text:span text:style-name="T18"> grande riuiere ; </text:span><text:span text:style-name="T19">&amp;</text:span><text:span text:style-name="T18"> soüillent tout<text:line-break/>leur vestemen</text:span><text:span text:style-name="T19">t</text:span><text:span text:style-name="T18">. Cette humeur que</text:span><text:span text:style-name="T19"> ie</text:span><text:span text:style-name="T18"> Viens de di-<text:line-break/>re , est prouoquée en nous quand 1</text:span><text:span text:style-name="T19"> </text:span><text:span text:style-name="T18">sage do l'ado</text:span><text:span text:style-name="T19">-<text:line-break/></text:span><text:span text:style-name="T18">lescence commence a fortifier nos membres : car<text:line-break/>Vne chose en émeut vne autre , </text:span><text:span text:style-name="T19">&amp;</text:span><text:span text:style-name="T18"> la prouoq</text:span><text:span text:style-name="T19">uefi<text:line-break/>t</text:span><text:span text:style-name="T18">ien, que cette humeur est excitée du corps hu</text:span><text:span text:style-name="T19">-<text:line-break/></text:span><text:span text:style-name="T18">main par la vigueur qui luy est naturelle</text:span><text:span text:style-name="T19">.</text:span><text:span text:style-name="T18"> Aussi-<text:line-break/>tost quelle sort d</text:span><text:span text:style-name="T19">e</text:span><text:span text:style-name="T18"> so</text:span><text:span text:style-name="T19">ns</text:span><text:span text:style-name="T18">iege d’où elle est jettée,<text:line-break/></text:span><text:span text:style-name="T21">elle se retire</text:span><text:span text:style-name="T18"> de tout le corps par les ar</text:span><text:span text:style-name="T19">t</text:span><text:span text:style-name="T18">eres &amp; par<text:line-break/>les membres </text:span><text:span text:style-name="T19">,</text:span><text:span text:style-name="T18"> </text:span><text:span text:style-name="T19">l'</text:span><text:span text:style-name="T18">assemble en certains lieu</text:span><text:span text:style-name="T19">x</text:span><text:span text:style-name="T18">, </text:span><text:span text:style-name="T19">&amp;<text:line-break/></text:span><text:span text:style-name="T18">prouoque tout incontinent les parties du corps<text:line-break/>qui sont propres à la genera</text:span><text:span text:style-name="T19">i</text:span><text:span text:style-name="T18">ion : elles </text:span><text:span text:style-name="T26">en deui</text:span><text:span text:style-name="T27">e</text:span><text:span text:style-name="T26">n</text:span><text:span text:style-name="T27">u</text:span></text:p>
      <text:p text:style-name="P11"><text:span text:style-name="T18">ne</text:span><text:span text:style-name="T19">htp</text:span><text:span text:style-name="T18">lus grosses qu</text:span><text:span text:style-name="T19">edec</text:span><text:span text:style-name="T18">oiistum</text:span><text:span text:style-name="T19">e</text:span><text:span text:style-name="T18">. &amp; la volonté<text:line-break/>se forme de pousser dehors</text:span><text:span text:style-name="T19"> </text:span><text:span text:style-name="T18">ce qui allume l’ard</text:span><text:span text:style-name="T19">e</text:span><text:span text:style-name="T18">u</text:span><text:span text:style-name="T19">r<text:line-break/></text:span><text:span text:style-name="T18">de s</text:span><text:span text:style-name="T19">a</text:span><text:span text:style-name="T18"> passion</text:span><text:span text:style-name="T19">.</text:span><text:span text:style-name="T18"> La fantaisie demande</text:span><text:span text:style-name="T19"> </text:span><text:span text:style-name="T18">le corps</text:span><text:span text:style-name="T19">,</text:span><text:span text:style-name="T18"> qui </text:span><text:span text:style-name="T19">l’a<text:line-break/></text:span><text:span text:style-name="T18">blessée</text:span><text:span text:style-name="T19">,</text:span><text:span text:style-name="T18"> </text:span><text:span text:style-name="T19">d’</text:span><text:span text:style-name="T18">a</text:span><text:span text:style-name="T19">mo</text:span><text:span text:style-name="T18">ur Car presque tous les hommes<text:line-break/>tombent sur leur pl</text:span><text:span text:style-name="T19">a</text:span><text:span text:style-name="T18">ye , &amp; </text:span><text:span text:style-name="T19">.</text:span><text:span text:style-name="T18">le sang p</text:span><text:span text:style-name="T19">a</text:span><text:span text:style-name="T18">rois</text:span><text:span text:style-name="T19">t</text:span><text:span text:style-name="T18"> en la<text:line-break/>me</text:span><text:span text:style-name="T19">f</text:span><text:span text:style-name="T18">me partie où nous </text:span><text:span text:style-name="T19">a</text:span><text:span text:style-name="T18">uons receu le coup., ins</text:span><text:span text:style-name="T19">-<text:line-break/></text:span><text:span text:style-name="T18">q</text:span><text:span text:style-name="T19">i</text:span><text:span text:style-name="T18">ies-là</text:span><text:span text:style-name="T19">jq</text:span><text:span text:style-name="T18">u</text:span><text:span text:style-name="T19">esi</text:span><text:span text:style-name="T18"> c’est de</text:span><text:span text:style-name="T19"> </text:span><text:span text:style-name="T18">pré</text:span><text:span text:style-name="T19">s</text:span><text:span text:style-name="T18">, </text:span><text:span text:style-name="T19">l</text:span><text:span text:style-name="T18"> Enne</text:span><text:span text:style-name="T19">rny</text:span><text:span text:style-name="T18"> mesm</text:span><text:span text:style-name="T19">e</text:span><text:span text:style-name="T18"> en<text:line-break/>est</text:span><text:span text:style-name="T19"> </text:span><text:span text:style-name="T18">tout</text:span><text:span text:style-name="T19"> </text:span><text:span text:style-name="T18">rougy</text:span><text:span text:style-name="T19">.</text:span><text:span text:style-name="T18"> Ainsi donc </text:span><text:span text:style-name="T19">,</text:span><text:span text:style-name="T18"> celuy q</text:span><text:span text:style-name="T19">u</text:span><text:span text:style-name="T18">i a r</text:span><text:span text:style-name="T19">e</text:span><text:span text:style-name="T18">ssenty<text:line-break/>quelques att</text:span><text:span text:style-name="T19">e</text:span><text:span text:style-name="T18">inte</text:span><text:span text:style-name="T19">sd</text:span><text:span text:style-name="T18">es traits de l</text:span><text:span text:style-name="T19">'A</text:span><text:span text:style-name="T18">mour, soit qu’il<text:line-break/>aie</text:span><text:span text:style-name="T19"> </text:span><text:span text:style-name="T18">esté blessé de quelque Beauté rauissante, par<text:line-break/>des membres délicats </text:span><text:span text:style-name="T19">,</text:span><text:span text:style-name="T18"> soit qu'un</text:span><text:span text:style-name="T19">e</text:span><text:span text:style-name="T18"> Femme l'a</text:span><text:span text:style-name="T19">i</text:span><text:span text:style-name="T18">t<text:line-break/>touché par les attraits de si beaut</text:span><text:span text:style-name="T19">é,</text:span><text:span text:style-name="T18"> </text:span><text:span text:style-name="T21">il aspire à ce<text:line-break/></text:span><text:span text:style-name="T18">qui l'a blesse I</text:span><text:span text:style-name="T19">I</text:span><text:span text:style-name="T18"> s’efforce de </text:span><text:span text:style-name="T19">s’</text:span><text:span text:style-name="T18">en approche</text:span><text:span text:style-name="T19">r</text:span><text:span text:style-name="T20">,</text:span><text:span text:style-name="T21"> </text:span><text:span text:style-name="T20">&amp;</text:span><text:span text:style-name="T21"> de<text:line-break/></text:span><text:span text:style-name="T18">iet</text:span><text:span text:style-name="T19">r</text:span><text:span text:style-name="T18">er de son corps en yn autre l</text:span><text:span text:style-name="T19">’</text:span><text:span text:style-name="T18">humeur qui s’y<text:line-break/>est amassée. Vn</text:span><text:span text:style-name="T19">e</text:span><text:span text:style-name="T18"> passion v</text:span><text:span text:style-name="T19">e</text:span><text:span text:style-name="T18">h</text:span><text:span text:style-name="T19">e</text:span><text:span text:style-name="T18">mente f</text:span><text:span text:style-name="T19">ar</text:span><text:span text:style-name="T18">t</text:span><text:span text:style-name="T19">, </text:span><text:span text:style-name="T28">esp</text:span><text:span text:style-name="T29">c</text:span><text:span text:style-name="T28">r.</text:span><text:span text:style-name="T29">tr</text:span><text:span text:style-name="T28"> </text:span><text:span text:style-name="T18">la<text:line-break/>volupté que l</text:span><text:span text:style-name="T19">’o</text:span><text:span text:style-name="T18">n souhaite</text:span><text:span text:style-name="T19">,</text:span><text:span text:style-name="T18"> elle est nost</text:span><text:span text:style-name="T19">t</text:span><text:span text:style-name="T18">e Ve</text:span><text:span text:style-name="T19">n</text:span><text:span text:style-name="T18">us</text:span><text:span text:style-name="T19">.,<text:line-break/></text:span><text:span text:style-name="T18">nous tirons d’elle le nom de l’amour : </text:span><text:span text:style-name="T19">&amp;</text:span><text:span text:style-name="T18"> c</text:span><text:span text:style-name="T19">’</text:span><text:span text:style-name="T18">es</text:span><text:span text:style-name="T19">t</text:span><text:span text:style-name="T18"> de<text:line-break/>là qu'une goutte de ses charmes se distille dans </text:span><text:span text:style-name="T19">no-<text:line-break/></text:span><text:span text:style-name="T18">str</text:span><text:span text:style-name="T19">ec</text:span><text:span text:style-name="T18">œur, </text:span><text:span text:style-name="T19">si</text:span><text:span text:style-name="T18">liuie des froides petsecutio</text:span><text:span text:style-name="T19">h</text:span><text:span text:style-name="T18">s</text:span><text:span text:style-name="T19"> </text:span><text:span text:style-name="T18">de</text:span><text:span text:style-name="T19"> </text:span><text:span text:style-name="T18">l</text:span><text:span text:style-name="T19">i</text:span><text:span text:style-name="T18">n</text:span><text:span text:style-name="T19">-<text:line-break/></text:span><text:span text:style-name="T18">qui</text:span><text:span text:style-name="T19">e</text:span><text:span text:style-name="T18">t</text:span><text:span text:style-name="T19">u</text:span><text:span text:style-name="T18">de</text:span><text:span text:style-name="T19">.</text:span><text:span text:style-name="T18"> Car si ce que vous aimez est absent</text:span><text:span text:style-name="T19">,<text:line-break/></text:span><text:span text:style-name="T18">a</text:span><text:span text:style-name="T19">u</text:span><text:span text:style-name="T18">ss</text:span><text:span text:style-name="T19">i</text:span><text:span text:style-name="T18">-tostse</text:span><text:span text:style-name="T19">s </text:span><text:span text:style-name="T18">images vous sont presen</text:span><text:span text:style-name="T19">t</text:span><text:span text:style-name="T18">e</text:span><text:span text:style-name="T19">s.</text:span><text:span text:style-name="T18">, &amp; son<text:line-break/>nom charmant fait d</text:span><text:span text:style-name="T19">u</text:span><text:span text:style-name="T18"> </text:span><text:span text:style-name="T19">b</text:span><text:span text:style-name="T18">ruit à vos oreilles</text:span><text:span text:style-name="T19">..</text:span><text:span text:style-name="T18"> </text:span><text:span text:style-name="T19">,</text:span></text:p>
      <text:p text:style-name="Texte_20_du_20_corps"><text:span text:style-name="T18">Mais il faut prendre la fuite deuant ces images,<text:line-break/>&amp; se débarrasser de tous les allechemens de </text:span><text:span text:style-name="T19">s </text:span><text:span text:style-name="T18">A</text:span><text:span text:style-name="T19">-<text:line-break/></text:span><text:span text:style-name="T18">moiir : il faut tour</text:span><text:span text:style-name="T19">he</text:span><text:span text:style-name="T18">rsa per</text:span><text:span text:style-name="T19">iso</text:span><text:span text:style-name="T18">e autre part : se</text:span><text:span text:style-name="T19"> </text:span><text:span text:style-name="T18">des</text:span><text:span text:style-name="T19">-<text:line-break/></text:span><text:span text:style-name="T18">charger en tout corps de lhum</text:span><text:span text:style-name="T19">eu</text:span><text:span text:style-name="T18">r</text:span><text:span text:style-name="T19">.</text:span><text:span text:style-name="T18">amassé</text:span><text:span text:style-name="T19">e</text:span><text:span text:style-name="T18"> ne<text:line-break/>retenir iamais celle qui aura esté </text:span><text:span text:style-name="T19">,</text:span><text:span text:style-name="T18"> conçue pou</text:span><text:span text:style-name="T19">r</text:span><text:span text:style-name="T18"> la<text:line-break/>eo</text:span><text:span text:style-name="T19">.</text:span><text:span text:style-name="T18">nsideration d'une seule personne, n</text:span><text:span text:style-name="T19">'y</text:span><text:span text:style-name="T18"> s</text:span><text:span text:style-name="T19">ec</text:span><text:span text:style-name="T18">on-<text:line-break/>seruet vn sou</text:span><text:span text:style-name="T19">c</text:span><text:span text:style-name="T18">y &amp; v</text:span><text:span text:style-name="T19">u</text:span><text:span text:style-name="T18">e douleur toute certaine.<text:line-break/>Car l'</text:span><text:span text:style-name="T19">u</text:span><text:span text:style-name="T18">l</text:span><text:span text:style-name="T19">c</text:span><text:span text:style-name="T18">ere se </text:span><text:span text:style-name="T19">r</text:span><text:span text:style-name="T18">enouuelle &amp;. s</text:span><text:span text:style-name="T19">'u</text:span><text:span text:style-name="T18">nuieillif en le<text:line-break/>nourrissant</text:span><text:span text:style-name="T19">..</text:span><text:span text:style-name="T18"> La fureur s’enssame, </text:span><text:span text:style-name="T19">&amp;</text:span><text:span text:style-name="T18"> l</text:span><text:span text:style-name="T19">'affo</text:span><text:span text:style-name="T18">ction<text:line-break/>s'augmente</text:span><text:span text:style-name="T19"> </text:span><text:span text:style-name="T18">de iou</text:span><text:span text:style-name="T19">r</text:span><text:span text:style-name="T18"> e</text:span><text:span text:style-name="T19">ni</text:span><text:span text:style-name="T18">o</text:span><text:span text:style-name="T19">u</text:span><text:span text:style-name="T18">r, si par des play</text:span><text:span text:style-name="T19"> </text:span><text:span text:style-name="T18">es nou</text:span><text:span text:style-name="T19">a<text:line-break/>ji</text:span><text:span text:style-name="T18">ell</text:span><text:span text:style-name="T19">e</text:span><text:span text:style-name="T18">s vous ne détruisez les vieilles blessure</text:span><text:span text:style-name="T19">sa</text:span><text:span text:style-name="T18"> </text:span><text:span text:style-name="T19">&amp; le<text:line-break/></text:span><text:span text:style-name="T18">vous ne de</text:span><text:span text:style-name="T19">u</text:span><text:span text:style-name="T18">énez inconstant pour g</text:span><text:span text:style-name="T19">u</text:span><text:span text:style-name="T18">erir vostr</text:span><text:span text:style-name="T19">q</text:span></text:p>
      <text:p text:style-name="P11"><text:bookmark-start text:name="bookmark68"/><text:span text:style-name="T85">28</text:span><text:span text:style-name="T84">8 L E IV. LIVRE </text:span><text:span text:style-name="T85">©</text:span><text:span text:style-name="T84">E L</text:span><text:span text:style-name="T85">vCR</text:span><text:span text:style-name="T84">E</text:span><text:span text:style-name="T85">CE.</text:span><text:bookmark-end text:name="bookmark68"/></text:p>
      <text:p text:style-name="Texte_20_du_20_corps"><text:span text:style-name="T18">ma</text:span><text:span text:style-name="T19">l</text:span><text:span text:style-name="T18"> par</text:span><text:span text:style-name="T19"> </text:span><text:span text:style-name="T18">vn</text:span><text:span text:style-name="T19"> </text:span><text:span text:style-name="T18">plaisir volag</text:span><text:span text:style-name="T19">e</text:span><text:span text:style-name="T18">, ou que</text:span><text:span text:style-name="T19"> </text:span><text:span text:style-name="T18">vous ne puissiez<text:line-break/>tran</text:span><text:span text:style-name="T19">f</text:span><text:span text:style-name="T18">porter autre part les émotions de vostre es</text:span><text:span text:style-name="T19">-<text:line-break/></text:span><text:span text:style-name="T18">prit</text:span><text:span text:style-name="T19">.</text:span><text:span text:style-name="T18"> C</text:span><text:span text:style-name="T19">e</text:span><text:span text:style-name="T18">luy-là n’est point aussi </text:span><text:span text:style-name="T19">p</text:span><text:span text:style-name="T18">riué du fruit de<text:line-break/></text:span><text:span text:style-name="T19">L</text:span><text:span text:style-name="T18">es plaisirs qu</text:span><text:span text:style-name="T19">ié</text:span><text:span text:style-name="T18">uite l'amour: mais bien plustost il<text:line-break/>prend les diuertissem</text:span><text:span text:style-name="T19">e</text:span><text:span text:style-name="T18">ns qui </text:span><text:span text:style-name="T19">fia</text:span><text:span text:style-name="T18">nt fans peine</text:span><text:span text:style-name="T19">.</text:span><text:span text:style-name="T18"> Car<text:line-break/>aux personnes </text:span><text:span text:style-name="T19">f</text:span><text:span text:style-name="T18">aines, la volupté est beaucoup plus<text:line-break/>asseurée </text:span><text:span text:style-name="T19">,</text:span><text:span text:style-name="T18"> &amp;</text:span><text:span text:style-name="T19"> </text:span><text:span text:style-name="T18">plus</text:span><text:span text:style-name="T19"> </text:span><text:span text:style-name="T18">pure qu</text:span><text:span text:style-name="T19">’e</text:span><text:span text:style-name="T18">ll</text:span><text:span text:style-name="T19">e</text:span><text:span text:style-name="T18"> n</text:span><text:span text:style-name="T19">està</text:span><text:span text:style-name="T18">c</text:span><text:span text:style-name="T19">e</text:span><text:span text:style-name="T18">ux</text:span><text:span text:style-name="T19"> </text:span><text:span text:style-name="T18">qui</text:span><text:span text:style-name="T19"> f</text:span><text:span text:style-name="T18">ont<text:line-break/>malades. L</text:span><text:span text:style-name="T19">’ar</text:span><text:span text:style-name="T18">deur des Amans au point de leur<text:line-break/></text:span><text:span text:style-name="T19">j</text:span><text:span text:style-name="T18">oüissance, est agitée par</text:span><text:span text:style-name="T19"> </text:span><text:span text:style-name="T18">des erreurs incertaines.<text:line-break/>Il</text:span><text:span text:style-name="T19">snese</text:span><text:span text:style-name="T18">auent poin</text:span><text:span text:style-name="T19">té</text:span><text:span text:style-name="T18">e q</text:span><text:span text:style-name="T19">u'</text:span><text:span text:style-name="T18">il</text:span><text:span text:style-name="T19">sdoi</text:span><text:span text:style-name="T18">uent mettre plu</text:span><text:span text:style-name="T19">-<text:line-break/></text:span><text:span text:style-name="T18">stost en vsage </text:span><text:span text:style-name="T19">il</text:span><text:span text:style-name="T18">s</text:span><text:span text:style-name="T19"> </text:span><text:span text:style-name="T18">yeux</text:span><text:span text:style-name="T19"> </text:span><text:span text:style-name="T18">ou</text:span><text:span text:style-name="T19"> </text:span><text:span text:style-name="T18">de</text:span><text:span text:style-name="T19"> </text:span><text:span text:style-name="T18">la main. Ils pressent<text:line-break/>étroitement ce qu</text:span><text:span text:style-name="T19">’il</text:span><text:span text:style-name="T18">s ont recherché </text:span><text:span text:style-name="T19">^o</text:span><text:span text:style-name="T18">nt sentir<text:line-break/>de la douleur au corps</text:span><text:span text:style-name="T19"> </text:span><text:span text:style-name="T18">q</text:span><text:span text:style-name="T19">sil</text:span><text:span text:style-name="T18"> aiment , impriment<text:line-break/></text:span><text:span text:style-name="T19">s</text:span><text:span text:style-name="T18">ou</text:span><text:span text:style-name="T19">u</text:span><text:span text:style-name="T18">en</text:span><text:span text:style-name="T19">t</text:span><text:span text:style-name="T18"> des morsures aux lévre</text:span><text:span text:style-name="T19">s</text:span><text:span text:style-name="T18">, &amp; donnent de<text:line-break/>rudes baiser</text:span><text:span text:style-name="T19">s</text:span><text:span text:style-name="T18">, pource que leur volupté n’est pas<text:line-break/>pure, &amp; qu</text:span><text:span text:style-name="T19">’</text:span><text:span text:style-name="T18">il y a des piqueures qui incitent les<text:line-break/>Amans à blesser, ce qui a donné la naissance &amp;<text:line-break/>l'accroissement aux germes de leur fureur. Tou</text:span><text:span text:style-name="T19">-<text:line-break/></text:span><text:span text:style-name="T18">t</text:span><text:span text:style-name="T19">e</text:span><text:span text:style-name="T18">sfoi</text:span><text:span text:style-name="T19">s</text:span><text:span text:style-name="T18">, le plal</text:span><text:span text:style-name="T19">ii</text:span><text:span text:style-name="T18">r de l’amour mod</text:span><text:span text:style-name="T19">e</text:span><text:span text:style-name="T18">re pour bien<text:line-break/>peu de temps ces peines</text:span><text:span text:style-name="T19">,</text:span><text:span text:style-name="T18"> </text:span><text:span text:style-name="T19">&amp;</text:span><text:span text:style-name="T18"> la volupté charmante<text:line-break/>qui </text:span><text:span text:style-name="T19">s’y</text:span><text:span text:style-name="T18"> me</text:span><text:span text:style-name="T19">sse</text:span><text:span text:style-name="T18">, temp</text:span><text:span text:style-name="T19">e</text:span><text:span text:style-name="T18">re pour bien peu de temps<text:line-break/>aussi la douleur des morsures. Car l</text:span><text:span text:style-name="T19">le</text:span><text:span text:style-name="T18">sp</text:span><text:span text:style-name="T19">e</text:span><text:span text:style-name="T18">rance se<text:line-break/>conçoit d’où l’ard</text:span><text:span text:style-name="T19">e</text:span><text:span text:style-name="T18">u</text:span><text:span text:style-name="T19">t</text:span><text:span text:style-name="T18"> a pris son origine d’en pou</text:span><text:span text:style-name="T19">-<text:line-break/></text:span><text:span text:style-name="T18">uoir encore éteindre la</text:span><text:span text:style-name="T19"> </text:span><text:span text:style-name="T18">flam</text:span><text:span text:style-name="T19">c</text:span><text:span text:style-name="T18"> pa</text:span><text:span text:style-name="T19">rl</text:span><text:span text:style-name="T18">e mesine corps,<text:line-break/></text:span><text:span text:style-name="T19">aq</text:span><text:span text:style-name="T18">uoy neantmoins repugne la Nature, pource<text:line-break/>que la chose est tell</text:span><text:span text:style-name="T19">e,</text:span><text:span text:style-name="T18"> que plus nous en auon</text:span><text:span text:style-name="T19">sd</text:span><text:span text:style-name="T18">e<text:line-break/>jo</text:span><text:span text:style-name="T19">u</text:span><text:span text:style-name="T18">issanc</text:span><text:span text:style-name="T19">e</text:span><text:span text:style-name="T18">, &amp; plus nostre cœur s'allume d'une ar</text:span><text:span text:style-name="T19">-<text:line-break/></text:span><text:span text:style-name="T18">dente passion</text:span><text:span text:style-name="T19">.</text:span><text:span text:style-name="T18"> La viande &amp; le bieiiuage sont re</text:span><text:span text:style-name="T19">-<text:line-break/></text:span><text:span text:style-name="T18">ce</text:span><text:span text:style-name="T19">n</text:span><text:span text:style-name="T18">s</text:span><text:span text:style-name="T19"> </text:span><text:span text:style-name="T18">dans le</text:span><text:span text:style-name="T19"> </text:span><text:span text:style-name="T18">corps , &amp; ils y occupent de certaines<text:line-break/>parties</text:span><text:span text:style-name="T19">,</text:span><text:span text:style-name="T18"> d’o</text:span><text:span text:style-name="T19">ù</text:span><text:span text:style-name="T18"> vient que le desir de boire &amp; de man</text:span><text:span text:style-name="T19">-<text:line-break/></text:span><text:span text:style-name="T18">ger est facilement ass</text:span><text:span text:style-name="T19">o</text:span><text:span text:style-name="T18">u</text:span><text:span text:style-name="T19">uy</text:span><text:span text:style-name="T18"> : Maisil n</text:span><text:span text:style-name="T19">’</text:span><text:span text:style-name="T18">arriue rien de<text:line-break/>la beauté d'un visage , &amp; d'un t</text:span><text:span text:style-name="T19">e</text:span><text:span text:style-name="T18">int vermeil, que<text:line-break/>des images vaines , qu'une e</text:span><text:span text:style-name="T19">f</text:span><text:span text:style-name="T18">perance deceuë fait<text:line-break/>souuent di</text:span><text:span text:style-name="T19">f</text:span><text:span text:style-name="T18">paroistre en Pair. Comme celuy qui</text:span></text:p>
      <text:p text:style-name="P11"><text:span text:style-name="T19">LL</text:span><text:span text:style-name="T18"> IV. </text:span><text:span text:style-name="T19">I.</text:span><text:span text:style-name="T18">IVRE DE Lvc</text:span><text:span text:style-name="T19">RECE,</text:span><text:span text:style-name="T18"> </text:span><text:span text:style-name="T19">i89<text:line-break/>'u</text:span><text:span text:style-name="T18">oudroit boire quand il est a</text:span><text:span text:style-name="T19">l</text:span><text:span text:style-name="T18">teré dans le som-<text:line-break/>m</text:span><text:span text:style-name="T19">e</text:span><text:span text:style-name="T18">i</text:span><text:span text:style-name="T19">l.</text:span><text:span text:style-name="T18"> sans </text:span><text:span text:style-name="T19">tr</text:span><text:span text:style-name="T18">o</text:span><text:span text:style-name="T19">u</text:span><text:span text:style-name="T18">uer de l</text:span><text:span text:style-name="T19">’</text:span><text:span text:style-name="T18">e</text:span><text:span text:style-name="T19">a</text:span><text:span text:style-name="T18">u qui puisse étancher f</text:span><text:span text:style-name="T19">a<text:line-break/></text:span><text:span text:style-name="T21">soif</text:span><text:span text:style-name="T20">:</text:span><text:span text:style-name="T18"> il cherche des images de ruisseaux , ou il se<text:line-break/>trauaille inutilemen</text:span><text:span text:style-name="T19">t</text:span><text:span text:style-name="T18">, puis qu</text:span><text:span text:style-name="T19">i</text:span><text:span text:style-name="T18">l a tousiours soif en<text:line-break/>be</text:span><text:span text:style-name="T19">u</text:span><text:span text:style-name="T18">uant à longs traits au milieu d'une riuiere ima</text:span><text:span text:style-name="T19">-<text:line-break/></text:span><text:span text:style-name="T18">ginaire. Ainsi dans</text:span><text:span text:style-name="T19">,</text:span><text:span text:style-name="T18"> l’amour </text:span><text:span text:style-name="T19">,</text:span><text:span text:style-name="T18"> Venus se joüe des<text:line-break/>Amans par des fanto</text:span><text:span text:style-name="T19">f</text:span><text:span text:style-name="T18">mes vains : &amp; ces pa</text:span><text:span text:style-name="T19">n</text:span><text:span text:style-name="T18">ures<text:line-break/>gens ne se peuuent rassasier par la ve</text:span><text:span text:style-name="T19">u</text:span><text:span text:style-name="T18">ë de ce qu’ils<text:line-break/>aiment, ny s</text:span><text:span text:style-name="T19">e</text:span><text:span text:style-name="T18"> g</text:span><text:span text:style-name="T19">u</text:span><text:span text:style-name="T18">erir pa</text:span><text:span text:style-name="T19">t</text:span><text:span text:style-name="T18"> l'attouchement de la<text:line-break/>mai</text:span><text:span text:style-name="T19">n</text:span><text:span text:style-name="T18">, demeura</text:span><text:span text:style-name="T19">nt</text:span><text:span text:style-name="T18"> tousiours incertains de ce qu'i</text:span><text:span text:style-name="T19">l</text:span><text:span text:style-name="T18">s<text:line-break/>doiuent faire.</text:span></text:p>
      <text:p text:style-name="Texte_20_du_20_corps"><text:span text:style-name="T18">Enfin , quand ils s</text:span><text:span text:style-name="T19">es</text:span><text:span text:style-name="T18">eruen</text:span><text:span text:style-name="T19">td</text:span><text:span text:style-name="T18">ans les embrasse</text:span><text:span text:style-name="T19">-<text:line-break/></text:span><text:span text:style-name="T18">mens</text:span><text:span text:style-name="T19"> </text:span><text:span text:style-name="T18">de </text:span><text:span text:style-name="T19">sa</text:span><text:span text:style-name="T18">fleu</text:span><text:span text:style-name="T19">rdel</text:span><text:span text:style-name="T18">eu</text:span><text:span text:style-name="T19">rà</text:span><text:span text:style-name="T18">ge ; sur le poinc</text:span><text:span text:style-name="T19">tquele<text:line-break/></text:span><text:span text:style-name="T18">corps se </text:span><text:span text:style-name="T19">p</text:span><text:span text:style-name="T18">r</text:span><text:span text:style-name="T19">e</text:span><text:span text:style-name="T18">par</text:span><text:span text:style-name="T19">e</text:span><text:span text:style-name="T18"> à</text:span><text:span text:style-name="T19"> </text:span><text:span text:style-name="T18">sentir</text:span><text:span text:style-name="T19"> </text:span><text:span text:style-name="T18">vne grande ioye , accom-<text:line-break/>pagn</text:span><text:span text:style-name="T19">é</text:span><text:span text:style-name="T18"> qu'</text:span><text:span text:style-name="T19">il</text:span><text:span text:style-name="T18"> est de la D</text:span><text:span text:style-name="T19">é</text:span><text:span text:style-name="T18">esse des cha</text:span><text:span text:style-name="T19">r</text:span><text:span text:style-name="T18">mes , pour en</text:span><text:span text:style-name="T19">-<text:line-break/></text:span><text:span text:style-name="T18">semencer l</text:span><text:span text:style-name="T19">e</text:span><text:span text:style-name="T18">s champs fertile</text:span><text:span text:style-name="T19">s</text:span><text:span text:style-name="T18">, ils </text:span><text:span text:style-name="T19">se</text:span><text:span text:style-name="T18"> serrent ardem-<text:line-break/>men</text:span><text:span text:style-name="T19">t</text:span><text:span text:style-name="T18">, se donne</text:span><text:span text:style-name="T19">nt</text:span><text:span text:style-name="T18"> des b</text:span><text:span text:style-name="T19">a</text:span><text:span text:style-name="T18">iser</text:span><text:span text:style-name="T19">s</text:span><text:span text:style-name="T18">humides, </text:span><text:span text:style-name="T19">&amp;</text:span><text:span text:style-name="T18"> se pres</text:span><text:span text:style-name="T19">-<text:line-break/></text:span><text:span text:style-name="T18">s</text:span><text:span text:style-name="T19">e</text:span><text:span text:style-name="T18">ns les l</text:span><text:span text:style-name="T19">è</text:span><text:span text:style-name="T18">vres de leurs dent</text:span><text:span text:style-name="T19">s</text:span><text:span text:style-name="T18">, ils s’inspirent vn</text:span><text:span text:style-name="T19">e<text:line-break/></text:span><text:span text:style-name="T18">mutuelle ardeur </text:span><text:span text:style-name="T19">:</text:span><text:span text:style-name="T18"> mais en vain , pource qu</text:span><text:span text:style-name="T19">’il</text:span><text:span text:style-name="T18">s n</text:span><text:span text:style-name="T19">'en<text:line-break/></text:span><text:span text:style-name="T18">peuuent rien emporter , &amp; ne peuuent</text:span><text:span text:style-name="T19"> </text:span><text:span text:style-name="T18">ny pene-<text:line-break/>trer plus auan</text:span><text:span text:style-name="T19">t,</text:span><text:span text:style-name="T18"> ny entrer entieremen</text:span><text:span text:style-name="T19">td</text:span><text:span text:style-name="T18">an</text:span><text:span text:style-name="T19">sl</text:span><text:span text:style-name="T18">e su-<text:line-break/>jet qui cause leur</text:span><text:span text:style-name="T19"> </text:span><text:span text:style-name="T18">passion v</text:span><text:span text:style-name="T19">e</text:span><text:span text:style-name="T18">hemente ; bien qu</text:span><text:span text:style-name="T19">’al<text:line-break/>f</text:span><text:span text:style-name="T18">emble qu’</text:span><text:span text:style-name="T19">i</text:span><text:span text:style-name="T18">ls y ess</text:span><text:span text:style-name="T19">a</text:span><text:span text:style-name="T18">yent : &amp; </text:span><text:span text:style-name="T19">r'y</text:span><text:span text:style-name="T18"> efforcent par fois<text:line-break/>de tout leur pouuoir</text:span><text:span text:style-name="T19">.</text:span><text:span text:style-name="T18">estant serrez de si prés par les<text:line-break/></text:span><text:span text:style-name="T21">liés</text:span><text:span text:style-name="T18"> de leur amour,</text:span><text:span text:style-name="T19">q</text:span><text:span text:style-name="T18">ue les membres perd</text:span><text:span text:style-name="T19">âs</text:span><text:span text:style-name="T18"> leur vi</text:span><text:span text:style-name="T19">-<text:line-break/></text:span><text:span text:style-name="T18">gueur, semblent</text:span><text:span text:style-name="T19"> </text:span><text:span text:style-name="T18">se fondre par</text:span><text:span text:style-name="T19"> </text:span><text:span text:style-name="T18">la force de la volu</text:span><text:span text:style-name="T19">7<text:line-break/></text:span><text:span text:style-name="T18">pté</text:span><text:span text:style-name="T19">.</text:span><text:span text:style-name="T18"> Enfin, quand</text:span><text:span text:style-name="T19"> ri</text:span><text:span text:style-name="T18">mp</text:span><text:span text:style-name="T19">e</text:span><text:span text:style-name="T18">tueuse</text:span><text:span text:style-name="T19"> </text:span><text:span text:style-name="T18">humeur est sortie<text:line-break/>des vaisseaux nerveux ou</text:span><text:span text:style-name="T19"> </text:span><text:span text:style-name="T18">elle estoit</text:span><text:span text:style-name="T19"> </text:span><text:span text:style-name="T18">amassé</text:span><text:span text:style-name="T19">e</text:span><text:span text:style-name="T18">, il s</text:span><text:span text:style-name="T19">e<text:line-break/>s</text:span><text:span text:style-name="T18">ait</text:span><text:span text:style-name="T19"> </text:span><text:span text:style-name="T18">vne</text:span><text:span text:style-name="T19"> </text:span><text:span text:style-name="T18">petite pause à</text:span><text:span text:style-name="T19"> </text:span><text:span text:style-name="T18">la violence</text:span><text:span text:style-name="T19"> </text:span><text:span text:style-name="T18">de l'</text:span><text:span text:style-name="T19">a</text:span><text:span text:style-name="T18">rdeur</text:span><text:span text:style-name="T19">.</text:span><text:span text:style-name="T18">Puis<text:line-break/>la mesm</text:span><text:span text:style-name="T19">e</text:span><text:span text:style-name="T18"> rage retourne aussi</text:span><text:span text:style-name="T19">;</text:span><text:span text:style-name="T18"> tos</text:span><text:span text:style-name="T19">t</text:span><text:span text:style-name="T18">, &amp; vne pareille<text:line-break/>fureur</text:span><text:span text:style-name="T19"> </text:span><text:span text:style-name="T18">re</text:span><text:span text:style-name="T19">n</text:span><text:span text:style-name="T18">ien</text:span><text:span text:style-name="T19">t</text:span><text:span text:style-name="T18">, quand ils cherchent eux mesm</text:span><text:span text:style-name="T19">e</text:span><text:span text:style-name="T18">s<text:line-break/>ce</text:span><text:span text:style-name="T19"> </text:span><text:span text:style-name="T18">qu</text:span><text:span text:style-name="T19">’</text:span><text:span text:style-name="T18">i</text:span><text:span text:style-name="T19">l</text:span><text:span text:style-name="T18">s souhaitent</text:span><text:span text:style-name="T19"> </text:span><text:span text:style-name="T18">qui leur arriue , &amp; qu</text:span><text:span text:style-name="T19">’il</text:span><text:span text:style-name="T18"> n</text:span><text:span text:style-name="T19">e<text:line-break/></text:span><text:span text:style-name="T18">peuu</text:span><text:span text:style-name="T19">c</text:span><text:span text:style-name="T18">nt</text:span><text:span text:style-name="T19">.</text:span><text:span text:style-name="T18">trouuer par quelle machin</text:span><text:span text:style-name="T19">e</text:span><text:span text:style-name="T18">, ils pourront<text:line-break/>surmonter ce qui ref</text:span><text:span text:style-name="T19">i</text:span><text:span text:style-name="T18">sse à l'</text:span><text:span text:style-name="T19">a</text:span><text:span text:style-name="T18">ccomplissement de</text:span></text:p>
      <text:p text:style-name="P11"><text:span text:style-name="T18">I</text:span><text:span text:style-name="T19">9</text:span><text:span text:style-name="T18">0 L </text:span><text:span text:style-name="T19">E</text:span><text:span text:style-name="T18"> IV. L I V R </text:span><text:span text:style-name="T19">E</text:span><text:span text:style-name="T18"> </text:span><text:span text:style-name="T19">D</text:span><text:span text:style-name="T18"> E L </text:span><text:span text:style-name="T19">V</text:span><text:span text:style-name="T18">CR </text:span><text:span text:style-name="T19">E</text:span><text:span text:style-name="T18"> </text:span><text:span text:style-name="T19">C</text:span><text:span text:style-name="T18"> </text:span><text:span text:style-name="T19">E?<text:line-break/></text:span><text:span text:style-name="T18">leur d</text:span><text:span text:style-name="T19">é</text:span><text:span text:style-name="T18">sir</text:span><text:span text:style-name="T19">.</text:span><text:span text:style-name="T18"> Telle est l’incertitude dont</text:span><text:span text:style-name="T19"> </text:span><text:span text:style-name="T18">ils</text:span><text:span text:style-name="T19"> </text:span><text:span text:style-name="T18">deu</text:span><text:span text:style-name="T19">ie</text:span><text:span text:style-name="T18">n-<text:line-break/>nent languissa</text:span><text:span text:style-name="T19">nt</text:span><text:span text:style-name="T18"> pat l’impression d'une pl</text:span><text:span text:style-name="T19">a</text:span><text:span text:style-name="T18">ye im-<text:line-break/></text:span><text:span text:style-name="T19">p</text:span><text:span text:style-name="T18">eieeptible.</text:span></text:p>
      <text:p text:style-name="Texte_20_du_20_corps"><text:span text:style-name="T18">Adioutez à cela qu’ils consument leur force</text:span><text:span text:style-name="T19">,</text:span><text:span text:style-name="T18"> </text:span><text:span text:style-name="T19">&amp;<text:line-break/></text:span><text:span text:style-name="T18">qu</text:span><text:span text:style-name="T19">f</text:span><text:span text:style-name="T18">ls périssent par</text:span><text:span text:style-name="T19"> </text:span><text:span text:style-name="T18">le</text:span><text:span text:style-name="T19"> </text:span><text:span text:style-name="T18">trauail. Adioutez-</text:span><text:span text:style-name="T19">y</text:span><text:span text:style-name="T18">, dis</text:span><text:span text:style-name="T19">-</text:span><text:span text:style-name="T18">ie,<text:line-break/>que leur </text:span><text:span text:style-name="T19">à</text:span><text:span text:style-name="T18">ge se passe </text:span><text:span text:style-name="T19">f</text:span><text:span text:style-name="T18">ous le ioug d'un Empire<text:line-break/>étranger : que les affaires domestlques </text:span><text:span text:style-name="T19">f</text:span><text:span text:style-name="T18">e ruinent:<text:line-break/>qu’il faut </text:span><text:span text:style-name="T19">f</text:span><text:span text:style-name="T18">ouffrir des contraintes importunes des<text:line-break/>Créanciers : &amp; que tandis que les bons offices sont<text:line-break/>negl</text:span><text:span text:style-name="T19">i</text:span><text:span text:style-name="T18">ge</text:span><text:span text:style-name="T19">z</text:span><text:span text:style-name="T18">, &amp; que la réputation diminu</text:span><text:span text:style-name="T19">é</text:span><text:span text:style-name="T18">, les par</text:span><text:span text:style-name="T19">-<text:line-break/></text:span><text:span text:style-name="T18">fums sont </text:span><text:span text:style-name="T19">rn</text:span><text:span text:style-name="T18">is en vsage : les chass</text:span><text:span text:style-name="T19">e</text:span><text:span text:style-name="T18"> res à la Sicyo</text:span><text:span text:style-name="T19">-<text:line-break/></text:span><text:span text:style-name="T18">nienne font paroistre les jambes belles : les gran</text:span><text:span text:style-name="T19">-<text:line-break/></text:span><text:span text:style-name="T18">des emera</text:span><text:span text:style-name="T19">u</text:span><text:span text:style-name="T18">de</text:span><text:span text:style-name="T19">squ</text:span><text:span text:style-name="T18">i reluisent d'une lumiere verte,<text:line-break/></text:span><text:span text:style-name="T19">f</text:span><text:span text:style-name="T18">ont enchâssées dans l’</text:span><text:span text:style-name="T19">o</text:span><text:span text:style-name="T18">r : la robe</text:span><text:span text:style-name="T19"> </text:span><text:span text:style-name="T18">de couleur ma</text:span><text:span text:style-name="T19">-</text:span><text:span text:style-name="T18"> </text:span><text:span text:style-name="T19">i<text:line-break/></text:span><text:span text:style-name="T18">rine</text:span><text:span text:style-name="T19"> </text:span><text:span text:style-name="T18">est foulée l</text:span><text:span text:style-name="T19">'</text:span><text:span text:style-name="T18">ordinaire , &amp; toute mouillée de<text:line-break/>la sueur que l’exercice a causée : &amp; les biens pate</text:span><text:span text:style-name="T19">r</text:span><text:span text:style-name="T18">-<text:line-break/>nels sont changez en bijoux &amp; en guirlandes liées<text:line-break/>de ga</text:span><text:span text:style-name="T19">l</text:span><text:span text:style-name="T18">ans precieux , &amp; quelques</text:span><text:span text:style-name="T19">so</text:span><text:span text:style-name="T18">is en robes de<text:line-break/>femme</text:span><text:span text:style-name="T19">,</text:span><text:span text:style-name="T18"> ou</text:span><text:span text:style-name="T19"> </text:span><text:span text:style-name="T18">bien en vestemens</text:span><text:span text:style-name="T19"> </text:span><text:span text:style-name="T18">de laines de Malte,<text:line-break/>&amp; de l</text:span><text:span text:style-name="T19">ist</text:span><text:span text:style-name="T18">e de Scio. Les habillemens de grand<text:line-break/>pri</text:span><text:span text:style-name="T19">x,</text:span><text:span text:style-name="T18"> &amp; la bonne chere sont accompagnees de<text:line-break/>jeu</text:span><text:span text:style-name="T19">x</text:span><text:span text:style-name="T18">, de vins exqui</text:span><text:span text:style-name="T19">s</text:span><text:span text:style-name="T18">, de parfum</text:span><text:span text:style-name="T19">s,</text:span><text:span text:style-name="T18"> de couronnes</text:span><text:span text:style-name="T19">,<text:line-break/></text:span><text:span text:style-name="T18">&amp; de bouquets</text:span><text:span text:style-name="T19">.</text:span><text:span text:style-name="T18"> Mais tou</text:span><text:span text:style-name="T19">r</text:span><text:span text:style-name="T18"> cela sort mal à propos,<text:line-break/>puisque du milieu de</text:span><text:span text:style-name="T19"> </text:span><text:span text:style-name="T18">la fontaine de</text:span><text:span text:style-name="T19"> </text:span><text:span text:style-name="T18">deli</text:span><text:span text:style-name="T19">c</text:span><text:span text:style-name="T18">es, i</text:span><text:span text:style-name="T19">ls’é-<text:line-break/>I</text:span><text:span text:style-name="T18">eu</text:span><text:span text:style-name="T19">c</text:span><text:span text:style-name="T18"> tousiours quelque amertume , &amp; quelque<text:line-break/>chose qui pique parmy les fleurs</text:span><text:span text:style-name="T19">.</text:span><text:span text:style-name="T18"> D’où naissent<text:line-break/>aussi des re</text:span><text:span text:style-name="T19">m</text:span><text:span text:style-name="T18">ors de conscience de ce que la vie se<text:line-break/>passe dans l’oisiueté, &amp; que les iours se consument<text:line-break/>dans </text:span><text:span text:style-name="T19">V</text:span><text:span text:style-name="T18">n</text:span><text:span text:style-name="T19">e</text:span><text:span text:style-name="T18"> nonchalance honte</text:span><text:span text:style-name="T19">u</text:span><text:span text:style-name="T18">s</text:span><text:span text:style-name="T19">e,</text:span><text:span text:style-name="T18"> ou de ce que la<text:line-break/>Dame qui est aimée a laissé aller quelque parole<text:line-break/>ambiguë qui s'attache au cœur amoureu</text:span><text:span text:style-name="T19">x</text:span><text:span text:style-name="T18">, coin</text:span><text:span text:style-name="T19">-<text:line-break/>«</text:span><text:span text:style-name="T18">ne vn feu qui</text:span><text:span text:style-name="T19"> </text:span><text:span text:style-name="T18">le brusle</text:span><text:span text:style-name="T19">,</text:span><text:span text:style-name="T18"> ou de ce qu’il s’imagine<text:line-break/>qu’elle tourne ses yeux de tous coste</text:span><text:span text:style-name="T19">z</text:span><text:span text:style-name="T18">, &amp; qu</text:span><text:span text:style-name="T19">’</text:span><text:span text:style-name="T18">elle<text:line-break/>en regarde v</text:span><text:span text:style-name="T19">n</text:span><text:span text:style-name="T18"> autre , croyant S’es</text:span><text:span text:style-name="T19">tr</text:span><text:span text:style-name="T18">e </text:span><text:span text:style-name="T19">a</text:span><text:span text:style-name="T18">pP</text:span><text:span text:style-name="T105">cr</text:span><text:span text:style-name="T19">£ÇU</text:span><text:span text:style-name="T18"> </text:span><text:span text:style-name="T19">-je</text:span></text:p>
      <text:p text:style-name="P11"><text:span text:style-name="T18">LE IV. LIVRE D </text:span><text:span text:style-name="T19">ï</text:span><text:span text:style-name="T18"> L V C R </text:span><text:span text:style-name="T19">I</text:span><text:span text:style-name="T18"> C </text:span><text:span text:style-name="T19">s</text:span><text:span text:style-name="T18"> </text:span><text:span text:style-name="T19">19</text:span><text:span text:style-name="T18">1<text:line-break/>quelques traces d'un petit souris sur son visage</text:span><text:span text:style-name="T19">-<text:line-break/></text:span><text:span text:style-name="T18">or ce font là les maux qui se rencontrent en<text:line-break/>l</text:span><text:span text:style-name="T19">'a</text:span><text:span text:style-name="T18">mour satisfait &amp; parfaitement heureux : mais<text:line-break/>Ceux qui accompagnent d</text:span><text:span text:style-name="T19">’</text:span><text:span text:style-name="T18">ordinaire l’amou</text:span><text:span text:style-name="T19">r</text:span><text:span text:style-name="T18"> in</text:span><text:span text:style-name="T19">-<text:line-break/></text:span><text:span text:style-name="T18">fortuné , sont innombrables en comparaiso</text:span><text:span text:style-name="T19">n</text:span><text:span text:style-name="T18">, si<text:line-break/>vous voulez ou</text:span><text:span text:style-name="T19">t</text:span><text:span text:style-name="T18">irir tant soit peu les yeux pour les<text:line-break/>consider</text:span><text:span text:style-name="T19">e</text:span><text:span text:style-name="T18">r. De sorte que comme</text:span><text:span text:style-name="T19"> </text:span><text:span text:style-name="T18">i</text:span><text:span text:style-name="T19">el</text:span><text:span text:style-name="T18">'</text:span><text:span text:style-name="T19">a</text:span><text:span text:style-name="T18">y</text:span><text:span text:style-name="T19"> </text:span><text:span text:style-name="T18">dit</text:span><text:span text:style-name="T19"> </text:span><text:span text:style-name="T18">a</text:span><text:span text:style-name="T19">u</text:span><text:span text:style-name="T18">pa</text:span><text:span text:style-name="T19">-<text:line-break/></text:span><text:span text:style-name="T18">rauant, il vous </text:span><text:span text:style-name="T19">f</text:span><text:span text:style-name="T18">era beauco</text:span><text:span text:style-name="T19">up</text:span><text:span text:style-name="T18"> plu</text:span><text:span text:style-name="T19">saua</text:span><text:span text:style-name="T18">ntageux de<text:line-break/>veille</text:span><text:span text:style-name="T19">r</text:span><text:span text:style-name="T18">, &amp; de prendre garde a ne tomber point<text:line-break/>dans ces filets : car il n’es</text:span><text:span text:style-name="T19">t</text:span><text:span text:style-name="T18"> pas si difficile d’</text:span><text:span text:style-name="T19">é</text:span><text:span text:style-name="T18">uitet<text:line-break/>d</text:span><text:span text:style-name="T19">le</text:span><text:span text:style-name="T18">stre pris dans les liens de l'amou</text:span><text:span text:style-name="T19">r</text:span><text:span text:style-name="T18">, que d’en so</text:span><text:span text:style-name="T19">r-<text:line-break/></text:span><text:span text:style-name="T18">tir quand on y est vn</text:span><text:span text:style-name="T19">e</text:span><text:span text:style-name="T18"> sois embarrass</text:span><text:span text:style-name="T19">e,</text:span><text:span text:style-name="T18"> &amp; de rom-<text:line-break/>pre les fortes étraintes de la volupté</text:span><text:span text:style-name="T19">.</text:span><text:span text:style-name="T18"> Vous en<text:line-break/>pourrez sortir, neantmoins, quoy que vous soyez<text:line-break/>captif</text:span><text:span text:style-name="T19">,</text:span><text:span text:style-name="T18"> si vous n</text:span><text:span text:style-name="T19">’</text:span><text:span text:style-name="T18">y apportez point</text:span><text:span text:style-name="T19"> </text:span><text:span text:style-name="T18">vous mesme<text:line-break/>de resista</text:span><text:span text:style-name="T19">t</text:span><text:span text:style-name="T18">ic</text:span><text:span text:style-name="T19">e</text:span><text:span text:style-name="T18">, ou que</text:span><text:span text:style-name="T19"> </text:span><text:span text:style-name="T18">vous ne vouliez point consi-<text:line-break/>derer les vices de </text:span><text:span text:style-name="T19">Le</text:span><text:span text:style-name="T18">s</text:span><text:span text:style-name="T19">p</text:span><text:span text:style-name="T18">r</text:span><text:span text:style-name="T19">i</text:span><text:span text:style-name="T18">t &amp; du corps de la femme<text:line-break/>que vous alme</text:span><text:span text:style-name="T19">z</text:span><text:span text:style-name="T18">, &amp; que vous desirez poss</text:span><text:span text:style-name="T19">é</text:span><text:span text:style-name="T18">der Ce<text:line-break/>que </text:span><text:span text:style-name="T19">so</text:span><text:span text:style-name="T18">nt d</text:span><text:span text:style-name="T19">’</text:span><text:span text:style-name="T18">ord</text:span><text:span text:style-name="T19">i</text:span><text:span text:style-name="T18">naire tous les hommes qui son</text:span><text:span text:style-name="T19">t</text:span><text:span text:style-name="T105">1<text:line-break/></text:span><text:span text:style-name="T18">a</text:span><text:span text:style-name="T19">u</text:span><text:span text:style-name="T18">euglez d'amour</text:span><text:span text:style-name="T19">.</text:span><text:span text:style-name="T18"> Ils leur attribuent </text:span><text:span text:style-name="T19">m</text:span><text:span text:style-name="T18">es</text:span><text:span text:style-name="T19">i</text:span><text:span text:style-name="T18">ne des </text:span><text:span text:style-name="T19">'<text:line-break/></text:span><text:span text:style-name="T18">auantages qui n</text:span><text:span text:style-name="T19">’</text:span><text:span text:style-name="T18">y sont point du tout</text:span><text:span text:style-name="T19">.</text:span><text:span text:style-name="T18"> Nous en<text:line-break/>Voyons donc plusieurs d</text:span><text:span text:style-name="T19">em</text:span><text:span text:style-name="T18">e</text:span><text:span text:style-name="T19">f</text:span><text:span text:style-name="T18">cha</text:span><text:span text:style-name="T19">nt</text:span><text:span text:style-name="T18">es&amp; de vilai-<text:line-break/>Iies </text:span><text:span text:style-name="T19">,</text:span><text:span text:style-name="T18"> qui sont neantmoin</text:span><text:span text:style-name="T19">s</text:span><text:span text:style-name="T18"> dans leurs delices , </text:span><text:span text:style-name="T19">&amp;<text:line-break/></text:span><text:span text:style-name="T18">qu</text:span><text:span text:style-name="T19">’il</text:span><text:span text:style-name="T18">s veulent éleuer au faille de l</text:span><text:span text:style-name="T19">’</text:span><text:span text:style-name="T18">honneur</text:span><text:span text:style-name="T19">.</text:span><text:span text:style-name="T18"> La<text:line-break/>noire, disent</text:span><text:span text:style-name="T19"> </text:span><text:span text:style-name="T21">ils, estvne</text:span><text:span text:style-name="T18"> belle</text:span><text:span text:style-name="T19"> </text:span><text:span text:style-name="T18">brune : la ina</text:span><text:span text:style-name="T19">la</text:span><text:span text:style-name="T18">pro-<text:line-break/>pre</text:span><text:span text:style-name="T19">&amp;</text:span><text:span text:style-name="T18"> la</text:span><text:span text:style-name="T19"> </text:span><text:span text:style-name="T18">sale est</text:span><text:span text:style-name="T19"> </text:span><text:span text:style-name="T18">vn peu négligée : la louche res</text:span><text:span text:style-name="T19">-<text:line-break/></text:span><text:span text:style-name="T18">semble à Pallas: celle qui est</text:span><text:span text:style-name="T19">. </text:span><text:span text:style-name="T18">nerveuse &amp; seiche,<text:line-break/>est</text:span><text:span text:style-name="T19"> </text:span><text:span text:style-name="T18">Vne Cheurette : l</text:span><text:span text:style-name="T19">ab</text:span><text:span text:style-name="T18">assett</text:span><text:span text:style-name="T19">eo</text:span><text:span text:style-name="T18">u la naine est</text:span><text:span text:style-name="T19"> </text:span><text:span text:style-name="T18">vne<text:line-break/>petite Carite, elle est tout esprit : la grande &amp; la<text:line-break/>dé</text:span><text:span text:style-name="T19">rn</text:span><text:span text:style-name="T18">ef</text:span><text:span text:style-name="T19">i</text:span><text:span text:style-name="T18">irée en hauteu</text:span><text:span text:style-name="T19">r,</text:span><text:span text:style-name="T18"> est appelléei m</text:span><text:span text:style-name="T19">aie</text:span><text:span text:style-name="T18">s</text:span><text:span text:style-name="T19">tucuse:<text:line-break/></text:span><text:span text:style-name="T18">on dit de la Begue , qu elle ne </text:span><text:span text:style-name="T21">fe</text:span><text:span text:style-name="T18"> peut donner la<text:line-break/>peine de parler : &amp; de la muet</text:span><text:span text:style-name="T19">e</text:span><text:span text:style-name="T18">, que la pudeur est<text:line-break/>Cause de sa retenue</text:span><text:span text:style-name="T19">.</text:span><text:span text:style-name="T18"> Celle qui est ardent</text:span><text:span text:style-name="T19">e,</text:span><text:span text:style-name="T18"> i</text:span><text:span text:style-name="T19">rn</text:span><text:span text:style-name="T18">por-<text:line-break/>tune,bab</text:span><text:span text:style-name="T19">si</text:span><text:span text:style-name="T18">lard</text:span><text:span text:style-name="T19">e</text:span><text:span text:style-name="T18">, a l’</text:span><text:span text:style-name="T19">e</text:span><text:span text:style-name="T18">sprit bri</text:span><text:span text:style-name="T19">ll</text:span><text:span text:style-name="T18">ent. Celle qui est si</text:span></text:p>
      <text:p text:style-name="P11"><text:span text:style-name="T36">1</text:span><text:span text:style-name="T37">92 LE IV. LI VRE DE Lv</text:span><text:span text:style-name="T36">C</text:span><text:span text:style-name="T37"> </text:span><text:span text:style-name="T36">R</text:span><text:span text:style-name="T37">E</text:span><text:span text:style-name="T36">CE</text:span><text:span text:style-name="T37">.<text:line-break/></text:span><text:span text:style-name="T18">maigre qu’dle a </text:span><text:span text:style-name="T19">me</text:span><text:span text:style-name="T18">smes de la peine à </text:span><text:span text:style-name="T19">v</text:span><text:span text:style-name="T18">iure,e</text:span><text:span text:style-name="T19">st</text:span><text:span text:style-name="T18"> a</text:span><text:span text:style-name="T19">p</text:span><text:span text:style-name="T18">-<text:line-break/>p</text:span><text:span text:style-name="T19">e</text:span><text:span text:style-name="T18">ll</text:span><text:span text:style-name="T19">e</text:span><text:span text:style-name="T18">e délicates amourette</text:span><text:span text:style-name="T19">s</text:span><text:span text:style-name="T20">,</text:span><text:span text:style-name="T21"> </text:span><text:span text:style-name="T20">&amp;</text:span><text:span text:style-name="T21"> </text:span><text:span text:style-name="T20">o</text:span><text:span text:style-name="T21">n</text:span><text:span text:style-name="T18"> nomme la ten-<text:line-break/>drelette celle qui est presque morte de la toux. Mais<text:line-break/>la grosse &amp; l</text:span><text:span text:style-name="T19">amam</text:span><text:span text:style-name="T18">melue n</text:span><text:span text:style-name="T19">’</text:span><text:span text:style-name="T18">es</text:span><text:span text:style-name="T19">t</text:span><text:span text:style-name="T18"> autre que cette diui-<text:line-break/>ne Cerés,qui est si cherie de Bacchu</text:span><text:span text:style-name="T19">sa</text:span><text:span text:style-name="T18">La camuse est<text:line-break/>de la race des Sil</text:span><text:span text:style-name="T19">è</text:span><text:span text:style-name="T18">nes &amp; des Satire</text:span><text:span text:style-name="T19">s</text:span><text:span text:style-name="T18">, c’est à dire des<text:line-break/>Demidieux , &amp; n</text:span><text:span text:style-name="T19">’</text:span><text:span text:style-name="T18">es</text:span><text:span text:style-name="T19">t</text:span><text:span text:style-name="T18"> pas de plus mauuaise grace<text:line-break/></text:span><text:span text:style-name="T19">I</text:span><text:span text:style-name="T18">poures</text:span><text:span text:style-name="T19">t</text:span><text:span text:style-name="T18">rev</text:span><text:span text:style-name="T19">np</text:span><text:span text:style-name="T18">e</text:span><text:span text:style-name="T19">us</text:span><text:span text:style-name="T18">atyrique. La lippue aux grosses<text:line-break/>évres est app</text:span><text:span text:style-name="T19">e</text:span><text:span text:style-name="T18">llée le doux baiser</text:span><text:span text:style-name="T19">.</text:span><text:span text:style-name="T18"> Enfin, i</text:span><text:span text:style-name="T19">e<text:line-break/></text:span><text:span text:style-name="T18">serois trop long si ie voul</text:span><text:span text:style-name="T19">a</text:span><text:span text:style-name="T18">is dire toutes les autres<text:line-break/>choses de cette Nature</text:span><text:span text:style-name="T19">.</text:span></text:p>
      <text:p text:style-name="Texte_20_du_20_corps"><text:span text:style-name="T18">Mais posé que le visage de vostr</text:span><text:span text:style-name="T19">c</text:span><text:span text:style-name="T18"> maistr</text:span><text:span text:style-name="T19">c</text:span><text:span text:style-name="T18">sse,</text:span><text:span text:style-name="T19">c</text:span><text:span text:style-name="T18">ust<text:line-break/>d</text:span><text:span text:style-name="T19">esb</text:span><text:span text:style-name="T18">ea</text:span><text:span text:style-name="T19">ut</text:span><text:span text:style-name="T18">ez qui la fissent admire</text:span><text:span text:style-name="T19">r</text:span><text:span text:style-name="T18">, &amp; quelle peus</text:span><text:span text:style-name="T19">t</text:span><text:span text:style-name="T18"> :<text:line-break/>es</text:span><text:span text:style-name="T19">t</text:span><text:span text:style-name="T18">re mis</text:span><text:span text:style-name="T19">e</text:span><text:span text:style-name="T18">, si vous voulez, en compa</text:span><text:span text:style-name="T19">r</text:span><text:span text:style-name="T18">aison de Ve-<text:line-break/>nus , il s</text:span><text:span text:style-name="T19">’</text:span><text:span text:style-name="T18">en rencontre en</text:span><text:span text:style-name="T19">e</text:span><text:span text:style-name="T18">ore bien d'autres qui<text:line-break/>font a</text:span><text:span text:style-name="T19">us</text:span><text:span text:style-name="T18">si belles, &amp; nous n'auons pas laissé de vi-<text:line-break/>ur</text:span><text:span text:style-name="T19">e</text:span><text:span text:style-name="T18"> auparauant </text:span><text:span text:style-name="T19">c</text:span><text:span text:style-name="T18">elle-</text:span><text:span text:style-name="T19">c</text:span><text:span text:style-name="T18">y , qui </text:span><text:span text:style-name="T19">fie </text:span><text:span text:style-name="T18">se dispense point<text:line-break/>d</text:span><text:span text:style-name="T19">éf</text:span><text:span text:style-name="T18">aire, &amp; que nous </text:span><text:span text:style-name="T19">fç</text:span><text:span text:style-name="T18">auons</text:span><text:span text:style-name="T19">lI</text:span><text:span text:style-name="T18">ui fait toutes les<text:line-break/>mesmes cho</text:span><text:span text:style-name="T19">f</text:span><text:span text:style-name="T18">es que la Courtisane du monde la<text:line-break/>plus </text:span><text:span text:style-name="T19">i</text:span><text:span text:style-name="T18">nf</text:span><text:span text:style-name="T19">a</text:span><text:span text:style-name="T18">m</text:span><text:span text:style-name="T19">e</text:span><text:span text:style-name="T18">. Elle S’enduit tous l</text:span><text:span text:style-name="T19">e</text:span><text:span text:style-name="T18">s iour</text:span><text:span text:style-name="T19">s </text:span><text:span text:style-name="T18">d'un</text:span><text:span text:style-name="T19"> </text:span><text:span text:style-name="T18">fard<text:line-break/>si puan</text:span><text:span text:style-name="T19">t</text:span><text:span text:style-name="T18">, que les f</text:span><text:span text:style-name="T19">ern</text:span><text:span text:style-name="T18">e</text:span><text:span text:style-name="T19">s</text:span><text:span text:style-name="T18"> qui l’habillent s</text:span><text:span text:style-name="T19">’e</text:span><text:span text:style-name="T18">n détour</text:span><text:span text:style-name="T19">-<text:line-break/></text:span><text:span text:style-name="T18">nent le visage, &amp;</text:span><text:span text:style-name="T19">r'</text:span><text:span text:style-name="T18">en bouchent le n</text:span><text:span text:style-name="T19">e</text:span><text:span text:style-name="T18">z Cepen-<text:line-break/>dant, le panure Amant qui languit &amp; soupire</text:span><text:span text:style-name="T19"> </text:span><text:span text:style-name="T18">de-<text:line-break/></text:span><text:span text:style-name="T19">h</text:span><text:span text:style-name="T18">ors, enrichit sa porte de fleurs &amp; de bouquets:<text:line-break/>il parfume d</text:span><text:span text:style-name="T19">'a</text:span><text:span text:style-name="T18">maranth</text:span><text:span text:style-name="T19">e</text:span><text:span text:style-name="T18"> &amp; de marjolaine le seüil<text:line-break/>de sa f</text:span><text:span text:style-name="T19">leu</text:span><text:span text:style-name="T18">re maistresse, &amp; luy donne des baisers. Que<text:line-break/>si</text:span><text:span text:style-name="T19"> </text:span><text:span text:style-name="T18">pa</text:span><text:span text:style-name="T19">t</text:span><text:span text:style-name="T18"> fois quand il est</text:span><text:span text:style-name="T19"> </text:span><text:span text:style-name="T18">le</text:span><text:span text:style-name="T19"> </text:span><text:span text:style-name="T18">bien</text:span><text:span text:style-name="T19"> </text:span><text:span text:style-name="T18">venu dans s</text:span><text:span text:style-name="T19">ac</text:span><text:span text:style-name="T18">han</text:span><text:span text:style-name="T19">t</text:span><text:span text:style-name="T18">-<text:line-break/></text:span><text:span text:style-name="T19">b</text:span><text:span text:style-name="T18">re</text:span><text:span text:style-name="T19">,</text:span><text:span text:style-name="T18"> quelque mauuaise haleine l</text:span><text:span text:style-name="T19">’</text:span><text:span text:style-name="T18">offense tant soit<text:line-break/>peu </text:span><text:span text:style-name="T19">i</text:span><text:span text:style-name="T18"> qu’</text:span><text:span text:style-name="T19">il</text:span><text:span text:style-name="T18"> cherche vne honn</text:span><text:span text:style-name="T19">e</text:span><text:span text:style-name="T18">ste excuse pour se re-<text:line-break/>tirer</text:span><text:span text:style-name="T19">,</text:span><text:span text:style-name="T18"> </text:span><text:span text:style-name="T19">&amp;</text:span><text:span text:style-name="T18"> que les plaintes q</text:span><text:span text:style-name="T19">u</text:span><text:span text:style-name="T18">’</text:span><text:span text:style-name="T19">il</text:span><text:span text:style-name="T18"> auoit premeditées de<text:line-break/>si long temp</text:span><text:span text:style-name="T19">s,</text:span><text:span text:style-name="T18"> lu</text:span><text:span text:style-name="T19"> </text:span><text:span text:style-name="T18">y échappent tout d'un coup : &amp;<text:line-break/></text:span><text:span text:style-name="T19">Îi</text:span><text:span text:style-name="T18">ue là mes</text:span><text:span text:style-name="T19">i</text:span><text:span text:style-name="T18">ne</text:span><text:span text:style-name="T19">s</text:span><text:span text:style-name="T18">, il se Cond</text:span><text:span text:style-name="T19">à</text:span><text:span text:style-name="T18">ne franchement pour </text:span><text:span text:style-name="T19">fa<text:line-break/></text:span><text:span text:style-name="T18">atti</text:span><text:span text:style-name="T19">fe</text:span><text:span text:style-name="T18">, de luy auoi</text:span><text:span text:style-name="T19">t</text:span><text:span text:style-name="T18"> attribué plus de perfections<text:line-break/>&amp; de loil</text:span><text:span text:style-name="T19">a</text:span><text:span text:style-name="T18">nges qu’</text:span><text:span text:style-name="T19">il</text:span><text:span text:style-name="T18"> n</text:span><text:span text:style-name="T19">'u</text:span><text:span text:style-name="T18">n est deub à vn</text:span><text:span text:style-name="T19">e</text:span><text:span text:style-name="T18"> Crea</text:span><text:span text:style-name="T19">-</text:span></text:p>
      <text:p text:style-name="P11"><text:span text:style-name="T19">LE</text:span><text:span text:style-name="T18"> IV. </text:span><text:span text:style-name="T19">LIv</text:span><text:span text:style-name="T18">R</text:span><text:span text:style-name="T19">E</text:span><text:span text:style-name="T18"> </text:span><text:span text:style-name="T19">DELv</text:span><text:span text:style-name="T18">c</text:span><text:span text:style-name="T19">R</text:span><text:span text:style-name="T18">E</text:span><text:span text:style-name="T19">CE.</text:span><text:span text:style-name="T18"> </text:span><text:span text:style-name="T19">Y9j<text:line-break/></text:span><text:span text:style-name="T18">fu</text:span><text:span text:style-name="T19">i</text:span><text:span text:style-name="T18">e mortelle. Nos filles s</text:span><text:span text:style-name="T19">le</text:span><text:span text:style-name="T18">mpe</text:span><text:span text:style-name="T19">se</text:span><text:span text:style-name="T18">hent bien dé<text:line-break/>faillir de la sorte </text:span><text:span text:style-name="T19">:</text:span><text:span text:style-name="T18"> elles cachent derrière la t</text:span><text:span text:style-name="T19">a</text:span><text:span text:style-name="T18">pisse-<text:line-break/>ri</text:span><text:span text:style-name="T19">e</text:span><text:span text:style-name="T18"> toutes les actions secretes de leur vi</text:span><text:span text:style-name="T19">e</text:span><text:span text:style-name="T18"> à ceux<text:line-break/>qu’</text:span><text:span text:style-name="T19">e</text:span><text:span text:style-name="T18">lles Veulent retenir dans les liens de leur<text:line-break/>amoùr. Ce sera neantmoins inutilement si</text:span><text:span text:style-name="T19"> </text:span><text:span text:style-name="T18">vous<text:line-break/>voulez, puis qu'</text:span><text:span text:style-name="T19">il</text:span><text:span text:style-name="T18"> ne tient qu’</text:span><text:span text:style-name="T19">a</text:span><text:span text:style-name="T18"> vous d</text:span><text:span text:style-name="T19">ed</text:span><text:span text:style-name="T18">écouurir<text:line-break/>toutes ces choses pat vostre espri</text:span><text:span text:style-name="T19">t</text:span><text:span text:style-name="T18">, &amp; mettre au<text:line-break/>iour toutes les ruses qui sont employées pour<text:line-break/>vous rendre capti</text:span><text:span text:style-name="T19">f</text:span><text:span text:style-name="T18"> Et mesmes si elle est</text:span><text:span text:style-name="T19"> </text:span><text:span text:style-name="T18">de belle<text:line-break/>humeur, &amp; qu’elle ne se croye point digne de vo</text:span><text:span text:style-name="T19">-<text:line-break/></text:span><text:span text:style-name="T18">stre haine , elle ne se d</text:span><text:span text:style-name="T19">é</text:span><text:span text:style-name="T18">fendra pas beaucoup de<text:line-break/>permettre que </text:span><text:span text:style-name="T19">Vo</text:span><text:span text:style-name="T18">u</text:span><text:span text:style-name="T19">sfc</text:span><text:span text:style-name="T18">a</text:span><text:span text:style-name="T19">c</text:span><text:span text:style-name="T18">hiez tout</text:span><text:span text:style-name="T19">,</text:span><text:span text:style-name="T18"> se tenant coin</text:span><text:span text:style-name="T19">-<text:line-break/></text:span><text:span text:style-name="T18">me tout ass</text:span><text:span text:style-name="T19">e</text:span><text:span text:style-name="T18">uré</text:span><text:span text:style-name="T19">c</text:span><text:span text:style-name="T18"> que vous ex</text:span><text:span text:style-name="T19">e</text:span><text:span text:style-name="T18">u</text:span><text:span text:style-name="T19">fe</text:span><text:span text:style-name="T18">rez facilement<text:line-break/>toutes ses infirmitez.</text:span></text:p>
      <text:p text:style-name="Texte_20_du_20_corps"><text:span text:style-name="T18">La femme ne soûpire pas to</text:span><text:span text:style-name="T19">us</text:span><text:span text:style-name="T18">iours d'un amour<text:line-break/>feinte</text:span><text:span text:style-name="T19">.</text:span><text:span text:style-name="T18"> Q</text:span><text:span text:style-name="T19">u</text:span><text:span text:style-name="T18">elqüesfois elle embrasse de tout son<text:line-break/>cœur l’Amant qui en est passionné : elle attache<text:line-break/></text:span><text:span text:style-name="T19">L</text:span><text:span text:style-name="T18">es léures contre les siennes : &amp; cherchant auec<text:line-break/>luy les plaisirs reciproq</text:span><text:span text:style-name="T19">u</text:span><text:span text:style-name="T18">es</text:span><text:span text:style-name="T19">,</text:span><text:span text:style-name="T18"> elle s'efforce de courir<text:line-break/>conjointement dans la mesm</text:span><text:span text:style-name="T19">e</text:span><text:span text:style-name="T18"> carriere</text:span><text:span text:style-name="T19"> </text:span><text:span text:style-name="T18">d</text:span><text:span text:style-name="T19">'</text:span><text:span text:style-name="T18">amour</text:span><text:span text:style-name="T19">.<text:line-break/>&gt;</text:span><text:span text:style-name="T18"> Pour la mesme raiso</text:span><text:span text:style-name="T19">n</text:span><text:span text:style-name="T18">, les oyseaux, les Belles s</text:span><text:span text:style-name="T19">a</text:span><text:span text:style-name="T18">u</text:span><text:span text:style-name="T19">-<text:line-break/></text:span><text:span text:style-name="T18">uages &amp; priuées, les Troupeaux</text:span><text:span text:style-name="T19"> </text:span><text:span text:style-name="T18">champestres,&amp; les<text:line-break/>Cauale</text:span><text:span text:style-name="T19">s,</text:span><text:span text:style-name="T18"> ne </text:span><text:span text:style-name="T19">p</text:span><text:span text:style-name="T18">ourroi</text:span><text:span text:style-name="T19">é</text:span><text:span text:style-name="T18">t se tenir so</text:span><text:span text:style-name="T19">ü</text:span><text:span text:style-name="T18">mi</text:span><text:span text:style-name="T19">f</text:span><text:span text:style-name="T18">es aux masses<text:line-break/>de</text:span><text:span text:style-name="T19"> </text:span><text:span text:style-name="T18">leur espece , si de leur natur</text:span><text:span text:style-name="T19">e</text:span><text:span text:style-name="T18">, elles ne conce</text:span><text:span text:style-name="T19">-<text:line-break/></text:span><text:span text:style-name="T18">uoi</text:span><text:span text:style-name="T19">t</text:span><text:span text:style-name="T18">nt pour</text:span><text:span text:style-name="T19"> </text:span><text:span text:style-name="T18">eux vne pareille a</text:span><text:span text:style-name="T19">r</text:span><text:span text:style-name="T18">deur, &amp;</text:span><text:span text:style-name="T19"> </text:span><text:span text:style-name="T18">qu’</text:span><text:span text:style-name="T19">el</text:span><text:span text:style-name="T18">les ne<text:line-break/>fussent bien aises de rec</text:span><text:span text:style-name="T19">e</text:span><text:span text:style-name="T18">uoir leurs caresses</text:span><text:span text:style-name="T19">.</text:span><text:span text:style-name="T18"> Ne<text:line-break/>voyez vous pas, co</text:span><text:span text:style-name="T19">rn</text:span><text:span text:style-name="T18">e ceux qui sot épris mutuelle</text:span><text:span text:style-name="T19">-<text:line-break/></text:span><text:span text:style-name="T18">ment d'une pareille volupté, </text:span><text:span text:style-name="T19">f</text:span><text:span text:style-name="T18">ont aussi</text:span><text:span text:style-name="T19"> </text:span><text:span text:style-name="T18">to</text:span><text:span text:style-name="T19">u</text:span><text:span text:style-name="T18">rmen-<text:line-break/></text:span><text:span text:style-name="T19">t</text:span><text:span text:style-name="T18">ez dans vne g</text:span><text:span text:style-name="T19">e</text:span><text:span text:style-name="T18">henne commune </text:span><text:span text:style-name="T19">?</text:span><text:span text:style-name="T18"> Ne voyez-<text:line-break/>vous pas so</text:span><text:span text:style-name="T19">u</text:span><text:span text:style-name="T18">uent dans les carrefour</text:span><text:span text:style-name="T19">s</text:span><text:span text:style-name="T18">, comme les<text:line-break/>Chien</text:span><text:span text:style-name="T19">s</text:span><text:span text:style-name="T18">, voulant se separ</text:span><text:span text:style-name="T19">er</text:span><text:span text:style-name="T18">, s’efforcent de tirer </text:span><text:span text:style-name="T19">il<text:line-break/></text:span><text:span text:style-name="T18">d</text:span><text:span text:style-name="T19">i</text:span><text:span text:style-name="T18">uers coll</text:span><text:span text:style-name="T19">e</text:span><text:span text:style-name="T18">z</text:span><text:span text:style-name="T19">,</text:span><text:span text:style-name="T18"> tandis qu</text:span><text:span text:style-name="T19">’il</text:span><text:span text:style-name="T18">s sont attachez ensemble<text:line-break/>par les liens de l'amour ? Ce qu’ils ne </text:span><text:span text:style-name="T19">s</text:span><text:span text:style-name="T18">ero</text:span><text:span text:style-name="T19">l</text:span><text:span text:style-name="T18">ent ia-<text:line-break/></text:span><text:span text:style-name="T19">t</text:span><text:span text:style-name="T18">nai</text:span><text:span text:style-name="T19">s</text:span><text:span text:style-name="T18"> s</text:span><text:span text:style-name="T19">’</text:span><text:span text:style-name="T18">i</text:span><text:span text:style-name="T19">l </text:span><text:span text:style-name="T18">n’</text:span><text:span text:style-name="T19">y</text:span><text:span text:style-name="T18"> estaient induits par</text:span><text:span text:style-name="T19"> </text:span><text:span text:style-name="T18">vn</text:span><text:span text:style-name="T19"> </text:span><text:span text:style-name="T18">mutuel</text:span><text:span text:style-name="T19"> </text:span><text:span text:style-name="T18">plai-</text:span></text:p>
      <text:p text:style-name="P11"><text:span text:style-name="T20">196</text:span><text:span text:style-name="T18"> </text:span><text:span text:style-name="T19">LE</text:span><text:span text:style-name="T18"> IV. </text:span><text:span text:style-name="T25">I.</text:span><text:span text:style-name="T24">Iv</text:span><text:span text:style-name="T25">RE</text:span><text:span text:style-name="T24"> DE </text:span><text:span text:style-name="T25">LV</text:span><text:span text:style-name="T24">C</text:span><text:span text:style-name="T25">R</text:span><text:span text:style-name="T24">E</text:span><text:span text:style-name="T25">CE</text:span><text:span text:style-name="T24">?</text:span></text:p>
      <text:p text:style-name="Texte_20_du_20_corps"><text:span text:style-name="T18">s</text:span><text:span text:style-name="T19">i</text:span><text:span text:style-name="T18">r</text:span><text:span text:style-name="T19">.</text:span><text:span text:style-name="T18"> C’est pourquoy i</text:span><text:span text:style-name="T19">'</text:span><text:span text:style-name="T18">ay di</text:span><text:span text:style-name="T19">t</text:span><text:span text:style-name="T18">, &amp; ie le redis encore,<text:line-break/>que la volupté est commune</text:span><text:span text:style-name="T19">,</text:span></text:p>
      <text:p text:style-name="Texte_20_du_20_corps"><text:span text:style-name="T19">i</text:span><text:span text:style-name="T18"> Au rest</text:span><text:span text:style-name="T19">e,</text:span><text:span text:style-name="T18"> quand dans le messange qui se fait par<text:line-break/></text:span><text:span text:style-name="T105">:</text:span><text:span text:style-name="T18"> l'accouplement</text:span><text:span text:style-name="T19">,</text:span><text:span text:style-name="T18"> la </text:span><text:span text:style-name="T19">rn</text:span><text:span text:style-name="T18">atiere de </text:span><text:span text:style-name="T19">l</text:span><text:span text:style-name="T18">’Homme s</text:span><text:span text:style-name="T19">et</text:span><text:span text:style-name="T18">rouue<text:line-break/>moins abondante que celle de la Femme qui l</text:span><text:span text:style-name="T19">'</text:span><text:span text:style-name="T18">en-<text:line-break/></text:span><text:span text:style-name="T19">u</text:span><text:span text:style-name="T18">eloppe, les Enfan</text:span><text:span text:style-name="T19">s</text:span><text:span text:style-name="T18"> qui se font de la semence de la<text:line-break/>Mere,</text:span><text:span text:style-name="T19"> </text:span><text:span text:style-name="T18">deuiennent</text:span><text:span text:style-name="T19"> </text:span><text:span text:style-name="T18">semblables a</text:span><text:span text:style-name="T19">uxM</text:span><text:span text:style-name="T18">eres, comme<text:line-break/>ceux qui viennent de</text:span><text:span text:style-name="T19"> </text:span><text:span text:style-name="T18">la semence du P</text:span><text:span text:style-name="T19">e</text:span><text:span text:style-name="T18">re , sont<text:line-break/>semblables aux Peres. Mais</text:span><text:span text:style-name="T19"> </text:span><text:span text:style-name="T18">ceux que vous voyez<text:line-break/>mef</text:span><text:span text:style-name="T19">lez</text:span><text:span text:style-name="T18"> de la ressemblance du Per</text:span><text:span text:style-name="T19">e</text:span><text:span text:style-name="T18"> &amp; de la Mere,<text:line-break/>croissent indubitablement du sang de tous</text:span><text:span text:style-name="T19"> </text:span><text:span text:style-name="T18">les<text:line-break/>deux également proportionné , quand vne mu-<text:line-break/>tuelle ardeur qui conspire à</text:span><text:span text:style-name="T19"> </text:span><text:span text:style-name="T18">vne </text:span><text:span text:style-name="T19">m</text:span><text:span text:style-name="T18">esme fin, fait<text:line-break/>rencontrer l'une &amp; l'autre semence excitée des<text:line-break/>membres par les éguillons de la volupté</text:span><text:span text:style-name="T19">.</text:span><text:span text:style-name="T18"> Il arriue<text:line-break/>aussi par sois que les Enfans peuuent ressembler<text:line-break/>aux </text:span><text:span text:style-name="T19">A</text:span><text:span text:style-name="T18">yeuls, </text:span><text:span text:style-name="T19">&amp;</text:span><text:span text:style-name="T18"> tenir beaucoup de leurs Ancestre</text:span><text:span text:style-name="T19">s</text:span><text:span text:style-name="T18">,<text:line-break/>pource que les Peres &amp; les Meres tiennent sou</text:span><text:span text:style-name="T19">-<text:line-break/>r</text:span><text:span text:style-name="T18">ient plusieurs principes messangez , dans leurs<text:line-break/>corps , lesquels ils transmettent de</text:span><text:span text:style-name="T19"> </text:span><text:span text:style-name="T18">pere en fila<text:line-break/>D</text:span><text:span text:style-name="T19">el</text:span><text:span text:style-name="T18">à, </text:span><text:span text:style-name="T21">par</text:span><text:span text:style-name="T20"> </text:span><text:span text:style-name="T21">une constitution diu</text:span><text:span text:style-name="T20">e</text:span><text:span text:style-name="T21">rf</text:span><text:span text:style-name="T20">e,</text:span><text:span text:style-name="T18"> la Nature pro-<text:line-break/>duit des figures differente</text:span><text:span text:style-name="T19">s</text:span><text:span text:style-name="T18">, &amp; rapporte quelques-<text:line-break/>fois</text:span><text:span text:style-name="T19"> </text:span><text:span text:style-name="T18">le visage</text:span><text:span text:style-name="T19">»</text:span><text:span text:style-name="T18"> la voix, </text:span><text:span text:style-name="T19">&amp;</text:span><text:span text:style-name="T18">la cheuelure de ceux</text:span><text:span text:style-name="T19"> </text:span><text:span text:style-name="T18">de<text:line-break/></text:span><text:span text:style-name="T19">Î</text:span><text:span text:style-name="T18">[ui</text:span><text:span text:style-name="T19"> </text:span><text:span text:style-name="T18">nous sommes descendus</text:span><text:span text:style-name="T19">.</text:span><text:span text:style-name="T18"> Pource qu</text:span><text:span text:style-name="T19">ec</text:span><text:span text:style-name="T18">e</text:span><text:span text:style-name="T19">sc</text:span><text:span text:style-name="T18">ho</text:span><text:span text:style-name="T19">-<text:line-break/>e</text:span><text:span text:style-name="T18">s-</text:span><text:span text:style-name="T19">l</text:span><text:span text:style-name="T18">à ne se font pas moins d'une semence certa</text:span><text:span text:style-name="T19">t</text:span><text:span text:style-name="T18">n</text:span><text:span text:style-name="T19">c<text:line-break/></text:span><text:span text:style-name="T18">que le visage</text:span><text:span text:style-name="T19">,</text:span><text:span text:style-name="T18"> le corps, </text:span><text:span text:style-name="T19">&amp;</text:span><text:span text:style-name="T18"> tous les autres membres.<text:line-break/>Le sexe féminin prend son origine en partie de<text:line-break/>la semence du Per</text:span><text:span text:style-name="T19">e</text:span><text:span text:style-name="T18">, &amp; les Masses sont tirez prin-<text:line-break/>cipalement du corps de la Mere</text:span><text:span text:style-name="T19">.</text:span><text:span text:style-name="T18"> Car l’</text:span><text:span text:style-name="T19">E</text:span><text:span text:style-name="T18">nfant qui<text:line-break/>vient au monde consiste tousiours d'une double</text:span></text:p>
      <text:p text:style-name="Texte_20_du_20_corps"><text:span text:style-name="T105">1</text:span><text:span text:style-name="T18"> semence, mais il tient dauantage de celuy des<text:line-break/></text:span><text:span text:style-name="T19">‘</text:span><text:span text:style-name="T18"> deux dont il a le plus , soit qu’i</text:span><text:span text:style-name="T19">l</text:span><text:span text:style-name="T18"> soit fils , ou<text:line-break/></text:span><text:span text:style-name="T19">„</text:span><text:span text:style-name="T18"> qu’il soit fille</text:span><text:span text:style-name="T19">.</text:span></text:p>
      <text:p text:style-name="Texte_20_du_20_corps">Les Dieux n’ostent point à personne la puissance</text:p>
      <text:p text:style-name="P11"><text:span text:style-name="T19">L</text:span><text:span text:style-name="T18"> </text:span><text:span text:style-name="T19">E</text:span><text:span text:style-name="T18"> IV. </text:span><text:span text:style-name="T19">LI</text:span><text:span text:style-name="T18"> </text:span><text:span text:style-name="T19">VRE</text:span><text:span text:style-name="T18"> DE L</text:span><text:span text:style-name="T19">v</text:span><text:span text:style-name="T18">c R</text:span><text:span text:style-name="T19">E</text:span><text:span text:style-name="T18"> </text:span><text:span text:style-name="T19">CE.</text:span><text:span text:style-name="T18"> </text:span><text:span text:style-name="T19">I95<text:line-break/></text:span><text:span text:style-name="T18">genitale , pour l</text:span><text:span text:style-name="T19">le</text:span><text:span text:style-name="T18">mpescher </text:span><text:span text:style-name="T19">d</text:span><text:span text:style-name="T18">’</text:span><text:span text:style-name="T19">e</text:span><text:span text:style-name="T18">stre appelle per</text:span><text:span text:style-name="T19">e<text:line-break/></text:span><text:span text:style-name="T18">par ses chers enfan</text:span><text:span text:style-name="T19">s</text:span><text:span text:style-name="T18">, &amp; pour l’obliger de passer sa<text:line-break/>Vie dan</text:span><text:span text:style-name="T19">sv</text:span><text:span text:style-name="T18">n estât steril</text:span><text:span text:style-name="T19">o</text:span><text:span text:style-name="T18">, comme plusieurs se l</text:span><text:span text:style-name="T19">f</text:span><text:span text:style-name="T18">-<text:line-break/></text:span><text:span text:style-name="T19">rn</text:span><text:span text:style-name="T18">aginent</text:span><text:span text:style-name="T19">,</text:span><text:span text:style-name="T18"> qui s'affligeant de n</text:span><text:span text:style-name="T19">e</text:span><text:span text:style-name="T18"> te voir point de<text:line-break/>posterit</text:span><text:span text:style-name="T19">é</text:span><text:span text:style-name="T18">, font rougir les Autels de beaucoup de<text:line-break/>sang</text:span><text:span text:style-name="T19">,</text:span><text:span text:style-name="T18"> &amp; les chargent de presens, afin que d'une se</text:span><text:span text:style-name="T19">-<text:line-break/></text:span><text:span text:style-name="T18">mence abondant</text:span><text:span text:style-name="T19">e</text:span><text:span text:style-name="T18"> ils tendent leurs femmes en-<text:line-break/>ceintes</text:span><text:span text:style-name="T19">.</text:span><text:span text:style-name="T18"> Mais c’es</text:span><text:span text:style-name="T19">t</text:span><text:span text:style-name="T18"> en vain</text:span><text:span text:style-name="T19"> </text:span><text:span text:style-name="T18">que</text:span><text:span text:style-name="T19"> </text:span><text:span text:style-name="T18">pa</text:span><text:span text:style-name="T19">r</text:span><text:span text:style-name="T18"> leurs offrandes<text:line-break/></text:span><text:span text:style-name="T19">&amp;</text:span><text:span text:style-name="T18"> par leurs priere</text:span><text:span text:style-name="T19">s</text:span><text:span text:style-name="T18">, ils fat</text:span><text:span text:style-name="T19">l</text:span><text:span text:style-name="T18">g</text:span><text:span text:style-name="T19">i</text:span><text:span text:style-name="T18">ient les Dieux </text:span><text:span text:style-name="T19">&amp;</text:span><text:span text:style-name="T18"> le<text:line-break/>Sort. Car les personnes steriles, le font à cause de<text:line-break/>leur semence trop épaisse, du trop f</text:span><text:span text:style-name="T19">l</text:span><text:span text:style-name="T18">uide </text:span><text:span text:style-name="T19">&amp;</text:span><text:span text:style-name="T18"> trop<text:line-break/>déliée. La trop déliée, quand n</text:span><text:span text:style-name="T19">ep</text:span><text:span text:style-name="T18">ouuant</text:span><text:span text:style-name="T19"> </text:span><text:span text:style-name="T18">s'atta</text:span><text:span text:style-name="T19">-<text:line-break/></text:span><text:span text:style-name="T18">cher</text:span><text:span text:style-name="T19">,</text:span><text:span text:style-name="T18"> elle s</text:span><text:span text:style-name="T19">’</text:span><text:span text:style-name="T18">écoule en vn</text:span><text:span text:style-name="T19"> </text:span><text:span text:style-name="T18">instant, se desplace</text:span><text:span text:style-name="T19">,</text:span><text:span text:style-name="T18"> </text:span><text:span text:style-name="T19">&amp;<text:line-break/></text:span><text:span text:style-name="T18">ressort sans effet. La trop épaiss</text:span><text:span text:style-name="T19">e</text:span><text:span text:style-name="T18">, pour</text:span><text:span text:style-name="T19">c</text:span><text:span text:style-name="T18">e qu</text:span><text:span text:style-name="T19">’</text:span><text:span text:style-name="T18">ell</text:span><text:span text:style-name="T19">e<text:line-break/></text:span><text:span text:style-name="T37">est </text:span><text:span text:style-name="T18">enuoyé</text:span><text:span text:style-name="T19">e</text:span><text:span text:style-name="T18"> plus serrement qu</text:span><text:span text:style-name="T19">’il</text:span><text:span text:style-name="T18"> ne faut,</text:span><text:span text:style-name="T19">o</text:span><text:span text:style-name="T18">u qu’elle<text:line-break/></text:span><text:span text:style-name="T37">ne </text:span><text:span text:style-name="T18">se porte pas d</text:span><text:span text:style-name="T19">’</text:span><text:span text:style-name="T18">v</text:span><text:span text:style-name="T19">\</text:span><text:span text:style-name="T18"> mouuement qui aille assez<text:line-break/>auant </text:span><text:span text:style-name="T19">,</text:span><text:span text:style-name="T18"> ou quelle ne</text:span><text:span text:style-name="T19"> </text:span><text:span text:style-name="T18">peut assez bien penetrer</text:span><text:span text:style-name="T19"> </text:span><text:span text:style-name="T18">les<text:line-break/>lieux dis</text:span><text:span text:style-name="T19">p</text:span><text:span text:style-name="T18">osez à la receuoi</text:span><text:span text:style-name="T19">r,</text:span><text:span text:style-name="T18"> ou que les ayant p</text:span><text:span text:style-name="T19">ene</text:span><text:span text:style-name="T18">-<text:line-break/>tr</text:span><text:span text:style-name="T19">ez</text:span><text:span text:style-name="T18">, elle se me</text:span><text:span text:style-name="T19">sse</text:span><text:span text:style-name="T18"> difficilement auec celle de la<text:line-break/>femme</text:span><text:span text:style-name="T19">.</text:span><text:span text:style-name="T18"> Car il importe fort</text:span><text:span text:style-name="T19"> </text:span><text:span text:style-name="T18">en ce s</text:span><text:span text:style-name="T19">lij</text:span><text:span text:style-name="T18">et</text:span><text:span text:style-name="T19">.</text:span><text:span text:style-name="T18">d'auoir</text:span><text:span text:style-name="T19">.<text:line-break/></text:span><text:span text:style-name="T18">égard à la juste proportion des parties</text:span><text:span text:style-name="T19">.</text:span><text:span text:style-name="T18"> D’autres<text:line-break/>Hommes se rapportent mieux à de certaines Fem</text:span><text:span text:style-name="T19">-<text:line-break/></text:span><text:span text:style-name="T18">mes, </text:span><text:span text:style-name="T19">&amp; </text:span><text:span text:style-name="T18">d'autres Femmes à</text:span><text:span text:style-name="T19"> </text:span><text:span text:style-name="T18">de certains Hommes</text:span><text:span text:style-name="T19">,<text:line-break/></text:span><text:span text:style-name="T18">de qui elles reco</text:span><text:span text:style-name="T19">l</text:span><text:span text:style-name="T18">itent bien plustost des marques de<text:line-break/>leur seCondité, </text:span><text:span text:style-name="T19">&amp;</text:span><text:span text:style-name="T18"> deuienn</text:span><text:span text:style-name="T19">e</text:span><text:span text:style-name="T18">nt</text:span><text:span text:style-name="T19"> </text:span><text:span text:style-name="T18">enceintes</text:span><text:span text:style-name="T19">.</text:span><text:span text:style-name="T18"> Q</text:span><text:span text:style-name="T19">ue</text:span><text:span text:style-name="T18">l-<text:line-break/>q</text:span><text:span text:style-name="T19">ü</text:span><text:span text:style-name="T18">es-vnes ont esté steriles en des premiers ma</text:span><text:span text:style-name="T19">-<text:line-break/></text:span><text:span text:style-name="T18">riag</text:span><text:span text:style-name="T19">e</text:span><text:span text:style-name="T18">s</text:span><text:span text:style-name="T19">,</text:span><text:span text:style-name="T18"> qui s</text:span><text:span text:style-name="T19">’</text:span><text:span text:style-name="T18">estant alliées en secondes nopce</text:span><text:span text:style-name="T19">s</text:span><text:span text:style-name="T18">, ont<text:line-break/>mis au monde des</text:span><text:span text:style-name="T19"> </text:span><text:span text:style-name="T18">Enfan</text:span><text:span text:style-name="T19">s,</text:span><text:span text:style-name="T18"> </text:span><text:span text:style-name="T19">&amp;</text:span><text:span text:style-name="T18"> ont enric</text:span><text:span text:style-name="T19">hy</text:span><text:span text:style-name="T18"> leur f</text:span><text:span text:style-name="T19">a-<text:line-break/></text:span><text:span text:style-name="T18">mille d'une douce posterité</text:span><text:span text:style-name="T19">.</text:span><text:span text:style-name="T18"> Et il y a eu souuent<text:line-break/>des Maris à qui leurs Femmes d'ailleurs secondes,<text:line-break/>payant pu donner des Enfans , ont depuis trou</text:span><text:span text:style-name="T19">-<text:line-break/></text:span><text:span text:style-name="T37">ué </text:span><text:span text:style-name="T18">vne autre compagnie proportionnée à leur<text:line-break/>tem</text:span><text:span text:style-name="T19">p</text:span><text:span text:style-name="T18">erament, pour </text:span><text:span text:style-name="T19">f</text:span><text:span text:style-name="T18">e donner vnappuy en</text:span><text:span text:style-name="T19"> </text:span><text:span text:style-name="T18">leur<text:line-break/></text:span><text:span text:style-name="T37">vi</text:span><text:span text:style-name="T36">e</text:span><text:span text:style-name="T37">illesse</text:span><text:span text:style-name="T36">.</text:span></text:p>
      <text:p text:style-name="P11"><text:bookmark-start text:name="bookmark70"/><text:span text:style-name="T86">1</text:span><text:span text:style-name="T87">96</text:span><text:span text:style-name="T84"> L </text:span><text:span text:style-name="T112">E</text:span><text:span text:style-name="T113"> </text:span><text:span text:style-name="T84">IV. </text:span><text:span text:style-name="T85">L</text:span><text:span text:style-name="T84"> </text:span><text:span text:style-name="T113">I </text:span><text:span text:style-name="T84">v </text:span><text:span text:style-name="T113">R </text:span><text:span text:style-name="T112">E</text:span><text:span text:style-name="T113"> </text:span><text:span text:style-name="T112">DE</text:span><text:span text:style-name="T113"> I. V e R E C E</text:span><text:span text:style-name="T112">.</text:span><text:bookmark-end text:name="bookmark70"/></text:p>
      <text:p text:style-name="Texte_20_du_20_corps"><text:span text:style-name="T19">I</text:span><text:span text:style-name="T18">l importe donc grandement , qu'une femme<text:line-break/>soit jointe auec vn homme qui soit proportionné<text:line-break/>à son tempérament pour les'mysteres dont nous<text:line-break/>venons de pa</text:span><text:span text:style-name="T19">r</text:span><text:span text:style-name="T18">le</text:span><text:span text:style-name="T19">r</text:span><text:span text:style-name="T18">, afin que dans le meslang</text:span><text:span text:style-name="T19">cd</text:span><text:span text:style-name="T18">es se</text:span><text:span text:style-name="T19">-<text:line-break/></text:span><text:span text:style-name="T18">mences deuiennent propres à la genera</text:span><text:span text:style-name="T19">i</text:span><text:span text:style-name="T18">ion &amp;<text:line-break/>que</text:span><text:span text:style-name="T19"> </text:span><text:span text:style-name="T18">les</text:span><text:span text:style-name="T19"> </text:span><text:span text:style-name="T18">épa</text:span><text:span text:style-name="T19">i</text:span><text:span text:style-name="T18">sses</text:span><text:span text:style-name="T19"> </text:span><text:span text:style-name="T18">co</text:span><text:span text:style-name="T19">i</text:span><text:span text:style-name="T18">luiennent</text:span><text:span text:style-name="T19"> </text:span><text:span text:style-name="T18">aue</text:span><text:span text:style-name="T19">c </text:span><text:span text:style-name="T18">les</text:span><text:span text:style-name="T19"> </text:span><text:span text:style-name="T18">fl </text:span><text:span text:style-name="T19">i</text:span><text:span text:style-name="T18">des, &amp; les<text:line-break/>fluides auec les épaisses I</text:span><text:span text:style-name="T19">I</text:span><text:span text:style-name="T18"> importe fort aussi de<text:line-break/></text:span><text:span text:style-name="T19">F</text:span><text:span text:style-name="T18">çauoir par quelles nourritures la vie doit </text:span><text:span text:style-name="T24">estre<text:line-break/>maintenue : ca</text:span><text:span text:style-name="T25">rd</text:span><text:span text:style-name="T24">e </text:span><text:span text:style-name="T18">certaines </text:span><text:span text:style-name="T19">c</text:span><text:span text:style-name="T18">hofes, les semences<text:line-break/>croissent auec le Corps</text:span><text:span text:style-name="T19">,</text:span><text:span text:style-name="T18"> </text:span><text:span text:style-name="T19">&amp;</text:span><text:span text:style-name="T18"> des au</text:span><text:span text:style-name="T19">tr</text:span><text:span text:style-name="T18">es elles s</text:span><text:span text:style-name="T19">e</text:span><text:span text:style-name="T18"> </text:span><text:span text:style-name="T19">di</text:span><text:span text:style-name="T18">mi-<text:line-break/>hu</text:span><text:span text:style-name="T19">e</text:span><text:span text:style-name="T18">nt &amp; se corrompent</text:span><text:span text:style-name="T19">.</text:span><text:span text:style-name="T18"> Et </text:span><text:span text:style-name="T19">d</text:span><text:span text:style-name="T18"> importe encore<text:line-break/>merueilleuseme</text:span><text:span text:style-name="T19">n</text:span><text:span text:style-name="T18">t de connoistre par quelle </text:span><text:span text:style-name="T19">rn</text:span><text:span text:style-name="T18">a</text:span><text:span text:style-name="T99">T<text:line-break/></text:span><text:span text:style-name="T24">niere </text:span><text:span text:style-name="T18">on doit vser des charmes de la volupté : puis<text:line-break/>qu’</text:span><text:span text:style-name="T19">o</text:span><text:span text:style-name="T18">n tient que les F</text:span><text:span text:style-name="T19">e</text:span><text:span text:style-name="T18">rnm</text:span><text:span text:style-name="T19"> </text:span><text:span text:style-name="T18">s con</text:span><text:span text:style-name="T19">ço</text:span><text:span text:style-name="T18">iuent d</text:span><text:span text:style-name="T19">’</text:span><text:span text:style-name="T18">ordi-<text:line-break/>Maire bien plustost estant connues a la maniere des<text:line-break/>Restes &amp; des Animaux </text:span><text:span text:style-name="T19">,</text:span><text:span text:style-name="T18"> pource qu’estant couchées<text:line-break/>fur le sein, &amp; tenant les reins éleue</text:span><text:span text:style-name="T19">z</text:span><text:span text:style-name="T18">, les lieux pro-<text:line-break/></text:span><text:span text:style-name="T19">Ïi</text:span><text:span text:style-name="T18">r</text:span><text:span text:style-name="T19">e</text:span><text:span text:style-name="T18">s</text:span><text:span text:style-name="T19"> </text:span><text:span text:style-name="T18">a la genera</text:span><text:span text:style-name="T19">i</text:span><text:span text:style-name="T18">ion peuuent a</text:span><text:span text:style-name="T19">iso</text:span><text:span text:style-name="T18">ment receuoi</text:span><text:span text:style-name="T19">t<text:line-break/></text:span><text:span text:style-name="T24">a </text:span><text:span text:style-name="T18">semence, </text:span><text:span text:style-name="T19">&amp; </text:span><text:span text:style-name="T18">que</text:span><text:span text:style-name="T19"> </text:span><text:span text:style-name="T18">les mouuemens lascifs ne</text:span><text:span text:style-name="T19"> f</text:span><text:span text:style-name="T18">er-<text:line-break/>tient de rien du tout aux femmes Car la femme<text:line-break/>s</text:span><text:span text:style-name="T19">le</text:span><text:span text:style-name="T18">mpefclie de conce</text:span><text:span text:style-name="T19">u</text:span><text:span text:style-name="T18">olr &amp; melines elle y rep</text:span><text:span text:style-name="T19">u-<text:line-break/></text:span><text:span text:style-name="T18">gn</text:span><text:span text:style-name="T19">et</text:span><text:span text:style-name="T18">ou</text:span><text:span text:style-name="T19">tà</text:span><text:span text:style-name="T18"> fait , si dans le plaisir elle repousse la<text:line-break/>volupté du mar</text:span><text:span text:style-name="T19">y</text:span><text:span text:style-name="T18">, </text:span><text:span text:style-name="T19">&amp;</text:span><text:span text:style-name="T18"> si d'un corps souple,</text:span><text:span text:style-name="T19">e</text:span><text:span text:style-name="T18">lle exc</text:span><text:span text:style-name="T19">lu<text:line-break/></text:span><text:span text:style-name="T24">te </text:span><text:span text:style-name="T18">le débordement : car par ce moyen</text:span><text:span text:style-name="T19">,</text:span><text:span text:style-name="T18"> elle r</text:span><text:span text:style-name="T19">ee</text:span><text:span text:style-name="T18">tte<text:line-break/>le soc,</text:span><text:span text:style-name="T19">d</text:span><text:span text:style-name="T18">e</text:span><text:span text:style-name="T19"> </text:span><text:span text:style-name="T18">son</text:span><text:span text:style-name="T19"> </text:span><text:span text:style-name="T18">droit sentier &amp; détourne autre part<text:line-break/>les épanc</text:span><text:span text:style-name="T19">he</text:span><text:span text:style-name="T18">mens</text:span><text:span text:style-name="T19"> </text:span><text:span text:style-name="T18">de la semence</text:span><text:span text:style-name="T19">.</text:span><text:span text:style-name="T18"> C</text:span><text:span text:style-name="T19">’</text:span><text:span text:style-name="T18">es</text:span><text:span text:style-name="T19">t</text:span><text:span text:style-name="T18"> pourquoy<text:line-break/>les Courtisanes po</text:span><text:span text:style-name="T19">u</text:span><text:span text:style-name="T18">r leurs propres interests </text:span><text:span text:style-name="T19">,</text:span><text:span text:style-name="T18"> ont<text:line-break/>accoustume de se remues si for</text:span><text:span text:style-name="T19">t</text:span><text:span text:style-name="T18">, pour ne de</text:span><text:span text:style-name="T19">u</text:span><text:span text:style-name="T18">enir<text:line-break/>point grosses</text:span><text:span text:style-name="T19">,</text:span><text:span text:style-name="T18"> &amp; pour donner plus de plaisir: ce<text:line-break/>que </text:span><text:span text:style-name="T19">le</text:span><text:span text:style-name="T18"> n</text:span><text:span text:style-name="T19">’</text:span><text:span text:style-name="T18">estime point du tout necessaire à nos<text:line-break/></text:span><text:span text:style-name="T24">Femmes</text:span><text:span text:style-name="T25">.</text:span></text:p>
      <text:p text:style-name="Texte_20_du_20_corps"><text:span text:style-name="T24">or </text:span><text:span text:style-name="T18">ce n</text:span><text:span text:style-name="T19">le</text:span><text:span text:style-name="T18">st</text:span><text:span text:style-name="T19"> </text:span><text:span text:style-name="T18">point par aucune puissance diuin</text:span><text:span text:style-name="T19">e</text:span><text:span text:style-name="T18">,<text:line-break/></text:span><text:span text:style-name="T24">hy </text:span><text:span text:style-name="T18">pour auoir esté blessé des f</text:span><text:span text:style-name="T19">l</text:span><text:span text:style-name="T18">éches de l'amour,<text:line-break/></text:span><text:span text:style-name="T19">qu'uiie</text:span><text:span text:style-name="T18"> fem</text:span><text:span text:style-name="T19">m</text:span><text:span text:style-name="T18">e est a</text:span><text:span text:style-name="T19">i</text:span><text:span text:style-name="T18">mée</text:span><text:span text:style-name="T19">,</text:span><text:span text:style-name="T18"> quand </text:span><text:span text:style-name="T19">clic</text:span><text:span text:style-name="T18"> n’</text:span><text:span text:style-name="T19">e</text:span><text:span text:style-name="T18">s</text:span><text:span text:style-name="T19">t</text:span><text:span text:style-name="T18"> pas bell</text:span><text:span text:style-name="T19">e</text:span></text:p>
      <text:p text:style-name="P11"><text:bookmark-start text:name="bookmark72"/><text:span text:style-name="T113">L</text:span><text:span text:style-name="T112">EI</text:span><text:span text:style-name="T113">V.L</text:span><text:span text:style-name="T112">r</text:span><text:span text:style-name="T113">vRE D</text:span><text:span text:style-name="T112">EL</text:span><text:span text:style-name="T113">vCREC</text:span><text:span text:style-name="T112">E</text:span><text:span text:style-name="T113">?</text:span><text:span text:style-name="T112">,</text:span><text:span text:style-name="T113"> 1</text:span><text:span text:style-name="T112">9</text:span><text:span text:style-name="T113">7</text:span><text:bookmark-end text:name="bookmark72"/></text:p>
      <text:p text:style-name="Texte_20_du_20_corps"><text:span text:style-name="T18">C</text:span><text:span text:style-name="T19">ar</text:span><text:span text:style-name="T18"> elle fait bien souuent pat la conduite de ses<text:line-break/>actions , par</text:span><text:span text:style-name="T19"> </text:span><text:span text:style-name="T18">vne douceur obligeante</text:span><text:span text:style-name="T19">,</text:span><text:span text:style-name="T18"> &amp; par la<text:line-break/></text:span><text:span text:style-name="T20">1</text:span><text:span text:style-name="T21">27</text:span><text:span text:style-name="T20">5</text:span><text:span text:style-name="T18"> propreté de sa personn</text:span><text:span text:style-name="T19">e</text:span><text:span text:style-name="T18">, qu'un homme s’engage<text:line-break/>facilement à passer sa vie auec elle</text:span><text:span text:style-name="T19">.</text:span><text:span text:style-name="T18"> Du reste, </text:span><text:span text:style-name="T19">l'</text:span><text:span text:style-name="T18">ac</text:span><text:span text:style-name="T19">-<text:line-break/></text:span><text:span text:style-name="T18">coutumance assaisonne </text:span><text:span text:style-name="T19">l</text:span><text:span text:style-name="T18">'</text:span><text:span text:style-name="T19">a</text:span><text:span text:style-name="T18">m</text:span><text:span text:style-name="T19">our</text:span><text:span text:style-name="T18"> </text:span><text:span text:style-name="T19">:</text:span><text:span text:style-name="T18"> ca</text:span><text:span text:style-name="T19">l</text:span><text:span text:style-name="T18"> c</text:span><text:span text:style-name="T19">e</text:span><text:span text:style-name="T18"> qui</text:span><text:span text:style-name="T19">.</text:span><text:span text:style-name="T18"> est<text:line-break/>touché legerement, pouru</text:span><text:span text:style-name="T19">e</text:span><text:span text:style-name="T18">u que ce soit par des<text:line-break/>coups plusieurs fois redoublez</text:span><text:span text:style-name="T19">,</text:span><text:span text:style-name="T18"> est vaincu à la lon</text:span><text:span text:style-name="T19">-<text:line-break/></text:span><text:span text:style-name="T18">gue , &amp; </text:span><text:span text:style-name="T19">fe</text:span><text:span text:style-name="T18"> laisse enfin tomber</text:span><text:span text:style-name="T19">.</text:span><text:span text:style-name="T18"> Ne voyez vous pas<text:line-break/>aussi comme les gout</text:span><text:span text:style-name="T19">e</text:span><text:span text:style-name="T18">s d’eau qui tombent </text:span><text:span text:style-name="T19">f</text:span><text:span text:style-name="T18">ur le<text:line-break/>128</text:span><text:span text:style-name="T19">0</text:span><text:span text:style-name="T18"> rocher</text:span><text:span text:style-name="T19">,</text:span><text:span text:style-name="T18"> le perceI</text:span><text:span text:style-name="T19">î</text:span><text:span text:style-name="T18">t tout de mes</text:span><text:span text:style-name="T19">ine,</text:span><text:span text:style-name="T18"> pa</text:span><text:span text:style-name="T19">t</text:span><text:span text:style-name="T18"> vne longue<text:line-break/>suite de temps </text:span><text:span text:style-name="T19">i</text:span></text:p>
      <text:h text:style-name="P7" text:outline-level="1">Livre Cinquième</text:h>
      <text:p text:style-name="P28"><text:span text:style-name="_3c_pb_3e_"><text:span text:style-name="T134">200</text:span></text:span></text:p>
      <text:p text:style-name="Texte_20_du_20_corps"><text:span text:style-name="T18">V E L Q v’ v N pourra-t</text:span><text:span text:style-name="T19">-</text:span><text:span text:style-name="T18"> il faire des<text:line-break/>Vers d'un enthousiasme assez puis</text:span><text:span text:style-name="T19">-<text:line-break/>f</text:span><text:span text:style-name="T18">ant , pour estre dignes de répondre<text:line-break/>a la Majesté des belles inuen</text:span><text:span text:style-name="T19">t</text:span><text:span text:style-name="T18">lons<text:line-break/>dont ie</text:span><text:span text:style-name="T19"> </text:span><text:span text:style-name="T18">parle</text:span><text:span text:style-name="T19">?</text:span><text:span text:style-name="T18"> Et qui</text:span><text:span text:style-name="T19"> </text:span><text:span text:style-name="T18">sera capable de<text:line-break/>peindre des loüanges auec des paroles assez d</text:span><text:span text:style-name="T19">sse</text:span><text:span text:style-name="T18">r-<text:line-break/>tes pour honorer les mérites de celuy qui nous<text:line-break/>a laissé tan</text:span><text:span text:style-name="T19">tal</text:span><text:span text:style-name="T18">e choses recherchées par v</text:span><text:span text:style-name="T19">n</text:span><text:span text:style-name="T18"> soin </text:span><text:span text:style-name="T19">tr</text:span><text:span text:style-name="T18">e</text:span><text:span text:style-name="T19">s<text:line-break/></text:span><text:span text:style-name="T18">laborieux : Personne</text:span><text:span text:style-name="T19">,</text:span><text:span text:style-name="T18"> si i</text:span><text:span text:style-name="T19">e</text:span><text:span text:style-name="T18"> ne me trompe,q</text:span><text:span text:style-name="T19">i</text:span><text:span text:style-name="T18">ii vien-<text:line-break/>ne d'une</text:span><text:span text:style-name="T19"> </text:span><text:span text:style-name="T18">ex</text:span><text:span text:style-name="T19">tr</text:span><text:span text:style-name="T18">action mortelle</text:span><text:span text:style-name="T19">:</text:span><text:span text:style-name="T18"> car, pour en parler<text:line-break/>dignement,</text:span><text:span text:style-name="T19"> </text:span><text:span text:style-name="T18">celuy-là es</text:span><text:span text:style-name="T19">t</text:span><text:span text:style-name="T18">oit</text:span><text:span text:style-name="T19"> </text:span><text:span text:style-name="T18">vn Dieu</text:span><text:span text:style-name="T19">,i</text:span><text:span text:style-name="T18">llustre Mem-<text:line-break/>mi</text:span><text:span text:style-name="T19">u</text:span><text:span text:style-name="T18">s </text:span><text:span text:style-name="T19">r</text:span><text:span text:style-name="T18">qu</text:span><text:span text:style-name="T19">i</text:span><text:span text:style-name="T18"> trou</text:span><text:span text:style-name="T19">u</text:span><text:span text:style-name="T18">a le premier cette Doctrine de la<text:line-break/>Vie, qu on appelle aujo</text:span><text:span text:style-name="T19">u</text:span><text:span text:style-name="T18">rdhiiy la Sagesse Celuy-<text:line-break/>là</text:span><text:span text:style-name="T19">.</text:span><text:span text:style-name="T18"> dis</text:span><text:span text:style-name="T19">al</text:span><text:span text:style-name="T18">e</text:span><text:span text:style-name="T19">,</text:span><text:span text:style-name="T18"> es</text:span><text:span text:style-name="T19">t</text:span><text:span text:style-name="T18">oit vn Dieu , qui par Vn art merueil-<text:line-break/>leu</text:span><text:span text:style-name="T19">x/</text:span><text:span text:style-name="T18">retira la</text:span><text:span text:style-name="T19"> </text:span><text:span text:style-name="T18">vie de la</text:span><text:span text:style-name="T19"> te</text:span><text:span text:style-name="T18">mpeste &amp; de l</text:span><text:span text:style-name="T19">’</text:span><text:span text:style-name="T18">obsc</text:span><text:span text:style-name="T19">u</text:span><text:span text:style-name="T18">rité,<text:line-break/>pour</text:span><text:span text:style-name="T19">,</text:span><text:span text:style-name="T18"> la mettre dans le calme &amp; dans l</text:span><text:span text:style-name="T19">al</text:span><text:span text:style-name="T18">umiere</text:span><text:span text:style-name="T19">.<text:line-break/></text:span><text:span text:style-name="T18">Faites donc v</text:span><text:span text:style-name="T19">i</text:span><text:span text:style-name="T18">t rapport des diu</text:span><text:span text:style-name="T19">rn</text:span><text:span text:style-name="T18">es inuentlons de<text:line-break/>toute</text:span><text:span text:style-name="T19">sl</text:span><text:span text:style-name="T18">es</text:span><text:span text:style-name="T19"> </text:span><text:span text:style-name="T18">autres choses dont nous sommes rede-<text:line-break/></text:span><text:span text:style-name="T19">u</text:span><text:span text:style-name="T18">ables à l</text:span><text:span text:style-name="T19">’</text:span><text:span text:style-name="T18">Ant</text:span><text:span text:style-name="T19">l</text:span><text:span text:style-name="T18">qu</text:span><text:span text:style-name="T19">i</text:span><text:span text:style-name="T18">té auec celles cy</text:span><text:span text:style-name="T19">.</text:span><text:span text:style-name="T18"> </text:span><text:span text:style-name="T19">Û</text:span><text:span text:style-name="T18">n dit que<text:line-break/>Cerés</text:span><text:span text:style-name="T19"> </text:span><text:span text:style-name="T18">trouua</text:span><text:span text:style-name="T19"> </text:span><text:span text:style-name="T18">l</text:span><text:span text:style-name="T19">’</text:span><text:span text:style-name="T18">vsage </text:span><text:span text:style-name="T21">des</text:span><text:span text:style-name="T18"> bleds</text:span><text:span text:style-name="T19">,</text:span><text:span text:style-name="T18"> </text:span><text:span text:style-name="T19">&amp;</text:span><text:span text:style-name="T18"> qu</text:span><text:span text:style-name="T19">eB</text:span><text:span text:style-name="T18">acchu</text:span><text:span text:style-name="T19">sf</text:span><text:span text:style-name="T18">it<text:line-break/>couler des ruisseaux de vin pour les delices des</text:span></text:p>
      <text:p text:style-name="P11"><text:bookmark-start text:name="bookmark78"/><text:span text:style-name="T112">201</text:span><text:span text:style-name="T113"> L</text:span><text:span text:style-name="T112">E</text:span><text:span text:style-name="T113"> V. </text:span><text:span text:style-name="T112">LIvRE</text:span><text:span text:style-name="T113"> </text:span><text:span text:style-name="T112">»E</text:span><text:span text:style-name="T113"> </text:span><text:span text:style-name="T112">Lv</text:span><text:span text:style-name="T113">C</text:span><text:span text:style-name="T112">REC</text:span><text:span text:style-name="T113">E</text:span><text:span text:style-name="T112">.</text:span><text:bookmark-end text:name="bookmark78"/></text:p>
      <text:p text:style-name="Texte_20_du_20_corps"><text:span text:style-name="T18">Mortels</text:span><text:span text:style-name="T19">,</text:span><text:span text:style-name="T18"> quoy que la vie se pouuoit maintenir<text:line-break/></text:span><text:span text:style-name="T19">f</text:span><text:span text:style-name="T18">ans toutes ces choses-là </text:span><text:span text:style-name="T19">,</text:span><text:span text:style-name="T18"> comme elle se main</text:span><text:span text:style-name="T19">-<text:line-break/></text:span><text:span text:style-name="T18">tient encore aujourd’huy par</text:span><text:span text:style-name="T19">i</text:span><text:span text:style-name="T18">ny quelques Na-<text:line-break/>tlons</text:span><text:span text:style-name="T19">s’sl</text:span><text:span text:style-name="T18"> en faut croire l</text:span><text:span text:style-name="T19">’</text:span><text:span text:style-name="T18">opinion commune</text:span><text:span text:style-name="T19">.</text:span><text:span text:style-name="T18"> Mais</text:span><text:span text:style-name="T19">,<text:line-break/>F</text:span><text:span text:style-name="T18">ans Vne bonne conscience , il est impossible de<text:line-break/>bien </text:span><text:span text:style-name="T19">y</text:span><text:span text:style-name="T18">iure. Ce qui nous doit d'autant plus obliger<text:line-break/>de tenir celuy-cy pou</text:span><text:span text:style-name="T19">rv</text:span><text:span text:style-name="T18">n Dieu, que ces Prece-<text:line-break/>pte</text:span><text:span text:style-name="T19">sso</text:span><text:span text:style-name="T18">n</text:span><text:span text:style-name="T19">t</text:span><text:span text:style-name="T18"> maintenant épandtis parmy les grandes<text:line-break/>Nations, pour adoucir les E</text:span><text:span text:style-name="T19">f</text:span><text:span text:style-name="T18">prits dans toutes les<text:line-break/>nécessitez de la vie. Si vous pensez que les ex-<text:line-break/>ploits d’Hercule luy doiuent estre prefere</text:span><text:span text:style-name="T19">z</text:span><text:span text:style-name="T18">, vous<text:line-break/>elles fort éloigné de la vraye raison</text:span><text:span text:style-name="T19">.</text:span><text:span text:style-name="T18"> Car la gueule<text:line-break/>a</text:span><text:span text:style-name="T19">ffr</text:span><text:span text:style-name="T18">euse du Lion de Nemée , feroit</text:span><text:span text:style-name="T19">-cI</text:span><text:span text:style-name="T18">le à cette<text:line-break/>heure capable de nous faire du ma</text:span><text:span text:style-name="T19">l</text:span><text:span text:style-name="T18">, non plus que<text:line-break/></text:span><text:span text:style-name="T19">l'</text:span><text:span text:style-name="T18">horrible Sanglier d’Erimanthe </text:span><text:span text:style-name="T19">î</text:span><text:span text:style-name="T18"> Quelle peur<text:line-break/>nous feroit à présent le Taureau de Crete, &amp;la<text:line-break/>peste d</text:span><text:span text:style-name="T19">eL</text:span><text:span text:style-name="T18">erne, cette Hydre</text:span><text:span text:style-name="T19"> </text:span><text:span text:style-name="T18">a</text:span><text:span text:style-name="T19">trn</text:span><text:span text:style-name="T18">ée</text:span><text:span text:style-name="T19"> </text:span><text:span text:style-name="T18">de</text:span><text:span text:style-name="T19"> </text:span><text:span text:style-name="T18">ferpens en</text:span><text:span text:style-name="T19">-<text:line-break/></text:span><text:span text:style-name="T18">uenimez ? Que feroit contre nous la triple force<text:line-break/>de</text:span><text:span text:style-name="T19"> </text:span><text:span text:style-name="T18">Gerion</text:span><text:span text:style-name="T19"> </text:span><text:span text:style-name="T18">auec</text:span><text:span text:style-name="T19"> </text:span><text:span text:style-name="T18">ses trois corps , &amp; les cheuaux</text:span><text:span text:style-name="T19"> de<text:line-break/></text:span><text:span text:style-name="T18">Diomede qu</text:span><text:span text:style-name="T19">ir</text:span><text:span text:style-name="T18">e</text:span><text:span text:style-name="T19">f</text:span><text:span text:style-name="T18">piroien</text:span><text:span text:style-name="T19">tlef</text:span><text:span text:style-name="T18">eu par les narines fu</text:span><text:span text:style-name="T19">r<text:line-break/></text:span><text:span text:style-name="T21">les</text:span><text:span text:style-name="T18"> confins de la Thrace, auprés du mont Ismate,&amp;<text:line-break/>de l</text:span><text:span text:style-name="T19">’</text:span><text:span text:style-name="T18">estang de Biston</text:span><text:span text:style-name="T19">e</text:span><text:span text:style-name="T18">, où tant de cruaute</text:span><text:span text:style-name="T19">z</text:span><text:span text:style-name="T18"> furent<text:line-break/>exercées </text:span><text:span text:style-name="T19">l</text:span><text:span text:style-name="T18"> Ces oyseaux d</text:span><text:span text:style-name="T19">’</text:span><text:span text:style-name="T18">Arcadie aux ongles si<text:line-break/>crochu</text:span><text:span text:style-name="T19">s</text:span><text:span text:style-name="T18">, qui habitent le long des bords des ma-<text:line-break/>rests Stymphalide</text:span><text:span text:style-name="T19">s</text:span><text:span text:style-name="T18">, seroient</text:span><text:span text:style-name="T19">-</text:span><text:span text:style-name="T18">ils encore à craindre</text:span><text:span text:style-name="T19">»<text:line-break/></text:span><text:span text:style-name="T18">Et cét enorme Serpent au regard impitoyable,<text:line-break/>veillant incessamment à la garde des pommes<text:line-break/>d</text:span><text:span text:style-name="T19">’</text:span><text:span text:style-name="T18">or des Hesperides, </text:span><text:span text:style-name="T19">s’e</text:span><text:span text:style-name="T18">n tortillant auto</text:span><text:span text:style-name="T19">ur</text:span><text:span text:style-name="T18"> de l'ar</text:span><text:span text:style-name="T19">-<text:line-break/></text:span><text:span text:style-name="T18">bre qui les port</text:span><text:span text:style-name="T19">e</text:span><text:span text:style-name="T18">, serolt</text:span><text:span text:style-name="T19">-</text:span><text:span text:style-name="T18">il encore aujourd huy ca</text:span><text:span text:style-name="T19">-<text:line-break/>j</text:span><text:span text:style-name="T18">pable de nous nuire </text:span><text:span text:style-name="T19">f</text:span><text:span text:style-name="T18">ur les r</text:span><text:span text:style-name="T19">iu</text:span><text:span text:style-name="T18">a</text:span><text:span text:style-name="T19">g</text:span><text:span text:style-name="T18">es de la mer At</text:span><text:span text:style-name="T19">-<text:line-break/></text:span><text:span text:style-name="T18">antique, où nul des nostres </text:span><text:span text:style-name="T19">na</text:span><text:span text:style-name="T18"> esté iusque</text:span><text:span text:style-name="T19">s</text:span><text:span text:style-name="T18">icy</text:span><text:span text:style-name="T19">l<text:line-break/></text:span><text:span text:style-name="T37">ou </text:span><text:span text:style-name="T18">nul Barbare n’</text:span><text:span text:style-name="T19">o</text:span><text:span text:style-name="T18">fe</text:span><text:span text:style-name="T19">t</text:span><text:span text:style-name="T18">oit mesmes aller </text:span><text:span text:style-name="T19">î</text:span><text:span text:style-name="T18"> Si tous<text:line-break/>les autres Monstres de ce genre</text:span><text:span text:style-name="T19">-</text:span><text:span text:style-name="T18">là, qui ont esté ex-<text:line-break/>terinine</text:span><text:span text:style-name="T19">z,</text:span><text:span text:style-name="T18"> estoient encore pl</text:span><text:span text:style-name="T19">e</text:span><text:span text:style-name="T18">ins de vie</text:span><text:span text:style-name="T19">,</text:span><text:span text:style-name="T18"> comment</text:span></text:p>
      <text:p text:style-name="P11"><text:span text:style-name="T116">L E V. LIVRE DE LveREeE</text:span><text:span text:style-name="T117">.</text:span><text:span text:style-name="T116"> 202<text:line-break/></text:span><text:span text:style-name="T18">nou</text:span><text:span text:style-name="T19">sf</text:span><text:span text:style-name="T18">eroient-ll</text:span><text:span text:style-name="T19">sn</text:span><text:span text:style-name="T18">uisibles à press</text:span><text:span text:style-name="T19">e</text:span><text:span text:style-name="T18">nt</text:span><text:span text:style-name="T19">:</text:span><text:span text:style-name="T18"> e n</text:span><text:span text:style-name="T19">ec</text:span><text:span text:style-name="T18">roy<text:line-break/>pas qu’i s le s</text:span><text:span text:style-name="T19">u</text:span><text:span text:style-name="T18">ssent , puis que la T</text:span><text:span text:style-name="T19"> </text:span><text:span text:style-name="T18">erre est encore<text:line-break/></text:span><text:span text:style-name="T116">a</text:span><text:span text:style-name="T117">u</text:span><text:span text:style-name="T116"> </text:span><text:span text:style-name="T19">l</text:span><text:span text:style-name="T18">o</text:span><text:span text:style-name="T19">u</text:span><text:span text:style-name="T18">rd huy a</text:span><text:span text:style-name="T19">l</text:span><text:span text:style-name="T18">lez pleine de B</text:span><text:span text:style-name="T19">e</text:span><text:span text:style-name="T18">stes farouches </text:span><text:span text:style-name="T19">,</text:span><text:span text:style-name="T18"> &amp;<text:line-break/>que parmy les grandes montagnes &amp; les profon</text:span><text:span text:style-name="T19">-<text:line-break/></text:span><text:span text:style-name="T18">des toiests, elle </text:span><text:span text:style-name="T116">est </text:span><text:span text:style-name="T18">remplie de tant</text:span><text:span text:style-name="T19"> </text:span><text:span text:style-name="T18">de choses </text:span><text:span text:style-name="T116">qui<text:line-break/></text:span><text:span text:style-name="T18">donnent de l'effroy </text:span><text:span text:style-name="T19">.</text:span><text:span text:style-name="T18"> &amp; Cependant nous les pou</text:span><text:span text:style-name="T19">-<text:line-break/>u</text:span><text:span text:style-name="T18">on</text:span><text:span text:style-name="T19">sb</text:span><text:span text:style-name="T18">ien é</text:span><text:span text:style-name="T19">u</text:span><text:span text:style-name="T18">it</text:span><text:span text:style-name="T19">e</text:span><text:span text:style-name="T18">r. Mus si no is n</text:span><text:span text:style-name="T19">’au</text:span><text:span text:style-name="T18">ons la con-<text:line-break/>science nette</text:span><text:span text:style-name="T19">,</text:span><text:span text:style-name="T18"> quels combats </text:span><text:span text:style-name="T19">l</text:span><text:span text:style-name="T18">'</text:span><text:span text:style-name="T19">a</text:span><text:span text:style-name="T18">uons</text:span><text:span text:style-name="T19">-</text:span><text:span text:style-name="T18">no</text:span><text:span text:style-name="T19">u</text:span><text:span text:style-name="T18">s point<text:line-break/>à rendre dans nous-melmes en dépit de</text:span><text:span text:style-name="T19">.</text:span><text:span text:style-name="T18"> nous </text:span><text:span text:style-name="T19">?</text:span><text:span text:style-name="T18"> Et<text:line-break/>quels périls ne de</text:span><text:span text:style-name="T19">n</text:span><text:span text:style-name="T18">o</text:span><text:span text:style-name="T19">u</text:span><text:span text:style-name="T18">s nous point nous e</text:span><text:span text:style-name="T19">ffo</text:span><text:span text:style-name="T18">rcer<text:line-break/></text:span><text:span text:style-name="T19">d'</text:span><text:span text:style-name="T18">é</text:span><text:span text:style-name="T19">di</text:span><text:span text:style-name="T18">t</text:span><text:span text:style-name="T19">e</text:span><text:span text:style-name="T18">r</text:span><text:span text:style-name="T19">?</text:span><text:span text:style-name="T18"> Quels soucis</text:span><text:span text:style-name="T19"> </text:span><text:span text:style-name="T18">c</text:span><text:span text:style-name="T19">u</text:span><text:span text:style-name="T18">ilans de la</text:span><text:span text:style-name="T19"> </text:span><text:span text:style-name="T18">conuoitit</text:span><text:span text:style-name="T19">en</text:span><text:span text:style-name="T18">e<text:line-break/>diuisent point</text:span><text:span text:style-name="T19"> </text:span><text:span text:style-name="T18">l</text:span><text:span text:style-name="T19">h</text:span><text:span text:style-name="T18">oinniefnquie</text:span><text:span text:style-name="T19">tI</text:span><text:span text:style-name="T18"> Ruelles </text:span><text:span text:style-name="T19">fi</text:span><text:span text:style-name="T18">n</text:span><text:span text:style-name="T19">i</text:span><text:span text:style-name="T18">t ses<text:line-break/>craintes </text:span><text:span text:style-name="T19">,</text:span><text:span text:style-name="T18"> </text:span><text:span text:style-name="T19">&amp;</text:span><text:span text:style-name="T18"> qui pourr</text:span><text:span text:style-name="T19">a</text:span><text:span text:style-name="T18">it exprime</text:span><text:span text:style-name="T19">!</text:span><text:span text:style-name="T18"> les ma</text:span><text:span text:style-name="T19">l</text:span><text:span text:style-name="T18"> heurs<text:line-break/>qu</text:span><text:span text:style-name="T19">il</text:span><text:span text:style-name="T18">uv so</text:span><text:span text:style-name="T19">nt</text:span><text:span text:style-name="T18"> causez par sonorgue</text:span><text:span text:style-name="T19">i</text:span><text:span text:style-name="T18">l, ses ordures,<text:line-break/>s</text:span><text:span text:style-name="T19">o</text:span><text:span text:style-name="T18">n effronterie, son lux</text:span><text:span text:style-name="T19">e</text:span><text:span text:style-name="T18">, &amp; sa paresse </text:span><text:span text:style-name="T19">?</text:span><text:span text:style-name="T18"> C</text:span><text:span text:style-name="T19">e</text:span><text:span text:style-name="T18">luy<text:line-break/>donc</text:span><text:span text:style-name="T19"> </text:span><text:span text:style-name="T18">qui</text:span><text:span text:style-name="T19"> </text:span><text:span text:style-name="T18">aura domp</text:span><text:span text:style-name="T19">t</text:span><text:span text:style-name="T18">é toutes ces chos</text:span><text:span text:style-name="T19">e</text:span><text:span text:style-name="T18">s , </text:span><text:span text:style-name="T19">&amp;</text:span><text:span text:style-name="T18"> qui<text:line-break/>les aura chassées de </text:span><text:span text:style-name="T19">l’</text:span><text:span text:style-name="T18">Esprit des Hommes</text:span><text:span text:style-name="T19">,</text:span><text:span text:style-name="T18"> non par<text:line-break/>les armes</text:span><text:span text:style-name="T19">,</text:span><text:span text:style-name="T18"> mai</text:span><text:span text:style-name="T19">s</text:span><text:span text:style-name="T18"> par les di</text:span><text:span text:style-name="T19">i</text:span><text:span text:style-name="T18">cour</text:span><text:span text:style-name="T19">s</text:span><text:span text:style-name="T18">, ne sera t il pas di-<text:line-break/>gne d</text:span><text:span text:style-name="T19">’e</text:span><text:span text:style-name="T18">str</text:span><text:span text:style-name="T19">c</text:span><text:span text:style-name="T18"> mis au nombre des Dieux ? Et princi-<text:line-break/></text:span><text:span text:style-name="T19">p</text:span><text:span text:style-name="T18">alement</text:span><text:span text:style-name="T19">,</text:span><text:span text:style-name="T18">pui</text:span><text:span text:style-name="T19">'a</text:span><text:span text:style-name="T18"> q</text:span><text:span text:style-name="T19">n’</text:span><text:span text:style-name="T18">il</text:span><text:span text:style-name="T19"> </text:span><text:span text:style-name="T18">adi</text:span><text:span text:style-name="T19">t </text:span><text:span text:style-name="T18">tant</text:span><text:span text:style-name="T19"> </text:span><text:span text:style-name="T18">de bellesehos</text:span><text:span text:style-name="T19">e</text:span><text:span text:style-name="T18">s &amp;<text:line-break/>qu il a parlé si diuinemen</text:span><text:span text:style-name="T19">t</text:span><text:span text:style-name="T18"> des Dieux m fines,<text:line-break/>V</text:span><text:span text:style-name="T19">la</text:span><text:span text:style-name="T18">n</text:span><text:span text:style-name="T19">t</text:span><text:span text:style-name="T18"> de paroles</text:span><text:span text:style-name="T19"> </text:span><text:span text:style-name="T18">capables de dé</text:span><text:span text:style-name="T19">c</text:span><text:span text:style-name="T18">ouurir tous</text:span><text:span text:style-name="T19"> </text:span><text:span text:style-name="T18">les se-<text:line-break/></text:span><text:span text:style-name="T19">c</text:span><text:span text:style-name="T18">rets</text:span><text:span text:style-name="T19"> </text:span><text:span text:style-name="T18">d</text:span><text:span text:style-name="T19">elà</text:span><text:span text:style-name="T18"> Nature </text:span><text:span text:style-name="T19">î</text:span><text:span text:style-name="T18"> Voulant donc marcher sur</text:span><text:span text:style-name="T19"> </text:span><text:span text:style-name="T18">les<text:line-break/>pas de cét excellent homme ie poursui ses raisons,<text:line-break/>&amp; </text:span><text:span text:style-name="T19">l'</text:span><text:span text:style-name="T18">ens</text:span><text:span text:style-name="T19">e</text:span><text:span text:style-name="T18">igne en ce discours de quelle alliance sont<text:line-break/>co</text:span><text:span text:style-name="T19">ni</text:span><text:span text:style-name="T18">ointes toutes les choses creées , &amp; combien<text:line-break/></text:span><text:span text:style-name="T19">lo</text:span><text:span text:style-name="T18">ng</text:span><text:span text:style-name="T19">u</text:span><text:span text:style-name="T18">emet elles peuuent estre obligées à demeurer<text:line-break/>ensembl</text:span><text:span text:style-name="T19">e</text:span><text:span text:style-name="T18">, s</text:span><text:span text:style-name="T19">a</text:span><text:span text:style-name="T18">ns a</text:span><text:span text:style-name="T19">u</text:span><text:span text:style-name="T18">oir la force de rompre les </text:span><text:span text:style-name="T19">n</text:span><text:span text:style-name="T18">i</text:span><text:span text:style-name="T19">u</text:span><text:span text:style-name="T18">i</text:span><text:span text:style-name="T19">o</text:span><text:span text:style-name="T18">-<text:line-break/>ble</text:span><text:span text:style-name="T19">sd</text:span><text:span text:style-name="T18">oi</text:span><text:span text:style-name="T19">xd</text:span><text:span text:style-name="T18">u temps En ce genre-la </text:span><text:span text:style-name="T19">d </text:span><text:span text:style-name="T18">ab</text:span><text:span text:style-name="T19">o</text:span><text:span text:style-name="T18">rd</text:span><text:span text:style-name="T19">,</text:span><text:span text:style-name="T18"> nous<text:line-break/>auons t</text:span><text:span text:style-name="T19">r</text:span><text:span text:style-name="T18">o</text:span><text:span text:style-name="T19">ui</text:span><text:span text:style-name="T18">ié la Nature de l’Efprit qui tire son<text:line-break/>origine du Corps au poinct de </text:span><text:span text:style-name="T19">fit</text:span><text:span text:style-name="T18"> nalss</text:span><text:span text:style-name="T19">a</text:span><text:span text:style-name="T18">nce , sans<text:line-break/></text:span><text:span text:style-name="T19">p</text:span><text:span text:style-name="T18">ouuo</text:span><text:span text:style-name="T19">i</text:span><text:span text:style-name="T18">r nean</text:span><text:span text:style-name="T19">t</text:span><text:span text:style-name="T18">m</text:span><text:span text:style-name="T19">o</text:span><text:span text:style-name="T18">ins demeurer bien long temps<text:line-break/>i</text:span><text:span text:style-name="T19">n</text:span><text:span text:style-name="T18">corruptible , &amp; que ce sont les images ou fan</text:span><text:span text:style-name="T19">-r<text:line-break/></text:span><text:span text:style-name="T18">t</text:span><text:span text:style-name="T19">o</text:span><text:span text:style-name="T18">s</text:span><text:span text:style-name="T19">rn</text:span><text:span text:style-name="T18">es qu</text:span><text:span text:style-name="T19">i</text:span><text:span text:style-name="T18"> ont a</text:span><text:span text:style-name="T19">c</text:span><text:span text:style-name="T18">coustumé dans le sommeil d</text:span><text:span text:style-name="T19">e</text:span></text:p>
      <text:p text:style-name="P11"><text:span text:style-name="T117">saoj</text:span><text:span text:style-name="T116"> L E V. LIVR</text:span><text:span text:style-name="T117">E</text:span><text:span text:style-name="T116"> </text:span><text:span text:style-name="T117">©EL</text:span><text:span text:style-name="T116">v</text:span><text:span text:style-name="T117">eREef</text:span><text:span text:style-name="T116">?<text:line-break/></text:span><text:span text:style-name="T18">tromper nostre entendemen</text:span><text:span text:style-name="T19">t</text:span><text:span text:style-name="T18">, quand nou</text:span><text:span text:style-name="T19">sp</text:span><text:span text:style-name="T18">en</text:span><text:span text:style-name="T19">-<text:line-break/>f</text:span><text:span text:style-name="T18">o</text:span><text:span text:style-name="T19">n</text:span><text:span text:style-name="T18">s voir Celuy qui n'est plus</text:span><text:span text:style-name="T19">.</text:span><text:span text:style-name="T18"> Pour ce</text:span><text:span text:style-name="T19"> </text:span><text:span text:style-name="T18">qui suit,</text:span><text:span text:style-name="T19">l’</text:span><text:span text:style-name="T18">or</text:span><text:span text:style-name="T19">-<text:line-break/></text:span><text:span text:style-name="T18">dre du sujet m</text:span><text:span text:style-name="T19">’</text:span><text:span text:style-name="T18">a insensiblement amené à faire voir<text:line-break/>comme le Monde est composé d'un Corps mortel,<text:line-break/>comme il a</text:span><text:span text:style-name="T19"> </text:span><text:span text:style-name="T18">esté</text:span><text:span text:style-name="T19"> </text:span><text:span text:style-name="T18">crée , &amp; par quel moyen le con</text:span><text:span text:style-name="T19">-<text:line-break/></text:span><text:span text:style-name="T18">cours de la </text:span><text:span text:style-name="T19">rn</text:span><text:span text:style-name="T18">at</text:span><text:span text:style-name="T19">i</text:span><text:span text:style-name="T18">ere a produit la Terr</text:span><text:span text:style-name="T19">e</text:span><text:span text:style-name="T18">, le Ciel, la<text:line-break/>Mer,</text:span><text:span text:style-name="T19">l</text:span><text:span text:style-name="T18">es Estass</text:span><text:span text:style-name="T19">e</text:span><text:span text:style-name="T18">s, le Solei</text:span><text:span text:style-name="T19">l</text:span><text:span text:style-name="T18">, </text:span><text:span text:style-name="T19">&amp;</text:span><text:span text:style-name="T18"> le globe de la Lune</text:span><text:span text:style-name="T19">,<text:line-break/>l</text:span><text:span text:style-name="T18">e diray quelles sortes d’Animaux ont esté pro-<text:line-break/>duif</text:span><text:span text:style-name="T19">sd</text:span><text:span text:style-name="T18">e la Terre, &amp; qui</text:span><text:span text:style-name="T19"> </text:span><text:span text:style-name="T18">ont esté,</text:span><text:span text:style-name="T19">s</text:span><text:span text:style-name="T18">ans</text:span><text:span text:style-name="T19"> </text:span><text:span text:style-name="T18">qu'aupara</text:span><text:span text:style-name="T19">-<text:line-break/></text:span><text:span text:style-name="T18">uant il y en eust eu dont ils p</text:span><text:span text:style-name="T19">o</text:span><text:span text:style-name="T18">ussent naistre : par<text:line-break/>quelle mani</text:span><text:span text:style-name="T19">e</text:span><text:span text:style-name="T18">re les Hommes en diuersifiant leurs<text:line-break/>langages, ont commencé de viure en socîeté par-<text:line-break/>my tant de noms differents qu</text:span><text:span text:style-name="T19">’</text:span><text:span text:style-name="T18">ils ont donné </text:span><text:span text:style-name="T19">a<text:line-break/></text:span><text:span text:style-name="T18">toutes les choses : &amp; comment cette crainte des<text:line-break/>Dieux qui </text:span><text:span text:style-name="T19">s’e</text:span><text:span text:style-name="T18">s</text:span><text:span text:style-name="T19">t</text:span><text:span text:style-name="T18"> glis</text:span><text:span text:style-name="T19">t</text:span><text:span text:style-name="T18">ee dans les cœurs, conserue<text:line-break/></text:span><text:span text:style-name="T19">F</text:span><text:span text:style-name="T18">ur la Terre des Temples saints, des Lacs, des Bols<text:line-break/></text:span><text:span text:style-name="T19">se</text:span><text:span text:style-name="T18">cre</text:span><text:span text:style-name="T19">z</text:span><text:span text:style-name="T18">, des Autel</text:span><text:span text:style-name="T19">s</text:span><text:span text:style-name="T18">, &amp; des s</text:span><text:span text:style-name="T19">im</text:span><text:span text:style-name="T18">ulachr</text:span><text:span text:style-name="T19">e</text:span><text:span text:style-name="T18">s d</text:span><text:span text:style-name="T19">e</text:span><text:span text:style-name="T18">s Dieux</text:span><text:span text:style-name="T19">.<text:line-break/></text:span><text:span text:style-name="T18">Apre</text:span><text:span text:style-name="T19">s</text:span><text:span text:style-name="T18"> </text:span><text:span text:style-name="T19">tle</text:span><text:span text:style-name="T18">xpliqueray auec quelle necess</text:span><text:span text:style-name="T19">i</text:span><text:span text:style-name="T18">té la Natu</text:span><text:span text:style-name="T19">-<text:line-break/></text:span><text:span text:style-name="T18">re qui goiiuerne toutes choses inodere le cours du<text:line-break/>Soleil, &amp; les mou</text:span><text:span text:style-name="T19">u</text:span><text:span text:style-name="T18">ements de la Lune , afin que<text:line-break/>nous ne pensions point, que par vne inclination<text:line-break/>libre, le Soleil &amp; les Astres tournent incessam</text:span><text:span text:style-name="T19">-<text:line-break/></text:span><text:span text:style-name="T18">ment entre le Ciel &amp; la Terre, pour donner de<text:line-break/></text:span><text:span text:style-name="T19">l</text:span><text:span text:style-name="T18">'</text:span><text:span text:style-name="T19">a</text:span><text:span text:style-name="T18">ccroissement aux Plantes </text:span><text:span text:style-name="T19">&amp;</text:span><text:span text:style-name="T18"> aux Animaux </text:span><text:span text:style-name="T19">,</text:span><text:span text:style-name="T18"> ou<text:line-break/>qu’ils y soient obligez par aucun ordre des Dieux</text:span><text:span text:style-name="T19">.<text:line-break/></text:span><text:span text:style-name="T18">Car ceux mesmes qui ont bien appris que les<text:line-break/>Dieux mènent vne vie tranquille, si toutesfois ils<text:line-break/>admirent comment toutes choses se peuuent faire,<text:line-break/>principalement à l</text:span><text:span text:style-name="T19">é</text:span><text:span text:style-name="T18">gar</text:span><text:span text:style-name="T19">dde</text:span><text:span text:style-name="T18"> celles qu</text:span><text:span text:style-name="T19">iseco</text:span><text:span text:style-name="T18">nfide-<text:line-break/>r</text:span><text:span text:style-name="T19">e</text:span><text:span text:style-name="T18">n</text:span><text:span text:style-name="T19">ta</text:span><text:span text:style-name="T18">u dessus de</text:span><text:span text:style-name="T19"> </text:span><text:span text:style-name="T18">nos testes , </text:span><text:span text:style-name="T19">&amp;</text:span><text:span text:style-name="T18"> dans les Cieux,<text:line-break/>ils retournent derechef à leur ancienne supersti-<text:line-break/>tion , ils ont recours à des Maistr</text:span><text:span text:style-name="T19">e</text:span><text:span text:style-name="T18">s fiers qu'</text:span><text:span text:style-name="T19">il</text:span><text:span text:style-name="T18">s<text:line-break/>estiment pouuoir toutes choses , ignorent ce qui<text:line-break/>peut estre produit , &amp; ce qui ne le peut pas estr</text:span><text:span text:style-name="T19">e</text:span><text:span text:style-name="T18">,</text:span></text:p>
      <text:p text:style-name="P11"><text:span text:style-name="T24">LE V. LIVRE DE L</text:span><text:span text:style-name="T25">VCRE</text:span><text:span text:style-name="T24">CE. </text:span><text:span text:style-name="T21">2 04</text:span><text:span text:style-name="T20">.<text:line-break/></text:span><text:span text:style-name="T19">&amp;</text:span><text:span text:style-name="T18"> ne comprennent pas enfi</text:span><text:span text:style-name="T19">n</text:span><text:span text:style-name="T18">, comme la puissance<text:line-break/>es</text:span><text:span text:style-name="T19">t</text:span><text:span text:style-name="T18"> limitée en chaqu</text:span><text:span text:style-name="T19">esc</text:span><text:span text:style-name="T18">hoses,&amp; comme e</text:span><text:span text:style-name="T19">s</text:span><text:span text:style-name="T18">ses ont<text:line-break/>des bornes attestées qu’elles ne </text:span><text:span text:style-name="T19">iç</text:span><text:span text:style-name="T18">auroient ou</text:span><text:span text:style-name="T19">-<text:line-break/></text:span><text:span text:style-name="T18">t</text:span><text:span text:style-name="T19"> </text:span><text:span text:style-name="T18">repass</text:span><text:span text:style-name="T19">er.</text:span></text:p>
      <text:p text:style-name="Texte_20_du_20_corps"><text:span text:style-name="T18">Afin qu</text:span><text:span text:style-name="T19">e </text:span><text:span text:style-name="T18">vou</text:span><text:span text:style-name="T19">s</text:span><text:span text:style-name="T18"> n'attendiez pas</text:span><text:span text:style-name="T19"> </text:span><text:span text:style-name="T18">plus long-temps<text:line-break/>l’</text:span><text:span text:style-name="T19">e</text:span><text:span text:style-name="T18">ff</text:span><text:span text:style-name="T19">e</text:span><text:span text:style-name="T18">t de nos promesses</text:span><text:span text:style-name="T19"> i</text:span><text:span text:style-name="T18"> regardez premierem</text:span><text:span text:style-name="T19">e</text:span><text:span text:style-name="T18">nt<text:line-break/>la Me</text:span><text:span text:style-name="T19">t</text:span><text:span text:style-name="T18">, la</text:span><text:span text:style-name="T19"> </text:span><text:span text:style-name="T18">T</text:span><text:span text:style-name="T19">c</text:span><text:span text:style-name="T18">rre</text:span><text:span text:style-name="T19"> &amp; </text:span><text:span text:style-name="T18">le</text:span><text:span text:style-name="T19"> </text:span><text:span text:style-name="T18">Ci</text:span><text:span text:style-name="T19">e</text:span><text:span text:style-name="T18">l</text:span><text:span text:style-name="T19"> :</text:span><text:span text:style-name="T18"> v</text:span><text:span text:style-name="T19">ns</text:span><text:span text:style-name="T18">eu</text:span><text:span text:style-name="T19">li</text:span><text:span text:style-name="T18">o</text:span><text:span text:style-name="T19">u</text:span><text:span text:style-name="T18">r, M</text:span><text:span text:style-name="T19">c</text:span><text:span text:style-name="T18">m-<text:line-break/>miu</text:span><text:span text:style-name="T19">s</text:span><text:span text:style-name="T18">, </text:span><text:span text:style-name="T19">s</text:span><text:span text:style-name="T18">er</text:span><text:span text:style-name="T19">ap</text:span><text:span text:style-name="T18">eri</text:span><text:span text:style-name="T19">rl</text:span><text:span text:style-name="T18">a triple</text:span><text:span text:style-name="T19"> </text:span><text:span text:style-name="T18">Nature de</text:span><text:span text:style-name="T19"> </text:span><text:span text:style-name="T18">ces choses</text:span><text:span text:style-name="T19">.</text:span><text:span text:style-name="T18"> Ces<text:line-break/>trois corps de forme differente tomberont en rui-<text:line-break/>ne ,&amp;</text:span><text:span text:style-name="T19"> </text:span><text:span text:style-name="T18">leur triple contexture sera</text:span><text:span text:style-name="T19"> </text:span><text:span text:style-name="T18">defaite </text:span><text:span text:style-name="T19">.</text:span><text:span text:style-name="T18"> &amp;</text:span><text:span text:style-name="T19"> </text:span><text:span text:style-name="T18">toute<text:line-break/>la masse </text:span><text:span text:style-name="T19">&amp;</text:span><text:span text:style-name="T18"> Machine du monde soustenue depuis<text:line-break/>tant de siecle</text:span><text:span text:style-name="T19">s</text:span><text:span text:style-name="T18">, s’en ira en déroute</text:span><text:span text:style-name="T19">,</text:span><text:span text:style-name="T18"> le n</text:span><text:span text:style-name="T19">f</text:span><text:span text:style-name="T18">gnore<text:line-break/>point</text:span><text:span text:style-name="T19"> </text:span><text:span text:style-name="T18">que</text:span><text:span text:style-name="T19"> </text:span><text:span text:style-name="T18">ce ne</text:span><text:span text:style-name="T19"> </text:span><text:span text:style-name="T18">s</text:span><text:span text:style-name="T19">o</text:span><text:span text:style-name="T18">i</text:span><text:span text:style-name="T19">f</text:span><text:span text:style-name="T18"> vnech</text:span><text:span text:style-name="T19">o</text:span><text:span text:style-name="T18">sebien nou</text:span><text:span text:style-name="T19">ue</text:span><text:span text:style-name="T18">ll</text:span><text:span text:style-name="T19">e</text:span><text:span text:style-name="T18">, </text:span><text:span text:style-name="T19">&amp;<text:line-break/></text:span><text:span text:style-name="T18">bien étonnante </text:span><text:span text:style-name="T19">àl'</text:span><text:span text:style-name="T18">Esprit, de dire qu'il </text:span><text:span text:style-name="T19">yau</text:span><text:span text:style-name="T18">r</text:span><text:span text:style-name="T19">ay</text:span><text:span text:style-name="T18">n</text:span><text:span text:style-name="T19">c<text:line-break/></text:span><text:span text:style-name="T18">destruction du Ciel </text:span><text:span text:style-name="T19">&amp;</text:span><text:span text:style-name="T18"> de la Terr</text:span><text:span text:style-name="T19">e</text:span><text:span text:style-name="T18">, &amp; que i</text:span><text:span text:style-name="T19">e</text:span><text:span text:style-name="T18"> n </text:span><text:span text:style-name="T19">a</text:span><text:span text:style-name="T18">ye<text:line-break/>bien</text:span><text:span text:style-name="T19"> </text:span><text:span text:style-name="T18">de</text:span><text:span text:style-name="T19"> </text:span><text:span text:style-name="T18">la peine à le pro</text:span><text:span text:style-name="T19">uu</text:span><text:span text:style-name="T18">er par la suite de mon<text:line-break/>dis</text:span><text:span text:style-name="T19">c</text:span><text:span text:style-name="T18">c </text:span><text:span text:style-name="T19">'rs:</text:span><text:span text:style-name="T18"> comme i</text:span><text:span text:style-name="T19">l</text:span><text:span text:style-name="T18"> arrl</text:span><text:span text:style-name="T19">u</text:span><text:span text:style-name="T18">e, quand on rapporte aux<text:line-break/>oreille</text:span><text:span text:style-name="T19">sv</text:span><text:span text:style-name="T18">n</text:span><text:span text:style-name="T19">ec</text:span><text:span text:style-name="T18">hose extraordinaire, laquelle i</text:span><text:span text:style-name="T19">l</text:span><text:span text:style-name="T18"> est<text:line-break/>impossible d</text:span><text:span text:style-name="T19">e</text:span><text:span text:style-name="T18"> soumettre au jugement de la</text:span><text:span text:style-name="T19"> </text:span><text:span text:style-name="T18">mai</text:span><text:span text:style-name="T19">n<text:line-break/></text:span><text:span text:style-name="T18">ou des yeux</text:span><text:span text:style-name="T19">,</text:span><text:span text:style-name="T18"> qui sont les voyes les plus </text:span><text:span text:style-name="T19">scures</text:span><text:span text:style-name="T18"> pour<text:line-break/>admettre la creance en l</text:span><text:span text:style-name="T19">le</text:span><text:span text:style-name="T18">nt</text:span><text:span text:style-name="T19">e</text:span><text:span text:style-name="T18">nden</text:span><text:span text:style-name="T19">i</text:span><text:span text:style-name="T18">ent humai</text:span><text:span text:style-name="T19">n</text:span><text:span text:style-name="T18">, &amp;<text:line-break/>aux sieges de l</text:span><text:span text:style-name="T19">le</text:span><text:span text:style-name="T18">spr</text:span><text:span text:style-name="T19">i</text:span><text:span text:style-name="T18">t. </text:span><text:span text:style-name="T19">l</text:span><text:span text:style-name="T18">e le diray pourtan</text:span><text:span text:style-name="T19">t</text:span><text:span text:style-name="T18">, &amp; peut<text:line-break/>es</text:span><text:span text:style-name="T19">t</text:span><text:span text:style-name="T18">r</text:span><text:span text:style-name="T19">e</text:span><text:span text:style-name="T18"> que la chof</text:span><text:span text:style-name="T19">i:</text:span><text:span text:style-name="T18"> </text:span><text:span text:style-name="T19">m</text:span><text:span text:style-name="T18">e</text:span><text:span text:style-name="T19">s</text:span><text:span text:style-name="T18">ine fera</text:span><text:span text:style-name="T19"> </text:span><text:span text:style-name="T18">que </text:span><text:span text:style-name="T19">Po</text:span><text:span text:style-name="T18">n adjourera<text:line-break/>foy à mon rai</text:span><text:span text:style-name="T19">f</text:span><text:span text:style-name="T18">o</text:span><text:span text:style-name="T19">nn</text:span><text:span text:style-name="T18">ement,&amp; que</text:span><text:span text:style-name="T19"> </text:span><text:span text:style-name="T18">dans</text:span><text:span text:style-name="T19"> </text:span><text:span text:style-name="T18">peu de temps<text:line-break/>vous verrez par les secousses que receura la Terre</text:span><text:span text:style-name="T19">,<text:line-break/></text:span><text:span text:style-name="T18">toutes choses ébranlées : Ce que la Fortune qui<text:line-break/>gouuerne</text:span><text:span text:style-name="T19"> </text:span><text:span text:style-name="T18">toutes choses veuille éloigner de nous,<text:line-break/>&amp;</text:span><text:span text:style-name="T19"> </text:span><text:span text:style-name="T18">que</text:span><text:span text:style-name="T19"> </text:span><text:span text:style-name="T18">ce</text:span><text:span text:style-name="T19"> </text:span><text:span text:style-name="T18">soit</text:span><text:span text:style-name="T19"> </text:span><text:span text:style-name="T18">la raison</text:span><text:span text:style-name="T19"> </text:span><text:span text:style-name="T18">plustos</text:span><text:span text:style-name="T19">t</text:span><text:span text:style-name="T18"> que la chose m</text:span><text:span text:style-name="T19">e</text:span><text:span text:style-name="T18">s</text:span><text:span text:style-name="T19">-<text:line-break/></text:span><text:span text:style-name="T18">me</text:span><text:span text:style-name="T19">,</text:span><text:span text:style-name="T18"> qui nous persuade qu</text:span><text:span text:style-name="T19">’U </text:span><text:span text:style-name="T18">l</text:span><text:span text:style-name="T19">s</text:span><text:span text:style-name="T18">y a rien</text:span><text:span text:style-name="T19"> </text:span><text:span text:style-name="T18">au monde<text:line-break/>qui ne soit vn iour détruit par </text:span><text:span text:style-name="T19">un</text:span><text:span text:style-name="T18"> fra</text:span><text:span text:style-name="T19">c</text:span><text:span text:style-name="T18">as horrible,<text:line-break/>apres auo r esté vaincu pat le temps</text:span><text:span text:style-name="T19">.</text:span></text:p>
      <text:p text:style-name="Texte_20_du_20_corps"><text:span text:style-name="T19">A</text:span><text:span text:style-name="T18">uant que d’entreprendre cle faire le Prophèt</text:span><text:span text:style-name="T19">e<text:line-break/></text:span><text:span text:style-name="T18">en pr</text:span><text:span text:style-name="T19">é</text:span><text:span text:style-name="T18">disant ces choses auec beaucoup plus de fin-<text:line-break/>c</text:span><text:span text:style-name="T19">e</text:span><text:span text:style-name="T18">rité &amp; de certitude que ne fait la Pithye qui</text:span></text:p>
      <text:p text:style-name="P11"><text:span text:style-name="T19">2o5</text:span><text:span text:style-name="T18"> </text:span><text:span text:style-name="T19">Ls</text:span><text:span text:style-name="T18"> V. L </text:span><text:span text:style-name="T25">I</text:span><text:span text:style-name="T24">VRE D E </text:span><text:span text:style-name="T18">L </text:span><text:span text:style-name="T24">VCR </text:span><text:span text:style-name="T25">E</text:span><text:span text:style-name="T24"> C </text:span><text:span text:style-name="T25">E.’<text:line-break/></text:span><text:span text:style-name="T18">prof</text:span><text:span text:style-name="T19">è</text:span><text:span text:style-name="T18">re s</text:span><text:span text:style-name="T19">e</text:span><text:span text:style-name="T18">s paroles de dessus </text:span><text:span text:style-name="T19">l</text:span><text:span text:style-name="T18">e trepied &amp; par l’</text:span><text:span text:style-name="T19">y</text:span><text:span text:style-name="T18">-<text:line-break/></text:span><text:span text:style-name="T19">sa</text:span><text:span text:style-name="T18">ge</text:span><text:span text:style-name="T19"> </text:span><text:span text:style-name="T18">du laurier d’Apollon, ie vous donneray</text:span><text:span text:style-name="T19"> </text:span><text:span text:style-name="T18">plu</text:span><text:span text:style-name="T19">-<text:line-break/></text:span><text:span text:style-name="T18">sieurs moyens par la suite de</text:span><text:span text:style-name="T19"> </text:span><text:span text:style-name="T18">mon discour</text:span><text:span text:style-name="T19">s</text:span><text:span text:style-name="T18">, pour<text:line-break/>mettr</text:span><text:span text:style-name="T19">ev</text:span><text:span text:style-name="T18">ostre</text:span><text:span text:style-name="T19"> </text:span><text:span text:style-name="T18">esprit en repos : de peur</text:span><text:span text:style-name="T19"> </text:span><text:span text:style-name="T18">que si vous<text:line-break/>estiez g</text:span><text:span text:style-name="T19">c</text:span><text:span text:style-name="T18">henné par la superstitio</text:span><text:span text:style-name="T19">n</text:span><text:span text:style-name="T18">, vous ne crussiez<text:line-break/>que la T</text:span><text:span text:style-name="T19"> e</text:span><text:span text:style-name="T18">rr</text:span><text:span text:style-name="T19">e</text:span><text:span text:style-name="T18">, le Soleil , le Ciel</text:span><text:span text:style-name="T19">,</text:span><text:span text:style-name="T18"> la Mer</text:span><text:span text:style-name="T19">,</text:span><text:span text:style-name="T18"> les Estoi-<text:line-break/>les</text:span><text:span text:style-name="T19">,</text:span><text:span text:style-name="T18"> &amp; la</text:span><text:span text:style-name="T19"> </text:span><text:span text:style-name="T18">Lune doiuent dem</text:span><text:span text:style-name="T19">e</text:span><text:span text:style-name="T18">urer </text:span><text:span text:style-name="T19">é</text:span><text:span text:style-name="T18">ternellement,<text:line-break/>comme si leur Corps estoit diui</text:span><text:span text:style-name="T19">n</text:span><text:span text:style-name="T18">, &amp; qu</text:span><text:span text:style-name="T19">’à</text:span><text:span text:style-name="T18"> ce sujet<text:line-break/>vous ne fussiez persuadé que ceux-là pour leur irn-<text:line-break/>pieté sont dignes du me</text:span><text:span text:style-name="T19">si</text:span><text:span text:style-name="T18">ne </text:span><text:span text:style-name="T19">c</text:span><text:span text:style-name="T18">hastiment que souf-<text:line-break/>frirent autresfois les Geant</text:span><text:span text:style-name="T19">s</text:span><text:span text:style-name="T18">, qui renuersent les 1<text:line-break/>murailles du Monde par leur raisonnement</text:span><text:span text:style-name="T19">,</text:span><text:span text:style-name="T18"> &amp; qui<text:line-break/>veulent éteindre dans le Ciel les </text:span><text:span text:style-name="T19">c</text:span><text:span text:style-name="T18">lartez du Soleil,<text:line-break/>appell</text:span><text:span text:style-name="T19">e</text:span><text:span text:style-name="T18">nt mortel ce qui est immortel</text:span><text:span text:style-name="T19">.</text:span><text:span text:style-name="T18"> Cependant<text:line-break/>toutes ces choses sont si fort éloignées de la di</text:span><text:span text:style-name="T19">u</text:span><text:span text:style-name="T18">i-<text:line-break/>nit</text:span><text:span text:style-name="T19">é</text:span><text:span text:style-name="T18">, &amp; semblent tellement indignes dl</text:span><text:span text:style-name="T19">e</text:span><text:span text:style-name="T18">stre com-<text:line-break/>pté</text:span><text:span text:style-name="T19">e</text:span><text:span text:style-name="T18">s au nombre des Dieux</text:span><text:span text:style-name="T19">,</text:span><text:span text:style-name="T18"> qu’elle</text:span><text:span text:style-name="T19">s</text:span><text:span text:style-name="T18"> nous font<text:line-break/>plustost connoistre que tout ce qui est en elles est<text:line-break/>éloigné du mouuement &amp; du sentiment vital : Car<text:line-break/>il n</text:span><text:span text:style-name="T19">’</text:span><text:span text:style-name="T18">y a point d’apparence que la nature de l</text:span><text:span text:style-name="T19">’</text:span><text:span text:style-name="T18">Ame<text:line-break/>&amp; l</text:span><text:span text:style-name="T19">es</text:span><text:span text:style-name="T18">iege du Conseil &amp; de</text:span><text:span text:style-name="T19"> </text:span><text:span text:style-name="T18">la Raison subsiste e</text:span><text:span text:style-name="T19">n<text:line-break/></text:span><text:span text:style-name="T18">toute sorte de Corps : comme vn arbre ne vient<text:line-break/>point en la haute region de l’Air</text:span><text:span text:style-name="T19">,</text:span><text:span text:style-name="T18"> les nuages ne<text:line-break/></text:span><text:span text:style-name="T19">sa</text:span><text:span text:style-name="T18">tr</text:span><text:span text:style-name="T19">e</text:span><text:span text:style-name="T18">stent point dans la Me</text:span><text:span text:style-name="T19">r</text:span><text:span text:style-name="T18">, les poissons ne peu-<text:line-break/>uent viure fur la Terre: il n</text:span><text:span text:style-name="T19">’y </text:span><text:span text:style-name="T18">a point de sang</text:span><text:span text:style-name="T19"> </text:span><text:span text:style-name="T18">dans<text:line-break/>le boi</text:span><text:span text:style-name="T19">s</text:span><text:span text:style-name="T18">,ny de séue dans les rochers ; &amp; il y a vn lieu<text:line-break/>certain &amp; bien difp</text:span><text:span text:style-name="T19">o</text:span><text:span text:style-name="T18">fé pour chaque chose , afin<text:line-break/>qu’dl</text:span><text:span text:style-name="T19">e</text:span><text:span text:style-name="T18"> y croisse,</text:span><text:span text:style-name="T19"> &amp; </text:span><text:span text:style-name="T18">qu’dle </text:span><text:span text:style-name="T19">s</text:span><text:span text:style-name="T18">’</text:span><text:span text:style-name="T19">y</text:span><text:span text:style-name="T18"> at</text:span><text:span text:style-name="T19">t</text:span><text:span text:style-name="T18">este</text:span><text:span text:style-name="T19">.</text:span><text:span text:style-name="T18"> Ainsi la Na-<text:line-break/>ture de </text:span><text:span text:style-name="T19">L</text:span><text:span text:style-name="T18">Aine ne peut subsister seule sans le Corps,<text:line-break/>ny </text:span><text:span text:style-name="T19">si</text:span><text:span text:style-name="T18">c tenir éloignée des nerfs </text:span><text:span text:style-name="T19">&amp;</text:span><text:span text:style-name="T18"> du fang : car </text:span><text:span text:style-name="T19">fi<text:line-break/></text:span><text:span text:style-name="T18">elle le pouu</text:span><text:span text:style-name="T19">o</text:span><text:span text:style-name="T18">it . l’E</text:span><text:span text:style-name="T19">f</text:span><text:span text:style-name="T18">prit pourrait bien plustost s</text:span><text:span text:style-name="T19">e<text:line-break/></text:span><text:span text:style-name="T18">tr</text:span><text:span text:style-name="T19">o</text:span><text:span text:style-name="T18">uuer en la Teste ou au</text:span><text:span text:style-name="T19">xE</text:span><text:span text:style-name="T18">fpaules, ou</text:span><text:span text:style-name="T19"> </text:span><text:span text:style-name="T18">aux Ta-<text:line-break/>lons , &amp; il aurait a</text:span><text:span text:style-name="T19">c</text:span><text:span text:style-name="T18">c</text:span><text:span text:style-name="T19">o</text:span><text:span text:style-name="T18">ustumé de naistre indi</text:span><text:span text:style-name="T19">ffr</text:span><text:span text:style-name="T18">e-<text:line-break/>raniment en toute forte de pa</text:span><text:span text:style-name="T19">r</text:span><text:span text:style-name="T18">ties </text:span><text:span text:style-name="T19">,</text:span><text:span text:style-name="T18"> </text:span><text:span text:style-name="T19">&amp;</text:span><text:span text:style-name="T18"> p</text:span><text:span text:style-name="T19">o</text:span><text:span text:style-name="T18">urr</text:span><text:span text:style-name="T19">or</text:span><text:span text:style-name="T18">t</text:span></text:p>
      <text:p text:style-name="P11"><text:span text:style-name="T25">LE</text:span><text:span text:style-name="T24"> V. </text:span><text:span text:style-name="T25">LIVRE</text:span><text:span text:style-name="T24"> DE LVCR</text:span><text:span text:style-name="T25">EC</text:span><text:span text:style-name="T24">E? 206<text:line-break/></text:span><text:span text:style-name="T18">enfin demeurer tousiours dans</text:span><text:span text:style-name="T19"> </text:span><text:span text:style-name="T18">le mesm</text:span><text:span text:style-name="T19">e</text:span><text:span text:style-name="T18"> homme,<text:line-break/>&amp;</text:span><text:span text:style-name="T19"> </text:span><text:span text:style-name="T18">dans</text:span><text:span text:style-name="T19"> </text:span><text:span text:style-name="T18">vn</text:span><text:span text:style-name="T19"> </text:span><text:span text:style-name="T18">mes</text:span><text:span text:style-name="T19">i</text:span><text:span text:style-name="T18">ne vaisseau</text:span><text:span text:style-name="T19">.</text:span><text:span text:style-name="T18"> Mais pource qu</text:span><text:span text:style-name="T19">’</text:span><text:span text:style-name="T18">il est<text:line-break/>certain &amp; reglé en quels endroits de nostre Corps</text:span><text:span text:style-name="T19">,<text:line-break/></text:span><text:span text:style-name="T18">l’Ame ou l</text:span><text:span text:style-name="T19">’</text:span><text:span text:style-name="T18">Esprit peuuent séparément estre &amp;<text:line-break/>prendre accroissemen</text:span><text:span text:style-name="T19">t</text:span><text:span text:style-name="T18">, d'autant plus aussi faut-il<text:line-break/>nier que l'assemblage des deux puisse subsister hors<text:line-break/>du Corps &amp; de la forme animal</text:span><text:span text:style-name="T19">e</text:span><text:span text:style-name="T18">, </text:span><text:span text:style-name="T19">&amp;</text:span><text:span text:style-name="T18"> </text:span><text:span text:style-name="T19">f</text:span><text:span text:style-name="T18">e tenir dans<text:line-break/>les gazons pourris de la Terr</text:span><text:span text:style-name="T19">e</text:span><text:span text:style-name="T18">, ny dans les feux du<text:line-break/>Solei</text:span><text:span text:style-name="T19">l,</text:span><text:span text:style-name="T18"> ny dans la simple Nature de l’Air ou</text:span><text:span text:style-name="T19"> </text:span><text:span text:style-name="T18">de<text:line-break/>l</text:span><text:span text:style-name="T19">’</text:span><text:span text:style-name="T18">Eaii. Toutes ces choses-là ne sont donc point<text:line-break/>douées d'un sentiment diuin</text:span><text:span text:style-name="T19">,</text:span><text:span text:style-name="T18"> puis qu</text:span><text:span text:style-name="T19">'</text:span><text:span text:style-name="T18">el</text:span><text:span text:style-name="T19">l</text:span><text:span text:style-name="T18">es ne peu</text:span><text:span text:style-name="T19">-<text:line-break/></text:span><text:span text:style-name="T18">u</text:span><text:span text:style-name="T19">e</text:span><text:span text:style-name="T18">nt estre animées pour io</text:span><text:span text:style-name="T19">u</text:span><text:span text:style-name="T18">ir de la vie</text:span><text:span text:style-name="T19">.</text:span></text:p>
      <text:p text:style-name="Texte_20_du_20_corps"><text:span text:style-name="T18">D</text:span><text:span text:style-name="T19">el</text:span><text:span text:style-name="T18">à</text:span><text:span text:style-name="T19">,</text:span><text:span text:style-name="T18"> vous pou</text:span><text:span text:style-name="T19">ii</text:span><text:span text:style-name="T18">ez</text:span><text:span text:style-name="T19"> </text:span><text:span text:style-name="T18">croire que</text:span><text:span text:style-name="T19"> </text:span><text:span text:style-name="T18">les siege</text:span><text:span text:style-name="T19">sve</text:span><text:span text:style-name="T18">ne-<text:line-break/>rab</text:span><text:span text:style-name="T19">le</text:span><text:span text:style-name="T18">s des Dieu</text:span><text:span text:style-name="T19">x,</text:span><text:span text:style-name="T18"> ne sont en mille part du monde:<text:line-break/>car la Nature des Dieux</text:span><text:span text:style-name="T19">,</text:span><text:span text:style-name="T18"> qui es</text:span><text:span text:style-name="T19">te</text:span><text:span text:style-name="T18">xtrémemen</text:span><text:span text:style-name="T19">td</text:span><text:span text:style-name="T18">e</text:span><text:span text:style-name="T19">-<text:line-break/></text:span><text:span text:style-name="T18">liée </text:span><text:span text:style-name="T19">,</text:span><text:span text:style-name="T18"> est aussi for</text:span><text:span text:style-name="T19">té</text:span><text:span text:style-name="T18">loignee de nos fens ;d</text:span><text:span text:style-name="T19">c</text:span><text:span text:style-name="T18"> forte<text:line-break/>qii</text:span><text:span text:style-name="T19">’à</text:span><text:span text:style-name="T18"> peine</text:span><text:span text:style-name="T19"> </text:span><text:span text:style-name="T18">est elle perceptible à l</text:span><text:span text:style-name="T19">’</text:span><text:span text:style-name="T18">intelligence de<text:line-break/>iio</text:span><text:span text:style-name="T19">ft</text:span><text:span text:style-name="T18">r</text:span><text:span text:style-name="T19">c</text:span><text:span text:style-name="T18"> Esprit</text:span><text:span text:style-name="T19">.</text:span><text:span text:style-name="T18"> Pource qu elle échappe aux coups &amp;<text:line-break/>à l'attouchement de la mai</text:span><text:span text:style-name="T19">n,</text:span><text:span text:style-name="T18"> elle ne doit pouuoir<text:line-break/>r</text:span><text:span text:style-name="T19">ie</text:span><text:span text:style-name="T18">n toucher de ce qui tombe sous nos</text:span><text:span text:style-name="T19">t</text:span><text:span text:style-name="T18">re attou-<text:line-break/>ch</text:span><text:span text:style-name="T19">cmc</text:span><text:span text:style-name="T18">nt : car ce qui ne peut es</text:span><text:span text:style-name="T19">t</text:span><text:span text:style-name="T18">re touché</text:span><text:span text:style-name="T19">,</text:span><text:span text:style-name="T18"> ne peut<text:line-break/>aussi toucher C</text:span><text:span text:style-name="T19">’</text:span><text:span text:style-name="T18">es</text:span><text:span text:style-name="T19">t</text:span><text:span text:style-name="T18"> pourquoy les sieges des Dieux<text:line-break/>sort di</text:span><text:span text:style-name="T19">s</text:span><text:span text:style-name="T18">crets des nostres,&amp;sont proportionnez à la<text:line-break/>Nature tr</text:span><text:span text:style-name="T19">è</text:span><text:span text:style-name="T18">s</text:span><text:span text:style-name="T19"> </text:span><text:span text:style-name="T18">d</text:span><text:span text:style-name="T19">e</text:span><text:span text:style-name="T18">lié</text:span><text:span text:style-name="T19">e </text:span><text:span text:style-name="T18">de leurs Corps</text:span><text:span text:style-name="T19">.</text:span><text:span text:style-name="T18"> Ce que</text:span><text:span text:style-name="T19"> </text:span><text:span text:style-name="T18">ie</text:span><text:span text:style-name="T19"> </text:span><text:span text:style-name="T18">vous<text:line-break/>pro</text:span><text:span text:style-name="T19">u</text:span><text:span text:style-name="T18">ueray cy apres par vn grand discours.</text:span></text:p>
      <text:p text:style-name="Texte_20_du_20_corps"><text:span text:style-name="T18">or de</text:span><text:span text:style-name="T19"> </text:span><text:span text:style-name="T18">dire que les Dieux ont voulu pour l'a-<text:line-break/>rnou</text:span><text:span text:style-name="T19">rd</text:span><text:span text:style-name="T18">es H</text:span><text:span text:style-name="T19">o</text:span><text:span text:style-name="T18">mmes</text:span><text:span text:style-name="T19">,</text:span><text:span text:style-name="T18"> pr</text:span><text:span text:style-name="T19">e</text:span><text:span text:style-name="T18">par</text:span><text:span text:style-name="T19">e</text:span><text:span text:style-name="T18">r la belle demeure du<text:line-break/>mond</text:span><text:span text:style-name="T19">e</text:span><text:span text:style-name="T18">, &amp; qu</text:span><text:span text:style-name="T19">’</text:span><text:span text:style-name="T18">i</text:span><text:span text:style-name="T19">l</text:span><text:span text:style-name="T18"> nous est bien seant de louer cét<text:line-break/>ouurag</text:span><text:span text:style-name="T19">ed</text:span><text:span text:style-name="T18">e leur mains</text:span><text:span text:style-name="T19">,</text:span><text:span text:style-name="T18"> &amp; d’estimer qu il est eter-<text:line-break/>n</text:span><text:span text:style-name="T19">el</text:span><text:span text:style-name="T18">, </text:span><text:span text:style-name="T19">&amp;</text:span><text:span text:style-name="T18"> qu’</text:span><text:span text:style-name="T19">sl</text:span><text:span text:style-name="T18"> ne perira iamais : qu'au rest</text:span><text:span text:style-name="T19">e</text:span><text:span text:style-name="T18">, il n’est<text:line-break/>aucunement permis de mouuoir de sa place ce qui<text:line-break/></text:span><text:span text:style-name="T24">a</text:span><text:span text:style-name="T25"> </text:span><text:span text:style-name="T18">esté fondé de</text:span><text:span text:style-name="T19"> </text:span><text:span text:style-name="T18">tout temps pour les Hommes par<text:line-break/>le conseil des Dieux </text:span><text:span text:style-name="T19">,</text:span><text:span text:style-name="T18"> ny de troubler pa</text:span><text:span text:style-name="T19">t</text:span><text:span text:style-name="T18"> nos dis</text:span><text:span text:style-name="T19">-<text:line-break/></text:span><text:span text:style-name="T18">Cours l</text:span><text:span text:style-name="T19">lee</text:span><text:span text:style-name="T18">conamie du mond</text:span><text:span text:style-name="T19">e</text:span><text:span text:style-name="T18">, ou </text:span><text:span text:style-name="T19">il</text:span><text:span text:style-name="T18"> renuerser </text:span><text:span text:style-name="T19">iuf-</text:span></text:p>
      <text:p text:style-name="P11"><text:bookmark-start text:name="bookmark80"/><text:span text:style-name="T86">2oy</text:span><text:span text:style-name="T87"> </text:span><text:span text:style-name="T125">Lî.</text:span><text:span text:style-name="T113"> V</text:span><text:span text:style-name="T112">,</text:span><text:span text:style-name="T113"> </text:span><text:span text:style-name="T112">LIVR</text:span><text:span text:style-name="T113">E DE Lv</text:span><text:span text:style-name="T112">CRstcE.</text:span><text:bookmark-end text:name="bookmark80"/></text:p>
      <text:p text:style-name="Texte_20_du_20_corps"><text:span text:style-name="T18">ques aux fondeme</text:span><text:span text:style-name="T19">nt</text:span><text:span text:style-name="T18"> toute la masse de l’Vniuers,<text:line-break/></text:span><text:span text:style-name="T19">&amp;</text:span><text:span text:style-name="T18">se feindre plusieurs autres choses de cette Na</text:span><text:span text:style-name="T19">-<text:line-break/></text:span><text:span text:style-name="T18">ture, y adioustan</text:span><text:span text:style-name="T19">td</text:span><text:span text:style-name="T18">es considerations di</text:span><text:span text:style-name="T19">u</text:span><text:span text:style-name="T18">erses</text:span><text:span text:style-name="T19">,</text:span><text:span text:style-name="T18"> ie<text:line-break/></text:span><text:span text:style-name="T19">ç</text:span><text:span text:style-name="T18">roy, Memmius</text:span><text:span text:style-name="T19">,</text:span><text:span text:style-name="T18"> que c’est manquer d</text:span><text:span text:style-name="T19">e</text:span><text:span text:style-name="T18"> </text:span><text:span text:style-name="T19">lo</text:span><text:span text:style-name="T18">gement.<text:line-break/>Car quel ariantage peut apporter </text:span><text:span text:style-name="T19">n</text:span><text:span text:style-name="T18">os</text:span><text:span text:style-name="T19">t</text:span><text:span text:style-name="T18">re r</text:span><text:span text:style-name="T19">e</text:span><text:span text:style-name="T18">c</text:span><text:span text:style-name="T19">on-<text:line-break/></text:span><text:span text:style-name="T18">n</text:span><text:span text:style-name="T19">a</text:span><text:span text:style-name="T18">issance à ceux qui font immortels &amp; bi</text:span><text:span text:style-name="T19">c</text:span><text:span text:style-name="T18">n-heu-<text:line-break/></text:span><text:span text:style-name="T19">ie</text:span><text:span text:style-name="T18">u</text:span><text:span text:style-name="T19">x,</text:span><text:span text:style-name="T18"> pour les obliger </text:span><text:span text:style-name="T19">d</text:span><text:span text:style-name="T18"> entreprendre &amp; de f</text:span><text:span text:style-name="T19">a</text:span><text:span text:style-name="T18">ire<text:line-break/>quelque chose en nos</text:span><text:span text:style-name="T19">t</text:span><text:span text:style-name="T18">re faueur</text:span><text:span text:style-name="T19">l</text:span><text:span text:style-name="T18"> Q</text:span><text:span text:style-name="T19">nel</text:span><text:span text:style-name="T18">le nouue</text:span><text:span text:style-name="T19">a</text:span><text:span text:style-name="T18">uté<text:line-break/></text:span><text:span text:style-name="T19">l</text:span><text:span text:style-name="T18">es</text:span><text:span text:style-name="T19"> </text:span><text:span text:style-name="T18">a</text:span><text:span text:style-name="T19"> </text:span><text:span text:style-name="T18">pu inciter depuis si long-temps qu’ils de</text:span><text:span text:style-name="T19">rn</text:span><text:span text:style-name="T18">e</text:span><text:span text:style-name="T19">u-<text:line-break/></text:span><text:span text:style-name="T18">Voient en repo</text:span><text:span text:style-name="T19">s</text:span><text:span text:style-name="T18">, à souhaiter de changer leur pre</text:span><text:span text:style-name="T19">-<text:line-break/></text:span><text:span text:style-name="T18">mierevie </text:span><text:span text:style-name="T19">1</text:span><text:span text:style-name="T18"> Car il semble</text:span><text:span text:style-name="T19"> </text:span><text:span text:style-name="T18">que</text:span><text:span text:style-name="T19"> </text:span><text:span text:style-name="T18">c</text:span><text:span text:style-name="T19">e</text:span><text:span text:style-name="T18">luy-</text:span><text:span text:style-name="T19">l</text:span><text:span text:style-name="T18">à sedoi</text:span><text:span text:style-name="T19">r</text:span><text:span text:style-name="T18">ré-<text:line-break/>jo</text:span><text:span text:style-name="T19">ü</text:span><text:span text:style-name="T18">ir des choses nouuelles à q</text:span><text:span text:style-name="T19">u</text:span><text:span text:style-name="T18">i les vieilles sont<text:line-break/>nuisibles: Mai</text:span><text:span text:style-name="T19">s</text:span><text:span text:style-name="T18"> à celuy auquel </text:span><text:span text:style-name="T21">il</text:span><text:span text:style-name="T18"> i</text:span><text:span text:style-name="T19">s</text:span><text:span text:style-name="T18">est point atri</text:span><text:span text:style-name="T19">u</text:span><text:span text:style-name="T18">é<text:line-break/>d</text:span><text:span text:style-name="T19">é</text:span><text:span text:style-name="T18">nnu</text:span><text:span text:style-name="T19">y,</text:span><text:span text:style-name="T18"> ayant employé s</text:span><text:span text:style-name="T19">o</text:span><text:span text:style-name="T18">n </text:span><text:span text:style-name="T19">age</text:span><text:span text:style-name="T18"> dans </text:span><text:span text:style-name="T19">le</text:span><text:span text:style-name="T18">s del</text:span><text:span text:style-name="T19">i</text:span><text:span text:style-name="T18">ces,<text:line-break/>durant tout le temps qu’il a passe ; qu</text:span><text:span text:style-name="T19">le</text:span><text:span text:style-name="T18">st</text:span><text:span text:style-name="T19">-c</text:span><text:span text:style-name="T18">e qui<text:line-break/>pourrait </text:span><text:span text:style-name="T19">l</text:span><text:span text:style-name="T18">'</text:span><text:span text:style-name="T19">au</text:span><text:span text:style-name="T18">oir </text:span><text:span text:style-name="T19">ç</text:span><text:span text:style-name="T18">m</text:span><text:span text:style-name="T19">e</text:span><text:span text:style-name="T18">u à conceu</text:span><text:span text:style-name="T19">o</text:span><text:span text:style-name="T18">ir v</text:span><text:span text:style-name="T19">il</text:span><text:span text:style-name="T18">e</text:span><text:span text:style-name="T19"> </text:span><text:span text:style-name="T18">si grande<text:line-break/>affection pour la nouueauté</text:span><text:span text:style-name="T19"> 1</text:span><text:span text:style-name="T18"> Croir</text:span><text:span text:style-name="T19">a</text:span><text:span text:style-name="T18">y-ie que la<text:line-break/>vie de</text:span><text:span text:style-name="T19">s</text:span><text:span text:style-name="T18"> Dieux estoit gisante dans </text:span><text:span text:style-name="T19">l</text:span><text:span text:style-name="T18">es t</text:span><text:span text:style-name="T19">e</text:span><text:span text:style-name="T18">n</text:span><text:span text:style-name="T19">e</text:span><text:span text:style-name="T18">br</text:span><text:span text:style-name="T19">e</text:span><text:span text:style-name="T18">s, </text:span><text:span text:style-name="T19">&amp;<text:line-break/></text:span><text:span text:style-name="T18">dans la t</text:span><text:span text:style-name="T19">n</text:span><text:span text:style-name="T18">stess</text:span><text:span text:style-name="T19">e</text:span><text:span text:style-name="T18">, </text:span><text:span text:style-name="T19">i</text:span><text:span text:style-name="T18">usq</text:span><text:span text:style-name="T19">u'au</text:span><text:span text:style-name="T18"> iour que parut l’origine<text:line-break/>de toutes les C</text:span><text:span text:style-name="T19">i</text:span><text:span text:style-name="T18">eatu</text:span><text:span text:style-name="T19">i</text:span><text:span text:style-name="T18">es </text:span><text:span text:style-name="T19">s</text:span><text:span text:style-name="T18">ou quel mal nous etist-ce<text:line-break/>esté de n</text:span><text:span text:style-name="T19">le</text:span><text:span text:style-name="T18">stre pas créez </text:span><text:span text:style-name="T19">?</text:span><text:span text:style-name="T18"> Car quiconque est nay<text:line-break/>doit bien a</text:span><text:span text:style-name="T19">u</text:span><text:span text:style-name="T18">oir la volonté de demeurer dans la<text:line-break/></text:span><text:span text:style-name="T19">y</text:span><text:span text:style-name="T18">ie</text:span><text:span text:style-name="T19">,</text:span><text:span text:style-name="T18"> tandis qu’il y sera retenu par les charmes du<text:line-break/>plaisir Mais pour celuy qui n'a i</text:span><text:span text:style-name="T19">am</text:span><text:span text:style-name="T18">ais gousté l’a-<text:line-break/>inour de la vi</text:span><text:span text:style-name="T19">c</text:span><text:span text:style-name="T18">,&amp; n</text:span><text:span text:style-name="T19">’a</text:span><text:span text:style-name="T18"> iamais esté du nombre des vi</text:span><text:span text:style-name="T19">-<text:line-break/></text:span><text:span text:style-name="T18">liant</text:span><text:span text:style-name="T19">s,</text:span><text:span text:style-name="T18"> quel mal luy est- ce de n’estre point venu<text:line-break/>ati monde </text:span><text:span text:style-name="T19">?</text:span><text:span text:style-name="T18"> Mais d’o</text:span><text:span text:style-name="T19">u</text:span><text:span text:style-name="T18"> e</text:span><text:span text:style-name="T19">sse </text:span><text:span text:style-name="T18">ce que s</text:span><text:span text:style-name="T19">c</text:span><text:span text:style-name="T18">roient venus<text:line-break/>premierement dans </text:span><text:span text:style-name="T19">l</text:span><text:span text:style-name="T18">’</text:span><text:span text:style-name="T19">e</text:span><text:span text:style-name="T18">sp</text:span><text:span text:style-name="T19">r</text:span><text:span text:style-name="T18">it</text:span><text:span text:style-name="T19"> </text:span><text:span text:style-name="T18">des Dieux l 'exemplaire<text:line-break/></text:span><text:span text:style-name="T19">&amp; </text:span><text:span text:style-name="T18">l</text:span><text:span text:style-name="T19">ac</text:span><text:span text:style-name="T18">onnoiss</text:span><text:span text:style-name="T19">a</text:span><text:span text:style-name="T18">nc</text:span><text:span text:style-name="T19">cd</text:span><text:span text:style-name="T18">es Hommes , pour s</text:span><text:span text:style-name="T19">ca</text:span><text:span text:style-name="T18">t</text:span><text:span text:style-name="T19">i</text:span><text:span text:style-name="T18">oir &amp;<text:line-break/>pourvoir en esprit ce qu’</text:span><text:span text:style-name="T19">H</text:span><text:span text:style-name="T18">s eussent voulu </text:span><text:span text:style-name="T19">s</text:span><text:span text:style-name="T18">u</text:span><text:span text:style-name="T19"> </text:span><text:span text:style-name="T18">i</text:span><text:span text:style-name="T19">n?<text:line-break/>P</text:span><text:span text:style-name="T18">ar quel moyen la force des Principes leur a-t</text:span><text:span text:style-name="T19">-</text:span><text:span text:style-name="T18">elle<text:line-break/>esté </text:span><text:span text:style-name="T19">r</text:span><text:span text:style-name="T18">amais connue , pour </text:span><text:span text:style-name="T19">fc</text:span><text:span text:style-name="T18">auoir leur puissance<text:line-break/>dans le changement de leur ordre </text:span><text:span text:style-name="T19">&amp;</text:span><text:span text:style-name="T18"> de leur situa-<text:line-break/></text:span><text:span text:style-name="T19">:</text:span><text:span text:style-name="T18">.</text:span><text:span text:style-name="T19">on</text:span><text:span text:style-name="T18">, si</text:span><text:span text:style-name="T19"> </text:span><text:span text:style-name="T18">la Natu</text:span><text:span text:style-name="T19">r</text:span><text:span text:style-name="T18">e </text:span><text:span text:style-name="T19">m</text:span><text:span text:style-name="T18">es</text:span><text:span text:style-name="T19">ii</text:span><text:span text:style-name="T18">ie ne leur a donné le </text:span><text:span text:style-name="T19">mo-</text:span></text:p>
      <text:p text:style-name="P11"><text:span text:style-name="T24">LE V. LIVRE DE Lv</text:span><text:span text:style-name="T25">c</text:span><text:span text:style-name="T24">RE</text:span><text:span text:style-name="T25">cE.</text:span><text:span text:style-name="T24"> 2o8</text:span><text:span text:style-name="T25">l<text:line-break/></text:span><text:span text:style-name="T18">de</text:span><text:span text:style-name="T19">ll</text:span><text:span text:style-name="T18">e de la Création ? Car les Principes ont esté<text:line-break/>tellement agitez de tout temps en plusieurs ma</text:span><text:span text:style-name="T19">-<text:line-break/></text:span><text:span text:style-name="T18">nieres</text:span><text:span text:style-name="T19"> </text:span><text:span text:style-name="T18">par leurs impulsions : ils</text:span><text:span text:style-name="T19"> </text:span><text:span text:style-name="T18">se portent si bien<text:line-break/>d’ordinaire par leur propre poids , se joignent en<text:line-break/>tant de sorte</text:span><text:span text:style-name="T19">s</text:span><text:span text:style-name="T20">,</text:span><text:span text:style-name="T21"> </text:span><text:span text:style-name="T20">&amp;</text:span><text:span text:style-name="T21"> essayent</text:span><text:span text:style-name="T18"> </text:span><text:span text:style-name="T19">e</text:span><text:span text:style-name="T18">n tant de façons t</text:span><text:span text:style-name="T19">o</text:span><text:span text:style-name="T18">u-<text:line-break/>tes les choses qui peuuent estre engendrées parle<text:line-break/>concours de la Matière , que ce n</text:span><text:span text:style-name="T19">’e</text:span><text:span text:style-name="T18">s</text:span><text:span text:style-name="T19">t</text:span><text:span text:style-name="T18"> point mer</text:span><text:span text:style-name="T19">-<text:line-break/></text:span><text:span text:style-name="T18">ueille</text:span><text:span text:style-name="T19">,</text:span><text:span text:style-name="T18"> si enfin ils</text:span><text:span text:style-name="T19"> </text:span><text:span text:style-name="T18">se font rencontrez en de telles<text:line-break/></text:span><text:span text:style-name="T19">,</text:span><text:span text:style-name="T18"> c</text:span><text:span text:style-name="T19">o</text:span><text:span text:style-name="T18">ni</text:span><text:span text:style-name="T19">o</text:span><text:span text:style-name="T18">ncture</text:span><text:span text:style-name="T19">s,</text:span><text:span text:style-name="T18"> &amp; s’ils ont esté amenez à vn</text:span><text:span text:style-name="T19">e</text:span><text:span text:style-name="T18"> telle<text:line-break/>dispositio</text:span><text:span text:style-name="T19">n,</text:span><text:span text:style-name="T18"> que cette masse qui renouu</text:span><text:span text:style-name="T19">e</text:span><text:span text:style-name="T18">lle encore<text:line-break/>auiourd’h</text:span><text:span text:style-name="T19">uy</text:span><text:span text:style-name="T18"> toutes choses ,</text:span><text:span text:style-name="T19">&lt;</text:span><text:span text:style-name="T18">n a tiré son origine</text:span><text:span text:style-name="T19">.<text:line-break/></text:span><text:span text:style-name="T18">Mais quand mes</text:span><text:span text:style-name="T19">i</text:span><text:span text:style-name="T18">nes </text:span><text:span text:style-name="T19">jf</text:span><text:span text:style-name="T18">gnorerois quels sont les<text:line-break/>Principes des chose</text:span><text:span text:style-name="T19">s,</text:span><text:span text:style-name="T18"> Poserais pourta</text:span><text:span text:style-name="T19">n</text:span><text:span text:style-name="T18">t bien affir-<text:line-break/>mer par</text:span><text:span text:style-name="T19"> </text:span><text:span text:style-name="T18">des raisons tirées du </text:span><text:span text:style-name="T19">C</text:span><text:span text:style-name="T18"> </text:span><text:span text:style-name="T19">t</text:span><text:span text:style-name="T18">el &amp;de toutes les<text:line-break/>autres choses </text:span><text:span text:style-name="T19">,</text:span><text:span text:style-name="T18"> que la Nature du monde n</text:span><text:span text:style-name="T19">sa</text:span><text:span text:style-name="T18"> Iamais<text:line-break/>esté diuinement preparée pour nous</text:span><text:span text:style-name="T19">,</text:span><text:span text:style-name="T18"> tant il y a de<text:line-break/>choses qui s</text:span><text:span text:style-name="T19">o</text:span><text:span text:style-name="T18">nt mal faite</text:span><text:span text:style-name="T19">s</text:span><text:span text:style-name="T18">, &amp; dignes de repreh</text:span><text:span text:style-name="T19">e</text:span><text:span text:style-name="T18">n-<text:line-break/>sion.</text:span></text:p>
      <text:p text:style-name="Texte_20_du_20_corps"><text:span text:style-name="T18">Premieremen</text:span><text:span text:style-name="T19">t,</text:span><text:span text:style-name="T18"> de tout ce que le Ciel enferme<text:line-break/>d'un circuit aussi spacieux comme il est rapide, vne<text:line-break/>tr</text:span><text:span text:style-name="T19">e</text:span><text:span text:style-name="T18">s-gr</text:span><text:span text:style-name="T19">a</text:span><text:span text:style-name="T18">nde partie est occupée par des Montagnes<text:line-break/>&amp; par des Forests ou se retirent les Belles</text:span><text:span text:style-name="T19"> </text:span><text:span text:style-name="T18">farou-<text:line-break/>ches : les Roches inculte</text:span><text:span text:style-name="T19">s</text:span><text:span text:style-name="T18">, les vastes Marel</text:span><text:span text:style-name="T19">le,</text:span><text:span text:style-name="T18"> aussi<text:line-break/>bien</text:span><text:span text:style-name="T19"> </text:span><text:span text:style-name="T18">que</text:span><text:span text:style-name="T19"> </text:span><text:span text:style-name="T18">la Mer</text:span><text:span text:style-name="T19"> </text:span><text:span text:style-name="T18">qui prescrit de si longues bornes<text:line-break/>à</text:span><text:span text:style-name="T19"> </text:span><text:span text:style-name="T18">la Terre</text:span><text:span text:style-name="T19">,</text:span><text:span text:style-name="T18"> y sont également compris</text:span><text:span text:style-name="T19">.</text:span><text:span text:style-name="T18"> Dauantage</text:span><text:span text:style-name="T19">,<text:line-break/></text:span><text:span text:style-name="T18">l’a</text:span><text:span text:style-name="T19">r</text:span><text:span text:style-name="T18">deur bru</text:span><text:span text:style-name="T19">isa</text:span><text:span text:style-name="T18">nt</text:span><text:span text:style-name="T19">e</text:span><text:span text:style-name="T18">, &amp; le froid continuel de la gelée<text:line-break/>en ostcnt presque deux</text:span><text:span text:style-name="T19"> </text:span><text:span text:style-name="T18">parties</text:span><text:span text:style-name="T19"> </text:span><text:span text:style-name="T18">aux Hommes</text:span><text:span text:style-name="T19">.</text:span><text:span text:style-name="T18"> Ce<text:line-break/>qui</text:span><text:span text:style-name="T19"> </text:span><text:span text:style-name="T18">y reste de champ, la Nature de son pro</text:span><text:span text:style-name="T19">r</text:span><text:span text:style-name="T18">re<text:line-break/>mouuement le couure de chardons &amp; d</text:span><text:span text:style-name="T19">'u</text:span><text:span text:style-name="T18">spine</text:span><text:span text:style-name="T19">s,</text:span><text:span text:style-name="T18"> si<text:line-break/>l’industrie humaine ne </text:span><text:span text:style-name="T19">s</text:span><text:span text:style-name="T18">’</text:span><text:span text:style-name="T19">y</text:span><text:span text:style-name="T18"> opposoi</text:span><text:span text:style-name="T19">r</text:span><text:span text:style-name="T18"> pou</text:span><text:span text:style-name="T19">rc</text:span><text:span text:style-name="T18">on</text:span><text:span text:style-name="T19">f</text:span><text:span text:style-name="T18">er-<text:line-break/>uer la vie accoustumée à gemlr par le trauail en bé-<text:line-break/>chant la Terr</text:span><text:span text:style-name="T19">e</text:span><text:span text:style-name="T18">, &amp; la découpant en sillons</text:span><text:span text:style-name="T19">.</text:span><text:span text:style-name="T18"> Si nous<text:line-break/>ne versions les guerets auec le so</text:span><text:span text:style-name="T19">ee</text:span><text:span text:style-name="T18">n labourant la<text:line-break/>pla</text:span><text:span text:style-name="T19">i</text:span><text:span text:style-name="T18">n</text:span><text:span text:style-name="T19">e,</text:span><text:span text:style-name="T18"> pour attirer au dehors les moisson</text:span><text:span text:style-name="T19">s,</text:span><text:span text:style-name="T18"> il n</text:span><text:span text:style-name="T19">’</text:span><text:span text:style-name="T18">y</text:span></text:p>
      <text:p text:style-name="P11"><text:bookmark-start text:name="bookmark82"/><text:span text:style-name="T86">209</text:span><text:span text:style-name="T113"> LE V. L I v R </text:span><text:span text:style-name="T112">1</text:span><text:span text:style-name="T113"> D E L </text:span><text:span text:style-name="T112">v</text:span><text:span text:style-name="T113">c R E c E</text:span><text:span text:style-name="T112">.</text:span><text:bookmark-end text:name="bookmark82"/></text:p>
      <text:p text:style-name="Texte_20_du_20_corps"><text:span text:style-name="T18">en a auc</text:span><text:span text:style-name="T19">un</text:span><text:span text:style-name="T18">e qui pûst </text:span><text:span text:style-name="T19">Ve</text:span><text:span text:style-name="T18">nir dl</text:span><text:span text:style-name="T19">e</text:span><text:span text:style-name="T18">lle-mesme </text:span><text:span text:style-name="T19">:</text:span><text:span text:style-name="T18"> &amp; tou</text:span><text:span text:style-name="T19">-<text:line-break/></text:span><text:span text:style-name="T18">tesfois apres auoi</text:span><text:span text:style-name="T19">r</text:span><text:span text:style-name="T18"> esté so</text:span><text:span text:style-name="T19">u</text:span><text:span text:style-name="T18">u</text:span><text:span text:style-name="T19">e</text:span><text:span text:style-name="T18">nt culti</text:span><text:span text:style-name="T19">u</text:span><text:span text:style-name="T18">ées par vn<text:line-break/>grand trauail, fur le point que to</text:span><text:span text:style-name="T19">ut</text:span><text:span text:style-name="T18">es choses ver</text:span><text:span text:style-name="T19">-</text:span><text:span text:style-name="T18"> </text:span><text:span text:style-name="T19">'</text:span><text:span text:style-name="T18">■<text:line-break/></text:span><text:span text:style-name="T19">d</text:span><text:span text:style-name="T18">oyen</text:span><text:span text:style-name="T19">t</text:span><text:span text:style-name="T18">, &amp; que toutes les plantes sont fleurie</text:span><text:span text:style-name="T19">s</text:span><text:span text:style-name="T18">,</text:span><text:span text:style-name="T19">-</text:span><text:span text:style-name="T18"> il<text:line-break/>arriue que le Soleil les brusse par vn chaud v</text:span><text:span text:style-name="T19">é</text:span><text:span text:style-name="T18">hé</text:span><text:span text:style-name="T19">-<text:line-break/></text:span><text:span text:style-name="T18">ment</text:span><text:span text:style-name="T19">,</text:span><text:span text:style-name="T18"> o</text:span><text:span text:style-name="T19">uq</text:span><text:span text:style-name="T18">u</text:span><text:span text:style-name="T19">ed</text:span><text:span text:style-name="T18">e</text:span><text:span text:style-name="T19">sp</text:span><text:span text:style-name="T18">luye</text:span><text:span text:style-name="T19">se</text:span><text:span text:style-name="T18">xcess</text:span><text:span text:style-name="T19">i</text:span><text:span text:style-name="T18">ues les battent, </text:span><text:span text:style-name="T124">ou<text:line-break/></text:span><text:span text:style-name="T18">que des frimas les font pe</text:span><text:span text:style-name="T19">r</text:span><text:span text:style-name="T18">ir, ou des vents les ren</text:span><text:span text:style-name="T19">-<text:line-break/></text:span><text:span text:style-name="T18">versent pard</text:span><text:span text:style-name="T19">e</text:span><text:span text:style-name="T18">s tourbillons furieux</text:span><text:span text:style-name="T19">.</text:span><text:span text:style-name="T18"> Au reste, pour-<text:line-break/>quoy</text:span><text:span text:style-name="T19"> </text:span><text:span text:style-name="T18">la</text:span><text:span text:style-name="T19"> </text:span><text:span text:style-name="T18">Nature</text:span><text:span text:style-name="T19"> </text:span><text:span text:style-name="T18">not</text:span><text:span text:style-name="T19">in</text:span><text:span text:style-name="T18">it-elle , &amp; fait-elle croistre<text:line-break/>tant d</text:span><text:span text:style-name="T19">’</text:span><text:span text:style-name="T18">especes d’Ani</text:span><text:span text:style-name="T19">rn</text:span><text:span text:style-name="T18">aux sauuag</text:span><text:span text:style-name="T19">c</text:span><text:span text:style-name="T18">s, qui sont si<text:line-break/>contraires a</text:span><text:span text:style-name="T19">n</text:span><text:span text:style-name="T18"> genre </text:span><text:span text:style-name="T19">h</text:span><text:span text:style-name="T18">umain , &amp; par terre &amp; par<text:line-break/>mer ? Pourquoy les Saisons de l'année apportent-<text:line-break/>elles tant de maladies </text:span><text:span text:style-name="T19">?</text:span><text:span text:style-name="T18"> D</text:span><text:span text:style-name="T19">’ou</text:span><text:span text:style-name="T18"> vient que la Mort en<text:line-break/>surprend v</text:span><text:span text:style-name="T19">ns</text:span><text:span text:style-name="T18">i grand nombre</text:span><text:span text:style-name="T19"> </text:span><text:span text:style-name="T18">a</text:span><text:span text:style-name="T19">u</text:span><text:span text:style-name="T18">ant </text:span><text:span text:style-name="T19">sa</text:span><text:span text:style-name="T18">ge de matu-<text:line-break/></text:span><text:span text:style-name="T19">r</text:span><text:span text:style-name="T18">ite</text:span><text:span text:style-name="T19">?</text:span><text:span text:style-name="T18"> l</text:span><text:span text:style-name="T19">’E</text:span><text:span text:style-name="T18">nfant qui vient au monde y entre de</text:span><text:span text:style-name="T19"> </text:span><text:span text:style-name="T18">la<text:line-break/>inc</text:span><text:span text:style-name="T19">li</text:span><text:span text:style-name="T18">ne sorte qu'</text:span><text:span text:style-name="T19">u</text:span><text:span text:style-name="T18">n pauure matelot est iett</text:span><text:span text:style-name="T19">é</text:span><text:span text:style-name="T18"> sur le<text:line-break/>bord pa</text:span><text:span text:style-name="T19">rl</text:span><text:span text:style-name="T18">es vagues impitoyables de la me</text:span><text:span text:style-name="T19">r</text:span><text:span text:style-name="T18">: quand<text:line-break/>la Nature le pousse aue</text:span><text:span text:style-name="T19">c</text:span><text:span text:style-name="T18"> effort du v</text:span><text:span text:style-name="T19">e</text:span><text:span text:style-name="T18">tr</text:span><text:span text:style-name="T19">e </text:span><text:span text:style-name="T18">maternel</text:span><text:span text:style-name="T19">,<text:line-break/></text:span><text:span text:style-name="T18">il est gisant nud </text:span><text:span text:style-name="T19">sii</text:span><text:span text:style-name="T18">r lat</text:span><text:span text:style-name="T19">e</text:span><text:span text:style-name="T18">rr</text:span><text:span text:style-name="T19">e</text:span><text:span text:style-name="T18"> </text:span><text:span text:style-name="T19">,</text:span><text:span text:style-name="T18"> sans auoi</text:span><text:span text:style-name="T19">t</text:span><text:span text:style-name="T18"> l'usage de<text:line-break/>la parole, indigent de toutes les choses n</text:span><text:span text:style-name="T19">c</text:span><text:span text:style-name="T18">c</text:span><text:span text:style-name="T19">c</text:span><text:span text:style-name="T18">ssai-<text:line-break/>res à la vie, </text:span><text:span text:style-name="T19">&amp;</text:span><text:span text:style-name="T18"> remplit tout le lie</text:span><text:span text:style-name="T19">u</text:span><text:span text:style-name="T18"> d'un </text:span><text:span text:style-name="T19">c</text:span><text:span text:style-name="T18">ry lugu-<text:line-break/>bre, comme s’il preuoyoit toutes les misere</text:span><text:span text:style-name="T19">sp</text:span><text:span text:style-name="T18">ar<text:line-break/></text:span><text:span text:style-name="T124">où</text:span><text:span text:style-name="T18"> il doit passer durant le cours de sa vie</text:span><text:span text:style-name="T19">.</text:span><text:span text:style-name="T18"> Cep</text:span><text:span text:style-name="T19">c</text:span><text:span text:style-name="T18">n-<text:line-break/>dant nous voyons croistre les Be</text:span><text:span text:style-name="T19">ll</text:span><text:span text:style-name="T18">es d</text:span><text:span text:style-name="T19">'</text:span><text:span text:style-name="T18">especes dif-<text:line-break/>ferentes, les Troupeaux</text:span><text:span text:style-name="T19"> </text:span><text:span text:style-name="T18">champestre</text:span><text:span text:style-name="T19">s</text:span><text:span text:style-name="T18">, &amp; les Ani-<text:line-break/>n</text:span><text:span text:style-name="T19">sa</text:span><text:span text:style-name="T18">ux sau</text:span><text:span text:style-name="T19">n</text:span><text:span text:style-name="T18">ages, s</text:span><text:span text:style-name="T19">a</text:span><text:span text:style-name="T18">ns qu</text:span><text:span text:style-name="T19">f</text:span><text:span text:style-name="T18">l soit necessaire d</text:span><text:span text:style-name="T19">le</text:span><text:span text:style-name="T18">in</text:span><text:span text:style-name="T19">-<text:line-break/></text:span><text:span text:style-name="T18">ployer le bruit des s</text:span><text:span text:style-name="T19">o</text:span><text:span text:style-name="T18">nnette</text:span><text:span text:style-name="T19">s</text:span><text:span text:style-name="T18"> &amp; des cymbales<text:line-break/>pour</text:span><text:span text:style-name="T19"> </text:span><text:span text:style-name="T18">les faire </text:span><text:span text:style-name="T19">m</text:span><text:span text:style-name="T18">uer</text:span><text:span text:style-name="T19">,</text:span><text:span text:style-name="T18"> ny les douces caresses</text:span><text:span text:style-name="T19"> &amp;</text:span><text:span text:style-name="T18"> les<text:line-break/></text:span><text:span text:style-name="T19">p</text:span><text:span text:style-name="T18">arc</text:span><text:span text:style-name="T19">i</text:span><text:span text:style-name="T18">les</text:span><text:span text:style-name="T19"> </text:span><text:span text:style-name="T18">imparfaites des Nourrices: &amp; quand elles<text:line-break/>sont grande</text:span><text:span text:style-name="T19">s</text:span><text:span text:style-name="T18">, elles ne cherchent point de veste</text:span><text:span text:style-name="T19">-<text:line-break/></text:span><text:span text:style-name="T18">mens differents selon les diuerses faisons </text:span><text:span text:style-name="T19">:</text:span><text:span text:style-name="T18"> elles<text:line-break/>n</text:span><text:span text:style-name="T19">’</text:span><text:span text:style-name="T18">ont pas be</text:span><text:span text:style-name="T19">f</text:span><text:span text:style-name="T18">oin d</text:span><text:span text:style-name="T19">’</text:span><text:span text:style-name="T18">estre armées, n</text:span><text:span text:style-name="T19">ydes</text:span><text:span text:style-name="T18">e renfer</text:span><text:span text:style-name="T19">-<text:line-break/></text:span><text:span text:style-name="T18">mer dans de hautes murailles pour</text:span><text:span text:style-name="T19"> </text:span><text:span text:style-name="T18">se conseruer:<text:line-break/>car la Terre leur donne à toutes libéralement tou</text:span><text:span text:style-name="T19">-</text:span></text:p>
      <text:p text:style-name="P11"><text:span text:style-name="T22">LE </text:span><text:span text:style-name="T23">V</text:span><text:span text:style-name="T24"> LIvRE DE LvcRECE. 2</text:span><text:span text:style-name="T25">10<text:line-break/></text:span><text:span text:style-name="T19">t</text:span><text:span text:style-name="T18">es choses</text:span><text:span text:style-name="T19">,</text:span><text:span text:style-name="T18"> &amp;</text:span><text:span text:style-name="T19"> </text:span><text:span text:style-name="T18">la Nature dans son abondance</text:span><text:span text:style-name="T19">,</text:span><text:span text:style-name="T18"> &amp;<text:line-break/>dans sa va</text:span><text:span text:style-name="T19">t</text:span><text:span text:style-name="T18">ieté </text:span><text:span text:style-name="T19">,</text:span><text:span text:style-name="T18"> ne les laisse manquer de rien</text:span><text:span text:style-name="T19">.</text:span></text:p>
      <text:p text:style-name="Texte_20_du_20_corps"><text:span text:style-name="T18">Puisque la Terr</text:span><text:span text:style-name="T19">e</text:span><text:span text:style-name="T18">, l’E</text:span><text:span text:style-name="T19">au</text:span><text:span text:style-name="T18">, les legeres haleines<text:line-break/>d</text:span><text:span text:style-name="T19">el’</text:span><text:span text:style-name="T18">Ai</text:span><text:span text:style-name="T19">r,</text:span><text:span text:style-name="T18"> &amp; les ch</text:span><text:span text:style-name="T19">a</text:span><text:span text:style-name="T18">udes vapeurs du Feu </text:span><text:span text:style-name="T19">,</text:span><text:span text:style-name="T18"> dont il<text:line-break/>semble que la masse de ce monde soit forinée</text:span><text:span text:style-name="T19">l'</text:span><text:span text:style-name="T18">ont<text:line-break/></text:span><text:span text:style-name="T19">■</text:span><text:span text:style-name="T18"> c</text:span><text:span text:style-name="T19">h</text:span><text:span text:style-name="T18">os s composées d'un corps mortel ; il </text:span><text:span text:style-name="T19">f</text:span><text:span text:style-name="T18">aut faire<text:line-break/>le mesme jugement de toute la Machine</text:span><text:span text:style-name="T19"> </text:span><text:span text:style-name="T18">d</text:span><text:span text:style-name="T19">ri</text:span><text:span text:style-name="T18"> Mon-<text:line-break/>de : car nous ne pouuons ignorer que les choses<text:line-break/>dont nous voyons les parties, &amp; les membres sont<text:line-break/>basses d'un Corps sujet à naistre &amp; à mouri</text:span><text:span text:style-name="T19">r</text:span><text:span text:style-name="T18">, ne<text:line-break/>s</text:span><text:span text:style-name="T19">o</text:span><text:span text:style-name="T18">ient sujettes à la mort, &amp; qu</text:span><text:span text:style-name="T19">’d</text:span><text:span text:style-name="T18">les n'ayent eu<text:line-break/></text:span><text:span text:style-name="T19">.</text:span><text:span text:style-name="T18"> naissance. C</text:span><text:span text:style-name="T19">’</text:span><text:span text:style-name="T18">est pourquoy quand ie v</text:span><text:span text:style-name="T19">o</text:span><text:span text:style-name="T18">y plusieurs<text:line-break/>parties du monde estre produites v</text:span><text:span text:style-name="T19">n</text:span><text:span text:style-name="T18">e seconde<text:line-break/>fois</text:span><text:span text:style-name="T19">,</text:span><text:span text:style-name="T18"> apres auoir esté détruite</text:span><text:span text:style-name="T19">s</text:span><text:span text:style-name="T18">, il est ai</text:span><text:span text:style-name="T19">l</text:span><text:span text:style-name="T18">é de se per</text:span><text:span text:style-name="T19">-<text:line-break/></text:span><text:span text:style-name="T18">suader qu’</text:span><text:span text:style-name="T19">i</text:span><text:span text:style-name="T18">l y a e</text:span><text:span text:style-name="T19">u</text:span><text:span text:style-name="T18"> quelque temps auquel la Terre<text:line-break/>&amp; le Ciel ont esté crée</text:span><text:span text:style-name="T19">z</text:span><text:span text:style-name="T18">, &amp; qu’il arriu</text:span><text:span text:style-name="T19">c</text:span><text:span text:style-name="T18">ra vn i</text:span><text:span text:style-name="T19">o</text:span><text:span text:style-name="T18">ur<text:line-break/>auquel ils seront aneantis</text:span><text:span text:style-name="T19">.</text:span><text:span text:style-name="T18"> En cela</text:span><text:span text:style-name="T19">,</text:span><text:span text:style-name="T18"> M</text:span><text:span text:style-name="T19">e</text:span><text:span text:style-name="T18">mmiu</text:span><text:span text:style-name="T19">s,</text:span><text:span text:style-name="T18"> ne </text:span><text:span text:style-name="T19">'<text:line-break/></text:span><text:span text:style-name="T18">vous persuadez point que i'</text:span><text:span text:style-name="T19">a</text:span><text:span text:style-name="T18">uance témérairem</text:span><text:span text:style-name="T19">e</text:span><text:span text:style-name="T18">nt<text:line-break/>que la Terre &amp; le Feu</text:span><text:span text:style-name="T19"> </text:span><text:span text:style-name="T18">sont d'une nature mortelle,<text:line-break/>&amp;</text:span><text:span text:style-name="T19"> </text:span><text:span text:style-name="T18">que</text:span><text:span text:style-name="T19"> </text:span><text:span text:style-name="T18">ie</text:span><text:span text:style-name="T19"> </text:span><text:span text:style-name="T18">ne</text:span><text:span text:style-name="T19"> </text:span><text:span text:style-name="T18">puis aucunement douter que l’Ai</text:span><text:span text:style-name="T19">r &amp;<text:line-break/></text:span><text:span text:style-name="T18">l</text:span><text:span text:style-name="T19">’</text:span><text:span text:style-name="T18">Eau ne perissent</text:span><text:span text:style-name="T19"> </text:span><text:span text:style-name="T18">quelque iour, &amp; que dereche</text:span><text:span text:style-name="T19">f<text:line-break/></text:span><text:span text:style-name="T18">ils doiuent estre engendrez, &amp; prendr</text:span><text:span text:style-name="T19">ev</text:span><text:span text:style-name="T18">n nouuel<text:line-break/>accroissement. Il y a Une partie de la </text:span><text:span text:style-name="T19">Te</text:span><text:span text:style-name="T18">rre q</text:span><text:span text:style-name="T19">ui </text:span><text:span text:style-name="T18">est<text:line-break/>bruslée pa</text:span><text:span text:style-name="T19">rl</text:span><text:span text:style-name="T18">e</text:span><text:span text:style-name="T19">si</text:span><text:span text:style-name="T18">ayo</text:span><text:span text:style-name="T19">n</text:span><text:span text:style-name="T18">sdu Solei</text:span><text:span text:style-name="T19">l</text:span><text:span text:style-name="T18">, laquelle à force<text:line-break/>d’estre battue par le</text:span><text:span text:style-name="T19">s</text:span><text:span text:style-name="T18"> pieds des Pass</text:span><text:span text:style-name="T19">o</text:span><text:span text:style-name="T18">n</text:span><text:span text:style-name="T19">s</text:span><text:span text:style-name="T18">, pousse des<text:line-break/>nuages de poussi</text:span><text:span text:style-name="T19">è</text:span><text:span text:style-name="T18">re que la furie</text:span><text:span text:style-name="T19"> </text:span><text:span text:style-name="T18">des vents écarte<text:line-break/>patin y l</text:span><text:span text:style-name="T19">’</text:span><text:span text:style-name="T18">Ai</text:span><text:span text:style-name="T19">n</text:span><text:span text:style-name="T18"> Vne partie des guerets se conuertit<text:line-break/>en torrents par l’abondance des </text:span><text:span text:style-name="T19">pl</text:span><text:span text:style-name="T18">uye</text:span><text:span text:style-name="T19">s</text:span><text:span text:style-name="T18">, &amp; les Ri</text:span><text:span text:style-name="T19">-<text:line-break/></text:span><text:span text:style-name="T18">uiei</text:span><text:span text:style-name="T19">e</text:span><text:span text:style-name="T18">s minent t</text:span><text:span text:style-name="T19">o</text:span><text:span text:style-name="T18">us</text:span><text:span text:style-name="T19">i</text:span><text:span text:style-name="T18">ours quelque chose des bords<text:line-break/>qui les contiennent</text:span><text:span text:style-name="T19">.</text:span><text:span text:style-name="T18"> Dauantag</text:span><text:span text:style-name="T19">t,</text:span><text:span text:style-name="T18"> ce qui donne la<text:line-break/>nourriture &amp; </text:span><text:span text:style-name="T19">l'</text:span><text:span text:style-name="T18">accroissement à quelque chos</text:span><text:span text:style-name="T19">e</text:span><text:span text:style-name="T18">, dé</text:span><text:span text:style-name="T19">-<text:line-break/></text:span><text:span text:style-name="T18">Groist à proportion : &amp; pource que</text:span><text:span text:style-name="T19"> </text:span><text:span text:style-name="T18">l</text:span><text:span text:style-name="T19">'</text:span><text:span text:style-name="T18">on ne peut<text:line-break/>douter que la T</text:span><text:span text:style-name="T19">e</text:span><text:span text:style-name="T18">rre qui est</text:span><text:span text:style-name="T19"> </text:span><text:span text:style-name="T18">la m</text:span><text:span text:style-name="T19">e</text:span><text:span text:style-name="T18">re commun</text:span><text:span text:style-name="T19">e</text:span><text:span text:style-name="T18">, ne<text:line-break/>soit aussi le sepulchre commun </text:span><text:span text:style-name="T19">,</text:span><text:span text:style-name="T18"> il est </text:span><text:span text:style-name="T19">é</text:span><text:span text:style-name="T18">uid</text:span><text:span text:style-name="T19">c</text:span><text:span text:style-name="T18">n</text:span><text:span text:style-name="T19">t</text:span></text:p>
      <text:p text:style-name="P11"><text:span text:style-name="T25">Eïr</text:span><text:span text:style-name="T24"> </text:span><text:span text:style-name="T25">L</text:span><text:span text:style-name="T24"> </text:span><text:span text:style-name="T25">E</text:span><text:span text:style-name="T24"> V. </text:span><text:span text:style-name="T25">LI</text:span><text:span text:style-name="T24"> V R </text:span><text:span text:style-name="T25">E</text:span><text:span text:style-name="T24"> </text:span><text:span text:style-name="T25">D</text:span><text:span text:style-name="T24"> </text:span><text:span text:style-name="T25">E</text:span><text:span text:style-name="T24"> Lv c R </text:span><text:span text:style-name="T25">E</text:span><text:span text:style-name="T24"> </text:span><text:span text:style-name="T25">C</text:span><text:span text:style-name="T24"> </text:span><text:span text:style-name="T25">E.</text:span><text:span text:style-name="T24"> ,<text:line-break/></text:span><text:span text:style-name="T19">q</text:span><text:span text:style-name="T18">u</text:span><text:span text:style-name="T19">’d</text:span><text:span text:style-name="T18">l</text:span><text:span text:style-name="T19">e</text:span><text:span text:style-name="T18"> est rongée en partie , &amp; qu</text:span><text:span text:style-name="T19">e</text:span><text:span text:style-name="T18">n partie elle<text:line-break/>croisse Au reste, la Mer , les Riuiere</text:span><text:span text:style-name="T19">s,</text:span><text:span text:style-name="T18"> &amp; les Fon</text:span><text:span text:style-name="T19">-<text:line-break/></text:span><text:span text:style-name="T18">taines abondent tousiours en des eaux nouuelles</text:span><text:span text:style-name="T19">,<text:line-break/></text:span><text:span text:style-name="T18">&amp;</text:span><text:span text:style-name="T19"> </text:span><text:span text:style-name="T18">leurs ruisseaux coulent incessamment</text:span><text:span text:style-name="T19">.</text:span><text:span text:style-name="T18"> Il ne</text:span><text:span text:style-name="T19"> </text:span><text:span text:style-name="T18">faut<text:line-break/>point de paroles pour </text:span><text:span text:style-name="T19">p</text:span><text:span text:style-name="T18">ro</text:span><text:span text:style-name="T19">u</text:span><text:span text:style-name="T18">uer cette ve</text:span><text:span text:style-name="T19">n</text:span><text:span text:style-name="T18">t</text:span><text:span text:style-name="T19">é</text:span><text:span text:style-name="T18">, la<text:line-break/>grande abondance d’eaux la rend assez manifeste<text:line-break/>de tous coste</text:span><text:span text:style-name="T19">z</text:span><text:span text:style-name="T18"> : mais principalement celle qui est<text:line-break/>enleuée &amp; qui fait que dans la Me</text:span><text:span text:style-name="T19">r</text:span><text:span text:style-name="T18">, les vagues ne<text:line-break/>surmontent point les bords </text:span><text:span text:style-name="T19">&gt;</text:span><text:span text:style-name="T18"> en partie,</text:span><text:span text:style-name="T19">p</text:span><text:span text:style-name="T18">ource que<text:line-break/>les vents qui les ess</text:span><text:span text:style-name="T19">a</text:span><text:span text:style-name="T18">yent, les diminuent aussi,</text:span><text:span text:style-name="T19">c</text:span><text:span text:style-name="T18">om-<text:line-break/>me le Soleil qui de ses rayons eh attire beaucoup<text:line-break/>d’humidit</text:span><text:span text:style-name="T19">é</text:span><text:span text:style-name="T18"> , &amp; en partie pource que par</text:span><text:span text:style-name="T19"> </text:span><text:span text:style-name="T18">des</text:span><text:span text:style-name="T19"> </text:span><text:span text:style-name="T18">ca-<text:line-break/>naux soüsterrains , elle se communique par tout:<text:line-break/>car l</text:span><text:span text:style-name="T19">’</text:span><text:span text:style-name="T18">eau qui</text:span><text:span text:style-name="T19"> </text:span><text:span text:style-name="T18">est salée se filtre en passant, retourne<text:line-break/>en arrier</text:span><text:span text:style-name="T19">e</text:span><text:span text:style-name="T18">, </text:span><text:span text:style-name="T19">fe</text:span><text:span text:style-name="T18"> rassemble à la teste des Riuiere</text:span><text:span text:style-name="T19">s</text:span><text:span text:style-name="T18">, &amp;<text:line-break/>puis coule si</text:span><text:span text:style-name="T19">i</text:span><text:span text:style-name="T18">r la terre d'une fluidité gracieuse,</text:span><text:span text:style-name="T19">p</text:span><text:span text:style-name="T18">our<text:line-break/>porter ses boüillons par la voy</text:span><text:span text:style-name="T19">e</text:span><text:span text:style-name="T18">, qu’dle </text:span><text:span text:style-name="T19">s’e</text:span><text:span text:style-name="T18">s</text:span><text:span text:style-name="T19">t</text:span><text:span text:style-name="T18"> ou</text:span><text:span text:style-name="T19">-<text:line-break/></text:span><text:span text:style-name="T18">uerte vn</text:span><text:span text:style-name="T19">e</text:span><text:span text:style-name="T18"> fois elle-mesme d'un pied humide</text:span><text:span text:style-name="T19">.</text:span></text:p>
      <text:p text:style-name="Texte_20_du_20_corps"><text:span text:style-name="T19">Ac</text:span><text:span text:style-name="T18">er</text:span><text:span text:style-name="T19">t</text:span><text:span text:style-name="T18">e heure</text:span><text:span text:style-name="T19">;</text:span><text:span text:style-name="T18"> ie parleray de l</text:span><text:span text:style-name="T19">’</text:span><text:span text:style-name="T18">Air, qui dans<text:line-break/>toute son estenduë se change à tous moments e</text:span><text:span text:style-name="T19">n<text:line-break/></text:span><text:span text:style-name="T18">tant de manières </text:span><text:span text:style-name="T19">,</text:span><text:span text:style-name="T18"> q</text:span><text:span text:style-name="T19">u’o</text:span><text:span text:style-name="T18">n ne peut pas les nombren<text:line-break/>c</text:span><text:span text:style-name="T19">ar</text:span><text:span text:style-name="T18"> tout ce qui s’écoule des chose</text:span><text:span text:style-name="T19">s</text:span><text:span text:style-name="T18">, se porte incon-<text:line-break/>tinent dans le vaste o</text:span><text:span text:style-name="T19">c</text:span><text:span text:style-name="T18">ean de l’Ai</text:span><text:span text:style-name="T19">r</text:span><text:span text:style-name="T18">, lequel au </text:span><text:span text:style-name="T19">t</text:span><text:span text:style-name="T18">on-<text:line-break/>trai</text:span><text:span text:style-name="T19">t</text:span><text:span text:style-name="T18">e, s’il ne redonnait aux choses les petits<text:line-break/>corps qui en prouienn</text:span><text:span text:style-name="T19">e</text:span><text:span text:style-name="T18">nt </text:span><text:span text:style-name="T19">,</text:span><text:span text:style-name="T18"> &amp; s’il ne reparoit </text:span><text:span text:style-name="T19">c</text:span><text:span text:style-name="T18">el-<text:line-break/>les</text:span><text:span text:style-name="T19"> </text:span><text:span text:style-name="T18">qui s’écoulent, tout</text:span><text:span text:style-name="T19"> sie</text:span><text:span text:style-name="T18">n iroit en ruine, </text:span><text:span text:style-name="T19">&amp;</text:span><text:span text:style-name="T18"> se<text:line-break/>conucrtiroit en air</text:span><text:span text:style-name="T19">.</text:span><text:span text:style-name="T18"> L’Air ne cesse donc point d’</text:span><text:span text:style-name="T19">e-<text:line-break/></text:span><text:span text:style-name="T18">s</text:span><text:span text:style-name="T19">t</text:span><text:span text:style-name="T18">re</text:span><text:span text:style-name="T19"> </text:span><text:span text:style-name="T18">engendré de</text:span><text:span text:style-name="T19"> </text:span><text:span text:style-name="T18">diuers</text:span><text:span text:style-name="T19">e</text:span><text:span text:style-name="T18">s choses, &amp;</text:span><text:span text:style-name="T19">de</text:span><text:span text:style-name="T18"> se rechan</text:span><text:span text:style-name="T19">-<text:line-break/></text:span><text:span text:style-name="T18">ger en elles, puisque touteschoses</text:span><text:span text:style-name="T19"> </text:span><text:span text:style-name="T18">sont dans vn<text:line-break/>écoulement perpetue</text:span><text:span text:style-name="T19">l</text:span><text:span text:style-name="T18">, &amp; qu’il n’y en a aucune</text:span></text:p>
      <text:p text:style-name="Texte_20_du_20_corps"><text:span text:style-name="T18">• qui ne s’écoule peu à peu. Le Solei</text:span><text:span text:style-name="T19">l,</text:span><text:span text:style-name="T18"> source abon-<text:line-break/>dante de la lumiere , arrose incessamment le Ciel<text:line-break/>d'une ieune splende</text:span><text:span text:style-name="T19">u</text:span><text:span text:style-name="T18">r,</text:span><text:span text:style-name="T19">&amp;</text:span><text:span text:style-name="T18"> se haste de faire viur</text:span><text:span text:style-name="T19">e</text:span><text:span text:style-name="T18"> vne<text:line-break/>clarté pa</text:span><text:span text:style-name="T19">t </text:span><text:span text:style-name="T18">Une clarté nouuell</text:span><text:span text:style-name="T19">e</text:span><text:span text:style-name="T18"> ; car</text:span><text:span text:style-name="T19"> </text:span><text:span text:style-name="T18">la</text:span><text:span text:style-name="T19"> </text:span><text:span text:style-name="T18">premiere pe</text:span><text:span text:style-name="T19">-<text:line-break/></text:span><text:span text:style-name="T21">Er</text:span><text:span text:style-name="T20">ro</text:span></text:p>
      <text:p text:style-name="P11"><text:span text:style-name="T25">L</text:span><text:span text:style-name="T24"> E V. </text:span><text:span text:style-name="T25">LIVRE</text:span><text:span text:style-name="T24"> DE LVC</text:span><text:span text:style-name="T25">RÉ</text:span><text:span text:style-name="T24">CE? </text:span><text:span text:style-name="T25">2</text:span><text:span text:style-name="T24">I</text:span><text:span text:style-name="T25">2<text:line-break/></text:span><text:span text:style-name="T18">r</text:span><text:span text:style-name="T19">i</text:span><text:span text:style-name="T18">t</text:span><text:span text:style-name="T19"> </text:span><text:span text:style-name="T18">tous</text:span><text:span text:style-name="T19">i</text:span><text:span text:style-name="T18">ours à son égard en quelque </text:span><text:span text:style-name="T19">l</text:span><text:span text:style-name="T18">ieu qu</text:span><text:span text:style-name="T19">’</text:span><text:span text:style-name="T18">elle<text:line-break/>arriue. Ce</text:span><text:span text:style-name="T19"> </text:span><text:span text:style-name="T18">qui</text:span><text:span text:style-name="T19"> </text:span><text:span text:style-name="T18">vous</text:span><text:span text:style-name="T19"> </text:span><text:span text:style-name="T18">sera facile à connoistre de</text:span><text:span text:style-name="T19"> </text:span><text:span text:style-name="T18">ce<text:line-break/>qu'aussi tost qu'</text:span><text:span text:style-name="T19">u</text:span><text:span text:style-name="T18">n nuage cour</text:span><text:span text:style-name="T19">u</text:span><text:span text:style-name="T18">e le Soleil</text:span><text:span text:style-name="T19">,</text:span><text:span text:style-name="T18"> &amp; q</text:span><text:span text:style-name="T19">u</text:span><text:span text:style-name="T18">'il<text:line-break/>entrecoupe les rayons de sa lumiere</text:span><text:span text:style-name="T19">,</text:span><text:span text:style-name="T18"> ses rayon</text:span><text:span text:style-name="T19">r<text:line-break/></text:span><text:span text:style-name="T18">périssent incontinent en la partie d</text:span><text:span text:style-name="T19">'</text:span><text:span text:style-name="T18">en</text:span><text:span text:style-name="T19"> </text:span><text:span text:style-name="T18">bas, &amp; la<text:line-break/>Terre est ombragée des nuages en quelque en-<text:line-break/>droit qu'</text:span><text:span text:style-name="T19">il</text:span><text:span text:style-name="T18">s soient portez: par ou vou</text:span><text:span text:style-name="T19">sc</text:span><text:span text:style-name="T18">onnoi-<text:line-break/>stre</text:span><text:span text:style-name="T19">z </text:span><text:span text:style-name="T18">qu'une chofe a tousiours besoin d</text:span><text:span text:style-name="T19">ie</text:span><text:span text:style-name="T18">streéclai-<text:line-break/>r</text:span><text:span text:style-name="T19">é</text:span><text:span text:style-name="T18">e par vne lumiere nouuelle</text:span><text:span text:style-name="T19">,</text:span><text:span text:style-name="T18"> &amp; que les</text:span><text:span text:style-name="T19"> </text:span><text:span text:style-name="T18">coups de<text:line-break/>la splendeur</text:span><text:span text:style-name="T19"> </text:span><text:span text:style-name="T18">perissent aussitost</text:span><text:span text:style-name="T19"> </text:span><text:span text:style-name="T18">qu’ils sont donnez</text:span><text:span text:style-name="T19">.<text:line-break/></text:span><text:span text:style-name="T18">Aussi</text:span><text:span text:style-name="T19"> </text:span><text:span text:style-name="T18">n’est-</text:span><text:span text:style-name="T19">c</text:span><text:span text:style-name="T18">e point pour autre raison qu'une </text:span><text:span text:style-name="T19">c</text:span><text:span text:style-name="T18">ho</text:span><text:span text:style-name="T19">-<text:line-break/></text:span><text:span text:style-name="T18">se ne peut estre veuë sans d</text:span><text:span text:style-name="T19">l</text:span><text:span text:style-name="T18">s</text:span><text:span text:style-name="T19">e</text:span><text:span text:style-name="T18">ontinua</text:span><text:span text:style-name="T19">r</text:span><text:span text:style-name="T18">io</text:span><text:span text:style-name="T19">na</text:span><text:span text:style-name="T18">u So</text:span><text:span text:style-name="T19">-<text:line-break/></text:span><text:span text:style-name="T18">leil</text:span><text:span text:style-name="T19">,</text:span><text:span text:style-name="T18"> si la source de la lumiere n</text:span><text:span text:style-name="T19">’y</text:span><text:span text:style-name="T18"> fournit ince</text:span><text:span text:style-name="T19">s-'<text:line-break/>la</text:span><text:span text:style-name="T18">minen</text:span><text:span text:style-name="T19">t.</text:span><text:span text:style-name="T18"> </text:span><text:span text:style-name="T19">11</text:span><text:span text:style-name="T18"> en est de mesme des clartez nocturnes </text:span><text:span text:style-name="T19">|<text:line-break/></text:span><text:span text:style-name="T18">que nous donnent </text:span><text:span text:style-name="T19">f</text:span><text:span text:style-name="T18">ur</text:span><text:span text:style-name="T19"> </text:span><text:span text:style-name="T18">la T</text:span><text:span text:style-name="T19">e</text:span><text:span text:style-name="T18">r</text:span><text:span text:style-name="T19">tele</text:span><text:span text:style-name="T18">s lampes s</text:span><text:span text:style-name="T19">i</text:span><text:span text:style-name="T18">ispen-<text:line-break/>duës &amp; les flambeaux de R</text:span><text:span text:style-name="T19">c</text:span><text:span text:style-name="T18">sine qui iet</text:span><text:span text:style-name="T19">r</text:span><text:span text:style-name="T18">ét comme<text:line-break/>des éclairs parmi diuers ombrages, quand l'aideu</text:span><text:span text:style-name="T19">r<text:line-break/></text:span><text:span text:style-name="T18">officieuse y prett</text:span><text:span text:style-name="T19">c</text:span><text:span text:style-name="T18"> tousiours quelque nouuell</text:span><text:span text:style-name="T19">el</text:span><text:span text:style-name="T18">u</text:span><text:span text:style-name="T19">-<text:line-break/>rn</text:span><text:span text:style-name="T18">iere, &amp; presse la</text:span><text:span text:style-name="T19"> </text:span><text:span text:style-name="T18">m</text:span><text:span text:style-name="T19">a</text:span><text:span text:style-name="T18">ti</text:span><text:span text:style-name="T19">e</text:span><text:span text:style-name="T18">re</text:span><text:span text:style-name="T19"> </text:span><text:span text:style-name="T18">visqueuse de</text:span><text:span text:style-name="T19"> fe </text:span><text:span text:style-name="T18">fondre<text:line-break/>au</text:span><text:span text:style-name="T19"> </text:span><text:span text:style-name="T18">feu</text:span><text:span text:style-name="T19">,</text:span><text:span text:style-name="T18"> &amp; la lumiere n'ab</text:span><text:span text:style-name="T19">a</text:span><text:span text:style-name="T18">ndonne point les lieux<text:line-break/>où elle est presque entrecoupé</text:span><text:span text:style-name="T19">e,</text:span><text:span text:style-name="T18"> </text:span><text:span text:style-name="T19">lu</text:span><text:span text:style-name="T18">sques-l</text:span><text:span text:style-name="T19">à</text:span><text:span text:style-name="T18"> que<text:line-break/>par la précipitation de tous les feux , elle soust</text:span><text:span text:style-name="T19">i</text:span><text:span text:style-name="T18">ent<text:line-break/>le dommage de </text:span><text:span text:style-name="T19">si</text:span><text:span text:style-name="T18">i fl</text:span><text:span text:style-name="T19">a</text:span><text:span text:style-name="T18">me qui vient d'une prompte<text:line-break/>origine</text:span><text:span text:style-name="T19">.</text:span><text:span text:style-name="T18"> Ainsi donc il faut croire que le Soleil</text:span><text:span text:style-name="T19">,<text:line-break/></text:span><text:span text:style-name="T18">la Lune, &amp; les Estoiles, iett</text:span><text:span text:style-name="T19">e</text:span><text:span text:style-name="T18">nt la lumiere</text:span><text:span text:style-name="T19"> </text:span><text:span text:style-name="T18">consecu-<text:line-break/>. tiuement du principe d</text:span><text:span text:style-name="T19">’</text:span><text:span text:style-name="T18">où</text:span><text:span text:style-name="T19"> </text:span><text:span text:style-name="T18">elle tire son origine</text:span><text:span text:style-name="T19">,</text:span><text:span text:style-name="T18">&amp;<text:line-break/>que tout ce qui est de premier en la flamme </text:span><text:span text:style-name="T19">f</text:span><text:span text:style-name="T18">e perd<text:line-break/>continuellement </text:span><text:span text:style-name="T19">;</text:span><text:span text:style-name="T18"> afin que vous ne pensiez pas<text:line-break/>que ces choses-l</text:span><text:span text:style-name="T19">à</text:span><text:span text:style-name="T18"> demeurent tousiours inuiola-<text:line-break/></text:span><text:span text:style-name="T19">b</text:span><text:span text:style-name="T18">les.</text:span></text:p>
      <text:p text:style-name="Texte_20_du_20_corps"><text:span text:style-name="T18">Ne voyez</text:span><text:span text:style-name="T19">.v</text:span><text:span text:style-name="T18">ous pas que les pierres mes</text:span><text:span text:style-name="T19">i</text:span><text:span text:style-name="T18">nes sont<text:line-break/>vaincues par le temps? Que les hautes Tours tom-<text:line-break/>bent parterre</text:span><text:span text:style-name="T19">,</text:span><text:span text:style-name="T18"> &amp; que les cailloux </text:span><text:span text:style-name="T19">se</text:span><text:span text:style-name="T18"> consument</text:span><text:span text:style-name="T19">?<text:line-break/>-</text:span><text:span text:style-name="T18">es Images &amp; les Temples des Dieux n</text:span><text:span text:style-name="T19">e</text:span><text:span text:style-name="T18"> sont</text:span><text:span text:style-name="T19"> </text:span><text:span text:style-name="T18">ils</text:span><text:bookmark-start text:name="bookmark84"/></text:p>
      <text:p text:style-name="P11"><text:span text:style-name="Titre_20__23_3_5f_"><text:span text:style-name="T132">ïtj</text:span></text:span><text:span text:style-name="Titre_20__23_3_5f_"><text:span text:style-name="T130"> L </text:span></text:span><text:span text:style-name="Titre_20__23_3_5f_"><text:span text:style-name="T129">E</text:span></text:span><text:span text:style-name="Titre_20__23_3_5f_"><text:span text:style-name="T130"> V. LIV</text:span></text:span><text:span text:style-name="Titre_20__23_3_5f_"><text:span text:style-name="T129">R</text:span></text:span><text:span text:style-name="Titre_20__23_3_5f_"><text:span text:style-name="T130">E DE Lvc</text:span></text:span><text:span text:style-name="Titre_20__23_3_5f_"><text:span text:style-name="T129">RECE.</text:span></text:span><text:bookmark-end text:name="bookmark84"/></text:p>
      <text:p text:style-name="Texte_20_du_20_corps"><text:span text:style-name="T18">p</text:span><text:span text:style-name="T19">a</text:span><text:span text:style-name="T18">s a</text:span><text:span text:style-name="T19">c</text:span><text:span text:style-name="T18">cable</text:span><text:span text:style-name="T19">z</text:span><text:span text:style-name="T18"> de vieillesse </text:span><text:span text:style-name="T19">î</text:span><text:span text:style-name="T18"> La puissance venerabl</text:span><text:span text:style-name="T19">c<text:line-break/></text:span><text:span text:style-name="T18">du destin peut-elle prolonger les </text:span><text:span text:style-name="T28">bornes.de </text:span><text:span text:style-name="T18">la vie,<text:line-break/></text:span><text:span text:style-name="T19">&amp;</text:span><text:span text:style-name="T18"> </text:span><text:span text:style-name="T19">r'e</text:span><text:span text:style-name="T18">fforc</text:span><text:span text:style-name="T19">c</text:span><text:span text:style-name="T18">r contre les alliances de la Nature </text:span><text:span text:style-name="T19">?</text:span><text:span text:style-name="T18"> N</text:span><text:span text:style-name="T19">e<text:line-break/></text:span><text:span text:style-name="T18">Voyons</text:span><text:span text:style-name="T19">-</text:span><text:span text:style-name="T18">nous pas les monuments des Hommesil</text:span><text:span text:style-name="T19">-<text:line-break/></text:span><text:span text:style-name="T18">lustres abbatus ? Les Rochers arrachez </text:span><text:span text:style-name="T19">,</text:span><text:span text:style-name="T18"> tomber<text:line-break/>des hautes Montagne</text:span><text:span text:style-name="T19">s</text:span><text:span text:style-name="T18">, </text:span><text:span text:style-name="T19">&amp;</text:span><text:span text:style-name="T18"> ne pouuoir soustenir<text:line-break/>l’effort d'un temps borné ? Car ils</text:span><text:span text:style-name="T19"> </text:span><text:span text:style-name="T18">ne sedétache-<text:line-break/>roi</text:span><text:span text:style-name="T19">e</text:span><text:span text:style-name="T18">nt pas &amp; ne tomberoient point en vn mo-<text:line-break/>ment </text:span><text:span text:style-name="T19">,</text:span><text:span text:style-name="T18"> si de tout temps exempts d'un tel fracas,<text:line-break/>ils auoient enduré tous les tourmens de </text:span><text:span text:style-name="T19">s</text:span><text:span text:style-name="T18">age. En</text:span><text:span text:style-name="T19">-<text:line-break/></text:span><text:span text:style-name="T18">fin regardez ce qui d'un vaste embrassement en</text:span><text:span text:style-name="T19">-<text:line-break/></text:span><text:span text:style-name="T18">u</text:span><text:span text:style-name="T19">c</text:span><text:span text:style-name="T18">loppe la Terre par dessus </text:span><text:span text:style-name="T19">,</text:span><text:span text:style-name="T18"> &amp;tout autour, &amp;<text:line-break/>comme il engendre</text:span><text:span text:style-name="T19">,</text:span><text:span text:style-name="T18"> ainsi que l</text:span><text:span text:style-name="T19">’</text:span><text:span text:style-name="T18">on dit, toutes cho</text:span><text:span text:style-name="T19">-<text:line-break/></text:span><text:span text:style-name="T18">ses de soy, &amp; reçoit le débris de celles qui sont dé</text:span><text:span text:style-name="T19">-<text:line-break/></text:span><text:span text:style-name="T18">truites</text:span><text:span text:style-name="T19">.</text:span><text:span text:style-name="T18"> </text:span><text:span text:style-name="T19">U</text:span><text:span text:style-name="T18"> est composé neantmoins d'un corps<text:line-break/>mortel, puis qu’</text:span><text:span text:style-name="T19">il</text:span><text:span text:style-name="T18"> a esté luy</text:span><text:span text:style-name="T19">-</text:span><text:span text:style-name="T18">me</text:span><text:span text:style-name="T19">fi</text:span><text:span text:style-name="T18">ne engendré</text:span><text:span text:style-name="T19">.</text:span><text:span text:style-name="T18"> Car<text:line-break/>il faut que tout ce qui nourrit des chofes &amp; les<text:line-break/>augmente de f</text:span><text:span text:style-name="T19">oy,</text:span><text:span text:style-name="T18"> si: diminu</text:span><text:span text:style-name="T19">e</text:span><text:span text:style-name="T18"> de necessit</text:span><text:span text:style-name="T19">é</text:span><text:span text:style-name="T18">, </text:span><text:span text:style-name="T19">&amp;</text:span><text:span text:style-name="T18"> qu’</text:span><text:span text:style-name="T19">il<text:line-break/>T</text:span><text:span text:style-name="T18">e repare quand il en reçoit d</text:span><text:span text:style-name="T19">'a</text:span><text:span text:style-name="T18">utres.Que si la Ter</text:span><text:span text:style-name="T19">-<text:line-break/></text:span><text:span text:style-name="T18">re &amp; le Ciel n</text:span><text:span text:style-name="T19">’</text:span><text:span text:style-name="T18">ont point e</text:span><text:span text:style-name="T19">u</text:span><text:span text:style-name="T18"> de commencement, </text:span><text:span text:style-name="T19">&amp;<text:line-break/></text:span><text:span text:style-name="T18">s'ils </text:span><text:span text:style-name="T19">fi</text:span><text:span text:style-name="T18">ant ete</text:span><text:span text:style-name="T19">t</text:span><text:span text:style-name="T18">nels ; pourquoy les Po</text:span><text:span text:style-name="T19">è</text:span><text:span text:style-name="T18">tes n’</text:span><text:span text:style-name="T19">o</text:span><text:span text:style-name="T18">nt-ils<text:line-break/>rien </text:span><text:span text:style-name="T19">C</text:span><text:span text:style-name="T18">hanté au dessus de la guerre de Th</text:span><text:span text:style-name="T19">e</text:span><text:span text:style-name="T18">bes &amp;<text:line-break/>des funerailles de Troye ? où </text:span><text:span text:style-name="T19">fi</text:span><text:span text:style-name="T18">ant tombées les<text:line-break/>actions memorable</text:span><text:span text:style-name="T19">s</text:span><text:span text:style-name="T18"> de tant de perfonne</text:span><text:span text:style-name="T19">s</text:span><text:span text:style-name="T18"> illustres</text:span><text:span text:style-name="T19">,<text:line-break/></text:span><text:span text:style-name="T18">puis qu</text:span><text:span text:style-name="T19">’</text:span><text:span text:style-name="T18">elles ne floriss</text:span><text:span text:style-name="T19">a</text:span><text:span text:style-name="T18">nt point dans les eternels<text:line-break/>monuments de la Renommée ? Mais, si</text:span><text:span text:style-name="T19"> </text:span><text:span text:style-name="T18">ie</text:span><text:span text:style-name="T19"> </text:span><text:span text:style-name="T18">ne</text:span><text:span text:style-name="T19"> </text:span><text:span text:style-name="T18">me<text:line-break/>trompe, l’Vniuer</text:span><text:span text:style-name="T19">sa</text:span><text:span text:style-name="T18">beaucoup de nouueauté, &amp; sa<text:line-break/>nature est jeune, &amp; il n</text:span><text:span text:style-name="T19">’y</text:span><text:span text:style-name="T18"> a pas long</text:span><text:span text:style-name="T19">-</text:span><text:span text:style-name="T18">temps que le<text:line-break/>monde a commencé</text:span><text:span text:style-name="T19">,</text:span><text:span text:style-name="T18"> </text:span><text:span text:style-name="T19">C'e</text:span><text:span text:style-name="T18">s</text:span><text:span text:style-name="T19">t</text:span><text:span text:style-name="T18"> pourquoy il y a</text:span><text:span text:style-name="T19"> </text:span><text:span text:style-name="T18">des<text:line-break/></text:span><text:span text:style-name="T19">ar</text:span><text:span text:style-name="T18">ts qui fe polissent encore tous les iour</text:span><text:span text:style-name="T19">s</text:span><text:span text:style-name="T18">, &amp; qui<text:line-break/>augmentent à pr</text:span><text:span text:style-name="T19">é</text:span><text:span text:style-name="T18">s</text:span><text:span text:style-name="T19">e</text:span><text:span text:style-name="T18">nt</text:span><text:span text:style-name="T19">,</text:span><text:span text:style-name="T18"> on a depuis peu </text:span><text:span text:style-name="T19">a</text:span><text:span text:style-name="T18">d</text:span><text:span text:style-name="T19">j</text:span><text:span text:style-name="T18">ousté<text:line-break/>plusieurs choses à la N</text:span><text:span text:style-name="T19">a</text:span><text:span text:style-name="T18">uigation : &amp; les Musiciens<text:line-break/>ont n</text:span><text:span text:style-name="T19">'a</text:span><text:span text:style-name="T18">g</text:span><text:span text:style-name="T19">ue</text:span><text:span text:style-name="T18">res inuenté des accords mélodieux.<text:line-break/>Enfi</text:span><text:span text:style-name="T19">n</text:span><text:span text:style-name="T18">, cét ou</text:span><text:span text:style-name="T19">u</text:span><text:span text:style-name="T18">rage de la Philosophie naturelle </text:span><text:span text:style-name="T19">&amp;</text:span></text:p>
      <text:p text:style-name="P11"><text:span text:style-name="T37">LE V.LI</text:span><text:span text:style-name="T36">VR</text:span><text:span text:style-name="T37">E DE LvcRE</text:span><text:span text:style-name="T36">CE?</text:span><text:span text:style-name="T37"> </text:span><text:span text:style-name="T36">2I4<text:line-break/></text:span><text:span text:style-name="T18">des causes de toute la Natur</text:span><text:span text:style-name="T19">e</text:span><text:span text:style-name="T18">, ne fait que de pa-<text:line-break/>roistr</text:span><text:span text:style-name="T19">eaui</text:span><text:span text:style-name="T18">our : &amp; ie f</text:span><text:span text:style-name="T19">a</text:span><text:span text:style-name="T18">is le premier</text:span><text:span text:style-name="T19">,</text:span><text:span text:style-name="T18">qui</text:span><text:span text:style-name="T19"> </text:span><text:span text:style-name="T18">entre les<text:line-break/>premiers qui ont traité de cette matiere, l'ay tra</text:span><text:span text:style-name="T19">-<text:line-break/></text:span><text:span text:style-name="T18">duit en nost</text:span><text:span text:style-name="T19">r</text:span><text:span text:style-name="T18">e langue</text:span><text:span text:style-name="T19">.</text:span><text:span text:style-name="T18"> Que si vous voyez peut</text:span><text:span text:style-name="T19">-<text:line-break/></text:span><text:span text:style-name="T18">estre que toutes les mesmes choses ont esté long-<text:line-break/>temps auparauant, mais que les memoires en sont<text:line-break/>p</text:span><text:span text:style-name="T19">c</text:span><text:span text:style-name="T18">ris</text:span><text:span text:style-name="T19"> </text:span><text:span text:style-name="T18">aue</text:span><text:span text:style-name="T19">c</text:span><text:span text:style-name="T18"> le</text:span><text:span text:style-name="T19"> </text:span><text:span text:style-name="T18">fe</text:span><text:span text:style-name="T19">u,</text:span><text:span text:style-name="T18"> ou que les Villes sont tombées<text:line-break/>par des émotions qui ont fait trembler tout l'V-<text:line-break/>niuers, ou que</text:span><text:span text:style-name="T19"> </text:span><text:span text:style-name="T18">des torrents rapide</text:span><text:span text:style-name="T19">s</text:span><text:span text:style-name="T18"> se sont for-<text:line-break/>me</text:span><text:span text:style-name="T19">z</text:span><text:span text:style-name="T18"> </text:span><text:span text:style-name="T19">il</text:span><text:span text:style-name="T18"> pluyes continuelles qui ont enseuely tous<text:line-break/>les edif</text:span><text:span text:style-name="T19">i</text:span><text:span text:style-name="T18">ces ; il faut que dés là mesme vous soyez<text:line-break/>conu</text:span><text:span text:style-name="T19">a</text:span><text:span text:style-name="T18">incu , &amp; que vous confessiez d'autant plu</text:span><text:span text:style-name="T19">-<text:line-break/></text:span><text:span text:style-name="T18">stost que</text:span><text:span text:style-name="T19"> </text:span><text:span text:style-name="T18">la Terre</text:span><text:span text:style-name="T19"> </text:span><text:span text:style-name="T18">&amp;</text:span><text:span text:style-name="T19"> </text:span><text:span text:style-name="T18">le</text:span><text:span text:style-name="T19"> </text:span><text:span text:style-name="T18">Ciel seront détruits .</text:span><text:span text:style-name="T19">•</text:span><text:span text:style-name="T18"> car<text:line-break/>si</text:span><text:span text:style-name="T19"> </text:span><text:span text:style-name="T18">lors que les choses ont est</text:span><text:span text:style-name="T19">éé</text:span><text:span text:style-name="T18">prouuées par tant<text:line-break/>de maux, &amp; par des perils si considerables , vne<text:line-break/>caufe plus dangere</text:span><text:span text:style-name="T19">us</text:span><text:span text:style-name="T18">e fust suruenu</text:span><text:span text:style-name="T19">ë</text:span><text:span text:style-name="T18">, elles eussent<text:line-break/>esté ietté</text:span><text:span text:style-name="T19">e</text:span><text:span text:style-name="T18">s dans la derniere defolation , &amp; se se</text:span><text:span text:style-name="T19">-<text:line-break/></text:span><text:span text:style-name="T18">roi</text:span><text:span text:style-name="T19">e</text:span><text:span text:style-name="T18">nt enseueli</text:span><text:span text:style-name="T19">e</text:span><text:span text:style-name="T18">s dans leurs ruines</text:span><text:span text:style-name="T19">.</text:span><text:span text:style-name="T18"> Aussi ne nous<text:line-break/>app</text:span><text:span text:style-name="T19">c</text:span><text:span text:style-name="T18">rceuons-nou</text:span><text:span text:style-name="T19">s</text:span><text:span text:style-name="T18"> point d</text:span><text:span text:style-name="T19">le</text:span><text:span text:style-name="T18">stre mortels pour au</text:span><text:span text:style-name="T19">-<text:line-break/></text:span><text:span text:style-name="T18">tre raison, que pource q</text:span><text:span text:style-name="T19">n</text:span><text:span text:style-name="T18">e</text:span><text:span text:style-name="T19"> </text:span><text:span text:style-name="T18">nous sommes atteints<text:line-break/>des mesme</text:span><text:span text:style-name="T19">s</text:span><text:span text:style-name="T18"> maladies que ceux que la Nature a re-<text:line-break/>tirez de cette vie</text:span><text:span text:style-name="T19">.</text:span></text:p>
      <text:p text:style-name="Texte_20_du_20_corps"><text:span text:style-name="T18">Il faut que tout ce</text:span><text:span text:style-name="T19"> </text:span><text:span text:style-name="T18">qui es</text:span><text:span text:style-name="T19">te</text:span><text:span text:style-name="T18">tern</text:span><text:span text:style-name="T19">e</text:span><text:span text:style-name="T18">l. ou</text:span><text:span text:style-name="T19"> </text:span><text:span text:style-name="T18">soit</text:span><text:span text:style-name="T19"> </text:span><text:span text:style-name="T18">d'un<text:line-break/>corps solide pour resister à tous les coup</text:span><text:span text:style-name="T19">s,</text:span><text:span text:style-name="T18"> &amp; qu’il i<text:line-break/>ne souffre point qu’il y ait rien qui le penetre , ny </text:span><text:span text:style-name="T19">'<text:line-break/></text:span><text:span text:style-name="T18">qui soit capable de </text:span><text:span text:style-name="T19">sé</text:span><text:span text:style-name="T18">parer pa</text:span><text:span text:style-name="T19">t</text:span><text:span text:style-name="T18"> dedans ses parties<text:line-break/>s</text:span><text:span text:style-name="T19">e</text:span><text:span text:style-name="T18">rrées entr'el</text:span><text:span text:style-name="T19">l</text:span><text:span text:style-name="T18">e</text:span><text:span text:style-name="T19">s</text:span><text:span text:style-name="T18">, tels que sont les corps de la ma-<text:line-break/>tier</text:span><text:span text:style-name="T19">e</text:span><text:span text:style-name="T18">, dont nous auons montré cy deuant la natu-<text:line-break/>r</text:span><text:span text:style-name="T19">e</text:span><text:span text:style-name="T18">, o</text:span><text:span text:style-name="T19">u</text:span><text:span text:style-name="T18"> que pour pouuoir </text:span><text:span text:style-name="T19">s</text:span><text:span text:style-name="T18">urmonter tous les A</text:span><text:span text:style-name="T19">-<text:line-break/></text:span><text:span text:style-name="T18">ge</text:span><text:span text:style-name="T19">s</text:span><text:span text:style-name="T18">, il soit exempt de tout ce qui peut choquer,<text:line-break/>comme le vuide, qui demeure i</text:span><text:span text:style-name="T19">mp</text:span><text:span text:style-name="T18">alpable &amp; n’est<text:line-break/>point</text:span><text:span text:style-name="T19"> </text:span><text:span text:style-name="T18">sil</text:span><text:span text:style-name="T19">l</text:span><text:span text:style-name="T18">et</text:span><text:span text:style-name="T19"> </text:span><text:span text:style-name="T18">aux</text:span><text:span text:style-name="T19"> </text:span><text:span text:style-name="T18">coups, ou qu’il n’ait</text:span><text:span text:style-name="T19"> </text:span><text:span text:style-name="T18">point</text:span><text:span text:style-name="T19"> </text:span><text:span text:style-name="T18">d</text:span><text:span text:style-name="T19">lesp</text:span><text:span text:style-name="T18">ac</text:span><text:span text:style-name="T19">e<text:line-break/></text:span><text:span text:style-name="T18">autour </text:span><text:span text:style-name="T19">d</text:span><text:span text:style-name="T18">e soy dans lequel il s</text:span><text:span text:style-name="T19">i:</text:span><text:span text:style-name="T18"> puisse retirer </text:span><text:span text:style-name="T19">&amp;</text:span><text:span text:style-name="T18"> se<text:line-break/>dissoudre, comme la masse de l</text:span><text:span text:style-name="T19">'</text:span><text:span text:style-name="T18">Vniuer</text:span><text:span text:style-name="T19">sq</text:span><text:span text:style-name="T18">u</text:span><text:span text:style-name="T19">ie</text:span><text:span text:style-name="T18">s</text:span><text:span text:style-name="T19">t</text:span></text:p>
      <text:p text:style-name="P11"><text:span text:style-name="T37">2</text:span><text:span text:style-name="T36">1</text:span><text:span text:style-name="T37">5 LE V. L I v R </text:span><text:span text:style-name="T36">E</text:span><text:span text:style-name="T37"> </text:span><text:span text:style-name="T36">DE</text:span><text:span text:style-name="T37"> </text:span><text:span text:style-name="T36">LvcRECE.<text:line-break/></text:span><text:span text:style-name="T18">eternelle , pource qu’dle n'a point de</text:span><text:span text:style-name="T19"> </text:span><text:span text:style-name="T18">li</text:span><text:span text:style-name="T19">e</text:span><text:span text:style-name="T18">u hors<text:line-break/></text:span><text:span text:style-name="T19">d’</text:span><text:span text:style-name="T18">elle</text:span><text:span text:style-name="T19">,</text:span><text:span text:style-name="T18"> ou les corps se s</text:span><text:span text:style-name="T19">é</text:span><text:span text:style-name="T18">parent, </text:span><text:span text:style-name="T19">ny</text:span><text:span text:style-name="T18"> ou puissent ar-<text:line-break/>riuer aucuns corps capables de la dissoudre par vn</text:span><text:span text:style-name="T19">e<text:line-break/></text:span><text:span text:style-name="T18">Violente impression</text:span><text:span text:style-name="T19">,</text:span><text:span text:style-name="T18"> or</text:span><text:span text:style-name="T19">,</text:span><text:span text:style-name="T18"> n</text:span><text:span text:style-name="T19">yl</text:span><text:span text:style-name="T18">a nature du monde<text:line-break/>n</text:span><text:span text:style-name="T19">’</text:span><text:span text:style-name="T18">est point </text:span><text:span text:style-name="T19">d</text:span><text:span text:style-name="T18">'</text:span><text:span text:style-name="T19">u</text:span><text:span text:style-name="T18">n corps solide , comme ie l’ay en</text:span><text:span text:style-name="T19">-<text:line-break/></text:span><text:span text:style-name="T18">s</text:span><text:span text:style-name="T19">e</text:span><text:span text:style-name="T18">igné, pource qtie le vuide est messe dans les cho-<text:line-break/></text:span><text:span text:style-name="T19">F</text:span><text:span text:style-name="T18">es: ny aussi elle n</text:span><text:span text:style-name="T19">’</text:span><text:span text:style-name="T18">est point comme le vuide</text:span><text:span text:style-name="T19">,</text:span><text:span text:style-name="T18"> n</text:span><text:span text:style-name="T19">y<text:line-break/></text:span><text:span text:style-name="T18">les Corps ne défaillent poin</text:span><text:span text:style-name="T19">t</text:span><text:span text:style-name="T18">, lesquels venant de<text:line-break/>I</text:span><text:span text:style-name="T19">f</text:span><text:span text:style-name="T18">mmensité puissent par vn violent effo</text:span><text:span text:style-name="T19">r</text:span><text:span text:style-name="T18">t détruire<text:line-break/>cette masse des choses, ou faire quelqu'autre ra</text:span><text:span text:style-name="T19">u</text:span><text:span text:style-name="T18">a-<text:line-break/>ge qui la mette en danger : ny la nature du lieu &amp;<text:line-break/>l’espace de l’immense profondeur, n</text:span><text:span text:style-name="T19">’</text:span><text:span text:style-name="T18">y manque<text:line-break/>nullemen</text:span><text:span text:style-name="T19">t</text:span><text:span text:style-name="T18">, o</text:span><text:span text:style-name="T19">u</text:span><text:span text:style-name="T18"> </text:span><text:span text:style-name="T19">le</text:span><text:span text:style-name="T18">s mural</text:span><text:span text:style-name="T19">l</text:span><text:span text:style-name="T18">les du monde se puissent<text:line-break/>dejett</text:span><text:span text:style-name="T19">e</text:span><text:span text:style-name="T18">r oti peti</text:span><text:span text:style-name="T19">t</text:span><text:span text:style-name="T18">, y estant renuer</text:span><text:span text:style-name="T19">l</text:span><text:span text:style-name="T18">ées , par quel</text:span><text:span text:style-name="T19">-<text:line-break/></text:span><text:span text:style-name="T18">qu'autr</text:span><text:span text:style-name="T19">e</text:span><text:span text:style-name="T18"> effor</text:span><text:span text:style-name="T19">t,</text:span><text:span text:style-name="T18"> La porte de la Mort n'est donc<text:line-break/>point fermée au Ciel, ny au Soleil,</text:span><text:span text:style-name="T19"> </text:span><text:span text:style-name="T18">ny à</text:span><text:span text:style-name="T19"> </text:span><text:span text:style-name="T18">la Terre,<text:line-break/>ny aux vagues profondes de</text:span><text:span text:style-name="T19"> </text:span><text:span text:style-name="T18">la Mer : mais</text:span><text:span text:style-name="T19"> </text:span><text:span text:style-name="T18">elle de</text:span><text:span text:style-name="T19">-<text:line-break/></text:span><text:span text:style-name="T18">meure o</text:span><text:span text:style-name="T19">u</text:span><text:span text:style-name="T18">uerte à tous d'une </text:span><text:span text:style-name="T19">c</text:span><text:span text:style-name="T18">no</text:span><text:span text:style-name="T19">n</text:span><text:span text:style-name="T18">ne &amp; vaste ou-<text:line-break/>u</text:span><text:span text:style-name="T19">e</text:span><text:span text:style-name="T18">rture. C’</text:span><text:span text:style-name="T19">e</text:span><text:span text:style-name="T18">st pourquoy il faut</text:span><text:span text:style-name="T19"> </text:span><text:span text:style-name="T18">que vous</text:span><text:span text:style-name="T19"> </text:span><text:span text:style-name="T18">confes-<text:line-break/></text:span><text:span text:style-name="T19">fi</text:span><text:span text:style-name="T18">ez que ces cho</text:span><text:span text:style-name="T19">f</text:span><text:span text:style-name="T18">es ont eu commencemen</text:span><text:span text:style-name="T19">t</text:span><text:span text:style-name="T18">, puis<text:line-break/>qu’estant faites d'un Corps mortel , elles n</text:span><text:span text:style-name="T19">’ati</text:span><text:span text:style-name="T18">-<text:line-break/>roient pu subsister de toute eternit</text:span><text:span text:style-name="T19">é</text:span><text:span text:style-name="T18">, ny résist</text:span><text:span text:style-name="T19">e</text:span><text:span text:style-name="T18">r<text:line-break/>aux efforts inu</text:span><text:span text:style-name="T19"> </text:span><text:span text:style-name="T18">incibles du temps</text:span><text:span text:style-name="T19">.</text:span></text:p>
      <text:p text:style-name="Texte_20_du_20_corps"><text:span text:style-name="T18">Enfin , puisque les principaux membres du<text:line-break/>Monde conibatent si fort entr</text:span><text:span text:style-name="T19">’</text:span><text:span text:style-name="T18">eux, estant excitez<text:line-break/></text:span><text:span text:style-name="T19">l</text:span><text:span text:style-name="T18">es vns contre </text:span><text:span text:style-name="T19">l</text:span><text:span text:style-name="T18">es autres par vne guerre impie ; ne<text:line-break/>voyez vous pas que quelque fin peut estre impo</text:span><text:span text:style-name="T19">-<text:line-break/>f</text:span><text:span text:style-name="T18">ée à leur longue di</text:span><text:span text:style-name="T19">f</text:span><text:span text:style-name="T18">ptite </text:span><text:span text:style-name="T19">’</text:span><text:span text:style-name="T18"> Et que la chose pourra<text:line-break/>par exemple arriuer, lors qu</text:span><text:span text:style-name="T19">e</text:span><text:span text:style-name="T18"> le Soleil &amp; la chaleur </text:span><text:span text:style-name="T19">.<text:line-break/></text:span><text:span text:style-name="T18">ayant beu toutes les eaux, fe feront rendus les<text:line-break/>M</text:span><text:span text:style-name="T19">a</text:span><text:span text:style-name="T18">istr</text:span><text:span text:style-name="T19">c</text:span><text:span text:style-name="T18">s</text:span><text:span text:style-name="T19">,</text:span><text:span text:style-name="T18"> à quoy ils s’efforcent de paruenir,</text:span><text:span text:style-name="T19">&amp;</text:span><text:span text:style-name="T18"> n</text:span><text:span text:style-name="T19">’</text:span><text:span text:style-name="T18">e</text:span><text:span text:style-name="T19">n<text:line-break/></text:span><text:span text:style-name="T18">Font point encore venus à bout</text:span><text:span text:style-name="T19">;</text:span><text:span text:style-name="T18"> les fle</text:span><text:span text:style-name="T19">u</text:span><text:span text:style-name="T18">ues </text:span><text:span text:style-name="T19">fe</text:span><text:span text:style-name="T18"> ren</text:span><text:span text:style-name="T19">-<text:line-break/></text:span><text:span text:style-name="T18">forcent d'autant plus , &amp; s’écoulant du sein de la<text:line-break/>me</text:span><text:span text:style-name="T19">r</text:span><text:span text:style-name="T18">, ils menacent de couurir toutes cho</text:span><text:span text:style-name="T19">fe</text:span><text:span text:style-name="T18">s du</text:span><text:span text:style-name="T19"> </text:span><text:span text:style-name="T18">de-</text:span></text:p>
      <text:p text:style-name="P11"><text:span text:style-name="T37">LE V. </text:span><text:span text:style-name="T36">I.ÏVRB</text:span><text:span text:style-name="T37"> D</text:span><text:span text:style-name="T36">H</text:span><text:span text:style-name="T37"> LvCRECE</text:span><text:span text:style-name="T36">.</text:span><text:span text:style-name="T37"> 2</text:span><text:span text:style-name="T36">1</text:span><text:span text:style-name="T37">6<text:line-break/></text:span><text:span text:style-name="T18">luge de leurs eaux </text:span><text:span text:style-name="T19">:</text:span><text:span text:style-name="T18"> mais c</text:span><text:span text:style-name="T19">’</text:span><text:span text:style-name="T18">es</text:span><text:span text:style-name="T19">t</text:span><text:span text:style-name="T18"> inutilemen</text:span><text:span text:style-name="T19">t</text:span><text:span text:style-name="T18">,po</text:span><text:span text:style-name="T19">u</text:span><text:span text:style-name="T18">rce<text:line-break/>que les,</text:span><text:span text:style-name="T19">V</text:span><text:span text:style-name="T18">ents qui</text:span><text:span text:style-name="T19"> </text:span><text:span text:style-name="T18">les ess</text:span><text:span text:style-name="T19">a</text:span><text:span text:style-name="T18">yent les diminuent,</text:span><text:span text:style-name="T19">a</text:span><text:span text:style-name="T18">uec<text:line-break/></text:span><text:span text:style-name="T21">le</text:span><text:span text:style-name="T18"> Solei</text:span><text:span text:style-name="T19">l</text:span><text:span text:style-name="T18">, qui de ses rayons en attire beaucoup<text:line-break/>d</text:span><text:span text:style-name="T19">’</text:span><text:span text:style-name="T18">humidit</text:span><text:span text:style-name="T19">é,</text:span><text:span text:style-name="T18"> &amp; semblent </text:span><text:span text:style-name="T19">fc</text:span><text:span text:style-name="T18"> p</text:span><text:span text:style-name="T19">e</text:span><text:span text:style-name="T18">rs</text:span><text:span text:style-name="T19">i</text:span><text:span text:style-name="T18">iad</text:span><text:span text:style-name="T19">e</text:span><text:span text:style-name="T18">r qu ils d</text:span><text:span text:style-name="T19">e</text:span><text:span text:style-name="T18">s-<text:line-break/>seicheront</text:span><text:span text:style-name="T19"> </text:span><text:span text:style-name="T18">plustost toutes chose</text:span><text:span text:style-name="T19">s</text:span><text:span text:style-name="T18">, que les</text:span><text:span text:style-name="T19"> </text:span><text:span text:style-name="T18">eaux</text:span><text:span text:style-name="T19"> </text:span><text:span text:style-name="T18">ne<text:line-break/>seront capables d’a</text:span><text:span text:style-name="T19">t</text:span><text:span text:style-name="T18">riuer à leur fin. De telle sorte<text:line-break/>les v</text:span><text:span text:style-name="T19">u</text:span><text:span text:style-name="T18">s &amp; les autres également glorieux par le suc</text:span><text:span text:style-name="T19">-<text:line-break/></text:span><text:span text:style-name="T18">cès des combats s’efforcent enfin d</text:span><text:span text:style-name="T19">o</text:span><text:span text:style-name="T18"> decider</text:span><text:span text:style-name="T19"> </text:span><text:span text:style-name="T18">leurs<text:line-break/>querelles pour </text:span><text:span text:style-name="T19">il</text:span><text:span text:style-name="T18">s choses de grande importance,<text:line-break/>le F</text:span><text:span text:style-name="T19">e</text:span><text:span text:style-name="T18">u ayant vne fois emporte le dessu</text:span><text:span text:style-name="T19">s</text:span><text:span text:style-name="T18">, </text:span><text:span text:style-name="T19">&amp;</text:span><text:span text:style-name="T18"> l’Eau,<text:line-break/>comme on</text:span><text:span text:style-name="T19"> </text:span><text:span text:style-name="T18">dit, s</text:span><text:span text:style-name="T19">’</text:span><text:span text:style-name="T18">es</text:span><text:span text:style-name="T19">t</text:span><text:span text:style-name="T18">ant vne fois deb</text:span><text:span text:style-name="T19">or</text:span><text:span text:style-name="T18">dée</text:span><text:span text:style-name="T19"> </text:span><text:span text:style-name="T18">sur</text:span><text:span text:style-name="T19"> </text:span><text:span text:style-name="T18">les<text:line-break/>champs </text:span><text:span text:style-name="T19">.•</text:span><text:span text:style-name="T18"> car le Feu emporta le dessus , &amp; brusla<text:line-break/>beaucoup de lieux o</text:span><text:span text:style-name="T19">ù</text:span><text:span text:style-name="T18"> il S</text:span><text:span text:style-name="T19">’</text:span><text:span text:style-name="T18">épand</text:span><text:span text:style-name="T19">i</text:span><text:span text:style-name="T18">t, quand la force<text:line-break/>rapide des cheuaux du Soleil , entra</text:span><text:span text:style-name="T19">iso</text:span><text:span text:style-name="T18">a Phaëton<text:line-break/>hors du sentier acco</text:span><text:span text:style-name="T19">us</text:span><text:span text:style-name="T18">t</text:span><text:span text:style-name="T19">urn</text:span><text:span text:style-name="T18">é dans la région etheréo<text:line-break/></text:span><text:span text:style-name="T19">,</text:span><text:span text:style-name="T18"> </text:span><text:span text:style-name="T19">&amp;</text:span><text:span text:style-name="T18"> sur toute la Terre</text:span><text:span text:style-name="T19">.</text:span><text:span text:style-name="T18"> Mais le Per</text:span><text:span text:style-name="T19">e</text:span><text:span text:style-name="T18"> tout puissant<text:line-break/>qui </text:span><text:span text:style-name="T19">s’</text:span><text:span text:style-name="T18">en inl</text:span><text:span text:style-name="T19">te</text:span><text:span text:style-name="T18">n coler</text:span><text:span text:style-name="T19">e</text:span><text:span text:style-name="T18">, renuerf</text:span><text:span text:style-name="T19">ad</text:span><text:span text:style-name="T18">'un coup de fou-<text:line-break/>dre le magnanime Pha</text:span><text:span text:style-name="T19">e</text:span><text:span text:style-name="T18">fo</text:span><text:span text:style-name="T19">n</text:span><text:span text:style-name="T18">, </text:span><text:span text:style-name="T19">&amp;</text:span><text:span text:style-name="T18"> le Soleil en la pla-<text:line-break/>ce de celuy qui venoit de tomber , reprit la con-<text:line-break/>duite de l’eternel flambeau du mond</text:span><text:span text:style-name="T19">e,</text:span><text:span text:style-name="T18"> remit fous<text:line-break/>la bride ses cheuaux dispersez,les rejoignit ensem-<text:line-break/>ble, quoy que dans la frayeur qui les surpri</text:span><text:span text:style-name="T19">t</text:span><text:span text:style-name="T18">, ils<text:line-break/>fussent encore tout trembla</text:span><text:span text:style-name="T19">nt</text:span><text:span text:style-name="T18">, </text:span><text:span text:style-name="T19">&amp;</text:span><text:span text:style-name="T18"> resiouit toutes<text:line-break/>choses,quand i</text:span><text:span text:style-name="T19">l</text:span><text:span text:style-name="T18"> les eut remis au bon chemin</text:span><text:span text:style-name="T19">e</text:span><text:span text:style-name="T18">o</text:span><text:span text:style-name="T19">rn</text:span><text:span text:style-name="T18">-<text:line-break/>me l</text:span><text:span text:style-name="T19">’</text:span><text:span text:style-name="T18">ont chanté les vieux Poètes Grecs</text:span><text:span text:style-name="T19">.</text:span><text:span text:style-name="T18"> Mai</text:span><text:span text:style-name="T19">s </text:span><text:span text:style-name="T18">à<text:line-break/>n</text:span><text:span text:style-name="T19">’e</text:span><text:span text:style-name="T18">n point mentir , tout cela est trop éloigné de<text:line-break/>la ve</text:span><text:span text:style-name="T19">n</text:span><text:span text:style-name="T18">té : car le Feu peut surmonte</text:span><text:span text:style-name="T19">r</text:span><text:span text:style-name="T18">, où plusieurs<text:line-break/>corps de la </text:span><text:span text:style-name="T19">rn</text:span><text:span text:style-name="T18">atiere </text:span><text:span text:style-name="T19">r'e</text:span><text:span text:style-name="T18">sleuent de l</text:span><text:span text:style-name="T19">'</text:span><text:span text:style-name="T18">immens</text:span><text:span text:style-name="T19">i</text:span><text:span text:style-name="T18">té des<text:line-break/>espaces, puis ses force</text:span><text:span text:style-name="T19">sd</text:span><text:span text:style-name="T18">iInin</text:span><text:span text:style-name="T19">s</text:span><text:span text:style-name="T18">ént , ou bien les<text:line-break/>choses peiissent estant bruslées par des souff</text:span><text:span text:style-name="T19">l</text:span><text:span text:style-name="T18">es </text:span><text:span text:style-name="T21">ar</text:span><text:span text:style-name="T20">-<text:line-break/></text:span><text:span text:style-name="T21">dents</text:span><text:span text:style-name="T20">.</text:span><text:span text:style-name="T18"> L'Eau se rendit aussi autrefois la</text:span><text:span text:style-name="T19"> </text:span><text:span text:style-name="T18">maistr</text:span><text:span text:style-name="T19">e</text:span><text:span text:style-name="T18">sse<text:line-break/>du Mond</text:span><text:span text:style-name="T19">e</text:span><text:span text:style-name="T18">, comme c</text:span><text:span text:style-name="T19">’</text:span><text:span text:style-name="T18">est le bruit commu</text:span><text:span text:style-name="T19">n</text:span><text:span text:style-name="T18">, quand<text:line-break/>elle couurit plus</text:span><text:span text:style-name="T19">i</text:span><text:span text:style-name="T18">eurs Villes de </text:span><text:span text:style-name="T19">f</text:span><text:span text:style-name="T18">es débordeniens,<text:line-break/></text:span><text:span text:style-name="T19">&amp;</text:span><text:span text:style-name="T18"> apres,</text:span><text:span text:style-name="T19">q</text:span><text:span text:style-name="T18">uand la cause quelle que ce fust qui estoit</text:span></text:p>
      <text:p text:style-name="P11"><text:span text:style-name="T25">217</text:span><text:span text:style-name="T24"> L</text:span><text:span text:style-name="T25">EV</text:span><text:span text:style-name="T24">. LIVRE DELVCR</text:span><text:span text:style-name="T25">E</text:span><text:span text:style-name="T24">CE.<text:line-break/></text:span><text:span text:style-name="T18">suru</text:span><text:span text:style-name="T19">e</text:span><text:span text:style-name="T18">nu</text:span><text:span text:style-name="T19">ë</text:span><text:span text:style-name="T18"> des Es</text:span><text:span text:style-name="T19">p</text:span><text:span text:style-name="T18">aces infinis se fut retirée</text:span><text:span text:style-name="T19">,</text:span><text:span text:style-name="T18"> les<text:line-break/>p</text:span><text:span text:style-name="T19">l</text:span><text:span text:style-name="T18">uyes cesseront, &amp; les Fleuu</text:span><text:span text:style-name="T19">e</text:span><text:span text:style-name="T18">s quittèrent leur<text:line-break/>extraordinaire impétuosité</text:span><text:span text:style-name="T19">.</text:span></text:p>
      <text:p text:style-name="Texte_20_du_20_corps"><text:span text:style-name="T18">A cette heure , i</text:span><text:span text:style-name="T19">e</text:span><text:span text:style-name="T18"> traiteray en son ordre par<text:line-break/>quelles manières le concours de la M</text:span><text:span text:style-name="T19">a</text:span><text:span text:style-name="T18">tiere a son</text:span><text:span text:style-name="T19">-<text:line-break/>-</text:span><text:span text:style-name="T18"> dé le Ciel</text:span><text:span text:style-name="T19">,</text:span><text:span text:style-name="T18"> la Terre, les abysmes des Mers , &amp; les<text:line-break/>mouuemens du Soleil &amp; de la Lune : car certaine</text:span><text:span text:style-name="T19">-<text:line-break/></text:span><text:span text:style-name="T18">ment les Principes ne se sont point placez aueC<text:line-break/>conseil, </text:span><text:span text:style-name="T19">n</text:span><text:span text:style-name="T18">y par aucun entendement eclairé , n</text:span><text:span text:style-name="T19">y<text:line-break/></text:span><text:span text:style-name="T18">n</text:span><text:span text:style-name="T19">’</text:span><text:span text:style-name="T18">ont point à la vérité conuen</text:span><text:span text:style-name="T19">u</text:span><text:span text:style-name="T18"> entre eux quels<text:line-break/>mouuemens les vns &amp;les autres donnent: mais<text:line-break/>pource que de tout temps ces Principes en tres-<text:line-break/>grand</text:span><text:span text:style-name="T19"> </text:span><text:span text:style-name="T18">nombre</text:span><text:span text:style-name="T19"> </text:span><text:span text:style-name="T18">estant d’ordinaire agitez, tant</text:span><text:span text:style-name="T19"> </text:span><text:span text:style-name="T18">par<text:line-break/>leur propre poid</text:span><text:span text:style-name="T19">s,</text:span><text:span text:style-name="T18"> que</text:span><text:span text:style-name="T19"> </text:span><text:span text:style-name="T18">par diuers contrecoups se<text:line-break/>joignent diuersemen</text:span><text:span text:style-name="T19">t</text:span><text:span text:style-name="T18">, &amp; essayent en vn</text:span><text:span text:style-name="T19">e</text:span><text:span text:style-name="T18"> infinité<text:line-break/>de façons toutes les choses qui peuuent esti</text:span><text:span text:style-name="T19">e</text:span><text:span text:style-name="T18"> en</text:span><text:span text:style-name="T19">-<text:line-break/></text:span><text:span text:style-name="T18">gendrées d’eux</text:span><text:span text:style-name="T19">,</text:span><text:span text:style-name="T18"> il </text:span><text:span text:style-name="T19">e</text:span><text:span text:style-name="T18">st arriué que ces Principes rou-<text:line-break/>lants dans la longueur des Siecl</text:span><text:span text:style-name="T19">e</text:span><text:span text:style-name="T18">s</text:span><text:span text:style-name="T19">,</text:span><text:span text:style-name="T18"> ont éprouué<text:line-break/>tant de sortes d’assemblages &amp; d</text:span><text:span text:style-name="T19">e</text:span><text:span text:style-name="T18"> mouuemens,<text:line-break/>q</text:span><text:span text:style-name="T19">u</text:span><text:span text:style-name="T18">’enfin ils se sont joints vne telle quantité en</text:span><text:span text:style-name="T19">-<text:line-break/></text:span><text:span text:style-name="T18">semble, que d'abord, ils son</text:span><text:span text:style-name="T19">td</text:span><text:span text:style-name="T18">euenus les </text:span><text:span text:style-name="T19">c</text:span><text:span text:style-name="T18">om</text:span><text:span text:style-name="T19">-<text:line-break/></text:span><text:span text:style-name="T18">mence</text:span><text:span text:style-name="T19">rn</text:span><text:span text:style-name="T18">ens des grandes choses de la Terre, d</text:span><text:span text:style-name="T19">elà<text:line-break/></text:span><text:span text:style-name="T18">Mer, du Ciel, &amp; du genre des Animaux</text:span><text:span text:style-name="T19">.</text:span><text:span text:style-name="T18"> Alors ne<text:line-break/></text:span><text:span text:style-name="T21">fe</text:span><text:span text:style-name="T18"> pouuoien</text:span><text:span text:style-name="T19">te</text:span><text:span text:style-name="T18">ncore</text:span><text:span text:style-name="T19"> </text:span><text:span text:style-name="T18">discerner , ny la roue</text:span><text:span text:style-name="T19">'v</text:span><text:span text:style-name="T18">olti-<text:line-break/>geante du Soleil </text:span><text:span text:style-name="T19">,</text:span><text:span text:style-name="T18"> qu</text:span><text:span text:style-name="T19">ié</text:span><text:span text:style-name="T18">pand vn</text:span><text:span text:style-name="T19">e</text:span><text:span text:style-name="T18"> l</text:span><text:span text:style-name="T19">u</text:span><text:span text:style-name="T18">miere si bril-<text:line-break/></text:span><text:span text:style-name="T19">l</text:span><text:span text:style-name="T18">ante, ny les Estasses du grand Mond</text:span><text:span text:style-name="T19">e,</text:span><text:span text:style-name="T18"> ny la Mer,<text:line-break/>ny le Cie</text:span><text:span text:style-name="T19">l,</text:span><text:span text:style-name="T18"> ny la Terr</text:span><text:span text:style-name="T19">e,</text:span><text:span text:style-name="T18"> </text:span><text:span text:style-name="T19">n</text:span><text:span text:style-name="T18">y l’Air, ny chose aucu</text:span><text:span text:style-name="T19">-<text:line-break/></text:span><text:span text:style-name="T18">ne qui </text:span><text:span text:style-name="T19">pi</text:span><text:span text:style-name="T18">ist</text:span><text:span text:style-name="T19"> </text:span><text:span text:style-name="T18">ressembler a celles qui nous sont fami-<text:line-break/></text:span><text:span text:style-name="T19">l</text:span><text:span text:style-name="T18">ier</text:span><text:span text:style-name="T19">c</text:span><text:span text:style-name="T18">s. Il n’y auoit qu'une certaine confusion no</text:span><text:span text:style-name="T19">n</text:span><text:span text:style-name="T18">-<text:line-break/>uell</text:span><text:span text:style-name="T19">e</text:span><text:span text:style-name="T18"> auec</text:span><text:span text:style-name="T19"> </text:span><text:span text:style-name="T18">vne mass</text:span><text:span text:style-name="T19">e</text:span><text:span text:style-name="T18"> qui ne faisoit que de naistre,<text:line-break/>d</text:span><text:span text:style-name="T19">e</text:span><text:span text:style-name="T18"> laquelle l</text:span><text:span text:style-name="T19">e</text:span><text:span text:style-name="T18">s parties</text:span><text:span text:style-name="T19"> c</text:span><text:span text:style-name="T18">ommen</text:span><text:span text:style-name="T19">c</text:span><text:span text:style-name="T18">erent à s</text:span><text:span text:style-name="T19">o</text:span><text:span text:style-name="T18"> mettre<text:line-break/>en leur place : les choses parei</text:span><text:span text:style-name="T19">llc</text:span><text:span text:style-name="T18">is se ioignirent en-<text:line-break/>semble: le Monde fut distingué : les membres se<text:line-break/>diuiscr</text:span><text:span text:style-name="T19">e</text:span><text:span text:style-name="T18">nt : &amp; les grandes pa</text:span><text:span text:style-name="T19">r</text:span><text:span text:style-name="T18">ties se ranger</text:span><text:span text:style-name="T19">o</text:span><text:span text:style-name="T18">nt di-</text:span></text:p>
      <text:p text:style-name="P11"><text:span text:style-name="T18">L </text:span><text:span text:style-name="T19">E</text:span><text:span text:style-name="T18"> V. L I v R </text:span><text:span text:style-name="T19">E</text:span><text:span text:style-name="T18"> D E </text:span><text:span text:style-name="T20">L</text:span><text:span text:style-name="T18"> </text:span><text:span text:style-name="T19">v</text:span><text:span text:style-name="T18"> </text:span><text:span text:style-name="T19">è</text:span><text:span text:style-name="T18"> R E c E</text:span><text:span text:style-name="T19">S</text:span><text:span text:style-name="T18"> </text:span><text:span text:style-name="T19">218<text:line-break/></text:span><text:span text:style-name="T18">Versement formées qu</text:span><text:span text:style-name="T19">’</text:span><text:span text:style-name="T18">elles estoient de routes<text:line-break/></text:span><text:span text:style-name="T19">F</text:span><text:span text:style-name="T18">ortes de principe</text:span><text:span text:style-name="T19">s</text:span><text:span text:style-name="T18">, dont la diseorde troubloit les<text:line-break/>Inter</text:span><text:span text:style-name="T19">n</text:span><text:span text:style-name="T18">a</text:span><text:span text:style-name="T19">sse</text:span><text:span text:style-name="T18">s</text:span><text:span text:style-name="T19">,</text:span><text:span text:style-name="T18"> les voyes</text:span><text:span text:style-name="T19">,</text:span><text:span text:style-name="T18"> les liaisons, les poids</text:span><text:span text:style-name="T19">,</text:span><text:span text:style-name="T18"> le</text:span><text:span text:style-name="T19">si</text:span><text:span text:style-name="T18">m-<text:line-break/>fuissions</text:span><text:span text:style-name="T19">,</text:span><text:span text:style-name="T18"> le concours, &amp; le mouuement, les</text:span><text:span text:style-name="T19"> </text:span><text:span text:style-name="T18">mes</text:span><text:span text:style-name="T19">-<text:line-break/>a</text:span><text:span text:style-name="T18">nt dans les combats à cause des formes dissent</text:span><text:span text:style-name="T19">-,<text:line-break/></text:span><text:span text:style-name="T18">blables &amp; des figures diuer</text:span><text:span text:style-name="T19">f</text:span><text:span text:style-name="T18">es : pour </text:span><text:span text:style-name="T19">c</text:span><text:span text:style-name="T18">e que toutes<text:line-break/>choses n</text:span><text:span text:style-name="T19">e</text:span><text:span text:style-name="T18"> pou</text:span><text:span text:style-name="T19">u</text:span><text:span text:style-name="T18">oient demeurer ainsi conjointes,<text:line-break/>n</text:span><text:span text:style-name="T19">yf</text:span><text:span text:style-name="T18">e</text:span><text:span text:style-name="T19"> </text:span><text:span text:style-name="T18">donner entr’dles des mouuemens</text:span><text:span text:style-name="T19"> </text:span><text:span text:style-name="T18">conuena-<text:line-break/>ble</text:span><text:span text:style-name="T19">s</text:span><text:span text:style-name="T18">, c</text:span><text:span text:style-name="T19">’</text:span><text:span text:style-name="T18">es</text:span><text:span text:style-name="T19">t</text:span><text:span text:style-name="T18"> à dire en telle forte que le Ciel fut éloi</text:span><text:span text:style-name="T19">-<text:line-break/></text:span><text:span text:style-name="T18">gné de la Terr</text:span><text:span text:style-name="T19">e,</text:span><text:span text:style-name="T18"> la Mer fut logée à par</text:span><text:span text:style-name="T19">t</text:span><text:span text:style-name="T18">, &amp; les<text:line-break/>Feux furent fepar</text:span><text:span text:style-name="T19">c</text:span><text:span text:style-name="T18">z en la Région etherée</text:span><text:span text:style-name="T19">.</text:span></text:p>
      <text:p text:style-name="Texte_20_du_20_corps"><text:span text:style-name="T18">Premièr</text:span><text:span text:style-name="T19">e</text:span><text:span text:style-name="T18">men</text:span><text:span text:style-name="T19">t</text:span><text:span text:style-name="T18">, les corps des Principes de la </text:span><text:span text:style-name="T19">'<text:line-break/></text:span><text:span text:style-name="T18">Terre pour estre plus </text:span><text:span text:style-name="T19">p</text:span><text:span text:style-name="T18">efans &amp; plus enrrelassez </text:span><text:span text:style-name="T19">'<text:line-break/></text:span><text:span text:style-name="T18">que les autre</text:span><text:span text:style-name="T19">s,</text:span><text:span text:style-name="T18"> </text:span><text:span text:style-name="T19">r'</text:span><text:span text:style-name="T18">ass</text:span><text:span text:style-name="T19">e</text:span><text:span text:style-name="T18">mbl</text:span><text:span text:style-name="T19">c</text:span><text:span text:style-name="T18">rent au mi</text:span><text:span text:style-name="T19">l</text:span><text:span text:style-name="T18">ieu , &amp; s</text:span><text:span text:style-name="T19">’</text:span><text:span text:style-name="T18">a</text:span><text:span text:style-name="T19">-</text:span><text:span text:style-name="T18"> ,<text:line-break/>rangèrent en la partie la plus basse : &amp; d</text:span><text:span text:style-name="T19">’</text:span><text:span text:style-name="T18">autant<text:line-break/>plus qu</text:span><text:span text:style-name="T19">’</text:span><text:span text:style-name="T18">ils se serroient entr’eux, ils ex</text:span><text:span text:style-name="T19">p</text:span><text:span text:style-name="T18">rimerent<text:line-break/>aussi </text:span><text:span text:style-name="T19">d</text:span><text:span text:style-name="T18">'</text:span><text:span text:style-name="T19">au</text:span><text:span text:style-name="T18">tant plus fortement ceux qui compose</text:span><text:span text:style-name="T19">-<text:line-break/></text:span><text:span text:style-name="T18">rent</text:span><text:span text:style-name="T19"> </text:span><text:span text:style-name="T18">la</text:span><text:span text:style-name="T19"> </text:span><text:span text:style-name="T18">Mer, les Astres</text:span><text:span text:style-name="T19">,</text:span><text:span text:style-name="T18"> le Solei</text:span><text:span text:style-name="T19">l,</text:span><text:span text:style-name="T18"> la Lune</text:span><text:span text:style-name="T19">,</text:span><text:span text:style-name="T18"> &amp;le<text:line-break/>Firmament</text:span><text:span text:style-name="T19">.</text:span><text:span text:style-name="T18"> Car toutes ces choses- là sont compo</text:span><text:span text:style-name="T19">-<text:line-break/></text:span><text:span text:style-name="T18">sées d’Atomes beaucoup plus polis &amp; plus ronds,&amp;<text:line-break/>d'Elements bien</text:span><text:span text:style-name="T19"> </text:span><text:span text:style-name="T18">plus petits que</text:span><text:span text:style-name="T19"> </text:span><text:span text:style-name="T18">la Terre</text:span><text:span text:style-name="T19">.</text:span><text:span text:style-name="T18"> De sorte<text:line-break/>que le Ciel étoilé, </text:span><text:span text:style-name="T19">sefle</text:span><text:span text:style-name="T18">ua le premier des parties<text:line-break/>de</text:span><text:span text:style-name="T19"> </text:span><text:span text:style-name="T18">la Terre par </text:span><text:span text:style-name="T19">s</text:span><text:span text:style-name="T18">es conduits qui estoient rares : &amp;<text:line-break/>dans fa legereté , il enleiia plusieurs feux célestes<text:line-break/>à fa fuit</text:span><text:span text:style-name="T19">e</text:span><text:span text:style-name="T18">, non autrement que quand nous voyons<text:line-break/>souuent les clartez matinieres d'un Soleil radieux,<text:line-break/>briller si</text:span><text:span text:style-name="T19">i</text:span><text:span text:style-name="T18">r les herbes enrichies d'une rofée d</text:span><text:span text:style-name="T19">'o</text:span><text:span text:style-name="T18">r</text:span><text:span text:style-name="T19">;</text:span><text:span text:style-name="T18"> les<text:line-break/>lieux Inarescageux , &amp; les riuieres exhalent des<text:line-break/></text:span><text:span text:style-name="T19">B</text:span><text:span text:style-name="T18">roüillar</text:span><text:span text:style-name="T19">s</text:span><text:span text:style-name="T18">, &amp; la Terre mesine s</text:span><text:span text:style-name="T19">e</text:span><text:span text:style-name="T18">mbl</text:span><text:span text:style-name="T19">e</text:span><text:span text:style-name="T18"> pousser des<text:line-break/>fumées</text:span><text:span text:style-name="T19">,</text:span><text:span text:style-name="T18"> toutes chofes q</text:span><text:span text:style-name="T19">u</text:span><text:span text:style-name="T18">i s</text:span><text:span text:style-name="T19">’</text:span><text:span text:style-name="T18">es</text:span><text:span text:style-name="T19">t</text:span><text:span text:style-name="T18">ant assemblées<text:line-break/>au dessus de nous , form</text:span><text:span text:style-name="T19">e</text:span><text:span text:style-name="T18">nt des nuages qui cou-<text:line-break/>urent la face du Ciel. Ainsi donc le Ciel leger &amp;<text:line-break/>fluid</text:span><text:span text:style-name="T19">e</text:span><text:span text:style-name="T18">, estant renforcé en f</text:span><text:span text:style-name="T19">ac</text:span><text:span text:style-name="T18">ircon</text:span><text:span text:style-name="T19">s</text:span><text:span text:style-name="T18">erenc</text:span><text:span text:style-name="T19">ec</text:span><text:span text:style-name="T18">om-<text:line-break/>me d'un corps plus ferme , deuient comme v</text:span><text:span text:style-name="T19">ne</text:span></text:p>
      <text:p text:style-name="P11"><text:span text:style-name="T19">ÏT9</text:span><text:span text:style-name="T18"> L E V. L </text:span><text:span text:style-name="T19">T</text:span><text:span text:style-name="T18"> V R </text:span><text:span text:style-name="T19">E</text:span><text:span text:style-name="T18"> D </text:span><text:span text:style-name="T19">E</text:span><text:span text:style-name="T18"> L </text:span><text:span text:style-name="T19">v</text:span><text:span text:style-name="T18"> C R E C </text:span><text:span text:style-name="T19">E.<text:line-break/></text:span><text:span text:style-name="T18">enceinte</text:span><text:span text:style-name="T19"> </text:span><text:span text:style-name="T18">entiere, fu</text:span><text:span text:style-name="T19">té</text:span><text:span text:style-name="T18">pandu de t</text:span><text:span text:style-name="T19">o</text:span><text:span text:style-name="T18">ut costez , </text:span><text:span text:style-name="T19">&amp;<text:line-break/>e</text:span><text:span text:style-name="T18">nuelop</text:span><text:span text:style-name="T19">a </text:span><text:span text:style-name="T18">toutes les autres choses d'un vaste em-<text:line-break/>br</text:span><text:span text:style-name="T19">a</text:span><text:span text:style-name="T18">ssement</text:span><text:span text:style-name="T19">.</text:span><text:span text:style-name="T18"> Les Principes du Soleil &amp; de la Lune<text:line-break/></text:span><text:span text:style-name="T19">F</text:span><text:span text:style-name="T18">uiuirent ceux</text:span><text:span text:style-name="T19"> </text:span><text:span text:style-name="T18">du Cie</text:span><text:span text:style-name="T19">l</text:span><text:span text:style-name="T18">, lesquels</text:span><text:span text:style-name="T19"> </text:span><text:span text:style-name="T18">ny</text:span><text:span text:style-name="T19"> </text:span><text:span text:style-name="T18">la Terre , ny<text:line-break/></text:span><text:span text:style-name="T19">'</text:span><text:span text:style-name="T18"> le Ciel ne s'</text:span><text:span text:style-name="T19">a</text:span><text:span text:style-name="T18">pproprierent point pour n’estre<text:line-break/>pas si pesans ny si serrez , qu</text:span><text:span text:style-name="T19">’</text:span><text:span text:style-name="T18">ils descendissent en<text:line-break/>bas</text:span><text:span text:style-name="T19">,</text:span><text:span text:style-name="T18"> ny si legers qu</text:span><text:span text:style-name="T19">’</text:span><text:span text:style-name="T18">ils pûssent monte</text:span><text:span text:style-name="T19">ri</text:span><text:span text:style-name="T18">u</text:span><text:span text:style-name="T19">f</text:span><text:span text:style-name="T18">qu'</text:span><text:span text:style-name="T19">a</text:span><text:span text:style-name="T18">u<text:line-break/></text:span><text:span text:style-name="T19">{</text:span><text:span text:style-name="T18">plus haut : &amp; toutesfois , ils sont tellement entre<text:line-break/>es deu</text:span><text:span text:style-name="T19">x</text:span><text:span text:style-name="T18">, qu’</text:span><text:span text:style-name="T19">il</text:span><text:span text:style-name="T18">s y tiennent comme rang de Corps<text:line-break/>viuan</text:span><text:span text:style-name="T19">r</text:span><text:span text:style-name="T18">s </text:span><text:span text:style-name="T19">,</text:span><text:span text:style-name="T18"> &amp;sont des parties </text:span><text:span text:style-name="T21">les</text:span><text:span text:style-name="T18"> plus conliderables<text:line-break/>du Mond</text:span><text:span text:style-name="T19">e</text:span><text:span text:style-name="T18">, de la me</text:span><text:span text:style-name="T19">si</text:span><text:span text:style-name="T18">ne sorte que tandis qu’il y a<text:line-break/>en nous de certains membres qui se reposen</text:span><text:span text:style-name="T19">t</text:span><text:span text:style-name="T18">, il<text:line-break/>y en a d'autre</text:span><text:span text:style-name="T19">s</text:span><text:span text:style-name="T18">,</text:span><text:span text:style-name="T19"> </text:span><text:span text:style-name="T18">comme le cœur,</text:span><text:span text:style-name="T19">q</text:span><text:span text:style-name="T18">ui ne laissent pas<text:line-break/>de</text:span><text:span text:style-name="T19"> </text:span><text:span text:style-name="T18">se mouuoir.</text:span></text:p>
      <text:p text:style-name="Texte_20_du_20_corps"><text:span text:style-name="T18">Apres que ces choses eurent esté séparées de la<text:line-break/></text:span><text:span text:style-name="T19">f</text:span><text:span text:style-name="T18">orte</text:span><text:span text:style-name="T19">,</text:span><text:span text:style-name="T18"> la Terre se retira, pressent à</text:span><text:span text:style-name="T19"> </text:span><text:span text:style-name="T18">la</text:span><text:span text:style-name="T19"> </text:span><text:span text:style-name="T18">Mer vne fort<text:line-break/>grande étendu</text:span><text:span text:style-name="T19">e’</text:span><text:span text:style-name="T18"> de pais, &amp; cauan</text:span><text:span text:style-name="T19">t</text:span><text:span text:style-name="T18"> des fosses pro</text:span><text:span text:style-name="T19">-<text:line-break/></text:span><text:span text:style-name="T18">fondes pour contenir toutes les eaux</text:span><text:span text:style-name="T19">.</text:span><text:span text:style-name="T18"> Et d’autant<text:line-break/></text:span><text:span text:style-name="T19">f</text:span><text:span text:style-name="T18">lu</text:span><text:span text:style-name="T19">s</text:span><text:span text:style-name="T18"> que de iour en iour la chaleur et</text:span><text:span text:style-name="T19">lic</text:span><text:span text:style-name="T18">rée qui<text:line-break/>enuironnoit, </text:span><text:span text:style-name="T19">&amp;</text:span><text:span text:style-name="T18"> les rayons du Soleil la contrai-<text:line-break/>gnoient de tous costez par des coups redoublez<text:line-break/>toute entreouuert</text:span><text:span text:style-name="T19">eq</text:span><text:span text:style-name="T18">u’dle estoit en</text:span><text:span text:style-name="T19"> l</text:span><text:span text:style-name="T18">a surface, de<text:line-break/></text:span><text:span text:style-name="T37">se </text:span><text:span text:style-name="T18">re</text:span><text:span text:style-name="T19">ü</text:span><text:span text:style-name="T18">nir</text:span><text:span text:style-name="T19"> </text:span><text:span text:style-name="T18">autour</text:span><text:span text:style-name="T19"> </text:span><text:span text:style-name="T18">de</text:span><text:span text:style-name="T19"> </text:span><text:span text:style-name="T18">son centre, d'autant plus aussi<text:line-break/></text:span><text:span text:style-name="T19">I</text:span><text:span text:style-name="T18">a</text:span><text:span text:style-name="T19"> </text:span><text:span text:style-name="T18">sueur salée qui estoit exprimée de ion Corps,<text:line-break/>donnoit</text:span><text:span text:style-name="T19">-</text:span><text:span text:style-name="T18">el</text:span><text:span text:style-name="T19">l</text:span><text:span text:style-name="T18">e d accroissement à la Mer, &amp; à toutes<text:line-break/>les Campagnes humides, &amp; d</text:span><text:span text:style-name="T19">'</text:span><text:span text:style-name="T18">autan</text:span><text:span text:style-name="T19">t</text:span><text:span text:style-name="T18"> plus encore,<text:line-break/>plusieurs Corps de chaleur </text:span><text:span text:style-name="T19">&amp;</text:span><text:span text:style-name="T18"> d'air qui s</text:span><text:span text:style-name="T19">’é</text:span><text:span text:style-name="T18">chap</text:span><text:span text:style-name="T19">-<text:line-break/></text:span><text:span text:style-name="T18">po</text:span><text:span text:style-name="T19">se</text:span><text:span text:style-name="T18">nt dehor</text:span><text:span text:style-name="T19">s,</text:span><text:span text:style-name="T18"> </text:span><text:span text:style-name="T19">r'</text:span><text:span text:style-name="T18">enuoloient en haut, </text:span><text:span text:style-name="T19">&amp;</text:span><text:span text:style-name="T18"> r</text:span><text:span text:style-name="T19">e</text:span><text:span text:style-name="T18">nfor-<text:line-break/>co</text:span><text:span text:style-name="T19">te</text:span><text:span text:style-name="T18">nt bien loin de</text:span><text:span text:style-name="T19"> </text:span><text:span text:style-name="T18">la Terre les Pala</text:span><text:span text:style-name="T19">l</text:span><text:span text:style-name="T18">s lumineux<text:line-break/>du Ciel</text:span><text:span text:style-name="T19">.</text:span><text:span text:style-name="T18"> Les Champs</text:span><text:span text:style-name="T19"> </text:span><text:span text:style-name="T18">s</text:span><text:span text:style-name="T19">'a</text:span><text:span text:style-name="T18">bba</text:span><text:span text:style-name="T19">i</text:span><text:span text:style-name="T18">sser</text:span><text:span text:style-name="T19">o</text:span><text:span text:style-name="T18">nt, &amp; les Monts<text:line-break/></text:span><text:span text:style-name="T19">s</text:span><text:span text:style-name="T18">esleuerent en rochers sourcilleu</text:span><text:span text:style-name="T19">x</text:span><text:span text:style-name="T18">, lesquels ne se<text:line-break/>p</text:span><text:span text:style-name="T19">ûre</text:span><text:span text:style-name="T18">n</text:span><text:span text:style-name="T19">ta</text:span><text:span text:style-name="T18">bbaisser, ny toutes leurs parties </text:span><text:span text:style-name="T19">so</text:span><text:span text:style-name="T18">cco</text:span><text:span text:style-name="T19">rn</text:span><text:span text:style-name="T18">-<text:line-break/>b</text:span><text:span text:style-name="T19">e</text:span><text:span text:style-name="T18">r également</text:span><text:span text:style-name="T19">.</text:span><text:span text:style-name="T18"> Ainsi le poids de la Terre fut fait<text:line-break/>d'un corps épaissi </text:span><text:span text:style-name="T19">:</text:span><text:span text:style-name="T18"> </text:span><text:span text:style-name="T19">&amp;</text:span><text:span text:style-name="T18"> comme l'excrement du</text:span></text:p>
      <text:p text:style-name="Texte_20_du_20_corps"><text:span text:style-name="T19">Er</text:span><text:span text:style-name="T18">g</text:span><text:span text:style-name="T19">o</text:span></text:p>
      <text:p text:style-name="P11"><text:span text:style-name="T24">LE V. LIVR</text:span><text:span text:style-name="T25">E</text:span><text:span text:style-name="T24"> DE LvCR</text:span><text:span text:style-name="T25">EGE.</text:span><text:span text:style-name="T24"> </text:span><text:span text:style-name="T25">220<text:line-break/></text:span><text:span text:style-name="T18">Mond</text:span><text:span text:style-name="T19">e</text:span><text:span text:style-name="T18">, i</text:span><text:span text:style-name="T19">l</text:span><text:span text:style-name="T18"> desce</text:span><text:span text:style-name="T19">nd</text:span><text:span text:style-name="T18">l</text:span><text:span text:style-name="T19">t</text:span><text:span text:style-name="T18"> aux fonds pa</text:span><text:span text:style-name="T19">rla</text:span><text:span text:style-name="T18"> pesanteu</text:span><text:span text:style-name="T19">r,</text:span><text:span text:style-name="T18"> </text:span><text:span text:style-name="T19">&amp;<text:line-break/>r'</text:span><text:span text:style-name="T18">arresta tout au bas comme la lie</text:span><text:span text:style-name="T19">.</text:span><text:span text:style-name="T18"> De l</text:span><text:span text:style-name="T19">à</text:span><text:span text:style-name="T18">, furent<text:line-break/>laissez auec toute leur puret</text:span><text:span text:style-name="T19">é</text:span><text:span text:style-name="T18">, la Me</text:span><text:span text:style-name="T19">r</text:span><text:span text:style-name="T18">, l</text:span><text:span text:style-name="T19">’</text:span><text:span text:style-name="T18">Air &amp; le<text:line-break/>Ciel etoilé</text:span><text:span text:style-name="T19">;</text:span><text:span text:style-name="T18"> dont les Corps sont fluides , les vns<text:line-break/>plu</text:span><text:span text:style-name="T19">sl</text:span><text:span text:style-name="T18">eger</text:span><text:span text:style-name="T19">squ</text:span><text:span text:style-name="T18">e les autres</text:span><text:span text:style-name="T19">,</text:span><text:span text:style-name="T18"> &amp;</text:span><text:span text:style-name="T19"> </text:span><text:span text:style-name="T18">le Ciel, dont</text:span><text:span text:style-name="T19"> </text:span><text:span text:style-name="T18">la</text:span><text:span text:style-name="T19"> </text:span><text:span text:style-name="T18">ma</text:span><text:span text:style-name="T19">-<text:line-break/></text:span><text:span text:style-name="T18">tiere est la plus fluide</text:span><text:span text:style-name="T19">,</text:span><text:span text:style-name="T18"> &amp; la plus legere de toutes </text:span><text:span text:style-name="T21">se<text:line-break/>répand</text:span><text:span text:style-name="T18"> au dessus de l</text:span><text:span text:style-name="T19">’</text:span><text:span text:style-name="T18">Air fans me</text:span><text:span text:style-name="T19">s</text:span><text:span text:style-name="T18">ler </text:span><text:span text:style-name="T19">si</text:span><text:span text:style-name="T18">m </text:span><text:span text:style-name="T19">rn</text:span><text:span text:style-name="T18">o</text:span><text:span text:style-name="T19">u</text:span><text:span text:style-name="T18">ue-<text:line-break/>ment paisible auec ses sou</text:span><text:span text:style-name="T19">ffr</text:span><text:span text:style-name="T18">es impétueux. Il per-<text:line-break/>met à cette Reglon d</text:span><text:span text:style-name="T19">le</text:span><text:span text:style-name="T18">stie agitée de ses violen</text:span><text:span text:style-name="T19">s<text:line-break/></text:span><text:span text:style-name="T18">tourbillons: il la laisse troubler par l</text:span><text:span text:style-name="T19">'</text:span><text:span text:style-name="T18">inconstance<text:line-break/>de ses tempestes</text:span><text:span text:style-name="T19">:</text:span><text:span text:style-name="T18">pour </text:span><text:span text:style-name="T19">l</text:span><text:span text:style-name="T18">u</text:span><text:span text:style-name="T19">y</text:span><text:span text:style-name="T18">, il coule</text:span><text:span text:style-name="T19">,</text:span><text:span text:style-name="T18"> &amp; conduit ses<text:line-break/>feux d'un mouuement certain &amp; reglé. or que le<text:line-break/>Ciel puisse couler d'un puissant effor</text:span><text:span text:style-name="T19">t</text:span><text:span text:style-name="T18">, mais nean-<text:line-break/>moins d'une me</text:span><text:span text:style-name="T19">sir</text:span><text:span text:style-name="T18">ie teneur; la</text:span><text:span text:style-name="T19"> </text:span><text:span text:style-name="T18">M</text:span><text:span text:style-name="T19">e</text:span><text:span text:style-name="T18">r en peut ter</text:span><text:span text:style-name="T19">n</text:span><text:span text:style-name="T18">ie<text:line-break/>de pr</text:span><text:span text:style-name="T19">e</text:span><text:span text:style-name="T18">utie, </text:span><text:span text:style-name="T21">elle</text:span><text:span text:style-name="T18"> qui coule d'une</text:span><text:span text:style-name="T19"> </text:span><text:span text:style-name="T18">façon si c</text:span><text:span text:style-name="T19">c</text:span><text:span text:style-name="T18">rtaine</text:span><text:span text:style-name="T19">,</text:span><text:span text:style-name="T18">&amp;<text:line-break/>dont le fl</text:span><text:span text:style-name="T19">us</text:span><text:span text:style-name="T18"> &amp; le re</text:span><text:span text:style-name="T19">flu</text:span><text:span text:style-name="T18">s se fait par </text:span><text:span text:style-name="T19">v</text:span><text:span text:style-name="T18">n mouuement<text:line-break/>si reglé</text:span><text:span text:style-name="T19">.</text:span></text:p>
      <text:p text:style-name="Texte_20_du_20_corps"><text:span text:style-name="T18">Disons maintenant quelle est</text:span><text:span text:style-name="T19"> </text:span><text:span text:style-name="T18">la cau</text:span><text:span text:style-name="T19">f</text:span><text:span text:style-name="T18">e du mou</text:span><text:span text:style-name="T19">-<text:line-break/></text:span><text:span text:style-name="T18">uement des Allies. Premi</text:span><text:span text:style-name="T19">c</text:span><text:span text:style-name="T18">rement , si le grand i<text:line-break/>orbe du Ciel s</text:span><text:span text:style-name="T19">e</text:span><text:span text:style-name="T18"> tourne , nous deuons dire que </text:span><text:span text:style-name="T105">1<text:line-break/></text:span><text:span text:style-name="T18">l’Air en presse </text:span><text:span text:style-name="T19">e</text:span><text:span text:style-name="T18">xterieurement &amp; tient fermes de<text:line-break/>part</text:span><text:span text:style-name="T19">&amp;</text:span><text:span text:style-name="T18"> d'autre les deux Pole</text:span><text:span text:style-name="T19">s</text:span><text:span text:style-name="T18">, ou Vn autre Air<text:line-break/>coulant par dessu</text:span><text:span text:style-name="T19">s,</text:span><text:span text:style-name="T18"> le porte Vers où nous voyons<text:line-break/>que les Astres vont, C’es</text:span><text:span text:style-name="T19">t</text:span><text:span text:style-name="T18"> à</text:span><text:span text:style-name="T19"> </text:span><text:span text:style-name="T18">dire au Couchant, </text:span><text:span text:style-name="T19">&amp;<text:line-break/></text:span><text:span text:style-name="T18">qu’il y </text:span><text:span text:style-name="T19">e</text:span><text:span text:style-name="T18">n a encore v</text:span><text:span text:style-name="T19">n</text:span><text:span text:style-name="T18"> </text:span><text:span text:style-name="T19">t</text:span><text:span text:style-name="T18">ro</text:span><text:span text:style-name="T19">isiesme</text:span><text:span text:style-name="T18"> par dessous qui le<text:line-break/>soiisleu</text:span><text:span text:style-name="T19">ev</text:span><text:span text:style-name="T18">ers </text:span><text:span text:style-name="T19">JeLe</text:span><text:span text:style-name="T18">uant , comme nous voyons des<text:line-break/>riuieres faire tourner des roues </text:span><text:span text:style-name="T19">,</text:span><text:span text:style-name="T18"> &amp; </text:span><text:span text:style-name="T19">f</text:span><text:span text:style-name="T18">ouleu</text:span><text:span text:style-name="T19">c</text:span><text:span text:style-name="T18">r des<text:line-break/>seeaux. Il se peut faire aussi qu</text:span><text:span text:style-name="T19">e</text:span><text:span text:style-name="T18"> le Ciel demeure<text:line-break/>stable, q</text:span><text:span text:style-name="T19">u</text:span><text:span text:style-name="T18">oy que</text:span><text:span text:style-name="T19"> </text:span><text:span text:style-name="T18">les Astres</text:span><text:span text:style-name="T19"> fem</text:span><text:span text:style-name="T18">euuent , </text:span><text:span text:style-name="T19">f</text:span><text:span text:style-name="T18">oit qu</text:span><text:span text:style-name="T19">e<text:line-break/></text:span><text:span text:style-name="T18">l</text:span><text:span text:style-name="T19">e</text:span><text:span text:style-name="T18">s Feux rapides de la Regio</text:span><text:span text:style-name="T19">ne</text:span><text:span text:style-name="T18">t</text:span><text:span text:style-name="T19">h</text:span><text:span text:style-name="T18">eré</text:span><text:span text:style-name="T19">ef</text:span><text:span text:style-name="T18">e trouuant<text:line-break/>renfermez &amp; cherchan</text:span><text:span text:style-name="T19">tv</text:span><text:span text:style-name="T18">ne</text:span><text:span text:style-name="T19"> </text:span><text:span text:style-name="T18">issuë, tournent inces-<text:line-break/>samment </text:span><text:span text:style-name="T19">,</text:span><text:span text:style-name="T18"> &amp; roulent parmi tous les efpac</text:span><text:span text:style-name="T19">c</text:span><text:span text:style-name="T18">s<text:line-break/>immenses des Cieux : </text:span><text:span text:style-name="T19">s</text:span><text:span text:style-name="T18">oit qu'un Air venant </text:span><text:span text:style-name="T19">l'</text:span><text:span text:style-name="T18">ail-<text:line-break/>leurs &amp; s’écoulant par dehor</text:span><text:span text:style-name="T19">s,</text:span><text:span text:style-name="T18"> leur ca</text:span><text:span text:style-name="T19">us</text:span><text:span text:style-name="T18">e c</text:span><text:span text:style-name="T19">e</text:span><text:span text:style-name="T18"> mo</text:span><text:span text:style-name="T19">a-</text:span></text:p>
      <text:p text:style-name="Texte_20_du_20_corps"><text:span text:style-name="T52">Fi.</text:span><text:span text:style-name="T51"> </text:span><text:span text:style-name="T52">i.</text:span></text:p>
      <text:p text:style-name="P11"><text:span text:style-name="T18">2</text:span><text:span text:style-name="T19">2i</text:span><text:span text:style-name="T18"> </text:span><text:span text:style-name="T19">LE</text:span><text:span text:style-name="T18"> V. LIV</text:span><text:span text:style-name="T19">RE</text:span><text:span text:style-name="T18"> </text:span><text:span text:style-name="T19">DE</text:span><text:span text:style-name="T18"> LVC</text:span><text:span text:style-name="T19">REC</text:span><text:span text:style-name="T18">E</text:span><text:span text:style-name="T19">.<text:line-break/></text:span><text:span text:style-name="T18">uement, soit qu</text:span><text:span text:style-name="T19">’</text:span><text:span text:style-name="T18">eux-</text:span><text:span text:style-name="T19">m</text:span><text:span text:style-name="T18">esmes puissent se porter o</text:span><text:span text:style-name="T19">ù<text:line-break/></text:span><text:span text:style-name="T18">leur </text:span><text:span text:style-name="T19">a</text:span><text:span text:style-name="T18">liment les inuit</text:span><text:span text:style-name="T19">e</text:span><text:span text:style-name="T18">, pour p</text:span><text:span text:style-name="T19">a</text:span><text:span text:style-name="T18">istr</text:span><text:span text:style-name="T19">cda</text:span><text:span text:style-name="T18">ns le</text:span><text:span text:style-name="T19"> </text:span><text:span text:style-name="T18">Ciel<text:line-break/>leur Corps flamboyants : car de cela, il est difficile<text:line-break/>en ce monde de poser quelque chose de certain</text:span><text:span text:style-name="T19">.<text:line-break/></text:span><text:span text:style-name="T18">Mais i</text:span><text:span text:style-name="T19">er</text:span><text:span text:style-name="T18">aisonne de ce qui peut estre, &amp; de</text:span><text:span text:style-name="T19"> </text:span><text:span text:style-name="T18">ce</text:span><text:span text:style-name="T19"> </text:span><text:span text:style-name="T18">qui<text:line-break/></text:span><text:span text:style-name="T19">f</text:span><text:span text:style-name="T18">e fa</text:span><text:span text:style-name="T19">it</text:span><text:span text:style-name="T18"> en di</text:span><text:span text:style-name="T19">u</text:span><text:span text:style-name="T18">ers Mondes diuers</text:span><text:span text:style-name="T19">e</text:span><text:span text:style-name="T18">ment forme</text:span><text:span text:style-name="T19">z</text:span><text:span text:style-name="T18">, </text:span><text:span text:style-name="T19">&amp;<text:line-break/>t’</text:span><text:span text:style-name="T18">essaye de chercher de</text:span><text:span text:style-name="T19">sc</text:span><text:span text:style-name="T18">aufes diuerses du mouue</text:span><text:span text:style-name="T19">-<text:line-break/></text:span><text:span text:style-name="T18">ment des Astres dans le grand Tout : entre les-<text:line-break/>quelles toutesfois il est necessaire d</text:span><text:span text:style-name="T19">’</text:span><text:span text:style-name="T18">en admettre<text:line-break/>vne qui donne ce mouuement : mais il n</text:span><text:span text:style-name="T19">’</text:span><text:span text:style-name="T18">est pas<text:line-break/></text:span><text:span text:style-name="T19">.</text:span><text:span text:style-name="T18"> facile d’en atteindre la connoissance à quiconque<text:line-break/>ne peut y arriuer que fort lentement</text:span><text:span text:style-name="T19">.</text:span></text:p>
      <text:p text:style-name="Texte_20_du_20_corps"><text:span text:style-name="T18">Or afin que la Terre soit en repos au milieu du<text:line-break/>Monde, son propre fardeau luy doit diminuer</text:span><text:span text:style-name="T19"> </text:span><text:span text:style-name="T18">&amp;<text:line-break/>decroistre peu </text:span><text:span text:style-name="T19">a</text:span><text:span text:style-name="T18"> peu : &amp; elle doit estre par le des-<text:line-break/></text:span><text:span text:style-name="T19">f</text:span><text:span text:style-name="T18">ous d'une autre Natur</text:span><text:span text:style-name="T19">e</text:span><text:span text:style-name="T18">, qu</text:span><text:span text:style-name="T19">’</text:span><text:span text:style-name="T18">dle ait </text:span><text:span text:style-name="T19">e</text:span><text:span text:style-name="T18">uë dés le<text:line-break/>commencement proportionnée aux parties ae-<text:line-break/>riennes du Monde sur qui elle se repose</text:span><text:span text:style-name="T19">.</text:span><text:span text:style-name="T18"> De là </text:span><text:span text:style-name="T19">j<text:line-break/></text:span><text:span text:style-name="T18">vient qu’dle ne leur est point à charg</text:span><text:span text:style-name="T19">e</text:span><text:span text:style-name="T18">, &amp; qu’</text:span><text:span text:style-name="T19">e</text:span><text:span text:style-name="T18">lle<text:line-break/>ne foule point les Air</text:span><text:span text:style-name="T19">s</text:span><text:span text:style-name="T18">, comme les membres n</text:span><text:span text:style-name="T19">e<text:line-break/></text:span><text:span text:style-name="T18">sont point pe</text:span><text:span text:style-name="T19"> </text:span><text:span text:style-name="T18">sans</text:span><text:span text:style-name="T19"> </text:span><text:span text:style-name="T18">à chaque personne, la teste ne<text:line-break/>pe</text:span><text:span text:style-name="T19">so</text:span><text:span text:style-name="T18"> point sur le col, &amp; nous n</text:span><text:span text:style-name="T19">e</text:span><text:span text:style-name="T18"> sentons point s</text:span><text:span text:style-name="T19">o</text:span><text:span text:style-name="T18">r<text:line-break/>nos pieds le fardeau de nostre Corps. Mais toute</text:span><text:span text:style-name="T19">s,<text:line-break/></text:span><text:span text:style-name="T18">les pesanteurs qui nous viennent de dehor</text:span><text:span text:style-name="T19">s</text:span><text:span text:style-name="T18">, nous<text:line-break/>blessent souuent quelques petites qu</text:span><text:span text:style-name="T19">’</text:span><text:span text:style-name="T18">elles </text:span><text:span text:style-name="T19">f</text:span><text:span text:style-name="T18">oient.<text:line-break/>Tant il importe qu’dle chose soit apposée à vn</text:span><text:span text:style-name="T19">e<text:line-break/></text:span><text:span text:style-name="T18">autre</text:span><text:span text:style-name="T19">.</text:span><text:span text:style-name="T18"> Ainsi donc la Terre n’a point esté r'</text:span><text:span text:style-name="T19">a</text:span><text:span text:style-name="T18">portée<text:line-break/>en son lieu comme vne chose étrangere n</text:span><text:span text:style-name="T19"> </text:span><text:span text:style-name="T18">y n</text:span><text:span text:style-name="T19">’</text:span><text:span text:style-name="T18">es</text:span><text:span text:style-name="T19">t<text:line-break/></text:span><text:span text:style-name="T18">point venue de dehors pour estre jointe à des<text:line-break/>Airs étrangers : mais ayant esté conceu</text:span><text:span text:style-name="T19">e</text:span><text:span text:style-name="T18"> &amp; for-<text:line-break/>mée conioinctement dés l’origine du Mond</text:span><text:span text:style-name="T19">e</text:span><text:span text:style-name="T18">, il </text:span><text:span text:style-name="T19">i<text:line-break/></text:span><text:span text:style-name="T18">semble qu</text:span><text:span text:style-name="T19">’</text:span><text:span text:style-name="T18">dl</text:span><text:span text:style-name="T19">e</text:span><text:span text:style-name="T18"> en soit vne partie certaine,</text:span><text:span text:style-name="T19">c</text:span><text:span text:style-name="T18">omme<text:line-break/>nos membres </text:span><text:span text:style-name="T19">f</text:span><text:span text:style-name="T18">ont parties de nostre Corps. Au<text:line-break/>leste</text:span><text:span text:style-name="T19">,</text:span><text:span text:style-name="T18"> la Terre</text:span><text:span text:style-name="T19"> </text:span><text:span text:style-name="T18">émeu</text:span><text:span text:style-name="T19">e</text:span><text:span text:style-name="T18"> pa</text:span><text:span text:style-name="T19">r</text:span><text:span text:style-name="T18">les grands Tonnerres,</text:span></text:p>
      <text:p text:style-name="P11"><text:span text:style-name="T116">LE </text:span><text:span text:style-name="T18">V. </text:span><text:span text:style-name="T117">LïvR</text:span><text:span text:style-name="T116">E DE Lv</text:span><text:span text:style-name="T117">eREC*</text:span><text:span text:style-name="T116">E.</text:span><text:span text:style-name="T117">'</text:span><text:span text:style-name="T116"> 222<text:line-break/></text:span><text:span text:style-name="T18">ébranle par</text:span><text:span text:style-name="T19"> </text:span><text:span text:style-name="T18">son mouuement toutes les chofes qui<text:line-break/>Font</text:span><text:span text:style-name="T19"> </text:span><text:span text:style-name="T18">au dessus d’elle : ce qui ne </text:span><text:span text:style-name="T19">SC</text:span><text:span text:style-name="T18"> pourroit faire<text:line-break/>aucunemen</text:span><text:span text:style-name="T19">t</text:span><text:span text:style-name="T18">, si elle n</text:span><text:span text:style-name="T19">’</text:span><text:span text:style-name="T18">estoit étroitement liée auec<text:line-break/></text:span><text:span text:style-name="T19">«</text:span><text:span text:style-name="T18"> l’Air </text:span><text:span text:style-name="T19">&amp;</text:span><text:span text:style-name="T18"> le Ciel : car toutes ce</text:span><text:span text:style-name="T19">s</text:span><text:span text:style-name="T18"> parties-là de </text:span><text:span text:style-name="T19">l</text:span><text:span text:style-name="T18">’Vni-<text:line-break/>uers sont jointe</text:span><text:span text:style-name="T19">s</text:span><text:span text:style-name="T18"> entr'</text:span><text:span text:style-name="T19">d</text:span><text:span text:style-name="T18">le</text:span><text:span text:style-name="T19">sd</text:span><text:span text:style-name="T18">és le commencement<text:line-break/>par des racines commune</text:span><text:span text:style-name="T19">s</text:span><text:span text:style-name="T18">, </text:span><text:span text:style-name="T19">&amp;</text:span><text:span text:style-name="T18"> sont étroitement<text:line-break/>vnie</text:span><text:span text:style-name="T19">s</text:span><text:span text:style-name="T18">. Ne voyez vous pas aussi comme vne chose<text:line-break/>aussi tenue que l</text:span><text:span text:style-name="T19">’</text:span><text:span text:style-name="T18">A</text:span><text:span text:style-name="T19">rn</text:span><text:span text:style-name="T18">e </text:span><text:span text:style-name="T19">so</text:span><text:span text:style-name="T18">uff</text:span><text:span text:style-name="T19">le</text:span><text:span text:style-name="T18">nt en nous la pesante<text:line-break/>masse du Corp</text:span><text:span text:style-name="T19">s</text:span><text:span text:style-name="T18">, pource qu’</text:span><text:span text:style-name="T19">e</text:span><text:span text:style-name="T18">lle est join</text:span><text:span text:style-name="T19">te</text:span><text:span text:style-name="T18"> &amp; par</text:span><text:span text:style-name="T19">-<text:line-break/></text:span><text:span text:style-name="T18">faitement vni</text:span><text:span text:style-name="T19">e</text:span><text:span text:style-name="T18"> auec luy </text:span><text:span text:style-name="T19">1</text:span><text:span text:style-name="T18"> Enfin, qui pourroit éle-<text:line-break/>uer le Corps par vn sault précipité , sinon la<text:line-break/>force de l</text:span><text:span text:style-name="T19">’A</text:span><text:span text:style-name="T18">me</text:span><text:span text:style-name="T19"> </text:span><text:span text:style-name="T18">qui</text:span><text:span text:style-name="T19"> </text:span><text:span text:style-name="T18">regit les membres </text:span><text:span text:style-name="T19">î</text:span><text:span text:style-name="T18"> Ainsi ne<text:line-break/>voyez vous pas ce</text:span><text:span text:style-name="T19"> </text:span><text:span text:style-name="T18">que</text:span><text:span text:style-name="T19"> </text:span><text:span text:style-name="T18">peut</text:span><text:span text:style-name="T19"> </text:span><text:span text:style-name="T18">v</text:span><text:span text:style-name="T19">ne</text:span><text:span text:style-name="T18"> Nature tenue &amp;<text:line-break/>delicate quand elle est vni</text:span><text:span text:style-name="T19">c</text:span><text:span text:style-name="T18"> à v</text:span><text:span text:style-name="T19">n</text:span><text:span text:style-name="T18"> Corps pesant,<text:line-break/>comme</text:span><text:span text:style-name="T19">! </text:span><text:span text:style-name="T18">Ai</text:span><text:span text:style-name="T19">r </text:span><text:span text:style-name="T18">qui</text:span><text:span text:style-name="T19"> </text:span><text:span text:style-name="T18">est joint à</text:span><text:span text:style-name="T19"> </text:span><text:span text:style-name="T18">la Terre, &amp; comme la<text:line-break/>force de nostre Ame qui est vnie auec nous ?</text:span></text:p>
      <text:p text:style-name="Texte_20_du_20_corps"><text:span text:style-name="T18">Le Disque du Soleil ne peut estre</text:span><text:span text:style-name="T19"> </text:span><text:span text:style-name="T18">gue</text:span><text:span text:style-name="T19">r</text:span><text:span text:style-name="T18">e</text:span><text:span text:style-name="T19">s</text:span><text:span text:style-name="T18"> plus<text:line-break/>grand ny gueres moindre qu’il paroist à nos s</text:span><text:span text:style-name="T19">e</text:span><text:span text:style-name="T18">ns</text:span><text:span text:style-name="T19">.<text:line-break/></text:span><text:span text:style-name="T18">Car de quelque espace que ce soit que les feux<text:line-break/>puissent iett</text:span><text:span text:style-name="T19">e</text:span><text:span text:style-name="T18">r leur l</text:span><text:span text:style-name="T19">um</text:span><text:span text:style-name="T18">ier</text:span><text:span text:style-name="T19">e</text:span><text:span text:style-name="T18">, &amp; pousser leur chaude<text:line-break/>vapeur iusques à s</text:span><text:span text:style-name="T19">e</text:span><text:span text:style-name="T18"> faire sentir à nos membres,<text:line-break/>tous les inter</text:span><text:span text:style-name="T19">n</text:span><text:span text:style-name="T18">asses qui se rencontrent entre les<text:line-break/>deux ne retranchent rien de l'apparente grandeur<text:line-break/>des flammes, &amp; le feu ne p</text:span><text:span text:style-name="T19">ar</text:span><text:span text:style-name="T18">oist pas moindre<text:line-break/>qu’</text:span><text:span text:style-name="T19">sl</text:span><text:span text:style-name="T18"> est : En telle forte</text:span><text:span text:style-name="T19">,</text:span><text:span text:style-name="T18"> que puis que la chaleur &amp;<text:line-break/>la</text:span><text:span text:style-name="T19"> </text:span><text:span text:style-name="T18">lumiere diffr</text:span><text:span text:style-name="T19">iso</text:span><text:span text:style-name="T18"> du Soleil viennent iusques à nos<text:line-break/>sen</text:span><text:span text:style-name="T19">s</text:span><text:span text:style-name="T18">, &amp; régnent en ces lieux de nos</text:span><text:span text:style-name="T19">t</text:span><text:span text:style-name="T18">re demeure, &amp;<text:line-break/>la forme ou grandeur du Solei</text:span><text:span text:style-name="T19">l</text:span><text:span text:style-name="T18">, </text:span><text:span text:style-name="T19">&amp;</text:span><text:span text:style-name="T18"> sa lueur nous<text:line-break/>doiuent icy paroistre de sort</text:span><text:span text:style-name="T19">e</text:span><text:span text:style-name="T18">, que vous ny </text:span><text:span text:style-name="T19">se</text:span><text:span text:style-name="T18">au-<text:line-break/>riez g</text:span><text:span text:style-name="T19">u</text:span><text:span text:style-name="T18">eres plus ou gueres moins ajouter pour </text:span><text:span text:style-name="T19">la<text:line-break/></text:span><text:span text:style-name="T18">repre</text:span><text:span text:style-name="T19">f</text:span><text:span text:style-name="T18">enter</text:span><text:span text:style-name="T19"> </text:span><text:span text:style-name="T18">telle qu’elle est au </text:span><text:span text:style-name="T19">v</text:span><text:span text:style-name="T18">ray. Et la Lune,<text:line-break/>soit qu’elle éclaire les lieux par vne lumiere étran-<text:line-break/>gere , soit qu’dle tire </text:span><text:span text:style-name="T19">fa</text:span><text:span text:style-name="T18"> clarté de </text:span><text:span text:style-name="T19">f</text:span><text:span text:style-name="T18">on propre<text:line-break/>Corps, quoy qu</text:span><text:span text:style-name="T19">e</text:span><text:span text:style-name="T18"> c’en </text:span><text:span text:style-name="T19">f</text:span><text:span text:style-name="T18">oit,elle ne se montre point</text:span></text:p>
      <text:p text:style-name="P11"><text:span text:style-name="T24">2</text:span><text:span text:style-name="T25">2f</text:span><text:span text:style-name="T24"> </text:span><text:span text:style-name="T25">LE</text:span><text:span text:style-name="T24"> V. </text:span><text:span text:style-name="T25">I.</text:span><text:span text:style-name="T24"> I V R </text:span><text:span text:style-name="T25">E</text:span><text:span text:style-name="T24"> </text:span><text:span text:style-name="T25">D</text:span><text:span text:style-name="T24"> </text:span><text:span text:style-name="T25">E</text:span><text:span text:style-name="T24"> LV C R </text:span><text:span text:style-name="T25">E</text:span><text:span text:style-name="T24"> C </text:span><text:span text:style-name="T25">E.'<text:line-break/></text:span><text:span text:style-name="T18">d'une figure plus grande qu’elle paroist à nos </text:span><text:span text:style-name="T21">ycu</text:span><text:span text:style-name="T20">xe<text:line-break/></text:span><text:span text:style-name="T18">car toutes les choies </text:span><text:span text:style-name="T19">qa</text:span><text:span text:style-name="T18">e nous regardons de</text:span><text:span text:style-name="T19"> </text:span><text:span text:style-name="T18">fort<text:line-break/>loin, nou</text:span><text:span text:style-name="T19">sp</text:span><text:span text:style-name="T18">aroissent plustos</text:span><text:span text:style-name="T19">td</text:span><text:span text:style-name="T18">'un</text:span><text:span text:style-name="T19">em</text:span><text:span text:style-name="T18">aniere con-<text:line-break/>fus</text:span><text:span text:style-name="T19">e</text:span><text:span text:style-name="T18">, que nous ne </text:span><text:span text:style-name="T19">l</text:span><text:span text:style-name="T18">ommes capables d’en discerner<text:line-break/>l</text:span><text:span text:style-name="T19">e</text:span><text:span text:style-name="T18">s lin</text:span><text:span text:style-name="T19">c</text:span><text:span text:style-name="T18">amens. C’es</text:span><text:span text:style-name="T19">t</text:span><text:span text:style-name="T18"> po</text:span><text:span text:style-name="T19">u</text:span><text:span text:style-name="T18">rquoy puisque la Lune re</text:span><text:span text:style-name="T19">-<text:line-break/></text:span><text:span text:style-name="T18">p</text:span><text:span text:style-name="T19">r</text:span><text:span text:style-name="T18">esen</text:span><text:span text:style-name="T19">te</text:span><text:span text:style-name="T18"> clairement </text:span><text:span text:style-name="T19">fi</text:span><text:span text:style-name="T18"> figure , &amp; qu’dle en donne<text:line-break/>v</text:span><text:span text:style-name="T19">ne</text:span><text:span text:style-name="T18"> connaissance bien certaine, il faut que comme<text:line-break/>elle est discernée en toutes ses </text:span><text:span text:style-name="T19">e</text:span><text:span text:style-name="T18">xt</text:span><text:span text:style-name="T19">i</text:span><text:span text:style-name="T18">emitez , elle<text:line-break/>nous a</text:span><text:span text:style-name="T19">pp</text:span><text:span text:style-name="T18">aroisse aussi grande comme elle est a</text:span><text:span text:style-name="T19">u<text:line-break/></text:span><text:span text:style-name="T18">Ciel</text:span><text:span text:style-name="T19">.</text:span><text:span text:style-name="T18"> Enfin, puisque tous les feux que nous voyons<text:line-break/>en terre, tandis q</text:span><text:span text:style-name="T19">u</text:span><text:span text:style-name="T18">’ils </text:span><text:span text:style-name="T19">fia</text:span><text:span text:style-name="T18">nt éloign</text:span><text:span text:style-name="T19">e</text:span><text:span text:style-name="T18">z paroissent fer-<text:line-break/>m</text:span><text:span text:style-name="T19">e</text:span><text:span text:style-name="T18">s</text:span><text:span text:style-name="T19">&amp;</text:span><text:span text:style-name="T18"> ne tremblent de part ou d'autre que très<text:line-break/>insensiblement; vous pouu</text:span><text:span text:style-name="T19">e</text:span><text:span text:style-name="T18">z bien penser que</text:span><text:span text:style-name="T19"> </text:span><text:span text:style-name="T18">tous<text:line-break/>les feux que vous voyez en la r</text:span><text:span text:style-name="T19">e</text:span><text:span text:style-name="T18">gion </text:span><text:span text:style-name="T19">e</text:span><text:span text:style-name="T18">th</text:span><text:span text:style-name="T19">e</text:span><text:span text:style-name="T18">ree , leur<text:line-break/>brillante viuacit</text:span><text:span text:style-name="T19">é</text:span><text:span text:style-name="T18">, &amp; leur lueur si éclatante ne<text:line-break/>peuue</text:span><text:span text:style-name="T19">n</text:span><text:span text:style-name="T18">t es</text:span><text:span text:style-name="T19">t</text:span><text:span text:style-name="T18">re qu'un peu moindres ou vn peu plus<text:line-break/>grandes qu’elles ne nous paroissent icy bas</text:span><text:span text:style-name="T19">.</text:span></text:p>
      <text:p text:style-name="Texte_20_du_20_corps"><text:span text:style-name="T18">Il ne</text:span><text:span text:style-name="T19"> </text:span><text:span text:style-name="T18">f</text:span><text:span text:style-name="T19">a</text:span><text:span text:style-name="T18">ut point aussi </text:span><text:span text:style-name="T124">s’</text:span><text:span text:style-name="T19">é</text:span><text:span text:style-name="T18">merueill</text:span><text:span text:style-name="T19">e</text:span><text:span text:style-name="T18">r pourquoy le<text:line-break/>. Soleil qui</text:span><text:span text:style-name="T19"> </text:span><text:span text:style-name="T18">est</text:span><text:span text:style-name="T19"> </text:span><text:span text:style-name="T18">si petit</text:span><text:span text:style-name="T19">.</text:span><text:span text:style-name="T18">pe</text:span><text:span text:style-name="T19">u</text:span><text:span text:style-name="T18">t onuoyer vne si grande<text:line-break/>splendeur, qu’il en remplisse les Mets , toutes le</text:span><text:span text:style-name="T19">s<text:line-break/></text:span><text:span text:style-name="T18">Terres, &amp;</text:span><text:span text:style-name="T19"> </text:span><text:span text:style-name="T18">le Ciel</text:span><text:span text:style-name="T19">,</text:span><text:span text:style-name="T18"> &amp; q</text:span><text:span text:style-name="T19">s</text:span><text:span text:style-name="T18">i</text:span><text:span text:style-name="T19">l </text:span><text:span text:style-name="T18">répande sa chaude va<text:line-break/>peu</text:span><text:span text:style-name="T19">r </text:span><text:span text:style-name="T18">sur toutes les Creatures : car il se</text:span><text:span text:style-name="T19"> </text:span><text:span text:style-name="T18">peut faire<text:line-break/>que le Soleil est la source de tous les feux &amp; de tou-<text:line-break/>t</text:span><text:span text:style-name="T19">c</text:span><text:span text:style-name="T18">s les lumiere</text:span><text:span text:style-name="T19">sdu</text:span><text:span text:style-name="T18"> monde , à laquelle abordent<text:line-break/>tous les</text:span><text:span text:style-name="T19"> </text:span><text:span text:style-name="T18">feux</text:span><text:span text:style-name="T19"> </text:span><text:span text:style-name="T18">&amp;</text:span><text:span text:style-name="T19"> </text:span><text:span text:style-name="T18">toutes</text:span><text:span text:style-name="T19"> </text:span><text:span text:style-name="T18">les ltimieres, &amp;d</text:span><text:span text:style-name="T19">e</text:span><text:span text:style-name="T18"> laquelle<text:line-break/>aussi les vns &amp; les autres s’écoulent par tout 1 </text:span><text:span text:style-name="T21">V</text:span><text:span text:style-name="T20">-<text:line-break/></text:span><text:span text:style-name="T18">niu</text:span><text:span text:style-name="T19">ç</text:span><text:span text:style-name="T18">rs. Ne voyez vous</text:span><text:span text:style-name="T19"> </text:span><text:span text:style-name="T18">pas</text:span><text:span text:style-name="T19"> </text:span><text:span text:style-name="T18">dans</text:span><text:span text:style-name="T19"> </text:span><text:span text:style-name="T18">la mesme propor-<text:line-break/>tion , comme vne petite fontaine arrose quel</text:span><text:span text:style-name="T19">-<text:line-break/></text:span><text:span text:style-name="T18">quesf</text:span><text:span text:style-name="T19">lo</text:span><text:span text:style-name="T18">ls vne grande prairie,</text:span><text:span text:style-name="T19">&amp;</text:span><text:span text:style-name="T18"> couur</text:span><text:span text:style-name="T19">e</text:span><text:span text:style-name="T18"> la campagne<text:line-break/>de </text:span><text:span text:style-name="T19">l'</text:span><text:span text:style-name="T18">abondance de ses eaux</text:span><text:span text:style-name="T19">?</text:span><text:span text:style-name="T18"> Il se peut aussi faire<text:line-break/>que </text:span><text:span text:style-name="T19">l</text:span><text:span text:style-name="T18">’Air concoiue vne grande ardeur par vn fort<text:line-break/>petit écoulement du feu du Soleil </text:span><text:span text:style-name="T19">,</text:span><text:span text:style-name="T18"> si tant que<text:line-break/>l</text:span><text:span text:style-name="T19">’Ai</text:span><text:span text:style-name="T18">r soit propre &amp; capable de s'allumer facile</text:span><text:span text:style-name="T19">-<text:line-break/>in</text:span><text:span text:style-name="T18">: nt aux moindres coups de la cha</text:span><text:span text:style-name="T19">l</text:span><text:span text:style-name="T18">eur. Comme</text:span></text:p>
      <text:p text:style-name="P11"><text:span text:style-name="T24">LE V. L IV</text:span><text:span text:style-name="T25">R</text:span><text:span text:style-name="T24">E DE LvC</text:span><text:span text:style-name="T25">RE</text:span><text:span text:style-name="T24"> C</text:span><text:span text:style-name="T25">E.</text:span><text:span text:style-name="T24"> </text:span><text:span text:style-name="T20">lia<text:line-break/></text:span><text:span text:style-name="T18">nous voyons d</text:span><text:span text:style-name="T19">’</text:span><text:span text:style-name="T18">or</text:span><text:span text:style-name="T19">d</text:span><text:span text:style-name="T18">in</text:span><text:span text:style-name="T19">a</text:span><text:span text:style-name="T18">ire les Bleds &amp; le chaulmc<text:line-break/></text:span><text:span text:style-name="T19">r</text:span><text:span text:style-name="T18">eceuo</text:span><text:span text:style-name="T19">i</text:span><text:span text:style-name="T18">r vn grand feu par vne petite étincelle</text:span><text:span text:style-name="T19">.<text:line-break/>P</text:span><text:span text:style-name="T18">eut-estre auss</text:span><text:span text:style-name="T19">i</text:span><text:span text:style-name="T18"> q</text:span><text:span text:style-name="T19">û</text:span><text:span text:style-name="T18">e </text:span><text:span text:style-name="T19">le</text:span><text:span text:style-name="T18"> Soleil éclairant là hau</text:span><text:span text:style-name="T19">t</text:span><text:span text:style-name="T18"> d'u-<text:line-break/>ne lumiere vermeille</text:span><text:span text:style-name="T19">,</text:span><text:span text:style-name="T18"> pos</text:span><text:span text:style-name="T19">t</text:span><text:span text:style-name="T18">ede autour de</text:span><text:span text:style-name="T19"> </text:span><text:span text:style-name="T18">so</text:span><text:span text:style-name="T19">y</text:span><text:span text:style-name="T18"> beau-<text:line-break/>cou</text:span><text:span text:style-name="T19">p</text:span><text:span text:style-name="T18"> de feux imperceptibles pour n'</text:span><text:span text:style-name="T19">a</text:span><text:span text:style-name="T18">uoir point de<text:line-break/>splendeu</text:span><text:span text:style-name="T19">r,</text:span><text:span text:style-name="T18"> </text:span><text:span text:style-name="T19">&amp;</text:span><text:span text:style-name="T18"> que de </text:span><text:span text:style-name="T19">-</text:span><text:span text:style-name="T18">là il renforce l'ardeur qu’</text:span><text:span text:style-name="T19">i</text:span><text:span text:style-name="T18">l<text:line-break/>nous fait sentir en Esté</text:span><text:span text:style-name="T19">-</text:span></text:p>
      <text:p text:style-name="Texte_20_du_20_corps"><text:span text:style-name="T18">Nous n'auons pas vn</text:span><text:span text:style-name="T19">e</text:span><text:span text:style-name="T18"> simple &amp; cert</text:span><text:span text:style-name="T19">a</text:span><text:span text:style-name="T18">in</text:span><text:span text:style-name="T19">e</text:span><text:span text:style-name="T18"> raison<text:line-break/>pourq</text:span><text:span text:style-name="T19">u</text:span><text:span text:style-name="T18">oy le Soleil va des parties de </text:span><text:span text:style-name="T19">l’</text:span><text:span text:style-name="T18">Esté aux fri-<text:line-break/>mas du Capricorn</text:span><text:span text:style-name="T19">e</text:span><text:span text:style-name="T18">, &amp; que retournant de l</text:span><text:span text:style-name="T19">à</text:span><text:span text:style-name="T18">, </text:span><text:span text:style-name="T21">il<text:line-break/></text:span><text:span text:style-name="T18">reprend son chemin vers les bornes du solstice<text:line-break/>de Cancer qui luy est opposé : </text:span><text:span text:style-name="T19">&amp;</text:span><text:span text:style-name="T18"> pourquoy la<text:line-break/>Lune sembl</text:span><text:span text:style-name="T19">ea</text:span><text:span text:style-name="T18">cheuer tous</text:span><text:span text:style-name="T19"> </text:span><text:span text:style-name="T18">les mois</text:span><text:span text:style-name="T19">,</text:span><text:span text:style-name="T18"> le mesme es</text:span><text:span text:style-name="T19">-<text:line-break/></text:span><text:span text:style-name="T18">Face auquelle Soleil </text:span><text:span text:style-name="T19">e</text:span><text:span text:style-name="T18">m</text:span><text:span text:style-name="T19">p</text:span><text:span text:style-name="T18">loye toutes les Saisons de<text:line-break/>année. Nous n</text:span><text:span text:style-name="T19">le</text:span><text:span text:style-name="T18">n i</text:span><text:span text:style-name="T19">c</text:span><text:span text:style-name="T18">aurion</text:span><text:span text:style-name="T19">s,</text:span><text:span text:style-name="T18"> d</text:span><text:span text:style-name="T19">l</text:span><text:span text:style-name="T18">s ie, rendre vne<text:line-break/>raison simple</text:span><text:span text:style-name="T19">;</text:span><text:span text:style-name="T18"> Il semble toutesfois en premier lieu</text:span><text:span text:style-name="T19">,<text:line-break/></text:span><text:span text:style-name="T18">que </text:span><text:span text:style-name="T19">F</text:span><text:span text:style-name="T18">elon l</text:span><text:span text:style-name="T19">’</text:span><text:span text:style-name="T18">opinion de De</text:span><text:span text:style-name="T19">rn</text:span><text:span text:style-name="T18">ocrit</text:span><text:span text:style-name="T19">e,</text:span><text:span text:style-name="T18"> il </text:span><text:span text:style-name="T20">Ce</text:span><text:span text:style-name="T18"> peut faire<text:line-break/>que d'autant plus que les Astres sont proches de<text:line-break/>la T</text:span><text:span text:style-name="T19"> </text:span><text:span text:style-name="T18">err</text:span><text:span text:style-name="T19">e</text:span><text:span text:style-name="T18">, d'autant moins peuuent ils es</text:span><text:span text:style-name="T19">t</text:span><text:span text:style-name="T18">re entrai-<text:line-break/>n</text:span><text:span text:style-name="T19">e</text:span><text:span text:style-name="T18">z par le mouuement du Ciel</text:span><text:span text:style-name="T19">,</text:span><text:span text:style-name="T18"> dont la rapidité se<text:line-break/>rallent</text:span><text:span text:style-name="T19">l</text:span><text:span text:style-name="T18">t vers le ba</text:span><text:span text:style-name="T19">s</text:span><text:span text:style-name="T18">, en telle so</text:span><text:span text:style-name="T19">t</text:span><text:span text:style-name="T18">te que le Solei</text:span><text:span text:style-name="T19">l</text:span><text:span text:style-name="T18"> es</text:span><text:span text:style-name="T19">t<text:line-break/></text:span><text:span text:style-name="T18">peu à peu laissé en arri</text:span><text:span text:style-name="T19">è</text:span><text:span text:style-name="T18">re auec les derniers signes,<text:line-break/>po</text:span><text:span text:style-name="T19">u</text:span><text:span text:style-name="T18">rce qu</text:span><text:span text:style-name="T19">'</text:span><text:span text:style-name="T18">il est beaucoup plus</text:span><text:span text:style-name="T19"> </text:span><text:span text:style-name="T18">bas que les Estoiles:<text:line-break/>&amp; la Lune encore qui</text:span><text:span text:style-name="T19"> </text:span><text:span text:style-name="T18">est fort au dessous du Se</text:span><text:span text:style-name="T19">-<text:line-break/>l</text:span><text:span text:style-name="T18">eil, d’autant plus que </text:span><text:span text:style-name="T19">f</text:span><text:span text:style-name="T18">on cours est éloigné du<text:line-break/>Ciel &amp; proche de la Terre , d'autant moins peut-<text:line-break/>elle égaler </text:span><text:span text:style-name="T19">si&gt;</text:span><text:span text:style-name="T18">n mouuement à celuy des Astres su</text:span><text:span text:style-name="T19">-<text:line-break/></text:span><text:span text:style-name="T18">perieurs</text:span><text:span text:style-name="T19">.</text:span><text:span text:style-name="T18"> Et de fait ; Autant qu</text:span><text:span text:style-name="T19">e</text:span><text:span text:style-name="T18">son mouuement,<text:line-break/></text:span><text:span text:style-name="T19">fi</text:span><text:span text:style-name="T18">ou</text:span><text:span text:style-name="T19">t</text:span><text:span text:style-name="T18"> estr</text:span><text:span text:style-name="T19">e</text:span><text:span text:style-name="T18"> plus basse, </text:span><text:span text:style-name="T19">e</text:span><text:span text:style-name="T18">stplus lent que celuy du So-<text:line-break/>cil , d’autant plustost les signes ce</text:span><text:span text:style-name="T19">lc</text:span><text:span text:style-name="T18">ste</text:span><text:span text:style-name="T19">s</text:span><text:span text:style-name="T18"> l'att</text:span><text:span text:style-name="T19">e</text:span><text:span text:style-name="T18">i</text:span><text:span text:style-name="T19">-<text:line-break/></text:span><text:span text:style-name="T18">gnent </text:span><text:span text:style-name="T19">,</text:span><text:span text:style-name="T18"> &amp; passant auprès, luy gagnent le deuant,<text:line-break/>dont il semble qu’elle s</text:span><text:span text:style-name="T19">’e</text:span><text:span text:style-name="T18">n retourne Vers eu</text:span><text:span text:style-name="T19">x</text:span><text:span text:style-name="T18">, au<text:line-break/>lieu que </text:span><text:span text:style-name="T21">ce sont</text:span><text:span text:style-name="T18"> eux qui s</text:span><text:span text:style-name="T19">’e</text:span><text:span text:style-name="T18">n vont vers esse</text:span><text:span text:style-name="T19">.</text:span><text:span text:style-name="T18"> Il peut<text:line-break/>aussi</text:span><text:span text:style-name="T19"> </text:span><text:span text:style-name="T18">a</text:span><text:span text:style-name="T19">t</text:span><text:span text:style-name="T18">riuer</text:span><text:span text:style-name="T19"> </text:span><text:span text:style-name="T18">que deux</text:span><text:span text:style-name="T19"> </text:span><text:span text:style-name="T18">Airs contraires soufflant a</text:span><text:span text:style-name="T19">l-</text:span></text:p>
      <text:p text:style-name="P11"><text:span text:style-name="T36">2</text:span><text:span text:style-name="T37">2</text:span><text:span text:style-name="T36">5</text:span><text:span text:style-name="T37"> </text:span><text:span text:style-name="T124">Le</text:span><text:span text:style-name="T18"> V</text:span><text:span text:style-name="T19">.</text:span><text:span text:style-name="T18"> </text:span><text:span text:style-name="T37">LIVRE DE LvcRECEz<text:line-break/></text:span><text:span text:style-name="T18">ternatiuement des deux parties opposées du<text:line-break/>Monde, l'un en certain t</text:span><text:span text:style-name="T19">emp</text:span><text:span text:style-name="T18">s</text:span><text:span text:style-name="T19">,</text:span><text:span text:style-name="T18"> chasse le Sole</text:span><text:span text:style-name="T19">il<text:line-break/></text:span><text:span text:style-name="T18">des lignes de l’</text:span><text:span text:style-name="T19">E</text:span><text:span text:style-name="T18">sté</text:span><text:span text:style-name="T19">, </text:span><text:span text:style-name="T18">vers</text:span><text:span text:style-name="T19"> </text:span><text:span text:style-name="T18">le Tropique</text:span><text:span text:style-name="T19"> </text:span><text:span text:style-name="T18">d’Hyuer,&amp;<text:line-break/>la Region des frimas</text:span><text:span text:style-name="T19">,</text:span><text:span text:style-name="T18"> &amp; qu'apresvn autre le</text:span><text:span text:style-name="T19"> </text:span><text:span text:style-name="T18">re-<text:line-break/>pousse du pays des longues &amp; froides nuits vers les<text:line-break/>Regions chaudes de l</text:span><text:span text:style-name="T19">'</text:span><text:span text:style-name="T18">Esté. Il faut s’imaginer la<text:line-break/>mesme chose de la</text:span><text:span text:style-name="T19"> </text:span><text:span text:style-name="T18">Lune</text:span><text:span text:style-name="T19"> </text:span><text:span text:style-name="T18">&amp; des Estass</text:span><text:span text:style-name="T19">e</text:span><text:span text:style-name="T18">s qui font<text:line-break/>rouler les grandes années sur leurs grands cercles,<text:line-break/>touchant l'alternatif repoussement </text:span><text:span text:style-name="T19">il</text:span><text:span text:style-name="T18"> deux Airs<text:line-break/>opposez</text:span><text:span text:style-name="T19">.</text:span><text:span text:style-name="T18"> Ne voyez vous pas aussi que par </text:span><text:span text:style-name="T19">il</text:span><text:span text:style-name="T18">s vents<text:line-break/>contraires, les nuages vont</text:span><text:span text:style-name="T19"> </text:span><text:span text:style-name="T18">en des partiesdiuer-<text:line-break/>se</text:span><text:span text:style-name="T19">s</text:span><text:span text:style-name="T18">, ceux qui sont</text:span><text:span text:style-name="T19"> </text:span><text:span text:style-name="T18">au dessous à s</text:span><text:span text:style-name="T19">o</text:span><text:span text:style-name="T18">pposite de ceux<text:line-break/>qui sont au dessus ? Pourquoy les Estoiles ne pour</text:span><text:span text:style-name="T19">-<text:line-break/></text:span><text:span text:style-name="T18">roient-elles pas estre portées tout de m</text:span><text:span text:style-name="T19">e</text:span><text:span text:style-name="T18">sm</text:span><text:span text:style-name="T19">e</text:span><text:span text:style-name="T18"> par<text:line-break/>ils émotions diuerses parmy les grandes sphères<text:line-break/>de la Region etherée </text:span><text:span text:style-name="T19">ï</text:span></text:p>
      <text:p text:style-name="Texte_20_du_20_corps"><text:span text:style-name="T18">or la nuict couure la Terre d'une grande ob</text:span><text:span text:style-name="T19">-<text:line-break/>sout</text:span><text:span text:style-name="T18">iré, ou quand le Soleil apres v</text:span><text:span text:style-name="T19">n</text:span><text:span text:style-name="T18">e longue cour</text:span><text:span text:style-name="T19">-<text:line-break/></text:span><text:span text:style-name="T18">se, est ven</text:span><text:span text:style-name="T19">ui</text:span><text:span text:style-name="T18">usques aux dernieres extreinit</text:span><text:span text:style-name="T19">ezd</text:span><text:span text:style-name="T18">u<text:line-break/>Ciel, &amp; qu</text:span><text:span text:style-name="T19">'il</text:span><text:span text:style-name="T18"> a estein</text:span><text:span text:style-name="T19">t</text:span><text:span text:style-name="T18"> ses feux aff</text:span><text:span text:style-name="T19">o</text:span><text:span text:style-name="T18">iblis pa</text:span><text:span text:style-name="T19">t</text:span><text:span text:style-name="T18"> les agi-<text:line-break/>tations de l’Air, ou pource que la </text:span><text:span text:style-name="T19">m</text:span><text:span text:style-name="T18">esme force qui<text:line-break/>porte son globe lumineux sur la T erre</text:span><text:span text:style-name="T19">,</text:span><text:span text:style-name="T18"> le sait aussi<text:line-break/>courir par dessous</text:span><text:span text:style-name="T19">.</text:span><text:span text:style-name="T18"> C</text:span><text:span text:style-name="T19">’</text:span><text:span text:style-name="T18">es</text:span><text:span text:style-name="T19">t</text:span><text:span text:style-name="T18"> de la m</text:span><text:span text:style-name="T19">e</text:span><text:span text:style-name="T18">sme sorte que la<text:line-break/>Deess</text:span><text:span text:style-name="T19">e</text:span><text:span text:style-name="T18"> du matin porte en certain temps l’</text:span><text:span text:style-name="T19">A</text:span><text:span text:style-name="T18">urore<text:line-break/>au teint de rof</text:span><text:span text:style-name="T19">e</text:span><text:span text:style-name="T18"> sur les fron</text:span><text:span text:style-name="T19">ti</text:span><text:span text:style-name="T18">eres de la Region<text:line-break/>etherée, &amp; qu</text:span><text:span text:style-name="T19">’d</text:span><text:span text:style-name="T18">le</text:span><text:span text:style-name="T19"> </text:span><text:span text:style-name="T18">ouure</text:span><text:span text:style-name="T19"> </text:span><text:span text:style-name="T18">les portes du</text:span><text:span text:style-name="T19"> </text:span><text:span text:style-name="T18">iour : o</text:span><text:span text:style-name="T19">u<text:line-break/></text:span><text:span text:style-name="T18">parce que le Soleil remontant de l'</text:span><text:span text:style-name="T19">a</text:span><text:span text:style-name="T18">utre hémis</text:span><text:span text:style-name="T19">-<text:line-break/></text:span><text:span text:style-name="T18">phère </text:span><text:span text:style-name="T19">,</text:span><text:span text:style-name="T18"> fait comme vn premier </text:span><text:span text:style-name="T19">e</text:span><text:span text:style-name="T18">ss</text:span><text:span text:style-name="T19">a</text:span><text:span text:style-name="T18">y d’</text:span><text:span text:style-name="T19">e</text:span><text:span text:style-name="T18">clairer le<text:line-break/>Ciel</text:span><text:span text:style-name="T19"> </text:span><text:span text:style-name="T18">de</text:span><text:span text:style-name="T19"> </text:span><text:span text:style-name="T18">la splendeur de </text:span><text:span text:style-name="T20">l</text:span><text:span text:style-name="T21">es</text:span><text:span text:style-name="T18"> rayons : ou parce que<text:line-break/>diuers feux</text:span><text:span text:style-name="T19"> </text:span><text:span text:style-name="T18">s'assemblen</text:span><text:span text:style-name="T19">t</text:span><text:span text:style-name="T18">, </text:span><text:span text:style-name="T19">&amp;</text:span><text:span text:style-name="T18">que plusieurs s</text:span><text:span text:style-name="T19">ei</text:span><text:span text:style-name="T18">nen</text:span><text:span text:style-name="T19">-<text:line-break/></text:span><text:span text:style-name="T18">ces de chaleur ont accoutume de se rencontrer<text:line-break/>à vne certaine</text:span><text:span text:style-name="T19"> </text:span><text:span text:style-name="T18">heure &amp; de fournir tousiours au So</text:span><text:span text:style-name="T19">-<text:line-break/></text:span><text:span text:style-name="T18">leil des clartez nouu</text:span><text:span text:style-name="T19">e</text:span><text:span text:style-name="T18">lle</text:span><text:span text:style-name="T19">s</text:span><text:span text:style-name="T18">, comme on dit que du<text:line-break/></text:span><text:span text:style-name="T19">s</text:span><text:span text:style-name="T18">ommet du</text:span><text:span text:style-name="T19"> </text:span><text:span text:style-name="T18">mont I</text:span><text:span text:style-name="T19">sa</text:span><text:span text:style-name="T18"> </text:span><text:span text:style-name="T19">,</text:span><text:span text:style-name="T18"> on voit des</text:span><text:span text:style-name="T19"> </text:span><text:span text:style-name="T18">feux disperses</text:span></text:p>
      <text:p text:style-name="P11"><text:span text:style-name="T18">LE V. </text:span><text:span text:style-name="T19">I.I</text:span><text:span text:style-name="T18">vR</text:span><text:span text:style-name="T19">E</text:span><text:span text:style-name="T18"> </text:span><text:span text:style-name="T19">o</text:span><text:span text:style-name="T18"> </text:span><text:span text:style-name="T19">E</text:span><text:span text:style-name="T18"> </text:span><text:span text:style-name="T19">L</text:span><text:span text:style-name="T18">v</text:span><text:span text:style-name="T19">tR</text:span><text:span text:style-name="T18">ECE</text:span><text:span text:style-name="T19">.</text:span><text:span text:style-name="T18"> </text:span><text:span text:style-name="T21">2</text:span><text:span text:style-name="T20">IS<text:line-break/></text:span><text:span text:style-name="T18">par l’Aube du iou</text:span><text:span text:style-name="T19">r</text:span><text:span text:style-name="T18"> , lesquels se reunissent en masse<text:line-break/>&amp; font vn globe lumineux</text:span><text:span text:style-name="T19">,</text:span><text:span text:style-name="T18"> on ne se doit pas<text:line-break/>neantmoins trop émeruel</text:span><text:span text:style-name="T19">ll</text:span><text:span text:style-name="T18">er de ce que ces semen-<text:line-break/>ces de feu peui</text:span><text:span text:style-name="T19">l</text:span><text:span text:style-name="T18">ent s'assembler de la sorte en vn<text:line-break/>certain temp</text:span><text:span text:style-name="T19">s,</text:span><text:span text:style-name="T18"> reparer par ce moyen les clarte</text:span><text:span text:style-name="T19">z<text:line-break/></text:span><text:span text:style-name="T18">d</text:span><text:span text:style-name="T19">es</text:span><text:span text:style-name="T18"> Astre du iour. Plusieurs chof</text:span><text:span text:style-name="T19">e</text:span><text:span text:style-name="T18">s se font ainsi<text:line-break/>par</text:span><text:span text:style-name="T19"> </text:span><text:span text:style-name="T18">vn</text:span><text:span text:style-name="T19"> </text:span><text:span text:style-name="T18">ordre limité en tout ce</text:span><text:span text:style-name="T19"> </text:span><text:span text:style-name="T18">que</text:span><text:span text:style-name="T19"> </text:span><text:span text:style-name="T18">nous voyons</text:span><text:span text:style-name="T19">»<text:line-break/></text:span><text:span text:style-name="T18">Les plantes se r</text:span><text:span text:style-name="T19">c</text:span><text:span text:style-name="T18">uestent de fleurs, &amp; s</text:span><text:span text:style-name="T19">’</text:span><text:span text:style-name="T18">en dépoiii</text:span><text:span text:style-name="T19">l</text:span><text:span text:style-name="T18">-<text:line-break/>lent</text:span><text:span text:style-name="T19">l</text:span><text:span text:style-name="T18">en leur</text:span><text:span text:style-name="T19"> </text:span><text:span text:style-name="T18">saison</text:span><text:span text:style-name="T19">.</text:span><text:span text:style-name="T18"> </text:span><text:span text:style-name="T19">L’</text:span><text:span text:style-name="T18">Aage n’impose pas moins de<text:line-break/>nec</text:span><text:span text:style-name="T19">e</text:span><text:span text:style-name="T18">ssité aux dents de tomber</text:span><text:span text:style-name="T19">,</text:span><text:span text:style-name="T18"> quand l’heure en est<text:line-break/>venu</text:span><text:span text:style-name="T19">e,</text:span><text:span text:style-name="T18"> qu</text:span><text:span text:style-name="T19">’</text:span><text:span text:style-name="T18">il se rend solgneux de </text:span><text:span text:style-name="T19">c</text:span><text:span text:style-name="T18">ouurird'</text:span><text:span text:style-name="T19">u</text:span><text:span text:style-name="T18">n v</text:span><text:span text:style-name="T19">c-<text:line-break/></text:span><text:span text:style-name="T18">s</text:span><text:span text:style-name="T19">t</text:span><text:span text:style-name="T18">ement, la pudeur de l’</text:span><text:span text:style-name="T19">A</text:span><text:span text:style-name="T18">dolescence </text:span><text:span text:style-name="T20">,</text:span><text:span text:style-name="T21"> </text:span><text:span text:style-name="T20">8c</text:span><text:span text:style-name="T18"> d</text:span><text:span text:style-name="T19">'a</text:span><text:span text:style-name="T18">bbatre<text:line-break/>des io</text:span><text:span text:style-name="T19">d</text:span><text:span text:style-name="T18">es le tendre duuet. Enfin, les Tonnerres, la<text:line-break/>neige,</text:span><text:span text:style-name="T19">l</text:span><text:span text:style-name="T18">es pluyes</text:span><text:span text:style-name="T19">.</text:span><text:span text:style-name="T18">les nuages,</text:span><text:span text:style-name="T19">&amp;</text:span><text:span text:style-name="T18"> les v</text:span><text:span text:style-name="T19">ê</text:span><text:span text:style-name="T18">ts,</text:span><text:span text:style-name="T19">s</text:span><text:span text:style-name="T18">e sont assez<text:line-break/>reglement en certaines Saisons de </text:span><text:span text:style-name="T19">l’</text:span><text:span text:style-name="T18">année</text:span><text:span text:style-name="T19">.</text:span><text:span text:style-name="T18"> Car dés<text:line-break/>que les causes ont commencé d'agir de telle fa-<text:line-break/></text:span><text:span text:style-name="T19">c</text:span><text:span text:style-name="T18">o</text:span><text:span text:style-name="T19">n,</text:span><text:span text:style-name="T18"> &amp; à proportion du train que toutes les cho-<text:line-break/>ses du Monde ont pris en suite de leur premiere<text:line-break/>origin</text:span><text:span text:style-name="T19">e</text:span><text:span text:style-name="T18">, la Nature s</text:span><text:span text:style-name="T19">’</text:span><text:span text:style-name="T18">es</text:span><text:span text:style-name="T19">t</text:span><text:span text:style-name="T18"> accoustumé de si</text:span><text:span text:style-name="T19">l</text:span><text:span text:style-name="T18">ure vn<text:line-break/>ordre certain.</text:span></text:p>
      <text:p text:style-name="Texte_20_du_20_corps"><text:span text:style-name="T18">Les Iours croissent quand les Nuicts diminuent:<text:line-break/>&amp; au Contrair</text:span><text:span text:style-name="T19">e</text:span><text:span text:style-name="T18">, quand les Nuicts s'allongen</text:span><text:span text:style-name="T19">t</text:span><text:span text:style-name="T18">, les<text:line-break/>Iours de</text:span><text:span text:style-name="T19">u</text:span><text:span text:style-name="T18">iennent court</text:span><text:span text:style-name="T19">s</text:span><text:span text:style-name="T18">, ou parce que </text:span><text:span text:style-name="T19">l</text:span><text:span text:style-name="T18">e Soleil<text:line-break/>courant par des voyes inégales au dessus &amp; au<text:line-break/>dessous de la Terre, partage les deux Hemisp</text:span><text:span text:style-name="T19">li</text:span><text:span text:style-name="T18">er</text:span><text:span text:style-name="T19">e</text:span><text:span text:style-name="T18">s,<text:line-break/>&amp; diuise le tour de sa course en parties inégales</text:span><text:span text:style-name="T19">:</text:span><text:span text:style-name="T18"> &amp;<text:line-break/>ce qu’il ost</text:span><text:span text:style-name="T19">e</text:span><text:span text:style-name="T18"> d'un costé, il le remet de l'autre en<text:line-break/></text:span><text:span text:style-name="T21">s</text:span><text:span text:style-name="T20">’</text:span><text:span text:style-name="T21">y</text:span><text:span text:style-name="T18"> aiiancant d'autant plus qu’s</text:span><text:span text:style-name="T19">lsie</text:span><text:span text:style-name="T18">n estoit plus re</text:span><text:span text:style-name="T19">-<text:line-break/></text:span><text:span text:style-name="T18">culé, iusques à ce qu</text:span><text:span text:style-name="T19">’il</text:span><text:span text:style-name="T18"> liait paruenu à ce signe Ce</text:span><text:span text:style-name="T19">-<text:line-break/></text:span><text:span text:style-name="T18">leste, où le nau</text:span><text:span text:style-name="T19">dd</text:span><text:span text:style-name="T18">e laceinture de l</text:span><text:span text:style-name="T19">’</text:span><text:span text:style-name="T18">Anné</text:span><text:span text:style-name="T19">er</text:span><text:span text:style-name="T18">end<text:line-break/>les ombres de la N</text:span><text:span text:style-name="T19">u</text:span><text:span text:style-name="T18">ict égales aux clartez du Iour</text:span><text:span text:style-name="T19">.<text:line-break/></text:span><text:span text:style-name="T18">Car</text:span><text:span text:style-name="T19"> </text:span><text:span text:style-name="T18">au milieu de l</text:span><text:span text:style-name="T19">ac</text:span><text:span text:style-name="T18">otir</text:span><text:span text:style-name="T19">fed</text:span><text:span text:style-name="T18">e</text:span><text:span text:style-name="T19">s</text:span><text:span text:style-name="T18"> souffles d</text:span><text:span text:style-name="T19">’</text:span><text:span text:style-name="T18">Aquilon<text:line-break/>&amp; de Mi</text:span><text:span text:style-name="T19">dy</text:span><text:span text:style-name="T18">, le Ciel met des bornes égales,</text:span><text:span text:style-name="T19">a</text:span><text:span text:style-name="T18"> cause<text:line-break/>de la situation oblique du Zodiac , où le Sol</text:span><text:span text:style-name="T19">c</text:span><text:span text:style-name="T18">i</text:span><text:span text:style-name="T19">I</text:span></text:p>
      <text:p text:style-name="P11"><text:span text:style-name="T23">Î27</text:span><text:span text:style-name="T24"> </text:span><text:span text:style-name="T25">I.EV</text:span><text:span text:style-name="T24">.</text:span><text:span text:style-name="T25">I.</text:span><text:span text:style-name="T24">IvRE D</text:span><text:span text:style-name="T25">E</text:span><text:span text:style-name="T24"> L </text:span><text:span text:style-name="T25">y</text:span><text:span text:style-name="T24"> C </text:span><text:span text:style-name="T25">R</text:span><text:span text:style-name="T24"> </text:span><text:span text:style-name="T25">E</text:span><text:span text:style-name="T24"> C </text:span><text:span text:style-name="T25">E.<text:line-break/></text:span><text:span text:style-name="T18">marque les Saisons de l’Année , parcourant les<text:line-break/>Terres</text:span><text:span text:style-name="T19"> </text:span><text:span text:style-name="T18">&amp;</text:span><text:span text:style-name="T19"> </text:span><text:span text:style-name="T18">le Ciel d'une lumiere oblique : comme<text:line-break/>le fait voir le raisonnement de ceux qui ont re</text:span><text:span text:style-name="T19">-<text:line-break/></text:span><text:span text:style-name="T18">marqué tous les lieux Celestes ornez de diuers si-<text:line-break/>gnes</text:span><text:span text:style-name="T19">.</text:span><text:span text:style-name="T18"> En quoy</text:span><text:span text:style-name="T19"> </text:span><text:span text:style-name="T18">il semble qu</text:span><text:span text:style-name="T19">’</text:span><text:span text:style-name="T18">ils parlent selon la</text:span><text:span text:style-name="T19"> </text:span><text:span text:style-name="T18">v</text:span><text:span text:style-name="T19">c</text:span><text:span text:style-name="T18">-<text:line-break/>rité. ou bien c</text:span><text:span text:style-name="T19">’</text:span><text:span text:style-name="T18">est pa</text:span><text:span text:style-name="T19">r</text:span><text:span text:style-name="T18">ce que</text:span><text:span text:style-name="T19"> </text:span><text:span text:style-name="T18">l</text:span><text:span text:style-name="T19">Ai</text:span><text:span text:style-name="T18">r</text:span><text:span text:style-name="T19"> </text:span><text:span text:style-name="T18">est</text:span><text:span text:style-name="T19"> </text:span><text:span text:style-name="T18">plus épais en<text:line-break/>de certaines parties, c</text:span><text:span text:style-name="T19">e</text:span><text:span text:style-name="T18"> qui fait que le flambeau du<text:line-break/>iour hesite comme en tremblant sous la Terr</text:span><text:span text:style-name="T19">e</text:span><text:span text:style-name="T18">, &amp;<text:line-break/>ne peut p</text:span><text:span text:style-name="T19">e</text:span><text:span text:style-name="T18">n</text:span><text:span text:style-name="T19">c</text:span><text:span text:style-name="T18">trer si facilement les obstacles qui</text:span><text:span text:style-name="T19">!<text:line-break/></text:span><text:span text:style-name="T18">rencontr</text:span><text:span text:style-name="T19">e</text:span><text:span text:style-name="T18">, &amp; remonter icy haut : Et c</text:span><text:span text:style-name="T19">’</text:span><text:span text:style-name="T18">est pour<text:line-break/>cela que les N</text:span><text:span text:style-name="T19">u</text:span><text:span text:style-name="T18">icts de l’Hyuer</text:span><text:span text:style-name="T19"> </text:span><text:span text:style-name="T18">sont longues &amp; re-<text:line-break/>tardées ius</text:span><text:span text:style-name="T19">q</text:span><text:span text:style-name="T18">ues à ce que le Flambeau du io</text:span><text:span text:style-name="T19">u</text:span><text:span text:style-name="T18">r sorty<text:line-break/>de ces lieux, recouure ses rayon</text:span><text:span text:style-name="T19">s</text:span><text:span text:style-name="T18">, ou parce que se</text:span><text:span text:style-name="T19">-<text:line-break/></text:span><text:span text:style-name="T18">lon les diuerses Saisons de l’An</text:span><text:span text:style-name="T19">n</text:span><text:span text:style-name="T18">ée </text:span><text:span text:style-name="T19">,</text:span><text:span text:style-name="T18"> les feux</text:span><text:span text:style-name="T19"> </text:span><text:span text:style-name="T18">sont<text:line-break/></text:span><text:span text:style-name="T19">{</text:span><text:span text:style-name="T18">plus </text:span><text:span text:style-name="T19">l</text:span><text:span text:style-name="T18">ents ou plus prompts à s'unir pour faire que<text:line-break/>e Soleil se leue plustost d'un costé que l</text:span><text:span text:style-name="T19">'</text:span><text:span text:style-name="T18">autre</text:span><text:span text:style-name="T19">.</text:span></text:p>
      <text:p text:style-name="Texte_20_du_20_corps"><text:span text:style-name="T18">La</text:span><text:span text:style-name="T19"> </text:span><text:span text:style-name="T18">Lune</text:span><text:span text:style-name="T19"> </text:span><text:span text:style-name="T18">peut luire </text:span><text:span text:style-name="T19">,</text:span><text:span text:style-name="T18"> pource qu’dle est frappée<text:line-break/>par les rayons du Soleil,&amp; peut ainsi nous décou-<text:line-break/>urir sa beauté &amp; nous faire pa</text:span><text:span text:style-name="T19">to</text:span><text:span text:style-name="T18">istre plus de lumie-<text:line-break/>r</text:span><text:span text:style-name="T19">e</text:span><text:span text:style-name="T18"> de iour en iour à proportion qu’dle s’éloigne<text:line-break/>du globe du Soleil, iusques à ce quelle luy soit<text:line-break/></text:span><text:span text:style-name="T19">e</text:span><text:span text:style-name="T18">ntierem</text:span><text:span text:style-name="T19">e</text:span><text:span text:style-name="T18">nt opposé</text:span><text:span text:style-name="T19">e</text:span><text:span text:style-name="T18">, lors que nous la voyons en<text:line-break/></text:span><text:span text:style-name="T19">f</text:span><text:span text:style-name="T18">on plein, &amp; qu’dle se l</text:span><text:span text:style-name="T19">e</text:span><text:span text:style-name="T18">ue au mesme temps qu</text:span><text:span text:style-name="T19">’</text:span><text:span text:style-name="T18">i</text:span><text:span text:style-name="T19">l<text:line-break/>L</text:span><text:span text:style-name="T18">e couche</text:span><text:span text:style-name="T19">.</text:span><text:span text:style-name="T18"> De la, en retournant peu à peu en ar-<text:line-break/>rier</text:span><text:span text:style-name="T19">e</text:span><text:span text:style-name="T18">, elle doit cacher sa clarté à proportion qu'el</text:span><text:span text:style-name="T19">-<text:line-break/></text:span><text:span text:style-name="T18">le approche des feux du Solei</text:span><text:span text:style-name="T19">l</text:span><text:span text:style-name="T18">, &amp; qu</text:span><text:span text:style-name="T19">’</text:span><text:span text:style-name="T18">elle poursuit<text:line-break/>la course par l'</text:span><text:span text:style-name="T19">a</text:span><text:span text:style-name="T18">utre moitié du Cercle des signes,<text:line-break/>comme le supposent ceux qui feignent que la Lu</text:span><text:span text:style-name="T19">-<text:line-break/></text:span><text:span text:style-name="T18">ne est comme vne ball</text:span><text:span text:style-name="T19">e,</text:span><text:span text:style-name="T18"> &amp; qu’dle marche so</text:span><text:span text:style-name="T19">u</text:span><text:span text:style-name="T18">s le<text:line-break/>Soleil : en</text:span><text:span text:style-name="T19"> </text:span><text:span text:style-name="T18">quoy il semble qu</text:span><text:span text:style-name="T19">’</text:span><text:span text:style-name="T18">ils parlent </text:span><text:span text:style-name="T19">f</text:span><text:span text:style-name="T18">elo</text:span><text:span text:style-name="T19">nla<text:line-break/></text:span><text:span text:style-name="T18">ve</text:span><text:span text:style-name="T19">n</text:span><text:span text:style-name="T18">té. I</text:span><text:span text:style-name="T19">l</text:span><text:span text:style-name="T18"> y a aussi des raisons pour maintenir<text:line-break/>qu’dle peut tourner dans le Ciel auec</text:span><text:span text:style-name="T19"> </text:span><text:span text:style-name="T18">sa propre<text:line-break/>lumier</text:span><text:span text:style-name="T19">e</text:span><text:span text:style-name="T18">, </text:span><text:span text:style-name="T19">&amp;</text:span><text:span text:style-name="T18"> r</text:span><text:span text:style-name="T19">e</text:span><text:span text:style-name="T18">presentet des formes diuerses de sa<text:line-break/>s</text:span><text:span text:style-name="T19">p</text:span><text:span text:style-name="T18">lendeur : Car il </text:span><text:span text:style-name="T19">fe</text:span><text:span text:style-name="T18"> peut faire q</text:span><text:span text:style-name="T19">u</text:span><text:span text:style-name="T18">'un autre Corps</text:span></text:p>
      <text:p text:style-name="P11"><text:bookmark-start text:name="bookmark86"/><text:span text:style-name="T84">L </text:span><text:span text:style-name="T85">E</text:span><text:span text:style-name="T84"> V. L I V R </text:span><text:span text:style-name="T85">E</text:span><text:span text:style-name="T84"> D </text:span><text:span text:style-name="T85">E</text:span><text:span text:style-name="T84"> L v C R E c </text:span><text:span text:style-name="T85">1.</text:span><text:span text:style-name="T84"><text:tab/>2</text:span><text:span text:style-name="T85">28</text:span><text:bookmark-end text:name="bookmark86"/></text:p>
      <text:p text:style-name="Texte_20_du_20_corps"><text:span text:style-name="T18">qni est emporté </text:span><text:span text:style-name="T19">&amp;</text:span><text:span text:style-name="T18"> qui roule </text:span><text:span text:style-name="T19">a</text:span><text:span text:style-name="T18">u</text:span><text:span text:style-name="T19">eC</text:span><text:span text:style-name="T18"> ell</text:span><text:span text:style-name="T19">e</text:span><text:span text:style-name="T18">, se présenta<text:line-break/>au deuant </text:span><text:span text:style-name="T19">,</text:span><text:span text:style-name="T18"> &amp; la </text:span><text:span text:style-name="T19">C</text:span><text:span text:style-name="T18">ouu</text:span><text:span text:style-name="T19">r</text:span><text:span text:style-name="T18">e de toutes les manières,<text:line-break/>sans qu</text:span><text:span text:style-name="T19">’</text:span><text:span text:style-name="T18">il puisse estre v</text:span><text:span text:style-name="T19">cu</text:span><text:span text:style-name="T18">, pour ce qu’il es</text:span><text:span text:style-name="T19">t</text:span><text:span text:style-name="T18"> p</text:span><text:span text:style-name="T19">r</text:span><text:span text:style-name="T18">iu</text:span><text:span text:style-name="T19">e</text:span><text:span text:style-name="T18"> de<text:line-break/></text:span><text:span text:style-name="T19">l</text:span><text:span text:style-name="T18">umier</text:span><text:span text:style-name="T19">e</text:span><text:span text:style-name="T18">. bailleurs , elle se peut tourner comme<text:line-break/></text:span><text:span text:style-name="T19">y</text:span><text:span text:style-name="T18">ne boule iny-par</text:span><text:span text:style-name="T19">t</text:span><text:span text:style-name="T18">ie de l</text:span><text:span text:style-name="T19">u</text:span><text:span text:style-name="T18">miere </text:span><text:span text:style-name="T19">&amp;</text:span><text:span text:style-name="T18"> </text:span><text:span text:style-name="T19">l'</text:span><text:span text:style-name="T18">oblcurité, &amp;<text:line-break/>ainsi nous representer des figures diuer</text:span><text:span text:style-name="T19">f</text:span><text:span text:style-name="T18">e</text:span><text:span text:style-name="T19">s</text:span><text:span text:style-name="T18">, iusqu</text:span><text:span text:style-name="T19">e</text:span><text:span text:style-name="T18">s<text:line-break/></text:span><text:span text:style-name="T24">a </text:span><text:span text:style-name="T18">ce qu’elle tourne toute fa moitié lumineuse<text:line-break/>comme si </text:span><text:span text:style-name="T19">c</text:span><text:span text:style-name="T18">e</text:span><text:span text:style-name="T19">st</text:span><text:span text:style-name="T18">oi</text:span><text:span text:style-name="T19">t</text:span><text:span text:style-name="T18"> sa face &amp; ses yeux de nostre<text:line-break/></text:span><text:span text:style-name="T19">c</text:span><text:span text:style-name="T18">osté. De là</text:span><text:span text:style-name="T19">,</text:span><text:span text:style-name="T18"> elle retourne peu à peu en </text:span><text:span text:style-name="T19">a</text:span><text:span text:style-name="T18">rtiere</text:span><text:span text:style-name="T19">,</text:span><text:span text:style-name="T18"> </text:span><text:span text:style-name="T19">&amp;<text:line-break/></text:span><text:span text:style-name="T18">dérobe à nostre ve</text:span><text:span text:style-name="T19">uë</text:span><text:span text:style-name="T18"> cette me</text:span><text:span text:style-name="T19">f</text:span><text:span text:style-name="T18">me partie de son<text:line-break/>globe , selon que la doctrine Babllonsq</text:span><text:span text:style-name="T19">u</text:span><text:span text:style-name="T18">e des<text:line-break/>Chaldeens en refutant l’A</text:span><text:span text:style-name="T19">tr</text:span><text:span text:style-name="T18"> des Astrologues<text:line-break/>Grecs </text:span><text:span text:style-name="T19">,</text:span><text:span text:style-name="T18"> s’efforce de le prou</text:span><text:span text:style-name="T19">u</text:span><text:span text:style-name="T18">er </text:span><text:span text:style-name="T19">,</text:span><text:span text:style-name="T18"> comme si l'un &amp;<text:line-break/>l'autre estant opposez</text:span><text:span text:style-name="T19">,</text:span><text:span text:style-name="T18">ne se po</text:span><text:span text:style-name="T19">u</text:span><text:span text:style-name="T18">uoien</text:span><text:span text:style-name="T19">tp</text:span><text:span text:style-name="T18">as faire,<text:line-break/>ou qu</text:span><text:span text:style-name="T19">’il</text:span><text:span text:style-name="T18"> y eust moins de raison à suiure cette opi</text:span><text:span text:style-name="T19">-<text:line-break/></text:span><text:span text:style-name="T18">nion-là que</text:span><text:span text:style-name="T19"> </text:span><text:span text:style-name="T18">celle</text:span><text:span text:style-name="T19"> </text:span><text:span text:style-name="T18">cy. Enfin, il seroi</text:span><text:span text:style-name="T19">f</text:span><text:span text:style-name="T18"> difficile d’</text:span><text:span text:style-name="T19">e</text:span><text:span text:style-name="T18">n</text:span><text:span text:style-name="T19">-<text:line-break/>so</text:span><text:span text:style-name="T18">igner &amp; de </text:span><text:span text:style-name="T19">c</text:span><text:span text:style-name="T18">onuaincre pa</text:span><text:span text:style-name="T19">t</text:span><text:span text:style-name="T18"> des parole</text:span><text:span text:style-name="T19">s</text:span><text:span text:style-name="T18">, pour</text:span><text:span text:style-name="T19">-<text:line-break/></text:span><text:span text:style-name="T18">quoy vn</text:span><text:span text:style-name="T19">cn</text:span><text:span text:style-name="T18">ouuell</text:span><text:span text:style-name="T19">eL</text:span><text:span text:style-name="T18">un</text:span><text:span text:style-name="T19">cnes</text:span><text:span text:style-name="T18">e peut pas tousiours<text:line-break/>engendrer pa</text:span><text:span text:style-name="T19">t</text:span><text:span text:style-name="T18"> vne ordre certain de formes , &amp; de<text:line-break/>figures </text:span><text:span text:style-name="T19">,</text:span><text:span text:style-name="T18"> &amp; s'</text:span><text:span text:style-name="T19">a</text:span><text:span text:style-name="T18">bolir &amp; se reparer chaque io</text:span><text:span text:style-name="T19">u</text:span><text:span text:style-name="T18">r </text:span><text:span text:style-name="T19">e</text:span><text:span text:style-name="T18">n<text:line-break/>diuerfes parties d’elle</text:span><text:span text:style-name="T19">.m</text:span><text:span text:style-name="T18">esme , en des lieux dé-<text:line-break/>terminez , pui</text:span><text:span text:style-name="T19">sq</text:span><text:span text:style-name="T18">u'</text:span><text:span text:style-name="T19">a</text:span><text:span text:style-name="T18">uec vn</text:span><text:span text:style-name="T19"> </text:span><text:span text:style-name="T18">ordre si </text:span><text:span text:style-name="T19">e</text:span><text:span text:style-name="T18">sseu</text:span><text:span text:style-name="T19">r</text:span><text:span text:style-name="T18">é</text:span><text:span text:style-name="T19">,</text:span><text:span text:style-name="T18"> vous<text:line-break/>voyez tous les io</text:span><text:span text:style-name="T19">u</text:span><text:span text:style-name="T18">rs qu</text:span><text:span text:style-name="T19">’</text:span><text:span text:style-name="T18">il y a tant de choses qui<text:line-break/>sont engendrées</text:span><text:span text:style-name="T19">.</text:span></text:p>
      <text:p text:style-name="Texte_20_du_20_corps"><text:span text:style-name="T18">Le Printemps march</text:span><text:span text:style-name="T19">e,</text:span><text:span text:style-name="T18"> &amp; Venus à ses costez:</text:span><text:span text:style-name="T19">&amp;</text:span><text:span text:style-name="T18"> </text:span><text:span text:style-name="T105">1<text:line-break/></text:span><text:span text:style-name="T18">deuant la belle Venus, pour annonc</text:span><text:span text:style-name="T19">ersav</text:span><text:span text:style-name="T18">enue, </text:span><text:span text:style-name="T19">’<text:line-break/></text:span><text:span text:style-name="T18">Zephiie haste ses pas, &amp; dép</text:span><text:span text:style-name="T19">l</text:span><text:span text:style-name="T18">oye ses grandes ailes</text:span><text:span text:style-name="T19">.<text:line-break/></text:span><text:span text:style-name="T18">Flore mere des fleur</text:span><text:span text:style-name="T19">s,</text:span><text:span text:style-name="T18"> prepar</text:span><text:span text:style-name="T19">e</text:span><text:span text:style-name="T18"> les chemins deuant<text:line-break/>eu</text:span><text:span text:style-name="T19">x,</text:span><text:span text:style-name="T18"> &amp; les remplit de couleurs diuerses &amp; de par-<text:line-break/></text:span><text:span text:style-name="T19">f</text:span><text:span text:style-name="T18">ums exquis</text:span><text:span text:style-name="T19">.</text:span><text:span text:style-name="T18"> Apres Vient le chaud</text:span><text:span text:style-name="T19"> </text:span><text:span text:style-name="T18">aride ac</text:span><text:span text:style-name="T19">e</text:span><text:span text:style-name="T18">o</text:span><text:span text:style-name="T19">rn</text:span><text:span text:style-name="T18">pa-<text:line-break/>gn</text:span><text:span text:style-name="T19">édeC</text:span><text:span text:style-name="T18">erés toute couu</text:span><text:span text:style-name="T19">e</text:span><text:span text:style-name="T18">rte</text:span><text:span text:style-name="T19"> </text:span><text:span text:style-name="T18">de</text:span><text:span text:style-name="T19"> </text:span><text:span text:style-name="T18">poudr</text:span><text:span text:style-name="T19">e,</text:span><text:span text:style-name="T18"> auec</text:span><text:span text:style-name="T19"> </text:span><text:span text:style-name="T18">les<text:line-break/></text:span><text:span text:style-name="T19">F</text:span><text:span text:style-name="T18">ouffles qui sont les Vents</text:span><text:span text:style-name="T19"> l'</text:span><text:span text:style-name="T18">Aqnilon. L</text:span><text:span text:style-name="T19">’</text:span><text:span text:style-name="T18">Automne<text:line-break/>marche en suite : &amp; auec </text:span><text:span text:style-name="T19">l’</text:span><text:span text:style-name="T18">A</text:span><text:span text:style-name="T19">u</text:span><text:span text:style-name="T18">tomne le bon Bac</text:span><text:span text:style-name="T19">-<text:line-break/>c</text:span><text:span text:style-name="T18">hus: puis d’a</text:span><text:span text:style-name="T19">u</text:span><text:span text:style-name="T18">tres Tempestcs</text:span><text:span text:style-name="T19">&amp;</text:span><text:span text:style-name="T18"> d'autres Venu</text:span></text:p>
      <text:p text:style-name="P11"><text:span text:style-name="T36">2</text:span><text:span text:style-name="T37">29 LE V. L</text:span><text:span text:style-name="T36">ï</text:span><text:span text:style-name="T37">vRE DE </text:span><text:span text:style-name="T25">L</text:span><text:span text:style-name="T24">VCREC </text:span><text:span text:style-name="T36">1.<text:line-break/></text:span><text:span text:style-name="T18">que</text:span><text:span text:style-name="T19"> </text:span><text:span text:style-name="T18">les premier</text:span><text:span text:style-name="T19">s</text:span><text:span text:style-name="T18">, Vulturne </text:span><text:span text:style-name="T19">,</text:span><text:span text:style-name="T18"> &amp; le Ven</text:span><text:span text:style-name="T19">rdcM</text:span><text:span text:style-name="T18">idÿ<text:line-break/>qui excite les Tonnerres</text:span><text:span text:style-name="T19">.</text:span><text:span text:style-name="T18"> Enfin, apres l</text:span><text:span text:style-name="T19">e</text:span><text:span text:style-name="T18">s petits </text:span><text:span text:style-name="T19">j<text:line-break/></text:span><text:span text:style-name="T18">iours qui nous apportent les neiges &amp; le froid pa</text:span><text:span text:style-name="T19">-<text:line-break/></text:span><text:span text:style-name="T18">resseux , l’Hyu</text:span><text:span text:style-name="T19">e</text:span><text:span text:style-name="T18">r suif aue</text:span><text:span text:style-name="T19">c</text:span><text:span text:style-name="T18"> la gelée qui fait tre</text:span><text:span text:style-name="T19">r</text:span><text:span text:style-name="T18">n-<text:line-break/>bler. Il y a donc bien moins de sujet de s</text:span><text:span text:style-name="T19">’</text:span><text:span text:style-name="T18">ém</text:span><text:span text:style-name="T19">c</text:span><text:span text:style-name="T18">r-<text:line-break/>u</text:span><text:span text:style-name="T19">e</text:span><text:span text:style-name="T18">iller si la Lune s'engendre &amp; se détruit e</text:span><text:span text:style-name="T19">nc</text:span><text:span text:style-name="T18">er-<text:line-break/>ta</text:span><text:span text:style-name="T19">i</text:span><text:span text:style-name="T18">n temps , puisque plusieurs choses se peuucnt<text:line-break/>faire également en vn temps déterminé</text:span></text:p>
      <text:p text:style-name="Texte_20_du_20_corps"><text:span text:style-name="T18">Au rest</text:span><text:span text:style-name="T19">e</text:span><text:span text:style-name="T18">, il faut croire que les E</text:span><text:span text:style-name="T19">c</text:span><text:span text:style-name="T18">lipses du So- :<text:line-break/>1 Ieil </text:span><text:span text:style-name="T19">&amp;</text:span><text:span text:style-name="T18"> de </text:span><text:span text:style-name="T19">l</text:span><text:span text:style-name="T18">a Lune peuuent arriuer par plus</text:span><text:span text:style-name="T19">i</text:span><text:span text:style-name="T18">eurs<text:line-break/>causes diuerses : car pourquoy la Lune pourroit</text:span><text:span text:style-name="T19">-<text:line-break/></text:span><text:span text:style-name="T18">elle interdire à la Terre la </text:span><text:span text:style-name="T19">l</text:span><text:span text:style-name="T18">umiere du Soleil par<text:line-break/>l</text:span><text:span text:style-name="T19">’</text:span><text:span text:style-name="T18">interposition de</text:span><text:span text:style-name="T19"> </text:span><text:span text:style-name="T18">son corps opaque, &amp; qu’au mes</text:span><text:span text:style-name="T19">-<text:line-break/></text:span><text:span text:style-name="T18">me temp</text:span><text:span text:style-name="T19">s,</text:span><text:span text:style-name="T18"> vn autre Corps roulant tousiours de<text:line-break/>mesme</text:span><text:span text:style-name="T19">,</text:span><text:span text:style-name="T18"> estant aussi opaque priu</text:span><text:span text:style-name="T19">e</text:span><text:span text:style-name="T18"> de clarté n</text:span><text:span text:style-name="T19">’</text:span><text:span text:style-name="T18">en<text:line-break/>p</text:span><text:span text:style-name="T19">û</text:span><text:span text:style-name="T18">st faire autant</text:span><text:span text:style-name="T19">!</text:span><text:span text:style-name="T18"> Po</text:span><text:span text:style-name="T19">u</text:span><text:span text:style-name="T18">rquoy </text:span><text:span text:style-name="T19">le</text:span><text:span text:style-name="T18"> Soleil en certain<text:line-break/>temps ayant moins de vigueur que de coutume, ne<text:line-break/>po</text:span><text:span text:style-name="T19">u</text:span><text:span text:style-name="T18">rroit-il point éteindre ses l</text:span><text:span text:style-name="T19">e</text:span><text:span text:style-name="T18">u</text:span><text:span text:style-name="T19">x</text:span><text:span text:style-name="T18">, &amp; reprendre<text:line-break/>la lumiere,</text:span><text:span text:style-name="T19">q</text:span><text:span text:style-name="T18">uand il auroit passé dans les Air</text:span><text:span text:style-name="T19">s</text:span><text:span text:style-name="T18">, des<text:line-break/>lieux contraires à ses flamme</text:span><text:span text:style-name="T19">s,</text:span><text:span text:style-name="T18"> où elles auroi</text:span><text:span text:style-name="T19">e</text:span><text:span text:style-name="T18">nt<text:line-break/>esté contraintes de </text:span><text:span text:style-name="T19">p</text:span><text:span text:style-name="T18">erir ? Et</text:span><text:span text:style-name="T19"> </text:span><text:span text:style-name="T18">riourquoy la Terre,<text:line-break/>à</text:span><text:span text:style-name="T19"> </text:span><text:span text:style-name="T18">fon tou</text:span><text:span text:style-name="T19">r,</text:span><text:span text:style-name="T18"> pou</text:span><text:span text:style-name="T19">t</text:span><text:span text:style-name="T18">roit</text:span><text:span text:style-name="T19">e</text:span><text:span text:style-name="T18">lle aussi dép</text:span><text:span text:style-name="T19">o</text:span><text:span text:style-name="T18">üiller la Lune<text:line-break/>de sa lumiere , &amp; tenir le Soleil caché sur elle,<text:line-break/>tandis que tous les Mois elle passe à trauers le cone<text:line-break/>de l’ombre froide de la Terre, &amp; qu'au me</text:span><text:span text:style-name="T19">s</text:span><text:span text:style-name="T18">me<text:line-break/>temps</text:span><text:span text:style-name="T19"> </text:span><text:span text:style-name="T18">vn</text:span><text:span text:style-name="T19"> </text:span><text:span text:style-name="T18">autre Corps ne se puisse interposer à</text:span><text:span text:style-name="T19"> </text:span><text:span text:style-name="T18">la<text:line-break/>Lun</text:span><text:span text:style-name="T19">e</text:span><text:span text:style-name="T18">, ou passer au deuant du globe du Soleil ; de<text:line-break/></text:span><text:span text:style-name="T19">F</text:span><text:span text:style-name="T18">orte que ses rayons &amp; sa lumiere en soient in</text:span><text:span text:style-name="T19">-<text:line-break/></text:span><text:span text:style-name="T18">terrompus </text:span><text:span text:style-name="T19">î</text:span><text:span text:style-name="T18"> Et toutes</text:span><text:span text:style-name="T19">f</text:span><text:span text:style-name="T18">ois si la Lune éclaire pat sa<text:line-break/></text:span><text:span text:style-name="T19">ar</text:span><text:span text:style-name="T18">e splendeu</text:span><text:span text:style-name="T19">r</text:span><text:span text:style-name="T18">, pourq</text:span><text:span text:style-name="T19">u</text:span><text:span text:style-name="T18">oy ne pourroit-</text:span><text:span text:style-name="T19">e</text:span><text:span text:style-name="T18">lle pas<text:line-break/>deuenir languissante en quelque partie dix<text:line-break/>Mond</text:span><text:span text:style-name="T19">e</text:span><text:span text:style-name="T18">, iusques à ce q</text:span><text:span text:style-name="T19">s</text:span><text:span text:style-name="T18">e</text:span><text:span text:style-name="T19">U</text:span><text:span text:style-name="T18">e eust passé les lieux en-<text:line-break/>nemis de sa clarté</text:span><text:span text:style-name="T19"> l</text:span></text:p>
      <text:p text:style-name="Texte_20_du_20_corps"><text:span text:style-name="T18">or pource que i'a</text:span><text:span text:style-name="T19">y</text:span><text:span text:style-name="T18"> décrit par quel moyen</text:span></text:p>
      <text:p text:style-name="P11"><text:span text:style-name="T24">LE V. L I v R </text:span><text:span text:style-name="T25">E</text:span><text:span text:style-name="T24"> </text:span><text:span text:style-name="T25">DE</text:span><text:span text:style-name="T24"> L V C R E c </text:span><text:span text:style-name="T25">E.</text:span><text:span text:style-name="T24"> </text:span><text:span text:style-name="T21">230<text:line-break/></text:span><text:span text:style-name="T18">chaque chose fe peut faire dans la </text:span><text:span text:style-name="T19">v</text:span><text:span text:style-name="T18">out</text:span><text:span text:style-name="T19">e</text:span><text:span text:style-name="T18"> azurée<text:line-break/>du grand Mond</text:span><text:span text:style-name="T19">e</text:span><text:span text:style-name="T18">, afin que nous puissions </text:span><text:span text:style-name="T19">c</text:span><text:span text:style-name="T18">on-<text:line-break/>noistre les diuers mouuemens du Soleil &amp; de la<text:line-break/>Lune , quelle en est la caus</text:span><text:span text:style-name="T19">e,</text:span><text:span text:style-name="T18"> &amp; qu’elle force les y<text:line-break/>oblige , comment leur lumiere </text:span><text:span text:style-name="T19">s’e</text:span><text:span text:style-name="T18">stein</text:span><text:span text:style-name="T19">t</text:span><text:span text:style-name="T18">, &amp; la<text:line-break/>Terre, tandis qu’i</text:span><text:span text:style-name="T19">l</text:span><text:span text:style-name="T18">s ferment comme les yeux</text:span><text:span text:style-name="T19">,</text:span><text:span text:style-name="T18"> so<text:line-break/>trouue tout d'un cou</text:span><text:span text:style-name="T19">p</text:span><text:span text:style-name="T18">, &amp; comme fans y penser<text:line-break/>couuerte de tenebres </text:span><text:span text:style-name="T19">,</text:span><text:span text:style-name="T18"> &amp; puis derechef</text:span><text:span text:style-name="T19">,</text:span><text:span text:style-name="T18"> en re</text:span><text:span text:style-name="T19">-<text:line-break/></text:span><text:span text:style-name="T18">prenant leur cl</text:span><text:span text:style-name="T19">ar</text:span><text:span text:style-name="T18">t</text:span><text:span text:style-name="T19">é</text:span><text:span text:style-name="T18">, ils </text:span><text:span text:style-name="T19">d</text:span><text:span text:style-name="T18">écouurent toutes cho-<text:line-break/></text:span><text:span text:style-name="T19">i</text:span><text:span text:style-name="T18">es ; Maintenant ie retourne à la nouue</text:span><text:span text:style-name="T19">a</text:span><text:span text:style-name="T18">uté du<text:line-break/>Monde</text:span><text:span text:style-name="T19">,</text:span><text:span text:style-name="T18"> &amp; aux Campagnes molles de la Terre,<text:line-break/>pour dire ce que d'un germe recent, elle s’efforça<text:line-break/>de pouss</text:span><text:span text:style-name="T19">e</text:span><text:span text:style-name="T18">r au iour , &amp; de confier aux vents incer-<text:line-break/>tains</text:span><text:span text:style-name="T19">.</text:span><text:span text:style-name="T18"> Premièremen</text:span><text:span text:style-name="T19">t</text:span><text:span text:style-name="T18">, la Terre mit autour des co</text:span><text:span text:style-name="T19">-<text:line-break/></text:span><text:span text:style-name="T18">lines toute sorte d </text:span><text:span text:style-name="T19">h</text:span><text:span text:style-name="T18">erbes verdoyantes : les Prai-<text:line-break/>ries enrichies</text:span><text:span text:style-name="T19">,</text:span><text:span text:style-name="T18"> de fleurs écl</text:span><text:span text:style-name="T19">a</text:span><text:span text:style-name="T18">terent sur toutes les<text:line-break/>Campagnes : &amp; la Nature permit aux Arbres<text:line-break/>de croistre sans aucun emp</text:span><text:span text:style-name="T19">e</text:span><text:span text:style-name="T18">schemen</text:span><text:span text:style-name="T19">t</text:span><text:span text:style-name="T18">, de</text:span><text:span text:style-name="T19"> </text:span><text:span text:style-name="T18">la me</text:span><text:span text:style-name="T19">t<text:line-break/></text:span><text:span text:style-name="T18">me f</text:span><text:span text:style-name="T19">o</text:span><text:span text:style-name="T18">rte que l</text:span><text:span text:style-name="T19">a</text:span><text:span text:style-name="T18">pl</text:span><text:span text:style-name="T19">i</text:span><text:span text:style-name="T18">ime , le poil, </text:span><text:span text:style-name="T19">&amp;</text:span><text:span text:style-name="T18"> l</text:span><text:span text:style-name="T19">as</text:span><text:span text:style-name="T18">oye, vien-<text:line-break/>nent sur les corps ils Bell</text:span><text:span text:style-name="T19">e</text:span><text:span text:style-name="T18">s &amp;</text:span><text:span text:style-name="T19"> </text:span><text:span text:style-name="T18">des </text:span><text:span text:style-name="T19">oy</text:span><text:span text:style-name="T18">seaux</text:span><text:span text:style-name="T19">.</text:span><text:span text:style-name="T18"> Ainsi<text:line-break/>la Terre nouue</text:span><text:span text:style-name="T19">l</text:span><text:span text:style-name="T18">le porta premièrement les herbes<text:line-break/>&amp; les arbrisseaux : puis elle crea diuerses sortes<text:line-break/>d’Animaux qui naquirent en plusieurs façons &amp;<text:line-break/>manières diuerfes</text:span><text:span text:style-name="T19">.</text:span><text:span text:style-name="T18"> Car ny les Animaux ne peu-<text:line-break/>uent estre venus du Cie</text:span><text:span text:style-name="T19">lu</text:span><text:span text:style-name="T18"> ny les Belles terrestres<text:line-break/>ne sont point sorties des Etangs salez</text:span><text:span text:style-name="T19">,</text:span><text:span text:style-name="T18"> on laisse<text:line-break/>à bon droit à la Terre le</text:span><text:span text:style-name="T19"> </text:span><text:span text:style-name="T18">nom de mere commune<text:line-break/>qu</text:span><text:span text:style-name="T19">’</text:span><text:span text:style-name="T18">d</text:span><text:span text:style-name="T19">l</text:span><text:span text:style-name="T18">e a vne fois pris, pource que de la Terre</text:span><text:span text:style-name="T19">,<text:line-break/></text:span><text:span text:style-name="T18">toutes chofes sont crées I</text:span><text:span text:style-name="T19">I</text:span><text:span text:style-name="T18"> y a aussi maintenant<text:line-break/>plusieurs Animaux fur</text:span><text:span text:style-name="T19"> </text:span><text:span text:style-name="T18">la Terre </text:span><text:span text:style-name="T19">,</text:span><text:span text:style-name="T18"> lesquels sont en-<text:line-break/>gendr</text:span><text:span text:style-name="T19">e</text:span><text:span text:style-name="T18">z de la pl</text:span><text:span text:style-name="T19">u</text:span><text:span text:style-name="T18">ye &amp; de la cha</text:span><text:span text:style-name="T19">l</text:span><text:span text:style-name="T18">eur du Soleil Ce<text:line-break/>qui fait connoistre q</text:span><text:span text:style-name="T19">u</text:span><text:span text:style-name="T18">’il est beaucoup moins</text:span><text:span text:style-name="T19"> a</text:span><text:span text:style-name="T18">d-<text:line-break/>mirable, si dés</text:span><text:span text:style-name="T19"> </text:span><text:span text:style-name="T18">le commencement,il y en eut plu</text:span><text:span text:style-name="T19">-<text:line-break/></text:span><text:span text:style-name="T18">sieurs qui furent créez plus grands &amp; plu</text:span><text:span text:style-name="T19">sbe</text:span><text:span text:style-name="T18">a</text:span><text:span text:style-name="T105">1</text:span><text:span text:style-name="T18">.</text:span><text:span text:style-name="T19">-</text:span></text:p>
      <text:p text:style-name="P11"><text:bookmark-start text:name="bookmark88"/><text:span text:style-name="T112">25I</text:span><text:span text:style-name="T113"> </text:span><text:span text:style-name="T112">L</text:span><text:span text:style-name="T113"> </text:span><text:span text:style-name="T112">E</text:span><text:span text:style-name="T113"> V. </text:span><text:span text:style-name="T112">LIvREDELvcRECE.</text:span><text:bookmark-end text:name="bookmark88"/></text:p>
      <text:p text:style-name="Texte_20_du_20_corps"><text:span text:style-name="T18">de</text:span><text:span text:style-name="T19"> </text:span><text:span text:style-name="T18">la Terre</text:span><text:span text:style-name="T19"> </text:span><text:span text:style-name="T18">nouuelle&amp;</text:span><text:span text:style-name="T19"> </text:span><text:span text:style-name="T18">du grand Ciel d</text:span><text:span text:style-name="T19">a</text:span><text:span text:style-name="T18">n</text:span><text:span text:style-name="T19">ssap</text:span><text:span text:style-name="T18">re-<text:line-break/>miere vlgueu</text:span><text:span text:style-name="T19">r</text:span><text:span text:style-name="T18">. Premièrement les oyseaux de<text:line-break/>toutes les especes laisserent leurs œufs estant éclos<text:line-break/>au Printemp</text:span><text:span text:style-name="T19">s</text:span><text:span text:style-name="T18">, comme les Cigales laissent main-<text:line-break/>tenant en Esté leur petit estuy</text:span><text:span text:style-name="T19">,</text:span><text:span text:style-name="T18"> pour chercher<text:line-break/>d'elles mesmes leur vie &amp; leur nourriture Alors<text:line-break/>l</text:span><text:span text:style-name="T19">a</text:span><text:span text:style-name="T18"> Terre commença de produire les Hommes,<text:line-break/>pourc</text:span><text:span text:style-name="T19">e</text:span><text:span text:style-name="T18"> qu’i</text:span><text:span text:style-name="T19">l</text:span><text:span text:style-name="T18"> y a</text:span><text:span text:style-name="T19">u</text:span><text:span text:style-name="T18">oit par toutes les Campagnes<text:line-break/>beaucoup </text:span><text:span text:style-name="T19">il</text:span><text:span text:style-name="T18"> chaleur &amp; d</text:span><text:span text:style-name="T19">’</text:span><text:span text:style-name="T18">h</text:span><text:span text:style-name="T19">u</text:span><text:span text:style-name="T18">midit</text:span><text:span text:style-name="T19">é</text:span><text:span text:style-name="T18">, &amp; selon que<text:line-break/>chaque Région se tro</text:span><text:span text:style-name="T19">u</text:span><text:span text:style-name="T18">uoit disposée , </text:span><text:span text:style-name="T21">il se form</text:span><text:span text:style-name="T20">a</text:span><text:span text:style-name="T21">it<text:line-break/>&amp; croissoit</text:span><text:span text:style-name="T18"> des matrices attachées par des racines<text:line-break/>a</text:span><text:span text:style-name="T19"> </text:span><text:span text:style-name="T18">la Terre, lesquelles s</text:span><text:span text:style-name="T19">le</text:span><text:span text:style-name="T18">ntr’</text:span><text:span text:style-name="T19">o</text:span><text:span text:style-name="T18">uuran</text:span><text:span text:style-name="T19">ta</text:span><text:span text:style-name="T18"> me</text:span><text:span text:style-name="T19">si</text:span><text:span text:style-name="T18">lr</text:span><text:span text:style-name="T19">eq</text:span><text:span text:style-name="T18">ue<text:line-break/>les embrions</text:span><text:span text:style-name="T19"> </text:span><text:span text:style-name="T18">estoient paruenus à maturité, &amp;</text:span><text:span text:style-name="T19"> </text:span><text:span text:style-name="T18">en-<text:line-break/>nuyez des</text:span><text:span text:style-name="T19"> </text:span><text:span text:style-name="T18">eaux qui y estoient contenues, deman-<text:line-break/>do</text:span><text:span text:style-name="T19">ie</text:span><text:span text:style-name="T18">ntàioüyr</text:span><text:span text:style-name="T19"> </text:span><text:span text:style-name="T18">de l’</text:span><text:span text:style-name="T19">Air,</text:span><text:span text:style-name="T18"> la Natur</text:span><text:span text:style-name="T19">eo</text:span><text:span text:style-name="T18">u</text:span><text:span text:style-name="T19">u</text:span><text:span text:style-name="T18">roit</text:span><text:span text:style-name="T19"> </text:span><text:span text:style-name="T18">en ces<text:line-break/>endroits là les pores de la Terr</text:span><text:span text:style-name="T19">e</text:span><text:span text:style-name="T18">, &amp; les pressoi</text:span><text:span text:style-name="T19">r</text:span><text:span text:style-name="T18"> à<text:line-break/>Verser vn silc semblable à du l</text:span><text:span text:style-name="T19">a</text:span><text:span text:style-name="T18">ic</text:span><text:span text:style-name="T19">t</text:span><text:span text:style-name="T18">, comme les fem</text:span><text:span text:style-name="T19">-<text:line-break/></text:span><text:span text:style-name="T18">mes qui ont enfant</text:span><text:span text:style-name="T19">é</text:span><text:span text:style-name="T18">, fe remplissent d'une pareille<text:line-break/>humeu</text:span><text:span text:style-name="T19">r</text:span><text:span text:style-name="T18">, po</text:span><text:span text:style-name="T19">u</text:span><text:span text:style-name="T18">rce que toute la force de l'aliment se<text:line-break/>tourne du costé des mammelles. Ainsi la Terre<text:line-break/>d</text:span><text:span text:style-name="T19">o</text:span><text:span text:style-name="T18">nnoit la nourriture aux Enfans : la chaleur leur<text:line-break/>feru</text:span><text:span text:style-name="T19">o</text:span><text:span text:style-name="T18">l</text:span><text:span text:style-name="T19">td</text:span><text:span text:style-name="T18">e ve</text:span><text:span text:style-name="T19">rt</text:span><text:span text:style-name="T18">ement : &amp; l’herbe auec</text:span><text:span text:style-name="T19"> </text:span><text:span text:style-name="T18">fon</text:span><text:span text:style-name="T19"> </text:span><text:span text:style-name="T18">mol</text:span><text:span text:style-name="T19"> </text:span><text:span text:style-name="T18">du</text:span><text:span text:style-name="T19">-<text:line-break/></text:span><text:span text:style-name="T18">u</text:span><text:span text:style-name="T19">c</text:span><text:span text:style-name="T18">t,</text:span><text:span text:style-name="T19">l</text:span><text:span text:style-name="T18">eur</text:span><text:span text:style-name="T19"> </text:span><text:span text:style-name="T18">prest</text:span><text:span text:style-name="T19">o</text:span><text:span text:style-name="T18">it des licts pour fe rep</text:span><text:span text:style-name="T19">o</text:span><text:span text:style-name="T18">fer. L</text:span><text:span text:style-name="T19">an</text:span><text:span text:style-name="T18">ou</text:span><text:span text:style-name="T19">-<text:line-break/>u</text:span><text:span text:style-name="T18">eauté du monde </text:span><text:span text:style-name="T19">n</text:span><text:span text:style-name="T18">'</text:span><text:span text:style-name="T19">a</text:span><text:span text:style-name="T18">pportoit point de froidures<text:line-break/>importunes , n</text:span><text:span text:style-name="T19">y</text:span><text:span text:style-name="T18"> de chaleurs exc</text:span><text:span text:style-name="T19">e</text:span><text:span text:style-name="T18">ssi</text:span><text:span text:style-name="T19">u</text:span><text:span text:style-name="T18">es </text:span><text:span text:style-name="T19">,</text:span><text:span text:style-name="T18"> ny de<text:line-break/>so</text:span><text:span text:style-name="T19">i</text:span><text:span text:style-name="T18">iss</text:span><text:span text:style-name="T19">le</text:span><text:span text:style-name="T18">s impetueux : &amp; toutes chofes croissoient</text:span><text:span text:style-name="T19">&amp;<text:line-break/></text:span><text:span text:style-name="T18">i</text:span><text:span text:style-name="T19">e</text:span><text:span text:style-name="T18"> foitifioient en mes</text:span><text:span text:style-name="T19">i</text:span><text:span text:style-name="T18">ne temps</text:span><text:span text:style-name="T19">.</text:span><text:span text:style-name="T18"> C’est pourquoy<text:line-break/>i</text:span><text:span text:style-name="T19">’</text:span><text:span text:style-name="T18">ay dit, &amp; </text:span><text:span text:style-name="T19">i</text:span><text:span text:style-name="T18">e le rep</text:span><text:span text:style-name="T19">e</text:span><text:span text:style-name="T18">t</text:span><text:span text:style-name="T19">e</text:span><text:span text:style-name="T18"> encore , qu</text:span><text:span text:style-name="T19">e</text:span><text:span text:style-name="T18"> la Terre porte<text:line-break/>à bon droict le nom de Mere</text:span><text:span text:style-name="T19">,</text:span><text:span text:style-name="T18"> pu</text:span><text:span text:style-name="T19">r</text:span><text:span text:style-name="T18">s qu’elle a créé le<text:line-break/>genre humain </text:span><text:span text:style-name="T19">,</text:span><text:span text:style-name="T18"> &amp; que presque en mefme temps<text:line-break/>elle a produit les Belles qui errent </text:span><text:span text:style-name="T19">p</text:span><text:span text:style-name="T18">a</text:span><text:span text:style-name="T19">r</text:span><text:span text:style-name="T18">my les Mon</text:span><text:span text:style-name="T19">-<text:line-break/>t</text:span><text:span text:style-name="T18">agne</text:span><text:span text:style-name="T19">s,</text:span><text:span text:style-name="T18"> </text:span><text:span text:style-name="T19">&amp;</text:span><text:span text:style-name="T18"> les oyse</text:span><text:span text:style-name="T19">a</text:span><text:span text:style-name="T18">ux de diu</text:span><text:span text:style-name="T19">e</text:span><text:span text:style-name="T18">rs plumages</text:span><text:span text:style-name="T19">.</text:span><text:span text:style-name="T18"> Mais<text:line-break/>parce que si fécondité ne deuoit pas tous</text:span><text:span text:style-name="T19">i</text:span><text:span text:style-name="T18">ours du-<text:line-break/>rer, elle cessa d’enfanter comme Vne femme</text:span></text:p>
      <text:p text:style-name="P11"><text:span text:style-name="T36">I.E</text:span><text:span text:style-name="T37"> V. </text:span><text:span text:style-name="T127">LtvRE</text:span><text:span text:style-name="T37"> </text:span><text:span text:style-name="T36">Di</text:span><text:span text:style-name="T37"> LveR</text:span><text:span text:style-name="T36">E</text:span><text:span text:style-name="T37">C</text:span><text:span text:style-name="T36">E?</text:span><text:span text:style-name="T37"> 2</text:span><text:span text:style-name="T36">3a<text:line-break/></text:span><text:span text:style-name="T19">q</text:span><text:span text:style-name="T18">uand elle n</text:span><text:span text:style-name="T19">’</text:span><text:span text:style-name="T18">es</text:span><text:span text:style-name="T19">t</text:span><text:span text:style-name="T18"> plus en </text:span><text:span text:style-name="T19">â</text:span><text:span text:style-name="T18">ge de porter des enfans:<text:line-break/>car il </text:span><text:span text:style-name="T21">n</text:span><text:span text:style-name="T20">’y</text:span><text:span text:style-name="T18"> a </text:span><text:span text:style-name="T19">t</text:span><text:span text:style-name="T18">ien à quoy le temps n'apporte du<text:line-break/>changement. Vn estât des choses doit estre suiui<text:line-break/>d'un autre : &amp; il n’</text:span><text:span text:style-name="T19">y</text:span><text:span text:style-name="T18"> en a aucune qui demeure<text:line-break/>tousiours semblable à ell</text:span><text:span text:style-name="T19">e</text:span><text:span text:style-name="T18">-mesme</text:span><text:span text:style-name="T19">.</text:span><text:span text:style-name="T18"> Tout</text:span><text:span text:style-name="T19"> </text:span><text:span text:style-name="T18">s</text:span><text:span text:style-name="T19">’e</text:span><text:span text:style-name="T18">n va</text:span><text:span text:style-name="T19">,<text:line-break/></text:span><text:span text:style-name="T18">la Nature change</text:span><text:span text:style-name="T19">,</text:span><text:span text:style-name="T18"> &amp; contraint les Créatures de se<text:line-break/>transformer. Vne chose se corrompt </text:span><text:span text:style-name="T19">&amp; </text:span><text:span text:style-name="T18">deuient<text:line-break/>languissante pat l’</text:span><text:span text:style-name="T19">àg</text:span><text:span text:style-name="T18">e debil</text:span><text:span text:style-name="T19">e</text:span><text:span text:style-name="T18">, tandis qu'une autre<text:line-break/>s'accrois</text:span><text:span text:style-name="T19">t,</text:span><text:span text:style-name="T18"> </text:span><text:span text:style-name="T19">&amp;</text:span><text:span text:style-name="T18"> qu</text:span><text:span text:style-name="T19">'un</text:span><text:span text:style-name="T18">e sort d'une matière informe</text:span><text:span text:style-name="T19">.<text:line-break/></text:span><text:span text:style-name="T18">Ainsi donc l'</text:span><text:span text:style-name="T19">a</text:span><text:span text:style-name="T18">ge change la nature du Monde : &amp;<text:line-break/>l’estat ou la Terre est à présen</text:span><text:span text:style-name="T19">t,</text:span><text:span text:style-name="T18"> est </text:span><text:span text:style-name="T19">2^</text:span><text:span text:style-name="T18">nu d'un au-<text:line-break/>tre est</text:span><text:span text:style-name="T19">â</text:span><text:span text:style-name="T18">t où elle estoit</text:span><text:span text:style-name="T19">,</text:span><text:span text:style-name="T18"> de forte qu’dle ne peut plus<text:line-break/>ce qu’dle pouuoit : &amp; maintenant elle est capable<text:line-break/>de porter , ce qu’dl</text:span><text:span text:style-name="T19">e</text:span><text:span text:style-name="T18"> n</text:span><text:span text:style-name="T19">’</text:span><text:span text:style-name="T18">estoit point capable de<text:line-break/>porter au</text:span><text:span text:style-name="T19"> </text:span><text:span text:style-name="T18">parau</text:span><text:span text:style-name="T19"> </text:span><text:span text:style-name="T18">ant.</text:span></text:p>
      <text:p text:style-name="Texte_20_du_20_corps"><text:span text:style-name="T18">La Terre s</text:span><text:span text:style-name="T19">'</text:span><text:span text:style-name="T18">efforça aussi de créer des Mo</text:span><text:span text:style-name="T19">ns</text:span><text:span text:style-name="T18">tres<text:line-break/>de forme étrange &amp; de membres prodigieu</text:span><text:span text:style-name="T19">x</text:span><text:span text:style-name="T18">, des<text:line-break/>Androgine</text:span><text:span text:style-name="T19">sn</text:span><text:span text:style-name="T18">eutres entrel</text:span><text:span text:style-name="T19">’</text:span><text:span text:style-name="T18">vn &amp; l'autre sexe, &amp;<text:line-break/>qui sont également élolgnez de tous les deux:<text:line-break/>ceux-cy </text:span><text:span text:style-name="T19">f</text:span><text:span text:style-name="T18">ans pieds, ceux là </text:span><text:span text:style-name="T19">f</text:span><text:span text:style-name="T18">ans mains : plusieurs<text:line-break/>priuez de bouche : quelques-vns aueugles: &amp; d'au</text:span><text:span text:style-name="T19">-<text:line-break/></text:span><text:span text:style-name="T18">tres de q</text:span><text:span text:style-name="T19">ui</text:span><text:span text:style-name="T18"> les membres embarrassez par l'</text:span><text:span text:style-name="T19">ad</text:span><text:span text:style-name="T18">her</text:span><text:span text:style-name="T19">e</text:span><text:span text:style-name="T18">n-<text:line-break/>ce dont ils estaient collez à tout le Corps , ne<text:line-break/>pouuoi</text:span><text:span text:style-name="T19">c</text:span><text:span text:style-name="T18">nt rien faire du tou</text:span><text:span text:style-name="T19">t</text:span><text:span text:style-name="T18">, ny auan</text:span><text:span text:style-name="T19">c</text:span><text:span text:style-name="T18">er ver</text:span><text:span text:style-name="T19">sa</text:span><text:span text:style-name="T18">u-<text:line-break/></text:span><text:span text:style-name="T19">c</text:span><text:span text:style-name="T18">un lieu , ny éuiter le mal par la fuit</text:span><text:span text:style-name="T19">e</text:span><text:span text:style-name="T18">, ny prendre<text:line-break/>les ne</text:span><text:span text:style-name="T19">c</text:span><text:span text:style-name="T18">essitez de la vie</text:span><text:span text:style-name="T19">.</text:span><text:span text:style-name="T18"> La Terre </text:span><text:span text:style-name="T19">c</text:span><text:span text:style-name="T18">r</text:span><text:span text:style-name="T19">c</text:span><text:span text:style-name="T18">a donc</text:span><text:span text:style-name="T19"> </text:span><text:span text:style-name="T18">des<text:line-break/>Mons</text:span><text:span text:style-name="T19">tr</text:span><text:span text:style-name="T18">es &amp; des prodiges de ce genre-là Toutes</text:span><text:span text:style-name="T19"> </text:span><text:span text:style-name="T18">-<text:line-break/>fois</text:span><text:span text:style-name="T19"> </text:span><text:span text:style-name="T18">ce</text:span><text:span text:style-name="T19"> </text:span><text:span text:style-name="T18">fut inutilement, parce que la Nature ne<text:line-break/>leur donna pas le moyen de prendre de leu</text:span><text:span text:style-name="T19">ra</text:span><text:span text:style-name="T18">c-<text:line-break/>croiss</text:span><text:span text:style-name="T19">e</text:span><text:span text:style-name="T18">men</text:span><text:span text:style-name="T19">t</text:span><text:span text:style-name="T18">, &amp; ils ne peurent atteindre à la fleur<text:line-break/>de l</text:span><text:span text:style-name="T19">'a</text:span><text:span text:style-name="T18">ge souhaitabl</text:span><text:span text:style-name="T19">e</text:span><text:span text:style-name="T18">, ny prendre leur nourriture,<text:line-break/>ny se joindre ensemble pour le bien de la poste-<text:line-break/>rité</text:span><text:span text:style-name="T19">e</text:span><text:span text:style-name="T18">ar</text:span><text:span text:style-name="T19"> </text:span><text:span text:style-name="T18">nous voyons que beaucoup de choses doi</text:span><text:span text:style-name="T19">-<text:line-break/>U</text:span><text:span text:style-name="T18">ent concourir afin que les especes puissent</text:span><text:span text:style-name="T19"> rn</text:span><text:span text:style-name="T18">ul-</text:span></text:p>
      <text:p text:style-name="P11"><text:span text:style-name="T25">433</text:span><text:span text:style-name="T24"> L</text:span><text:span text:style-name="T25">E</text:span><text:span text:style-name="T24"> </text:span><text:span text:style-name="T18">V. LIvR</text:span><text:span text:style-name="T19">E</text:span><text:span text:style-name="T18"> D</text:span><text:span text:style-name="T19">E</text:span><text:span text:style-name="T18"> </text:span><text:span text:style-name="T19">L</text:span><text:span text:style-name="T18">vcR</text:span><text:span text:style-name="T19">E</text:span><text:span text:style-name="T18">c</text:span><text:span text:style-name="T19">E.<text:line-break/></text:span><text:span text:style-name="T18">tiplier, premièrement, l'aliment, en second lieu<text:line-break/>la semence genit</text:span><text:span text:style-name="T19">a</text:span><text:span text:style-name="T18">l</text:span><text:span text:style-name="T19">c</text:span><text:span text:style-name="T18"> qui se répand pa</text:span><text:span text:style-name="T19">t</text:span><text:span text:style-name="T18"> tous les<text:line-break/>membres : Et afin que les masses &amp; les femelles se<text:line-break/>joignent ensembl</text:span><text:span text:style-name="T19">e</text:span><text:span text:style-name="T18">, il faut que quelque chose y<text:line-break/>attache vn plaisir mutue</text:span><text:span text:style-name="T19">l</text:span><text:span text:style-name="T18">, en telle sorte, qu</text:span><text:span text:style-name="T19">’sl</text:span><text:span text:style-name="T18"> faut<text:line-break/>de nécessité qu'un grand nombre d'animaux ait<text:line-break/>pery du Commencement , ne pouuant se procurer<text:line-break/>aucune suite pat les charmes de la volupté. Au<text:line-break/>reste, tous</text:span><text:span text:style-name="T19"> </text:span><text:span text:style-name="T18">ceux</text:span><text:span text:style-name="T19"> </text:span><text:span text:style-name="T18">que vous voyezviure se sont</text:span><text:span text:style-name="T19"> </text:span><text:span text:style-name="T18">de<text:line-break/>tout temps maintenus ou</text:span><text:span text:style-name="T19"> </text:span><text:span text:style-name="T18">par la</text:span><text:span text:style-name="T19"> </text:span><text:span text:style-name="T18">ruse</text:span><text:span text:style-name="T19"> </text:span><text:span text:style-name="T18">ou</text:span><text:span text:style-name="T19"> </text:span><text:span text:style-name="T18">par</text:span><text:span text:style-name="T19"> </text:span><text:span text:style-name="T18">la for</text:span><text:span text:style-name="T19">-<text:line-break/></text:span><text:span text:style-name="T18">ce , ou pat la legeret</text:span><text:span text:style-name="T19">é</text:span><text:span text:style-name="T18">, &amp; plusieurs,</text:span><text:span text:style-name="T19">d</text:span><text:span text:style-name="T18">é</text:span><text:span text:style-name="T19">s</text:span><text:span text:style-name="T18"> le premier<text:line-break/>age, ont esté recommandez à nos soin</text:span><text:span text:style-name="T19">s</text:span><text:span text:style-name="T18"> pour leur<text:line-break/></text:span><text:span text:style-name="T19">u</text:span><text:span text:style-name="T18">tilité</text:span><text:span text:style-name="T19">.</text:span><text:span text:style-name="T18"> La</text:span><text:span text:style-name="T19"> </text:span><text:span text:style-name="T18">force a con</text:span><text:span text:style-name="T19">su</text:span><text:span text:style-name="T18">mé la f</text:span><text:span text:style-name="T19">é</text:span><text:span text:style-name="T18">roce engeance des<text:line-break/>Lion</text:span><text:span text:style-name="T19">s</text:span><text:span text:style-name="T18">, la ruse a pre</text:span><text:span text:style-name="T19">f</text:span><text:span text:style-name="T18">eru</text:span><text:span text:style-name="T19">é</text:span><text:span text:style-name="T18"> les Renards , &amp; la fuite<text:line-break/></text:span><text:span text:style-name="T24">a </text:span><text:span text:style-name="T18">d</text:span><text:span text:style-name="T19">é</text:span><text:span text:style-name="T18">fendu les Cerfs</text:span><text:span text:style-name="T19">.</text:span><text:span text:style-name="T18"> Mais les Chiens fideles qui<text:line-break/>dorment d'un somne leger, les Brebis &amp; les Bœufs,<text:line-break/></text:span><text:span text:style-name="T19">&amp;</text:span><text:span text:style-name="T18"> toutes les Belles de s</text:span><text:span text:style-name="T19">e</text:span><text:span text:style-name="T18">ruice sont mises en la pro-<text:line-break/>tection </text:span><text:span text:style-name="T19">il</text:span><text:span text:style-name="T18">s Hommes</text:span><text:span text:style-name="T19">.</text:span><text:span text:style-name="T18"> Elles prennent la fuite de</text:span><text:span text:style-name="T19">-<text:line-break/>u</text:span><text:span text:style-name="T18">an</text:span><text:span text:style-name="T19">tl</text:span><text:span text:style-name="T18">es Animau</text:span><text:span text:style-name="T19">xs</text:span><text:span text:style-name="T18">auuages, </text:span><text:span text:style-name="T19">&amp; </text:span><text:span text:style-name="T18">cherchent à mener<text:line-break/>vne douce </text:span><text:span text:style-name="T19">v</text:span><text:span text:style-name="T18">ie parmy les pafcage</text:span><text:span text:style-name="T19">s</text:span><text:span text:style-name="T18">, &amp; par les ali-<text:line-break/>ments, qui par nos</text:span><text:span text:style-name="T19">tr</text:span><text:span text:style-name="T18">e libéralité, leur</text:span><text:span text:style-name="T19"> </text:span><text:span text:style-name="T18">sont acquis<text:line-break/></text:span><text:span text:style-name="T19">f</text:span><text:span text:style-name="T18">ans beaucoup de peine, pour le profit que nous en<text:line-break/></text:span><text:span text:style-name="T19">r</text:span><text:span text:style-name="T18">eceuons. Les autres à qui la</text:span><text:span text:style-name="T19"> </text:span><text:span text:style-name="T18">Nature</text:span><text:span text:style-name="T19"> </text:span><text:span text:style-name="T18">n</text:span><text:span text:style-name="T19"> a</text:span><text:span text:style-name="T18">uoit rien<text:line-break/>donné de semblable pour viure de leur industrie</text:span><text:span text:style-name="T19">,</text:span><text:span text:style-name="T18">&amp;<text:line-break/>qui ne pouuoient nous apporter d'utilité , pour<text:line-break/>nous obliger à prendre soin de</text:span><text:span text:style-name="T19"> </text:span><text:span text:style-name="T18">les nourrir , &amp; de<text:line-break/>les deffendre furent en proy</text:span><text:span text:style-name="T19">e</text:span><text:span text:style-name="T18"> aux belles farouches</text:span><text:span text:style-name="T19">,<text:line-break/></text:span><text:span text:style-name="T18">&amp;s</text:span><text:span text:style-name="T19">e</text:span><text:span text:style-name="T18"> trouuerent embarrassées de tous costez dans<text:line-break/>les liens de la mor</text:span><text:span text:style-name="T19">t</text:span><text:span text:style-name="T18">, iusques à ce que la Nature les<text:line-break/></text:span><text:span text:style-name="T24">eus</text:span><text:span text:style-name="T25">t</text:span><text:span text:style-name="T24"> </text:span><text:span text:style-name="T18">entièrement exterminées</text:span><text:span text:style-name="T19">.</text:span></text:p>
      <text:p text:style-name="Texte_20_du_20_corps"><text:span text:style-name="T18">Mais</text:span><text:span text:style-name="T19"> </text:span><text:span text:style-name="T18">il n</text:span><text:span text:style-name="T19">’</text:span><text:span text:style-name="T18">y eut iamais de Centaure, ny aucun<text:line-break/>. animal ne fut iamais composé d'une double na-<text:line-break/>.ture, &amp; d'un corps me</text:span><text:span text:style-name="T19">sse</text:span><text:span text:style-name="T18"> de membres d</text:span><text:span text:style-name="T19">’</text:span><text:span text:style-name="T18">especes<text:line-break/>differentes, pource que la force en eus</text:span><text:span text:style-name="T19">t</text:span><text:span text:style-name="T18"> este dis</text:span><text:span text:style-name="T19">-</text:span></text:p>
      <text:p text:style-name="P11"><text:span text:style-name="T24">L E V. LIV</text:span><text:span text:style-name="T25">RE</text:span><text:span text:style-name="T24"> </text:span><text:span text:style-name="T25">DE</text:span><text:span text:style-name="T24"> L </text:span><text:span text:style-name="T21">v</text:span><text:span text:style-name="T24"> C REC </text:span><text:span text:style-name="T25">fe.</text:span><text:span text:style-name="T24"> </text:span><text:span text:style-name="T25">234s<text:line-break/></text:span><text:span text:style-name="T18">proportionnée : ce qui peut es</text:span><text:span text:style-name="T19">t</text:span><text:span text:style-name="T18">re facilement re-<text:line-break/></text:span><text:span text:style-name="T19">r</text:span><text:span text:style-name="T18">onn</text:span><text:span text:style-name="T19">up</text:span><text:span text:style-name="T18">ar les </text:span><text:span text:style-name="T19">e</text:span><text:span text:style-name="T18">fprit</text:span><text:span text:style-name="T19">sle</text:span><text:span text:style-name="T18">s moins éclairez</text:span><text:span text:style-name="T19">.</text:span><text:span text:style-name="T18"> A trois<text:line-break/></text:span><text:span text:style-name="T19">i</text:span><text:span text:style-name="T18">ns le</text:span><text:span text:style-name="T19"> C</text:span><text:span text:style-name="T18">heua</text:span><text:span text:style-name="T19">l</text:span><text:span text:style-name="T18"> est</text:span><text:span text:style-name="T19"> </text:span><text:span text:style-name="T18">à la fleur de son </text:span><text:span text:style-name="T19">â</text:span><text:span text:style-name="T18">ge , </text:span><text:span text:style-name="T19">.a</text:span><text:span text:style-name="T18">u lieu que<text:line-break/></text:span><text:span text:style-name="T19">l</text:span><text:span text:style-name="T18">’Enfant es</text:span><text:span text:style-name="T19">tà</text:span><text:span text:style-name="T18"> peine </text:span><text:span text:style-name="T19">févré</text:span><text:span text:style-name="T18"> de l</text:span><text:span text:style-name="T19">am</text:span><text:span text:style-name="T18">ammelle, de </text:span><text:span text:style-name="T19">f</text:span><text:span text:style-name="T18">orte<text:line-break/>qu’s</text:span><text:span text:style-name="T19">l</text:span><text:span text:style-name="T18"> cherche mesmes </text:span><text:span text:style-name="T19">a</text:span><text:span text:style-name="T18"> tester encore dans le som</text:span><text:span text:style-name="T19">-<text:line-break/></text:span><text:span text:style-name="T18">meil</text:span><text:span text:style-name="T19">.</text:span><text:span text:style-name="T18"> Et quand par la vieilless</text:span><text:span text:style-name="T19">e,</text:span><text:span text:style-name="T18"> les forces com-<text:line-break/>mencent à manquer au Cheua</text:span><text:span text:style-name="T19">l</text:span><text:span text:style-name="T18">, &amp; que ses mem-<text:line-break/>bres deuiennent languissa</text:span><text:span text:style-name="T19">nt</text:span><text:span text:style-name="T18"> ; la ieunesse accompa-<text:line-break/>gnée de 1</text:span><text:span text:style-name="T19"> </text:span><text:span text:style-name="T18">s</text:span><text:span text:style-name="T19">a</text:span><text:span text:style-name="T18">ge florissan</text:span><text:span text:style-name="T19">t</text:span><text:span text:style-name="T18">, succede </text:span><text:span text:style-name="T19">à</text:span><text:span text:style-name="T18"> </text:span><text:span text:style-name="T19">l</text:span><text:span text:style-name="T18">’enfance de<text:line-break/></text:span><text:span text:style-name="T19">l</text:span><text:span text:style-name="T18">’homm</text:span><text:span text:style-name="T19">e,</text:span><text:span text:style-name="T18"> &amp; couure ses </text:span><text:span text:style-name="T19">so</text:span><text:span text:style-name="T18">rtes d'un tendre du</text:span><text:span text:style-name="T19"> n</text:span><text:span text:style-name="T18">et</text:span><text:span text:style-name="T19">.<text:line-break/></text:span><text:span text:style-name="T18">Ne pensez donc pas qu</text:span><text:span text:style-name="T19">f</text:span><text:span text:style-name="T18">l y ait iamais eu de Cen-<text:line-break/>taures </text:span><text:span text:style-name="T19">,</text:span><text:span text:style-name="T18"> ny qu</text:span><text:span text:style-name="T19">’</text:span><text:span text:style-name="T18">il se puisse faire que des Animaux<text:line-break/>foient composez de semence d</text:span><text:span text:style-name="T19">’</text:span><text:span text:style-name="T18">homme &amp; de<text:line-break/>cheual </text:span><text:span text:style-name="T19">:</text:span><text:span text:style-name="T18"> non plus qu’</text:span><text:span text:style-name="T19">il</text:span><text:span text:style-name="T18"> n'</text:span><text:span text:style-name="T19">y</text:span><text:span text:style-name="T18"> a iamais eu de Scylles<text:line-break/>d</text:span><text:span text:style-name="T19">e</text:span><text:span text:style-name="T18">my femmes &amp; d</text:span><text:span text:style-name="T19">e</text:span><text:span text:style-name="T18">my poissons</text:span><text:span text:style-name="T19">,</text:span><text:span text:style-name="T18"> enuironnées de </text:span><text:span text:style-name="T105">5<text:line-break/></text:span><text:span text:style-name="T18">chiens enrage</text:span><text:span text:style-name="T19">z</text:span><text:span text:style-name="T18">, &amp; toutes les autres choses de ce<text:line-break/>genre-l</text:span><text:span text:style-name="T19">à,</text:span><text:span text:style-name="T18"> ou nous voyons tant d</text:span><text:span text:style-name="T19">i</text:span><text:span text:style-name="T18">negalité &amp; de<text:line-break/>disproportion , &amp; qui pour es</text:span><text:span text:style-name="T19">t</text:span><text:span text:style-name="T18">re de natures dis</text:span><text:span text:style-name="T19">-<text:line-break/></text:span><text:span text:style-name="T18">semblables ne florissent iama</text:span><text:span text:style-name="T19">i</text:span><text:span text:style-name="T18">s ensemble, ne pren</text:span><text:span text:style-name="T19">-<text:line-break/></text:span><text:span text:style-name="T18">nent point leur vigueur en mefme temps, &amp; ne</text:span><text:span text:style-name="T19"> </text:span><text:span text:style-name="T18">la<text:line-break/>perdent point aussi par vne égale vieillesse : Ils ne<text:line-break/>bruslent point d'une pareille ardeur: leurs passions<text:line-break/>sont toutes differente</text:span><text:span text:style-name="T19">s</text:span><text:span text:style-name="T18">, &amp; vne mesme chose n’est<text:line-break/>pas agr</text:span><text:span text:style-name="T19">é</text:span><text:span text:style-name="T18">able à toutes les parties d'un mesme com-<text:line-break/>posé</text:span><text:span text:style-name="T19">,</text:span><text:span text:style-name="T18"> Comme nous voyons bien souuent que la<text:line-break/>Cigu</text:span><text:span text:style-name="T19">é</text:span><text:span text:style-name="T18"> engraisse les chévres, &amp; qu</text:span><text:span text:style-name="T19">’</text:span><text:span text:style-name="T18">elle est </text:span><text:span text:style-name="T19">à</text:span><text:span text:style-name="T18"> </text:span><text:span text:style-name="T19">l</text:span><text:span text:style-name="T18">’ho</text:span><text:span text:style-name="T19">rn-<text:line-break/></text:span><text:span text:style-name="T18">me vn poi</text:span><text:span text:style-name="T19">f</text:span><text:span text:style-name="T18">on tres-dangereu</text:span><text:span text:style-name="T19">x</text:span><text:span text:style-name="T18">.</text:span></text:p>
      <text:p text:style-name="Texte_20_du_20_corps"><text:span text:style-name="T18">Au reste,</text:span><text:span text:style-name="T19">p</text:span><text:span text:style-name="T18">ui</text:span><text:span text:style-name="T19">f</text:span><text:span text:style-name="T18">que le </text:span><text:span text:style-name="T19">f</text:span><text:span text:style-name="T18">eu brufle</text:span><text:span text:style-name="T19"> </text:span><text:span text:style-name="T18">aussi bien le corps<text:line-break/>des Li</text:span><text:span text:style-name="T19">o</text:span><text:span text:style-name="T18">n</text:span><text:span text:style-name="T19"> </text:span><text:span text:style-name="T18">s</text:span><text:span text:style-name="T19"> </text:span><text:span text:style-name="T18">que toute autre chose qui soit composée<text:line-break/>d’entrailles &amp; de sang </text:span><text:span text:style-name="T19">;</text:span><text:span text:style-name="T18"> comment se po</text:span><text:span text:style-name="T19">u</text:span><text:span text:style-name="T18">rroit-i</text:span><text:span text:style-name="T19">l<text:line-break/></text:span><text:span text:style-name="T18">faire qu'</text:span><text:span text:style-name="T19">u</text:span><text:span text:style-name="T18">ne Chimere composée d'un triple corps,<text:line-break/>de </text:span><text:span text:style-name="T19">l</text:span><text:span text:style-name="T18">ion en la premiere partie</text:span><text:span text:style-name="T19">,d</text:span><text:span text:style-name="T18">e Dragon en la der</text:span><text:span text:style-name="T19">-</text:span><text:span text:style-name="T18"> </text:span><text:span text:style-name="T19">I<text:line-break/></text:span><text:span text:style-name="T18">niere, &amp; de Chévre en celle du milie</text:span><text:span text:style-name="T19">u</text:span><text:span text:style-name="T18">, iettast des i<text:line-break/>f</text:span><text:span text:style-name="T19">l</text:span><text:span text:style-name="T18">ammes ardentes d'une gueule affreuse </text:span><text:span text:style-name="T19">î</text:span><text:span text:style-name="T18"> C’est</text:span></text:p>
      <text:p text:style-name="P11"><text:span text:style-name="T19">23</text:span><text:span text:style-name="T18">5 </text:span><text:span text:style-name="T19">LE</text:span><text:span text:style-name="T18"> V. </text:span><text:span text:style-name="T19">LIVRE</text:span><text:span text:style-name="T18"> </text:span><text:span text:style-name="T19">DE</text:span><text:span text:style-name="T18"> </text:span><text:span text:style-name="T19">LVCRECE.<text:line-break/></text:span><text:span text:style-name="T18">pourquoy celuy qui</text:span><text:span text:style-name="T19"> </text:span><text:span text:style-name="T18">a feint que tels Animaux ont<text:line-break/>pû naistre d'un</text:span><text:span text:style-name="T19">e</text:span><text:span text:style-name="T18"> Terre nouuelle &amp; d'un </text:span><text:span text:style-name="T19">te</text:span><text:span text:style-name="T18">rme Ciel,<text:line-break/>ne </text:span><text:span text:style-name="T19">s’e</text:span><text:span text:style-name="T18">s</text:span><text:span text:style-name="T19">t</text:span><text:span text:style-name="T18"> authorisé en cela qu</text:span><text:span text:style-name="T19">e</text:span><text:span text:style-name="T18"> du vain prétexte d</text:span><text:span text:style-name="T19">e<text:line-break/></text:span><text:span text:style-name="T24">la </text:span><text:span text:style-name="T18">nouueauté</text:span><text:span text:style-name="T19">,</text:span><text:span text:style-name="T18"> dont </text:span><text:span text:style-name="T19">il</text:span><text:span text:style-name="T18"> peu</text:span><text:span text:style-name="T19">t</text:span><text:span text:style-name="T18">, si bon luy semble, dé</text:span><text:span text:style-name="T19">-<text:line-break/></text:span><text:span text:style-name="T18">biter bien d'autres contes de pareille force :<text:line-break/>comme de</text:span><text:span text:style-name="T19"> </text:span><text:span text:style-name="T18">dire que les Fleuries dorez ont coulé<text:line-break/>sur</text:span><text:span text:style-name="T19"> </text:span><text:span text:style-name="T18">la Terre, &amp; que</text:span><text:span text:style-name="T19"> </text:span><text:span text:style-name="T18">des Arbrisseaux ont porté d</text:span><text:span text:style-name="T19">e</text:span><text:span text:style-name="T18">s<text:line-break/>perles,o</text:span><text:span text:style-name="T19">u</text:span><text:span text:style-name="T18"> que l</text:span><text:span text:style-name="T19">’</text:span><text:span text:style-name="T18">homme est</text:span><text:span text:style-name="T19"> </text:span><text:span text:style-name="T18">né auec</text:span><text:span text:style-name="T19"> </text:span><text:span text:style-name="T18">des membres si<text:line-break/>robustes &amp; si énorme</text:span><text:span text:style-name="T19">s</text:span><text:span text:style-name="T18">, qu’il pouuoit tra</text:span><text:span text:style-name="T19">u</text:span><text:span text:style-name="T18">erser les<text:line-break/>Mers en posant vn pied </text:span><text:span text:style-name="T19">f</text:span><text:span text:style-name="T18">ur vn bor</text:span><text:span text:style-name="T19">d</text:span><text:span text:style-name="T18">, &amp; 1 a</text:span><text:span text:style-name="T19">ut</text:span><text:span text:style-name="T18"> re sur<text:line-break/>l'autre </text:span><text:span text:style-name="T19">,</text:span><text:span text:style-name="T18"> &amp;q</text:span><text:span text:style-name="T19">u</text:span><text:span text:style-name="T18">e de</text:span><text:span text:style-name="T19"> </text:span><text:span text:style-name="T18">les mains il pouuoit ébranler le<text:line-break/>Ciel</text:span><text:span text:style-name="T19"> </text:span><text:span text:style-name="T18">&amp; le faire tourner autour de</text:span><text:span text:style-name="T19"> </text:span><text:span text:style-name="T18">soy</text:span><text:span text:style-name="T19">.</text:span><text:span text:style-name="T18"> Quoy qu</text:span><text:span text:style-name="T19">’</text:span><text:span text:style-name="T18">i</text:span><text:span text:style-name="T19">l<text:line-break/></text:span><text:span text:style-name="T24">y </text:span><text:span text:style-name="T18">eust</text:span><text:span text:style-name="T19"> </text:span><text:span text:style-name="T18">en</text:span><text:span text:style-name="T19"> </text:span><text:span text:style-name="T18">la Terre vn</text:span><text:span text:style-name="T19">e</text:span><text:span text:style-name="T18"> infinité de semences</text:span><text:span text:style-name="T19"> </text:span><text:span text:style-name="T18">diuer-<text:line-break/>ses au temps que les Animaux en furent produits,<text:line-break/>si est-ce que l’</text:span><text:span text:style-name="T19">o</text:span><text:span text:style-name="T18">n</text:span><text:span text:style-name="T19"> </text:span><text:span text:style-name="T18">n</text:span><text:span text:style-name="T19">’e</text:span><text:span text:style-name="T18">n peut tirer de pr</text:span><text:span text:style-name="T19">e</text:span><text:span text:style-name="T18">uue qu’il y<text:line-break/></text:span><text:span text:style-name="T24">eust </text:span><text:span text:style-name="T18">alors des bell</text:span><text:span text:style-name="T19">e</text:span><text:span text:style-name="T18">s meslangées de diuers</text:span><text:span text:style-name="T19">e</text:span><text:span text:style-name="T18">s natu</text:span><text:span text:style-name="T19">-<text:line-break/></text:span><text:span text:style-name="T24">res</text:span><text:span text:style-name="T25">,</text:span><text:span text:style-name="T24"> </text:span><text:span text:style-name="T18">ny que des membres d’especes differentes<text:line-break/>eussent esté joints indi</text:span><text:span text:style-name="T19">so</text:span><text:span text:style-name="T18">retemen</text:span><text:span text:style-name="T19">t</text:span><text:span text:style-name="T18">, veu mes</text:span><text:span text:style-name="T19">i</text:span><text:span text:style-name="T18">nes<text:line-break/>que</text:span><text:span text:style-name="T19"> </text:span><text:span text:style-name="T18">toute</text:span><text:span text:style-name="T19"> </text:span><text:span text:style-name="T18">sorte d</text:span><text:span text:style-name="T19"> </text:span><text:span text:style-name="T18">herb</text:span><text:span text:style-name="T19">es,</text:span><text:span text:style-name="T18"> les bleds, &amp;</text:span><text:span text:style-name="T19"> </text:span><text:span text:style-name="T18">les arbres<text:line-break/>qui sont encore auiourd’huy en si grande abon-<text:line-break/>dance sur la Terr</text:span><text:span text:style-name="T19">e</text:span><text:span text:style-name="T18">, ne peuuent neantmoins y ve-<text:line-break/></text:span><text:span text:style-name="T19">ni</text:span><text:span text:style-name="T18">r dans vn pareil mélange</text:span><text:span text:style-name="T19">.</text:span><text:span text:style-name="T18"> Ainsi chaque chose<text:line-break/>r</text:span><text:span text:style-name="T19">o</text:span><text:span text:style-name="T18">ussit selon son vsag</text:span><text:span text:style-name="T19">e</text:span><text:span text:style-name="T18">, &amp; toutes gardent leur di</text:span><text:span text:style-name="T19">fa<text:line-break/></text:span><text:span text:style-name="T24">seren</text:span><text:span text:style-name="T25">c</text:span><text:span text:style-name="T24">e </text:span><text:span text:style-name="T18">selon les alliances inuiolables de la Na-<text:line-break/></text:span><text:span text:style-name="T24">ture.</text:span></text:p>
      <text:p text:style-name="Texte_20_du_20_corps"><text:span text:style-name="T18">Le genre humain estoit alors beaucoup plus dur<text:line-break/>à la campagne qu’i</text:span><text:span text:style-name="T19">l</text:span><text:span text:style-name="T18"> n</text:span><text:span text:style-name="T19">’</text:span><text:span text:style-name="T18">est à present : aussi la Terre<text:line-break/>dure l'auoit-elle créé : &amp; comme il estoit basty sur<text:line-break/>des os beaucoup plus grands &amp; plus solides que<text:line-break/>nous</text:span><text:span text:style-name="T19"> </text:span><text:span text:style-name="T18">ne les auons auiourd’huy , aussi estoit-il as-<text:line-break/></text:span><text:span text:style-name="T19">lo</text:span><text:span text:style-name="T18">rty de nerfs</text:span><text:span text:style-name="T19"> </text:span><text:span text:style-name="T18">&amp;</text:span><text:span text:style-name="T19"> </text:span><text:span text:style-name="T18">de muscles beaucoup plus robu</text:span><text:span text:style-name="T19">-<text:line-break/></text:span><text:span text:style-name="T18">stes. De sorte qu</text:span><text:span text:style-name="T19">’il</text:span><text:span text:style-name="T18"> n’estoit pas facilement accablé<text:line-break/></text:span><text:span text:style-name="T19">{</text:span><text:span text:style-name="T18">pa</text:span><text:span text:style-name="T19">t</text:span><text:span text:style-name="T18"> le chaud</text:span><text:span text:style-name="T19">j</text:span><text:span text:style-name="T18">ny transi par le froi</text:span><text:span text:style-name="T19">d</text:span><text:span text:style-name="T18">, ny offensé par<text:line-break/>a n</text:span><text:span text:style-name="T19">d</text:span><text:span text:style-name="T18">uueauté des viande</text:span><text:span text:style-name="T19">s,</text:span><text:span text:style-name="T18"> ny frappé de quelque<text:line-break/></text:span><text:span text:style-name="T39">Tali</text:span><text:span text:style-name="T40">a</text:span></text:p>
      <text:p text:style-name="P11"><text:span text:style-name="T19">L</text:span><text:span text:style-name="T18">E V. L </text:span><text:span text:style-name="T19">IV</text:span><text:span text:style-name="T18">RE </text:span><text:span text:style-name="T19">D</text:span><text:span text:style-name="T18"> </text:span><text:span text:style-name="T19">E</text:span><text:span text:style-name="T18"> L V</text:span><text:span text:style-name="T19">C</text:span><text:span text:style-name="T18">R</text:span><text:span text:style-name="T19">E</text:span><text:span text:style-name="T18"> </text:span><text:span text:style-name="T19">CE.</text:span><text:span text:style-name="T18"> </text:span><text:span text:style-name="T20">2</text:span><text:span text:style-name="T21">3</text:span><text:span text:style-name="T20">&amp;<text:line-break/></text:span><text:span text:style-name="T18">maladie que ce s</text:span><text:span text:style-name="T19">o</text:span><text:span text:style-name="T18">it</text:span><text:span text:style-name="T19">.</text:span><text:span text:style-name="T18"> La vie des Hommes estoi</text:span><text:span text:style-name="T19">r<text:line-break/></text:span><text:span text:style-name="T18">longue, &amp; ils passaient leurs iours à la faco</text:span><text:span text:style-name="T19">nd</text:span><text:span text:style-name="T18">es<text:line-break/>belles qui sont errantes de toutes parts</text:span><text:span text:style-name="T19">,</text:span><text:span text:style-name="T18"> </text:span><text:span text:style-name="T19">i</text:span><text:span text:style-name="T18">l n</text:span><text:span text:style-name="T19">’</text:span><text:span text:style-name="T18">y<text:line-break/>auoit point alors de robuste conducteur de char</text:span><text:span text:style-name="T19">-<text:line-break/></text:span><text:span text:style-name="T18">me aux timons recourbez,</text:span><text:span text:style-name="T19">n </text:span><text:span text:style-name="T18">y quelqu'un qui fç</text:span><text:span text:style-name="T19">c</text:span><text:span text:style-name="T18">u</text:span><text:span text:style-name="T19">st<text:line-break/></text:span><text:span text:style-name="T18">auec le</text:span><text:span text:style-name="T19"> </text:span><text:span text:style-name="T18">fer amenuiser les guer</text:span><text:span text:style-name="T19">c</text:span><text:span text:style-name="T18">ts,</text:span><text:span text:style-name="T19"> </text:span><text:span text:style-name="T18">ny</text:span><text:span text:style-name="T19"> </text:span><text:span text:style-name="T18">qui</text:span><text:span text:style-name="T19"> </text:span><text:span text:style-name="T18">eust</text:span><text:span text:style-name="T19"> </text:span><text:span text:style-name="T18">l</text:span><text:span text:style-name="T19">'in-<text:line-break/></text:span><text:span text:style-name="T18">dustrie d’enfouir en terre de leunes pl</text:span><text:span text:style-name="T19">a</text:span><text:span text:style-name="T18">ntes</text:span><text:span text:style-name="T19">,</text:span><text:span text:style-name="T18"> ou<text:line-break/>qui</text:span><text:span text:style-name="T19"> </text:span><text:span text:style-name="T18">eust trouué l</text:span><text:span text:style-name="T19">f</text:span><text:span text:style-name="T18">nuention d’émonder les arbres</text:span><text:span text:style-name="T19">.<text:line-break/></text:span><text:span text:style-name="T18">Ce</text:span><text:span text:style-name="T19"> </text:span><text:span text:style-name="T18">que</text:span><text:span text:style-name="T19"> </text:span><text:span text:style-name="T18">le Soleil</text:span><text:span text:style-name="T19"> </text:span><text:span text:style-name="T18">&amp; l</text:span><text:span text:style-name="T19">csp</text:span><text:span text:style-name="T18">lu</text:span><text:span text:style-name="T19">ye</text:span><text:span text:style-name="T18">s auoient donné, ce<text:line-break/>que la Terre auoit prodult de son mouuemen</text:span><text:span text:style-name="T19">t</text:span><text:span text:style-name="T18">,<text:line-break/>su</text:span><text:span text:style-name="T19">sslso</text:span><text:span text:style-name="T18">it pour assouuir l'appeti</text:span><text:span text:style-name="T19">la</text:span><text:span text:style-name="T18"> Les Hommes</text:span><text:span text:style-name="T19"> </text:span><text:span text:style-name="T18">fe<text:line-break/>rassasioient d’ordinaire par</text:span><text:span text:style-name="T19">my</text:span><text:span text:style-name="T18"> les </text:span><text:span text:style-name="T19">c</text:span><text:span text:style-name="T18">hesn</text:span><text:span text:style-name="T19">e</text:span><text:span text:style-name="T18">s qui </text:span><text:span text:style-name="T19">p</text:span><text:span text:style-name="T18">or-<text:line-break/>tent le gland : &amp; les arbouf</text:span><text:span text:style-name="T19">e</text:span><text:span text:style-name="T18">s, que vous voyez<text:line-break/>maintenant en</text:span><text:span text:style-name="T19"> </text:span><text:span text:style-name="T18">H</text:span><text:span text:style-name="T19"> </text:span><text:span text:style-name="T18">yuer , si: teindre d'une couleur<text:line-break/>rouge , quand elles viennent </text:span><text:span text:style-name="T19">e</text:span><text:span text:style-name="T18">n maturité</text:span><text:span text:style-name="T19">e</text:span><text:span text:style-name="T18">stoient<text:line-break/>alors bi</text:span><text:span text:style-name="T19">e</text:span><text:span text:style-name="T18">n plus grosses qu’elles ne </text:span><text:span text:style-name="T19">fi</text:span><text:span text:style-name="T18">ant à </text:span><text:span text:style-name="T19">presen</text:span><text:span text:style-name="T18">t</text:span><text:span text:style-name="T19">,&amp;<text:line-break/></text:span><text:span text:style-name="T18">la Terre les po</text:span><text:span text:style-name="T19">rt</text:span><text:span text:style-name="T18">oit en bien plus </text:span><text:span text:style-name="T19">gr</text:span><text:span text:style-name="T18">ande quantité</text:span><text:span text:style-name="T19">.<text:line-break/></text:span><text:span text:style-name="T18">La nouueauté florissante du Monde, donn</text:span><text:span text:style-name="T19">a</text:span><text:span text:style-name="T18">it en-<text:line-break/>core sans peine plusieurs autres aliments qui v</text:span><text:span text:style-name="T19">c</text:span><text:span text:style-name="T18">-<text:line-break/>noient de leur bon gré pour les mis</text:span><text:span text:style-name="T19">e</text:span><text:span text:style-name="T18">rables Mor-<text:line-break/>tels : &amp; les Riui</text:span><text:span text:style-name="T19">c</text:span><text:span text:style-name="T18">res &amp; les Fontaines les inuitoi</text:span><text:span text:style-name="T19">e</text:span><text:span text:style-name="T18">nt<text:line-break/>à venir étancher leur soif, Comme le courant qui<text:line-break/>defcend maintenant des hautes Montagnes sem</text:span><text:span text:style-name="T19">-<text:line-break/></text:span><text:span text:style-name="T18">ble d'une voix claire appelles à ses ruisseaux les<text:line-break/>Animau</text:span><text:span text:style-name="T19">xa</text:span><text:span text:style-name="T18">lterez. Enfin,</text:span><text:span text:style-name="T19">c</text:span><text:span text:style-name="T18">eux qui </text:span><text:span text:style-name="T19">r'é</text:span><text:span text:style-name="T18">garoient de<text:line-break/>nuict, </text:span><text:span text:style-name="T19">O</text:span><text:span text:style-name="T18">Cc</text:span><text:span text:style-name="T19">u</text:span><text:span text:style-name="T18">p</text:span><text:span text:style-name="T19">oi</text:span><text:span text:style-name="T18">ent les Autres sauuages de</text:span><text:span text:style-name="T19">sN</text:span><text:span text:style-name="T18">ym-<text:line-break/></text:span><text:span text:style-name="T19">Îi</text:span><text:span text:style-name="T18">hes, d’o</text:span><text:span text:style-name="T19">ù</text:span><text:span text:style-name="T18"> </text:span><text:span text:style-name="T19">so</text:span><text:span text:style-name="T18">rt oie</text:span><text:span text:style-name="T19">n</text:span><text:span text:style-name="T18">t des veines d’</text:span><text:span text:style-name="T19">e</text:span><text:span text:style-name="T18">au qui lau</text:span><text:span text:style-name="T19">o</text:span><text:span text:style-name="T18">icnt<text:line-break/>es cailloux, puis c</text:span><text:span text:style-name="T19">o</text:span><text:span text:style-name="T18">ul</text:span><text:span text:style-name="T19">o</text:span><text:span text:style-name="T18">i</text:span><text:span text:style-name="T19">e</text:span><text:span text:style-name="T18">nt</text:span><text:span text:style-name="T19"> </text:span><text:span text:style-name="T18">s</text:span><text:span text:style-name="T19">i</text:span><text:span text:style-name="T18">lr</text:span><text:span text:style-name="T19"> </text:span><text:span text:style-name="T18">des pierres humi-<text:line-break/>des couuer</text:span><text:span text:style-name="T19">te</text:span><text:span text:style-name="T18">s de mousse: &amp; de là</text:span><text:span text:style-name="T19">,</text:span><text:span text:style-name="T18"> fe iettoi</text:span><text:span text:style-name="T19">e</text:span><text:span text:style-name="T18">nt dans<text:line-break/>la plaine</text:span><text:span text:style-name="T19">,</text:span><text:span text:style-name="T18"> &amp; arroso</text:span><text:span text:style-name="T19">ic</text:span><text:span text:style-name="T18">n</text:span><text:span text:style-name="T19">tlec</text:span><text:span text:style-name="T18">hamp.</text:span><text:span text:style-name="T19">Usnesc</text:span><text:span text:style-name="T18">auo</text:span><text:span text:style-name="T19">i</text:span><text:span text:style-name="T18">e</text:span><text:span text:style-name="T19">nt<text:line-break/></text:span><text:span text:style-name="T18">point encore comme il falloi</text:span><text:span text:style-name="T19">r</text:span><text:span text:style-name="T18"> appres</text:span><text:span text:style-name="T19">t</text:span><text:span text:style-name="T18">er beaucoup<text:line-break/>de chofes </text:span><text:span text:style-name="T19">a</text:span><text:span text:style-name="T18">uec le </text:span><text:span text:style-name="T19">se</text:span><text:span text:style-name="T18">u </text:span><text:span text:style-name="T19">,</text:span><text:span text:style-name="T18"> ny comme il falloir v</text:span><text:span text:style-name="T19">fe</text:span><text:span text:style-name="T18">r des<text:line-break/>peaux</text:span><text:span text:style-name="T19"> </text:span><text:span text:style-name="T18">&amp;</text:span><text:span text:style-name="T19"> </text:span><text:span text:style-name="T18">des dépouilles des bell</text:span><text:span text:style-name="T19">e</text:span><text:span text:style-name="T18">s p</text:span><text:span text:style-name="T19">o</text:span><text:span text:style-name="T18">ur s’habdle</text:span><text:span text:style-name="T19">h<text:line-break/></text:span><text:span text:style-name="T18">mais ils habit</text:span><text:span text:style-name="T19">a</text:span><text:span text:style-name="T18">ient les bois,</text:span><text:span text:style-name="T19">l</text:span><text:span text:style-name="T18">es montagnes creuses</text:span><text:span text:style-name="T19">.</text:span></text:p>
      <text:p text:style-name="P11"><text:bookmark-start text:name="bookmark90"/><text:span text:style-name="T84">1</text:span><text:span text:style-name="T85">37</text:span><text:span text:style-name="T84"> LE V. </text:span><text:span text:style-name="T85">L</text:span><text:span text:style-name="T84"> I V R </text:span><text:span text:style-name="T89">F</text:span><text:span text:style-name="T84"> </text:span><text:span text:style-name="T85">DE</text:span><text:span text:style-name="T84"> L V C </text:span><text:span text:style-name="T85">R</text:span><text:span text:style-name="T84"> </text:span><text:span text:style-name="T85">E</text:span><text:span text:style-name="T84"> C </text:span><text:span text:style-name="T85">E.</text:span><text:bookmark-end text:name="bookmark90"/></text:p>
      <text:p text:style-name="Texte_20_du_20_corps"><text:span text:style-name="T19">&amp;</text:span><text:span text:style-name="T18"> les forest</text:span><text:span text:style-name="T19">s,</text:span><text:span text:style-name="T18"> &amp; se c</text:span><text:span text:style-name="T19">a</text:span><text:span text:style-name="T18">choient entre </text:span><text:span text:style-name="T19">l</text:span><text:span text:style-name="T18">es </text:span><text:span text:style-name="T19">ar</text:span><text:span text:style-name="T18">bres p</text:span><text:span text:style-name="T19">our<text:line-break/>Fed</text:span><text:span text:style-name="T18">efendre des </text:span><text:span text:style-name="T19">i</text:span><text:span text:style-name="T18">njure</text:span><text:span text:style-name="T19">s</text:span><text:span text:style-name="T18"> du vent&amp; de</text:span><text:span text:style-name="T19"> </text:span><text:span text:style-name="T18">la pluy</text:span><text:span text:style-name="T19">e</text:span><text:span text:style-name="T18">. Ils<text:line-break/>ne reg</text:span><text:span text:style-name="T19">a</text:span><text:span text:style-name="T18">rdoient point encore au</text:span><text:span text:style-name="T19"> </text:span><text:span text:style-name="T18">bien commun, </text:span><text:span text:style-name="T19">&amp;<text:line-break/>ne</text:span><text:span text:style-name="T18"> s</text:span><text:span text:style-name="T19">ca</text:span><text:span text:style-name="T18">uoient point User de coûtumes n</text:span><text:span text:style-name="T19">y</text:span><text:span text:style-name="T18"> de loix.<text:line-break/>Ce que la Fortune</text:span><text:span text:style-name="T19"> </text:span><text:span text:style-name="T18">off</text:span><text:span text:style-name="T19">e</text:span><text:span text:style-name="T18">oit</text:span><text:span text:style-name="T19"> </text:span><text:span text:style-name="T18">de butin à quelqu'un</text:span><text:span text:style-name="T19">,<text:line-break/></text:span><text:span text:style-name="T18">n</text:span><text:span text:style-name="T19">’</text:span><text:span text:style-name="T18">estoit que pour son profit particulier </text:span><text:span text:style-name="T19">,</text:span><text:span text:style-name="T18"> chacun<text:line-break/>n'ayant </text:span><text:span text:style-name="T19">i</text:span><text:span text:style-name="T18">oucy que de U</text:span><text:span text:style-name="T19">su</text:span><text:span text:style-name="T18">re</text:span><text:span text:style-name="T19">,</text:span><text:span text:style-name="T18"> &amp; de faire quelque<text:line-break/>chose pour soy. Le plaisir faisoit joindre dans</text:span><text:span text:style-name="T19"> </text:span><text:span text:style-name="T18">les<text:line-break/>bois</text:span><text:span text:style-name="T19"> </text:span><text:span text:style-name="T18">les Corps des Amans : </text:span><text:span text:style-name="T19">&amp; </text:span><text:span text:style-name="T18">pour entrer dans</text:span><text:span text:style-name="T19"> </text:span><text:span text:style-name="T18">ce<text:line-break/>commerc</text:span><text:span text:style-name="T19">e</text:span><text:span text:style-name="T18">, il n</text:span><text:span text:style-name="T19">’</text:span><text:span text:style-name="T18">y auoit rien qui les y pûst obliger<text:line-break/>qu'une mutuelle</text:span><text:span text:style-name="T19"> </text:span><text:span text:style-name="T18">amou</text:span><text:span text:style-name="T19">r</text:span><text:span text:style-name="T18">, ou la violence de quel</text:span><text:span text:style-name="T19">-<text:line-break/></text:span><text:span text:style-name="T18">qu'u</text:span><text:span text:style-name="T19">n</text:span><text:span text:style-name="T18">, ou son ardeur ex</text:span><text:span text:style-name="T19">cc</text:span><text:span text:style-name="T18">ssiue, ou les pressens d'un<text:line-break/>peu de gland &amp; de pommes sauuages, ou de poires<text:line-break/>f</text:span><text:span text:style-name="T19">r</text:span><text:span text:style-name="T18">ais</text:span><text:span text:style-name="T19">c</text:span><text:span text:style-name="T18">hement cueillies</text:span><text:span text:style-name="T19">.</text:span></text:p>
      <text:p text:style-name="Texte_20_du_20_corps"><text:span text:style-name="T18">Comme ils estoient douez d'une merueilleus</text:span><text:span text:style-name="T19">e<text:line-break/></text:span><text:span text:style-name="T18">force d</text:span><text:span text:style-name="T19">c</text:span><text:span text:style-name="T18"> mains &amp; de pieds , ils pour</text:span><text:span text:style-name="T19">f</text:span><text:span text:style-name="T18">uiuoient les<text:line-break/>testes sauuages à la chasse auec des cailloux &amp; des<text:line-break/>ma</text:span><text:span text:style-name="T19">ssu</text:span><text:span text:style-name="T18">es : Ils en assommoient plusieurs</text:span><text:span text:style-name="T19">,</text:span><text:span text:style-name="T18">&amp; fuyoient<text:line-break/>rarement deuan</text:span><text:span text:style-name="T19">te</text:span><text:span text:style-name="T18">lles, chercha</text:span><text:span text:style-name="T19">nt</text:span><text:span text:style-name="T18"> des lieux pour<text:line-break/>se cacher</text:span><text:span text:style-name="T19">.</text:span><text:span text:style-name="T18"> Pareils aux Sangliers, quand ils estoient<text:line-break/></text:span><text:span text:style-name="T19">f</text:span><text:span text:style-name="T18">urpris de la nuic</text:span><text:span text:style-name="T19">t,</text:span><text:span text:style-name="T18"> ils se couch</text:span><text:span text:style-name="T19">o</text:span><text:span text:style-name="T18">ient tout nuds sur<text:line-break/></text:span><text:span text:style-name="T19">l</text:span><text:span text:style-name="T18">a terr</text:span><text:span text:style-name="T19">e</text:span><text:span text:style-name="T18">, ou </text:span><text:span text:style-name="T19">r'</text:span><text:span text:style-name="T18">enuel</text:span><text:span text:style-name="T19">o</text:span><text:span text:style-name="T18">ppoient de feuillages </text:span><text:span text:style-name="T19">&amp;</text:span><text:span text:style-name="T18"> de ra-<text:line-break/></text:span><text:span text:style-name="T19">rn</text:span><text:span text:style-name="T18">eaux. Ils ne demandoient point le iour en s</text:span><text:span text:style-name="T19">c<text:line-break/></text:span><text:span text:style-name="T18">plaignant : ny la peur</text:span><text:span text:style-name="T19"> </text:span><text:span text:style-name="T18">ne les obligeoit point de<text:line-break/>chercher le Soleil à la campagn</text:span><text:span text:style-name="T19">e,</text:span><text:span text:style-name="T18"> en s’égarant par-<text:line-break/>my les ombres de la nuict : mais ils regardoient<text:line-break/></text:span><text:span text:style-name="T19">f</text:span><text:span text:style-name="T18">ouu</text:span><text:span text:style-name="T19">c</text:span><text:span text:style-name="T18">nt f</text:span><text:span text:style-name="T19">a</text:span><text:span text:style-name="T18">ns parler </text:span><text:span text:style-name="T19">,</text:span><text:span text:style-name="T18"> ou ils dem</text:span><text:span text:style-name="T19">e</text:span><text:span text:style-name="T18">uroient assoupis<text:line-break/>parle sommeil, attendant que</text:span><text:span text:style-name="T19"> </text:span><text:span text:style-name="T18">le Soleil </text:span><text:span text:style-name="T19">,</text:span><text:span text:style-name="T18"> d</text:span><text:span text:style-name="T19">o</text:span><text:span text:style-name="T18"> son<text:line-break/>flambeau radieux , e</text:span><text:span text:style-name="T19">u</text:span><text:span text:style-name="T18">st apport</text:span><text:span text:style-name="T19">e</text:span><text:span text:style-name="T18"> la lumiere au<text:line-break/>Monde : car pource que de leur enfance</text:span><text:span text:style-name="T19">st</text:span><text:span text:style-name="T18">ls a</text:span><text:span text:style-name="T19">u</text:span><text:span text:style-name="T18">oie</text:span><text:span text:style-name="T19">nt<text:line-break/></text:span><text:span text:style-name="T18">a</text:span><text:span text:style-name="T19">e</text:span><text:span text:style-name="T18">c</text:span><text:span text:style-name="T19">o</text:span><text:span text:style-name="T18">utumé de voir la l</text:span><text:span text:style-name="T19">u</text:span><text:span text:style-name="T18">miere </text:span><text:span text:style-name="T19">&amp;</text:span><text:span text:style-name="T18"> les tenebr</text:span><text:span text:style-name="T19">e</text:span><text:span text:style-name="T18">s en-<text:line-break/>gendrées</text:span><text:span text:style-name="T19"> al</text:span><text:span text:style-name="T18">ternati</text:span><text:span text:style-name="T19">u</text:span><text:span text:style-name="T18">emen</text:span><text:span text:style-name="T19">t,</text:span><text:span text:style-name="T18"> </text:span><text:span text:style-name="T21">ils ne</text:span><text:span text:style-name="T20"> </text:span><text:span text:style-name="T21">s</text:span><text:span text:style-name="T20">’</text:span><text:span text:style-name="T21">en</text:span><text:span text:style-name="T18"> étonn</text:span><text:span text:style-name="T19">a</text:span><text:span text:style-name="T18">ient<text:line-break/>pas beaucoup, &amp; n</text:span><text:span text:style-name="T19">'a</text:span><text:span text:style-name="T18">pprehendoi</text:span><text:span text:style-name="T19">e</text:span><text:span text:style-name="T18">nt point q</text:span><text:span text:style-name="T19">u</text:span><text:span text:style-name="T18">'une<text:line-break/>nuict</text:span><text:span text:style-name="T19"> </text:span><text:span text:style-name="T18">eternell</text:span><text:span text:style-name="T19">e</text:span><text:span text:style-name="T18"> dûst couurir</text:span><text:span text:style-name="T19"> </text:span><text:span text:style-name="T18">pour tousiours l</text:span><text:span text:style-name="T19">a </text:span><text:span text:style-name="T18">face</text:span></text:p>
      <text:p text:style-name="P11"><text:span text:style-name="T37">LE V. </text:span><text:span text:style-name="T24">LIVRE D</text:span><text:span text:style-name="T25">E</text:span><text:span text:style-name="T24"> LVCRECE. </text:span><text:span text:style-name="T37">238<text:line-break/></text:span><text:span text:style-name="T18">de</text:span><text:span text:style-name="T19"> </text:span><text:span text:style-name="T18">la Terre , venant déteindre les clarte</text:span><text:span text:style-name="T19">zd</text:span><text:span text:style-name="T18">u So-<text:line-break/>leil : mais leur plus grand soucy estoit que les<text:line-break/>Belles farouches troubloient leur repos : &amp; chassez<text:line-break/>de</text:span><text:span text:style-name="T19"> </text:span><text:span text:style-name="T18">leur </text:span><text:span text:style-name="T19">g</text:span><text:span text:style-name="T18">lste, il</text:span><text:span text:style-name="T19">sf</text:span><text:span text:style-name="T18">u</text:span><text:span text:style-name="T19">yo</text:span><text:span text:style-name="T18">ient les antres des rochers<text:line-break/></text:span><text:span text:style-name="T24">à </text:span><text:span text:style-name="T18">sarriu</text:span><text:span text:style-name="T19">e</text:span><text:span text:style-name="T18">e des Sangliers écum</text:span><text:span text:style-name="T19">e</text:span><text:span text:style-name="T18">ux , ou des Lions<text:line-break/>cruel</text:span><text:span text:style-name="T19">s</text:span><text:span text:style-name="T18">, &amp; cedoient leurs licts de fe</text:span><text:span text:style-name="T19">u</text:span><text:span text:style-name="T18">illages à des<text:line-break/>hoste</text:span><text:span text:style-name="T19">s</text:span><text:span text:style-name="T18"> furieux , quand la crainte de</text:span><text:span text:style-name="T19"> </text:span><text:span text:style-name="T18">ces Animaux<text:line-break/>les auoit saisis aux heures indue</text:span><text:span text:style-name="T19">s</text:span><text:span text:style-name="T18"> de la nuict</text:span><text:span text:style-name="T19">.</text:span><text:span text:style-name="T18"> Tou</text:span><text:span text:style-name="T19">-<text:line-break/></text:span><text:span text:style-name="T18">tesfois les Hommes de ce temps-là ne quittaient<text:line-break/>point beaucoup plustost qu</text:span><text:span text:style-name="T19">’il</text:span><text:span text:style-name="T18">s font à present la<text:line-break/>douce lumiere d</text:span><text:span text:style-name="T19">e</text:span><text:span text:style-name="T18"> la vi</text:span><text:span text:style-name="T19">e</text:span><text:span text:style-name="T18">, qui s’écoule insensible</text:span><text:span text:style-name="T19">-<text:line-break/></text:span><text:span text:style-name="T18">ment</text:span><text:span text:style-name="T19">.</text:span><text:span text:style-name="T18"> Si quelqu'un d</text:span><text:span text:style-name="T19">le</text:span><text:span text:style-name="T18">ntr'eux estoit surpris par<text:line-break/>les Bell</text:span><text:span text:style-name="T19">e</text:span><text:span text:style-name="T18">s ; tandis qu’il leur donnait vne chaude<text:line-break/>palfur</text:span><text:span text:style-name="T19">c</text:span><text:span text:style-name="T18">,il remplissoi</text:span><text:span text:style-name="T19">td</text:span><text:span text:style-name="T18">e </text:span><text:span text:style-name="T19">f</text:span><text:span text:style-name="T18">es g</text:span><text:span text:style-name="T19">e</text:span><text:span text:style-name="T18">missem</text:span><text:span text:style-name="T19">e</text:span><text:span text:style-name="T18">ns, lesf</text:span><text:span text:style-name="T19">'</text:span><text:span text:style-name="T18">o-<text:line-break/>r</text:span><text:span text:style-name="T19">e</text:span><text:span text:style-name="T18">sts &amp; les mont</text:span><text:span text:style-name="T19">s</text:span><text:span text:style-name="T18">, voyant e</text:span><text:span text:style-name="T19">u</text:span><text:span text:style-name="T18">seu</text:span><text:span text:style-name="T19">c</text:span><text:span text:style-name="T18">lir ses entrailles<text:line-break/>viu</text:span><text:span text:style-name="T19">c</text:span><text:span text:style-name="T18">s dans vn sepulchr</text:span><text:span text:style-name="T19">ev</text:span><text:span text:style-name="T18">iuant. Mais ceux</text:span><text:span text:style-name="T19"> </text:span><text:span text:style-name="T18">que</text:span><text:span text:style-name="T19"> </text:span><text:span text:style-name="T18">la<text:line-break/>fuite auoit garantis </text:span><text:span text:style-name="T19">,</text:span><text:span text:style-name="T18"> ap</text:span><text:span text:style-name="T19">t</text:span><text:span text:style-name="T18">es auoir esté atteints de<text:line-break/>quelque co</text:span><text:span text:style-name="T19">up</text:span><text:span text:style-name="T18"> d</text:span><text:span text:style-name="T19">i</text:span><text:span text:style-name="T18">ssen</text:span><text:span text:style-name="T19">t</text:span><text:span text:style-name="T18">, tenoi</text:span><text:span text:style-name="T19">c</text:span><text:span text:style-name="T18">nr leurs mains trei</text:span><text:span text:style-name="T19">n</text:span><text:span text:style-name="T18">-<text:line-break/>blant</text:span><text:span text:style-name="T19">e</text:span><text:span text:style-name="T18">s sur la bless</text:span><text:span text:style-name="T19">u</text:span><text:span text:style-name="T18">re</text:span><text:span text:style-name="T19"> e</text:span><text:span text:style-name="T18">nuenimée: </text:span><text:span text:style-name="T19">&amp; </text:span><text:span text:style-name="T18">dans</text:span><text:span text:style-name="T19"> </text:span><text:span text:style-name="T18">la do</text:span><text:span text:style-name="T19">n</text:span><text:span text:style-name="T18">-<text:line-break/>leur qui les pressoi</text:span><text:span text:style-name="T19">r</text:span><text:span text:style-name="T18">, ils app</text:span><text:span text:style-name="T19">e</text:span><text:span text:style-name="T18">l</text:span><text:span text:style-name="T19">l</text:span><text:span text:style-name="T18">oient la mort auec<text:line-break/>des</text:span><text:span text:style-name="T19"> t</text:span><text:span text:style-name="T18">ris lamentables</text:span><text:span text:style-name="T19">,</text:span><text:span text:style-name="T18"> iusques à ce que l</text:span><text:span text:style-name="T19">ap</text:span><text:span text:style-name="T18">ourrit</text:span><text:span text:style-name="T19">u</text:span><text:span text:style-name="T18">-<text:line-break/></text:span><text:span text:style-name="T19">.</text:span><text:span text:style-name="T18"> </text:span><text:span text:style-name="T19">t</text:span><text:span text:style-name="T18">e &amp; la vermine impitoyable les etist </text:span><text:span text:style-name="T19">e</text:span><text:span text:style-name="T18">ntierement<text:line-break/></text:span><text:span text:style-name="T19">p</text:span><text:span text:style-name="T18">ri</text:span><text:span text:style-name="T19">u</text:span><text:span text:style-name="T18">e</text:span><text:span text:style-name="T19">zdev</text:span><text:span text:style-name="T18">ie, pour estre tout à fait ignoran</text:span><text:span text:style-name="T19">t</text:span><text:span text:style-name="T18"> des<text:line-break/>r</text:span><text:span text:style-name="T19">e</text:span><text:span text:style-name="T18">medes propres à guerir le</text:span><text:span text:style-name="T19">ur</text:span><text:span text:style-name="T18"> ma</text:span><text:span text:style-name="T19">l.</text:span><text:span text:style-name="T18">En recompense,<text:line-break/>vn</text:span><text:span text:style-name="T19">e</text:span><text:span text:style-name="T18"> seule io</text:span><text:span text:style-name="T19">u</text:span><text:span text:style-name="T18">rné</text:span><text:span text:style-name="T19">c</text:span><text:span text:style-name="T18"> n</text:span><text:span text:style-name="T19">’</text:span><text:span text:style-name="T18">abbatoit point pl</text:span><text:span text:style-name="T19">u</text:span><text:span text:style-name="T18">s</text:span><text:span text:style-name="T19">i</text:span><text:span text:style-name="T18">eurs mil-<text:line-break/></text:span><text:span text:style-name="T19">l</text:span><text:span text:style-name="T18">iers d’homme</text:span><text:span text:style-name="T19">s</text:span><text:span text:style-name="T18"> sous les étendar</text:span><text:span text:style-name="T19">s</text:span><text:span text:style-name="T18"> de la guerr</text:span><text:span text:style-name="T19">e,</text:span><text:span text:style-name="T18"> ny<text:line-break/>la mer agitée par la tempeste , ne faisoit point bri</text:span><text:span text:style-name="T19">-<text:line-break/></text:span><text:span text:style-name="T18">ser les Na</text:span><text:span text:style-name="T19">u</text:span><text:span text:style-name="T18">ire</text:span><text:span text:style-name="T19">s,</text:span><text:span text:style-name="T18"> </text:span><text:span text:style-name="T19">&amp;</text:span><text:span text:style-name="T18"> perir les hommes contre les ro-<text:line-break/></text:span><text:span text:style-name="T118">i </text:span><text:span text:style-name="T18">chers, mais</text:span><text:span text:style-name="T19"> </text:span><text:span text:style-name="T18">elle se tro</text:span><text:span text:style-name="T19">u</text:span><text:span text:style-name="T18">bloit in</text:span><text:span text:style-name="T19">u</text:span><text:span text:style-name="T18">til</text:span><text:span text:style-name="T19"> </text:span><text:span text:style-name="T18">men</text:span><text:span text:style-name="T19">t</text:span><text:span text:style-name="T18">,</text:span><text:span text:style-name="T19"> </text:span><text:span text:style-name="T18">&amp;</text:span><text:span text:style-name="T19"> </text:span><text:span text:style-name="T18">ses<text:line-break/>vagues émue</text:span><text:span text:style-name="T19">s</text:span><text:span text:style-name="T18"> y mesloi</text:span><text:span text:style-name="T19">e</text:span><text:span text:style-name="T18">nt sans</text:span><text:span text:style-name="T19"> </text:span><text:span text:style-name="T18">danger</text:span><text:span text:style-name="T19"> </text:span><text:span text:style-name="T18">des vaines<text:line-break/>menaces : &amp; iamais vn calme trompeur n</text:span><text:span text:style-name="T19">edecc</text:span><text:span text:style-name="T18">-<text:line-break/>uoit personne par l'</text:span><text:span text:style-name="T19">a</text:span><text:span text:style-name="T18">pparence d'une serenité ex</text:span><text:span text:style-name="T19">-<text:line-break/></text:span><text:span text:style-name="T18">traordinaire La science obscure de la Nauigation<text:line-break/></text:span><text:span text:style-name="T19">i</text:span><text:span text:style-name="T18"> n’e</text:span><text:span text:style-name="T19">ft</text:span><text:span text:style-name="T18">oit point encore en vsage : la disette porto</text:span><text:span text:style-name="T19">ft</text:span></text:p>
      <text:p text:style-name="P11"><text:span text:style-name="T47">23</text:span><text:span text:style-name="T48">9 LE V. </text:span><text:span text:style-name="T47">LIVRE</text:span><text:span text:style-name="T48"> </text:span><text:span text:style-name="T47">DE</text:span><text:span text:style-name="T48"> </text:span><text:span text:style-name="T47">L</text:span><text:span text:style-name="T48"> v C R E C </text:span><text:span text:style-name="T47">E.<text:line-break/></text:span><text:span text:style-name="T18">al</text:span><text:span text:style-name="T19">or</text:span><text:span text:style-name="T18">s dans les membres la me</text:span><text:span text:style-name="T19">s</text:span><text:span text:style-name="T18">me langueur qu'ap-<text:line-break/>porte a</text:span><text:span text:style-name="T19">uj</text:span><text:span text:style-name="T18">ourd</text:span><text:span text:style-name="T19">h</text:span><text:span text:style-name="T18">uy l'abondance : </text:span><text:span text:style-name="T19">&amp;</text:span><text:span text:style-name="T18"> plusieurs </text:span><text:span text:style-name="T19">a</text:span><text:span text:style-name="T18">u</text:span><text:span text:style-name="T19">a</text:span><text:span text:style-name="T18">l-<text:line-break/></text:span><text:span text:style-name="T19">l</text:span><text:span text:style-name="T18">oi</text:span><text:span text:style-name="T19">c</text:span><text:span text:style-name="T18">nt souuent fans y penser le poi</text:span><text:span text:style-name="T19">so</text:span><text:span text:style-name="T18">n , que l</text:span><text:span text:style-name="T19">’</text:span><text:span text:style-name="T18">on<text:line-break/>a donné depuis à quelques </text:span><text:span text:style-name="T124">vus</text:span><text:span text:style-name="T18"> par vn soin </text:span><text:span text:style-name="T19">c</text:span><text:span text:style-name="T18">s</text:span><text:span text:style-name="T19">t</text:span><text:span text:style-name="T18">udié.</text:span></text:p>
      <text:p text:style-name="Texte_20_du_20_corps"><text:span text:style-name="T18">Quelque temps apres, les Hommes bastirent<text:line-break/>de pet</text:span><text:span text:style-name="T19">i</text:span><text:span text:style-name="T18">tes maisons : ils </text:span><text:span text:style-name="T19">r'</text:span><text:span text:style-name="T18">h</text:span><text:span text:style-name="T19">a</text:span><text:span text:style-name="T18">billerent de peaux,</text:span><text:span text:style-name="T19">&amp;</text:span><text:span text:style-name="T18"> fi-<text:line-break/>r</text:span><text:span text:style-name="T19">e</text:span><text:span text:style-name="T18">n</text:span><text:span text:style-name="T19">t</text:span><text:span text:style-name="T18"> du feu : la femme s</text:span><text:span text:style-name="T19">o</text:span><text:span text:style-name="T18">t jointe auec le mary<text:line-break/>pour habiter </text:span><text:span text:style-name="T19">e</text:span><text:span text:style-name="T18">nfemb</text:span><text:span text:style-name="T19">l</text:span><text:span text:style-name="T18">e : les inno</text:span><text:span text:style-name="T19">c</text:span><text:span text:style-name="T18">ens plaisirs furent<text:line-break/>alors connus dans la chaste</text:span><text:span text:style-name="T19">té</text:span><text:span text:style-name="T18"> du mariage</text:span><text:span text:style-name="T19">,</text:span><text:span text:style-name="T18"> &amp; on eut<text:line-break/>de la ioye de se voir pere de famille Ainsi donc le<text:line-break/>genre humai</text:span><text:span text:style-name="T19">n</text:span><text:span text:style-name="T18"> commença d’amollir sa dureté</text:span><text:span text:style-name="T19">.</text:span><text:span text:style-name="T18"> Le<text:line-break/></text:span><text:span text:style-name="T20">feu</text:span><text:span text:style-name="T18"> de</text:span><text:span text:style-name="T19">u</text:span><text:span text:style-name="T18">int vn bon remede contre le froi</text:span><text:span text:style-name="T19">d,</text:span><text:span text:style-name="T18"> pour en<text:line-break/>garantir les Corps transis, qui n</text:span><text:span text:style-name="T19">le</text:span><text:span text:style-name="T18">stoi</text:span><text:span text:style-name="T19">e</text:span><text:span text:style-name="T18">nt plus ca</text:span><text:span text:style-name="T19">-<text:line-break/>p</text:span><text:span text:style-name="T18">able</text:span><text:span text:style-name="T19">sd</text:span><text:span text:style-name="T18">e résister, </text:span><text:span text:style-name="T19">n’</text:span><text:span text:style-name="T18">ayant point d'autres couuer-<text:line-break/>turcs que le CieLLe</text:span><text:span text:style-name="T19">s</text:span><text:span text:style-name="T18"> forces furent aussi diminuées<text:line-break/>par la volupté</text:span><text:span text:style-name="T19">,</text:span><text:span text:style-name="T18"> &amp; les enfans adoucirent facilement<text:line-break/>par leurs caresses le rude naturel des pa</text:span><text:span text:style-name="T19">t</text:span><text:span text:style-name="T18">ens</text:span><text:span text:style-name="T19">.</text:span><text:span text:style-name="T18"> Alors<text:line-break/>ils comm</text:span><text:span text:style-name="T19">c</text:span><text:span text:style-name="T18">ncerent de nouer des </text:span><text:span text:style-name="T19">i</text:span><text:span text:style-name="T18">mitiez entr'eux</text:span><text:span text:style-name="T19">,<text:line-break/></text:span><text:span text:style-name="T18">&amp; les voisins auec les voisins </text:span><text:span text:style-name="T20">fe</text:span><text:span text:style-name="T18"> promirent les</text:span><text:span text:style-name="T19"> </text:span><text:span text:style-name="T18">vns<text:line-break/>aux autres de ne </text:span><text:span text:style-name="T19">sen</text:span><text:span text:style-name="T18">t reluire point de tort</text:span><text:span text:style-name="T19">.</text:span><text:span text:style-name="T18"> Ils té</text:span><text:span text:style-name="T19">-<text:line-break/></text:span><text:span text:style-name="T18">m</text:span><text:span text:style-name="T19">o</text:span><text:span text:style-name="T18">igner</text:span><text:span text:style-name="T19">e</text:span><text:span text:style-name="T18">nt prendre vn soin particulier des enfans<text:line-break/>&amp; des femmes </text:span><text:span text:style-name="T19">,</text:span><text:span text:style-name="T18"> quand en begayant encor</text:span><text:span text:style-name="T19">e,</text:span><text:span text:style-name="T18"> ils<text:line-break/>voulurent marquer par leur voix </text:span><text:span text:style-name="T19">&amp;</text:span><text:span text:style-name="T18"> par leur geste</text:span><text:span text:style-name="T19">,<text:line-break/></text:span><text:span text:style-name="T18">qu</text:span><text:span text:style-name="T19">'</text:span><text:span text:style-name="T18">il </text:span><text:span text:style-name="T19">e</text:span><text:span text:style-name="T18">stoit i</text:span><text:span text:style-name="T19">u</text:span><text:span text:style-name="T18">ste </text:span><text:span text:style-name="T19">d</text:span><text:span text:style-name="T18">ation pitié de toutes les person</text:span><text:span text:style-name="T19">-<text:line-break/></text:span><text:span text:style-name="T18">nes foibl</text:span><text:span text:style-name="T19">e</text:span><text:span text:style-name="T18">s. on n</text:span><text:span text:style-name="T19">e</text:span><text:span text:style-name="T18"> pût neantmoins si bien faire</text:span><text:span text:style-name="T19">,<text:line-break/></text:span><text:span text:style-name="T18">que la concorde fust gardée de tout poinct : mais<text:line-break/>neantmoins vne bonne partie fu</text:span><text:span text:style-name="T19">r</text:span><text:span text:style-name="T18"> soigneuse d’</text:span><text:span text:style-name="T19">o</text:span><text:span text:style-name="T18">b-<text:line-break/>ser</text:span><text:span text:style-name="T19">u</text:span><text:span text:style-name="T18">er </text:span><text:span text:style-name="T19">l</text:span><text:span text:style-name="T18">es loix auec assez de pureté: sans quoy peut</text:span><text:span text:style-name="T19">-<text:line-break/></text:span><text:span text:style-name="T18">estre tout le genre humain </text:span><text:span text:style-name="T19">seroitpery</text:span><text:span text:style-name="T18"> , &amp; la po-<text:line-break/>st</text:span><text:span text:style-name="T19">e</text:span><text:span text:style-name="T18">rité n'</text:span><text:span text:style-name="T19">e</text:span><text:span text:style-name="T18">n se</text:span><text:span text:style-name="T19">ro</text:span><text:span text:style-name="T18">it pas venue i</text:span><text:span text:style-name="T19">u</text:span><text:span text:style-name="T18">s</text:span><text:span text:style-name="T19">qu</text:span><text:span text:style-name="T18">es icy</text:span><text:span text:style-name="T19">.</text:span></text:p>
      <text:p text:style-name="Texte_20_du_20_corps"><text:span text:style-name="T18">La Nature a contraint la langue de former des<text:line-break/>sons differen</text:span><text:span text:style-name="T19">s</text:span><text:span text:style-name="T18"> : &amp; la commodité qui en reueno</text:span><text:span text:style-name="T19">ie<text:line-break/></text:span><text:span text:style-name="T18">a exprimé les noms des cho</text:span><text:span text:style-name="T19">f</text:span><text:span text:style-name="T18">es , non autrement<text:line-break/>q</text:span><text:span text:style-name="T19">u</text:span><text:span text:style-name="T18">e </text:span><text:span text:style-name="T21">la puérilité</text:span><text:span text:style-name="T18"> de la langue semble attirer les cn-</text:span></text:p>
      <text:p text:style-name="P11"><text:span text:style-name="T24">LE V. LIvRE DE L </text:span><text:span text:style-name="T18">v </text:span><text:span text:style-name="T24">C R </text:span><text:span text:style-name="T25">S</text:span><text:span text:style-name="T24"> C E? </text:span><text:span text:style-name="T25">24o<text:line-break/></text:span><text:span text:style-name="T18">fans</text:span><text:span text:style-name="T19"> </text:span><text:span text:style-name="T18">à faire des gestes pour s'expliquer , comme<text:line-break/>lorsqu</text:span><text:span text:style-name="T19">’</text:span><text:span text:style-name="T18">i</text:span><text:span text:style-name="T19">l</text:span><text:span text:style-name="T18">s montrent au dolgt ce qui leur</text:span><text:span text:style-name="T19"> </text:span><text:span text:style-name="T18">est pré</text:span><text:span text:style-name="T19">-<text:line-break/></text:span><text:span text:style-name="T18">sent : car chacun sent les forces dont il se peut ses</text:span><text:span text:style-name="T19">-<text:line-break/></text:span><text:span text:style-name="T18">uir. Les cornes sont plustost nées au jeune</text:span><text:span text:style-name="T19"> </text:span><text:span text:style-name="T18">Bou-<text:line-break/>villon, quelles ne l</text:span><text:span text:style-name="T19">u</text:span><text:span text:style-name="T18">y paroissen</text:span><text:span text:style-name="T19">ti</text:span><text:span text:style-name="T18">ur le front: il<text:line-break/></text:span><text:span text:style-name="T19">s</text:span><text:span text:style-name="T18">’</text:span><text:span text:style-name="T19">e</text:span><text:span text:style-name="T18">n sert quand il est en col</text:span><text:span text:style-name="T19">e</text:span><text:span text:style-name="T18">r</text:span><text:span text:style-name="T19">e,</text:span><text:span text:style-name="T18"> </text:span><text:span text:style-name="T19">&amp;</text:span><text:span text:style-name="T18"> à force de </text:span><text:span text:style-name="T21">s’</text:span><text:span text:style-name="T20">e</text:span><text:span text:style-name="T21">C-<text:line-break/></text:span><text:span text:style-name="T18">sayer</text:span><text:span text:style-name="T19">jll</text:span><text:span text:style-name="T18">es presse </text:span><text:span text:style-name="T19">de</text:span><text:span text:style-name="T18"> sortir. Les Lionceaux &amp; les<text:line-break/>petits des Pantheres , r</text:span><text:span text:style-name="T19">é</text:span><text:span text:style-name="T18">sistent des ongles &amp; des<text:line-break/>pieds aussi bien que de la mâchoire , quoy qu’</text:span><text:span text:style-name="T19">à<text:line-break/></text:span><text:span text:style-name="T18">peine leurs dents </text:span><text:span text:style-name="T19">&amp;</text:span><text:span text:style-name="T18"> leurs ongles commencent de<text:line-break/>paroistre. Nous voyons aussi les oys</text:span><text:span text:style-name="T19">e</text:span><text:span text:style-name="T18">aux se fier<text:line-break/>sur leurs ailles </text:span><text:span text:style-name="T19">,</text:span><text:span text:style-name="T18"> </text:span><text:span text:style-name="T19">&amp;</text:span><text:span text:style-name="T18"> chercher de leurs</text:span><text:span text:style-name="T19"> </text:span><text:span text:style-name="T18">plumes</text:span><text:span text:style-name="T19"> </text:span><text:span text:style-name="T18">nais</text:span><text:span text:style-name="T19">-<text:line-break/></text:span><text:span text:style-name="T18">santes </text:span><text:span text:style-name="T19">U</text:span><text:span text:style-name="T18">n secours tremblotant</text:span><text:span text:style-name="T19">,</text:span><text:span text:style-name="T18"> or </text:span><text:span text:style-name="T19">d'e</text:span><text:span text:style-name="T18">st</text:span><text:span text:style-name="T19">i</text:span><text:span text:style-name="T18">mer que<text:line-break/>quelqu'un a donné les noms aux choses , &amp; que<text:line-break/>de là les Hommes ont appris les premiers mots,<text:line-break/>c</text:span><text:span text:style-name="T19">’</text:span><text:span text:style-name="T18">es</text:span><text:span text:style-name="T19">t</text:span><text:span text:style-name="T18"> auoir perdu le jugement. Car comment ce</text:span><text:span text:style-name="T19">-<text:line-break/></text:span><text:span text:style-name="T18">luy</text:span><text:span text:style-name="T19"> </text:span><text:span text:style-name="T18">là pourroit-il marquer toutes chofes par des<text:line-break/>Voix, &amp; pousser de</text:span><text:span text:style-name="T19"> </text:span><text:span text:style-name="T18">la bouche des</text:span><text:span text:style-name="T19"> </text:span><text:span text:style-name="T18">s</text:span><text:span text:style-name="T19">o</text:span><text:span text:style-name="T18">ns differents,<text:line-break/>&amp; penser que d'autres ne l’eussent p</text:span><text:span text:style-name="T19">û</text:span><text:span text:style-name="T18"> faire aussi<text:line-break/>bien que luy en me</text:span><text:span text:style-name="T19">si</text:span><text:span text:style-name="T18">ne temps </text:span><text:span text:style-name="T20">1</text:span><text:span text:style-name="T18"> Que </text:span><text:span text:style-name="T21">si ces</text:span><text:span text:style-name="T18"> autres la<text:line-break/>ne </text:span><text:span text:style-name="T19">r'e</text:span><text:span text:style-name="T18">stolen</text:span><text:span text:style-name="T19">tp</text:span><text:span text:style-name="T18">as </text:span><text:span text:style-name="T19">f</text:span><text:span text:style-name="T18">erui</text:span><text:span text:style-name="T19">sdel</text:span><text:span text:style-name="T18">a Voix entr'eux , d</text:span><text:span text:style-name="T19">’ou<text:line-break/></text:span><text:span text:style-name="T18">est-ce que la connaissance de </text:span><text:span text:style-name="T19">f</text:span><text:span text:style-name="T18">on V</text:span><text:span text:style-name="T19">f</text:span><text:span text:style-name="T18">age en ferait<text:line-break/>Venu</text:span><text:span text:style-name="T19">e’</text:span><text:span text:style-name="T18"> </text:span><text:span text:style-name="T19">àce</text:span><text:span text:style-name="T18">luy-cy ? &amp; d</text:span><text:span text:style-name="T19">’</text:span><text:span text:style-name="T18">où est-ce que lu</text:span><text:span text:style-name="T19">ya</text:span><text:span text:style-name="T18">uroit<text:line-break/>esté acquise la premiere puissance de faire ce qu’il<text:line-break/>auroit voulu pour en rendre les autres capables</text:span><text:span text:style-name="T19">,</text:span><text:span text:style-name="T18"> &amp;<text:line-break/>pour</text:span><text:span text:style-name="T19"> </text:span><text:span text:style-name="T18">leur</text:span><text:span text:style-name="T19"> </text:span><text:span text:style-name="T18">en faire comprendre le </text:span><text:span text:style-name="T19">f</text:span><text:span text:style-name="T18">ens</text:span><text:span text:style-name="T19">î</text:span><text:span text:style-name="T18"> Da</text:span><text:span text:style-name="T19">lll</text:span><text:span text:style-name="T18">eurs,<text:line-break/>vn </text:span><text:span text:style-name="T19">f</text:span><text:span text:style-name="T18">eu</text:span><text:span text:style-name="T19">l</text:span><text:span text:style-name="T18"> ne pourroit contraindre plusieurs à le </text:span><text:span text:style-name="T19">ssi</text:span><text:span text:style-name="T18">i-<text:line-break/>, lire : Et quand me</text:span><text:span text:style-name="T19">l</text:span><text:span text:style-name="T18">me</text:span><text:span text:style-name="T19">ssl</text:span><text:span text:style-name="T18"> les aurait vaincus, il ne<text:line-break/>s</text:span><text:span text:style-name="T19">e</text:span><text:span text:style-name="T18">roit point qu</text:span><text:span text:style-name="T19">’</text:span><text:span text:style-name="T18">ils apprissent volontairement les<text:line-break/>noms des choie</text:span><text:span text:style-name="T19">s</text:span><text:span text:style-name="T18">, </text:span><text:span text:style-name="T19">n</text:span><text:span text:style-name="T18">y iamais il ne pourroit leur<text:line-break/>enseigner ce qu’il faudrait faire</text:span><text:span text:style-name="T19">,</text:span><text:span text:style-name="T18"> non plus que s’il<text:line-break/>auoit à parler aux </text:span><text:span text:style-name="T19">f</text:span><text:span text:style-name="T18">ourds </text:span><text:span text:style-name="T19">;</text:span><text:span text:style-name="T18"> car ils ne pourroient<text:line-break/>me</text:span><text:span text:style-name="T19">si</text:span><text:span text:style-name="T18">nes souffrir patiemment à leurs orei</text:span><text:span text:style-name="T19">l</text:span><text:span text:style-name="T18">les des<text:line-break/></text:span><text:span text:style-name="T19">i</text:span><text:span text:style-name="T18">ons inoüis.</text:span></text:p>
      <text:p text:style-name="P11"><text:bookmark-start text:name="bookmark92"/><text:span text:style-name="T74">24r L</text:span><text:span text:style-name="T75">EV</text:span><text:span text:style-name="T74">. </text:span><text:span text:style-name="T113">LIVRE </text:span><text:span text:style-name="T112">D</text:span><text:span text:style-name="T113">E LvCRE</text:span><text:span text:style-name="T112">C</text:span><text:span text:style-name="T113">E.</text:span><text:bookmark-end text:name="bookmark92"/></text:p>
      <text:p text:style-name="Texte_20_du_20_corps"><text:span text:style-name="T18">Enfi</text:span><text:span text:style-name="T19">n</text:span><text:span text:style-name="T18">, y a-t-il rien qu</text:span><text:span text:style-name="T19">'</text:span><text:span text:style-name="T18">il faille admlrer extraor-</text:span><text:span text:style-name="T19">i<text:line-break/></text:span><text:span text:style-name="T18">dinairement, si les hommes qui</text:span><text:span text:style-name="T19"> </text:span><text:span text:style-name="T18">ont</text:span><text:span text:style-name="T19"> </text:span><text:span text:style-name="T18">la langue</text:span><text:span text:style-name="T19"> &amp;<text:line-break/></text:span><text:span text:style-name="T18">la voix</text:span><text:span text:style-name="T19">,</text:span><text:span text:style-name="T18"> expriment des choses diuer</text:span><text:span text:style-name="T19">s</text:span><text:span text:style-name="T18">es par</text:span><text:span text:style-name="T19"> </text:span><text:span text:style-name="T18">l'un</text:span><text:span text:style-name="T19"> &amp;<text:line-break/></text:span><text:span text:style-name="T18">par l'autre, selon les diuers</text:span><text:span text:style-name="T19"> </text:span><text:span text:style-name="T18">sentl</text:span><text:span text:style-name="T19">rnc</text:span><text:span text:style-name="T18">ns, puisque les<text:line-break/>Be</text:span><text:span text:style-name="T19">ll</text:span><text:span text:style-name="T18">es mu</text:span><text:span text:style-name="T19">e</text:span><text:span text:style-name="T18">ttes &amp; toutes les especes d’Annnatix<text:line-break/></text:span><text:span text:style-name="T19">sii</text:span><text:span text:style-name="T18">uuages rendent des voix differentes , quand ils<text:line-break/>sont</text:span><text:span text:style-name="T19"> </text:span><text:span text:style-name="T18">saisis</text:span><text:span text:style-name="T19"> </text:span><text:span text:style-name="T18">de cra</text:span><text:span text:style-name="T19">in</text:span><text:span text:style-name="T18">te </text:span><text:span text:style-name="T124">ou</text:span><text:span text:style-name="T18"> touchez de douleur</text:span><text:span text:style-name="T19">,</text:span><text:span text:style-name="T18"> ou<text:line-break/>quand ils s</text:span><text:span text:style-name="T19">e</text:span><text:span text:style-name="T18">ntent la </text:span><text:span text:style-name="T19">m</text:span><text:span text:style-name="T18">ye dans le c</text:span><text:span text:style-name="T19">œ</text:span><text:span text:style-name="T18">ur</text:span><text:span text:style-name="T19">,</text:span><text:span text:style-name="T18"> comme il<text:line-break/>est bien aisé de le connoistre pa</text:span><text:span text:style-name="T19">r</text:span><text:span text:style-name="T18"> beaucoup de ch</text:span><text:span text:style-name="T19">o</text:span><text:span text:style-name="T18">-<text:line-break/>ses qui se presentent d’ordinaire deuant nous</text:span><text:span text:style-name="T19">ï<text:line-break/></text:span><text:span text:style-name="T18">Quand </text:span><text:span text:style-name="T19">l</text:span><text:span text:style-name="T18">es babines molles des Chiens d’Epyre se<text:line-break/>retirent de colere vers la gorge,&amp; qu’elles parois</text:span><text:span text:style-name="T19">-<text:line-break/>l</text:span><text:span text:style-name="T18">ent tremblotantes en découurant vne rangée de<text:line-break/>dents aigue</text:span><text:span text:style-name="T19">s</text:span><text:span text:style-name="T18">, ces Chiens menacent d'un ton bien<text:line-break/>éloigné de </text:span><text:span text:style-name="T19">c</text:span><text:span text:style-name="T18">eluy de leurs abois, </text:span><text:span text:style-name="T19">&amp;</text:span><text:span text:style-name="T18"> des cris dont<text:line-break/>ils remplissent </text:span><text:span text:style-name="T19">&amp;</text:span><text:span text:style-name="T18"> font retentir l</text:span><text:span text:style-name="T19">’</text:span><text:span text:style-name="T18">Air : mais quand<text:line-break/>ils s’efforcent de lecher tendrement leurs petits,<text:line-break/>ou qu’ils les repoussent auec les pied</text:span><text:span text:style-name="T19">s</text:span><text:span text:style-name="T18">, &amp; qu’en les<text:line-break/>m</text:span><text:span text:style-name="T19">a</text:span><text:span text:style-name="T18">chotant ils imitent les tendres morsures des<text:line-break/>m</text:span><text:span text:style-name="T19">è</text:span><text:span text:style-name="T18">res quand elles les soustiennent de leurs dents</text:span><text:span text:style-name="T19">;</text:span><text:span text:style-name="T18">,<text:line-break/></text:span><text:span text:style-name="T21">c</text:span><text:span text:style-name="T20">’</text:span><text:span text:style-name="T21">es</text:span><text:span text:style-name="T20">t</text:span><text:span text:style-name="T18"> auec vne</text:span><text:span text:style-name="T19"> </text:span><text:span text:style-name="T18">voix pareille à celle qu</text:span><text:span text:style-name="T19">’</text:span><text:span text:style-name="T18">ils poussent<text:line-break/>a diuerses reprises en flattant quelqu'un , laquelle<text:line-break/>est</text:span><text:span text:style-name="T19"> </text:span><text:span text:style-name="T18">bien differente du bruit qu</text:span><text:span text:style-name="T19">’il</text:span><text:span text:style-name="T18">s font, quand ils<text:line-break/>jappent en quelque lieu où ils sont enferme</text:span><text:span text:style-name="T19">z</text:span><text:span text:style-name="T18">, ou<text:line-break/>quand en baissant le corp</text:span><text:span text:style-name="T19">s</text:span><text:span text:style-name="T18">, &amp; </text:span><text:span text:style-name="T19">r'</text:span><text:span text:style-name="T18">enfuïant ils se plai-<text:line-break/>gnent pour des cou</text:span><text:span text:style-name="T19"> </text:span><text:span text:style-name="T18">ps </text:span><text:span text:style-name="T19">t</text:span><text:span text:style-name="T18">eceus. Le hennissement du<text:line-break/>jeune Cheual qui est parmy les Cauales</text:span><text:span text:style-name="T19">,</text:span><text:span text:style-name="T18"> pressé des<text:line-break/>éperons de l’amour, ne</text:span><text:span text:style-name="T19">st</text:span><text:span text:style-name="T18">-i</text:span><text:span text:style-name="T19">lp</text:span><text:span text:style-name="T18">as fort different d</text:span><text:span text:style-name="T19">u<text:line-break/></text:span><text:span text:style-name="T18">frémissement qu’</text:span><text:span text:style-name="T19">il</text:span><text:span text:style-name="T18"> pousse de se</text:span><text:span text:style-name="T19">s</text:span><text:span text:style-name="T18"> narines quand il<text:line-break/>entr</text:span><text:span text:style-name="T19">ea</text:span><text:span text:style-name="T18">u combat, ou quand il </text:span><text:span text:style-name="T19">b</text:span><text:span text:style-name="T18">annit en se pressant<text:line-break/>les flancs pour q</text:span><text:span text:style-name="T19">u</text:span><text:span text:style-name="T18">elqu'</text:span><text:span text:style-name="T19">a</text:span><text:span text:style-name="T18">utre sujet </text:span><text:span text:style-name="T19">l</text:span><text:span text:style-name="T18"> Entre vne in</text:span><text:span text:style-name="T19">-<text:line-break/></text:span><text:span text:style-name="T18">finité d’</text:span><text:span text:style-name="T19">oys</text:span><text:span text:style-name="T18">eau</text:span><text:span text:style-name="T19">x</text:span><text:span text:style-name="T18">, l</text:span><text:span text:style-name="T19">e</text:span><text:span text:style-name="T18">s Epre</text:span><text:span text:style-name="T19">u</text:span><text:span text:style-name="T18">i</text:span><text:span text:style-name="T19">e</text:span><text:span text:style-name="T18">r</text:span><text:span text:style-name="T19">s</text:span><text:span text:style-name="T18">, les orfra</text:span><text:span text:style-name="T19">ye</text:span><text:span text:style-name="T18">s, les<text:line-break/>Plongeons qui cher</text:span><text:span text:style-name="T19">e</text:span><text:span text:style-name="T18">h</text:span><text:span text:style-name="T19">e</text:span><text:span text:style-name="T18">nt leur pas</text:span><text:span text:style-name="T19">t</text:span><text:span text:style-name="T18">u</text:span><text:span text:style-name="T19">r</text:span><text:span text:style-name="T18">e </text:span><text:span text:style-name="T19">&amp;</text:span><text:span text:style-name="T18"> leur vie<text:line-break/>dans les flots marins,</text:span><text:span text:style-name="T19">o</text:span><text:span text:style-name="T18">nt de temps à autre des vo</text:span><text:span text:style-name="T19">i</text:span><text:span text:style-name="T18">x</text:span></text:p>
      <text:p text:style-name="P11"><text:span text:style-name="T24">LE V. LIVRE DE LvcRE</text:span><text:span text:style-name="T25">CE.</text:span><text:span text:style-name="T24"> 2</text:span><text:span text:style-name="T25">4s<text:line-break/></text:span><text:span text:style-name="T18">differentes qu’ils diuerlif</text:span><text:span text:style-name="T19">i</text:span><text:span text:style-name="T18">ent selon leurs diuers be</text:span><text:span text:style-name="T19">-<text:line-break/></text:span><text:span text:style-name="T18">soins</text:span><text:span text:style-name="T19">,</text:span><text:span text:style-name="T18"> &amp; quand ils contestent pour leur p</text:span><text:span text:style-name="T19">a</text:span><text:span text:style-name="T18">st</text:span><text:span text:style-name="T19">u</text:span><text:span text:style-name="T18">re, &amp;<text:line-break/>quand ils </text:span><text:span text:style-name="T19">r'op</text:span><text:span text:style-name="T18">i</text:span><text:span text:style-name="T19">nl</text:span><text:span text:style-name="T18">ustrent à defendre </text:span><text:span text:style-name="T19">l</text:span><text:span text:style-name="T18">eu</text:span><text:span text:style-name="T19">rp</text:span><text:span text:style-name="T18">roye. Ils<text:line-break/>changent aussi leurs chants selon les saisons : com-<text:line-break/>me on dit que sont les Corneilles</text:span><text:span text:style-name="T19">,</text:span><text:span text:style-name="T18"> de qui la vie est<text:line-break/>fort longue</text:span><text:span text:style-name="T19">,</text:span><text:span text:style-name="T18"> aussi bien que les Corbeaux quand ils<text:line-break/>demandent de la pluy</text:span><text:span text:style-name="T19">e,</text:span><text:span text:style-name="T18"> </text:span><text:span text:style-name="T19">&amp;</text:span><text:span text:style-name="T18"> q</text:span><text:span text:style-name="T19">u’il</text:span><text:span text:style-name="T18">s semblent appel-<text:line-break/>ler les vents &amp; la</text:span><text:span text:style-name="T19"> f</text:span><text:span text:style-name="T18">raisc</text:span><text:span text:style-name="T19">h</text:span><text:span text:style-name="T18">eur dd</text:span><text:span text:style-name="T19">’</text:span><text:span text:style-name="T18">Air Si donc des<text:line-break/>sentime</text:span><text:span text:style-name="T19">nt</text:span><text:span text:style-name="T18"> differens obligent les Animaux muets<text:line-break/>à pousser des voix differente</text:span><text:span text:style-name="T19">s,</text:span><text:span text:style-name="T18"> il ne faut pas douter<text:line-break/>à plus for</text:span><text:span text:style-name="T19">t</text:span><text:span text:style-name="T18">e raison que les Hommes n'</text:span><text:span text:style-name="T19">a</text:span><text:span text:style-name="T18">yent p</text:span><text:span text:style-name="T19">û<text:line-break/></text:span><text:span text:style-name="T18">marquer des choses dissemblables par vne grande<text:line-break/>diuersité de vo</text:span><text:span text:style-name="T19">la</text:span><text:span text:style-name="T18"> &amp; de tons</text:span><text:span text:style-name="T19">.</text:span></text:p>
      <text:p text:style-name="Texte_20_du_20_corps"><text:span text:style-name="T19">।</text:span><text:span text:style-name="T18"> A fin que vous ne soyez point en peine de l</text:span><text:span text:style-name="T19">lot</text:span><text:span text:style-name="T18">i-<text:line-break/>gine du </text:span><text:span text:style-name="T19">f</text:span><text:span text:style-name="T18">e</text:span><text:span text:style-name="T19">u</text:span><text:span text:style-name="T20">,</text:span><text:span text:style-name="T21"> ie vous</text:span><text:span text:style-name="T18"> diray que le Tonnerre en fit<text:line-break/>le premier pres</text:span><text:span text:style-name="T19">e</text:span><text:span text:style-name="T18">nt aux Homme</text:span><text:span text:style-name="T19">s,</text:span><text:span text:style-name="T18"> &amp; que depuis i</text:span><text:span text:style-name="T19">l<text:line-break/></text:span><text:span text:style-name="T18">fut épandu par toute la Terre : car nous voyons<text:line-break/>bien des chofes éclater par les flàmes celest</text:span><text:span text:style-name="T19">e</text:span><text:span text:style-name="T18">s,<text:line-break/>quand la Région eth</text:span><text:span text:style-name="T19">e</text:span><text:span text:style-name="T18">ré</text:span><text:span text:style-name="T19">c</text:span><text:span text:style-name="T18"> nous</text:span><text:span text:style-name="T19"> </text:span><text:span text:style-name="T18">fait part de ses c</text:span><text:span text:style-name="T19">h</text:span><text:span text:style-name="T18">a-<text:line-break/></text:span><text:span text:style-name="T19">l</text:span><text:span text:style-name="T18">eurs. I</text:span><text:span text:style-name="T19">l</text:span><text:span text:style-name="T18"> y a tou</text:span><text:span text:style-name="T19">t</text:span><text:span text:style-name="T18">esfois de certains arbres, desquels<text:line-break/>quand ils sont agitez par le vent</text:span><text:span text:style-name="T19">,</text:span><text:span text:style-name="T18">&amp; que leurs bran</text:span><text:span text:style-name="T19">-<text:line-break/></text:span><text:span text:style-name="T18">che</text:span><text:span text:style-name="T19">s</text:span><text:span text:style-name="T18"> s</text:span><text:span text:style-name="T19">e</text:span><text:span text:style-name="T18"> choquent rudement</text:span><text:span text:style-name="T19">,</text:span><text:span text:style-name="T18"> la violenc</text:span><text:span text:style-name="T19">e</text:span><text:span text:style-name="T18"> des coups<text:line-break/>fait sortir du feu </text:span><text:span text:style-name="T19">,</text:span><text:span text:style-name="T18"> &amp; par sois aussi l'ardeur de la<text:line-break/>fl</text:span><text:span text:style-name="T19">a</text:span><text:span text:style-name="T18">me éclate</text:span><text:span text:style-name="T19">,</text:span><text:span text:style-name="T18"> tandis que les tiges &amp; les rameaux si</text:span><text:span text:style-name="T19">?<text:line-break/></text:span><text:span text:style-name="T18">font frottez ensemble , d’</text:span><text:span text:style-name="T19">où</text:span><text:span text:style-name="T18"> le feu peut auoi</text:span><text:span text:style-name="T19">r</text:span><text:span text:style-name="T18"> esté<text:line-break/></text:span><text:span text:style-name="T19">i</text:span><text:span text:style-name="T18"> don</text:span><text:span text:style-name="T19">éa</text:span><text:span text:style-name="T18">ux Hommes. Depuis, le Soleil leu</text:span><text:span text:style-name="T19">re</text:span><text:span text:style-name="T18">nfeigna<text:line-break/>de cuire la viand</text:span><text:span text:style-name="T19">e</text:span><text:span text:style-name="T18">, </text:span><text:span text:style-name="T19">&amp;</text:span><text:span text:style-name="T18"> de l'</text:span><text:span text:style-name="T19">a</text:span><text:span text:style-name="T18">mollir par le feu</text:span><text:span text:style-name="T19">,</text:span><text:span text:style-name="T18"> pour</text:span><text:span text:style-name="T19">-<text:line-break/></text:span><text:span text:style-name="T18">ce qu’ils auoient v</text:span><text:span text:style-name="T19">e</text:span><text:span text:style-name="T18">u plusieurs chofes meurir<text:line-break/>&amp; s'adoucir à la Campagne par les rayons du So-<text:line-break/></text:span><text:span text:style-name="T19">J</text:span><text:span text:style-name="T18">eiL De sorte que ceux qui auoient plus d’</text:span><text:span text:style-name="T19">esp</text:span><text:span text:style-name="T18">rit<text:line-break/>&amp; de </text:span><text:span text:style-name="T19">j</text:span><text:span text:style-name="T18">ugement que les autres</text:span><text:span text:style-name="T19">,</text:span><text:span text:style-name="T18"> s</text:span><text:span text:style-name="T19">i:</text:span><text:span text:style-name="T18"> </text:span><text:span text:style-name="T19">seruirent</text:span><text:span text:style-name="T18"> du s</text:span><text:span text:style-name="T19">eu</text:span><text:span text:style-name="T18">,<text:line-break/>. &amp; apprlrent de iour en iour aux autres à changer<text:line-break/></text:span><text:span text:style-name="T19">'</text:span><text:span text:style-name="T18"> leur façon de viure.</text:span></text:p>
      <text:p text:style-name="Texte_20_du_20_corps"><text:span text:style-name="T18">Les R</text:span><text:span text:style-name="T19">o</text:span><text:span text:style-name="T18">ys comm</text:span><text:span text:style-name="T19">e</text:span><text:span text:style-name="T18">ncerent de bas</text:span><text:span text:style-name="T19">t</text:span><text:span text:style-name="T18">ir des Villes </text:span><text:span text:style-name="T19">&amp;</text:span></text:p>
      <text:p text:style-name="P11"><text:bookmark-start text:name="bookmark94"/><text:span text:style-name="T86">Ï43</text:span><text:span text:style-name="T84"> </text:span><text:span text:style-name="T85">I.</text:span><text:span text:style-name="T84">E V. L</text:span><text:span text:style-name="T85">Ï</text:span><text:span text:style-name="T84">V</text:span><text:span text:style-name="T85">RE</text:span><text:span text:style-name="T84"> </text:span><text:span text:style-name="T85">DE</text:span><text:span text:style-name="T84"> L</text:span><text:span text:style-name="T85">V</text:span><text:span text:style-name="T84">C</text:span><text:span text:style-name="T85">REeE</text:span><text:span text:style-name="T84">?</text:span><text:bookmark-end text:name="bookmark94"/></text:p>
      <text:p text:style-name="Texte_20_du_20_corps"><text:span text:style-name="T18">de fortifier des places pour se tenir en </text:span><text:span text:style-name="T19">I</text:span><text:span text:style-name="T18">euret</text:span><text:span text:style-name="T19">é</text:span><text:span text:style-name="T18">. I</text:span><text:span text:style-name="T19">sa<text:line-break/></text:span><text:span text:style-name="T18">p</text:span><text:span text:style-name="T19">a</text:span><text:span text:style-name="T18">rtager</text:span><text:span text:style-name="T19">e</text:span><text:span text:style-name="T18">nt les Troupeaux,diuis</text:span><text:span text:style-name="T19">e</text:span><text:span text:style-name="T18">rent les Champs,<text:line-break/></text:span><text:span text:style-name="T19">&amp;</text:span><text:span text:style-name="T18"> les </text:span><text:span text:style-name="T19">d</text:span><text:span text:style-name="T18">istribu</text:span><text:span text:style-name="T19">ë</text:span><text:span text:style-name="T18">rent à proportion de la beauté , des<text:line-break/>forces</text:span><text:span text:style-name="T19">,</text:span><text:span text:style-name="T18"> &amp; de </text:span><text:span text:style-name="T19">l</text:span><text:span text:style-name="T18">’</text:span><text:span text:style-name="T19">e</text:span><text:span text:style-name="T18">sprit de chacun : c</text:span><text:span text:style-name="T19">ar</text:span><text:span text:style-name="T18"> la beauté &amp; la<text:line-break/>force du Corps es</text:span><text:span text:style-name="T19">t</text:span><text:span text:style-name="T18">oient en grande considération.<text:line-break/>Apres</text:span><text:span text:style-name="T19">,</text:span><text:span text:style-name="T18"> les Richesses furent trouss</text:span><text:span text:style-name="T19">é</text:span><text:span text:style-name="T18">es , &amp; on mit<text:line-break/>toutes choses au</text:span><text:span text:style-name="T19"> </text:span><text:span text:style-name="T18">prix de l</text:span><text:span text:style-name="T19">’</text:span><text:span text:style-name="T18">or, qui osta l’honneur<text:line-break/>à </text:span><text:span text:style-name="T19">l</text:span><text:span text:style-name="T18">a vaillance &amp; à la bonne mine; de sorte qu</text:span><text:span text:style-name="T19">e</text:span><text:span text:style-name="T18"> mes</text:span><text:span text:style-name="T19">-<text:line-break/></text:span><text:span text:style-name="T18">mes</text:span><text:span text:style-name="T19"> </text:span><text:span text:style-name="T18">les Va</text:span><text:span text:style-name="T19">t</text:span><text:span text:style-name="T18">llans &amp; ceux</text:span><text:span text:style-name="T19"> </text:span><text:span text:style-name="T18">qui sont nez auec toute<text:line-break/></text:span><text:span text:style-name="T19">l</text:span><text:span text:style-name="T18">a beauté imaginable</text:span><text:span text:style-name="T19">,</text:span><text:span text:style-name="T18"> saluent d’ordina</text:span><text:span text:style-name="T19">i</text:span><text:span text:style-name="T18">re le par</text:span><text:span text:style-name="T19">t</text:span><text:span text:style-name="T18">y<text:line-break/>des plus riches</text:span><text:span text:style-name="T19">.</text:span><text:span text:style-name="T18"> Que si quelqu'un se cond</text:span><text:span text:style-name="T19">u</text:span><text:span text:style-name="T18">i</text:span><text:span text:style-name="T19">so</text:span><text:span text:style-name="T18">it se</text:span><text:span text:style-name="T19">-<text:line-break/>I</text:span><text:span text:style-name="T18">on la veritable raison , ses grandes richesses se</text:span><text:span text:style-name="T19">-<text:line-break/></text:span><text:span text:style-name="T18">roient de </text:span><text:span text:style-name="T19">Usu</text:span><text:span text:style-name="T18">re sobrement auec vn esprit reglé,<text:line-break/>puis</text:span><text:span text:style-name="T19"> </text:span><text:span text:style-name="T18">qu</text:span><text:span text:style-name="T19">’il </text:span><text:span text:style-name="T18">n</text:span><text:span text:style-name="T19">'u</text:span><text:span text:style-name="T18"> a</text:span><text:span text:style-name="T19"> </text:span><text:span text:style-name="T18">iamais</text:span><text:span text:style-name="T19"> </text:span><text:span text:style-name="T18">de d</text:span><text:span text:style-name="T19">is</text:span><text:span text:style-name="T18">ette de peu. Mais les<text:line-break/>Hommes ont voulu estr</text:span><text:span text:style-name="T19">e</text:span><text:span text:style-name="T18"> éle</text:span><text:span text:style-name="T19">u</text:span><text:span text:style-name="T18">ez en dignité &amp; en<text:line-break/>puissance, afin que</text:span><text:span text:style-name="T19"> </text:span><text:span text:style-name="T18">leur fort</text:span><text:span text:style-name="T19">u</text:span><text:span text:style-name="T18">ne s</text:span><text:span text:style-name="T19">es</text:span><text:span text:style-name="T18">oustin</text:span><text:span text:style-name="T19">ts</text:span><text:span text:style-name="T18">u</text:span><text:span text:style-name="T19">rv</text:span><text:span text:style-name="T18">n<text:line-break/>fondement solid</text:span><text:span text:style-name="T19">e</text:span><text:span text:style-name="T18">, &amp; q</text:span><text:span text:style-name="T19">u’fl</text:span><text:span text:style-name="T18">s pussent mener Une vie<text:line-break/>douce</text:span><text:span text:style-name="T19"> </text:span><text:span text:style-name="T18">dans </text:span><text:span text:style-name="T19">l’</text:span><text:span text:style-name="T18">opulence</text:span><text:span text:style-name="T19">.</text:span><text:span text:style-name="T18"> Cel</text:span><text:span text:style-name="T19">aner</text:span><text:span text:style-name="T18">eüssit pas toutes-<text:line-break/>foi</text:span><text:span text:style-name="T19">s</text:span><text:span text:style-name="T18">, parce q</text:span><text:span text:style-name="T19">u</text:span><text:span text:style-name="T18">e voulant atteindre au suprém</text:span><text:span text:style-name="T19">e</text:span><text:span text:style-name="T18"> hon</text:span><text:span text:style-name="T19">-<text:line-break/></text:span><text:span text:style-name="T18">neur </text:span><text:span text:style-name="T19">,</text:span><text:span text:style-name="T18"> ils </text:span><text:span text:style-name="T19">f</text:span><text:span text:style-name="T18">e sont engagez dans vn chemin mal-aisé</text:span><text:span text:style-name="T19">r<text:line-break/>&amp;</text:span><text:span text:style-name="T18"> cependant l’</text:span><text:span text:style-name="T19">E</text:span><text:span text:style-name="T18">nuie apr</text:span><text:span text:style-name="T19">e</text:span><text:span text:style-name="T18">s les auoir frappez </text:span><text:span text:style-name="T19">c</text:span><text:span text:style-name="T18">om-<text:line-break/>m</text:span><text:span text:style-name="T19">e</text:span><text:span text:style-name="T18"> vn coup de tonnerr</text:span><text:span text:style-name="T19">e</text:span><text:span text:style-name="T18">, les a pre</text:span><text:span text:style-name="T19">c</text:span><text:span text:style-name="T18">ipitez d'un lieu<text:line-break/></text:span><text:span text:style-name="T19">é</text:span><text:span text:style-name="T18">leu</text:span><text:span text:style-name="T19">éaus</text:span><text:span text:style-name="T18">ond des ab</text:span><text:span text:style-name="T19">ysi</text:span><text:span text:style-name="T18">nes. D</text:span><text:span text:style-name="T19">e</text:span><text:span text:style-name="T18"> sorte qu</text:span><text:span text:style-name="T19">i</text:span><text:span text:style-name="T18">l vau</text:span><text:span text:style-name="T19">-<text:line-break/></text:span><text:span text:style-name="T18">droit beaucoup mieux obe</text:span><text:span text:style-name="T19">tt</text:span><text:span text:style-name="T18"> &amp; demeurer en paix,<text:line-break/>que de pretendre à commander souuerain</text:span><text:span text:style-name="T19">c</text:span><text:span text:style-name="T18">ment,<text:line-break/>&amp; tenir sous son empire des Royaumes assujettis.<text:line-break/>C</text:span><text:span text:style-name="T19">’</text:span><text:span text:style-name="T18">es</text:span><text:span text:style-name="T19">t</text:span><text:span text:style-name="T18"> pourquoy souff</text:span><text:span text:style-name="T19">r</text:span><text:span text:style-name="T18">ez qu’ils se trauai</text:span><text:span text:style-name="T19">i</text:span><text:span text:style-name="T18">i</text:span><text:span text:style-name="T19">e</text:span><text:span text:style-name="T18">nt en<text:line-break/>vain, en se choquant rudement dans le chemin<text:line-break/>estroi</text:span><text:span text:style-name="T19">td</text:span><text:span text:style-name="T18">e l'ambition, parce que l</text:span><text:span text:style-name="T19">’</text:span><text:span text:style-name="T18">Enuie est comme<text:line-break/>la foudre qui frappe d</text:span><text:span text:style-name="T19">’</text:span><text:span text:style-name="T18">ordinaire les choses éleuées</text:span><text:span text:style-name="T19">é<text:line-break/></text:span><text:span text:style-name="T18">&amp; abbat ce</text:span><text:span text:style-name="T19">l</text:span><text:span text:style-name="T18">les qui font plus hautes que les autres</text:span><text:span text:style-name="T19">.<text:line-break/>{</text:span><text:span text:style-name="T18">parce, dis-i</text:span><text:span text:style-name="T19">e</text:span><text:span text:style-name="T18">, qu’ils ne paraissent prudens que par<text:line-break/>a bouche d'autru</text:span><text:span text:style-name="T19">y</text:span><text:span text:style-name="T18">, &amp; qu</text:span><text:span text:style-name="T19">’</text:span><text:span text:style-name="T18">i</text:span><text:span text:style-name="T19">l</text:span><text:span text:style-name="T18">s écoutent</text:span><text:span text:style-name="T19"> </text:span><text:span text:style-name="T18">plustost les<text:line-break/>choses par les oreilles de</text:span><text:span text:style-name="T19"> </text:span><text:span text:style-name="T18">leurs Confiden</text:span><text:span text:style-name="T19">t</text:span><text:span text:style-name="T18">, qu</text:span><text:span text:style-name="T19">'</text:span><text:span text:style-name="T18">ils</text:span></text:p>
      <text:p text:style-name="Texte_20_du_20_corps"><text:span text:style-name="T21">Prxs</text:span><text:span text:style-name="T20">i</text:span><text:span text:style-name="T21">diu</text:span><text:span text:style-name="T20">m</text:span></text:p>
      <text:p text:style-name="P11"><text:span text:style-name="T18">LE V. </text:span><text:span text:style-name="T19">L1</text:span><text:span text:style-name="T18">VRE DE L</text:span><text:span text:style-name="T19">U</text:span><text:span text:style-name="T18">cREc</text:span><text:span text:style-name="T19">i.</text:span><text:span text:style-name="T18"> </text:span><text:span text:style-name="T19">à44<text:line-break/></text:span><text:span text:style-name="T18">n</text:span><text:span text:style-name="T19">’o</text:span><text:span text:style-name="T18">nt d'applicati</text:span><text:span text:style-name="T19">o</text:span><text:span text:style-name="T18">n à les voir eux</text:span><text:span text:style-name="T19">.</text:span><text:span text:style-name="T18">mesmes pour</text:span><text:span text:style-name="T19"> </text:span><text:span text:style-name="T18">les<text:line-break/>Connoistre </text:span><text:span text:style-name="T19">p</text:span><text:span text:style-name="T18">arfaitement:c</text:span><text:span text:style-name="T19">e</text:span><text:span text:style-name="T18"> qui n’est pas à </text:span><text:span text:style-name="T19">p</text:span><text:span text:style-name="T18">resent,<text:line-break/></text:span><text:span text:style-name="T19">&amp;</text:span><text:span text:style-name="T18"> ne sera pas mieux defor</text:span><text:span text:style-name="T19">m</text:span><text:span text:style-name="T18">a</text:span><text:span text:style-name="T19">i</text:span><text:span text:style-name="T18">s qu’</text:span><text:span text:style-name="T19">i</text:span><text:span text:style-name="T18">l </text:span><text:span text:style-name="T19">a</text:span><text:span text:style-name="T18"> esté </text:span><text:span text:style-name="T19">c</text:span><text:span text:style-name="T18">y-d</text:span><text:span text:style-name="T19">e-<text:line-break/></text:span><text:span text:style-name="T18">uan</text:span><text:span text:style-name="T19">r.</text:span></text:p>
      <text:p text:style-name="Texte_20_du_20_corps"><text:span text:style-name="T18">Quand les Ro</text:span><text:span text:style-name="T19">yS</text:span><text:span text:style-name="T18"> ont</text:span><text:span text:style-name="T19"> </text:span><text:span text:style-name="T18">esté tuez</text:span><text:span text:style-name="T19">,</text:span><text:span text:style-name="T18"> </text:span><text:span text:style-name="T19">sa</text:span><text:span text:style-name="T18">ncienn</text:span><text:span text:style-name="T19">c </text:span><text:span text:style-name="T18">maje</text:span><text:span text:style-name="T19">-<text:line-break/></text:span><text:span text:style-name="T18">sté des </text:span><text:span text:style-name="T19">P</text:span><text:span text:style-name="T18">ro</text:span><text:span text:style-name="T19">fi</text:span><text:span text:style-name="T18">les a</text:span><text:span text:style-name="T19"> </text:span><text:span text:style-name="T18">esté</text:span><text:span text:style-name="T19"> </text:span><text:span text:style-name="T18">abbatu</text:span><text:span text:style-name="T19">ë</text:span><text:span text:style-name="T18"> </text:span><text:span text:style-name="T19">,</text:span><text:span text:style-name="T18"> &amp; les Sceptres su</text:span><text:span text:style-name="T19">-<text:line-break/>p</text:span><text:span text:style-name="T18">erlies ont esté brisez L</text:span><text:span text:style-name="T19">'</text:span><text:span text:style-name="T18">ens</text:span><text:span text:style-name="T19">e</text:span><text:span text:style-name="T18">ign</text:span><text:span text:style-name="T19">e</text:span><text:span text:style-name="T18"> illustre de la<text:line-break/>iou</text:span><text:span text:style-name="T19">ue</text:span><text:span text:style-name="T18">raine dignité estoit ensanglantée , &amp; sem-<text:line-break/>bloit pleur</text:span><text:span text:style-name="T19">e</text:span><text:span text:style-name="T18">r </text:span><text:span text:style-name="T19">f</text:span><text:span text:style-name="T18">ous les pieds du vulgaire , le grand<text:line-break/>honneur qu’elle auoit perdu : </text:span><text:span text:style-name="T19">c</text:span><text:span text:style-name="T18">ar elle estoi</text:span><text:span text:style-name="T19">t</text:span><text:span text:style-name="T18"> fou-<text:line-break/>lée auec d’autant plus d</text:span><text:span text:style-name="T19">’</text:span><text:span text:style-name="T18">indignation qu</text:span><text:span text:style-name="T19">’e</text:span><text:span text:style-name="T18">l</text:span><text:span text:style-name="T19">l</text:span><text:span text:style-name="T18">e auoit<text:line-break/>esté trop redouté</text:span><text:span text:style-name="T19">e</text:span><text:span text:style-name="T18"> Le Gou</text:span><text:span text:style-name="T19">ue</text:span><text:span text:style-name="T18">rnement donc re-<text:line-break/>tournoi</text:span><text:span text:style-name="T19">tàlal</text:span><text:span text:style-name="T18">i</text:span><text:span text:style-name="T19">edu</text:span><text:span text:style-name="T18"> Peuple</text:span><text:span text:style-name="T19">,</text:span><text:span text:style-name="T18"> &amp; aux Assemblées tu</text:span><text:span text:style-name="T19">-<text:line-break/></text:span><text:span text:style-name="T18">inuliuaires</text:span><text:span text:style-name="T19">,</text:span><text:span text:style-name="T18"> lors que chacun demandait pour soy<text:line-break/>l’</text:span><text:span text:style-name="T19">E</text:span><text:span text:style-name="T18">mpire </text:span><text:span text:style-name="T19">&amp;</text:span><text:span text:style-name="T18"> l'authorité So</text:span><text:span text:style-name="T19">ut</text:span><text:span text:style-name="T18">i</text:span><text:span text:style-name="T19">e</text:span><text:span text:style-name="T18">raine. De là ils en</text:span><text:span text:style-name="T19">-<text:line-break/></text:span><text:span text:style-name="T18">s</text:span><text:span text:style-name="T19">o</text:span><text:span text:style-name="T18">ignèrent à créer les Magistrats, &amp; firent des or</text:span><text:span text:style-name="T19">-<text:line-break/></text:span><text:span text:style-name="T18">donnante</text:span><text:span text:style-name="T19">s</text:span><text:span text:style-name="T18">, afin qu’il</text:span><text:span text:style-name="T19">s</text:span><text:span text:style-name="T18"> eussent à se serui</text:span><text:span text:style-name="T19">t</text:span><text:span text:style-name="T18"> ils Lo</text:span><text:span text:style-name="T19">la</text:span><text:span text:style-name="T18">.<text:line-break/>Car</text:span><text:span text:style-name="T19"> </text:span><text:span text:style-name="T18">le genre humain qui languissoi</text:span><text:span text:style-name="T19">tp</text:span><text:span text:style-name="T18">a</text:span><text:span text:style-name="T19">rl</text:span><text:span text:style-name="T18">e</text:span><text:span text:style-name="T19">si</text:span><text:span text:style-name="T18">nimi-<text:line-break/>tiez recipr</text:span><text:span text:style-name="T19">o</text:span><text:span text:style-name="T18">ques , </text:span><text:span text:style-name="T19">&amp;</text:span><text:span text:style-name="T18"> qui es</text:span><text:span text:style-name="T19">t</text:span><text:span text:style-name="T18">oit ennuyé de passer:<text:line-break/></text:span><text:span text:style-name="T19">lav</text:span><text:span text:style-name="T18">i</text:span><text:span text:style-name="T19">c</text:span><text:span text:style-name="T18"> parm</text:span><text:span text:style-name="T19">yl</text:span><text:span text:style-name="T18">es troubles de la violence</text:span><text:span text:style-name="T19">,</text:span><text:span text:style-name="T18"> tomba<text:line-break/>volontairement sous</text:span><text:span text:style-name="T19"> </text:span><text:span text:style-name="T18">le</text:span><text:span text:style-name="T19"> </text:span><text:span text:style-name="T18">joug des Edicts : </text:span><text:span text:style-name="T19">&amp;</text:span><text:span text:style-name="T18"> de ce<text:line-break/>que chacun se pre</text:span><text:span text:style-name="T19">pa</text:span><text:span text:style-name="T18">roit à la vengeance par coler</text:span><text:span text:style-name="T19">è<text:line-break/></text:span><text:span text:style-name="T18">auec plus d'animosité qu’il n’est maintenant per</text:span><text:span text:style-name="T19">-<text:line-break/></text:span><text:span text:style-name="T18">mis par</text:span><text:span text:style-name="T19"> </text:span><text:span text:style-name="T18">les</text:span><text:span text:style-name="T19"> </text:span><text:span text:style-name="T18">eq</text:span><text:span text:style-name="T19">u</text:span><text:span text:style-name="T18">itables Loix; les Hommes se sont<text:line-break/>ennuyez d</text:span><text:span text:style-name="T19">e</text:span><text:span text:style-name="T18"> mener </text:span><text:span text:style-name="T19">U</text:span><text:span text:style-name="T18">ne vie si turbulente : mais la<text:line-break/>crainte des peines en a troublé depuis tou</text:span><text:span text:style-name="T19">t</text:span><text:span text:style-name="T18">es les<text:line-break/>douceurs</text:span><text:span text:style-name="T19">.</text:span><text:span text:style-name="T18"> Car</text:span><text:span text:style-name="T19"> </text:span><text:span text:style-name="T18">la violence</text:span><text:span text:style-name="T19"> </text:span><text:span text:style-name="T18">&amp; l’injure que fait quel-<text:line-break/>qu'un l</text:span><text:span text:style-name="T19">'</text:span><text:span text:style-name="T18">embarrassent luy-mesm</text:span><text:span text:style-name="T19">e</text:span><text:span text:style-name="T18">, &amp; retournent<text:line-break/>souuent au lieu d</text:span><text:span text:style-name="T19">loù</text:span><text:span text:style-name="T18"> elles ont pris leur origine</text:span><text:span text:style-name="T19">.</text:span><text:span text:style-name="T18"> De<text:line-break/>sorte qu’il n</text:span><text:span text:style-name="T19">le</text:span><text:span text:style-name="T18">st point du tout facile de me</text:span><text:span text:style-name="T19">ne</text:span><text:span text:style-name="T18">r vne<text:line-break/>vi</text:span><text:span text:style-name="T19">ed</text:span><text:span text:style-name="T18">ou ce</text:span><text:span text:style-name="T19"> </text:span><text:span text:style-name="T18">à quiconque</text:span><text:span text:style-name="T19"> </text:span><text:span text:style-name="T18">viole par</text:span><text:span text:style-name="T19"> </text:span><text:span text:style-name="T18">ses</text:span><text:span text:style-name="T19"> </text:span><text:span text:style-name="T18">actions les al-<text:line-break/>liances de</text:span><text:span text:style-name="T19"> </text:span><text:span text:style-name="T18">la</text:span><text:span text:style-name="T19"> </text:span><text:span text:style-name="T18">paix</text:span><text:span text:style-name="T19">.</text:span><text:span text:style-name="T18"> </text:span><text:span text:style-name="T19">Qee </text:span><text:span text:style-name="T18">s</text:span><text:span text:style-name="T19">’</text:span><text:span text:style-name="T18">il</text:span><text:span text:style-name="T19"> </text:span><text:span text:style-name="T18">pense tromper</text:span><text:span text:style-name="T19"> </text:span><text:span text:style-name="T18">que</text:span><text:span text:style-name="T19">l</text:span><text:span text:style-name="T18">ques-<text:line-break/>fois les Hommes &amp; les Dieux,</text:span><text:span text:style-name="T19">i</text:span><text:span text:style-name="T18">l ne s</text:span><text:span text:style-name="T19">c</text:span><text:span text:style-name="T18">auro</text:span><text:span text:style-name="T19">i</text:span><text:span text:style-name="T18">t neant-<text:line-break/>moins estre asseur</text:span><text:span text:style-name="T19">éq</text:span><text:span text:style-name="T18">u</text:span><text:span text:style-name="T19">el</text:span><text:span text:style-name="T18">a chose demeure caché</text:span><text:span text:style-name="T19">e</text:span></text:p>
      <text:p text:style-name="P11"><text:span text:style-name="T37">24</text:span><text:span text:style-name="T36">5</text:span><text:span text:style-name="T37"> LE V. L</text:span><text:span text:style-name="T36">I</text:span><text:span text:style-name="T37">V</text:span><text:span text:style-name="T36">R</text:span><text:span text:style-name="T37">E DE L</text:span><text:span text:style-name="T36">y</text:span><text:span text:style-name="T37">cRE</text:span><text:span text:style-name="T36">CE.<text:line-break/></text:span><text:span text:style-name="T18">pour t</text:span><text:span text:style-name="T19">ou</text:span><text:span text:style-name="T18">siours : car quand il </text:span><text:span text:style-name="T20">ny</text:span><text:span text:style-name="T18"> aurait autre<text:line-break/>chose à craindr</text:span><text:span text:style-name="T19">e</text:span><text:span text:style-name="T18">, il y en a plusieurs qui parlent en<text:line-break/>dormant </text:span><text:span text:style-name="T19">,</text:span><text:span text:style-name="T18"> </text:span><text:span text:style-name="T19">&amp;</text:span><text:span text:style-name="T18"> qui dans les réuerie</text:span><text:span text:style-name="T19">s</text:span><text:span text:style-name="T18"> d'une maladie</text:span><text:span text:style-name="T19">,<text:line-break/></text:span><text:span text:style-name="T18">déco</text:span><text:span text:style-name="T19">u</text:span><text:span text:style-name="T18">urent souuent des pe</text:span><text:span text:style-name="T19">c</text:span><text:span text:style-name="T18">hez qui auroient esté<text:line-break/>long-temps cachez</text:span><text:span text:style-name="T19">.</text:span></text:p>
      <text:p text:style-name="Texte_20_du_20_corps"><text:span text:style-name="T18">Maintenant il n</text:span><text:span text:style-name="T19">'</text:span><text:span text:style-name="T18">est pas fort difficile de rendre i<text:line-break/>i la raison pourquoy les Dieux ont esté reconnus<text:line-break/>p</text:span><text:span text:style-name="T19">ar</text:span><text:span text:style-name="T18">my les Nations , &amp;</text:span><text:span text:style-name="T19"> </text:span><text:span text:style-name="T18">pourquoy les Villes leur<text:line-break/>ont dress</text:span><text:span text:style-name="T19">é</text:span><text:span text:style-name="T18"> tant d Autel</text:span><text:span text:style-name="T19">s,</text:span><text:span text:style-name="T18"> &amp; institué tant de cere</text:span><text:span text:style-name="T19">-<text:line-break/></text:span><text:span text:style-name="T18">monies sacrées , ce qui se pratique aui</text:span><text:span text:style-name="T19">o</text:span><text:span text:style-name="T18">urd’huy en<text:line-break/>vne infinité de lieux</text:span><text:span text:style-name="T19">.</text:span><text:span text:style-name="T18"> La crainte qui </text:span><text:span text:style-name="T19">ae</text:span><text:span text:style-name="T18">s</text:span><text:span text:style-name="T19">téc</text:span><text:span text:style-name="T18">on-<text:line-break/>ceuë dans le cœur des Mortels , a este cause que pat<text:line-break/>toute la Terre, on leur</text:span><text:span text:style-name="T19"> </text:span><text:span text:style-name="T18">éleue</text:span><text:span text:style-name="T19"> </text:span><text:span text:style-name="T18">des Temples,</text:span><text:span text:style-name="T19"> &amp; </text:span><text:span text:style-name="T18">que:<text:line-break/></text:span><text:span text:style-name="T19">l</text:span><text:span text:style-name="T18">’</text:span><text:span text:style-name="T19">o</text:span><text:span text:style-name="T18">n celebre des Festes en leur honneur</text:span><text:span text:style-name="T19">.</text:span><text:span text:style-name="T18"> Car alors<text:line-break/></text:span><text:span text:style-name="T19">l</text:span><text:span text:style-name="T18">es Hommes consideroient d'un esprit Vigilant</text:span><text:span text:style-name="T19">,</text:span><text:span text:style-name="T18"> &amp;<text:line-break/>vo</text:span><text:span text:style-name="T19">yo</text:span><text:span text:style-name="T18">ient mesmes en dormant la beauté des Dieux<text:line-break/>qui leur paroissoient d'une taille m</text:span><text:span text:style-name="T19">e</text:span><text:span text:style-name="T18">rueilleuse-<text:line-break/>men</text:span><text:span text:style-name="T19">ta</text:span><text:span text:style-name="T18">uantageuse. Ils leur attribuèrent don</text:span><text:span text:style-name="T19">cl</text:span><text:span text:style-name="T18">'u</text:span><text:span text:style-name="T19">-<text:line-break/>f</text:span><text:span text:style-name="T18">age des sens , pource qu’il leur se</text:span><text:span text:style-name="T19">rn</text:span><text:span text:style-name="T18">bloit qu ils<text:line-break/>auoient du mouuemen</text:span><text:span text:style-name="T19">t,</text:span><text:span text:style-name="T18"> &amp; qu'ils proferoient des<text:line-break/>paroles graue</text:span><text:span text:style-name="T19">s</text:span><text:span text:style-name="T18">, à proportion de ce qu’ils auoient<text:line-break/>vn V</text:span><text:span text:style-name="T19">i</text:span><text:span text:style-name="T18">fag</text:span><text:span text:style-name="T19">e</text:span><text:span text:style-name="T18"> éclatant &amp; des forces inuinc</text:span><text:span text:style-name="T19">l</text:span><text:span text:style-name="T18">bl</text:span><text:span text:style-name="T19">e</text:span><text:span text:style-name="T18">s. Ils<text:line-break/></text:span><text:span text:style-name="T19">e</text:span><text:span text:style-name="T18">stlm</text:span><text:span text:style-name="T19">e</text:span><text:span text:style-name="T18">rent aussi que leur Vie estoit eternelle, pour-<text:line-break/>ce qu'un me</text:span><text:span text:style-name="T19">f</text:span><text:span text:style-name="T18">m</text:span><text:span text:style-name="T19">e</text:span><text:span text:style-name="T18"> visage </text:span><text:span text:style-name="T19">&amp;</text:span><text:span text:style-name="T18"> vne mesine forme </text:span><text:span text:style-name="T19">f</text:span><text:span text:style-name="T18">e </text:span><text:span text:style-name="T19">r</text:span><text:span text:style-name="T18">e</text:span><text:span text:style-name="T19">-</text:span><text:span text:style-name="T18"> </text:span><text:span text:style-name="T19">i<text:line-break/></text:span><text:span text:style-name="T18">pr</text:span><text:span text:style-name="T19">e</text:span><text:span text:style-name="T18">t</text:span><text:span text:style-name="T19">e</text:span><text:span text:style-name="T18">ntoient tousiours à leur imagination, ac</text:span><text:span text:style-name="T19">-<text:line-break/></text:span><text:span text:style-name="T18">compagnez d’ailleurs de si grandes forces</text:span><text:span text:style-name="T19">,</text:span><text:span text:style-name="T18"> qu'ils<text:line-break/>ne pensoient pas que iam</text:span><text:span text:style-name="T19">a</text:span><text:span text:style-name="T18">is ils pussent estre </text:span><text:span text:style-name="T19">f</text:span><text:span text:style-name="T18">ur</text:span><text:span text:style-name="T19">-<text:line-break/></text:span><text:span text:style-name="T18">montez : qu au reste ils estoient heureux en cela</text:span><text:span text:style-name="T19">,<text:line-break/></text:span><text:span text:style-name="T18">que la crainte de la mort ne les inqui</text:span><text:span text:style-name="T19">e</text:span><text:span text:style-name="T18">toit nulle-<text:line-break/>ment, &amp; que rien n’estoit capable de</text:span><text:span text:style-name="T19"> </text:span><text:span text:style-name="T18">leur donner<text:line-break/>de la peine </text:span><text:span text:style-name="T19">,</text:span><text:span text:style-name="T18"> s estant persuadez en dormant qu'i</text:span><text:span text:style-name="T19">l</text:span><text:span text:style-name="T18">s<text:line-break/>leur voyo</text:span><text:span text:style-name="T19">i</text:span><text:span text:style-name="T18">ent faire vn</text:span><text:span text:style-name="T19">e</text:span><text:span text:style-name="T18"> infinité de choses mer</text:span><text:span text:style-name="T19">-<text:line-break/></text:span><text:span text:style-name="T18">u</text:span><text:span text:style-name="T19">c</text:span><text:span text:style-name="T18">i</text:span><text:span text:style-name="T19">lle</text:span><text:span text:style-name="T18">u</text:span><text:span text:style-name="T19">se</text:span><text:span text:style-name="T18">s</text:span><text:span text:style-name="T19">.</text:span><text:span text:style-name="T18"> Dauantage, comme ils cons</text:span><text:span text:style-name="T19">i</text:span><text:span text:style-name="T18">deroi</text:span><text:span text:style-name="T19">e</text:span><text:span text:style-name="T18">nt<text:line-break/>I</text:span><text:span text:style-name="T19">’ég</text:span><text:span text:style-name="T18">al</text:span><text:span text:style-name="T19">l </text:span><text:span text:style-name="T18">t</text:span><text:span text:style-name="T19">e</text:span><text:span text:style-name="T18"> du mouuement des Cieu</text:span><text:span text:style-name="T19">x</text:span><text:span text:style-name="T18">, </text:span><text:span text:style-name="T19">&amp;</text:span><text:span text:style-name="T18"> les Saisons</text:span></text:p>
      <text:p text:style-name="P11"><text:bookmark-start text:name="bookmark96"/><text:span text:style-name="T113">LE V. </text:span><text:span text:style-name="T112">L1</text:span><text:span text:style-name="T113"> v R E </text:span><text:span text:style-name="T112">DE</text:span><text:span text:style-name="T113"> L </text:span><text:span text:style-name="T112">v</text:span><text:span text:style-name="T113"> c</text:span><text:span text:style-name="T112"> </text:span><text:span text:style-name="T113">R </text:span><text:span text:style-name="T87">t</text:span><text:span text:style-name="T86">e</text:span><text:span text:style-name="T113"> </text:span><text:span text:style-name="T112">r</text:span><text:span text:style-name="T113"><text:tab/></text:span><text:span text:style-name="T112">2</text:span><text:span text:style-name="T113">4</text:span><text:span text:style-name="T112">6</text:span><text:bookmark-end text:name="bookmark96"/></text:p>
      <text:p text:style-name="Texte_20_du_20_corps"><text:span text:style-name="T18">de l'année qui ont leurs vicissitudes au</text:span><text:span text:style-name="T19">e</text:span><text:span text:style-name="T18">c vn ordre<text:line-break/></text:span><text:span text:style-name="T21">si reglé </text:span><text:span text:style-name="T20">,</text:span><text:span text:style-name="T18"> i</text:span><text:span text:style-name="T19">i</text:span><text:span text:style-name="T18">s n</text:span><text:span text:style-name="T19">’e</text:span><text:span text:style-name="T18">n purent connois</text:span><text:span text:style-name="T19">t</text:span><text:span text:style-name="T18">re les causes</text:span><text:span text:style-name="T19">.'<text:line-break/></text:span><text:span text:style-name="T18">C’est pourquoy ils les rap</text:span><text:span text:style-name="T19">p</text:span><text:span text:style-name="T18">orte</text:span><text:span text:style-name="T19">r</text:span><text:span text:style-name="T18">ent toutes aux<text:line-break/>Dieu</text:span><text:span text:style-name="T19">x</text:span><text:span text:style-name="T18">, &amp; furent ais</text:span><text:span text:style-name="T19">é</text:span><text:span text:style-name="T18">ment persuadez que rien ne<text:line-break/></text:span><text:span text:style-name="T37">s</text:span><text:span text:style-name="T36">e</text:span><text:span text:style-name="T19">f</text:span><text:span text:style-name="T18">aisoit au monde sans leur volonté. Enfin, ils<text:line-break/>estab</text:span><text:span text:style-name="T19">l</text:span><text:span text:style-name="T18">irent dans le Ciel des Tro</text:span><text:span text:style-name="T19">f</text:span><text:span text:style-name="T18">nes , &amp; des Palais<text:line-break/>pour les Dieux, voyant qu</text:span><text:span text:style-name="T19">e</text:span><text:span text:style-name="T18"> le Soleil</text:span><text:span text:style-name="T19"> &amp;</text:span><text:span text:style-name="T18"> la</text:span><text:span text:style-name="T19"> </text:span><text:span text:style-name="T18">Lune<text:line-break/>y sont roulez, &amp; qu</text:span><text:span text:style-name="T19">e</text:span><text:span text:style-name="T18"> de</text:span><text:span text:style-name="T19"> </text:span><text:span text:style-name="T18">c</text:span><text:span text:style-name="T19">ec</text:span><text:span text:style-name="T18">osté là l’</text:span><text:span text:style-name="T19">o</text:span><text:span text:style-name="T18">n</text:span><text:span text:style-name="T19"> </text:span><text:span text:style-name="T18">voit</text:span><text:span text:style-name="T19"> </text:span><text:span text:style-name="T18">pa-<text:line-break/>roistre les changeme</text:span><text:span text:style-name="T19">nt</text:span><text:span text:style-name="T18"> de la Lun</text:span><text:span text:style-name="T19">e</text:span><text:span text:style-name="T18">, le Iour , sa<text:line-break/></text:span><text:span text:style-name="T19">'</text:span><text:span text:style-name="T18"> Nuic</text:span><text:span text:style-name="T19">t</text:span><text:span text:style-name="T18">, les Estoile</text:span><text:span text:style-name="T19">s,</text:span><text:span text:style-name="T18"> les Flambeaux nocturnes, les<text:line-break/>Feu</text:span><text:span text:style-name="T19">x</text:span><text:span text:style-name="T18"> volage</text:span><text:span text:style-name="T19">s</text:span><text:span text:style-name="T18">, les Nuée</text:span><text:span text:style-name="T19">s</text:span><text:span text:style-name="T18">, la Ro</text:span><text:span text:style-name="T19">sée</text:span><text:span text:style-name="T18">, les Plu</text:span><text:span text:style-name="T19">ye</text:span><text:span text:style-name="T18">s, la<text:line-break/>Neig</text:span><text:span text:style-name="T19">e,</text:span><text:span text:style-name="T18"> les Vents</text:span><text:span text:style-name="T19">,</text:span><text:span text:style-name="T18"> </text:span><text:span text:style-name="T19">l</text:span><text:span text:style-name="T18">es Foudres</text:span><text:span text:style-name="T19">,</text:span><text:span text:style-name="T18"> la Gre</text:span><text:span text:style-name="T19">ffe</text:span><text:span text:style-name="T18">, les Tem-<text:line-break/>pestes,&amp;les Tonnerres</text:span><text:span text:style-name="T19"> </text:span><text:span text:style-name="T18">mena</text:span><text:span text:style-name="T19">c</text:span><text:span text:style-name="T18">ans.</text:span></text:p>
      <text:p text:style-name="Texte_20_du_20_corps"><text:span text:style-name="T37">o </text:span><text:span text:style-name="T18">genre humain mal-heureu</text:span><text:span text:style-name="T19">x</text:span><text:span text:style-name="T18">, qui attribues tou-<text:line-break/>tes ces choses aux Dieu</text:span><text:span text:style-name="T19">x</text:span><text:span text:style-name="T18">, &amp; qui adjoustes à</text:span><text:span text:style-name="T19"> </text:span><text:span text:style-name="T18">leur<text:line-break/>esprit l’</text:span><text:span text:style-name="T19">a</text:span><text:span text:style-name="T18">mer</text:span><text:span text:style-name="T19">t</text:span><text:span text:style-name="T18">ume du courroux .' Combien parce<text:line-break/>moyen ont</text:span><text:span text:style-name="T19">-</text:span><text:span text:style-name="T18">ils engendré de plaintes en eux</text:span><text:span text:style-name="T19">-</text:span><text:span text:style-name="T18">m</text:span><text:span text:style-name="T19">e</text:span><text:span text:style-name="T18">s</text:span><text:span text:style-name="T19">-<text:line-break/></text:span><text:span text:style-name="T18">mes</text:span><text:span text:style-name="T19">,</text:span><text:span text:style-name="T18"> de sollicitudes pour nou</text:span><text:span text:style-name="T19">s,</text:span><text:span text:style-name="T18"> &amp; de larmes pour<text:line-break/>la posterité </text:span><text:span text:style-name="T19">2</text:span><text:span text:style-name="T18"> Ce </text:span><text:span text:style-name="T19">l'e</text:span><text:span text:style-name="T18">st pas</text:span><text:span text:style-name="T19"> </text:span><text:span text:style-name="T18">la auoir de</text:span><text:span text:style-name="T19"> </text:span><text:span text:style-name="T18">la pi</text:span><text:span text:style-name="T19">e</text:span><text:span text:style-name="T18">t</text:span><text:span text:style-name="T19">e </text:span><text:span text:style-name="T18">que<text:line-break/>d</text:span><text:span text:style-name="T19">le</text:span><text:span text:style-name="T18">stre v</text:span><text:span text:style-name="T19">e</text:span><text:span text:style-name="T18">u soutient ayant la teste voilé</text:span><text:span text:style-name="T19">e</text:span><text:span text:style-name="T18">, tournée<text:line-break/>du costé d'une </text:span><text:span text:style-name="T19">p</text:span><text:span text:style-name="T18">ierre</text:span><text:span text:style-name="T19">,&amp;</text:span><text:span text:style-name="T18"> de s'approcher de tous les<text:line-break/>Autel</text:span><text:span text:style-name="T19">s</text:span><text:span text:style-name="T18">, ny de se prosterner par terre</text:span><text:span text:style-name="T19">,</text:span><text:span text:style-name="T18"> &amp; détendre<text:line-break/>ses mains deuant les Temples des Dieux</text:span><text:span text:style-name="T19">,</text:span><text:span text:style-name="T18"> ny d'</text:span><text:span text:style-name="T19">a</text:span><text:span text:style-name="T18">r</text:span><text:span text:style-name="T19">-<text:line-break/></text:span><text:span text:style-name="T18">roser les Autels du sang de beaucoup d’Aniinaux,<text:line-break/>ny d</text:span><text:span text:style-name="T19">éf</text:span><text:span text:style-name="T18">aire plusieurs vœux</text:span><text:span text:style-name="T19">,</text:span><text:span text:style-name="T18"> mais bien pl</text:span><text:span text:style-name="T19">u</text:span><text:span text:style-name="T18">stost de<text:line-break/>pouuoir considerer toutes choses</text:span><text:span text:style-name="T19"> </text:span><text:span text:style-name="T18">d'une am</text:span><text:span text:style-name="T19">et</text:span><text:span text:style-name="T18">ran</text:span><text:span text:style-name="T19">-<text:line-break/></text:span><text:span text:style-name="T18">quil</text:span><text:span text:style-name="T19">e</text:span><text:span text:style-name="T18">. Car lors qu</text:span><text:span text:style-name="T19">e</text:span><text:span text:style-name="T18"> nous regardons en haut les ce-<text:line-break/>lestes Palais du grand Monde , &amp; le Firmament<text:line-break/>semé d’Est</text:span><text:span text:style-name="T19">o</text:span><text:span text:style-name="T18">iles </text:span><text:span text:style-name="T19">«</text:span><text:span text:style-name="T18">incessantes , &amp; que</text:span><text:span text:style-name="T19"> </text:span><text:span text:style-name="T18">nous consi-<text:line-break/>derons les mouuemens du Soleil &amp; de la Lune;<text:line-break/>Vne affliction sensible ne</text:span><text:span text:style-name="T19"> </text:span><text:span text:style-name="T18">nous vient pas plustost<text:line-break/>serrer le cœu</text:span><text:span text:style-name="T19">r</text:span><text:span text:style-name="T18">, que le soucy en mesme temps nous<text:line-break/>oblige de leu</text:span><text:span text:style-name="T19">e</text:span><text:span text:style-name="T18">r la telle en ha</text:span><text:span text:style-name="T19">ut</text:span><text:span text:style-name="T18"> pour chercher s’i</text:span><text:span text:style-name="T19">l<text:line-break/></text:span><text:span text:style-name="T18">n</text:span><text:span text:style-name="T19">’y</text:span><text:span text:style-name="T18"> a point pour nous quelque puissance s</text:span><text:span text:style-name="T19">u</text:span><text:span text:style-name="T18">perie</text:span><text:span text:style-name="T19">u}</text:span></text:p>
      <text:p text:style-name="P11"><text:bookmark-start text:name="bookmark98"/><text:span text:style-name="T112">447</text:span><text:span text:style-name="T113"> </text:span><text:span text:style-name="T112">LE</text:span><text:span text:style-name="T113"> V. L</text:span><text:span text:style-name="T112">t</text:span><text:span text:style-name="T113">vRE D</text:span><text:span text:style-name="T112">E</text:span><text:span text:style-name="T113"> Lv</text:span><text:span text:style-name="T112">CRÉCB.</text:span><text:bookmark-end text:name="bookmark98"/></text:p>
      <text:p text:style-name="Texte_20_du_20_corps"><text:span text:style-name="T18">re </text:span><text:span text:style-name="T19">,</text:span><text:span text:style-name="T18"> qui par vn mouuement imprimé tourne les<text:line-break/>Astres lumineux</text:span><text:span text:style-name="T19">.</text:span><text:span text:style-name="T18"> C</text:span><text:span text:style-name="T19">ar</text:span><text:span text:style-name="T18"> l’ignorance des causes agite<text:line-break/></text:span><text:span text:style-name="T19">l'</text:span><text:span text:style-name="T18">esprit douteux, pour sca</text:span><text:span text:style-name="T19">t</text:span><text:span text:style-name="T18">loir quelle a es</text:span><text:span text:style-name="T19">té</text:span><text:span text:style-name="T18">l o</text:span><text:span text:style-name="T19">n</text:span><text:span text:style-name="T18">gi-<text:line-break/>ne </text:span><text:span text:style-name="T19">d</text:span><text:span text:style-name="T18">u Mond</text:span><text:span text:style-name="T19">e</text:span><text:span text:style-name="T18">, quelles lont ses borne</text:span><text:span text:style-name="T19">s</text:span><text:span text:style-name="T18">, </text:span><text:span text:style-name="T19">&amp;</text:span><text:span text:style-name="T18"> iusques<text:line-break/>à quand ses enceintes sont capables de supporter le<text:line-break/>trauail d'un si grand mouuemen</text:span><text:span text:style-name="T19">t</text:span><text:span text:style-name="T18">, ou si elles sont<text:line-break/>incorruptibles pour durer etern</text:span><text:span text:style-name="T19">e</text:span><text:span text:style-name="T18">llem</text:span><text:span text:style-name="T19">e</text:span><text:span text:style-name="T18">n</text:span><text:span text:style-name="T19">t</text:span><text:span text:style-name="T18">, &amp; pour<text:line-break/>mefpriser to</text:span><text:span text:style-name="T19">us</text:span><text:span text:style-name="T18"> les efforts du temps immortel</text:span><text:span text:style-name="T19">.</text:span><text:span text:style-name="T18"> Da-<text:line-break/>uantage, de qui est-ce que </text:span><text:span text:style-name="T19">T</text:span><text:span text:style-name="T18">efprit n</text:span><text:span text:style-name="T19">’</text:span><text:span text:style-name="T18">es</text:span><text:span text:style-name="T19">t</text:span><text:span text:style-name="T18"> point ému<text:line-break/>par la crainte des Dieux ? De qui est</text:span><text:span text:style-name="T19">-</text:span><text:span text:style-name="T18">ce que les<text:line-break/>membres ne sont point saisis par la</text:span><text:span text:style-name="T19"> </text:span><text:span text:style-name="T18">peur</text:span><text:span text:style-name="T19"> </text:span><text:span text:style-name="T18">du </text:span><text:span text:style-name="T19">To</text:span><text:span text:style-name="T18">n-<text:line-break/>n</text:span><text:span text:style-name="T19">c</text:span><text:span text:style-name="T18">rr</text:span><text:span text:style-name="T19">c</text:span><text:span text:style-name="T18"> affreux , </text:span><text:span text:style-name="T19">l</text:span><text:span text:style-name="T18">ors que la Terre embrafée tremble<text:line-break/>sous ses coup</text:span><text:span text:style-name="T19">s,</text:span><text:span text:style-name="T18"> &amp; que ces murmures parcourent<text:line-break/>tout le Ciel </text:span><text:span text:style-name="T19">î</text:span><text:span text:style-name="T18"> Les Peuples &amp; les Natlons n</text:span><text:span text:style-name="T19">’</text:span><text:span text:style-name="T18">en sen</text:span><text:span text:style-name="T19">-<text:line-break/>te</text:span><text:span text:style-name="T18">nt-ils point l</text:span><text:span text:style-name="T19">’</text:span><text:span text:style-name="T18">effet </text:span><text:span text:style-name="T19">?</text:span><text:span text:style-name="T18"> Et les Roys superbes n</text:span><text:span text:style-name="T19">’e</text:span><text:span text:style-name="T18">n<text:line-break/></text:span><text:span text:style-name="T19">f</text:span><text:span text:style-name="T18">ont ils point é</text:span><text:span text:style-name="T19">p</text:span><text:span text:style-name="T18">ouuantez, comme fi le Temps<text:line-break/>estoit venu de receuoir le chastiment q</text:span><text:span text:style-name="T19">u’</text:span><text:span text:style-name="T18">ils ont<text:line-break/>merité</text:span><text:span text:style-name="T19"> </text:span><text:span text:style-name="T18">pour quelque mescl</text:span><text:span text:style-name="T19">i</text:span><text:span text:style-name="T18">ante action</text:span><text:span text:style-name="T19">,</text:span><text:span text:style-name="T18"> ou pour<text:line-break/>quelque parole arrogante ? </text:span><text:span text:style-name="T19">ctn</text:span><text:span text:style-name="T18">a</text:span><text:span text:style-name="T19">n</text:span><text:span text:style-name="T18">d la violente </text:span><text:span text:style-name="T19">s</text:span><text:span text:style-name="T18">u-<text:line-break/>rie du vent pousse sur la Mer agité</text:span><text:span text:style-name="T19">e,</text:span><text:span text:style-name="T18"> le General de<text:line-break/>quelque Armée n</text:span><text:span text:style-name="T19">a</text:span><text:span text:style-name="T18">uale auec toutes ses L</text:span><text:span text:style-name="T19">o</text:span><text:span text:style-name="T18">gions</text:span><text:span text:style-name="T19"> </text:span><text:span text:style-name="T18">&amp;<text:line-break/></text:span><text:span text:style-name="T19">fe</text:span><text:span text:style-name="T18">s Elephans, ne fait</text:span><text:span text:style-name="T19">-</text:span><text:span text:style-name="T18">il pas des vœux pour se met</text:span><text:span text:style-name="T19">-<text:line-break/></text:span><text:span text:style-name="T18">tre en la bonne gi</text:span><text:span text:style-name="T19">a</text:span><text:span text:style-name="T18">ce des Dieux</text:span><text:span text:style-name="T19">?</text:span><text:span text:style-name="T18"> Et la crainte ne<text:line-break/></text:span><text:span text:style-name="T19">s</text:span><text:span text:style-name="T18">obllge</text:span><text:span text:style-name="T19">-</text:span><text:span text:style-name="T18">t</text:span><text:span text:style-name="T19">-</text:span><text:span text:style-name="T18">elle pas à chercher la paix aue</text:span><text:span text:style-name="T19">c</text:span><text:span text:style-name="T18"> les vents,<text:line-break/>pour</text:span><text:span text:style-name="T19"> </text:span><text:span text:style-name="T18">se</text:span><text:span text:style-name="T19"> </text:span><text:span text:style-name="T18">les rendre fauor</text:span><text:span text:style-name="T19">a</text:span><text:span text:style-name="T18">b</text:span><text:span text:style-name="T19">l</text:span><text:span text:style-name="T18">es </text:span><text:span text:style-name="T19">?</text:span><text:span text:style-name="T18"> Inutilement</text:span><text:span text:style-name="T19">,</text:span><text:span text:style-name="T18"> tou-<text:line-break/>tesf</text:span><text:span text:style-name="T19">o</text:span><text:span text:style-name="T18">i</text:span><text:span text:style-name="T19">s</text:span><text:span text:style-name="T18">, pource que bien souuen</text:span><text:span text:style-name="T19">t</text:span><text:span text:style-name="T18"> vn violent tour</text:span><text:span text:style-name="T19">-:<text:line-break/></text:span><text:span text:style-name="T18">billon ne le iette pas moins contre les écueils</text:span><text:span text:style-name="T19">.<text:line-break/></text:span><text:span text:style-name="T18">Tant ie ne s</text:span><text:span text:style-name="T19">c</text:span><text:span text:style-name="T18">ay quelle p</text:span><text:span text:style-name="T19">ui</text:span><text:span text:style-name="T18">ssance occu</text:span><text:span text:style-name="T19">lt</text:span><text:span text:style-name="T18">e fait auor</text:span><text:span text:style-name="T19">-<text:line-break/></text:span><text:span text:style-name="T18">ter</text:span><text:span text:style-name="T19"> </text:span><text:span text:style-name="T18">les desseins</text:span><text:span text:style-name="T19"> </text:span><text:span text:style-name="T18">des</text:span><text:span text:style-name="T19"> </text:span><text:span text:style-name="T18">Homme</text:span><text:span text:style-name="T19">s,</text:span><text:span text:style-name="T18"> &amp;</text:span><text:span text:style-name="T19"> </text:span><text:span text:style-name="T18">fembl</text:span><text:span text:style-name="T19">e </text:span><text:span text:style-name="T18">mespriser<text:line-break/>&amp; fouler aux pieds les faisceaux illustres &amp; les<text:line-break/>haches s</text:span><text:span text:style-name="T19">éu</text:span><text:span text:style-name="T18">er</text:span><text:span text:style-name="T19">es</text:span><text:span text:style-name="T18">. Enfi</text:span><text:span text:style-name="T19">n,</text:span><text:span text:style-name="T18"> quand la Terre tremble, &amp;<text:line-break/>que les Vil</text:span><text:span text:style-name="T19">l</text:span><text:span text:style-name="T18">es </text:span><text:span text:style-name="T19">f</text:span><text:span text:style-name="T18">e renuersen</text:span><text:span text:style-name="T19">t</text:span><text:span text:style-name="T18">, ou quelles menacent<text:line-break/>de ruine ; quelle merueille </text:span><text:span text:style-name="T19">,</text:span><text:span text:style-name="T18"> si les hommes </text:span><text:span text:style-name="T20">Ce</text:span><text:span text:style-name="T21"> dé</text:span><text:span text:style-name="T20">-<text:line-break/></text:span><text:span text:style-name="T19">lie</text:span><text:span text:style-name="T18">nt d</text:span><text:span text:style-name="T19">ie</text:span><text:span text:style-name="T18">ux-mesine</text:span><text:span text:style-name="T19">s,</text:span><text:span text:style-name="T18"> </text:span><text:span text:style-name="T19">&amp;</text:span><text:span text:style-name="T18"> reconno</text:span><text:span text:style-name="T19">i</text:span><text:span text:style-name="T18">ssent seulement</text:span></text:p>
      <text:p text:style-name="P11"><text:span text:style-name="T127">Le</text:span><text:span text:style-name="T24"> V. LI VRE DE Lvc </text:span><text:span text:style-name="T25">RECE?</text:span><text:span text:style-name="T24"> 24</text:span><text:span text:style-name="T25">8<text:line-break/></text:span><text:span text:style-name="T18">dans le Monde la grande </text:span><text:span text:style-name="T19">&amp;</text:span><text:span text:style-name="T18"> meru</text:span><text:span text:style-name="T19">eII</text:span><text:span text:style-name="T18">leuse puissance<text:line-break/>des Dieu</text:span><text:span text:style-name="T19">x</text:span><text:span text:style-name="T18">, qui gouue</text:span><text:span text:style-name="T19">m</text:span><text:span text:style-name="T18">e toutes choses </text:span><text:span text:style-name="T19">1</text:span></text:p>
      <text:p text:style-name="Texte_20_du_20_corps"><text:span text:style-name="T18">Pour le surplus on trouua le cuiure </text:span><text:span text:style-name="T19">,</text:span><text:span text:style-name="T18"> l</text:span><text:span text:style-name="T19">’o</text:span><text:span text:style-name="T18">r &amp; le<text:line-break/></text:span><text:span text:style-name="T19">f</text:span><text:span text:style-name="T18">er, aussi bien que l'argent &amp; le p</text:span><text:span text:style-name="T19">l</text:span><text:span text:style-name="T18">om</text:span><text:span text:style-name="T19">b,</text:span><text:span text:style-name="T18"> apres que<text:line-break/>le</text:span><text:span text:style-name="T19"> </text:span><text:span text:style-name="T18">feu</text:span><text:span text:style-name="T19"> </text:span><text:span text:style-name="T18">eut br</text:span><text:span text:style-name="T19">û</text:span><text:span text:style-name="T18">le de grandes forests fur des Monta</text:span><text:span text:style-name="T19">-<text:line-break/></text:span><text:span text:style-name="T18">gnes de longue étendue : soit qu</text:span><text:span text:style-name="T19">’</text:span><text:span text:style-name="T18">il y fust tombe<text:line-break/>par le Tonnerre : soit qu’il y eust esté mis</text:span><text:span text:style-name="T19"> </text:span><text:span text:style-name="T18">par</text:span><text:span text:style-name="T19"> </text:span><text:span text:style-name="T18">des<text:line-break/>gens sauuag</text:span><text:span text:style-name="T19">e</text:span><text:span text:style-name="T18">s qui se fai</text:span><text:span text:style-name="T19">so</text:span><text:span text:style-name="T18">ient la guerre pour épou-<text:line-break/>uanter leurs Ennemis </text:span><text:span text:style-name="T19">:</text:span><text:span text:style-name="T18"> soit que</text:span><text:span text:style-name="T19"> </text:span><text:span text:style-name="T18">les Habita</text:span><text:span text:style-name="T19">nt</text:span><text:span text:style-name="T18"> du<text:line-break/>lieu induits par la bonté d</text:span><text:span text:style-name="T19">u</text:span><text:span text:style-name="T18"> terroir eussent dessein<text:line-break/>d</text:span><text:span text:style-name="T19">’</text:span><text:span text:style-name="T18">accroistre par ce m</text:span><text:span text:style-name="T19">oy</text:span><text:span text:style-name="T18">en leurs champs fertiles, &amp;<text:line-break/>de rendre leurs pafcages plus abondans</text:span><text:span text:style-name="T19">i</text:span><text:span text:style-name="T18">foit</text:span><text:span text:style-name="T19"> </text:span><text:span text:style-name="T18">qu'ils<text:line-break/>voulussent tuer</text:span><text:span text:style-name="T19"> </text:span><text:span text:style-name="T18">des Belles par cette inuention , </text:span><text:span text:style-name="T19">&amp;<text:line-break/></text:span><text:span text:style-name="T18">s’</text:span><text:span text:style-name="T19">enn</text:span><text:span text:style-name="T18">chir de leur proy e</text:span><text:span text:style-name="T19">:c</text:span><text:span text:style-name="T18">ar au commencement on<text:line-break/></text:span><text:span text:style-name="T37">se </text:span><text:span text:style-name="T18">seruit plustost de fosses &amp; de feu pour la chasse,<text:line-break/>que d</text:span><text:span text:style-name="T19">’</text:span><text:span text:style-name="T18">enceintes autour des Bois &amp; de Chiens cou</text:span><text:span text:style-name="T19">-<text:line-break/></text:span><text:span text:style-name="T18">rants</text:span><text:span text:style-name="T19">.</text:span><text:span text:style-name="T18"> Tant y a que la flamme ayant deuoré les<text:line-break/>Boi</text:span><text:span text:style-name="T19">sa</text:span><text:span text:style-name="T18"> iusques dans la racine, d'vne horrible impe</text:span><text:span text:style-name="T19">-<text:line-break/></text:span><text:span text:style-name="T18">tuos</text:span><text:span text:style-name="T19">i</text:span><text:span text:style-name="T18">té,</text:span><text:span text:style-name="T19"> </text:span><text:span text:style-name="T18">&amp;</text:span><text:span text:style-name="T19"> </text:span><text:span text:style-name="T18">la</text:span><text:span text:style-name="T19"> </text:span><text:span text:style-name="T18">Terre</text:span><text:span text:style-name="T19"> </text:span><text:span text:style-name="T18">ayant esté b</text:span><text:span text:style-name="T19">a</text:span><text:span text:style-name="T18">issée , &amp;</text:span><text:span text:style-name="T19"> </text:span><text:span text:style-name="T18">comme<text:line-break/>cu</text:span><text:span text:style-name="T19">it</text:span><text:span text:style-name="T18">te sur le brasier, sorti</text:span><text:span text:style-name="T19">r</text:span><text:span text:style-name="T18">ent de ses veines en quel-<text:line-break/>ques endroits vn peu enfoncez des ruisseauxd'or,<text:line-break/>d’argen</text:span><text:span text:style-name="T19">t</text:span><text:span text:style-name="T18">, de cuiur</text:span><text:span text:style-name="T19">e</text:span><text:span text:style-name="T18">, &amp; de plomb, lesquels ayant<text:line-break/>v</text:span><text:span text:style-name="T19">e</text:span><text:span text:style-name="T18">u reluire par apres d'une couleur vi</text:span><text:span text:style-name="T19">u</text:span><text:span text:style-name="T18">e, comme<text:line-break/>ils estoient coagule</text:span><text:span text:style-name="T19">z,</text:span><text:span text:style-name="T18"> ils furent épris de leur beau-<text:line-break/>té polie, &amp;</text:span><text:span text:style-name="T19"> </text:span><text:span text:style-name="T18">les ramasser</text:span><text:span text:style-name="T19">o</text:span><text:span text:style-name="T18">n</text:span><text:span text:style-name="T19">t</text:span><text:span text:style-name="T18">, prenant garde qu</text:span><text:span text:style-name="T19">’</text:span><text:span text:style-name="T18">ils<text:line-break/>estoient formez d'</text:span><text:span text:style-name="T19">u</text:span><text:span text:style-name="T18">ne figure semblable aux cr</text:span><text:span text:style-name="T19">e</text:span><text:span text:style-name="T18">u</text:span><text:span text:style-name="T19">x<text:line-break/></text:span><text:span text:style-name="T18">dans lesquels chacun auoit esté recueilli</text:span><text:span text:style-name="T19">.</text:span><text:span text:style-name="T18"> Puis il<text:line-break/>leur vint en penfée qi</text:span><text:span text:style-name="T19">sss</text:span><text:span text:style-name="T18">s les po</text:span><text:span text:style-name="T19">u</text:span><text:span text:style-name="T18">rroien</text:span><text:span text:style-name="T19">f</text:span><text:span text:style-name="T18"> fondre<text:line-break/>par la chaleur : qu’il</text:span><text:span text:style-name="T19">s</text:span><text:span text:style-name="T18"> leur donne</text:span><text:span text:style-name="T19">t</text:span><text:span text:style-name="T18">oient telle forme<text:line-break/>qu’ils pourroient fouhaiter , </text:span><text:span text:style-name="T19">&amp;</text:span><text:span text:style-name="T18"> q</text:span><text:span text:style-name="T19">u'</text:span><text:span text:style-name="T18">a force de les<text:line-break/>battre, ils</text:span><text:span text:style-name="T19"> </text:span><text:span text:style-name="T18">les to</text:span><text:span text:style-name="T19">u</text:span><text:span text:style-name="T18">rneroient</text:span><text:span text:style-name="T19"> </text:span><text:span text:style-name="T18">en pointes aiguës, </text:span><text:span text:style-name="T19">&amp;<text:line-break/></text:span><text:span text:style-name="T18">en tranchan</text:span><text:span text:style-name="T19">s</text:span><text:span text:style-name="T18"> déliez , afin de s</text:span><text:span text:style-name="T19">e</text:span><text:span text:style-name="T18"> faire des dards &amp;<text:line-break/>des out</text:span><text:span text:style-name="T19">il</text:span><text:span text:style-name="T18">s pour couper le s forest</text:span><text:span text:style-name="T19">s</text:span><text:span text:style-name="T18">, attenu'ér la ma</text:span><text:span text:style-name="T19">-<text:line-break/></text:span><text:span text:style-name="T18">tie</text:span><text:span text:style-name="T19">tc</text:span><text:span text:style-name="T18">, la poli</text:span><text:span text:style-name="T19">r</text:span><text:span text:style-name="T18">, &amp; ratisser les poutre</text:span><text:span text:style-name="T19">s,</text:span><text:span text:style-name="T18"> les perce</text:span><text:span text:style-name="T19">r.</text:span></text:p>
      <text:p text:style-name="P11"><text:bookmark-start text:name="bookmark100"/><text:span text:style-name="T85">2</text:span><text:span text:style-name="T84">49 </text:span><text:span text:style-name="T113">L</text:span><text:span text:style-name="T112">t</text:span><text:span text:style-name="T113">V. L</text:span><text:span text:style-name="T112">ï</text:span><text:span text:style-name="T113">v</text:span><text:span text:style-name="T112">REDELvC</text:span><text:span text:style-name="T113">RE</text:span><text:span text:style-name="T112">CE.</text:span><text:bookmark-end text:name="bookmark100"/></text:p>
      <text:p text:style-name="Texte_20_du_20_corps"><text:span text:style-name="T18">les troüer, &amp; les creu</text:span><text:span text:style-name="T19">se</text:span><text:span text:style-name="T18">r. Ils n</text:span><text:span text:style-name="T19">e</text:span><text:span text:style-name="T18"> voulurent pas<text:line-break/>moins prep</text:span><text:span text:style-name="T19">a</text:span><text:span text:style-name="T18">rer</text:span><text:span text:style-name="T19"> </text:span><text:span text:style-name="T18">toutes ces choses par le secours de<text:line-break/>l’or &amp; de</text:span><text:span text:style-name="T19"> l</text:span><text:span text:style-name="T18">'arge</text:span><text:span text:style-name="T19">nt</text:span><text:span text:style-name="T18"> qu’ils a</text:span><text:span text:style-name="T19">u</text:span><text:span text:style-name="T18">olent fait d'abord par<text:line-break/>les violentes</text:span><text:span text:style-name="T19"> sqfrw </text:span><text:span text:style-name="T18">de l’airain : Mais</text:span><text:span text:style-name="T19"> </text:span><text:span text:style-name="T18">ce</text:span><text:span text:style-name="T19"> </text:span><text:span text:style-name="T18">fut</text:span><text:span text:style-name="T19"> </text:span><text:span text:style-name="T18">inuti-</text:span><text:span text:style-name="T19"> </text:span><text:span text:style-name="T18">i<text:line-break/>lemen</text:span><text:span text:style-name="T19">t</text:span><text:span text:style-name="T18">, parce que la pulssance foible de l</text:span><text:span text:style-name="T19">'</text:span><text:span text:style-name="T18">or &amp; de<text:line-break/>l’argent fut contrainte de cess</text:span><text:span text:style-name="T19">er,</text:span><text:span text:style-name="T18"> &amp; ne pût sup-<text:line-break/>porter la dureté du labeur Aussi l'airain fut il<text:line-break/>beaucoup plus estimé</text:span><text:span text:style-name="T19">,</text:span><text:span text:style-name="T18"> &amp; l’or</text:span><text:span text:style-name="T19"> </text:span><text:span text:style-name="T18">fut mes</text:span><text:span text:style-name="T19">p</text:span><text:span text:style-name="T18">risé, parce<text:line-break/>qu'il estoit inutile </text:span><text:span text:style-name="T19">,</text:span><text:span text:style-name="T18"> ne pouuant résister auec les<text:line-break/></text:span><text:span text:style-name="T19">£</text:span><text:span text:style-name="T18"> ointes que</text:span><text:span text:style-name="T19"> </text:span><text:span text:style-name="T18">l</text:span><text:span text:style-name="T19">'</text:span><text:span text:style-name="T18">on y auoit formées, lesquelles se re-</text:span></text:p>
      <text:p text:style-name="Texte_20_du_20_corps"><text:span text:style-name="T18">ouchoien</text:span><text:span text:style-name="T19">ti</text:span><text:span text:style-name="T18">ncontinent</text:span><text:span text:style-name="T19">.</text:span><text:span text:style-name="T18"> Maintenant l’airain est</text:span><text:span text:style-name="T19">;<text:line-break/></text:span><text:span text:style-name="T18">mespri</text:span><text:span text:style-name="T19">f</text:span><text:span text:style-name="T18">é, &amp; so</text:span><text:span text:style-name="T19">t</text:span><text:span text:style-name="T18"> honoré sou</text:span><text:span text:style-name="T19">u</text:span><text:span text:style-name="T18">erainement. Ainsi<text:line-break/>l</text:span><text:span text:style-name="T19">sa</text:span><text:span text:style-name="T18">ge mobile change l'</text:span><text:span text:style-name="T19">u</text:span><text:span text:style-name="T18">sage des choses , </text:span><text:span text:style-name="T19">&amp;</text:span><text:span text:style-name="T18"> fait que<text:line-break/>cequi</text:span><text:span text:style-name="T19"> </text:span><text:span text:style-name="T18">estoit en estime</text:span><text:span text:style-name="T19"> </text:span><text:span text:style-name="T18">deuient</text:span><text:span text:style-name="T19"> f</text:span><text:span text:style-name="T18">ans honneur: puis<text:line-break/>Vne autre fui</text:span><text:span text:style-name="T19">t</text:span><text:span text:style-name="T18">, &amp; fort du me</text:span><text:span text:style-name="T19">f</text:span><text:span text:style-name="T18">pri</text:span><text:span text:style-name="T19">s</text:span><text:span text:style-name="T18">, &amp; </text:span><text:span text:style-name="T19">fe</text:span><text:span text:style-name="T18"> fait </text:span><text:span text:style-name="T19">f</text:span><text:span text:style-name="T18">ou</text:span><text:span text:style-name="T19">-<text:line-break/></text:span><text:span text:style-name="T18">haiter de </text:span><text:span text:style-name="T19">le</text:span><text:span text:style-name="T18">ur en iour</text:span><text:span text:style-name="T19">,</text:span><text:span text:style-name="T18"> </text:span><text:span text:style-name="T19">sl</text:span><text:span text:style-name="T18">orit par les louanges qu’on<text:line-break/>luy donne,</text:span><text:span text:style-name="T19"> </text:span><text:span text:style-name="T18">&amp; est</text:span><text:span text:style-name="T19"> </text:span><text:span text:style-name="T18">en admiration à tout le Monde</text:span><text:span text:style-name="T19">.</text:span></text:p>
      <text:p text:style-name="Texte_20_du_20_corps"><text:span text:style-name="T18">Maintenant, </text:span><text:span text:style-name="T19">o</text:span><text:span text:style-name="T18"> mon cher M</text:span><text:span text:style-name="T19">e</text:span><text:span text:style-name="T18">mmiti</text:span><text:span text:style-name="T19">s,</text:span><text:span text:style-name="T18"> il vous se-<text:line-break/>ra</text:span><text:span text:style-name="T19"> </text:span><text:span text:style-name="T18">facile de connoistre de vous mesine par quel<text:line-break/>moyen le fer a esté tro</text:span><text:span text:style-name="T19">uu</text:span><text:span text:style-name="T18">é. Les anciennes armes<text:line-break/>estoien</text:span><text:span text:style-name="T19">t</text:span><text:span text:style-name="T18"> les mains, les ongle</text:span><text:span text:style-name="T19">s</text:span><text:span text:style-name="T18">. les dents, les pierres,<text:line-break/>le débris des Boi</text:span><text:span text:style-name="T19">s</text:span><text:span text:style-name="T18">, des branches d'arbre</text:span><text:span text:style-name="T19">s</text:span><text:span text:style-name="T18">, des<text:line-break/>f</text:span><text:span text:style-name="T19">l</text:span><text:span text:style-name="T18">ammes &amp; des feux depuis qu’i</text:span><text:span text:style-name="T19">l</text:span><text:span text:style-name="T18">s furent connus<text:line-break/>Long</text:span><text:span text:style-name="T19">-</text:span><text:span text:style-name="T18">temps depui</text:span><text:span text:style-name="T19">s,</text:span><text:span text:style-name="T18"> la force du fer &amp; de l'airain<text:line-break/>fut dé</text:span><text:span text:style-name="T19">c</text:span><text:span text:style-name="T18">ouu</text:span><text:span text:style-name="T19">e</text:span><text:span text:style-name="T18">rte : mals l'airain fut plustost </text:span><text:span text:style-name="T19">e</text:span><text:span text:style-name="T18">n V</text:span><text:span text:style-name="T19">sa</text:span><text:span text:style-name="T18">ge<text:line-break/>que le fer, po</text:span><text:span text:style-name="T19">ur</text:span><text:span text:style-name="T18">ce que la </text:span><text:span text:style-name="T19">rn</text:span><text:span text:style-name="T18">atiere en est plus simple,<text:line-break/></text:span><text:span text:style-name="T19">&amp; </text:span><text:span text:style-name="T18">qu’i</text:span><text:span text:style-name="T19">l</text:span><text:span text:style-name="T18"> </text:span><text:span text:style-name="T19">s</text:span><text:span text:style-name="T18">’</text:span><text:span text:style-name="T19">e</text:span><text:span text:style-name="T18">n trou</text:span><text:span text:style-name="T19">ue</text:span><text:span text:style-name="T18"> en plus grande quantité : car<text:line-break/>on </text:span><text:span text:style-name="T19">rn</text:span><text:span text:style-name="T18">anioit la terre auec l'airain : les armures pour<text:line-break/>la guerre estoient de ce metail : il </text:span><text:span text:style-name="T19">f</text:span><text:span text:style-name="T18">eruoit à </text:span><text:span text:style-name="T19">fem</text:span><text:span text:style-name="T18">e</text:span><text:span text:style-name="T19">r<text:line-break/></text:span><text:span text:style-name="T18">des playes, &amp; o</text:span><text:span text:style-name="T19">nlle</text:span><text:span text:style-name="T18">mplo</text:span><text:span text:style-name="T19">yo</text:span><text:span text:style-name="T18">it pour </text:span><text:span text:style-name="T19">e</text:span><text:span text:style-name="T18">nleuer d</text:span><text:span text:style-name="T19">e</text:span><text:span text:style-name="T18">s<text:line-break/>Troupeau</text:span><text:span text:style-name="T19">x</text:span><text:span text:style-name="T18">, &amp; gagner des Champs : car on cedoit<text:line-break/>facilement</text:span><text:span text:style-name="T19"> Ce</text:span><text:span text:style-name="T18"> qui estoit denüé de force &amp; de de</text:span><text:span text:style-name="T19">-<text:line-break/></text:span><text:span text:style-name="T18">fen</text:span><text:span text:style-name="T19">f</text:span><text:span text:style-name="T18">e à</text:span><text:span text:style-name="T19"> </text:span><text:span text:style-name="T18">ceux q</text:span><text:span text:style-name="T19">ui</text:span><text:span text:style-name="T18"> estoient armez</text:span><text:span text:style-name="T19">.</text:span><text:span text:style-name="T18"> </text:span><text:span text:style-name="T19">Ap</text:span><text:span text:style-name="T18">res on Vint peu<text:line-break/></text:span><text:span text:style-name="T19">_à</text:span><text:span text:style-name="T18"> peu à </text:span><text:span text:style-name="T19">me</text:span><text:span text:style-name="T18">ttre le set en vsage pour en faire de</text:span><text:span text:style-name="T19">s</text:span></text:p>
      <text:p text:style-name="P11"><text:span text:style-name="T24">L</text:span><text:span text:style-name="T25">EV</text:span><text:span text:style-name="T24">.LIVREDELvcRE</text:span><text:span text:style-name="T25">cE</text:span><text:span text:style-name="T24">. 252<text:line-break/></text:span><text:span text:style-name="T18">efpées : &amp; les faulx d'</text:span><text:span text:style-name="T19">a</text:span><text:span text:style-name="T18">iram de</text:span><text:span text:style-name="T19">u</text:span><text:span text:style-name="T18">inrent </text:span><text:span text:style-name="T19">a</text:span><text:span text:style-name="T18"> mes</text:span><text:span text:style-name="T19">p</text:span><text:span text:style-name="T18">ria<text:line-break/>on commença dés </text:span><text:span text:style-name="T19">l</text:span><text:span text:style-name="T18">ors à s</text:span><text:span text:style-name="T19">ef</text:span><text:span text:style-name="T18">erui</text:span><text:span text:style-name="T19">rdu</text:span><text:span text:style-name="T18"> fer pour</text:span><text:span text:style-name="T19"> </text:span><text:span text:style-name="T18">la</text:span><text:span text:style-name="T19">-<text:line-break/></text:span><text:span text:style-name="T18">bourer les Chanpp</text:span><text:span text:style-name="T19">s</text:span><text:span text:style-name="T18">, &amp; pour décider les affaires </text:span><text:span text:style-name="T21">de<text:line-break/></text:span><text:span text:style-name="T18">la guerr</text:span><text:span text:style-name="T19">e</text:span><text:span text:style-name="T18">, dont l</text:span><text:span text:style-name="T19">e</text:span><text:span text:style-name="T18">s euenemen</text:span><text:span text:style-name="T19">s</text:span><text:span text:style-name="T18"> sont si douteux, les<text:line-break/>diuers Partis s</text:span><text:span text:style-name="T19">’</text:span><text:span text:style-name="T18">en seruirent également.</text:span></text:p>
      <text:p text:style-name="Texte_20_du_20_corps"><text:span text:style-name="T18">on inuenta</text:span><text:span text:style-name="T19"> </text:span><text:span text:style-name="T18">pl</text:span><text:span text:style-name="T19">u</text:span><text:span text:style-name="T18">stost de monter su</text:span><text:span text:style-name="T19">rv</text:span><text:span text:style-name="T18">n Cheual,<text:line-break/>de le conduire auec la bric</text:span><text:span text:style-name="T19">lo</text:span><text:span text:style-name="T18">, </text:span><text:span text:style-name="T19">&amp;</text:span><text:span text:style-name="T18"> de l’inciter de la<text:line-break/>ma</text:span><text:span text:style-name="T19">in</text:span><text:span text:style-name="T18">, que de tenter les per</text:span><text:span text:style-name="T19">d</text:span><text:span text:style-name="T18">s au</text:span><text:span text:style-name="T19">e</text:span><text:span text:style-name="T18">c vn</text:span><text:span text:style-name="T19"> </text:span><text:span text:style-name="T18">chariot de<text:line-break/>guerre tiré par deux Cheuaux: </text:span><text:span text:style-name="T19">&amp;f</text:span><text:span text:style-name="T18">’vsag</text:span><text:span text:style-name="T19">ed</text:span><text:span text:style-name="T18">e deux<text:line-break/>Cheuaux est plus ancien que </text:span><text:span text:style-name="T19">c</text:span><text:span text:style-name="T18">eluy de</text:span><text:span text:style-name="T19"> </text:span><text:span text:style-name="T18">deux cou</text:span><text:span text:style-name="T19">-<text:line-break/></text:span><text:span text:style-name="T18">pl</text:span><text:span text:style-name="T19">c</text:span><text:span text:style-name="T18">s de Ch</text:span><text:span text:style-name="T19">e</text:span><text:span text:style-name="T18">uau</text:span><text:span text:style-name="T19">x</text:span><text:span text:style-name="T18">, ny que de monter fur des cha</text:span><text:span text:style-name="T19">-<text:line-break/></text:span><text:span text:style-name="T18">riots arme</text:span><text:span text:style-name="T19">z</text:span><text:span text:style-name="T18"> de faul</text:span><text:span text:style-name="T19">x.</text:span><text:span text:style-name="T18"> De </text:span><text:span text:style-name="T19">lasse</text:span><text:span text:style-name="T18">s Carthaginois</text:span><text:span text:style-name="T19"> </text:span><text:span text:style-name="T18">a</text:span><text:span text:style-name="T19">p</text:span><text:span text:style-name="T18">pri-<text:line-break/>rent</text:span><text:span text:style-name="T19"> </text:span><text:span text:style-name="T18">aux Bœufs de Lucanie , c'est à dire </text:span><text:span text:style-name="T19">a</text:span><text:span text:style-name="T18">u</text:span><text:span text:style-name="T19">xE</text:span><text:span text:style-name="T18">le-<text:line-break/>phans affreux, qui portent ils Tours </text:span><text:span text:style-name="T19">f</text:span><text:span text:style-name="T18">ur le dos</text:span><text:span text:style-name="T19">,</text:span><text:span text:style-name="T18"> &amp;<text:line-break/>de qui la trompe est v</text:span><text:span text:style-name="T19">ne</text:span><text:span text:style-name="T18"> main d</text:span><text:span text:style-name="T19">c</text:span><text:span text:style-name="T18"> Serpen</text:span><text:span text:style-name="T19">t</text:span><text:span text:style-name="T18">, à souf</text:span><text:span text:style-name="T19">-<text:line-break/></text:span><text:span text:style-name="T18">frir des blessures</text:span><text:span text:style-name="T19">,</text:span><text:span text:style-name="T18"> &amp; </text:span><text:span text:style-name="T19">a</text:span><text:span text:style-name="T18"> mettre les Ennemis en rou</text:span><text:span text:style-name="T19">-<text:line-break/></text:span><text:span text:style-name="T18">te en leur donnant de l</text:span><text:span text:style-name="T19">’c</text:span><text:span text:style-name="T18">ffro</text:span><text:span text:style-name="T19">y</text:span><text:span text:style-name="T18">. Ainsi, la t</text:span><text:span text:style-name="T19">n</text:span><text:span text:style-name="T18">ste Dis</text:span><text:span text:style-name="T19">-<text:line-break/></text:span><text:span text:style-name="T18">corde engendre continuellement entre les </text:span><text:span text:style-name="T21">Hom</text:span><text:span text:style-name="T20">-<text:line-break/></text:span><text:span text:style-name="T21">mes</text:span><text:span text:style-name="T18"> quelque chose d horrible à l</text:span><text:span text:style-name="T19">’</text:span><text:span text:style-name="T18">égard des armes,<text:line-break/>&amp; y adjoust</text:span><text:span text:style-name="T19">c</text:span><text:span text:style-name="T18"> de iour en iour vn sur</text:span><text:span text:style-name="T19">c</text:span><text:span text:style-name="T18">roist </text:span><text:span text:style-name="T19">il</text:span><text:span text:style-name="T18"> mise-<text:line-break/></text:span><text:span text:style-name="T19">t</text:span><text:span text:style-name="T18">es aux torrents la guerre</text:span><text:span text:style-name="T19">.</text:span></text:p>
      <text:p text:style-name="Texte_20_du_20_corps"><text:span text:style-name="T18">on essaya aussi les Taureaux pour les exploits<text:line-break/>guerriers : &amp; on voulut fai</text:span><text:span text:style-name="T19">r</text:span><text:span text:style-name="T18">e i</text:span><text:span text:style-name="T19">le</text:span><text:span text:style-name="T18">spreuue des San</text:span><text:span text:style-name="T19">-<text:line-break/></text:span><text:span text:style-name="T18">g</text:span><text:span text:style-name="T19">l</text:span><text:span text:style-name="T18">iers cruels contre les Ennemis Les Parthe</text:span><text:span text:style-name="T19">sf</text:span><text:span text:style-name="T18">i-<text:line-break/>rent marcher des Lions à leur auant-gard</text:span><text:span text:style-name="T19">e</text:span><text:span text:style-name="T18">, </text:span><text:span text:style-name="T19">f</text:span><text:span text:style-name="T18">ous<text:line-break/>la conduite de certains Hommes armez </text:span><text:span text:style-name="T19">,</text:span><text:span text:style-name="T18"> &amp; de<text:line-break/>Maistres séueres qui pouuoient le</text:span><text:span text:style-name="T19">sm</text:span><text:span text:style-name="T18">oderer &amp; les<text:line-break/>contenir dans</text:span><text:span text:style-name="T19"> </text:span><text:span text:style-name="T18">les liens : mais</text:span><text:span text:style-name="T19"> </text:span><text:span text:style-name="T18">ce</text:span><text:span text:style-name="T19"> </text:span><text:span text:style-name="T18">fut inutilement,<text:line-break/>pource que dans la chaleur du comba</text:span><text:span text:style-name="T19">t</text:span><text:span text:style-name="T18">, ils con-<text:line-break/>fondoient les massacres, &amp; mett</text:span><text:span text:style-name="T19">o</text:span><text:span text:style-name="T18">ient le desordre<text:line-break/>&amp;</text:span><text:span text:style-name="T19"> </text:span><text:span text:style-name="T18">la confusion parm</text:span><text:span text:style-name="T19">y </text:span><text:span text:style-name="T18">toutes les troupes , faisant<text:line-break/>voltiger de</text:span><text:span text:style-name="T19"> </text:span><text:span text:style-name="T18">part</text:span><text:span text:style-name="T19"> </text:span><text:span text:style-name="T18">&amp;</text:span><text:span text:style-name="T19"> </text:span><text:span text:style-name="T18">d'autre l'e</text:span><text:span text:style-name="T19">ffr</text:span><text:span text:style-name="T18">oyable crin</text:span><text:span text:style-name="T19">l</text:span><text:span text:style-name="T18">er</text:span><text:span text:style-name="T19">ed</text:span><text:span text:style-name="T18">e<text:line-break/>leur co</text:span><text:span text:style-name="T19">l.</text:span><text:span text:style-name="T18">La Caualerie n</text:span><text:span text:style-name="T19">o</text:span><text:span text:style-name="T18"> pouuoit ramener le Cou</text:span><text:span text:style-name="T19">-<text:line-break/></text:span><text:span text:style-name="T18">rage aux Cheuaux é</text:span><text:span text:style-name="T19">pouu</text:span><text:span text:style-name="T18">ante</text:span><text:span text:style-name="T19">z</text:span><text:span text:style-name="T18"> par le fremissement</text:span></text:p>
      <text:p text:style-name="P11"><text:bookmark-start text:name="bookmark102"/><text:span text:style-name="T112">Ï5t</text:span><text:span text:style-name="T113"> LE V. </text:span><text:span text:style-name="T112">LI</text:span><text:span text:style-name="T113">v</text:span><text:span text:style-name="T112">RE</text:span><text:span text:style-name="T113"> DE Lv</text:span><text:span text:style-name="T112">é</text:span><text:span text:style-name="T113">RECE.</text:span><text:bookmark-end text:name="bookmark102"/></text:p>
      <text:p text:style-name="Texte_20_du_20_corps"><text:span text:style-name="T18">de</text:span><text:span text:style-name="T19"> </text:span><text:span text:style-name="T18">ces</text:span><text:span text:style-name="T19"> </text:span><text:span text:style-name="T18">f</text:span><text:span text:style-name="T19">i</text:span><text:span text:style-name="T18">e</text:span><text:span text:style-name="T19"> </text:span><text:span text:style-name="T18">res Be</text:span><text:span text:style-name="T19">lles</text:span><text:span text:style-name="T18">, &amp;la b</text:span><text:span text:style-name="T19">n</text:span><text:span text:style-name="T18">d</text:span><text:span text:style-name="T19">en</text:span><text:span text:style-name="T18">e</text:span><text:span text:style-name="T19">st</text:span><text:span text:style-name="T18">oit pas c</text:span><text:span text:style-name="T19">â</text:span><text:span text:style-name="T18">p</text:span><text:span text:style-name="T19">i-<text:line-break/></text:span><text:span text:style-name="T18">ble de les faire tourner du costé des Ennemis. Les<text:line-break/>Lionnes furieuses </text:span><text:span text:style-name="T19">r'</text:span><text:span text:style-name="T18">eslancoient de tous costez, s</text:span><text:span text:style-name="T19">ar</text:span><text:span text:style-name="T18">i-<text:line-break/>toient au visage de ceux qui venoient au deuant<text:line-break/>d'elles</text:span><text:span text:style-name="T19">,</text:span><text:span text:style-name="T18"> surprenoient ceux-</text:span><text:span text:style-name="T19">l</text:span><text:span text:style-name="T18">à par derriere,&amp; se sen</text:span><text:span text:style-name="T19">-<text:line-break/></text:span><text:span text:style-name="T18">tant déch</text:span><text:span text:style-name="T19">a</text:span><text:span text:style-name="T18">isnées </text:span><text:span text:style-name="T19">,</text:span><text:span text:style-name="T18"> elles </text:span><text:span text:style-name="T19">a</text:span><text:span text:style-name="T18">bb</text:span><text:span text:style-name="T19">a</text:span><text:span text:style-name="T18">toient ce</text:span><text:span text:style-name="T19">u</text:span><text:span text:style-name="T18">x</text:span><text:span text:style-name="T19">-</text:span><text:span text:style-name="T18">cy par<text:line-break/>Terr</text:span><text:span text:style-name="T19">e,</text:span><text:span text:style-name="T18"> &amp; les déchiroi</text:span><text:span text:style-name="T19">c</text:span><text:span text:style-name="T18">nt auec les ongles &amp; </text:span><text:span text:style-name="T24">les<text:line-break/></text:span><text:span text:style-name="T18">dents</text:span><text:span text:style-name="T19">.</text:span><text:span text:style-name="T18"> Les Taureaux renuersoient les Sangliers,<text:line-break/>les fouloient aux pied</text:span><text:span text:style-name="T19">s</text:span><text:span text:style-name="T18">, &amp; de leurs corne</text:span><text:span text:style-name="T19">s,</text:span><text:span text:style-name="T18"> ils en</text:span><text:span text:style-name="T19">-<text:line-break/>s</text:span><text:span text:style-name="T18">oncoient les </text:span><text:span text:style-name="T19">c</text:span><text:span text:style-name="T18">os</text:span><text:span text:style-name="T19">t</text:span><text:span text:style-name="T18">es &amp; le ventre des Cheuaux : &amp;<text:line-break/>d'un regard</text:span><text:span text:style-name="T19"> </text:span><text:span text:style-name="T18">menaçan</text:span><text:span text:style-name="T19">t,</text:span><text:span text:style-name="T18"> ils leur f</text:span><text:span text:style-name="T19">a</text:span><text:span text:style-name="T18">isoient donner<text:line-break/>du ne</text:span><text:span text:style-name="T19">z</text:span><text:span text:style-name="T18"> e</text:span><text:span text:style-name="T19">nt</text:span><text:span text:style-name="T18">erre , tandis que d'autres Sangliers </text:span><text:span text:style-name="T19">]<text:line-break/></text:span><text:span text:style-name="T18">tuoient auec leurs d</text:span><text:span text:style-name="T19">c</text:span><text:span text:style-name="T18">fenses des Hommes de l'un &amp;<text:line-break/></text:span><text:span text:style-name="T25">Lie</text:span><text:span text:style-name="T24"> </text:span><text:span text:style-name="T18">l'autre party,quoy que ces </text:span><text:span text:style-name="T19">d</text:span><text:span text:style-name="T18">ars dont ils estoient<text:line-break/>percez,</text:span><text:span text:style-name="T19">r</text:span><text:span text:style-name="T18">ougiss</text:span><text:span text:style-name="T19">o</text:span><text:span text:style-name="T18">iet de leur sang</text:span><text:span text:style-name="T19">.</text:span><text:span text:style-name="T18"> Ayant </text:span><text:span text:style-name="T19">rn</text:span><text:span text:style-name="T18">is la co</text:span><text:span text:style-name="T19">si</text:span><text:span text:style-name="T18">-<text:line-break/>fusion dans la Ca</text:span><text:span text:style-name="T19">u</text:span><text:span text:style-name="T18">alerie &amp; </text:span><text:span text:style-name="T19">n</text:span><text:span text:style-name="T18">nfanteri</text:span><text:span text:style-name="T19">e</text:span><text:span text:style-name="T18">, ils en fa</text:span><text:span text:style-name="T19">i-<text:line-break/>s</text:span><text:span text:style-name="T18">oient</text:span><text:span text:style-name="T19"> </text:span><text:span text:style-name="T18">vn grand</text:span><text:span text:style-name="T19"> </text:span><text:span text:style-name="T18">degast : car </text:span><text:span text:style-name="T19">c</text:span><text:span text:style-name="T18">’</text:span><text:span text:style-name="T19">e</text:span><text:span text:style-name="T18">stoi</text:span><text:span text:style-name="T19">te</text:span><text:span text:style-name="T18">n vain que les<text:line-break/>Cheuaux se tournoient de costé pour é</text:span><text:span text:style-name="T19">u</text:span><text:span text:style-name="T18">iter </text:span><text:span text:style-name="T24">les<text:line-break/></text:span><text:span text:style-name="T18">cruelles atteintes de</text:span><text:span text:style-name="T19"> </text:span><text:span text:style-name="T18">la dent, ou qu</text:span><text:span text:style-name="T19">'</text:span><text:span text:style-name="T18">ils</text:span><text:span text:style-name="T19"> r'</text:span><text:span text:style-name="T18">csl</text:span><text:span text:style-name="T19">c</text:span><text:span text:style-name="T18">uoi</text:span><text:span text:style-name="T19">c</text:span><text:span text:style-name="T18">nt<text:line-break/></text:span><text:span text:style-name="T24">en </text:span><text:span text:style-name="T18">l'air des quatre pieds, pource que vous</text:span><text:span text:style-name="T19"> </text:span><text:span text:style-name="T18">les</text:span><text:span text:style-name="T19"> </text:span><text:span text:style-name="T18">eus</text:span><text:span text:style-name="T19">-<text:line-break/></text:span><text:span text:style-name="T18">fiez</text:span><text:span text:style-name="T19"> </text:span><text:span text:style-name="T18">veu tomber</text:span><text:span text:style-name="T19"> </text:span><text:span text:style-name="T18">par la rupture de leurs nerfs , &amp;<text:line-break/>s</text:span><text:span text:style-name="T19">'a</text:span><text:span text:style-name="T18">bbatre contre terre d'une lourde</text:span><text:span text:style-name="T19"> </text:span><text:span text:style-name="T18">cheute. Ainsi,<text:line-break/>ceux que son </text:span><text:span text:style-name="T19">e</text:span><text:span text:style-name="T18">royoit auoir esté assez bien dom-<text:line-break/>pte</text:span><text:span text:style-name="T19">zà</text:span><text:span text:style-name="T18"> la maison, estoient dan</text:span><text:span text:style-name="T19"> </text:span><text:span text:style-name="T18">s l’action embrasez<text:line-break/>de rage </text:span><text:span text:style-name="T19">&amp;</text:span><text:span text:style-name="T18"> de co</text:span><text:span text:style-name="T19">lo</text:span><text:span text:style-name="T18">re par les bl</text:span><text:span text:style-name="T19">e</text:span><text:span text:style-name="T18">sseure</text:span><text:span text:style-name="T19">s</text:span><text:span text:style-name="T18">, les cris, la<text:line-break/>fuite, la terreur, le tumulte : &amp; d'un grand nom-<text:line-break/></text:span><text:span text:style-name="T24">br</text:span><text:span text:style-name="T25">e</text:span><text:span text:style-name="T24"> </text:span><text:span text:style-name="T18">que l</text:span><text:span text:style-name="T19">’</text:span><text:span text:style-name="T18">on y auoit menez, on n’</text:span><text:span text:style-name="T19">e</text:span><text:span text:style-name="T18">n pouuoit reti-<text:line-break/>r</text:span><text:span text:style-name="T19">c</text:span><text:span text:style-name="T18">r aucu</text:span><text:span text:style-name="T19">n</text:span><text:span text:style-name="T18">, pource qu’ils s</text:span><text:span text:style-name="T19">é</text:span><text:span text:style-name="T18">chappoient tous en<text:line-break/>s</text:span><text:span text:style-name="T19">’</text:span><text:span text:style-name="T18">écartant </text:span><text:span text:style-name="T19">c</text:span><text:span text:style-name="T18">à &amp; là, comme les Bœufs s’échappent<text:line-break/></text:span><text:span text:style-name="T19">F</text:span><text:span text:style-name="T18">ouuent des Temples, quand les Sacrificateurs qui<text:line-break/>les veulent immoler, ont manqué leur</text:span><text:span text:style-name="T19"> </text:span><text:span text:style-name="T18">coup </text:span><text:span text:style-name="T19">.</text:span><text:span text:style-name="T18"> non<text:line-break/></text:span><text:span text:style-name="T24">pas </text:span><text:span text:style-name="T18">sans y auoir bien fait du rauage</text:span><text:span text:style-name="T19">.</text:span><text:span text:style-name="T18"> Et de fai</text:span><text:span text:style-name="T19">t</text:span><text:span text:style-name="T18">, la<text:line-break/>chose </text:span><text:span text:style-name="T19">s'</text:span><text:span text:style-name="T18">es</text:span><text:span text:style-name="T19">t</text:span><text:span text:style-name="T18"> </text:span><text:span text:style-name="T19">p</text:span><text:span text:style-name="T18">û</text:span><text:span text:style-name="T19"> </text:span><text:span text:style-name="T18">passer de la sorte Mais i'ay peine<text:line-break/></text:span><text:span text:style-name="T24">à </text:span><text:span text:style-name="T18">croir</text:span><text:span text:style-name="T19">e</text:span><text:span text:style-name="T18"> que c</text:span><text:span text:style-name="T19">e</text:span><text:span text:style-name="T18">s Hommes n</text:span><text:span text:style-name="T19">’</text:span><text:span text:style-name="T18">eussent point preueu</text:span></text:p>
      <text:p text:style-name="Texte_20_du_20_corps">Inritata</text:p>
      <text:p text:style-name="P11"><text:bookmark-start text:name="bookmark104"/><text:span text:style-name="T113">L </text:span><text:span text:style-name="T112">fe</text:span><text:span text:style-name="T113"><text:tab/>L </text:span><text:span text:style-name="T112">Fv</text:span><text:span text:style-name="T113"> R E D</text:span><text:span text:style-name="T112">EL</text:span><text:span text:style-name="T113">vcR</text:span><text:span text:style-name="T112">EeE.</text:span><text:span text:style-name="T113"> </text:span><text:span text:style-name="T112">EfS</text:span><text:bookmark-end text:name="bookmark104"/></text:p>
      <text:p text:style-name="Texte_20_du_20_corps"><text:span text:style-name="T19">a</text:span><text:span text:style-name="T18">up</text:span><text:span text:style-name="T19">at</text:span><text:span text:style-name="T18">auant combien le mal heur seroit commun,<text:line-break/></text:span><text:span text:style-name="T19">&amp;</text:span><text:span text:style-name="T18"> combien il seroit indigne </text:span><text:span text:style-name="T19">:</text:span><text:span text:style-name="T18"> ce que vous pourrez<text:line-break/>contester auoir esté</text:span><text:span text:style-name="T19"> </text:span><text:span text:style-name="T18">plustost</text:span><text:span text:style-name="T19"> </text:span><text:span text:style-name="T18">fait</text:span><text:span text:style-name="T19"> </text:span><text:span text:style-name="T18">par tout l’Vniuers<text:line-break/></text:span><text:span text:style-name="T19">&amp;</text:span><text:span text:style-name="T18"> en diuers Mondes diuersement créez </text:span><text:span text:style-name="T19">,</text:span><text:span text:style-name="T18"> que non<text:line-break/>5 pas en vn certain endroit de la Terre</text:span><text:span text:style-name="T19">.</text:span><text:span text:style-name="T18"> Mais ceux<text:line-break/>qui se défierent de leur petit nombr</text:span><text:span text:style-name="T19">e</text:span><text:span text:style-name="T20">,</text:span><text:span text:style-name="T21"> </text:span><text:span text:style-name="T20">8e</text:span><text:span text:style-name="T18"> qui d'ail-<text:line-break/>leurs n'auoient pas des armes </text:span><text:span text:style-name="T19">,</text:span><text:span text:style-name="T18"> ne voulurent pas<text:line-break/>tant faire cela pour l</text:span><text:span text:style-name="T19">le</text:span><text:span text:style-name="T18">f</text:span><text:span text:style-name="T19">p</text:span><text:span text:style-name="T18">erance de vaincre </text:span><text:span text:style-name="T19">,</text:span><text:span text:style-name="T18"> que<text:line-break/>pour rendre la Victoire funeste à leurs Ennemis</text:span><text:span text:style-name="T19">,<text:line-break/></text:span><text:span text:style-name="T18">bien qu’ils y l</text:span><text:span text:style-name="T19">'</text:span><text:span text:style-name="T18">eussent pe</text:span><text:span text:style-name="T19">t</text:span><text:span text:style-name="T18">it eux mesmes.</text:span></text:p>
      <text:p text:style-name="Texte_20_du_20_corps"><text:span text:style-name="T18">p L’habillement noué estoit plus ancien que le<text:line-break/>Ve</text:span><text:span text:style-name="T19">rt</text:span><text:span text:style-name="T18">ement tissu , </text:span><text:span text:style-name="T19">&amp;</text:span><text:span text:style-name="T18"> le Vestem</text:span><text:span text:style-name="T19">e</text:span><text:span text:style-name="T18">nt tissu est depuis<text:line-break/>l'inuention du fe</text:span><text:span text:style-name="T19">r</text:span><text:span text:style-name="T18">, pource que les outils qui s</text:span><text:span text:style-name="T19">o</text:span><text:span text:style-name="T18">nt<text:line-break/>propres à les fabrique</text:span><text:span text:style-name="T19">r,</text:span><text:span text:style-name="T18"> font préparez auec le fer,<text:line-break/>comme ce n’est point par autre moyen </text:span><text:span text:style-name="T19">,</text:span><text:span text:style-name="T18"> que les<text:line-break/>marches, les f</text:span><text:span text:style-name="T19">u</text:span><text:span text:style-name="T18">seaux</text:span><text:span text:style-name="T19">,</text:span><text:span text:style-name="T18"> les nauette</text:span><text:span text:style-name="T19">s</text:span><text:span text:style-name="T18">, </text:span><text:span text:style-name="T19">&amp;</text:span><text:span text:style-name="T18"> les lames ont<text:line-break/>esté formées : &amp; la Nature a presse les Hommes<text:line-break/>plustost que lesFernmes à trauailler à la lain</text:span><text:span text:style-name="T19">t,</text:span><text:span text:style-name="T18">pour-<text:line-break/>ce q</text:span><text:span text:style-name="T19">u’il</text:span><text:span text:style-name="T18">s sont beaucoup p</text:span><text:span text:style-name="T19">l</text:span><text:span text:style-name="T18">us adroits &amp; plus mge-<text:line-break/>ni</text:span><text:span text:style-name="T19">e</text:span><text:span text:style-name="T18">tix : mais enfin les Laboureurs, par vne seuerité<text:line-break/>affecté</text:span><text:span text:style-name="T19">e</text:span><text:span text:style-name="T18">, en to</text:span><text:span text:style-name="T19">ur</text:span><text:span text:style-name="T18">nerent l</text:span><text:span text:style-name="T19">’e</text:span><text:span text:style-name="T18">xe</text:span><text:span text:style-name="T19">rc</text:span><text:span text:style-name="T18">ice à mefpri</text:span><text:span text:style-name="T19">s,</text:span><text:span text:style-name="T18"> &amp; le<text:line-break/>laisseront aux femmes pour se rese</text:span><text:span text:style-name="T19">t</text:span><text:span text:style-name="T18">uer Vn labeur<text:line-break/>plus pénibl</text:span><text:span text:style-name="T19">e</text:span><text:span text:style-name="T18">, &amp; endurcir leurs mains au traua</text:span><text:span text:style-name="T19">d</text:span><text:span text:style-name="T18">.</text:span></text:p>
      <text:p text:style-name="Texte_20_du_20_corps"><text:span text:style-name="T18">Pour l’inuention de plante</text:span><text:span text:style-name="T19">r</text:span><text:span text:style-name="T18">. </text:span><text:span text:style-name="T19">&amp;</text:span><text:span text:style-name="T18"> de faire des En- </text:span><text:span text:style-name="T19">1<text:line-break/></text:span><text:span text:style-name="T18">te</text:span><text:span text:style-name="T19">s,</text:span><text:span text:style-name="T18"> la Nature e</text:span><text:span text:style-name="T19">ll</text:span><text:span text:style-name="T18">e-mefme cr</text:span><text:span text:style-name="T19">c</text:span><text:span text:style-name="T18">atrice de toutes cho</text:span><text:span text:style-name="T19">-</text:span><text:span text:style-name="T18"> </text:span><text:span text:style-name="T105">1<text:line-break/></text:span><text:span text:style-name="T18">s</text:span><text:span text:style-name="T19">e</text:span><text:span text:style-name="T18">s,c</text:span><text:span text:style-name="T19">nap</text:span><text:span text:style-name="T18">remieremen</text:span><text:span text:style-name="T19">td</text:span><text:span text:style-name="T18">onné l</text:span><text:span text:style-name="T19">cm</text:span><text:span text:style-name="T18">odell</text:span><text:span text:style-name="T19">c</text:span><text:span text:style-name="T18">, quand </text:span><text:span text:style-name="T19">‘<text:line-break/></text:span><text:span text:style-name="T18">les graines des arbres, &amp; les glands estant tombez</text:span><text:span text:style-name="T19">,</text:span><text:span text:style-name="T18"> </text:span><text:span text:style-name="T99">t<text:line-break/></text:span><text:span text:style-name="T18">firent naistre des scions par dessou</text:span><text:span text:style-name="T19">s</text:span><text:span text:style-name="T18">., en leur </text:span><text:span text:style-name="T19">sa</text:span><text:span text:style-name="T18">ison</text:span><text:span text:style-name="T19">.<text:line-break/></text:span><text:span text:style-name="T18">D</text:span><text:span text:style-name="T19">’</text:span><text:span text:style-name="T18">o</text:span><text:span text:style-name="T19">ù</text:span><text:span text:style-name="T18"> vint aussi que </text:span><text:span text:style-name="T19">s</text:span><text:span text:style-name="T18">on s'auifa par apres de join</text:span><text:span text:style-name="T19">-<text:line-break/></text:span><text:span text:style-name="T18">dre auec les rameau</text:span><text:span text:style-name="T19">x</text:span><text:span text:style-name="T18">, des brins de rejec</text:span><text:span text:style-name="T19">t,</text:span><text:span text:style-name="T18"> </text:span><text:span text:style-name="T19">&amp;</text:span><text:span text:style-name="T18"> d en</text:span><text:span text:style-name="T19">-<text:line-break/></text:span><text:span text:style-name="T18">fouir en terre par les champs de nouueau</text:span><text:span text:style-name="T19">ï</text:span><text:span text:style-name="T18"> arbris-<text:line-break/>fea</text:span><text:span text:style-name="T19">u</text:span><text:span text:style-name="T18">x. De là, ils essayer</text:span><text:span text:style-name="T19">o</text:span><text:span text:style-name="T18">nt vn</text:span><text:span text:style-name="T19">e</text:span><text:span text:style-name="T18"> sorte de labourage,<text:line-break/></text:span><text:span text:style-name="T19">&amp;</text:span><text:span text:style-name="T18"> puis</text:span><text:span text:style-name="T19"> </text:span><text:span text:style-name="T18">vn</text:span><text:span text:style-name="T19">e</text:span><text:span text:style-name="T18"> autre : </text:span><text:span text:style-name="T19">&amp;</text:span><text:span text:style-name="T18"> à force d'amander la Terre &amp;<text:line-break/>de la </text:span><text:span text:style-name="T19">cu</text:span><text:span text:style-name="T18">ltiuer au</text:span><text:span text:style-name="T19">e</text:span><text:span text:style-name="T18">c soi</text:span><text:span text:style-name="T19">n,</text:span><text:span text:style-name="T18"> ils virent qu</text:span><text:span text:style-name="T19">’</text:span><text:span text:style-name="T18">ell</text:span><text:span text:style-name="T19">e</text:span><text:span text:style-name="T18"> rendait</text:span></text:p>
      <text:p text:style-name="P11"><text:span text:style-name="T19">2</text:span><text:span text:style-name="T18">53 LE V. </text:span><text:span text:style-name="T24">L</text:span><text:span text:style-name="T25">IV</text:span><text:span text:style-name="T24">RE D</text:span><text:span text:style-name="T25">Ï</text:span><text:span text:style-name="T24">LVC</text:span><text:span text:style-name="T25">R9</text:span><text:span text:style-name="T24">C</text:span><text:span text:style-name="T25">L<text:line-break/></text:span><text:span text:style-name="T18">les fruicts dou</text:span><text:span text:style-name="T19">x</text:span><text:span text:style-name="T18">, de sau</text:span><text:span text:style-name="T19">n</text:span><text:span text:style-name="T18">ages qu’i</text:span><text:span text:style-name="T19">l</text:span><text:span text:style-name="T18">s estoien</text:span><text:span text:style-name="T19">t</text:span><text:span text:style-name="T18">atip</text:span><text:span text:style-name="T19">a</text:span><text:span text:style-name="T18">-<text:line-break/>ra</text:span><text:span text:style-name="T19">y</text:span><text:span text:style-name="T18">ant</text:span><text:span text:style-name="T19">.</text:span><text:span text:style-name="T18"> D</text:span><text:span text:style-name="T19">e</text:span><text:span text:style-name="T18"> l</text:span><text:span text:style-name="T19">o</text:span><text:span text:style-name="T18">u</text:span><text:span text:style-name="T19">rà</text:span><text:span text:style-name="T18"> autre</text:span><text:span text:style-name="T19"> </text:span><text:span text:style-name="T18">en dé</text:span><text:span text:style-name="T19">s</text:span><text:span text:style-name="T18">ri</text:span><text:span text:style-name="T19">f</text:span><text:span text:style-name="T18">chant les fores</text:span><text:span text:style-name="T19">t</text:span><text:span text:style-name="T18">s, </text:span><text:span text:style-name="T19">i<text:line-break/></text:span><text:span text:style-name="T18">ils sen bloient les faire reculer vers le haut des<text:line-break/>Montagnes , </text:span><text:span text:style-name="T19">&amp;</text:span><text:span text:style-name="T18"> laisserent les lieux bas pour estre<text:line-break/>cultiuez , afin d'auoir des Prairie</text:span><text:span text:style-name="T19">s</text:span><text:span text:style-name="T18">, de</text:span><text:span text:style-name="T19">» </text:span><text:span text:style-name="T18">Lacs , des<text:line-break/>Ruisseaux</text:span><text:span text:style-name="T19">,</text:span><text:span text:style-name="T18"> des Bleds</text:span><text:span text:style-name="T19">,</text:span><text:span text:style-name="T18"> des Vignobles qui aiment<text:line-break/>les Collines</text:span><text:span text:style-name="T19">,</text:span><text:span text:style-name="T18"> le tout distingué parle ver</text:span><text:span text:style-name="T19">d</text:span><text:span text:style-name="T18"> brun<text:line-break/>d'une grande suite d’oliuiel</text:span><text:span text:style-name="T19">s</text:span><text:span text:style-name="T18"> épandu</text:span><text:span text:style-name="T19">sl</text:span><text:span text:style-name="T18">e long</text:span><text:span text:style-name="T19"> </text:span><text:span text:style-name="T18">des<text:line-break/></text:span><text:span text:style-name="T19">v</text:span><text:span text:style-name="T18">alons &amp;</text:span><text:span text:style-name="T19"> </text:span><text:span text:style-name="T18">des petits tertres, &amp;</text:span><text:span text:style-name="T19"> </text:span><text:span text:style-name="T18">parmy les champs<text:line-break/>comme vous voyez que toutes ces choses sont<text:line-break/>maintenant ornées d'un</text:span><text:span text:style-name="T19">e</text:span><text:span text:style-name="T18"> agreable diuersité , où<text:line-break/>les pommiers &amp; les jeunes arbres qui portent de<text:line-break/>bons fruit</text:span><text:span text:style-name="T19">s</text:span><text:span text:style-name="T18">, ne</text:span><text:span text:style-name="T19"> </text:span><text:span text:style-name="T18">sont point oubliez tout autour</text:span><text:span text:style-name="T19">.</text:span></text:p>
      <text:p text:style-name="Texte_20_du_20_corps"><text:span text:style-name="T18">Il afalu imiter de la bouche les douces voix des<text:line-break/>oyseaux long-temps auant que</text:span><text:span text:style-name="T19"> </text:span><text:span text:style-name="T18">les Hommes pus</text:span><text:span text:style-name="T19">-<text:line-break/>L</text:span><text:span text:style-name="T18">ent charmer les oreilles, &amp; rendre Considérables<text:line-break/>les beaux vers par vn chant harmonieux</text:span><text:span text:style-name="T19">.</text:span><text:span text:style-name="T18"> Les Ze-<text:line-break/>phirs enseignèrent premi</text:span><text:span text:style-name="T19">è</text:span><text:span text:style-name="T18">rement aux Hommes<text:line-break/>cha</text:span><text:span text:style-name="T19">rn</text:span><text:span text:style-name="T18">pestre</text:span><text:span text:style-name="T19">sà</text:span><text:span text:style-name="T18"> </text:span><text:span text:style-name="T19">so</text:span><text:span text:style-name="T18">nner de la fluste faite d'un tuyau<text:line-break/></text:span><text:span text:style-name="T19">il</text:span><text:span text:style-name="T18"> Ciguë quand ils firent passer leurs </text:span><text:span text:style-name="T19">f</text:span><text:span text:style-name="T18">ouffres par</text:span><text:span text:style-name="T19">-<text:line-break/></text:span><text:span text:style-name="T18">my les chalumeaux des Bleds. Delà, les Bergers<text:line-break/>ont appris peu à peu de douces plaintes qui sor</text:span><text:span text:style-name="T19">-<text:line-break/></text:span><text:span text:style-name="T18">tent de la fluste touchée par les doigts des son</text:span><text:span text:style-name="T19">-<text:line-break/></text:span><text:span text:style-name="T18">neurs, apres qu</text:span><text:span text:style-name="T19">’</text:span><text:span text:style-name="T18">elle a</text:span><text:span text:style-name="T19"> </text:span><text:span text:style-name="T18">esté</text:span><text:span text:style-name="T19"> </text:span><text:span text:style-name="T18">trouuée parmy les boc-<text:line-break/>cages &amp; les Forests en des lieux raboteux &amp; soli</text:span><text:span text:style-name="T19">-<text:line-break/></text:span><text:span text:style-name="T18">taires, au milieu des innocens plaisirs</text:span><text:span text:style-name="T19">.</text:span><text:span text:style-name="T18"> Ainsi </text:span><text:span text:style-name="T19">*</text:span><text:span text:style-name="T18"> le<text:line-break/>temps fait auancer chaque cho</text:span><text:span text:style-name="T19">s</text:span><text:span text:style-name="T18">e peu à peu , &amp; la<text:line-break/>raison l</text:span><text:span text:style-name="T19">’e</text:span><text:span text:style-name="T18">xpose au io</text:span><text:span text:style-name="T19">u</text:span><text:span text:style-name="T18">r. Ces petits concerts</text:span><text:span text:style-name="T19"> </text:span><text:span text:style-name="T18">flat-<text:line-break/></text:span><text:span text:style-name="T19">(</text:span><text:span text:style-name="T18">oient les sens des premiers homme</text:span><text:span text:style-name="T19">s</text:span><text:span text:style-name="T18">, </text:span><text:span text:style-name="T19">&amp;</text:span><text:span text:style-name="T18"> leur don</text:span><text:span text:style-name="T19">-<text:line-break/></text:span><text:span text:style-name="T18">noient d</text:span><text:span text:style-name="T19">el</text:span><text:span text:style-name="T18">à joy</text:span><text:span text:style-name="T19">ee</text:span><text:span text:style-name="T18">n prenant leur repas , lors que<text:line-break/>toutes choses font agréables à l’</text:span><text:span text:style-name="T19">e</text:span><text:span text:style-name="T18">sprit</text:span><text:span text:style-name="T19">.</text:span><text:span text:style-name="T18"> Ils estoient<text:line-break/>donc souuent assis ensemble silr l’</text:span><text:span text:style-name="T19">h</text:span><text:span text:style-name="T18">erbe tendr</text:span><text:span text:style-name="T19">e,</text:span><text:span text:style-name="T18"> &amp;<text:line-break/>contents de peu de richesses , ils </text:span><text:span text:style-name="T19">se</text:span><text:span text:style-name="T18"> couch</text:span><text:span text:style-name="T19">a</text:span><text:span text:style-name="T18">ient<text:line-break/>agr</text:span><text:span text:style-name="T19">é</text:span><text:span text:style-name="T18">ablement au bord des ruisseaux de quelque</text:span></text:p>
      <text:p text:style-name="P11"><text:span text:style-name="T37">Le V. LIvR</text:span><text:span text:style-name="T36">E</text:span><text:span text:style-name="T37"> DE LvcRECE</text:span><text:span text:style-name="T36">,’</text:span><text:span text:style-name="T37"> 25</text:span><text:span text:style-name="T36">4<text:line-break/></text:span><text:span text:style-name="T18">viu</text:span><text:span text:style-name="T19">c</text:span><text:span text:style-name="T18"> source </text:span><text:span text:style-name="T20">,</text:span><text:span text:style-name="T21"> </text:span><text:span text:style-name="T20">S</text:span><text:span text:style-name="T21">e</text:span><text:span text:style-name="T18"> sous les ramées des arbres éleuez,<text:line-break/>mais sur</text:span><text:span text:style-name="T19"> </text:span><text:span text:style-name="T18">tout quand la saison y conuioit , &amp; que<text:line-break/>les beaux iours semoient de fleurs les herbes ver</text:span><text:span text:style-name="T19">-<text:line-break/></text:span><text:span text:style-name="T18">d</text:span><text:span text:style-name="T19">o</text:span><text:span text:style-name="T18">ayntes. C’estoit alors que les leux</text:span><text:span text:style-name="T19">,</text:span><text:span text:style-name="T18"> les bon</text:span><text:span text:style-name="T19">s</text:span><text:span text:style-name="T18"> con-<text:line-break/>tes</text:span><text:span text:style-name="T19">,</text:span><text:span text:style-name="T18"> &amp; les douces railleries estoient </text:span><text:span text:style-name="T19">rn</text:span><text:span text:style-name="T18">is en</text:span><text:span text:style-name="T19"> </text:span><text:span text:style-name="T18">vsage</text:span><text:span text:style-name="T19">i<text:line-break/></text:span><text:span text:style-name="T18">la Mus</text:span><text:span text:style-name="T19">e</text:span><text:span text:style-name="T18"> cha</text:span><text:span text:style-name="T19">rn</text:span><text:span text:style-name="T18">pestre y faisoit partie de la con</text:span><text:span text:style-name="T19">u</text:span><text:span text:style-name="T18">er-<text:line-break/>sation </text:span><text:span text:style-name="T19">:</text:span><text:span text:style-name="T18"> la gayeté enjouée donnait ad</text:span><text:span text:style-name="T19">u</text:span><text:span text:style-name="T18">is d</text:span><text:span text:style-name="T19">’</text:span><text:span text:style-name="T18">enui-<text:line-break/>ronne</text:span><text:span text:style-name="T19">r</text:span><text:span text:style-name="T18"> sa teste de couronnes de fleur</text:span><text:span text:style-name="T19">s,</text:span><text:span text:style-name="T18"> &amp; de s</text:span><text:span text:style-name="T19">e<text:line-break/></text:span><text:span text:style-name="T21">faire</text:span><text:span text:style-name="T18"> des écharpes de feu</text:span><text:span text:style-name="T19">il</text:span><text:span text:style-name="T18">lages verd</text:span><text:span text:style-name="T19">s</text:span><text:span text:style-name="T18">, de </text:span><text:span text:style-name="T19">rn</text:span><text:span text:style-name="T18">ar</text:span><text:span text:style-name="T19">c</text:span><text:span text:style-name="T18">hec<text:line-break/>hors de cadence, &amp; de saulter d'un pied pesant.<text:line-break/>D’o</text:span><text:span text:style-name="T19">ù</text:span><text:span text:style-name="T18"> s</text:span><text:span text:style-name="T19">le</text:span><text:span text:style-name="T18">sleu</text:span><text:span text:style-name="T19">o</text:span><text:span text:style-name="T18">ient des risées &amp; des moqueries plai</text:span><text:span text:style-name="T19">-<text:line-break/>se</text:span><text:span text:style-name="T18">nte</text:span><text:span text:style-name="T19">s</text:span><text:span text:style-name="T18">,</text:span><text:span text:style-name="T19">-</text:span><text:span text:style-name="T18"> pource que toutes ces choses par</text:span><text:span text:style-name="T19">o</text:span><text:span text:style-name="T18">issoient<text:line-break/>alors n</text:span><text:span text:style-name="T19">o</text:span><text:span text:style-name="T18">utielles &amp; rare</text:span><text:span text:style-name="T19">s</text:span><text:span text:style-name="T18">, &amp; qu'es</text:span><text:span text:style-name="T19">t</text:span><text:span text:style-name="T18">ant cueillez elles<text:line-break/>leurs attir</text:span><text:span text:style-name="T19">o</text:span><text:span text:style-name="T18">ient la douceur du sommeil , tandis<text:line-break/>qu’ils conduisoient en diuers</text:span><text:span text:style-name="T19">e</text:span><text:span text:style-name="T18">s man</text:span><text:span text:style-name="T19">i</text:span><text:span text:style-name="T18">eres leurs<text:line-break/></text:span><text:span text:style-name="T19">v</text:span><text:span text:style-name="T18">oix,</text:span><text:span text:style-name="T19">re</text:span><text:span text:style-name="T18">citoi</text:span><text:span text:style-name="T19">e</text:span><text:span text:style-name="T18">nt des chansons</text:span><text:span text:style-name="T19">,</text:span><text:span text:style-name="T18"> ou parcour</text:span><text:span text:style-name="T19">ur</text:span><text:span text:style-name="T18">ent d</text:span><text:span text:style-name="T19">’v</text:span><text:span text:style-name="T18">-<text:line-break/>n</text:span><text:span text:style-name="T19">e</text:span><text:span text:style-name="T18"> lèvre crochue les trous des chalumeaux</text:span><text:span text:style-name="T19">.</text:span><text:span text:style-name="T18"> D’o</text:span><text:span text:style-name="T19">u<text:line-break/></text:span><text:span text:style-name="T18">Vient qu</text:span><text:span text:style-name="T19">’à</text:span><text:span text:style-name="T18"> présent</text:span><text:span text:style-name="T19">,</text:span><text:span text:style-name="T18"> ceux</text:span><text:span text:style-name="T19"> </text:span><text:span text:style-name="T18">qui ne peuuent dormir<text:line-break/></text:span><text:span text:style-name="T19">o</text:span><text:span text:style-name="T18">bseruent ces choses</text:span><text:span text:style-name="T19"> ,.</text:span><text:span text:style-name="T18">&amp; </text:span><text:span text:style-name="T19">I</text:span><text:span text:style-name="T18">cauent mefrnes beau-<text:line-break/>Coup mieux les cad</text:span><text:span text:style-name="T19">a</text:span><text:span text:style-name="T18">nc</text:span><text:span text:style-name="T19">e</text:span><text:span text:style-name="T18">s nombreuses ; mais ils<text:line-break/>n</text:span><text:span text:style-name="T19">’</text:span><text:span text:style-name="T18">en recoiu</text:span><text:span text:style-name="T19">e</text:span><text:span text:style-name="T18">nt pas plus de satisfactio</text:span><text:span text:style-name="T19">n,</text:span><text:span text:style-name="T18"> que fai-<text:line-break/>soit autr</text:span><text:span text:style-name="T19">e</text:span><text:span text:style-name="T18">s</text:span><text:span text:style-name="T19">fo</text:span><text:span text:style-name="T18">is</text:span><text:span text:style-name="T19"> </text:span><text:span text:style-name="T18">le genre</text:span><text:span text:style-name="T19"> </text:span><text:span text:style-name="T18">fauuage des Hommes</text:span><text:span text:style-name="T19"> </text:span><text:span text:style-name="T18">pre-<text:line-break/>mieremen</text:span><text:span text:style-name="T19">tn</text:span><text:span text:style-name="T18">e</text:span><text:span text:style-name="T19">zdelaT</text:span><text:span text:style-name="T18">erre : ca</text:span><text:span text:style-name="T19">r</text:span><text:span text:style-name="T18">c</text:span><text:span text:style-name="T19">eq</text:span><text:span text:style-name="T18">u</text:span><text:span text:style-name="T19">is</text:span><text:span text:style-name="T18">epretente<text:line-break/>de foy-</text:span><text:span text:style-name="T19"> </text:span><text:span text:style-name="T18">mes</text:span><text:span text:style-name="T19">i</text:span><text:span text:style-name="T18">ne sans peine, si ce n’est</text:span><text:span text:style-name="T19"> </text:span><text:span text:style-name="T18">qu'auparauant<text:line-break/>nous ayons reconnu quelque chofe de plus plai-<text:line-break/>sant</text:span><text:span text:style-name="T19">,</text:span><text:span text:style-name="T18"> nous plaist d'</text:span><text:span text:style-name="T19">a</text:span><text:span text:style-name="T18">bord , </text:span><text:span text:style-name="T19">&amp;</text:span><text:span text:style-name="T18"> nous rauit. Il est vray<text:line-break/>que les derniere</text:span><text:span text:style-name="T19">s</text:span><text:span text:style-name="T18"> chofes qui ar</text:span><text:span text:style-name="T19">nu</text:span><text:span text:style-name="T18">ent nous sem</text:span><text:span text:style-name="T19">-<text:line-break/></text:span><text:span text:style-name="T18">blent presque tousiours les meilleures</text:span><text:span text:style-name="T19">,</text:span><text:span text:style-name="T18"> elles</text:span><text:span text:style-name="T19"> </text:span><text:span text:style-name="T18">anean-<text:line-break/>tissent les premier</text:span><text:span text:style-name="T19">c</text:span><text:span text:style-name="T18">s: &amp; parce qu</text:span><text:span text:style-name="T19">’</text:span><text:span text:style-name="T18">elles </text:span><text:span text:style-name="T19">fi</text:span><text:span text:style-name="T18">ant passées,<text:line-break/>on n</text:span><text:span text:style-name="T19">’</text:span><text:span text:style-name="T18">en luge pas si fa</text:span><text:span text:style-name="T19">uo</text:span><text:span text:style-name="T18">rableinent qt</text:span><text:span text:style-name="T19">ssl</text:span><text:span text:style-name="T18"> faudroit.</text:span></text:p>
      <text:p text:style-name="Texte_20_du_20_corps"><text:span text:style-name="T18">Ainsi commença la haine du gland : ainsi les<text:line-break/>licts de feuillages </text:span><text:span text:style-name="T19">&amp;</text:span><text:span text:style-name="T18"> d’herbes menu</text:span><text:span text:style-name="T19">e</text:span><text:span text:style-name="T18">s furent aban-<text:line-break/>donnez Les pelisses tombèrent, &amp; les vestemens<text:line-break/>de peaux de be</text:span><text:span text:style-name="T19">lle</text:span><text:span text:style-name="T18">s furent méprisez</text:span><text:span text:style-name="T19">,</text:span><text:span text:style-name="T18"> lesquels, s</text:span><text:span text:style-name="T19">ii</text:span><text:span text:style-name="T18">e</text:span></text:p>
      <text:p text:style-name="P11"><text:span text:style-name="T19">25$</text:span><text:span text:style-name="T18"> LE V. </text:span><text:span text:style-name="T19">I.IVR</text:span><text:span text:style-name="T18">E D</text:span><text:span text:style-name="T19">E</text:span><text:span text:style-name="T18"> </text:span><text:span text:style-name="T19">LV</text:span><text:span text:style-name="T18">C</text:span><text:span text:style-name="T19">RECE</text:span><text:span text:style-name="T18">.<text:line-break/>ne m</text:span><text:span text:style-name="T19">e</text:span><text:span text:style-name="T18"> trompe,</text:span><text:span text:style-name="T19">a</text:span><text:span text:style-name="T18">ttirerent vne si grande enuie con-<text:line-break/>tre c</text:span><text:span text:style-name="T19">e</text:span><text:span text:style-name="T18">luy qui les auoit intentée</text:span><text:span text:style-name="T19">s</text:span><text:span text:style-name="T18">, qu’il fut tué</text:span><text:span text:style-name="T19"> </text:span><text:span text:style-name="T18">pa</text:span><text:span text:style-name="T19">t<text:line-break/></text:span><text:span text:style-name="T18">d'</text:span><text:span text:style-name="T19">a</text:span><text:span text:style-name="T18">utres qui ne pouuoient souffrir cel</text:span><text:span text:style-name="T19">a,</text:span><text:span text:style-name="T18"> </text:span><text:span text:style-name="T19">&amp;</text:span><text:span text:style-name="T18">qui</text:span><text:span text:style-name="T19">e</text:span><text:span text:style-name="T18">n-<text:line-break/>fiii le dech</text:span><text:span text:style-name="T19">ie</text:span><text:span text:style-name="T18">er</text:span><text:span text:style-name="T19">e</text:span><text:span text:style-name="T18">nt toute ensanglantée quelle<text:line-break/>es</text:span><text:span text:style-name="T19">t</text:span><text:span text:style-name="T18">oit de telle sorte , qu</text:span><text:span text:style-name="T19">e</text:span><text:span text:style-name="T18"> depuis elle ne pû</text:span><text:span text:style-name="T19">t<text:line-break/></text:span><text:span text:style-name="T18">estre d’aucun v</text:span><text:span text:style-name="T19">s</text:span><text:span text:style-name="T18">ige.</text:span></text:p>
      <text:p text:style-name="Texte_20_du_20_corps"><text:span text:style-name="T18">Alors donc</text:span><text:span text:style-name="T19">,</text:span><text:span text:style-name="T18"> quelques peaux de bell</text:span><text:span text:style-name="T19">e</text:span><text:span text:style-name="T18">s</text:span><text:span text:style-name="T19">,</text:span><text:span text:style-name="T18"> &amp; main-<text:line-break/>tenant l</text:span><text:span text:style-name="T19">’</text:span><text:span text:style-name="T18">or &amp; la pourpre,</text:span><text:span text:style-name="T19">e</text:span><text:span text:style-name="T18">xercent la vie des Hom-<text:line-break/>mes par des soucis</text:span><text:span text:style-name="T19">,</text:span><text:span text:style-name="T18"> &amp; les affligent par la guerre</text:span><text:span text:style-name="T19">.<text:line-break/></text:span><text:span text:style-name="T18">En quoy ie pense que nous sommes beaucoup plus<text:line-break/>coupables que les premiers Homme</text:span><text:span text:style-name="T19">s</text:span><text:span text:style-name="T18">, p</text:span><text:span text:style-name="T19">ou</text:span><text:span text:style-name="T18">rce que<text:line-break/>le </text:span><text:span text:style-name="T19">fr</text:span><text:span text:style-name="T18">oid estolt incommode aux enfans de la T</text:span><text:span text:style-name="T19">e</text:span><text:span text:style-name="T18">rre<text:line-break/>qui estoient n</text:span><text:span text:style-name="T19">u</text:span><text:span text:style-name="T18">ds sans les peaux des Bell</text:span><text:span text:style-name="T19">e</text:span><text:span text:style-name="T18">s : mais à<text:line-break/>nous autres</text:span><text:span text:style-name="T19">,</text:span><text:span text:style-name="T18"> ce n’</text:span><text:span text:style-name="T19">e</text:span><text:span text:style-name="T18">s</text:span><text:span text:style-name="T19">t</text:span><text:span text:style-name="T18"> pas vn</text:span><text:span text:style-name="T19">eg</text:span><text:span text:style-name="T18">rande peine dlestre<text:line-break/></text:span><text:span text:style-name="T19">p</text:span><text:span text:style-name="T18">ri</text:span><text:span text:style-name="T19">u</text:span><text:span text:style-name="T18">ez de robes de pourpre tis</text:span><text:span text:style-name="T19">sue</text:span><text:span text:style-name="T18">sauec de l’</text:span><text:span text:style-name="T19">or</text:span><text:span text:style-name="T18">, &amp;<text:line-break/>diuersifiées de figures , puis qu'un ve</text:span><text:span text:style-name="T19">rt</text:span><text:span text:style-name="T18">ement du<text:line-break/>peuple nous peut c</text:span><text:span text:style-name="T19">ouu</text:span><text:span text:style-name="T18">rir également</text:span><text:span text:style-name="T19">.</text:span><text:span text:style-name="T18"> Ainsi, les<text:line-break/>Hommes se donnent tousiours de la peine en vain,<text:line-break/>&amp; passent leur vie en des soins inutiles, parce qu</text:span><text:span text:style-name="T19">’</text:span><text:span text:style-name="T18">ils<text:line-break/>ne s</text:span><text:span text:style-name="T19">c</text:span><text:span text:style-name="T18">auent pas quelle est la vr</text:span><text:span text:style-name="T19">a</text:span><text:span text:style-name="T18">y</text:span><text:span text:style-name="T19">e</text:span><text:span text:style-name="T18"> mesure des biens<text:line-break/>qu</text:span><text:span text:style-name="T19">’sl</text:span><text:span text:style-name="T18"> suffit de posséder , &amp; ius</text:span><text:span text:style-name="T19">q</text:span><text:span text:style-name="T18">ues </text:span><text:span text:style-name="T19">0Ù</text:span><text:span text:style-name="T18"> se doiuent<text:line-break/>étendre les v</text:span><text:span text:style-name="T19">e</text:span><text:span text:style-name="T18">ritables delices De sorte que peu à<text:line-break/>peu ils se retirent en haute mer, </text:span><text:span text:style-name="T19">o</text:span><text:span text:style-name="T18">u</text:span><text:span text:style-name="T19"> </text:span><text:span text:style-name="T18">ils excitent<text:line-break/>eux-mesines des orages furieux par vne guerre<text:line-break/>continuelle</text:span><text:span text:style-name="T19">.</text:span></text:p>
      <text:p text:style-name="Texte_20_du_20_corps"><text:span text:style-name="T18">Cependant le Soleil </text:span><text:span text:style-name="T19">&amp;</text:span><text:span text:style-name="T18"> la Lune parcourant le<text:line-break/>Ciel de leur lumiere qui fait incessamment le tour<text:line-break/>du Monde,</text:span><text:span text:style-name="T19">e</text:span><text:span text:style-name="T18">nsei</text:span><text:span text:style-name="T19">'u</text:span><text:span text:style-name="T18">nere</text:span><text:span text:style-name="T19">nta</text:span><text:span text:style-name="T18">ux Hommes que les fai</text:span><text:span text:style-name="T19">-<text:line-break/></text:span><text:span text:style-name="T18">fons de l'année vont </text:span><text:span text:style-name="T19">&amp;</text:span><text:span text:style-name="T18"> ie</text:span><text:span text:style-name="T19">u</text:span><text:span text:style-name="T18">iennent de la mefme<text:line-break/>sort</text:span><text:span text:style-name="T19">e</text:span><text:span text:style-name="T18">, &amp; que toutes choses se sont par </text:span><text:span text:style-name="T19">U</text:span><text:span text:style-name="T18">n ordre<text:line-break/>certain. Les Hommes </text:span><text:span text:style-name="T19">r'</text:span><text:span text:style-name="T18">enf</text:span><text:span text:style-name="T19">e</text:span><text:span text:style-name="T18">rm</text:span><text:span text:style-name="T19">e</text:span><text:span text:style-name="T18">rent dans</text:span><text:span text:style-name="T19"> </text:span><text:span text:style-name="T18">les for</text:span><text:span text:style-name="T19">-<text:line-break/></text:span><text:span text:style-name="T18">teresses pour se garder de leurs Ennemi</text:span><text:span text:style-name="T19">s,</text:span><text:span text:style-name="T18"> partage</text:span><text:span text:style-name="T19">-<text:line-break/></text:span><text:span text:style-name="T18">rent la Terre pour la cultiue</text:span><text:span text:style-name="T19">n</text:span><text:span text:style-name="T18"> Ils chargerent la<text:line-break/>Mer de vaisseaux, rec</text:span><text:span text:style-name="T19">o</text:span><text:span text:style-name="T18">urent des troupes auxi</text:span><text:span text:style-name="T19">l</text:span><text:span text:style-name="T18">iaires,</text:span></text:p>
      <text:p text:style-name="P11"><text:bookmark-start text:name="bookmark106"/><text:span text:style-name="T113">L E V. L I </text:span><text:span text:style-name="T112">v</text:span><text:span text:style-name="T113"> R </text:span><text:span text:style-name="T112">E</text:span><text:span text:style-name="T113"> </text:span><text:span text:style-name="T112">DE</text:span><text:span text:style-name="T113"> </text:span><text:span text:style-name="T112">L</text:span><text:span text:style-name="T113"> v </text:span><text:span text:style-name="T112">c</text:span><text:span text:style-name="T113"> R </text:span><text:span text:style-name="T112">E</text:span><text:span text:style-name="T113"> C </text:span><text:span text:style-name="T112">E.</text:span><text:span text:style-name="T113"><text:tab/></text:span><text:span text:style-name="T86">2</text:span><text:span text:style-name="T87">5</text:span><text:span text:style-name="T86">6</text:span><text:bookmark-end text:name="bookmark106"/></text:p>
      <text:p text:style-name="Texte_20_du_20_corps"><text:span text:style-name="T19">&amp; </text:span><text:span text:style-name="T18">se firent des alliez</text:span><text:span text:style-name="T19">.</text:span><text:span text:style-name="T18"> Quand les Poetes </text:span><text:span text:style-name="T19">c</text:span><text:span text:style-name="T18">ommen-<text:line-break/>cerent de celebrer en vers les actions mémorables,<text:line-break/>il n</text:span><text:span text:style-name="T19">’y</text:span><text:span text:style-name="T18"> auoit pas long-temps que </text:span><text:span text:style-name="T19">.</text:span><text:span text:style-name="T18">les caractères<text:line-break/></text:span><text:span text:style-name="T19">’</text:span><text:span text:style-name="T18">auoient esté inuentez. C</text:span><text:span text:style-name="T19">’</text:span><text:span text:style-name="T18">es</text:span><text:span text:style-name="T19">t</text:span><text:span text:style-name="T18"> pou</text:span><text:span text:style-name="T19">r</text:span><text:span text:style-name="T18">quoy nostre si</text:span><text:span text:style-name="T19">c-<text:line-break/></text:span><text:span text:style-name="T18">cle ne peut rien scauoir de ce qui s</text:span><text:span text:style-name="T19">ie</text:span><text:span text:style-name="T18">st fait aupara</text:span><text:span text:style-name="T19">-<text:line-break/></text:span><text:span text:style-name="T18">uant</text:span><text:span text:style-name="T19">,</text:span><text:span text:style-name="T18"> sinon par quelques traces qu</text:span><text:span text:style-name="T19">en</text:span><text:span text:style-name="T18">ous en m</text:span><text:span text:style-name="T19">o</text:span><text:span text:style-name="T18">n-<text:line-break/>tre la raison</text:span><text:span text:style-name="T19">.</text:span><text:span text:style-name="T18"> L'usage &amp; l</text:span><text:span text:style-name="T19">’</text:span><text:span text:style-name="T18">experience des esprits di-<text:line-break/>ligent</text:span><text:span text:style-name="T19">sn</text:span><text:span text:style-name="T18">ou</text:span><text:span text:style-name="T19">s</text:span><text:span text:style-name="T18"> ont enseigné en auancant peu à</text:span><text:span text:style-name="T19"> </text:span><text:span text:style-name="T18">peu,<text:line-break/>la Nauigation , l’Agrieult</text:span><text:span text:style-name="T19">u</text:span><text:span text:style-name="T18">r</text:span><text:span text:style-name="T19">e</text:span><text:span text:style-name="T18">, l</text:span><text:span text:style-name="T19">'</text:span><text:span text:style-name="T18">Archifecture ,les<text:line-break/>Loi</text:span><text:span text:style-name="T19">x</text:span><text:span text:style-name="T18">, les Aimes, les Chemi</text:span><text:span text:style-name="T19">n</text:span><text:span text:style-name="T18">s, les Habits,&amp; autres<text:line-break/>choses semblable</text:span><text:span text:style-name="T19">s,</text:span><text:span text:style-name="T18"> les rec</text:span><text:span text:style-name="T19">om</text:span><text:span text:style-name="T18">pense</text:span><text:span text:style-name="T19">s</text:span><text:span text:style-name="T18">, le</text:span><text:span text:style-name="T19">sd</text:span><text:span text:style-name="T18">elices d</text:span><text:span text:style-name="T19">e<text:line-break/></text:span><text:span text:style-name="T18">la vie, les vers, la peintur</text:span><text:span text:style-name="T19">e</text:span><text:span text:style-name="T18">, &amp; la sculpture</text:span><text:span text:style-name="T19">.</text:span><text:span text:style-name="T18"> Ainsi,<text:line-break/>le Temps fait a</text:span><text:span text:style-name="T19">u</text:span><text:span text:style-name="T18">ancer chaque cho</text:span><text:span text:style-name="T19">fe</text:span><text:span text:style-name="T18"> insensible</text:span><text:span text:style-name="T19">-<text:line-break/></text:span><text:span text:style-name="T18">ment: &amp;la raison l</text:span><text:span text:style-name="T19">’</text:span><text:span text:style-name="T18">expos</text:span><text:span text:style-name="T19">e</text:span><text:span text:style-name="T18"> au iour : &amp;l</text:span><text:span text:style-name="T19">’o</text:span><text:span text:style-name="T18">n a re-<text:line-break/>connu qu'une industrie éclatoit par vne autre dans<text:line-break/>les art</text:span><text:span text:style-name="T19">s</text:span><text:span text:style-name="T18">, iusques à ce que l</text:span><text:span text:style-name="T19">’</text:span><text:span text:style-name="T18">on est enfin a</text:span><text:span text:style-name="T19">t</text:span><text:span text:style-name="T18">riué à l</text:span><text:span text:style-name="T19">a<text:line-break/></text:span><text:span text:style-name="T18">dernière perfection</text:span><text:span text:style-name="T19">.</text:span></text:p>
      <text:p text:style-name="P24">257</text:p>
      <text:p text:style-name="Texte_20_du_20_corps">ARGVMENT</text:p>
      <text:p text:style-name="Texte_20_du_20_corps">DU SIXIESME LIVRE</text:p>
      <text:p text:style-name="Texte_20_du_20_corps">Dli LVCRECE.</text:p>
      <text:table-of-content text:style-name="Sect1" text:protected="true" text:name="Table des matières20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Texte_20_du_20_corps"><text:span text:style-name="T78">O VA N</text:span><text:span text:style-name="T79"> </text:span><text:span text:style-name="T78">G E S de</text:span><text:span text:style-name="T79"> </text:span><text:span text:style-name="T78">la uille c</text:span><text:span text:style-name="T79">IA</text:span><text:span text:style-name="T78">t</text:span><text:span text:style-name="T79">lle</text:span><text:span text:style-name="T78">nes<text:line-break/>et</text:span><text:span text:style-name="T79"> </text:span><text:span text:style-name="T78">du Philosophe </text:span><text:span text:style-name="T79">Ep</text:span><text:span text:style-name="T78">i</text:span><text:span text:style-name="T79">c</text:span><text:span text:style-name="T78">ur</text:span><text:span text:style-name="T79">e,</text:span><text:span text:style-name="T78"> qui estoit<text:line-break/>Ath</text:span><text:span text:style-name="T79">é</text:span><text:span text:style-name="T78">nien</text:span><text:span text:style-name="T79">.</text:span><text:span text:style-name="T61"><text:tab/>1</text:span></text:p>
          <text:p text:style-name="Texte_20_du_20_corps"><text:span text:style-name="T78">L e sujet de ce dernier liure.</text:span><text:span text:style-name="T61"><text:tab/></text:span><text:span text:style-name="T62">8</text:span><text:span text:style-name="T61">1</text:span></text:p>
          <text:p text:style-name="Texte_20_du_20_corps"><text:span text:style-name="T78">Du Tonnerre</text:span><text:span text:style-name="T79">.</text:span><text:span text:style-name="T78"><text:tab/>95</text:span></text:p>
          <text:p text:style-name="Texte_20_du_20_corps"><text:span text:style-name="T78">De</text:span><text:span text:style-name="T79"> </text:span><text:span text:style-name="T78">la foudre</text:span><text:span text:style-name="T79">.</text:span><text:span text:style-name="T78"><text:tab/></text:span><text:span text:style-name="T79">2</text:span><text:span text:style-name="T78">59</text:span></text:p>
          <text:p text:style-name="Texte_20_du_20_corps"><text:span text:style-name="T78">Il</text:span><text:span text:style-name="T79"> </text:span><text:span text:style-name="T78">y</text:span><text:span text:style-name="T79"> a</text:span><text:span text:style-name="T80"> dan</text:span><text:span text:style-name="T81">s</text:span><text:span text:style-name="T80"> </text:span><text:span text:style-name="T78">les nuées des </text:span><text:span text:style-name="T79">fm</text:span><text:span text:style-name="T78">ences de feu</text:span><text:span text:style-name="T79">.</text:span><text:span text:style-name="T78"><text:tab/>203</text:span></text:p>
          <text:p text:style-name="Texte_20_du_20_corps"><text:span text:style-name="T78">De la nature des foudres et de leun subtilité</text:span><text:span text:style-name="T79">.</text:span><text:span text:style-name="T78"><text:tab/>2</text:span></text:p>
          <text:p text:style-name="Texte_20_du_20_corps"><text:span text:style-name="T78">De la force et de</text:span><text:span text:style-name="T79"> </text:span><text:span text:style-name="T78">la violence du Tonnerre 238<text:line-break/>Les Tonnerres s</text:span><text:span text:style-name="T79">’</text:span><text:span text:style-name="T78">engendrent des nuées épaisses</text:span><text:span text:style-name="T79">.</text:span><text:span text:style-name="T80"> </text:span><text:span text:style-name="T81">245<text:line-break/></text:span><text:span text:style-name="T78">Comment le Tonnerre se fai</text:span><text:span text:style-name="T79">t.</text:span><text:span text:style-name="T78"><text:tab/>27</text:span><text:span text:style-name="T80"> </text:span><text:span text:style-name="T81">j</text:span></text:p>
          <text:p text:style-name="Texte_20_du_20_corps"><text:span text:style-name="T81">D</text:span><text:span text:style-name="T79">ef</text:span><text:span text:style-name="T78">a merueilleuf</text:span><text:span text:style-name="T79">ep</text:span><text:span text:style-name="T78">romptitude</text:span><text:span text:style-name="T79">.</text:span><text:span text:style-name="T78"><text:tab/>322</text:span></text:p>
        </text:index-body>
      </text:table-of-content>
      <text:p text:style-name="Texte_20_du_20_corps"><text:span text:style-name="T21">Pourquoy les Tonnerres se fon</text:span><text:span text:style-name="T20">tp</text:span><text:span text:style-name="T21">lustost en Automne et<text:line-break/>au Printemps</text:span><text:span text:style-name="T20">,</text:span><text:span text:style-name="T21"> qu</text:span><text:span text:style-name="T20">’a</text:span><text:span text:style-name="T21">ux deux autres saisons</text:span><text:span text:style-name="T20">.</text:span><text:span text:style-name="T21"> 356<text:line-break/>Contre ceux qui</text:span><text:span text:style-name="T18"> attribuent </text:span><text:span text:style-name="T21">les causes du Tonnerre à Iu</text:span><text:span text:style-name="T20">-<text:line-break/></text:span><text:span text:style-name="T21">jeter</text:span><text:span text:style-name="T20">,</text:span><text:span text:style-name="T21"> et contre ceux qui en tirent des augures</text:span><text:span text:style-name="T20">.</text:span><text:span text:style-name="T18"> 37</text:span><text:span text:style-name="T19">8</text:span></text:p>
      <text:table-of-content text:style-name="Sect1" text:protected="true" text:name="Table des matières2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Texte_20_du_20_corps"><text:span text:style-name="T78">Du Press</text:span><text:span text:style-name="T79">e</text:span><text:span text:style-name="T78">r</text:span><text:span text:style-name="T79">,</text:span><text:span text:style-name="T78"> ou</text:span><text:span text:style-name="T79"> </text:span><text:span text:style-name="T78">du Tourbillon</text:span><text:span text:style-name="T79">.</text:span><text:span text:style-name="T61"><text:tab/>422</text:span></text:p>
          <text:p text:style-name="Texte_20_du_20_corps"><text:span text:style-name="T79">D</text:span><text:span text:style-name="T78">es Nuages'<text:tab/>450</text:span></text:p>
          <text:p text:style-name="Texte_20_du_20_corps"><text:span text:style-name="T78">Des </text:span><text:span text:style-name="T79">Pl</text:span><text:span text:style-name="T78">uye</text:span><text:span text:style-name="T79">sg</text:span><text:span text:style-name="T78">rosses et menu</text:span><text:span text:style-name="T79">e</text:span><text:span text:style-name="T78">s</text:span><text:span text:style-name="T79">.</text:span><text:span text:style-name="T61"><text:tab/>494</text:span></text:p>
          <text:p text:style-name="Texte_20_du_20_corps"><text:span text:style-name="T78">D</text:span><text:span text:style-name="T79">el'A</text:span><text:span text:style-name="T78">rc</text:span><text:span text:style-name="T79"> </text:span><text:span text:style-name="T78">en Ciel</text:span><text:span text:style-name="T79">.</text:span><text:span text:style-name="T78"><text:tab/>523</text:span></text:p>
          <text:p text:style-name="Texte_20_du_20_corps"><text:span text:style-name="T78">De</text:span><text:span text:style-name="T79"> </text:span><text:span text:style-name="T78">la Neige</text:span><text:span text:style-name="T79">,</text:span><text:span text:style-name="T78"> de la G reste</text:span><text:span text:style-name="T79">.,</text:span><text:span text:style-name="T78"> et des Vents</text:span><text:span text:style-name="T79">.</text:span><text:span text:style-name="T78"> 526<text:line-break/>Des tremblemens de Ferre</text:span><text:span text:style-name="T79">.</text:span><text:span text:style-name="T80"><text:tab/>534</text:span></text:p>
          <text:p text:style-name="Texte_20_du_20_corps"><text:span text:style-name="T78">Pourquoy la </text:span><text:span text:style-name="T79">Me</text:span><text:span text:style-name="T78">r ne croist point</text:span><text:span text:style-name="T79">.</text:span><text:span text:style-name="T78"><text:tab/>607</text:span></text:p>
          <text:p text:style-name="Texte_20_du_20_corps"><text:span text:style-name="T78">D u mont E tna, et de ses f</text:span><text:span text:style-name="T79">l</text:span><text:span text:style-name="T78">ammes</text:span><text:span text:style-name="T79">?</text:span><text:span text:style-name="T78"><text:tab/>63</text:span></text:p>
        </text:index-body>
      </text:table-of-content>
      <text:p text:style-name="Texte_20_du_20_corps"><text:span text:style-name="T39">Du</text:span><text:span text:style-name="T40"> </text:span><text:span text:style-name="T39">Ni</text:span><text:span text:style-name="T40">é.</text:span><text:span text:style-name="T39"> </text:span><text:span text:style-name="T40">“</text:span><text:span text:style-name="T39"> </text:span><text:span text:style-name="T40">71</text:span><text:span text:style-name="T39">2</text:span></text:p>
      <text:table-of-content text:style-name="Sect1" text:protected="true" text:name="Table des matières22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span text:style-name="T78">Del</text:span><text:span text:style-name="T79">'A</text:span><text:span text:style-name="T78">uern</text:span><text:span text:style-name="T79">e,</text:span><text:span text:style-name="T78"> et des lieux qui enuoyen</text:span><text:span text:style-name="T79">td</text:span><text:span text:style-name="T78">e mauuaiset<text:line-break/>odeurs</text:span><text:span text:style-name="T79">.</text:span><text:span text:style-name="T82"><text:tab/></text:span><text:span text:style-name="T83">733</text:span></text:p>
          <text:p text:style-name="Texte_20_du_20_corps"><text:span text:style-name="T78">Pourq</text:span><text:span text:style-name="T79">u</text:span><text:span text:style-name="T78">oy l'E</text:span><text:span text:style-name="T79">a</text:span><text:span text:style-name="T78">u des puits estf</text:span><text:span text:style-name="T79"> </text:span><text:span text:style-name="T78">oide </text:span><text:span text:style-name="T79">e</text:span><text:span text:style-name="T78">n Esté</text:span><text:span text:style-name="T79">,</text:span><text:span text:style-name="T78"> et chaude<text:line-break/>en Hyuer.</text:span><text:span text:style-name="T82"><text:tab/>84</text:span><text:span text:style-name="T83">0</text:span></text:p>
          <text:p text:style-name="Texte_20_du_20_corps"><text:span text:style-name="T82">De la </text:span><text:span text:style-name="T78">Fontaine d</text:span><text:span text:style-name="T79">'A </text:span><text:span text:style-name="T78">mm</text:span><text:span text:style-name="T79"> </text:span><text:span text:style-name="T78">on qui</text:span><text:span text:style-name="T79"> </text:span><text:span text:style-name="T78">est chaude la nuict</text:span><text:span text:style-name="T79">,</text:span><text:span text:style-name="T78"> et<text:line-break/>froide le</text:span><text:span text:style-name="T79"> </text:span><text:span text:style-name="T78">iour</text:span><text:span text:style-name="T82"><text:tab/>84</text:span><text:span text:style-name="T83">8</text:span></text:p>
          <text:p text:style-name="Texte_20_du_20_corps"><text:span text:style-name="T78">Comment des Torche</text:span><text:span text:style-name="T79">f</text:span><text:span text:style-name="T78"> fe peuuent allumer dans de cer-<text:line-break/></text:span><text:span text:style-name="T79">r</text:span><text:span text:style-name="T78">aines eaux</text:span><text:span text:style-name="T79">.</text:span><text:span text:style-name="T82"><text:tab/>88</text:span><text:span text:style-name="T83"> </text:span><text:span text:style-name="T82">I</text:span></text:p>
          <text:p text:style-name="Texte_20_du_20_corps"><text:span text:style-name="T82">Des </text:span><text:span text:style-name="T78">Fontaines douces dans la Me</text:span><text:span text:style-name="T79">rs</text:span><text:span text:style-name="T78"><text:tab/>890</text:span></text:p>
          <text:p text:style-name="Texte_20_du_20_corps"><text:span text:style-name="T79">De</text:span><text:span text:style-name="T78"> la pierre d</text:span><text:span text:style-name="T79">’Ai</text:span><text:span text:style-name="T78">man.<text:tab/>90a</text:span></text:p>
          <text:p text:style-name="Texte_20_du_20_corps"><text:span text:style-name="T78">Attention renouuelle</text:span><text:span text:style-name="T79">’</text:span><text:span text:style-name="T78">e pour </text:span><text:span text:style-name="T79">p</text:span><text:span text:style-name="T78">arler de ce sujet tres-mal-<text:line-break/>aisé</text:span><text:span text:style-name="T79">.</text:span><text:span text:style-name="T82"><text:tab/>9</text:span><text:span text:style-name="T83">i </text:span><text:span text:style-name="T82">7</text:span></text:p>
          <text:p text:style-name="Texte_20_du_20_corps"><text:span text:style-name="T78">Plusieurs chofes sons faites de corps rares</text:span><text:span text:style-name="T79">.</text:span><text:span text:style-name="T78"><text:tab/>936</text:span></text:p>
        </text:index-body>
      </text:table-of-content>
      <text:p text:style-name="Texte_20_du_20_corps"><text:span text:style-name="T21">De diuers Pores et conduits de tous les composez</text:span><text:span text:style-name="T20">.<text:line-break/></text:span><text:span text:style-name="T21">98</text:span><text:span text:style-name="T20">1</text:span></text:p>
      <text:p text:style-name="Texte_20_du_20_corps"><text:span text:style-name="T21">Raisons pourquoy la pierre d'Aiman attire le fer</text:span><text:span text:style-name="T20">.<text:line-break/></text:span><text:span text:style-name="T21">998</text:span></text:p>
      <text:p text:style-name="Texte_20_du_20_corps"><text:span text:style-name="T21">De l</text:span><text:span text:style-name="T20">'o</text:span><text:span text:style-name="T21">rigine des maladies et de la peste</text:span><text:span text:style-name="T20">.</text:span><text:span text:style-name="T24"> </text:span><text:span text:style-name="T25">i</text:span><text:span text:style-name="T24">o8</text:span><text:span text:style-name="T25">8<text:line-break/></text:span><text:span text:style-name="T21">Description de l'</text:span><text:span text:style-name="T20">é</text:span><text:span text:style-name="T21">trange </text:span><text:span text:style-name="T20">Pe</text:span><text:span text:style-name="T21">ste qu</text:span><text:span text:style-name="T20">id</text:span><text:span text:style-name="T21">e</text:span><text:span text:style-name="T20">f</text:span><text:span text:style-name="T21">ola tout le pa</text:span><text:span text:style-name="T20">i</text:span><text:span text:style-name="T21">s<text:line-break/>des Athéniens</text:span><text:span text:style-name="T20">,</text:span><text:span text:style-name="T21"> au temps de la guerre du Peloponese.<text:line-break/></text:span><text:span text:style-name="T20">U</text:span><text:span text:style-name="T21">36</text:span></text:p>
      <text:p text:style-name="P26"><draw:custom-shape text:anchor-type="char" draw:z-index="11" draw:name="Shape 37" draw:style-name="gr1" draw:text-style-name="P32" svg:width="0.627cm" svg:height="0.401cm" svg:x="5.472cm" svg:y="0.035cm"><text:p text:style-name="P30"><text:span text:style-name="T25">25</text:span><text:span text:style-name="T24">9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e_20_du_20_corps"><text:bookmark-start text:name="bookmark108"/>LVCRECE.<text:bookmark-end text:name="bookmark108"/></text:p>
      <text:p text:style-name="Texte_20_du_20_corps">DE LA NATVRE</text:p>
      <text:p text:style-name="Texte_20_du_20_corps"><text:span text:style-name="T30">DES </text:span><text:span text:style-name="T31">CHO</text:span><text:span text:style-name="T30">SES,</text:span></text:p>
      <text:p text:style-name="Texte_20_du_20_corps"><text:span text:style-name="T18">LIVRE SIXI</text:span><text:span text:style-name="T19">E</text:span><text:span text:style-name="T18">SM</text:span><text:span text:style-name="T19">E</text:span><text:span text:style-name="T18">.</text:span></text:p>
      <text:p text:style-name="Texte_20_du_20_corps"><text:span text:style-name="T18">L est vray q</text:span><text:span text:style-name="T19">t</text:span><text:span text:style-name="T18">i</text:span><text:span text:style-name="T19">’</text:span><text:span text:style-name="T18">Athenes qui porte vn<text:line-break/>nom celebre, fut autr</text:span><text:span text:style-name="T19">e</text:span><text:span text:style-name="T18">sfois la premi</text:span><text:span text:style-name="T19">c</text:span><text:span text:style-name="T18">-<text:line-break/>re qui donna les bleds au</text:span><text:span text:style-name="T19">x</text:span><text:span text:style-name="T18"> Hommes<text:line-break/>necessiteu</text:span><text:span text:style-name="T19">x</text:span><text:span text:style-name="T18">, rendit leur </text:span><text:span text:style-name="T19">u</text:span><text:span text:style-name="T18">ie agreable</text:span><text:span text:style-name="T19">,</text:span><text:span text:style-name="T18"> </text:span><text:span text:style-name="T19">।<text:line-break/></text:span><text:span text:style-name="T18">&amp; leur apprit l’obeissance aux Loi</text:span><text:span text:style-name="T19">x</text:span><text:span text:style-name="T18">:<text:line-break/>mais elle apporta aussi la premi</text:span><text:span text:style-name="T19">è</text:span><text:span text:style-name="T18">re des consola-<text:line-break/></text:span><text:span text:style-name="T19">l</text:span><text:span text:style-name="T18">ions bien douces po</text:span><text:span text:style-name="T19">u</text:span><text:span text:style-name="T18">r le soustien de la Vie</text:span><text:span text:style-name="T19">.</text:span><text:span text:style-name="T18"> quand<text:line-break/>elle </text:span><text:span text:style-name="T19">i</text:span><text:span text:style-name="T18">mt au monde vn homme incomparable en<text:line-break/>sagess</text:span><text:span text:style-name="T19">e</text:span><text:span text:style-name="T18">, qui parla de toutes choses d’</text:span><text:span text:style-name="T19">u</text:span><text:span text:style-name="T18">ne bouche<text:line-break/>amie de</text:span><text:span text:style-name="T19"> </text:span><text:span text:style-name="T18">la v</text:span><text:span text:style-name="T19">é</text:span><text:span text:style-name="T18">rité , &amp; de qui</text:span><text:span text:style-name="T19">,</text:span><text:span text:style-name="T18"> estant mort, </text:span><text:span text:style-name="T21">la gloi-<text:line-break/>r</text:span><text:span text:style-name="T20">c</text:span><text:span text:style-name="T21"> est encore</text:span><text:span text:style-name="T18"> atiiourd</text:span><text:span text:style-name="T19">’</text:span><text:span text:style-name="T18">huy portée iusqu'au Ciel<text:line-break/>à cause de ses diuin</text:span><text:span text:style-name="T19">c</text:span><text:span text:style-name="T18">s inuentiona Quand c</text:span><text:span text:style-name="T19">ét<text:line-break/></text:span><text:span text:style-name="T18">excellent personnage, vit que tout ce qui est<text:line-break/></text:span><text:span text:style-name="T21">necessaire</text:span><text:span text:style-name="T18"> pour</text:span><text:span text:style-name="T19"> </text:span><text:span text:style-name="T18">l'usage de</text:span><text:span text:style-name="T19"> </text:span><text:span text:style-name="T18">la vie n'auoit point esté<text:line-break/>neg</text:span><text:span text:style-name="T19">li</text:span><text:span text:style-name="T18">g</text:span><text:span text:style-name="T19">é</text:span><text:span text:style-name="T18"> , &amp; que les Hommes estoient d</text:span><text:span text:style-name="T19">e</text:span><text:span text:style-name="T18">u</text:span><text:span text:style-name="T19">e</text:span><text:span text:style-name="T18">nus<text:line-break/>puissa</text:span><text:span text:style-name="T19">nt</text:span><text:span text:style-name="T18"> en richesses </text:span><text:span text:style-name="T19">&amp;</text:span><text:span text:style-name="T18"> en honneurs , auec l'auan-<text:line-break/>rage d'une pos</text:span><text:span text:style-name="T19">t</text:span><text:span text:style-name="T18">eri</text:span><text:span text:style-name="T19">t</text:span><text:span text:style-name="T18">é bien née, sans que toutesfois<text:line-break/>ils</text:span><text:span text:style-name="T19"> </text:span><text:span text:style-name="T18">en fussent moins troublez, &amp;</text:span><text:span text:style-name="T19"> </text:span><text:span text:style-name="T18">moins inquie</text:span><text:span text:style-name="T19">te2<text:line-break/></text:span><text:span text:style-name="T18">dans le cœu</text:span><text:span text:style-name="T19">r,</text:span><text:span text:style-name="T18"> il comprit bien-tost que ce vi</text:span><text:span text:style-name="T19">c</text:span><text:span text:style-name="T18">e </text:span><text:span text:style-name="T19">v</text:span><text:span text:style-name="T18">e-<text:line-break/>noit</text:span><text:span text:style-name="T19"> </text:span><text:span text:style-name="T18">d'un</text:span><text:span text:style-name="T19"> </text:span><text:span text:style-name="T18">esprit mal sain, </text:span><text:span text:style-name="T19">&amp;</text:span><text:span text:style-name="T18"> semblable à </text:span><text:span text:style-name="T19">U</text:span><text:span text:style-name="T18">n va</text:span><text:span text:style-name="T19">s</text:span><text:span text:style-name="T18">-<text:line-break/></text:span><text:span text:style-name="T19">f</text:span><text:span text:style-name="T18">eau percé qui ne peut es</text:span><text:span text:style-name="T19">t</text:span><text:span text:style-name="T18">re remp</text:span><text:span text:style-name="T19">ly</text:span><text:span text:style-name="T18"> , ou qui </text:span><text:span text:style-name="T21">cor</text:span><text:span text:style-name="T20">-</text:span></text:p>
      <text:p text:style-name="P11"><text:span text:style-name="T24">L</text:span><text:span text:style-name="T25">EVLL</text:span><text:span text:style-name="T24">IVR</text:span><text:span text:style-name="T25">EDEL</text:span><text:span text:style-name="T24">VCRE</text:span><text:span text:style-name="T25">CE.’</text:span><text:span text:style-name="T24"> </text:span><text:span text:style-name="T48">26</text:span><text:span text:style-name="T47">2<text:line-break/></text:span><text:span text:style-name="T19">a</text:span><text:span text:style-name="T18"> vne fois engagez à monter sur le Char pou</text:span><text:span text:style-name="T19">ç</text:span><text:span text:style-name="T18"> cou-<text:line-break/></text:span><text:span text:style-name="T19">t</text:span><text:span text:style-name="T18">ir vne noble Course, </text:span><text:span text:style-name="T19">&amp;</text:span><text:span text:style-name="T18"> qu</text:span><text:span text:style-name="T19">ed</text:span><text:span text:style-name="T18">é</text:span><text:span text:style-name="T19">,</text:span><text:span text:style-name="T18">a tout ce qui</text:span><text:span text:style-name="T19"> s’y</text:span><text:span text:style-name="T18">,<text:line-break/>pouuoit ren</text:span><text:span text:style-name="T19">e</text:span><text:span text:style-name="T18">ontrer de plus rude</text:span><text:span text:style-name="T19">,</text:span><text:span text:style-name="T18"> se trouue aplani</text:span><text:span text:style-name="T19">.</text:span></text:p>
      <text:p text:style-name="Texte_20_du_20_corps"><text:span text:style-name="T18">Pour le reste des choses que les Hommes voy</text:span><text:span text:style-name="T19">é</text:span><text:span text:style-name="T18">t<text:line-break/>qui</text:span><text:span text:style-name="T19"> </text:span><text:span text:style-name="T18">se</text:span><text:span text:style-name="T19"> </text:span><text:span text:style-name="T18">font sur</text:span><text:span text:style-name="T19"> </text:span><text:span text:style-name="T18">la Terre &amp;</text:span><text:span text:style-name="T19"> </text:span><text:span text:style-name="T18">au Cie</text:span><text:span text:style-name="T19">l,</text:span><text:span text:style-name="T18"> elles étonnent<text:line-break/></text:span><text:span text:style-name="T19">f</text:span><text:span text:style-name="T18">ouuent leurs Esprit</text:span><text:span text:style-name="T19">s</text:span><text:span text:style-name="T18">, &amp; les </text:span><text:span text:style-name="T19">a</text:span><text:span text:style-name="T18">bb</text:span><text:span text:style-name="T19">a</text:span><text:span text:style-name="T18">issent merueil-<text:line-break/>l</text:span><text:span text:style-name="T19">c</text:span><text:span text:style-name="T18">usement par la crainte qu</text:span><text:span text:style-name="T19">’il</text:span><text:span text:style-name="T18">s ont des Dieux,<text:line-break/></text:span><text:span text:style-name="T19">Î</text:span><text:span text:style-name="T18">iarce que l'ignor</text:span><text:span text:style-name="T19">a</text:span><text:span text:style-name="T18">nce des causes les contraint de<text:line-break/>es rapporter toutes à leur Empire , &amp; de leur<text:line-break/>octr</text:span><text:span text:style-name="T19">oy</text:span><text:span text:style-name="T18">er</text:span><text:span text:style-name="T19"> </text:span><text:span text:style-name="T18">l'autho</text:span><text:span text:style-name="T19">iit</text:span><text:span text:style-name="T18">é </text:span><text:span text:style-name="T19">f</text:span><text:span text:style-name="T18">ouueraine. Ce qu</text:span><text:span text:style-name="T19">’i</text:span><text:span text:style-name="T18">l</text:span><text:span text:style-name="T19">s</text:span><text:span text:style-name="T18"> n</text:span><text:span text:style-name="T19">ei</text:span><text:span text:style-name="T18">c</text:span><text:span text:style-name="T19">a</text:span><text:span text:style-name="T18">u-<text:line-break/>roient connoistre du costé du principe , ils esti-<text:line-break/>ment qu’il procede</text:span><text:span text:style-name="T19"> </text:span><text:span text:style-name="T18">d'un pouuo</text:span><text:span text:style-name="T19">it</text:span><text:span text:style-name="T18"> diui</text:span><text:span text:style-name="T19">m</text:span><text:span text:style-name="T18"> Car</text:span><text:span text:style-name="T19"> </text:span><text:span text:style-name="T18">ceux<text:line-break/>me</text:span><text:span text:style-name="T19">si</text:span><text:span text:style-name="T18">nes qui ont bien appris que les Dieux menent<text:line-break/>vne vie tranquill</text:span><text:span text:style-name="T19">e</text:span><text:span text:style-name="T18">, si toute</text:span><text:span text:style-name="T19">sso</text:span><text:span text:style-name="T18">is ils admirent co</text:span><text:span text:style-name="T19">rn</text:span><text:span text:style-name="T18">-<text:line-break/></text:span><text:span text:style-name="T19">.</text:span><text:span text:style-name="T18">ment toutes choses </text:span><text:span text:style-name="T20">C</text:span><text:span text:style-name="T21">e</text:span><text:span text:style-name="T18"> peuuen</text:span><text:span text:style-name="T19">tf</text:span><text:span text:style-name="T18">air</text:span><text:span text:style-name="T19">e</text:span><text:span text:style-name="T18">, principale-<text:line-break/>ment celles qui</text:span><text:span text:style-name="T19"> </text:span><text:span text:style-name="T18">sont</text:span><text:span text:style-name="T19"> </text:span><text:span text:style-name="T18">au dessus de</text:span><text:span text:style-name="T19"> </text:span><text:span text:style-name="T18">nos testes</text:span><text:span text:style-name="T19">,</text:span><text:span text:style-name="T18"> ils </text:span><text:span text:style-name="T19">t</text:span><text:span text:style-name="T18">e</text:span><text:span text:style-name="T19">-<text:line-break/></text:span><text:span text:style-name="T18">tournent derechef à leurs anciennes superstitions,<text:line-break/></text:span><text:span text:style-name="T19">&amp;</text:span><text:span text:style-name="T18"> ont recours à des Ma</text:span><text:span text:style-name="T19">i</text:span><text:span text:style-name="T18">stres fiers qu</text:span><text:span text:style-name="T19">’</text:span><text:span text:style-name="T18">ils estiment<text:line-break/>pou</text:span><text:span text:style-name="T19">u</text:span><text:span text:style-name="T18">oi</text:span><text:span text:style-name="T19">r</text:span><text:span text:style-name="T18"> toutes chose</text:span><text:span text:style-name="T19">s</text:span><text:span text:style-name="T18">, pour ne s</text:span><text:span text:style-name="T19">c</text:span><text:span text:style-name="T18">au</text:span><text:span text:style-name="T19">oi</text:span><text:span text:style-name="T18">r pas co</text:span><text:span text:style-name="T19">i</text:span><text:span text:style-name="T18">n</text:span><text:span text:style-name="T19">-<text:line-break/></text:span><text:span text:style-name="T18">prendre ce</text:span><text:span text:style-name="T19"> </text:span><text:span text:style-name="T18">qui</text:span><text:span text:style-name="T19"> </text:span><text:span text:style-name="T18">peut estre produit , </text:span><text:span text:style-name="T19">&amp;</text:span><text:span text:style-name="T18"> ce</text:span><text:span text:style-name="T19"> </text:span><text:span text:style-name="T18">qui ne le<text:line-break/>. peut pas estr</text:span><text:span text:style-name="T19">e</text:span><text:span text:style-name="T18">, &amp; par quelle raison la puissance est<text:line-break/></text:span><text:span text:style-name="T19">l</text:span><text:span text:style-name="T18">imltée en chaque chos</text:span><text:span text:style-name="T19">e</text:span><text:span text:style-name="T18">, </text:span><text:span text:style-name="T19">&amp;</text:span><text:span text:style-name="T18"> comme elle a des bor-<text:line-break/>n</text:span><text:span text:style-name="T19">c</text:span><text:span text:style-name="T18">s</text:span><text:span text:style-name="T19"> </text:span><text:span text:style-name="T18">at</text:span><text:span text:style-name="T19">t</text:span><text:span text:style-name="T18">estées qu’dle</text:span><text:span text:style-name="T19"> </text:span><text:span text:style-name="T18">ne</text:span><text:span text:style-name="T19"> </text:span><text:span text:style-name="T18">sçauroit outrepasser</text:span><text:span text:style-name="T19">.</text:span><text:span text:style-name="T18"> D</text:span><text:span text:style-name="T19">’</text:span><text:span text:style-name="T18">o</text:span><text:span text:style-name="T19">ù<text:line-break/></text:span><text:span text:style-name="T18">vient que l'au</text:span><text:span text:style-name="T19">e</text:span><text:span text:style-name="T18">ugle raison qui les emport</text:span><text:span text:style-name="T19">e</text:span><text:span text:style-name="T18">, les fait<text:line-break/>errer de plus en plus</text:span><text:span text:style-name="T19">.</text:span><text:span text:style-name="T18"> Que si vous ne r</text:span><text:span text:style-name="T19">e</text:span><text:span text:style-name="T18">iettez bien<text:line-break/>loin de vostre pensée les opinions indignes de la<text:line-break/>majesté des Dieux , &amp; contraires à la tranquillité,<text:line-break/>leur puissance venerable fera souuent deshonorée<text:line-break/></text:span><text:span text:style-name="T19">.</text:span><text:span text:style-name="T18"> par vostre</text:span><text:span text:style-name="T19">-</text:span><text:span text:style-name="T18">rai</text:span><text:span text:style-name="T19">so</text:span><text:span text:style-name="T18">nn</text:span><text:span text:style-name="T19">e</text:span><text:span text:style-name="T18">m</text:span><text:span text:style-name="T19">ilic</text:span><text:span text:style-name="T18">non que la so</text:span><text:span text:style-name="T19">uu</text:span><text:span text:style-name="T18">eraln</text:span><text:span text:style-name="T19">o</text:span><text:span text:style-name="T18"> p</text:span><text:span text:style-name="T19">e</text:span><text:span text:style-name="T18">r</text:span><text:span text:style-name="T19">-<text:line-break/></text:span><text:span text:style-name="T18">fection des Dieux puisse es</text:span><text:span text:style-name="T19">t</text:span><text:span text:style-name="T18">re violée </text:span><text:span text:style-name="T19">;</text:span><text:span text:style-name="T18"> de </text:span><text:span text:style-name="T19">f</text:span><text:span text:style-name="T18">orte que<text:line-break/>leur co</text:span><text:span text:style-name="T19">i</text:span><text:span text:style-name="T18">ere s</text:span><text:span text:style-name="T19">'</text:span><text:span text:style-name="T18">allume pour en tire</text:span><text:span text:style-name="T19">t</text:span><text:span text:style-name="T18"> quelque ve</text:span><text:span text:style-name="T19">u</text:span><text:span text:style-name="T18">-<text:line-break/>g</text:span><text:span text:style-name="T19">e</text:span><text:span text:style-name="T18">ance </text:span><text:span text:style-name="T19">;</text:span><text:span text:style-name="T18"> mais pource que vous s</text:span><text:span text:style-name="T19">e</text:span><text:span text:style-name="T18">rez p</text:span><text:span text:style-name="T19">e</text:span><text:span text:style-name="T18">rst</text:span><text:span text:style-name="T19">i</text:span><text:span text:style-name="T18">ad</text:span><text:span text:style-name="T19">é</text:span><text:span text:style-name="T18"> en<text:line-break/>vous mesines que ceux qui iomssent des douceur</text:span><text:span text:style-name="T19">s<text:line-break/></text:span><text:span text:style-name="T18">de la paix, roulent dans leur cœ</text:span><text:span text:style-name="T19">u</text:span><text:span text:style-name="T18">r les flots d'une</text:span></text:p>
      <text:p text:style-name="P11"><text:bookmark-start text:name="bookmark110"/><text:span text:style-name="T84">2 62 LE </text:span><text:span text:style-name="T85">VI</text:span><text:span text:style-name="T84">. LIVRE DE LVCRE</text:span><text:span text:style-name="T85">CE</text:span><text:span text:style-name="T84">.</text:span><text:bookmark-end text:name="bookmark110"/></text:p>
      <text:p text:style-name="Texte_20_du_20_corps"><text:span text:style-name="T18">grande animosité , pource</text:span><text:span text:style-name="T19">,</text:span><text:span text:style-name="T18"> dis-je</text:span><text:span text:style-name="T19">,</text:span><text:span text:style-name="T18"> que d'un espri</text:span><text:span text:style-name="T19">t<text:line-break/></text:span><text:span text:style-name="T18">tranquille,vous n</text:span><text:span text:style-name="T19">’ne</text:span><text:span text:style-name="T18">z plus visiter leurs Templ</text:span><text:span text:style-name="T19">e</text:span><text:span text:style-name="T18">s,&amp;<text:line-break/>que vous ne pourrez plus receuoir d'</text:span><text:span text:style-name="T19">u</text:span><text:span text:style-name="T18">ne a</text:span><text:span text:style-name="T19">in</text:span><text:span text:style-name="T18">e paisi</text:span><text:span text:style-name="T19">-<text:line-break/></text:span><text:span text:style-name="T18">ble les images </text:span><text:span text:style-name="T19">d</text:span><text:span text:style-name="T18">'une beauté diurne</text:span><text:span text:style-name="T19">d</text:span><text:span text:style-name="T18">esquellessepor-<text:line-break/>tent d'un Corps </text:span><text:span text:style-name="T19">f</text:span><text:span text:style-name="T18">acr</text:span><text:span text:style-name="T19">éj</text:span><text:span text:style-name="T18">dans </text:span><text:span text:style-name="T19">lle</text:span><text:span text:style-name="T18">nt</text:span><text:span text:style-name="T19">e</text:span><text:span text:style-name="T18">ndem</text:span><text:span text:style-name="T19">e</text:span><text:span text:style-name="T18">t humain</text:span><text:span text:style-name="T19">..<text:line-break/></text:span><text:span text:style-name="T18">D</text:span><text:span text:style-name="T19">el</text:span><text:span text:style-name="T18">à</text:span><text:span text:style-name="T19">,</text:span><text:span text:style-name="T18"> il</text:span><text:span text:style-name="T19"> </text:span><text:span text:style-name="T18">est</text:span><text:span text:style-name="T19"> </text:span><text:span text:style-name="T18">aisé de l</text:span><text:span text:style-name="T19">o</text:span><text:span text:style-name="T18">ger, à quelle sorte de</text:span><text:span text:style-name="T19"> </text:span><text:span text:style-name="T18">vie l</text:span><text:span text:style-name="T19">’</text:span><text:span text:style-name="T18">on<text:line-break/>s’engage : &amp; afin qu'une solide raison la puisse<text:line-break/>éloigner de</text:span><text:span text:style-name="T19"> </text:span><text:span text:style-name="T18">nou</text:span><text:span text:style-name="T19">s</text:span><text:span text:style-name="T18">, </text:span><text:span text:style-name="T21">il est</text:span><text:span text:style-name="T18"> bien vray que pour ce su-<text:line-break/></text:span><text:span text:style-name="T19">j</text:span><text:span text:style-name="T18">et , nous a</text:span><text:span text:style-name="T19">u</text:span><text:span text:style-name="T18">ons déja dit beaucoup de choses : mais<text:line-break/>si est-c</text:span><text:span text:style-name="T19">e</text:span><text:span text:style-name="T18"> pourtant qu’il en reste encore plusieurs<text:line-break/>à décrire</text:span><text:span text:style-name="T19">,</text:span><text:span text:style-name="T18"> qu</text:span><text:span text:style-name="T19">'</text:span><text:span text:style-name="T18">il faut orner de</text:span><text:span text:style-name="T19"> </text:span><text:span text:style-name="T18">vers polis, &amp; faire<text:line-break/>vn iuste raisonnement tiré du Ciel </text:span><text:span text:style-name="T19">&amp;</text:span><text:span text:style-name="T18"> des hautes<text:line-break/>Regions de l’Air</text:span><text:span text:style-name="T19">.</text:span><text:span text:style-name="T18"> </text:span><text:span text:style-name="T19">.</text:span><text:span text:style-name="T18">Les Tempestes </text:span><text:span text:style-name="T19">&amp;</text:span><text:span text:style-name="T18"> les Tonner-<text:line-break/>r</text:span><text:span text:style-name="T19">e</text:span><text:span text:style-name="T18">s éclata</text:span><text:span text:style-name="T19">nt</text:span><text:span text:style-name="T18"> seront le sujet de nostre discours</text:span><text:span text:style-name="T19">;</text:span><text:span text:style-name="T18"> nous<text:line-break/>parlerons de leurs effets &amp; des causes qu</text:span><text:span text:style-name="T19">il</text:span><text:span text:style-name="T18">e</text:span><text:span text:style-name="T19">sp</text:span><text:span text:style-name="T18">ro-<text:line-break/>dussent</text:span><text:span text:style-name="T19">,</text:span><text:span text:style-name="T18"> </text:span><text:span text:style-name="T19">laie</text:span><text:span text:style-name="T18"> tremblez point comme</text:span><text:span text:style-name="T19"> </text:span><text:span text:style-name="T18">vn insensé,<text:line-break/>ayant</text:span><text:span text:style-name="T19"> </text:span><text:span text:style-name="T18">d</text:span><text:span text:style-name="T19">i</text:span><text:span text:style-name="T18">u</text:span><text:span text:style-name="T19">i</text:span><text:span text:style-name="T18">s</text:span><text:span text:style-name="T19">é</text:span><text:span text:style-name="T18"> le Ciel à la façon des Augures en plu</text:span><text:span text:style-name="T19">-<text:line-break/></text:span><text:span text:style-name="T18">sieurs parties , pour voir de</text:span><text:span text:style-name="T19"> </text:span><text:span text:style-name="T18">quel costé viendra le<text:line-break/>feu qui vole en </text:span><text:span text:style-name="T19">l</text:span><text:span text:style-name="T18">'air , ou e</text:span><text:span text:style-name="T19">u</text:span><text:span text:style-name="T18"> quel endroit il se por-<text:line-break/>tera , comment il p</text:span><text:span text:style-name="T19">e</text:span><text:span text:style-name="T18">n</text:span><text:span text:style-name="T19">e</text:span><text:span text:style-name="T18">tre en</text:span><text:span text:style-name="T19"> </text:span><text:span text:style-name="T18">des lieux fermez , &amp;<text:line-break/>de quelle </text:span><text:span text:style-name="T19">f</text:span><text:span text:style-name="T18">orte il y exerce s</text:span><text:span text:style-name="T19">i</text:span><text:span text:style-name="T18"> tyrannie : mais co</text:span><text:span text:style-name="T19">rn-<text:line-break/></text:span><text:span text:style-name="T18">me</text:span><text:span text:style-name="T19"> </text:span><text:span text:style-name="T18">on</text:span><text:span text:style-name="T19"> </text:span><text:span text:style-name="T18">ne peut</text:span><text:span text:style-name="T19"> </text:span><text:span text:style-name="T18">voir les causes de leurs effets, on<text:line-break/>estime</text:span><text:span text:style-name="T19"> </text:span><text:span text:style-name="T18">qu</text:span><text:span text:style-name="T19">’</text:span><text:span text:style-name="T18">ils</text:span><text:span text:style-name="T19"> </text:span><text:span text:style-name="T18">proced</text:span><text:span text:style-name="T19">e</text:span><text:span text:style-name="T18">nt</text:span><text:span text:style-name="T19"> </text:span><text:span text:style-name="T18">d'un pouuoir dnii</text:span><text:span text:style-name="T19">m</text:span><text:span text:style-name="T18">o Mu</text:span><text:span text:style-name="T19">-<text:line-break/></text:span><text:span text:style-name="T18">s</text:span><text:span text:style-name="T19">esc</text:span><text:span text:style-name="T18">ar</text:span><text:span text:style-name="T19">i</text:span><text:span text:style-name="T18">ante</text:span><text:span text:style-name="T19">,</text:span><text:span text:style-name="T18"> Calliop</text:span><text:span text:style-name="T19">el</text:span><text:span text:style-name="T18">e repo</text:span><text:span text:style-name="T19">s </text:span><text:span text:style-name="T18">des Hommes,&amp;</text:span><text:span text:style-name="T19"> </text:span><text:span text:style-name="T18">les<text:line-break/>delic</text:span><text:span text:style-name="T19">e</text:span><text:span text:style-name="T18">s des </text:span><text:span text:style-name="T19">Di</text:span><text:span text:style-name="T18">eu</text:span><text:span text:style-name="T19">x,</text:span><text:span text:style-name="T18"> enseignez</text:span><text:span text:style-name="T19">-m</text:span><text:span text:style-name="T18">oy la route que ie<text:line-break/>doy t</text:span><text:span text:style-name="T19">e</text:span><text:span text:style-name="T18">nirpour arriuer à l</text:span><text:span text:style-name="T19">a</text:span><text:span text:style-name="T18"> fin de ma course : &amp; fai-<text:line-break/>te</text:span><text:span text:style-name="T19">s</text:span><text:span text:style-name="T18"> que sous vostre conduit</text:span><text:span text:style-name="T19">e</text:span><text:span text:style-name="T18">, ie puisse atteindre</text:span><text:span text:style-name="T19"> </text:span><text:span text:style-name="T18">au<text:line-break/>but</text:span><text:span text:style-name="T19"> </text:span><text:span text:style-name="T18">de la gloire</text:span><text:span text:style-name="T19">,</text:span><text:span text:style-name="T18"> o</text:span><text:span text:style-name="T19">ù</text:span><text:span text:style-name="T18"> i</text:span><text:span text:style-name="T19">er</text:span><text:span text:style-name="T18">ece</text:span><text:span text:style-name="T19">ut</text:span><text:span text:style-name="T18">ay la couronne a</text:span><text:span text:style-name="T19">u</text:span><text:span text:style-name="T18">ec<text:line-break/>des loüanges immortelles</text:span><text:span text:style-name="T19">.</text:span></text:p>
      <text:p text:style-name="Texte_20_du_20_corps"><text:span text:style-name="T18">L’Azur des Cieux est ébranlé parle Tonnerre</text:span><text:span text:style-name="T19">,<text:line-break/></text:span><text:span text:style-name="T18">pource que les nuages </text:span><text:span text:style-name="T19">f</text:span><text:span text:style-name="T18">e choquent dans la seconde<text:line-break/>regior de l’Air ou ils s</text:span><text:span text:style-name="T19">t</text:span><text:span text:style-name="T18">&gt;nt agitez par la furie des<text:line-break/>Ve</text:span><text:span text:style-name="T19">r</text:span><text:span text:style-name="T18">s cotrair</text:span><text:span text:style-name="T19">e</text:span><text:span text:style-name="T18">s. La prcuue,</text:span><text:span text:style-name="T19">c</text:span><text:span text:style-name="T18">’es</text:span><text:span text:style-name="T19">t</text:span><text:span text:style-name="T18"> qu’il ne </text:span><text:span text:style-name="T19">f</text:span><text:span text:style-name="T18">e fait point<text:line-break/>de</text:span><text:span text:style-name="T19"> </text:span><text:span text:style-name="T18">bruit d</text:span><text:span text:style-name="T19">u</text:span><text:span text:style-name="T18"> costé</text:span><text:span text:style-name="T19"> </text:span><text:span text:style-name="T18">que</text:span><text:span text:style-name="T19"> </text:span><text:span text:style-name="T18">le Ciel est </text:span><text:span text:style-name="T19">f</text:span><text:span text:style-name="T18">erain : mais où</text:span></text:p>
      <text:p text:style-name="P11"><text:span text:style-name="T47">LE</text:span><text:span text:style-name="T48"> </text:span><text:span text:style-name="T47">VL</text:span><text:span text:style-name="T48"> L</text:span><text:span text:style-name="T47">IV</text:span><text:span text:style-name="T48">RE DELVCRECE. 2</text:span><text:span text:style-name="T47">63<text:line-break/></text:span><text:span text:style-name="T18">les Nues font amassées en plus</text:span><text:span text:style-name="T19">g</text:span><text:span text:style-name="T18">rande foule, là<text:line-break/>d</text:span><text:span text:style-name="T19">’</text:span><text:span text:style-name="T18">ordinaire le frémissement se fait entendre</text:span><text:span text:style-name="T19"> a</text:span><text:span text:style-name="T18">ueC<text:line-break/>vn murmure plus violent</text:span><text:span text:style-name="T19">.</text:span><text:span text:style-name="T18"> D'ailleurs, les Nu</text:span><text:span text:style-name="T19">e</text:span><text:span text:style-name="T18">s ne<text:line-break/></text:span><text:span text:style-name="T19">{p</text:span><text:span text:style-name="T18">euuent </text:span><text:span text:style-name="T19">e</text:span><text:span text:style-name="T18">stre composées d'un Corps si épais que<text:line-break/></text:span><text:span text:style-name="T19">eb</text:span><text:span text:style-name="T18">oi</text:span><text:span text:style-name="T19">s&amp;</text:span><text:span text:style-name="T18"> les pierres : aussi ne sont</text:span><text:span text:style-name="T19">-e</text:span><text:span text:style-name="T18">lles point si<text:line-break/>deli</text:span><text:span text:style-name="T19">ées </text:span><text:span text:style-name="T18">que</text:span><text:span text:style-name="T19"> </text:span><text:span text:style-name="T18">les broüillars ou les fumées qui s’</text:span><text:span text:style-name="T19">e</text:span><text:span text:style-name="T18">ua</text:span><text:span text:style-name="T19">-<text:line-break/></text:span><text:span text:style-name="T18">por</text:span><text:span text:style-name="T19">e</text:span><text:span text:style-name="T18">nt : car si c</text:span><text:span text:style-name="T19">e</text:span><text:span text:style-name="T18">l</text:span><text:span text:style-name="T19">a</text:span><text:span text:style-name="T18"> estoit</text:span><text:span text:style-name="T19">,</text:span><text:span text:style-name="T18"> ou il faudrait qu</text:span><text:span text:style-name="T19">’</text:span><text:span text:style-name="T18">elles<text:line-break/></text:span><text:span text:style-name="T19">’</text:span><text:span text:style-name="T18"> tombassent comme les pierres estant pressées pa</text:span><text:span text:style-name="T19">t<text:line-break/></text:span><text:span text:style-name="T18">leur propre poid</text:span><text:span text:style-name="T19">s</text:span><text:span text:style-name="T18">, o</text:span><text:span text:style-name="T19">u</text:span><text:span text:style-name="T18"> si elles estoient comme la<text:line-break/>fumée</text:span><text:span text:style-name="T19">je</text:span><text:span text:style-name="T18">lles ne seroi</text:span><text:span text:style-name="T19">e</text:span><text:span text:style-name="T18">nt</text:span><text:span text:style-name="T19"> </text:span><text:span text:style-name="T18">pas capables </text:span><text:span text:style-name="T19">il</text:span><text:span text:style-name="T18"> se soustenir<text:line-break/>en l</text:span><text:span text:style-name="T19">’</text:span><text:span text:style-name="T18">air comme elles font</text:span><text:span text:style-name="T19">,</text:span><text:span text:style-name="T18"> </text:span><text:span text:style-name="T19">&amp;</text:span><text:span text:style-name="T18"> ne p</text:span><text:span text:style-name="T19">p</text:span><text:span text:style-name="T18">urroient pas<text:line-break/>renfermer la Neige &amp; la Gresle</text:span><text:span text:style-name="T19">.</text:span><text:span text:style-name="T18"> Il se peut faire<text:line-break/>aussi qu</text:span><text:span text:style-name="T19">’</text:span><text:span text:style-name="T18">elles resonnent dans les plaines de l’Air,<text:line-break/>comme les toiles font oüir vn certain fremisse-<text:line-break/></text:span><text:span text:style-name="T19">rn</text:span><text:span text:style-name="T18">ent f</text:span><text:span text:style-name="T19">u</text:span><text:span text:style-name="T18">r les theatre</text:span><text:span text:style-name="T19">s,</text:span><text:span text:style-name="T18"> o</text:span><text:span text:style-name="T19">u</text:span><text:span text:style-name="T18"> elles sont t</text:span><text:span text:style-name="T19">c</text:span><text:span text:style-name="T18">nduës entre<text:line-break/></text:span><text:span text:style-name="T19">.</text:span><text:span text:style-name="T18"> les Tringles &amp; les Chevrons. Cela peut encore<text:line-break/>arriuer lors qu’elles son</text:span><text:span text:style-name="T19">te</text:span><text:span text:style-name="T18">nleuées auec f</text:span><text:span text:style-name="T19">u</text:span><text:span text:style-name="T18">ri</text:span><text:span text:style-name="T19">e</text:span><text:span text:style-name="T18"> ayant<text:line-break/>esté rompue</text:span><text:span text:style-name="T19">s</text:span><text:span text:style-name="T18"> par la violence du vent, &amp; contre</text:span><text:span text:style-name="T19">-<text:line-break/></text:span><text:span text:style-name="T18">fo</text:span><text:span text:style-name="T19">nt</text:span><text:span text:style-name="T18"> le bruit des papiers déchirez ( car il vous fera<text:line-break/>facile de remarquer la mesme chose au </text:span><text:span text:style-name="T19">To</text:span><text:span text:style-name="T18">nn</text:span><text:span text:style-name="T19">e</text:span><text:span text:style-name="T18">r</text:span><text:span text:style-name="T19">t</text:span><text:span text:style-name="T18">e:)<text:line-break/>ou c’es</text:span><text:span text:style-name="T19">t</text:span><text:span text:style-name="T18"> tout ainsi que les Vents , quand par des<text:line-break/>souff</text:span><text:span text:style-name="T19">r</text:span><text:span text:style-name="T18">es impetueu</text:span><text:span text:style-name="T19">x,</text:span><text:span text:style-name="T18"> ils agitent des vest</text:span><text:span text:style-name="T19">e</text:span><text:span text:style-name="T18">m</text:span><text:span text:style-name="T19">e</text:span><text:span text:style-name="T18">ns sus-<text:line-break/>pendu</text:span><text:span text:style-name="T19">s</text:span><text:span text:style-name="T18">, ou des cartes volante</text:span><text:span text:style-name="T19">s</text:span><text:span text:style-name="T18">, &amp; qu’ils se plai-<text:line-break/>gnent dans</text:span><text:span text:style-name="T19"> </text:span><text:span text:style-name="T18">les Airs</text:span><text:span text:style-name="T19">.</text:span><text:span text:style-name="T18"> Il peut aussi arriuer qu’elles ne<text:line-break/>peuuent se rencontrer de front </text:span><text:span text:style-name="T19">,</text:span><text:span text:style-name="T18"> &amp; qu’</text:span><text:span text:style-name="T19">e</text:span><text:span text:style-name="T18">lles mar</text:span><text:span text:style-name="T19">-<text:line-break/></text:span><text:span text:style-name="T18">chent de costé en se froissant de l</text:span><text:span text:style-name="T19">’</text:span><text:span text:style-name="T18">extremité de<text:line-break/>leurs corps par v</text:span><text:span text:style-name="T19">nd</text:span><text:span text:style-name="T18">iuers mouuement, d</text:span><text:span text:style-name="T19">’oà</text:span><text:span text:style-name="T18">, Vn<text:line-break/>son aigu vient frapper les oreille</text:span><text:span text:style-name="T19">s,</text:span><text:span text:style-name="T18"> &amp; dure iusques<text:line-break/>à ce qu'un espace plus libre face cesser l’en</text:span><text:span text:style-name="T19">-<text:line-break/></text:span><text:span text:style-name="T18">trechoq</text:span><text:span text:style-name="T19">ue</text:span><text:span text:style-name="T18">m</text:span><text:span text:style-name="T19">e</text:span><text:span text:style-name="T18">nt entre les lieux étroits où il<text:line-break/>estoit enfermé. Il semble aussi souuen</text:span><text:span text:style-name="T19">t</text:span><text:span text:style-name="T18">, que par<text:line-break/>vn grand coup</text:span><text:span text:style-name="T19"> </text:span><text:span text:style-name="T18">de Tonnerre,</text:span><text:span text:style-name="T19">t</text:span><text:span text:style-name="T18">oute la Nature trem</text:span><text:span text:style-name="T19">-<text:line-break/></text:span><text:span text:style-name="T18">ble : &amp; on d</text:span><text:span text:style-name="T19">i</text:span><text:span text:style-name="T18">roit que les vastes bornes de l</text:span><text:span text:style-name="T19">’</text:span><text:span text:style-name="T18">Vniuers<text:line-break/>sont </text:span><text:span text:style-name="T19">a</text:span><text:span text:style-name="T18">rrachées, quand l</text:span><text:span text:style-name="T19">’o</text:span><text:span text:style-name="T18">ra</text:span><text:span text:style-name="T19">g</text:span><text:span text:style-name="T18">e des so</text:span><text:span text:style-name="T19">uf</text:span><text:span text:style-name="T18">fles rapides</text:span></text:p>
      <text:p text:style-name="P11"><text:span text:style-name="T18">264 </text:span><text:span text:style-name="T19">LE</text:span><text:span text:style-name="T18"> </text:span><text:span text:style-name="T19">VI</text:span><text:span text:style-name="T18">. L</text:span><text:span text:style-name="T19">r</text:span><text:span text:style-name="T18">vR</text:span><text:span text:style-name="T19">E</text:span><text:span text:style-name="T18"> </text:span><text:span text:style-name="T19">D</text:span><text:span text:style-name="T18">E LvcRE</text:span><text:span text:style-name="T19">cF.<text:line-break/></text:span><text:span text:style-name="T18">se ramassant en soy</text:span><text:span text:style-name="T19"> </text:span><text:span text:style-name="T18">-</text:span><text:span text:style-name="T19"> </text:span><text:span text:style-name="T18">mesme,</text:span><text:span text:style-name="T19"> </text:span><text:span text:style-name="T18">s</text:span><text:span text:style-name="T19">le</text:span><text:span text:style-name="T18">nueloppe dans les<text:line-break/>Nuées, &amp; quand f</text:span><text:span text:style-name="T19">l</text:span><text:span text:style-name="T18"> se renferme auec vn to</text:span><text:span text:style-name="T19">ur</text:span><text:span text:style-name="T18">billon<text:line-break/>v</text:span><text:span text:style-name="T19">c</text:span><text:span text:style-name="T18">hement, par lequel agitant la Nuée de toutes<text:line-break/>pa</text:span><text:span text:style-name="T19">n</text:span><text:span text:style-name="T18">s,</text:span><text:span text:style-name="T19">i</text:span><text:span text:style-name="T18">l la contraint de luy pretter vn espace creux<text:line-break/>au milieu de son corps épaissi tout autour: &amp;<text:line-break/>apres que</text:span><text:span text:style-name="T19"> </text:span><text:span text:style-name="T18">sa violence l'a ému, &amp;</text:span><text:span text:style-name="T19"> </text:span><text:span text:style-name="T18">que d'une imp</text:span><text:span text:style-name="T19">e</text:span><text:span text:style-name="T18">-<text:line-break/></text:span><text:span text:style-name="T19">t</text:span><text:span text:style-name="T18">uos</text:span><text:span text:style-name="T19">i</text:span><text:span text:style-name="T18">t</text:span><text:span text:style-name="T19">é</text:span><text:span text:style-name="T18"> opiniastr</text:span><text:span text:style-name="T19">e</text:span><text:span text:style-name="T18">, il a ébranlé cette enceinte , elle<text:line-break/>créu</text:span><text:span text:style-name="T19">ee</text:span><text:span text:style-name="T18">n faisant</text:span><text:span text:style-name="T19"> </text:span><text:span text:style-name="T18">vn bruit épouuantabl</text:span><text:span text:style-name="T19">e</text:span><text:span text:style-name="T18">, sans que<text:line-break/>toutesfois on </text:span><text:span text:style-name="T19">s</text:span><text:span text:style-name="T18">’</text:span><text:span text:style-name="T19">e</text:span><text:span text:style-name="T18">n doiue émerueiller ; puisque </text:span><text:span text:style-name="T19">i<text:line-break/></text:span><text:span text:style-name="T18">nous voyons mesines bien s</text:span><text:span text:style-name="T19">o</text:span><text:span text:style-name="T18">uuent, comme vne<text:line-break/>petite Vess</text:span><text:span text:style-name="T19">i</text:span><text:span text:style-name="T18">e pleine de Vent , fait vn grand bruit<text:line-break/>quand on la </text:span><text:span text:style-name="T19">c</text:span><text:span text:style-name="T18">iéue en la pressant rudement</text:span><text:span text:style-name="T19">.</text:span></text:p>
      <text:p text:style-name="Texte_20_du_20_corps"><text:span text:style-name="T18">Il y a aussi </text:span><text:span text:style-name="T19">U</text:span><text:span text:style-name="T18">ne raison pourquoy les Vents re-<text:line-break/>s</text:span><text:span text:style-name="T19">o</text:span><text:span text:style-name="T18">nnent quand ils poussent les Nuages : car</text:span><text:span text:style-name="T19"> </text:span><text:span text:style-name="T18">nous<text:line-break/>voyons s</text:span><text:span text:style-name="T19">o</text:span><text:span text:style-name="T18">uuent que des Nuages raboteux &amp; en<text:line-break/>forme de rameaux, sont portez de toutes parts en<text:line-break/>dluerses </text:span><text:span text:style-name="T19">rn</text:span><text:span text:style-name="T18">aniere</text:span><text:span text:style-name="T19">s</text:span><text:span text:style-name="T18"> , &amp; qu’ils font de mesm</text:span><text:span text:style-name="T19">e</text:span><text:span text:style-name="T18"> que<text:line-break/>quand les Vents de Bife venant à sou</text:span><text:span text:style-name="T19">ff</text:span><text:span text:style-name="T18">ler dans </text:span><text:span text:style-name="T19">U</text:span><text:span text:style-name="T18">ne<text:line-break/>forest épaiss</text:span><text:span text:style-name="T19">e</text:span><text:span text:style-name="T18">, les feuilles des arbres frémissent</text:span><text:span text:style-name="T19">,</text:span><text:span text:style-name="T18"> </text:span><text:span text:style-name="T19">&amp;<text:line-break/></text:span><text:span text:style-name="T18">leurs branches nien</text:span><text:span text:style-name="T19">e</text:span><text:span text:style-name="T18">nt Un grand bruit en </text:span><text:span text:style-name="T21">C</text:span><text:span text:style-name="T20">e</text:span><text:span text:style-name="T18"> </text:span><text:span text:style-name="T19">c</text:span><text:span text:style-name="T18">ho-l<text:line-break/>quant. Il arriue aussi qu</text:span><text:span text:style-name="T19">e</text:span><text:span text:style-name="T18">lquesfoi</text:span><text:span text:style-name="T19">s</text:span><text:span text:style-name="T18"> que la Violence<text:line-break/>du Vent diusse la Nuée en la se</text:span><text:span text:style-name="T19">par</text:span><text:span text:style-name="T18">a</text:span><text:span text:style-name="T19">nt</text:span><text:span text:style-name="T18"> d'une grande<text:line-break/>roideur par le milieu</text:span><text:span text:style-name="T19">.</text:span><text:span text:style-name="T18"> Car la chose montre assez<text:line-break/></text:span><text:span text:style-name="T19">dle</text:span><text:span text:style-name="T18">lle</text:span><text:span text:style-name="T19">-</text:span><text:span text:style-name="T18">mesme,c</text:span><text:span text:style-name="T19">eq</text:span><text:span text:style-name="T18">ue le sou</text:span><text:span text:style-name="T19">ffr</text:span><text:span text:style-name="T18">e a de pouuoir</text:span><text:span text:style-name="T19"> ep ce<text:line-break/></text:span><text:span text:style-name="T18">lieu là : p</text:span><text:span text:style-name="T19">in</text:span><text:span text:style-name="T18">squ</text:span><text:span text:style-name="T19">e</text:span><text:span text:style-name="T18"> sur la Terre où il est beaucoup<text:line-break/>moins vehem</text:span><text:span text:style-name="T19">e</text:span><text:span text:style-name="T18">n</text:span><text:span text:style-name="T19">t,</text:span><text:span text:style-name="T18"> il arrache les plants d arbres en-</text:span><text:span text:style-name="T19">,<text:line-break/></text:span><text:span text:style-name="T18">tier</text:span><text:span text:style-name="T19">s,</text:span><text:span text:style-name="T18"> &amp; les r</text:span><text:span text:style-name="T19">e</text:span><text:span text:style-name="T18">nuerse </text:span><text:span text:style-name="T19">i</text:span><text:span text:style-name="T18">u</text:span><text:span text:style-name="T19">sq</text:span><text:span text:style-name="T18">u</text:span><text:span text:style-name="T19">'a</text:span><text:span text:style-name="T18">u</text:span><text:span text:style-name="T19">x</text:span><text:span text:style-name="T18"> plus profondes ra- </text:span><text:span text:style-name="T21">l<text:line-break/></text:span><text:span text:style-name="T18">c</text:span><text:span text:style-name="T19">i</text:span><text:span text:style-name="T18">ne</text:span><text:span text:style-name="T19">s</text:span><text:span text:style-name="T18"> 11 y a aussi d</text:span><text:span text:style-name="T19">e</text:span><text:span text:style-name="T18">s flots </text:span><text:span text:style-name="T19">p</text:span><text:span text:style-name="T18">army les Nuée</text:span><text:span text:style-name="T19">s</text:span><text:span text:style-name="T18">, les-</text:span><text:span text:style-name="T19">:<text:line-break/></text:span><text:span text:style-name="T18">quels murmurent en se brisant les Uns contre les<text:line-break/>a</text:span><text:span text:style-name="T19">ut</text:span><text:span text:style-name="T18">res </text:span><text:span text:style-name="T19">»</text:span><text:span text:style-name="T18"> comme il se voit d</text:span><text:span text:style-name="T19">'</text:span><text:span text:style-name="T18">ordinaire aux Riuieres<text:line-break/>profondes, &amp; en la grande Mer, quand ell</text:span><text:span text:style-name="T19">e</text:span><text:span text:style-name="T18"> se<text:line-break/>hausse par le </text:span><text:span text:style-name="T19">ss</text:span><text:span text:style-name="T18">us. Au reste, il atri</text:span><text:span text:style-name="T19">ue</text:span><text:span text:style-name="T18"> aussi que co</text:span><text:span text:style-name="T19">rn-<text:line-break/></text:span><text:span text:style-name="T18">me l’ardent</text:span><text:span text:style-name="T19">e</text:span><text:span text:style-name="T18"> force de la foudre tombe d'un</text:span><text:span text:style-name="T19">e<text:line-break/></text:span><text:span text:style-name="T18">Nuée, dans Vn</text:span><text:span text:style-name="T19">e</text:span><text:span text:style-name="T18"> autre , si cell</text:span><text:span text:style-name="T19">e-c</text:span><text:span text:style-name="T18">y estant rempli</text:span><text:span text:style-name="T19">e</text:span><text:span text:style-name="T105">1</text:span></text:p>
      <text:p text:style-name="P11"><text:span text:style-name="T24">LE VI LIVRE DE LVCRECE</text:span><text:span text:style-name="T25">.</text:span><text:span text:style-name="T24"> </text:span><text:span text:style-name="T25">26J<text:line-break/></text:span><text:span text:style-name="T18">de beaucoup d’humidité reçoit le feu de la foudre</text:span><text:span text:style-name="T19">,<text:line-break/></text:span><text:span text:style-name="T18">aussi tost elle s’efforce de l</text:span><text:span text:style-name="T19">Tt</text:span><text:span text:style-name="T18">ou</text:span><text:span text:style-name="T19">st</text:span><text:span text:style-name="T18">er en br</text:span><text:span text:style-name="T19">u</text:span><text:span text:style-name="T18">yan</text:span><text:span text:style-name="T19">t<text:line-break/></text:span><text:span text:style-name="T18">comme</text:span><text:span text:style-name="T19"> </text:span><text:span text:style-name="T18">vn fer Chaud tiré</text:span><text:span text:style-name="T19"> </text:span><text:span text:style-name="T18">de la fournaise ardente,<text:line-break/>quand il</text:span><text:span text:style-name="T19"> </text:span><text:span text:style-name="T18">est</text:span><text:span text:style-name="T19"> </text:span><text:span text:style-name="T18">ietté</text:span><text:span text:style-name="T19"> </text:span><text:span text:style-name="T18">dans l</text:span><text:span text:style-name="T19">’</text:span><text:span text:style-name="T18">eau. Que si vne Nué</text:span><text:span text:style-name="T19">es</text:span><text:span text:style-name="T18">ei-<text:line-break/>ch</text:span><text:span text:style-name="T19">e</text:span><text:span text:style-name="T18"> reçoit le feu, elle </text:span><text:span text:style-name="T19">l'</text:span><text:span text:style-name="T18">embra</text:span><text:span text:style-name="T19">ie</text:span><text:span text:style-name="T18"> aussi-to</text:span><text:span text:style-name="T19">st</text:span><text:span text:style-name="T18">,</text:span><text:span text:style-name="T19">&amp;</text:span><text:span text:style-name="T18"> brusl</text:span><text:span text:style-name="T19">e<text:line-break/></text:span><text:span text:style-name="T18">en faisant vn bruit pareil à celuy de la </text:span><text:span text:style-name="T19">H</text:span><text:span text:style-name="T18">a</text:span><text:span text:style-name="T19">in</text:span><text:span text:style-name="T18">e agitée<text:line-break/>par vn tourbillon </text:span><text:span text:style-name="T19">d</text:span><text:span text:style-name="T18">e vent</text:span><text:span text:style-name="T19"> </text:span><text:span text:style-name="T18">qui court siir vne Mon-<text:line-break/>tagn</text:span><text:span text:style-name="T19">ec</text:span><text:span text:style-name="T18">ouu</text:span><text:span text:style-name="T19">c</text:span><text:span text:style-name="T18">rte</text:span><text:span text:style-name="T19"> </text:span><text:span text:style-name="T18">de lauriers : car il </text:span><text:span text:style-name="T20">n’y</text:span><text:span text:style-name="T18"> a rien qui<text:line-break/>éclate dans le</text:span><text:span text:style-name="T19"> f</text:span><text:span text:style-name="T18">eu</text:span><text:span text:style-name="T19"> </text:span><text:span text:style-name="T18">aue</text:span><text:span text:style-name="T19">c </text:span><text:span text:style-name="T18">vn</text:span><text:span text:style-name="T19"> </text:span><text:span text:style-name="T18">br</text:span><text:span text:style-name="T19">ui</text:span><text:span text:style-name="T18">t plus terrible , que<text:line-break/>le Laurier de Delphe con</text:span><text:span text:style-name="T19">fil</text:span><text:span text:style-name="T18">cré en l’honneur d’A-<text:line-break/>pollon. Enfin</text:span><text:span text:style-name="T19">,</text:span><text:span text:style-name="T18"> bien sourient vn grand fracas de<text:line-break/>Gelée ou de G</text:span><text:span text:style-name="T19">ra</text:span><text:span text:style-name="T18">sse </text:span><text:span text:style-name="T19">»</text:span><text:span text:style-name="T18"> murmure d'une étrange sorte<text:line-break/>dans les Nuages épais</text:span><text:span text:style-name="T19">.</text:span><text:span text:style-name="T18"> Car le vent les ayant amas</text:span><text:span text:style-name="T19">-<text:line-break/></text:span><text:span text:style-name="T18">fez ensemble , les ondées de pluyes éleuées en<text:line-break/>Montagnes si: créuent auec l’orage mes</text:span><text:span text:style-name="T19">se</text:span><text:span text:style-name="T18"> de<text:line-break/>gresle.</text:span></text:p>
      <text:p text:style-name="Texte_20_du_20_corps"><text:span text:style-name="T18">Il éclaire lors que les Nues en se rencontrant<text:line-break/>excitent plusieurs </text:span><text:span text:style-name="T19">se</text:span><text:span text:style-name="T18">mences de Feu , comme </text:span><text:span text:style-name="T19">Vn</text:span><text:span text:style-name="T105">]<text:line-break/></text:span><text:span text:style-name="T18">caillou quand il frappe vn a</text:span><text:span text:style-name="T19">n</text:span><text:span text:style-name="T18">tre caillou </text:span><text:span text:style-name="T19">,</text:span><text:span text:style-name="T18"> ou qu’il<text:line-break/>est heurté pa</text:span><text:span text:style-name="T19">rl</text:span><text:span text:style-name="T18">e Fer : car il</text:span><text:span text:style-name="T19"> </text:span><text:span text:style-name="T18">en</text:span><text:span text:style-name="T19"> </text:span><text:span text:style-name="T18">fort aussi de</text:span><text:span text:style-name="T19"> </text:span><text:span text:style-name="T18">la lu-<text:line-break/></text:span><text:span text:style-name="T19">mi</text:span><text:span text:style-name="T18">er</text:span><text:span text:style-name="T19">e</text:span><text:span text:style-name="T18">, </text:span><text:span text:style-name="T19">&amp;</text:span><text:span text:style-name="T18"> les étincelles du F</text:span><text:span text:style-name="T19">e</text:span><text:span text:style-name="T18">u rejaillissent de tou</text:span><text:span text:style-name="T19">-<text:line-break/></text:span><text:span text:style-name="T18">tes parts. Mais le bruit du Tonnerre ne vient à nos<text:line-break/>oreilles qu</text:span><text:span text:style-name="T19">'a</text:span><text:span text:style-name="T18">pres que nous en auon</text:span><text:span text:style-name="T19">s</text:span><text:span text:style-name="T18"> v</text:span><text:span text:style-name="T19">e</text:span><text:span text:style-name="T18">u l’écla</text:span><text:span text:style-name="T19">i</text:span><text:span text:style-name="T18">r</text:span><text:span text:style-name="T19">,<text:line-break/></text:span><text:span text:style-name="T18">parce que </text:span><text:span text:style-name="T19">l</text:span><text:span text:style-name="T18">es objets de </text:span><text:span text:style-name="T19">r</text:span><text:span text:style-name="T18">ou</text:span><text:span text:style-name="T19">i</text:span><text:span text:style-name="T18">e agissent tousiours<text:line-break/>auec beaucoup plus de lenteur que ceux de la veue.<text:line-break/>Ce qu’il vous sera facile de re</text:span><text:span text:style-name="T19">c</text:span><text:span text:style-name="T18">onnoistre encore si<text:line-break/>vous voyez quelqu'un de loin qui coupe vn</text:span><text:span text:style-name="T19"> </text:span><text:span text:style-name="T18">arbre<text:line-break/>auec</text:span><text:span text:style-name="T19"> </text:span><text:span text:style-name="T18">la coignée: car vous app</text:span><text:span text:style-name="T19">e</text:span><text:span text:style-name="T18">rceur</text:span><text:span text:style-name="T19">e</text:span><text:span text:style-name="T18">z bien</text:span><text:span text:style-name="T19"> </text:span><text:span text:style-name="T18">plu</text:span><text:span text:style-name="T19">-<text:line-break/></text:span><text:span text:style-name="T18">stost le coup que le bruit n’en viendra à vos orei</text:span><text:span text:style-name="T19">l</text:span><text:span text:style-name="T18">-<text:line-break/>les. Ainsi nous voyons l’éclair aua</text:span><text:span text:style-name="T19">n</text:span><text:span text:style-name="T18">t que d</text:span><text:span text:style-name="T19">’</text:span><text:span text:style-name="T18">oiiir le<text:line-break/>Tonnerre</text:span><text:span text:style-name="T19">,</text:span><text:span text:style-name="T18"> quoy qu’ils partent tous deux d'une<text:line-break/>me</text:span><text:span text:style-name="T19">s</text:span><text:span text:style-name="T18">m</text:span><text:span text:style-name="T19">ec</text:span><text:span text:style-name="T18">ause,&amp; qu’ils fiaient nez en mes</text:span><text:span text:style-name="T19">i</text:span><text:span text:style-name="T18">ne temps</text:span><text:span text:style-name="T19">.<text:line-break/></text:span><text:span text:style-name="T18">Il arriue aussi que les Nuées teignent d'une lumiere<text:line-break/>prompte tous les lieux d'alentour, </text:span><text:span text:style-name="T19">&amp;</text:span><text:span text:style-name="T18"> que la Tem-</text:span></text:p>
      <text:p text:style-name="P11"><text:span text:style-name="T20">266</text:span><text:span text:style-name="T24"> LE </text:span><text:span text:style-name="T25">VI</text:span><text:span text:style-name="T24">. </text:span><text:span text:style-name="T25">L1</text:span><text:span text:style-name="T24"> </text:span><text:span text:style-name="T25">vRE</text:span><text:span text:style-name="T24"> DE </text:span><text:span text:style-name="T25">LVc</text:span><text:span text:style-name="T24"> </text:span><text:span text:style-name="T25">REc</text:span><text:span text:style-name="T24"> E.<text:line-break/></text:span><text:span text:style-name="T18">peste éclate d'une impétuosité tremblante quand<text:line-break/>le Vent s’empare de la Nuée</text:span><text:span text:style-name="T19">,</text:span><text:span text:style-name="T18"> &amp;</text:span><text:span text:style-name="T19"> </text:span><text:span text:style-name="T18">qu</text:span><text:span text:style-name="T19">’</text:span><text:span text:style-name="T18">i</text:span><text:span text:style-name="T19">l</text:span><text:span text:style-name="T18"> la ren</text:span><text:span text:style-name="T19">dc</text:span><text:span text:style-name="T18">on-<text:line-break/>cau</text:span><text:span text:style-name="T19">e,</text:span><text:span text:style-name="T18"> en fai</text:span><text:span text:style-name="T19">f</text:span><text:span text:style-name="T18">ant épaissir s</text:span><text:span text:style-name="T19">e</text:span><text:span text:style-name="T18">s</text:span><text:span text:style-name="T19">f</text:span><text:span text:style-name="T18">pord</text:span><text:span text:style-name="T19">s,</text:span><text:span text:style-name="T18"> comme i</text:span><text:span text:style-name="T19">e</text:span><text:span text:style-name="T18"> l’ay<text:line-break/>montré cy-dess</text:span><text:span text:style-name="T19">u</text:span><text:span text:style-name="T18">s</text:span><text:span text:style-name="T19">.</text:span><text:span text:style-name="T18"> Il l</text:span><text:span text:style-name="T19">le</text:span><text:span text:style-name="T18">mbrase par la vitesse de<text:line-break/></text:span><text:span text:style-name="T19">f</text:span><text:span text:style-name="T18">on mouuemen</text:span><text:span text:style-name="T19">t</text:span><text:span text:style-name="T18">, comme vous voyez qu</text:span><text:span text:style-name="T19">’</text:span><text:span text:style-name="T18">il n</text:span><text:span text:style-name="T19">’y</text:span><text:span text:style-name="T18"> a<text:line-break/>rien qui ne s’échauffe par</text:span><text:span text:style-name="T19"> </text:span><text:span text:style-name="T18">vn</text:span><text:span text:style-name="T19">e</text:span><text:span text:style-name="T18"> prompte agitation,<text:line-break/>&amp; mesines Vn</text:span><text:span text:style-name="T19">e</text:span><text:span text:style-name="T18"> balle de plomb </text:span><text:span text:style-name="T20">s</text:span><text:span text:style-name="T21">e</text:span><text:span text:style-name="T18"> fond en roulant<text:line-break/>dans</text:span><text:span text:style-name="T19"> </text:span><text:span text:style-name="T18">vne longue course, quand elle</text:span><text:span text:style-name="T19"> </text:span><text:span text:style-name="T18">est poussée vi-<text:line-break/>uement. Apres donc que ce Vent a brisé le </text:span><text:span text:style-name="T19">Nu</text:span><text:span text:style-name="T18">age<text:line-break/>sombre, il dissipe les </text:span><text:span text:style-name="T19">f</text:span><text:span text:style-name="T18">emences de</text:span><text:span text:style-name="T19"> </text:span><text:span text:style-name="T18">feu exprimees<text:line-break/>par sa viol</text:span><text:span text:style-name="T19">e</text:span><text:span text:style-name="T18">nce,d</text:span><text:span text:style-name="T19"> </text:span><text:span text:style-name="T18">où naissent les éclairs qui éblouis</text:span><text:span text:style-name="T19">-<text:line-break/></text:span><text:span text:style-name="T18">sent la veuë. Le </text:span><text:span text:style-name="T19">f</text:span><text:span text:style-name="T18">on vient en </text:span><text:span text:style-name="T19">f</text:span><text:span text:style-name="T18">uit</text:span><text:span text:style-name="T19">e,</text:span><text:span text:style-name="T18"> qui est plus tar-<text:line-break/>dif à frapper nos oreilles, que la</text:span><text:span text:style-name="T19"> </text:span><text:span text:style-name="T18">clarté</text:span><text:span text:style-name="T19"> </text:span><text:span text:style-name="T18">n’est pa-<text:line-break/>resse</text:span><text:span text:style-name="T19">u</text:span><text:span text:style-name="T18">se à se découurir à nos ye</text:span><text:span text:style-name="T19">u</text:span><text:span text:style-name="T18">x. Cel</text:span><text:span text:style-name="T19">a</text:span><text:span text:style-name="T18"> </text:span><text:span text:style-name="T19">fe</text:span><text:span text:style-name="T18"> fait dans<text:line-break/>les Nuages épais amoncelez les</text:span><text:span text:style-name="T19"> </text:span><text:span text:style-name="T18">vns</text:span><text:span text:style-name="T19"> </text:span><text:span text:style-name="T18">s</text:span><text:span text:style-name="T19">ur </text:span><text:span text:style-name="T18">les autres<text:line-break/>pa</text:span><text:span text:style-name="T19">rv</text:span><text:span text:style-name="T18">n</text:span><text:span text:style-name="T19">ee</text:span><text:span text:style-name="T18">trang</text:span><text:span text:style-name="T19">ei</text:span><text:span text:style-name="T18">mpétuosité</text:span><text:span text:style-name="T19">.</text:span><text:span text:style-name="T18"> Au reste, ne soyez<text:line-break/>point abus</text:span><text:span text:style-name="T19">é,</text:span><text:span text:style-name="T18"> de ce qu</text:span><text:span text:style-name="T19">’</text:span><text:span text:style-name="T18">ils nous semblent plus la</text:span><text:span text:style-name="T19">r</text:span><text:span text:style-name="T18">-<text:line-break/>ges en les voyant d'en bas , que nous ne les iu-<text:line-break/>g</text:span><text:span text:style-name="T19">e</text:span><text:span text:style-name="T18">ons éleue</text:span><text:span text:style-name="T19">z</text:span><text:span text:style-name="T18">, &amp; épa</text:span><text:span text:style-name="T19">i</text:span><text:span text:style-name="T18">s</text:span><text:span text:style-name="T19">.</text:span><text:span text:style-name="T18"> Considerez </text:span><text:span text:style-name="T124">vu</text:span><text:span text:style-name="T18"> peu quand<text:line-break/>l</text:span><text:span text:style-name="T19">e</text:span><text:span text:style-name="T18">s Vents portent</text:span><text:span text:style-name="T19"> </text:span><text:span text:style-name="T18">parm</text:span><text:span text:style-name="T19"> </text:span><text:span text:style-name="T18">y l</text:span><text:span text:style-name="T19">’</text:span><text:span text:style-name="T18">Air, des Nuées qui</text:span><text:span text:style-name="T19"> </text:span><text:span text:style-name="T18">res</text:span><text:span text:style-name="T19">-<text:line-break/></text:span><text:span text:style-name="T18">semble</text:span><text:span text:style-name="T19">r</text:span><text:span text:style-name="T18"> à des Montagnes:ou quand vou</text:span><text:span text:style-name="T19">s</text:span><text:span text:style-name="T18"> les verrez<text:line-break/>amoncelées les vnes sur les autre</text:span><text:span text:style-name="T19">s</text:span><text:span text:style-name="T18">, &amp; les plus hau-<text:line-break/>t</text:span><text:span text:style-name="T19">e</text:span><text:span text:style-name="T18">s pressant les plus basse</text:span><text:span text:style-name="T19">s</text:span><text:span text:style-name="T18">, lors qu</text:span><text:span text:style-name="T19">e</text:span><text:span text:style-name="T18"> les Vents sont<text:line-break/>assoupi</text:span><text:span text:style-name="T19">s,</text:span><text:span text:style-name="T18"> vous pourrez bien remarquer leurs gros</text:span><text:span text:style-name="T19">-<text:line-break/></text:span><text:span text:style-name="T18">ses masse</text:span><text:span text:style-name="T19">s</text:span><text:span text:style-name="T18">, &amp; discerner leurs profondes cauernes<text:line-break/>comme sous des Rochers penda</text:span><text:span text:style-name="T19">nt</text:span><text:span text:style-name="T18">, d’o</text:span><text:span text:style-name="T19">ù</text:span><text:span text:style-name="T18"> les Vents<text:line-break/>y estant enferme</text:span><text:span text:style-name="T19">z</text:span><text:span text:style-name="T18">, quand la Tempeste se le</text:span><text:span text:style-name="T19">u</text:span><text:span text:style-name="T18">e me-<text:line-break/>nacent d'un murmure f</text:span><text:span text:style-name="T19">ur</text:span><text:span text:style-name="T18">ieux</text:span><text:span text:style-name="T19">,</text:span><text:span text:style-name="T18"> &amp; semblent estre<text:line-break/>indignez do se voir</text:span><text:span text:style-name="T19"> </text:span><text:span text:style-name="T18">en prison</text:span><text:span text:style-name="T19">,</text:span><text:span text:style-name="T18"> comme des Belles<text:line-break/>farouches qui sont dans leurs cachots</text:span><text:span text:style-name="T19">.</text:span><text:span text:style-name="T18"> Ils poussent<text:line-break/>dans les Nuages leur fremissement cà &amp; l</text:span><text:span text:style-name="T19">à,</text:span><text:span text:style-name="T18"> ch</text:span><text:span text:style-name="T19">e</text:span><text:span text:style-name="T18">r-<text:line-break/>chent quelque issu</text:span><text:span text:style-name="T19">ë</text:span><text:span text:style-name="T18"> en se tournant de tous co</text:span><text:span text:style-name="T19">l</text:span><text:span text:style-name="T18">lez,<text:line-break/>attirent les femences de feu des parties agitée</text:span><text:span text:style-name="T19">s,</text:span><text:span text:style-name="T18"> en<text:line-break/>amassent plusieurs ensemble, &amp; roulent la fl</text:span><text:span text:style-name="T19">a</text:span><text:span text:style-name="T18">m</text:span><text:span text:style-name="T19">e</text:span></text:p>
      <text:p text:style-name="P11"><text:bookmark-start text:name="bookmark112"/><text:span text:style-name="T84">268 LE VI. L</text:span><text:span text:style-name="T85">I</text:span><text:span text:style-name="T84">vR</text:span><text:span text:style-name="T85">E</text:span><text:span text:style-name="T84"> DE Lv</text:span><text:span text:style-name="T85">e</text:span><text:span text:style-name="T84">R</text:span><text:span text:style-name="T85">t</text:span><text:span text:style-name="T84">cE.</text:span><text:bookmark-end text:name="bookmark112"/></text:p>
      <text:p text:style-name="Texte_20_du_20_corps"><text:span text:style-name="T116">Vn</text:span><text:span text:style-name="T117"> </text:span><text:span text:style-name="T18">moment ilfond le </text:span><text:span text:style-name="T19">e</text:span><text:span text:style-name="T18">u</text:span><text:span text:style-name="T19"> </text:span><text:span text:style-name="T18">ivre</text:span><text:span text:style-name="T19"> &amp; </text:span><text:span text:style-name="T18">l</text:span><text:span text:style-name="T19">'on</text:span><text:span text:style-name="T18"> </text:span><text:span text:style-name="T19">Us</text:span><text:span text:style-name="T18">ait aussi en<text:line-break/></text:span><text:span text:style-name="T20">yn</text:span><text:span text:style-name="T18"> instant que le vin s’éuanoüi</text:span><text:span text:style-name="T19">tdc</text:span><text:span text:style-name="T18">s vaisseaux sans<text:line-break/>qu’ils soient endommage</text:span><text:span text:style-name="T19">z</text:span><text:span text:style-name="T18">, pource que sa chaleur<text:line-break/></text:span><text:span text:style-name="T19">'</text:span><text:span text:style-name="T18"> dilate tout ce qui es</text:span><text:span text:style-name="T19">tà</text:span><text:span text:style-name="T18">l</text:span><text:span text:style-name="T19">'e</text:span><text:span text:style-name="T18">ntou</text:span><text:span text:style-name="T19">r</text:span><text:span text:style-name="T18">, &amp; rarefie la</text:span><text:span text:style-name="T19">st</text:span><text:span text:style-name="T18">rb</text:span><text:span text:style-name="T19">-<text:line-break/></text:span><text:span text:style-name="T18">stance de brique dont les tonneaux sont compo</text:span><text:span text:style-name="T19">-<text:line-break/></text:span><text:span text:style-name="T116">sez, </text:span><text:span text:style-name="T18">atiec vn</text:span><text:span text:style-name="T19">ef</text:span><text:span text:style-name="T18">acilité merueilleu</text:span><text:span text:style-name="T19">leà</text:span><text:span text:style-name="T18"> mesu</text:span><text:span text:style-name="T19">r</text:span><text:span text:style-name="T18">e qu'il<text:line-break/>s’</text:span><text:span text:style-name="T19">yi</text:span><text:span text:style-name="T18">nsinuë, &amp;fai</text:span><text:span text:style-name="T19">té</text:span><text:span text:style-name="T18">napor</text:span><text:span text:style-name="T19">e</text:span><text:span text:style-name="T18">r les principe</text:span><text:span text:style-name="T19">s</text:span><text:span text:style-name="T18"> du vin<text:line-break/>par vne vitesse qui ne</text:span><text:span text:style-name="T19"> </text:span><text:span text:style-name="T18">se peut imaginer : ce quela<text:line-break/>chaleur du Soleil ne pourroit iamais faire en va<text:line-break/>long espace</text:span><text:span text:style-name="T19"> </text:span><text:span text:style-name="T18">de temps</text:span><text:span text:style-name="T19">,</text:span><text:span text:style-name="T18"> encor</text:span><text:span text:style-name="T19">e</text:span><text:span text:style-name="T18">qu</text:span><text:span text:style-name="T19">le</text:span><text:span text:style-name="T18">lle soi</text:span><text:span text:style-name="T19">ta</text:span><text:span text:style-name="T18">ccom-<text:line-break/>pagnée</text:span><text:span text:style-name="T19"> </text:span><text:span text:style-name="T18">d'une </text:span><text:span text:style-name="T19">viuacité</text:span><text:span text:style-name="T18"> </text:span><text:span text:style-name="T19">t</text:span><text:span text:style-name="T18">rus</text:span><text:span text:style-name="T19">t</text:span><text:span text:style-name="T18">ant</text:span><text:span text:style-name="T19">e/</text:span><text:span text:style-name="T18">tant il est </text:span><text:span text:style-name="T19">vr</text:span><text:span text:style-name="T18">ay<text:line-break/>que la force du to</text:span><text:span text:style-name="T19">nn</text:span><text:span text:style-name="T18">erre a plus d'agilité &amp; de </text:span><text:span text:style-name="T19">p</text:span><text:span text:style-name="T18">ou-<text:line-break/>uoir que</text:span><text:span text:style-name="T19"> </text:span><text:span text:style-name="T18">la</text:span><text:span text:style-name="T19"> </text:span><text:span text:style-name="T18">chaleur</text:span><text:span text:style-name="T19"> </text:span><text:span text:style-name="T18">du Soleil.</text:span></text:p>
      <text:p text:style-name="Texte_20_du_20_corps"><text:span text:style-name="T18">Maintenant</text:span><text:span text:style-name="T19">,s</text:span><text:span text:style-name="T18">a</text:span><text:span text:style-name="T19">nt</text:span><text:span text:style-name="T18">vousfaire attendre plus long-<text:line-break/>temps le</text:span><text:span text:style-name="T19">st</text:span><text:span text:style-name="T18">e</text:span><text:span text:style-name="T19">r</text:span><text:span text:style-name="T18"> de nos promesse</text:span><text:span text:style-name="T19">s,</text:span><text:span text:style-name="T18"> </text:span><text:span text:style-name="T19">l</text:span><text:span text:style-name="T18">e Vous dira</text:span><text:span text:style-name="T19">yp</text:span><text:span text:style-name="T18">ar<text:line-break/>quel moyen les T</text:span><text:span text:style-name="T19">o</text:span><text:span text:style-name="T18">nnerres sont engendrez, &amp;<text:line-break/>comment ils sont é</text:span><text:span text:style-name="T19">m</text:span><text:span text:style-name="T18">us pa</text:span><text:span text:style-name="T19">rv</text:span><text:span text:style-name="T18">ne</text:span><text:span text:style-name="T19"> </text:span><text:span text:style-name="T18">si grande impe</text:span><text:span text:style-name="T19">-<text:line-break/></text:span><text:span text:style-name="T18">tu</text:span><text:span text:style-name="T19">o</text:span><text:span text:style-name="T18">sit</text:span><text:span text:style-name="T19">é</text:span><text:span text:style-name="T18">, que d'unseul coup ils peuuent en</text:span><text:span text:style-name="T19">t</text:span><text:span text:style-name="T18">r'ou</text:span><text:span text:style-name="T19">ü</text:span><text:span text:style-name="T18">rir<text:line-break/></text:span><text:span text:style-name="T116">des </text:span><text:span text:style-name="T18">grosses tour</text:span><text:span text:style-name="T19">s</text:span><text:span text:style-name="T18">, abbatre les mais</text:span><text:span text:style-name="T19"> o</text:span><text:span text:style-name="T18">s</text:span><text:span text:style-name="T19">,</text:span><text:span text:style-name="T18"> renuerseriles<text:line-break/>-chevrons &amp; les poutre</text:span><text:span text:style-name="T19">s</text:span><text:span text:style-name="T18">, détruire les monumens<text:line-break/>des Personnages Illustres</text:span><text:span text:style-name="T19">,</text:span><text:span text:style-name="T18"> tuer</text:span><text:span text:style-name="T19"> </text:span><text:span text:style-name="T18">les Hommes&amp;les<text:line-break/>Animaux , &amp; faire vne infinité d'autres choses<text:line-break/>semblables</text:span><text:span text:style-name="T19">.</text:span><text:span text:style-name="T18"> </text:span><text:span text:style-name="T21">Il</text:span><text:span text:style-name="T18"> faut</text:span><text:span text:style-name="T19"> </text:span><text:span text:style-name="T18">croire que</text:span><text:span text:style-name="T19"> </text:span><text:span text:style-name="T18">les Fou</text:span><text:span text:style-name="T19">dr</text:span><text:span text:style-name="T18">e</text:span><text:span text:style-name="T19">ss</text:span><text:span text:style-name="T18">onten-<text:line-break/>gendrez là haut des Nuagesépais</text:span><text:span text:style-name="T19"> </text:span><text:span text:style-name="T18">amoncelez des<text:line-break/>Vn</text:span><text:span text:style-name="T19">ss</text:span><text:span text:style-name="T18">ur les autres</text:span><text:span text:style-name="T19">.</text:span><text:span text:style-name="T18"> Car iamais ils ne sont</text:span><text:span text:style-name="T19"> </text:span><text:span text:style-name="T18">poussé</text:span><text:span text:style-name="T19">e<text:line-break/></text:span><text:span text:style-name="T18">d'un</text:span><text:span text:style-name="T19"> </text:span><text:span text:style-name="T18">Ciel serai</text:span><text:span text:style-name="T19"> </text:span><text:span text:style-name="T18">n, ny me</text:span><text:span text:style-name="T19">i m</text:span><text:span text:style-name="T18">e</text:span><text:span text:style-name="T19"> s </text:span><text:span text:style-name="T18">des Nuages </text:span><text:span text:style-name="T19">fc</text:span><text:span text:style-name="T18">gere-<text:line-break/></text:span><text:span text:style-name="T19">men</text:span><text:span text:style-name="T18">t condensez. Aussi ne faut-il pas douter</text:span><text:span text:style-name="T19">,</text:span><text:span text:style-name="T18"> &amp;<text:line-break/>la chose mesme le démontre clairement ,-que </text:span><text:span text:style-name="T19">ce</text:span><text:span text:style-name="T18">l</text:span><text:span text:style-name="T19">a<text:line-break/></text:span><text:span text:style-name="T18">s</text:span><text:span text:style-name="T19">c</text:span><text:span text:style-name="T18"> fait quand de toutes parts les Nuées sont amas</text:span><text:span text:style-name="T19">-<text:line-break/></text:span><text:span text:style-name="T18">sées dans l</text:span><text:span text:style-name="T19">'</text:span><text:span text:style-name="T18">Air. De sorte que son diroit quetout</text:span><text:span text:style-name="T19">e</text:span><text:span text:style-name="T18">s<text:line-break/>le</text:span><text:span text:style-name="T19">st</text:span><text:span text:style-name="T18">enebres sont sorties de l</text:span><text:span text:style-name="T19">’</text:span><text:span text:style-name="T18">E</text:span><text:span text:style-name="T19">ule</text:span><text:span text:style-name="T18">r</text:span><text:span text:style-name="T19"> </text:span><text:span text:style-name="T18">pourveni</text:span><text:span text:style-name="T19">r </text:span><text:span text:style-name="T18">oc</text:span><text:span text:style-name="T19">-<text:line-break/></text:span><text:span text:style-name="T18">c</text:span><text:span text:style-name="T19">up</text:span><text:span text:style-name="T18">er tout le</text:span><text:span text:style-name="T19"> </text:span><text:span text:style-name="T18">grand espace que le Ciel </text:span><text:span text:style-name="T19">c</text:span><text:span text:style-name="T18">on</text:span><text:span text:style-name="T19">ii</text:span><text:span text:style-name="T18">e</text:span><text:span text:style-name="T19">tr</text:span><text:span text:style-name="T18">t</text:span><text:span text:style-name="T19">j&amp;<text:line-break/></text:span><text:span text:style-name="T18">la Nuict</text:span><text:span text:style-name="T19"> </text:span><text:span text:style-name="T18">qu</text:span><text:span text:style-name="T19">e</text:span><text:span text:style-name="T18"> forment si promptement des ’Nua-<text:line-break/></text:span><text:span text:style-name="T19">g</text:span><text:span text:style-name="T18">es épais, verse d</text:span><text:span text:style-name="T19">le</text:span><text:span text:style-name="T18">nhaiIt des spec</text:span><text:span text:style-name="T19">tresaf&amp;</text:span><text:span text:style-name="T18">eu</text:span><text:span text:style-name="T19">x,</text:span><text:span text:style-name="T18"> lors</text:span></text:p>
      <text:p text:style-name="P11"><text:span text:style-name="T24">LE VL LIVRE D</text:span><text:span text:style-name="T25">EI.</text:span><text:span text:style-name="T24">VCRE</text:span><text:span text:style-name="T25">CE</text:span><text:span text:style-name="T24">? 26</text:span><text:span text:style-name="T25">9<text:line-break/></text:span><text:span text:style-name="T18">que la Tempeste</text:span><text:span text:style-name="T19"> </text:span><text:span text:style-name="T18">commence de préparer les Fou-<text:line-break/>dres</text:span><text:span text:style-name="T19">.</text:span><text:span text:style-name="T18"> Da</text:span><text:span text:style-name="T19">u</text:span><text:span text:style-name="T18">antag</text:span><text:span text:style-name="T19">e,</text:span><text:span text:style-name="T18"> vne ondée noire comme de la<text:line-break/>poix,</text:span><text:span text:style-name="T19">o</text:span><text:span text:style-name="T18">u plustost vn </text:span><text:span text:style-name="T19">fl</text:span><text:span text:style-name="T18">euue entier, tombent sou-<text:line-break/>uent du Ciel dans la Me</text:span><text:span text:style-name="T19">r</text:span><text:span text:style-name="T18">, se porte parmi vn Ciel<text:line-break/>qui est ailleurs serein, &amp; loin des tenebres,</text:span><text:span text:style-name="T19">&amp;</text:span><text:span text:style-name="T18"> attire<text:line-break/>la Tempeste grosse </text:span><text:span text:style-name="T19">d</text:span><text:span text:style-name="T18">’</text:span><text:span text:style-name="T19">o</text:span><text:span text:style-name="T18">rages , de Tonnerres</text:span><text:span text:style-name="T19">,</text:span><text:span text:style-name="T18"> de<text:line-break/>Vents, d</text:span><text:span text:style-name="T19">e</text:span><text:span text:style-name="T18"> F</text:span><text:span text:style-name="T19">e</text:span><text:span text:style-name="T18">ux</text:span><text:span text:style-name="T19"> </text:span><text:span text:style-name="T18">&amp;</text:span><text:span text:style-name="T19"> </text:span><text:span text:style-name="T18">d’éclair</text:span><text:span text:style-name="T19">s,</text:span><text:span text:style-name="T18"> qu</text:span><text:span text:style-name="T19">ie</text:span><text:span text:style-name="T18">ffroyent mesines<text:line-break/>les Hommes sur la Terr</text:span><text:span text:style-name="T19">e,</text:span><text:span text:style-name="T18"> &amp; les obligent à se reti-<text:line-break/>rer dans les Maisons</text:span><text:span text:style-name="T19">.</text:span><text:span text:style-name="T18"> Il faut donc croire que la<text:line-break/>Tempeste qui fe forme sur nos teste</text:span><text:span text:style-name="T19">s</text:span><text:span text:style-name="T18">, est d'une<text:line-break/>haute profondeur : car la Terre n</text:span><text:span text:style-name="T19">e</text:span><text:span text:style-name="T18"> seroit point<text:line-break/>couuert</text:span><text:span text:style-name="T19">eq</text:span><text:span text:style-name="T18">uel</text:span><text:span text:style-name="T19">o</text:span><text:span text:style-name="T18">uesfois d'une grande noirceur , </text:span><text:span text:style-name="T21">s</text:span><text:span text:style-name="T20">’</text:span><text:span text:style-name="T21">il<text:line-break/></text:span><text:span text:style-name="T18">n</text:span><text:span text:style-name="T19">’y</text:span><text:span text:style-name="T18"> auoit plusieurs Nuages édifiez les</text:span><text:span text:style-name="T19"> </text:span><text:span text:style-name="T18">vns</text:span><text:span text:style-name="T19"> </text:span><text:span text:style-name="T18">sur les<text:line-break/>autres qui nous dérobent les clartez du Soleil : </text:span><text:span text:style-name="T19">&amp;<text:line-break/></text:span><text:span text:style-name="T18">de si grandes Pluyes ne pourroient venir sur nous<text:line-break/>auec tant de furie, les Riuieres n</text:span><text:span text:style-name="T19">’</text:span><text:span text:style-name="T18">en deuiendroient<text:line-break/>point si enflées , ny les Champs n</text:span><text:span text:style-name="T19">’</text:span><text:span text:style-name="T18">en seroient<text:line-break/>point submerge</text:span><text:span text:style-name="T19">z</text:span><text:span text:style-name="T18">, si l'air n</text:span><text:span text:style-name="T19">le</text:span><text:span text:style-name="T18">stoit point re</text:span><text:span text:style-name="T19">rn</text:span><text:span text:style-name="T18">ply en<text:line-break/>hauteur des Nuages amonCelez.</text:span></text:p>
      <text:p text:style-name="Texte_20_du_20_corps"><text:span text:style-name="T18">Tous les li</text:span><text:span text:style-name="T19">ie</text:span><text:span text:style-name="T18">ux sont donc remplis de ces Vents &amp;<text:line-break/>de ces Feu</text:span><text:span text:style-name="T19">x.</text:span><text:span text:style-name="T18"> D</text:span><text:span text:style-name="T19">ieu</text:span><text:span text:style-name="T18"> vient que</text:span><text:span text:style-name="T19"> </text:span><text:span text:style-name="T18">de toutes pa</text:span><text:span text:style-name="T19">r</text:span><text:span text:style-name="T18">ts</text:span><text:span text:style-name="T19">,</text:span><text:span text:style-name="T18"> il se<text:line-break/>fait des Tonnerres </text:span><text:span text:style-name="T19">&amp;</text:span><text:span text:style-name="T18"> des éclairs dans l’</text:span><text:span text:style-name="T19">A</text:span><text:span text:style-name="T18">ir : car les<text:line-break/>Nuées concaues contiennent plusieurs semences<text:line-break/>de chaleur, comme ie l'ay desia dit : &amp;</text:span><text:span text:style-name="T19"> </text:span><text:span text:style-name="T18">il</text:span><text:span text:style-name="T19"> </text:span><text:span text:style-name="T18">est ne</text:span><text:span text:style-name="T19">-<text:line-break/></text:span><text:span text:style-name="T18">cessaire qu</text:span><text:span text:style-name="T19">’</text:span><text:span text:style-name="T18">elles en concoiuent plusieurs de l</text:span><text:span text:style-name="T19">’</text:span><text:span text:style-name="T18">ar-<text:line-break/>deur des rayons du SoleiL Q</text:span><text:span text:style-name="T19">u</text:span><text:span text:style-name="T18">e si le vent fait as-<text:line-break/>sembler les Nuages en quelque </text:span><text:span text:style-name="T19">l</text:span><text:span text:style-name="T18">ieu que ce soit,<text:line-break/>où il exprime plusieurs semences il chaleu</text:span><text:span text:style-name="T19">r</text:span><text:span text:style-name="T18">, &amp; se<text:line-break/>me</text:span><text:span text:style-name="T19">sse</text:span><text:span text:style-name="T18"> aussi luy-mesme au</text:span><text:span text:style-name="T19">e</text:span><text:span text:style-name="T18">c le Feu </text:span><text:span text:style-name="T19">;</text:span><text:span text:style-name="T18"> le Tourbillon<text:line-break/>qui</text:span><text:span text:style-name="T19"> s’y </text:span><text:span text:style-name="T18">est insinué s</text:span><text:span text:style-name="T19">'</text:span><text:span text:style-name="T18">agitte &amp; roule dans toute l</text:span><text:span text:style-name="T19">é</text:span><text:span text:style-name="T18">-<text:line-break/>tendu</text:span><text:span text:style-name="T19">e</text:span><text:span text:style-name="T18"> de sa profondeu</text:span><text:span text:style-name="T19">r</text:span><text:span text:style-name="T18">, &amp; prépare la foudre ait<text:line-break/>milieu des fournaises ardentes </text:span><text:span text:style-name="T19">:</text:span><text:span text:style-name="T18"> car ce tourbillon<text:line-break/>s’y </text:span><text:span text:style-name="T19">c</text:span><text:span text:style-name="T18">nflam</text:span><text:span text:style-name="T19">c</text:span><text:span text:style-name="T18"> par vn double moye</text:span><text:span text:style-name="T19">n</text:span><text:span text:style-name="T18">, &amp; de sa </text:span><text:span text:style-name="T19">rn</text:span><text:span text:style-name="T18">o-<text:line-break/></text:span><text:span text:style-name="T19">h</text:span><text:span text:style-name="T18">ilité qui le</text:span><text:span text:style-name="T19">ch</text:span><text:span text:style-name="T18">ausse , &amp; de la contagion du f</text:span><text:span text:style-name="T19">eu,</text:span><text:span text:style-name="T105">1</text:span></text:p>
      <text:p text:style-name="P11"><text:bookmark-start text:name="bookmark114"/><text:span text:style-name="T74">27</text:span><text:span text:style-name="T75">0</text:span><text:span text:style-name="T74"> </text:span><text:span text:style-name="T125">Lb</text:span><text:span text:style-name="T113"> VI. L</text:span><text:span text:style-name="T112">I</text:span><text:span text:style-name="T113">vRE DE LvcR</text:span><text:span text:style-name="T112">E</text:span><text:span text:style-name="T113">CE.</text:span><text:bookmark-end text:name="bookmark114"/></text:p>
      <text:p text:style-name="Texte_20_du_20_corps"><text:span text:style-name="T18">De</text:span><text:span text:style-name="T19"> </text:span><text:span text:style-name="T18">là, quand l</text:span><text:span text:style-name="T19">a</text:span><text:span text:style-name="T18"> force du Vent </text:span><text:span text:style-name="T19">s</text:span><text:span text:style-name="T18">’</text:span><text:span text:style-name="T19">e</text:span><text:span text:style-name="T18">s</text:span><text:span text:style-name="T19">t</text:span><text:span text:style-name="T18"> échauffée</text:span><text:span text:style-name="T19">,</text:span><text:span text:style-name="T18"> o</text:span><text:span text:style-name="T19">ù.<text:line-break/></text:span><text:span text:style-name="T18">vn puissant feu a donné dessus , aufl</text:span><text:span text:style-name="T19">i</text:span><text:span text:style-name="T18">.tost le foudre<text:line-break/>estant</text:span><text:span text:style-name="T19"> </text:span><text:span text:style-name="T18">comme ache</text:span><text:span text:style-name="T19">uée</text:span><text:span text:style-name="T18">ntr'ouure la nuée, &amp; fo</text:span><text:span text:style-name="T19">n<text:line-break/></text:span><text:span text:style-name="T18">ardeur animée s’échappe</text:span><text:span text:style-name="T19">,</text:span><text:span text:style-name="T18"> parcourt de fon écla</text:span><text:span text:style-name="T19">t<text:line-break/></text:span><text:span text:style-name="T18">tous les lieux voisins</text:span><text:span text:style-name="T19"> </text:span><text:span text:style-name="T18">,</text:span><text:span text:style-name="T19">&amp;</text:span><text:span text:style-name="T18"> es</text:span><text:span text:style-name="T19">tsu</text:span><text:span text:style-name="T18">iuy d'un si grand<text:line-break/>bruit , qu’il semble que les augustes Palais du<text:line-break/>Ciel</text:span><text:span text:style-name="T19"> </text:span><text:span text:style-name="T18">se renu</text:span><text:span text:style-name="T19">e</text:span><text:span text:style-name="T18">rfent. Toutes les Créatures su</text:span><text:span text:style-name="T19">t</text:span><text:span text:style-name="T18"> la<text:line-break/>Terre en sont saisies de frayeur, &amp; des murmures<text:line-break/>s</text:span><text:span text:style-name="T19">e</text:span><text:span text:style-name="T18">fon</text:span><text:span text:style-name="T19">t</text:span><text:span text:style-name="T18">o</text:span><text:span text:style-name="T19">ui</text:span><text:span text:style-name="T18">r par tou</text:span><text:span text:style-name="T19">r</text:span><text:span text:style-name="T18"> le Ciel</text:span><text:span text:style-name="T19">,</text:span><text:span text:style-name="T18"> po</text:span><text:span text:style-name="T19">u</text:span><text:span text:style-name="T18">rce que toute<text:line-break/>cette grande masse de </text:span><text:span text:style-name="T19">Te</text:span><text:span text:style-name="T18">mpeste en tremble, &amp; les<text:line-break/>fremiss</text:span><text:span text:style-name="T19">e</text:span><text:span text:style-name="T18">m</text:span><text:span text:style-name="T19">e</text:span><text:span text:style-name="T18">nts font excitez</text:span><text:span text:style-name="T19">.</text:span><text:span text:style-name="T18"> Enfin </text:span><text:span text:style-name="T19">.</text:span><text:span text:style-name="T18">de ce tremble</text:span><text:span text:style-name="T19">-<text:line-break/></text:span><text:span text:style-name="T18">ment &amp; de cét orage</text:span><text:span text:style-name="T19">,</text:span><text:span text:style-name="T18"> 1</text:span><text:span text:style-name="T19">1</text:span><text:span text:style-name="T18"> arri</text:span><text:span text:style-name="T19">u</text:span><text:span text:style-name="T18">e vn</text:span><text:span text:style-name="T19">e</text:span><text:span text:style-name="T18"> grosse pluye, en<text:line-break/>telle forte que La region ethe</text:span><text:span text:style-name="T19">lée</text:span><text:span text:style-name="T18"> auec son sein fe- </text:span><text:span text:style-name="T19">'<text:line-break/>c</text:span><text:span text:style-name="T18">o</text:span><text:span text:style-name="T19">n</text:span><text:span text:style-name="T18">d,</text:span><text:span text:style-name="T19">s</text:span><text:span text:style-name="T18">emble s</text:span><text:span text:style-name="T19">ec</text:span><text:span text:style-name="T18">onue</text:span><text:span text:style-name="T19">r</text:span><text:span text:style-name="T18">t</text:span><text:span text:style-name="T19">ne</text:span><text:span text:style-name="T18">n torrents</text:span><text:span text:style-name="T19">,</text:span><text:span text:style-name="T18"> &amp;</text:span><text:span text:style-name="T19"> </text:span><text:span text:style-name="T18">rappel</text:span><text:span text:style-name="T19">-<text:line-break/>l</text:span><text:span text:style-name="T18">e</text:span><text:span text:style-name="T19">re</text:span><text:span text:style-name="T18">n tombant au</text:span><text:span text:style-name="T19">c</text:span><text:span text:style-name="T18">c furie le delug</text:span><text:span text:style-name="T19">e</text:span><text:span text:style-name="T18"> </text:span><text:span text:style-name="T19">si</text:span><text:span text:style-name="T18">ir la Terre</text:span><text:span text:style-name="T19">.<text:line-break/></text:span><text:span text:style-name="T18">Tant es</text:span><text:span text:style-name="T19">t</text:span><text:span text:style-name="T18"> grand le bru</text:span><text:span text:style-name="T19">st</text:span><text:span text:style-name="T18"> porté par l'ardeur d'un<text:line-break/>coup furieu</text:span><text:span text:style-name="T19">x</text:span><text:span text:style-name="T18">, lors que la Nuée </text:span><text:span text:style-name="T19">c</text:span><text:span text:style-name="T18">réue </text:span><text:span text:style-name="T19">,</text:span><text:span text:style-name="T18"> &amp; que le<text:line-break/>Vent est i</text:span><text:span text:style-name="T19">rn</text:span><text:span text:style-name="T18">petueux.</text:span></text:p>
      <text:p text:style-name="Texte_20_du_20_corps"><text:span text:style-name="T18">Qu</text:span><text:span text:style-name="T19">c</text:span><text:span text:style-name="T18">sque</text:span><text:span text:style-name="T19">s</text:span><text:span text:style-name="T18">fois le vent donne exterie</text:span><text:span text:style-name="T19">rir</text:span><text:span text:style-name="T18">e</text:span><text:span text:style-name="T19">m</text:span><text:span text:style-name="T18">ent sur<text:line-break/>le nuage</text:span><text:span text:style-name="T19">-</text:span><text:span text:style-name="T18">robuste , quand le foudre y est a</text:span><text:span text:style-name="T19">c</text:span><text:span text:style-name="T18">h</text:span><text:span text:style-name="T19">e</text:span><text:span text:style-name="T18">ué de<text:line-break/>forme</text:span><text:span text:style-name="T19">r</text:span><text:span text:style-name="T18">, &amp; dés le moment qu'il a fait entr'ouu</text:span><text:span text:style-name="T19">t</text:span><text:span text:style-name="T18">ir<text:line-break/>l</text:span><text:span text:style-name="T19">e</text:span><text:span text:style-name="T18"> nuage , le tortis de f</text:span><text:span text:style-name="T19">e</text:span><text:span text:style-name="T18">u que nous appellons le<text:line-break/>foudr</text:span><text:span text:style-name="T19">e</text:span><text:span text:style-name="T18">, tombe par terre, &amp; va de tous collez , o</text:span><text:span text:style-name="T19">ù<text:line-break/></text:span><text:span text:style-name="T18">si</text:span><text:span text:style-name="T19">.</text:span><text:span text:style-name="T18"> violente furie l’emport</text:span><text:span text:style-name="T19">e.</text:span><text:span text:style-name="T18"> Il </text:span><text:span text:style-name="T19">ar</text:span><text:span text:style-name="T18">riue aussi par fois<text:line-break/>que le vent poussé fans es</text:span><text:span text:style-name="T19">t</text:span><text:span text:style-name="T18">r</text:span><text:span text:style-name="T19">e </text:span><text:span text:style-name="T18">jointauec le feu </text:span><text:span text:style-name="T19">,</text:span><text:span text:style-name="T18"> ne<text:line-break/>lalsse pas</text:span><text:span text:style-name="T19"> </text:span><text:span text:style-name="T18">de s’enflamer dans vn long espace, pour</text:span><text:span text:style-name="T19">-<text:line-break/></text:span><text:span text:style-name="T18">ce qu</text:span><text:span text:style-name="T19">'</text:span><text:span text:style-name="T18">il prend en chemin faisant certains Corps,<text:line-break/>lesquels à cause de leur grandeur ne peuuent passer<text:line-break/>de ine</text:span><text:span text:style-name="T19">si</text:span><text:span text:style-name="T18">n</text:span><text:span text:style-name="T19">ea</text:span><text:span text:style-name="T18">u trauers de l’Air, &amp; qu'il y</text:span><text:span text:style-name="T19"> </text:span><text:span text:style-name="T18">en</text:span><text:span text:style-name="T19"> </text:span><text:span text:style-name="T18">a d'au</text:span><text:span text:style-name="T19">-<text:line-break/></text:span><text:span text:style-name="T18">tres petits qu’il tire de </text:span><text:span text:style-name="T19">l</text:span><text:span text:style-name="T18">’</text:span><text:span text:style-name="T19">A</text:span><text:span text:style-name="T18">ir </text:span><text:span text:style-name="T19">,</text:span><text:span text:style-name="T18"> lesquels en</text:span><text:span text:style-name="T19"> </text:span><text:span text:style-name="T18">volant &amp;<text:line-break/></text:span><text:span text:style-name="T19">f</text:span><text:span text:style-name="T18">e mes</text:span><text:span text:style-name="T19">sa</text:span><text:span text:style-name="T18">nt auec les sien</text:span><text:span text:style-name="T19">s,</text:span><text:span text:style-name="T18"> font le fe</text:span><text:span text:style-name="T19">u,</text:span><text:span text:style-name="T18"> tout ainsi<text:line-break/>qu'une ba</text:span><text:span text:style-name="T19">se il</text:span><text:span text:style-name="T18"> plomb qui </text:span><text:span text:style-name="T19">s </text:span><text:span text:style-name="T18">échauffe estant poussée<text:line-break/>rudement, quand en se dépouillant de plusieurs<text:line-break/>, eo</text:span><text:span text:style-name="T19">f</text:span><text:span text:style-name="T18">psd</text:span><text:span text:style-name="T19">e</text:span><text:span text:style-name="T18"> f</text:span><text:span text:style-name="T19">r</text:span><text:span text:style-name="T18">oid</text:span><text:span text:style-name="T19">ur</text:span><text:span text:style-name="T18">e</text:span><text:span text:style-name="T19">,</text:span><text:span text:style-name="T18"> elle en conçoit de l'ardeur au</text:span></text:p>
      <text:p text:style-name="P11"><text:span text:style-name="T24">LE </text:span><text:span text:style-name="T25">VI</text:span><text:span text:style-name="T24">. LI</text:span><text:span text:style-name="T25">VR</text:span><text:span text:style-name="T24">E </text:span><text:span text:style-name="T25">DE</text:span><text:span text:style-name="T24"> LV</text:span><text:span text:style-name="T25">CRECE.</text:span><text:span text:style-name="T24"> </text:span><text:span text:style-name="T25">2</text:span><text:span text:style-name="T24">7</text:span><text:span text:style-name="T25">1<text:line-break/></text:span><text:span text:style-name="T18">milieu de l’Ai</text:span><text:span text:style-name="T19">n</text:span><text:span text:style-name="T18"> 11 peut aussi </text:span><text:span text:style-name="T19">a</text:span><text:span text:style-name="T18">rriuer que la violence<text:line-break/>des coups excite le feu quand la force du vent est<text:line-break/>poussée auec sa froideur sans qu'il y ait dii feu:<text:line-break/>pource qu'au mesme temps que le vent frappe<text:line-break/>rudemen</text:span><text:span text:style-name="T19">t</text:span><text:span text:style-name="T18">, il peut sortir de luy des principes de<text:line-break/>chaleur</text:span><text:span text:style-name="T19">,</text:span><text:span text:style-name="T18"> aussi bien</text:span><text:span text:style-name="T19"> </text:span><text:span text:style-name="T18">que</text:span><text:span text:style-name="T19"> </text:span><text:span text:style-name="T18">de la</text:span><text:span text:style-name="T19"> </text:span><text:span text:style-name="T18">chofe mes</text:span><text:span text:style-name="T19">m</text:span><text:span text:style-name="T18">e qui re</text:span><text:span text:style-name="T19">-<text:line-break/></text:span><text:span text:style-name="T18">çoit ses coups</text:span><text:span text:style-name="T19">.</text:span><text:span text:style-name="T18"> Comme lors que nous froissons v</text:span><text:span text:style-name="T19">n<text:line-break/></text:span><text:span text:style-name="T18">caillou contre le fer , il en sort du feu</text:span><text:span text:style-name="T19">,</text:span><text:span text:style-name="T18"> fans que la<text:line-break/>froide qualité du fer empe</text:span><text:span text:style-name="T19">l</text:span><text:span text:style-name="T18">che que les semences de<text:line-break/></text:span><text:span text:style-name="T19">,</text:span><text:span text:style-name="T18"> la chaude splendeur ne se pr</text:span><text:span text:style-name="T19">c</text:span><text:span text:style-name="T18">fentent incontinent<text:line-break/>sous les coups</text:span><text:span text:style-name="T19">.</text:span><text:span text:style-name="T18"> Ainsi donc</text:span><text:span text:style-name="T19"> </text:span><text:span text:style-name="T18">vne chose se doit em-<text:line-break/>braser par le foudr</text:span><text:span text:style-name="T19">e</text:span><text:span text:style-name="T18">, si elle est d'une </text:span><text:span text:style-name="T19">rn</text:span><text:span text:style-name="T18">atier</text:span><text:span text:style-name="T19">e</text:span><text:span text:style-name="T18"> pro-<text:line-break/>pre à receuoi</text:span><text:span text:style-name="T19">f</text:span><text:span text:style-name="T18"> la </text:span><text:span text:style-name="T19">fla</text:span><text:span text:style-name="T18">me. Et ce n’est point tout</text:span><text:span text:style-name="T19"> </text:span><text:span text:style-name="T18">a fait<text:line-break/>sans cause, que si le vent froid qui est enuoyé </text:span><text:span text:style-name="T19">l'e</text:span><text:span text:style-name="T18">n-<text:line-break/>haut</text:span><text:span text:style-name="T19"> </text:span><text:span text:style-name="T18">au</text:span><text:span text:style-name="T19">ect</text:span><text:span text:style-name="T18">ant de violence, ne s'allume point en<text:line-break/></text:span><text:span text:style-name="T19">.</text:span><text:span text:style-name="T18"> tombant par </text:span><text:span text:style-name="T19">s</text:span><text:span text:style-name="T18">a</text:span><text:span text:style-name="T19">t</text:span><text:span text:style-name="T18">dciir du feu , au moins arriue-t-il<text:line-break/>en bas t</text:span><text:span text:style-name="T19">c</text:span><text:span text:style-name="T18">mp</text:span><text:span text:style-name="T19">e</text:span><text:span text:style-name="T18">ré du chaud &amp; du froid</text:span><text:span text:style-name="T19">.</text:span></text:p>
      <text:p text:style-name="Texte_20_du_20_corps"><text:span text:style-name="T18">or pourc</text:span><text:span text:style-name="T19">e </text:span><text:span text:style-name="T18">que</text:span><text:span text:style-name="T19"> </text:span><text:span text:style-name="T18">dans</text:span><text:span text:style-name="T19"> </text:span><text:span text:style-name="T18">les</text:span><text:span text:style-name="T19"> </text:span><text:span text:style-name="T18">Nuées la force du Fou</text:span><text:span text:style-name="T19">-<text:line-break/></text:span><text:span text:style-name="T18">dre a est</text:span><text:span text:style-name="T19">ée</text:span><text:span text:style-name="T18">nti</text:span><text:span text:style-name="T19">c</text:span><text:span text:style-name="T18">r</text:span><text:span text:style-name="T19">c</text:span><text:span text:style-name="T18">ment ramassée en elle mesm</text:span><text:span text:style-name="T19">e,</text:span><text:span text:style-name="T18"> &amp;<text:line-break/>qu</text:span><text:span text:style-name="T19">’e</text:span><text:span text:style-name="T18">lle en tire pour l</text:span><text:span text:style-name="T19">ac</text:span><text:span text:style-name="T18">ourse vn auantag</text:span><text:span text:style-name="T19">em</text:span><text:span text:style-name="T18">eruei</text:span><text:span text:style-name="T19">f</text:span><text:span text:style-name="T18">-<text:line-break/>leux</text:span><text:span text:style-name="T19">,</text:span><text:span text:style-name="T18"> sa mobilité en procède aussi bien que la pe-<text:line-break/></text:span><text:span text:style-name="T19">se</text:span><text:span text:style-name="T18">nteur de ses coups</text:span><text:span text:style-name="T19">,</text:span><text:span text:style-name="T18"> &amp; le Tonnerre tombe d'une<text:line-break/>cheut</text:span><text:span text:style-name="T19">ep</text:span><text:span text:style-name="T18">re</text:span><text:span text:style-name="T19">c</text:span><text:span text:style-name="T18">i</text:span><text:span text:style-name="T19">p</text:span><text:span text:style-name="T18">itée</text:span><text:span text:style-name="T19">.</text:span><text:span text:style-name="T18"> D</text:span><text:span text:style-name="T19">el</text:span><text:span text:style-name="T18">à, comme la Nuée</text:span><text:span text:style-name="T19"> </text:span><text:span text:style-name="T18">n'a</text:span><text:span text:style-name="T19"> </text:span><text:span text:style-name="T18">p</text:span><text:span text:style-name="T19">û<text:line-break/></text:span><text:span text:style-name="T18">re</text:span><text:span text:style-name="T19">c</text:span><text:span text:style-name="T18">euoir de sur</text:span><text:span text:style-name="T19">o</text:span><text:span text:style-name="T18">roist d</text:span><text:span text:style-name="T19">’</text:span><text:span text:style-name="T18">imp</text:span><text:span text:style-name="T19">e</text:span><text:span text:style-name="T18">tuosit</text:span><text:span text:style-name="T19">e,</text:span><text:span text:style-name="T18"> celle-</text:span><text:span text:style-name="T19">c</text:span><text:span text:style-name="T18">y s</text:span><text:span text:style-name="T19">le</text:span><text:span text:style-name="T18">x-<text:line-break/>prime &amp; s’envole d'une raideur si merueil</text:span><text:span text:style-name="T19">i</text:span><text:span text:style-name="T18">euse,<text:line-break/>que la vitesse des traits qui sont poussez pa</text:span><text:span text:style-name="T19">rq</text:span><text:span text:style-name="T18">ue</text:span><text:span text:style-name="T19">s-<text:line-break/></text:span><text:span text:style-name="T18">forte machine de guerr</text:span><text:span text:style-name="T19">e,</text:span><text:span text:style-name="T18"> ne peut estre mile en<text:line-break/>comparaison. A</text:span><text:span text:style-name="T19">dj</text:span><text:span text:style-name="T18">oustez à cela que</text:span><text:span text:style-name="T19"> </text:span><text:span text:style-name="T18">le foudre est<text:line-break/>composé de principes qui sont petits &amp;</text:span><text:span text:style-name="T19"> </text:span><text:span text:style-name="T18">polis</text:span><text:span text:style-name="T19">,</text:span><text:span text:style-name="T18"> </text:span><text:span text:style-name="T19">&amp;<text:line-break/></text:span><text:span text:style-name="T18">qu’il n</text:span><text:span text:style-name="T19">’</text:span><text:span text:style-name="T18">y a </text:span><text:span text:style-name="T19">t</text:span><text:span text:style-name="T18">ien qui lu</text:span><text:span text:style-name="T19">y</text:span><text:span text:style-name="T18"> puisse facilement résister</text:span><text:span text:style-name="T19">:<text:line-break/></text:span><text:span text:style-name="T18">car il s</text:span><text:span text:style-name="T19">’</text:span><text:span text:style-name="T18">enfuit &amp; penetr</text:span><text:span text:style-name="T19">e</text:span><text:span text:style-name="T18"> aisément au trauers des<text:line-break/>choses rares 11 ne hesit</text:span><text:span text:style-name="T19">e</text:span><text:span text:style-name="T18"> donc point en reta</text:span><text:span text:style-name="T19">r</text:span><text:span text:style-name="T18">dant,<text:line-break/>à cause des obstacles qui se présentent deuant luy.<text:line-break/>C</text:span><text:span text:style-name="T19">e</text:span><text:span text:style-name="T18"> qui</text:span><text:span text:style-name="T19"> </text:span><text:span text:style-name="T18">fait</text:span><text:span text:style-name="T19"> </text:span><text:span text:style-name="T18">qu</text:span><text:span text:style-name="T19">i!</text:span><text:span text:style-name="T18"> vole tousiours d'un</text:span><text:span text:style-name="T19">e</text:span><text:span text:style-name="T18"> grande </text:span><text:span text:style-name="T19">t</text:span><text:span text:style-name="T18">oi-</text:span></text:p>
      <text:p text:style-name="P11"><text:span text:style-name="T20">*pn.</text:span><text:span text:style-name="T18"> </text:span><text:span text:style-name="T19">LE</text:span><text:span text:style-name="T18"> V</text:span><text:span text:style-name="T19">L</text:span><text:span text:style-name="T18"> Ltv</text:span><text:span text:style-name="T19">n</text:span><text:span text:style-name="T18"> </text:span><text:span text:style-name="T19">»E</text:span><text:span text:style-name="T18"> L</text:span><text:span text:style-name="T19">ycREc</text:span><text:span text:style-name="T18">E</text:span><text:span text:style-name="T19">:<text:line-break/>«</text:span><text:span text:style-name="T18">leu</text:span><text:span text:style-name="T19">r.</text:span><text:span text:style-name="T18"> E</text:span><text:span text:style-name="T19">t</text:span><text:span text:style-name="T18"> puis</text:span><text:span text:style-name="T19">,</text:span><text:span text:style-name="T18"> de ce que tou</text:span><text:span text:style-name="T19">t</text:span><text:span text:style-name="T18">es le</text:span><text:span text:style-name="T19">s</text:span><text:span text:style-name="T18"> pe</text:span><text:span text:style-name="T19">la</text:span><text:span text:style-name="T18">nteur</text:span><text:span text:style-name="T19">as’</text:span><text:span text:style-name="T18">e</text:span><text:span text:style-name="T19">s-<text:line-break/></text:span><text:span text:style-name="T18">forcent naturellement d’a</text:span><text:span text:style-name="T19">l</text:span><text:span text:style-name="T18">ler en</text:span><text:span text:style-name="T19"> </text:span><text:span text:style-name="T18">bas </text:span><text:span text:style-name="T19">;</text:span><text:span text:style-name="T18"> quand Une </text:span><text:span text:style-name="T19">•<text:line-break/></text:span><text:span text:style-name="T18">impulsion y</text:span><text:span text:style-name="T19"> </text:span><text:span text:style-name="T18">es</text:span><text:span text:style-name="T19">t</text:span><text:span text:style-name="T18"> encore adjou</text:span><text:span text:style-name="T19">st</text:span><text:span text:style-name="T18">ée , la mobilité se<text:line-break/>redouble </text:span><text:span text:style-name="T19">,</text:span><text:span text:style-name="T18"> </text:span><text:span text:style-name="T19">&amp;</text:span><text:span text:style-name="T18"> l</text:span><text:span text:style-name="T19">'i</text:span><text:span text:style-name="T18">u</text:span><text:span text:style-name="T19">a</text:span><text:span text:style-name="T18">p</text:span><text:span text:style-name="T19">e</text:span><text:span text:style-name="T18">tiiosité s'augmen</text:span><text:span text:style-name="T19">te,</text:span><text:span text:style-name="T18"> en telle<text:line-break/></text:span><text:span text:style-name="T19">so</text:span><text:span text:style-name="T18">rt</text:span><text:span text:style-name="T19">a</text:span><text:span text:style-name="T18">,q</text:span><text:span text:style-name="T19">u'a</text:span><text:span text:style-name="T18">ue</text:span><text:span text:style-name="T19">c</text:span><text:span text:style-name="T18"> plus</text:span><text:span text:style-name="T19"> </text:span><text:span text:style-name="T18">d</text:span><text:span text:style-name="T19">e </text:span><text:span text:style-name="T18">vehem</text:span><text:span text:style-name="T19">en</text:span><text:span text:style-name="T18">ce </text:span><text:span text:style-name="T19">&amp;</text:span><text:span text:style-name="T18"> de promptitu-<text:line-break/>de </text:span><text:span text:style-name="T19">.il</text:span><text:span text:style-name="T18"> </text:span><text:span text:style-name="T19">f</text:span><text:span text:style-name="T18">ui</text:span><text:span text:style-name="T19">t</text:span><text:span text:style-name="T18"> sa course, &amp; renue</text:span><text:span text:style-name="T19">rs</text:span><text:span text:style-name="T18">e pa</text:span><text:span text:style-name="T19">rl</text:span><text:span text:style-name="T18">es coups ce<text:line-break/>qui </text:span><text:span text:style-name="T19">l'</text:span><text:span text:style-name="T18">o</text:span><text:span text:style-name="T19">ffre</text:span><text:span text:style-name="T18"> à sa rencontre pour le retarder </text:span><text:span text:style-name="T19">En</text:span><text:span text:style-name="T18">fin</text:span><text:span text:style-name="T19">,<text:line-break/></text:span><text:span text:style-name="T18">de ce que </text:span><text:span text:style-name="T19">f</text:span><text:span text:style-name="T18">a </text:span><text:span text:style-name="T19">«v</text:span><text:span text:style-name="T18">ideur est tir</text:span><text:span text:style-name="T19">e</text:span><text:span text:style-name="T18">e il si lo</text:span><text:span text:style-name="T19">iiai</text:span><text:span text:style-name="T18">l doit pren- </text:span><text:span text:style-name="T19">■<text:line-break/></text:span><text:span text:style-name="T18">dr</text:span><text:span text:style-name="T19">e</text:span><text:span text:style-name="T18"> vn</text:span><text:span text:style-name="T19">e</text:span><text:span text:style-name="T18"> vitesse qui croisse en marchan</text:span><text:span text:style-name="T19">t,</text:span><text:span text:style-name="T18"> </text:span><text:span text:style-name="T19">&amp;</text:span><text:span text:style-name="T18"> qui<text:line-break/>augmente ses forces robuste</text:span><text:span text:style-name="T19">s,</text:span><text:span text:style-name="T18"> &amp; rende ses coup</text:span><text:span text:style-name="T19">a<text:line-break/></text:span><text:span text:style-name="T18">plus certai</text:span><text:span text:style-name="T19">n</text:span><text:span text:style-name="T18">s : c</text:span><text:span text:style-name="T19">ar</text:span><text:span text:style-name="T18"> elle fait</text:span><text:span text:style-name="T19"> </text:span><text:span text:style-name="T18">que</text:span><text:span text:style-name="T19"> </text:span><text:span text:style-name="T18">tous</text:span><text:span text:style-name="T19"> </text:span><text:span text:style-name="T18">les atomes </text:span><text:span text:style-name="T19">d</text:span><text:span text:style-name="T18">u<text:line-break/>foudre se rassemblen</text:span><text:span text:style-name="T19">t</text:span><text:span text:style-name="T18"> de toutes parts pour rouler<text:line-break/>dans v</text:span><text:span text:style-name="T19">a</text:span><text:span text:style-name="T18"> mesme espace quand ils sont reünis.ll peut<text:line-break/>estie</text:span><text:span text:style-name="T19"> </text:span><text:span text:style-name="T18">aussi que le foudre en descendant en</text:span><text:span text:style-name="T19">t</text:span><text:span text:style-name="T18">ra</text:span><text:span text:style-name="T19">isoo<text:line-break/></text:span><text:span text:style-name="T18">de </text:span><text:span text:style-name="T19">l</text:span><text:span text:style-name="T18">’a</text:span><text:span text:style-name="T19">i</text:span><text:span text:style-name="T18">r certains co</text:span><text:span text:style-name="T19">r</text:span><text:span text:style-name="T18">ps </text:span><text:span text:style-name="T19">,</text:span><text:span text:style-name="T18"> lesquels augmentent </text:span><text:span text:style-name="T19">f</text:span><text:span text:style-name="T18">a<text:line-break/>mobilité par leur impulsion</text:span><text:span text:style-name="T19">.</text:span><text:span text:style-name="T18"> Il passe au trau</text:span><text:span text:style-name="T19">er</text:span><text:span text:style-name="T18">s de<text:line-break/></text:span><text:span text:style-name="T19">{</text:span><text:span text:style-name="T18">plusieurs choses finis les endommage</text:span><text:span text:style-name="T19">r,</text:span><text:span text:style-name="T18"> pource que<text:line-break/>e feu se</text:span><text:span text:style-name="T19">nn</text:span><text:span text:style-name="T18">o</text:span><text:span text:style-name="T19">le</text:span><text:span text:style-name="T18"> par </text:span><text:span text:style-name="T19">l</text:span><text:span text:style-name="T18">es Pores dilate</text:span><text:span text:style-name="T19">z</text:span><text:span text:style-name="T18"> &amp; il en br</text:span><text:span text:style-name="T19">iso<text:line-break/></text:span><text:span text:style-name="T18">plusieurs</text:span><text:span text:style-name="T19">,</text:span><text:span text:style-name="T18"> quand</text:span><text:span text:style-name="T19"> </text:span><text:span text:style-name="T18">les. corps du foudre tombent </text:span><text:span text:style-name="T19">s</text:span><text:span text:style-name="T18">ir<text:line-break/>d'autres corp</text:span><text:span text:style-name="T19">s</text:span><text:span text:style-name="T18"> aux endroits qui </text:span><text:span text:style-name="T19">s</text:span><text:span text:style-name="T18">ont étroitemen</text:span><text:span text:style-name="T19">t<text:line-break/></text:span><text:span text:style-name="T18">liez</text:span><text:span text:style-name="T19">.</text:span><text:span text:style-name="T18"> Au reste</text:span><text:span text:style-name="T19">,</text:span><text:span text:style-name="T18"> il distout facilement </text:span><text:span text:style-name="T19">P</text:span><text:span text:style-name="T18">Airain» &amp; par<text:line-break/>son ardeu</text:span><text:span text:style-name="T19">r</text:span><text:span text:style-name="T18"> Uehem</text:span><text:span text:style-name="T19">e</text:span><text:span text:style-name="T18">nt</text:span><text:span text:style-name="T19">e,</text:span><text:span text:style-name="T18"> il fond l</text:span><text:span text:style-name="T19">’</text:span><text:span text:style-name="T18">or en vn instant</text:span><text:span text:style-name="T19">,<text:line-break/></text:span><text:span text:style-name="T18">pource qu'il est composé de corps tr</text:span><text:span text:style-name="T19">es-</text:span><text:span text:style-name="T18">petit</text:span><text:span text:style-name="T19">s</text:span><text:span text:style-name="T20">,</text:span><text:span text:style-name="T21"> </text:span><text:span text:style-name="T20">Sc<text:line-break/></text:span><text:span text:style-name="T18">il principes polis qui s</text:span><text:span text:style-name="T19">'u</text:span><text:span text:style-name="T18">stant insinuez dans ces<text:line-break/>metaux , rompent tous les nœuds qui joignent<text:line-break/>ensemble</text:span><text:span text:style-name="T19">,</text:span><text:span text:style-name="T18"> &amp; détachent tous leurs liens</text:span><text:span text:style-name="T19">.</text:span></text:p>
      <text:p text:style-name="Texte_20_du_20_corps"><text:span text:style-name="T18">C’es</text:span><text:span text:style-name="T19">t</text:span><text:span text:style-name="T18"> en </text:span><text:span text:style-name="T19">s</text:span><text:span text:style-name="T18">A</text:span><text:span text:style-name="T19">u</text:span><text:span text:style-name="T18">tomne &amp; au Printemps quand les<text:line-break/>fleurs commencent à s’épanoui</text:span><text:span text:style-name="T19">r,</text:span><text:span text:style-name="T18"> que le Cie</text:span><text:span text:style-name="T19">l</text:span><text:span text:style-name="T18"> &amp; la<text:line-break/>Terre font plus sou</text:span><text:span text:style-name="T19">r</text:span><text:span text:style-name="T18">ient ébranle</text:span><text:span text:style-name="T19">z</text:span><text:span text:style-name="T18"> par l’écl</text:span><text:span text:style-name="T19">a</text:span><text:span text:style-name="T18">t des<text:line-break/>foudres qu’aux autres Saison</text:span><text:span text:style-name="T19">s</text:span><text:span text:style-name="T18"> </text:span><text:span text:style-name="T19">d</text:span><text:span text:style-name="T18">e </text:span><text:span text:style-name="T19">l</text:span><text:span text:style-name="T18">’</text:span><text:span text:style-name="T19">A</text:span><text:span text:style-name="T18">nnée: car en<text:line-break/>Hyuer les Feux manquent , &amp; en</text:span><text:span text:style-name="T19"> </text:span><text:span text:style-name="T18">Esté les Vents<text:line-break/>cessen</text:span><text:span text:style-name="T19">t,</text:span><text:span text:style-name="T18"> &amp; les Nuées ne sont pas f</text:span><text:span text:style-name="T19">a</text:span><text:span text:style-name="T18">ites d'un corps<text:line-break/>si condense : mais quand les Saisons tiennent le</text:span></text:p>
      <text:p text:style-name="P11"><text:span text:style-name="T24">LE</text:span><text:span text:style-name="T25">VI</text:span><text:span text:style-name="T24">. L I V R </text:span><text:span text:style-name="T25">E</text:span><text:span text:style-name="T24"> DE LvcRE</text:span><text:span text:style-name="T25">CE.</text:span><text:span text:style-name="T24"> 27</text:span><text:span text:style-name="T25">$<text:line-break/></text:span><text:span text:style-name="T18">milieu entre le froid &amp; le chaud , toutes les </text:span><text:span text:style-name="T19">e</text:span><text:span text:style-name="T18">au</text:span><text:span text:style-name="T19">-<text:line-break/>L</text:span><text:span text:style-name="T18">es concourent à la fois pour engendrer le Ton</text:span><text:span text:style-name="T19">-<text:line-break/></text:span><text:span text:style-name="T18">nerre: pource que le passage d'une extrême saison<text:line-break/>de l'année à l'autre, falt vn me</text:span><text:span text:style-name="T19">i</text:span><text:span text:style-name="T18">lange du froid &amp; du<text:line-break/>chaud également necessaire pour forger les fou-<text:line-break/>dres, afin que par le discord des qualitez con-<text:line-break/>trai</text:span><text:span text:style-name="T19">t</text:span><text:span text:style-name="T18">es &amp;par vn grand tumulte , l’air deuienne<text:line-break/>comme furieu</text:span><text:span text:style-name="T19">x</text:span><text:span text:style-name="T18">, &amp; flore d'une émotion extraor-<text:line-break/>dinaire</text:span><text:span text:style-name="T19"> </text:span><text:span text:style-name="T18">pat</text:span><text:span text:style-name="T19"> </text:span><text:span text:style-name="T18">les vents</text:span><text:span text:style-name="T19"> </text:span><text:span text:style-name="T18">&amp;</text:span><text:span text:style-name="T19"> </text:span><text:span text:style-name="T18">par</text:span><text:span text:style-name="T19"> </text:span><text:span text:style-name="T18">les feux</text:span><text:span text:style-name="T19">.</text:span><text:span text:style-name="T18"> Car lors que<text:line-break/>nous sentons les premiers traits de la chaleur</text:span><text:span text:style-name="T19">,</text:span><text:span text:style-name="T18"> &amp;<text:line-break/>les derniers de la froldur</text:span><text:span text:style-name="T19">e</text:span><text:span text:style-name="T18">, c</text:span><text:span text:style-name="T19">’</text:span><text:span text:style-name="T18">est la le Printemps<text:line-break/>C</text:span><text:span text:style-name="T19">’</text:span><text:span text:style-name="T18">es</text:span><text:span text:style-name="T19">t</text:span><text:span text:style-name="T18"> pourquoy il est necessair</text:span><text:span text:style-name="T19">e</text:span><text:span text:style-name="T18"> que des choses dls-<text:line-break/>semblables combattent entr’elles , &amp; qu</text:span><text:span text:style-name="T19">’</text:span><text:span text:style-name="T18">elles se<text:line-break/>troublent estant messangées. Et quand la derniere<text:line-break/>chaleur se confond auec le premier froi</text:span><text:span text:style-name="T19">d</text:span><text:span text:style-name="T18">, nous di-<text:line-break/>sons</text:span><text:span text:style-name="T19"> </text:span><text:span text:style-name="T18">que c</text:span><text:span text:style-name="T19">’</text:span><text:span text:style-name="T18">est l’Automne : comme aussi est-ce la<text:line-break/>saison que les rigueurs de</text:span><text:span text:style-name="T19"> l</text:span><text:span text:style-name="T18">’Hyuer commencent </text:span><text:span text:style-name="T24">à<text:line-break/></text:span><text:span text:style-name="T18">combat</text:span><text:span text:style-name="T19">t</text:span><text:span text:style-name="T18">e contre les ardeurs de </text:span><text:span text:style-name="T19">s</text:span><text:span text:style-name="T18">Esté. Et c</text:span><text:span text:style-name="T19">’</text:span><text:span text:style-name="T18">es</text:span><text:span text:style-name="T19">t</text:span><text:span text:style-name="T18"> pour<text:line-break/>cela que nous l</text:span><text:span text:style-name="T19">ad</text:span><text:span text:style-name="T18">euons appelle</text:span><text:span text:style-name="T19">ra</text:span><text:span text:style-name="T18">ussi bien qu</text:span><text:span text:style-name="T19">els<text:line-break/></text:span><text:span text:style-name="T18">Printemps, la </text:span><text:span text:style-name="T19">sit</text:span><text:span text:style-name="T18">ison des guerres de l'année</text:span><text:span text:style-name="T19">.</text:span><text:span text:style-name="T18"> </text:span><text:span text:style-name="T19">Un</text:span><text:span text:style-name="T18">e<text:line-break/>faut donc point sl</text:span><text:span text:style-name="T19">e</text:span><text:span text:style-name="T18">sinerueille</text:span><text:span text:style-name="T19">r</text:span><text:span text:style-name="T18">, si alors</text:span><text:span text:style-name="T19">,</text:span><text:span text:style-name="T18"> il</text:span><text:span text:style-name="T19"> </text:span><text:span text:style-name="T18">se</text:span><text:span text:style-name="T19"> </text:span><text:span text:style-name="T18">fait<text:line-break/>tant de Tonnerres, &amp; si plusieurs Tempestes font<text:line-break/>. excitées dans l’Air, puisque de part &amp; d’autre le<text:line-break/>Ciel se trouble par vne guerre ambigu</text:span><text:span text:style-name="T19">ë</text:span><text:span text:style-name="T18">, de</text:span><text:span text:style-name="T19">ca,</text:span><text:span text:style-name="T18">par<text:line-break/>les flàme</text:span><text:span text:style-name="T19">s</text:span><text:span text:style-name="T18">, &amp; de</text:span><text:span text:style-name="T19">-</text:span><text:span text:style-name="T18">l</text:span><text:span text:style-name="T19">à,</text:span><text:span text:style-name="T18"> par les Vents meslangez auec<text:line-break/>l</text:span><text:span text:style-name="T19">’</text:span><text:span text:style-name="T18">eau</text:span><text:span text:style-name="T19">.</text:span></text:p>
      <text:p text:style-name="Texte_20_du_20_corps"><text:span text:style-name="T18">Cela s'appelle rechercher la Nature des Fou</text:span><text:span text:style-name="T19">-<text:line-break/></text:span><text:span text:style-name="T18">. dre</text:span><text:span text:style-name="T19">r</text:span><text:span text:style-name="T18"> </text:span><text:span text:style-name="T19">&amp;</text:span><text:span text:style-name="T18"> voir de prés leurs effets merueilleux,&amp; non<text:line-break/>pas e</text:span><text:span text:style-name="T19">u</text:span><text:span text:style-name="T18"> feuilletant les vers des vieux Toscans</text:span><text:span text:style-name="T19">,</text:span><text:span text:style-name="T18"> s</text:span><text:span text:style-name="T19">’</text:span><text:span text:style-name="T18">en</text:span><text:span text:style-name="T19">-<text:line-break/></text:span><text:span text:style-name="T18">querir inutilement des signes qui peuuent estre<text:line-break/>donnez de l'obscure volonté des Dieux, pou</text:span><text:span text:style-name="T19">rv</text:span><text:span text:style-name="T18">oir<text:line-break/>de quel costé sera</text:span><text:span text:style-name="T19"> </text:span><text:span text:style-name="T18">venu</text:span><text:span text:style-name="T19"> </text:span><text:span text:style-name="T18">le feu volant par l'air</text:span><text:span text:style-name="T19">,</text:span><text:span text:style-name="T18"> &amp;<text:line-break/>en quel endroit il sera porté : comment il aura pe</text:span><text:span text:style-name="T19">-<text:line-break/></text:span><text:span text:style-name="T24">netr</text:span><text:span text:style-name="T25">é,</text:span><text:span text:style-name="T24"> &amp; y ayant exercé sa tyrannie s</text:span><text:span text:style-name="T25">ie</text:span><text:span text:style-name="T24">n sera volé</text:span></text:p>
      <text:p text:style-name="P11"><text:span text:style-name="T23">i7d</text:span><text:span text:style-name="T24"> </text:span><text:span text:style-name="T25">L</text:span><text:span text:style-name="T24">E </text:span><text:span text:style-name="T25">VI.</text:span><text:span text:style-name="T24"> L</text:span><text:span text:style-name="T25">I</text:span><text:span text:style-name="T24">VRE </text:span><text:span text:style-name="T25">DEL</text:span><text:span text:style-name="T24">vCR</text:span><text:span text:style-name="T25">ECE.<text:line-break/></text:span><text:span text:style-name="T18">ailleurs e</text:span><text:span text:style-name="T19">nf</text:span><text:span text:style-name="T18">eu, </text:span><text:span text:style-name="T19">&amp;</text:span><text:span text:style-name="T18"> comment les coups qu’</text:span><text:span text:style-name="T19">il</text:span><text:span text:style-name="T18"> pousse<text:line-break/>du Cie</text:span><text:span text:style-name="T19">lp</text:span><text:span text:style-name="T18">e</text:span><text:span text:style-name="T19">u</text:span><text:span text:style-name="T18">uent estre nuisibles</text:span><text:span text:style-name="T19">.</text:span><text:span text:style-name="T18"> Que</text:span><text:span text:style-name="T19"> </text:span><text:span text:style-name="T18">si </text:span><text:span text:style-name="T19">I</text:span><text:span text:style-name="T18">upiter&amp;<text:line-break/>les autres Dieux e</text:span><text:span text:style-name="T19">lb</text:span><text:span text:style-name="T18">ianlent les Palais Célestes par<text:line-break/>V</text:span><text:span text:style-name="T19">u </text:span><text:span text:style-name="T18">bruit</text:span><text:span text:style-name="T19"> </text:span><text:span text:style-name="T18">effroyable , &amp; que les feuxToient lancez<text:line-break/>en tous lieux où leur volonté les destine ; pour-<text:line-break/>q</text:span><text:span text:style-name="T19">u</text:span><text:span text:style-name="T18">oy </text:span><text:span text:style-name="T19">n</text:span><text:span text:style-name="T18">e font-ils pas que les Impies qui ne </text:span><text:span text:style-name="T19">fe</text:span><text:span text:style-name="T18"> sont<text:line-break/>point desendus</text:span><text:span text:style-name="T19"> </text:span><text:span text:style-name="T18">des crimes d</text:span><text:span text:style-name="T19">e</text:span><text:span text:style-name="T18">testables , exhalent<text:line-break/>l</text:span><text:span text:style-name="T19">e</text:span><text:span text:style-name="T18">s flàmes du Tonnerre d’</text:span><text:span text:style-name="T19">v</text:span><text:span text:style-name="T18">n sein percé de leurs<text:line-break/>coup</text:span><text:span text:style-name="T19">s</text:span><text:span text:style-name="T18">, afin de donner a</text:span><text:span text:style-name="T19">u</text:span><text:span text:style-name="T18">x autres Hommes v</text:span><text:span text:style-name="T19">a<text:line-break/></text:span><text:span text:style-name="T18">exemple d'</text:span><text:span text:style-name="T19">u</text:span><text:span text:style-name="T18">n seu</text:span><text:span text:style-name="T19">e</text:span><text:span text:style-name="T18">re ch</text:span><text:span text:style-name="T19">a</text:span><text:span text:style-name="T18">stiment </text:span><text:span text:style-name="T19">î</text:span><text:span text:style-name="T18"> Mais qu’au l</text:span><text:span text:style-name="T19">i</text:span><text:span text:style-name="T18">e</text:span><text:span text:style-name="T19">u<text:line-break/></text:span><text:span text:style-name="T24">de </text:span><text:span text:style-name="T18">cel</text:span><text:span text:style-name="T19">a,</text:span><text:span text:style-name="T18"> des personnes innocentes se trouuen</text:span><text:span text:style-name="T19">t</text:span><text:span text:style-name="T18"> en-<text:line-break/></text:span><text:span text:style-name="T19">u</text:span><text:span text:style-name="T18">eloppées dans les flàme</text:span><text:span text:style-name="T19">s</text:span><text:span text:style-name="T18">, &amp; sont deuo</text:span><text:span text:style-name="T19">i</text:span><text:span text:style-name="T18">ées par<text:line-break/>les feux du Ciel </text:span><text:span text:style-name="T19">?</text:span><text:span text:style-name="T18"> Pourquoy les </text:span><text:span text:style-name="T19">j</text:span><text:span text:style-name="T18">ettent-ils sou</text:span><text:span text:style-name="T19">-<text:line-break/>r</text:span><text:span text:style-name="T18">ient en des lieux solitaire</text:span><text:span text:style-name="T19">s</text:span><text:span text:style-name="T18">, en se donnant tant de<text:line-break/>peines</text:span><text:span text:style-name="T19"> </text:span><text:span text:style-name="T18">inutiles</text:span><text:span text:style-name="T19">?</text:span><text:span text:style-name="T18"> Est-ce pour exercer leurs bras</text:span><text:span text:style-name="T19">,</text:span><text:span text:style-name="T18"> </text:span><text:span text:style-name="T19">&amp;<text:line-break/></text:span><text:span text:style-name="T18">pour fortifier leurs membres</text:span><text:span text:style-name="T19">?</text:span><text:span text:style-name="T18"> D</text:span><text:span text:style-name="T19">’</text:span><text:span text:style-name="T18">où vient qu</text:span><text:span text:style-name="T19">'il<text:line-break/></text:span><text:span text:style-name="T18">endurent que les traits du P</text:span><text:span text:style-name="T19">c</text:span><text:span text:style-name="T18">re </text:span><text:span text:style-name="T19">c</text:span><text:span text:style-name="T18">eleste sont<text:line-break/>émoussez </text:span><text:span text:style-name="T19">f</text:span><text:span text:style-name="T18">u</text:span><text:span text:style-name="T19">r</text:span><text:span text:style-name="T18"> la Terre </text:span><text:span text:style-name="T19">?</text:span><text:span text:style-name="T18"> Po</text:span><text:span text:style-name="T19">u</text:span><text:span text:style-name="T18">rquoy le souff</text:span><text:span text:style-name="T19">r</text:span><text:span text:style-name="T18">e-t-il<text:line-break/></text:span><text:span text:style-name="T19">I</text:span><text:span text:style-name="T18">uy-me</text:span><text:span text:style-name="T19">f</text:span><text:span text:style-name="T18">m</text:span><text:span text:style-name="T19">c</text:span><text:span text:style-name="T18"> </text:span><text:span text:style-name="T19">1</text:span><text:span text:style-name="T18"> Et pourquoy </text:span><text:span text:style-name="T19">e</text:span><text:span text:style-name="T18">spargn</text:span><text:span text:style-name="T19">e-</text:span><text:span text:style-name="T18">t</text:span><text:span text:style-name="T19">-</text:span><text:span text:style-name="T18">il s</text:span><text:span text:style-name="T19">c</text:span><text:span text:style-name="T18">s traits<text:line-break/>contre ses propres ennemis</text:span><text:span text:style-name="T19">!</text:span><text:span text:style-name="T18"> Enfi</text:span><text:span text:style-name="T19">n,</text:span><text:span text:style-name="T18"> pourquoy lu</text:span><text:span text:style-name="T19">-<text:line-break/>p</text:span><text:span text:style-name="T18">it</text:span><text:span text:style-name="T19">e</text:span><text:span text:style-name="T18">r ne lanc</text:span><text:span text:style-name="T19">e</text:span><text:span text:style-name="T18">-t</text:span><text:span text:style-name="T19">-</text:span><text:span text:style-name="T18">il</text:span><text:span text:style-name="T19"> </text:span><text:span text:style-name="T18">iamais</text:span><text:span text:style-name="T19"> </text:span><text:span text:style-name="T18">s</text:span><text:span text:style-name="T19">im </text:span><text:span text:style-name="T18">foudre</text:span><text:span text:style-name="T19"> </text:span><text:span text:style-name="T18">sur l</text:span><text:span text:style-name="T19">a</text:span><text:span text:style-name="T18"> Terre,<text:line-break/>&amp;</text:span><text:span text:style-name="T19"> </text:span><text:span text:style-name="T18">pourquoy ne fait</text:span><text:span text:style-name="T19">-</text:span><text:span text:style-name="T18">il</text:span><text:span text:style-name="T19"> p</text:span><text:span text:style-name="T18">oint</text:span><text:span text:style-name="T19">t</text:span><text:span text:style-name="T18">onner, quand</text:span><text:span text:style-name="T19"> </text:span><text:span text:style-name="T18">leCi</text:span><text:span text:style-name="T19">c</text:span><text:span text:style-name="T18">l<text:line-break/></text:span><text:span text:style-name="T24">est </text:span><text:span text:style-name="T18">serain </text:span><text:span text:style-name="T19">?</text:span><text:span text:style-name="T18"> Ne</text:span><text:span text:style-name="T19">st-e</text:span><text:span text:style-name="T18">e poin</text:span><text:span text:style-name="T19">t</text:span><text:span text:style-name="T18"> qu’il attend de des</text:span><text:span text:style-name="T19">e</text:span><text:span text:style-name="T18">ei</text:span><text:span text:style-name="T19">a</text:span><text:span text:style-name="T18">.<text:line-break/>dre</text:span><text:span text:style-name="T19">,</text:span><text:span text:style-name="T18"> iu</text:span><text:span text:style-name="T19">f</text:span><text:span text:style-name="T18">ques à ce qu’il y ait</text:span><text:span text:style-name="T19"> </text:span><text:span text:style-name="T18">des Nuées éleuée</text:span><text:span text:style-name="T19">se</text:span><text:span text:style-name="T18">n<text:line-break/></text:span><text:span text:style-name="T19">J</text:span><text:span text:style-name="T18">'</text:span><text:span text:style-name="T19">aie</text:span><text:span text:style-name="T18">, afin que de là il assene mieux ses coups? Pour</text:span><text:span text:style-name="T19">-<text:line-break/>2u</text:span><text:span text:style-name="T18">el sujet les pousse-t-il sur</text:span><text:span text:style-name="T19"> </text:span><text:span text:style-name="T18">la</text:span><text:span text:style-name="T19"> </text:span><text:span text:style-name="T18">Mer </text:span><text:span text:style-name="T19">?</text:span><text:span text:style-name="T18"> V</text:span><text:span text:style-name="T19">e</text:span><text:span text:style-name="T18">ut-il </text:span><text:span text:style-name="T19">c</text:span><text:span text:style-name="T18">ha</text:span><text:span text:style-name="T19">-<text:line-break/></text:span><text:span text:style-name="T18">i</text:span><text:span text:style-name="T19">c</text:span><text:span text:style-name="T18">r</text:span><text:span text:style-name="T19"> </text:span><text:span text:style-name="T18">les </text:span><text:span text:style-name="T19">fl</text:span><text:span text:style-name="T18">ots, ou corriger la masse humide , </text:span><text:span text:style-name="T19">&amp;</text:span><text:span text:style-name="T18"> pu</text:span><text:span text:style-name="T19">-<text:line-break/></text:span><text:span text:style-name="T18">nir les champs submergez </text:span><text:span text:style-name="T19">?</text:span><text:span text:style-name="T18"> Q</text:span><text:span text:style-name="T19">u</text:span><text:span text:style-name="T18">e s’il veut que nous<text:line-break/></text:span><text:span text:style-name="T19">c</text:span><text:span text:style-name="T18">ui</text:span><text:span text:style-name="T19">r</text:span><text:span text:style-name="T18">ions son foudre, pourq</text:span><text:span text:style-name="T19">u</text:span><text:span text:style-name="T18">oy ne</text:span><text:span text:style-name="T19">sa</text:span><text:span text:style-name="T18">it</text:span><text:span text:style-name="T19">-i</text:span><text:span text:style-name="T18">l pas</text:span><text:span text:style-name="T19"> </text:span><text:span text:style-name="T18">que<text:line-break/>nous le puissions voir quand il part de</text:span><text:span text:style-name="T19"> </text:span><text:span text:style-name="T18">ses</text:span><text:span text:style-name="T19"> </text:span><text:span text:style-name="T18">mains</text:span><text:span text:style-name="T19">?<text:line-break/></text:span><text:span text:style-name="T18">Que s’il veut opp</text:span><text:span text:style-name="T19">r</text:span><text:span text:style-name="T18">imer de son feu ceu</text:span><text:span text:style-name="T19">xq</text:span><text:span text:style-name="T18">uin</text:span><text:span text:style-name="T19">'u<text:line-break/></text:span><text:span text:style-name="T18">pensent pa</text:span><text:span text:style-name="T19">s</text:span><text:span text:style-name="T18">, pourquoy fait</text:span><text:span text:style-name="T19">-</text:span><text:span text:style-name="T18">il tonner du costé que<text:line-break/>nous le poi</text:span><text:span text:style-name="T19">nt</text:span><text:span text:style-name="T18">ons éuit</text:span><text:span text:style-name="T19">e</text:span><text:span text:style-name="T18">r </text:span><text:span text:style-name="T19">î</text:span><text:span text:style-name="T18"> </text:span><text:span text:style-name="T19">D</text:span><text:span text:style-name="T18">’où vient qu’i</text:span><text:span text:style-name="T19">l</text:span><text:span text:style-name="T18"> enuoy</text:span><text:span text:style-name="T19">i</text:span><text:span text:style-name="T18">e<text:line-break/>a</text:span><text:span text:style-name="T19">u</text:span><text:span text:style-name="T18">paratia</text:span><text:span text:style-name="T19">ut a</text:span><text:span text:style-name="T18">le</text:span><text:span text:style-name="T19">ste</text:span><text:span text:style-name="T18">nebre</text:span><text:span text:style-name="T19">s</text:span><text:span text:style-name="T18">, des fr</text:span><text:span text:style-name="T19">e</text:span><text:span text:style-name="T18">missem</text:span><text:span text:style-name="T19">e</text:span><text:span text:style-name="T18">ns </text:span><text:span text:style-name="T19">&amp; </text:span><text:span text:style-name="T18">des</text:span></text:p>
      <text:p text:style-name="P11"><text:span text:style-name="T36">LE</text:span><text:span text:style-name="T37"> </text:span><text:span text:style-name="T36">VI.</text:span><text:span text:style-name="T37">L</text:span><text:span text:style-name="T36">i</text:span><text:span text:style-name="T37">vRE DE </text:span><text:span text:style-name="T36">Lv</text:span><text:span text:style-name="T37">C</text:span><text:span text:style-name="T36">REcE?</text:span><text:span text:style-name="T37"> </text:span><text:span text:style-name="T36">275<text:line-break/></text:span><text:span text:style-name="T18">murmures? Et comment pourrez-vous croi</text:span><text:span text:style-name="T19">r</text:span><text:span text:style-name="T18">e qu’il<text:line-break/>le iette en mefme temps en plusieurs endroits? </text:span><text:span text:style-name="T37">ou<text:line-break/></text:span><text:span text:style-name="T18">bien </text:span><text:span text:style-name="T19">os</text:span><text:span text:style-name="T18">erez</text:span><text:span text:style-name="T19">*</text:span><text:span text:style-name="T18"> vous contester qu’il ne </text:span><text:span text:style-name="T19">s’e</text:span><text:span text:style-name="T18">s</text:span><text:span text:style-name="T19">t</text:span><text:span text:style-name="T18"> iamais fait<text:line-break/>que plusieurs coups ayent esté lancez tout à la fo</text:span><text:span text:style-name="T19">ls<text:line-break/></text:span><text:span text:style-name="T18">de diuers co</text:span><text:span text:style-name="T19">llez</text:span><text:span text:style-name="T18"> ? Cela pourtant est arriu</text:span><text:span text:style-name="T19">e</text:span><text:span text:style-name="T18"> bien<text:line-break/></text:span><text:span text:style-name="T19">s</text:span><text:span text:style-name="T18">ouuent</text:span><text:span text:style-name="T19">,&amp;i</text:span><text:span text:style-name="T18">l est necess</text:span><text:span text:style-name="T19">a</text:span><text:span text:style-name="T18">ire que plusieurs foudres<text:line-break/>tombent encore en mesme temps en diuers lieux,<text:line-break/>comme les orages &amp; les pluyes. Enfi</text:span><text:span text:style-name="T19">n</text:span><text:span text:style-name="T18">, pourquoy<text:line-break/>ren</text:span><text:span text:style-name="T19">u</text:span><text:span text:style-name="T18">erse-t-il de son foudre,</text:span><text:span text:style-name="T19">l</text:span><text:span text:style-name="T18">es Temples des Dieux<text:line-break/>im</text:span><text:span text:style-name="T19">mo</text:span><text:span text:style-name="T18">rtels, sans espargne</text:span><text:span text:style-name="T19">t</text:span><text:span text:style-name="T18"> ses bell</text:span><text:span text:style-name="T19">es</text:span><text:span text:style-name="T18"> maisons &amp; les<text:line-break/>simulacres des Dieu</text:span><text:span text:style-name="T19">x,</text:span><text:span text:style-name="T18"> qui sont si bien trauaillez</text:span><text:span text:style-name="T19">j<text:line-break/></text:span><text:span text:style-name="T18">Et pourquoy par</text:span><text:span text:style-name="T19"> </text:span><text:span text:style-name="T18">vn</text:span><text:span text:style-name="T19">ev</text:span><text:span text:style-name="T18">iolente</text:span><text:span text:style-name="T19"> </text:span><text:span text:style-name="T18">play</text:span><text:span text:style-name="T19">o</text:span><text:span text:style-name="T18"> </text:span><text:span text:style-name="T19">,</text:span><text:span text:style-name="T18"> deshonore-<text:line-break/>t-il ses propres images</text:span><text:span text:style-name="T19">!</text:span><text:span text:style-name="T18"> Pourquoy voyons-nous<text:line-break/>aussi qu</text:span><text:span text:style-name="T19">’</text:span><text:span text:style-name="T18">i</text:span><text:span text:style-name="T19">l</text:span><text:span text:style-name="T18"> attaque le</text:span><text:span text:style-name="T19"> </text:span><text:span text:style-name="T18">plus souuent les lieux éleuez,<text:line-break/></text:span><text:span text:style-name="T19">&amp;</text:span><text:span text:style-name="T18"> que d’ordinaire les traces de </text:span><text:span text:style-name="T19">f</text:span><text:span text:style-name="T18">on</text:span><text:span text:style-name="T19"> </text:span><text:span text:style-name="T18">feu paraissent<text:line-break/></text:span><text:span text:style-name="T19">F</text:span><text:span text:style-name="T18">ur les hautes montagnes ?</text:span></text:p>
      <text:p text:style-name="Texte_20_du_20_corps"><text:span text:style-name="T18">Pour ce qui nous reste à dire sur ce s</text:span><text:span text:style-name="T19">illet</text:span><text:span text:style-name="T18">, il est </text:span><text:span text:style-name="T19">i<text:line-break/></text:span><text:span text:style-name="T18">facile à connoistre de toutes ces chose</text:span><text:span text:style-name="T19">s</text:span><text:span text:style-name="T18">, par quel </text:span><text:span text:style-name="T19">1<text:line-break/></text:span><text:span text:style-name="T18">moyen tombe dans la </text:span><text:span text:style-name="T19">rn</text:span><text:span text:style-name="T18">e</text:span><text:span text:style-name="T19">sa</text:span><text:span text:style-name="T18">c</text:span><text:span text:style-name="T19">e</text:span><text:span text:style-name="T18"> que les Grecs appel</text:span><text:span text:style-name="T19">-</text:span><text:span text:style-name="T18"> </text:span><text:span text:style-name="T105">C<text:line-break/></text:span><text:span text:style-name="T18">lent Prestere</text:span><text:span text:style-name="T19">s</text:span><text:span text:style-name="T18">, d'un nom tiré de </text:span><text:span text:style-name="T19">E</text:span><text:span text:style-name="T18">on effet: car i</text:span><text:span text:style-name="T19">l</text:span><text:span text:style-name="T105">1<text:line-break/></text:span><text:span text:style-name="T18">arriue par fois qu'une espece d</text:span><text:span text:style-name="T19">ec</text:span><text:span text:style-name="T18">olomne descend<text:line-break/>du Ciel</text:span><text:span text:style-name="T19"> </text:span><text:span text:style-name="T18">dans</text:span><text:span text:style-name="T19"> </text:span><text:span text:style-name="T18">la Mer, autour de laquelle s</text:span><text:span text:style-name="T19">’</text:span><text:span text:style-name="T18">enflent<text:line-break/>comme en bouillonnant les vag</text:span><text:span text:style-name="T19">u</text:span><text:span text:style-name="T18">es agitées par le<text:line-break/>vent ; de sorte que si les Na</text:span><text:span text:style-name="T19">u</text:span><text:span text:style-name="T18">ires </text:span><text:span text:style-name="T19">s’y</text:span><text:span text:style-name="T18"> tro</text:span><text:span text:style-name="T19">u</text:span><text:span text:style-name="T18">uoient<text:line-break/></text:span><text:span text:style-name="T19">f</text:span><text:span text:style-name="T18">ur</text:span><text:span text:style-name="T19">p</text:span><text:span text:style-name="T18">rise</text:span><text:span text:style-name="T19">s,</text:span><text:span text:style-name="T18"> elles seroient </text:span><text:span text:style-name="T19">e</text:span><text:span text:style-name="T18">n grand danger de perl</text:span><text:span text:style-name="T19">e.</text:span></text:p>
      <text:p text:style-name="Texte_20_du_20_corps"><text:span text:style-name="T19">.</text:span><text:span text:style-name="T18"> Cela s</text:span><text:span text:style-name="T19">e</text:span><text:span text:style-name="T18"> fait q</text:span><text:span text:style-name="T19">u</text:span><text:span text:style-name="T18">elquesfoi</text:span><text:span text:style-name="T19">s</text:span><text:span text:style-name="T18"> , quand le vent n</text:span><text:span text:style-name="T19">’</text:span><text:span text:style-name="T18">a pas as</text:span><text:span text:style-name="T19">-<text:line-break/>sez</text:span><text:span text:style-name="T18"> de force pou</text:span><text:span text:style-name="T19">t</text:span><text:span text:style-name="T18"> dissoudre la nuée à laquelle il s</text:span><text:span text:style-name="T19">’</text:span><text:span text:style-name="T18">est<text:line-break/>attaché</text:span><text:span text:style-name="T19">:</text:span><text:span text:style-name="T18"> m</text:span><text:span text:style-name="T19">ar</text:span><text:span text:style-name="T18">s il l'abbat de forte qu’dle deuient<text:line-break/>en forme de colomne qui tombe peu à peu du Ciel<text:line-break/>dans la Me</text:span><text:span text:style-name="T19">r</text:span><text:span text:style-name="T18">, comme si quelque chose estoit preci-<text:line-break/>pité</text:span><text:span text:style-name="T19">e</text:span><text:span text:style-name="T18"> de haut en bas par vn eff</text:span><text:span text:style-name="T19">o</text:span><text:span text:style-name="T18">rt de la main &amp; du<text:line-break/>bra</text:span><text:span text:style-name="T19">s</text:span><text:span text:style-name="T18">, &amp; quelle sestendit si</text:span><text:span text:style-name="T19">i</text:span><text:span text:style-name="T18">r les eaux</text:span><text:span text:style-name="T19">.</text:span><text:span text:style-name="T18"> Quand cette<text:line-break/>nuée vient à se rompr</text:span><text:span text:style-name="T19">e,</text:span><text:span text:style-name="T18"> la furie du vent se iette si</text:span><text:span text:style-name="T19">i</text:span><text:span text:style-name="T18">r<text:line-break/>la Mer </text:span><text:span text:style-name="T20">5</text:span><text:span text:style-name="T21"> </text:span><text:span text:style-name="T20">Se</text:span><text:span text:style-name="T18"> trouble merueille</text:span><text:span text:style-name="T19">u</text:span><text:span text:style-name="T18">sement ses flots</text:span><text:span text:style-name="T19">.</text:span><text:span text:style-name="T18"> Car</text:span></text:p>
      <text:p text:style-name="P11"><text:span text:style-name="T24">LE </text:span><text:span text:style-name="T18">VI</text:span><text:span text:style-name="T19">.</text:span><text:span text:style-name="T18"> </text:span><text:span text:style-name="T25">L</text:span><text:span text:style-name="T24">IV</text:span><text:span text:style-name="T25">RE</text:span><text:span text:style-name="T24"> DE LvcRECE</text:span><text:span text:style-name="T25">.</text:span><text:span text:style-name="T24"> </text:span><text:span text:style-name="T19">a7y<text:line-break/></text:span><text:span text:style-name="T18">l’espace est ouuert,</text:span><text:span text:style-name="T19">q</text:span><text:span text:style-name="T18">uand nous sommes esleuez en<text:line-break/>quelque haute situation. D'ailleur</text:span><text:span text:style-name="T19">s,</text:span><text:span text:style-name="T18"> les vestemens<text:line-break/>estendus sur le bord de la Me</text:span><text:span text:style-name="T19">r.</text:span><text:span text:style-name="T18"> lesquels attirent<text:line-break/>beaucoup d’humidité, montrent que la Nature en<text:line-break/>attire aussi vn</text:span><text:span text:style-name="T19">e</text:span><text:span text:style-name="T18"> infinité de petits corp</text:span><text:span text:style-name="T19">s.</text:span><text:span text:style-name="T18"> Il semble<text:line-break/>à plus forte raifon qu’il </text:span><text:span text:style-name="T19">s’e</text:span><text:span text:style-name="T18">n </text:span><text:span text:style-name="T19">c</text:span><text:span text:style-name="T18">sleu</text:span><text:span text:style-name="T19">c</text:span><text:span text:style-name="T18"> plusieurs de l'a</text:span><text:span text:style-name="T19">-<text:line-break/></text:span><text:span text:style-name="T18">gitation de la Mer pour a</text:span><text:span text:style-name="T19">cc</text:span><text:span text:style-name="T18">roistre les nuées : &amp;<text:line-break/>nous voyons que de toutes les ri</text:span><text:span text:style-name="T19">u</text:span><text:span text:style-name="T18">ieres,&amp; d</text:span><text:span text:style-name="T19">e</text:span><text:span text:style-name="T18"> la ter-<text:line-break/>re</text:span><text:span text:style-name="T19"> </text:span><text:span text:style-name="T18">mesine</text:span><text:span text:style-name="T19">,</text:span><text:span text:style-name="T18"> il se sousleu</text:span><text:span text:style-name="T19">cd</text:span><text:span text:style-name="T18">es nuages</text:span><text:span text:style-name="T19"> </text:span><text:span text:style-name="T18">&amp;</text:span><text:span text:style-name="T19"> </text:span><text:span text:style-name="T18">des vapeurs<text:line-break/>qui montent en haut</text:span><text:span text:style-name="T19">,c</text:span><text:span text:style-name="T18">omme des haleines cou</text:span><text:span text:style-name="T19">--<text:line-break/>u</text:span><text:span text:style-name="T18">r</text:span><text:span text:style-name="T19">c</text:span><text:span text:style-name="T18">nt le Ciel de leur obscurit</text:span><text:span text:style-name="T19">é</text:span><text:span text:style-name="T18">, &amp; forment les<text:line-break/>nuées en l'air en </text:span><text:span text:style-name="T19">f</text:span><text:span text:style-name="T18">e resserrant ensemble peu à peu</text:span><text:span text:style-name="T19">.<text:line-break/></text:span><text:span text:style-name="T18">Car la chaleur de la region etheré</text:span><text:span text:style-name="T19">e</text:span><text:span text:style-name="T18"> les presse par<text:line-break/>dessus,&amp; les vapeurs à </text:span><text:span text:style-name="T19">fo</text:span><text:span text:style-name="T18">rce de s’épaissir</text:span><text:span text:style-name="T19">,</text:span><text:span text:style-name="T18"> dérobent,<text:line-break/>par dessous l'azur, Cel</text:span><text:span text:style-name="T19">c</text:span><text:span text:style-name="T18">ste. Il </text:span><text:span text:style-name="T19">ar</text:span><text:span text:style-name="T18">riue aussi que</text:span><text:span text:style-name="T19"> </text:span><text:span text:style-name="T18">les<text:line-break/>corps qui font les nu</text:span><text:span text:style-name="T19">è</text:span><text:span text:style-name="T18">es &amp; les broüillar</text:span><text:span text:style-name="T19">s,</text:span><text:span text:style-name="T18"> viennent<text:line-break/>de dehors en la compagnie des autres</text:span><text:span text:style-name="T19">.</text:span><text:span text:style-name="T18"> Car i'ay en</text:span><text:span text:style-name="T19">-<text:line-break/></text:span><text:span text:style-name="T18">seigné que le nombre</text:span><text:span text:style-name="T19"> </text:span><text:span text:style-name="T18">des Principes est innombra</text:span><text:span text:style-name="T19">-<text:line-break/></text:span><text:span text:style-name="T18">ble</text:span><text:span text:style-name="T19">,</text:span><text:span text:style-name="T18"> &amp; que l</text:span><text:span text:style-name="T19">le</text:span><text:span text:style-name="T18">stendu</text:span><text:span text:style-name="T19">c</text:span><text:span text:style-name="T18"> de l’Vniuersest infinie. I'</text:span><text:span text:style-name="T19">a</text:span><text:span text:style-name="T18">y</text:span><text:span text:style-name="T19">;<text:line-break/></text:span><text:span text:style-name="T18">montré auec quelle mobilité </text:span><text:span text:style-name="T19">&amp;</text:span><text:span text:style-name="T18"> promptitude les<text:line-break/>premiers corps ou Atomes font transportez &amp; tra</text:span><text:span text:style-name="T19">-<text:line-break/></text:span><text:span text:style-name="T18">u</text:span><text:span text:style-name="T19">e</text:span><text:span text:style-name="T18">rsent des es</text:span><text:span text:style-name="T19">p</text:span><text:span text:style-name="T18">aces immenses</text:span><text:span text:style-name="T19">.</text:span><text:span text:style-name="T18"> Ce n</text:span><text:span text:style-name="T19">é</text:span><text:span text:style-name="T18">st donc pas<text:line-break/>merueille,si en peu de temps laT</text:span><text:span text:style-name="T19">c</text:span><text:span text:style-name="T18">mp</text:span><text:span text:style-name="T19">e</text:span><text:span text:style-name="T18">st</text:span><text:span text:style-name="T19">e</text:span><text:span text:style-name="T18"> &amp; lesTe</text:span><text:span text:style-name="T19">-<text:line-break/></text:span><text:span text:style-name="T18">nebres répandues d’</text:span><text:span text:style-name="T19">e</text:span><text:span text:style-name="T18">n haut , </text:span><text:span text:style-name="T19">c</text:span><text:span text:style-name="T18">ouurent tant de<text:line-break/>Montagne</text:span><text:span text:style-name="T19">s</text:span><text:span text:style-name="T18">, de T erres &amp; de Mers : pource que de<text:line-break/>tous co</text:span><text:span text:style-name="T19">lle</text:span><text:span text:style-name="T18">z il y a vn</text:span><text:span text:style-name="T19">e</text:span><text:span text:style-name="T18"> entrée &amp; vne </text:span><text:span text:style-name="T19">sia</text:span><text:span text:style-name="T18">rtie pour les<text:line-break/>principes pa</text:span><text:span text:style-name="T19">t</text:span><text:span text:style-name="T18"> toutes les conc</text:span><text:span text:style-name="T19">a</text:span><text:span text:style-name="T18">uitez &amp; tous les sous-<text:line-break/></text:span><text:span text:style-name="T19">p</text:span><text:span text:style-name="T18">i</text:span><text:span text:style-name="T19"> </text:span><text:span text:style-name="T18">t</text:span><text:span text:style-name="T19">au</text:span><text:span text:style-name="T18">x du grand Monde.</text:span></text:p>
      <text:p text:style-name="Texte_20_du_20_corps"><text:span text:style-name="T18">A cette heure ie diray comme l’eau de l</text:span><text:span text:style-name="T19">ap</text:span><text:span text:style-name="T18">l</text:span><text:span text:style-name="T19">u</text:span><text:span text:style-name="T18">ye<text:line-break/></text:span><text:span text:style-name="T24">se </text:span><text:span text:style-name="T18">forme dans les Nue</text:span><text:span text:style-name="T19">s</text:span><text:span text:style-name="T18">, &amp; comme la pl</text:span><text:span text:style-name="T19">uye</text:span><text:span text:style-name="T18"> tombe<text:line-break/></text:span><text:span text:style-name="T19">F</text:span><text:span text:style-name="T18">u</text:span><text:span text:style-name="T19">r</text:span><text:span text:style-name="T18"> la Terre. Premierement , ie prouueray par des<text:line-break/>raisons inuincibles que plusieurs semences d</text:span><text:span text:style-name="T19">’</text:span><text:span text:style-name="T18">e</text:span><text:span text:style-name="T19">au<text:line-break/></text:span><text:span text:style-name="T18">s'assemblent de toutes parts auec les nuées </text:span><text:span text:style-name="T19">,</text:span><text:span text:style-name="T18"> &amp;<text:line-break/>qu</text:span><text:span text:style-name="T19">’a</text:span><text:span text:style-name="T18">insi les nuées &amp;</text:span><text:span text:style-name="T19"> </text:span><text:span text:style-name="T18">l’e</text:span><text:span text:style-name="T19">a</text:span><text:span text:style-name="T18">u croissent l'une auec </text:span><text:span text:style-name="T19">l'au-</text:span></text:p>
      <text:p text:style-name="P11"><text:span text:style-name="T19">2</text:span><text:span text:style-name="T18">7</text:span><text:span text:style-name="T19">S</text:span><text:span text:style-name="T18"> </text:span><text:span text:style-name="T19">L</text:span><text:span text:style-name="T18"> </text:span><text:span text:style-name="T19">E</text:span><text:span text:style-name="T18"> V</text:span><text:span text:style-name="T19">I</text:span><text:span text:style-name="T18">. </text:span><text:span text:style-name="T19">L</text:span><text:span text:style-name="T18"> i V </text:span><text:span text:style-name="T19">R</text:span><text:span text:style-name="T18"> E DE Lvc</text:span><text:span text:style-name="T19">RECE?<text:line-break/></text:span><text:span text:style-name="T18">treeomme nostre corps s'augmente </text:span><text:span text:style-name="T19">a</text:span><text:span text:style-name="T18">uec le </text:span><text:span text:style-name="T19">s</text:span><text:span text:style-name="T18">ing,<text:line-break/>la s</text:span><text:span text:style-name="T19">oc</text:span><text:span text:style-name="T18">ur,&amp; toute l’humidité qt</text:span><text:span text:style-name="T19">n</text:span><text:span text:style-name="T18"> est dans nous Les<text:line-break/>nuages con</text:span><text:span text:style-name="T19">c</text:span><text:span text:style-name="T18">oiuent aussi beaucoup d’eau de la Me</text:span><text:span text:style-name="T19">r,<text:line-break/></text:span><text:span text:style-name="T18">quand les vents les portent sur les plaines h</text:span><text:span text:style-name="T19">u</text:span><text:span text:style-name="T18">mi-<text:line-break/>d</text:span><text:span text:style-name="T19">c</text:span><text:span text:style-name="T18">s,commc des toisons de laine suspendues</text:span><text:span text:style-name="T19">.</text:span><text:span text:style-name="T18"> Pa</text:span><text:span text:style-name="T19">rl</text:span><text:span text:style-name="T18">a<text:line-break/>me</text:span><text:span text:style-name="T19">f</text:span><text:span text:style-name="T18">me raison , il </text:span><text:span text:style-name="T19">r'</text:span><text:span text:style-name="T18">ef</text:span><text:span text:style-name="T19">le</text:span><text:span text:style-name="T18">ue de toutes les riuieres<text:line-break/>beaucoup d’ea</text:span><text:span text:style-name="T19">u</text:span><text:span text:style-name="T18"> qui monte aux nu</text:span><text:span text:style-name="T19">e</text:span><text:span text:style-name="T18">s : &amp; l</text:span><text:span text:style-name="T19">à</text:span><text:span text:style-name="T18">, quand<text:line-break/>plusieurs semences d’humidité se sont assemblées<text:line-break/>de </text:span><text:span text:style-name="T19">r</text:span><text:span text:style-name="T18">outes parts en plusieurs manieres</text:span><text:span text:style-name="T19">.</text:span><text:span text:style-name="T18"> estant amas</text:span><text:span text:style-name="T19">-<text:line-break/></text:span><text:span text:style-name="T18">fées par la </text:span><text:span text:style-name="T19">fo</text:span><text:span text:style-name="T18">rce </text:span><text:span text:style-name="T19">dt,</text:span><text:span text:style-name="T18"> </text:span><text:span text:style-name="T19">v</text:span><text:span text:style-name="T18">ent,elles essayent doublement<text:line-break/>à</text:span><text:span text:style-name="T19"> </text:span><text:span text:style-name="T18">se descharger de l</text:span><text:span text:style-name="T19">e</text:span><text:span text:style-name="T18">ur fardeau</text:span><text:span text:style-name="T19">.</text:span><text:span text:style-name="T18"> Car d'un costé le<text:line-break/>Vent les press</text:span><text:span text:style-name="T19">e</text:span><text:span text:style-name="T18">, &amp; d'autre part la quantité des<text:line-break/>broüillars amassez les presse aussi &amp; les resserre<text:line-break/>d’en haut , &amp; fait co</text:span><text:span text:style-name="T19">ul</text:span><text:span text:style-name="T18">er les pluyes</text:span><text:span text:style-name="T19">.</text:span><text:span text:style-name="T18"> D'ailleurs,<text:line-break/>quand les nuages </text:span><text:span text:style-name="T19">f</text:span><text:span text:style-name="T18">e rarefient par les vents.o</text:span><text:span text:style-name="T19">u</text:span><text:span text:style-name="T18"> qu</text:span><text:span text:style-name="T19">’</text:span><text:span text:style-name="T18">ils<text:line-break/>ie dissoluent estant frappez par les rayons du </text:span><text:span text:style-name="T21">S0-<text:line-break/></text:span><text:span text:style-name="T18">l</text:span><text:span text:style-name="T19">e</text:span><text:span text:style-name="T18">i</text:span><text:span text:style-name="T19">l.</text:span><text:span text:style-name="T18">ils enuoyent vne humidité</text:span><text:span text:style-name="T19"> </text:span><text:span text:style-name="T18">pltiuieuse,&amp; s</text:span><text:span text:style-name="T19">ed</text:span><text:span text:style-name="T18">i-<text:line-break/>stilent comme la cire qui fe fond à la chaleur du<text:line-break/>feu</text:span><text:span text:style-name="T19">.</text:span><text:span text:style-name="T18"> Mais</text:span><text:span text:style-name="T19"> </text:span><text:span text:style-name="T18">la grosse pluye se fai</text:span><text:span text:style-name="T19">t</text:span><text:span text:style-name="T18">, quand les nuages<text:line-break/>amoncelez se pressent par leur propre amas, &amp; par<text:line-break/>l</text:span><text:span text:style-name="T19">’</text:span><text:span text:style-name="T18">impetuosité du vent</text:span><text:span text:style-name="T19">,</text:span><text:span text:style-name="T18"> or les pluyes ont acco</text:span><text:span text:style-name="T19">u</text:span><text:span text:style-name="T18">stu</text:span><text:span text:style-name="T19">-<text:line-break/></text:span><text:span text:style-name="T18">iné de retenir long-temps les hommes enfermez a<text:line-break/>la maison , quand il y a beaucoup de s</text:span><text:span text:style-name="T19">e</text:span><text:span text:style-name="T18">mences<text:line-break/>d</text:span><text:span text:style-name="T19">le</text:span><text:span text:style-name="T18">au</text:span><text:span text:style-name="T19">.</text:span><text:span text:style-name="T18">qu’</text:span><text:span text:style-name="T19">fl</text:span><text:span text:style-name="T18"> y a des broüillars &amp; des nuages distilans<text:line-break/>qui suru</text:span><text:span text:style-name="T19">ie</text:span><text:span text:style-name="T18">nnent les </text:span><text:span text:style-name="T19">U</text:span><text:span text:style-name="T18">ns sur les autres,qu’il en arriue<text:line-break/>de tous les collez, &amp;que la terre fumante exhale<text:line-break/>derechefla</text:span><text:span text:style-name="T19"> </text:span><text:span text:style-name="T18">mesm</text:span><text:span text:style-name="T19">eh</text:span><text:span text:style-name="T18">umeur</text:span><text:span text:style-name="T19">.</text:span><text:span text:style-name="T18"> D</text:span><text:span text:style-name="T19">el</text:span><text:span text:style-name="T18">à</text:span><text:span text:style-name="T19">,</text:span><text:span text:style-name="T18"> quand le Soleil<text:line-break/>reluit d'une lumiere qui se répand sur le nuage op-<text:line-break/>pos</text:span><text:span text:style-name="T19">e</text:span><text:span text:style-name="T18"> parmy l</text:span><text:span text:style-name="T19">'o</text:span><text:span text:style-name="T18">b</text:span><text:span text:style-name="T19">s</text:span><text:span text:style-name="T18">curité de la tempest</text:span><text:span text:style-name="T19">e</text:span><text:span text:style-name="T18">, alors le<text:line-break/></text:span><text:span text:style-name="T99">:</text:span><text:span text:style-name="T18"> f</text:span><text:span text:style-name="T19">o</text:span><text:span text:style-name="T18">rment </text:span><text:span text:style-name="T19">fin </text:span><text:span text:style-name="T18">s</text:span><text:span text:style-name="T19">i&gt;</text:span><text:span text:style-name="T18">n ép</text:span><text:span text:style-name="T19">a</text:span><text:span text:style-name="T18">isseu</text:span><text:span text:style-name="T19">r</text:span><text:span text:style-name="T18">, l</text:span><text:span text:style-name="T19">e</text:span><text:span text:style-name="T18">s couleurs de l'arc<text:line-break/>en Ciel</text:span><text:span text:style-name="T19">.</text:span><text:span text:style-name="T18"> Les autres choses qui v</text:span><text:span text:style-name="T19">i</text:span><text:span text:style-name="T18">ennent,&amp; qui sont<text:line-break/>produites au dessus de nous</text:span><text:span text:style-name="T19">,</text:span><text:span text:style-name="T18"> &amp; toutes celles qui<text:line-break/>font dans</text:span><text:span text:style-name="T19"> </text:span><text:span text:style-name="T18">les nues</text:span><text:span text:style-name="T19">,</text:span><text:span text:style-name="T18"> la neig</text:span><text:span text:style-name="T19">e</text:span><text:span text:style-name="T18"> </text:span><text:span text:style-name="T19">,</text:span><text:span text:style-name="T18"> les vents</text:span><text:span text:style-name="T19">,</text:span><text:span text:style-name="T18"> l</text:span><text:span text:style-name="T19">ag</text:span><text:span text:style-name="T18">r</text:span><text:span text:style-name="T19">efle</text:span><text:span text:style-name="T18">, les<text:line-break/>bruines </text:span><text:span text:style-name="T19">f</text:span><text:span text:style-name="T18">roide</text:span><text:span text:style-name="T19">s</text:span><text:span text:style-name="T18">, &amp;</text:span><text:span text:style-name="T19"> </text:span><text:span text:style-name="T18">la grande </text:span><text:span text:style-name="T19">fo</text:span><text:span text:style-name="T18">rce de la gelée qui</text:span></text:p>
      <text:p text:style-name="P11"><text:span text:style-name="T37">LE VL LIVRE D</text:span><text:span text:style-name="T36">x</text:span><text:span text:style-name="T37"> Lv</text:span><text:span text:style-name="T36">CRi</text:span><text:span text:style-name="T37">c</text:span><text:span text:style-name="T36">E;</text:span><text:span text:style-name="T37"> </text:span><text:span text:style-name="T20">279<text:line-break/></text:span><text:span text:style-name="T19">.</text:span><text:span text:style-name="T18"> endurcit les eau</text:span><text:span text:style-name="T19">x,</text:span><text:span text:style-name="T18"> &amp; atteste si souuent le courant<text:line-break/></text:span><text:span text:style-name="T19">d</text:span><text:span text:style-name="T18">es riuieres, sont faciles à examiner ,&amp; nous pou</text:span><text:span text:style-name="T19">-<text:line-break/></text:span><text:span text:style-name="T18">uons voir bien aisément comme toutes ces choses-<text:line-break/>là se font,</text:span><text:span text:style-name="T19">&amp;</text:span><text:span text:style-name="T18"> pourquoy elles sont produites, quand<text:line-break/>nons connoistrons à quels Principes elles se dos</text:span><text:span text:style-name="T19">-<text:line-break/></text:span><text:span text:style-name="T18">uent rapporter</text:span><text:span text:style-name="T19">.</text:span></text:p>
      <text:p text:style-name="Texte_20_du_20_corps"><text:span text:style-name="T18">Escoutez maintenant quelles raisons il y a du<text:line-break/>mouuement de la Terre</text:span><text:span text:style-name="T19">.</text:span><text:span text:style-name="T18"> Supposez en premier lieu<text:line-break/>que dessus &amp; dessous,&amp;de </text:span><text:span text:style-name="T19">r</text:span><text:span text:style-name="T18">outes parts elle est pl</text:span><text:span text:style-name="T19">e</text:span><text:span text:style-name="T18">i-<text:line-break/>ne de vents &amp; de cauernes, qu’d</text:span><text:span text:style-name="T19">l</text:span><text:span text:style-name="T18">e contient en son<text:line-break/>sein plusieurs lacs &amp;</text:span><text:span text:style-name="T19"> </text:span><text:span text:style-name="T18">beaucoup de fondrières par</text:span><text:span text:style-name="T19">-<text:line-break/></text:span><text:span text:style-name="T18">my des rochers brisez, &amp; que sous terre, il y a vn<text:line-break/>• grand nombre de fleuues cachez qui roulent leurs<text:line-break/>eaux entre des pierres submergéesxa</text:span><text:span text:style-name="T19">ri</text:span><text:span text:style-name="T18">l est croy</text:span><text:span text:style-name="T19">a</text:span><text:span text:style-name="T18">-<text:line-break/>ble que de tous costez elle est semblable à elle-<text:line-break/>mesme. Cela donc supposé , la Terre tremble au<text:line-break/>dessu</text:span><text:span text:style-name="T19">s,</text:span><text:span text:style-name="T18"> quand elle est e</text:span><text:span text:style-name="T19">so</text:span><text:span text:style-name="T18">ranl</text:span><text:span text:style-name="T19">e</text:span><text:span text:style-name="T18">e au dessous par de<text:line-break/>grandes ruines que</text:span><text:span text:style-name="T19"> </text:span><text:span text:style-name="T18">Page</text:span><text:span text:style-name="T19"> </text:span><text:span text:style-name="T18">renuerse au fonds des </text:span><text:span text:style-name="T21">ca-<text:line-break/></text:span><text:span text:style-name="T18">uernes s</text:span><text:span text:style-name="T19">p</text:span><text:span text:style-name="T18">acieuses : car il y tombe des montagnes<text:line-break/>entiere</text:span><text:span text:style-name="T19">s</text:span><text:span text:style-name="T18">, &amp; pat cette cheute soudaine</text:span><text:span text:style-name="T19">,</text:span><text:span text:style-name="T18"> le tremble</text:span><text:span text:style-name="T19">-<text:line-break/></text:span><text:span text:style-name="T18">ment en court de tous costez,&amp; cela tres-n</text:span><text:span text:style-name="T19">a</text:span><text:span text:style-name="T18">ture</text:span><text:span text:style-name="T19">I</text:span><text:span text:style-name="T18">-<text:line-break/>lemen</text:span><text:span text:style-name="T19">t</text:span><text:span text:style-name="T18">, puisque les maisons b</text:span><text:span text:style-name="T19">a</text:span><text:span text:style-name="T18">stie</text:span><text:span text:style-name="T19">s</text:span><text:span text:style-name="T18"> sur les rue</text:span><text:span text:style-name="T19">s<text:line-break/></text:span><text:span text:style-name="T18">tremblent biesi par le bruit des charrettes qui ne<text:line-break/>sont pas chargées d'un grand fardeau , &amp; ne tres</text:span><text:span text:style-name="T19">-<text:line-break/></text:span><text:span text:style-name="T18">saillent pas moins quand les cheuaux genereux en</text:span><text:span text:style-name="T19">-<text:line-break/></text:span><text:span text:style-name="T18">traisnent les rou</text:span><text:span text:style-name="T19">é</text:span><text:span text:style-name="T18">s serrées des chariots</text:span><text:span text:style-name="T19">.</text:span><text:span text:style-name="T18"> Il arriu</text:span><text:span text:style-name="T19">e<text:line-break/></text:span><text:span text:style-name="T18">aussi que le temps ayant </text:span><text:span text:style-name="T19">sé</text:span><text:span text:style-name="T18">paré de sa place vne<text:line-break/>grosse motte de terre qui tombe dans vne mare<text:line-break/></text:span><text:span text:style-name="T19">s</text:span><text:span text:style-name="T18">pacieus</text:span><text:span text:style-name="T19">e,</text:span><text:span text:style-name="T18"> l</text:span><text:span text:style-name="T19">'e</text:span><text:span text:style-name="T18">au rejailli</text:span><text:span text:style-name="T19">t</text:span><text:span text:style-name="T18">, &amp; le </text:span><text:span text:style-name="T19">c</text:span><text:span text:style-name="T18">ertain tremble to</text:span><text:span text:style-name="T19">ut<text:line-break/></text:span><text:span text:style-name="T18">autour : de mesme qu'une tonne pleine d</text:span><text:span text:style-name="T19">’</text:span><text:span text:style-name="T18">e</text:span><text:span text:style-name="T19">a</text:span><text:span text:style-name="T18">u, ne<text:line-break/></text:span><text:span text:style-name="T19">Ip</text:span><text:span text:style-name="T18">eut demeurer ferme sur la terre,</text:span><text:span text:style-name="T19">s</text:span><text:span text:style-name="T18">i la liqueur qu</text:span><text:span text:style-name="T19">’d</text:span><text:span text:style-name="T18">-<text:line-break/>e contient ne cesse dlestre agitée au dedans par<text:line-break/>vn flottement incertain</text:span><text:span text:style-name="T19">.</text:span><text:span text:style-name="T18"> De plus,</text:span><text:span text:style-name="T19">q</text:span><text:span text:style-name="T18">uand parmy les<text:line-break/></text:span><text:span text:style-name="T19">c</text:span><text:span text:style-name="T18">on</text:span><text:span text:style-name="T19">c</text:span><text:span text:style-name="T18">auite</text:span><text:span text:style-name="T19">z</text:span><text:span text:style-name="T18"> de la Terre, le</text:span><text:span text:style-name="T19"> </text:span><text:span text:style-name="T18">vent est ramassé &amp; se</text:span></text:p>
      <text:p text:style-name="P11"><text:span text:style-name="T20">280</text:span><text:span text:style-name="T18"> LE </text:span><text:span text:style-name="T19">VI</text:span><text:span text:style-name="T18">. LIVR</text:span><text:span text:style-name="T19">E</text:span><text:span text:style-name="T18"> D</text:span><text:span text:style-name="T19">'u</text:span><text:span text:style-name="T18"> </text:span><text:span text:style-name="T19">L</text:span><text:span text:style-name="T18">vcR</text:span><text:span text:style-name="T19">ECE.<text:line-break/></text:span><text:span text:style-name="T18">portant vers quelque costé</text:span><text:span text:style-name="T19">,</text:span><text:span text:style-name="T18"> presse les cauernes prc</text:span><text:span text:style-name="T19">&gt;-<text:line-break/></text:span><text:span text:style-name="T18">fondes aue</text:span><text:span text:style-name="T19">c</text:span><text:span text:style-name="T18"> beaucoup de violence ; la Terre incli</text:span><text:span text:style-name="T19">-<text:line-break/></text:span><text:span text:style-name="T18">ne o</text:span><text:span text:style-name="T19">u </text:span><text:span text:style-name="T18">la force du vent la porte: &amp;</text:span><text:span text:style-name="T19"> </text:span><text:span text:style-name="T18">d’autant plus<text:line-break/>que les edif</text:span><text:span text:style-name="T19">i</text:span><text:span text:style-name="T18">ce</text:span><text:span text:style-name="T19">s</text:span><text:span text:style-name="T18"> son</text:span><text:span text:style-name="T19">té</text:span><text:span text:style-name="T18">leuez sur </text:span><text:span text:style-name="T19">f</text:span><text:span text:style-name="T18">a surface</text:span><text:span text:style-name="T19">,a</text:span><text:span text:style-name="T18">ussi me-<text:line-break/>nac</text:span><text:span text:style-name="T19">e</text:span><text:span text:style-name="T18">nt</text:span><text:span text:style-name="T19">-</text:span><text:span text:style-name="T18">ils d'une plus grande cheut</text:span><text:span text:style-name="T19">e</text:span><text:span text:style-name="T18">, &amp; les poutres<text:line-break/>panchen</text:span><text:span text:style-name="T19">t</text:span><text:span text:style-name="T18">, &amp; font entrai</text:span><text:span text:style-name="T19">f</text:span><text:span text:style-name="T18">nées du mesme costé</text:span><text:span text:style-name="T19">.</text:span><text:span text:style-name="T18"> Et<text:line-break/>aprés cela,</text:span><text:span text:style-name="T19">l</text:span><text:span text:style-name="T18">es Hommes doiuent</text:span><text:span text:style-name="T19">-</text:span><text:span text:style-name="T18">ils ne pas cro</text:span><text:span text:style-name="T19">i</text:span><text:span text:style-name="T18">re<text:line-break/>que le Monde sera quelque iour détr</text:span><text:span text:style-name="T19">u</text:span><text:span text:style-name="T18">it , voyant la<text:line-break/>masse de la Terre tellement esoranlé</text:span><text:span text:style-name="T19">e</text:span><text:span text:style-name="T18">, que </text:span><text:span text:style-name="T21">si les<text:line-break/>vents ne se</text:span><text:span text:style-name="T18"> relaschoient</text:span><text:span text:style-name="T19"> </text:span><text:span text:style-name="T18">de leur violenc</text:span><text:span text:style-name="T19">e</text:span><text:span text:style-name="T18">, rien ne<text:line-break/>la pourroit empescher de peri</text:span><text:span text:style-name="T19">tî</text:span><text:span text:style-name="T18"> Mais pource que<text:line-break/>ces vents se relaschent &amp; se renfermé</text:span><text:span text:style-name="T19">e</text:span><text:span text:style-name="T18"> alternatiue</text:span><text:span text:style-name="T19">-<text:line-break/>m</text:span><text:span text:style-name="T18">ent,</text:span><text:span text:style-name="T19">i</text:span><text:span text:style-name="T18">ls reuiennent aussi pa</text:span><text:span text:style-name="T19">t</text:span><text:span text:style-name="T18"> fois comme en foule,<text:line-break/>&amp; par fois se retirent</text:span><text:span text:style-name="T19">,</text:span><text:span text:style-name="T18"> estant repoussez </text:span><text:span text:style-name="T20">;</text:span><text:span text:style-name="T21"> la Terre à<text:line-break/>cause</text:span><text:span text:style-name="T18"> de cela, menace plus s</text:span><text:span text:style-name="T19">o</text:span><text:span text:style-name="T18">uuent de ruine, qu</text:span><text:span text:style-name="T19">’</text:span><text:span text:style-name="T18">d-<text:line-break/></text:span><text:span text:style-name="T19">l</text:span><text:span text:style-name="T18">e n’en fait. Car elle incline </text:span><text:span text:style-name="T19">&amp;</text:span><text:span text:style-name="T18"> retourne en arri</text:span><text:span text:style-name="T19">è</text:span><text:span text:style-name="T18">r</text:span><text:span text:style-name="T19">e</text:span><text:span text:style-name="T18">:<text:line-break/></text:span><text:span text:style-name="T19">&amp;</text:span><text:span text:style-name="T18"> puis en se laissant aller sur son propre poids, elle<text:line-break/></text:span><text:span text:style-name="T21">se remet en</text:span><text:span text:style-name="T18"> sa place</text:span><text:span text:style-name="T19">.</text:span><text:span text:style-name="T18"> Pour cette raison donc tous<text:line-break/>les édifices tremblen</text:span><text:span text:style-name="T19">t</text:span><text:span text:style-name="T18">, les plus éleuez plus que les<text:line-break/>mediocr</text:span><text:span text:style-name="T19">e</text:span><text:span text:style-name="T18">s, ceux</text:span><text:span text:style-name="T19">-</text:span><text:span text:style-name="T18">cy plus que les plus ba</text:span><text:span text:style-name="T19">s</text:span><text:span text:style-name="T18">,</text:span><text:span text:style-name="T19">&amp;</text:span><text:span text:style-name="T18"> les plus<text:line-break/>bas fort peu</text:span><text:span text:style-name="T19">.</text:span><text:span text:style-name="T18"><text:tab/></text:span><text:span text:style-name="T19">3</text:span></text:p>
      <text:p text:style-name="Texte_20_du_20_corps"><text:span text:style-name="T18">Voi</text:span><text:span text:style-name="T19">c</text:span><text:span text:style-name="T18">y encore vne cause de ce grand tr</text:span><text:span text:style-name="T19">ern</text:span><text:span text:style-name="T18">ble-<text:line-break/>rnen</text:span><text:span text:style-name="T19">t</text:span><text:span text:style-name="T18">, quand le vent auec vn</text:span><text:span text:style-name="T19">e</text:span><text:span text:style-name="T18"> certaine force puis</text:span><text:span text:style-name="T19">-<text:line-break/>l'</text:span><text:span text:style-name="T18">ante des souff</text:span><text:span text:style-name="T19">r</text:span><text:span text:style-name="T18">es qui viennent de dehors, ou qui<text:line-break/>naissent de la Terre , se iette dans les lieux c</text:span><text:span text:style-name="T19">ar</text:span><text:span text:style-name="T18">ier</text:span><text:span text:style-name="T19">-<text:line-break/></text:span><text:span text:style-name="T18">ne</text:span><text:span text:style-name="T19">u</text:span><text:span text:style-name="T18">x,&amp; fremit impet</text:span><text:span text:style-name="T19">u</text:span><text:span text:style-name="T18">eusem</text:span><text:span text:style-name="T19">e</text:span><text:span text:style-name="T18">nt p</text:span><text:span text:style-name="T19">a</text:span><text:span text:style-name="T18">rmy les Antres<text:line-break/>spacieux</text:span><text:span text:style-name="T19">.</text:span><text:span text:style-name="T18"> Puis quand la force du vent </text:span><text:span text:style-name="T19">r'</text:span><text:span text:style-name="T18">est portée<text:line-break/>de tous costez, elle est contrainte de fortir dehors</text:span><text:span text:style-name="T19">,<text:line-break/></text:span><text:span text:style-name="T18">&amp; fait vne grande ouu</text:span><text:span text:style-name="T19">e</text:span><text:span text:style-name="T18">rt</text:span><text:span text:style-name="T19">ure</text:span><text:span text:style-name="T18">, en separant la </text:span><text:span text:style-name="T19">Te</text:span><text:span text:style-name="T18">rre<text:line-break/>d'une enorme profondeur</text:span><text:span text:style-name="T19">.</text:span><text:span text:style-name="T18"> Ce qui arriua autresfois<text:line-break/>en</text:span><text:span text:style-name="T19"> </text:span><text:span text:style-name="T18">la Ville de Sidon basti</text:span><text:span text:style-name="T19">eparl</text:span><text:span text:style-name="T18">es </text:span><text:span text:style-name="T19">Ty</text:span><text:span text:style-name="T18">riens,&amp; en<text:line-break/>celle d’</text:span><text:span text:style-name="T19">E</text:span><text:span text:style-name="T18">gire</text:span><text:span text:style-name="T19"> </text:span><text:span text:style-name="T18">dans</text:span><text:span text:style-name="T19"> </text:span><text:span text:style-name="T18">le</text:span><text:span text:style-name="T19"> </text:span><text:span text:style-name="T18">Pelopones</text:span><text:span text:style-name="T19">e</text:span><text:span text:style-name="T18">, lesquelles villes<text:line-break/>ont esté renuer</text:span><text:span text:style-name="T19">f</text:span><text:span text:style-name="T18">é</text:span><text:span text:style-name="T19">cs</text:span><text:span text:style-name="T18">, p</text:span><text:span text:style-name="T19">at</text:span><text:span text:style-name="T18"> ces violente</text:span><text:span text:style-name="T19">s</text:span><text:span text:style-name="T18"> sorties de<text:line-break/>vents</text:span><text:span text:style-name="T19">,</text:span><text:span text:style-name="T18"> &amp; ces tr</text:span><text:span text:style-name="T19">e</text:span><text:span text:style-name="T18">mble</text:span><text:span text:style-name="T19">rn</text:span><text:span text:style-name="T18">ens de terre inopine</text:span><text:span text:style-name="T19">z</text:span><text:span text:style-name="T18"> : plu-</text:span></text:p>
      <text:p text:style-name="P11"><text:span text:style-name="T124">Lb</text:span><text:span text:style-name="T18"> </text:span><text:span text:style-name="T19">VI</text:span><text:span text:style-name="T18">. LIVRE DE </text:span><text:span text:style-name="T19">LvCREcE,</text:span><text:span text:style-name="T18"> 28</text:span><text:span text:style-name="T19">1<text:line-break/></text:span><text:span text:style-name="T18">sieurs murailles en font tombées de mes</text:span><text:span text:style-name="T19">i</text:span><text:span text:style-name="T18">ne</text:span><text:span text:style-name="T19">,</text:span><text:span text:style-name="T18"> </text:span><text:span text:style-name="T19">&amp;<text:line-break/></text:span><text:span text:style-name="T18">plusieurs Villes en ont esté </text:span><text:span text:style-name="T19">a</text:span><text:span text:style-name="T18">bysmé</text:span><text:span text:style-name="T19">c</text:span><text:span text:style-name="T18">s dans la Mer<text:line-break/>auec leurs Citoyens</text:span><text:span text:style-name="T19">.</text:span><text:span text:style-name="T18"> Que si les souff</text:span><text:span text:style-name="T19">r</text:span><text:span text:style-name="T18">es ne sortent<text:line-break/>point de furi</text:span><text:span text:style-name="T19">e</text:span><text:span text:style-name="T18">, ils fe dispersent par les frequentes<text:line-break/>ouuertures de la Terr</text:span><text:span text:style-name="T19">e</text:span><text:span text:style-name="T18">, &amp; luy causent </text:span><text:span text:style-name="T19">y</text:span><text:span text:style-name="T18">ne espece<text:line-break/>de frisson &amp; de tremblemen</text:span><text:span text:style-name="T19">t</text:span><text:span text:style-name="T18">,comme le froid </text:span><text:span text:style-name="T19">il</text:span><text:span text:style-name="T18"> la<text:line-break/>fi</text:span><text:span text:style-name="T19">è</text:span><text:span text:style-name="T18">vre lequel se glisse dans nos membres pat les po</text:span><text:span text:style-name="T19">-<text:line-break/></text:span><text:span text:style-name="T18">res </text:span><text:span text:style-name="T19">,</text:span><text:span text:style-name="T18"> leur cause le </text:span><text:span text:style-name="T19">f</text:span><text:span text:style-name="T18">r</text:span><text:span text:style-name="T19">e</text:span><text:span text:style-name="T18">missemnen</text:span><text:span text:style-name="T19">t</text:span><text:span text:style-name="T20">,</text:span><text:span text:style-name="T21"> </text:span><text:span text:style-name="T20">&amp;</text:span><text:span text:style-name="T21"> les</text:span><text:span text:style-name="T18"> contraint<text:line-break/>de trembler</text:span><text:span text:style-name="T19">.</text:span><text:span text:style-name="T18"> Les Villes sont donc effroyées par<text:line-break/>Vn</text:span><text:span text:style-name="T19">e</text:span><text:span text:style-name="T18"> terreur incertaine</text:span><text:span text:style-name="T19">i</text:span><text:span text:style-name="T18">les Hommes craignent d’en<text:line-break/>haut la cheute des toict</text:span><text:span text:style-name="T19">s</text:span><text:span text:style-name="T20">,</text:span><text:span text:style-name="T21"> &amp; d</text:span><text:span text:style-name="T20">’</text:span><text:span text:style-name="T21">en</text:span><text:span text:style-name="T18"> bas ils appreh</text:span><text:span text:style-name="T19">c</text:span><text:span text:style-name="T18">n</text:span><text:span text:style-name="T19">-<text:line-break/></text:span><text:span text:style-name="T18">dent</text:span><text:span text:style-name="T19"> </text:span><text:span text:style-name="T18">que la Nature ne fasse ouurir en v</text:span><text:span text:style-name="T19">n</text:span><text:span text:style-name="T18"> instant les<text:line-break/>profondes </text:span><text:span text:style-name="T19">c</text:span><text:span text:style-name="T18">auerne</text:span><text:span text:style-name="T19">sd</text:span><text:span text:style-name="T18">e la Terre, </text:span><text:span text:style-name="T19">&amp;</text:span><text:span text:style-name="T18"> qu</text:span><text:span text:style-name="T19">’</text:span><text:span text:style-name="T18">elle ne dila-<text:line-break/>te vne gueule b</text:span><text:span text:style-name="T19">e</text:span><text:span text:style-name="T18">ante pour engloutir confusément<text:line-break/>les hommes au</text:span><text:span text:style-name="T19">ec</text:span><text:span text:style-name="T18"> les ruines des maisons.C’est pour</text:span><text:span text:style-name="T19">-<text:line-break/>.</text:span><text:span text:style-name="T18">quoy bien qu’ils estiment que</text:span><text:span text:style-name="T19"> </text:span><text:span text:style-name="T18">le Ciel &amp;</text:span><text:span text:style-name="T19"> </text:span><text:span text:style-name="T18">la Terre<text:line-break/>sont tellement incorruptibles</text:span><text:span text:style-name="T19">,</text:span><text:span text:style-name="T18"> qu</text:span><text:span text:style-name="T19">’</text:span><text:span text:style-name="T18">i</text:span><text:span text:style-name="T19">l</text:span><text:span text:style-name="T18">s doiuent tous-<text:line-break/>jours durer: toutesfois, le grand peril qu</text:span><text:span text:style-name="T19">’</text:span><text:span text:style-name="T18">ils ont in-<text:line-break/>c</text:span><text:span text:style-name="T19">e</text:span><text:span text:style-name="T18">ssamment deuant les yeu</text:span><text:span text:style-name="T19">x</text:span><text:span text:style-name="T18">, les incite mesmes à<text:line-break/>craindre que la Terre ne</text:span><text:span text:style-name="T19"> </text:span><text:span text:style-name="T18">se dérobe sous leurs pas,<text:line-break/>. pour tomber dens l'aby</text:span><text:span text:style-name="T19"> </text:span><text:span text:style-name="T18">sine auec toute la masse de<text:line-break/></text:span><text:span text:style-name="T19">r</text:span><text:span text:style-name="T18">Vn</text:span><text:span text:style-name="T19">i</text:span><text:span text:style-name="T18">uers qui ne feroit plus qu'une ruine confuse</text:span><text:span text:style-name="T19">.</text:span></text:p>
      <text:p text:style-name="Texte_20_du_20_corps"><text:span text:style-name="T18">Mainte nant il faut rendre la raison pourquoy la<text:line-break/>Mer n'a point d'accroissemen</text:span><text:span text:style-name="T19">t</text:span><text:span text:style-name="T18"> Premierement</text:span><text:span text:style-name="T19">,</text:span><text:span text:style-name="T18">on </text:span><text:span text:style-name="T19">'<text:line-break/>f</text:span><text:span text:style-name="T18">esto</text:span><text:span text:style-name="T19">nn</text:span><text:span text:style-name="T18">e que la Nature ne l</text:span><text:span text:style-name="T19">'</text:span><text:span text:style-name="T18">augmente </text:span><text:span text:style-name="T19">p</text:span><text:span text:style-name="T18">oint,puis</text:span><text:span text:style-name="T19">&lt;<text:line-break/>,</text:span><text:span text:style-name="T18"> qu’il y</text:span><text:span text:style-name="T19"> </text:span><text:span text:style-name="T18">a</text:span><text:span text:style-name="T19"> </text:span><text:span text:style-name="T18">vn</text:span><text:span text:style-name="T19"> </text:span><text:span text:style-name="T18">si mer</text:span><text:span text:style-name="T19">u</text:span><text:span text:style-name="T18">eilleux concours de toutes les</text:span><text:span text:style-name="T19">]<text:line-break/></text:span><text:span text:style-name="T18">eaux,&amp; que tous les Fle</text:span><text:span text:style-name="T19">u</text:span><text:span text:style-name="T18">ue</text:span><text:span text:style-name="T19">sd</text:span><text:span text:style-name="T18">u Monde y abordent<text:line-break/>de toutes parts.Adioustez-y les pl</text:span><text:span text:style-name="T19">u</text:span><text:span text:style-name="T18">yes</text:span><text:span text:style-name="T19"> &amp;</text:span><text:span text:style-name="T18"> les tem-<text:line-break/>pestes errantes qui se répandent sur toutes les<text:line-break/>Mers </text:span><text:span text:style-name="T19">,</text:span><text:span text:style-name="T18"> &amp; arrous</text:span><text:span text:style-name="T19">e</text:span><text:span text:style-name="T18">nt la Terre : adioustez-</text:span><text:span text:style-name="T19">y</text:span><text:span text:style-name="T18"> les </text:span><text:span text:style-name="T19">s</text:span><text:span text:style-name="T18">on-<text:line-break/></text:span><text:span text:style-name="T19">r</text:span><text:span text:style-name="T18">aines , si toutesfoi</text:span><text:span text:style-name="T19">s,</text:span><text:span text:style-name="T18"> vous comparez toutes ces<text:line-break/>choses auec</text:span><text:span text:style-name="T19"> </text:span><text:span text:style-name="T18">le grand corps de la Mer</text:span><text:span text:style-name="T19">, </text:span><text:span text:style-name="T18">à peine se</text:span><text:span text:style-name="T19">-<text:line-break/></text:span><text:span text:style-name="T18">ront</text:span><text:span text:style-name="T19">-</text:span><text:span text:style-name="T18">elles plus capables de l'augmente</text:span><text:span text:style-name="T19">t,</text:span><text:span text:style-name="T18">que</text:span><text:span text:style-name="T19"> </text:span><text:span text:style-name="T18">seroit<text:line-break/></text:span><text:span text:style-name="T19">U</text:span><text:span text:style-name="T18">ne seule gou</text:span><text:span text:style-name="T19">r</text:span><text:span text:style-name="T18">e d’eau. Ce n</text:span><text:span text:style-name="T19">le</text:span><text:span text:style-name="T18">st donc pas vn</text:span><text:span text:style-name="T19">e</text:span><text:span text:style-name="T18"> chose</text:span></text:p>
      <text:p text:style-name="P11"><text:span text:style-name="T25">2</text:span><text:span text:style-name="T24">8</text:span><text:span text:style-name="T25">2</text:span><text:span text:style-name="T24"> LE </text:span><text:span text:style-name="T25">VL</text:span><text:span text:style-name="T24"> L</text:span><text:span text:style-name="T25">I</text:span><text:span text:style-name="T24">VRE DE LvCR</text:span><text:span text:style-name="T25">ÉCË.<text:line-break/></text:span><text:span text:style-name="T18">merueilleuse,que la</text:span><text:span text:style-name="T19"> </text:span><text:span text:style-name="T18">Mer n</text:span><text:span text:style-name="T19">’</text:span><text:span text:style-name="T18">en recoiue point</text:span><text:span text:style-name="T19"> </text:span><text:span text:style-name="T18">d</text:span><text:span text:style-name="T19">’a</text:span><text:span text:style-name="T18">c</text:span><text:span text:style-name="T19">-<text:line-break/></text:span><text:span text:style-name="T18">croissement</text:span><text:span text:style-name="T19">.</text:span><text:span text:style-name="T18"> D</text:span><text:span text:style-name="T19">a</text:span><text:span text:style-name="T18">uantag</text:span><text:span text:style-name="T19">e</text:span><text:span text:style-name="T18">, le Soleil en distrait vn</text:span><text:span text:style-name="T19">e<text:line-break/></text:span><text:span text:style-name="T18">grande partie par sa chaleur : comme nous voyons<text:line-break/>que des vestemens mo</text:span><text:span text:style-name="T19">u</text:span><text:span text:style-name="T18">illez se desseich</text:span><text:span text:style-name="T19">e</text:span><text:span text:style-name="T18">nt à ses<text:line-break/>rayons</text:span><text:span text:style-name="T19">,</text:span><text:span text:style-name="T18"> or nous voyons que les Mers qui sont en<text:line-break/>grand nombre </text:span><text:span text:style-name="T19">,</text:span><text:span text:style-name="T18"> ont vne étendu</text:span><text:span text:style-name="T19">e</text:span><text:span text:style-name="T18"> meruei</text:span><text:span text:style-name="T19">l</text:span><text:span text:style-name="T18">leu</text:span><text:span text:style-name="T19">le<text:line-break/></text:span><text:span text:style-name="T18">C</text:span><text:span text:style-name="T19">’</text:span><text:span text:style-name="T18">es</text:span><text:span text:style-name="T19">t</text:span><text:span text:style-name="T18"> pourquoy encore que le Soleil n'en attire<text:line-break/>qu'une fort petite partie d'un seul </text:span><text:span text:style-name="T19">e</text:span><text:span text:style-name="T18">ndroit,</text:span><text:span text:style-name="T19">s</text:span><text:span text:style-name="T18">i est-ce<text:line-break/>que l’on peut dire que dans vn si grand espace il en<text:line-break/>oste beaucoup : ioin</text:span><text:span text:style-name="T19">t</text:span><text:span text:style-name="T18">.que les vents qui baloyent<text:line-break/>les plai</text:span><text:span text:style-name="T19">n</text:span><text:span text:style-name="T18">es humides en peuuent enleuer vne bonne<text:line-break/>quantité : puisque dans vne seule nuict nous<text:line-break/>voyons fort souuent les chemins desseichez, &amp; des<text:line-break/>croûtes se former sur la bou</text:span><text:span text:style-name="T19">c,</text:span><text:span text:style-name="T18"> qui estoit molle au-<text:line-break/>parauant. Au reste</text:span><text:span text:style-name="T19">i</text:span><text:span text:style-name="T18">'ay enseigné que les nuées peu-<text:line-break/>uent emporter bien des eaüx de la surface de la<text:line-break/>Me</text:span><text:span text:style-name="T19">r</text:span><text:span text:style-name="T18">, pour les aller épandre en suite par toute la<text:line-break/>Terre quand il pleu</text:span><text:span text:style-name="T19">t</text:span><text:span text:style-name="T18">, &amp; quand les vents portent<text:line-break/>les nuages. Enfi</text:span><text:span text:style-name="T19">n</text:span><text:span text:style-name="T18">, pource que la Terre est compo-<text:line-break/>s</text:span><text:span text:style-name="T19">ec</text:span><text:span text:style-name="T18"> d'un corps poreux ,&amp;que de toutes parts, elle<text:line-break/>en</text:span><text:span text:style-name="T19">c</text:span><text:span text:style-name="T18">eint la Mer de nuage</text:span><text:span text:style-name="T19">s</text:span><text:span text:style-name="T18">, comme l’eau vient de la<text:line-break/>Terre pour</text:span><text:span text:style-name="T19"> </text:span><text:span text:style-name="T18">se iette</text:span><text:span text:style-name="T19">rda</text:span><text:span text:style-name="T18">n</text:span><text:span text:style-name="T19">sl</text:span><text:span text:style-name="T18">a Mer </text:span><text:span text:style-name="T19">.a</text:span><text:span text:style-name="T18">ussi faut-il que<text:line-break/>la</text:span><text:span text:style-name="T19"> </text:span><text:span text:style-name="T18">Me</text:span><text:span text:style-name="T19">r,</text:span><text:span text:style-name="T18"> salée qu’</text:span><text:span text:style-name="T19">d</text:span><text:span text:style-name="T18">le est, s’insinue dans la Terre,<text:line-break/>qu’en se coulant elle y dépose sa saleure , &amp; que<text:line-break/>l’hum</text:span><text:span text:style-name="T19">e</text:span><text:span text:style-name="T18">ur qui demeure courante &amp; se rassemble<text:line-break/>estant deu</text:span><text:span text:style-name="T19">e</text:span><text:span text:style-name="T18">nu</text:span><text:span text:style-name="T19">e</text:span><text:span text:style-name="T18"> eau douce à la teste des riuier</text:span><text:span text:style-name="T19">e</text:span><text:span text:style-name="T18">s</text:span><text:span text:style-name="T19">,<text:line-break/></text:span><text:span text:style-name="T18">coule en suitte sur la Terre d'une fluidité gracieuse<text:line-break/>pour porter f</text:span><text:span text:style-name="T19">e</text:span><text:span text:style-name="T18">s bo</text:span><text:span text:style-name="T19">u</text:span><text:span text:style-name="T18">illons d'un pied humide par la<text:line-break/>Voy</text:span><text:span text:style-name="T19">e</text:span><text:span text:style-name="T18"> qu’dle </text:span><text:span text:style-name="T19">s’e</text:span><text:span text:style-name="T18">s</text:span><text:span text:style-name="T19">t</text:span><text:span text:style-name="T18"> ouuerte vne fois elle-melm</text:span><text:span text:style-name="T19">e.</text:span></text:p>
      <text:p text:style-name="Texte_20_du_20_corps"><text:span text:style-name="T19">I</text:span><text:span text:style-name="T18">e diray maintenant pourquoy les feux sortent<text:line-break/></text:span><text:span text:style-name="T19">q</text:span><text:span text:style-name="T18">uelquesfois en si grande abondance de la gorge<text:line-break/>affreuse du mont Etna : car ce n’est pas vn orage de<text:line-break/>feu qui ait rauag</text:span><text:span text:style-name="T19">é</text:span><text:span text:style-name="T18"> les campagnes de Sicile, &amp; attiré<text:line-break/>l</text:span><text:span text:style-name="T19">’</text:span><text:span text:style-name="T18">estonnement des peuples voisin</text:span><text:span text:style-name="T19">s</text:span><text:span text:style-name="T18">, comme si elle</text:span></text:p>
      <text:p text:style-name="P11"><text:span text:style-name="T18">L E V I. L I v R E </text:span><text:span text:style-name="T19">b</text:span><text:span text:style-name="T18"> </text:span><text:span text:style-name="T20">t</text:span><text:span text:style-name="T18"> L</text:span><text:span text:style-name="T19"> </text:span><text:span text:style-name="T18">v </text:span><text:span text:style-name="T19">e</text:span><text:span text:style-name="T18"> R </text:span><text:span text:style-name="T19">E</text:span><text:span text:style-name="T18"> c </text:span><text:span text:style-name="T21">E</text:span><text:span text:style-name="T20">.</text:span><text:span text:style-name="T18"> </text:span><text:span text:style-name="T19">283<text:line-break/>f</text:span><text:span text:style-name="T18">estoi</text:span><text:span text:style-name="T19">e</text:span><text:span text:style-name="T18"> engendrée tandis que voyant tout l’ai</text:span><text:span text:style-name="T19">r</text:span><text:span text:style-name="T18"> en</text:span><text:span text:style-name="T19">-<text:line-break/></text:span><text:span text:style-name="T18">flammé déclairs </text:span><text:span text:style-name="T19">,</text:span><text:span text:style-name="T18"> ils </text:span><text:span text:style-name="T19">e</text:span><text:span text:style-name="T18">stoient transis d</text:span><text:span text:style-name="T19">e</text:span><text:span text:style-name="T18"> frayeur<text:line-break/>pour ne pouuoir comprendre qu'</text:span><text:span text:style-name="T19">e</text:span><text:span text:style-name="T18">lle innoua</text:span><text:span text:style-name="T19">t</text:span><text:span text:style-name="T18">ion<text:line-break/>des choses la Nature pouuoit machiner</text:span><text:span text:style-name="T19">.</text:span><text:span text:style-name="T18"> En routes<text:line-break/>ces ch</text:span><text:span text:style-name="T19">o</text:span><text:span text:style-name="T18">fes</text:span><text:span text:style-name="T19">,</text:span><text:span text:style-name="T18"> regardez de toutes part</text:span><text:span text:style-name="T19">s,</text:span><text:span text:style-name="T18"> </text:span><text:span text:style-name="T19">&amp;</text:span><text:span text:style-name="T18"> considérez<text:line-break/>en pr</text:span><text:span text:style-name="T19">o</text:span><text:span text:style-name="T18">fondeu</text:span><text:span text:style-name="T19">rj</text:span><text:span text:style-name="T18">en largeur,&amp; en longueur, afin que<text:line-break/>vous vous ressouu</text:span><text:span text:style-name="T19">t</text:span><text:span text:style-name="T18"> niez que la masse vniu</text:span><text:span text:style-name="T19">e</text:span><text:span text:style-name="T18">rselle est<text:line-break/>infiniment estendue</text:span><text:span text:style-name="T19">,</text:span><text:span text:style-name="T18">&amp; que vous considériez co</text:span><text:span text:style-name="T19">rn</text:span><text:span text:style-name="T18">-<text:line-break/>b</text:span><text:span text:style-name="T19">te</text:span><text:span text:style-name="T18">n tout ce monde me</text:span><text:span text:style-name="T19">f</text:span><text:span text:style-name="T18">m</text:span><text:span text:style-name="T19">e</text:span><text:span text:style-name="T18"> est vn</text:span><text:span text:style-name="T19">e</text:span><text:span text:style-name="T18"> tres</text:span><text:span text:style-name="T19">-</text:span><text:span text:style-name="T18">petlte<text:line-break/>partie du grand Tou</text:span><text:span text:style-name="T19">t</text:span><text:span text:style-name="T18">, &amp; quelle petite parcelle de<text:line-break/>toute la Terre est vn homme </text:span><text:span text:style-name="T19">se</text:span><text:span text:style-name="T18">ul</text:span><text:span text:style-name="T19">.</text:span><text:span text:style-name="T18"> Qu</text:span><text:span text:style-name="T19">e</text:span><text:span text:style-name="T18"> si vous<text:line-break/>conceuez bien ma proposition , &amp; que vous la re-<text:line-break/>gardiez attentiuement </text:span><text:span text:style-name="T19">,</text:span><text:span text:style-name="T18"> vous cesserez d'admirer<text:line-break/>beaucoup de choses qui vous surprennent Car qui<text:line-break/></text:span><text:span text:style-name="T19">r'</text:span><text:span text:style-name="T18">estonne parmy nous s'il y a quelqu'un qui sente<text:line-break/>dans ses membres l'ardeur de la fi</text:span><text:span text:style-name="T19">è</text:span><text:span text:style-name="T18">vre,</text:span><text:span text:style-name="T19">on</text:span><text:span text:style-name="T18"> qu</text:span><text:span text:style-name="T19">e</text:span><text:span text:style-name="T18">l-<text:line-break/>qu'aut</text:span><text:span text:style-name="T19">i</text:span><text:span text:style-name="T18">e maladie</text:span><text:span text:style-name="T19">?</text:span><text:span text:style-name="T18"> Les pieds se débilitent en vn in</text:span><text:span text:style-name="T19">-<text:line-break/>st</text:span><text:span text:style-name="T18">ant ,vne douleur aigu</text:span><text:span text:style-name="T19">ë</text:span><text:span text:style-name="T18"> attaque les dents,</text:span><text:span text:style-name="T19">o</text:span><text:span text:style-name="T18">u saisit<text:line-break/>les yeux : Il y a vn s</text:span><text:span text:style-name="T19">e</text:span><text:span text:style-name="T18">u malin qui bru</text:span><text:span text:style-name="T19">sse</text:span><text:span text:style-name="T18"> secrette</text:span><text:span text:style-name="T19">-<text:line-break/></text:span><text:span text:style-name="T18">m</text:span><text:span text:style-name="T19">e</text:span><text:span text:style-name="T18">n</text:span><text:span text:style-name="T19">t</text:span><text:span text:style-name="T18">, &amp; qui se glisse dans quelque parti</text:span><text:span text:style-name="T19">e,</text:span><text:span text:style-name="T18"> pourc</text:span><text:span text:style-name="T19">e<text:line-break/></text:span><text:span text:style-name="T18">que les semences de plusieurs chofes </text:span><text:span text:style-name="T19">r'y</text:span><text:span text:style-name="T18"> recen</text:span><text:span text:style-name="T19">-<text:line-break/></text:span><text:span text:style-name="T18">trent,&amp; que la Terre </text:span><text:span text:style-name="T19">&amp;</text:span><text:span text:style-name="T18"> le Ciel nous apportent as</text:span><text:span text:style-name="T19">-<text:line-break/></text:span><text:span text:style-name="T18">sez de maladie</text:span><text:span text:style-name="T19">s,</text:span><text:span text:style-name="T18"> dont la force croist en nous</text:span><text:span text:style-name="T19">.</text:span><text:span text:style-name="T18"> Il<text:line-break/>f</text:span><text:span text:style-name="T19">a</text:span><text:span text:style-name="T18">ut don</text:span><text:span text:style-name="T19">c</text:span><text:span text:style-name="T18"> croire que toutes choses sont admini-<text:line-break/>strées suffisamment de </text:span><text:span text:style-name="T19">lu</text:span><text:span text:style-name="T18">nf</text:span><text:span text:style-name="T19">i</text:span><text:span text:style-name="T18">ny à la Terre &amp; ad<text:line-break/>Cie</text:span><text:span text:style-name="T19">l.dou</text:span><text:span text:style-name="T18"> la Terre ébranlé</text:span><text:span text:style-name="T19">e</text:span><text:span text:style-name="T18">, puisse trembl</text:span><text:span text:style-name="T19">e</text:span><text:span text:style-name="T18">r </text:span><text:span text:style-name="T19">e</text:span><text:span text:style-name="T18">n vn<text:line-break/>instant</text:span><text:span text:style-name="T19">,</text:span><text:span text:style-name="T18"> d</text:span><text:span text:style-name="T19">’</text:span><text:span text:style-name="T18">où les tourbillons rapides parcourent les<text:line-break/>Terre</text:span><text:span text:style-name="T19">s</text:span><text:span text:style-name="T18"> &amp; la Me</text:span><text:span text:style-name="T19">r</text:span><text:span text:style-name="T18">, le feu sorte a</text:span><text:span text:style-name="T19">t</text:span><text:span text:style-name="T18">iec abondance des<text:line-break/>entrailles du mont Etna</text:span><text:span text:style-name="T19">, </text:span><text:span text:style-name="T18">&amp; le Ciel s'allume d'une<text:line-break/></text:span><text:span text:style-name="T19">;</text:span><text:span text:style-name="T18"> infinité de clarte</text:span><text:span text:style-name="T19">z</text:span><text:span text:style-name="T18">. D</text:span><text:span text:style-name="T19">el</text:span><text:span text:style-name="T18">à vient aussi que les Palais<text:line-break/>Celest</text:span><text:span text:style-name="T19">e</text:span><text:span text:style-name="T18">s sont quelquesfois embra</text:span><text:span text:style-name="T19">s</text:span><text:span text:style-name="T18">ez : &amp; les pl</text:span><text:span text:style-name="T19">u</text:span><text:span text:style-name="T18">yes<text:line-break/>tombent à proportion des semences d'eaux qui </text:span><text:span text:style-name="T19">se<text:line-break/></text:span><text:span text:style-name="T18">font amassées dans les nues</text:span><text:span text:style-name="T19">.</text:span><text:span text:style-name="T18"> Mais dira-</text:span><text:span text:style-name="T19">t-</text:span><text:span text:style-name="T18">on la vio-<text:line-break/>lente ardeur de cé</text:span><text:span text:style-name="T19">t</text:span><text:span text:style-name="T18"> embrasement est exc</text:span><text:span text:style-name="T19">c</text:span><text:span text:style-name="T18">ssiue</text:span><text:span text:style-name="T19">i</text:span></text:p>
      <text:p text:style-name="P11"><text:bookmark-start text:name="bookmark116"/><text:span text:style-name="T85">18</text:span><text:span text:style-name="T84">4 L</text:span><text:span text:style-name="T85">EVLLi</text:span><text:span text:style-name="T84">vRE DE </text:span><text:span text:style-name="T85">LVCREC</text:span><text:span text:style-name="T84">E.</text:span><text:bookmark-end text:name="bookmark116"/></text:p>
      <text:p text:style-name="Texte_20_du_20_corps"><text:span text:style-name="T18">C</text:span><text:span text:style-name="T19">’</text:span><text:span text:style-name="T18">es</text:span><text:span text:style-name="T19">t</text:span><text:span text:style-name="T18"> de la mesme sorte qu'un sseuue</text:span><text:span text:style-name="T19">jq</text:span><text:span text:style-name="T18">u</text:span><text:span text:style-name="T19">i</text:span><text:span text:style-name="T18"> n</text:span><text:span text:style-name="T19">’</text:span><text:span text:style-name="T18">es</text:span><text:span text:style-name="T19">t</text:span><text:span text:style-name="T18"> pas<text:line-break/>grade chose,&amp; pa</text:span><text:span text:style-name="T19">r</text:span><text:span text:style-name="T18">oist neantmoins fort grand à ce</text:span><text:span text:style-name="T19">-<text:line-break/>liiv</text:span><text:span text:style-name="T18"> qui n</text:span><text:span text:style-name="T19">’</text:span><text:span text:style-name="T18">en a point veu d'autre plus grand: &amp; vn<text:line-break/>arbre</text:span><text:span text:style-name="T19">,</text:span><text:span text:style-name="T18"> vn homm</text:span><text:span text:style-name="T19">e</text:span><text:span text:style-name="T18">, &amp; toutes autres choses sembla-<text:line-break/>bles paroissent tre</text:span><text:span text:style-name="T19">s</text:span><text:span text:style-name="T18">-grande</text:span><text:span text:style-name="T19">sàc</text:span><text:span text:style-name="T18">eluy qu</text:span><text:span text:style-name="T19">inle</text:span><text:span text:style-name="T18">n </text:span><text:span text:style-name="T19">ai</text:span><text:span text:style-name="T18">a-<text:line-break/>mais ve</text:span><text:span text:style-name="T19">u</text:span><text:span text:style-name="T18"> de si grandes: quoy que toutes ces choses,<text:line-break/>compris mesme le Cie</text:span><text:span text:style-name="T19">l.</text:span><text:span text:style-name="T18">la Terre,&amp; la Mer,</text:span><text:span text:style-name="T19">n</text:span><text:span text:style-name="T18">e sont<text:line-break/>ri</text:span><text:span text:style-name="T19">e</text:span><text:span text:style-name="T18">n a l’égard de toute la masse de l’Vniuers</text:span><text:span text:style-name="T19">.</text:span></text:p>
      <text:p text:style-name="Texte_20_du_20_corps"><text:span text:style-name="T18">Ie diray maintenant toutesfois par quelle ma-<text:line-break/>niere la flamme animée du mont Etna s’exhale<text:line-break/>auec furie de ses fourneaux spacieux</text:span><text:span text:style-name="T19">.</text:span><text:span text:style-name="T18"> Premiere</text:span><text:span text:style-name="T19">-<text:line-break/></text:span><text:span text:style-name="T18">ment toute la montagne est concaue</text:span><text:span text:style-name="T19">l'</text:span><text:span text:style-name="T18">ousfenue de<text:line-break/>pilastres de cailloux tai</text:span><text:span text:style-name="T19">ll</text:span><text:span text:style-name="T18">ez par les mains de la Na</text:span><text:span text:style-name="T19">-<text:line-break/></text:span><text:span text:style-name="T18">ture</text:span><text:span text:style-name="T19">f</text:span><text:span text:style-name="T18">l y a du vent &amp; de l'aie dans toutes les cau</text:span><text:span text:style-name="T19">e</text:span><text:span text:style-name="T18">r-<text:line-break/>nes. Car</text:span><text:span text:style-name="T19"> </text:span><text:span text:style-name="T18">le vent</text:span><text:span text:style-name="T19"> </text:span><text:span text:style-name="T18">se</text:span><text:span text:style-name="T19"> </text:span><text:span text:style-name="T18">fait</text:span><text:span text:style-name="T19"> </text:span><text:span text:style-name="T18">en tous les lieux où l’air est<text:line-break/>agité</text:span><text:span text:style-name="T19">.</text:span><text:span text:style-name="T18"> Quand il a conceu la chaleur,</text:span><text:span text:style-name="T19">i</text:span><text:span text:style-name="T18">l échauffe tous<text:line-break/>les rochers qui sont autour : &amp; de la Terr</text:span><text:span text:style-name="T19">e</text:span><text:span text:style-name="T18">, &amp; de<text:line-break/>ces rochers échauffez,</text:span><text:span text:style-name="T19">i</text:span><text:span text:style-name="T18">l pousse le f</text:span><text:span text:style-name="T19">e</text:span><text:span text:style-name="T18">u auec ses flam-<text:line-break/>mes promptes : Il s</text:span><text:span text:style-name="T19">’</text:span><text:span text:style-name="T18">éleue,</text:span><text:span text:style-name="T19">&amp;</text:span><text:span text:style-name="T18"> s'élance fort hau</text:span><text:span text:style-name="T19">t</text:span><text:span text:style-name="T18">, ré</text:span><text:span text:style-name="T19">-<text:line-break/></text:span><text:span text:style-name="T18">pand son ardeur bien loi</text:span><text:span text:style-name="T19">n</text:span><text:span text:style-name="T18">, fait éca</text:span><text:span text:style-name="T19">r</text:span><text:span text:style-name="T18">ter la </text:span><text:span text:style-name="T19">C</text:span><text:span text:style-name="T18">en</text:span><text:span text:style-name="T19">-<text:line-break/></text:span><text:span text:style-name="T18">dre , roule vne fumée qui s</text:span><text:span text:style-name="T19">le</text:span><text:span text:style-name="T18">nueloppe d'une é-<text:line-break/>paisse obscurité , &amp; pousse hors</text:span><text:span text:style-name="T19">j</text:span><text:span text:style-name="T18">des pierres d'une<text:line-break/>merueilleuse pesanteur : afin que vous ne doutiez<text:line-break/>point que toutes ces choses ne se fassent par la vio-<text:line-break/>lence du vent. En plusieurs endroits, la Mer va bri-<text:line-break/>fer fes flots aux racines de cette Montagn</text:span><text:span text:style-name="T19">e</text:span><text:span text:style-name="T18">, d’où<text:line-break/>elle fe r</text:span><text:span text:style-name="T19">eb</text:span><text:span text:style-name="T18">ume </text:span><text:span text:style-name="T19">e</text:span><text:span text:style-name="T18">lle-me</text:span><text:span text:style-name="T19">fi</text:span><text:span text:style-name="T18">ne ; &amp; d’où il y a des con-<text:line-break/>caus</text:span><text:span text:style-name="T19">i</text:span><text:span text:style-name="T18">ez q</text:span><text:span text:style-name="T19">nife</text:span><text:span text:style-name="T18"> communiquent par dessous,&amp; mon-<text:line-break/>tent </text:span><text:span text:style-name="T19">J</text:span><text:span text:style-name="T18">usqu'aux derniers soupiraux qui entr’ouurent<text:line-break/>les sommets du Mont</text:span><text:span text:style-name="T19">.</text:span><text:span text:style-name="T18"> Il faut confesser que le vent<text:line-break/>se peut glisser par l</text:span><text:span text:style-name="T19">à</text:span><text:span text:style-name="T18">, &amp; que la Mer qui s</text:span><text:span text:style-name="T19">’</text:span><text:span text:style-name="T18">ouure * en<text:line-break/>ba</text:span><text:span text:style-name="T19">s</text:span><text:span text:style-name="T18">, le contraint de penetrer &amp; de s’exhaler de</text:span><text:span text:style-name="T19">-<text:line-break/></text:span><text:span text:style-name="T18">hors</text:span><text:span text:style-name="T19">j</text:span><text:span text:style-name="T18">d</text:span><text:span text:style-name="T19">’é</text:span><text:span text:style-name="T18">leuer des flammes,</text:span><text:span text:style-name="T19">d’</text:span><text:span text:style-name="T18">élancer des rochers,&amp;<text:line-break/>de former </text:span><text:span text:style-name="T19">d</text:span><text:span text:style-name="T105">/,r</text:span><text:span text:style-name="T18"><text:tab/>•</text:span><text:span text:style-name="T19">’-</text:span><text:span text:style-name="T18"> sable</text:span><text:span text:style-name="T19">.</text:span><text:span text:style-name="T18"> Au dessus de la</text:span></text:p>
      <text:p text:style-name="P11"><text:span text:style-name="T22">LE VI.</text:span><text:span text:style-name="T24"> LIVRE DE LVCRECE</text:span><text:span text:style-name="T25">.</text:span><text:span text:style-name="T24"> 2</text:span><text:span text:style-name="T25">8</text:span><text:span text:style-name="T24">5<text:line-break/></text:span><text:span text:style-name="T18">Montagne, il y a donc des coupes qui Versent le<text:line-break/>Vent, comme quelques-vns les nommen</text:span><text:span text:style-name="T19">t</text:span><text:span text:style-name="T18">, lesquel-<text:line-break/>les</text:span><text:span text:style-name="T19"> </text:span><text:span text:style-name="T18">nous appel</text:span><text:span text:style-name="T19">i</text:span><text:span text:style-name="T18">ons les gueules</text:span><text:span text:style-name="T19"> </text:span><text:span text:style-name="T18">&amp;</text:span><text:span text:style-name="T19"> </text:span><text:span text:style-name="T18">les gosiers Cer</text:span><text:span text:style-name="T19">-<text:line-break/></text:span><text:span text:style-name="T18">tainement il y a bien des choses dont ce n’est pas<text:line-break/>assez de</text:span><text:span text:style-name="T19"> </text:span><text:span text:style-name="T18">dire Vn</text:span><text:span text:style-name="T19">e</text:span><text:span text:style-name="T18"> seule raison: mais</text:span><text:span text:style-name="T19"> </text:span><text:span text:style-name="T18">il</text:span><text:span text:style-name="T19"> </text:span><text:span text:style-name="T18">en</text:span><text:span text:style-name="T19"> </text:span><text:span text:style-name="T18">faut all</text:span><text:span text:style-name="T19">é</text:span><text:span text:style-name="T18">-<text:line-break/>guer plusieurs</text:span><text:span text:style-name="T19">,</text:span><text:span text:style-name="T18"> q</text:span><text:span text:style-name="T19">u</text:span><text:span text:style-name="T18">oy qu’s</text:span><text:span text:style-name="T19">l</text:span><text:span text:style-name="T18"> n’</text:span><text:span text:style-name="T19">y</text:span><text:span text:style-name="T18"> en ait qu'une de ces-<text:line-break/></text:span><text:span text:style-name="T19">r</text:span><text:span text:style-name="T18">aine</text:span><text:span text:style-name="T19">,</text:span><text:span text:style-name="T18"> comme si Vous voyez de loin le corps gisant<text:line-break/>d'un homme mor</text:span><text:span text:style-name="T19">t</text:span><text:span text:style-name="T18">, il se présente à propos de dire<text:line-break/>toutes les causes de la mort, au lieu d'une seule qui<text:line-break/>est</text:span><text:span text:style-name="T19"> </text:span><text:span text:style-name="T18">la veritabl</text:span><text:span text:style-name="T19">ede</text:span><text:span text:style-name="T18"> celuy-là</text:span><text:span text:style-name="T19">.</text:span><text:span text:style-name="T18"> Car vous n</text:span><text:span text:style-name="T19">es</text:span><text:span text:style-name="T18">cau</text:span><text:span text:style-name="T19">e</text:span><text:span text:style-name="T18">z pa</text:span><text:span text:style-name="T19">o<text:line-break/></text:span><text:span text:style-name="T18">s’il a pery par le fer ou par le froi</text:span><text:span text:style-name="T19">d,</text:span><text:span text:style-name="T18"> ou par la mal<text:line-break/>di</text:span><text:span text:style-name="T19">e</text:span><text:span text:style-name="T18">, ou par le poison. Nous scauons pourtant que<text:line-break/>de toutes ces causes,</text:span><text:span text:style-name="T19">q</text:span><text:span text:style-name="T18">ue nous auons nommées dans<text:line-break/>la multitude, il y en a quelqu'une de yraye: &amp; cela<text:line-break/>nous peut seruir en diuerses rencontres</text:span><text:span text:style-name="T19">.</text:span></text:p>
      <text:p text:style-name="Texte_20_du_20_corps"><text:span text:style-name="T18">Le Nil qu</text:span><text:span text:style-name="T19">ic</text:span><text:span text:style-name="T18">roist en Esté, est l'uniqu</text:span><text:span text:style-name="T19">ef</text:span><text:span text:style-name="T18">leu</text:span><text:span text:style-name="T19">u</text:span><text:span text:style-name="T18">e de<text:line-break/>l’Egypte, lequel se déborde </text:span><text:span text:style-name="T19">f</text:span><text:span text:style-name="T18">ur</text:span><text:span text:style-name="T19"> </text:span><text:span text:style-name="T18">les champs: il</text:span><text:span text:style-name="T19"> </text:span><text:span text:style-name="T18">ar-<text:line-break/>rou</text:span><text:span text:style-name="T19">l</text:span><text:span text:style-name="T18">e d’ordinaire l’Egypte vers le milieu de la </text:span><text:span text:style-name="T19">f</text:span><text:span text:style-name="T18">ai-<text:line-break/>son du chaud: parce que les souffles ethesiens qui<text:line-break/>viennent du costé du Nord, se portent en</text:span><text:span text:style-name="T19"> </text:span><text:span text:style-name="T18">Esté<text:line-break/>contre les emboucheures de cette riuier</text:span><text:span text:style-name="T19">e</text:span><text:span text:style-name="T18">, où ils<text:line-break/>empes</text:span><text:span text:style-name="T19">e</text:span><text:span text:style-name="T18">hent le dégorgement de fes eaux , &amp; les<text:line-break/>contraignent de remonter</text:span><text:span text:style-name="T19">,o</text:span><text:span text:style-name="T18">u de s'arrest</text:span><text:span text:style-name="T19">qt</text:span><text:span text:style-name="T18">: de sor-<text:line-break/>te qu’dles s’enflent prodigieusement</text:span><text:span text:style-name="T19">.</text:span><text:span text:style-name="T18"> Car il est<text:line-break/>certain que ces haleines qui viennent du costé des<text:line-break/>froides constellations du Pole,sont poussées à l</text:span><text:span text:style-name="T19">lo</text:span><text:span text:style-name="T18">p-<text:line-break/>pos</text:span><text:span text:style-name="T19">i</text:span><text:span text:style-name="T18">te du fleuue qui descend des parties australes,<text:line-break/>entre les peuples Noirs qui sont bruflez par la<text:line-break/>chaleur </text:span><text:span text:style-name="T19">e</text:span><text:span text:style-name="T18">xcessiu</text:span><text:span text:style-name="T19">e</text:span><text:span text:style-name="T18">, ayant pris sa source dans les re</text:span><text:span text:style-name="T19">-<text:line-break/></text:span><text:span text:style-name="T18">gions du Mi</text:span><text:span text:style-name="T19">dy</text:span><text:span text:style-name="T18">. Il peut </text:span><text:span text:style-name="T19">e</text:span><text:span text:style-name="T18">stre aussi qu'un grand amas<text:line-break/>de sabl</text:span><text:span text:style-name="T19">e,</text:span><text:span text:style-name="T18"> empesche le courant du </text:span><text:span text:style-name="T19">fl</text:span><text:span text:style-name="T18">euue à son em-<text:line-break/>boucheure, quand la Mer ém</text:span><text:span text:style-name="T19">e</text:span><text:span text:style-name="T18">uë pa</text:span><text:span text:style-name="T19">t</text:span><text:span text:style-name="T18"> les vents le r</text:span><text:span text:style-name="T19">e-<text:line-break/></text:span><text:span text:style-name="T18">pousse dans ses canaux</text:span><text:span text:style-name="T19">m</text:span><text:span text:style-name="T18">’où Vient que sa cl</text:span><text:span text:style-name="T19">ien</text:span><text:span text:style-name="T18">te est<text:line-break/>beaucoup moins libr</text:span><text:span text:style-name="T19">e</text:span><text:span text:style-name="T18">, &amp; son écoulement mo</text:span><text:span text:style-name="T19">i</text:span><text:span text:style-name="T18">n</text:span><text:span text:style-name="T19">s</text:span></text:p>
      <text:p text:style-name="P11"><text:span text:style-name="T24">1</text:span><text:span text:style-name="T25">86</text:span><text:span text:style-name="T24"> L E VI</text:span><text:span text:style-name="T25">.</text:span><text:span text:style-name="T24"> L I </text:span><text:span text:style-name="T25">vleE</text:span><text:span text:style-name="T24"> D </text:span><text:span text:style-name="T25">E</text:span><text:span text:style-name="T24"> L V C R </text:span><text:span text:style-name="T25">Ë</text:span><text:span text:style-name="T24"> </text:span><text:span text:style-name="T25">e</text:span><text:span text:style-name="T24"> </text:span><text:span text:style-name="T25">B.<text:line-break/></text:span><text:span text:style-name="T18">rapide</text:span><text:span text:style-name="T19">.</text:span><text:span text:style-name="T18"> </text:span><text:span text:style-name="T19">I</text:span><text:span text:style-name="T18">oint qu</text:span><text:span text:style-name="T19">’</text:span><text:span text:style-name="T18">il n’es</text:span><text:span text:style-name="T19">t</text:span><text:span text:style-name="T18"> pas impossible qu</text:span><text:span text:style-name="T19">’e</text:span><text:span text:style-name="T18">n ce<text:line-break/>temps-</text:span><text:span text:style-name="T19">làp</text:span><text:span text:style-name="T18">l se fasse beaucoup de pluyes du costé de<text:line-break/></text:span><text:span text:style-name="T19">f</text:span><text:span text:style-name="T18">a s</text:span><text:span text:style-name="T19">o</text:span><text:span text:style-name="T18">ur</text:span><text:span text:style-name="T19">c</text:span><text:span text:style-name="T18">e</text:span><text:span text:style-name="T19">,</text:span><text:span text:style-name="T18">quand les souffles Ethes</text:span><text:span text:style-name="T19">i</text:span><text:span text:style-name="T18">en</text:span><text:span text:style-name="T19">s</text:span><text:span text:style-name="T18"> qui viennent<text:line-break/>du Septentrion y poussent to</text:span><text:span text:style-name="T19">n</text:span><text:span text:style-name="T18">tes les nuées </text:span><text:span text:style-name="T19">,</text:span><text:span text:style-name="T18"> les</text:span><text:span text:style-name="T19">-<text:line-break/></text:span><text:span text:style-name="T18">quelles n</text:span><text:span text:style-name="T19">’y</text:span><text:span text:style-name="T18"> sont pas plustost assemblée</text:span><text:span text:style-name="T19">s</text:span><text:span text:style-name="T18">, vers le<text:line-break/>s</text:span><text:span text:style-name="T19">o</text:span><text:span text:style-name="T18">mmet des hautes montagn</text:span><text:span text:style-name="T19">e</text:span><text:span text:style-name="T18">s qu</text:span><text:span text:style-name="T19">’</text:span><text:span text:style-name="T18">elles </text:span><text:span text:style-name="T21">s</text:span><text:span text:style-name="T20">’</text:span><text:span text:style-name="T21">y</text:span><text:span text:style-name="T18"> des</text:span><text:span text:style-name="T19">-<text:line-break/></text:span><text:span text:style-name="T18">chargent par la force de leur pesanteur</text:span><text:span text:style-name="T19">.</text:span><text:span text:style-name="T18"> Enfin</text:span><text:span text:style-name="T19">,i</text:span><text:span text:style-name="T18">l<text:line-break/>peut ar</text:span><text:span text:style-name="T19">t</text:span><text:span text:style-name="T18">iti</text:span><text:span text:style-name="T19">c</text:span><text:span text:style-name="T18">r</text:span><text:span text:style-name="T19"> </text:span><text:span text:style-name="T18">que le</text:span><text:span text:style-name="T19"> </text:span><text:span text:style-name="T18">Nil </text:span><text:span text:style-name="T19">r'</text:span><text:span text:style-name="T18">enfle des neiges fondues<text:line-break/>sur</text:span><text:span text:style-name="T19"> </text:span><text:span text:style-name="T18">les hautes montagnes des Ethiopiens</text:span><text:span text:style-name="T19">,</text:span><text:span text:style-name="T18"> pa</text:span><text:span text:style-name="T19">rl</text:span><text:span text:style-name="T18">a<text:line-break/>force des rayons du Soleil</text:span><text:span text:style-name="T19">.</text:span></text:p>
      <text:p text:style-name="Texte_20_du_20_corps"><text:span text:style-name="T18">l</text:span><text:span text:style-name="T19">ev</text:span><text:span text:style-name="T18">o</text:span><text:span text:style-name="T19">n</text:span><text:span text:style-name="T18">s diray maintenant quels sont</text:span><text:span text:style-name="T19"> </text:span><text:span text:style-name="T18">les</text:span><text:span text:style-name="T19"> </text:span><text:span text:style-name="T18">lacs</text:span><text:span text:style-name="T19"> &amp;<text:line-break/></text:span><text:span text:style-name="T18">les lieux de l’Auerne, &amp; quel est leur naturel</text:span><text:span text:style-name="T19">.</text:span><text:span text:style-name="T18"> Pre</text:span><text:span text:style-name="T19">-<text:line-break/></text:span><text:span text:style-name="T18">mierement, ils sont appellez Auernes du nom qui<text:line-break/>leur a esté donn</text:span><text:span text:style-name="T19">é</text:span><text:span text:style-name="T18">, pour es</text:span><text:span text:style-name="T19">tre</text:span><text:span text:style-name="T18"> conrralres à tous l</text:span><text:span text:style-name="T19">e</text:span><text:span text:style-name="T18">s<text:line-break/>oyseau</text:span><text:span text:style-name="T19">x</text:span><text:span text:style-name="T18">, lesquels arriuant en ces lieux-là sur</text:span><text:span text:style-name="T19"> </text:span><text:span text:style-name="T18">les<text:line-break/>auirons de leurs ailles dont ils perdent le souuenir,<text:line-break/>qu’ils abbaissent les voiles de leurs plumes : &amp; d'u-<text:line-break/>ne teste appesantie se laissent tomber par terre</text:span><text:span text:style-name="T19">,</text:span><text:span text:style-name="T18"> si<text:line-break/>la nature des lieux le porte de la sort</text:span><text:span text:style-name="T19">e</text:span><text:span text:style-name="T18">, ou dans<text:line-break/>Pea</text:span><text:span text:style-name="T19">u</text:span><text:span text:style-name="T18">, si da</text:span><text:span text:style-name="T19">u</text:span><text:span text:style-name="T18">anture le lac est au dessou</text:span><text:span text:style-name="T19">s,</text:span><text:span text:style-name="T18"> </text:span><text:span text:style-name="T19">te</text:span><text:span text:style-name="T18">l que ce-<text:line-break/>l</text:span><text:span text:style-name="T19">u</text:span><text:span text:style-name="T18">y qui est auprès de C</text:span><text:span text:style-name="T19">u</text:span><text:span text:style-name="T18">me</text:span><text:span text:style-name="T19">s</text:span><text:span text:style-name="T18">&amp; du mont Vesuue,<text:line-break/>remp</text:span><text:span text:style-name="T19">l</text:span><text:span text:style-name="T18">y de fontaines chaudes qui fument incessam-<text:line-break/>ment</text:span><text:span text:style-name="T19">.</text:span><text:span text:style-name="T18"> </text:span><text:span text:style-name="T19">1</text:span><text:span text:style-name="T18">1</text:span><text:span text:style-name="T19"> </text:span><text:span text:style-name="T18">y a aussi</text:span><text:span text:style-name="T19"> </text:span><text:span text:style-name="T18">vn lieu dans la ville d’Athene</text:span><text:span text:style-name="T19">s<text:line-break/></text:span><text:span text:style-name="T18">sur le haut de la forteress</text:span><text:span text:style-name="T19">e,</text:span><text:span text:style-name="T18"> </text:span><text:span text:style-name="T19">so</text:span><text:span text:style-name="T18">ignant le Temple de<text:line-break/>Passas Tritomenne , ou les Corneilles ne viennent<text:line-break/>iamais , non pas mesines quand les Autels fument<text:line-break/>de pre</text:span><text:span text:style-name="T19">f</text:span><text:span text:style-name="T18">ensmon de ce qu’elles fuyent la</text:span><text:span text:style-name="T19"> </text:span><text:span text:style-name="T18">col</text:span><text:span text:style-name="T19">e</text:span><text:span text:style-name="T18">re</text:span><text:span text:style-name="T19"> </text:span><text:span text:style-name="T18">opi</text:span><text:span text:style-name="T19">-<text:line-break/></text:span><text:span text:style-name="T18">niastre de Palla</text:span><text:span text:style-name="T19">s</text:span><text:span text:style-name="T18">, pour auoir trop veill</text:span><text:span text:style-name="T19">é</text:span><text:span text:style-name="T18">, comme<text:line-break/>l'ont chanté les Poètes Grecs : mais pource que la<text:line-break/>nature du lieu fait cela mesme par sa propre for</text:span><text:span text:style-name="T19">-<text:line-break/></text:span><text:span text:style-name="T18">ce</text:span><text:span text:style-name="T19">.</text:span><text:span text:style-name="T18"> on</text:span><text:span text:style-name="T19"> </text:span><text:span text:style-name="T18">dit aussi qu’</text:span><text:span text:style-name="T19">il</text:span><text:span text:style-name="T18"> y </text:span><text:span text:style-name="T19">av</text:span><text:span text:style-name="T18">n lieu</text:span><text:span text:style-name="T19"> </text:span><text:span text:style-name="T18">à voir</text:span><text:span text:style-name="T19"> </text:span><text:span text:style-name="T18">en Syrie,<text:line-break/>duquel les Animaux à quatre pieds n'approchent<text:line-break/>i</text:span><text:span text:style-name="T19">a</text:span><text:span text:style-name="T18">mai</text:span><text:span text:style-name="T19">s</text:span><text:span text:style-name="T18">, qu'une certaine force ne les contraigne de<text:line-break/>tomber par terre , comme s’ils venaient d’es</text:span><text:span text:style-name="T19">t</text:span><text:span text:style-name="T18">r</text:span><text:span text:style-name="T19">e</text:span></text:p>
      <text:p text:style-name="P11"><text:span text:style-name="T24">LE </text:span><text:span text:style-name="T25">VI</text:span><text:span text:style-name="T24">. </text:span><text:span text:style-name="T25">LI</text:span><text:span text:style-name="T24">VRE DE LVCRE</text:span><text:span text:style-name="T25">CB</text:span><text:span text:style-name="T24">? 1</text:span><text:span text:style-name="T25">8</text:span><text:span text:style-name="T24">7<text:line-break/></text:span><text:span text:style-name="T19">1.</text:span><text:span text:style-name="T18"> immolez</text:span><text:span text:style-name="T19"> </text:span><text:span text:style-name="T18">aux Dieux des Enfers</text:span><text:span text:style-name="T19">.</text:span><text:span text:style-name="T18"> Tout c</text:span><text:span text:style-name="T19">c</text:span><text:span text:style-name="T18">cy n</text:span><text:span text:style-name="T19">c</text:span><text:span text:style-name="T18">a</text:span><text:span text:style-name="T19">t</text:span><text:span text:style-name="T18">it-<text:line-break/>moins </text:span><text:span text:style-name="T21">se</text:span><text:span text:style-name="T18"> fait pat des raisons naturelles , &amp; nous </text:span><text:span text:style-name="T24">en<text:line-break/></text:span><text:span text:style-name="T18">connaissons les causes </text:span><text:span text:style-name="T19">&amp;</text:span><text:span text:style-name="T18"> l’origine, afin que l’on ne<text:line-break/></text:span><text:span text:style-name="T19">fe</text:span><text:span text:style-name="T18"> persuade pas que la porte de l’Enser soit pluffost<text:line-break/>mise en</text:span><text:span text:style-name="T19"> </text:span><text:span text:style-name="T18">ces quattiers-l</text:span><text:span text:style-name="T19">à</text:span><text:span text:style-name="T18"> qt</text:span><text:span text:style-name="T19">sat</text:span><text:span text:style-name="T18">itre</text:span><text:span text:style-name="T19">,</text:span><text:span text:style-name="T18">part,d</text:span><text:span text:style-name="T19">f</text:span><text:span text:style-name="T18">p</text:span><text:span text:style-name="T19">un</text:span><text:span text:style-name="T18">ous<text:line-break/>pensons que les Dl</text:span><text:span text:style-name="T19">e</text:span><text:span text:style-name="T18">ux infernaux retirent d’en bas<text:line-break/>les ames vers les bords d’</text:span><text:span text:style-name="T19">A</text:span><text:span text:style-name="T18">cheron : comme on dit<text:line-break/>que les Ceifs aux pieds aill</text:span><text:span text:style-name="T19">ez</text:span><text:span text:style-name="T18">, attirent auec leur<text:line-break/>souffre les serpens de leurs trous</text:span><text:span text:style-name="T19">.</text:span><text:span text:style-name="T18"> Escoutez comme<text:line-break/>cela est vn conte bien éloigné de la vérité : ca</text:span><text:span text:style-name="T19">r</text:span><text:span text:style-name="T18"> i</text:span><text:span text:style-name="T19">e<text:line-break/></text:span><text:span text:style-name="T18">veux maintenant essayer de parler sur ce suiet.</text:span></text:p>
      <text:p text:style-name="Texte_20_du_20_corps"><text:span text:style-name="T18">le dis</text:span><text:span text:style-name="T19"> </text:span><text:span text:style-name="T18">donc</text:span><text:span text:style-name="T19"> </text:span><text:span text:style-name="T18">ce que i'ay dit plusieurs fois</text:span><text:span text:style-name="T19"> </text:span><text:span text:style-name="T18">au</text:span><text:span text:style-name="T19">p</text:span><text:span text:style-name="T18">a-<text:line-break/>r</text:span><text:span text:style-name="T19">a</text:span><text:span text:style-name="T18">ti</text:span><text:span text:style-name="T19">a</text:span><text:span text:style-name="T18">n</text:span><text:span text:style-name="T19">t</text:span><text:span text:style-name="T18">, qu’il y a </text:span><text:span text:style-name="T19">fu</text:span><text:span text:style-name="T18">r la Terre des figures des cho-<text:line-break/></text:span><text:span text:style-name="T118">i </text:span><text:span text:style-name="T19">L</text:span><text:span text:style-name="T18">es de toutes sortes: que plus</text:span><text:span text:style-name="T19">i</text:span><text:span text:style-name="T18">eurs sont propres à</text:span><text:span text:style-name="T19"> </text:span><text:span text:style-name="T18">la<text:line-break/>vie</text:span><text:span text:style-name="T19"> </text:span><text:span text:style-name="T18">des hommes</text:span><text:span text:style-name="T19">,</text:span><text:span text:style-name="T18"> &amp;que plusieurs leur apportent<text:line-break/>des maladies,&amp; leur peuuent au</text:span><text:span text:style-name="T19">a</text:span><text:span text:style-name="T18">nçer la mort : que<text:line-break/>beaucoup de choses sont</text:span><text:span text:style-name="T19"> </text:span><text:span text:style-name="T18">plus propres à</text:span><text:span text:style-name="T19"> </text:span><text:span text:style-name="T18">de certains<text:line-break/>Animaux q</text:span><text:span text:style-name="T19">u</text:span><text:span text:style-name="T18">’à d'autres pour le soustien de leur vie</text:span><text:span text:style-name="T19">,<text:line-break/></text:span><text:span text:style-name="T18">comme nous Pa</text:span><text:span text:style-name="T19">r</text:span><text:span text:style-name="T18">lons</text:span><text:span text:style-name="T19"> </text:span><text:span text:style-name="T18">montré</text:span><text:span text:style-name="T19"> </text:span><text:span text:style-name="T18">cy-deuant</text:span><text:span text:style-name="T19">,</text:span><text:span text:style-name="T18"> à cause de<text:line-break/>leur nature dissemblable &amp; de leur contexture dif-<text:line-break/>f</text:span><text:span text:style-name="T19">e</text:span><text:span text:style-name="T18">rent</text:span><text:span text:style-name="T19">e</text:span><text:span text:style-name="T18">, tout de m</text:span><text:span text:style-name="T19">e</text:span><text:span text:style-name="T18">si</text:span><text:span text:style-name="T19">n</text:span><text:span text:style-name="T18">e que de leurs prem</text:span><text:span text:style-name="T19">i</text:span><text:span text:style-name="T18">er</text:span><text:span text:style-name="T19">es</text:span><text:span text:style-name="T18"> fi</text:span><text:span text:style-name="T19">-<text:line-break/></text:span><text:span text:style-name="T18">gur</text:span><text:span text:style-name="T19">es</text:span><text:span text:style-name="T18"> I</text:span><text:span text:style-name="T19">I</text:span><text:span text:style-name="T18"> y </text:span><text:span text:style-name="T19">e</text:span><text:span text:style-name="T18">n</text:span><text:span text:style-name="T19"> </text:span><text:span text:style-name="T18">a</text:span><text:span text:style-name="T19"> </text:span><text:span text:style-name="T18">donc plusieurs qui </text:span><text:span text:style-name="T20">Ce</text:span><text:span text:style-name="T18"> glissent par<text:line-break/>l</text:span><text:span text:style-name="T19">e</text:span><text:span text:style-name="T18">s oreilles qui leur </text:span><text:span text:style-name="T19">fi</text:span><text:span text:style-name="T18">ant ennemies , plusieurs par le<text:line-break/>nez qui luy </text:span><text:span text:style-name="T19">f</text:span><text:span text:style-name="T18">ont d</text:span><text:span text:style-name="T19">e</text:span><text:span text:style-name="T18">sagr</text:span><text:span text:style-name="T19">e</text:span><text:span text:style-name="T18">abl</text:span><text:span text:style-name="T19">es</text:span><text:span text:style-name="T18">, &amp; de </text:span><text:span text:style-name="T19">s</text:span><text:span text:style-name="T18">ort mauuais</text:span><text:span text:style-name="T19">e<text:line-break/></text:span><text:span text:style-name="T18">odeur. Il n’</text:span><text:span text:style-name="T19">y</text:span><text:span text:style-name="T18"> en</text:span><text:span text:style-name="T19"> </text:span><text:span text:style-name="T18">a</text:span><text:span text:style-name="T19"> </text:span><text:span text:style-name="T18">pas</text:span><text:span text:style-name="T19"> </text:span><text:span text:style-name="T18">peu qui s</text:span><text:span text:style-name="T19">e</text:span><text:span text:style-name="T18"> doiuent</text:span><text:span text:style-name="T19"> </text:span><text:span text:style-name="T18">éuiter par<text:line-break/></text:span><text:span text:style-name="T19">l</text:span><text:span text:style-name="T18">'attouchemen</text:span><text:span text:style-name="T19">t,</text:span><text:span text:style-name="T18"> </text:span><text:span text:style-name="T19">ny</text:span><text:span text:style-name="T18"> peu qu</text:span><text:span text:style-name="T19">’il</text:span><text:span text:style-name="T18"> faille éuiter de voir,<text:line-break/>&amp; beaucoup font fascheu</text:span><text:span text:style-name="T19">se</text:span><text:span text:style-name="T18">s au goust. Enfi</text:span><text:span text:style-name="T19">n</text:span><text:span text:style-name="T18">, il est<text:line-break/>a</text:span><text:span text:style-name="T19">il</text:span><text:span text:style-name="T18"> de connoistre comme il y en a d’incommo</text:span><text:span text:style-name="T19">-<text:line-break/></text:span><text:span text:style-name="T18">des à l</text:span><text:span text:style-name="T19">’</text:span><text:span text:style-name="T18">homme, &amp; d insupportables &amp; de vilaines à<text:line-break/></text:span><text:span text:style-name="T20">l'</text:span><text:span text:style-name="T21">es</text:span><text:span text:style-name="T18"> sens</text:span><text:span text:style-name="T19">,</text:span><text:span text:style-name="T18"> on attribue</text:span><text:span text:style-name="T19">"</text:span><text:span text:style-name="T18"> vn</text:span><text:span text:style-name="T19">e</text:span><text:span text:style-name="T18"> ombre si dangereus</text:span><text:span text:style-name="T19">e</text:span><text:span text:style-name="T18"> à de<text:line-break/>certains arbre</text:span><text:span text:style-name="T19">s,</text:span><text:span text:style-name="T18"> que ceux qui auroient reposé des</text:span><text:span text:style-name="T19">-<text:line-break/></text:span><text:span text:style-name="T18">sous estant couche</text:span><text:span text:style-name="T19">zs</text:span><text:span text:style-name="T18">iir l’herbe, sentiroient, </text:span><text:span text:style-name="T19">a </text:span><text:span text:style-name="T18">ce<text:line-break/>qu</text:span><text:span text:style-name="T19">’o</text:span><text:span text:style-name="T18">n di</text:span><text:span text:style-name="T19">t,</text:span><text:span text:style-name="T18"> vne grande douleur de teste</text:span><text:span text:style-name="T19">.</text:span><text:span text:style-name="T18"> </text:span><text:span text:style-name="T19">11</text:span><text:span text:style-name="T18"> croist vn<text:line-break/>arbre </text:span><text:span text:style-name="T19">siir </text:span><text:span text:style-name="T18">les monts d</text:span><text:span text:style-name="T19">’</text:span><text:span text:style-name="T18">Helieon</text:span><text:span text:style-name="T19">, </text:span><text:span text:style-name="T18">dont l’odeu</text:span><text:span text:style-name="T19">r </text:span><text:span text:style-name="T18">de la</text:span></text:p>
      <text:p text:style-name="P11"><text:bookmark-start text:name="bookmark118"/><text:span text:style-name="T84">28</text:span><text:span text:style-name="T85">8</text:span><text:span text:style-name="T84"> LE </text:span><text:span text:style-name="T85">VL</text:span><text:span text:style-name="T84"> L I V R </text:span><text:span text:style-name="T85">E</text:span><text:span text:style-name="T84"> DE L </text:span><text:span text:style-name="T85">v</text:span><text:span text:style-name="T84"> </text:span><text:span text:style-name="T86">c</text:span><text:span text:style-name="T84"> </text:span><text:span text:style-name="T85">R</text:span><text:span text:style-name="T84"> </text:span><text:span text:style-name="T85">E</text:span><text:span text:style-name="T84"> </text:span><text:span text:style-name="T85">CE.</text:span><text:bookmark-end text:name="bookmark118"/></text:p>
      <text:p text:style-name="Texte_20_du_20_corps"><text:span text:style-name="T19">fl</text:span><text:span text:style-name="T18">eur est si pernicieuse à l</text:span><text:span text:style-name="T19">’</text:span><text:span text:style-name="T18">homm</text:span><text:span text:style-name="T19">e</text:span><text:span text:style-name="T18">, qu </text:span><text:span text:style-name="T19">e</text:span><text:span text:style-name="T18">lle est c</text:span><text:span text:style-name="T19">a</text:span><text:span text:style-name="T18">pa-<text:line-break/>ble de</text:span><text:span text:style-name="T19"> </text:span><text:span text:style-name="T18">le tuer; Car toutes ces choses croisent sur<text:line-break/>la terre, pource que la Terre contient plusieurs </text:span><text:span text:style-name="T19">fe-<text:line-break/></text:span><text:span text:style-name="T18">mences de plusieurs choses meslées en plusieurs<text:line-break/>manieres</text:span><text:span text:style-name="T19">,</text:span><text:span text:style-name="T18">&amp; les produit sepai</text:span><text:span text:style-name="T19">é</text:span><text:span text:style-name="T18">ment.</text:span><text:span text:style-name="T19"> </text:span><text:span text:style-name="T18">L’odeur d'une<text:line-break/>chandelle que</text:span><text:span text:style-name="T19"> </text:span><text:span text:style-name="T18">l’</text:span><text:span text:style-name="T19">o</text:span><text:span text:style-name="T18">n vient déteindre blesse le cer-<text:line-break/>uea</text:span><text:span text:style-name="T19">u</text:span><text:span text:style-name="T18">, &amp; assoupit d'une puanteur pesant</text:span><text:span text:style-name="T19">e</text:span><text:span text:style-name="T18">, comme<text:line-break/>celle de la Castoré</text:span><text:span text:style-name="T19">c</text:span><text:span text:style-name="T18"> qui fait tomber les femmes en<text:line-break/>pasmoison : de sorte qu</text:span><text:span text:style-name="T19">e</text:span><text:span text:style-name="T18"> le fuseau échappe de leurs<text:line-break/>mains delicat</text:span><text:span text:style-name="T19">e</text:span><text:span text:style-name="T18">s</text:span><text:span text:style-name="T19">j</text:span><text:span text:style-name="T18">s</text:span><text:span text:style-name="T19">i</text:span><text:span text:style-name="T18"> elles en ont esté frappées au mes</text:span><text:span text:style-name="T19">-<text:line-break/></text:span><text:span text:style-name="T18">me temps qu'elles ont leurs maladies ordinaires</text:span><text:span text:style-name="T19">.<text:line-break/></text:span><text:span text:style-name="T18">Ainsi beaucoup d'autres choses rendent les parties<text:line-break/>debi</text:span><text:span text:style-name="T19">l</text:span><text:span text:style-name="T18">es, &amp; offensent interieurement l'ame dans ses<text:line-break/>propres s</text:span><text:span text:style-name="T19">i</text:span><text:span text:style-name="T18">eges. Enfi</text:span><text:span text:style-name="T19">n</text:span><text:span text:style-name="T18">, si vous demeurez trop dans<text:line-break/>le bai</text:span><text:span text:style-name="T19">n</text:span><text:span text:style-name="T18">, &amp; si vous y prenez l</text:span><text:span text:style-name="T19">’</text:span><text:span text:style-name="T18">eau trop grande &amp;<text:line-break/>trop chaude</text:span><text:span text:style-name="T19">,</text:span><text:span text:style-name="T18"> combien de foi</text:span><text:span text:style-name="T19">s</text:span><text:span text:style-name="T18"> auez-vous éprouué<text:line-break/>qu'</text:span><text:span text:style-name="T19">il</text:span><text:span text:style-name="T18"> est aisé d</text:span><text:span text:style-name="T19">'y</text:span><text:span text:style-name="T18"> tomber en défaillance? Auec quel-<text:line-break/>le facilité l</text:span><text:span text:style-name="T19">’od</text:span><text:span text:style-name="T18">eur &amp; la pesante force du charbon<text:line-break/>monte-t-elle au </text:span><text:span text:style-name="T19">ce</text:span><text:span text:style-name="T18">rueau, si auparavant nous </text:span><text:span text:style-name="T19">n</text:span><text:span text:style-name="T18">’a-<text:line-break/>uons b</text:span><text:span text:style-name="T19">û</text:span><text:span text:style-name="T18"> de l</text:span><text:span text:style-name="T19">’</text:span><text:span text:style-name="T18">eau </text:span><text:span text:style-name="T19">ï</text:span><text:span text:style-name="T18"> Quand la f</text:span><text:span text:style-name="T19">i</text:span><text:span text:style-name="T18">évr</text:span><text:span text:style-name="T19">e</text:span><text:span text:style-name="T18"> </text:span><text:span text:style-name="T19">r'e</text:span><text:span text:style-name="T18">st glissée dans<text:line-break/>les membres de quelqu'u</text:span><text:span text:style-name="T19">n</text:span><text:span text:style-name="T18">, l</text:span><text:span text:style-name="T19">’o</text:span><text:span text:style-name="T18">deu</text:span><text:span text:style-name="T19">r</text:span><text:span text:style-name="T18"> du vin luy fait<text:line-break/>beaucoup de mat. Ne</text:span><text:span text:style-name="T19"> </text:span><text:span text:style-name="T18">voye</text:span><text:span text:style-name="T19">z</text:span><text:span text:style-name="T18">-vous pas aussi que</text:span><text:span text:style-name="T19"> </text:span><text:span text:style-name="T18">le<text:line-break/>Soulfre </text:span><text:span text:style-name="T19">r'e</text:span><text:span text:style-name="T18">ng</text:span><text:span text:style-name="T19">é</text:span><text:span text:style-name="T18">dre dans la terre</text:span><text:span text:style-name="T19">’</text:span><text:span text:style-name="T18"> Et que le Bitume y<text:line-break/>croist d'une fort mauuai</text:span><text:span text:style-name="T19">f</text:span><text:span text:style-name="T18">e odeur ? Enfin, quand on<text:line-break/>cherche dans la terre les veines d’or &amp; d’argent<text:line-break/>que</text:span><text:span text:style-name="T19"> </text:span><text:span text:style-name="T18">l</text:span><text:span text:style-name="T19">’</text:span><text:span text:style-name="T18">on suit auec le fer aprés les auoir trouuées,<text:line-break/>quelles puanteurs ne sortent point quelquesfois<text:line-break/>des mines? Et combien arriue-t</text:span><text:span text:style-name="T19">-</text:span><text:span text:style-name="T18">il de mal pour leur<text:line-break/>faire exhaler l’odeur des veines d</text:span><text:span text:style-name="T19">’</text:span><text:span text:style-name="T18">or</text:span><text:span text:style-name="T19">î</text:span><text:span text:style-name="T18">Que</text:span><text:span text:style-name="T19">l</text:span><text:span text:style-name="T18">s visages<text:line-break/>donnent-elles aux hommes ? Quelles couleurs à<text:line-break/>leur teint</text:span><text:span text:style-name="T19">?</text:span><text:span text:style-name="T18"> N'</text:span><text:span text:style-name="T19">au</text:span><text:span text:style-name="T18">ez-vous point veu &amp; o</text:span><text:span text:style-name="T19">u</text:span><text:span text:style-name="T18">y dire t</text:span><text:span text:style-name="T19">r</text:span><text:span text:style-name="T18">es</text:span><text:span text:style-name="T19">-<text:line-break/></text:span><text:span text:style-name="T18">souuent, que ceux qui sont condamnez à vn ouura-<text:line-break/>ge si penible, perissent en peu de temps</text:span><text:span text:style-name="T19">,</text:span><text:span text:style-name="T18">&amp; que leur<text:line-break/>vie est bien courte </text:span><text:span text:style-name="T19">î</text:span><text:span text:style-name="T18"> ll est donc necess</text:span><text:span text:style-name="T19">a</text:span><text:span text:style-name="T18">ire que la</text:span></text:p>
      <text:p text:style-name="P11"><text:span text:style-name="T24">LE</text:span><text:span text:style-name="T25"> VI</text:span><text:span text:style-name="T24">. L</text:span><text:span text:style-name="T25">ï</text:span><text:span text:style-name="T24">vRE D</text:span><text:span text:style-name="T25">E</text:span><text:span text:style-name="T24"> </text:span><text:span text:style-name="T25">I.</text:span><text:span text:style-name="T24">vc</text:span><text:span text:style-name="T25">R</text:span><text:span text:style-name="T24">E</text:span><text:span text:style-name="T25">CE.</text:span><text:span text:style-name="T24"> 2</text:span><text:span text:style-name="T25">89<text:line-break/></text:span><text:span text:style-name="T18">terre exhale toutes ces vapeurs</text:span><text:span text:style-name="T19">,</text:span><text:span text:style-name="T18"> &amp; qu</text:span><text:span text:style-name="T19">’</text:span><text:span text:style-name="T18">elle </text:span><text:span text:style-name="T19">l</text:span><text:span text:style-name="T18">es pous</text:span><text:span text:style-name="T19">-<text:line-break/></text:span><text:span text:style-name="T18">se dehors pour les écarter &amp; les dissiper en l’a</text:span><text:span text:style-name="T19">i</text:span><text:span text:style-name="T18">r</text:span><text:span text:style-name="T19">.</text:span></text:p>
      <text:p text:style-name="Texte_20_du_20_corps"><text:span text:style-name="T18">Ainsi,</text:span><text:span text:style-name="T19">l</text:span><text:span text:style-name="T18">es lieux que nous appellons Auern</text:span><text:span text:style-name="T19">c</text:span><text:span text:style-name="T18">s</text:span><text:span text:style-name="T19">j</text:span><text:span text:style-name="T18">doi</text:span><text:span text:style-name="T19">-<text:line-break/></text:span><text:span text:style-name="T18">uent pousser vn venin mortel de bas en hau</text:span><text:span text:style-name="T19">t</text:span><text:span text:style-name="T18">,</text:span><text:span text:style-name="T19">p</text:span><text:span text:style-name="T18">our<text:line-break/></text:span><text:span text:style-name="T19">.</text:span><text:span text:style-name="T18"> infecter vne partie de l'air dans vn certain espace</text:span><text:span text:style-name="T19">,<text:line-break/></text:span><text:span text:style-name="T18">en telle sorte,</text:span><text:span text:style-name="T19">q</text:span><text:span text:style-name="T18">ue</text:span><text:span text:style-name="T19"> </text:span><text:span text:style-name="T18">des le moment qu'un oyseaus’y<text:line-break/>porte sur </text:span><text:span text:style-name="T19">s</text:span><text:span text:style-name="T18">es ailles , il</text:span><text:span text:style-name="T19"> fi</text:span><text:span text:style-name="T18">ait saisi d'un venin imper</text:span><text:span text:style-name="T19">-<text:line-break/></text:span><text:span text:style-name="T18">ceptible</text:span><text:span text:style-name="T19">,</text:span><text:span text:style-name="T18"> &amp; se laisse aller vers l’endroit d</text:span><text:span text:style-name="T19">lou</text:span><text:span text:style-name="T18"> sort la<text:line-break/>vapeur, où il n’est pas plustost tomb</text:span><text:span text:style-name="T19">é,</text:span><text:span text:style-name="T18"> que la force<text:line-break/>de cette horrible vapeur luy enleu</text:span><text:span text:style-name="T19">eceq</text:span><text:span text:style-name="T18">ui lu</text:span><text:span text:style-name="T19">yre</text:span><text:span text:style-name="T18">-<text:line-break/>st</text:span><text:span text:style-name="T19">edev</text:span><text:span text:style-name="T18">ie dans </text:span><text:span text:style-name="T19">f</text:span><text:span text:style-name="T18">es membres. Car d'abord il</text:span><text:span text:style-name="T19"> </text:span><text:span text:style-name="T18">n’en<text:line-break/>auoit </text:span><text:span text:style-name="T19">c</text:span><text:span text:style-name="T18">on</text:span><text:span text:style-name="T19">c</text:span><text:span text:style-name="T18">eu qu'un certain estourdissement : mais<text:line-break/>depuis estant tombé dans les fontaines </text:span><text:span text:style-name="T19">c</text:span><text:span text:style-name="T18">nu</text:span><text:span text:style-name="T19">c</text:span><text:span text:style-name="T18">ni-<text:line-break/>mecs, il </text:span><text:span text:style-name="T19">e</text:span><text:span text:style-name="T18">st contraint d’y vomir la vi</text:span><text:span text:style-name="T19">e </text:span><text:span text:style-name="T18">à cau</text:span><text:span text:style-name="T19">f</text:span><text:span text:style-name="T18">e de<text:line-break/>l'abondance du mal qui l’enuironne </text:span><text:span text:style-name="T19">n</text:span><text:span text:style-name="T18"> </text:span><text:span text:style-name="T19">f</text:span><text:span text:style-name="T18">e peut faire<text:line-break/>aussi que cette force &amp;</text:span><text:span text:style-name="T19"> </text:span><text:span text:style-name="T18">cette vapeur de l’Auerne</text:span><text:span text:style-name="T19">,<text:line-break/></text:span><text:span text:style-name="T18">écarte l’air qui est entre les oyfeaux &amp; la Terre</text:span><text:span text:style-name="T19">i</text:span><text:span text:style-name="T18">d</text:span><text:span text:style-name="T19">e<text:line-break/></text:span><text:span text:style-name="T18">sorte que le lieu demeure presque vuide</text:span><text:span text:style-name="T19">,</text:span><text:span text:style-name="T18"> </text:span><text:span text:style-name="T19">&amp;</text:span><text:span text:style-name="T18"> que d</text:span><text:span text:style-name="T19">é</text:span><text:span text:style-name="T18">s<text:line-break/>l’instant que les </text:span><text:span text:style-name="T19">oy</text:span><text:span text:style-name="T18">seaux y ont pris leur vo</text:span><text:span text:style-name="T19">l</text:span><text:span text:style-name="T18">, </text:span><text:span text:style-name="T19">l’</text:span><text:span text:style-name="T18">ef-<text:line-break/>fort de leurs plumes deuient inutil</text:span><text:span text:style-name="T19">e,</text:span><text:span text:style-name="T18"> </text:span><text:span text:style-name="T19">&amp;</text:span><text:span text:style-name="T18"> le pouuoi</text:span><text:span text:style-name="T19">t<text:line-break/></text:span><text:span text:style-name="T18">de leurs ailles est trahy</text:span><text:span text:style-name="T19">.</text:span><text:span text:style-name="T18"> Comme ils ne </text:span><text:span text:style-name="T19">p</text:span><text:span text:style-name="T18">euu</text:span><text:span text:style-name="T19">c</text:span><text:span text:style-name="T18">nr<text:line-break/>donc plus s</text:span><text:span text:style-name="T19">’</text:span><text:span text:style-name="T18">appuyer sur l'air, n</text:span><text:span text:style-name="T19">y</text:span><text:span text:style-name="T18"> se s</text:span><text:span text:style-name="T19">o</text:span><text:span text:style-name="T18">ust</text:span><text:span text:style-name="T19">e</text:span><text:span text:style-name="T18">nir su</text:span><text:span text:style-name="T19">r<text:line-break/></text:span><text:span text:style-name="T18">leurs alsles</text:span><text:span text:style-name="T19">j</text:span><text:span text:style-name="T18">a</text:span><text:span text:style-name="T19"> </text:span><text:span text:style-name="T18">nature les contraint de se laisser tom</text:span><text:span text:style-name="T19">-<text:line-break/></text:span><text:span text:style-name="T18">ber par leur propre poId</text:span><text:span text:style-name="T19">s</text:span><text:span text:style-name="T18"> : </text:span><text:span text:style-name="T19">&amp;</text:span><text:span text:style-name="T18"> perdant le mou-<text:line-break/>uement dans vn efpa</text:span><text:span text:style-name="T19">c</text:span><text:span text:style-name="T18">e presque vu</text:span><text:span text:style-name="T19">i</text:span><text:span text:style-name="T18">de,</text:span><text:span text:style-name="T19">l</text:span><text:span text:style-name="T18">eur a</text:span><text:span text:style-name="T19">m</text:span><text:span text:style-name="T18">e<text:line-break/></text:span><text:span text:style-name="T20">fe</text:span><text:span text:style-name="T21"> dissipe</text:span><text:span text:style-name="T18"> par tous les conduits </text:span><text:span text:style-name="T19">il</text:span><text:span text:style-name="T18"> leur corps.</text:span></text:p>
      <text:p text:style-name="Texte_20_du_20_corps"><text:span text:style-name="T18">L'eau des puits deuient froi</text:span><text:span text:style-name="T19">sse</text:span><text:span text:style-name="T18"> en Esté</text:span><text:span text:style-name="T19">,</text:span><text:span text:style-name="T18"> pource<text:line-break/>que la Terre se r</text:span><text:span text:style-name="T19">a</text:span><text:span text:style-name="T18">refie par lach</text:span><text:span text:style-name="T19">a</text:span><text:span text:style-name="T18">leur: &amp;</text:span><text:span text:style-name="T19">si</text:span><text:span text:style-name="T18"> elle</text:span><text:span text:style-name="T19"> </text:span><text:span text:style-name="T18">a<text:line-break/>pour lors des </text:span><text:span text:style-name="T19">f</text:span><text:span text:style-name="T18">emences de chaleur renfermée</text:span><text:span text:style-name="T19">s</text:span><text:span text:style-name="T18">,</text:span><text:span text:style-name="T19"> </text:span><text:span text:style-name="T18">elle<text:line-break/></text:span><text:span text:style-name="T19">Fc</text:span><text:span text:style-name="T18"> ha</text:span><text:span text:style-name="T19">l</text:span><text:span text:style-name="T18">l</text:span><text:span text:style-name="T19">e</text:span><text:span text:style-name="T18"> de les pousser dehors Ainsi d'</text:span><text:span text:style-name="T19">a</text:span><text:span text:style-name="T18">ut</text:span><text:span text:style-name="T19">a</text:span><text:span text:style-name="T18">nt plus<text:line-break/>que la Terre est affectée de chaleur en sa surface,<text:line-break/>l</text:span><text:span text:style-name="T19">le</text:span><text:span text:style-name="T18">au qu’</text:span><text:span text:style-name="T19">d</text:span><text:span text:style-name="T18">le renferme deuient plus froide à pro-<text:line-break/>portion: comme au contrair</text:span><text:span text:style-name="T19">e,</text:span><text:span text:style-name="T18"> quand elle est pr</text:span><text:span text:style-name="T19">e</text:span><text:span text:style-name="T18">f-<text:line-break/>sé</text:span><text:span text:style-name="T19">e</text:span><text:span text:style-name="T18"> pa</text:span><text:span text:style-name="T19">t</text:span><text:span text:style-name="T18"> le froi</text:span><text:span text:style-name="T19">d</text:span><text:span text:style-name="T18">, si elle resserre quelque chaleur,</text:span><text:span text:style-name="T19">e</text:span><text:span text:style-name="T18">lle</text:span></text:p>
      <text:p text:style-name="P11"><text:span text:style-name="T19">Ï90</text:span><text:span text:style-name="T18"> </text:span><text:span text:style-name="T19">LEVI.LfvREDELv</text:span><text:span text:style-name="T18">C</text:span><text:span text:style-name="T19">REcE.<text:line-break/></text:span><text:span text:style-name="T18">est contrainte de l’exprimer du costé des puits.</text:span></text:p>
      <text:p text:style-name="Texte_20_du_20_corps"><text:span text:style-name="T18">Il y a vne fontaine auprès du Temple de </text:span><text:span text:style-name="T19">J</text:span><text:span text:style-name="T18">upiter<text:line-break/>Ammon,que l</text:span><text:span text:style-name="T19">'o</text:span><text:span text:style-name="T18">n tient qui</text:span><text:span text:style-name="T19"> </text:span><text:span text:style-name="T18">est froide le iour</text:span><text:span text:style-name="T19">,</text:span><text:span text:style-name="T18"> &amp;<text:line-break/>chaude la nuict Les Hommes s</text:span><text:span text:style-name="T19">le</text:span><text:span text:style-name="T18">stonnent meruei</text:span><text:span text:style-name="T19">l<text:line-break/></text:span><text:span text:style-name="T18">leusemen</text:span><text:span text:style-name="T19">td</text:span><text:span text:style-name="T18">e cette fontaine</text:span><text:span text:style-name="T19">:</text:span><text:span text:style-name="T18"> &amp; quelques-vns s</text:span><text:span text:style-name="T19">i</text:span><text:span text:style-name="T18">-<text:line-break/>maginent qu'un Soleil vehement échauffe en vn<text:line-break/>instant la Terre pa</text:span><text:span text:style-name="T19">t</text:span><text:span text:style-name="T18"> dessous en ce lieu là , quand la<text:line-break/>nuictcouure toutes choses de l’horreur de son ob-<text:line-break/></text:span><text:span text:style-name="T19">f</text:span><text:span text:style-name="T18">c</text:span><text:span text:style-name="T19">u</text:span><text:span text:style-name="T18">rité. Ce qui est tres-éloigné de la veritable rai</text:span><text:span text:style-name="T19">-<text:line-break/></text:span><text:span text:style-name="T18">son. Car comment le Soleil, qui touchant l’eau de<text:line-break/></text:span><text:span text:style-name="T19">L</text:span><text:span text:style-name="T18">es rayons </text:span><text:span text:style-name="T19">«</text:span><text:span text:style-name="T18">quand ils sont en leur plus grande fer-<text:line-break/>ueur au dessus de nou</text:span><text:span text:style-name="T19">s»</text:span><text:span text:style-name="T18"> ne la peut neantmoins é-<text:line-break/>chauffer, seroit-</text:span><text:span text:style-name="T19">i</text:span><text:span text:style-name="T18">l capable de l</text:span><text:span text:style-name="T19">u</text:span><text:span text:style-name="T18">y communiquer<text:line-break/></text:span><text:span text:style-name="T19">f</text:span><text:span text:style-name="T18">on ardeur,</text:span><text:span text:style-name="T19">v</text:span><text:span text:style-name="T18">eu l’interposition du corps solide de la<text:line-break/>Terre, &amp; qu</text:span><text:span text:style-name="T19">’il</text:span><text:span text:style-name="T18"> penetre à peine le</text:span><text:span text:style-name="T19">sc</text:span><text:span text:style-name="T18">lostur</text:span><text:span text:style-name="T19">csd</text:span><text:span text:style-name="T18">es<text:line-break/>maisons pour y porter sa chaleur </text:span><text:span text:style-name="T19">î</text:span><text:span text:style-name="T18"> Qu</text:span><text:span text:style-name="T19">e</text:span><text:span text:style-name="T18">lle raison y<text:line-break/>a-t</text:span><text:span text:style-name="T19">-</text:span><text:span text:style-name="T18">il donc</text:span><text:span text:style-name="T19">î</text:span><text:span text:style-name="T18">s</text:span><text:span text:style-name="T19">ic</text:span><text:span text:style-name="T18">e n’est que la Terre soit plus rare</text:span><text:span text:style-name="T19"> </text:span><text:span text:style-name="T18">a</text:span><text:span text:style-name="T19">u</text:span><text:span text:style-name="T18">-<text:line-break/>tour de cette fontain</text:span><text:span text:style-name="T19">e,</text:span><text:span text:style-name="T18"> qu’elle n est a</text:span><text:span text:style-name="T19">ut</text:span><text:span text:style-name="T18">re par</text:span><text:span text:style-name="T19">t</text:span><text:span text:style-name="T18">, &amp;<text:line-break/>qu'auprés du corps humide il se rencontre beau-<text:line-break/>coup de semences de feu</text:span><text:span text:style-name="T19">’</text:span><text:span text:style-name="T18">De là,</text:span><text:span text:style-name="T19">q</text:span><text:span text:style-name="T18">uand la nuict cou-<text:line-break/>ure la Terre de ses ombres moites, aussi.tost la<text:line-break/>Terre se refroidit par dessous, se resserre de cette<text:line-break/></text:span><text:span text:style-name="T19">s</text:span><text:span text:style-name="T18">orte:</text:span><text:span text:style-name="T19">&amp;</text:span><text:span text:style-name="T18">, co</text:span><text:span text:style-name="T19">rn</text:span><text:span text:style-name="T18">e si elle estoit pressée de la mai</text:span><text:span text:style-name="T19">n</text:span><text:span text:style-name="T18">, elle<text:line-break/>exprime dans la fontaine toutes ces semences de<text:line-break/>feu qu’</text:span><text:span text:style-name="T19">dl</text:span><text:span text:style-name="T18">e contien</text:span><text:span text:style-name="T19">t</text:span><text:span text:style-name="T18">, qui en rendent l’eau chaude à<text:line-break/></text:span><text:span text:style-name="T19">l</text:span><text:span text:style-name="T18">'attouchement &amp; au gousse Puis quand le Solei</text:span><text:span text:style-name="T19">l<text:line-break/></text:span><text:span text:style-name="T18">retourne sur la Terr</text:span><text:span text:style-name="T19">e,</text:span><text:span text:style-name="T18"> &amp; qu’il la raref</text:span><text:span text:style-name="T19">le</text:span><text:span text:style-name="T18"> par ses<text:line-break/>rayons, les principes de feu retournent derechef<text:line-break/></text:span><text:span text:style-name="T24">en </text:span><text:span text:style-name="T18">leur premiere place, &amp; toute la chaleur de l’eau<text:line-break/>rentre dans la Terre</text:span><text:span text:style-name="T19">.</text:span><text:span text:style-name="T18"> C’est pourquoy cette fontai</text:span><text:span text:style-name="T19">-<text:line-break/></text:span><text:span text:style-name="T24">ne </text:span><text:span text:style-name="T18">deuient froide le iour</text:span><text:span text:style-name="T19">.</text:span><text:span text:style-name="T18"> outre cel</text:span><text:span text:style-name="T19">a</text:span><text:span text:style-name="T18">, seau est é-<text:line-break/></text:span><text:span text:style-name="T24">meu</text:span><text:span text:style-name="T25">ë</text:span><text:span text:style-name="T24"> par </text:span><text:span text:style-name="T18">l'ardeur du Soleil, &amp; se rarefie à la lumie-<text:line-break/></text:span><text:span text:style-name="T20">re</text:span><text:span text:style-name="T21"> par la</text:span><text:span text:style-name="T18"> chaleur tremblante: ce qui </text:span><text:span text:style-name="T19">f</text:span><text:span text:style-name="T18">ait qu’dle en-<text:line-break/></text:span><text:span text:style-name="T19">u</text:span><text:span text:style-name="T18">ov</text:span><text:span text:style-name="T19">c</text:span><text:span text:style-name="T18"> toutes les semences de feu q</text:span><text:span text:style-name="T19">ue</text:span><text:span text:style-name="T18">lle auoit,</text:span></text:p>
      <text:p text:style-name="P11"><text:span text:style-name="T37">L E V I. </text:span><text:span text:style-name="T36">LIVRE</text:span><text:span text:style-name="T37"> DE LvCRE</text:span><text:span text:style-name="T36">CE.</text:span><text:span text:style-name="T109">1</text:span><text:span text:style-name="T37"> 29</text:span><text:span text:style-name="T36">r<text:line-break/></text:span><text:span text:style-name="T18">comme d'autresfois,ell</text:span><text:span text:style-name="T19">es</text:span><text:span text:style-name="T18">e dépouille de la gelée </text:span><text:span text:style-name="T19">&amp;<text:line-break/></text:span><text:span text:style-name="T18">de la glace qu’elle contenoit , &amp; rel</text:span><text:span text:style-name="T19">as</text:span><text:span text:style-name="T18">ch</text:span><text:span text:style-name="T19">e</text:span><text:span text:style-name="T18"> de sa<text:line-break/>froideur</text:span><text:span text:style-name="T19">.</text:span></text:p>
      <text:p text:style-name="Texte_20_du_20_corps"><text:span text:style-name="T20">1</text:span><text:span text:style-name="T21">1</text:span><text:span text:style-name="T18"> y a aussi vne fontaine froide, sur laquelle </text:span><text:span text:style-name="T20">fi</text:span><text:span text:style-name="T21"> on<text:line-break/></text:span><text:span text:style-name="T18">iette des étoupe</text:span><text:span text:style-name="T19">s,</text:span><text:span text:style-name="T18"> elles pousseront des </text:span><text:span text:style-name="T19">fl</text:span><text:span text:style-name="T18">ammes à<text:line-break/>cause du</text:span><text:span text:style-name="T19"> </text:span><text:span text:style-name="T18">feu qu’elles en reco</text:span><text:span text:style-name="T19">ur</text:span><text:span text:style-name="T18">ent : &amp; pat me</text:span><text:span text:style-name="T19">f</text:span><text:span text:style-name="T18">me<text:line-break/>raiso</text:span><text:span text:style-name="T19">n</text:span><text:span text:style-name="T18">, les torches s’y allument de quelque costé<text:line-break/>qu</text:span><text:span text:style-name="T19">’</text:span><text:span text:style-name="T18">elles soient agitées s</text:span><text:span text:style-name="T19">ur</text:span><text:span text:style-name="T18"> l </text:span><text:span text:style-name="T19">e</text:span><text:span text:style-name="T18">au par le vent , pource<text:line-break/>qu’il y a dans l’eau plusieurs semences de chaleur,<text:line-break/>&amp; il est necessaire</text:span><text:span text:style-name="T19"> </text:span><text:span text:style-name="T18">qu'au trauers de</text:span><text:span text:style-name="T19"> </text:span><text:span text:style-name="T18">la fontaine, des<text:line-break/>atomes d</text:span><text:span text:style-name="T19">e</text:span><text:span text:style-name="T18"> feu s</text:span><text:span text:style-name="T19">’é</text:span><text:span text:style-name="T18">leuent de la terre qui est au fonds</text:span><text:span text:style-name="T19">.<text:line-break/>&amp; </text:span><text:span text:style-name="T18">qu’</text:span><text:span text:style-name="T19">il</text:span><text:span text:style-name="T18">s s’exhalent dehors</text:span><text:span text:style-name="T19">,</text:span><text:span text:style-name="T18"> non </text:span><text:span text:style-name="T19">tou </text:span><text:span text:style-name="T18">tes</text:span><text:span text:style-name="T19"> </text:span><text:span text:style-name="T18">s</text:span><text:span text:style-name="T19">o</text:span><text:span text:style-name="T18">i</text:span><text:span text:style-name="T19">f</text:span><text:span text:style-name="T18"> auec<text:line-break/>tant de vi</text:span><text:span text:style-name="T19">u</text:span><text:span text:style-name="T18">acité </text:span><text:span text:style-name="T19">,</text:span><text:span text:style-name="T18"> que la fontaine en puisse estre<text:line-break/>chaude</text:span><text:span text:style-name="T19">.</text:span><text:span text:style-name="T18"> Dauantag</text:span><text:span text:style-name="T19">e,</text:span><text:span text:style-name="T18"> </text:span><text:span text:style-name="T19">f</text:span><text:span text:style-name="T18">a force contraint ces atomes<text:line-break/>de passer promptement au trauers de </text:span><text:span text:style-name="T19">l</text:span><text:span text:style-name="T18">’ea</text:span><text:span text:style-name="T19">u ,&amp; </text:span><text:span text:style-name="T18">de<text:line-break/>se reünir estant montez : de mes</text:span><text:span text:style-name="T19">i</text:span><text:span text:style-name="T18">ne qu'une fon</text:span><text:span text:style-name="T19">r</text:span><text:span text:style-name="T18">ai-<text:line-break/>ne d'</text:span><text:span text:style-name="T19">e</text:span><text:span text:style-name="T18">au douce qui rejaillit au milieu de la</text:span><text:span text:style-name="T19"> </text:span><text:span text:style-name="T18">Me</text:span><text:span text:style-name="T19">r</text:span><text:span text:style-name="T18">, &amp;<text:line-break/>sep</text:span><text:span text:style-name="T19"> </text:span><text:span text:style-name="T18">are les eaux falée</text:span><text:span text:style-name="T19">sq</text:span><text:span text:style-name="T18">ui l</text:span><text:span text:style-name="T19">le</text:span><text:span text:style-name="T18">nuironnent: car la Me</text:span><text:span text:style-name="T19">r<text:line-break/></text:span><text:span text:style-name="T18">apporte en diuers climats vne pareille </text:span><text:span text:style-name="T19">u</text:span><text:span text:style-name="T18">tilité pour<text:line-break/>les Matelots a</text:span><text:span text:style-name="T19">l</text:span><text:span text:style-name="T18">terez , quand elle </text:span><text:span text:style-name="T19">e</text:span><text:span text:style-name="T18">ntreco</text:span><text:span text:style-name="T19">r</text:span><text:span text:style-name="T18">i</text:span><text:span text:style-name="T19">jae</text:span><text:span text:style-name="T18"> des<text:line-break/>eaux douces entre les flots falez. Ainsi donc des </text:span><text:span text:style-name="T21">l</text:span><text:span text:style-name="T20">'e</text:span><text:span text:style-name="T21">-<text:line-break/></text:span><text:span text:style-name="T18">Inences de feu peuuent bien passer au trauers de<text:line-break/>cette fontaine</text:span><text:span text:style-name="T19">,</text:span><text:span text:style-name="T18"> &amp; sortir dans l’</text:span><text:span text:style-name="T19">ct</text:span><text:span text:style-name="T18">ou</text:span><text:span text:style-name="T19">n</text:span><text:span text:style-name="T18">e, ou lors<text:line-break/>qu'elles se </text:span><text:span text:style-name="T19">/</text:span><text:span text:style-name="T18">ont assemblées,</text:span><text:span text:style-name="T19">o</text:span><text:span text:style-name="T18">u qu’elles s</text:span><text:span text:style-name="T19">e</text:span><text:span text:style-name="T18"> sont atta-<text:line-break/>ché</text:span><text:span text:style-name="T19">e</text:span><text:span text:style-name="T18">s à la m</text:span><text:span text:style-name="T19">è</text:span><text:span text:style-name="T18">che de la torch</text:span><text:span text:style-name="T19">e,</text:span><text:span text:style-name="T18"> elles bruilent facile-<text:line-break/>ment, pource que les étoupes </text:span><text:span text:style-name="T19">&amp;</text:span><text:span text:style-name="T18"> les torches ont<text:line-break/>elles mesmes beaucoup de semences de scu. Ne<text:line-break/>voyez-vous pas aussi que quand vne méc</text:span><text:span text:style-name="T19">li</text:span><text:span text:style-name="T18">e ne<text:line-break/>vient que de s</text:span><text:span text:style-name="T19">ler</text:span><text:span text:style-name="T18">eindr</text:span><text:span text:style-name="T19">e</text:span><text:span text:style-name="T18">, si</text:span><text:span text:style-name="T19"> </text:span><text:span text:style-name="T18">vous l'approchez d'un<text:line-break/></text:span><text:span text:style-name="T19">fl</text:span><text:span text:style-name="T18">ambeau</text:span><text:span text:style-name="T19">e</text:span><text:span text:style-name="T18">lle te r'</text:span><text:span text:style-name="T19">a</text:span><text:span text:style-name="T18">ll</text:span><text:span text:style-name="T19">u</text:span><text:span text:style-name="T18">mera plustost q</text:span><text:span text:style-name="T19">u’</text:span><text:span text:style-name="T18">elle ne tou</text:span><text:span text:style-name="T19">-<text:line-break/></text:span><text:span text:style-name="T18">chera la flamme ? La torche s</text:span><text:span text:style-name="T19">e</text:span><text:span text:style-name="T18">ra to</text:span><text:span text:style-name="T19">ut</text:span><text:span text:style-name="T18"> de mesine ?<text:line-break/>Et comme 11 y a plusieurs choses qui s’allument de<text:line-break/>loin estant touchées par</text:span><text:span text:style-name="T19"> </text:span><text:span text:style-name="T18">la simple chaleur</text:span><text:span text:style-name="T19">,</text:span><text:span text:style-name="T18"> auan</text:span><text:span text:style-name="T19">t<text:line-break/></text:span><text:span text:style-name="T18">que </text:span><text:span text:style-name="T19">il</text:span><text:span text:style-name="T18"> prés, elles </text:span><text:span text:style-name="T19">a</text:span><text:span text:style-name="T18">y</text:span><text:span text:style-name="T19">e</text:span><text:span text:style-name="T18">nt esté touchées du feu ; on </text:span><text:span text:style-name="T10">se<text:line-break/>oo</text:span></text:p>
      <text:p text:style-name="P11"><text:span text:style-name="T20">292</text:span><text:span text:style-name="T18"> LE </text:span><text:span text:style-name="T19">VL</text:span><text:span text:style-name="T18"> </text:span><text:span text:style-name="T19">LIvR</text:span><text:span text:style-name="T18">E DE </text:span><text:span text:style-name="T19">I.</text:span><text:span text:style-name="T18">vcR</text:span><text:span text:style-name="T19">ECE.<text:line-break/></text:span><text:span text:style-name="T18">peut aisément persuader la mes</text:span><text:span text:style-name="T19">ma</text:span><text:span text:style-name="T18"> chose de la fon</text:span><text:span text:style-name="T19">-<text:line-break/></text:span><text:span text:style-name="T18">taine dont nous venons de parler</text:span><text:span text:style-name="T19">.</text:span></text:p>
      <text:p text:style-name="Texte_20_du_20_corps"><text:span text:style-name="T18">Pou</text:span><text:span text:style-name="T19">rc</text:span><text:span text:style-name="T18">e qui nous reste à traite</text:span><text:span text:style-name="T19">r</text:span><text:span text:style-name="T18">, ie parleray de<text:line-break/>l’Aiman</text:span><text:span text:style-name="T19">&amp;</text:span><text:span text:style-name="T18">i</text:span><text:span text:style-name="T19">e</text:span><text:span text:style-name="T18"> diray par quelle loy de la nature</text:span><text:span text:style-name="T19">.</text:span><text:span text:style-name="T18">cet-<text:line-break/>te</text:span><text:span text:style-name="T19"> </text:span><text:span text:style-name="T18">pierre que les Grecs appellent Magnetique</text:span><text:span text:style-name="T19">,</text:span><text:span text:style-name="T18"> à<text:line-break/>cause du pais des Magnes</text:span><text:span text:style-name="T19">i</text:span><text:span text:style-name="T18">ens des frontieres du-<text:line-break/>quel elle emprunte son origin</text:span><text:span text:style-name="T19">e,</text:span><text:span text:style-name="T18"> peut at</text:span><text:span text:style-name="T19">ti</text:span><text:span text:style-name="T18">rer le fer</text:span><text:span text:style-name="T19">.<text:line-break/></text:span><text:span text:style-name="T18">Les hommes l'admirent pource qu’</text:span><text:span text:style-name="T19">e</text:span><text:span text:style-name="T18">ll</text:span><text:span text:style-name="T19">e</text:span><text:span text:style-name="T18"> attache<text:line-break/>plusieurs anneaux ensemble suspendus les vns</text:span><text:span text:style-name="T19"> </text:span><text:span text:style-name="T18">aux<text:line-break/>autre</text:span><text:span text:style-name="T19">s</text:span><text:span text:style-name="T18">, qui forment vne chaisne par sa feule vertu:<text:line-break/>car on en peut voir quelquesfois iusques à cinq de<text:line-break/></text:span><text:span text:style-name="T19">F</text:span><text:span text:style-name="T18">uite, &amp; me</text:span><text:span text:style-name="T19">si</text:span><text:span text:style-name="T18">nes dauantage soustenus en l</text:span><text:span text:style-name="T19">’</text:span><text:span text:style-name="T18">ai</text:span><text:span text:style-name="T19">r</text:span><text:span text:style-name="T18">, l’</text:span><text:span text:style-name="T19">v</text:span><text:span text:style-name="T18">n<text:line-break/>adherant à l'autre par dessou</text:span><text:span text:style-name="T19">s</text:span><text:span text:style-name="T18">, &amp; celuy-cy con-<text:line-break/>naissant la force de la pierre par celuy-là qui l’y<text:line-break/></text:span><text:span text:style-name="T19">a</text:span><text:span text:style-name="T18">tt</text:span><text:span text:style-name="T19">a</text:span><text:span text:style-name="T18">che</text:span><text:span text:style-name="T19">j</text:span><text:span text:style-name="T18">de sorte que cette force fubsiste par com.<text:line-break/>munication depuis le premier iusqu’au dernier</text:span><text:span text:style-name="T19">,<text:line-break/></text:span><text:span text:style-name="T18">Auant que de pouuoir rendre la vraye raison </text:span><text:span text:style-name="T19">,</text:span><text:span text:style-name="T18"> en<text:line-break/>ce genre de choses</text:span><text:span text:style-name="T19">,</text:span><text:span text:style-name="T18"> il faut en establir beaucoup<text:line-break/>d’a</text:span><text:span text:style-name="T19">u</text:span><text:span text:style-name="T18">tre</text:span><text:span text:style-name="T19">s,</text:span><text:span text:style-name="T18"> &amp; nous auancer en matier</text:span><text:span text:style-name="T19">c</text:span><text:span text:style-name="T18"> pat de longs<text:line-break/>di</text:span><text:span text:style-name="T19">s</text:span><text:span text:style-name="T18">cours</text:span><text:span text:style-name="T19">.C’</text:span><text:span text:style-name="T18">est pourquoy icvou</text:span><text:span text:style-name="T19">sc</text:span><text:span text:style-name="T18">oiure de in</text:span><text:span text:style-name="T19">'u</text:span><text:span text:style-name="T18">cou-<text:line-break/>ter</text:span><text:span text:style-name="T19">,</text:span><text:span text:style-name="T18">&amp; que vostre efprit soit attentif.</text:span><text:span text:style-name="T19"> </text:span><text:span text:style-name="T18">Pr</text:span><text:span text:style-name="T19">c</text:span><text:span text:style-name="T18">mieremér,<text:line-break/>il faut que vous confessiez de nec</text:span><text:span text:style-name="T19">c</text:span><text:span text:style-name="T18">ssité que de tou-<text:line-break/>res les choses que nous voyons</text:span><text:span text:style-name="T19">,</text:span><text:span text:style-name="T18"> il</text:span><text:span text:style-name="T19"> </text:span><text:span text:style-name="T18">s’écoule in</text:span><text:span text:style-name="T19">c</text:span><text:span text:style-name="T18">ef</text:span><text:span text:style-name="T19">-<text:line-break/></text:span><text:span text:style-name="T18">fam</text:span><text:span text:style-name="T19">rn</text:span><text:span text:style-name="T18">ent des corps qui frappent les yeu</text:span><text:span text:style-name="T19">x</text:span><text:span text:style-name="T18">, &amp; qui<text:line-break/>sollicitent la ve</text:span><text:span text:style-name="T19">ue</text:span><text:span text:style-name="T18">:comme</text:span><text:span text:style-name="T19"> </text:span><text:span text:style-name="T18">aussi les odeurs coulent<text:line-break/>p</text:span><text:span text:style-name="T19">e</text:span><text:span text:style-name="T18">rtuellement de certaines choses</text:span><text:span text:style-name="T19">,</text:span><text:span text:style-name="T18"> le frais sort des<text:line-break/>Riuieres</text:span><text:span text:style-name="T19">jl</text:span><text:span text:style-name="T18">a chaleur naist du Soleil</text:span><text:span text:style-name="T19">,</text:span><text:span text:style-name="T18"> vn tas de petits<text:line-break/>corps vient de la</text:span><text:span text:style-name="T19"> </text:span><text:span text:style-name="T18">Me</text:span><text:span text:style-name="T19">t</text:span><text:span text:style-name="T18"> qui ronge les murailles des<text:line-break/>Bastiments qui sont sur ses cosses,&amp; des sons diss</text:span><text:span text:style-name="T19">e</text:span><text:span text:style-name="T18">-<text:line-break/>rens ne cessent point de s'insinuer par</text:span><text:span text:style-name="T19">m</text:span><text:span text:style-name="T18">y l'air</text:span><text:span text:style-name="T19">.<text:line-break/></text:span><text:span text:style-name="T18">Enfin</text:span><text:span text:style-name="T19">j</text:span><text:span text:style-name="T18">quand nous sommes assis au bord de</text:span><text:span text:style-name="T19"> </text:span><text:span text:style-name="T18">la Mer,<text:line-break/></text:span><text:span text:style-name="T19">f</text:span><text:span text:style-name="T18">ouuent nous</text:span><text:span text:style-name="T19"> </text:span><text:span text:style-name="T18">y sentons le goust d'une humeur </text:span><text:span text:style-name="T19">s</text:span><text:span text:style-name="T18">i-<text:line-break/></text:span><text:span text:style-name="T19">l</text:span><text:span text:style-name="T18">é</text:span><text:span text:style-name="T19">c</text:span><text:span text:style-name="T18">:&amp;</text:span><text:span text:style-name="T19"> </text:span><text:span text:style-name="T18">quand nous voyons piler l’</text:span><text:span text:style-name="T19">A</text:span><text:span text:style-name="T18">bsinthe</text:span><text:span text:style-name="T19">,</text:span><text:span text:style-name="T18"> quel-<text:line-break/>que amertume nous touche le palais</text:span><text:span text:style-name="T19">,</text:span><text:span text:style-name="T18"> tant</text:span><text:span text:style-name="T19"> </text:span><text:span text:style-name="T18">il est</text:span></text:p>
      <text:p text:style-name="P11"><text:span text:style-name="T24">LE </text:span><text:span text:style-name="T18">V</text:span><text:span text:style-name="T19">LL</text:span><text:span text:style-name="T18">IVRE DE LVCRECE</text:span><text:span text:style-name="T19">.</text:span><text:span text:style-name="T18"> </text:span><text:span text:style-name="T21">293<text:line-break/></text:span><text:span text:style-name="T18">vray que de</text:span><text:span text:style-name="T19"> </text:span><text:span text:style-name="T18">tout ce</text:span><text:span text:style-name="T19"> </text:span><text:span text:style-name="T18">qui es</text:span><text:span text:style-name="T19">t</text:span><text:span text:style-name="T18">, s'écoule incessamment<text:line-break/>quelque chose qui se renuoye de tous coste</text:span><text:span text:style-name="T19">z</text:span><text:span text:style-name="T18">, &amp;<text:line-break/>il n</text:span><text:span text:style-name="T19">’</text:span><text:span text:style-name="T18">y a point de repos ny de re</text:span><text:span text:style-name="T19">l</text:span><text:span text:style-name="T18">a</text:span><text:span text:style-name="T19">f</text:span><text:span text:style-name="T18">che en toutes ces<text:line-break/>emanation</text:span><text:span text:style-name="T19">s</text:span><text:span text:style-name="T18">, puisque continuellement nous</text:span><text:span text:style-name="T19"> </text:span><text:span text:style-name="T18">en </text:span><text:span text:style-name="T24">a</text:span><text:span text:style-name="T25">-<text:line-break/></text:span><text:span text:style-name="T19">u</text:span><text:span text:style-name="T18">ons le sentimen</text:span><text:span text:style-name="T19">t</text:span><text:span text:style-name="T18">, &amp; que tousiours il nous est per-<text:line-break/>mi</text:span><text:span text:style-name="T19">s</text:span><text:span text:style-name="T18"> de voir vne infinit</text:span><text:span text:style-name="T19">é</text:span><text:span text:style-name="T18"> de chose</text:span><text:span text:style-name="T19">s</text:span><text:span text:style-name="T18">, de sentir les o-<text:line-break/>de</text:span><text:span text:style-name="T19">nt</text:span><text:span text:style-name="T18">s ,&amp;</text:span><text:span text:style-name="T19">d’</text:span><text:span text:style-name="T18">o</text:span><text:span text:style-name="T19">üif</text:span><text:span text:style-name="T18"> les son</text:span><text:span text:style-name="T19">s</text:span><text:span text:style-name="T18">.</text:span></text:p>
      <text:p text:style-name="Texte_20_du_20_corps"><text:span text:style-name="T18">Ie me ressou</text:span><text:span text:style-name="T19">u</text:span><text:span text:style-name="T18">iendray maintenant de </text:span><text:span text:style-name="T19">Ce</text:span><text:span text:style-name="T18"> que i'ay<text:line-break/>dit en mon premier Liure , combien toutes C</text:span><text:span text:style-name="T19">fi</text:span><text:span text:style-name="T18">o- </text:span><text:span text:style-name="T105">1<text:line-break/></text:span><text:span text:style-name="T18">ses, mesmes les plus compacte</text:span><text:span text:style-name="T19">s</text:span><text:span text:style-name="T18">, sont douées d'un </text:span><text:span text:style-name="T19">J<text:line-break/></text:span><text:span text:style-name="T18">corps rare </text:span><text:span text:style-name="T19">:</text:span><text:span text:style-name="T18"> car encore que cecy appartienne à plu- ,<text:line-break/>sieurs chose</text:span><text:span text:style-name="T19">s</text:span><text:span text:style-name="T18">, &amp; principalement au sui</text:span><text:span text:style-name="T19">e</text:span><text:span text:style-name="T18">t que ie<text:line-break/>trait</text:span><text:span text:style-name="T19">e</text:span><text:span text:style-name="T18">, il est necessaire de prouuer que rien ne se<text:line-break/>presente à</text:span><text:span text:style-name="T19"> </text:span><text:span text:style-name="T18">nous que le corps me</text:span><text:span text:style-name="T19">sse</text:span><text:span text:style-name="T18"> auec le vuide</text:span><text:span text:style-name="T19">.<text:line-break/></text:span><text:span text:style-name="T18">Pre</text:span><text:span text:style-name="T19">rn</text:span><text:span text:style-name="T18">ierement</text:span><text:span text:style-name="T19">j</text:span><text:span text:style-name="T18">il arriu</text:span><text:span text:style-name="T19">e</text:span><text:span text:style-name="T18">,</text:span><text:span text:style-name="T19">q</text:span><text:span text:style-name="T18">ue dans</text:span><text:span text:style-name="T19"> </text:span><text:span text:style-name="T18">les ca</text:span><text:span text:style-name="T19">v</text:span><text:span text:style-name="T18">ernes ,</text:span><text:span text:style-name="T19"> </text:span><text:span text:style-name="T18">les<text:line-break/>pierres sont humides par</text:span><text:span text:style-name="T19"> </text:span><text:span text:style-name="T18">le haut</text:span><text:span text:style-name="T19">,</text:span><text:span text:style-name="T18"> &amp; distilent des<text:line-break/>gou</text:span><text:span text:style-name="T19">r</text:span><text:span text:style-name="T18">es d</text:span><text:span text:style-name="T19">’e</text:span><text:span text:style-name="T18">a</text:span><text:span text:style-name="T19">u</text:span><text:span text:style-name="T18">: la sueur nous</text:span><text:span text:style-name="T19"> </text:span><text:span text:style-name="T18">rend quelquesfois tout<text:line-break/>moites pa</text:span><text:span text:style-name="T19">rl</text:span><text:span text:style-name="T18">e corps,</text:span><text:span text:style-name="T19">l</text:span><text:span text:style-name="T18">a barbe naist au menton, &amp; de<text:line-break/>petits poils viennent par tous les membres : la<text:line-break/>viande dispersée par toutes les veines sait croistre<text:line-break/>les parties du corp</text:span><text:span text:style-name="T19">s</text:span><text:span text:style-name="T18">, &amp; les nourrit iusques aux on-<text:line-break/>gles </text:span><text:span text:style-name="T19">&amp;</text:span><text:span text:style-name="T18"> aux autres extré</text:span><text:span text:style-name="T19">rn</text:span><text:span text:style-name="T18">itez. Le froid &amp; le chaud<text:line-break/>penetr</text:span><text:span text:style-name="T19">e</text:span><text:span text:style-name="T18">nt l'</text:span><text:span text:style-name="T19">a</text:span><text:span text:style-name="T18">irai</text:span><text:span text:style-name="T19">n</text:span><text:span text:style-name="T18">, </text:span><text:span text:style-name="T19">&amp;</text:span><text:span text:style-name="T18"> nous le sentons au trauers de<text:line-break/>l'or &amp; de l'argent, quand nous tenons quelque<text:line-break/>Vase plein </text:span><text:span text:style-name="T19">d</text:span><text:span text:style-name="T18">’eau froide à</text:span><text:span text:style-name="T19"> </text:span><text:span text:style-name="T18">la main</text:span><text:span text:style-name="T19">.</text:span><text:span text:style-name="T18"> Enfin, la voix<text:line-break/></text:span><text:span text:style-name="T24">passe </text:span><text:span text:style-name="T18">au trauers des murs de pierre:</text:span><text:span text:style-name="T19">lle</text:span><text:span text:style-name="T18">deur,le froid</text:span><text:span text:style-name="T19">,<text:line-break/></text:span><text:span text:style-name="T18">l</text:span><text:span text:style-name="T19">a</text:span><text:span text:style-name="T18"> chaleur du feu , y passent tout de mesme. </text:span><text:span text:style-name="T19">L</text:span><text:span text:style-name="T18">a<text:line-break/>maladie qui nous vient de dehors, penetr</text:span><text:span text:style-name="T19">eb</text:span><text:span text:style-name="T18">ien<text:line-break/>aussi d’ordinaire la dur</text:span><text:span text:style-name="T19">e</text:span><text:span text:style-name="T18">té du ser pa</text:span><text:span text:style-name="T19">rl</text:span><text:span text:style-name="T18">es endroits<text:line-break/>que la cuirasse couuieils Te</text:span><text:span text:style-name="T19">rn</text:span><text:span text:style-name="T18">pestes qui naissent de<text:line-break/>la Terre </text:span><text:span text:style-name="T19">&amp;</text:span><text:span text:style-name="T18"> du Cie</text:span><text:span text:style-name="T19">l</text:span><text:span text:style-name="T18">, en se dissipant</text:span><text:span text:style-name="T19"> L</text:span><text:span text:style-name="T18">e réinsinuenr<text:line-break/>dans le Ciel &amp; dans la Terre; pource qu’il n'</text:span><text:span text:style-name="T19">y</text:span><text:span text:style-name="T18"> </text:span><text:span text:style-name="T24">a<text:line-break/></text:span><text:span text:style-name="T18">rien de composé qui ne le soit de corps rate</text:span><text:span text:style-name="T19">s,</text:span><text:span text:style-name="T18"> les-<text:line-break/>quels </text:span><text:span text:style-name="T19">f</text:span><text:span text:style-name="T18">e </text:span><text:span text:style-name="T19">p</text:span><text:span text:style-name="T18">euuent aisément penetrer.</text:span></text:p>
      <text:p text:style-name="P11"><text:bookmark-start text:name="bookmark120"/><text:span text:style-name="T84">294 LE VI.L</text:span><text:span text:style-name="T85">I</text:span><text:span text:style-name="T84">VRE DE L V C R </text:span><text:span text:style-name="T85">E</text:span><text:span text:style-name="T84"> C E</text:span><text:span text:style-name="T85">.</text:span><text:bookmark-end text:name="bookmark120"/></text:p>
      <text:p text:style-name="Texte_20_du_20_corps"><text:span text:style-name="T18">AdloustonS à cela que tous les corps qui s'</text:span><text:span text:style-name="T19">e</text:span><text:span text:style-name="T18">co</text:span><text:span text:style-name="T19">si-<text:line-break/></text:span><text:span text:style-name="T18">lent des mixtes , ne font pas do</text:span><text:span text:style-name="T19">u</text:span><text:span text:style-name="T18">ez d'une mesme<text:line-break/>qualité,</text:span><text:span text:style-name="T19"> </text:span><text:span text:style-name="T18">ny propres à toute sorte de nature</text:span><text:span text:style-name="T19">.</text:span><text:span text:style-name="T18"> Pour<text:line-break/>le montrer en premier</text:span><text:span text:style-name="T19"> </text:span><text:span text:style-name="T18">lieu </text:span><text:span text:style-name="T19">;</text:span><text:span text:style-name="T18"> le Soleil on cuisant la<text:line-break/>Terre la desseiche : mais il dissout la glac</text:span><text:span text:style-name="T19">e</text:span><text:span text:style-name="T18">, &amp; con</text:span><text:span text:style-name="T19">-<text:line-break/></text:span><text:span text:style-name="T18">tramt la neige de s’écouler des hautes montagnes<text:line-break/>où elle esto</text:span><text:span text:style-name="T19">it</text:span><text:span text:style-name="T18"> amoncelée</text:span><text:span text:style-name="T19">.</text:span><text:span text:style-name="T18"> Enfin </text:span><text:span text:style-name="T19">,</text:span><text:span text:style-name="T18"> la cire se fond<text:line-break/>quand el</text:span><text:span text:style-name="T19">le</text:span><text:span text:style-name="T18"> est exposée à sa ch</text:span><text:span text:style-name="T19">al</text:span><text:span text:style-name="T18">e</text:span><text:span text:style-name="T19">ur</text:span><text:span text:style-name="T18">.</text:span><text:span text:style-name="T19">l</text:span><text:span text:style-name="T18">ie feu rend l'ai-<text:line-break/>rain liquide,&amp; fond </text:span><text:span text:style-name="T19">lie</text:span><text:span text:style-name="T18">r : mais i</text:span><text:span text:style-name="T19">l </text:span><text:span text:style-name="T18">fait retirer le cuir<text:line-break/>&amp; la chair</text:span><text:span text:style-name="T19">,</text:span><text:span text:style-name="T18"> &amp; l</text:span><text:span text:style-name="T19">e</text:span><text:span text:style-name="T18">s ramasse en peloton</text:span><text:span text:style-name="T19">.</text:span><text:span text:style-name="T18"> Au reste</text:span><text:span text:style-name="T19">,<text:line-break/></text:span><text:span text:style-name="T18">l’eau end</text:span><text:span text:style-name="T19">u</text:span><text:span text:style-name="T18">rcit le s</text:span><text:span text:style-name="T19">e</text:span><text:span text:style-name="T18">s dans le feu </text:span><text:span text:style-name="T19">,</text:span><text:span text:style-name="T18"> </text:span><text:span text:style-name="T19">&amp;</text:span><text:span text:style-name="T18"> amollit la chair<text:line-break/>&amp;les cuirs endurcis par la chaleur</text:span><text:span text:style-name="T19">.</text:span><text:span text:style-name="T18"> </text:span><text:span text:style-name="T19">D</text:span><text:span text:style-name="T18">oliuie</text:span><text:span text:style-name="T19">rr</text:span><text:span text:style-name="T18">é-<text:line-break/></text:span><text:span text:style-name="T19">j </text:span><text:span text:style-name="T18">o</text:span><text:span text:style-name="T19">u</text:span><text:span text:style-name="T18">i</text:span><text:span text:style-name="T19"> t</text:span><text:span text:style-name="T18"> tellement les ch</text:span><text:span text:style-name="T19">è</text:span><text:span text:style-name="T18">vres barbue</text:span><text:span text:style-name="T19">s,</text:span><text:span text:style-name="T18"> qu</text:span><text:span text:style-name="T19">’</text:span><text:span text:style-name="T18">i</text:span><text:span text:style-name="T19">l</text:span><text:span text:style-name="T18"> est teint<text:line-break/>de Nectar en leur faueu</text:span><text:span text:style-name="T19">r,</text:span><text:span text:style-name="T18"> &amp; fait couler pour elles<text:line-break/>les douceurs de l’</text:span><text:span text:style-name="T19">A</text:span><text:span text:style-name="T18">mbrosie. Cependant il n</text:span><text:span text:style-name="T19">’</text:span><text:span text:style-name="T18">y a rien<text:line-break/>de</text:span><text:span text:style-name="T19"> </text:span><text:span text:style-name="T18">si</text:span><text:span text:style-name="T19"> </text:span><text:span text:style-name="T18">amer</text:span><text:span text:style-name="T19"> </text:span><text:span text:style-name="T18">au go</text:span><text:span text:style-name="T19">u</text:span><text:span text:style-name="T18">st de l’homme que les fe</text:span><text:span text:style-name="T19">u</text:span><text:span text:style-name="T18">illes de<text:line-break/>cét arbre</text:span><text:span text:style-name="T19">.</text:span><text:span text:style-name="T18"> Le Pourceau fuit la marjolaine , &amp;<text:line-break/>craint toute </text:span><text:span text:style-name="T19">f</text:span><text:span text:style-name="T18">orte de parfums : car ce qui nous est<text:line-break/>souuent tres-agr</text:span><text:span text:style-name="T19">e</text:span><text:span text:style-name="T18">able,es</text:span><text:span text:style-name="T19">ta</text:span><text:span text:style-name="T18">ux Pourceaux</text:span><text:span text:style-name="T19"> </text:span><text:span text:style-name="T18">vn pe</text:span><text:span text:style-name="T19">t</text:span><text:span text:style-name="T18">ni-<text:line-break/>c</text:span><text:span text:style-name="T19">ie</text:span><text:span text:style-name="T18">ux poison : </text:span><text:span text:style-name="T19">&amp;</text:span><text:span text:style-name="T18"> au contraire le Bourbier qui nous<text:line-break/>est ordur</text:span><text:span text:style-name="T19">e</text:span><text:span text:style-name="T18">, est delicieu</text:span><text:span text:style-name="T19">xàce</text:span><text:span text:style-name="T18">s vilains animaux. De<text:line-break/>sorte qu’ils ne sont iamais ennuyez de </text:span><text:span text:style-name="T19">s’y</text:span><text:span text:style-name="T18"> rouler</text:span><text:span text:style-name="T19">.</text:span></text:p>
      <text:p text:style-name="Texte_20_du_20_corps"><text:span text:style-name="T19">5</text:span><text:span text:style-name="T18"> Cec</text:span><text:span text:style-name="T19">yn</text:span><text:span text:style-name="T18">ous reste encore à dire</text:span><text:span text:style-name="T19">,</text:span><text:span text:style-name="T18"> auant que nous<text:line-break/></text:span><text:span text:style-name="T105">k</text:span><text:span text:style-name="T18"> entreprenions de parler d</text:span><text:span text:style-name="T19">o</text:span><text:span text:style-name="T18"> la chose dont nous<text:line-break/>a</text:span><text:span text:style-name="T19">u</text:span><text:span text:style-name="T18">ons àdiscourlr</text:span><text:span text:style-name="T19">.</text:span><text:span text:style-name="T18"> Comme il y</text:span><text:span text:style-name="T19"> </text:span><text:span text:style-name="T18">a plusieurs pores,<text:line-break/>o</text:span><text:span text:style-name="T19">uou</text:span><text:span text:style-name="T18">uertures dans les choses diuerse</text:span><text:span text:style-name="T19">s</text:span><text:span text:style-name="T18">, aussi</text:span><text:span text:style-name="T19"> </text:span><text:span text:style-name="T18">doi-<text:line-break/></text:span><text:span text:style-name="T19">l</text:span><text:span text:style-name="T18">ient-elles estre do</text:span><text:span text:style-name="T19">u</text:span><text:span text:style-name="T18">ées de nature dlssemblable , &amp;<text:line-break/>chacune a</text:span><text:span text:style-name="T19"> </text:span><text:span text:style-name="T18">la siéne propre &amp; ses voyes c</text:span><text:span text:style-name="T19">ô</text:span><text:span text:style-name="T18">uenables.<text:line-break/>Car en toutes les choses animée</text:span><text:span text:style-name="T19">s</text:span><text:span text:style-name="T18">, i</text:span><text:span text:style-name="T19">l</text:span><text:span text:style-name="T18"> y a des sens<text:line-break/>differen</text:span><text:span text:style-name="T19">t,</text:span><text:span text:style-name="T18"> dont chacun reçoit &amp; appreh</text:span><text:span text:style-name="T19">é</text:span><text:span text:style-name="T18">de la ch</text:span><text:span text:style-name="T19">o</text:span><text:span text:style-name="T18">-<text:line-break/>s</text:span><text:span text:style-name="T19">eq</text:span><text:span text:style-name="T18">ui luy est propre</text:span><text:span text:style-name="T19">.</text:span><text:span text:style-name="T18"> Aussi voyons</text:span><text:span text:style-name="T19">-</text:span><text:span text:style-name="T18">nous que par<text:line-break/>autres organes</text:span><text:span text:style-name="T19"> </text:span><text:span text:style-name="T18">p</text:span><text:span text:style-name="T19">en</text:span><text:span text:style-name="T18">etrent les s</text:span><text:span text:style-name="T19">on</text:span><text:span text:style-name="T18">s</text:span><text:span text:style-name="T19">,</text:span><text:span text:style-name="T18"> par autres les</text:span><text:span text:style-name="T19"> f</text:span><text:span text:style-name="T18">a-<text:line-break/>u</text:span><text:span text:style-name="T19">e</text:span><text:span text:style-name="T18">urs, par autres les odeurs</text:span><text:span text:style-name="T19">.</text:span><text:span text:style-name="T18"> De plus</text:span><text:span text:style-name="T19">,</text:span><text:span text:style-name="T18"> vne chose</text:span><text:span text:style-name="T19"> </text:span><text:span text:style-name="T18">s</text:span><text:span text:style-name="T19">’e</text:span><text:span text:style-name="T18">-<text:line-break/></text:span><text:span text:style-name="T19">ç</text:span><text:span text:style-name="T18">oule</text:span><text:span text:style-name="T19"> </text:span><text:span text:style-name="T18">par</text:span><text:span text:style-name="T19"> </text:span><text:span text:style-name="T18">les</text:span><text:span text:style-name="T19"> </text:span><text:span text:style-name="T18">roch</text:span><text:span text:style-name="T19">e</text:span><text:span text:style-name="T18">rs</text:span><text:span text:style-name="T19">j</text:span><text:span text:style-name="T18">Vn</text:span><text:span text:style-name="T19">e </text:span><text:span text:style-name="T18">autre par le bois, v</text:span><text:span text:style-name="T19">ne </text:span><text:span text:style-name="T18">au-</text:span></text:p>
      <text:p text:style-name="P11"><text:span text:style-name="T36">LE</text:span><text:span text:style-name="T37"> VI. </text:span><text:span text:style-name="T36">LIVRE</text:span><text:span text:style-name="T37"> </text:span><text:span text:style-name="T36">DE</text:span><text:span text:style-name="T37"> </text:span><text:span text:style-name="T36">LV</text:span><text:span text:style-name="T37">C</text:span><text:span text:style-name="T36">RE</text:span><text:span text:style-name="T37">CE</text:span><text:span text:style-name="T36">?</text:span><text:span text:style-name="T37"> </text:span><text:span text:style-name="T36">2</text:span><text:span text:style-name="T37">9</text:span><text:span text:style-name="T36">5<text:line-break/></text:span><text:span text:style-name="T18">tre par l</text:span><text:span text:style-name="T19">'</text:span><text:span text:style-name="T18">o</text:span><text:span text:style-name="T19">r</text:span><text:span text:style-name="T18">, &amp; d'autres par l'argent &amp; par le verre:<text:line-break/>car les images passent au trauers de ce</text:span><text:span text:style-name="T19">l</text:span><text:span text:style-name="T18">uy-cy, la<text:line-break/>chaleur au trauers de ceux-là</text:span><text:span text:style-name="T19">,</text:span><text:span text:style-name="T18"> &amp; vne chos</text:span><text:span text:style-name="T19">e</text:span><text:span text:style-name="T18"> se trans-<text:line-break/>met plustost par vn endroit que par l’autre. Ce<text:line-break/>que la nature des conduits diuersifiée en plusieurs<text:line-break/>maniere</text:span><text:span text:style-name="T19">s</text:span><text:span text:style-name="T18">,</text:span><text:span text:style-name="T19">c</text:span><text:span text:style-name="T18">st contrainte de faire de la sor</text:span><text:span text:style-name="T19">tt,</text:span><text:span text:style-name="T18">comme<text:line-break/>nous </text:span><text:span text:style-name="T19">Par</text:span><text:span text:style-name="T18">ions montré vn peu auparauant à cause d</text:span><text:span text:style-name="T19">e<text:line-break/></text:span><text:span text:style-name="T18">l</text:span><text:span text:style-name="T19">ad</text:span><text:span text:style-name="T18">i</text:span><text:span text:style-name="T19">r</text:span><text:span text:style-name="T18">iersit</text:span><text:span text:style-name="T19">éd</text:span><text:span text:style-name="T18">es natures &amp;</text:span><text:span text:style-name="T19"> </text:span><text:span text:style-name="T18">des liaisons</text:span><text:span text:style-name="T19">.</text:span><text:span text:style-name="T18"> C’est pour-<text:line-break/>qu</text:span><text:span text:style-name="T19">oy</text:span><text:span text:style-name="T18"> lor</text:span><text:span text:style-name="T19">s</text:span><text:span text:style-name="T18"> que nous aurons toutes ces choses bien<text:line-break/>assorties</text:span><text:span text:style-name="T19">.</text:span><text:span text:style-name="T18">bien arrangées,&amp; bien preparée</text:span><text:span text:style-name="T19">s</text:span><text:span text:style-name="T18">;la raison<text:line-break/>sera facile à rendre de ce qui nous reste à dire , &amp; la<text:line-break/>cause sera éuidente de la puissance qui attire le fer.</text:span></text:p>
      <text:p text:style-name="Texte_20_du_20_corps"><text:span text:style-name="T18">Premieremen</text:span><text:span text:style-name="T19">t</text:span><text:span text:style-name="T18">, il est necessaire que de la pierre<text:line-break/>d’A</text:span><text:span text:style-name="T19">l</text:span><text:span text:style-name="T18">inan il s'écoule plusieurs semences</text:span><text:span text:style-name="T19">,</text:span><text:span text:style-name="T18"> o</text:span><text:span text:style-name="T19">uvnt</text:span><text:span text:style-name="T18">as<text:line-break/>de petits corps,</text:span><text:span text:style-name="T19"> </text:span><text:span text:style-name="T18">qui</text:span><text:span text:style-name="T19"> </text:span><text:span text:style-name="T18">par leur impulsion,écartent &amp;<text:line-break/>chassent l'air qui est entre la pierre &amp; le fer. or<text:line-break/>quand cette espace est vuide,&amp; qu'une grande par-<text:line-break/>tie du lieu qui est entre-deux ne se trouue point<text:line-break/>occupée, aussi-tost les premiers principes du f</text:span><text:span text:style-name="T19">ç</text:span><text:span text:style-name="T18">r<text:line-break/>tombent con</text:span><text:span text:style-name="T19">j</text:span><text:span text:style-name="T18">ointement dans l</text:span><text:span text:style-name="T19">le</text:span><text:span text:style-name="T18">fpace vuid</text:span><text:span text:style-name="T19">e</text:span><text:span text:style-name="T18">, &amp; il<text:line-break/>arriue que l</text:span><text:span text:style-name="T19">’</text:span><text:span text:style-name="T18">anne</text:span><text:span text:style-name="T19">au</text:span><text:span text:style-name="T18"> suit, &amp; qu</text:span><text:span text:style-name="T19">’</text:span><text:span text:style-name="T18">il s</text:span><text:span text:style-name="T19">’</text:span><text:span text:style-name="T18">y porte tout en-<text:line-break/>tier:car il n</text:span><text:span text:style-name="T19">’y</text:span><text:span text:style-name="T18"> a rien de qui les parties soient plus<text:line-break/>étroitement liées par les premiers principe</text:span><text:span text:style-name="T19">s,</text:span><text:span text:style-name="T18"> que<text:line-break/>la froide horre</text:span><text:span text:style-name="T19">ti</text:span><text:span text:style-name="T18">r ou tissure de la nature du fer.<text:line-break/>C</text:span><text:span text:style-name="T19">’</text:span><text:span text:style-name="T18">est pourquoy il ne fe faut point émerueille</text:span><text:span text:style-name="T19">t,<text:line-break/></text:span><text:span text:style-name="T18">comme nous </text:span><text:span text:style-name="T19">Par</text:span><text:span text:style-name="T18">ions dit vn peu auparavant, si plu-<text:line-break/>sieurs corps ne peuuent sortir du fer pour es</text:span><text:span text:style-name="T19">t</text:span><text:span text:style-name="T18">re<text:line-break/>portez dans le vuid</text:span><text:span text:style-name="T19">e</text:span><text:span text:style-name="T18">, fans que l’anneau f</text:span><text:span text:style-name="T19">u</text:span><text:span text:style-name="T18">i</text:span><text:span text:style-name="T19">u</text:span><text:span text:style-name="T18">e de<text:line-break/>iuy-mefme, comme en effet</text:span><text:span text:style-name="T19">,</text:span><text:span text:style-name="T18"> il </text:span><text:span text:style-name="T19">r'y</text:span><text:span text:style-name="T18"> porte brusque</text:span><text:span text:style-name="T19">-<text:line-break/></text:span><text:span text:style-name="T18">ment,&amp; suit l</text:span><text:span text:style-name="T19">’</text:span><text:span text:style-name="T18">espace,</text:span><text:span text:style-name="T19">i</text:span><text:span text:style-name="T18">us</text:span><text:span text:style-name="T19">q</text:span><text:span text:style-name="T18">ues à ce qu’</text:span><text:span text:style-name="T19">i</text:span><text:span text:style-name="T18">l soit paru</text:span><text:span text:style-name="T19">e</text:span><text:span text:style-name="T18">nu<text:line-break/>à l’Aiman , auquel il s'attache pat des liens imper-<text:line-break/>ceptibles. Il arriue de l</text:span><text:span text:style-name="T19">à,</text:span><text:span text:style-name="T18"> que vers toutes les parties<text:line-break/>ou le lieu se vuid</text:span><text:span text:style-name="T19">e</text:span><text:span text:style-name="T18">, soit de haut soit de trauer</text:span><text:span text:style-name="T19">s,</text:span><text:span text:style-name="T18"> les<text:line-break/>corps d</text:span><text:span text:style-name="T19">u</text:span><text:span text:style-name="T18"> fer</text:span><text:span text:style-name="T19"> </text:span><text:span text:style-name="T18">qui sont voisins </text:span><text:span text:style-name="T21">s</text:span><text:span text:style-name="T20">’</text:span><text:span text:style-name="T21">y</text:span><text:span text:style-name="T18"> portent inconti</text:span><text:span text:style-name="T19">-</text:span></text:p>
      <text:p text:style-name="P11"><text:bookmark-start text:name="bookmark122"/><text:span text:style-name="T86">2</text:span><text:span text:style-name="T87">96</text:span><text:span text:style-name="T113"> LE VI. L</text:span><text:span text:style-name="T112">l</text:span><text:span text:style-name="T113">v</text:span><text:span text:style-name="T112">iiï</text:span><text:span text:style-name="T113"> DE Lv</text:span><text:span text:style-name="T112">cREet</text:span><text:span text:style-name="T113">?</text:span><text:bookmark-end text:name="bookmark122"/></text:p>
      <text:p text:style-name="Texte_20_du_20_corps"><text:span text:style-name="T18">nen</text:span><text:span text:style-name="T19">t</text:span><text:span text:style-name="T18">, pourc</text:span><text:span text:style-name="T19">e</text:span><text:span text:style-name="T18"> qu’ils sont agitez d</text:span><text:span text:style-name="T19">’</text:span><text:span text:style-name="T18">ailleurs par des<text:line-break/>impulsions, sans quoy ils ne pourroient nullement<text:line-break/></text:span><text:span text:style-name="T19">r'</text:span><text:span text:style-name="T18">e</text:span><text:span text:style-name="T19">fle</text:span><text:span text:style-name="T18">uer en l’air d</text:span><text:span text:style-name="T19">’</text:span><text:span text:style-name="T18">eu</text:span><text:span text:style-name="T19">x-</text:span><text:span text:style-name="T18">mesmes</text:span><text:span text:style-name="T19">. </text:span><text:span text:style-name="T18">Ie tiens à ce propos<text:line-break/>qu</text:span><text:span text:style-name="T19">’</text:span><text:span text:style-name="T18">il est</text:span><text:span text:style-name="T19"> </text:span><text:span text:style-name="T18">bon de </text:span><text:span text:style-name="T19">s</text:span><text:span text:style-name="T18">çauoir pourquoy il arriue</text:span><text:span text:style-name="T19"> </text:span><text:span text:style-name="T18">pl</text:span><text:span text:style-name="T19">i</text:span><text:span text:style-name="T18">istos</text:span><text:span text:style-name="T19">t<text:line-break/></text:span><text:span text:style-name="T18">(&amp; la chose m</text:span><text:span text:style-name="T19">e</text:span><text:span text:style-name="T18">sm</text:span><text:span text:style-name="T19">c</text:span><text:span text:style-name="T18"> y est fauora</text:span><text:span text:style-name="T19">b</text:span><text:span text:style-name="T18">le,esta</text:span><text:span text:style-name="T19">nt</text:span><text:span text:style-name="T18"> aidée par<text:line-break/>le mouuement</text:span><text:span text:style-name="T19"> </text:span><text:span text:style-name="T18">) que d</text:span><text:span text:style-name="T19">é</text:span><text:span text:style-name="T18">s que </text:span><text:span text:style-name="T19">l</text:span><text:span text:style-name="T18">'air s</text:span><text:span text:style-name="T19">’</text:span><text:span text:style-name="T18">es</text:span><text:span text:style-name="T19">t</text:span><text:span text:style-name="T18"> rarefié au<text:line-break/>front de l'anneau, &amp;que le</text:span><text:span text:style-name="T19"> </text:span><text:span text:style-name="T18">lieu est deuenu vuide</text:span><text:span text:style-name="T19">,<text:line-break/>a</text:span><text:span text:style-name="T18">ussi</text:span><text:span text:style-name="T19">-</text:span><text:span text:style-name="T18">rost l'air qui est placé d</text:span><text:span text:style-name="T19">e</text:span><text:span text:style-name="T18">rriere,pouss</text:span><text:span text:style-name="T19">e</text:span><text:span text:style-name="T18"> l'anneau<text:line-break/>en quelque façon</text:span><text:span text:style-name="T19">,</text:span><text:span text:style-name="T18"> </text:span><text:span text:style-name="T19">&amp;</text:span><text:span text:style-name="T18"> le fait </text:span><text:span text:style-name="T19">n</text:span><text:span text:style-name="T18">uancer</text:span><text:span text:style-name="T19">.</text:span><text:span text:style-name="T18"> Car l'air qui<text:line-break/>enuironne vne chose , la frappe incessamment</text:span><text:span text:style-name="T19">.<text:line-break/></text:span><text:span text:style-name="T18">Mais il arriue principalement en ce temps</text:span><text:span text:style-name="T19">-</text:span><text:span text:style-name="T18">là</text:span><text:span text:style-name="T19">,</text:span><text:span text:style-name="T18"> qu</text:span><text:span text:style-name="T19">’</text:span><text:span text:style-name="T18">i</text:span><text:span text:style-name="T19">l<text:line-break/></text:span><text:span text:style-name="T18">pousse le fer d</text:span><text:span text:style-name="T19">’</text:span><text:span text:style-name="T18">autant plus viste que l’espace es</text:span><text:span text:style-name="T19">t<text:line-break/></text:span><text:span text:style-name="T18">vuide de l'autre costé,</text:span><text:span text:style-name="T19">&amp;</text:span><text:span text:style-name="T18"> qu</text:span><text:span text:style-name="T19">’il</text:span><text:span text:style-name="T18"> le reçoit auidement</text:span><text:span text:style-name="T19">.<text:line-break/></text:span><text:span text:style-name="T18">Quand cé</text:span><text:span text:style-name="T19">t</text:span><text:span text:style-name="T18"> air dont ie parle </text:span><text:span text:style-name="T19">s’e</text:span><text:span text:style-name="T18">s</text:span><text:span text:style-name="T19">t</text:span><text:span text:style-name="T18"> insinué par les po-<text:line-break/>res du fer dans fes premieres ou plus prochaines<text:line-break/>partie</text:span><text:span text:style-name="T19">s</text:span><text:span text:style-name="T18">, il le pousse &amp; le chasse viuemen</text:span><text:span text:style-name="T19">t</text:span><text:span text:style-name="T18">, comme<text:line-break/>vn</text:span><text:span text:style-name="T19"> </text:span><text:span text:style-name="T18">vent pousse le Nauire en donnant dans les vo</text:span><text:span text:style-name="T19">i</text:span><text:span text:style-name="T18">-<text:line-break/></text:span><text:span text:style-name="T19">Ie</text:span><text:span text:style-name="T18">s.Enf</text:span><text:span text:style-name="T19">i</text:span><text:span text:style-name="T18">n, toutes les choses doiuent auoir de l'</text:span><text:span text:style-name="T19">a</text:span><text:span text:style-name="T18">i</text:span><text:span text:style-name="T19">r<text:line-break/></text:span><text:span text:style-name="T18">dans leurs corp</text:span><text:span text:style-name="T19">s</text:span><text:span text:style-name="T18">, puis qu</text:span><text:span text:style-name="T19">’</text:span><text:span text:style-name="T18">elles sont</text:span><text:span text:style-name="T19">f</text:span><text:span text:style-name="T18">outes compo</text:span><text:span text:style-name="T19">-<text:line-break/></text:span><text:span text:style-name="T18">ses de corps ra</text:span><text:span text:style-name="T19">t</text:span><text:span text:style-name="T18">erie</text:span><text:span text:style-name="T19">z</text:span><text:span text:style-name="T18">, &amp; que l'air est placé autour<text:line-break/>des chofes</text:span><text:span text:style-name="T19">.</text:span><text:span text:style-name="T18"> Cét</text:span><text:span text:style-name="T19"> </text:span><text:span text:style-name="T18">air</text:span><text:span text:style-name="T19"> </text:span><text:span text:style-name="T18">qui est</text:span><text:span text:style-name="T19"> </text:span><text:span text:style-name="T18">donc cache dans</text:span><text:span text:style-name="T19"> </text:span><text:span text:style-name="T18">le</text:span><text:span text:style-name="T19"> </text:span><text:span text:style-name="T18">fer</text:span><text:span text:style-name="T19">,<text:line-break/></text:span><text:span text:style-name="T18">est tousiours agité par vn mouuement inquiet,</text:span><text:span text:style-name="T19"> </text:span><text:span text:style-name="T18">&amp;<text:line-break/>frappe indubitablement l'anneau , &amp; l</text:span><text:span text:style-name="T19">’</text:span><text:span text:style-name="T18">émeut par<text:line-break/>dedans,</text:span><text:span text:style-name="T19">e</text:span><text:span text:style-name="T18">n le portant vers vn me</text:span><text:span text:style-name="T19">si</text:span><text:span text:style-name="T18">ne lieu,</text:span><text:span text:style-name="T19">o</text:span><text:span text:style-name="T18">ù i</text:span><text:span text:style-name="T19">lr'</text:span><text:span text:style-name="T18">est<text:line-break/></text:span><text:span text:style-name="T19">d</text:span><text:span text:style-name="T18">esia vne fois pr</text:span><text:span text:style-name="T19">e</text:span><text:span text:style-name="T18">c</text:span><text:span text:style-name="T19">in</text:span><text:span text:style-name="T18">i</text:span><text:span text:style-name="T19">t</text:span><text:span text:style-name="T18">é,&amp; en tous les endroits d’</text:span><text:span text:style-name="T19">où<text:line-break/></text:span><text:span text:style-name="T18">il</text:span><text:span text:style-name="T19"> </text:span><text:span text:style-name="T18">a</text:span><text:span text:style-name="T19"> </text:span><text:span text:style-name="T18">tiré son impulsion</text:span><text:span text:style-name="T19">.</text:span></text:p>
      <text:p text:style-name="Texte_20_du_20_corps"><text:span text:style-name="T18">Il arriue aussi que le fer se retire quelquesfois de<text:line-break/>l’Aiman: car il est accoustumé tantost de le </text:span><text:span text:style-name="T19">fi</text:span><text:span text:style-name="T18">i'ir, &amp;<text:line-break/>tantost de l</text:span><text:span text:style-name="T19">esui</text:span><text:span text:style-name="T18">ure:&amp;d</text:span><text:span text:style-name="T19">ef</text:span><text:span text:style-name="T18">ait,</text:span><text:span text:style-name="T19">r'ay</text:span><text:span text:style-name="T18"> veu des anneaux<text:line-break/>apportez de Samotrace, &amp; des limeu</text:span><text:span text:style-name="T19">t</text:span><text:span text:style-name="T18">es de fer </text:span><text:span text:style-name="T19">s</text:span><text:span text:style-name="T18">e</text:span><text:span text:style-name="T19">-<text:line-break/></text:span><text:span text:style-name="T18">mouuoir d'une façon meruei</text:span><text:span text:style-name="T19">ll</text:span><text:span text:style-name="T18">euse dans des bassins<text:line-break/></text:span><text:span text:style-name="T19">d</text:span><text:span text:style-name="T18">'airain</text:span><text:span text:style-name="T19">,</text:span><text:span text:style-name="T18">quand on mettoit de l’Aiman par dessous</text:span><text:span text:style-name="T19">.<text:line-break/></text:span><text:span text:style-name="T18">Tant il semble que le fer s’efforce de s’éloigner de<text:line-break/>la pierre par l’inter</text:span><text:span text:style-name="T19">p</text:span><text:span text:style-name="T18">osition de l</text:span><text:span text:style-name="T19">’</text:span><text:span text:style-name="T18">airain, qui fait n</text:span><text:span text:style-name="T19">a</text:span><text:span text:style-name="T18">i-</text:span></text:p>
      <text:p text:style-name="P11"><text:span text:style-name="T24">LE V </text:span><text:span text:style-name="T25">L</text:span><text:span text:style-name="T24"> LIVRE DE LvcR</text:span><text:span text:style-name="T25">ECE.</text:span><text:span text:style-name="T24"> 297<text:line-break/></text:span><text:span text:style-name="T18">stre entr'eux v</text:span><text:span text:style-name="T19">n</text:span><text:span text:style-name="T18"> étra</text:span><text:span text:style-name="T19">ng</text:span><text:span text:style-name="T18">e dlf</text:span><text:span text:style-name="T19">c</text:span><text:span text:style-name="T18">o</text:span><text:span text:style-name="T19">r</text:span><text:span text:style-name="T18">d : pource que là o</text:span><text:span text:style-name="T19">u<text:line-break/></text:span><text:span text:style-name="T18">les petits corps qui sortent de l'</text:span><text:span text:style-name="T19">a</text:span><text:span text:style-name="T18">irain se sont em-<text:line-break/>pare</text:span><text:span text:style-name="T19">zd</text:span><text:span text:style-name="T18">es voye</text:span><text:span text:style-name="T19">s</text:span><text:span text:style-name="T18"> ouuertes du f</text:span><text:span text:style-name="T19">e</text:span><text:span text:style-name="T18">r,</text:span><text:span text:style-name="T19"> </text:span><text:span text:style-name="T18">ceux</text:span><text:span text:style-name="T19"> </text:span><text:span text:style-name="T18">de l’Aiman<text:line-break/>viennent apres &amp; tiennent tous les lieux remplis<text:line-break/>dans le fer</text:span><text:span text:style-name="T19">.</text:span><text:span text:style-name="T18"> De sorte qu</text:span><text:span text:style-name="T19">’</text:span><text:span text:style-name="T18">ils n'y ont plus de place,<text:line-break/>pour s’insinuer comme </text:span><text:span text:style-name="T19">a</text:span><text:span text:style-name="T18">up</text:span><text:span text:style-name="T19">a</text:span><text:span text:style-name="T18">rauant. Le </text:span><text:span text:style-name="T19">s</text:span><text:span text:style-name="T18">es</text:span><text:span text:style-name="T19"> </text:span><text:span text:style-name="T18">est donc<text:line-break/>contraint par son agitation de frapper souuent le<text:line-break/>bassin</text:span><text:span text:style-name="T19">,</text:span><text:span text:style-name="T18"> &amp; de repousser la vertu de l</text:span><text:span text:style-name="T19">’</text:span><text:span text:style-name="T18">Aiman , qui le<text:line-break/>reiette aussi par mesme moyen : il lu</text:span><text:span text:style-name="T19"> </text:span><text:span text:style-name="T18">y donne de la<text:line-break/>peine par l’interposition de l'airain, sans lequel<text:line-break/>bien souuent, il semble qu’il le voudrait</text:span><text:span text:style-name="T19"> </text:span><text:span text:style-name="T18">aualler.En<text:line-break/>cecy abstenez-vous d'admirer que les corps qui<text:line-break/>sortent de l’Aiman ne</text:span><text:span text:style-name="T19"> </text:span><text:span text:style-name="T18">font pas</text:span><text:span text:style-name="T19"> </text:span><text:span text:style-name="T18">capables</text:span><text:span text:style-name="T19"> </text:span><text:span text:style-name="T18">d</text:span><text:span text:style-name="T19">’ém</text:span><text:span text:style-name="T18">ou</text:span><text:span text:style-name="T19">-<text:line-break/></text:span><text:span text:style-name="T18">uoi</text:span><text:span text:style-name="T19">r</text:span><text:span text:style-name="T18"> d’autres choses que le</text:span><text:span text:style-name="T19"> </text:span><text:span text:style-name="T18">ses. Car en parti</text:span><text:span text:style-name="T19">e</text:span><text:span text:style-name="T18">, </text:span><text:span text:style-name="T19">C</text:span><text:span text:style-name="T18">e</text:span><text:span text:style-name="T19">s<text:line-break/></text:span><text:span text:style-name="T18">autres choses</text:span><text:span text:style-name="T19">-l</text:span><text:span text:style-name="T18">à se tiennent fermes par leur pro</text:span><text:span text:style-name="T19">-<text:line-break/></text:span><text:span text:style-name="T18">p</text:span><text:span text:style-name="T19">ie</text:span><text:span text:style-name="T18"> poids</text:span><text:span text:style-name="T19">,</text:span><text:span text:style-name="T18"> comme l’</text:span><text:span text:style-name="T19">o</text:span><text:span text:style-name="T18">r,&amp; en pa</text:span><text:span text:style-name="T19">r</text:span><text:span text:style-name="T18">tie, pource qu’elle</text:span><text:span text:style-name="T19">s<text:line-break/></text:span><text:span text:style-name="T18">so</text:span><text:span text:style-name="T19">nt</text:span><text:span text:style-name="T18"> d'un corps si rare</text:span><text:span text:style-name="T19">,</text:span><text:span text:style-name="T18"> que ces petits corps passent<text:line-break/>au trauers sans les touche</text:span><text:span text:style-name="T19">r</text:span><text:span text:style-name="T18">, elles n</text:span><text:span text:style-name="T19">'</text:span><text:span text:style-name="T18">en peuuent ia</text:span><text:span text:style-name="T19">-<text:line-break/></text:span><text:span text:style-name="T18">mais estre ébranlées : comme il semble que</text:span><text:span text:style-name="T19"> </text:span><text:span text:style-name="T18">la ma</text:span><text:span text:style-name="T19">-<text:line-break/></text:span><text:span text:style-name="T18">tièr</text:span><text:span text:style-name="T19">e</text:span><text:span text:style-name="T18"> du bois</text:span><text:span text:style-name="T19"> </text:span><text:span text:style-name="T18">est</text:span><text:span text:style-name="T19"> </text:span><text:span text:style-name="T18">de ce genr</text:span><text:span text:style-name="T19">e</text:span><text:span text:style-name="T18">-l</text:span><text:span text:style-name="T19">a</text:span><text:span text:style-name="T18">. Quand donc</text:span><text:span text:style-name="T19"> </text:span><text:span text:style-name="T18">le fer<text:line-break/>placé entre l'airain &amp; l’Aima</text:span><text:span text:style-name="T19">n</text:span><text:span text:style-name="T18">, a r</text:span><text:span text:style-name="T19">e</text:span><text:span text:style-name="T18">ceu de certains<text:line-break/>petits corps de l'airain, il arriue que ceux qui éma</text:span><text:span text:style-name="T19">-<text:line-break/></text:span><text:span text:style-name="T18">nent de la pierre Magnetique l’agitent merue</text:span><text:span text:style-name="T19">st</text:span><text:span text:style-name="T18">-<text:line-break/>leusement.</text:span></text:p>
      <text:p text:style-name="Texte_20_du_20_corps"><text:span text:style-name="T18">Beaucoup d'autres choses </text:span><text:span text:style-name="T19">«</text:span><text:span text:style-name="T18">qui ont du rapport<text:line-break/>entr</text:span><text:span text:style-name="T19">le</text:span><text:span text:style-name="T18">lle</text:span><text:span text:style-name="T19">s</text:span><text:span text:style-name="T18">, peuuent es</text:span><text:span text:style-name="T19">t</text:span><text:span text:style-name="T18">re mises en comparaison de<text:line-break/>celles-cy. Vous voyez que les</text:span><text:span text:style-name="T19"> </text:span><text:span text:style-name="T18">pierres le lient en</text:span><text:span text:style-name="T19">-<text:line-break/></text:span><text:span text:style-name="T18">semble par la chaux : le bois </text:span><text:span text:style-name="T19">f</text:span><text:span text:style-name="T18">e ioin</text:span><text:span text:style-name="T19">r</text:span><text:span text:style-name="T18"> si bien auec de<text:line-break/>la cole de b</text:span><text:span text:style-name="T19">œ</text:span><text:span text:style-name="T18">u</text:span><text:span text:style-name="T19">f</text:span><text:span text:style-name="T18">, que les tables </text:span><text:span text:style-name="T19">il</text:span><text:span text:style-name="T18">ntr'</text:span><text:span text:style-name="T19">o</text:span><text:span text:style-name="T18">uurent bien<text:line-break/>f</text:span><text:span text:style-name="T19">i</text:span><text:span text:style-name="T18">lustost par le vice de quelque veine de bois,qu’d-<text:line-break/>es ne pourront se rel</text:span><text:span text:style-name="T19">a</text:span><text:span text:style-name="T18">s</text:span><text:span text:style-name="T19">e</text:span><text:span text:style-name="T18">her par les liens de leurs<text:line-break/></text:span><text:span text:style-name="T19">i</text:span><text:span text:style-name="T18"> </text:span><text:span text:style-name="T19">j</text:span><text:span text:style-name="T18">ointures collées</text:span><text:span text:style-name="T19">.</text:span><text:span text:style-name="T18"> </text:span><text:span text:style-name="T19">Le</text:span><text:span text:style-name="T18"> </text:span><text:span text:style-name="T19">v</text:span><text:span text:style-name="T18">in ne craint point de se me</text:span><text:span text:style-name="T19">-<text:line-break/></text:span><text:span text:style-name="T18">ler dans l’eau, tandis que la poix ne le pourra null</text:span><text:span text:style-name="T19">e</text:span><text:span text:style-name="T18">-<text:line-break/></text:span><text:span text:style-name="T19">ra</text:span><text:span text:style-name="T18">ent auec sa pesanteur, ny l’hu</text:span><text:span text:style-name="T19">l</text:span><text:span text:style-name="T18">l</text:span><text:span text:style-name="T19">e</text:span><text:span text:style-name="T18"> auec sa l</text:span><text:span text:style-name="T19">e</text:span><text:span text:style-name="T18">geret</text:span><text:span text:style-name="T19">é</text:span><text:span text:style-name="T18">.</text:span></text:p>
      <text:p text:style-name="P11"><text:bookmark-start text:name="bookmark124"/><text:span text:style-name="T85">298</text:span><text:span text:style-name="T84"> L</text:span><text:span text:style-name="T85">E</text:span><text:span text:style-name="T84"> VL L Iv</text:span><text:span text:style-name="T85"> R</text:span><text:span text:style-name="T84">E </text:span><text:span text:style-name="T85">DE</text:span><text:span text:style-name="T84"> LVC</text:span><text:span text:style-name="T85">RECE.</text:span><text:bookmark-end text:name="bookmark124"/></text:p>
      <text:p text:style-name="Texte_20_du_20_corps"><text:span text:style-name="T18">La couleur pourprée qui se tire</text:span><text:span text:style-name="T19"> </text:span><text:span text:style-name="T18">de certaines co</text:span><text:span text:style-name="T19">-<text:line-break/></text:span><text:span text:style-name="T18">quilles de me</text:span><text:span text:style-name="T19">sas</text:span><text:span text:style-name="T18">imprime si bien dans la laine qu’</text:span><text:span text:style-name="T19">d</text:span><text:span text:style-name="T18">-<text:line-break/>Ie</text:span><text:span text:style-name="T19"> </text:span><text:span text:style-name="T18">ne</text:span><text:span text:style-name="T19"> s’e</text:span><text:span text:style-name="T18">n</text:span><text:span text:style-name="T19"> </text:span><text:span text:style-name="T18">peut iamais separer, non</text:span><text:span text:style-name="T19"> </text:span><text:span text:style-name="T18">pas mef</text:span><text:span text:style-name="T19">rn</text:span><text:span text:style-name="T18">e</text:span><text:span text:style-name="T19">ss</text:span><text:span text:style-name="T18">i<text:line-break/>vous essa</text:span><text:span text:style-name="T19">se</text:span><text:span text:style-name="T18">z de l</text:span><text:span text:style-name="T19">’</text:span><text:span text:style-name="T18">effacer auec toute l’</text:span><text:span text:style-name="T19">e</text:span><text:span text:style-name="T18">au de la Me</text:span><text:span text:style-name="T19">r.</text:span><text:span text:style-name="T18"> i<text:line-break/>En</text:span><text:span text:style-name="T19">fi</text:span><text:span text:style-name="T18">n</text:span><text:span text:style-name="T19">j</text:span><text:span text:style-name="T18">vne certaine chose allie l'argent auec l</text:span><text:span text:style-name="T19">’</text:span><text:span text:style-name="T18">or</text:span><text:span text:style-name="T19">,</text:span><text:span text:style-name="T18"> &amp;<text:line-break/>Ie cuiute se ioint facilement auec l’estaing. N’en<text:line-break/>pourrois-i</text:span><text:span text:style-name="T19">ep</text:span><text:span text:style-name="T18">a</text:span><text:span text:style-name="T19">st</text:span><text:span text:style-name="T18">rouu</text:span><text:span text:style-name="T19">e</text:span><text:span text:style-name="T18">r vn</text:span><text:span text:style-name="T19">e</text:span><text:span text:style-name="T18"> infinité d'autres sein-<text:line-break/>blables? Q</text:span><text:span text:style-name="T19">uo</text:span><text:span text:style-name="T18">y don</text:span><text:span text:style-name="T19">cî</text:span><text:span text:style-name="T18">Vous n’</text:span><text:span text:style-name="T19">a</text:span><text:span text:style-name="T18">uez pas besoin que<text:line-break/>nous prenions de si longs détours,</text:span><text:span text:style-name="T19">&amp;</text:span><text:span text:style-name="T18"> </text:span><text:span text:style-name="T19">i</text:span><text:span text:style-name="T18">e ne doy pas<text:line-break/></text:span><text:span text:style-name="T24">y </text:span><text:span text:style-name="T18">employer trop de loisir: mais il faut que ie com</text:span><text:span text:style-name="T19">-</text:span><text:span text:style-name="T18"> i<text:line-break/>prenne beaucoup de choses en peu de paroles</text:span><text:span text:style-name="T19">.</text:span><text:span text:style-name="T18"> La<text:line-break/>tissure de plusieurs corps est si bien faite , que les<text:line-break/>concaues sont bien appropriez auec les plein</text:span><text:span text:style-name="T19">s</text:span><text:span text:style-name="T18">, </text:span><text:span text:style-name="T19">&amp;<text:line-break/></text:span><text:span text:style-name="T18">les pleins auec les concaue</text:span><text:span text:style-name="T19">s</text:span><text:span text:style-name="T20">,</text:span><text:span text:style-name="T21"> </text:span><text:span text:style-name="T20">8c</text:span><text:span text:style-name="T18"> leur liaison est ex</text:span><text:span text:style-name="T19">-<text:line-break/></text:span><text:span text:style-name="T18">cellente. Il y a aussi des choses qui</text:span><text:span text:style-name="T19"> </text:span><text:span text:style-name="T18">se peuuent atta-<text:line-break/>cher ensemble comme par de petits anneaux &amp; de<text:line-break/>certains crochets </text:span><text:span text:style-name="T19">,</text:span><text:span text:style-name="T18"> ce qui semble se rencontrer<text:line-break/>principalement au fer &amp; en la pierre d’Aiman.</text:span></text:p>
      <text:p text:style-name="Texte_20_du_20_corps"><text:span text:style-name="T18">Ie d</text:span><text:span text:style-name="T19">i</text:span><text:span text:style-name="T18">ray maintenant quelles sont les causes des<text:line-break/>s maladie</text:span><text:span text:style-name="T19">s</text:span><text:span text:style-name="T20">,</text:span><text:span text:style-name="T21"> </text:span><text:span text:style-name="T20">8c</text:span><text:span text:style-name="T18"> d</text:span><text:span text:style-name="T19">’</text:span><text:span text:style-name="T18">où celles qui sont contagieuses peu-<text:line-break/></text:span><text:span text:style-name="T105">S</text:span><text:span text:style-name="T18"> uent proceder pour attirer sur le genre humain &amp;<text:line-break/></text:span><text:span text:style-name="T19">F</text:span><text:span text:style-name="T18">ur tous les animaux vn mortel rauage</text:span><text:span text:style-name="T19">.</text:span><text:span text:style-name="T18"> I'ay ensei-</text:span><text:span text:style-name="T105">1<text:line-break/></text:span><text:span text:style-name="T18">gné cy-dessus qu’</text:span><text:span text:style-name="T19">il</text:span><text:span text:style-name="T18"> y a des semences de plusieurs<text:line-break/>chose</text:span><text:span text:style-name="T19">s</text:span><text:span text:style-name="T18">, qui nous sont salutaire</text:span><text:span text:style-name="T19">s</text:span><text:span text:style-name="T20">,</text:span><text:span text:style-name="T21"> </text:span><text:span text:style-name="T20">Sc</text:span><text:span text:style-name="T18"> au contraire<text:line-break/>qu’i</text:span><text:span text:style-name="T19">l</text:span><text:span text:style-name="T18"> faut qu’il en voltige par cy par là beaucoup<text:line-break/>de celles qui sont capables de former les maladies<text:line-break/>&amp;</text:span><text:span text:style-name="T19"> </text:span><text:span text:style-name="T18">donner</text:span><text:span text:style-name="T19"> </text:span><text:span text:style-name="T18">la mort Comme celle</text:span><text:span text:style-name="T19">s-</text:span><text:span text:style-name="T18">cy se trouu</text:span><text:span text:style-name="T19">e</text:span><text:span text:style-name="T18">nt<text:line-break/></text:span><text:span text:style-name="T19">é</text:span><text:span text:style-name="T18">leuées &amp; qu</text:span><text:span text:style-name="T19">’</text:span><text:span text:style-name="T18">elles ont troublé le Cie</text:span><text:span text:style-name="T19">l,</text:span><text:span text:style-name="T18"> l'air deuient<text:line-break/>maladif</text:span><text:span text:style-name="T19">:</text:span><text:span text:style-name="T18"> ainsi toute la p</text:span><text:span text:style-name="T19">ui</text:span><text:span text:style-name="T18">ssance des maladies &amp; la<text:line-break/></text:span><text:span text:style-name="T19">r</text:span><text:span text:style-name="T18">este,</text:span><text:span text:style-name="T19">v</text:span><text:span text:style-name="T18">iennent ou extérieurement &amp;d</text:span><text:span text:style-name="T19">u</text:span><text:span text:style-name="T18"> costé de<text:line-break/>air comme les nuées &amp; les brouillards</text:span><text:span text:style-name="T19">,</text:span><text:span text:style-name="T18"> ou </text:span><text:span text:style-name="T19">f</text:span><text:span text:style-name="T18">e leu</text:span><text:span text:style-name="T19">e</text:span><text:span text:style-name="T18">t<text:line-break/>de</text:span><text:span text:style-name="T19"> </text:span><text:span text:style-name="T18">la terre </text:span><text:span text:style-name="T19">«</text:span><text:span text:style-name="T18">par</text:span><text:span text:style-name="T19"> </text:span><text:span text:style-name="T18">la corruption qui </text:span><text:span text:style-name="T19">s’y</text:span><text:span text:style-name="T18"> est formée de<text:line-break/>l'humidité que les pluyes hors d</text:span><text:span text:style-name="T19">e</text:span><text:span text:style-name="T18"> saison ont cau-<text:line-break/></text:span><text:span text:style-name="T19">f</text:span><text:span text:style-name="T18">ées estant battues par les rayons du </text:span><text:span text:style-name="T19">S</text:span><text:span text:style-name="T18">olei</text:span><text:span text:style-name="T19">l.</text:span><text:span text:style-name="T18">comme</text:span></text:p>
      <text:p text:style-name="P11"><text:span text:style-name="T18">LE VI. LIVRE DE </text:span><text:span text:style-name="T19">LUCRÈC</text:span><text:span text:style-name="T18">E. 29</text:span><text:span text:style-name="T19">'u<text:line-break/></text:span><text:span text:style-name="T18">il arriue souuent</text:span><text:span text:style-name="T19">.</text:span><text:span text:style-name="T18"> Ne voyez</text:span><text:span text:style-name="T19">'</text:span><text:span text:style-name="T18">vous pas mesmes<text:line-break/>comme ceux qui sont éloignez de leur maison</text:span><text:span text:style-name="T19"> </text:span><text:span text:style-name="T18">&amp;<text:line-break/>de leur pa</text:span><text:span text:style-name="T19">is</text:span><text:span text:style-name="T18">, sont é</text:span><text:span text:style-name="T19">p</text:span><text:span text:style-name="T18">rouûez par le changement du<text:line-break/>Ciel &amp; des eaux ? C’est pource que l</text:span><text:span text:style-name="T19">’</text:span><text:span text:style-name="T18">air e</text:span><text:span text:style-name="T19">ffr</text:span><text:span text:style-name="T18">anger<text:line-break/>est fort different de l'</text:span><text:span text:style-name="T19">a</text:span><text:span text:style-name="T18">ir natal. Combien pensons-<text:line-break/>nous que le Ciel Britannique differe de celuy de<text:line-break/>l’Egypte , où </text:span><text:span text:style-name="T19">I'a</text:span><text:span text:style-name="T18">ixieu du Monde paroist fort abais</text:span><text:span text:style-name="T19">-<text:line-break/>Fé&gt;</text:span><text:span text:style-name="T18"> Et quelle difference n</text:span><text:span text:style-name="T19">’</text:span><text:span text:style-name="T18">y a-t</text:span><text:span text:style-name="T19">-</text:span><text:span text:style-name="T18">il pas en celuy qui<text:line-break/>couure le Pont </text:span><text:span text:style-name="T19">E</text:span><text:span text:style-name="T18">uxi</text:span><text:span text:style-name="T19">n,</text:span><text:span text:style-name="T18"> &amp; celuy qui s’éle</text:span><text:span text:style-name="T19">u</text:span><text:span text:style-name="T18">e au des</text:span><text:span text:style-name="T19">-<text:line-break/>f</text:span><text:span text:style-name="T18">us de Calis, &amp; iusques à ces Peuples noi</text:span><text:span text:style-name="T19">r</text:span><text:span text:style-name="T18">s qui sont<text:line-break/>b</text:span><text:span text:style-name="T19">rasse</text:span><text:span text:style-name="T18">z pa</text:span><text:span text:style-name="T19">rl</text:span><text:span text:style-name="T18">a vehemente cha</text:span><text:span text:style-name="T19">l</text:span><text:span text:style-name="T18">eur</text:span><text:span text:style-name="T19">!</text:span><text:span text:style-name="T18"> Comme nous<text:line-break/>voyons que ces quatre Restions sont diuerses en-<text:line-break/>tr'elles par les quatre vents </text:span><text:span text:style-name="T19">&amp;</text:span><text:span text:style-name="T18"> par les quatre parties<text:line-break/>du Ciel, la couleur</text:span><text:span text:style-name="T19"> </text:span><text:span text:style-name="T18">&amp; le visage des hommes sem-<text:line-break/>blent aussi fort different</text:span><text:span text:style-name="T19">s</text:span><text:span text:style-name="T18">, &amp; les maladies sont di</text:span><text:span text:style-name="T19">s-<text:line-break/></text:span><text:span text:style-name="T18">f</text:span><text:span text:style-name="T19">e</text:span><text:span text:style-name="T18">r</text:span><text:span text:style-name="T19">e</text:span><text:span text:style-name="T18">ntes tout de mesme selon les diuers Climat</text:span><text:span text:style-name="T19">s</text:span><text:span text:style-name="T105">1<text:line-break/></text:span><text:span text:style-name="T18">La lepre vient en Egypte le long</text:span><text:span text:style-name="T19"> </text:span><text:span text:style-name="T18">des bords d</text:span><text:span text:style-name="T19">u<text:line-break/></text:span><text:span text:style-name="T18">Ni</text:span><text:span text:style-name="T19">l</text:span><text:span text:style-name="T18">, &amp; ne se connoist point autre part</text:span><text:span text:style-name="T19">.</text:span><text:span text:style-name="T18"> Dans l’At-<text:line-break/>tique les pieds sont tr</text:span><text:span text:style-name="T19">a</text:span><text:span text:style-name="T18">uaillez de la goute : sur les<text:line-break/>fronti</text:span><text:span text:style-name="T19">è</text:span><text:span text:style-name="T18">r</text:span><text:span text:style-name="T19">e</text:span><text:span text:style-name="T18">s de </text:span><text:span text:style-name="T19">s</text:span><text:span text:style-name="T18">Acha</text:span><text:span text:style-name="T19">iCj</text:span><text:span text:style-name="T18">la douleur des yeuxest com-<text:line-break/>mune. Ains</text:span><text:span text:style-name="T19">i</text:span><text:span text:style-name="T18">, vn lieu est enn</text:span><text:span text:style-name="T19">e</text:span><text:span text:style-name="T18">my de certaines par-<text:line-break/>ti</text:span><text:span text:style-name="T19">c</text:span><text:span text:style-name="T18">s &amp; de certains membres du corps humai</text:span><text:span text:style-name="T19">n</text:span><text:span text:style-name="T18">, ce<text:line-break/>qui</text:span><text:span text:style-name="T19"> </text:span><text:span text:style-name="T18">est causé par la diue</text:span><text:span text:style-name="T19">rsir</text:span><text:span text:style-name="T18">é de l’a</text:span><text:span text:style-name="T19">it.</text:span><text:span text:style-name="T18"> Si donc vit<text:line-break/>Ciel e</text:span><text:span text:style-name="T19">ffr</text:span><text:span text:style-name="T18">anger </text:span><text:span text:style-name="T19">s</text:span><text:span text:style-name="T18">’é</text:span><text:span text:style-name="T19">m</text:span><text:span text:style-name="T18">eut ext</text:span><text:span text:style-name="T19">r</text:span><text:span text:style-name="T18">aordinairemen</text:span><text:span text:style-name="T19">t</text:span><text:span text:style-name="T18">, &amp;<text:line-break/>que l’ai</text:span><text:span text:style-name="T19">t</text:span><text:span text:style-name="T18"> ennemy vienne à </text:span><text:span text:style-name="T21">s</text:span><text:span text:style-name="T20">’y</text:span><text:span text:style-name="T18"> glisser , il y rampe<text:line-break/>peu a peu comme vn nuage &amp; vn broüillars : &amp; en<text:line-break/>quelque lieu qu</text:span><text:span text:style-name="T19">’</text:span><text:span text:style-name="T18">il s'</text:span><text:span text:style-name="T19">a</text:span><text:span text:style-name="T18">iianc</text:span><text:span text:style-name="T19">e</text:span><text:span text:style-name="T18">, il le t</text:span><text:span text:style-name="T19">r</text:span><text:span text:style-name="T18">ouble </text:span><text:span text:style-name="T19">&amp;</text:span><text:span text:style-name="T18"> le con</text:span><text:span text:style-name="T19">-<text:line-break/></text:span><text:span text:style-name="T18">traint de se changer. Il corrompt aussi nostre Ciel,<text:line-break/>&amp; le rend semblable à so</text:span><text:span text:style-name="T19">y</text:span><text:span text:style-name="T18">, quand il en approche.<text:line-break/>Ce rau</text:span><text:span text:style-name="T19">a</text:span><text:span text:style-name="T18">ge promp</text:span><text:span text:style-name="T19">L&amp;</text:span><text:span text:style-name="T18"> c</text:span><text:span text:style-name="T19">e</text:span><text:span text:style-name="T18">tte Peste nouuell</text:span><text:span text:style-name="T19">e</text:span><text:span text:style-name="T18">, tombe<text:line-break/>donc dans les eaux</text:span><text:span text:style-name="T19">,</text:span><text:span text:style-name="T18"> ou se iette sur les moisson</text:span><text:span text:style-name="T19">s</text:span><text:span text:style-name="T20">,</text:span><text:span text:style-name="T21"> ou<text:line-break/></text:span><text:span text:style-name="T18">sur les autres chofes qui seruent à la nourr</text:span><text:span text:style-name="T19">i</text:span><text:span text:style-name="T18">ture des<text:line-break/>homme</text:span><text:span text:style-name="T19">s,</text:span><text:span text:style-name="T18"> &amp; à la pasture des Belle</text:span><text:span text:style-name="T19">s</text:span><text:span text:style-name="T18">, ou se tient sus-<text:line-break/>pendu</text:span><text:span text:style-name="T19">e</text:span><text:span text:style-name="T18"> en l</text:span><text:span text:style-name="T19">sa</text:span><text:span text:style-name="T18">ir</text:span><text:span text:style-name="T19">.</text:span><text:span text:style-name="T18"> De sorte que comme n</text:span><text:span text:style-name="T19">b</text:span><text:span text:style-name="T18">us pe</text:span><text:span text:style-name="T19">n-</text:span></text:p>
      <text:p text:style-name="P11"><text:span text:style-name="T19">30</text:span><text:span text:style-name="T18">0 L</text:span><text:span text:style-name="T19">E</text:span><text:span text:style-name="T18"> </text:span><text:span text:style-name="T19">VL</text:span><text:span text:style-name="T18"> LI</text:span><text:span text:style-name="T19">V</text:span><text:span text:style-name="T18">RE DE L v C R E CE</text:span><text:span text:style-name="T19">.<text:line-break/></text:span><text:span text:style-name="T18">sons respirer, il faut de nécessité qu</text:span><text:span text:style-name="T19">’</text:span><text:span text:style-name="T18">elle entre dans<text:line-break/>nostre corps</text:span><text:span text:style-name="T19">.</text:span><text:span text:style-name="T18"> Par me</text:span><text:span text:style-name="T19">si</text:span><text:span text:style-name="T18">ne raison les Bœufs sont bien<text:line-break/></text:span><text:span text:style-name="T19">s</text:span><text:span text:style-name="T18">ouuent frappez de la peste, &amp; les Brebis font at-<text:line-break/>teintes d'une pareille ligueur : </text:span><text:span text:style-name="T19">&amp;</text:span><text:span text:style-name="T18"> </text:span><text:span text:style-name="T19">c</text:span><text:span text:style-name="T18">’</text:span><text:span text:style-name="T19">e</text:span><text:span text:style-name="T18">st la mes</text:span><text:span text:style-name="T19">i</text:span><text:span text:style-name="T18">ne,</text:span><text:span text:style-name="T19">e</text:span><text:span text:style-name="T18">n<text:line-break/></text:span><text:span text:style-name="T19">c</text:span><text:span text:style-name="T18">e rencontr</text:span><text:span text:style-name="T19">e</text:span><text:span text:style-name="T18">, ou que nous allions en des lieux qui<text:line-break/>nous sont contraires, &amp; q</text:span><text:span text:style-name="T19">ue</text:span><text:span text:style-name="T18"> nous changions d'air,<text:line-break/>ou</text:span><text:span text:style-name="T19"> </text:span><text:span text:style-name="T18">que</text:span><text:span text:style-name="T19"> </text:span><text:span text:style-name="T18">le train des Choses naturelles</text:span><text:span text:style-name="T19"> </text:span><text:span text:style-name="T18">ameine</text:span><text:span text:style-name="T19">"</text:span><text:span text:style-name="T18">,</text:span><text:span text:style-name="T19"> </text:span><text:span text:style-name="T18">sans<text:line-break/>que</text:span><text:span text:style-name="T19"> </text:span><text:span text:style-name="T18">nous l'allions chercher</text:span><text:span text:style-name="T19">,</text:span><text:span text:style-name="T18"> v</text:span><text:span text:style-name="T19">na</text:span><text:span text:style-name="T18">ir corromp</text:span><text:span text:style-name="T19">u,</text:span><text:span text:style-name="T18">ou<text:line-break/>quelque cho</text:span><text:span text:style-name="T19">sie</text:span><text:span text:style-name="T18"> hors de nostre v</text:span><text:span text:style-name="T19">s</text:span><text:span text:style-name="T18">a</text:span><text:span text:style-name="T19">g</text:span><text:span text:style-name="T18">e qui nous </text:span><text:span text:style-name="T19">pu</text:span><text:span text:style-name="T18">isse<text:line-break/>cprouu</text:span><text:span text:style-name="T19">crp</text:span><text:span text:style-name="T18">ar vn</text:span><text:span text:style-name="T19">e</text:span><text:span text:style-name="T18"> nouuelle auanture &amp; tout à fait<text:line-break/>extraordinaire</text:span><text:span text:style-name="T19">.</text:span></text:p>
      <text:p text:style-name="Texte_20_du_20_corps"><text:span text:style-name="T18">Cette cause des maladies &amp; ce débord mortel<text:line-break/>venu d’ailleur</text:span><text:span text:style-name="T19">s</text:span><text:span text:style-name="T18">, épand</text:span><text:span text:style-name="T19">it</text:span><text:span text:style-name="T18"> a</text:span><text:span text:style-name="T19">u</text:span><text:span text:style-name="T18">tresfois la mortpar tout<text:line-break/>le pa</text:span><text:span text:style-name="T19">i</text:span><text:span text:style-name="T18">s des A</text:span><text:span text:style-name="T19">th</text:span><text:span text:style-name="T18">eniens </text:span><text:span text:style-name="T19">,</text:span><text:span text:style-name="T18"> d</text:span><text:span text:style-name="T19">e</text:span><text:span text:style-name="T18">s</text:span><text:span text:style-name="T19">ola</text:span><text:span text:style-name="T18"> tous les passage</text:span><text:span text:style-name="T19">s,</text:span><text:span text:style-name="T18"> &amp;<text:line-break/>dépeup</text:span><text:span text:style-name="T19">l</text:span><text:span text:style-name="T18">a la ville de Citoyens</text:span><text:span text:style-name="T19">.</text:span><text:span text:style-name="T18"> Estant venue des<text:line-break/>Prouinces voisines de l</text:span><text:span text:style-name="T19">’</text:span><text:span text:style-name="T18">Egypte , d’o</text:span><text:span text:style-name="T19">ù</text:span><text:span text:style-name="T18"> elle auoit<text:line-break/>pris </text:span><text:span text:style-name="T19">s</text:span><text:span text:style-name="T18">on origine ,</text:span><text:span text:style-name="T19"> </text:span><text:span text:style-name="T18">après auoir passé bien de l'air &amp;<text:line-break/>des eau</text:span><text:span text:style-name="T19">x</text:span><text:span text:style-name="T18">, enfin elle tomba </text:span><text:span text:style-name="T19">sii</text:span><text:span text:style-name="T18">r le peuple d</text:span><text:span text:style-name="T19">’A</text:span><text:span text:style-name="T18">t</text:span><text:span text:style-name="T19">li</text:span><text:span text:style-name="T18">enes<text:line-break/>qui en fust frap</text:span><text:span text:style-name="T19">p</text:span><text:span text:style-name="T18">é,&amp; mourut en foul</text:span><text:span text:style-name="T19">e</text:span><text:span text:style-name="T18">. D'abord, la<text:line-break/>teste </text:span><text:span text:style-name="T19">fe</text:span><text:span text:style-name="T18"> trouuoit embrasée d'une grande chaleur</text:span><text:span text:style-name="T19">,<text:line-break/></text:span><text:span text:style-name="T18">&amp; les yeux es</text:span><text:span text:style-name="T19">t</text:span><text:span text:style-name="T18">oient flamboya</text:span><text:span text:style-name="T19">nt</text:span><text:span text:style-name="T18"> d'une rougeur<text:line-break/>étincelante. La gorge est</text:span><text:span text:style-name="T19">a</text:span><text:span text:style-name="T18">it iuante par dedans<text:line-break/>d'un sang noirastre , &amp; le cond</text:span><text:span text:style-name="T19">u</text:span><text:span text:style-name="T18">ict de la pa'ole<text:line-break/>estoit bouché par les vlc</text:span><text:span text:style-name="T19">c</text:span><text:span text:style-name="T18">res. La langue interprete<text:line-break/>de l’Ame</text:span><text:span text:style-name="T19">,</text:span><text:span text:style-name="T18"> qui so</text:span><text:span text:style-name="T19">rt</text:span><text:span text:style-name="T18">o</text:span><text:span text:style-name="T19">it</text:span><text:span text:style-name="T18"> de la bouche auec l'abondan-<text:line-break/>ce du sang corrompu,</text:span><text:span text:style-name="T19">d</text:span><text:span text:style-name="T18">e</text:span><text:span text:style-name="T19">u</text:span><text:span text:style-name="T18">int pe</text:span><text:span text:style-name="T19">fi</text:span><text:span text:style-name="T18">inte à </text:span><text:span text:style-name="T21">C</text:span><text:span text:style-name="T20">e</text:span><text:span text:style-name="T18"> </text:span><text:span text:style-name="T19">i</text:span><text:span text:style-name="T18">not</text:span><text:span text:style-name="T19">i</text:span><text:span text:style-name="T18">u</text:span><text:span text:style-name="T19">o</text:span><text:span text:style-name="T18">lr,<text:line-break/>&amp; rud</text:span><text:span text:style-name="T19">e</text:span><text:span text:style-name="T18"> au toucher</text:span><text:span text:style-name="T19">.</text:span><text:span text:style-name="T18"> Quand la maladie estoit des</text:span><text:span text:style-name="T19">-<text:line-break/></text:span><text:span text:style-name="T18">cendue de la gorge dans la poitrin</text:span><text:span text:style-name="T19">e,</text:span><text:span text:style-name="T18"> &amp; qu’elle s’</text:span><text:span text:style-name="T19">e</text:span><text:span text:style-name="T18">-<text:line-break/>stoit re</text:span><text:span text:style-name="T19">f</text:span><text:span text:style-name="T18">pa</text:span><text:span text:style-name="T19">n</text:span><text:span text:style-name="T18">duë autour du c</text:span><text:span text:style-name="T19">œ</text:span><text:span text:style-name="T18">ur languissan</text:span><text:span text:style-name="T19">t</text:span><text:span text:style-name="T18">, toutes<text:line-break/>l</text:span><text:span text:style-name="T19">es</text:span><text:span text:style-name="T18"> liaisons de la vie s</text:span><text:span text:style-name="T19">ie</text:span><text:span text:style-name="T18">n alloi</text:span><text:span text:style-name="T19">e</text:span><text:span text:style-name="T18">nt </text:span><text:span text:style-name="T19">e</text:span><text:span text:style-name="T18">n ruine. L</text:span><text:span text:style-name="T19">h</text:span><text:span text:style-name="T18">alei-<text:line-break/>ne se corrompoi</text:span><text:span text:style-name="T19">r</text:span><text:span text:style-name="T18"> tellement , qu’e</text:span><text:span text:style-name="T19">l</text:span><text:span text:style-name="T18">le </text:span><text:span text:style-name="T19">slin</text:span><text:span text:style-name="T18">toit aussi<text:line-break/>mauuais que les cha</text:span><text:span text:style-name="T19">t</text:span><text:span text:style-name="T18">ongnes humides des corps a<text:line-break/>de</text:span><text:span text:style-name="T19">rn</text:span><text:span text:style-name="T18">y pourris</text:span><text:span text:style-name="T19">.</text:span><text:span text:style-name="T18"> L’</text:span><text:span text:style-name="T19">e</text:span><text:span text:style-name="T18">sprit perdoit ses forces aussi bien<text:line-break/>que le corps qui estoit d</text:span><text:span text:style-name="T19">e</text:span><text:span text:style-name="T18">bile aux portes </text:span><text:span text:style-name="T19">d</text:span><text:span text:style-name="T18">e la</text:span></text:p>
      <text:p text:style-name="P11"><text:span text:style-name="T36">LEVLL</text:span><text:span text:style-name="T37">Iv</text:span><text:span text:style-name="T36">R</text:span><text:span text:style-name="T37">ED</text:span><text:span text:style-name="T36">EL</text:span><text:span text:style-name="T37">vCR</text:span><text:span text:style-name="T36">ICE.</text:span><text:span text:style-name="T37"> 3</text:span><text:span text:style-name="T36">or<text:line-break/></text:span><text:span text:style-name="T18">mort</text:span><text:span text:style-name="T19">.</text:span><text:span text:style-name="T18"> La détresse pressée par des douleurs i</text:span><text:span text:style-name="T19">fî</text:span><text:span text:style-name="T18">sup-<text:line-break/>portables, estoit l’ordinaire compagne de ceux qui<text:line-break/>faisoient des plaintes continuelles meslées de ge-<text:line-break/>missemens. Les sanglots redoublez io</text:span><text:span text:style-name="T19">u</text:span><text:span text:style-name="T18">r &amp; n</text:span><text:span text:style-name="T19">u</text:span><text:span text:style-name="T18">ic</text:span><text:span text:style-name="T19">t<text:line-break/></text:span><text:span text:style-name="T18">le</text:span><text:span text:style-name="T19">urc</text:span><text:span text:style-name="T18">auso</text:span><text:span text:style-name="T19">ie</text:span><text:span text:style-name="T18">nt des con</text:span><text:span text:style-name="T19">n</text:span><text:span text:style-name="T18">ussions estrang</text:span><text:span text:style-name="T19">e</text:span><text:span text:style-name="T18">s: </text:span><text:span text:style-name="T19">&amp;,</text:span><text:span text:style-name="T18">à force<text:line-break/></text:span><text:span text:style-name="T19">।</text:span><text:span text:style-name="T18"> de les lasser, ils les faisoient tomber en pasmoiso</text:span><text:span text:style-name="T19">n</text:span><text:span text:style-name="T18">.</text:span></text:p>
      <text:p text:style-name="Texte_20_du_20_corps"><text:span text:style-name="T18">A la </text:span><text:span text:style-name="T19">v</text:span><text:span text:style-name="T18">e</text:span><text:span text:style-name="T19">n</text:span><text:span text:style-name="T18">té on </text:span><text:span text:style-name="T19">n’e</text:span><text:span text:style-name="T18">us</text:span><text:span text:style-name="T19">t</text:span><text:span text:style-name="T18"> point v</text:span><text:span text:style-name="T19">eu</text:span><text:span text:style-name="T18"> aux extremitez du<text:line-break/>Corps, les parties allumées d'une ardeu</text:span><text:span text:style-name="T19">re</text:span><text:span text:style-name="T18">xcessiue:<text:line-break/>o</text:span><text:span text:style-name="T19">nf</text:span><text:span text:style-name="T18">entoi</text:span><text:span text:style-name="T19">td</text:span><text:span text:style-name="T18">e la mai</text:span><text:span text:style-name="T19">nv</text:span><text:span text:style-name="T18">n attouchement temperé,<text:line-break/>&amp; tout le corps neantmoins rougissoit d’vlceres<text:line-break/>bro</text:span><text:span text:style-name="T19">ss</text:span><text:span text:style-name="T18">ées</text:span><text:span text:style-name="T19">, </text:span><text:span text:style-name="T18">comme il arriue,</text:span><text:span text:style-name="T19">q</text:span><text:span text:style-name="T18">uand le</text:span><text:span text:style-name="T19"> se</text:span><text:span text:style-name="T18">u</text:span><text:span text:style-name="T19"> </text:span><text:span text:style-name="T18">qu</text:span><text:span text:style-name="T19">’</text:span><text:span text:style-name="T18">on a</text:span><text:span text:style-name="T19">p</text:span><text:span text:style-name="T18">-<text:line-break/>pelle sacré,</text:span><text:span text:style-name="T19">s</text:span><text:span text:style-name="T18">e glisse dans les membres</text:span><text:span text:style-name="T19">a</text:span><text:span text:style-name="T18">en re</text:span><text:span text:style-name="T19">u</text:span><text:span text:style-name="T18">anche<text:line-break/>toutes les parties du dedan</text:span><text:span text:style-name="T19">s</text:span><text:span text:style-name="T18">, estoient embra</text:span><text:span text:style-name="T19">f</text:span><text:span text:style-name="T18">ées </text:span><text:span text:style-name="T19">l<text:line-break/></text:span><text:span text:style-name="T18">ius</text:span><text:span text:style-name="T19">qu</text:span><text:span text:style-name="T18">e</text:span><text:span text:style-name="T19">s</text:span><text:span text:style-name="T18"> dans </text:span><text:span text:style-name="T19">l</text:span><text:span text:style-name="T18">es</text:span><text:span text:style-name="T19"> </text:span><text:span text:style-name="T18">os :la</text:span><text:span text:style-name="T19"> </text:span><text:span text:style-name="T18">flamme faisoit agir so</text:span><text:span text:style-name="T19">na</text:span><text:span text:style-name="T18">r</text:span><text:span text:style-name="T19">-<text:line-break/></text:span><text:span text:style-name="T18">de</text:span><text:span text:style-name="T19">u</text:span><text:span text:style-name="T18">r dans l</text:span><text:span text:style-name="T19">’</text:span><text:span text:style-name="T18">estomac</text:span><text:span text:style-name="T19">h</text:span><text:span text:style-name="T18">, comme dans des tournasses</text:span><text:span text:style-name="T19">.<text:line-break/></text:span><text:span text:style-name="T18">Ils sentoient vn feu si c</text:span><text:span text:style-name="T19">u</text:span><text:span text:style-name="T18">isant dans les entrailles,<text:line-break/>qu’i</text:span><text:span text:style-name="T19">l</text:span><text:span text:style-name="T18"> </text:span><text:span text:style-name="T19">n</text:span><text:span text:style-name="T18">'</text:span><text:span text:style-name="T19">y</text:span><text:span text:style-name="T18"> auoit point </text:span><text:span text:style-name="T19">d</text:span><text:span text:style-name="T18">’</text:span><text:span text:style-name="T19">h</text:span><text:span text:style-name="T18">abit si lege</text:span><text:span text:style-name="T19">r,</text:span><text:span text:style-name="T18"> ny d</text:span><text:span text:style-name="T19">’</text:span><text:span text:style-name="T18">étoff</text:span><text:span text:style-name="T19">e</text:span><text:span text:style-name="T18"> </text:span><text:span text:style-name="T20">li<text:line-break/></text:span><text:span text:style-name="T18">deIiée,qui p</text:span><text:span text:style-name="T19">û</text:span><text:span text:style-name="T18">st</text:span><text:span text:style-name="T19"> </text:span><text:span text:style-name="T18">leur </text:span><text:span text:style-name="T19">e</text:span><text:span text:style-name="T18">stre commode. Us s</text:span><text:span text:style-name="T19">le</text:span><text:span text:style-name="T18">xposoient<text:line-break/>tousiours au froid</text:span><text:span text:style-name="T19"> </text:span><text:span text:style-name="T18">&amp; auvent ,s</text:span><text:span text:style-name="T19">ep</text:span><text:span text:style-name="T18">longeoient dans<text:line-break/>le</text:span><text:span text:style-name="T19">s</text:span><text:span text:style-name="T18"> riuieres pour se rafraischi</text:span><text:span text:style-name="T19">r</text:span><text:span text:style-name="T18">, à cau</text:span><text:span text:style-name="T19">lc</text:span><text:span text:style-name="T18"> du feu cui-<text:line-break/>sant de la maladie qui les deuoro</text:span><text:span text:style-name="T19">i</text:span><text:span text:style-name="T18">t. Plusieurs se ha-<text:line-break/>stant de venir d'une bouche haletante aux eaux des<text:line-break/>puits, se</text:span><text:span text:style-name="T19"> p</text:span><text:span text:style-name="T18">recipiterent dedans</text:span><text:span text:style-name="T19">.</text:span><text:span text:style-name="T18"> Leur soif</text:span><text:span text:style-name="T19"> </text:span><text:span text:style-name="T18">qui ne</text:span><text:span text:style-name="T19">*</text:span><text:span text:style-name="T18">sc<text:line-break/>pouuoit étancher au milieu des riuiere</text:span><text:span text:style-name="T19">s</text:span><text:span text:style-name="T18">, egaloit a<text:line-break/>a la disette l'</text:span><text:span text:style-name="T19">a</text:span><text:span text:style-name="T18">bondance de l</text:span><text:span text:style-name="T19">’</text:span><text:span text:style-name="T18">eau</text:span><text:span text:style-name="T19">.</text:span><text:span text:style-name="T18"> Il n’y auoit nul<text:line-break/>repos à</text:span><text:span text:style-name="T19"> </text:span><text:span text:style-name="T18">leur tourment</text:span><text:span text:style-name="T19">.</text:span><text:span text:style-name="T18"> Les corps estoient accablez<text:line-break/>de lassitude: la medecine estoit interdite par v</text:span><text:span text:style-name="T19">ne<text:line-break/></text:span><text:span text:style-name="T18">crainte muett</text:span><text:span text:style-name="T19">e</text:span><text:span text:style-name="T18">, voyant qu’ils pas</text:span><text:span text:style-name="T19">t</text:span><text:span text:style-name="T18">oient les nuicts<text:line-break/></text:span><text:span text:style-name="T19">e</text:span><text:span text:style-name="T18">ntieres ayant les yeux ouu</text:span><text:span text:style-name="T19">e</text:span><text:span text:style-name="T18">rts auec vne ardeur<text:line-break/>nompareille fans pouuoir sommeiller</text:span><text:span text:style-name="T19">.</text:span><text:span text:style-name="T18"> 11 y auoit<text:line-break/>encore plusieurs signes de mort qui furent don-<text:line-break/>n</text:span><text:span text:style-name="T19">e</text:span><text:span text:style-name="T18">z</text:span><text:span text:style-name="T19">.</text:span><text:span text:style-name="T18"> L</text:span><text:span text:style-name="T19">’</text:span><text:span text:style-name="T18">entendement troublé de </text:span><text:span text:style-name="T19">f</text:span><text:span text:style-name="T18">aseherie &amp; d</text:span><text:span text:style-name="T19">o<text:line-break/></text:span><text:span text:style-name="T18">Crainte: le sourcil triste, le visage furieux &amp; rud</text:span><text:span text:style-name="T19">e</text:span><text:span text:style-name="T18">:<text:line-break/>les oreilles</text:span><text:span text:style-name="T19"> i</text:span><text:span text:style-name="T18">nq</text:span><text:span text:style-name="T19">u</text:span><text:span text:style-name="T18">i</text:span><text:span text:style-name="T19">c</text:span><text:span text:style-name="T18">tte</text:span><text:span text:style-name="T19">s</text:span><text:span text:style-name="T18">&amp;</text:span><text:span text:style-name="T19"> </text:span><text:span text:style-name="T18">pleines de bruits: la</text:span><text:span text:style-name="T19"> </text:span><text:span text:style-name="T18">r</text:span><text:span text:style-name="T19">e</text:span><text:span text:style-name="T18">spi-</text:span></text:p>
      <text:p text:style-name="P11"><text:span text:style-name="T36">302</text:span><text:span text:style-name="T37"> </text:span><text:span text:style-name="T36">LE</text:span><text:span text:style-name="T37"> V L </text:span><text:span text:style-name="T36">L</text:span><text:span text:style-name="T37"> I'u R </text:span><text:span text:style-name="T36">E</text:span><text:span text:style-name="T37"> D </text:span><text:span text:style-name="T36">E</text:span><text:span text:style-name="T37"> </text:span><text:span text:style-name="T36">L</text:span><text:span text:style-name="T37"> </text:span><text:span text:style-name="T36">v</text:span><text:span text:style-name="T37"> C </text:span><text:span text:style-name="T36">R</text:span><text:span text:style-name="T37"> E </text:span><text:span text:style-name="T36">C</text:span><text:span text:style-name="T37"> </text:span><text:span text:style-name="T36">E.<text:line-break/></text:span><text:span text:style-name="T18">ration frequent</text:span><text:span text:style-name="T19">e</text:span><text:span text:style-name="T18">, o</text:span><text:span text:style-name="T19">u</text:span><text:span text:style-name="T18"> grande,</text:span><text:span text:style-name="T19">&amp;</text:span><text:span text:style-name="T18"> qui se faisoit rare</text:span><text:span text:style-name="T19">-<text:line-break/></text:span><text:span text:style-name="T18">ment: vneespeç</text:span><text:span text:style-name="T19">ed</text:span><text:span text:style-name="T18">e s</text:span><text:span text:style-name="T19">u</text:span><text:span text:style-name="T18">eur luisante</text:span><text:span text:style-name="T19"> </text:span><text:span text:style-name="T18">autour</text:span><text:span text:style-name="T19"> </text:span><text:span text:style-name="T18">du col:<text:line-break/>la saliue menue teinte de couleur de safran , &amp;<text:line-break/>salée </text:span><text:span text:style-name="T19">,</text:span><text:span text:style-name="T18">qui s</text:span><text:span text:style-name="T19">et</text:span><text:span text:style-name="T18">iroit à peine d'une gorge enro</text:span><text:span text:style-name="T19">u</text:span><text:span text:style-name="T18">ée par<text:line-break/>la</text:span><text:span text:style-name="T19"> </text:span><text:span text:style-name="T18">toux : les nerfs qui se retnoient aux mains: le<text:line-break/>tremblement aux membres</text:span><text:span text:style-name="T19">,</text:span><text:span text:style-name="T18"> &amp;l</text:span><text:span text:style-name="T19">es</text:span><text:span text:style-name="T18">rold qu</text:span><text:span text:style-name="T19">ic</text:span><text:span text:style-name="T18">om-<text:line-break/>men</text:span><text:span text:style-name="T19">ç</text:span><text:span text:style-name="T18">oit à gagner depuis les pieds peu à</text:span><text:span text:style-name="T19"> </text:span><text:span text:style-name="T18">peu</text:span><text:span text:style-name="T19">. </text:span><text:span text:style-name="T18">En</text:span><text:span text:style-name="T19">-<text:line-break/></text:span><text:span text:style-name="T18">fin,approchant de la derniere heure</text:span><text:span text:style-name="T19">,</text:span><text:span text:style-name="T18"> ils auoient les<text:line-break/>narines serrées, le bout du nez aigu , les y</text:span><text:span text:style-name="T19">e</text:span><text:span text:style-name="T18">u</text:span><text:span text:style-name="T19">xe</text:span><text:span text:style-name="T18">n-<text:line-break/>fonce</text:span><text:span text:style-name="T19">z</text:span><text:span text:style-name="T18">, les tempes creuses, la peau froide &amp; dure,<text:line-break/>l</text:span><text:span text:style-name="T19">'o</text:span><text:span text:style-name="T18">uuerture de la bouche qui faisoit peur, le front<text:line-break/>tendu qui se laissoit aller, </text:span><text:span text:style-name="T19">&amp;</text:span><text:span text:style-name="T18"> peu de temps apr</text:span><text:span text:style-name="T19">es</text:span><text:span text:style-name="T18">, ils<text:line-break/></text:span><text:span text:style-name="T19">e</text:span><text:span text:style-name="T18">stoient estendus de leur long </text:span><text:span text:style-name="T19">,</text:span><text:span text:style-name="T18"> endurcis par les<text:line-break/>glaces de la mort. Comme ils appro</text:span><text:span text:style-name="T19">c</text:span><text:span text:style-name="T18">hoient du<text:line-break/>huicti</text:span><text:span text:style-name="T19">e</text:span><text:span text:style-name="T18">sme lotir ,ou quand ils estoient dans le neu-<text:line-break/>f</text:span><text:span text:style-name="T19">i</text:span><text:span text:style-name="T18">e</text:span><text:span text:style-name="T19">f</text:span><text:span text:style-name="T18">me</text:span><text:span text:style-name="T19">jil</text:span><text:span text:style-name="T18">s rcndoient rame</text:span><text:span text:style-name="T19">.</text:span><text:span text:style-name="T18"> Que si quelqu'un d</text:span><text:span text:style-name="T19">’</text:span><text:span text:style-name="T18">en-<text:line-break/>tr</text:span><text:span text:style-name="T19">le</text:span><text:span text:style-name="T18">ux esuitoit la mort par des vl</text:span><text:span text:style-name="T19">c</text:span><text:span text:style-name="T18">er</text:span><text:span text:style-name="T19">c</text:span><text:span text:style-name="T18">s putride</text:span><text:span text:style-name="T19">s</text:span><text:span text:style-name="T18">, </text:span><text:span text:style-name="T19">&amp;<text:line-break/></text:span><text:span text:style-name="T18">pa</text:span><text:span text:style-name="T19">rv</text:span><text:span text:style-name="T18">n </text:span><text:span text:style-name="T19">ss</text:span><text:span text:style-name="T18">us de ven</text:span><text:span text:style-name="T19">tr</text:span><text:span text:style-name="T18">e de matières</text:span><text:span text:style-name="T19"> </text:span><text:span text:style-name="T18">noire</text:span><text:span text:style-name="T19">s, </text:span><text:span text:style-name="T18">comme<text:line-break/>cela fu</text:span><text:span text:style-name="T19">r</text:span><text:span text:style-name="T18"> en effe</text:span><text:span text:style-name="T19">t</text:span><text:span text:style-name="T18">, si est </text:span><text:span text:style-name="T19">eeq</text:span><text:span text:style-name="T18">u</text:span><text:span text:style-name="T19">eb</text:span><text:span text:style-name="T18">ien-tost apr</text:span><text:span text:style-name="T19">è</text:span><text:span text:style-name="T18">s , la<text:line-break/>pourriture,&amp; la cause de la mort , ne laissoient pas<text:line-break/>d</text:span><text:span text:style-name="T19">e</text:span><text:span text:style-name="T18"> luy demeure</text:span><text:span text:style-name="T19">r</text:span><text:span text:style-name="T18">, ou beaucoup de sang corrompu </text:span><text:span text:style-name="T19">j<text:line-break/></text:span><text:span text:style-name="T18">luy descendait so</text:span><text:span text:style-name="T19">uu</text:span><text:span text:style-name="T18">ent du cerueau par le nez auec<text:line-break/>douleur de teste : &amp; par là toutes ses forces s</text:span><text:span text:style-name="T19">’e</text:span><text:span text:style-name="T18">n al-<text:line-break/></text:span><text:span text:style-name="T19">J</text:span><text:span text:style-name="T18">oien</text:span><text:span text:style-name="T19">t,</text:span><text:span text:style-name="T18"> &amp; fon corps fuccomboit. Celuy qu</text:span><text:span text:style-name="T19">ia</text:span><text:span text:style-name="T18">uo</text:span><text:span text:style-name="T19">ie<text:line-break/></text:span><text:span text:style-name="T18">éuit</text:span><text:span text:style-name="T19">él</text:span><text:span text:style-name="T18">e </text:span><text:span text:style-name="T19">fl</text:span><text:span text:style-name="T18">tis de sang corrompu , ne fe pouuoit de</text:span><text:span text:style-name="T19">-<text:line-break/></text:span><text:span text:style-name="T18">fendre que la maladie ne courust dans</text:span><text:span text:style-name="T19"> </text:span><text:span text:style-name="T18">ses nerfs,</text:span><text:span text:style-name="T19"> </text:span><text:span text:style-name="T18">&amp;<text:line-break/></text:span><text:span text:style-name="T19">{p</text:span><text:span text:style-name="T18">artou</text:span><text:span text:style-name="T19">t</text:span><text:span text:style-name="T18"> fes membres, iufque</text:span><text:span text:style-name="T19">sa</text:span><text:span text:style-name="T18">ux parties genita.</text:span><text:span text:style-name="T19">,<text:line-break/></text:span><text:span text:style-name="T18">es</text:span><text:span text:style-name="T19">.</text:span><text:span text:style-name="T18"> Plusieurs qui estoient dans v</text:span><text:span text:style-name="T19">n</text:span><text:span text:style-name="T18">e grande</text:span><text:span text:style-name="T19"> </text:span><text:span text:style-name="T18">appre-<text:line-break/>hension de la mor</text:span><text:span text:style-name="T19">t</text:span><text:span text:style-name="T18">, viuoient en partie, priuez par<text:line-break/>le</text:span><text:span text:style-name="T19"> </text:span><text:span text:style-name="T18">fer</text:span><text:span text:style-name="T19"> </text:span><text:span text:style-name="T18">de la partie virile:</text:span><text:span text:style-name="T19">&amp;</text:span><text:span text:style-name="T18"> plusieurs demeurol</text:span><text:span text:style-name="T19">éten<text:line-break/></text:span><text:span text:style-name="T18">vie,</text:span><text:span text:style-name="T19">s</text:span><text:span text:style-name="T18">ans mains &amp; fans pieds ,&amp;</text:span><text:span text:style-name="T19"> </text:span><text:span text:style-name="T18">en partie ils per</text:span><text:span text:style-name="T19">-<text:line-break/></text:span><text:span text:style-name="T18">do</text:span><text:span text:style-name="T19">le</text:span><text:span text:style-name="T18">nt les yeux; Tant la crainte de la mort les<text:line-break/>a</text:span><text:span text:style-name="T19">u</text:span><text:span text:style-name="T18">o</text:span><text:span text:style-name="T19">i</text:span><text:span text:style-name="T18">t cruellement saisi</text:span><text:span text:style-name="T19">s</text:span><text:span text:style-name="T18"> Quelques-vns reu</text:span><text:span text:style-name="T19">e</text:span><text:span text:style-name="T18">nant<text:line-break/></text:span><text:span text:style-name="T19">e</text:span><text:span text:style-name="T18">n conualesc</text:span><text:span text:style-name="T19">e</text:span><text:span text:style-name="T18">nce perdirent si bien le souueni</text:span><text:span text:style-name="T19">r</text:span><text:span text:style-name="T18"> d</text:span><text:span text:style-name="T19">e</text:span></text:p>
      <text:p text:style-name="P11"><text:span text:style-name="T24">LE VI. </text:span><text:span text:style-name="T25">I.</text:span><text:span text:style-name="T24">IVRE DE LV</text:span><text:span text:style-name="T25">C</text:span><text:span text:style-name="T24">RECE</text:span><text:span text:style-name="T25">.</text:span><text:span text:style-name="T24"> </text:span><text:span text:style-name="T21">303<text:line-break/></text:span><text:span text:style-name="T18">toutes choses, qu’</text:span><text:span text:style-name="T19">il</text:span><text:span text:style-name="T18">s ne se purent reconnoistre<text:line-break/>eux-mefm</text:span><text:span text:style-name="T19">c</text:span><text:span text:style-name="T18">s.</text:span></text:p>
      <text:p text:style-name="Texte_20_du_20_corps"><text:span text:style-name="T18">Comme plusieurs corps estoient g</text:span><text:span text:style-name="T19">isa</text:span><text:span text:style-name="T18">ns par ter</text:span><text:span text:style-name="T19">-<text:line-break/></text:span><text:span text:style-name="T18">re les vns sur les autre</text:span><text:span text:style-name="T19">s,</text:span><text:span text:style-name="T18"> sans estre inhumez , les<text:line-break/>. oy</text:span><text:span text:style-name="T19">se</text:span><text:span text:style-name="T18">aux </text:span><text:span text:style-name="T19">&amp;</text:span><text:span text:style-name="T18"> les belles sau</text:span><text:span text:style-name="T19">n</text:span><text:span text:style-name="T18">ages </text:span><text:span text:style-name="T19">sie</text:span><text:span text:style-name="T18">n retiroient pour<text:line-break/>éuite</text:span><text:span text:style-name="T19">r</text:span><text:span text:style-name="T18"> vne </text:span><text:span text:style-name="T19">e</text:span><text:span text:style-name="T18">x</text:span><text:span text:style-name="T19">ec</text:span><text:span text:style-name="T18">rable odeu</text:span><text:span text:style-name="T19">r</text:span><text:span text:style-name="T18">, ou si elles en appro-<text:line-break/>choient pour </text:span><text:span text:style-name="T19">e</text:span><text:span text:style-name="T18">n gouste</text:span><text:span text:style-name="T19">r</text:span><text:span text:style-name="T18">, elles tombaient aussi-<text:line-break/>t</text:span><text:span text:style-name="T19">o</text:span><text:span text:style-name="T18">st dans les langueurs d'une mort prochaine</text:span><text:span text:style-name="T19">.</text:span><text:span text:style-name="T18"> A<text:line-break/>peine aussi v</text:span><text:span text:style-name="T19">o</text:span><text:span text:style-name="T18">yoit</text:span><text:span text:style-name="T19">-</text:span><text:span text:style-name="T18">on des oyseaux paroistr</text:span><text:span text:style-name="T19">e</text:span><text:span text:style-name="T18"> du-<text:line-break/>rant le iou</text:span><text:span text:style-name="T19">r</text:span><text:span text:style-name="T18">, ou des Belles sauuages sortir des fo-<text:line-break/></text:span><text:span text:style-name="T19">,</text:span><text:span text:style-name="T18"> rests durant la nuict</text:span><text:span text:style-name="T19">.</text:span><text:span text:style-name="T18"> Plusieurs languissoient de<text:line-break/>maladie </text:span><text:span text:style-name="T19">,</text:span><text:span text:style-name="T18">&amp; mourroient : mais siir tout les Chiens<text:line-break/>fidell</text:span><text:span text:style-name="T19">c</text:span><text:span text:style-name="T18">s aband</text:span><text:span text:style-name="T19">o</text:span><text:span text:style-name="T18">nn</text:span><text:span text:style-name="T19">o</text:span><text:span text:style-name="T18">i</text:span><text:span text:style-name="T19">c</text:span><text:span text:style-name="T18">nt par toutes les rue</text:span><text:span text:style-name="T19">s</text:span><text:span text:style-name="T18"> vn</text:span><text:span text:style-name="T19">e</text:span><text:span text:style-name="T18"> vie</text:span><text:span text:style-name="T19">s<text:line-break/></text:span><text:span text:style-name="T18">douloureuse , qui estoit arrachée de leurs membres<text:line-break/>pat la violence du mal</text:span><text:span text:style-name="T19">.</text:span><text:span text:style-name="T18"> Les vastes funérailles des<text:line-break/>hommes estoient rauies, &amp; n</text:span><text:span text:style-name="T19">est</text:span><text:span text:style-name="T18">oient point du<text:line-break/>tout accompagnées</text:span><text:span text:style-name="T19">.</text:span><text:span text:style-name="T18"> Il n</text:span><text:span text:style-name="T19">’y</text:span><text:span text:style-name="T18"> auoit point de raison<text:line-break/>certaine pour donner des retnedes qui pussent pro</text:span><text:span text:style-name="T19">-<text:line-break/></text:span><text:span text:style-name="T18">fiter à tous</text:span><text:span text:style-name="T19">.</text:span><text:span text:style-name="T18"> Car ce q</text:span><text:span text:style-name="T19">ui</text:span><text:span text:style-name="T18"> auoit esté salutaire aux vns<text:line-break/>en leur donnant le moyen de respirer l'air,&amp; d</text:span><text:span text:style-name="T19">o<text:line-break/></text:span><text:span text:style-name="T18">io</text:span><text:span text:style-name="T19">u</text:span><text:span text:style-name="T18">ir de l'aspect du Cie</text:span><text:span text:style-name="T19">l</text:span><text:span text:style-name="T18">, estoit pernicieux aux au</text:span><text:span text:style-name="T19">-<text:line-break/></text:span><text:span text:style-name="T18">tr</text:span><text:span text:style-name="T19">e</text:span><text:span text:style-name="T18">s,</text:span><text:span text:style-name="T19">&amp;</text:span><text:span text:style-name="T18"> le</text:span><text:span text:style-name="T19">urp</text:span><text:span text:style-name="T18">reparoit la mort</text:span><text:span text:style-name="T19">.</text:span><text:span text:style-name="T18"> C</text:span><text:span text:style-name="T19">ce</text:span><text:span text:style-name="T18">y estoit tout à<text:line-break/>fait deplorable, que dés le moment quel'</text:span><text:span text:style-name="T19">o</text:span><text:span text:style-name="T18">u se<text:line-break/></text:span><text:span text:style-name="T19">U</text:span><text:span text:style-name="T18">oyoi</text:span><text:span text:style-name="T19">tf</text:span><text:span text:style-name="T18">rappé de maladie,</text:span><text:span text:style-name="T19">a</text:span><text:span text:style-name="T18">ussi-</text:span><text:span text:style-name="T19">t</text:span><text:span text:style-name="T18">ost on se condam-<text:line-break/>noi</text:span><text:span text:style-name="T19">tà</text:span><text:span text:style-name="T18"> mourir</text:span><text:span text:style-name="T19">,</text:span><text:span text:style-name="T18"> on p</text:span><text:span text:style-name="T19">e</text:span><text:span text:style-name="T18">rdoit courage: &amp; regardant<text:line-break/>ses </text:span><text:span text:style-name="T19">so</text:span><text:span text:style-name="T18">neraill</text:span><text:span text:style-name="T19">e</text:span><text:span text:style-name="T18">s proche</text:span><text:span text:style-name="T19">s</text:span><text:span text:style-name="T18">, o</text:span><text:span text:style-name="T19">n</text:span><text:span text:style-name="T18">pouss</text:span><text:span text:style-name="T19">o</text:span><text:span text:style-name="T18">it son ame de-<text:line-break/>hors </text:span><text:span text:style-name="T19">,</text:span><text:span text:style-name="T18"> &amp; vne mort estoit tousiours adl</text:span><text:span text:style-name="T19">o</text:span><text:span text:style-name="T18">ustée à vne<text:line-break/>autre</text:span><text:span text:style-name="T19">.</text:span><text:span text:style-name="T18"> La contagion de l’impitoyable </text:span><text:span text:style-name="T19">rn</text:span><text:span text:style-name="T18">aladie</text:span><text:span text:style-name="T19">m</text:span><text:span text:style-name="T18">'a-<text:line-break/>uoit aucun inter</text:span><text:span text:style-name="T19">u</text:span><text:span text:style-name="T18">alle de temps pour prendre les<text:line-break/>vn</text:span><text:span text:style-name="T19">s</text:span><text:span text:style-name="T18"> ou les autres</text:span><text:span text:style-name="T19">.</text:span><text:span text:style-name="T18"> Car tous ceux qui pour estre<text:line-break/>trop amateurs de la vi</text:span><text:span text:style-name="T19">e</text:span><text:span text:style-name="T20">,</text:span><text:span text:style-name="T21"> </text:span><text:span text:style-name="T20">Se</text:span><text:span text:style-name="T18"> trop apprehensifs de la<text:line-break/>mort, s'enfuyaient de peu</text:span><text:span text:style-name="T19">t</text:span><text:span text:style-name="T18"> de voir leurs Amis<text:line-break/>malades</text:span><text:span text:style-name="T19">,</text:span><text:span text:style-name="T18"> estoient bien-</text:span><text:span text:style-name="T19">t</text:span><text:span text:style-name="T18">os</text:span><text:span text:style-name="T19">t</text:span><text:span text:style-name="T18"> aprés punis d'une mort<text:line-break/>honteuse &amp; m</text:span><text:span text:style-name="T19">sse</text:span><text:span text:style-name="T18">rabl</text:span><text:span text:style-name="T19">e</text:span><text:span text:style-name="T18">, en ce qu</text:span><text:span text:style-name="T19">’il</text:span><text:span text:style-name="T18"> estoient eux-</text:span></text:p>
      <text:p text:style-name="P11"><text:span text:style-name="T18">3o4 </text:span><text:span text:style-name="T19">L</text:span><text:span text:style-name="T18"> E VI. </text:span><text:span text:style-name="T19">LIVRE</text:span><text:span text:style-name="T18"> D</text:span><text:span text:style-name="T19">E</text:span><text:span text:style-name="T18"> </text:span><text:span text:style-name="T19">L</text:span><text:span text:style-name="T18"> </text:span><text:span text:style-name="T19">UCR</text:span><text:span text:style-name="T18">E c </text:span><text:span text:style-name="T19">B.<text:line-break/></text:span><text:span text:style-name="T18">mesme</text:span><text:span text:style-name="T19">s</text:span><text:span text:style-name="T18"> abandonnez </text:span><text:span text:style-name="T19">&amp;</text:span><text:span text:style-name="T18"> priu</text:span><text:span text:style-name="T19">c</text:span><text:span text:style-name="T18">z de toute assistance</text:span><text:span text:style-name="T19">,<text:line-break/></text:span><text:span text:style-name="T18">comme si crussent esté des Moutons ou des Bœ</text:span><text:span text:style-name="T19">u</text:span><text:span text:style-name="T18">fs</text:span><text:span text:style-name="T19">.<text:line-break/></text:span><text:span text:style-name="T18">Ceux qui se hastoien</text:span><text:span text:style-name="T19">td</text:span><text:span text:style-name="T18">e venir voir les malades</text:span><text:span text:style-name="T19">,<text:line-break/></text:span><text:span text:style-name="T18">estoient incontinent frappez: la honte &amp; la</text:span><text:span text:style-name="T19"> </text:span><text:span text:style-name="T18">voix<text:line-break/>caressante des infirmes, meslée auec les plaintes pi-<text:line-break/>toyables</text:span><text:span text:style-name="T19">.</text:span><text:span text:style-name="T18">les co</text:span><text:span text:style-name="T19">nt</text:span><text:span text:style-name="T18">raignoient à </text:span><text:span text:style-name="T19">l'</text:span><text:span text:style-name="T18">imposer ce labeur</text:span><text:span text:style-name="T19">.<text:line-break/></text:span><text:span text:style-name="T18">Tous les gens de bien </text:span><text:span text:style-name="T19">r'</text:span><text:span text:style-name="T18">exposoient donc à ce g</text:span><text:span text:style-name="T19">e</text:span><text:span text:style-name="T18">n-<text:line-break/></text:span><text:span text:style-name="T19">re</text:span><text:span text:style-name="T18"> de mort : </text:span><text:span text:style-name="T19">&amp;</text:span><text:span text:style-name="T18"> s</text:span><text:span text:style-name="T19">et</text:span><text:span text:style-name="T18">rouuant </text:span><text:span text:style-name="T19">fa</text:span><text:span text:style-name="T18">tiguez par les larmes<text:line-break/>&amp; pa</text:span><text:span text:style-name="T19">rl</text:span><text:span text:style-name="T18">e de</text:span><text:span text:style-name="T19">ui</text:span><text:span text:style-name="T18">l qu’i</text:span><text:span text:style-name="T19">l</text:span><text:span text:style-name="T18">s auoient men</text:span><text:span text:style-name="T19">é</text:span><text:span text:style-name="T18">, il</text:span><text:span text:style-name="T19">ss</text:span><text:span text:style-name="T18">’en retour</text:span><text:span text:style-name="T19">-<text:line-break/></text:span><text:span text:style-name="T18">noient à la maison </text:span><text:span text:style-name="T19">.s’</text:span><text:span text:style-name="T18">es</text:span><text:span text:style-name="T19">t</text:span><text:span text:style-name="T18">ant efforcez les vn</text:span><text:span text:style-name="T19">sa</text:span><text:span text:style-name="T18">prés les<text:line-break/>autres d</text:span><text:span text:style-name="T19">’</text:span><text:span text:style-name="T18">enseuel</text:span><text:span text:style-name="T19">i</text:span><text:span text:style-name="T18">r leur monde.</text:span><text:span text:style-name="T19">D</text:span><text:span text:style-name="T18">e là,plus</text:span><text:span text:style-name="T19">ieur</text:span><text:span text:style-name="T18">s acca-<text:line-break/>blez de tristesse</text:span><text:span text:style-name="T19"> </text:span><text:span text:style-name="T18">&amp; de douleur,s</text:span><text:span text:style-name="T19">em</text:span><text:span text:style-name="T18">ettoient au lict.<text:line-break/></text:span><text:span text:style-name="T19">&amp;</text:span><text:span text:style-name="T18"> personne en ce temps-là ne</text:span><text:span text:style-name="T19"> </text:span><text:span text:style-name="T18">se p</text:span><text:span text:style-name="T19">ut</text:span><text:span text:style-name="T18"> rencontrer</text:span><text:span text:style-name="T19">,<text:line-break/>fa</text:span><text:span text:style-name="T18">ns éprouuer les misere</text:span><text:span text:style-name="T19">s</text:span><text:span text:style-name="T18"> de la maladie, de la mort,<text:line-break/>ou du deuil</text:span><text:span text:style-name="T19">.</text:span></text:p>
      <text:p text:style-name="Texte_20_du_20_corps"><text:span text:style-name="T18">Les Bergers &amp; tous ceux qui gardoient les</text:span><text:span text:style-name="T19"> </text:span><text:span text:style-name="T18">trou-<text:line-break/>p</text:span><text:span text:style-name="T19">e</text:span><text:span text:style-name="T18">aux </text:span><text:span text:style-name="T19">,</text:span><text:span text:style-name="T18"> aussi bien que le robuste conducteur de la<text:line-break/>charrue aux timons recourbez,</text:span><text:span text:style-name="T19">t</text:span><text:span text:style-name="T18">ombaient d</text:span><text:span text:style-name="T19">em</text:span><text:span text:style-name="T18">es-<text:line-break/>me dans vne extré</text:span><text:span text:style-name="T19">rn</text:span><text:span text:style-name="T18">e langueu</text:span><text:span text:style-name="T19">r</text:span><text:span text:style-name="T18">, </text:span><text:span text:style-name="T19">&amp;</text:span><text:span text:style-name="T18"> gisoient entas</text:span><text:span text:style-name="T19">-<text:line-break/>fe</text:span><text:span text:style-name="T18">z dans leurs petites cabanes </text:span><text:span text:style-name="T19">,</text:span><text:span text:style-name="T18"> abandonnez à la<text:line-break/>rnor</text:span><text:span text:style-name="T19">tp</text:span><text:span text:style-name="T18">a</text:span><text:span text:style-name="T19">rlap</text:span><text:span text:style-name="T18">auurcté on</text:span><text:span text:style-name="T19"> </text:span><text:span text:style-name="T18">eust</text:span><text:span text:style-name="T19"> </text:span><text:span text:style-name="T18">p</text:span><text:span text:style-name="T19">û</text:span><text:span text:style-name="T18"> voi</text:span><text:span text:style-name="T19">rq</text:span><text:span text:style-name="T18">u</text:span><text:span text:style-name="T19">e</text:span><text:span text:style-name="T18">lquesfois<text:line-break/>les corps des </text:span><text:span text:style-name="T19">p</text:span><text:span text:style-name="T18">arens morts sur les enfans expirez:<text:line-break/></text:span><text:span text:style-name="T19">&amp;</text:span><text:span text:style-name="T18"> quelq</text:span><text:span text:style-name="T19">u</text:span><text:span text:style-name="T18">es</text:span><text:span text:style-name="T19">so</text:span><text:span text:style-name="T18">is sur les peres &amp; les m</text:span><text:span text:style-name="T19">c</text:span><text:span text:style-name="T18">res , les </text:span><text:span text:style-name="T19">e</text:span><text:span text:style-name="T18">nfan</text:span><text:span text:style-name="T19">s<text:line-break/></text:span><text:span text:style-name="T18">rendoient les derniers</text:span><text:span text:style-name="T19"> </text:span><text:span text:style-name="T18">souspirs. Au reste, il</text:span><text:span text:style-name="T19"> </text:span><text:span text:style-name="T18">ne</text:span><text:span text:style-name="T19"> </text:span><text:span text:style-name="T18">se<text:line-break/>i</text:span><text:span text:style-name="T19">e</text:span><text:span text:style-name="T18">tta pas vue petite aff</text:span><text:span text:style-name="T19">l</text:span><text:span text:style-name="T18">iction de la maladie</text:span><text:span text:style-name="T19">,</text:span><text:span text:style-name="T18"> des<text:line-break/>champs dans la ville ,</text:span><text:span text:style-name="T19">*</text:span><text:span text:style-name="T18">par l'affluence des </text:span><text:span text:style-name="T19">F</text:span><text:span text:style-name="T18">aisans<text:line-break/>malades qui l'</text:span><text:span text:style-name="T19">a</text:span><text:span text:style-name="T18">pporterent de tous les quartiers in-<text:line-break/>fectez du mal</text:span><text:span text:style-name="T19">.</text:span><text:span text:style-name="T18"> Ils remp</text:span><text:span text:style-name="T19">l</text:span><text:span text:style-name="T18">issoient toutes les maisons<text:line-break/>où ils estoient loge</text:span><text:span text:style-name="T19">z,</text:span><text:span text:style-name="T18"> iusques au t</text:span><text:span text:style-name="T19">o</text:span><text:span text:style-name="T18">ict : &amp; d’autant<text:line-break/>plus qu</text:span><text:span text:style-name="T19">’</text:span><text:span text:style-name="T18">ils </text:span><text:span text:style-name="T19">r'</text:span><text:span text:style-name="T18">estoi</text:span><text:span text:style-name="T19">e</text:span><text:span text:style-name="T18">nt amassez ensemble </text:span><text:span text:style-name="T19">,</text:span><text:span text:style-name="T18"> aussi la<text:line-break/>mort en faisoit</text:span><text:span text:style-name="T19">-</text:span><text:span text:style-name="T18">elle des monceaux plus éleu</text:span><text:span text:style-name="T19">e</text:span><text:span text:style-name="T18">z.<text:line-break/>Plusieurs estoient couchez sur le chemin , &amp; mou-<text:line-break/>roient de soif</text:span><text:span text:style-name="T19">,</text:span><text:span text:style-name="T18"> ou mesmes </text:span><text:span text:style-name="T19">s’e</text:span><text:span text:style-name="T18">stant trainez iusques<text:line-break/>o</text:span><text:span text:style-name="T19">ù</text:span><text:span text:style-name="T18"> iaillissoit quelque sourc</text:span><text:span text:style-name="T19">e</text:span><text:span text:style-name="T18">, ils es</text:span><text:span text:style-name="T19">t</text:span><text:span text:style-name="T18">oient suffoquez</text:span></text:p>
      <text:p text:style-name="P11"><text:span text:style-name="T24">LE VI. LIVRE DE LvCRE</text:span><text:span text:style-name="T25">CE,</text:span><text:span text:style-name="T24"> 3</text:span><text:span text:style-name="T25">0</text:span><text:span text:style-name="T24">5<text:line-break/></text:span><text:span text:style-name="T19">{</text:span><text:span text:style-name="T18">par la fr</text:span><text:span text:style-name="T19">a</text:span><text:span text:style-name="T18">ische douceur de l</text:span><text:span text:style-name="T19">’</text:span><text:span text:style-name="T18">ea</text:span><text:span text:style-name="T19">u.</text:span><text:span text:style-name="T18"> En beaucoup dë<text:line-break/></text:span><text:span text:style-name="T19">le</text:span><text:span text:style-name="T18">ux publi</text:span><text:span text:style-name="T19">c</text:span><text:span text:style-name="T18">s , &amp; par toutes les rues</text:span><text:span text:style-name="T19">,</text:span><text:span text:style-name="T18"> on voyoi</text:span><text:span text:style-name="T19">t</text:span><text:span text:style-name="T18"> des<text:line-break/>personnes demy-morte</text:span><text:span text:style-name="T19">s</text:span><text:span text:style-name="T18">, &amp; des corps affreux d</text:span><text:span text:style-name="T19">e<text:line-break/></text:span><text:span text:style-name="T18">mi</text:span><text:span text:style-name="T19">f</text:span><text:span text:style-name="T18">ese </text:span><text:span text:style-name="T19">,</text:span><text:span text:style-name="T18"> enu</text:span><text:span text:style-name="T19">c</text:span><text:span text:style-name="T18">loppez de haillon</text:span><text:span text:style-name="T19">s,</text:span><text:span text:style-name="T18"> perir dans l’or</text:span><text:span text:style-name="T19">-<text:line-break/></text:span><text:span text:style-name="T18">dure auec la simple </text:span><text:span text:style-name="T19">p</text:span><text:span text:style-name="T18">eau si</text:span><text:span text:style-name="T19">i</text:span><text:span text:style-name="T18">r les o</text:span><text:span text:style-name="T19">s</text:span><text:span text:style-name="T18">, toute co</text:span><text:span text:style-name="T19">u</text:span><text:span text:style-name="T18">uert</text:span><text:span text:style-name="T19">c<text:line-break/></text:span><text:span text:style-name="T18">de vilaines vlceres</text:span><text:span text:style-name="T19">&amp;</text:span><text:span text:style-name="T18"> de saleté</text:span><text:span text:style-name="T19">.</text:span><text:span text:style-name="T18"> Enfin,</text:span><text:span text:style-name="T19">l</text:span><text:span text:style-name="T18">a Mort auoit<text:line-break/>remp</text:span><text:span text:style-name="T19">l</text:span><text:span text:style-name="T18">y de corps tous les lieux Saint</text:span><text:span text:style-name="T19">s</text:span><text:span text:style-name="T18">, &amp; les </text:span><text:span text:style-name="T19">Tern-<text:line-break/></text:span><text:span text:style-name="T18">ples des Dieux furent ion</text:span><text:span text:style-name="T19">c</text:span><text:span text:style-name="T18">hez de corps morts<text:line-break/>pour la quantité des </text:span><text:span text:style-name="T19">Ho</text:span><text:span text:style-name="T18">stes que les Portiers y<text:line-break/>auoient re</text:span><text:span text:style-name="T19">cc</text:span><text:span text:style-name="T18">us. Car alors la Religion n’</text:span><text:span text:style-name="T19">c</text:span><text:span text:style-name="T18">stoit pas<text:line-break/>en grande veneration , </text:span><text:span text:style-name="T19">&amp;</text:span><text:span text:style-name="T18"> on ne fai</text:span><text:span text:style-name="T19">s</text:span><text:span text:style-name="T18">oit guer</text:span><text:span text:style-name="T19">c</text:span><text:span text:style-name="T18">s d</text:span><text:span text:style-name="T19">’</text:span><text:span text:style-name="T18">e</text:span><text:span text:style-name="T19">-<text:line-break/></text:span><text:span text:style-name="T18">sta</text:span><text:span text:style-name="T19">r</text:span><text:span text:style-name="T18"> du fouu</text:span><text:span text:style-name="T19">e</text:span><text:span text:style-name="T18">rain pouuoir des Dieux, </text:span><text:span text:style-name="T19">p</text:span><text:span text:style-name="T18">ource que</text:span><text:span text:style-name="T19"> </text:span><text:span text:style-name="T18">la<text:line-break/>douleur estoit la Inaistresse. La coustume dont le<text:line-break/>peuple pieux auoit tous</text:span><text:span text:style-name="T19">i</text:span><text:span text:style-name="T18">ours vs</text:span><text:span text:style-name="T19">ép</text:span><text:span text:style-name="T18">ou</text:span><text:span text:style-name="T19">rlaf</text:span><text:span text:style-name="T18">epulture,<text:line-break/>ne fut plus obfer</text:span><text:span text:style-name="T19">u</text:span><text:span text:style-name="T18">é</text:span><text:span text:style-name="T19">e</text:span><text:span text:style-name="T18"> dans la Ville , tant les Ci</text:span><text:span text:style-name="T19">-<text:line-break/></text:span><text:span text:style-name="T18">toyens </text:span><text:span text:style-name="T19">lu</text:span><text:span text:style-name="T18">rent troublez : &amp; chacun, </text:span><text:span text:style-name="T19">f</text:span><text:span text:style-name="T18">elon son pou-<text:line-break/>uoi</text:span><text:span text:style-name="T19">sae</text:span><text:span text:style-name="T18">nfeuelissoit en pleurant so</text:span><text:span text:style-name="T19">na</text:span><text:span text:style-name="T18">my o</text:span><text:span text:style-name="T19">uf</text:span><text:span text:style-name="T18">oi</text:span><text:span text:style-name="T19">la</text:span><text:span text:style-name="T18">l-<text:line-break/>lié : &amp; vne violence surprenant</text:span><text:span text:style-name="T19">e,</text:span><text:span text:style-name="T18"> iointe à vne hor-<text:line-break/>rible pauureté,</text:span><text:span text:style-name="T19">c</text:span><text:span text:style-name="T18">onseilla bien des choses </text:span><text:span text:style-name="T19">e</text:span><text:span text:style-name="T18">xtraordi</text:span><text:span text:style-name="T19">-<text:line-break/></text:span><text:span text:style-name="T18">naires : car en faisant de grands cri</text:span><text:span text:style-name="T19">s</text:span><text:span text:style-name="T18">, ils app</text:span><text:span text:style-name="T19">o</text:span><text:span text:style-name="T18">r</text:span><text:span text:style-name="T19">-<text:line-break/></text:span><text:span text:style-name="T18">toient</text:span><text:span text:style-name="T19"> </text:span><text:span text:style-name="T18">leurs Proches sur les bûchers d'autruy , &amp;<text:line-break/>mettoient le f</text:span><text:span text:style-name="T19">e</text:span><text:span text:style-name="T18">u par dessous,</text:span><text:span text:style-name="T19">a</text:span><text:span text:style-name="T18">yant versé quelques</text:span><text:span text:style-name="T19">-<text:line-break/></text:span><text:span text:style-name="T18">fois beaucoup de </text:span><text:span text:style-name="T19">f</text:span><text:span text:style-name="T18">ang dans les querelles qui s’y<text:line-break/>passoien</text:span><text:span text:style-name="T19">t</text:span><text:span text:style-name="T18">, auant que de quitter les corps</text:span></text:p>
      <text:p text:style-name="Texte_20_du_20_corps"><text:span text:style-name="T21">Fin du VI. et dernier Liure de Lucr</text:span><text:span text:style-name="T20">è</text:span><text:span text:style-name="T21">ce</text:span><text:span text:style-name="T2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fr" fo:country="FR" style:letter-kerning="false" style:font-name-asian="Microsoft Sans Serif1" style:font-size-asian="12pt" style:language-asian="fr" style:country-asian="FR" style:font-name-complex="Microsoft Sans Serif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fo:language="fr" fo:country="FR" style:letter-kerning="false" style:font-name-asian="Microsoft Sans Serif1" style:font-size-asian="12pt" style:language-asian="fr" style:country-asian="FR" style:font-name-complex="Microsoft Sans Serif1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fo:language="fr" fo:country="FR" fo:background-color="transparent" style:font-name-asian="Microsoft Sans Serif1" style:font-family-asian="'Microsoft Sans Serif'" style:font-family-generic-asian="system" style:font-pitch-asian="variable" style:font-size-asian="12pt" style:language-asian="fr" style:country-asian="FR" style:font-name-complex="Microsoft Sans Serif1" style:font-family-complex="'Microsoft Sans Serif'" style:font-family-generic-complex="system" style:font-pitch-complex="variable" style:font-size-complex="12pt" style:language-complex="fr" style:country-complex="FR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exte_20_du_20_corps" style:display-name="Texte du corps" style:family="paragraph" style:parent-style-name="Standard" style:default-outline-level="">
      <loext:graphic-properties draw:fill="none" draw:fill-color="#ffffff"/>
      <style:paragraph-properties fo:margin-left="0cm" fo:margin-right="0cm" fo:orphans="0" fo:widows="0" fo:text-indent="0.353cm" style:auto-text-indent="false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pt" fo:font-style="normal" style:text-underline-style="none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Texte_20_du_20_corps_20__28_8_29_" style:display-name="Texte du corps (8)" style:family="paragraph" style:parent-style-name="Standard" style:default-outline-level="">
      <loext:graphic-properties draw:fill="none" draw:fill-color="#ffffff"/>
      <style:paragraph-properties fo:margin-top="0cm" fo:margin-bottom="0.247cm" style:contextual-spacing="false" fo:line-height="92%" fo:text-align="center" style:justify-single-word="false" fo:orphans="0" fo:widows="0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normal" style:font-name-asian="Times New Roman1" style:font-family-asian="'Times New Roman'" style:font-family-generic-asian="system" style:font-pitch-asian="variable" style:font-size-asian="13pt" style:font-style-asian="normal" style:font-weight-asian="normal" style:font-name-complex="Times New Roman1" style:font-family-complex="'Times New Roman'" style:font-family-generic-complex="system" style:font-pitch-complex="variable" style:font-size-complex="13pt" style:font-style-complex="normal" style:font-weight-complex="normal"/>
    </style:style>
    <style:style style:name="Texte_20_du_20_corps_20__28_11_29_" style:display-name="Texte du corps (11)" style:family="paragraph" style:parent-style-name="Standard" style:default-outline-level="">
      <loext:graphic-properties draw:fill="none" draw:fill-color="#ffffff"/>
      <style:paragraph-properties fo:margin-left="0cm" fo:margin-right="0cm" fo:line-height="112%" fo:orphans="0" fo:widows="0" fo:text-indent="0.388cm" style:auto-text-indent="false" fo:background-color="transparent"/>
      <style:text-properties fo:font-variant="normal" fo:text-transform="none" style:text-line-through-style="none" style:text-line-through-type="none" style:font-name="Arial1" fo:font-family="Arial" style:font-family-generic="roman" style:font-pitch="variable" fo:font-size="7pt" fo:font-style="normal" style:text-underline-style="none" fo:font-weight="normal" style:font-name-asian="Arial2" style:font-family-asian="Arial" style:font-family-generic-asian="system" style:font-pitch-asian="variable" style:font-size-asian="7pt" style:font-style-asian="normal" style:font-weight-asian="normal" style:font-name-complex="Arial2" style:font-family-complex="Arial" style:font-family-generic-complex="system" style:font-pitch-complex="variable" style:font-size-complex="7pt" style:font-style-complex="normal" style:font-weight-complex="normal"/>
    </style:style>
    <style:style style:name="Texte_20_du_20_corps_20__28_4_29_" style:display-name="Texte du corps (4)" style:family="paragraph" style:parent-style-name="Standard" style:default-outline-level="">
      <loext:graphic-properties draw:fill="none" draw:fill-color="#ffffff"/>
      <style:paragraph-properties fo:margin-left="0cm" fo:margin-right="0.67cm" fo:text-align="end" style:justify-single-word="false" fo:orphans="0" fo:widows="0" fo:text-indent="0cm" style:auto-text-indent="false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pt" fo:font-style="italic" style:text-underline-style="none" fo:font-weight="normal" style:font-name-asian="Times New Roman1" style:font-family-asian="'Times New Roman'" style:font-family-generic-asian="system" style:font-pitch-asian="variable" style:font-size-asian="9pt" style:font-style-asian="italic" style:font-weight-asian="normal" style:font-name-complex="Times New Roman1" style:font-family-complex="'Times New Roman'" style:font-family-generic-complex="system" style:font-pitch-complex="variable" style:font-size-complex="9pt" style:font-style-complex="italic" style:font-weight-complex="normal"/>
    </style:style>
    <style:style style:name="Texte_20_du_20_corps_20__28_14_29_" style:display-name="Texte du corps (14)" style:family="paragraph" style:parent-style-name="Standard" style:default-outline-level="">
      <loext:graphic-properties draw:fill="none" draw:fill-color="#ffffff"/>
      <style:paragraph-properties fo:orphans="0" fo:widows="0" fo:background-color="transparent"/>
      <style:text-properties fo:font-variant="normal" fo:text-transform="none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style:font-style-complex="normal" style:font-weight-complex="normal"/>
    </style:style>
    <style:style style:name="Texte_20_du_20_corps_20__28_10_29_" style:display-name="Texte du corps (10)" style:family="paragraph" style:parent-style-name="Standard" style:default-outline-level="">
      <loext:graphic-properties draw:fill="none" draw:fill-color="#ffffff"/>
      <style:paragraph-properties fo:line-height="92%" fo:orphans="0" fo:widows="0" fo:background-color="transparent"/>
      <style:text-properties fo:font-variant="normal" fo:text-transform="none" style:text-line-through-style="none" style:text-line-through-type="none" style:font-name="Arial1" fo:font-family="Arial" style:font-family-generic="roman" style:font-pitch="variable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 style:font-style-complex="normal" style:font-weight-complex="normal"/>
    </style:style>
    <style:style style:name="Texte_20_du_20_corps_20__28_9_29_" style:display-name="Texte du corps (9)" style:family="paragraph" style:parent-style-name="Standard" style:default-outline-level="">
      <loext:graphic-properties draw:fill="none" draw:fill-color="#ffffff"/>
      <style:paragraph-properties fo:orphans="0" fo:widows="0" fo:background-color="transparent"/>
      <style:text-properties fo:font-variant="normal" fo:text-transform="none" style:text-line-through-style="none" style:text-line-through-type="none" style:font-name="Arial1" fo:font-family="Arial" style:font-family-generic="roman" style:font-pitch="variable" fo:font-size="6pt" fo:font-style="normal" style:text-underline-style="none" fo:font-weight="bold" style:font-name-asian="Arial2" style:font-family-asian="Arial" style:font-family-generic-asian="system" style:font-pitch-asian="variable" style:font-size-asian="6pt" style:font-style-asian="normal" style:font-weight-asian="bold" style:font-name-complex="Arial2" style:font-family-complex="Arial" style:font-family-generic-complex="system" style:font-pitch-complex="variable" style:font-size-complex="6pt" style:font-style-complex="normal" style:font-weight-complex="bold"/>
    </style:style>
    <style:style style:name="Texte_20_du_20_corps_20__28_16_29_" style:display-name="Texte du corps (16)" style:family="paragraph" style:parent-style-name="Standard" style:default-outline-level="">
      <loext:graphic-properties draw:fill="none" draw:fill-color="#ffffff"/>
      <style:paragraph-properties fo:margin-left="0.564cm" fo:margin-right="0cm" fo:line-height="130%" fo:orphans="0" fo:widows="0" fo:text-indent="1.023cm" style:auto-text-indent="false" fo:background-color="transparent"/>
      <style:text-properties fo:font-variant="normal" fo:text-transform="none" style:text-line-through-style="none" style:text-line-through-type="none" style:font-name="Arial1" fo:font-family="Arial" style:font-family-generic="roman" style:font-pitch="variable" fo:font-size="5pt" fo:font-style="italic" style:text-underline-style="none" fo:font-weight="bold" style:font-name-asian="Arial2" style:font-family-asian="Arial" style:font-family-generic-asian="system" style:font-pitch-asian="variable" style:font-size-asian="5pt" style:font-style-asian="italic" style:font-weight-asian="bold" style:font-name-complex="Arial2" style:font-family-complex="Arial" style:font-family-generic-complex="system" style:font-pitch-complex="variable" style:font-size-complex="5pt" style:font-style-complex="italic" style:font-weight-complex="bold"/>
    </style:style>
    <style:style style:name="Table_20_des_20_matières" style:display-name="Table des matières" style:family="paragraph" style:parent-style-name="Standard" style:default-outline-level="">
      <loext:graphic-properties draw:fill="none" draw:fill-color="#ffffff"/>
      <style:paragraph-properties fo:margin-left="0cm" fo:margin-right="0cm" fo:line-height="108%" fo:orphans="0" fo:widows="0" fo:text-indent="0.247cm" style:auto-text-indent="false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6pt" fo:font-style="italic" style:text-underline-style="none" fo:font-weight="bold" style:font-name-asian="Times New Roman1" style:font-family-asian="'Times New Roman'" style:font-family-generic-asian="system" style:font-pitch-asian="variable" style:font-size-asian="6pt" style:font-style-asian="italic" style:font-weight-asian="bold" style:font-name-complex="Times New Roman1" style:font-family-complex="'Times New Roman'" style:font-family-generic-complex="system" style:font-pitch-complex="variable" style:font-size-complex="6pt" style:font-style-complex="italic" style:font-weight-complex="bold"/>
    </style:style>
    <style:style style:name="En-tête_20_ou_20_pied_20_de_20_page" style:display-name="En-tête ou pied de page" style:family="paragraph" style:parent-style-name="Standard" style:default-outline-level="">
      <loext:graphic-properties draw:fill="none" draw:fill-color="#ffffff"/>
      <style:paragraph-properties fo:orphans="0" fo:widows="0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pt" fo:font-style="normal" style:text-underline-style="none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Titre_20__23_1" style:display-name="Titre #1" style:family="paragraph" style:parent-style-name="Standard" style:default-outline-level="1" style:list-style-name="">
      <loext:graphic-properties draw:fill="none" draw:fill-color="#ffffff"/>
      <style:paragraph-properties fo:margin-left="0cm" fo:margin-right="0cm" fo:orphans="0" fo:widows="0" fo:text-indent="0.247cm" style:auto-text-indent="false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30pt" fo:font-style="normal" style:text-underline-style="none" fo:font-weight="normal" style:font-name-asian="Times New Roman1" style:font-family-asian="'Times New Roman'" style:font-family-generic-asian="system" style:font-pitch-asian="variable" style:font-size-asian="30pt" style:font-style-asian="normal" style:font-weight-asian="normal" style:font-name-complex="Times New Roman1" style:font-family-complex="'Times New Roman'" style:font-family-generic-complex="system" style:font-pitch-complex="variable" style:font-size-complex="30pt" style:font-style-complex="normal" style:font-weight-complex="normal"/>
    </style:style>
    <style:style style:name="Autres" style:family="paragraph" style:parent-style-name="Standard" style:default-outline-level="">
      <loext:graphic-properties draw:fill="none" draw:fill-color="#ffffff"/>
      <style:paragraph-properties fo:margin-left="0cm" fo:margin-right="0cm" fo:orphans="0" fo:widows="0" fo:text-indent="0.353cm" style:auto-text-indent="false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pt" fo:font-style="normal" style:text-underline-style="none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Texte_20_du_20_corps_20__28_12_29_" style:display-name="Texte du corps (12)" style:family="paragraph" style:parent-style-name="Standard" style:default-outline-level="">
      <loext:graphic-properties draw:fill="none" draw:fill-color="#ffffff"/>
      <style:paragraph-properties fo:margin-left="0cm" fo:margin-right="0cm" fo:margin-top="0cm" fo:margin-bottom="0.212cm" style:contextual-spacing="false" fo:orphans="0" fo:widows="0" fo:text-indent="1.764cm" style:auto-text-indent="false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pt" fo:font-style="normal" style:text-underline-style="none" fo:font-weight="normal" style:font-name-asian="Times New Roman1" style:font-family-asian="'Times New Roman'" style:font-family-generic-asian="system" style:font-pitch-asian="variable" style:font-size-asian="9pt" style:font-style-asian="normal" style:font-weight-asian="normal" style:font-name-complex="Times New Roman1" style:font-family-complex="'Times New Roman'" style:font-family-generic-complex="system" style:font-pitch-complex="variable" style:font-size-complex="9pt" style:font-style-complex="normal" style:font-weight-complex="normal"/>
    </style:style>
    <style:style style:name="Titre_20__23_3" style:display-name="Titre #3" style:family="paragraph" style:parent-style-name="Standard" style:default-outline-level="3" style:list-style-name="">
      <loext:graphic-properties draw:fill="none" draw:fill-color="#ffffff"/>
      <style:paragraph-properties fo:margin-top="0cm" fo:margin-bottom="0.106cm" style:contextual-spacing="false" fo:text-align="center" style:justify-single-word="false" fo:orphans="0" fo:widows="0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normal" style:font-name-asian="Times New Roman1" style:font-family-asian="'Times New Roman'" style:font-family-generic-asian="system" style:font-pitch-asian="variable" style:font-size-asian="13pt" style:font-style-asian="normal" style:font-weight-asian="normal" style:font-name-complex="Times New Roman1" style:font-family-complex="'Times New Roman'" style:font-family-generic-complex="system" style:font-pitch-complex="variable" style:font-size-complex="13pt" style:font-style-complex="normal" style:font-weight-complex="normal"/>
    </style:style>
    <style:style style:name="Titre_20__23_2" style:display-name="Titre #2" style:family="paragraph" style:parent-style-name="Standard" style:default-outline-level="2" style:list-style-name="">
      <loext:graphic-properties draw:fill="none" draw:fill-color="#ffffff"/>
      <style:paragraph-properties fo:margin-left="0.935cm" fo:margin-right="0cm" fo:line-height="94%" fo:orphans="0" fo:widows="0" fo:text-indent="0cm" style:auto-text-indent="false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20pt" fo:font-style="normal" style:text-underline-style="none" fo:font-weight="normal" style:font-name-asian="Times New Roman1" style:font-family-asian="'Times New Roman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20pt" style:font-style-complex="normal" style:font-weight-complex="normal"/>
    </style:style>
    <style:style style:name="Texte_20_du_20_corps_20__28_5_29_" style:display-name="Texte du corps (5)" style:family="paragraph" style:parent-style-name="Standard" style:default-outline-level="">
      <loext:graphic-properties draw:fill="none" draw:fill-color="#ffffff"/>
      <style:paragraph-properties fo:margin-left="0cm" fo:margin-right="0cm" fo:orphans="0" fo:widows="0" fo:text-indent="1.588cm" style:auto-text-indent="false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7pt" fo:font-style="normal" style:text-underline-style="none" fo:font-weight="normal" style:font-name-asian="Times New Roman1" style:font-family-asian="'Times New Roman'" style:font-family-generic-asian="system" style:font-pitch-asian="variable" style:font-size-asian="17pt" style:font-style-asian="normal" style:font-weight-asian="normal" style:font-name-complex="Times New Roman1" style:font-family-complex="'Times New Roman'" style:font-family-generic-complex="system" style:font-pitch-complex="variable" style:font-size-complex="17pt" style:font-style-complex="normal" style:font-weight-complex="normal"/>
    </style:style>
    <style:style style:name="Texte_20_du_20_corps_20__28_2_29_" style:display-name="Texte du corps (2)" style:family="paragraph" style:parent-style-name="Standard" style:default-outline-level="">
      <loext:graphic-properties draw:fill="none" draw:fill-color="#ffffff"/>
      <style:paragraph-properties fo:margin-left="0.318cm" fo:margin-right="0cm" fo:line-height="107%" fo:orphans="0" fo:widows="0" fo:text-indent="0.247cm" style:auto-text-indent="false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6pt" fo:font-style="italic" style:text-underline-style="none" fo:font-weight="bold" style:font-name-asian="Times New Roman1" style:font-family-asian="'Times New Roman'" style:font-family-generic-asian="system" style:font-pitch-asian="variable" style:font-size-asian="6pt" style:font-style-asian="italic" style:font-weight-asian="bold" style:font-name-complex="Times New Roman1" style:font-family-complex="'Times New Roman'" style:font-family-generic-complex="system" style:font-pitch-complex="variable" style:font-size-complex="6pt" style:font-style-complex="italic" style:font-weight-complex="bold"/>
    </style:style>
    <style:style style:name="Texte_20_du_20_corps_20__28_13_29_" style:display-name="Texte du corps (13)" style:family="paragraph" style:parent-style-name="Standard" style:default-outline-level="">
      <loext:graphic-properties draw:fill="none" draw:fill-color="#ffffff"/>
      <style:paragraph-properties fo:margin-left="0.459cm" fo:margin-right="0cm" fo:margin-top="0cm" fo:margin-bottom="0.811cm" style:contextual-spacing="false" fo:line-height="92%" fo:orphans="0" fo:widows="0" fo:text-indent="-0.459cm" style:auto-text-indent="false" fo:background-color="transparent"/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fo:language="fr" fo:country="FR" fo:background-color="transparent" style:font-name-asian="Microsoft Sans Serif1" style:font-family-asian="'Microsoft Sans Serif'" style:font-family-generic-asian="system" style:font-pitch-asian="variable" style:font-size-asian="12pt" style:language-asian="fr" style:country-asian="FR" style:font-name-complex="Microsoft Sans Serif1" style:font-family-complex="'Microsoft Sans Serif'" style:font-family-generic-complex="system" style:font-pitch-complex="variable" style:font-size-complex="12pt" style:language-complex="fr" style:country-complex="FR" style:text-scale="100%"/>
    </style:style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Texte_20_du_20_corps_5f_" style:display-name="Texte du corps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pt" fo:font-style="normal" style:text-underline-style="none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Texte_20_du_20_corps_20__28_8_29__5f_" style:display-name="Texte du corps (8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normal" style:font-name-asian="Times New Roman1" style:font-family-asian="'Times New Roman'" style:font-family-generic-asian="system" style:font-pitch-asian="variable" style:font-size-asian="13pt" style:font-style-asian="normal" style:font-weight-asian="normal" style:font-name-complex="Times New Roman1" style:font-family-complex="'Times New Roman'" style:font-family-generic-complex="system" style:font-pitch-complex="variable" style:font-size-complex="13pt" style:font-style-complex="normal" style:font-weight-complex="normal"/>
    </style:style>
    <style:style style:name="Texte_20_du_20_corps_20__28_11_29__5f_" style:display-name="Texte du corps (11)_" style:family="text" style:parent-style-name="Default_20_Paragraph_20_Font">
      <style:text-properties fo:font-variant="normal" fo:text-transform="none" style:text-line-through-style="none" style:text-line-through-type="none" style:font-name="Arial1" fo:font-family="Arial" style:font-family-generic="roman" style:font-pitch="variable" fo:font-size="7pt" fo:font-style="normal" style:text-underline-style="none" fo:font-weight="normal" style:font-name-asian="Arial2" style:font-family-asian="Arial" style:font-family-generic-asian="system" style:font-pitch-asian="variable" style:font-size-asian="7pt" style:font-style-asian="normal" style:font-weight-asian="normal" style:font-name-complex="Arial2" style:font-family-complex="Arial" style:font-family-generic-complex="system" style:font-pitch-complex="variable" style:font-size-complex="7pt" style:font-style-complex="normal" style:font-weight-complex="normal"/>
    </style:style>
    <style:style style:name="Texte_20_du_20_corps_20__28_4_29__5f_" style:display-name="Texte du corps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pt" fo:font-style="italic" style:text-underline-style="none" fo:font-weight="normal" style:font-name-asian="Times New Roman1" style:font-family-asian="'Times New Roman'" style:font-family-generic-asian="system" style:font-pitch-asian="variable" style:font-size-asian="9pt" style:font-style-asian="italic" style:font-weight-asian="normal" style:font-name-complex="Times New Roman1" style:font-family-complex="'Times New Roman'" style:font-family-generic-complex="system" style:font-pitch-complex="variable" style:font-size-complex="9pt" style:font-style-complex="italic" style:font-weight-complex="normal"/>
    </style:style>
    <style:style style:name="Texte_20_du_20_corps_20__28_14_29__5f_" style:display-name="Texte du corps (14)_" style:family="text" style:parent-style-name="Default_20_Paragraph_20_Font">
      <style:text-properties fo:font-variant="normal" fo:text-transform="none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 style:font-name-complex="Arial2" style:font-family-complex="Arial" style:font-family-generic-complex="system" style:font-pitch-complex="variable" style:font-size-complex="10pt" style:font-style-complex="normal" style:font-weight-complex="normal"/>
    </style:style>
    <style:style style:name="Texte_20_du_20_corps_20__28_10_29__5f_" style:display-name="Texte du corps (10)_" style:family="text" style:parent-style-name="Default_20_Paragraph_20_Font">
      <style:text-properties fo:font-variant="normal" fo:text-transform="none" style:text-line-through-style="none" style:text-line-through-type="none" style:font-name="Arial1" fo:font-family="Arial" style:font-family-generic="roman" style:font-pitch="variable" fo:font-size="9pt" fo:font-style="normal" style:text-underline-style="none" fo:font-weight="normal" style:font-name-asian="Arial2" style:font-family-asian="Arial" style:font-family-generic-asian="system" style:font-pitch-asian="variable" style:font-size-asian="9pt" style:font-style-asian="normal" style:font-weight-asian="normal" style:font-name-complex="Arial2" style:font-family-complex="Arial" style:font-family-generic-complex="system" style:font-pitch-complex="variable" style:font-size-complex="9pt" style:font-style-complex="normal" style:font-weight-complex="normal"/>
    </style:style>
    <style:style style:name="Texte_20_du_20_corps_20__28_9_29__5f_" style:display-name="Texte du corps (9)_" style:family="text" style:parent-style-name="Default_20_Paragraph_20_Font">
      <style:text-properties fo:font-variant="normal" fo:text-transform="none" style:text-line-through-style="none" style:text-line-through-type="none" style:font-name="Arial1" fo:font-family="Arial" style:font-family-generic="roman" style:font-pitch="variable" fo:font-size="6pt" fo:font-style="normal" style:text-underline-style="none" fo:font-weight="bold" style:font-name-asian="Arial2" style:font-family-asian="Arial" style:font-family-generic-asian="system" style:font-pitch-asian="variable" style:font-size-asian="6pt" style:font-style-asian="normal" style:font-weight-asian="bold" style:font-name-complex="Arial2" style:font-family-complex="Arial" style:font-family-generic-complex="system" style:font-pitch-complex="variable" style:font-size-complex="6pt" style:font-style-complex="normal" style:font-weight-complex="bold"/>
    </style:style>
    <style:style style:name="Texte_20_du_20_corps_20__28_16_29__5f_" style:display-name="Texte du corps (16)_" style:family="text" style:parent-style-name="Default_20_Paragraph_20_Font">
      <style:text-properties fo:font-variant="normal" fo:text-transform="none" style:text-line-through-style="none" style:text-line-through-type="none" style:font-name="Arial1" fo:font-family="Arial" style:font-family-generic="roman" style:font-pitch="variable" fo:font-size="5pt" fo:font-style="italic" style:text-underline-style="none" fo:font-weight="bold" style:font-name-asian="Arial2" style:font-family-asian="Arial" style:font-family-generic-asian="system" style:font-pitch-asian="variable" style:font-size-asian="5pt" style:font-style-asian="italic" style:font-weight-asian="bold" style:font-name-complex="Arial2" style:font-family-complex="Arial" style:font-family-generic-complex="system" style:font-pitch-complex="variable" style:font-size-complex="5pt" style:font-style-complex="italic" style:font-weight-complex="bold"/>
    </style:style>
    <style:style style:name="Table_20_des_20_matières_5f_" style:display-name="Table des matières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6pt" fo:font-style="italic" style:text-underline-style="none" fo:font-weight="bold" style:font-name-asian="Times New Roman1" style:font-family-asian="'Times New Roman'" style:font-family-generic-asian="system" style:font-pitch-asian="variable" style:font-size-asian="6pt" style:font-style-asian="italic" style:font-weight-asian="bold" style:font-name-complex="Times New Roman1" style:font-family-complex="'Times New Roman'" style:font-family-generic-complex="system" style:font-pitch-complex="variable" style:font-size-complex="6pt" style:font-style-complex="italic" style:font-weight-complex="bold"/>
    </style:style>
    <style:style style:name="En-tête_20_ou_20_pied_20_de_20_page_5f_" style:display-name="En-tête ou pied de page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pt" fo:font-style="normal" style:text-underline-style="none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Titre_20__23_1_5f_" style:display-name="Titre #1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30pt" fo:font-style="normal" style:text-underline-style="none" fo:font-weight="normal" style:font-name-asian="Times New Roman1" style:font-family-asian="'Times New Roman'" style:font-family-generic-asian="system" style:font-pitch-asian="variable" style:font-size-asian="30pt" style:font-style-asian="normal" style:font-weight-asian="normal" style:font-name-complex="Times New Roman1" style:font-family-complex="'Times New Roman'" style:font-family-generic-complex="system" style:font-pitch-complex="variable" style:font-size-complex="30pt" style:font-style-complex="normal" style:font-weight-complex="normal"/>
    </style:style>
    <style:style style:name="Autres_5f_" style:display-name="Autres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pt" fo:font-style="normal" style:text-underline-style="none" fo:font-weight="normal" style:font-name-asian="Times New Roman1" style:font-family-asian="'Times New Roman'" style:font-family-generic-asian="system" style:font-pitch-asian="variable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Texte_20_du_20_corps_20__28_12_29__5f_" style:display-name="Texte du corps (1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pt" fo:font-style="normal" style:text-underline-style="none" fo:font-weight="normal" style:font-name-asian="Times New Roman1" style:font-family-asian="'Times New Roman'" style:font-family-generic-asian="system" style:font-pitch-asian="variable" style:font-size-asian="9pt" style:font-style-asian="normal" style:font-weight-asian="normal" style:font-name-complex="Times New Roman1" style:font-family-complex="'Times New Roman'" style:font-family-generic-complex="system" style:font-pitch-complex="variable" style:font-size-complex="9pt" style:font-style-complex="normal" style:font-weight-complex="normal"/>
    </style:style>
    <style:style style:name="Titre_20__23_3_5f_" style:display-name="Titre #3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pt" fo:font-style="normal" style:text-underline-style="none" fo:font-weight="normal" style:font-name-asian="Times New Roman1" style:font-family-asian="'Times New Roman'" style:font-family-generic-asian="system" style:font-pitch-asian="variable" style:font-size-asian="13pt" style:font-style-asian="normal" style:font-weight-asian="normal" style:font-name-complex="Times New Roman1" style:font-family-complex="'Times New Roman'" style:font-family-generic-complex="system" style:font-pitch-complex="variable" style:font-size-complex="13pt" style:font-style-complex="normal" style:font-weight-complex="normal"/>
    </style:style>
    <style:style style:name="Titre_20__23_2_5f_" style:display-name="Titre #2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20pt" fo:font-style="normal" style:text-underline-style="none" fo:font-weight="normal" style:font-name-asian="Times New Roman1" style:font-family-asian="'Times New Roman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20pt" style:font-style-complex="normal" style:font-weight-complex="normal"/>
    </style:style>
    <style:style style:name="Texte_20_du_20_corps_20__28_5_29__5f_" style:display-name="Texte du corps (5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7pt" fo:font-style="normal" style:text-underline-style="none" fo:font-weight="normal" style:font-name-asian="Times New Roman1" style:font-family-asian="'Times New Roman'" style:font-family-generic-asian="system" style:font-pitch-asian="variable" style:font-size-asian="17pt" style:font-style-asian="normal" style:font-weight-asian="normal" style:font-name-complex="Times New Roman1" style:font-family-complex="'Times New Roman'" style:font-family-generic-complex="system" style:font-pitch-complex="variable" style:font-size-complex="17pt" style:font-style-complex="normal" style:font-weight-complex="normal"/>
    </style:style>
    <style:style style:name="Texte_20_du_20_corps_20__28_2_29__5f_" style:display-name="Texte du corps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6pt" fo:font-style="italic" style:text-underline-style="none" fo:font-weight="bold" style:font-name-asian="Times New Roman1" style:font-family-asian="'Times New Roman'" style:font-family-generic-asian="system" style:font-pitch-asian="variable" style:font-size-asian="6pt" style:font-style-asian="italic" style:font-weight-asian="bold" style:font-name-complex="Times New Roman1" style:font-family-complex="'Times New Roman'" style:font-family-generic-complex="system" style:font-pitch-complex="variable" style:font-size-complex="6pt" style:font-style-complex="italic" style:font-weight-complex="bold"/>
    </style:style>
    <style:style style:name="Texte_20_du_20_corps_20__28_13_29__5f_" style:display-name="Texte du corps (1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_3c_pb_3e_" style:display-name="&lt;pb&gt;" style:family="text">
      <style:text-properties fo:color="#999999" loext:opacity="100%" style:font-name="Arial" fo:font-family="Arial" style:font-style-name="Normal" style:font-family-generic="swiss" style:font-pitch="variable" fo:font-size="10pt" fo:background-color="#eeeee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0.002cm" fo:orphans="0" fo:widows="0"/>
    </style:style>
    <style:style style:name="MP2" style:family="paragraph" style:parent-style-name="En-tête_20_ou_20_pied_20_de_20_page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En-tête_20_ou_20_pied_20_de_20_page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font-size="7pt" style:font-size-asian="7pt" style:font-size-complex="7pt"/>
    </style:style>
    <style:style style:name="MT1" style:family="text">
      <style:text-properties fo:color="#000000" loext:opacity="100%" style:font-name="Arial1" fo:font-size="6.5pt" fo:letter-spacing="normal" fo:language="fr" fo:country="FR" fo:font-weight="bold" fo:background-color="transparent" loext:char-shading-value="0" style:font-name-asian="Arial2" style:font-size-asian="6.5pt" style:language-asian="fr" style:country-asian="FR" style:font-weight-asian="bold" style:font-name-complex="Arial2" style:font-size-complex="6.5pt" style:language-complex="fr" style:country-complex="FR" style:font-weight-complex="bold" style:text-scale="100%"/>
    </style:style>
    <style:style style:name="MT2" style:family="text">
      <style:text-properties fo:color="#000000" loext:opacity="100%" style:font-name="Arial1" fo:font-size="7pt" fo:letter-spacing="normal" fo:language="fr" fo:country="FR" fo:font-weight="bold" fo:background-color="transparent" loext:char-shading-value="0" style:font-name-asian="Arial2" style:font-size-asian="7pt" style:language-asian="fr" style:country-asian="FR" style:font-weight-asian="bold" style:font-name-complex="Arial2" style:font-size-complex="7pt" style:language-complex="fr" style:country-complex="FR" style:font-weight-complex="bold" style:text-scale="100%"/>
    </style:style>
    <style:style style:name="MT3" style:family="text">
      <style:text-properties fo:color="#000000" loext:opacity="100%" style:font-name="Arial1" fo:font-size="7pt" fo:letter-spacing="normal" fo:language="fr" fo:country="FR" fo:font-weight="bold" fo:background-color="#80ffff" loext:char-shading-value="0" style:font-name-asian="Arial2" style:font-size-asian="7pt" style:language-asian="fr" style:country-asian="FR" style:font-weight-asian="bold" style:font-name-complex="Arial2" style:font-size-complex="7pt" style:language-complex="fr" style:country-complex="FR" style:font-weight-complex="bold" style:text-scale="100%"/>
    </style:style>
    <style:style style:name="MT4" style:family="text">
      <style:text-properties fo:color="#000000" loext:opacity="100%" fo:font-size="8pt" fo:letter-spacing="normal" fo:language="fr" fo:country="FR" fo:font-weight="bold" fo:background-color="transparent" loext:char-shading-value="0" style:font-size-asian="8pt" style:language-asian="fr" style:country-asian="FR" style:font-weight-asian="bold" style:font-size-complex="8pt" style:language-complex="fr" style:country-complex="FR" style:font-weight-complex="bold" style:text-scale="100%"/>
    </style:style>
    <style:style style:name="MT5" style:family="text">
      <style:text-properties fo:color="#000000" loext:opacity="100%" style:font-name="Arial1" fo:font-size="7pt" fo:letter-spacing="normal" fo:language="fr" fo:country="FR" fo:font-style="italic" fo:background-color="#80ffff" loext:char-shading-value="0" style:font-name-asian="Arial2" style:font-size-asian="7pt" style:language-asian="fr" style:country-asian="FR" style:font-style-asian="italic" style:font-name-complex="Arial2" style:font-size-complex="7pt" style:language-complex="fr" style:country-complex="FR" style:font-style-complex="italic" style:text-scale="100%"/>
    </style:style>
    <style:style style:name="MT6" style:family="text">
      <style:text-properties fo:color="#000000" loext:opacity="100%" style:font-name="Arial1" fo:font-size="7pt" fo:letter-spacing="normal" fo:language="fr" fo:country="FR" fo:font-style="italic" fo:background-color="transparent" loext:char-shading-value="0" style:font-name-asian="Arial2" style:font-size-asian="7pt" style:language-asian="fr" style:country-asian="FR" style:font-style-asian="italic" style:font-name-complex="Arial2" style:font-size-complex="7pt" style:language-complex="fr" style:country-complex="FR" style:font-style-complex="italic" style:text-scale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no-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83cm" fo:page-height="13.624cm" style:num-format="1" style:print-orientation="portrait" fo:margin-top="0.323cm" fo:margin-bottom="1.095cm" fo:margin-left="0.773cm" fo:margin-right="1.454cm" style:writing-mode="lr-tb" style:layout-grid-color="#c0c0c0" style:layout-grid-lines="1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68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83cm" fo:page-height="13.624cm" style:num-format="1" style:print-orientation="portrait" fo:margin-top="0cm" fo:margin-bottom="1.85cm" fo:margin-left="1.088cm" fo:margin-right="1.199cm" style:writing-mode="lr-tb" style:layout-grid-color="#c0c0c0" style:layout-grid-lines="1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11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2cm" fo:margin-left="0cm" fo:margin-right="0cm" fo:margin-bottom="0.882cm" style:dynamic-spacing="true"/>
      </style:header-style>
      <style:footer-style/>
    </style:page-layout>
    <style:page-layout style:name="Mpm3">
      <style:page-layout-properties fo:page-width="8.83cm" fo:page-height="13.62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83cm" fo:page-height="13.624cm" style:num-format="1" style:print-orientation="portrait" fo:margin-top="0cm" fo:margin-bottom="1.323cm" fo:margin-left="1.566cm" fo:margin-right="0.748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818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71cm" fo:margin-left="0cm" fo:margin-right="0cm" fo:margin-bottom="0.37cm" style:dynamic-spacing="true"/>
      </style:header-style>
      <style:footer-style/>
    </style:page-layout>
    <style:page-layout style:name="Mpm5">
      <style:page-layout-properties fo:page-width="8.83cm" fo:page-height="13.624cm" style:num-format="1" style:print-orientation="portrait" fo:margin-top="0cm" fo:margin-bottom="0.838cm" fo:margin-left="0.741cm" fo:margin-right="2.037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.296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38cm" fo:margin-left="0cm" fo:margin-right="0cm" fo:margin-bottom="0.737cm" style:dynamic-spacing="true"/>
      </style:header-style>
      <style:footer-style/>
    </style:page-layout>
    <style:page-layout style:name="Mpm6">
      <style:page-layout-properties fo:page-width="8.83cm" fo:page-height="13.624cm" style:num-format="1" style:print-orientation="portrait" fo:margin-top="0cm" fo:margin-bottom="0.48cm" fo:margin-left="0.623cm" fo:margin-right="2.248cm" style:writing-mode="lr-tb" style:layout-grid-color="#c0c0c0" style:layout-grid-lines="1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.625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cm" fo:margin-left="0cm" fo:margin-right="0cm" fo:margin-bottom="0.379cm" style:dynamic-spacing="true"/>
      </style:header-style>
      <style:footer-style/>
    </style:page-layout>
    <style:page-layout style:name="Mpm7">
      <style:page-layout-properties fo:page-width="8.83cm" fo:page-height="13.624cm" style:num-format="1" style:print-orientation="portrait" fo:margin-top="0cm" fo:margin-bottom="0.982cm" fo:margin-left="2.229cm" fo:margin-right="0.679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.55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2cm" fo:margin-left="0cm" fo:margin-right="0cm" fo:margin-bottom="0.882cm" style:dynamic-spacing="true"/>
      </style:header-style>
      <style:footer-style/>
    </style:page-layout>
    <style:page-layout style:name="Mpm8">
      <style:page-layout-properties fo:page-width="8.83cm" fo:page-height="13.624cm" style:num-format="1" style:print-orientation="portrait" fo:margin-top="0cm" fo:margin-bottom="1.244cm" fo:margin-left="1.73cm" fo:margin-right="0.381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.34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19cm" style:dynamic-spacing="true"/>
      </style:header-style>
      <style:footer-style/>
    </style:page-layout>
    <style:page-layout style:name="Mpm9">
      <style:page-layout-properties fo:page-width="8.83cm" fo:page-height="13.624cm" style:num-format="1" style:print-orientation="portrait" fo:margin-top="0cm" fo:margin-bottom="1.591cm" fo:margin-left="1.724cm" fo:margin-right="0.586cm" style:writing-mode="lr-tb" style:layout-grid-color="#c0c0c0" style:layout-grid-lines="1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.138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cm" style:dynamic-spacing="true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83cm" fo:page-height="13.624cm" style:num-format="1" style:print-orientation="portrait" fo:margin-top="0cm" fo:margin-bottom="1.304cm" fo:margin-left="1.475cm" fo:margin-right="0.572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903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13cm" fo:margin-left="0cm" fo:margin-right="0cm" fo:margin-bottom="0.312cm" style:dynamic-spacing="true"/>
      </style:header-style>
      <style:footer-style/>
    </style:page-layout>
    <style:page-layout style:name="Mpm12">
      <style:page-layout-properties fo:page-width="8.83cm" fo:page-height="13.624cm" style:num-format="1" style:print-orientation="portrait" fo:margin-top="0cm" fo:margin-bottom="1.52cm" fo:margin-left="1.346cm" fo:margin-right="1.058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288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3cm" fo:margin-left="0cm" fo:margin-right="0cm" fo:margin-bottom="0.432cm" style:dynamic-spacing="true"/>
      </style:header-style>
      <style:footer-style/>
    </style:page-layout>
    <style:page-layout style:name="Mpm13">
      <style:page-layout-properties fo:page-width="8.83cm" fo:page-height="13.624cm" style:num-format="1" style:print-orientation="portrait" fo:margin-top="0cm" fo:margin-bottom="1.665cm" fo:margin-left="0.487cm" fo:margin-right="1.849cm" style:writing-mode="lr-tb" style:layout-grid-color="#c0c0c0" style:layout-grid-lines="1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.36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52cm" fo:margin-left="0cm" fo:margin-right="0cm" fo:margin-bottom="0.452cm" style:dynamic-spacing="true"/>
      </style:header-style>
      <style:footer-style/>
    </style:page-layout>
    <style:page-layout style:name="Mpm14">
      <style:page-layout-properties fo:page-width="8.83cm" fo:page-height="13.624cm" style:num-format="1" style:print-orientation="portrait" fo:margin-top="0cm" fo:margin-bottom="1.533cm" fo:margin-left="0.723cm" fo:margin-right="1.612cm" style:writing-mode="lr-tb" style:layout-grid-color="#c0c0c0" style:layout-grid-lines="1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88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6cm" fo:margin-left="0cm" fo:margin-right="0cm" fo:margin-bottom="0.637cm" style:dynamic-spacing="true"/>
      </style:header-style>
      <style:footer-style/>
    </style:page-layout>
    <style:page-layout style:name="Mpm15">
      <style:page-layout-properties fo:page-width="8.83cm" fo:page-height="13.624cm" style:num-format="1" style:print-orientation="portrait" fo:margin-top="0cm" fo:margin-bottom="1.533cm" fo:margin-left="1.612cm" fo:margin-right="0.723cm" style:writing-mode="lr-tb" style:layout-grid-color="#c0c0c0" style:layout-grid-lines="1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88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6cm" fo:margin-left="0cm" fo:margin-right="0cm" fo:margin-bottom="0.637cm" style:dynamic-spacing="true"/>
      </style:header-style>
      <style:footer-style/>
    </style:page-layout>
    <style:page-layout style:name="Mpm16">
      <style:page-layout-properties fo:page-width="8.83cm" fo:page-height="13.624cm" style:num-format="1" style:print-orientation="portrait" fo:margin-top="0cm" fo:margin-bottom="1.277cm" fo:margin-left="1.868cm" fo:margin-right="0.707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.16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7cm" fo:margin-left="0cm" fo:margin-right="0cm" fo:margin-bottom="0.296cm" style:dynamic-spacing="true"/>
      </style:header-style>
      <style:footer-style/>
    </style:page-layout>
    <style:page-layout style:name="Mpm17">
      <style:page-layout-properties fo:page-width="8.83cm" fo:page-height="13.624cm" style:num-format="1" style:print-orientation="portrait" fo:margin-top="0cm" fo:margin-bottom="1.97cm" fo:margin-left="2.06cm" fo:margin-right="0.702cm" style:writing-mode="lr-tb" style:layout-grid-color="#c0c0c0" style:layout-grid-lines="1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.358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41cm" fo:margin-left="0cm" fo:margin-right="0cm" fo:margin-bottom="0.64cm" style:dynamic-spacing="true"/>
      </style:header-style>
      <style:footer-style/>
    </style:page-layout>
    <style:page-layout style:name="Mpm18">
      <style:page-layout-properties fo:page-width="8.83cm" fo:page-height="13.624cm" style:num-format="1" style:print-orientation="portrait" fo:margin-top="0cm" fo:margin-bottom="1.97cm" fo:margin-left="0.702cm" fo:margin-right="2.06cm" style:writing-mode="lr-tb" style:layout-grid-color="#c0c0c0" style:layout-grid-lines="1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.358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41cm" fo:margin-left="0cm" fo:margin-right="0cm" fo:margin-bottom="0.64cm" style:dynamic-spacing="true"/>
      </style:header-style>
      <style:footer-style/>
    </style:page-layout>
    <style:page-layout style:name="Mpm19">
      <style:page-layout-properties fo:page-width="8.83cm" fo:page-height="13.624cm" style:num-format="1" style:print-orientation="portrait" fo:margin-top="0cm" fo:margin-bottom="1.289cm" fo:margin-left="1.649cm" fo:margin-right="0.961cm" style:writing-mode="lr-tb" style:layout-grid-color="#c0c0c0" style:layout-grid-lines="1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688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2cm" fo:margin-left="0cm" fo:margin-right="0cm" fo:margin-bottom="0.38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/>
      </style:header>
    </style:master-page>
    <style:master-page style:name="Converted2" style:page-layout-name="Mpm2" draw:style-name="Mdp1" style:next-style-name="Converted1">
      <style:header>
        <text:p text:style-name="MP1"><draw:frame draw:style-name="Mfr1" draw:name="Cadre2" text:anchor-type="char" svg:x="7.378cm" svg:y="0.815cm" svg:width="0.125cm" draw:z-index="0"><draw:text-box fo:min-height="0cm"><text:p text:style-name="MP2"><text:span text:style-name="MT1">2</text:span></text:p></draw:text-box></draw:frame><draw:custom-shape text:anchor-type="char" draw:z-index="0" draw:name="Shape 3" draw:style-name="Mgr1" draw:text-style-name="MP3" svg:width="0.124cm" svg:height="0.26cm" svg:x="7.378cm" svg:y="0.815cm"><text:p text:style-name="MP2"><text:span text:style-name="MT1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First_20_Page" style:display-name="First Page" style:page-layout-name="Mpm3" style:next-style-name="Standard"/>
    <style:master-page style:name="Converted3" style:page-layout-name="Mpm4" draw:style-name="Mdp1">
      <style:header>
        <text:p text:style-name="MP1"/>
      </style:header>
    </style:master-page>
    <style:master-page style:name="Converted4" style:page-layout-name="Mpm5" draw:style-name="Mdp1">
      <style:header>
        <text:p text:style-name="MP1"><draw:frame draw:style-name="Mfr1" draw:name="Cadre4" text:anchor-type="char" svg:x="6.421cm" svg:y="0.534cm" svg:width="0.3cm" draw:z-index="0"><draw:text-box fo:min-height="0cm"><text:p text:style-name="MP2"><text:span text:style-name="MT2">4</text:span><text:span text:style-name="MT3">&gt;</text:span></text:p></draw:text-box></draw:frame><draw:custom-shape text:anchor-type="char" draw:z-index="1" draw:name="Shape 7" draw:style-name="Mgr1" draw:text-style-name="MP3" svg:width="0.299cm" svg:height="0.281cm" svg:x="6.421cm" svg:y="0.534cm"><text:p text:style-name="MP2"><text:span text:style-name="MT2">4</text:span><text:span text:style-name="MT3">&gt;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5" style:page-layout-name="Mpm6" draw:style-name="Mdp1">
      <style:header>
        <text:p text:style-name="MP1"/>
      </style:header>
    </style:master-page>
    <style:master-page style:name="Converted6" style:page-layout-name="Mpm7" draw:style-name="Mdp1">
      <style:header>
        <text:p text:style-name="MP1"><draw:frame draw:style-name="Mfr1" draw:name="Cadre5" text:anchor-type="char" svg:x="6.186cm" svg:y="0.653cm" svg:width="0.288cm" draw:z-index="0"><draw:text-box fo:min-height="0cm"><text:p text:style-name="MP2"><text:page-number text:select-page="current">48</text:page-number></text:p></draw:text-box></draw:frame><draw:custom-shape text:anchor-type="char" draw:z-index="2" draw:name="Shape 9" draw:style-name="Mgr1" draw:text-style-name="MP3" svg:width="0.287cm" svg:height="0.322cm" svg:x="6.186cm" svg:y="0.653cm"><text:p text:style-name="MP2"><text:page-number text:select-page="current">48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7" style:page-layout-name="Mpm8" draw:style-name="Mdp1">
      <style:header>
        <text:p text:style-name="MP1"/>
      </style:header>
    </style:master-page>
    <style:master-page style:name="Converted8" style:page-layout-name="Mpm9" draw:style-name="Mdp1">
      <style:header>
        <text:p text:style-name="MP1"/>
      </style:header>
    </style:master-page>
    <style:master-page style:name="Converted9" style:page-layout-name="Mpm9" draw:style-name="Mdp1">
      <style:header>
        <text:p text:style-name="MP1"><draw:frame draw:style-name="Mfr1" draw:name="Cadre8" text:anchor-type="char" svg:x="2.369cm" svg:y="0.579cm" svg:width="0.261cm" draw:z-index="0"><draw:text-box fo:min-height="0cm"><text:p text:style-name="MP2"><text:span text:style-name="MT4">97</text:span></text:p></draw:text-box></draw:frame><draw:custom-shape text:anchor-type="char" draw:z-index="3" draw:name="Shape 15" draw:style-name="Mgr1" draw:text-style-name="MP3" svg:width="0.26cm" svg:height="0.646cm" svg:x="2.369cm" svg:y="0.579cm"><text:p text:style-name="MP2"><text:span text:style-name="MT4">9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0" style:page-layout-name="Mpm9" draw:style-name="Mdp1" style:next-style-name="Converted9">
      <style:header>
        <text:p text:style-name="MP1"><draw:frame draw:style-name="Mfr1" draw:name="Cadre9" text:anchor-type="char" svg:x="6.653cm" svg:y="0.503cm" svg:width="0.326cm" draw:z-index="0"><draw:text-box fo:min-height="0cm"><text:p text:style-name="MP2"><text:span text:style-name="MT5">'</text:span><text:span text:style-name="MT6">9</text:span><text:span text:style-name="MT5">6</text:span></text:p></draw:text-box></draw:frame><draw:custom-shape text:anchor-type="char" draw:z-index="4" draw:name="Shape 17" draw:style-name="Mgr1" draw:text-style-name="MP3" svg:width="0.325cm" svg:height="0.565cm" svg:x="6.653cm" svg:y="0.503cm"><text:p text:style-name="MP2"><text:span text:style-name="MT5">'</text:span><text:span text:style-name="MT6">9</text:span><text:span text:style-name="MT5">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1" style:page-layout-name="Mpm10" draw:style-name="Mdp1" style:next-style-name="Converted8"/>
    <style:master-page style:name="Converted12" style:page-layout-name="Mpm9" draw:style-name="Mdp1">
      <style:header>
        <text:p text:style-name="MP1"><draw:frame draw:style-name="Mfr1" draw:name="Cadre10" text:anchor-type="char" svg:x="6.685cm" svg:y="0.573cm" svg:width="0.303cm" draw:z-index="0"><draw:text-box fo:min-height="0cm"><text:p text:style-name="MP2"><text:span text:style-name="MT4">97</text:span></text:p></draw:text-box></draw:frame><draw:custom-shape text:anchor-type="char" draw:z-index="5" draw:name="Shape 19" draw:style-name="Mgr1" draw:text-style-name="MP3" svg:width="0.302cm" svg:height="0.322cm" svg:x="6.685cm" svg:y="0.573cm"><text:p text:style-name="MP2"><text:span text:style-name="MT4">9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3" style:page-layout-name="Mpm11" draw:style-name="Mdp1">
      <style:header>
        <text:p text:style-name="MP1"/>
      </style:header>
    </style:master-page>
    <style:master-page style:name="Converted14" style:page-layout-name="Mpm12" draw:style-name="Mdp1">
      <style:header>
        <text:p text:style-name="MP1"/>
      </style:header>
    </style:master-page>
    <style:master-page style:name="Converted15" style:page-layout-name="Mpm13" draw:style-name="Mdp1">
      <style:header>
        <text:p text:style-name="MP1"/>
      </style:header>
    </style:master-page>
    <style:master-page style:name="Converted16" style:page-layout-name="Mpm13" draw:style-name="Mdp1">
      <style:header>
        <text:p text:style-name="MP1"/>
      </style:header>
    </style:master-page>
    <style:master-page style:name="Converted17" style:page-layout-name="Mpm13" draw:style-name="Mdp1" style:next-style-name="Converted16">
      <style:header>
        <text:p text:style-name="MP1"><draw:custom-shape text:anchor-type="char" draw:z-index="6" draw:name="Shape 27" draw:style-name="Mgr1" draw:text-style-name="MP3" svg:width="0.038cm" svg:height="0.281cm" svg:x="8.742cm" svg:y="0.016cm"><text:p text:style-name="MP2"><text:span text:style-name="MT2">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8" style:page-layout-name="Mpm10" draw:style-name="Mdp1" style:next-style-name="Converted15"/>
    <style:master-page style:name="Converted19" style:page-layout-name="Mpm14" draw:style-name="Mdp1">
      <style:header>
        <text:p text:style-name="MP1"/>
      </style:header>
    </style:master-page>
    <style:master-page style:name="Converted20" style:page-layout-name="Mpm15" draw:style-name="Mdp1">
      <style:header>
        <text:p text:style-name="MP1"><draw:frame draw:style-name="Mfr1" draw:name="Cadre16" text:anchor-type="char" svg:x="2.178cm" svg:y="0.349cm" svg:width="0.397cm" draw:z-index="0"><draw:text-box fo:min-height="0cm"><text:p text:style-name="MP4"/></draw:text-box></draw:frame><draw:custom-shape text:anchor-type="char" draw:z-index="7" draw:name="Shape 31" draw:style-name="Mgr1" draw:text-style-name="MP3" svg:width="0.396cm" svg:height="0.281cm" svg:x="2.178cm" svg:y="0.349cm"><text:p text:style-name="M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1" style:page-layout-name="Mpm16" draw:style-name="Mdp1">
      <style:header>
        <text:p text:style-name="MP1"/>
      </style:header>
    </style:master-page>
    <style:master-page style:name="Converted22" style:page-layout-name="Mpm17" draw:style-name="Mdp1">
      <style:header>
        <text:p text:style-name="MP1"/>
      </style:header>
    </style:master-page>
    <style:master-page style:name="Converted23" style:page-layout-name="Mpm18" draw:style-name="Mdp1">
      <style:header>
        <text:p text:style-name="MP1"><draw:custom-shape text:anchor-type="char" draw:z-index="8" draw:name="Shape 35" draw:style-name="Mgr1" draw:text-style-name="MP3" svg:width="0.373cm" svg:height="0.646cm" svg:x="6.237cm" svg:y="0.328cm"><text:p text:style-name="MP2"><text:page-number text:select-page="current">257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4" style:page-layout-name="Mpm19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5T10:20:33.522000000</dc:date>
    <meta:editing-duration>PT21S</meta:editing-duration>
    <meta:editing-cycles>1</meta:editing-cycles>
    <meta:document-statistic meta:table-count="0" meta:image-count="0" meta:object-count="0" meta:page-count="294" meta:paragraph-count="767" meta:word-count="85894" meta:character-count="479770" meta:non-whitespace-character-count="394635"/>
    <meta:generator>LibreOffice/7.2.2.2$Windows_X86_64 LibreOffice_project/02b2acce88a210515b4a5bb2e46cbfb63fe97d56</meta:generator>
  </office:meta>
</office:document-meta>
</file>